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color="#008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40">
      <style:text-properties fo:color="#008000" fo:font-weight="bold" style:font-weight-asian="bold" style:font-weight-complex="bold"/>
    </style:style>
    <style:style style:name="ce6" style:family="table-cell" style:parent-style-name="Default" style:data-style-name="N40">
      <style:text-properties fo:color="#355e00" fo:font-weight="bold" style:font-weight-asian="bold" style:font-weight-complex="bold"/>
    </style:style>
    <style:style style:name="ce7" style:family="table-cell" style:parent-style-name="Default" style:data-style-name="N40">
      <style:text-properties fo:color="#ffffff" fo:font-weight="bold" style:font-weight-asian="bold" style:font-weight-complex="bold"/>
    </style:style>
    <style:style style:name="ce8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Legend" table:style-name="ta1">
        <table:table-column table:style-name="co1" table:default-cell-style-name="ce1"/>
        <table:table-row table:style-name="ro1">
          <table:table-cell office:value-type="string">
            <text:p>Manually copied</text:p>
          </table:table-cell>
        </table:table-row>
        <table:table-row table:style-name="ro1">
          <table:table-cell table:style-name="Default" office:value-type="string">
            <text:p>Calculated</text:p>
          </table:table-cell>
        </table:table-row>
      </table:table>
      <table:table table:name="Retiro-Tigre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table:number-columns-repeated="18"/>
        </table:table-row>
        <table:table-row table:style-name="ro3">
          <table:table-cell/>
          <table:table-cell office:value-type="string">
            <text:p>Retiro</text:p>
          </table:table-cell>
          <table:table-cell office:value-type="string">
            <text:p>L. de la Torre</text:p>
          </table:table-cell>
          <table:table-cell office:value-type="string">
            <text:p>Belgrano C</text:p>
          </table:table-cell>
          <table:table-cell office:value-type="string">
            <text:p>Nuñez</text:p>
          </table:table-cell>
          <table:table-cell office:value-type="string">
            <text:p>Rivadavia</text:p>
          </table:table-cell>
          <table:table-cell office:value-type="string">
            <text:p>Vte. López</text:p>
          </table:table-cell>
          <table:table-cell office:value-type="string">
            <text:p>Olivos</text:p>
          </table:table-cell>
          <table:table-cell office:value-type="string">
            <text:p>La Lucila</text:p>
          </table:table-cell>
          <table:table-cell office:value-type="string">
            <text:p>Martinez</text:p>
          </table:table-cell>
          <table:table-cell office:value-type="string">
            <text:p>Acassuso</text:p>
          </table:table-cell>
          <table:table-cell office:value-type="string">
            <text:p>San Isidro</text:p>
          </table:table-cell>
          <table:table-cell office:value-type="string">
            <text:p>Beccar</text:p>
          </table:table-cell>
          <table:table-cell office:value-type="string">
            <text:p>Victoria</text:p>
          </table:table-cell>
          <table:table-cell office:value-type="string">
            <text:p>Virreyes</text:p>
          </table:table-cell>
          <table:table-cell office:value-type="string">
            <text:p>S. Fernando</text:p>
          </table:table-cell>
          <table:table-cell office:value-type="string">
            <text:p>Carupa</text:p>
          </table:table-cell>
          <table:table-cell office:value-type="string">
            <text:p>Tigre</text:p>
          </table:table-cell>
        </table:table-row>
        <table:table-row table:style-name="ro3">
          <table:table-cell table:style-name="ce2" office:value-type="string">
            <text:p>Tiempo desde Retiro</text:p>
          </table:table-cell>
          <table:table-cell/>
          <table:table-cell table:style-name="ce4" table:formula="of:=[.C4]-[.$B4]" office:value-type="time" office:time-value="PT00H13M00S">
            <text:p>00:13</text:p>
          </table:table-cell>
          <table:table-cell table:style-name="ce4" table:formula="of:=[.D4]-[.$B4]" office:value-type="time" office:time-value="PT00H15M00S">
            <text:p>00:15</text:p>
          </table:table-cell>
          <table:table-cell table:style-name="ce4" table:formula="of:=[.E4]-[.$B4]" office:value-type="time" office:time-value="PT00H17M00S">
            <text:p>00:17</text:p>
          </table:table-cell>
          <table:table-cell table:style-name="ce4" table:formula="of:=[.F4]-[.$B4]" office:value-type="time" office:time-value="PT00H20M00S">
            <text:p>00:20</text:p>
          </table:table-cell>
          <table:table-cell table:style-name="ce4" table:formula="of:=[.G4]-[.$B4]" office:value-type="time" office:time-value="PT00H22M00S">
            <text:p>00:22</text:p>
          </table:table-cell>
          <table:table-cell table:style-name="ce4" table:formula="of:=[.H4]-[.$B4]" office:value-type="time" office:time-value="PT00H25M00S">
            <text:p>00:25</text:p>
          </table:table-cell>
          <table:table-cell table:style-name="ce4" table:formula="of:=[.I4]-[.$B4]" office:value-type="time" office:time-value="PT00H27M00S">
            <text:p>00:27</text:p>
          </table:table-cell>
          <table:table-cell table:style-name="ce4" table:formula="of:=[.J4]-[.$B4]" office:value-type="time" office:time-value="PT00H29M00S">
            <text:p>00:29</text:p>
          </table:table-cell>
          <table:table-cell table:style-name="ce4" table:formula="of:=[.K4]-[.$B4]" office:value-type="time" office:time-value="PT00H31M00S">
            <text:p>00:31</text:p>
          </table:table-cell>
          <table:table-cell table:style-name="ce4" table:formula="of:=[.L4]-[.$B4]" office:value-type="time" office:time-value="PT00H34M00S">
            <text:p>00:34</text:p>
          </table:table-cell>
          <table:table-cell table:style-name="ce4" table:formula="of:=[.M4]-[.$B4]" office:value-type="time" office:time-value="PT00H37M00S">
            <text:p>00:37</text:p>
          </table:table-cell>
          <table:table-cell table:style-name="ce4" table:formula="of:=[.N4]-[.$B4]" office:value-type="time" office:time-value="PT00H41M00S">
            <text:p>00:41</text:p>
          </table:table-cell>
          <table:table-cell table:style-name="ce4" table:formula="of:=[.O4]-[.$B4]" office:value-type="time" office:time-value="PT00H43M00S">
            <text:p>00:43</text:p>
          </table:table-cell>
          <table:table-cell table:style-name="ce4" table:formula="of:=[.P4]-[.$B4]" office:value-type="time" office:time-value="PT00H45M00S">
            <text:p>00:45</text:p>
          </table:table-cell>
          <table:table-cell table:style-name="ce4" table:formula="of:=[.Q4]-[.$B4]" office:value-type="time" office:time-value="PT00H47M00S">
            <text:p>00:47</text:p>
          </table:table-cell>
          <table:table-cell table:style-name="ce4" table:formula="of:=[.R4]-[.$B4]" office:value-type="time" office:time-value="PT00H50M00S">
            <text:p>00:50</text:p>
          </table:table-cell>
        </table:table-row>
        <table:table-row table:style-name="ro1">
          <table:table-cell table:style-name="ce1" office:value-type="float" office:value="3001">
            <text:p>3001</text:p>
          </table:table-cell>
          <table:table-cell table:style-name="ce5" office:value-type="time" office:time-value="PT00H05M00S">
            <text:p>00:05</text:p>
          </table:table-cell>
          <table:table-cell table:style-name="ce5" office:value-type="time" office:time-value="PT00H18M00S">
            <text:p>00:18</text:p>
          </table:table-cell>
          <table:table-cell table:style-name="ce5" office:value-type="time" office:time-value="PT00H20M00S">
            <text:p>00:20</text:p>
          </table:table-cell>
          <table:table-cell table:style-name="ce5" office:value-type="time" office:time-value="PT00H22M00S">
            <text:p>00:22</text:p>
          </table:table-cell>
          <table:table-cell table:style-name="ce5" office:value-type="time" office:time-value="PT00H25M00S">
            <text:p>00:25</text:p>
          </table:table-cell>
          <table:table-cell table:style-name="ce5" office:value-type="time" office:time-value="PT00H27M00S">
            <text:p>00:27</text:p>
          </table:table-cell>
          <table:table-cell table:style-name="ce5" office:value-type="time" office:time-value="PT00H30M00S">
            <text:p>00:30</text:p>
          </table:table-cell>
          <table:table-cell table:style-name="ce5" office:value-type="time" office:time-value="PT00H32M00S">
            <text:p>00:32</text:p>
          </table:table-cell>
          <table:table-cell table:style-name="ce5" office:value-type="time" office:time-value="PT00H34M00S">
            <text:p>00:34</text:p>
          </table:table-cell>
          <table:table-cell table:style-name="ce5" office:value-type="time" office:time-value="PT00H36M00S">
            <text:p>00:36</text:p>
          </table:table-cell>
          <table:table-cell table:style-name="ce5" office:value-type="time" office:time-value="PT00H39M00S">
            <text:p>00:39</text:p>
          </table:table-cell>
          <table:table-cell table:style-name="ce5" office:value-type="time" office:time-value="PT00H42M00S">
            <text:p>00:42</text:p>
          </table:table-cell>
          <table:table-cell table:style-name="ce5" office:value-type="time" office:time-value="PT00H46M00S">
            <text:p>00:46</text:p>
          </table:table-cell>
          <table:table-cell table:style-name="ce5" office:value-type="time" office:time-value="PT00H48M00S">
            <text:p>00:48</text:p>
          </table:table-cell>
          <table:table-cell table:style-name="ce5" office:value-type="time" office:time-value="PT00H50M00S">
            <text:p>00:50</text:p>
          </table:table-cell>
          <table:table-cell table:style-name="ce5" office:value-type="time" office:time-value="PT00H52M00S">
            <text:p>00:52</text:p>
          </table:table-cell>
          <table:table-cell table:style-name="ce5" office:value-type="time" office:time-value="PT00H55M00S">
            <text:p>00:55</text:p>
          </table:table-cell>
        </table:table-row>
        <table:table-row table:style-name="ro1">
          <table:table-cell table:number-columns-repeated="2"/>
          <table:table-cell table:style-name="ce4" table:number-columns-repeated="16"/>
        </table:table-row>
        <table:table-row table:style-name="ro3">
          <table:table-cell table:style-name="ce2" office:value-type="string">
            <text:p>Lunes a Viernes hábiles</text:p>
          </table:table-cell>
          <table:table-cell/>
          <table:table-cell table:style-name="ce4" table:number-columns-repeated="16"/>
        </table:table-row>
        <table:table-row table:style-name="ro1">
          <table:table-cell office:value-type="string">
            <text:p>Tren No.</text:p>
          </table:table-cell>
          <table:table-cell office:value-type="string">
            <text:p>Retiro</text:p>
          </table:table-cell>
          <table:table-cell office:value-type="string">
            <text:p>L. de la Torre</text:p>
          </table:table-cell>
          <table:table-cell office:value-type="string">
            <text:p>Belgrano C</text:p>
          </table:table-cell>
          <table:table-cell office:value-type="string">
            <text:p>Nuñez</text:p>
          </table:table-cell>
          <table:table-cell office:value-type="string">
            <text:p>Rivadavia</text:p>
          </table:table-cell>
          <table:table-cell office:value-type="string">
            <text:p>Vte. López</text:p>
          </table:table-cell>
          <table:table-cell office:value-type="string">
            <text:p>Olivos</text:p>
          </table:table-cell>
          <table:table-cell office:value-type="string">
            <text:p>La Lucila</text:p>
          </table:table-cell>
          <table:table-cell office:value-type="string">
            <text:p>Martinez</text:p>
          </table:table-cell>
          <table:table-cell office:value-type="string">
            <text:p>Acassuso</text:p>
          </table:table-cell>
          <table:table-cell office:value-type="string">
            <text:p>San Isidro</text:p>
          </table:table-cell>
          <table:table-cell office:value-type="string">
            <text:p>Beccar</text:p>
          </table:table-cell>
          <table:table-cell office:value-type="string">
            <text:p>Victoria</text:p>
          </table:table-cell>
          <table:table-cell office:value-type="string">
            <text:p>Virreyes</text:p>
          </table:table-cell>
          <table:table-cell office:value-type="string">
            <text:p>S. Fernando</text:p>
          </table:table-cell>
          <table:table-cell office:value-type="string">
            <text:p>Carupa</text:p>
          </table:table-cell>
          <table:table-cell office:value-type="string">
            <text:p>Tigre</text:p>
          </table:table-cell>
        </table:table-row>
        <table:table-row table:style-name="ro1">
          <table:table-cell table:style-name="ce3" office:value-type="float" office:value="3001">
            <text:p>3001</text:p>
          </table:table-cell>
          <table:table-cell table:style-name="ce6" office:value-type="time" office:time-value="PT00H05M00S">
            <text:p>00:05</text:p>
          </table:table-cell>
          <table:table-cell table:style-name="ce4" table:formula="of:=[.$B8]+[.C$3]" office:value-type="time" office:time-value="PT00H18M00S">
            <text:p>00:18</text:p>
          </table:table-cell>
          <table:table-cell table:style-name="ce4" table:formula="of:=[.$B8]+[.D$3]" office:value-type="time" office:time-value="PT00H20M00S">
            <text:p>00:20</text:p>
          </table:table-cell>
          <table:table-cell table:style-name="ce4" table:formula="of:=[.$B8]+[.E$3]" office:value-type="time" office:time-value="PT00H22M00S">
            <text:p>00:22</text:p>
          </table:table-cell>
          <table:table-cell table:style-name="ce4" table:formula="of:=[.$B8]+[.F$3]" office:value-type="time" office:time-value="PT00H25M00S">
            <text:p>00:25</text:p>
          </table:table-cell>
          <table:table-cell table:style-name="ce4" table:formula="of:=[.$B8]+[.G$3]" office:value-type="time" office:time-value="PT00H27M00S">
            <text:p>00:27</text:p>
          </table:table-cell>
          <table:table-cell table:style-name="ce4" table:formula="of:=[.$B8]+[.H$3]" office:value-type="time" office:time-value="PT00H30M00S">
            <text:p>00:30</text:p>
          </table:table-cell>
          <table:table-cell table:style-name="ce4" table:formula="of:=[.$B8]+[.I$3]" office:value-type="time" office:time-value="PT00H32M00S">
            <text:p>00:32</text:p>
          </table:table-cell>
          <table:table-cell table:style-name="ce4" table:formula="of:=[.$B8]+[.J$3]" office:value-type="time" office:time-value="PT00H34M00S">
            <text:p>00:34</text:p>
          </table:table-cell>
          <table:table-cell table:style-name="ce4" table:formula="of:=[.$B8]+[.K$3]" office:value-type="time" office:time-value="PT00H36M00S">
            <text:p>00:36</text:p>
          </table:table-cell>
          <table:table-cell table:style-name="ce4" table:formula="of:=[.$B8]+[.L$3]" office:value-type="time" office:time-value="PT00H39M00S">
            <text:p>00:39</text:p>
          </table:table-cell>
          <table:table-cell table:style-name="ce4" table:formula="of:=[.$B8]+[.M$3]" office:value-type="time" office:time-value="PT00H42M00S">
            <text:p>00:42</text:p>
          </table:table-cell>
          <table:table-cell table:style-name="ce4" table:formula="of:=[.$B8]+[.N$3]" office:value-type="time" office:time-value="PT00H46M00S">
            <text:p>00:46</text:p>
          </table:table-cell>
          <table:table-cell table:style-name="ce4" table:formula="of:=[.$B8]+[.O$3]" office:value-type="time" office:time-value="PT00H48M00S">
            <text:p>00:48</text:p>
          </table:table-cell>
          <table:table-cell table:style-name="ce4" table:formula="of:=[.$B8]+[.P$3]" office:value-type="time" office:time-value="PT00H50M00S">
            <text:p>00:50</text:p>
          </table:table-cell>
          <table:table-cell table:style-name="ce4" table:formula="of:=[.$B8]+[.Q$3]" office:value-type="time" office:time-value="PT00H52M00S">
            <text:p>00:52</text:p>
          </table:table-cell>
          <table:table-cell table:style-name="ce4" table:formula="of:=[.$B8]+[.R$3]" office:value-type="time" office:time-value="PT00H55M00S">
            <text:p>00:55</text:p>
          </table:table-cell>
        </table:table-row>
        <table:table-row table:style-name="ro1">
          <table:table-cell table:style-name="ce3" office:value-type="float" office:value="3003">
            <text:p>3003</text:p>
          </table:table-cell>
          <table:table-cell table:style-name="ce6" office:value-type="time" office:time-value="PT00H42M00S">
            <text:p>00:42</text:p>
          </table:table-cell>
          <table:table-cell table:style-name="ce4" table:formula="of:=[.$B9]+[.C$3]" office:value-type="time" office:time-value="PT00H55M00S">
            <text:p>00:55</text:p>
          </table:table-cell>
          <table:table-cell table:style-name="ce4" table:formula="of:=[.$B9]+[.D$3]" office:value-type="time" office:time-value="PT00H57M00S">
            <text:p>00:57</text:p>
          </table:table-cell>
          <table:table-cell table:style-name="ce4" table:formula="of:=[.$B9]+[.E$3]" office:value-type="time" office:time-value="PT00H59M00S">
            <text:p>00:59</text:p>
          </table:table-cell>
          <table:table-cell table:style-name="ce4" table:formula="of:=[.$B9]+[.F$3]" office:value-type="time" office:time-value="PT01H02M00S">
            <text:p>01:02</text:p>
          </table:table-cell>
          <table:table-cell table:style-name="ce4" table:formula="of:=[.$B9]+[.G$3]" office:value-type="time" office:time-value="PT01H04M00S">
            <text:p>01:04</text:p>
          </table:table-cell>
          <table:table-cell table:style-name="ce4" table:formula="of:=[.$B9]+[.H$3]" office:value-type="time" office:time-value="PT01H07M00S">
            <text:p>01:07</text:p>
          </table:table-cell>
          <table:table-cell table:style-name="ce4" table:formula="of:=[.$B9]+[.I$3]" office:value-type="time" office:time-value="PT01H09M00S">
            <text:p>01:09</text:p>
          </table:table-cell>
          <table:table-cell table:style-name="ce4" table:formula="of:=[.$B9]+[.J$3]" office:value-type="time" office:time-value="PT01H11M00S">
            <text:p>01:11</text:p>
          </table:table-cell>
          <table:table-cell table:style-name="ce4" table:formula="of:=[.$B9]+[.K$3]" office:value-type="time" office:time-value="PT01H13M00S">
            <text:p>01:13</text:p>
          </table:table-cell>
          <table:table-cell table:style-name="ce4" table:formula="of:=[.$B9]+[.L$3]" office:value-type="time" office:time-value="PT01H16M00S">
            <text:p>01:16</text:p>
          </table:table-cell>
          <table:table-cell table:style-name="ce4" table:formula="of:=[.$B9]+[.M$3]" office:value-type="time" office:time-value="PT01H19M00S">
            <text:p>01:19</text:p>
          </table:table-cell>
          <table:table-cell table:style-name="ce4" table:formula="of:=[.$B9]+[.N$3]" office:value-type="time" office:time-value="PT01H23M00S">
            <text:p>01:23</text:p>
          </table:table-cell>
          <table:table-cell table:style-name="ce4" table:number-columns-repeated="4"/>
        </table:table-row>
        <table:table-row table:style-name="ro1">
          <table:table-cell table:style-name="ce3" table:formula="of:=[.A9]+2" office:value-type="float" office:value="3005">
            <text:p>3005</text:p>
          </table:table-cell>
          <table:table-cell table:style-name="ce6" office:value-type="time" office:time-value="PT04H38M00S">
            <text:p>04:38</text:p>
          </table:table-cell>
          <table:table-cell table:style-name="ce4" table:formula="of:=[.$B10]+[.C$3]" office:value-type="time" office:time-value="PT04H51M00S">
            <text:p>04:51</text:p>
          </table:table-cell>
          <table:table-cell table:style-name="ce4" table:formula="of:=[.$B10]+[.D$3]" office:value-type="time" office:time-value="PT04H53M00S">
            <text:p>04:53</text:p>
          </table:table-cell>
          <table:table-cell table:style-name="ce4" table:formula="of:=[.$B10]+[.E$3]" office:value-type="time" office:time-value="PT04H55M00S">
            <text:p>04:55</text:p>
          </table:table-cell>
          <table:table-cell table:style-name="ce4" table:formula="of:=[.$B10]+[.F$3]" office:value-type="time" office:time-value="PT04H58M00S">
            <text:p>04:58</text:p>
          </table:table-cell>
          <table:table-cell table:style-name="ce4" table:formula="of:=[.$B10]+[.G$3]" office:value-type="time" office:time-value="PT05H00M00S">
            <text:p>05:00</text:p>
          </table:table-cell>
          <table:table-cell table:style-name="ce4" table:formula="of:=[.$B10]+[.H$3]" office:value-type="time" office:time-value="PT05H03M00S">
            <text:p>05:03</text:p>
          </table:table-cell>
          <table:table-cell table:style-name="ce4" table:formula="of:=[.$B10]+[.I$3]" office:value-type="time" office:time-value="PT05H05M00S">
            <text:p>05:05</text:p>
          </table:table-cell>
          <table:table-cell table:style-name="ce4" table:formula="of:=[.$B10]+[.J$3]" office:value-type="time" office:time-value="PT05H07M00S">
            <text:p>05:07</text:p>
          </table:table-cell>
          <table:table-cell table:style-name="ce4" table:formula="of:=[.$B10]+[.K$3]" office:value-type="time" office:time-value="PT05H09M00S">
            <text:p>05:09</text:p>
          </table:table-cell>
          <table:table-cell table:style-name="ce4" table:formula="of:=[.$B10]+[.L$3]" office:value-type="time" office:time-value="PT05H12M00S">
            <text:p>05:12</text:p>
          </table:table-cell>
          <table:table-cell table:style-name="ce4" table:formula="of:=[.$B10]+[.M$3]" office:value-type="time" office:time-value="PT05H15M00S">
            <text:p>05:15</text:p>
          </table:table-cell>
          <table:table-cell table:style-name="ce4" table:formula="of:=[.$B10]+[.N$3]" office:value-type="time" office:time-value="PT05H19M00S">
            <text:p>05:19</text:p>
          </table:table-cell>
          <table:table-cell table:style-name="ce4" table:formula="of:=[.$B10]+[.O$3]" office:value-type="time" office:time-value="PT05H21M00S">
            <text:p>05:21</text:p>
          </table:table-cell>
          <table:table-cell table:style-name="ce4" table:formula="of:=[.$B10]+[.P$3]" office:value-type="time" office:time-value="PT05H23M00S">
            <text:p>05:23</text:p>
          </table:table-cell>
          <table:table-cell table:style-name="ce4" table:formula="of:=[.$B10]+[.Q$3]" office:value-type="time" office:time-value="PT05H25M00S">
            <text:p>05:25</text:p>
          </table:table-cell>
          <table:table-cell table:style-name="ce4" table:formula="of:=[.$B10]+[.R$3]" office:value-type="time" office:time-value="PT05H28M00S">
            <text:p>05:28</text:p>
          </table:table-cell>
        </table:table-row>
        <table:table-row table:style-name="ro1">
          <table:table-cell table:style-name="ce3" table:formula="of:=[.A10]+2" office:value-type="float" office:value="3007">
            <text:p>3007</text:p>
          </table:table-cell>
          <table:table-cell table:style-name="ce6" office:value-type="time" office:time-value="PT05H02M00S">
            <text:p>05:02</text:p>
          </table:table-cell>
          <table:table-cell table:style-name="ce4" table:formula="of:=[.$B11]+[.C$3]" office:value-type="time" office:time-value="PT05H15M00S">
            <text:p>05:15</text:p>
          </table:table-cell>
          <table:table-cell table:style-name="ce4" table:formula="of:=[.$B11]+[.D$3]" office:value-type="time" office:time-value="PT05H17M00S">
            <text:p>05:17</text:p>
          </table:table-cell>
          <table:table-cell table:style-name="ce4" table:formula="of:=[.$B11]+[.E$3]" office:value-type="time" office:time-value="PT05H19M00S">
            <text:p>05:19</text:p>
          </table:table-cell>
          <table:table-cell table:style-name="ce4" table:formula="of:=[.$B11]+[.F$3]" office:value-type="time" office:time-value="PT05H22M00S">
            <text:p>05:22</text:p>
          </table:table-cell>
          <table:table-cell table:style-name="ce4" table:formula="of:=[.$B11]+[.G$3]" office:value-type="time" office:time-value="PT05H24M00S">
            <text:p>05:24</text:p>
          </table:table-cell>
          <table:table-cell table:style-name="ce4" table:formula="of:=[.$B11]+[.H$3]" office:value-type="time" office:time-value="PT05H27M00S">
            <text:p>05:27</text:p>
          </table:table-cell>
          <table:table-cell table:style-name="ce4" table:formula="of:=[.$B11]+[.I$3]" office:value-type="time" office:time-value="PT05H29M00S">
            <text:p>05:29</text:p>
          </table:table-cell>
          <table:table-cell table:style-name="ce4" table:formula="of:=[.$B11]+[.J$3]" office:value-type="time" office:time-value="PT05H31M00S">
            <text:p>05:31</text:p>
          </table:table-cell>
          <table:table-cell table:style-name="ce4" table:formula="of:=[.$B11]+[.K$3]" office:value-type="time" office:time-value="PT05H33M00S">
            <text:p>05:33</text:p>
          </table:table-cell>
          <table:table-cell table:style-name="ce4" table:formula="of:=[.$B11]+[.L$3]" office:value-type="time" office:time-value="PT05H36M00S">
            <text:p>05:36</text:p>
          </table:table-cell>
          <table:table-cell table:style-name="ce4" table:formula="of:=[.$B11]+[.M$3]" office:value-type="time" office:time-value="PT05H39M00S">
            <text:p>05:39</text:p>
          </table:table-cell>
          <table:table-cell table:style-name="ce4" table:formula="of:=[.$B11]+[.N$3]" office:value-type="time" office:time-value="PT05H43M00S">
            <text:p>05:43</text:p>
          </table:table-cell>
          <table:table-cell table:style-name="ce4" table:formula="of:=[.$B11]+[.O$3]" office:value-type="time" office:time-value="PT05H45M00S">
            <text:p>05:45</text:p>
          </table:table-cell>
          <table:table-cell table:style-name="ce4" table:formula="of:=[.$B11]+[.P$3]" office:value-type="time" office:time-value="PT05H47M00S">
            <text:p>05:47</text:p>
          </table:table-cell>
          <table:table-cell table:style-name="ce4" table:formula="of:=[.$B11]+[.Q$3]" office:value-type="time" office:time-value="PT05H49M00S">
            <text:p>05:49</text:p>
          </table:table-cell>
          <table:table-cell table:style-name="ce4" table:formula="of:=[.$B11]+[.R$3]" office:value-type="time" office:time-value="PT05H52M00S">
            <text:p>05:52</text:p>
          </table:table-cell>
        </table:table-row>
        <table:table-row table:style-name="ro1">
          <table:table-cell table:style-name="ce3" table:formula="of:=[.A11]+2" office:value-type="float" office:value="3009">
            <text:p>3009</text:p>
          </table:table-cell>
          <table:table-cell table:style-name="ce6" office:value-type="time" office:time-value="PT05H20M00S">
            <text:p>05:20</text:p>
          </table:table-cell>
          <table:table-cell table:style-name="ce4" table:formula="of:=[.$B12]+[.C$3]" office:value-type="time" office:time-value="PT05H33M00S">
            <text:p>05:33</text:p>
          </table:table-cell>
          <table:table-cell table:style-name="ce4" table:formula="of:=[.$B12]+[.D$3]" office:value-type="time" office:time-value="PT05H35M00S">
            <text:p>05:35</text:p>
          </table:table-cell>
          <table:table-cell table:style-name="ce4" table:formula="of:=[.$B12]+[.E$3]" office:value-type="time" office:time-value="PT05H37M00S">
            <text:p>05:37</text:p>
          </table:table-cell>
          <table:table-cell table:style-name="ce4" table:formula="of:=[.$B12]+[.F$3]" office:value-type="time" office:time-value="PT05H40M00S">
            <text:p>05:40</text:p>
          </table:table-cell>
          <table:table-cell table:style-name="ce4" table:formula="of:=[.$B12]+[.G$3]" office:value-type="time" office:time-value="PT05H42M00S">
            <text:p>05:42</text:p>
          </table:table-cell>
          <table:table-cell table:style-name="ce4" table:formula="of:=[.$B12]+[.H$3]" office:value-type="time" office:time-value="PT05H45M00S">
            <text:p>05:45</text:p>
          </table:table-cell>
          <table:table-cell table:style-name="ce4" table:formula="of:=[.$B12]+[.I$3]" office:value-type="time" office:time-value="PT05H47M00S">
            <text:p>05:47</text:p>
          </table:table-cell>
          <table:table-cell table:style-name="ce4" table:formula="of:=[.$B12]+[.J$3]" office:value-type="time" office:time-value="PT05H49M00S">
            <text:p>05:49</text:p>
          </table:table-cell>
          <table:table-cell table:style-name="ce4" table:formula="of:=[.$B12]+[.K$3]" office:value-type="time" office:time-value="PT05H51M00S">
            <text:p>05:51</text:p>
          </table:table-cell>
          <table:table-cell table:style-name="ce4" table:formula="of:=[.$B12]+[.L$3]" office:value-type="time" office:time-value="PT05H54M00S">
            <text:p>05:54</text:p>
          </table:table-cell>
          <table:table-cell table:style-name="ce4" table:formula="of:=[.$B12]+[.M$3]" office:value-type="time" office:time-value="PT05H57M00S">
            <text:p>05:57</text:p>
          </table:table-cell>
          <table:table-cell table:style-name="ce4" table:formula="of:=[.$B12]+[.N$3]" office:value-type="time" office:time-value="PT06H01M00S">
            <text:p>06:01</text:p>
          </table:table-cell>
          <table:table-cell table:style-name="ce4" table:formula="of:=[.$B12]+[.O$3]" office:value-type="time" office:time-value="PT06H03M00S">
            <text:p>06:03</text:p>
          </table:table-cell>
          <table:table-cell table:style-name="ce4" table:formula="of:=[.$B12]+[.P$3]" office:value-type="time" office:time-value="PT06H05M00S">
            <text:p>06:05</text:p>
          </table:table-cell>
          <table:table-cell table:style-name="ce4" table:formula="of:=[.$B12]+[.Q$3]" office:value-type="time" office:time-value="PT06H07M00S">
            <text:p>06:07</text:p>
          </table:table-cell>
          <table:table-cell table:style-name="ce4" table:formula="of:=[.$B12]+[.R$3]" office:value-type="time" office:time-value="PT06H10M00S">
            <text:p>06:10</text:p>
          </table:table-cell>
        </table:table-row>
        <table:table-row table:style-name="ro1">
          <table:table-cell table:style-name="ce3" table:formula="of:=[.A12]+2" office:value-type="float" office:value="3011">
            <text:p>3011</text:p>
          </table:table-cell>
          <table:table-cell table:style-name="ce6" office:value-type="time" office:time-value="PT05H40M00S">
            <text:p>05:40</text:p>
          </table:table-cell>
          <table:table-cell table:style-name="ce4" table:formula="of:=[.$B13]+[.C$3]" office:value-type="time" office:time-value="PT05H53M00S">
            <text:p>05:53</text:p>
          </table:table-cell>
          <table:table-cell table:style-name="ce4" table:formula="of:=[.$B13]+[.D$3]" office:value-type="time" office:time-value="PT05H55M00S">
            <text:p>05:55</text:p>
          </table:table-cell>
          <table:table-cell table:style-name="ce4" table:formula="of:=[.$B13]+[.E$3]" office:value-type="time" office:time-value="PT05H57M00S">
            <text:p>05:57</text:p>
          </table:table-cell>
          <table:table-cell table:style-name="ce4" table:formula="of:=[.$B13]+[.F$3]" office:value-type="time" office:time-value="PT06H00M00S">
            <text:p>06:00</text:p>
          </table:table-cell>
          <table:table-cell table:style-name="ce4" table:formula="of:=[.$B13]+[.G$3]" office:value-type="time" office:time-value="PT06H02M00S">
            <text:p>06:02</text:p>
          </table:table-cell>
          <table:table-cell table:style-name="ce4" table:formula="of:=[.$B13]+[.H$3]" office:value-type="time" office:time-value="PT06H05M00S">
            <text:p>06:05</text:p>
          </table:table-cell>
          <table:table-cell table:style-name="ce4" table:formula="of:=[.$B13]+[.I$3]" office:value-type="time" office:time-value="PT06H07M00S">
            <text:p>06:07</text:p>
          </table:table-cell>
          <table:table-cell table:style-name="ce4" table:formula="of:=[.$B13]+[.J$3]" office:value-type="time" office:time-value="PT06H09M00S">
            <text:p>06:09</text:p>
          </table:table-cell>
          <table:table-cell table:style-name="ce4" table:formula="of:=[.$B13]+[.K$3]" office:value-type="time" office:time-value="PT06H11M00S">
            <text:p>06:11</text:p>
          </table:table-cell>
          <table:table-cell table:style-name="ce4" table:formula="of:=[.$B13]+[.L$3]" office:value-type="time" office:time-value="PT06H14M00S">
            <text:p>06:14</text:p>
          </table:table-cell>
          <table:table-cell table:style-name="ce4" table:formula="of:=[.$B13]+[.M$3]" office:value-type="time" office:time-value="PT06H17M00S">
            <text:p>06:17</text:p>
          </table:table-cell>
          <table:table-cell table:style-name="ce4" table:formula="of:=[.$B13]+[.N$3]" office:value-type="time" office:time-value="PT06H21M00S">
            <text:p>06:21</text:p>
          </table:table-cell>
          <table:table-cell table:style-name="ce4" table:formula="of:=[.$B13]+[.O$3]" office:value-type="time" office:time-value="PT06H23M00S">
            <text:p>06:23</text:p>
          </table:table-cell>
          <table:table-cell table:style-name="ce4" table:formula="of:=[.$B13]+[.P$3]" office:value-type="time" office:time-value="PT06H25M00S">
            <text:p>06:25</text:p>
          </table:table-cell>
          <table:table-cell table:style-name="ce4" table:formula="of:=[.$B13]+[.Q$3]" office:value-type="time" office:time-value="PT06H27M00S">
            <text:p>06:27</text:p>
          </table:table-cell>
          <table:table-cell table:style-name="ce4" table:formula="of:=[.$B13]+[.R$3]" office:value-type="time" office:time-value="PT06H30M00S">
            <text:p>06:30</text:p>
          </table:table-cell>
        </table:table-row>
        <table:table-row table:style-name="ro1">
          <table:table-cell table:style-name="ce3" table:formula="of:=[.A13]+2" office:value-type="float" office:value="3013">
            <text:p>3013</text:p>
          </table:table-cell>
          <table:table-cell table:style-name="ce6" office:value-type="time" office:time-value="PT06H00M00S">
            <text:p>06:00</text:p>
          </table:table-cell>
          <table:table-cell table:style-name="ce4" table:formula="of:=[.$B14]+[.C$3]" office:value-type="time" office:time-value="PT06H13M00S">
            <text:p>06:13</text:p>
          </table:table-cell>
          <table:table-cell table:style-name="ce4" table:formula="of:=[.$B14]+[.D$3]" office:value-type="time" office:time-value="PT06H15M00S">
            <text:p>06:15</text:p>
          </table:table-cell>
          <table:table-cell table:style-name="ce4" table:formula="of:=[.$B14]+[.E$3]" office:value-type="time" office:time-value="PT06H17M00S">
            <text:p>06:17</text:p>
          </table:table-cell>
          <table:table-cell table:style-name="ce4" table:formula="of:=[.$B14]+[.F$3]" office:value-type="time" office:time-value="PT06H20M00S">
            <text:p>06:20</text:p>
          </table:table-cell>
          <table:table-cell table:style-name="ce4" table:formula="of:=[.$B14]+[.G$3]" office:value-type="time" office:time-value="PT06H22M00S">
            <text:p>06:22</text:p>
          </table:table-cell>
          <table:table-cell table:style-name="ce4" table:formula="of:=[.$B14]+[.H$3]" office:value-type="time" office:time-value="PT06H25M00S">
            <text:p>06:25</text:p>
          </table:table-cell>
          <table:table-cell table:style-name="ce4" table:formula="of:=[.$B14]+[.I$3]" office:value-type="time" office:time-value="PT06H27M00S">
            <text:p>06:27</text:p>
          </table:table-cell>
          <table:table-cell table:style-name="ce4" table:formula="of:=[.$B14]+[.J$3]" office:value-type="time" office:time-value="PT06H29M00S">
            <text:p>06:29</text:p>
          </table:table-cell>
          <table:table-cell table:style-name="ce4" table:formula="of:=[.$B14]+[.K$3]" office:value-type="time" office:time-value="PT06H31M00S">
            <text:p>06:31</text:p>
          </table:table-cell>
          <table:table-cell table:style-name="ce4" table:formula="of:=[.$B14]+[.L$3]" office:value-type="time" office:time-value="PT06H34M00S">
            <text:p>06:34</text:p>
          </table:table-cell>
          <table:table-cell table:style-name="ce4" table:formula="of:=[.$B14]+[.M$3]" office:value-type="time" office:time-value="PT06H37M00S">
            <text:p>06:37</text:p>
          </table:table-cell>
          <table:table-cell table:style-name="ce4" table:formula="of:=[.$B14]+[.N$3]" office:value-type="time" office:time-value="PT06H41M00S">
            <text:p>06:41</text:p>
          </table:table-cell>
          <table:table-cell table:style-name="ce4" table:formula="of:=[.$B14]+[.O$3]" office:value-type="time" office:time-value="PT06H43M00S">
            <text:p>06:43</text:p>
          </table:table-cell>
          <table:table-cell table:style-name="ce4" table:formula="of:=[.$B14]+[.P$3]" office:value-type="time" office:time-value="PT06H45M00S">
            <text:p>06:45</text:p>
          </table:table-cell>
          <table:table-cell table:style-name="ce4" table:formula="of:=[.$B14]+[.Q$3]" office:value-type="time" office:time-value="PT06H47M00S">
            <text:p>06:47</text:p>
          </table:table-cell>
          <table:table-cell table:style-name="ce4" table:formula="of:=[.$B14]+[.R$3]" office:value-type="time" office:time-value="PT06H50M00S">
            <text:p>06:50</text:p>
          </table:table-cell>
        </table:table-row>
        <table:table-row table:style-name="ro1">
          <table:table-cell table:style-name="ce3" table:formula="of:=[.A14]+2" office:value-type="float" office:value="3015">
            <text:p>3015</text:p>
          </table:table-cell>
          <table:table-cell table:style-name="ce6" office:value-type="time" office:time-value="PT06H19M00S">
            <text:p>06:19</text:p>
          </table:table-cell>
          <table:table-cell table:style-name="ce4" table:formula="of:=[.$B15]+[.C$3]" office:value-type="time" office:time-value="PT06H32M00S">
            <text:p>06:32</text:p>
          </table:table-cell>
          <table:table-cell table:style-name="ce4" table:formula="of:=[.$B15]+[.D$3]" office:value-type="time" office:time-value="PT06H34M00S">
            <text:p>06:34</text:p>
          </table:table-cell>
          <table:table-cell table:style-name="ce4" table:formula="of:=[.$B15]+[.E$3]" office:value-type="time" office:time-value="PT06H36M00S">
            <text:p>06:36</text:p>
          </table:table-cell>
          <table:table-cell table:style-name="ce4" table:formula="of:=[.$B15]+[.F$3]" office:value-type="time" office:time-value="PT06H39M00S">
            <text:p>06:39</text:p>
          </table:table-cell>
          <table:table-cell table:style-name="ce4" table:formula="of:=[.$B15]+[.G$3]" office:value-type="time" office:time-value="PT06H41M00S">
            <text:p>06:41</text:p>
          </table:table-cell>
          <table:table-cell table:style-name="ce4" table:formula="of:=[.$B15]+[.H$3]" office:value-type="time" office:time-value="PT06H44M00S">
            <text:p>06:44</text:p>
          </table:table-cell>
          <table:table-cell table:style-name="ce4" table:formula="of:=[.$B15]+[.I$3]" office:value-type="time" office:time-value="PT06H46M00S">
            <text:p>06:46</text:p>
          </table:table-cell>
          <table:table-cell table:style-name="ce4" table:formula="of:=[.$B15]+[.J$3]" office:value-type="time" office:time-value="PT06H48M00S">
            <text:p>06:48</text:p>
          </table:table-cell>
          <table:table-cell table:style-name="ce4" table:formula="of:=[.$B15]+[.K$3]" office:value-type="time" office:time-value="PT06H50M00S">
            <text:p>06:50</text:p>
          </table:table-cell>
          <table:table-cell table:style-name="ce4" table:formula="of:=[.$B15]+[.L$3]" office:value-type="time" office:time-value="PT06H53M00S">
            <text:p>06:53</text:p>
          </table:table-cell>
          <table:table-cell table:style-name="ce4" table:formula="of:=[.$B15]+[.M$3]" office:value-type="time" office:time-value="PT06H56M00S">
            <text:p>06:56</text:p>
          </table:table-cell>
          <table:table-cell table:style-name="ce4" table:formula="of:=[.$B15]+[.N$3]" office:value-type="time" office:time-value="PT07H00M00S">
            <text:p>07:00</text:p>
          </table:table-cell>
          <table:table-cell table:style-name="ce4" table:formula="of:=[.$B15]+[.O$3]" office:value-type="time" office:time-value="PT07H02M00S">
            <text:p>07:02</text:p>
          </table:table-cell>
          <table:table-cell table:style-name="ce4" table:formula="of:=[.$B15]+[.P$3]" office:value-type="time" office:time-value="PT07H04M00S">
            <text:p>07:04</text:p>
          </table:table-cell>
          <table:table-cell table:style-name="ce4" table:formula="of:=[.$B15]+[.Q$3]" office:value-type="time" office:time-value="PT07H06M00S">
            <text:p>07:06</text:p>
          </table:table-cell>
          <table:table-cell table:style-name="ce4" table:formula="of:=[.$B15]+[.R$3]" office:value-type="time" office:time-value="PT07H09M00S">
            <text:p>07:09</text:p>
          </table:table-cell>
        </table:table-row>
        <table:table-row table:style-name="ro1">
          <table:table-cell table:style-name="ce3" table:formula="of:=[.A15]+2" office:value-type="float" office:value="3017">
            <text:p>3017</text:p>
          </table:table-cell>
          <table:table-cell table:style-name="ce6" office:value-type="time" office:time-value="PT06H40M00S">
            <text:p>06:40</text:p>
          </table:table-cell>
          <table:table-cell table:style-name="ce4" table:formula="of:=[.$B16]+[.C$3]" office:value-type="time" office:time-value="PT06H53M00S">
            <text:p>06:53</text:p>
          </table:table-cell>
          <table:table-cell table:style-name="ce4" table:formula="of:=[.$B16]+[.D$3]" office:value-type="time" office:time-value="PT06H55M00S">
            <text:p>06:55</text:p>
          </table:table-cell>
          <table:table-cell table:style-name="ce4" table:formula="of:=[.$B16]+[.E$3]" office:value-type="time" office:time-value="PT06H57M00S">
            <text:p>06:57</text:p>
          </table:table-cell>
          <table:table-cell table:style-name="ce4" table:formula="of:=[.$B16]+[.F$3]" office:value-type="time" office:time-value="PT07H00M00S">
            <text:p>07:00</text:p>
          </table:table-cell>
          <table:table-cell table:style-name="ce4" table:formula="of:=[.$B16]+[.G$3]" office:value-type="time" office:time-value="PT07H02M00S">
            <text:p>07:02</text:p>
          </table:table-cell>
          <table:table-cell table:style-name="ce4" table:formula="of:=[.$B16]+[.H$3]" office:value-type="time" office:time-value="PT07H05M00S">
            <text:p>07:05</text:p>
          </table:table-cell>
          <table:table-cell table:style-name="ce4" table:formula="of:=[.$B16]+[.I$3]" office:value-type="time" office:time-value="PT07H07M00S">
            <text:p>07:07</text:p>
          </table:table-cell>
          <table:table-cell table:style-name="ce4" table:formula="of:=[.$B16]+[.J$3]" office:value-type="time" office:time-value="PT07H09M00S">
            <text:p>07:09</text:p>
          </table:table-cell>
          <table:table-cell table:style-name="ce4" table:formula="of:=[.$B16]+[.K$3]" office:value-type="time" office:time-value="PT07H11M00S">
            <text:p>07:11</text:p>
          </table:table-cell>
          <table:table-cell table:style-name="ce4" table:formula="of:=[.$B16]+[.L$3]" office:value-type="time" office:time-value="PT07H14M00S">
            <text:p>07:14</text:p>
          </table:table-cell>
          <table:table-cell table:style-name="ce4" table:formula="of:=[.$B16]+[.M$3]" office:value-type="time" office:time-value="PT07H17M00S">
            <text:p>07:17</text:p>
          </table:table-cell>
          <table:table-cell table:style-name="ce4" table:formula="of:=[.$B16]+[.N$3]" office:value-type="time" office:time-value="PT07H21M00S">
            <text:p>07:21</text:p>
          </table:table-cell>
          <table:table-cell table:style-name="ce4" table:formula="of:=[.$B16]+[.O$3]" office:value-type="time" office:time-value="PT07H23M00S">
            <text:p>07:23</text:p>
          </table:table-cell>
          <table:table-cell table:style-name="ce4" table:formula="of:=[.$B16]+[.P$3]" office:value-type="time" office:time-value="PT07H25M00S">
            <text:p>07:25</text:p>
          </table:table-cell>
          <table:table-cell table:style-name="ce4" table:formula="of:=[.$B16]+[.Q$3]" office:value-type="time" office:time-value="PT07H27M00S">
            <text:p>07:27</text:p>
          </table:table-cell>
          <table:table-cell table:style-name="ce4" table:formula="of:=[.$B16]+[.R$3]" office:value-type="time" office:time-value="PT07H30M00S">
            <text:p>07:30</text:p>
          </table:table-cell>
        </table:table-row>
        <table:table-row table:style-name="ro1">
          <table:table-cell table:style-name="ce3" table:formula="of:=[.A16]+2" office:value-type="float" office:value="3019">
            <text:p>3019</text:p>
          </table:table-cell>
          <table:table-cell table:style-name="ce6" office:value-type="time" office:time-value="PT06H59M00S">
            <text:p>06:59</text:p>
          </table:table-cell>
          <table:table-cell table:style-name="ce4" table:formula="of:=[.$B17]+[.C$3]" office:value-type="time" office:time-value="PT07H12M00S">
            <text:p>07:12</text:p>
          </table:table-cell>
          <table:table-cell table:style-name="ce4" table:formula="of:=[.$B17]+[.D$3]" office:value-type="time" office:time-value="PT07H14M00S">
            <text:p>07:14</text:p>
          </table:table-cell>
          <table:table-cell table:style-name="ce4" table:formula="of:=[.$B17]+[.E$3]" office:value-type="time" office:time-value="PT07H16M00S">
            <text:p>07:16</text:p>
          </table:table-cell>
          <table:table-cell table:style-name="ce4" table:formula="of:=[.$B17]+[.F$3]" office:value-type="time" office:time-value="PT07H19M00S">
            <text:p>07:19</text:p>
          </table:table-cell>
          <table:table-cell table:style-name="ce4" table:formula="of:=[.$B17]+[.G$3]" office:value-type="time" office:time-value="PT07H21M00S">
            <text:p>07:21</text:p>
          </table:table-cell>
          <table:table-cell table:style-name="ce4" table:formula="of:=[.$B17]+[.H$3]" office:value-type="time" office:time-value="PT07H24M00S">
            <text:p>07:24</text:p>
          </table:table-cell>
          <table:table-cell table:style-name="ce4" table:formula="of:=[.$B17]+[.I$3]" office:value-type="time" office:time-value="PT07H26M00S">
            <text:p>07:26</text:p>
          </table:table-cell>
          <table:table-cell table:style-name="ce4" table:formula="of:=[.$B17]+[.J$3]" office:value-type="time" office:time-value="PT07H28M00S">
            <text:p>07:28</text:p>
          </table:table-cell>
          <table:table-cell table:style-name="ce4" table:formula="of:=[.$B17]+[.K$3]" office:value-type="time" office:time-value="PT07H30M00S">
            <text:p>07:30</text:p>
          </table:table-cell>
          <table:table-cell table:style-name="ce4" table:formula="of:=[.$B17]+[.L$3]" office:value-type="time" office:time-value="PT07H33M00S">
            <text:p>07:33</text:p>
          </table:table-cell>
          <table:table-cell table:style-name="ce4" table:formula="of:=[.$B17]+[.M$3]" office:value-type="time" office:time-value="PT07H36M00S">
            <text:p>07:36</text:p>
          </table:table-cell>
          <table:table-cell table:style-name="ce4" table:formula="of:=[.$B17]+[.N$3]" office:value-type="time" office:time-value="PT07H40M00S">
            <text:p>07:40</text:p>
          </table:table-cell>
          <table:table-cell table:style-name="ce4" table:formula="of:=[.$B17]+[.O$3]" office:value-type="time" office:time-value="PT07H42M00S">
            <text:p>07:42</text:p>
          </table:table-cell>
          <table:table-cell table:style-name="ce4" table:formula="of:=[.$B17]+[.P$3]" office:value-type="time" office:time-value="PT07H44M00S">
            <text:p>07:44</text:p>
          </table:table-cell>
          <table:table-cell table:style-name="ce4" table:formula="of:=[.$B17]+[.Q$3]" office:value-type="time" office:time-value="PT07H46M00S">
            <text:p>07:46</text:p>
          </table:table-cell>
          <table:table-cell table:style-name="ce4" table:formula="of:=[.$B17]+[.R$3]" office:value-type="time" office:time-value="PT07H49M00S">
            <text:p>07:49</text:p>
          </table:table-cell>
        </table:table-row>
        <table:table-row table:style-name="ro1">
          <table:table-cell table:style-name="ce3" table:formula="of:=[.A17]+2" office:value-type="float" office:value="3021">
            <text:p>3021</text:p>
          </table:table-cell>
          <table:table-cell table:style-name="ce6" office:value-type="time" office:time-value="PT07H09M00S">
            <text:p>07:09</text:p>
          </table:table-cell>
          <table:table-cell table:style-name="ce4" table:formula="of:=[.$B18]+[.C$3]" office:value-type="time" office:time-value="PT07H22M00S">
            <text:p>07:22</text:p>
          </table:table-cell>
          <table:table-cell table:style-name="ce4" table:formula="of:=[.$B18]+[.D$3]" office:value-type="time" office:time-value="PT07H24M00S">
            <text:p>07:24</text:p>
          </table:table-cell>
          <table:table-cell table:style-name="ce4" table:formula="of:=[.$B18]+[.E$3]" office:value-type="time" office:time-value="PT07H26M00S">
            <text:p>07:26</text:p>
          </table:table-cell>
          <table:table-cell table:style-name="ce4" table:formula="of:=[.$B18]+[.F$3]" office:value-type="time" office:time-value="PT07H29M00S">
            <text:p>07:29</text:p>
          </table:table-cell>
          <table:table-cell table:style-name="ce4" table:formula="of:=[.$B18]+[.G$3]" office:value-type="time" office:time-value="PT07H31M00S">
            <text:p>07:31</text:p>
          </table:table-cell>
          <table:table-cell table:style-name="ce4" table:formula="of:=[.$B18]+[.H$3]" office:value-type="time" office:time-value="PT07H34M00S">
            <text:p>07:34</text:p>
          </table:table-cell>
          <table:table-cell table:style-name="ce4" table:formula="of:=[.$B18]+[.I$3]" office:value-type="time" office:time-value="PT07H36M00S">
            <text:p>07:36</text:p>
          </table:table-cell>
          <table:table-cell table:style-name="ce4" table:formula="of:=[.$B18]+[.J$3]" office:value-type="time" office:time-value="PT07H38M00S">
            <text:p>07:38</text:p>
          </table:table-cell>
          <table:table-cell table:style-name="ce4" table:formula="of:=[.$B18]+[.K$3]" office:value-type="time" office:time-value="PT07H40M00S">
            <text:p>07:40</text:p>
          </table:table-cell>
          <table:table-cell table:style-name="ce4" table:formula="of:=[.$B18]+[.L$3]" office:value-type="time" office:time-value="PT07H43M00S">
            <text:p>07:43</text:p>
          </table:table-cell>
          <table:table-cell table:style-name="ce4" table:formula="of:=[.$B18]+[.M$3]" office:value-type="time" office:time-value="PT07H46M00S">
            <text:p>07:46</text:p>
          </table:table-cell>
          <table:table-cell table:style-name="ce4" table:formula="of:=[.$B18]+[.N$3]" office:value-type="time" office:time-value="PT07H50M00S">
            <text:p>07:50</text:p>
          </table:table-cell>
          <table:table-cell table:style-name="ce4" table:formula="of:=[.$B18]+[.O$3]" office:value-type="time" office:time-value="PT07H52M00S">
            <text:p>07:52</text:p>
          </table:table-cell>
          <table:table-cell table:style-name="ce4" table:formula="of:=[.$B18]+[.P$3]" office:value-type="time" office:time-value="PT07H54M00S">
            <text:p>07:54</text:p>
          </table:table-cell>
          <table:table-cell table:style-name="ce4" table:formula="of:=[.$B18]+[.Q$3]" office:value-type="time" office:time-value="PT07H56M00S">
            <text:p>07:56</text:p>
          </table:table-cell>
          <table:table-cell table:style-name="ce4" table:formula="of:=[.$B18]+[.R$3]" office:value-type="time" office:time-value="PT07H59M00S">
            <text:p>07:59</text:p>
          </table:table-cell>
        </table:table-row>
        <table:table-row table:style-name="ro1">
          <table:table-cell table:style-name="ce3" table:formula="of:=[.A18]+2" office:value-type="float" office:value="3023">
            <text:p>3023</text:p>
          </table:table-cell>
          <table:table-cell table:style-name="ce6" office:value-type="time" office:time-value="PT07H19M00S">
            <text:p>07:19</text:p>
          </table:table-cell>
          <table:table-cell table:style-name="ce4" table:formula="of:=[.$B19]+[.C$3]" office:value-type="time" office:time-value="PT07H32M00S">
            <text:p>07:32</text:p>
          </table:table-cell>
          <table:table-cell table:style-name="ce4" table:formula="of:=[.$B19]+[.D$3]" office:value-type="time" office:time-value="PT07H34M00S">
            <text:p>07:34</text:p>
          </table:table-cell>
          <table:table-cell table:style-name="ce4" table:formula="of:=[.$B19]+[.E$3]" office:value-type="time" office:time-value="PT07H36M00S">
            <text:p>07:36</text:p>
          </table:table-cell>
          <table:table-cell table:style-name="ce4" table:formula="of:=[.$B19]+[.F$3]" office:value-type="time" office:time-value="PT07H39M00S">
            <text:p>07:39</text:p>
          </table:table-cell>
          <table:table-cell table:style-name="ce4" table:formula="of:=[.$B19]+[.G$3]" office:value-type="time" office:time-value="PT07H41M00S">
            <text:p>07:41</text:p>
          </table:table-cell>
          <table:table-cell table:style-name="ce4" table:formula="of:=[.$B19]+[.H$3]" office:value-type="time" office:time-value="PT07H44M00S">
            <text:p>07:44</text:p>
          </table:table-cell>
          <table:table-cell table:style-name="ce4" table:formula="of:=[.$B19]+[.I$3]" office:value-type="time" office:time-value="PT07H46M00S">
            <text:p>07:46</text:p>
          </table:table-cell>
          <table:table-cell table:style-name="ce4" table:formula="of:=[.$B19]+[.J$3]" office:value-type="time" office:time-value="PT07H48M00S">
            <text:p>07:48</text:p>
          </table:table-cell>
          <table:table-cell table:style-name="ce4" table:formula="of:=[.$B19]+[.K$3]" office:value-type="time" office:time-value="PT07H50M00S">
            <text:p>07:50</text:p>
          </table:table-cell>
          <table:table-cell table:style-name="ce4" table:formula="of:=[.$B19]+[.L$3]" office:value-type="time" office:time-value="PT07H53M00S">
            <text:p>07:53</text:p>
          </table:table-cell>
          <table:table-cell table:style-name="ce4" table:formula="of:=[.$B19]+[.M$3]" office:value-type="time" office:time-value="PT07H56M00S">
            <text:p>07:56</text:p>
          </table:table-cell>
          <table:table-cell table:style-name="ce4" table:formula="of:=[.$B19]+[.N$3]" office:value-type="time" office:time-value="PT08H00M00S">
            <text:p>08:00</text:p>
          </table:table-cell>
          <table:table-cell table:style-name="ce4" table:formula="of:=[.$B19]+[.O$3]" office:value-type="time" office:time-value="PT08H02M00S">
            <text:p>08:02</text:p>
          </table:table-cell>
          <table:table-cell table:style-name="ce4" table:formula="of:=[.$B19]+[.P$3]" office:value-type="time" office:time-value="PT08H04M00S">
            <text:p>08:04</text:p>
          </table:table-cell>
          <table:table-cell table:style-name="ce4" table:formula="of:=[.$B19]+[.Q$3]" office:value-type="time" office:time-value="PT08H06M00S">
            <text:p>08:06</text:p>
          </table:table-cell>
          <table:table-cell table:style-name="ce4" table:formula="of:=[.$B19]+[.R$3]" office:value-type="time" office:time-value="PT08H09M00S">
            <text:p>08:09</text:p>
          </table:table-cell>
        </table:table-row>
        <table:table-row table:style-name="ro1">
          <table:table-cell table:style-name="ce3" table:formula="of:=[.A19]+2" office:value-type="float" office:value="3025">
            <text:p>3025</text:p>
          </table:table-cell>
          <table:table-cell table:style-name="ce6" office:value-type="time" office:time-value="PT07H28M00S">
            <text:p>07:28</text:p>
          </table:table-cell>
          <table:table-cell table:style-name="ce4" table:formula="of:=[.$B20]+[.C$3]" office:value-type="time" office:time-value="PT07H41M00S">
            <text:p>07:41</text:p>
          </table:table-cell>
          <table:table-cell table:style-name="ce4" table:formula="of:=[.$B20]+[.D$3]" office:value-type="time" office:time-value="PT07H43M00S">
            <text:p>07:43</text:p>
          </table:table-cell>
          <table:table-cell table:style-name="ce4" table:formula="of:=[.$B20]+[.E$3]" office:value-type="time" office:time-value="PT07H45M00S">
            <text:p>07:45</text:p>
          </table:table-cell>
          <table:table-cell table:style-name="ce4" table:formula="of:=[.$B20]+[.F$3]" office:value-type="time" office:time-value="PT07H48M00S">
            <text:p>07:48</text:p>
          </table:table-cell>
          <table:table-cell table:style-name="ce4" table:formula="of:=[.$B20]+[.G$3]" office:value-type="time" office:time-value="PT07H50M00S">
            <text:p>07:50</text:p>
          </table:table-cell>
          <table:table-cell table:style-name="ce4" table:formula="of:=[.$B20]+[.H$3]" office:value-type="time" office:time-value="PT07H53M00S">
            <text:p>07:53</text:p>
          </table:table-cell>
          <table:table-cell table:style-name="ce4" table:formula="of:=[.$B20]+[.I$3]" office:value-type="time" office:time-value="PT07H55M00S">
            <text:p>07:55</text:p>
          </table:table-cell>
          <table:table-cell table:style-name="ce4" table:formula="of:=[.$B20]+[.J$3]" office:value-type="time" office:time-value="PT07H57M00S">
            <text:p>07:57</text:p>
          </table:table-cell>
          <table:table-cell table:style-name="ce4" table:formula="of:=[.$B20]+[.K$3]" office:value-type="time" office:time-value="PT07H59M00S">
            <text:p>07:59</text:p>
          </table:table-cell>
          <table:table-cell table:style-name="ce4" table:formula="of:=[.$B20]+[.L$3]" office:value-type="time" office:time-value="PT08H02M00S">
            <text:p>08:02</text:p>
          </table:table-cell>
          <table:table-cell table:style-name="ce4" table:formula="of:=[.$B20]+[.M$3]" office:value-type="time" office:time-value="PT08H05M00S">
            <text:p>08:05</text:p>
          </table:table-cell>
          <table:table-cell table:style-name="ce4" table:formula="of:=[.$B20]+[.N$3]" office:value-type="time" office:time-value="PT08H09M00S">
            <text:p>08:09</text:p>
          </table:table-cell>
          <table:table-cell table:style-name="ce4" table:formula="of:=[.$B20]+[.O$3]" office:value-type="time" office:time-value="PT08H11M00S">
            <text:p>08:11</text:p>
          </table:table-cell>
          <table:table-cell table:style-name="ce4" table:formula="of:=[.$B20]+[.P$3]" office:value-type="time" office:time-value="PT08H13M00S">
            <text:p>08:13</text:p>
          </table:table-cell>
          <table:table-cell table:style-name="ce4" table:formula="of:=[.$B20]+[.Q$3]" office:value-type="time" office:time-value="PT08H15M00S">
            <text:p>08:15</text:p>
          </table:table-cell>
          <table:table-cell table:style-name="ce4" table:formula="of:=[.$B20]+[.R$3]" office:value-type="time" office:time-value="PT08H18M00S">
            <text:p>08:18</text:p>
          </table:table-cell>
        </table:table-row>
        <table:table-row table:style-name="ro1">
          <table:table-cell table:style-name="ce3" table:formula="of:=[.A20]+2" office:value-type="float" office:value="3027">
            <text:p>3027</text:p>
          </table:table-cell>
          <table:table-cell table:style-name="ce6" office:value-type="time" office:time-value="PT07H38M00S">
            <text:p>07:38</text:p>
          </table:table-cell>
          <table:table-cell table:style-name="ce4" table:formula="of:=[.$B21]+[.C$3]" office:value-type="time" office:time-value="PT07H51M00S">
            <text:p>07:51</text:p>
          </table:table-cell>
          <table:table-cell table:style-name="ce4" table:formula="of:=[.$B21]+[.D$3]" office:value-type="time" office:time-value="PT07H53M00S">
            <text:p>07:53</text:p>
          </table:table-cell>
          <table:table-cell table:style-name="ce4" table:formula="of:=[.$B21]+[.E$3]" office:value-type="time" office:time-value="PT07H55M00S">
            <text:p>07:55</text:p>
          </table:table-cell>
          <table:table-cell table:style-name="ce4" table:formula="of:=[.$B21]+[.F$3]" office:value-type="time" office:time-value="PT07H58M00S">
            <text:p>07:58</text:p>
          </table:table-cell>
          <table:table-cell table:style-name="ce4" table:formula="of:=[.$B21]+[.G$3]" office:value-type="time" office:time-value="PT08H00M00S">
            <text:p>08:00</text:p>
          </table:table-cell>
          <table:table-cell table:style-name="ce4" table:formula="of:=[.$B21]+[.H$3]" office:value-type="time" office:time-value="PT08H03M00S">
            <text:p>08:03</text:p>
          </table:table-cell>
          <table:table-cell table:style-name="ce4" table:formula="of:=[.$B21]+[.I$3]" office:value-type="time" office:time-value="PT08H05M00S">
            <text:p>08:05</text:p>
          </table:table-cell>
          <table:table-cell table:style-name="ce4" table:formula="of:=[.$B21]+[.J$3]" office:value-type="time" office:time-value="PT08H07M00S">
            <text:p>08:07</text:p>
          </table:table-cell>
          <table:table-cell table:style-name="ce4" table:formula="of:=[.$B21]+[.K$3]" office:value-type="time" office:time-value="PT08H09M00S">
            <text:p>08:09</text:p>
          </table:table-cell>
          <table:table-cell table:style-name="ce4" table:formula="of:=[.$B21]+[.L$3]" office:value-type="time" office:time-value="PT08H12M00S">
            <text:p>08:12</text:p>
          </table:table-cell>
          <table:table-cell table:style-name="ce4" table:formula="of:=[.$B21]+[.M$3]" office:value-type="time" office:time-value="PT08H15M00S">
            <text:p>08:15</text:p>
          </table:table-cell>
          <table:table-cell table:style-name="ce4" table:formula="of:=[.$B21]+[.N$3]" office:value-type="time" office:time-value="PT08H19M00S">
            <text:p>08:19</text:p>
          </table:table-cell>
          <table:table-cell table:style-name="ce4" table:formula="of:=[.$B21]+[.O$3]" office:value-type="time" office:time-value="PT08H21M00S">
            <text:p>08:21</text:p>
          </table:table-cell>
          <table:table-cell table:style-name="ce4" table:formula="of:=[.$B21]+[.P$3]" office:value-type="time" office:time-value="PT08H23M00S">
            <text:p>08:23</text:p>
          </table:table-cell>
          <table:table-cell table:style-name="ce4" table:formula="of:=[.$B21]+[.Q$3]" office:value-type="time" office:time-value="PT08H25M00S">
            <text:p>08:25</text:p>
          </table:table-cell>
          <table:table-cell table:style-name="ce4" table:formula="of:=[.$B21]+[.R$3]" office:value-type="time" office:time-value="PT08H28M00S">
            <text:p>08:28</text:p>
          </table:table-cell>
        </table:table-row>
        <table:table-row table:style-name="ro1">
          <table:table-cell table:style-name="ce3" table:formula="of:=[.A21]+2" office:value-type="float" office:value="3029">
            <text:p>3029</text:p>
          </table:table-cell>
          <table:table-cell table:style-name="ce6" office:value-type="time" office:time-value="PT07H48M00S">
            <text:p>07:48</text:p>
          </table:table-cell>
          <table:table-cell table:style-name="ce4" table:formula="of:=[.$B22]+[.C$3]" office:value-type="time" office:time-value="PT08H01M00S">
            <text:p>08:01</text:p>
          </table:table-cell>
          <table:table-cell table:style-name="ce4" table:formula="of:=[.$B22]+[.D$3]" office:value-type="time" office:time-value="PT08H03M00S">
            <text:p>08:03</text:p>
          </table:table-cell>
          <table:table-cell table:style-name="ce4" table:formula="of:=[.$B22]+[.E$3]" office:value-type="time" office:time-value="PT08H05M00S">
            <text:p>08:05</text:p>
          </table:table-cell>
          <table:table-cell table:style-name="ce4" table:formula="of:=[.$B22]+[.F$3]" office:value-type="time" office:time-value="PT08H08M00S">
            <text:p>08:08</text:p>
          </table:table-cell>
          <table:table-cell table:style-name="ce4" table:formula="of:=[.$B22]+[.G$3]" office:value-type="time" office:time-value="PT08H10M00S">
            <text:p>08:10</text:p>
          </table:table-cell>
          <table:table-cell table:style-name="ce4" table:formula="of:=[.$B22]+[.H$3]" office:value-type="time" office:time-value="PT08H13M00S">
            <text:p>08:13</text:p>
          </table:table-cell>
          <table:table-cell table:style-name="ce4" table:formula="of:=[.$B22]+[.I$3]" office:value-type="time" office:time-value="PT08H15M00S">
            <text:p>08:15</text:p>
          </table:table-cell>
          <table:table-cell table:style-name="ce4" table:formula="of:=[.$B22]+[.J$3]" office:value-type="time" office:time-value="PT08H17M00S">
            <text:p>08:17</text:p>
          </table:table-cell>
          <table:table-cell table:style-name="ce4" table:formula="of:=[.$B22]+[.K$3]" office:value-type="time" office:time-value="PT08H19M00S">
            <text:p>08:19</text:p>
          </table:table-cell>
          <table:table-cell table:style-name="ce4" table:formula="of:=[.$B22]+[.L$3]" office:value-type="time" office:time-value="PT08H22M00S">
            <text:p>08:22</text:p>
          </table:table-cell>
          <table:table-cell table:style-name="ce4" table:formula="of:=[.$B22]+[.M$3]" office:value-type="time" office:time-value="PT08H25M00S">
            <text:p>08:25</text:p>
          </table:table-cell>
          <table:table-cell table:style-name="ce4" table:formula="of:=[.$B22]+[.N$3]" office:value-type="time" office:time-value="PT08H29M00S">
            <text:p>08:29</text:p>
          </table:table-cell>
          <table:table-cell table:style-name="ce4" table:formula="of:=[.$B22]+[.O$3]" office:value-type="time" office:time-value="PT08H31M00S">
            <text:p>08:31</text:p>
          </table:table-cell>
          <table:table-cell table:style-name="ce4" table:formula="of:=[.$B22]+[.P$3]" office:value-type="time" office:time-value="PT08H33M00S">
            <text:p>08:33</text:p>
          </table:table-cell>
          <table:table-cell table:style-name="ce4" table:formula="of:=[.$B22]+[.Q$3]" office:value-type="time" office:time-value="PT08H35M00S">
            <text:p>08:35</text:p>
          </table:table-cell>
          <table:table-cell table:style-name="ce4" table:formula="of:=[.$B22]+[.R$3]" office:value-type="time" office:time-value="PT08H38M00S">
            <text:p>08:38</text:p>
          </table:table-cell>
        </table:table-row>
        <table:table-row table:style-name="ro1">
          <table:table-cell table:style-name="ce3" table:formula="of:=[.A22]+2" office:value-type="float" office:value="3031">
            <text:p>3031</text:p>
          </table:table-cell>
          <table:table-cell table:style-name="ce6" office:value-type="time" office:time-value="PT07H57M00S">
            <text:p>07:57</text:p>
          </table:table-cell>
          <table:table-cell table:style-name="ce4" table:formula="of:=[.$B23]+[.C$3]" office:value-type="time" office:time-value="PT08H10M00S">
            <text:p>08:10</text:p>
          </table:table-cell>
          <table:table-cell table:style-name="ce4" table:formula="of:=[.$B23]+[.D$3]" office:value-type="time" office:time-value="PT08H12M00S">
            <text:p>08:12</text:p>
          </table:table-cell>
          <table:table-cell table:style-name="ce4" table:formula="of:=[.$B23]+[.E$3]" office:value-type="time" office:time-value="PT08H14M00S">
            <text:p>08:14</text:p>
          </table:table-cell>
          <table:table-cell table:style-name="ce4" table:formula="of:=[.$B23]+[.F$3]" office:value-type="time" office:time-value="PT08H17M00S">
            <text:p>08:17</text:p>
          </table:table-cell>
          <table:table-cell table:style-name="ce4" table:formula="of:=[.$B23]+[.G$3]" office:value-type="time" office:time-value="PT08H19M00S">
            <text:p>08:19</text:p>
          </table:table-cell>
          <table:table-cell table:style-name="ce4" table:formula="of:=[.$B23]+[.H$3]" office:value-type="time" office:time-value="PT08H22M00S">
            <text:p>08:22</text:p>
          </table:table-cell>
          <table:table-cell table:style-name="ce4" table:formula="of:=[.$B23]+[.I$3]" office:value-type="time" office:time-value="PT08H24M00S">
            <text:p>08:24</text:p>
          </table:table-cell>
          <table:table-cell table:style-name="ce4" table:formula="of:=[.$B23]+[.J$3]" office:value-type="time" office:time-value="PT08H26M00S">
            <text:p>08:26</text:p>
          </table:table-cell>
          <table:table-cell table:style-name="ce4" table:formula="of:=[.$B23]+[.K$3]" office:value-type="time" office:time-value="PT08H28M00S">
            <text:p>08:28</text:p>
          </table:table-cell>
          <table:table-cell table:style-name="ce4" table:formula="of:=[.$B23]+[.L$3]" office:value-type="time" office:time-value="PT08H31M00S">
            <text:p>08:31</text:p>
          </table:table-cell>
          <table:table-cell table:style-name="ce4" table:formula="of:=[.$B23]+[.M$3]" office:value-type="time" office:time-value="PT08H34M00S">
            <text:p>08:34</text:p>
          </table:table-cell>
          <table:table-cell table:style-name="ce4" table:formula="of:=[.$B23]+[.N$3]" office:value-type="time" office:time-value="PT08H38M00S">
            <text:p>08:38</text:p>
          </table:table-cell>
          <table:table-cell table:style-name="ce4" table:formula="of:=[.$B23]+[.O$3]" office:value-type="time" office:time-value="PT08H40M00S">
            <text:p>08:40</text:p>
          </table:table-cell>
          <table:table-cell table:style-name="ce4" table:formula="of:=[.$B23]+[.P$3]" office:value-type="time" office:time-value="PT08H42M00S">
            <text:p>08:42</text:p>
          </table:table-cell>
          <table:table-cell table:style-name="ce4" table:formula="of:=[.$B23]+[.Q$3]" office:value-type="time" office:time-value="PT08H44M00S">
            <text:p>08:44</text:p>
          </table:table-cell>
          <table:table-cell table:style-name="ce4" table:formula="of:=[.$B23]+[.R$3]" office:value-type="time" office:time-value="PT08H47M00S">
            <text:p>08:47</text:p>
          </table:table-cell>
        </table:table-row>
        <table:table-row table:style-name="ro1">
          <table:table-cell table:style-name="ce3" table:formula="of:=[.A23]+2" office:value-type="float" office:value="3033">
            <text:p>3033</text:p>
          </table:table-cell>
          <table:table-cell table:style-name="ce6" office:value-type="time" office:time-value="PT08H07M00S">
            <text:p>08:07</text:p>
          </table:table-cell>
          <table:table-cell table:style-name="ce4" table:formula="of:=[.$B24]+[.C$3]" office:value-type="time" office:time-value="PT08H20M00S">
            <text:p>08:20</text:p>
          </table:table-cell>
          <table:table-cell table:style-name="ce4" table:formula="of:=[.$B24]+[.D$3]" office:value-type="time" office:time-value="PT08H22M00S">
            <text:p>08:22</text:p>
          </table:table-cell>
          <table:table-cell table:style-name="ce4" table:formula="of:=[.$B24]+[.E$3]" office:value-type="time" office:time-value="PT08H24M00S">
            <text:p>08:24</text:p>
          </table:table-cell>
          <table:table-cell table:style-name="ce4" table:formula="of:=[.$B24]+[.F$3]" office:value-type="time" office:time-value="PT08H27M00S">
            <text:p>08:27</text:p>
          </table:table-cell>
          <table:table-cell table:style-name="ce4" table:formula="of:=[.$B24]+[.G$3]" office:value-type="time" office:time-value="PT08H29M00S">
            <text:p>08:29</text:p>
          </table:table-cell>
          <table:table-cell table:style-name="ce4" table:formula="of:=[.$B24]+[.H$3]" office:value-type="time" office:time-value="PT08H32M00S">
            <text:p>08:32</text:p>
          </table:table-cell>
          <table:table-cell table:style-name="ce4" table:formula="of:=[.$B24]+[.I$3]" office:value-type="time" office:time-value="PT08H34M00S">
            <text:p>08:34</text:p>
          </table:table-cell>
          <table:table-cell table:style-name="ce4" table:formula="of:=[.$B24]+[.J$3]" office:value-type="time" office:time-value="PT08H36M00S">
            <text:p>08:36</text:p>
          </table:table-cell>
          <table:table-cell table:style-name="ce4" table:formula="of:=[.$B24]+[.K$3]" office:value-type="time" office:time-value="PT08H38M00S">
            <text:p>08:38</text:p>
          </table:table-cell>
          <table:table-cell table:style-name="ce4" table:formula="of:=[.$B24]+[.L$3]" office:value-type="time" office:time-value="PT08H41M00S">
            <text:p>08:41</text:p>
          </table:table-cell>
          <table:table-cell table:style-name="ce4" table:formula="of:=[.$B24]+[.M$3]" office:value-type="time" office:time-value="PT08H44M00S">
            <text:p>08:44</text:p>
          </table:table-cell>
          <table:table-cell table:style-name="ce4" table:formula="of:=[.$B24]+[.N$3]" office:value-type="time" office:time-value="PT08H48M00S">
            <text:p>08:48</text:p>
          </table:table-cell>
          <table:table-cell table:style-name="ce4" table:formula="of:=[.$B24]+[.O$3]" office:value-type="time" office:time-value="PT08H50M00S">
            <text:p>08:50</text:p>
          </table:table-cell>
          <table:table-cell table:style-name="ce4" table:formula="of:=[.$B24]+[.P$3]" office:value-type="time" office:time-value="PT08H52M00S">
            <text:p>08:52</text:p>
          </table:table-cell>
          <table:table-cell table:style-name="ce4" table:formula="of:=[.$B24]+[.Q$3]" office:value-type="time" office:time-value="PT08H54M00S">
            <text:p>08:54</text:p>
          </table:table-cell>
          <table:table-cell table:style-name="ce4" table:formula="of:=[.$B24]+[.R$3]" office:value-type="time" office:time-value="PT08H57M00S">
            <text:p>08:57</text:p>
          </table:table-cell>
        </table:table-row>
        <table:table-row table:style-name="ro1">
          <table:table-cell table:style-name="ce3" table:formula="of:=[.A24]+2" office:value-type="float" office:value="3035">
            <text:p>3035</text:p>
          </table:table-cell>
          <table:table-cell table:style-name="ce6" office:value-type="time" office:time-value="PT08H17M00S">
            <text:p>08:17</text:p>
          </table:table-cell>
          <table:table-cell table:style-name="ce4" table:formula="of:=[.$B25]+[.C$3]" office:value-type="time" office:time-value="PT08H30M00S">
            <text:p>08:30</text:p>
          </table:table-cell>
          <table:table-cell table:style-name="ce4" table:formula="of:=[.$B25]+[.D$3]" office:value-type="time" office:time-value="PT08H32M00S">
            <text:p>08:32</text:p>
          </table:table-cell>
          <table:table-cell table:style-name="ce4" table:formula="of:=[.$B25]+[.E$3]" office:value-type="time" office:time-value="PT08H34M00S">
            <text:p>08:34</text:p>
          </table:table-cell>
          <table:table-cell table:style-name="ce4" table:formula="of:=[.$B25]+[.F$3]" office:value-type="time" office:time-value="PT08H37M00S">
            <text:p>08:37</text:p>
          </table:table-cell>
          <table:table-cell table:style-name="ce4" table:formula="of:=[.$B25]+[.G$3]" office:value-type="time" office:time-value="PT08H39M00S">
            <text:p>08:39</text:p>
          </table:table-cell>
          <table:table-cell table:style-name="ce4" table:formula="of:=[.$B25]+[.H$3]" office:value-type="time" office:time-value="PT08H42M00S">
            <text:p>08:42</text:p>
          </table:table-cell>
          <table:table-cell table:style-name="ce4" table:formula="of:=[.$B25]+[.I$3]" office:value-type="time" office:time-value="PT08H44M00S">
            <text:p>08:44</text:p>
          </table:table-cell>
          <table:table-cell table:style-name="ce4" table:formula="of:=[.$B25]+[.J$3]" office:value-type="time" office:time-value="PT08H46M00S">
            <text:p>08:46</text:p>
          </table:table-cell>
          <table:table-cell table:style-name="ce4" table:formula="of:=[.$B25]+[.K$3]" office:value-type="time" office:time-value="PT08H48M00S">
            <text:p>08:48</text:p>
          </table:table-cell>
          <table:table-cell table:style-name="ce4" table:formula="of:=[.$B25]+[.L$3]" office:value-type="time" office:time-value="PT08H51M00S">
            <text:p>08:51</text:p>
          </table:table-cell>
          <table:table-cell table:style-name="ce4" table:formula="of:=[.$B25]+[.M$3]" office:value-type="time" office:time-value="PT08H54M00S">
            <text:p>08:54</text:p>
          </table:table-cell>
          <table:table-cell table:style-name="ce4" table:formula="of:=[.$B25]+[.N$3]" office:value-type="time" office:time-value="PT08H58M00S">
            <text:p>08:58</text:p>
          </table:table-cell>
          <table:table-cell table:style-name="ce4" table:formula="of:=[.$B25]+[.O$3]" office:value-type="time" office:time-value="PT09H00M00S">
            <text:p>09:00</text:p>
          </table:table-cell>
          <table:table-cell table:style-name="ce4" table:formula="of:=[.$B25]+[.P$3]" office:value-type="time" office:time-value="PT09H02M00S">
            <text:p>09:02</text:p>
          </table:table-cell>
          <table:table-cell table:style-name="ce4" table:formula="of:=[.$B25]+[.Q$3]" office:value-type="time" office:time-value="PT09H04M00S">
            <text:p>09:04</text:p>
          </table:table-cell>
          <table:table-cell table:style-name="ce4" table:formula="of:=[.$B25]+[.R$3]" office:value-type="time" office:time-value="PT09H07M00S">
            <text:p>09:07</text:p>
          </table:table-cell>
        </table:table-row>
        <table:table-row table:style-name="ro1">
          <table:table-cell table:style-name="ce3" table:formula="of:=[.A25]+2" office:value-type="float" office:value="3037">
            <text:p>3037</text:p>
          </table:table-cell>
          <table:table-cell table:style-name="ce6" office:value-type="time" office:time-value="PT08H26M00S">
            <text:p>08:26</text:p>
          </table:table-cell>
          <table:table-cell table:style-name="ce4" table:formula="of:=[.$B26]+[.C$3]" office:value-type="time" office:time-value="PT08H39M00S">
            <text:p>08:39</text:p>
          </table:table-cell>
          <table:table-cell table:style-name="ce4" table:formula="of:=[.$B26]+[.D$3]" office:value-type="time" office:time-value="PT08H41M00S">
            <text:p>08:41</text:p>
          </table:table-cell>
          <table:table-cell table:style-name="ce4" table:formula="of:=[.$B26]+[.E$3]" office:value-type="time" office:time-value="PT08H43M00S">
            <text:p>08:43</text:p>
          </table:table-cell>
          <table:table-cell table:style-name="ce4" table:formula="of:=[.$B26]+[.F$3]" office:value-type="time" office:time-value="PT08H46M00S">
            <text:p>08:46</text:p>
          </table:table-cell>
          <table:table-cell table:style-name="ce4" table:formula="of:=[.$B26]+[.G$3]" office:value-type="time" office:time-value="PT08H48M00S">
            <text:p>08:48</text:p>
          </table:table-cell>
          <table:table-cell table:style-name="ce4" table:formula="of:=[.$B26]+[.H$3]" office:value-type="time" office:time-value="PT08H51M00S">
            <text:p>08:51</text:p>
          </table:table-cell>
          <table:table-cell table:style-name="ce4" table:formula="of:=[.$B26]+[.I$3]" office:value-type="time" office:time-value="PT08H53M00S">
            <text:p>08:53</text:p>
          </table:table-cell>
          <table:table-cell table:style-name="ce4" table:formula="of:=[.$B26]+[.J$3]" office:value-type="time" office:time-value="PT08H55M00S">
            <text:p>08:55</text:p>
          </table:table-cell>
          <table:table-cell table:style-name="ce4" table:formula="of:=[.$B26]+[.K$3]" office:value-type="time" office:time-value="PT08H57M00S">
            <text:p>08:57</text:p>
          </table:table-cell>
          <table:table-cell table:style-name="ce4" table:formula="of:=[.$B26]+[.L$3]" office:value-type="time" office:time-value="PT09H00M00S">
            <text:p>09:00</text:p>
          </table:table-cell>
          <table:table-cell table:style-name="ce4" table:formula="of:=[.$B26]+[.M$3]" office:value-type="time" office:time-value="PT09H03M00S">
            <text:p>09:03</text:p>
          </table:table-cell>
          <table:table-cell table:style-name="ce4" table:formula="of:=[.$B26]+[.N$3]" office:value-type="time" office:time-value="PT09H07M00S">
            <text:p>09:07</text:p>
          </table:table-cell>
          <table:table-cell table:style-name="ce4" table:formula="of:=[.$B26]+[.O$3]" office:value-type="time" office:time-value="PT09H09M00S">
            <text:p>09:09</text:p>
          </table:table-cell>
          <table:table-cell table:style-name="ce4" table:formula="of:=[.$B26]+[.P$3]" office:value-type="time" office:time-value="PT09H11M00S">
            <text:p>09:11</text:p>
          </table:table-cell>
          <table:table-cell table:style-name="ce4" table:formula="of:=[.$B26]+[.Q$3]" office:value-type="time" office:time-value="PT09H13M00S">
            <text:p>09:13</text:p>
          </table:table-cell>
          <table:table-cell table:style-name="ce4" table:formula="of:=[.$B26]+[.R$3]" office:value-type="time" office:time-value="PT09H16M00S">
            <text:p>09:16</text:p>
          </table:table-cell>
        </table:table-row>
        <table:table-row table:style-name="ro1">
          <table:table-cell table:style-name="ce3" table:formula="of:=[.A26]+2" office:value-type="float" office:value="3039">
            <text:p>3039</text:p>
          </table:table-cell>
          <table:table-cell table:style-name="ce6" office:value-type="time" office:time-value="PT08H36M00S">
            <text:p>08:36</text:p>
          </table:table-cell>
          <table:table-cell table:style-name="ce4" table:formula="of:=[.$B27]+[.C$3]" office:value-type="time" office:time-value="PT08H49M00S">
            <text:p>08:49</text:p>
          </table:table-cell>
          <table:table-cell table:style-name="ce4" table:formula="of:=[.$B27]+[.D$3]" office:value-type="time" office:time-value="PT08H51M00S">
            <text:p>08:51</text:p>
          </table:table-cell>
          <table:table-cell table:style-name="ce4" table:formula="of:=[.$B27]+[.E$3]" office:value-type="time" office:time-value="PT08H53M00S">
            <text:p>08:53</text:p>
          </table:table-cell>
          <table:table-cell table:style-name="ce4" table:formula="of:=[.$B27]+[.F$3]" office:value-type="time" office:time-value="PT08H56M00S">
            <text:p>08:56</text:p>
          </table:table-cell>
          <table:table-cell table:style-name="ce4" table:formula="of:=[.$B27]+[.G$3]" office:value-type="time" office:time-value="PT08H58M00S">
            <text:p>08:58</text:p>
          </table:table-cell>
          <table:table-cell table:style-name="ce4" table:formula="of:=[.$B27]+[.H$3]" office:value-type="time" office:time-value="PT09H01M00S">
            <text:p>09:01</text:p>
          </table:table-cell>
          <table:table-cell table:style-name="ce4" table:formula="of:=[.$B27]+[.I$3]" office:value-type="time" office:time-value="PT09H03M00S">
            <text:p>09:03</text:p>
          </table:table-cell>
          <table:table-cell table:style-name="ce4" table:formula="of:=[.$B27]+[.J$3]" office:value-type="time" office:time-value="PT09H05M00S">
            <text:p>09:05</text:p>
          </table:table-cell>
          <table:table-cell table:style-name="ce4" table:formula="of:=[.$B27]+[.K$3]" office:value-type="time" office:time-value="PT09H07M00S">
            <text:p>09:07</text:p>
          </table:table-cell>
          <table:table-cell table:style-name="ce4" table:formula="of:=[.$B27]+[.L$3]" office:value-type="time" office:time-value="PT09H10M00S">
            <text:p>09:10</text:p>
          </table:table-cell>
          <table:table-cell table:style-name="ce4" table:formula="of:=[.$B27]+[.M$3]" office:value-type="time" office:time-value="PT09H13M00S">
            <text:p>09:13</text:p>
          </table:table-cell>
          <table:table-cell table:style-name="ce4" table:formula="of:=[.$B27]+[.N$3]" office:value-type="time" office:time-value="PT09H17M00S">
            <text:p>09:17</text:p>
          </table:table-cell>
          <table:table-cell table:style-name="ce4" table:formula="of:=[.$B27]+[.O$3]" office:value-type="time" office:time-value="PT09H19M00S">
            <text:p>09:19</text:p>
          </table:table-cell>
          <table:table-cell table:style-name="ce4" table:formula="of:=[.$B27]+[.P$3]" office:value-type="time" office:time-value="PT09H21M00S">
            <text:p>09:21</text:p>
          </table:table-cell>
          <table:table-cell table:style-name="ce4" table:formula="of:=[.$B27]+[.Q$3]" office:value-type="time" office:time-value="PT09H23M00S">
            <text:p>09:23</text:p>
          </table:table-cell>
          <table:table-cell table:style-name="ce4" table:formula="of:=[.$B27]+[.R$3]" office:value-type="time" office:time-value="PT09H26M00S">
            <text:p>09:26</text:p>
          </table:table-cell>
        </table:table-row>
        <table:table-row table:style-name="ro1">
          <table:table-cell table:style-name="ce3" table:formula="of:=[.A27]+2" office:value-type="float" office:value="3041">
            <text:p>3041</text:p>
          </table:table-cell>
          <table:table-cell table:style-name="ce6" office:value-type="time" office:time-value="PT08H46M00S">
            <text:p>08:46</text:p>
          </table:table-cell>
          <table:table-cell table:style-name="ce4" table:formula="of:=[.$B28]+[.C$3]" office:value-type="time" office:time-value="PT08H59M00S">
            <text:p>08:59</text:p>
          </table:table-cell>
          <table:table-cell table:style-name="ce4" table:formula="of:=[.$B28]+[.D$3]" office:value-type="time" office:time-value="PT09H01M00S">
            <text:p>09:01</text:p>
          </table:table-cell>
          <table:table-cell table:style-name="ce4" table:formula="of:=[.$B28]+[.E$3]" office:value-type="time" office:time-value="PT09H03M00S">
            <text:p>09:03</text:p>
          </table:table-cell>
          <table:table-cell table:style-name="ce4" table:formula="of:=[.$B28]+[.F$3]" office:value-type="time" office:time-value="PT09H06M00S">
            <text:p>09:06</text:p>
          </table:table-cell>
          <table:table-cell table:style-name="ce4" table:formula="of:=[.$B28]+[.G$3]" office:value-type="time" office:time-value="PT09H08M00S">
            <text:p>09:08</text:p>
          </table:table-cell>
          <table:table-cell table:style-name="ce4" table:formula="of:=[.$B28]+[.H$3]" office:value-type="time" office:time-value="PT09H11M00S">
            <text:p>09:11</text:p>
          </table:table-cell>
          <table:table-cell table:style-name="ce4" table:formula="of:=[.$B28]+[.I$3]" office:value-type="time" office:time-value="PT09H13M00S">
            <text:p>09:13</text:p>
          </table:table-cell>
          <table:table-cell table:style-name="ce4" table:formula="of:=[.$B28]+[.J$3]" office:value-type="time" office:time-value="PT09H15M00S">
            <text:p>09:15</text:p>
          </table:table-cell>
          <table:table-cell table:style-name="ce4" table:formula="of:=[.$B28]+[.K$3]" office:value-type="time" office:time-value="PT09H17M00S">
            <text:p>09:17</text:p>
          </table:table-cell>
          <table:table-cell table:style-name="ce4" table:formula="of:=[.$B28]+[.L$3]" office:value-type="time" office:time-value="PT09H20M00S">
            <text:p>09:20</text:p>
          </table:table-cell>
          <table:table-cell table:style-name="ce4" table:formula="of:=[.$B28]+[.M$3]" office:value-type="time" office:time-value="PT09H23M00S">
            <text:p>09:23</text:p>
          </table:table-cell>
          <table:table-cell table:style-name="ce4" table:formula="of:=[.$B28]+[.N$3]" office:value-type="time" office:time-value="PT09H27M00S">
            <text:p>09:27</text:p>
          </table:table-cell>
          <table:table-cell table:style-name="ce4" table:formula="of:=[.$B28]+[.O$3]" office:value-type="time" office:time-value="PT09H29M00S">
            <text:p>09:29</text:p>
          </table:table-cell>
          <table:table-cell table:style-name="ce4" table:formula="of:=[.$B28]+[.P$3]" office:value-type="time" office:time-value="PT09H31M00S">
            <text:p>09:31</text:p>
          </table:table-cell>
          <table:table-cell table:style-name="ce4" table:formula="of:=[.$B28]+[.Q$3]" office:value-type="time" office:time-value="PT09H33M00S">
            <text:p>09:33</text:p>
          </table:table-cell>
          <table:table-cell table:style-name="ce4" table:formula="of:=[.$B28]+[.R$3]" office:value-type="time" office:time-value="PT09H36M00S">
            <text:p>09:36</text:p>
          </table:table-cell>
        </table:table-row>
        <table:table-row table:style-name="ro1">
          <table:table-cell table:style-name="ce3" table:formula="of:=[.A28]+2" office:value-type="float" office:value="3043">
            <text:p>3043</text:p>
          </table:table-cell>
          <table:table-cell table:style-name="ce6" office:value-type="time" office:time-value="PT08H55M00S">
            <text:p>08:55</text:p>
          </table:table-cell>
          <table:table-cell table:style-name="ce4" table:formula="of:=[.$B29]+[.C$3]" office:value-type="time" office:time-value="PT09H08M00S">
            <text:p>09:08</text:p>
          </table:table-cell>
          <table:table-cell table:style-name="ce4" table:formula="of:=[.$B29]+[.D$3]" office:value-type="time" office:time-value="PT09H10M00S">
            <text:p>09:10</text:p>
          </table:table-cell>
          <table:table-cell table:style-name="ce4" table:formula="of:=[.$B29]+[.E$3]" office:value-type="time" office:time-value="PT09H12M00S">
            <text:p>09:12</text:p>
          </table:table-cell>
          <table:table-cell table:style-name="ce4" table:formula="of:=[.$B29]+[.F$3]" office:value-type="time" office:time-value="PT09H15M00S">
            <text:p>09:15</text:p>
          </table:table-cell>
          <table:table-cell table:style-name="ce4" table:formula="of:=[.$B29]+[.G$3]" office:value-type="time" office:time-value="PT09H17M00S">
            <text:p>09:17</text:p>
          </table:table-cell>
          <table:table-cell table:style-name="ce4" table:formula="of:=[.$B29]+[.H$3]" office:value-type="time" office:time-value="PT09H20M00S">
            <text:p>09:20</text:p>
          </table:table-cell>
          <table:table-cell table:style-name="ce4" table:formula="of:=[.$B29]+[.I$3]" office:value-type="time" office:time-value="PT09H22M00S">
            <text:p>09:22</text:p>
          </table:table-cell>
          <table:table-cell table:style-name="ce4" table:formula="of:=[.$B29]+[.J$3]" office:value-type="time" office:time-value="PT09H24M00S">
            <text:p>09:24</text:p>
          </table:table-cell>
          <table:table-cell table:style-name="ce4" table:formula="of:=[.$B29]+[.K$3]" office:value-type="time" office:time-value="PT09H26M00S">
            <text:p>09:26</text:p>
          </table:table-cell>
          <table:table-cell table:style-name="ce4" table:formula="of:=[.$B29]+[.L$3]" office:value-type="time" office:time-value="PT09H29M00S">
            <text:p>09:29</text:p>
          </table:table-cell>
          <table:table-cell table:style-name="ce4" table:formula="of:=[.$B29]+[.M$3]" office:value-type="time" office:time-value="PT09H32M00S">
            <text:p>09:32</text:p>
          </table:table-cell>
          <table:table-cell table:style-name="ce4" table:formula="of:=[.$B29]+[.N$3]" office:value-type="time" office:time-value="PT09H36M00S">
            <text:p>09:36</text:p>
          </table:table-cell>
          <table:table-cell table:style-name="ce4" table:formula="of:=[.$B29]+[.O$3]" office:value-type="time" office:time-value="PT09H38M00S">
            <text:p>09:38</text:p>
          </table:table-cell>
          <table:table-cell table:style-name="ce4" table:formula="of:=[.$B29]+[.P$3]" office:value-type="time" office:time-value="PT09H40M00S">
            <text:p>09:40</text:p>
          </table:table-cell>
          <table:table-cell table:style-name="ce4" table:formula="of:=[.$B29]+[.Q$3]" office:value-type="time" office:time-value="PT09H42M00S">
            <text:p>09:42</text:p>
          </table:table-cell>
          <table:table-cell table:style-name="ce4" table:formula="of:=[.$B29]+[.R$3]" office:value-type="time" office:time-value="PT09H45M00S">
            <text:p>09:45</text:p>
          </table:table-cell>
        </table:table-row>
        <table:table-row table:style-name="ro1">
          <table:table-cell table:style-name="ce3" table:formula="of:=[.A29]+2" office:value-type="float" office:value="3045">
            <text:p>3045</text:p>
          </table:table-cell>
          <table:table-cell table:style-name="ce6" office:value-type="time" office:time-value="PT09H05M00S">
            <text:p>09:05</text:p>
          </table:table-cell>
          <table:table-cell table:style-name="ce4" table:formula="of:=[.$B30]+[.C$3]" office:value-type="time" office:time-value="PT09H18M00S">
            <text:p>09:18</text:p>
          </table:table-cell>
          <table:table-cell table:style-name="ce4" table:formula="of:=[.$B30]+[.D$3]" office:value-type="time" office:time-value="PT09H20M00S">
            <text:p>09:20</text:p>
          </table:table-cell>
          <table:table-cell table:style-name="ce4" table:formula="of:=[.$B30]+[.E$3]" office:value-type="time" office:time-value="PT09H22M00S">
            <text:p>09:22</text:p>
          </table:table-cell>
          <table:table-cell table:style-name="ce4" table:formula="of:=[.$B30]+[.F$3]" office:value-type="time" office:time-value="PT09H25M00S">
            <text:p>09:25</text:p>
          </table:table-cell>
          <table:table-cell table:style-name="ce4" table:formula="of:=[.$B30]+[.G$3]" office:value-type="time" office:time-value="PT09H27M00S">
            <text:p>09:27</text:p>
          </table:table-cell>
          <table:table-cell table:style-name="ce4" table:formula="of:=[.$B30]+[.H$3]" office:value-type="time" office:time-value="PT09H30M00S">
            <text:p>09:30</text:p>
          </table:table-cell>
          <table:table-cell table:style-name="ce4" table:formula="of:=[.$B30]+[.I$3]" office:value-type="time" office:time-value="PT09H32M00S">
            <text:p>09:32</text:p>
          </table:table-cell>
          <table:table-cell table:style-name="ce4" table:formula="of:=[.$B30]+[.J$3]" office:value-type="time" office:time-value="PT09H34M00S">
            <text:p>09:34</text:p>
          </table:table-cell>
          <table:table-cell table:style-name="ce4" table:formula="of:=[.$B30]+[.K$3]" office:value-type="time" office:time-value="PT09H36M00S">
            <text:p>09:36</text:p>
          </table:table-cell>
          <table:table-cell table:style-name="ce4" table:formula="of:=[.$B30]+[.L$3]" office:value-type="time" office:time-value="PT09H39M00S">
            <text:p>09:39</text:p>
          </table:table-cell>
          <table:table-cell table:style-name="ce4" table:formula="of:=[.$B30]+[.M$3]" office:value-type="time" office:time-value="PT09H42M00S">
            <text:p>09:42</text:p>
          </table:table-cell>
          <table:table-cell table:style-name="ce4" table:formula="of:=[.$B30]+[.N$3]" office:value-type="time" office:time-value="PT09H46M00S">
            <text:p>09:46</text:p>
          </table:table-cell>
          <table:table-cell table:style-name="ce4" table:formula="of:=[.$B30]+[.O$3]" office:value-type="time" office:time-value="PT09H48M00S">
            <text:p>09:48</text:p>
          </table:table-cell>
          <table:table-cell table:style-name="ce4" table:formula="of:=[.$B30]+[.P$3]" office:value-type="time" office:time-value="PT09H50M00S">
            <text:p>09:50</text:p>
          </table:table-cell>
          <table:table-cell table:style-name="ce4" table:formula="of:=[.$B30]+[.Q$3]" office:value-type="time" office:time-value="PT09H52M00S">
            <text:p>09:52</text:p>
          </table:table-cell>
          <table:table-cell table:style-name="ce4" table:formula="of:=[.$B30]+[.R$3]" office:value-type="time" office:time-value="PT09H55M00S">
            <text:p>09:55</text:p>
          </table:table-cell>
        </table:table-row>
        <table:table-row table:style-name="ro1">
          <table:table-cell table:style-name="ce3" table:formula="of:=[.A30]+2" office:value-type="float" office:value="3047">
            <text:p>3047</text:p>
          </table:table-cell>
          <table:table-cell table:style-name="ce6" office:value-type="time" office:time-value="PT09H15M00S">
            <text:p>09:15</text:p>
          </table:table-cell>
          <table:table-cell table:style-name="ce4" table:formula="of:=[.$B31]+[.C$3]" office:value-type="time" office:time-value="PT09H28M00S">
            <text:p>09:28</text:p>
          </table:table-cell>
          <table:table-cell table:style-name="ce4" table:formula="of:=[.$B31]+[.D$3]" office:value-type="time" office:time-value="PT09H30M00S">
            <text:p>09:30</text:p>
          </table:table-cell>
          <table:table-cell table:style-name="ce4" table:formula="of:=[.$B31]+[.E$3]" office:value-type="time" office:time-value="PT09H32M00S">
            <text:p>09:32</text:p>
          </table:table-cell>
          <table:table-cell table:style-name="ce4" table:formula="of:=[.$B31]+[.F$3]" office:value-type="time" office:time-value="PT09H35M00S">
            <text:p>09:35</text:p>
          </table:table-cell>
          <table:table-cell table:style-name="ce4" table:formula="of:=[.$B31]+[.G$3]" office:value-type="time" office:time-value="PT09H37M00S">
            <text:p>09:37</text:p>
          </table:table-cell>
          <table:table-cell table:style-name="ce4" table:formula="of:=[.$B31]+[.H$3]" office:value-type="time" office:time-value="PT09H40M00S">
            <text:p>09:40</text:p>
          </table:table-cell>
          <table:table-cell table:style-name="ce4" table:formula="of:=[.$B31]+[.I$3]" office:value-type="time" office:time-value="PT09H42M00S">
            <text:p>09:42</text:p>
          </table:table-cell>
          <table:table-cell table:style-name="ce4" table:formula="of:=[.$B31]+[.J$3]" office:value-type="time" office:time-value="PT09H44M00S">
            <text:p>09:44</text:p>
          </table:table-cell>
          <table:table-cell table:style-name="ce4" table:formula="of:=[.$B31]+[.K$3]" office:value-type="time" office:time-value="PT09H46M00S">
            <text:p>09:46</text:p>
          </table:table-cell>
          <table:table-cell table:style-name="ce4" table:formula="of:=[.$B31]+[.L$3]" office:value-type="time" office:time-value="PT09H49M00S">
            <text:p>09:49</text:p>
          </table:table-cell>
          <table:table-cell table:style-name="ce4" table:formula="of:=[.$B31]+[.M$3]" office:value-type="time" office:time-value="PT09H52M00S">
            <text:p>09:52</text:p>
          </table:table-cell>
          <table:table-cell table:style-name="ce4" table:formula="of:=[.$B31]+[.N$3]" office:value-type="time" office:time-value="PT09H56M00S">
            <text:p>09:56</text:p>
          </table:table-cell>
          <table:table-cell table:style-name="ce4" table:formula="of:=[.$B31]+[.O$3]" office:value-type="time" office:time-value="PT09H58M00S">
            <text:p>09:58</text:p>
          </table:table-cell>
          <table:table-cell table:style-name="ce4" table:formula="of:=[.$B31]+[.P$3]" office:value-type="time" office:time-value="PT10H00M00S">
            <text:p>10:00</text:p>
          </table:table-cell>
          <table:table-cell table:style-name="ce4" table:formula="of:=[.$B31]+[.Q$3]" office:value-type="time" office:time-value="PT10H02M00S">
            <text:p>10:02</text:p>
          </table:table-cell>
          <table:table-cell table:style-name="ce4" table:formula="of:=[.$B31]+[.R$3]" office:value-type="time" office:time-value="PT10H05M00S">
            <text:p>10:05</text:p>
          </table:table-cell>
        </table:table-row>
        <table:table-row table:style-name="ro1">
          <table:table-cell table:style-name="ce3" table:formula="of:=[.A31]+2" office:value-type="float" office:value="3049">
            <text:p>3049</text:p>
          </table:table-cell>
          <table:table-cell table:style-name="ce6" office:value-type="time" office:time-value="PT09H24M00S">
            <text:p>09:24</text:p>
          </table:table-cell>
          <table:table-cell table:style-name="ce4" table:formula="of:=[.$B32]+[.C$3]" office:value-type="time" office:time-value="PT09H37M00S">
            <text:p>09:37</text:p>
          </table:table-cell>
          <table:table-cell table:style-name="ce4" table:formula="of:=[.$B32]+[.D$3]" office:value-type="time" office:time-value="PT09H39M00S">
            <text:p>09:39</text:p>
          </table:table-cell>
          <table:table-cell table:style-name="ce4" table:formula="of:=[.$B32]+[.E$3]" office:value-type="time" office:time-value="PT09H41M00S">
            <text:p>09:41</text:p>
          </table:table-cell>
          <table:table-cell table:style-name="ce4" table:formula="of:=[.$B32]+[.F$3]" office:value-type="time" office:time-value="PT09H44M00S">
            <text:p>09:44</text:p>
          </table:table-cell>
          <table:table-cell table:style-name="ce4" table:formula="of:=[.$B32]+[.G$3]" office:value-type="time" office:time-value="PT09H46M00S">
            <text:p>09:46</text:p>
          </table:table-cell>
          <table:table-cell table:style-name="ce4" table:formula="of:=[.$B32]+[.H$3]" office:value-type="time" office:time-value="PT09H49M00S">
            <text:p>09:49</text:p>
          </table:table-cell>
          <table:table-cell table:style-name="ce4" table:formula="of:=[.$B32]+[.I$3]" office:value-type="time" office:time-value="PT09H51M00S">
            <text:p>09:51</text:p>
          </table:table-cell>
          <table:table-cell table:style-name="ce4" table:formula="of:=[.$B32]+[.J$3]" office:value-type="time" office:time-value="PT09H53M00S">
            <text:p>09:53</text:p>
          </table:table-cell>
          <table:table-cell table:style-name="ce4" table:formula="of:=[.$B32]+[.K$3]" office:value-type="time" office:time-value="PT09H55M00S">
            <text:p>09:55</text:p>
          </table:table-cell>
          <table:table-cell table:style-name="ce4" table:formula="of:=[.$B32]+[.L$3]" office:value-type="time" office:time-value="PT09H58M00S">
            <text:p>09:58</text:p>
          </table:table-cell>
          <table:table-cell table:style-name="ce4" table:formula="of:=[.$B32]+[.M$3]" office:value-type="time" office:time-value="PT10H01M00S">
            <text:p>10:01</text:p>
          </table:table-cell>
          <table:table-cell table:style-name="ce4" table:formula="of:=[.$B32]+[.N$3]" office:value-type="time" office:time-value="PT10H05M00S">
            <text:p>10:05</text:p>
          </table:table-cell>
          <table:table-cell table:style-name="ce4" table:formula="of:=[.$B32]+[.O$3]" office:value-type="time" office:time-value="PT10H07M00S">
            <text:p>10:07</text:p>
          </table:table-cell>
          <table:table-cell table:style-name="ce4" table:formula="of:=[.$B32]+[.P$3]" office:value-type="time" office:time-value="PT10H09M00S">
            <text:p>10:09</text:p>
          </table:table-cell>
          <table:table-cell table:style-name="ce4" table:formula="of:=[.$B32]+[.Q$3]" office:value-type="time" office:time-value="PT10H11M00S">
            <text:p>10:11</text:p>
          </table:table-cell>
          <table:table-cell table:style-name="ce4" table:formula="of:=[.$B32]+[.R$3]" office:value-type="time" office:time-value="PT10H14M00S">
            <text:p>10:14</text:p>
          </table:table-cell>
        </table:table-row>
        <table:table-row table:style-name="ro1">
          <table:table-cell table:style-name="ce3" table:formula="of:=[.A32]+2" office:value-type="float" office:value="3051">
            <text:p>3051</text:p>
          </table:table-cell>
          <table:table-cell table:style-name="ce6" office:value-type="time" office:time-value="PT09H34M00S">
            <text:p>09:34</text:p>
          </table:table-cell>
          <table:table-cell table:style-name="ce4" table:formula="of:=[.$B33]+[.C$3]" office:value-type="time" office:time-value="PT09H47M00S">
            <text:p>09:47</text:p>
          </table:table-cell>
          <table:table-cell table:style-name="ce4" table:formula="of:=[.$B33]+[.D$3]" office:value-type="time" office:time-value="PT09H49M00S">
            <text:p>09:49</text:p>
          </table:table-cell>
          <table:table-cell table:style-name="ce4" table:formula="of:=[.$B33]+[.E$3]" office:value-type="time" office:time-value="PT09H51M00S">
            <text:p>09:51</text:p>
          </table:table-cell>
          <table:table-cell table:style-name="ce4" table:formula="of:=[.$B33]+[.F$3]" office:value-type="time" office:time-value="PT09H54M00S">
            <text:p>09:54</text:p>
          </table:table-cell>
          <table:table-cell table:style-name="ce4" table:formula="of:=[.$B33]+[.G$3]" office:value-type="time" office:time-value="PT09H56M00S">
            <text:p>09:56</text:p>
          </table:table-cell>
          <table:table-cell table:style-name="ce4" table:formula="of:=[.$B33]+[.H$3]" office:value-type="time" office:time-value="PT09H59M00S">
            <text:p>09:59</text:p>
          </table:table-cell>
          <table:table-cell table:style-name="ce4" table:formula="of:=[.$B33]+[.I$3]" office:value-type="time" office:time-value="PT10H01M00S">
            <text:p>10:01</text:p>
          </table:table-cell>
          <table:table-cell table:style-name="ce4" table:formula="of:=[.$B33]+[.J$3]" office:value-type="time" office:time-value="PT10H03M00S">
            <text:p>10:03</text:p>
          </table:table-cell>
          <table:table-cell table:style-name="ce4" table:formula="of:=[.$B33]+[.K$3]" office:value-type="time" office:time-value="PT10H05M00S">
            <text:p>10:05</text:p>
          </table:table-cell>
          <table:table-cell table:style-name="ce4" table:formula="of:=[.$B33]+[.L$3]" office:value-type="time" office:time-value="PT10H08M00S">
            <text:p>10:08</text:p>
          </table:table-cell>
          <table:table-cell table:style-name="ce4" table:formula="of:=[.$B33]+[.M$3]" office:value-type="time" office:time-value="PT10H11M00S">
            <text:p>10:11</text:p>
          </table:table-cell>
          <table:table-cell table:style-name="ce4" table:formula="of:=[.$B33]+[.N$3]" office:value-type="time" office:time-value="PT10H15M00S">
            <text:p>10:15</text:p>
          </table:table-cell>
          <table:table-cell table:style-name="ce4" table:formula="of:=[.$B33]+[.O$3]" office:value-type="time" office:time-value="PT10H17M00S">
            <text:p>10:17</text:p>
          </table:table-cell>
          <table:table-cell table:style-name="ce4" table:formula="of:=[.$B33]+[.P$3]" office:value-type="time" office:time-value="PT10H19M00S">
            <text:p>10:19</text:p>
          </table:table-cell>
          <table:table-cell table:style-name="ce4" table:formula="of:=[.$B33]+[.Q$3]" office:value-type="time" office:time-value="PT10H21M00S">
            <text:p>10:21</text:p>
          </table:table-cell>
          <table:table-cell table:style-name="ce4" table:formula="of:=[.$B33]+[.R$3]" office:value-type="time" office:time-value="PT10H24M00S">
            <text:p>10:24</text:p>
          </table:table-cell>
        </table:table-row>
        <table:table-row table:style-name="ro1">
          <table:table-cell table:style-name="ce3" table:formula="of:=[.A33]+2" office:value-type="float" office:value="3053">
            <text:p>3053</text:p>
          </table:table-cell>
          <table:table-cell table:style-name="ce6" office:value-type="time" office:time-value="PT09H44M00S">
            <text:p>09:44</text:p>
          </table:table-cell>
          <table:table-cell table:style-name="ce4" table:formula="of:=[.$B34]+[.C$3]" office:value-type="time" office:time-value="PT09H57M00S">
            <text:p>09:57</text:p>
          </table:table-cell>
          <table:table-cell table:style-name="ce4" table:formula="of:=[.$B34]+[.D$3]" office:value-type="time" office:time-value="PT09H59M00S">
            <text:p>09:59</text:p>
          </table:table-cell>
          <table:table-cell table:style-name="ce4" table:formula="of:=[.$B34]+[.E$3]" office:value-type="time" office:time-value="PT10H01M00S">
            <text:p>10:01</text:p>
          </table:table-cell>
          <table:table-cell table:style-name="ce4" table:formula="of:=[.$B34]+[.F$3]" office:value-type="time" office:time-value="PT10H04M00S">
            <text:p>10:04</text:p>
          </table:table-cell>
          <table:table-cell table:style-name="ce4" table:formula="of:=[.$B34]+[.G$3]" office:value-type="time" office:time-value="PT10H06M00S">
            <text:p>10:06</text:p>
          </table:table-cell>
          <table:table-cell table:style-name="ce4" table:formula="of:=[.$B34]+[.H$3]" office:value-type="time" office:time-value="PT10H09M00S">
            <text:p>10:09</text:p>
          </table:table-cell>
          <table:table-cell table:style-name="ce4" table:formula="of:=[.$B34]+[.I$3]" office:value-type="time" office:time-value="PT10H11M00S">
            <text:p>10:11</text:p>
          </table:table-cell>
          <table:table-cell table:style-name="ce4" table:formula="of:=[.$B34]+[.J$3]" office:value-type="time" office:time-value="PT10H13M00S">
            <text:p>10:13</text:p>
          </table:table-cell>
          <table:table-cell table:style-name="ce4" table:formula="of:=[.$B34]+[.K$3]" office:value-type="time" office:time-value="PT10H15M00S">
            <text:p>10:15</text:p>
          </table:table-cell>
          <table:table-cell table:style-name="ce4" table:formula="of:=[.$B34]+[.L$3]" office:value-type="time" office:time-value="PT10H18M00S">
            <text:p>10:18</text:p>
          </table:table-cell>
          <table:table-cell table:style-name="ce4" table:formula="of:=[.$B34]+[.M$3]" office:value-type="time" office:time-value="PT10H21M00S">
            <text:p>10:21</text:p>
          </table:table-cell>
          <table:table-cell table:style-name="ce4" table:formula="of:=[.$B34]+[.N$3]" office:value-type="time" office:time-value="PT10H25M00S">
            <text:p>10:25</text:p>
          </table:table-cell>
          <table:table-cell table:style-name="ce4" table:formula="of:=[.$B34]+[.O$3]" office:value-type="time" office:time-value="PT10H27M00S">
            <text:p>10:27</text:p>
          </table:table-cell>
          <table:table-cell table:style-name="ce4" table:formula="of:=[.$B34]+[.P$3]" office:value-type="time" office:time-value="PT10H29M00S">
            <text:p>10:29</text:p>
          </table:table-cell>
          <table:table-cell table:style-name="ce4" table:formula="of:=[.$B34]+[.Q$3]" office:value-type="time" office:time-value="PT10H31M00S">
            <text:p>10:31</text:p>
          </table:table-cell>
          <table:table-cell table:style-name="ce4" table:formula="of:=[.$B34]+[.R$3]" office:value-type="time" office:time-value="PT10H34M00S">
            <text:p>10:34</text:p>
          </table:table-cell>
        </table:table-row>
        <table:table-row table:style-name="ro1">
          <table:table-cell table:style-name="ce3" table:formula="of:=[.A34]+2" office:value-type="float" office:value="3055">
            <text:p>3055</text:p>
          </table:table-cell>
          <table:table-cell table:style-name="ce6" office:value-type="time" office:time-value="PT09H53M00S">
            <text:p>09:53</text:p>
          </table:table-cell>
          <table:table-cell table:style-name="ce4" table:formula="of:=[.$B35]+[.C$3]" office:value-type="time" office:time-value="PT10H06M00S">
            <text:p>10:06</text:p>
          </table:table-cell>
          <table:table-cell table:style-name="ce4" table:formula="of:=[.$B35]+[.D$3]" office:value-type="time" office:time-value="PT10H08M00S">
            <text:p>10:08</text:p>
          </table:table-cell>
          <table:table-cell table:style-name="ce4" table:formula="of:=[.$B35]+[.E$3]" office:value-type="time" office:time-value="PT10H10M00S">
            <text:p>10:10</text:p>
          </table:table-cell>
          <table:table-cell table:style-name="ce4" table:formula="of:=[.$B35]+[.F$3]" office:value-type="time" office:time-value="PT10H13M00S">
            <text:p>10:13</text:p>
          </table:table-cell>
          <table:table-cell table:style-name="ce4" table:formula="of:=[.$B35]+[.G$3]" office:value-type="time" office:time-value="PT10H15M00S">
            <text:p>10:15</text:p>
          </table:table-cell>
          <table:table-cell table:style-name="ce4" table:formula="of:=[.$B35]+[.H$3]" office:value-type="time" office:time-value="PT10H18M00S">
            <text:p>10:18</text:p>
          </table:table-cell>
          <table:table-cell table:style-name="ce4" table:formula="of:=[.$B35]+[.I$3]" office:value-type="time" office:time-value="PT10H20M00S">
            <text:p>10:20</text:p>
          </table:table-cell>
          <table:table-cell table:style-name="ce4" table:formula="of:=[.$B35]+[.J$3]" office:value-type="time" office:time-value="PT10H22M00S">
            <text:p>10:22</text:p>
          </table:table-cell>
          <table:table-cell table:style-name="ce4" table:formula="of:=[.$B35]+[.K$3]" office:value-type="time" office:time-value="PT10H24M00S">
            <text:p>10:24</text:p>
          </table:table-cell>
          <table:table-cell table:style-name="ce4" table:formula="of:=[.$B35]+[.L$3]" office:value-type="time" office:time-value="PT10H27M00S">
            <text:p>10:27</text:p>
          </table:table-cell>
          <table:table-cell table:style-name="ce4" table:formula="of:=[.$B35]+[.M$3]" office:value-type="time" office:time-value="PT10H30M00S">
            <text:p>10:30</text:p>
          </table:table-cell>
          <table:table-cell table:style-name="ce4" table:formula="of:=[.$B35]+[.N$3]" office:value-type="time" office:time-value="PT10H34M00S">
            <text:p>10:34</text:p>
          </table:table-cell>
          <table:table-cell table:style-name="ce4" table:formula="of:=[.$B35]+[.O$3]" office:value-type="time" office:time-value="PT10H36M00S">
            <text:p>10:36</text:p>
          </table:table-cell>
          <table:table-cell table:style-name="ce4" table:formula="of:=[.$B35]+[.P$3]" office:value-type="time" office:time-value="PT10H38M00S">
            <text:p>10:38</text:p>
          </table:table-cell>
          <table:table-cell table:style-name="ce4" table:formula="of:=[.$B35]+[.Q$3]" office:value-type="time" office:time-value="PT10H40M00S">
            <text:p>10:40</text:p>
          </table:table-cell>
          <table:table-cell table:style-name="ce4" table:formula="of:=[.$B35]+[.R$3]" office:value-type="time" office:time-value="PT10H43M00S">
            <text:p>10:43</text:p>
          </table:table-cell>
        </table:table-row>
        <table:table-row table:style-name="ro1">
          <table:table-cell table:style-name="ce3" table:formula="of:=[.A35]+2" office:value-type="float" office:value="3057">
            <text:p>3057</text:p>
          </table:table-cell>
          <table:table-cell table:style-name="ce6" office:value-type="time" office:time-value="PT10H03M00S">
            <text:p>10:03</text:p>
          </table:table-cell>
          <table:table-cell table:style-name="ce4" table:formula="of:=[.$B36]+[.C$3]" office:value-type="time" office:time-value="PT10H16M00S">
            <text:p>10:16</text:p>
          </table:table-cell>
          <table:table-cell table:style-name="ce4" table:formula="of:=[.$B36]+[.D$3]" office:value-type="time" office:time-value="PT10H18M00S">
            <text:p>10:18</text:p>
          </table:table-cell>
          <table:table-cell table:style-name="ce4" table:formula="of:=[.$B36]+[.E$3]" office:value-type="time" office:time-value="PT10H20M00S">
            <text:p>10:20</text:p>
          </table:table-cell>
          <table:table-cell table:style-name="ce4" table:formula="of:=[.$B36]+[.F$3]" office:value-type="time" office:time-value="PT10H23M00S">
            <text:p>10:23</text:p>
          </table:table-cell>
          <table:table-cell table:style-name="ce4" table:formula="of:=[.$B36]+[.G$3]" office:value-type="time" office:time-value="PT10H25M00S">
            <text:p>10:25</text:p>
          </table:table-cell>
          <table:table-cell table:style-name="ce4" table:formula="of:=[.$B36]+[.H$3]" office:value-type="time" office:time-value="PT10H28M00S">
            <text:p>10:28</text:p>
          </table:table-cell>
          <table:table-cell table:style-name="ce4" table:formula="of:=[.$B36]+[.I$3]" office:value-type="time" office:time-value="PT10H30M00S">
            <text:p>10:30</text:p>
          </table:table-cell>
          <table:table-cell table:style-name="ce4" table:formula="of:=[.$B36]+[.J$3]" office:value-type="time" office:time-value="PT10H32M00S">
            <text:p>10:32</text:p>
          </table:table-cell>
          <table:table-cell table:style-name="ce4" table:formula="of:=[.$B36]+[.K$3]" office:value-type="time" office:time-value="PT10H34M00S">
            <text:p>10:34</text:p>
          </table:table-cell>
          <table:table-cell table:style-name="ce4" table:formula="of:=[.$B36]+[.L$3]" office:value-type="time" office:time-value="PT10H37M00S">
            <text:p>10:37</text:p>
          </table:table-cell>
          <table:table-cell table:style-name="ce4" table:formula="of:=[.$B36]+[.M$3]" office:value-type="time" office:time-value="PT10H40M00S">
            <text:p>10:40</text:p>
          </table:table-cell>
          <table:table-cell table:style-name="ce4" table:formula="of:=[.$B36]+[.N$3]" office:value-type="time" office:time-value="PT10H44M00S">
            <text:p>10:44</text:p>
          </table:table-cell>
          <table:table-cell table:style-name="ce4" table:formula="of:=[.$B36]+[.O$3]" office:value-type="time" office:time-value="PT10H46M00S">
            <text:p>10:46</text:p>
          </table:table-cell>
          <table:table-cell table:style-name="ce4" table:formula="of:=[.$B36]+[.P$3]" office:value-type="time" office:time-value="PT10H48M00S">
            <text:p>10:48</text:p>
          </table:table-cell>
          <table:table-cell table:style-name="ce4" table:formula="of:=[.$B36]+[.Q$3]" office:value-type="time" office:time-value="PT10H50M00S">
            <text:p>10:50</text:p>
          </table:table-cell>
          <table:table-cell table:style-name="ce4" table:formula="of:=[.$B36]+[.R$3]" office:value-type="time" office:time-value="PT10H53M00S">
            <text:p>10:53</text:p>
          </table:table-cell>
        </table:table-row>
        <table:table-row table:style-name="ro1">
          <table:table-cell table:style-name="ce3" table:formula="of:=[.A36]+2" office:value-type="float" office:value="3059">
            <text:p>3059</text:p>
          </table:table-cell>
          <table:table-cell table:style-name="ce6" office:value-type="time" office:time-value="PT10H13M00S">
            <text:p>10:13</text:p>
          </table:table-cell>
          <table:table-cell table:style-name="ce4" table:formula="of:=[.$B37]+[.C$3]" office:value-type="time" office:time-value="PT10H26M00S">
            <text:p>10:26</text:p>
          </table:table-cell>
          <table:table-cell table:style-name="ce4" table:formula="of:=[.$B37]+[.D$3]" office:value-type="time" office:time-value="PT10H28M00S">
            <text:p>10:28</text:p>
          </table:table-cell>
          <table:table-cell table:style-name="ce4" table:formula="of:=[.$B37]+[.E$3]" office:value-type="time" office:time-value="PT10H30M00S">
            <text:p>10:30</text:p>
          </table:table-cell>
          <table:table-cell table:style-name="ce4" table:formula="of:=[.$B37]+[.F$3]" office:value-type="time" office:time-value="PT10H33M00S">
            <text:p>10:33</text:p>
          </table:table-cell>
          <table:table-cell table:style-name="ce4" table:formula="of:=[.$B37]+[.G$3]" office:value-type="time" office:time-value="PT10H35M00S">
            <text:p>10:35</text:p>
          </table:table-cell>
          <table:table-cell table:style-name="ce4" table:formula="of:=[.$B37]+[.H$3]" office:value-type="time" office:time-value="PT10H38M00S">
            <text:p>10:38</text:p>
          </table:table-cell>
          <table:table-cell table:style-name="ce4" table:formula="of:=[.$B37]+[.I$3]" office:value-type="time" office:time-value="PT10H40M00S">
            <text:p>10:40</text:p>
          </table:table-cell>
          <table:table-cell table:style-name="ce4" table:formula="of:=[.$B37]+[.J$3]" office:value-type="time" office:time-value="PT10H42M00S">
            <text:p>10:42</text:p>
          </table:table-cell>
          <table:table-cell table:style-name="ce4" table:formula="of:=[.$B37]+[.K$3]" office:value-type="time" office:time-value="PT10H44M00S">
            <text:p>10:44</text:p>
          </table:table-cell>
          <table:table-cell table:style-name="ce4" table:formula="of:=[.$B37]+[.L$3]" office:value-type="time" office:time-value="PT10H47M00S">
            <text:p>10:47</text:p>
          </table:table-cell>
          <table:table-cell table:style-name="ce4" table:formula="of:=[.$B37]+[.M$3]" office:value-type="time" office:time-value="PT10H50M00S">
            <text:p>10:50</text:p>
          </table:table-cell>
          <table:table-cell table:style-name="ce4" table:formula="of:=[.$B37]+[.N$3]" office:value-type="time" office:time-value="PT10H54M00S">
            <text:p>10:54</text:p>
          </table:table-cell>
          <table:table-cell table:style-name="ce4" table:formula="of:=[.$B37]+[.O$3]" office:value-type="time" office:time-value="PT10H56M00S">
            <text:p>10:56</text:p>
          </table:table-cell>
          <table:table-cell table:style-name="ce4" table:formula="of:=[.$B37]+[.P$3]" office:value-type="time" office:time-value="PT10H58M00S">
            <text:p>10:58</text:p>
          </table:table-cell>
          <table:table-cell table:style-name="ce4" table:formula="of:=[.$B37]+[.Q$3]" office:value-type="time" office:time-value="PT11H00M00S">
            <text:p>11:00</text:p>
          </table:table-cell>
          <table:table-cell table:style-name="ce4" table:formula="of:=[.$B37]+[.R$3]" office:value-type="time" office:time-value="PT11H03M00S">
            <text:p>11:03</text:p>
          </table:table-cell>
        </table:table-row>
        <table:table-row table:style-name="ro1">
          <table:table-cell table:style-name="ce3" table:formula="of:=[.A37]+2" office:value-type="float" office:value="3061">
            <text:p>3061</text:p>
          </table:table-cell>
          <table:table-cell table:style-name="ce6" office:value-type="time" office:time-value="PT10H22M00S">
            <text:p>10:22</text:p>
          </table:table-cell>
          <table:table-cell table:style-name="ce4" table:formula="of:=[.$B38]+[.C$3]" office:value-type="time" office:time-value="PT10H35M00S">
            <text:p>10:35</text:p>
          </table:table-cell>
          <table:table-cell table:style-name="ce4" table:formula="of:=[.$B38]+[.D$3]" office:value-type="time" office:time-value="PT10H37M00S">
            <text:p>10:37</text:p>
          </table:table-cell>
          <table:table-cell table:style-name="ce4" table:formula="of:=[.$B38]+[.E$3]" office:value-type="time" office:time-value="PT10H39M00S">
            <text:p>10:39</text:p>
          </table:table-cell>
          <table:table-cell table:style-name="ce4" table:formula="of:=[.$B38]+[.F$3]" office:value-type="time" office:time-value="PT10H42M00S">
            <text:p>10:42</text:p>
          </table:table-cell>
          <table:table-cell table:style-name="ce4" table:formula="of:=[.$B38]+[.G$3]" office:value-type="time" office:time-value="PT10H44M00S">
            <text:p>10:44</text:p>
          </table:table-cell>
          <table:table-cell table:style-name="ce4" table:formula="of:=[.$B38]+[.H$3]" office:value-type="time" office:time-value="PT10H47M00S">
            <text:p>10:47</text:p>
          </table:table-cell>
          <table:table-cell table:style-name="ce4" table:formula="of:=[.$B38]+[.I$3]" office:value-type="time" office:time-value="PT10H49M00S">
            <text:p>10:49</text:p>
          </table:table-cell>
          <table:table-cell table:style-name="ce4" table:formula="of:=[.$B38]+[.J$3]" office:value-type="time" office:time-value="PT10H51M00S">
            <text:p>10:51</text:p>
          </table:table-cell>
          <table:table-cell table:style-name="ce4" table:formula="of:=[.$B38]+[.K$3]" office:value-type="time" office:time-value="PT10H53M00S">
            <text:p>10:53</text:p>
          </table:table-cell>
          <table:table-cell table:style-name="ce4" table:formula="of:=[.$B38]+[.L$3]" office:value-type="time" office:time-value="PT10H56M00S">
            <text:p>10:56</text:p>
          </table:table-cell>
          <table:table-cell table:style-name="ce4" table:formula="of:=[.$B38]+[.M$3]" office:value-type="time" office:time-value="PT10H59M00S">
            <text:p>10:59</text:p>
          </table:table-cell>
          <table:table-cell table:style-name="ce4" table:formula="of:=[.$B38]+[.N$3]" office:value-type="time" office:time-value="PT11H03M00S">
            <text:p>11:03</text:p>
          </table:table-cell>
          <table:table-cell table:style-name="ce4" table:formula="of:=[.$B38]+[.O$3]" office:value-type="time" office:time-value="PT11H05M00S">
            <text:p>11:05</text:p>
          </table:table-cell>
          <table:table-cell table:style-name="ce4" table:formula="of:=[.$B38]+[.P$3]" office:value-type="time" office:time-value="PT11H07M00S">
            <text:p>11:07</text:p>
          </table:table-cell>
          <table:table-cell table:style-name="ce4" table:formula="of:=[.$B38]+[.Q$3]" office:value-type="time" office:time-value="PT11H09M00S">
            <text:p>11:09</text:p>
          </table:table-cell>
          <table:table-cell table:style-name="ce4" table:formula="of:=[.$B38]+[.R$3]" office:value-type="time" office:time-value="PT11H12M00S">
            <text:p>11:12</text:p>
          </table:table-cell>
        </table:table-row>
        <table:table-row table:style-name="ro1">
          <table:table-cell table:style-name="ce3" table:formula="of:=[.A38]+2" office:value-type="float" office:value="3063">
            <text:p>3063</text:p>
          </table:table-cell>
          <table:table-cell table:style-name="ce6" office:value-type="time" office:time-value="PT10H32M00S">
            <text:p>10:32</text:p>
          </table:table-cell>
          <table:table-cell table:style-name="ce4" table:formula="of:=[.$B39]+[.C$3]" office:value-type="time" office:time-value="PT10H45M00S">
            <text:p>10:45</text:p>
          </table:table-cell>
          <table:table-cell table:style-name="ce4" table:formula="of:=[.$B39]+[.D$3]" office:value-type="time" office:time-value="PT10H47M00S">
            <text:p>10:47</text:p>
          </table:table-cell>
          <table:table-cell table:style-name="ce4" table:formula="of:=[.$B39]+[.E$3]" office:value-type="time" office:time-value="PT10H49M00S">
            <text:p>10:49</text:p>
          </table:table-cell>
          <table:table-cell table:style-name="ce4" table:formula="of:=[.$B39]+[.F$3]" office:value-type="time" office:time-value="PT10H52M00S">
            <text:p>10:52</text:p>
          </table:table-cell>
          <table:table-cell table:style-name="ce4" table:formula="of:=[.$B39]+[.G$3]" office:value-type="time" office:time-value="PT10H54M00S">
            <text:p>10:54</text:p>
          </table:table-cell>
          <table:table-cell table:style-name="ce4" table:formula="of:=[.$B39]+[.H$3]" office:value-type="time" office:time-value="PT10H57M00S">
            <text:p>10:57</text:p>
          </table:table-cell>
          <table:table-cell table:style-name="ce4" table:formula="of:=[.$B39]+[.I$3]" office:value-type="time" office:time-value="PT10H59M00S">
            <text:p>10:59</text:p>
          </table:table-cell>
          <table:table-cell table:style-name="ce4" table:formula="of:=[.$B39]+[.J$3]" office:value-type="time" office:time-value="PT11H01M00S">
            <text:p>11:01</text:p>
          </table:table-cell>
          <table:table-cell table:style-name="ce4" table:formula="of:=[.$B39]+[.K$3]" office:value-type="time" office:time-value="PT11H03M00S">
            <text:p>11:03</text:p>
          </table:table-cell>
          <table:table-cell table:style-name="ce4" table:formula="of:=[.$B39]+[.L$3]" office:value-type="time" office:time-value="PT11H06M00S">
            <text:p>11:06</text:p>
          </table:table-cell>
          <table:table-cell table:style-name="ce4" table:formula="of:=[.$B39]+[.M$3]" office:value-type="time" office:time-value="PT11H09M00S">
            <text:p>11:09</text:p>
          </table:table-cell>
          <table:table-cell table:style-name="ce4" table:formula="of:=[.$B39]+[.N$3]" office:value-type="time" office:time-value="PT11H13M00S">
            <text:p>11:13</text:p>
          </table:table-cell>
          <table:table-cell table:style-name="ce4" table:formula="of:=[.$B39]+[.O$3]" office:value-type="time" office:time-value="PT11H15M00S">
            <text:p>11:15</text:p>
          </table:table-cell>
          <table:table-cell table:style-name="ce4" table:formula="of:=[.$B39]+[.P$3]" office:value-type="time" office:time-value="PT11H17M00S">
            <text:p>11:17</text:p>
          </table:table-cell>
          <table:table-cell table:style-name="ce4" table:formula="of:=[.$B39]+[.Q$3]" office:value-type="time" office:time-value="PT11H19M00S">
            <text:p>11:19</text:p>
          </table:table-cell>
          <table:table-cell table:style-name="ce4" table:formula="of:=[.$B39]+[.R$3]" office:value-type="time" office:time-value="PT11H22M00S">
            <text:p>11:22</text:p>
          </table:table-cell>
        </table:table-row>
        <table:table-row table:style-name="ro1">
          <table:table-cell table:style-name="ce3" table:formula="of:=[.A39]+2" office:value-type="float" office:value="3065">
            <text:p>3065</text:p>
          </table:table-cell>
          <table:table-cell table:style-name="ce6" office:value-type="time" office:time-value="PT10H42M00S">
            <text:p>10:42</text:p>
          </table:table-cell>
          <table:table-cell table:style-name="ce4" table:formula="of:=[.$B40]+[.C$3]" office:value-type="time" office:time-value="PT10H55M00S">
            <text:p>10:55</text:p>
          </table:table-cell>
          <table:table-cell table:style-name="ce4" table:formula="of:=[.$B40]+[.D$3]" office:value-type="time" office:time-value="PT10H57M00S">
            <text:p>10:57</text:p>
          </table:table-cell>
          <table:table-cell table:style-name="ce4" table:formula="of:=[.$B40]+[.E$3]" office:value-type="time" office:time-value="PT10H59M00S">
            <text:p>10:59</text:p>
          </table:table-cell>
          <table:table-cell table:style-name="ce4" table:formula="of:=[.$B40]+[.F$3]" office:value-type="time" office:time-value="PT11H02M00S">
            <text:p>11:02</text:p>
          </table:table-cell>
          <table:table-cell table:style-name="ce4" table:formula="of:=[.$B40]+[.G$3]" office:value-type="time" office:time-value="PT11H04M00S">
            <text:p>11:04</text:p>
          </table:table-cell>
          <table:table-cell table:style-name="ce4" table:formula="of:=[.$B40]+[.H$3]" office:value-type="time" office:time-value="PT11H07M00S">
            <text:p>11:07</text:p>
          </table:table-cell>
          <table:table-cell table:style-name="ce4" table:formula="of:=[.$B40]+[.I$3]" office:value-type="time" office:time-value="PT11H09M00S">
            <text:p>11:09</text:p>
          </table:table-cell>
          <table:table-cell table:style-name="ce4" table:formula="of:=[.$B40]+[.J$3]" office:value-type="time" office:time-value="PT11H11M00S">
            <text:p>11:11</text:p>
          </table:table-cell>
          <table:table-cell table:style-name="ce4" table:formula="of:=[.$B40]+[.K$3]" office:value-type="time" office:time-value="PT11H13M00S">
            <text:p>11:13</text:p>
          </table:table-cell>
          <table:table-cell table:style-name="ce4" table:formula="of:=[.$B40]+[.L$3]" office:value-type="time" office:time-value="PT11H16M00S">
            <text:p>11:16</text:p>
          </table:table-cell>
          <table:table-cell table:style-name="ce4" table:formula="of:=[.$B40]+[.M$3]" office:value-type="time" office:time-value="PT11H19M00S">
            <text:p>11:19</text:p>
          </table:table-cell>
          <table:table-cell table:style-name="ce4" table:formula="of:=[.$B40]+[.N$3]" office:value-type="time" office:time-value="PT11H23M00S">
            <text:p>11:23</text:p>
          </table:table-cell>
          <table:table-cell table:style-name="ce4" table:formula="of:=[.$B40]+[.O$3]" office:value-type="time" office:time-value="PT11H25M00S">
            <text:p>11:25</text:p>
          </table:table-cell>
          <table:table-cell table:style-name="ce4" table:formula="of:=[.$B40]+[.P$3]" office:value-type="time" office:time-value="PT11H27M00S">
            <text:p>11:27</text:p>
          </table:table-cell>
          <table:table-cell table:style-name="ce4" table:formula="of:=[.$B40]+[.Q$3]" office:value-type="time" office:time-value="PT11H29M00S">
            <text:p>11:29</text:p>
          </table:table-cell>
          <table:table-cell table:style-name="ce4" table:formula="of:=[.$B40]+[.R$3]" office:value-type="time" office:time-value="PT11H32M00S">
            <text:p>11:32</text:p>
          </table:table-cell>
        </table:table-row>
        <table:table-row table:style-name="ro1">
          <table:table-cell table:style-name="ce3" table:formula="of:=[.A40]+2" office:value-type="float" office:value="3067">
            <text:p>3067</text:p>
          </table:table-cell>
          <table:table-cell table:style-name="ce6" office:value-type="time" office:time-value="PT10H51M00S">
            <text:p>10:51</text:p>
          </table:table-cell>
          <table:table-cell table:style-name="ce4" table:formula="of:=[.$B41]+[.C$3]" office:value-type="time" office:time-value="PT11H04M00S">
            <text:p>11:04</text:p>
          </table:table-cell>
          <table:table-cell table:style-name="ce4" table:formula="of:=[.$B41]+[.D$3]" office:value-type="time" office:time-value="PT11H06M00S">
            <text:p>11:06</text:p>
          </table:table-cell>
          <table:table-cell table:style-name="ce4" table:formula="of:=[.$B41]+[.E$3]" office:value-type="time" office:time-value="PT11H08M00S">
            <text:p>11:08</text:p>
          </table:table-cell>
          <table:table-cell table:style-name="ce4" table:formula="of:=[.$B41]+[.F$3]" office:value-type="time" office:time-value="PT11H11M00S">
            <text:p>11:11</text:p>
          </table:table-cell>
          <table:table-cell table:style-name="ce4" table:formula="of:=[.$B41]+[.G$3]" office:value-type="time" office:time-value="PT11H13M00S">
            <text:p>11:13</text:p>
          </table:table-cell>
          <table:table-cell table:style-name="ce4" table:formula="of:=[.$B41]+[.H$3]" office:value-type="time" office:time-value="PT11H16M00S">
            <text:p>11:16</text:p>
          </table:table-cell>
          <table:table-cell table:style-name="ce4" table:formula="of:=[.$B41]+[.I$3]" office:value-type="time" office:time-value="PT11H18M00S">
            <text:p>11:18</text:p>
          </table:table-cell>
          <table:table-cell table:style-name="ce4" table:formula="of:=[.$B41]+[.J$3]" office:value-type="time" office:time-value="PT11H20M00S">
            <text:p>11:20</text:p>
          </table:table-cell>
          <table:table-cell table:style-name="ce4" table:formula="of:=[.$B41]+[.K$3]" office:value-type="time" office:time-value="PT11H22M00S">
            <text:p>11:22</text:p>
          </table:table-cell>
          <table:table-cell table:style-name="ce4" table:formula="of:=[.$B41]+[.L$3]" office:value-type="time" office:time-value="PT11H25M00S">
            <text:p>11:25</text:p>
          </table:table-cell>
          <table:table-cell table:style-name="ce4" table:formula="of:=[.$B41]+[.M$3]" office:value-type="time" office:time-value="PT11H28M00S">
            <text:p>11:28</text:p>
          </table:table-cell>
          <table:table-cell table:style-name="ce4" table:formula="of:=[.$B41]+[.N$3]" office:value-type="time" office:time-value="PT11H32M00S">
            <text:p>11:32</text:p>
          </table:table-cell>
          <table:table-cell table:style-name="ce4" table:formula="of:=[.$B41]+[.O$3]" office:value-type="time" office:time-value="PT11H34M00S">
            <text:p>11:34</text:p>
          </table:table-cell>
          <table:table-cell table:style-name="ce4" table:formula="of:=[.$B41]+[.P$3]" office:value-type="time" office:time-value="PT11H36M00S">
            <text:p>11:36</text:p>
          </table:table-cell>
          <table:table-cell table:style-name="ce4" table:formula="of:=[.$B41]+[.Q$3]" office:value-type="time" office:time-value="PT11H38M00S">
            <text:p>11:38</text:p>
          </table:table-cell>
          <table:table-cell table:style-name="ce4" table:formula="of:=[.$B41]+[.R$3]" office:value-type="time" office:time-value="PT11H41M00S">
            <text:p>11:41</text:p>
          </table:table-cell>
        </table:table-row>
        <table:table-row table:style-name="ro1">
          <table:table-cell table:style-name="ce3" table:formula="of:=[.A41]+2" office:value-type="float" office:value="3069">
            <text:p>3069</text:p>
          </table:table-cell>
          <table:table-cell table:style-name="ce6" office:value-type="time" office:time-value="PT11H01M00S">
            <text:p>11:01</text:p>
          </table:table-cell>
          <table:table-cell table:style-name="ce4" table:formula="of:=[.$B42]+[.C$3]" office:value-type="time" office:time-value="PT11H14M00S">
            <text:p>11:14</text:p>
          </table:table-cell>
          <table:table-cell table:style-name="ce4" table:formula="of:=[.$B42]+[.D$3]" office:value-type="time" office:time-value="PT11H16M00S">
            <text:p>11:16</text:p>
          </table:table-cell>
          <table:table-cell table:style-name="ce4" table:formula="of:=[.$B42]+[.E$3]" office:value-type="time" office:time-value="PT11H18M00S">
            <text:p>11:18</text:p>
          </table:table-cell>
          <table:table-cell table:style-name="ce4" table:formula="of:=[.$B42]+[.F$3]" office:value-type="time" office:time-value="PT11H21M00S">
            <text:p>11:21</text:p>
          </table:table-cell>
          <table:table-cell table:style-name="ce4" table:formula="of:=[.$B42]+[.G$3]" office:value-type="time" office:time-value="PT11H23M00S">
            <text:p>11:23</text:p>
          </table:table-cell>
          <table:table-cell table:style-name="ce4" table:formula="of:=[.$B42]+[.H$3]" office:value-type="time" office:time-value="PT11H26M00S">
            <text:p>11:26</text:p>
          </table:table-cell>
          <table:table-cell table:style-name="ce4" table:formula="of:=[.$B42]+[.I$3]" office:value-type="time" office:time-value="PT11H28M00S">
            <text:p>11:28</text:p>
          </table:table-cell>
          <table:table-cell table:style-name="ce4" table:formula="of:=[.$B42]+[.J$3]" office:value-type="time" office:time-value="PT11H30M00S">
            <text:p>11:30</text:p>
          </table:table-cell>
          <table:table-cell table:style-name="ce4" table:formula="of:=[.$B42]+[.K$3]" office:value-type="time" office:time-value="PT11H32M00S">
            <text:p>11:32</text:p>
          </table:table-cell>
          <table:table-cell table:style-name="ce4" table:formula="of:=[.$B42]+[.L$3]" office:value-type="time" office:time-value="PT11H35M00S">
            <text:p>11:35</text:p>
          </table:table-cell>
          <table:table-cell table:style-name="ce4" table:formula="of:=[.$B42]+[.M$3]" office:value-type="time" office:time-value="PT11H38M00S">
            <text:p>11:38</text:p>
          </table:table-cell>
          <table:table-cell table:style-name="ce4" table:formula="of:=[.$B42]+[.N$3]" office:value-type="time" office:time-value="PT11H42M00S">
            <text:p>11:42</text:p>
          </table:table-cell>
          <table:table-cell table:style-name="ce4" table:formula="of:=[.$B42]+[.O$3]" office:value-type="time" office:time-value="PT11H44M00S">
            <text:p>11:44</text:p>
          </table:table-cell>
          <table:table-cell table:style-name="ce4" table:formula="of:=[.$B42]+[.P$3]" office:value-type="time" office:time-value="PT11H46M00S">
            <text:p>11:46</text:p>
          </table:table-cell>
          <table:table-cell table:style-name="ce4" table:formula="of:=[.$B42]+[.Q$3]" office:value-type="time" office:time-value="PT11H48M00S">
            <text:p>11:48</text:p>
          </table:table-cell>
          <table:table-cell table:style-name="ce4" table:formula="of:=[.$B42]+[.R$3]" office:value-type="time" office:time-value="PT11H51M00S">
            <text:p>11:51</text:p>
          </table:table-cell>
        </table:table-row>
        <table:table-row table:style-name="ro1">
          <table:table-cell table:style-name="ce3" table:formula="of:=[.A42]+2" office:value-type="float" office:value="3071">
            <text:p>3071</text:p>
          </table:table-cell>
          <table:table-cell table:style-name="ce6" office:value-type="time" office:time-value="PT11H11M00S">
            <text:p>11:11</text:p>
          </table:table-cell>
          <table:table-cell table:style-name="ce4" table:formula="of:=[.$B43]+[.C$3]" office:value-type="time" office:time-value="PT11H24M00S">
            <text:p>11:24</text:p>
          </table:table-cell>
          <table:table-cell table:style-name="ce4" table:formula="of:=[.$B43]+[.D$3]" office:value-type="time" office:time-value="PT11H26M00S">
            <text:p>11:26</text:p>
          </table:table-cell>
          <table:table-cell table:style-name="ce4" table:formula="of:=[.$B43]+[.E$3]" office:value-type="time" office:time-value="PT11H28M00S">
            <text:p>11:28</text:p>
          </table:table-cell>
          <table:table-cell table:style-name="ce4" table:formula="of:=[.$B43]+[.F$3]" office:value-type="time" office:time-value="PT11H31M00S">
            <text:p>11:31</text:p>
          </table:table-cell>
          <table:table-cell table:style-name="ce4" table:formula="of:=[.$B43]+[.G$3]" office:value-type="time" office:time-value="PT11H33M00S">
            <text:p>11:33</text:p>
          </table:table-cell>
          <table:table-cell table:style-name="ce4" table:formula="of:=[.$B43]+[.H$3]" office:value-type="time" office:time-value="PT11H36M00S">
            <text:p>11:36</text:p>
          </table:table-cell>
          <table:table-cell table:style-name="ce4" table:formula="of:=[.$B43]+[.I$3]" office:value-type="time" office:time-value="PT11H38M00S">
            <text:p>11:38</text:p>
          </table:table-cell>
          <table:table-cell table:style-name="ce4" table:formula="of:=[.$B43]+[.J$3]" office:value-type="time" office:time-value="PT11H40M00S">
            <text:p>11:40</text:p>
          </table:table-cell>
          <table:table-cell table:style-name="ce4" table:formula="of:=[.$B43]+[.K$3]" office:value-type="time" office:time-value="PT11H42M00S">
            <text:p>11:42</text:p>
          </table:table-cell>
          <table:table-cell table:style-name="ce4" table:formula="of:=[.$B43]+[.L$3]" office:value-type="time" office:time-value="PT11H45M00S">
            <text:p>11:45</text:p>
          </table:table-cell>
          <table:table-cell table:style-name="ce4" table:formula="of:=[.$B43]+[.M$3]" office:value-type="time" office:time-value="PT11H48M00S">
            <text:p>11:48</text:p>
          </table:table-cell>
          <table:table-cell table:style-name="ce4" table:formula="of:=[.$B43]+[.N$3]" office:value-type="time" office:time-value="PT11H52M00S">
            <text:p>11:52</text:p>
          </table:table-cell>
          <table:table-cell table:style-name="ce4" table:formula="of:=[.$B43]+[.O$3]" office:value-type="time" office:time-value="PT11H54M00S">
            <text:p>11:54</text:p>
          </table:table-cell>
          <table:table-cell table:style-name="ce4" table:formula="of:=[.$B43]+[.P$3]" office:value-type="time" office:time-value="PT11H56M00S">
            <text:p>11:56</text:p>
          </table:table-cell>
          <table:table-cell table:style-name="ce4" table:formula="of:=[.$B43]+[.Q$3]" office:value-type="time" office:time-value="PT11H58M00S">
            <text:p>11:58</text:p>
          </table:table-cell>
          <table:table-cell table:style-name="ce4" table:formula="of:=[.$B43]+[.R$3]" office:value-type="time" office:time-value="PT12H01M00S">
            <text:p>12:01</text:p>
          </table:table-cell>
        </table:table-row>
        <table:table-row table:style-name="ro1">
          <table:table-cell table:style-name="ce3" table:formula="of:=[.A43]+2" office:value-type="float" office:value="3073">
            <text:p>3073</text:p>
          </table:table-cell>
          <table:table-cell table:style-name="ce6" office:value-type="time" office:time-value="PT11H20M00S">
            <text:p>11:20</text:p>
          </table:table-cell>
          <table:table-cell table:style-name="ce4" table:formula="of:=[.$B44]+[.C$3]" office:value-type="time" office:time-value="PT11H33M00S">
            <text:p>11:33</text:p>
          </table:table-cell>
          <table:table-cell table:style-name="ce4" table:formula="of:=[.$B44]+[.D$3]" office:value-type="time" office:time-value="PT11H35M00S">
            <text:p>11:35</text:p>
          </table:table-cell>
          <table:table-cell table:style-name="ce4" table:formula="of:=[.$B44]+[.E$3]" office:value-type="time" office:time-value="PT11H37M00S">
            <text:p>11:37</text:p>
          </table:table-cell>
          <table:table-cell table:style-name="ce4" table:formula="of:=[.$B44]+[.F$3]" office:value-type="time" office:time-value="PT11H40M00S">
            <text:p>11:40</text:p>
          </table:table-cell>
          <table:table-cell table:style-name="ce4" table:formula="of:=[.$B44]+[.G$3]" office:value-type="time" office:time-value="PT11H42M00S">
            <text:p>11:42</text:p>
          </table:table-cell>
          <table:table-cell table:style-name="ce4" table:formula="of:=[.$B44]+[.H$3]" office:value-type="time" office:time-value="PT11H45M00S">
            <text:p>11:45</text:p>
          </table:table-cell>
          <table:table-cell table:style-name="ce4" table:formula="of:=[.$B44]+[.I$3]" office:value-type="time" office:time-value="PT11H47M00S">
            <text:p>11:47</text:p>
          </table:table-cell>
          <table:table-cell table:style-name="ce4" table:formula="of:=[.$B44]+[.J$3]" office:value-type="time" office:time-value="PT11H49M00S">
            <text:p>11:49</text:p>
          </table:table-cell>
          <table:table-cell table:style-name="ce4" table:formula="of:=[.$B44]+[.K$3]" office:value-type="time" office:time-value="PT11H51M00S">
            <text:p>11:51</text:p>
          </table:table-cell>
          <table:table-cell table:style-name="ce4" table:formula="of:=[.$B44]+[.L$3]" office:value-type="time" office:time-value="PT11H54M00S">
            <text:p>11:54</text:p>
          </table:table-cell>
          <table:table-cell table:style-name="ce4" table:formula="of:=[.$B44]+[.M$3]" office:value-type="time" office:time-value="PT11H57M00S">
            <text:p>11:57</text:p>
          </table:table-cell>
          <table:table-cell table:style-name="ce4" table:formula="of:=[.$B44]+[.N$3]" office:value-type="time" office:time-value="PT12H01M00S">
            <text:p>12:01</text:p>
          </table:table-cell>
          <table:table-cell table:style-name="ce4" table:formula="of:=[.$B44]+[.O$3]" office:value-type="time" office:time-value="PT12H03M00S">
            <text:p>12:03</text:p>
          </table:table-cell>
          <table:table-cell table:style-name="ce4" table:formula="of:=[.$B44]+[.P$3]" office:value-type="time" office:time-value="PT12H05M00S">
            <text:p>12:05</text:p>
          </table:table-cell>
          <table:table-cell table:style-name="ce4" table:formula="of:=[.$B44]+[.Q$3]" office:value-type="time" office:time-value="PT12H07M00S">
            <text:p>12:07</text:p>
          </table:table-cell>
          <table:table-cell table:style-name="ce4" table:formula="of:=[.$B44]+[.R$3]" office:value-type="time" office:time-value="PT12H10M00S">
            <text:p>12:10</text:p>
          </table:table-cell>
        </table:table-row>
        <table:table-row table:style-name="ro1">
          <table:table-cell table:style-name="ce3" table:formula="of:=[.A44]+2" office:value-type="float" office:value="3075">
            <text:p>3075</text:p>
          </table:table-cell>
          <table:table-cell table:style-name="ce6" office:value-type="time" office:time-value="PT11H30M00S">
            <text:p>11:30</text:p>
          </table:table-cell>
          <table:table-cell table:style-name="ce4" table:formula="of:=[.$B45]+[.C$3]" office:value-type="time" office:time-value="PT11H43M00S">
            <text:p>11:43</text:p>
          </table:table-cell>
          <table:table-cell table:style-name="ce4" table:formula="of:=[.$B45]+[.D$3]" office:value-type="time" office:time-value="PT11H45M00S">
            <text:p>11:45</text:p>
          </table:table-cell>
          <table:table-cell table:style-name="ce4" table:formula="of:=[.$B45]+[.E$3]" office:value-type="time" office:time-value="PT11H47M00S">
            <text:p>11:47</text:p>
          </table:table-cell>
          <table:table-cell table:style-name="ce4" table:formula="of:=[.$B45]+[.F$3]" office:value-type="time" office:time-value="PT11H50M00S">
            <text:p>11:50</text:p>
          </table:table-cell>
          <table:table-cell table:style-name="ce4" table:formula="of:=[.$B45]+[.G$3]" office:value-type="time" office:time-value="PT11H52M00S">
            <text:p>11:52</text:p>
          </table:table-cell>
          <table:table-cell table:style-name="ce4" table:formula="of:=[.$B45]+[.H$3]" office:value-type="time" office:time-value="PT11H55M00S">
            <text:p>11:55</text:p>
          </table:table-cell>
          <table:table-cell table:style-name="ce4" table:formula="of:=[.$B45]+[.I$3]" office:value-type="time" office:time-value="PT11H57M00S">
            <text:p>11:57</text:p>
          </table:table-cell>
          <table:table-cell table:style-name="ce4" table:formula="of:=[.$B45]+[.J$3]" office:value-type="time" office:time-value="PT11H59M00S">
            <text:p>11:59</text:p>
          </table:table-cell>
          <table:table-cell table:style-name="ce4" table:formula="of:=[.$B45]+[.K$3]" office:value-type="time" office:time-value="PT12H01M00S">
            <text:p>12:01</text:p>
          </table:table-cell>
          <table:table-cell table:style-name="ce4" table:formula="of:=[.$B45]+[.L$3]" office:value-type="time" office:time-value="PT12H04M00S">
            <text:p>12:04</text:p>
          </table:table-cell>
          <table:table-cell table:style-name="ce4" table:formula="of:=[.$B45]+[.M$3]" office:value-type="time" office:time-value="PT12H07M00S">
            <text:p>12:07</text:p>
          </table:table-cell>
          <table:table-cell table:style-name="ce4" table:formula="of:=[.$B45]+[.N$3]" office:value-type="time" office:time-value="PT12H11M00S">
            <text:p>12:11</text:p>
          </table:table-cell>
          <table:table-cell table:style-name="ce4" table:formula="of:=[.$B45]+[.O$3]" office:value-type="time" office:time-value="PT12H13M00S">
            <text:p>12:13</text:p>
          </table:table-cell>
          <table:table-cell table:style-name="ce4" table:formula="of:=[.$B45]+[.P$3]" office:value-type="time" office:time-value="PT12H15M00S">
            <text:p>12:15</text:p>
          </table:table-cell>
          <table:table-cell table:style-name="ce4" table:formula="of:=[.$B45]+[.Q$3]" office:value-type="time" office:time-value="PT12H17M00S">
            <text:p>12:17</text:p>
          </table:table-cell>
          <table:table-cell table:style-name="ce4" table:formula="of:=[.$B45]+[.R$3]" office:value-type="time" office:time-value="PT12H20M00S">
            <text:p>12:20</text:p>
          </table:table-cell>
        </table:table-row>
        <table:table-row table:style-name="ro1">
          <table:table-cell table:style-name="ce3" table:formula="of:=[.A45]+2" office:value-type="float" office:value="3077">
            <text:p>3077</text:p>
          </table:table-cell>
          <table:table-cell table:style-name="ce6" office:value-type="time" office:time-value="PT11H40M00S">
            <text:p>11:40</text:p>
          </table:table-cell>
          <table:table-cell table:style-name="ce4" table:formula="of:=[.$B46]+[.C$3]" office:value-type="time" office:time-value="PT11H53M00S">
            <text:p>11:53</text:p>
          </table:table-cell>
          <table:table-cell table:style-name="ce4" table:formula="of:=[.$B46]+[.D$3]" office:value-type="time" office:time-value="PT11H55M00S">
            <text:p>11:55</text:p>
          </table:table-cell>
          <table:table-cell table:style-name="ce4" table:formula="of:=[.$B46]+[.E$3]" office:value-type="time" office:time-value="PT11H57M00S">
            <text:p>11:57</text:p>
          </table:table-cell>
          <table:table-cell table:style-name="ce4" table:formula="of:=[.$B46]+[.F$3]" office:value-type="time" office:time-value="PT12H00M00S">
            <text:p>12:00</text:p>
          </table:table-cell>
          <table:table-cell table:style-name="ce4" table:formula="of:=[.$B46]+[.G$3]" office:value-type="time" office:time-value="PT12H02M00S">
            <text:p>12:02</text:p>
          </table:table-cell>
          <table:table-cell table:style-name="ce4" table:formula="of:=[.$B46]+[.H$3]" office:value-type="time" office:time-value="PT12H05M00S">
            <text:p>12:05</text:p>
          </table:table-cell>
          <table:table-cell table:style-name="ce4" table:formula="of:=[.$B46]+[.I$3]" office:value-type="time" office:time-value="PT12H07M00S">
            <text:p>12:07</text:p>
          </table:table-cell>
          <table:table-cell table:style-name="ce4" table:formula="of:=[.$B46]+[.J$3]" office:value-type="time" office:time-value="PT12H09M00S">
            <text:p>12:09</text:p>
          </table:table-cell>
          <table:table-cell table:style-name="ce4" table:formula="of:=[.$B46]+[.K$3]" office:value-type="time" office:time-value="PT12H11M00S">
            <text:p>12:11</text:p>
          </table:table-cell>
          <table:table-cell table:style-name="ce4" table:formula="of:=[.$B46]+[.L$3]" office:value-type="time" office:time-value="PT12H14M00S">
            <text:p>12:14</text:p>
          </table:table-cell>
          <table:table-cell table:style-name="ce4" table:formula="of:=[.$B46]+[.M$3]" office:value-type="time" office:time-value="PT12H17M00S">
            <text:p>12:17</text:p>
          </table:table-cell>
          <table:table-cell table:style-name="ce4" table:formula="of:=[.$B46]+[.N$3]" office:value-type="time" office:time-value="PT12H21M00S">
            <text:p>12:21</text:p>
          </table:table-cell>
          <table:table-cell table:style-name="ce4" table:formula="of:=[.$B46]+[.O$3]" office:value-type="time" office:time-value="PT12H23M00S">
            <text:p>12:23</text:p>
          </table:table-cell>
          <table:table-cell table:style-name="ce4" table:formula="of:=[.$B46]+[.P$3]" office:value-type="time" office:time-value="PT12H25M00S">
            <text:p>12:25</text:p>
          </table:table-cell>
          <table:table-cell table:style-name="ce4" table:formula="of:=[.$B46]+[.Q$3]" office:value-type="time" office:time-value="PT12H27M00S">
            <text:p>12:27</text:p>
          </table:table-cell>
          <table:table-cell table:style-name="ce4" table:formula="of:=[.$B46]+[.R$3]" office:value-type="time" office:time-value="PT12H30M00S">
            <text:p>12:30</text:p>
          </table:table-cell>
        </table:table-row>
        <table:table-row table:style-name="ro1">
          <table:table-cell table:style-name="ce3" table:formula="of:=[.A46]+2" office:value-type="float" office:value="3079">
            <text:p>3079</text:p>
          </table:table-cell>
          <table:table-cell table:style-name="ce6" office:value-type="time" office:time-value="PT11H49M00S">
            <text:p>11:49</text:p>
          </table:table-cell>
          <table:table-cell table:style-name="ce4" table:formula="of:=[.$B47]+[.C$3]" office:value-type="time" office:time-value="PT12H02M00S">
            <text:p>12:02</text:p>
          </table:table-cell>
          <table:table-cell table:style-name="ce4" table:formula="of:=[.$B47]+[.D$3]" office:value-type="time" office:time-value="PT12H04M00S">
            <text:p>12:04</text:p>
          </table:table-cell>
          <table:table-cell table:style-name="ce4" table:formula="of:=[.$B47]+[.E$3]" office:value-type="time" office:time-value="PT12H06M00S">
            <text:p>12:06</text:p>
          </table:table-cell>
          <table:table-cell table:style-name="ce4" table:formula="of:=[.$B47]+[.F$3]" office:value-type="time" office:time-value="PT12H09M00S">
            <text:p>12:09</text:p>
          </table:table-cell>
          <table:table-cell table:style-name="ce4" table:formula="of:=[.$B47]+[.G$3]" office:value-type="time" office:time-value="PT12H11M00S">
            <text:p>12:11</text:p>
          </table:table-cell>
          <table:table-cell table:style-name="ce4" table:formula="of:=[.$B47]+[.H$3]" office:value-type="time" office:time-value="PT12H14M00S">
            <text:p>12:14</text:p>
          </table:table-cell>
          <table:table-cell table:style-name="ce4" table:formula="of:=[.$B47]+[.I$3]" office:value-type="time" office:time-value="PT12H16M00S">
            <text:p>12:16</text:p>
          </table:table-cell>
          <table:table-cell table:style-name="ce4" table:formula="of:=[.$B47]+[.J$3]" office:value-type="time" office:time-value="PT12H18M00S">
            <text:p>12:18</text:p>
          </table:table-cell>
          <table:table-cell table:style-name="ce4" table:formula="of:=[.$B47]+[.K$3]" office:value-type="time" office:time-value="PT12H20M00S">
            <text:p>12:20</text:p>
          </table:table-cell>
          <table:table-cell table:style-name="ce4" table:formula="of:=[.$B47]+[.L$3]" office:value-type="time" office:time-value="PT12H23M00S">
            <text:p>12:23</text:p>
          </table:table-cell>
          <table:table-cell table:style-name="ce4" table:formula="of:=[.$B47]+[.M$3]" office:value-type="time" office:time-value="PT12H26M00S">
            <text:p>12:26</text:p>
          </table:table-cell>
          <table:table-cell table:style-name="ce4" table:formula="of:=[.$B47]+[.N$3]" office:value-type="time" office:time-value="PT12H30M00S">
            <text:p>12:30</text:p>
          </table:table-cell>
          <table:table-cell table:style-name="ce4" table:formula="of:=[.$B47]+[.O$3]" office:value-type="time" office:time-value="PT12H32M00S">
            <text:p>12:32</text:p>
          </table:table-cell>
          <table:table-cell table:style-name="ce4" table:formula="of:=[.$B47]+[.P$3]" office:value-type="time" office:time-value="PT12H34M00S">
            <text:p>12:34</text:p>
          </table:table-cell>
          <table:table-cell table:style-name="ce4" table:formula="of:=[.$B47]+[.Q$3]" office:value-type="time" office:time-value="PT12H36M00S">
            <text:p>12:36</text:p>
          </table:table-cell>
          <table:table-cell table:style-name="ce4" table:formula="of:=[.$B47]+[.R$3]" office:value-type="time" office:time-value="PT12H39M00S">
            <text:p>12:39</text:p>
          </table:table-cell>
        </table:table-row>
        <table:table-row table:style-name="ro1">
          <table:table-cell table:style-name="ce3" table:formula="of:=[.A47]+2" office:value-type="float" office:value="3081">
            <text:p>3081</text:p>
          </table:table-cell>
          <table:table-cell table:style-name="ce6" office:value-type="time" office:time-value="PT11H59M00S">
            <text:p>11:59</text:p>
          </table:table-cell>
          <table:table-cell table:style-name="ce4" table:formula="of:=[.$B48]+[.C$3]" office:value-type="time" office:time-value="PT12H12M00S">
            <text:p>12:12</text:p>
          </table:table-cell>
          <table:table-cell table:style-name="ce4" table:formula="of:=[.$B48]+[.D$3]" office:value-type="time" office:time-value="PT12H14M00S">
            <text:p>12:14</text:p>
          </table:table-cell>
          <table:table-cell table:style-name="ce4" table:formula="of:=[.$B48]+[.E$3]" office:value-type="time" office:time-value="PT12H16M00S">
            <text:p>12:16</text:p>
          </table:table-cell>
          <table:table-cell table:style-name="ce4" table:formula="of:=[.$B48]+[.F$3]" office:value-type="time" office:time-value="PT12H19M00S">
            <text:p>12:19</text:p>
          </table:table-cell>
          <table:table-cell table:style-name="ce4" table:formula="of:=[.$B48]+[.G$3]" office:value-type="time" office:time-value="PT12H21M00S">
            <text:p>12:21</text:p>
          </table:table-cell>
          <table:table-cell table:style-name="ce4" table:formula="of:=[.$B48]+[.H$3]" office:value-type="time" office:time-value="PT12H24M00S">
            <text:p>12:24</text:p>
          </table:table-cell>
          <table:table-cell table:style-name="ce4" table:formula="of:=[.$B48]+[.I$3]" office:value-type="time" office:time-value="PT12H26M00S">
            <text:p>12:26</text:p>
          </table:table-cell>
          <table:table-cell table:style-name="ce4" table:formula="of:=[.$B48]+[.J$3]" office:value-type="time" office:time-value="PT12H28M00S">
            <text:p>12:28</text:p>
          </table:table-cell>
          <table:table-cell table:style-name="ce4" table:formula="of:=[.$B48]+[.K$3]" office:value-type="time" office:time-value="PT12H30M00S">
            <text:p>12:30</text:p>
          </table:table-cell>
          <table:table-cell table:style-name="ce4" table:formula="of:=[.$B48]+[.L$3]" office:value-type="time" office:time-value="PT12H33M00S">
            <text:p>12:33</text:p>
          </table:table-cell>
          <table:table-cell table:style-name="ce4" table:formula="of:=[.$B48]+[.M$3]" office:value-type="time" office:time-value="PT12H36M00S">
            <text:p>12:36</text:p>
          </table:table-cell>
          <table:table-cell table:style-name="ce4" table:formula="of:=[.$B48]+[.N$3]" office:value-type="time" office:time-value="PT12H40M00S">
            <text:p>12:40</text:p>
          </table:table-cell>
          <table:table-cell table:style-name="ce4" table:formula="of:=[.$B48]+[.O$3]" office:value-type="time" office:time-value="PT12H42M00S">
            <text:p>12:42</text:p>
          </table:table-cell>
          <table:table-cell table:style-name="ce4" table:formula="of:=[.$B48]+[.P$3]" office:value-type="time" office:time-value="PT12H44M00S">
            <text:p>12:44</text:p>
          </table:table-cell>
          <table:table-cell table:style-name="ce4" table:formula="of:=[.$B48]+[.Q$3]" office:value-type="time" office:time-value="PT12H46M00S">
            <text:p>12:46</text:p>
          </table:table-cell>
          <table:table-cell table:style-name="ce4" table:formula="of:=[.$B48]+[.R$3]" office:value-type="time" office:time-value="PT12H49M00S">
            <text:p>12:49</text:p>
          </table:table-cell>
        </table:table-row>
        <table:table-row table:style-name="ro1">
          <table:table-cell table:style-name="ce3" table:formula="of:=[.A48]+2" office:value-type="float" office:value="3083">
            <text:p>3083</text:p>
          </table:table-cell>
          <table:table-cell table:style-name="ce6" office:value-type="time" office:time-value="PT12H12M00S">
            <text:p>12:12</text:p>
          </table:table-cell>
          <table:table-cell table:style-name="ce4" table:formula="of:=[.$B49]+[.C$3]" office:value-type="time" office:time-value="PT12H25M00S">
            <text:p>12:25</text:p>
          </table:table-cell>
          <table:table-cell table:style-name="ce4" table:formula="of:=[.$B49]+[.D$3]" office:value-type="time" office:time-value="PT12H27M00S">
            <text:p>12:27</text:p>
          </table:table-cell>
          <table:table-cell table:style-name="ce4" table:formula="of:=[.$B49]+[.E$3]" office:value-type="time" office:time-value="PT12H29M00S">
            <text:p>12:29</text:p>
          </table:table-cell>
          <table:table-cell table:style-name="ce4" table:formula="of:=[.$B49]+[.F$3]" office:value-type="time" office:time-value="PT12H32M00S">
            <text:p>12:32</text:p>
          </table:table-cell>
          <table:table-cell table:style-name="ce4" table:formula="of:=[.$B49]+[.G$3]" office:value-type="time" office:time-value="PT12H34M00S">
            <text:p>12:34</text:p>
          </table:table-cell>
          <table:table-cell table:style-name="ce4" table:formula="of:=[.$B49]+[.H$3]" office:value-type="time" office:time-value="PT12H37M00S">
            <text:p>12:37</text:p>
          </table:table-cell>
          <table:table-cell table:style-name="ce4" table:formula="of:=[.$B49]+[.I$3]" office:value-type="time" office:time-value="PT12H39M00S">
            <text:p>12:39</text:p>
          </table:table-cell>
          <table:table-cell table:style-name="ce4" table:formula="of:=[.$B49]+[.J$3]" office:value-type="time" office:time-value="PT12H41M00S">
            <text:p>12:41</text:p>
          </table:table-cell>
          <table:table-cell table:style-name="ce4" table:formula="of:=[.$B49]+[.K$3]" office:value-type="time" office:time-value="PT12H43M00S">
            <text:p>12:43</text:p>
          </table:table-cell>
          <table:table-cell table:style-name="ce4" table:formula="of:=[.$B49]+[.L$3]" office:value-type="time" office:time-value="PT12H46M00S">
            <text:p>12:46</text:p>
          </table:table-cell>
          <table:table-cell table:style-name="ce4" table:formula="of:=[.$B49]+[.M$3]" office:value-type="time" office:time-value="PT12H49M00S">
            <text:p>12:49</text:p>
          </table:table-cell>
          <table:table-cell table:style-name="ce4" table:formula="of:=[.$B49]+[.N$3]" office:value-type="time" office:time-value="PT12H53M00S">
            <text:p>12:53</text:p>
          </table:table-cell>
          <table:table-cell table:style-name="ce4" table:formula="of:=[.$B49]+[.O$3]" office:value-type="time" office:time-value="PT12H55M00S">
            <text:p>12:55</text:p>
          </table:table-cell>
          <table:table-cell table:style-name="ce4" table:formula="of:=[.$B49]+[.P$3]" office:value-type="time" office:time-value="PT12H57M00S">
            <text:p>12:57</text:p>
          </table:table-cell>
          <table:table-cell table:style-name="ce4" table:formula="of:=[.$B49]+[.Q$3]" office:value-type="time" office:time-value="PT12H59M00S">
            <text:p>12:59</text:p>
          </table:table-cell>
          <table:table-cell table:style-name="ce4" table:formula="of:=[.$B49]+[.R$3]" office:value-type="time" office:time-value="PT13H02M00S">
            <text:p>13:02</text:p>
          </table:table-cell>
        </table:table-row>
        <table:table-row table:style-name="ro1">
          <table:table-cell table:style-name="ce3" table:formula="of:=[.A49]+2" office:value-type="float" office:value="3085">
            <text:p>3085</text:p>
          </table:table-cell>
          <table:table-cell table:style-name="ce6" office:value-type="time" office:time-value="PT12H25M00S">
            <text:p>12:25</text:p>
          </table:table-cell>
          <table:table-cell table:style-name="ce4" table:formula="of:=[.$B50]+[.C$3]" office:value-type="time" office:time-value="PT12H38M00S">
            <text:p>12:38</text:p>
          </table:table-cell>
          <table:table-cell table:style-name="ce4" table:formula="of:=[.$B50]+[.D$3]" office:value-type="time" office:time-value="PT12H40M00S">
            <text:p>12:40</text:p>
          </table:table-cell>
          <table:table-cell table:style-name="ce4" table:formula="of:=[.$B50]+[.E$3]" office:value-type="time" office:time-value="PT12H42M00S">
            <text:p>12:42</text:p>
          </table:table-cell>
          <table:table-cell table:style-name="ce4" table:formula="of:=[.$B50]+[.F$3]" office:value-type="time" office:time-value="PT12H45M00S">
            <text:p>12:45</text:p>
          </table:table-cell>
          <table:table-cell table:style-name="ce4" table:formula="of:=[.$B50]+[.G$3]" office:value-type="time" office:time-value="PT12H47M00S">
            <text:p>12:47</text:p>
          </table:table-cell>
          <table:table-cell table:style-name="ce4" table:formula="of:=[.$B50]+[.H$3]" office:value-type="time" office:time-value="PT12H50M00S">
            <text:p>12:50</text:p>
          </table:table-cell>
          <table:table-cell table:style-name="ce4" table:formula="of:=[.$B50]+[.I$3]" office:value-type="time" office:time-value="PT12H52M00S">
            <text:p>12:52</text:p>
          </table:table-cell>
          <table:table-cell table:style-name="ce4" table:formula="of:=[.$B50]+[.J$3]" office:value-type="time" office:time-value="PT12H54M00S">
            <text:p>12:54</text:p>
          </table:table-cell>
          <table:table-cell table:style-name="ce4" table:formula="of:=[.$B50]+[.K$3]" office:value-type="time" office:time-value="PT12H56M00S">
            <text:p>12:56</text:p>
          </table:table-cell>
          <table:table-cell table:style-name="ce4" table:formula="of:=[.$B50]+[.L$3]" office:value-type="time" office:time-value="PT12H59M00S">
            <text:p>12:59</text:p>
          </table:table-cell>
          <table:table-cell table:style-name="ce4" table:formula="of:=[.$B50]+[.M$3]" office:value-type="time" office:time-value="PT13H02M00S">
            <text:p>13:02</text:p>
          </table:table-cell>
          <table:table-cell table:style-name="ce4" table:formula="of:=[.$B50]+[.N$3]" office:value-type="time" office:time-value="PT13H06M00S">
            <text:p>13:06</text:p>
          </table:table-cell>
          <table:table-cell table:style-name="ce4" table:formula="of:=[.$B50]+[.O$3]" office:value-type="time" office:time-value="PT13H08M00S">
            <text:p>13:08</text:p>
          </table:table-cell>
          <table:table-cell table:style-name="ce4" table:formula="of:=[.$B50]+[.P$3]" office:value-type="time" office:time-value="PT13H10M00S">
            <text:p>13:10</text:p>
          </table:table-cell>
          <table:table-cell table:style-name="ce4" table:formula="of:=[.$B50]+[.Q$3]" office:value-type="time" office:time-value="PT13H12M00S">
            <text:p>13:12</text:p>
          </table:table-cell>
          <table:table-cell table:style-name="ce4" table:formula="of:=[.$B50]+[.R$3]" office:value-type="time" office:time-value="PT13H15M00S">
            <text:p>13:15</text:p>
          </table:table-cell>
        </table:table-row>
        <table:table-row table:style-name="ro1">
          <table:table-cell table:style-name="ce3" table:formula="of:=[.A50]+2" office:value-type="float" office:value="3087">
            <text:p>3087</text:p>
          </table:table-cell>
          <table:table-cell table:style-name="ce6" office:value-type="time" office:time-value="PT12H38M00S">
            <text:p>12:38</text:p>
          </table:table-cell>
          <table:table-cell table:style-name="ce4" table:formula="of:=[.$B51]+[.C$3]" office:value-type="time" office:time-value="PT12H51M00S">
            <text:p>12:51</text:p>
          </table:table-cell>
          <table:table-cell table:style-name="ce4" table:formula="of:=[.$B51]+[.D$3]" office:value-type="time" office:time-value="PT12H53M00S">
            <text:p>12:53</text:p>
          </table:table-cell>
          <table:table-cell table:style-name="ce4" table:formula="of:=[.$B51]+[.E$3]" office:value-type="time" office:time-value="PT12H55M00S">
            <text:p>12:55</text:p>
          </table:table-cell>
          <table:table-cell table:style-name="ce4" table:formula="of:=[.$B51]+[.F$3]" office:value-type="time" office:time-value="PT12H58M00S">
            <text:p>12:58</text:p>
          </table:table-cell>
          <table:table-cell table:style-name="ce4" table:formula="of:=[.$B51]+[.G$3]" office:value-type="time" office:time-value="PT13H00M00S">
            <text:p>13:00</text:p>
          </table:table-cell>
          <table:table-cell table:style-name="ce4" table:formula="of:=[.$B51]+[.H$3]" office:value-type="time" office:time-value="PT13H03M00S">
            <text:p>13:03</text:p>
          </table:table-cell>
          <table:table-cell table:style-name="ce4" table:formula="of:=[.$B51]+[.I$3]" office:value-type="time" office:time-value="PT13H05M00S">
            <text:p>13:05</text:p>
          </table:table-cell>
          <table:table-cell table:style-name="ce4" table:formula="of:=[.$B51]+[.J$3]" office:value-type="time" office:time-value="PT13H07M00S">
            <text:p>13:07</text:p>
          </table:table-cell>
          <table:table-cell table:style-name="ce4" table:formula="of:=[.$B51]+[.K$3]" office:value-type="time" office:time-value="PT13H09M00S">
            <text:p>13:09</text:p>
          </table:table-cell>
          <table:table-cell table:style-name="ce4" table:formula="of:=[.$B51]+[.L$3]" office:value-type="time" office:time-value="PT13H12M00S">
            <text:p>13:12</text:p>
          </table:table-cell>
          <table:table-cell table:style-name="ce4" table:formula="of:=[.$B51]+[.M$3]" office:value-type="time" office:time-value="PT13H15M00S">
            <text:p>13:15</text:p>
          </table:table-cell>
          <table:table-cell table:style-name="ce4" table:formula="of:=[.$B51]+[.N$3]" office:value-type="time" office:time-value="PT13H19M00S">
            <text:p>13:19</text:p>
          </table:table-cell>
          <table:table-cell table:style-name="ce4" table:formula="of:=[.$B51]+[.O$3]" office:value-type="time" office:time-value="PT13H21M00S">
            <text:p>13:21</text:p>
          </table:table-cell>
          <table:table-cell table:style-name="ce4" table:formula="of:=[.$B51]+[.P$3]" office:value-type="time" office:time-value="PT13H23M00S">
            <text:p>13:23</text:p>
          </table:table-cell>
          <table:table-cell table:style-name="ce4" table:formula="of:=[.$B51]+[.Q$3]" office:value-type="time" office:time-value="PT13H25M00S">
            <text:p>13:25</text:p>
          </table:table-cell>
          <table:table-cell table:style-name="ce4" table:formula="of:=[.$B51]+[.R$3]" office:value-type="time" office:time-value="PT13H28M00S">
            <text:p>13:28</text:p>
          </table:table-cell>
        </table:table-row>
        <table:table-row table:style-name="ro1">
          <table:table-cell table:style-name="ce3" table:formula="of:=[.A51]+2" office:value-type="float" office:value="3089">
            <text:p>3089</text:p>
          </table:table-cell>
          <table:table-cell table:style-name="ce6" office:value-type="time" office:time-value="PT12H51M00S">
            <text:p>12:51</text:p>
          </table:table-cell>
          <table:table-cell table:style-name="ce4" table:formula="of:=[.$B52]+[.C$3]" office:value-type="time" office:time-value="PT13H04M00S">
            <text:p>13:04</text:p>
          </table:table-cell>
          <table:table-cell table:style-name="ce4" table:formula="of:=[.$B52]+[.D$3]" office:value-type="time" office:time-value="PT13H06M00S">
            <text:p>13:06</text:p>
          </table:table-cell>
          <table:table-cell table:style-name="ce4" table:formula="of:=[.$B52]+[.E$3]" office:value-type="time" office:time-value="PT13H08M00S">
            <text:p>13:08</text:p>
          </table:table-cell>
          <table:table-cell table:style-name="ce4" table:formula="of:=[.$B52]+[.F$3]" office:value-type="time" office:time-value="PT13H11M00S">
            <text:p>13:11</text:p>
          </table:table-cell>
          <table:table-cell table:style-name="ce4" table:formula="of:=[.$B52]+[.G$3]" office:value-type="time" office:time-value="PT13H13M00S">
            <text:p>13:13</text:p>
          </table:table-cell>
          <table:table-cell table:style-name="ce4" table:formula="of:=[.$B52]+[.H$3]" office:value-type="time" office:time-value="PT13H16M00S">
            <text:p>13:16</text:p>
          </table:table-cell>
          <table:table-cell table:style-name="ce4" table:formula="of:=[.$B52]+[.I$3]" office:value-type="time" office:time-value="PT13H18M00S">
            <text:p>13:18</text:p>
          </table:table-cell>
          <table:table-cell table:style-name="ce4" table:formula="of:=[.$B52]+[.J$3]" office:value-type="time" office:time-value="PT13H20M00S">
            <text:p>13:20</text:p>
          </table:table-cell>
          <table:table-cell table:style-name="ce4" table:formula="of:=[.$B52]+[.K$3]" office:value-type="time" office:time-value="PT13H22M00S">
            <text:p>13:22</text:p>
          </table:table-cell>
          <table:table-cell table:style-name="ce4" table:formula="of:=[.$B52]+[.L$3]" office:value-type="time" office:time-value="PT13H25M00S">
            <text:p>13:25</text:p>
          </table:table-cell>
          <table:table-cell table:style-name="ce4" table:formula="of:=[.$B52]+[.M$3]" office:value-type="time" office:time-value="PT13H28M00S">
            <text:p>13:28</text:p>
          </table:table-cell>
          <table:table-cell table:style-name="ce4" table:formula="of:=[.$B52]+[.N$3]" office:value-type="time" office:time-value="PT13H32M00S">
            <text:p>13:32</text:p>
          </table:table-cell>
          <table:table-cell table:style-name="ce4" table:formula="of:=[.$B52]+[.O$3]" office:value-type="time" office:time-value="PT13H34M00S">
            <text:p>13:34</text:p>
          </table:table-cell>
          <table:table-cell table:style-name="ce4" table:formula="of:=[.$B52]+[.P$3]" office:value-type="time" office:time-value="PT13H36M00S">
            <text:p>13:36</text:p>
          </table:table-cell>
          <table:table-cell table:style-name="ce4" table:formula="of:=[.$B52]+[.Q$3]" office:value-type="time" office:time-value="PT13H38M00S">
            <text:p>13:38</text:p>
          </table:table-cell>
          <table:table-cell table:style-name="ce4" table:formula="of:=[.$B52]+[.R$3]" office:value-type="time" office:time-value="PT13H41M00S">
            <text:p>13:41</text:p>
          </table:table-cell>
        </table:table-row>
        <table:table-row table:style-name="ro1">
          <table:table-cell table:style-name="ce3" table:formula="of:=[.A52]+2" office:value-type="float" office:value="3091">
            <text:p>3091</text:p>
          </table:table-cell>
          <table:table-cell table:style-name="ce6" office:value-type="time" office:time-value="PT13H04M00S">
            <text:p>13:04</text:p>
          </table:table-cell>
          <table:table-cell table:style-name="ce4" table:formula="of:=[.$B53]+[.C$3]" office:value-type="time" office:time-value="PT13H17M00S">
            <text:p>13:17</text:p>
          </table:table-cell>
          <table:table-cell table:style-name="ce4" table:formula="of:=[.$B53]+[.D$3]" office:value-type="time" office:time-value="PT13H19M00S">
            <text:p>13:19</text:p>
          </table:table-cell>
          <table:table-cell table:style-name="ce4" table:formula="of:=[.$B53]+[.E$3]" office:value-type="time" office:time-value="PT13H21M00S">
            <text:p>13:21</text:p>
          </table:table-cell>
          <table:table-cell table:style-name="ce4" table:formula="of:=[.$B53]+[.F$3]" office:value-type="time" office:time-value="PT13H24M00S">
            <text:p>13:24</text:p>
          </table:table-cell>
          <table:table-cell table:style-name="ce4" table:formula="of:=[.$B53]+[.G$3]" office:value-type="time" office:time-value="PT13H26M00S">
            <text:p>13:26</text:p>
          </table:table-cell>
          <table:table-cell table:style-name="ce4" table:formula="of:=[.$B53]+[.H$3]" office:value-type="time" office:time-value="PT13H29M00S">
            <text:p>13:29</text:p>
          </table:table-cell>
          <table:table-cell table:style-name="ce4" table:formula="of:=[.$B53]+[.I$3]" office:value-type="time" office:time-value="PT13H31M00S">
            <text:p>13:31</text:p>
          </table:table-cell>
          <table:table-cell table:style-name="ce4" table:formula="of:=[.$B53]+[.J$3]" office:value-type="time" office:time-value="PT13H33M00S">
            <text:p>13:33</text:p>
          </table:table-cell>
          <table:table-cell table:style-name="ce4" table:formula="of:=[.$B53]+[.K$3]" office:value-type="time" office:time-value="PT13H35M00S">
            <text:p>13:35</text:p>
          </table:table-cell>
          <table:table-cell table:style-name="ce4" table:formula="of:=[.$B53]+[.L$3]" office:value-type="time" office:time-value="PT13H38M00S">
            <text:p>13:38</text:p>
          </table:table-cell>
          <table:table-cell table:style-name="ce4" table:formula="of:=[.$B53]+[.M$3]" office:value-type="time" office:time-value="PT13H41M00S">
            <text:p>13:41</text:p>
          </table:table-cell>
          <table:table-cell table:style-name="ce4" table:formula="of:=[.$B53]+[.N$3]" office:value-type="time" office:time-value="PT13H45M00S">
            <text:p>13:45</text:p>
          </table:table-cell>
          <table:table-cell table:style-name="ce4" table:formula="of:=[.$B53]+[.O$3]" office:value-type="time" office:time-value="PT13H47M00S">
            <text:p>13:47</text:p>
          </table:table-cell>
          <table:table-cell table:style-name="ce4" table:formula="of:=[.$B53]+[.P$3]" office:value-type="time" office:time-value="PT13H49M00S">
            <text:p>13:49</text:p>
          </table:table-cell>
          <table:table-cell table:style-name="ce4" table:formula="of:=[.$B53]+[.Q$3]" office:value-type="time" office:time-value="PT13H51M00S">
            <text:p>13:51</text:p>
          </table:table-cell>
          <table:table-cell table:style-name="ce4" table:formula="of:=[.$B53]+[.R$3]" office:value-type="time" office:time-value="PT13H54M00S">
            <text:p>13:54</text:p>
          </table:table-cell>
        </table:table-row>
        <table:table-row table:style-name="ro1">
          <table:table-cell table:style-name="ce3" table:formula="of:=[.A53]+2" office:value-type="float" office:value="3093">
            <text:p>3093</text:p>
          </table:table-cell>
          <table:table-cell table:style-name="ce6" office:value-type="time" office:time-value="PT13H17M00S">
            <text:p>13:17</text:p>
          </table:table-cell>
          <table:table-cell table:style-name="ce4" table:formula="of:=[.$B54]+[.C$3]" office:value-type="time" office:time-value="PT13H30M00S">
            <text:p>13:30</text:p>
          </table:table-cell>
          <table:table-cell table:style-name="ce4" table:formula="of:=[.$B54]+[.D$3]" office:value-type="time" office:time-value="PT13H32M00S">
            <text:p>13:32</text:p>
          </table:table-cell>
          <table:table-cell table:style-name="ce4" table:formula="of:=[.$B54]+[.E$3]" office:value-type="time" office:time-value="PT13H34M00S">
            <text:p>13:34</text:p>
          </table:table-cell>
          <table:table-cell table:style-name="ce4" table:formula="of:=[.$B54]+[.F$3]" office:value-type="time" office:time-value="PT13H37M00S">
            <text:p>13:37</text:p>
          </table:table-cell>
          <table:table-cell table:style-name="ce4" table:formula="of:=[.$B54]+[.G$3]" office:value-type="time" office:time-value="PT13H39M00S">
            <text:p>13:39</text:p>
          </table:table-cell>
          <table:table-cell table:style-name="ce4" table:formula="of:=[.$B54]+[.H$3]" office:value-type="time" office:time-value="PT13H42M00S">
            <text:p>13:42</text:p>
          </table:table-cell>
          <table:table-cell table:style-name="ce4" table:formula="of:=[.$B54]+[.I$3]" office:value-type="time" office:time-value="PT13H44M00S">
            <text:p>13:44</text:p>
          </table:table-cell>
          <table:table-cell table:style-name="ce4" table:formula="of:=[.$B54]+[.J$3]" office:value-type="time" office:time-value="PT13H46M00S">
            <text:p>13:46</text:p>
          </table:table-cell>
          <table:table-cell table:style-name="ce4" table:formula="of:=[.$B54]+[.K$3]" office:value-type="time" office:time-value="PT13H48M00S">
            <text:p>13:48</text:p>
          </table:table-cell>
          <table:table-cell table:style-name="ce4" table:formula="of:=[.$B54]+[.L$3]" office:value-type="time" office:time-value="PT13H51M00S">
            <text:p>13:51</text:p>
          </table:table-cell>
          <table:table-cell table:style-name="ce4" table:formula="of:=[.$B54]+[.M$3]" office:value-type="time" office:time-value="PT13H54M00S">
            <text:p>13:54</text:p>
          </table:table-cell>
          <table:table-cell table:style-name="ce4" table:formula="of:=[.$B54]+[.N$3]" office:value-type="time" office:time-value="PT13H58M00S">
            <text:p>13:58</text:p>
          </table:table-cell>
          <table:table-cell table:style-name="ce4" table:formula="of:=[.$B54]+[.O$3]" office:value-type="time" office:time-value="PT14H00M00S">
            <text:p>14:00</text:p>
          </table:table-cell>
          <table:table-cell table:style-name="ce4" table:formula="of:=[.$B54]+[.P$3]" office:value-type="time" office:time-value="PT14H02M00S">
            <text:p>14:02</text:p>
          </table:table-cell>
          <table:table-cell table:style-name="ce4" table:formula="of:=[.$B54]+[.Q$3]" office:value-type="time" office:time-value="PT14H04M00S">
            <text:p>14:04</text:p>
          </table:table-cell>
          <table:table-cell table:style-name="ce4" table:formula="of:=[.$B54]+[.R$3]" office:value-type="time" office:time-value="PT14H07M00S">
            <text:p>14:07</text:p>
          </table:table-cell>
        </table:table-row>
        <table:table-row table:style-name="ro1">
          <table:table-cell table:style-name="ce3" table:formula="of:=[.A54]+2" office:value-type="float" office:value="3095">
            <text:p>3095</text:p>
          </table:table-cell>
          <table:table-cell table:style-name="ce6" office:value-type="time" office:time-value="PT13H30M00S">
            <text:p>13:30</text:p>
          </table:table-cell>
          <table:table-cell table:style-name="ce4" table:formula="of:=[.$B55]+[.C$3]" office:value-type="time" office:time-value="PT13H43M00S">
            <text:p>13:43</text:p>
          </table:table-cell>
          <table:table-cell table:style-name="ce4" table:formula="of:=[.$B55]+[.D$3]" office:value-type="time" office:time-value="PT13H45M00S">
            <text:p>13:45</text:p>
          </table:table-cell>
          <table:table-cell table:style-name="ce4" table:formula="of:=[.$B55]+[.E$3]" office:value-type="time" office:time-value="PT13H47M00S">
            <text:p>13:47</text:p>
          </table:table-cell>
          <table:table-cell table:style-name="ce4" table:formula="of:=[.$B55]+[.F$3]" office:value-type="time" office:time-value="PT13H50M00S">
            <text:p>13:50</text:p>
          </table:table-cell>
          <table:table-cell table:style-name="ce4" table:formula="of:=[.$B55]+[.G$3]" office:value-type="time" office:time-value="PT13H52M00S">
            <text:p>13:52</text:p>
          </table:table-cell>
          <table:table-cell table:style-name="ce4" table:formula="of:=[.$B55]+[.H$3]" office:value-type="time" office:time-value="PT13H55M00S">
            <text:p>13:55</text:p>
          </table:table-cell>
          <table:table-cell table:style-name="ce4" table:formula="of:=[.$B55]+[.I$3]" office:value-type="time" office:time-value="PT13H57M00S">
            <text:p>13:57</text:p>
          </table:table-cell>
          <table:table-cell table:style-name="ce4" table:formula="of:=[.$B55]+[.J$3]" office:value-type="time" office:time-value="PT13H59M00S">
            <text:p>13:59</text:p>
          </table:table-cell>
          <table:table-cell table:style-name="ce4" table:formula="of:=[.$B55]+[.K$3]" office:value-type="time" office:time-value="PT14H01M00S">
            <text:p>14:01</text:p>
          </table:table-cell>
          <table:table-cell table:style-name="ce4" table:formula="of:=[.$B55]+[.L$3]" office:value-type="time" office:time-value="PT14H04M00S">
            <text:p>14:04</text:p>
          </table:table-cell>
          <table:table-cell table:style-name="ce4" table:formula="of:=[.$B55]+[.M$3]" office:value-type="time" office:time-value="PT14H07M00S">
            <text:p>14:07</text:p>
          </table:table-cell>
          <table:table-cell table:style-name="ce4" table:formula="of:=[.$B55]+[.N$3]" office:value-type="time" office:time-value="PT14H11M00S">
            <text:p>14:11</text:p>
          </table:table-cell>
          <table:table-cell table:style-name="ce4" table:formula="of:=[.$B55]+[.O$3]" office:value-type="time" office:time-value="PT14H13M00S">
            <text:p>14:13</text:p>
          </table:table-cell>
          <table:table-cell table:style-name="ce4" table:formula="of:=[.$B55]+[.P$3]" office:value-type="time" office:time-value="PT14H15M00S">
            <text:p>14:15</text:p>
          </table:table-cell>
          <table:table-cell table:style-name="ce4" table:formula="of:=[.$B55]+[.Q$3]" office:value-type="time" office:time-value="PT14H17M00S">
            <text:p>14:17</text:p>
          </table:table-cell>
          <table:table-cell table:style-name="ce4" table:formula="of:=[.$B55]+[.R$3]" office:value-type="time" office:time-value="PT14H20M00S">
            <text:p>14:20</text:p>
          </table:table-cell>
        </table:table-row>
        <table:table-row table:style-name="ro1">
          <table:table-cell table:style-name="ce3" table:formula="of:=[.A55]+2" office:value-type="float" office:value="3097">
            <text:p>3097</text:p>
          </table:table-cell>
          <table:table-cell table:style-name="ce6" office:value-type="time" office:time-value="PT13H43M00S">
            <text:p>13:43</text:p>
          </table:table-cell>
          <table:table-cell table:style-name="ce4" table:formula="of:=[.$B56]+[.C$3]" office:value-type="time" office:time-value="PT13H56M00S">
            <text:p>13:56</text:p>
          </table:table-cell>
          <table:table-cell table:style-name="ce4" table:formula="of:=[.$B56]+[.D$3]" office:value-type="time" office:time-value="PT13H58M00S">
            <text:p>13:58</text:p>
          </table:table-cell>
          <table:table-cell table:style-name="ce4" table:formula="of:=[.$B56]+[.E$3]" office:value-type="time" office:time-value="PT14H00M00S">
            <text:p>14:00</text:p>
          </table:table-cell>
          <table:table-cell table:style-name="ce4" table:formula="of:=[.$B56]+[.F$3]" office:value-type="time" office:time-value="PT14H03M00S">
            <text:p>14:03</text:p>
          </table:table-cell>
          <table:table-cell table:style-name="ce4" table:formula="of:=[.$B56]+[.G$3]" office:value-type="time" office:time-value="PT14H05M00S">
            <text:p>14:05</text:p>
          </table:table-cell>
          <table:table-cell table:style-name="ce4" table:formula="of:=[.$B56]+[.H$3]" office:value-type="time" office:time-value="PT14H08M00S">
            <text:p>14:08</text:p>
          </table:table-cell>
          <table:table-cell table:style-name="ce4" table:formula="of:=[.$B56]+[.I$3]" office:value-type="time" office:time-value="PT14H10M00S">
            <text:p>14:10</text:p>
          </table:table-cell>
          <table:table-cell table:style-name="ce4" table:formula="of:=[.$B56]+[.J$3]" office:value-type="time" office:time-value="PT14H12M00S">
            <text:p>14:12</text:p>
          </table:table-cell>
          <table:table-cell table:style-name="ce4" table:formula="of:=[.$B56]+[.K$3]" office:value-type="time" office:time-value="PT14H14M00S">
            <text:p>14:14</text:p>
          </table:table-cell>
          <table:table-cell table:style-name="ce4" table:formula="of:=[.$B56]+[.L$3]" office:value-type="time" office:time-value="PT14H17M00S">
            <text:p>14:17</text:p>
          </table:table-cell>
          <table:table-cell table:style-name="ce4" table:formula="of:=[.$B56]+[.M$3]" office:value-type="time" office:time-value="PT14H20M00S">
            <text:p>14:20</text:p>
          </table:table-cell>
          <table:table-cell table:style-name="ce4" table:formula="of:=[.$B56]+[.N$3]" office:value-type="time" office:time-value="PT14H24M00S">
            <text:p>14:24</text:p>
          </table:table-cell>
          <table:table-cell table:style-name="ce4" table:formula="of:=[.$B56]+[.O$3]" office:value-type="time" office:time-value="PT14H26M00S">
            <text:p>14:26</text:p>
          </table:table-cell>
          <table:table-cell table:style-name="ce4" table:formula="of:=[.$B56]+[.P$3]" office:value-type="time" office:time-value="PT14H28M00S">
            <text:p>14:28</text:p>
          </table:table-cell>
          <table:table-cell table:style-name="ce4" table:formula="of:=[.$B56]+[.Q$3]" office:value-type="time" office:time-value="PT14H30M00S">
            <text:p>14:30</text:p>
          </table:table-cell>
          <table:table-cell table:style-name="ce4" table:formula="of:=[.$B56]+[.R$3]" office:value-type="time" office:time-value="PT14H33M00S">
            <text:p>14:33</text:p>
          </table:table-cell>
        </table:table-row>
        <table:table-row table:style-name="ro1">
          <table:table-cell table:style-name="ce3" table:formula="of:=[.A56]+2" office:value-type="float" office:value="3099">
            <text:p>3099</text:p>
          </table:table-cell>
          <table:table-cell table:style-name="ce6" office:value-type="time" office:time-value="PT13H56M00S">
            <text:p>13:56</text:p>
          </table:table-cell>
          <table:table-cell table:style-name="ce4" table:formula="of:=[.$B57]+[.C$3]" office:value-type="time" office:time-value="PT14H09M00S">
            <text:p>14:09</text:p>
          </table:table-cell>
          <table:table-cell table:style-name="ce4" table:formula="of:=[.$B57]+[.D$3]" office:value-type="time" office:time-value="PT14H11M00S">
            <text:p>14:11</text:p>
          </table:table-cell>
          <table:table-cell table:style-name="ce4" table:formula="of:=[.$B57]+[.E$3]" office:value-type="time" office:time-value="PT14H13M00S">
            <text:p>14:13</text:p>
          </table:table-cell>
          <table:table-cell table:style-name="ce4" table:formula="of:=[.$B57]+[.F$3]" office:value-type="time" office:time-value="PT14H16M00S">
            <text:p>14:16</text:p>
          </table:table-cell>
          <table:table-cell table:style-name="ce4" table:formula="of:=[.$B57]+[.G$3]" office:value-type="time" office:time-value="PT14H18M00S">
            <text:p>14:18</text:p>
          </table:table-cell>
          <table:table-cell table:style-name="ce4" table:formula="of:=[.$B57]+[.H$3]" office:value-type="time" office:time-value="PT14H21M00S">
            <text:p>14:21</text:p>
          </table:table-cell>
          <table:table-cell table:style-name="ce4" table:formula="of:=[.$B57]+[.I$3]" office:value-type="time" office:time-value="PT14H23M00S">
            <text:p>14:23</text:p>
          </table:table-cell>
          <table:table-cell table:style-name="ce4" table:formula="of:=[.$B57]+[.J$3]" office:value-type="time" office:time-value="PT14H25M00S">
            <text:p>14:25</text:p>
          </table:table-cell>
          <table:table-cell table:style-name="ce4" table:formula="of:=[.$B57]+[.K$3]" office:value-type="time" office:time-value="PT14H27M00S">
            <text:p>14:27</text:p>
          </table:table-cell>
          <table:table-cell table:style-name="ce4" table:formula="of:=[.$B57]+[.L$3]" office:value-type="time" office:time-value="PT14H30M00S">
            <text:p>14:30</text:p>
          </table:table-cell>
          <table:table-cell table:style-name="ce4" table:formula="of:=[.$B57]+[.M$3]" office:value-type="time" office:time-value="PT14H33M00S">
            <text:p>14:33</text:p>
          </table:table-cell>
          <table:table-cell table:style-name="ce4" table:formula="of:=[.$B57]+[.N$3]" office:value-type="time" office:time-value="PT14H37M00S">
            <text:p>14:37</text:p>
          </table:table-cell>
          <table:table-cell table:style-name="ce4" table:formula="of:=[.$B57]+[.O$3]" office:value-type="time" office:time-value="PT14H39M00S">
            <text:p>14:39</text:p>
          </table:table-cell>
          <table:table-cell table:style-name="ce4" table:formula="of:=[.$B57]+[.P$3]" office:value-type="time" office:time-value="PT14H41M00S">
            <text:p>14:41</text:p>
          </table:table-cell>
          <table:table-cell table:style-name="ce4" table:formula="of:=[.$B57]+[.Q$3]" office:value-type="time" office:time-value="PT14H43M00S">
            <text:p>14:43</text:p>
          </table:table-cell>
          <table:table-cell table:style-name="ce4" table:formula="of:=[.$B57]+[.R$3]" office:value-type="time" office:time-value="PT14H46M00S">
            <text:p>14:46</text:p>
          </table:table-cell>
        </table:table-row>
        <table:table-row table:style-name="ro1">
          <table:table-cell table:style-name="ce3" table:formula="of:=[.A57]+2" office:value-type="float" office:value="3101">
            <text:p>3101</text:p>
          </table:table-cell>
          <table:table-cell table:style-name="ce6" office:value-type="time" office:time-value="PT14H09M00S">
            <text:p>14:09</text:p>
          </table:table-cell>
          <table:table-cell table:style-name="ce4" table:formula="of:=[.$B58]+[.C$3]" office:value-type="time" office:time-value="PT14H22M00S">
            <text:p>14:22</text:p>
          </table:table-cell>
          <table:table-cell table:style-name="ce4" table:formula="of:=[.$B58]+[.D$3]" office:value-type="time" office:time-value="PT14H24M00S">
            <text:p>14:24</text:p>
          </table:table-cell>
          <table:table-cell table:style-name="ce4" table:formula="of:=[.$B58]+[.E$3]" office:value-type="time" office:time-value="PT14H26M00S">
            <text:p>14:26</text:p>
          </table:table-cell>
          <table:table-cell table:style-name="ce4" table:formula="of:=[.$B58]+[.F$3]" office:value-type="time" office:time-value="PT14H29M00S">
            <text:p>14:29</text:p>
          </table:table-cell>
          <table:table-cell table:style-name="ce4" table:formula="of:=[.$B58]+[.G$3]" office:value-type="time" office:time-value="PT14H31M00S">
            <text:p>14:31</text:p>
          </table:table-cell>
          <table:table-cell table:style-name="ce4" table:formula="of:=[.$B58]+[.H$3]" office:value-type="time" office:time-value="PT14H34M00S">
            <text:p>14:34</text:p>
          </table:table-cell>
          <table:table-cell table:style-name="ce4" table:formula="of:=[.$B58]+[.I$3]" office:value-type="time" office:time-value="PT14H36M00S">
            <text:p>14:36</text:p>
          </table:table-cell>
          <table:table-cell table:style-name="ce4" table:formula="of:=[.$B58]+[.J$3]" office:value-type="time" office:time-value="PT14H38M00S">
            <text:p>14:38</text:p>
          </table:table-cell>
          <table:table-cell table:style-name="ce4" table:formula="of:=[.$B58]+[.K$3]" office:value-type="time" office:time-value="PT14H40M00S">
            <text:p>14:40</text:p>
          </table:table-cell>
          <table:table-cell table:style-name="ce4" table:formula="of:=[.$B58]+[.L$3]" office:value-type="time" office:time-value="PT14H43M00S">
            <text:p>14:43</text:p>
          </table:table-cell>
          <table:table-cell table:style-name="ce4" table:formula="of:=[.$B58]+[.M$3]" office:value-type="time" office:time-value="PT14H46M00S">
            <text:p>14:46</text:p>
          </table:table-cell>
          <table:table-cell table:style-name="ce4" table:formula="of:=[.$B58]+[.N$3]" office:value-type="time" office:time-value="PT14H50M00S">
            <text:p>14:50</text:p>
          </table:table-cell>
          <table:table-cell table:style-name="ce4" table:formula="of:=[.$B58]+[.O$3]" office:value-type="time" office:time-value="PT14H52M00S">
            <text:p>14:52</text:p>
          </table:table-cell>
          <table:table-cell table:style-name="ce4" table:formula="of:=[.$B58]+[.P$3]" office:value-type="time" office:time-value="PT14H54M00S">
            <text:p>14:54</text:p>
          </table:table-cell>
          <table:table-cell table:style-name="ce4" table:formula="of:=[.$B58]+[.Q$3]" office:value-type="time" office:time-value="PT14H56M00S">
            <text:p>14:56</text:p>
          </table:table-cell>
          <table:table-cell table:style-name="ce4" table:formula="of:=[.$B58]+[.R$3]" office:value-type="time" office:time-value="PT14H59M00S">
            <text:p>14:59</text:p>
          </table:table-cell>
        </table:table-row>
        <table:table-row table:style-name="ro1">
          <table:table-cell table:style-name="ce3" table:formula="of:=[.A58]+2" office:value-type="float" office:value="3103">
            <text:p>3103</text:p>
          </table:table-cell>
          <table:table-cell table:style-name="ce6" office:value-type="time" office:time-value="PT14H22M00S">
            <text:p>14:22</text:p>
          </table:table-cell>
          <table:table-cell table:style-name="ce4" table:formula="of:=[.$B59]+[.C$3]" office:value-type="time" office:time-value="PT14H35M00S">
            <text:p>14:35</text:p>
          </table:table-cell>
          <table:table-cell table:style-name="ce4" table:formula="of:=[.$B59]+[.D$3]" office:value-type="time" office:time-value="PT14H37M00S">
            <text:p>14:37</text:p>
          </table:table-cell>
          <table:table-cell table:style-name="ce4" table:formula="of:=[.$B59]+[.E$3]" office:value-type="time" office:time-value="PT14H39M00S">
            <text:p>14:39</text:p>
          </table:table-cell>
          <table:table-cell table:style-name="ce4" table:formula="of:=[.$B59]+[.F$3]" office:value-type="time" office:time-value="PT14H42M00S">
            <text:p>14:42</text:p>
          </table:table-cell>
          <table:table-cell table:style-name="ce4" table:formula="of:=[.$B59]+[.G$3]" office:value-type="time" office:time-value="PT14H44M00S">
            <text:p>14:44</text:p>
          </table:table-cell>
          <table:table-cell table:style-name="ce4" table:formula="of:=[.$B59]+[.H$3]" office:value-type="time" office:time-value="PT14H47M00S">
            <text:p>14:47</text:p>
          </table:table-cell>
          <table:table-cell table:style-name="ce4" table:formula="of:=[.$B59]+[.I$3]" office:value-type="time" office:time-value="PT14H49M00S">
            <text:p>14:49</text:p>
          </table:table-cell>
          <table:table-cell table:style-name="ce4" table:formula="of:=[.$B59]+[.J$3]" office:value-type="time" office:time-value="PT14H51M00S">
            <text:p>14:51</text:p>
          </table:table-cell>
          <table:table-cell table:style-name="ce4" table:formula="of:=[.$B59]+[.K$3]" office:value-type="time" office:time-value="PT14H53M00S">
            <text:p>14:53</text:p>
          </table:table-cell>
          <table:table-cell table:style-name="ce4" table:formula="of:=[.$B59]+[.L$3]" office:value-type="time" office:time-value="PT14H56M00S">
            <text:p>14:56</text:p>
          </table:table-cell>
          <table:table-cell table:style-name="ce4" table:formula="of:=[.$B59]+[.M$3]" office:value-type="time" office:time-value="PT14H59M00S">
            <text:p>14:59</text:p>
          </table:table-cell>
          <table:table-cell table:style-name="ce4" table:formula="of:=[.$B59]+[.N$3]" office:value-type="time" office:time-value="PT15H03M00S">
            <text:p>15:03</text:p>
          </table:table-cell>
          <table:table-cell table:style-name="ce4" table:formula="of:=[.$B59]+[.O$3]" office:value-type="time" office:time-value="PT15H05M00S">
            <text:p>15:05</text:p>
          </table:table-cell>
          <table:table-cell table:style-name="ce4" table:formula="of:=[.$B59]+[.P$3]" office:value-type="time" office:time-value="PT15H07M00S">
            <text:p>15:07</text:p>
          </table:table-cell>
          <table:table-cell table:style-name="ce4" table:formula="of:=[.$B59]+[.Q$3]" office:value-type="time" office:time-value="PT15H09M00S">
            <text:p>15:09</text:p>
          </table:table-cell>
          <table:table-cell table:style-name="ce4" table:formula="of:=[.$B59]+[.R$3]" office:value-type="time" office:time-value="PT15H12M00S">
            <text:p>15:12</text:p>
          </table:table-cell>
        </table:table-row>
        <table:table-row table:style-name="ro1">
          <table:table-cell table:style-name="ce3" table:formula="of:=[.A59]+2" office:value-type="float" office:value="3105">
            <text:p>3105</text:p>
          </table:table-cell>
          <table:table-cell table:style-name="ce6" office:value-type="time" office:time-value="PT14H35M00S">
            <text:p>14:35</text:p>
          </table:table-cell>
          <table:table-cell table:style-name="ce4" table:formula="of:=[.$B60]+[.C$3]" office:value-type="time" office:time-value="PT14H48M00S">
            <text:p>14:48</text:p>
          </table:table-cell>
          <table:table-cell table:style-name="ce4" table:formula="of:=[.$B60]+[.D$3]" office:value-type="time" office:time-value="PT14H50M00S">
            <text:p>14:50</text:p>
          </table:table-cell>
          <table:table-cell table:style-name="ce4" table:formula="of:=[.$B60]+[.E$3]" office:value-type="time" office:time-value="PT14H52M00S">
            <text:p>14:52</text:p>
          </table:table-cell>
          <table:table-cell table:style-name="ce4" table:formula="of:=[.$B60]+[.F$3]" office:value-type="time" office:time-value="PT14H55M00S">
            <text:p>14:55</text:p>
          </table:table-cell>
          <table:table-cell table:style-name="ce4" table:formula="of:=[.$B60]+[.G$3]" office:value-type="time" office:time-value="PT14H57M00S">
            <text:p>14:57</text:p>
          </table:table-cell>
          <table:table-cell table:style-name="ce4" table:formula="of:=[.$B60]+[.H$3]" office:value-type="time" office:time-value="PT15H00M00S">
            <text:p>15:00</text:p>
          </table:table-cell>
          <table:table-cell table:style-name="ce4" table:formula="of:=[.$B60]+[.I$3]" office:value-type="time" office:time-value="PT15H02M00S">
            <text:p>15:02</text:p>
          </table:table-cell>
          <table:table-cell table:style-name="ce4" table:formula="of:=[.$B60]+[.J$3]" office:value-type="time" office:time-value="PT15H04M00S">
            <text:p>15:04</text:p>
          </table:table-cell>
          <table:table-cell table:style-name="ce4" table:formula="of:=[.$B60]+[.K$3]" office:value-type="time" office:time-value="PT15H06M00S">
            <text:p>15:06</text:p>
          </table:table-cell>
          <table:table-cell table:style-name="ce4" table:formula="of:=[.$B60]+[.L$3]" office:value-type="time" office:time-value="PT15H09M00S">
            <text:p>15:09</text:p>
          </table:table-cell>
          <table:table-cell table:style-name="ce4" table:formula="of:=[.$B60]+[.M$3]" office:value-type="time" office:time-value="PT15H12M00S">
            <text:p>15:12</text:p>
          </table:table-cell>
          <table:table-cell table:style-name="ce4" table:formula="of:=[.$B60]+[.N$3]" office:value-type="time" office:time-value="PT15H16M00S">
            <text:p>15:16</text:p>
          </table:table-cell>
          <table:table-cell table:style-name="ce4" table:formula="of:=[.$B60]+[.O$3]" office:value-type="time" office:time-value="PT15H18M00S">
            <text:p>15:18</text:p>
          </table:table-cell>
          <table:table-cell table:style-name="ce4" table:formula="of:=[.$B60]+[.P$3]" office:value-type="time" office:time-value="PT15H20M00S">
            <text:p>15:20</text:p>
          </table:table-cell>
          <table:table-cell table:style-name="ce4" table:formula="of:=[.$B60]+[.Q$3]" office:value-type="time" office:time-value="PT15H22M00S">
            <text:p>15:22</text:p>
          </table:table-cell>
          <table:table-cell table:style-name="ce4" table:formula="of:=[.$B60]+[.R$3]" office:value-type="time" office:time-value="PT15H25M00S">
            <text:p>15:25</text:p>
          </table:table-cell>
        </table:table-row>
        <table:table-row table:style-name="ro1">
          <table:table-cell table:style-name="ce3" table:formula="of:=[.A60]+2" office:value-type="float" office:value="3107">
            <text:p>3107</text:p>
          </table:table-cell>
          <table:table-cell table:style-name="ce6" office:value-type="time" office:time-value="PT14H48M00S">
            <text:p>14:48</text:p>
          </table:table-cell>
          <table:table-cell table:style-name="ce4" table:formula="of:=[.$B61]+[.C$3]" office:value-type="time" office:time-value="PT15H01M00S">
            <text:p>15:01</text:p>
          </table:table-cell>
          <table:table-cell table:style-name="ce4" table:formula="of:=[.$B61]+[.D$3]" office:value-type="time" office:time-value="PT15H03M00S">
            <text:p>15:03</text:p>
          </table:table-cell>
          <table:table-cell table:style-name="ce4" table:formula="of:=[.$B61]+[.E$3]" office:value-type="time" office:time-value="PT15H05M00S">
            <text:p>15:05</text:p>
          </table:table-cell>
          <table:table-cell table:style-name="ce4" table:formula="of:=[.$B61]+[.F$3]" office:value-type="time" office:time-value="PT15H08M00S">
            <text:p>15:08</text:p>
          </table:table-cell>
          <table:table-cell table:style-name="ce4" table:formula="of:=[.$B61]+[.G$3]" office:value-type="time" office:time-value="PT15H10M00S">
            <text:p>15:10</text:p>
          </table:table-cell>
          <table:table-cell table:style-name="ce4" table:formula="of:=[.$B61]+[.H$3]" office:value-type="time" office:time-value="PT15H13M00S">
            <text:p>15:13</text:p>
          </table:table-cell>
          <table:table-cell table:style-name="ce4" table:formula="of:=[.$B61]+[.I$3]" office:value-type="time" office:time-value="PT15H15M00S">
            <text:p>15:15</text:p>
          </table:table-cell>
          <table:table-cell table:style-name="ce4" table:formula="of:=[.$B61]+[.J$3]" office:value-type="time" office:time-value="PT15H17M00S">
            <text:p>15:17</text:p>
          </table:table-cell>
          <table:table-cell table:style-name="ce4" table:formula="of:=[.$B61]+[.K$3]" office:value-type="time" office:time-value="PT15H19M00S">
            <text:p>15:19</text:p>
          </table:table-cell>
          <table:table-cell table:style-name="ce4" table:formula="of:=[.$B61]+[.L$3]" office:value-type="time" office:time-value="PT15H22M00S">
            <text:p>15:22</text:p>
          </table:table-cell>
          <table:table-cell table:style-name="ce4" table:formula="of:=[.$B61]+[.M$3]" office:value-type="time" office:time-value="PT15H25M00S">
            <text:p>15:25</text:p>
          </table:table-cell>
          <table:table-cell table:style-name="ce4" table:formula="of:=[.$B61]+[.N$3]" office:value-type="time" office:time-value="PT15H29M00S">
            <text:p>15:29</text:p>
          </table:table-cell>
          <table:table-cell table:style-name="ce4" table:formula="of:=[.$B61]+[.O$3]" office:value-type="time" office:time-value="PT15H31M00S">
            <text:p>15:31</text:p>
          </table:table-cell>
          <table:table-cell table:style-name="ce4" table:formula="of:=[.$B61]+[.P$3]" office:value-type="time" office:time-value="PT15H33M00S">
            <text:p>15:33</text:p>
          </table:table-cell>
          <table:table-cell table:style-name="ce4" table:formula="of:=[.$B61]+[.Q$3]" office:value-type="time" office:time-value="PT15H35M00S">
            <text:p>15:35</text:p>
          </table:table-cell>
          <table:table-cell table:style-name="ce4" table:formula="of:=[.$B61]+[.R$3]" office:value-type="time" office:time-value="PT15H38M00S">
            <text:p>15:38</text:p>
          </table:table-cell>
        </table:table-row>
        <table:table-row table:style-name="ro1">
          <table:table-cell table:style-name="ce3" table:formula="of:=[.A61]+2" office:value-type="float" office:value="3109">
            <text:p>3109</text:p>
          </table:table-cell>
          <table:table-cell table:style-name="ce6" office:value-type="time" office:time-value="PT15H01M00S">
            <text:p>15:01</text:p>
          </table:table-cell>
          <table:table-cell table:style-name="ce4" table:formula="of:=[.$B62]+[.C$3]" office:value-type="time" office:time-value="PT15H14M00S">
            <text:p>15:14</text:p>
          </table:table-cell>
          <table:table-cell table:style-name="ce4" table:formula="of:=[.$B62]+[.D$3]" office:value-type="time" office:time-value="PT15H16M00S">
            <text:p>15:16</text:p>
          </table:table-cell>
          <table:table-cell table:style-name="ce4" table:formula="of:=[.$B62]+[.E$3]" office:value-type="time" office:time-value="PT15H18M00S">
            <text:p>15:18</text:p>
          </table:table-cell>
          <table:table-cell table:style-name="ce4" table:formula="of:=[.$B62]+[.F$3]" office:value-type="time" office:time-value="PT15H21M00S">
            <text:p>15:21</text:p>
          </table:table-cell>
          <table:table-cell table:style-name="ce4" table:formula="of:=[.$B62]+[.G$3]" office:value-type="time" office:time-value="PT15H23M00S">
            <text:p>15:23</text:p>
          </table:table-cell>
          <table:table-cell table:style-name="ce4" table:formula="of:=[.$B62]+[.H$3]" office:value-type="time" office:time-value="PT15H26M00S">
            <text:p>15:26</text:p>
          </table:table-cell>
          <table:table-cell table:style-name="ce4" table:formula="of:=[.$B62]+[.I$3]" office:value-type="time" office:time-value="PT15H28M00S">
            <text:p>15:28</text:p>
          </table:table-cell>
          <table:table-cell table:style-name="ce4" table:formula="of:=[.$B62]+[.J$3]" office:value-type="time" office:time-value="PT15H30M00S">
            <text:p>15:30</text:p>
          </table:table-cell>
          <table:table-cell table:style-name="ce4" table:formula="of:=[.$B62]+[.K$3]" office:value-type="time" office:time-value="PT15H32M00S">
            <text:p>15:32</text:p>
          </table:table-cell>
          <table:table-cell table:style-name="ce4" table:formula="of:=[.$B62]+[.L$3]" office:value-type="time" office:time-value="PT15H35M00S">
            <text:p>15:35</text:p>
          </table:table-cell>
          <table:table-cell table:style-name="ce4" table:formula="of:=[.$B62]+[.M$3]" office:value-type="time" office:time-value="PT15H38M00S">
            <text:p>15:38</text:p>
          </table:table-cell>
          <table:table-cell table:style-name="ce4" table:formula="of:=[.$B62]+[.N$3]" office:value-type="time" office:time-value="PT15H42M00S">
            <text:p>15:42</text:p>
          </table:table-cell>
          <table:table-cell table:style-name="ce4" table:formula="of:=[.$B62]+[.O$3]" office:value-type="time" office:time-value="PT15H44M00S">
            <text:p>15:44</text:p>
          </table:table-cell>
          <table:table-cell table:style-name="ce4" table:formula="of:=[.$B62]+[.P$3]" office:value-type="time" office:time-value="PT15H46M00S">
            <text:p>15:46</text:p>
          </table:table-cell>
          <table:table-cell table:style-name="ce4" table:formula="of:=[.$B62]+[.Q$3]" office:value-type="time" office:time-value="PT15H48M00S">
            <text:p>15:48</text:p>
          </table:table-cell>
          <table:table-cell table:style-name="ce4" table:formula="of:=[.$B62]+[.R$3]" office:value-type="time" office:time-value="PT15H51M00S">
            <text:p>15:51</text:p>
          </table:table-cell>
        </table:table-row>
        <table:table-row table:style-name="ro1">
          <table:table-cell table:style-name="ce3" table:formula="of:=[.A62]+2" office:value-type="float" office:value="3111">
            <text:p>3111</text:p>
          </table:table-cell>
          <table:table-cell table:style-name="ce6" office:value-type="time" office:time-value="PT15H14M00S">
            <text:p>15:14</text:p>
          </table:table-cell>
          <table:table-cell table:style-name="ce4" table:formula="of:=[.$B63]+[.C$3]" office:value-type="time" office:time-value="PT15H27M00S">
            <text:p>15:27</text:p>
          </table:table-cell>
          <table:table-cell table:style-name="ce4" table:formula="of:=[.$B63]+[.D$3]" office:value-type="time" office:time-value="PT15H29M00S">
            <text:p>15:29</text:p>
          </table:table-cell>
          <table:table-cell table:style-name="ce4" table:formula="of:=[.$B63]+[.E$3]" office:value-type="time" office:time-value="PT15H31M00S">
            <text:p>15:31</text:p>
          </table:table-cell>
          <table:table-cell table:style-name="ce4" table:formula="of:=[.$B63]+[.F$3]" office:value-type="time" office:time-value="PT15H34M00S">
            <text:p>15:34</text:p>
          </table:table-cell>
          <table:table-cell table:style-name="ce4" table:formula="of:=[.$B63]+[.G$3]" office:value-type="time" office:time-value="PT15H36M00S">
            <text:p>15:36</text:p>
          </table:table-cell>
          <table:table-cell table:style-name="ce4" table:formula="of:=[.$B63]+[.H$3]" office:value-type="time" office:time-value="PT15H39M00S">
            <text:p>15:39</text:p>
          </table:table-cell>
          <table:table-cell table:style-name="ce4" table:formula="of:=[.$B63]+[.I$3]" office:value-type="time" office:time-value="PT15H41M00S">
            <text:p>15:41</text:p>
          </table:table-cell>
          <table:table-cell table:style-name="ce4" table:formula="of:=[.$B63]+[.J$3]" office:value-type="time" office:time-value="PT15H43M00S">
            <text:p>15:43</text:p>
          </table:table-cell>
          <table:table-cell table:style-name="ce4" table:formula="of:=[.$B63]+[.K$3]" office:value-type="time" office:time-value="PT15H45M00S">
            <text:p>15:45</text:p>
          </table:table-cell>
          <table:table-cell table:style-name="ce4" table:formula="of:=[.$B63]+[.L$3]" office:value-type="time" office:time-value="PT15H48M00S">
            <text:p>15:48</text:p>
          </table:table-cell>
          <table:table-cell table:style-name="ce4" table:formula="of:=[.$B63]+[.M$3]" office:value-type="time" office:time-value="PT15H51M00S">
            <text:p>15:51</text:p>
          </table:table-cell>
          <table:table-cell table:style-name="ce4" table:formula="of:=[.$B63]+[.N$3]" office:value-type="time" office:time-value="PT15H55M00S">
            <text:p>15:55</text:p>
          </table:table-cell>
          <table:table-cell table:style-name="ce4" table:formula="of:=[.$B63]+[.O$3]" office:value-type="time" office:time-value="PT15H57M00S">
            <text:p>15:57</text:p>
          </table:table-cell>
          <table:table-cell table:style-name="ce4" table:formula="of:=[.$B63]+[.P$3]" office:value-type="time" office:time-value="PT15H59M00S">
            <text:p>15:59</text:p>
          </table:table-cell>
          <table:table-cell table:style-name="ce4" table:formula="of:=[.$B63]+[.Q$3]" office:value-type="time" office:time-value="PT16H01M00S">
            <text:p>16:01</text:p>
          </table:table-cell>
          <table:table-cell table:style-name="ce4" table:formula="of:=[.$B63]+[.R$3]" office:value-type="time" office:time-value="PT16H04M00S">
            <text:p>16:04</text:p>
          </table:table-cell>
        </table:table-row>
        <table:table-row table:style-name="ro1">
          <table:table-cell table:style-name="ce3" table:formula="of:=[.A63]+2" office:value-type="float" office:value="3113">
            <text:p>3113</text:p>
          </table:table-cell>
          <table:table-cell table:style-name="ce6" office:value-type="time" office:time-value="PT15H27M00S">
            <text:p>15:27</text:p>
          </table:table-cell>
          <table:table-cell table:style-name="ce4" table:formula="of:=[.$B64]+[.C$3]" office:value-type="time" office:time-value="PT15H40M00S">
            <text:p>15:40</text:p>
          </table:table-cell>
          <table:table-cell table:style-name="ce4" table:formula="of:=[.$B64]+[.D$3]" office:value-type="time" office:time-value="PT15H42M00S">
            <text:p>15:42</text:p>
          </table:table-cell>
          <table:table-cell table:style-name="ce4" table:formula="of:=[.$B64]+[.E$3]" office:value-type="time" office:time-value="PT15H44M00S">
            <text:p>15:44</text:p>
          </table:table-cell>
          <table:table-cell table:style-name="ce4" table:formula="of:=[.$B64]+[.F$3]" office:value-type="time" office:time-value="PT15H47M00S">
            <text:p>15:47</text:p>
          </table:table-cell>
          <table:table-cell table:style-name="ce4" table:formula="of:=[.$B64]+[.G$3]" office:value-type="time" office:time-value="PT15H49M00S">
            <text:p>15:49</text:p>
          </table:table-cell>
          <table:table-cell table:style-name="ce4" table:formula="of:=[.$B64]+[.H$3]" office:value-type="time" office:time-value="PT15H52M00S">
            <text:p>15:52</text:p>
          </table:table-cell>
          <table:table-cell table:style-name="ce4" table:formula="of:=[.$B64]+[.I$3]" office:value-type="time" office:time-value="PT15H54M00S">
            <text:p>15:54</text:p>
          </table:table-cell>
          <table:table-cell table:style-name="ce4" table:formula="of:=[.$B64]+[.J$3]" office:value-type="time" office:time-value="PT15H56M00S">
            <text:p>15:56</text:p>
          </table:table-cell>
          <table:table-cell table:style-name="ce4" table:formula="of:=[.$B64]+[.K$3]" office:value-type="time" office:time-value="PT15H58M00S">
            <text:p>15:58</text:p>
          </table:table-cell>
          <table:table-cell table:style-name="ce4" table:formula="of:=[.$B64]+[.L$3]" office:value-type="time" office:time-value="PT16H01M00S">
            <text:p>16:01</text:p>
          </table:table-cell>
          <table:table-cell table:style-name="ce4" table:formula="of:=[.$B64]+[.M$3]" office:value-type="time" office:time-value="PT16H04M00S">
            <text:p>16:04</text:p>
          </table:table-cell>
          <table:table-cell table:style-name="ce4" table:formula="of:=[.$B64]+[.N$3]" office:value-type="time" office:time-value="PT16H08M00S">
            <text:p>16:08</text:p>
          </table:table-cell>
          <table:table-cell table:style-name="ce4" table:formula="of:=[.$B64]+[.O$3]" office:value-type="time" office:time-value="PT16H10M00S">
            <text:p>16:10</text:p>
          </table:table-cell>
          <table:table-cell table:style-name="ce4" table:formula="of:=[.$B64]+[.P$3]" office:value-type="time" office:time-value="PT16H12M00S">
            <text:p>16:12</text:p>
          </table:table-cell>
          <table:table-cell table:style-name="ce4" table:formula="of:=[.$B64]+[.Q$3]" office:value-type="time" office:time-value="PT16H14M00S">
            <text:p>16:14</text:p>
          </table:table-cell>
          <table:table-cell table:style-name="ce4" table:formula="of:=[.$B64]+[.R$3]" office:value-type="time" office:time-value="PT16H17M00S">
            <text:p>16:17</text:p>
          </table:table-cell>
        </table:table-row>
        <table:table-row table:style-name="ro1">
          <table:table-cell table:style-name="ce3" table:formula="of:=[.A64]+2" office:value-type="float" office:value="3115">
            <text:p>3115</text:p>
          </table:table-cell>
          <table:table-cell table:style-name="ce6" office:value-type="time" office:time-value="PT15H40M00S">
            <text:p>15:40</text:p>
          </table:table-cell>
          <table:table-cell table:style-name="ce4" table:formula="of:=[.$B65]+[.C$3]" office:value-type="time" office:time-value="PT15H53M00S">
            <text:p>15:53</text:p>
          </table:table-cell>
          <table:table-cell table:style-name="ce4" table:formula="of:=[.$B65]+[.D$3]" office:value-type="time" office:time-value="PT15H55M00S">
            <text:p>15:55</text:p>
          </table:table-cell>
          <table:table-cell table:style-name="ce4" table:formula="of:=[.$B65]+[.E$3]" office:value-type="time" office:time-value="PT15H57M00S">
            <text:p>15:57</text:p>
          </table:table-cell>
          <table:table-cell table:style-name="ce4" table:formula="of:=[.$B65]+[.F$3]" office:value-type="time" office:time-value="PT16H00M00S">
            <text:p>16:00</text:p>
          </table:table-cell>
          <table:table-cell table:style-name="ce4" table:formula="of:=[.$B65]+[.G$3]" office:value-type="time" office:time-value="PT16H02M00S">
            <text:p>16:02</text:p>
          </table:table-cell>
          <table:table-cell table:style-name="ce4" table:formula="of:=[.$B65]+[.H$3]" office:value-type="time" office:time-value="PT16H05M00S">
            <text:p>16:05</text:p>
          </table:table-cell>
          <table:table-cell table:style-name="ce4" table:formula="of:=[.$B65]+[.I$3]" office:value-type="time" office:time-value="PT16H07M00S">
            <text:p>16:07</text:p>
          </table:table-cell>
          <table:table-cell table:style-name="ce4" table:formula="of:=[.$B65]+[.J$3]" office:value-type="time" office:time-value="PT16H09M00S">
            <text:p>16:09</text:p>
          </table:table-cell>
          <table:table-cell table:style-name="ce4" table:formula="of:=[.$B65]+[.K$3]" office:value-type="time" office:time-value="PT16H11M00S">
            <text:p>16:11</text:p>
          </table:table-cell>
          <table:table-cell table:style-name="ce4" table:formula="of:=[.$B65]+[.L$3]" office:value-type="time" office:time-value="PT16H14M00S">
            <text:p>16:14</text:p>
          </table:table-cell>
          <table:table-cell table:style-name="ce4" table:formula="of:=[.$B65]+[.M$3]" office:value-type="time" office:time-value="PT16H17M00S">
            <text:p>16:17</text:p>
          </table:table-cell>
          <table:table-cell table:style-name="ce4" table:formula="of:=[.$B65]+[.N$3]" office:value-type="time" office:time-value="PT16H21M00S">
            <text:p>16:21</text:p>
          </table:table-cell>
          <table:table-cell table:style-name="ce4" table:formula="of:=[.$B65]+[.O$3]" office:value-type="time" office:time-value="PT16H23M00S">
            <text:p>16:23</text:p>
          </table:table-cell>
          <table:table-cell table:style-name="ce4" table:formula="of:=[.$B65]+[.P$3]" office:value-type="time" office:time-value="PT16H25M00S">
            <text:p>16:25</text:p>
          </table:table-cell>
          <table:table-cell table:style-name="ce4" table:formula="of:=[.$B65]+[.Q$3]" office:value-type="time" office:time-value="PT16H27M00S">
            <text:p>16:27</text:p>
          </table:table-cell>
          <table:table-cell table:style-name="ce4" table:formula="of:=[.$B65]+[.R$3]" office:value-type="time" office:time-value="PT16H30M00S">
            <text:p>16:30</text:p>
          </table:table-cell>
        </table:table-row>
        <table:table-row table:style-name="ro1">
          <table:table-cell table:style-name="ce3" table:formula="of:=[.A65]+2" office:value-type="float" office:value="3117">
            <text:p>3117</text:p>
          </table:table-cell>
          <table:table-cell table:style-name="ce6" office:value-type="time" office:time-value="PT15H53M00S">
            <text:p>15:53</text:p>
          </table:table-cell>
          <table:table-cell table:style-name="ce4" table:formula="of:=[.$B66]+[.C$3]" office:value-type="time" office:time-value="PT16H06M00S">
            <text:p>16:06</text:p>
          </table:table-cell>
          <table:table-cell table:style-name="ce4" table:formula="of:=[.$B66]+[.D$3]" office:value-type="time" office:time-value="PT16H08M00S">
            <text:p>16:08</text:p>
          </table:table-cell>
          <table:table-cell table:style-name="ce4" table:formula="of:=[.$B66]+[.E$3]" office:value-type="time" office:time-value="PT16H10M00S">
            <text:p>16:10</text:p>
          </table:table-cell>
          <table:table-cell table:style-name="ce4" table:formula="of:=[.$B66]+[.F$3]" office:value-type="time" office:time-value="PT16H13M00S">
            <text:p>16:13</text:p>
          </table:table-cell>
          <table:table-cell table:style-name="ce4" table:formula="of:=[.$B66]+[.G$3]" office:value-type="time" office:time-value="PT16H15M00S">
            <text:p>16:15</text:p>
          </table:table-cell>
          <table:table-cell table:style-name="ce4" table:formula="of:=[.$B66]+[.H$3]" office:value-type="time" office:time-value="PT16H18M00S">
            <text:p>16:18</text:p>
          </table:table-cell>
          <table:table-cell table:style-name="ce4" table:formula="of:=[.$B66]+[.I$3]" office:value-type="time" office:time-value="PT16H20M00S">
            <text:p>16:20</text:p>
          </table:table-cell>
          <table:table-cell table:style-name="ce4" table:formula="of:=[.$B66]+[.J$3]" office:value-type="time" office:time-value="PT16H22M00S">
            <text:p>16:22</text:p>
          </table:table-cell>
          <table:table-cell table:style-name="ce4" table:formula="of:=[.$B66]+[.K$3]" office:value-type="time" office:time-value="PT16H24M00S">
            <text:p>16:24</text:p>
          </table:table-cell>
          <table:table-cell table:style-name="ce4" table:formula="of:=[.$B66]+[.L$3]" office:value-type="time" office:time-value="PT16H27M00S">
            <text:p>16:27</text:p>
          </table:table-cell>
          <table:table-cell table:style-name="ce4" table:formula="of:=[.$B66]+[.M$3]" office:value-type="time" office:time-value="PT16H30M00S">
            <text:p>16:30</text:p>
          </table:table-cell>
          <table:table-cell table:style-name="ce4" table:formula="of:=[.$B66]+[.N$3]" office:value-type="time" office:time-value="PT16H34M00S">
            <text:p>16:34</text:p>
          </table:table-cell>
          <table:table-cell table:style-name="ce4" table:formula="of:=[.$B66]+[.O$3]" office:value-type="time" office:time-value="PT16H36M00S">
            <text:p>16:36</text:p>
          </table:table-cell>
          <table:table-cell table:style-name="ce4" table:formula="of:=[.$B66]+[.P$3]" office:value-type="time" office:time-value="PT16H38M00S">
            <text:p>16:38</text:p>
          </table:table-cell>
          <table:table-cell table:style-name="ce4" table:formula="of:=[.$B66]+[.Q$3]" office:value-type="time" office:time-value="PT16H40M00S">
            <text:p>16:40</text:p>
          </table:table-cell>
          <table:table-cell table:style-name="ce4" table:formula="of:=[.$B66]+[.R$3]" office:value-type="time" office:time-value="PT16H43M00S">
            <text:p>16:43</text:p>
          </table:table-cell>
        </table:table-row>
        <table:table-row table:style-name="ro1">
          <table:table-cell table:style-name="ce3" table:formula="of:=[.A66]+2" office:value-type="float" office:value="3119">
            <text:p>3119</text:p>
          </table:table-cell>
          <table:table-cell table:style-name="ce6" office:value-type="time" office:time-value="PT16H03M00S">
            <text:p>16:03</text:p>
          </table:table-cell>
          <table:table-cell table:style-name="ce4" table:formula="of:=[.$B67]+[.C$3]" office:value-type="time" office:time-value="PT16H16M00S">
            <text:p>16:16</text:p>
          </table:table-cell>
          <table:table-cell table:style-name="ce4" table:formula="of:=[.$B67]+[.D$3]" office:value-type="time" office:time-value="PT16H18M00S">
            <text:p>16:18</text:p>
          </table:table-cell>
          <table:table-cell table:style-name="ce4" table:formula="of:=[.$B67]+[.E$3]" office:value-type="time" office:time-value="PT16H20M00S">
            <text:p>16:20</text:p>
          </table:table-cell>
          <table:table-cell table:style-name="ce4" table:formula="of:=[.$B67]+[.F$3]" office:value-type="time" office:time-value="PT16H23M00S">
            <text:p>16:23</text:p>
          </table:table-cell>
          <table:table-cell table:style-name="ce4" table:formula="of:=[.$B67]+[.G$3]" office:value-type="time" office:time-value="PT16H25M00S">
            <text:p>16:25</text:p>
          </table:table-cell>
          <table:table-cell table:style-name="ce4" table:formula="of:=[.$B67]+[.H$3]" office:value-type="time" office:time-value="PT16H28M00S">
            <text:p>16:28</text:p>
          </table:table-cell>
          <table:table-cell table:style-name="ce4" table:formula="of:=[.$B67]+[.I$3]" office:value-type="time" office:time-value="PT16H30M00S">
            <text:p>16:30</text:p>
          </table:table-cell>
          <table:table-cell table:style-name="ce4" table:formula="of:=[.$B67]+[.J$3]" office:value-type="time" office:time-value="PT16H32M00S">
            <text:p>16:32</text:p>
          </table:table-cell>
          <table:table-cell table:style-name="ce4" table:formula="of:=[.$B67]+[.K$3]" office:value-type="time" office:time-value="PT16H34M00S">
            <text:p>16:34</text:p>
          </table:table-cell>
          <table:table-cell table:style-name="ce4" table:formula="of:=[.$B67]+[.L$3]" office:value-type="time" office:time-value="PT16H37M00S">
            <text:p>16:37</text:p>
          </table:table-cell>
          <table:table-cell table:style-name="ce4" table:formula="of:=[.$B67]+[.M$3]" office:value-type="time" office:time-value="PT16H40M00S">
            <text:p>16:40</text:p>
          </table:table-cell>
          <table:table-cell table:style-name="ce4" table:formula="of:=[.$B67]+[.N$3]" office:value-type="time" office:time-value="PT16H44M00S">
            <text:p>16:44</text:p>
          </table:table-cell>
          <table:table-cell table:style-name="ce4" table:formula="of:=[.$B67]+[.O$3]" office:value-type="time" office:time-value="PT16H46M00S">
            <text:p>16:46</text:p>
          </table:table-cell>
          <table:table-cell table:style-name="ce4" table:formula="of:=[.$B67]+[.P$3]" office:value-type="time" office:time-value="PT16H48M00S">
            <text:p>16:48</text:p>
          </table:table-cell>
          <table:table-cell table:style-name="ce4" table:formula="of:=[.$B67]+[.Q$3]" office:value-type="time" office:time-value="PT16H50M00S">
            <text:p>16:50</text:p>
          </table:table-cell>
          <table:table-cell table:style-name="ce4" table:formula="of:=[.$B67]+[.R$3]" office:value-type="time" office:time-value="PT16H53M00S">
            <text:p>16:53</text:p>
          </table:table-cell>
        </table:table-row>
        <table:table-row table:style-name="ro1">
          <table:table-cell table:style-name="ce3" table:formula="of:=[.A67]+2" office:value-type="float" office:value="3121">
            <text:p>3121</text:p>
          </table:table-cell>
          <table:table-cell table:style-name="ce6" office:value-type="time" office:time-value="PT16H13M00S">
            <text:p>16:13</text:p>
          </table:table-cell>
          <table:table-cell table:style-name="ce4" table:formula="of:=[.$B68]+[.C$3]" office:value-type="time" office:time-value="PT16H26M00S">
            <text:p>16:26</text:p>
          </table:table-cell>
          <table:table-cell table:style-name="ce4" table:formula="of:=[.$B68]+[.D$3]" office:value-type="time" office:time-value="PT16H28M00S">
            <text:p>16:28</text:p>
          </table:table-cell>
          <table:table-cell table:style-name="ce4" table:formula="of:=[.$B68]+[.E$3]" office:value-type="time" office:time-value="PT16H30M00S">
            <text:p>16:30</text:p>
          </table:table-cell>
          <table:table-cell table:style-name="ce4" table:formula="of:=[.$B68]+[.F$3]" office:value-type="time" office:time-value="PT16H33M00S">
            <text:p>16:33</text:p>
          </table:table-cell>
          <table:table-cell table:style-name="ce4" table:formula="of:=[.$B68]+[.G$3]" office:value-type="time" office:time-value="PT16H35M00S">
            <text:p>16:35</text:p>
          </table:table-cell>
          <table:table-cell table:style-name="ce4" table:formula="of:=[.$B68]+[.H$3]" office:value-type="time" office:time-value="PT16H38M00S">
            <text:p>16:38</text:p>
          </table:table-cell>
          <table:table-cell table:style-name="ce4" table:formula="of:=[.$B68]+[.I$3]" office:value-type="time" office:time-value="PT16H40M00S">
            <text:p>16:40</text:p>
          </table:table-cell>
          <table:table-cell table:style-name="ce4" table:formula="of:=[.$B68]+[.J$3]" office:value-type="time" office:time-value="PT16H42M00S">
            <text:p>16:42</text:p>
          </table:table-cell>
          <table:table-cell table:style-name="ce4" table:formula="of:=[.$B68]+[.K$3]" office:value-type="time" office:time-value="PT16H44M00S">
            <text:p>16:44</text:p>
          </table:table-cell>
          <table:table-cell table:style-name="ce4" table:formula="of:=[.$B68]+[.L$3]" office:value-type="time" office:time-value="PT16H47M00S">
            <text:p>16:47</text:p>
          </table:table-cell>
          <table:table-cell table:style-name="ce4" table:formula="of:=[.$B68]+[.M$3]" office:value-type="time" office:time-value="PT16H50M00S">
            <text:p>16:50</text:p>
          </table:table-cell>
          <table:table-cell table:style-name="ce4" table:formula="of:=[.$B68]+[.N$3]" office:value-type="time" office:time-value="PT16H54M00S">
            <text:p>16:54</text:p>
          </table:table-cell>
          <table:table-cell table:style-name="ce4" table:formula="of:=[.$B68]+[.O$3]" office:value-type="time" office:time-value="PT16H56M00S">
            <text:p>16:56</text:p>
          </table:table-cell>
          <table:table-cell table:style-name="ce4" table:formula="of:=[.$B68]+[.P$3]" office:value-type="time" office:time-value="PT16H58M00S">
            <text:p>16:58</text:p>
          </table:table-cell>
          <table:table-cell table:style-name="ce4" table:formula="of:=[.$B68]+[.Q$3]" office:value-type="time" office:time-value="PT17H00M00S">
            <text:p>17:00</text:p>
          </table:table-cell>
          <table:table-cell table:style-name="ce4" table:formula="of:=[.$B68]+[.R$3]" office:value-type="time" office:time-value="PT17H03M00S">
            <text:p>17:03</text:p>
          </table:table-cell>
        </table:table-row>
        <table:table-row table:style-name="ro1">
          <table:table-cell table:style-name="ce3" table:formula="of:=[.A68]+2" office:value-type="float" office:value="3123">
            <text:p>3123</text:p>
          </table:table-cell>
          <table:table-cell table:style-name="ce6" office:value-type="time" office:time-value="PT16H22M00S">
            <text:p>16:22</text:p>
          </table:table-cell>
          <table:table-cell table:style-name="ce4" table:formula="of:=[.$B69]+[.C$3]" office:value-type="time" office:time-value="PT16H35M00S">
            <text:p>16:35</text:p>
          </table:table-cell>
          <table:table-cell table:style-name="ce4" table:formula="of:=[.$B69]+[.D$3]" office:value-type="time" office:time-value="PT16H37M00S">
            <text:p>16:37</text:p>
          </table:table-cell>
          <table:table-cell table:style-name="ce4" table:formula="of:=[.$B69]+[.E$3]" office:value-type="time" office:time-value="PT16H39M00S">
            <text:p>16:39</text:p>
          </table:table-cell>
          <table:table-cell table:style-name="ce4" table:formula="of:=[.$B69]+[.F$3]" office:value-type="time" office:time-value="PT16H42M00S">
            <text:p>16:42</text:p>
          </table:table-cell>
          <table:table-cell table:style-name="ce4" table:formula="of:=[.$B69]+[.G$3]" office:value-type="time" office:time-value="PT16H44M00S">
            <text:p>16:44</text:p>
          </table:table-cell>
          <table:table-cell table:style-name="ce4" table:formula="of:=[.$B69]+[.H$3]" office:value-type="time" office:time-value="PT16H47M00S">
            <text:p>16:47</text:p>
          </table:table-cell>
          <table:table-cell table:style-name="ce4" table:formula="of:=[.$B69]+[.I$3]" office:value-type="time" office:time-value="PT16H49M00S">
            <text:p>16:49</text:p>
          </table:table-cell>
          <table:table-cell table:style-name="ce4" table:formula="of:=[.$B69]+[.J$3]" office:value-type="time" office:time-value="PT16H51M00S">
            <text:p>16:51</text:p>
          </table:table-cell>
          <table:table-cell table:style-name="ce4" table:formula="of:=[.$B69]+[.K$3]" office:value-type="time" office:time-value="PT16H53M00S">
            <text:p>16:53</text:p>
          </table:table-cell>
          <table:table-cell table:style-name="ce4" table:formula="of:=[.$B69]+[.L$3]" office:value-type="time" office:time-value="PT16H56M00S">
            <text:p>16:56</text:p>
          </table:table-cell>
          <table:table-cell table:style-name="ce4" table:formula="of:=[.$B69]+[.M$3]" office:value-type="time" office:time-value="PT16H59M00S">
            <text:p>16:59</text:p>
          </table:table-cell>
          <table:table-cell table:style-name="ce4" table:formula="of:=[.$B69]+[.N$3]" office:value-type="time" office:time-value="PT17H03M00S">
            <text:p>17:03</text:p>
          </table:table-cell>
          <table:table-cell table:style-name="ce4" table:formula="of:=[.$B69]+[.O$3]" office:value-type="time" office:time-value="PT17H05M00S">
            <text:p>17:05</text:p>
          </table:table-cell>
          <table:table-cell table:style-name="ce4" table:formula="of:=[.$B69]+[.P$3]" office:value-type="time" office:time-value="PT17H07M00S">
            <text:p>17:07</text:p>
          </table:table-cell>
          <table:table-cell table:style-name="ce4" table:formula="of:=[.$B69]+[.Q$3]" office:value-type="time" office:time-value="PT17H09M00S">
            <text:p>17:09</text:p>
          </table:table-cell>
          <table:table-cell table:style-name="ce4" table:formula="of:=[.$B69]+[.R$3]" office:value-type="time" office:time-value="PT17H12M00S">
            <text:p>17:12</text:p>
          </table:table-cell>
        </table:table-row>
        <table:table-row table:style-name="ro1">
          <table:table-cell table:style-name="ce3" table:formula="of:=[.A69]+2" office:value-type="float" office:value="3125">
            <text:p>3125</text:p>
          </table:table-cell>
          <table:table-cell table:style-name="ce6" office:value-type="time" office:time-value="PT16H32M00S">
            <text:p>16:32</text:p>
          </table:table-cell>
          <table:table-cell table:style-name="ce4" table:formula="of:=[.$B70]+[.C$3]" office:value-type="time" office:time-value="PT16H45M00S">
            <text:p>16:45</text:p>
          </table:table-cell>
          <table:table-cell table:style-name="ce4" table:formula="of:=[.$B70]+[.D$3]" office:value-type="time" office:time-value="PT16H47M00S">
            <text:p>16:47</text:p>
          </table:table-cell>
          <table:table-cell table:style-name="ce4" table:formula="of:=[.$B70]+[.E$3]" office:value-type="time" office:time-value="PT16H49M00S">
            <text:p>16:49</text:p>
          </table:table-cell>
          <table:table-cell table:style-name="ce4" table:formula="of:=[.$B70]+[.F$3]" office:value-type="time" office:time-value="PT16H52M00S">
            <text:p>16:52</text:p>
          </table:table-cell>
          <table:table-cell table:style-name="ce4" table:formula="of:=[.$B70]+[.G$3]" office:value-type="time" office:time-value="PT16H54M00S">
            <text:p>16:54</text:p>
          </table:table-cell>
          <table:table-cell table:style-name="ce4" table:formula="of:=[.$B70]+[.H$3]" office:value-type="time" office:time-value="PT16H57M00S">
            <text:p>16:57</text:p>
          </table:table-cell>
          <table:table-cell table:style-name="ce4" table:formula="of:=[.$B70]+[.I$3]" office:value-type="time" office:time-value="PT16H59M00S">
            <text:p>16:59</text:p>
          </table:table-cell>
          <table:table-cell table:style-name="ce4" table:formula="of:=[.$B70]+[.J$3]" office:value-type="time" office:time-value="PT17H01M00S">
            <text:p>17:01</text:p>
          </table:table-cell>
          <table:table-cell table:style-name="ce4" table:formula="of:=[.$B70]+[.K$3]" office:value-type="time" office:time-value="PT17H03M00S">
            <text:p>17:03</text:p>
          </table:table-cell>
          <table:table-cell table:style-name="ce4" table:formula="of:=[.$B70]+[.L$3]" office:value-type="time" office:time-value="PT17H06M00S">
            <text:p>17:06</text:p>
          </table:table-cell>
          <table:table-cell table:style-name="ce4" table:formula="of:=[.$B70]+[.M$3]" office:value-type="time" office:time-value="PT17H09M00S">
            <text:p>17:09</text:p>
          </table:table-cell>
          <table:table-cell table:style-name="ce4" table:formula="of:=[.$B70]+[.N$3]" office:value-type="time" office:time-value="PT17H13M00S">
            <text:p>17:13</text:p>
          </table:table-cell>
          <table:table-cell table:style-name="ce4" table:formula="of:=[.$B70]+[.O$3]" office:value-type="time" office:time-value="PT17H15M00S">
            <text:p>17:15</text:p>
          </table:table-cell>
          <table:table-cell table:style-name="ce4" table:formula="of:=[.$B70]+[.P$3]" office:value-type="time" office:time-value="PT17H17M00S">
            <text:p>17:17</text:p>
          </table:table-cell>
          <table:table-cell table:style-name="ce4" table:formula="of:=[.$B70]+[.Q$3]" office:value-type="time" office:time-value="PT17H19M00S">
            <text:p>17:19</text:p>
          </table:table-cell>
          <table:table-cell table:style-name="ce4" table:formula="of:=[.$B70]+[.R$3]" office:value-type="time" office:time-value="PT17H22M00S">
            <text:p>17:22</text:p>
          </table:table-cell>
        </table:table-row>
        <table:table-row table:style-name="ro1">
          <table:table-cell table:style-name="ce3" table:formula="of:=[.A70]+2" office:value-type="float" office:value="3127">
            <text:p>3127</text:p>
          </table:table-cell>
          <table:table-cell table:style-name="ce6" office:value-type="time" office:time-value="PT16H42M00S">
            <text:p>16:42</text:p>
          </table:table-cell>
          <table:table-cell table:style-name="ce4" table:formula="of:=[.$B71]+[.C$3]" office:value-type="time" office:time-value="PT16H55M00S">
            <text:p>16:55</text:p>
          </table:table-cell>
          <table:table-cell table:style-name="ce4" table:formula="of:=[.$B71]+[.D$3]" office:value-type="time" office:time-value="PT16H57M00S">
            <text:p>16:57</text:p>
          </table:table-cell>
          <table:table-cell table:style-name="ce4" table:formula="of:=[.$B71]+[.E$3]" office:value-type="time" office:time-value="PT16H59M00S">
            <text:p>16:59</text:p>
          </table:table-cell>
          <table:table-cell table:style-name="ce4" table:formula="of:=[.$B71]+[.F$3]" office:value-type="time" office:time-value="PT17H02M00S">
            <text:p>17:02</text:p>
          </table:table-cell>
          <table:table-cell table:style-name="ce4" table:formula="of:=[.$B71]+[.G$3]" office:value-type="time" office:time-value="PT17H04M00S">
            <text:p>17:04</text:p>
          </table:table-cell>
          <table:table-cell table:style-name="ce4" table:formula="of:=[.$B71]+[.H$3]" office:value-type="time" office:time-value="PT17H07M00S">
            <text:p>17:07</text:p>
          </table:table-cell>
          <table:table-cell table:style-name="ce4" table:formula="of:=[.$B71]+[.I$3]" office:value-type="time" office:time-value="PT17H09M00S">
            <text:p>17:09</text:p>
          </table:table-cell>
          <table:table-cell table:style-name="ce4" table:formula="of:=[.$B71]+[.J$3]" office:value-type="time" office:time-value="PT17H11M00S">
            <text:p>17:11</text:p>
          </table:table-cell>
          <table:table-cell table:style-name="ce4" table:formula="of:=[.$B71]+[.K$3]" office:value-type="time" office:time-value="PT17H13M00S">
            <text:p>17:13</text:p>
          </table:table-cell>
          <table:table-cell table:style-name="ce4" table:formula="of:=[.$B71]+[.L$3]" office:value-type="time" office:time-value="PT17H16M00S">
            <text:p>17:16</text:p>
          </table:table-cell>
          <table:table-cell table:style-name="ce4" table:formula="of:=[.$B71]+[.M$3]" office:value-type="time" office:time-value="PT17H19M00S">
            <text:p>17:19</text:p>
          </table:table-cell>
          <table:table-cell table:style-name="ce4" table:formula="of:=[.$B71]+[.N$3]" office:value-type="time" office:time-value="PT17H23M00S">
            <text:p>17:23</text:p>
          </table:table-cell>
          <table:table-cell table:style-name="ce4" table:formula="of:=[.$B71]+[.O$3]" office:value-type="time" office:time-value="PT17H25M00S">
            <text:p>17:25</text:p>
          </table:table-cell>
          <table:table-cell table:style-name="ce4" table:formula="of:=[.$B71]+[.P$3]" office:value-type="time" office:time-value="PT17H27M00S">
            <text:p>17:27</text:p>
          </table:table-cell>
          <table:table-cell table:style-name="ce4" table:formula="of:=[.$B71]+[.Q$3]" office:value-type="time" office:time-value="PT17H29M00S">
            <text:p>17:29</text:p>
          </table:table-cell>
          <table:table-cell table:style-name="ce4" table:formula="of:=[.$B71]+[.R$3]" office:value-type="time" office:time-value="PT17H32M00S">
            <text:p>17:32</text:p>
          </table:table-cell>
        </table:table-row>
        <table:table-row table:style-name="ro1">
          <table:table-cell table:style-name="ce3" table:formula="of:=[.A71]+2" office:value-type="float" office:value="3129">
            <text:p>3129</text:p>
          </table:table-cell>
          <table:table-cell table:style-name="ce6" office:value-type="time" office:time-value="PT16H51M00S">
            <text:p>16:51</text:p>
          </table:table-cell>
          <table:table-cell table:style-name="ce4" table:formula="of:=[.$B72]+[.C$3]" office:value-type="time" office:time-value="PT17H04M00S">
            <text:p>17:04</text:p>
          </table:table-cell>
          <table:table-cell table:style-name="ce4" table:formula="of:=[.$B72]+[.D$3]" office:value-type="time" office:time-value="PT17H06M00S">
            <text:p>17:06</text:p>
          </table:table-cell>
          <table:table-cell table:style-name="ce4" table:formula="of:=[.$B72]+[.E$3]" office:value-type="time" office:time-value="PT17H08M00S">
            <text:p>17:08</text:p>
          </table:table-cell>
          <table:table-cell table:style-name="ce4" table:formula="of:=[.$B72]+[.F$3]" office:value-type="time" office:time-value="PT17H11M00S">
            <text:p>17:11</text:p>
          </table:table-cell>
          <table:table-cell table:style-name="ce4" table:formula="of:=[.$B72]+[.G$3]" office:value-type="time" office:time-value="PT17H13M00S">
            <text:p>17:13</text:p>
          </table:table-cell>
          <table:table-cell table:style-name="ce4" table:formula="of:=[.$B72]+[.H$3]" office:value-type="time" office:time-value="PT17H16M00S">
            <text:p>17:16</text:p>
          </table:table-cell>
          <table:table-cell table:style-name="ce4" table:formula="of:=[.$B72]+[.I$3]" office:value-type="time" office:time-value="PT17H18M00S">
            <text:p>17:18</text:p>
          </table:table-cell>
          <table:table-cell table:style-name="ce4" table:formula="of:=[.$B72]+[.J$3]" office:value-type="time" office:time-value="PT17H20M00S">
            <text:p>17:20</text:p>
          </table:table-cell>
          <table:table-cell table:style-name="ce4" table:formula="of:=[.$B72]+[.K$3]" office:value-type="time" office:time-value="PT17H22M00S">
            <text:p>17:22</text:p>
          </table:table-cell>
          <table:table-cell table:style-name="ce4" table:formula="of:=[.$B72]+[.L$3]" office:value-type="time" office:time-value="PT17H25M00S">
            <text:p>17:25</text:p>
          </table:table-cell>
          <table:table-cell table:style-name="ce4" table:formula="of:=[.$B72]+[.M$3]" office:value-type="time" office:time-value="PT17H28M00S">
            <text:p>17:28</text:p>
          </table:table-cell>
          <table:table-cell table:style-name="ce4" table:formula="of:=[.$B72]+[.N$3]" office:value-type="time" office:time-value="PT17H32M00S">
            <text:p>17:32</text:p>
          </table:table-cell>
          <table:table-cell table:style-name="ce4" table:formula="of:=[.$B72]+[.O$3]" office:value-type="time" office:time-value="PT17H34M00S">
            <text:p>17:34</text:p>
          </table:table-cell>
          <table:table-cell table:style-name="ce4" table:formula="of:=[.$B72]+[.P$3]" office:value-type="time" office:time-value="PT17H36M00S">
            <text:p>17:36</text:p>
          </table:table-cell>
          <table:table-cell table:style-name="ce4" table:formula="of:=[.$B72]+[.Q$3]" office:value-type="time" office:time-value="PT17H38M00S">
            <text:p>17:38</text:p>
          </table:table-cell>
          <table:table-cell table:style-name="ce4" table:formula="of:=[.$B72]+[.R$3]" office:value-type="time" office:time-value="PT17H41M00S">
            <text:p>17:41</text:p>
          </table:table-cell>
        </table:table-row>
        <table:table-row table:style-name="ro1">
          <table:table-cell table:style-name="ce3" table:formula="of:=[.A72]+2" office:value-type="float" office:value="3131">
            <text:p>3131</text:p>
          </table:table-cell>
          <table:table-cell table:style-name="ce6" office:value-type="time" office:time-value="PT17H01M00S">
            <text:p>17:01</text:p>
          </table:table-cell>
          <table:table-cell table:style-name="ce4" table:formula="of:=[.$B73]+[.C$3]" office:value-type="time" office:time-value="PT17H14M00S">
            <text:p>17:14</text:p>
          </table:table-cell>
          <table:table-cell table:style-name="ce4" table:formula="of:=[.$B73]+[.D$3]" office:value-type="time" office:time-value="PT17H16M00S">
            <text:p>17:16</text:p>
          </table:table-cell>
          <table:table-cell table:style-name="ce4" table:formula="of:=[.$B73]+[.E$3]" office:value-type="time" office:time-value="PT17H18M00S">
            <text:p>17:18</text:p>
          </table:table-cell>
          <table:table-cell table:style-name="ce4" table:formula="of:=[.$B73]+[.F$3]" office:value-type="time" office:time-value="PT17H21M00S">
            <text:p>17:21</text:p>
          </table:table-cell>
          <table:table-cell table:style-name="ce4" table:formula="of:=[.$B73]+[.G$3]" office:value-type="time" office:time-value="PT17H23M00S">
            <text:p>17:23</text:p>
          </table:table-cell>
          <table:table-cell table:style-name="ce4" table:formula="of:=[.$B73]+[.H$3]" office:value-type="time" office:time-value="PT17H26M00S">
            <text:p>17:26</text:p>
          </table:table-cell>
          <table:table-cell table:style-name="ce4" table:formula="of:=[.$B73]+[.I$3]" office:value-type="time" office:time-value="PT17H28M00S">
            <text:p>17:28</text:p>
          </table:table-cell>
          <table:table-cell table:style-name="ce4" table:formula="of:=[.$B73]+[.J$3]" office:value-type="time" office:time-value="PT17H30M00S">
            <text:p>17:30</text:p>
          </table:table-cell>
          <table:table-cell table:style-name="ce4" table:formula="of:=[.$B73]+[.K$3]" office:value-type="time" office:time-value="PT17H32M00S">
            <text:p>17:32</text:p>
          </table:table-cell>
          <table:table-cell table:style-name="ce4" table:formula="of:=[.$B73]+[.L$3]" office:value-type="time" office:time-value="PT17H35M00S">
            <text:p>17:35</text:p>
          </table:table-cell>
          <table:table-cell table:style-name="ce4" table:formula="of:=[.$B73]+[.M$3]" office:value-type="time" office:time-value="PT17H38M00S">
            <text:p>17:38</text:p>
          </table:table-cell>
          <table:table-cell table:style-name="ce4" table:formula="of:=[.$B73]+[.N$3]" office:value-type="time" office:time-value="PT17H42M00S">
            <text:p>17:42</text:p>
          </table:table-cell>
          <table:table-cell table:style-name="ce4" table:formula="of:=[.$B73]+[.O$3]" office:value-type="time" office:time-value="PT17H44M00S">
            <text:p>17:44</text:p>
          </table:table-cell>
          <table:table-cell table:style-name="ce4" table:formula="of:=[.$B73]+[.P$3]" office:value-type="time" office:time-value="PT17H46M00S">
            <text:p>17:46</text:p>
          </table:table-cell>
          <table:table-cell table:style-name="ce4" table:formula="of:=[.$B73]+[.Q$3]" office:value-type="time" office:time-value="PT17H48M00S">
            <text:p>17:48</text:p>
          </table:table-cell>
          <table:table-cell table:style-name="ce4" table:formula="of:=[.$B73]+[.R$3]" office:value-type="time" office:time-value="PT17H51M00S">
            <text:p>17:51</text:p>
          </table:table-cell>
        </table:table-row>
        <table:table-row table:style-name="ro1">
          <table:table-cell table:style-name="ce3" table:formula="of:=[.A73]+2" office:value-type="float" office:value="3133">
            <text:p>3133</text:p>
          </table:table-cell>
          <table:table-cell table:style-name="ce6" office:value-type="time" office:time-value="PT17H11M00S">
            <text:p>17:11</text:p>
          </table:table-cell>
          <table:table-cell table:style-name="ce4" table:formula="of:=[.$B74]+[.C$3]" office:value-type="time" office:time-value="PT17H24M00S">
            <text:p>17:24</text:p>
          </table:table-cell>
          <table:table-cell table:style-name="ce4" table:formula="of:=[.$B74]+[.D$3]" office:value-type="time" office:time-value="PT17H26M00S">
            <text:p>17:26</text:p>
          </table:table-cell>
          <table:table-cell table:style-name="ce4" table:formula="of:=[.$B74]+[.E$3]" office:value-type="time" office:time-value="PT17H28M00S">
            <text:p>17:28</text:p>
          </table:table-cell>
          <table:table-cell table:style-name="ce4" table:formula="of:=[.$B74]+[.F$3]" office:value-type="time" office:time-value="PT17H31M00S">
            <text:p>17:31</text:p>
          </table:table-cell>
          <table:table-cell table:style-name="ce4" table:formula="of:=[.$B74]+[.G$3]" office:value-type="time" office:time-value="PT17H33M00S">
            <text:p>17:33</text:p>
          </table:table-cell>
          <table:table-cell table:style-name="ce4" table:formula="of:=[.$B74]+[.H$3]" office:value-type="time" office:time-value="PT17H36M00S">
            <text:p>17:36</text:p>
          </table:table-cell>
          <table:table-cell table:style-name="ce4" table:formula="of:=[.$B74]+[.I$3]" office:value-type="time" office:time-value="PT17H38M00S">
            <text:p>17:38</text:p>
          </table:table-cell>
          <table:table-cell table:style-name="ce4" table:formula="of:=[.$B74]+[.J$3]" office:value-type="time" office:time-value="PT17H40M00S">
            <text:p>17:40</text:p>
          </table:table-cell>
          <table:table-cell table:style-name="ce4" table:formula="of:=[.$B74]+[.K$3]" office:value-type="time" office:time-value="PT17H42M00S">
            <text:p>17:42</text:p>
          </table:table-cell>
          <table:table-cell table:style-name="ce4" table:formula="of:=[.$B74]+[.L$3]" office:value-type="time" office:time-value="PT17H45M00S">
            <text:p>17:45</text:p>
          </table:table-cell>
          <table:table-cell table:style-name="ce4" table:formula="of:=[.$B74]+[.M$3]" office:value-type="time" office:time-value="PT17H48M00S">
            <text:p>17:48</text:p>
          </table:table-cell>
          <table:table-cell table:style-name="ce4" table:formula="of:=[.$B74]+[.N$3]" office:value-type="time" office:time-value="PT17H52M00S">
            <text:p>17:52</text:p>
          </table:table-cell>
          <table:table-cell table:style-name="ce4" table:formula="of:=[.$B74]+[.O$3]" office:value-type="time" office:time-value="PT17H54M00S">
            <text:p>17:54</text:p>
          </table:table-cell>
          <table:table-cell table:style-name="ce4" table:formula="of:=[.$B74]+[.P$3]" office:value-type="time" office:time-value="PT17H56M00S">
            <text:p>17:56</text:p>
          </table:table-cell>
          <table:table-cell table:style-name="ce4" table:formula="of:=[.$B74]+[.Q$3]" office:value-type="time" office:time-value="PT17H58M00S">
            <text:p>17:58</text:p>
          </table:table-cell>
          <table:table-cell table:style-name="ce4" table:formula="of:=[.$B74]+[.R$3]" office:value-type="time" office:time-value="PT18H01M00S">
            <text:p>18:01</text:p>
          </table:table-cell>
        </table:table-row>
        <table:table-row table:style-name="ro1">
          <table:table-cell table:style-name="ce3" table:formula="of:=[.A74]+2" office:value-type="float" office:value="3135">
            <text:p>3135</text:p>
          </table:table-cell>
          <table:table-cell table:style-name="ce6" office:value-type="time" office:time-value="PT17H20M00S">
            <text:p>17:20</text:p>
          </table:table-cell>
          <table:table-cell table:style-name="ce4" table:formula="of:=[.$B75]+[.C$3]" office:value-type="time" office:time-value="PT17H33M00S">
            <text:p>17:33</text:p>
          </table:table-cell>
          <table:table-cell table:style-name="ce4" table:formula="of:=[.$B75]+[.D$3]" office:value-type="time" office:time-value="PT17H35M00S">
            <text:p>17:35</text:p>
          </table:table-cell>
          <table:table-cell table:style-name="ce4" table:formula="of:=[.$B75]+[.E$3]" office:value-type="time" office:time-value="PT17H37M00S">
            <text:p>17:37</text:p>
          </table:table-cell>
          <table:table-cell table:style-name="ce4" table:formula="of:=[.$B75]+[.F$3]" office:value-type="time" office:time-value="PT17H40M00S">
            <text:p>17:40</text:p>
          </table:table-cell>
          <table:table-cell table:style-name="ce4" table:formula="of:=[.$B75]+[.G$3]" office:value-type="time" office:time-value="PT17H42M00S">
            <text:p>17:42</text:p>
          </table:table-cell>
          <table:table-cell table:style-name="ce4" table:formula="of:=[.$B75]+[.H$3]" office:value-type="time" office:time-value="PT17H45M00S">
            <text:p>17:45</text:p>
          </table:table-cell>
          <table:table-cell table:style-name="ce4" table:formula="of:=[.$B75]+[.I$3]" office:value-type="time" office:time-value="PT17H47M00S">
            <text:p>17:47</text:p>
          </table:table-cell>
          <table:table-cell table:style-name="ce4" table:formula="of:=[.$B75]+[.J$3]" office:value-type="time" office:time-value="PT17H49M00S">
            <text:p>17:49</text:p>
          </table:table-cell>
          <table:table-cell table:style-name="ce4" table:formula="of:=[.$B75]+[.K$3]" office:value-type="time" office:time-value="PT17H51M00S">
            <text:p>17:51</text:p>
          </table:table-cell>
          <table:table-cell table:style-name="ce4" table:formula="of:=[.$B75]+[.L$3]" office:value-type="time" office:time-value="PT17H54M00S">
            <text:p>17:54</text:p>
          </table:table-cell>
          <table:table-cell table:style-name="ce4" table:formula="of:=[.$B75]+[.M$3]" office:value-type="time" office:time-value="PT17H57M00S">
            <text:p>17:57</text:p>
          </table:table-cell>
          <table:table-cell table:style-name="ce4" table:formula="of:=[.$B75]+[.N$3]" office:value-type="time" office:time-value="PT18H01M00S">
            <text:p>18:01</text:p>
          </table:table-cell>
          <table:table-cell table:style-name="ce4" table:formula="of:=[.$B75]+[.O$3]" office:value-type="time" office:time-value="PT18H03M00S">
            <text:p>18:03</text:p>
          </table:table-cell>
          <table:table-cell table:style-name="ce4" table:formula="of:=[.$B75]+[.P$3]" office:value-type="time" office:time-value="PT18H05M00S">
            <text:p>18:05</text:p>
          </table:table-cell>
          <table:table-cell table:style-name="ce4" table:formula="of:=[.$B75]+[.Q$3]" office:value-type="time" office:time-value="PT18H07M00S">
            <text:p>18:07</text:p>
          </table:table-cell>
          <table:table-cell table:style-name="ce4" table:formula="of:=[.$B75]+[.R$3]" office:value-type="time" office:time-value="PT18H10M00S">
            <text:p>18:10</text:p>
          </table:table-cell>
        </table:table-row>
        <table:table-row table:style-name="ro1">
          <table:table-cell table:style-name="ce3" table:formula="of:=[.A75]+2" office:value-type="float" office:value="3137">
            <text:p>3137</text:p>
          </table:table-cell>
          <table:table-cell table:style-name="ce6" office:value-type="time" office:time-value="PT17H30M00S">
            <text:p>17:30</text:p>
          </table:table-cell>
          <table:table-cell table:style-name="ce4" table:formula="of:=[.$B76]+[.C$3]" office:value-type="time" office:time-value="PT17H43M00S">
            <text:p>17:43</text:p>
          </table:table-cell>
          <table:table-cell table:style-name="ce4" table:formula="of:=[.$B76]+[.D$3]" office:value-type="time" office:time-value="PT17H45M00S">
            <text:p>17:45</text:p>
          </table:table-cell>
          <table:table-cell table:style-name="ce4" table:formula="of:=[.$B76]+[.E$3]" office:value-type="time" office:time-value="PT17H47M00S">
            <text:p>17:47</text:p>
          </table:table-cell>
          <table:table-cell table:style-name="ce4" table:formula="of:=[.$B76]+[.F$3]" office:value-type="time" office:time-value="PT17H50M00S">
            <text:p>17:50</text:p>
          </table:table-cell>
          <table:table-cell table:style-name="ce4" table:formula="of:=[.$B76]+[.G$3]" office:value-type="time" office:time-value="PT17H52M00S">
            <text:p>17:52</text:p>
          </table:table-cell>
          <table:table-cell table:style-name="ce4" table:formula="of:=[.$B76]+[.H$3]" office:value-type="time" office:time-value="PT17H55M00S">
            <text:p>17:55</text:p>
          </table:table-cell>
          <table:table-cell table:style-name="ce4" table:formula="of:=[.$B76]+[.I$3]" office:value-type="time" office:time-value="PT17H57M00S">
            <text:p>17:57</text:p>
          </table:table-cell>
          <table:table-cell table:style-name="ce4" table:formula="of:=[.$B76]+[.J$3]" office:value-type="time" office:time-value="PT17H59M00S">
            <text:p>17:59</text:p>
          </table:table-cell>
          <table:table-cell table:style-name="ce4" table:formula="of:=[.$B76]+[.K$3]" office:value-type="time" office:time-value="PT18H01M00S">
            <text:p>18:01</text:p>
          </table:table-cell>
          <table:table-cell table:style-name="ce4" table:formula="of:=[.$B76]+[.L$3]" office:value-type="time" office:time-value="PT18H04M00S">
            <text:p>18:04</text:p>
          </table:table-cell>
          <table:table-cell table:style-name="ce4" table:formula="of:=[.$B76]+[.M$3]" office:value-type="time" office:time-value="PT18H07M00S">
            <text:p>18:07</text:p>
          </table:table-cell>
          <table:table-cell table:style-name="ce4" table:formula="of:=[.$B76]+[.N$3]" office:value-type="time" office:time-value="PT18H11M00S">
            <text:p>18:11</text:p>
          </table:table-cell>
          <table:table-cell table:style-name="ce4" table:formula="of:=[.$B76]+[.O$3]" office:value-type="time" office:time-value="PT18H13M00S">
            <text:p>18:13</text:p>
          </table:table-cell>
          <table:table-cell table:style-name="ce4" table:formula="of:=[.$B76]+[.P$3]" office:value-type="time" office:time-value="PT18H15M00S">
            <text:p>18:15</text:p>
          </table:table-cell>
          <table:table-cell table:style-name="ce4" table:formula="of:=[.$B76]+[.Q$3]" office:value-type="time" office:time-value="PT18H17M00S">
            <text:p>18:17</text:p>
          </table:table-cell>
          <table:table-cell table:style-name="ce4" table:formula="of:=[.$B76]+[.R$3]" office:value-type="time" office:time-value="PT18H20M00S">
            <text:p>18:20</text:p>
          </table:table-cell>
        </table:table-row>
        <table:table-row table:style-name="ro1">
          <table:table-cell table:style-name="ce3" table:formula="of:=[.A76]+2" office:value-type="float" office:value="3139">
            <text:p>3139</text:p>
          </table:table-cell>
          <table:table-cell table:style-name="ce6" office:value-type="time" office:time-value="PT17H40M00S">
            <text:p>17:40</text:p>
          </table:table-cell>
          <table:table-cell table:style-name="ce4" table:formula="of:=[.$B77]+[.C$3]" office:value-type="time" office:time-value="PT17H53M00S">
            <text:p>17:53</text:p>
          </table:table-cell>
          <table:table-cell table:style-name="ce4" table:formula="of:=[.$B77]+[.D$3]" office:value-type="time" office:time-value="PT17H55M00S">
            <text:p>17:55</text:p>
          </table:table-cell>
          <table:table-cell table:style-name="ce4" table:formula="of:=[.$B77]+[.E$3]" office:value-type="time" office:time-value="PT17H57M00S">
            <text:p>17:57</text:p>
          </table:table-cell>
          <table:table-cell table:style-name="ce4" table:formula="of:=[.$B77]+[.F$3]" office:value-type="time" office:time-value="PT18H00M00S">
            <text:p>18:00</text:p>
          </table:table-cell>
          <table:table-cell table:style-name="ce4" table:formula="of:=[.$B77]+[.G$3]" office:value-type="time" office:time-value="PT18H02M00S">
            <text:p>18:02</text:p>
          </table:table-cell>
          <table:table-cell table:style-name="ce4" table:formula="of:=[.$B77]+[.H$3]" office:value-type="time" office:time-value="PT18H05M00S">
            <text:p>18:05</text:p>
          </table:table-cell>
          <table:table-cell table:style-name="ce4" table:formula="of:=[.$B77]+[.I$3]" office:value-type="time" office:time-value="PT18H07M00S">
            <text:p>18:07</text:p>
          </table:table-cell>
          <table:table-cell table:style-name="ce4" table:formula="of:=[.$B77]+[.J$3]" office:value-type="time" office:time-value="PT18H09M00S">
            <text:p>18:09</text:p>
          </table:table-cell>
          <table:table-cell table:style-name="ce4" table:formula="of:=[.$B77]+[.K$3]" office:value-type="time" office:time-value="PT18H11M00S">
            <text:p>18:11</text:p>
          </table:table-cell>
          <table:table-cell table:style-name="ce4" table:formula="of:=[.$B77]+[.L$3]" office:value-type="time" office:time-value="PT18H14M00S">
            <text:p>18:14</text:p>
          </table:table-cell>
          <table:table-cell table:style-name="ce4" table:formula="of:=[.$B77]+[.M$3]" office:value-type="time" office:time-value="PT18H17M00S">
            <text:p>18:17</text:p>
          </table:table-cell>
          <table:table-cell table:style-name="ce4" table:formula="of:=[.$B77]+[.N$3]" office:value-type="time" office:time-value="PT18H21M00S">
            <text:p>18:21</text:p>
          </table:table-cell>
          <table:table-cell table:style-name="ce4" table:formula="of:=[.$B77]+[.O$3]" office:value-type="time" office:time-value="PT18H23M00S">
            <text:p>18:23</text:p>
          </table:table-cell>
          <table:table-cell table:style-name="ce4" table:formula="of:=[.$B77]+[.P$3]" office:value-type="time" office:time-value="PT18H25M00S">
            <text:p>18:25</text:p>
          </table:table-cell>
          <table:table-cell table:style-name="ce4" table:formula="of:=[.$B77]+[.Q$3]" office:value-type="time" office:time-value="PT18H27M00S">
            <text:p>18:27</text:p>
          </table:table-cell>
          <table:table-cell table:style-name="ce4" table:formula="of:=[.$B77]+[.R$3]" office:value-type="time" office:time-value="PT18H30M00S">
            <text:p>18:30</text:p>
          </table:table-cell>
        </table:table-row>
        <table:table-row table:style-name="ro1">
          <table:table-cell table:style-name="ce3" table:formula="of:=[.A77]+2" office:value-type="float" office:value="3141">
            <text:p>3141</text:p>
          </table:table-cell>
          <table:table-cell table:style-name="ce6" office:value-type="time" office:time-value="PT17H49M00S">
            <text:p>17:49</text:p>
          </table:table-cell>
          <table:table-cell table:style-name="ce4" table:formula="of:=[.$B78]+[.C$3]" office:value-type="time" office:time-value="PT18H02M00S">
            <text:p>18:02</text:p>
          </table:table-cell>
          <table:table-cell table:style-name="ce4" table:formula="of:=[.$B78]+[.D$3]" office:value-type="time" office:time-value="PT18H04M00S">
            <text:p>18:04</text:p>
          </table:table-cell>
          <table:table-cell table:style-name="ce4" table:formula="of:=[.$B78]+[.E$3]" office:value-type="time" office:time-value="PT18H06M00S">
            <text:p>18:06</text:p>
          </table:table-cell>
          <table:table-cell table:style-name="ce4" table:formula="of:=[.$B78]+[.F$3]" office:value-type="time" office:time-value="PT18H09M00S">
            <text:p>18:09</text:p>
          </table:table-cell>
          <table:table-cell table:style-name="ce4" table:formula="of:=[.$B78]+[.G$3]" office:value-type="time" office:time-value="PT18H11M00S">
            <text:p>18:11</text:p>
          </table:table-cell>
          <table:table-cell table:style-name="ce4" table:formula="of:=[.$B78]+[.H$3]" office:value-type="time" office:time-value="PT18H14M00S">
            <text:p>18:14</text:p>
          </table:table-cell>
          <table:table-cell table:style-name="ce4" table:formula="of:=[.$B78]+[.I$3]" office:value-type="time" office:time-value="PT18H16M00S">
            <text:p>18:16</text:p>
          </table:table-cell>
          <table:table-cell table:style-name="ce4" table:formula="of:=[.$B78]+[.J$3]" office:value-type="time" office:time-value="PT18H18M00S">
            <text:p>18:18</text:p>
          </table:table-cell>
          <table:table-cell table:style-name="ce4" table:formula="of:=[.$B78]+[.K$3]" office:value-type="time" office:time-value="PT18H20M00S">
            <text:p>18:20</text:p>
          </table:table-cell>
          <table:table-cell table:style-name="ce4" table:formula="of:=[.$B78]+[.L$3]" office:value-type="time" office:time-value="PT18H23M00S">
            <text:p>18:23</text:p>
          </table:table-cell>
          <table:table-cell table:style-name="ce4" table:formula="of:=[.$B78]+[.M$3]" office:value-type="time" office:time-value="PT18H26M00S">
            <text:p>18:26</text:p>
          </table:table-cell>
          <table:table-cell table:style-name="ce4" table:formula="of:=[.$B78]+[.N$3]" office:value-type="time" office:time-value="PT18H30M00S">
            <text:p>18:30</text:p>
          </table:table-cell>
          <table:table-cell table:style-name="ce4" table:formula="of:=[.$B78]+[.O$3]" office:value-type="time" office:time-value="PT18H32M00S">
            <text:p>18:32</text:p>
          </table:table-cell>
          <table:table-cell table:style-name="ce4" table:formula="of:=[.$B78]+[.P$3]" office:value-type="time" office:time-value="PT18H34M00S">
            <text:p>18:34</text:p>
          </table:table-cell>
          <table:table-cell table:style-name="ce4" table:formula="of:=[.$B78]+[.Q$3]" office:value-type="time" office:time-value="PT18H36M00S">
            <text:p>18:36</text:p>
          </table:table-cell>
          <table:table-cell table:style-name="ce4" table:formula="of:=[.$B78]+[.R$3]" office:value-type="time" office:time-value="PT18H39M00S">
            <text:p>18:39</text:p>
          </table:table-cell>
        </table:table-row>
        <table:table-row table:style-name="ro1">
          <table:table-cell table:style-name="ce3" table:formula="of:=[.A78]+2" office:value-type="float" office:value="3143">
            <text:p>3143</text:p>
          </table:table-cell>
          <table:table-cell table:style-name="ce6" office:value-type="time" office:time-value="PT17H59M00S">
            <text:p>17:59</text:p>
          </table:table-cell>
          <table:table-cell table:style-name="ce4" table:formula="of:=[.$B79]+[.C$3]" office:value-type="time" office:time-value="PT18H12M00S">
            <text:p>18:12</text:p>
          </table:table-cell>
          <table:table-cell table:style-name="ce4" table:formula="of:=[.$B79]+[.D$3]" office:value-type="time" office:time-value="PT18H14M00S">
            <text:p>18:14</text:p>
          </table:table-cell>
          <table:table-cell table:style-name="ce4" table:formula="of:=[.$B79]+[.E$3]" office:value-type="time" office:time-value="PT18H16M00S">
            <text:p>18:16</text:p>
          </table:table-cell>
          <table:table-cell table:style-name="ce4" table:formula="of:=[.$B79]+[.F$3]" office:value-type="time" office:time-value="PT18H19M00S">
            <text:p>18:19</text:p>
          </table:table-cell>
          <table:table-cell table:style-name="ce4" table:formula="of:=[.$B79]+[.G$3]" office:value-type="time" office:time-value="PT18H21M00S">
            <text:p>18:21</text:p>
          </table:table-cell>
          <table:table-cell table:style-name="ce4" table:formula="of:=[.$B79]+[.H$3]" office:value-type="time" office:time-value="PT18H24M00S">
            <text:p>18:24</text:p>
          </table:table-cell>
          <table:table-cell table:style-name="ce4" table:formula="of:=[.$B79]+[.I$3]" office:value-type="time" office:time-value="PT18H26M00S">
            <text:p>18:26</text:p>
          </table:table-cell>
          <table:table-cell table:style-name="ce4" table:formula="of:=[.$B79]+[.J$3]" office:value-type="time" office:time-value="PT18H28M00S">
            <text:p>18:28</text:p>
          </table:table-cell>
          <table:table-cell table:style-name="ce4" table:formula="of:=[.$B79]+[.K$3]" office:value-type="time" office:time-value="PT18H30M00S">
            <text:p>18:30</text:p>
          </table:table-cell>
          <table:table-cell table:style-name="ce4" table:formula="of:=[.$B79]+[.L$3]" office:value-type="time" office:time-value="PT18H33M00S">
            <text:p>18:33</text:p>
          </table:table-cell>
          <table:table-cell table:style-name="ce4" table:formula="of:=[.$B79]+[.M$3]" office:value-type="time" office:time-value="PT18H36M00S">
            <text:p>18:36</text:p>
          </table:table-cell>
          <table:table-cell table:style-name="ce4" table:formula="of:=[.$B79]+[.N$3]" office:value-type="time" office:time-value="PT18H40M00S">
            <text:p>18:40</text:p>
          </table:table-cell>
          <table:table-cell table:style-name="ce4" table:formula="of:=[.$B79]+[.O$3]" office:value-type="time" office:time-value="PT18H42M00S">
            <text:p>18:42</text:p>
          </table:table-cell>
          <table:table-cell table:style-name="ce4" table:formula="of:=[.$B79]+[.P$3]" office:value-type="time" office:time-value="PT18H44M00S">
            <text:p>18:44</text:p>
          </table:table-cell>
          <table:table-cell table:style-name="ce4" table:formula="of:=[.$B79]+[.Q$3]" office:value-type="time" office:time-value="PT18H46M00S">
            <text:p>18:46</text:p>
          </table:table-cell>
          <table:table-cell table:style-name="ce4" table:formula="of:=[.$B79]+[.R$3]" office:value-type="time" office:time-value="PT18H49M00S">
            <text:p>18:49</text:p>
          </table:table-cell>
        </table:table-row>
        <table:table-row table:style-name="ro1">
          <table:table-cell table:style-name="ce3" table:formula="of:=[.A79]+2" office:value-type="float" office:value="3145">
            <text:p>3145</text:p>
          </table:table-cell>
          <table:table-cell table:style-name="ce6" office:value-type="time" office:time-value="PT18H09M00S">
            <text:p>18:09</text:p>
          </table:table-cell>
          <table:table-cell table:style-name="ce4" table:formula="of:=[.$B80]+[.C$3]" office:value-type="time" office:time-value="PT18H22M00S">
            <text:p>18:22</text:p>
          </table:table-cell>
          <table:table-cell table:style-name="ce4" table:formula="of:=[.$B80]+[.D$3]" office:value-type="time" office:time-value="PT18H24M00S">
            <text:p>18:24</text:p>
          </table:table-cell>
          <table:table-cell table:style-name="ce4" table:formula="of:=[.$B80]+[.E$3]" office:value-type="time" office:time-value="PT18H26M00S">
            <text:p>18:26</text:p>
          </table:table-cell>
          <table:table-cell table:style-name="ce4" table:formula="of:=[.$B80]+[.F$3]" office:value-type="time" office:time-value="PT18H29M00S">
            <text:p>18:29</text:p>
          </table:table-cell>
          <table:table-cell table:style-name="ce4" table:formula="of:=[.$B80]+[.G$3]" office:value-type="time" office:time-value="PT18H31M00S">
            <text:p>18:31</text:p>
          </table:table-cell>
          <table:table-cell table:style-name="ce4" table:formula="of:=[.$B80]+[.H$3]" office:value-type="time" office:time-value="PT18H34M00S">
            <text:p>18:34</text:p>
          </table:table-cell>
          <table:table-cell table:style-name="ce4" table:formula="of:=[.$B80]+[.I$3]" office:value-type="time" office:time-value="PT18H36M00S">
            <text:p>18:36</text:p>
          </table:table-cell>
          <table:table-cell table:style-name="ce4" table:formula="of:=[.$B80]+[.J$3]" office:value-type="time" office:time-value="PT18H38M00S">
            <text:p>18:38</text:p>
          </table:table-cell>
          <table:table-cell table:style-name="ce4" table:formula="of:=[.$B80]+[.K$3]" office:value-type="time" office:time-value="PT18H40M00S">
            <text:p>18:40</text:p>
          </table:table-cell>
          <table:table-cell table:style-name="ce4" table:formula="of:=[.$B80]+[.L$3]" office:value-type="time" office:time-value="PT18H43M00S">
            <text:p>18:43</text:p>
          </table:table-cell>
          <table:table-cell table:style-name="ce4" table:formula="of:=[.$B80]+[.M$3]" office:value-type="time" office:time-value="PT18H46M00S">
            <text:p>18:46</text:p>
          </table:table-cell>
          <table:table-cell table:style-name="ce4" table:formula="of:=[.$B80]+[.N$3]" office:value-type="time" office:time-value="PT18H50M00S">
            <text:p>18:50</text:p>
          </table:table-cell>
          <table:table-cell table:style-name="ce4" table:formula="of:=[.$B80]+[.O$3]" office:value-type="time" office:time-value="PT18H52M00S">
            <text:p>18:52</text:p>
          </table:table-cell>
          <table:table-cell table:style-name="ce4" table:formula="of:=[.$B80]+[.P$3]" office:value-type="time" office:time-value="PT18H54M00S">
            <text:p>18:54</text:p>
          </table:table-cell>
          <table:table-cell table:style-name="ce4" table:formula="of:=[.$B80]+[.Q$3]" office:value-type="time" office:time-value="PT18H56M00S">
            <text:p>18:56</text:p>
          </table:table-cell>
          <table:table-cell table:style-name="ce4" table:formula="of:=[.$B80]+[.R$3]" office:value-type="time" office:time-value="PT18H59M00S">
            <text:p>18:59</text:p>
          </table:table-cell>
        </table:table-row>
        <table:table-row table:style-name="ro1">
          <table:table-cell table:style-name="ce3" table:formula="of:=[.A80]+2" office:value-type="float" office:value="3147">
            <text:p>3147</text:p>
          </table:table-cell>
          <table:table-cell table:style-name="ce6" office:value-type="time" office:time-value="PT18H18M00S">
            <text:p>18:18</text:p>
          </table:table-cell>
          <table:table-cell table:style-name="ce4" table:formula="of:=[.$B81]+[.C$3]" office:value-type="time" office:time-value="PT18H31M00S">
            <text:p>18:31</text:p>
          </table:table-cell>
          <table:table-cell table:style-name="ce4" table:formula="of:=[.$B81]+[.D$3]" office:value-type="time" office:time-value="PT18H33M00S">
            <text:p>18:33</text:p>
          </table:table-cell>
          <table:table-cell table:style-name="ce4" table:formula="of:=[.$B81]+[.E$3]" office:value-type="time" office:time-value="PT18H35M00S">
            <text:p>18:35</text:p>
          </table:table-cell>
          <table:table-cell table:style-name="ce4" table:formula="of:=[.$B81]+[.F$3]" office:value-type="time" office:time-value="PT18H38M00S">
            <text:p>18:38</text:p>
          </table:table-cell>
          <table:table-cell table:style-name="ce4" table:formula="of:=[.$B81]+[.G$3]" office:value-type="time" office:time-value="PT18H40M00S">
            <text:p>18:40</text:p>
          </table:table-cell>
          <table:table-cell table:style-name="ce4" table:formula="of:=[.$B81]+[.H$3]" office:value-type="time" office:time-value="PT18H43M00S">
            <text:p>18:43</text:p>
          </table:table-cell>
          <table:table-cell table:style-name="ce4" table:formula="of:=[.$B81]+[.I$3]" office:value-type="time" office:time-value="PT18H45M00S">
            <text:p>18:45</text:p>
          </table:table-cell>
          <table:table-cell table:style-name="ce4" table:formula="of:=[.$B81]+[.J$3]" office:value-type="time" office:time-value="PT18H47M00S">
            <text:p>18:47</text:p>
          </table:table-cell>
          <table:table-cell table:style-name="ce4" table:formula="of:=[.$B81]+[.K$3]" office:value-type="time" office:time-value="PT18H49M00S">
            <text:p>18:49</text:p>
          </table:table-cell>
          <table:table-cell table:style-name="ce4" table:formula="of:=[.$B81]+[.L$3]" office:value-type="time" office:time-value="PT18H52M00S">
            <text:p>18:52</text:p>
          </table:table-cell>
          <table:table-cell table:style-name="ce4" table:formula="of:=[.$B81]+[.M$3]" office:value-type="time" office:time-value="PT18H55M00S">
            <text:p>18:55</text:p>
          </table:table-cell>
          <table:table-cell table:style-name="ce4" table:formula="of:=[.$B81]+[.N$3]" office:value-type="time" office:time-value="PT18H59M00S">
            <text:p>18:59</text:p>
          </table:table-cell>
          <table:table-cell table:style-name="ce4" table:formula="of:=[.$B81]+[.O$3]" office:value-type="time" office:time-value="PT19H01M00S">
            <text:p>19:01</text:p>
          </table:table-cell>
          <table:table-cell table:style-name="ce4" table:formula="of:=[.$B81]+[.P$3]" office:value-type="time" office:time-value="PT19H03M00S">
            <text:p>19:03</text:p>
          </table:table-cell>
          <table:table-cell table:style-name="ce4" table:formula="of:=[.$B81]+[.Q$3]" office:value-type="time" office:time-value="PT19H05M00S">
            <text:p>19:05</text:p>
          </table:table-cell>
          <table:table-cell table:style-name="ce4" table:formula="of:=[.$B81]+[.R$3]" office:value-type="time" office:time-value="PT19H08M00S">
            <text:p>19:08</text:p>
          </table:table-cell>
        </table:table-row>
        <table:table-row table:style-name="ro1">
          <table:table-cell table:style-name="ce3" table:formula="of:=[.A81]+2" office:value-type="float" office:value="3149">
            <text:p>3149</text:p>
          </table:table-cell>
          <table:table-cell table:style-name="ce6" office:value-type="time" office:time-value="PT18H28M00S">
            <text:p>18:28</text:p>
          </table:table-cell>
          <table:table-cell table:style-name="ce4" table:formula="of:=[.$B82]+[.C$3]" office:value-type="time" office:time-value="PT18H41M00S">
            <text:p>18:41</text:p>
          </table:table-cell>
          <table:table-cell table:style-name="ce4" table:formula="of:=[.$B82]+[.D$3]" office:value-type="time" office:time-value="PT18H43M00S">
            <text:p>18:43</text:p>
          </table:table-cell>
          <table:table-cell table:style-name="ce4" table:formula="of:=[.$B82]+[.E$3]" office:value-type="time" office:time-value="PT18H45M00S">
            <text:p>18:45</text:p>
          </table:table-cell>
          <table:table-cell table:style-name="ce4" table:formula="of:=[.$B82]+[.F$3]" office:value-type="time" office:time-value="PT18H48M00S">
            <text:p>18:48</text:p>
          </table:table-cell>
          <table:table-cell table:style-name="ce4" table:formula="of:=[.$B82]+[.G$3]" office:value-type="time" office:time-value="PT18H50M00S">
            <text:p>18:50</text:p>
          </table:table-cell>
          <table:table-cell table:style-name="ce4" table:formula="of:=[.$B82]+[.H$3]" office:value-type="time" office:time-value="PT18H53M00S">
            <text:p>18:53</text:p>
          </table:table-cell>
          <table:table-cell table:style-name="ce4" table:formula="of:=[.$B82]+[.I$3]" office:value-type="time" office:time-value="PT18H55M00S">
            <text:p>18:55</text:p>
          </table:table-cell>
          <table:table-cell table:style-name="ce4" table:formula="of:=[.$B82]+[.J$3]" office:value-type="time" office:time-value="PT18H57M00S">
            <text:p>18:57</text:p>
          </table:table-cell>
          <table:table-cell table:style-name="ce4" table:formula="of:=[.$B82]+[.K$3]" office:value-type="time" office:time-value="PT18H59M00S">
            <text:p>18:59</text:p>
          </table:table-cell>
          <table:table-cell table:style-name="ce4" table:formula="of:=[.$B82]+[.L$3]" office:value-type="time" office:time-value="PT19H02M00S">
            <text:p>19:02</text:p>
          </table:table-cell>
          <table:table-cell table:style-name="ce4" table:formula="of:=[.$B82]+[.M$3]" office:value-type="time" office:time-value="PT19H05M00S">
            <text:p>19:05</text:p>
          </table:table-cell>
          <table:table-cell table:style-name="ce4" table:formula="of:=[.$B82]+[.N$3]" office:value-type="time" office:time-value="PT19H09M00S">
            <text:p>19:09</text:p>
          </table:table-cell>
          <table:table-cell table:style-name="ce4" table:formula="of:=[.$B82]+[.O$3]" office:value-type="time" office:time-value="PT19H11M00S">
            <text:p>19:11</text:p>
          </table:table-cell>
          <table:table-cell table:style-name="ce4" table:formula="of:=[.$B82]+[.P$3]" office:value-type="time" office:time-value="PT19H13M00S">
            <text:p>19:13</text:p>
          </table:table-cell>
          <table:table-cell table:style-name="ce4" table:formula="of:=[.$B82]+[.Q$3]" office:value-type="time" office:time-value="PT19H15M00S">
            <text:p>19:15</text:p>
          </table:table-cell>
          <table:table-cell table:style-name="ce4" table:formula="of:=[.$B82]+[.R$3]" office:value-type="time" office:time-value="PT19H18M00S">
            <text:p>19:18</text:p>
          </table:table-cell>
        </table:table-row>
        <table:table-row table:style-name="ro1">
          <table:table-cell table:style-name="ce3" table:formula="of:=[.A82]+2" office:value-type="float" office:value="3151">
            <text:p>3151</text:p>
          </table:table-cell>
          <table:table-cell table:style-name="ce6" office:value-type="time" office:time-value="PT18H38M00S">
            <text:p>18:38</text:p>
          </table:table-cell>
          <table:table-cell table:style-name="ce4" table:formula="of:=[.$B83]+[.C$3]" office:value-type="time" office:time-value="PT18H51M00S">
            <text:p>18:51</text:p>
          </table:table-cell>
          <table:table-cell table:style-name="ce4" table:formula="of:=[.$B83]+[.D$3]" office:value-type="time" office:time-value="PT18H53M00S">
            <text:p>18:53</text:p>
          </table:table-cell>
          <table:table-cell table:style-name="ce4" table:formula="of:=[.$B83]+[.E$3]" office:value-type="time" office:time-value="PT18H55M00S">
            <text:p>18:55</text:p>
          </table:table-cell>
          <table:table-cell table:style-name="ce4" table:formula="of:=[.$B83]+[.F$3]" office:value-type="time" office:time-value="PT18H58M00S">
            <text:p>18:58</text:p>
          </table:table-cell>
          <table:table-cell table:style-name="ce4" table:formula="of:=[.$B83]+[.G$3]" office:value-type="time" office:time-value="PT19H00M00S">
            <text:p>19:00</text:p>
          </table:table-cell>
          <table:table-cell table:style-name="ce4" table:formula="of:=[.$B83]+[.H$3]" office:value-type="time" office:time-value="PT19H03M00S">
            <text:p>19:03</text:p>
          </table:table-cell>
          <table:table-cell table:style-name="ce4" table:formula="of:=[.$B83]+[.I$3]" office:value-type="time" office:time-value="PT19H05M00S">
            <text:p>19:05</text:p>
          </table:table-cell>
          <table:table-cell table:style-name="ce4" table:formula="of:=[.$B83]+[.J$3]" office:value-type="time" office:time-value="PT19H07M00S">
            <text:p>19:07</text:p>
          </table:table-cell>
          <table:table-cell table:style-name="ce4" table:formula="of:=[.$B83]+[.K$3]" office:value-type="time" office:time-value="PT19H09M00S">
            <text:p>19:09</text:p>
          </table:table-cell>
          <table:table-cell table:style-name="ce4" table:formula="of:=[.$B83]+[.L$3]" office:value-type="time" office:time-value="PT19H12M00S">
            <text:p>19:12</text:p>
          </table:table-cell>
          <table:table-cell table:style-name="ce4" table:formula="of:=[.$B83]+[.M$3]" office:value-type="time" office:time-value="PT19H15M00S">
            <text:p>19:15</text:p>
          </table:table-cell>
          <table:table-cell table:style-name="ce4" table:formula="of:=[.$B83]+[.N$3]" office:value-type="time" office:time-value="PT19H19M00S">
            <text:p>19:19</text:p>
          </table:table-cell>
          <table:table-cell table:style-name="ce4" table:formula="of:=[.$B83]+[.O$3]" office:value-type="time" office:time-value="PT19H21M00S">
            <text:p>19:21</text:p>
          </table:table-cell>
          <table:table-cell table:style-name="ce4" table:formula="of:=[.$B83]+[.P$3]" office:value-type="time" office:time-value="PT19H23M00S">
            <text:p>19:23</text:p>
          </table:table-cell>
          <table:table-cell table:style-name="ce4" table:formula="of:=[.$B83]+[.Q$3]" office:value-type="time" office:time-value="PT19H25M00S">
            <text:p>19:25</text:p>
          </table:table-cell>
          <table:table-cell table:style-name="ce4" table:formula="of:=[.$B83]+[.R$3]" office:value-type="time" office:time-value="PT19H28M00S">
            <text:p>19:28</text:p>
          </table:table-cell>
        </table:table-row>
        <table:table-row table:style-name="ro1">
          <table:table-cell table:style-name="ce3" table:formula="of:=[.A83]+2" office:value-type="float" office:value="3153">
            <text:p>3153</text:p>
          </table:table-cell>
          <table:table-cell table:style-name="ce6" office:value-type="time" office:time-value="PT18H47M00S">
            <text:p>18:47</text:p>
          </table:table-cell>
          <table:table-cell table:style-name="ce4" table:formula="of:=[.$B84]+[.C$3]" office:value-type="time" office:time-value="PT19H00M00S">
            <text:p>19:00</text:p>
          </table:table-cell>
          <table:table-cell table:style-name="ce4" table:formula="of:=[.$B84]+[.D$3]" office:value-type="time" office:time-value="PT19H02M00S">
            <text:p>19:02</text:p>
          </table:table-cell>
          <table:table-cell table:style-name="ce4" table:formula="of:=[.$B84]+[.E$3]" office:value-type="time" office:time-value="PT19H04M00S">
            <text:p>19:04</text:p>
          </table:table-cell>
          <table:table-cell table:style-name="ce4" table:formula="of:=[.$B84]+[.F$3]" office:value-type="time" office:time-value="PT19H07M00S">
            <text:p>19:07</text:p>
          </table:table-cell>
          <table:table-cell table:style-name="ce4" table:formula="of:=[.$B84]+[.G$3]" office:value-type="time" office:time-value="PT19H09M00S">
            <text:p>19:09</text:p>
          </table:table-cell>
          <table:table-cell table:style-name="ce4" table:formula="of:=[.$B84]+[.H$3]" office:value-type="time" office:time-value="PT19H12M00S">
            <text:p>19:12</text:p>
          </table:table-cell>
          <table:table-cell table:style-name="ce4" table:formula="of:=[.$B84]+[.I$3]" office:value-type="time" office:time-value="PT19H14M00S">
            <text:p>19:14</text:p>
          </table:table-cell>
          <table:table-cell table:style-name="ce4" table:formula="of:=[.$B84]+[.J$3]" office:value-type="time" office:time-value="PT19H16M00S">
            <text:p>19:16</text:p>
          </table:table-cell>
          <table:table-cell table:style-name="ce4" table:formula="of:=[.$B84]+[.K$3]" office:value-type="time" office:time-value="PT19H18M00S">
            <text:p>19:18</text:p>
          </table:table-cell>
          <table:table-cell table:style-name="ce4" table:formula="of:=[.$B84]+[.L$3]" office:value-type="time" office:time-value="PT19H21M00S">
            <text:p>19:21</text:p>
          </table:table-cell>
          <table:table-cell table:style-name="ce4" table:formula="of:=[.$B84]+[.M$3]" office:value-type="time" office:time-value="PT19H24M00S">
            <text:p>19:24</text:p>
          </table:table-cell>
          <table:table-cell table:style-name="ce4" table:formula="of:=[.$B84]+[.N$3]" office:value-type="time" office:time-value="PT19H28M00S">
            <text:p>19:28</text:p>
          </table:table-cell>
          <table:table-cell table:style-name="ce4" table:formula="of:=[.$B84]+[.O$3]" office:value-type="time" office:time-value="PT19H30M00S">
            <text:p>19:30</text:p>
          </table:table-cell>
          <table:table-cell table:style-name="ce4" table:formula="of:=[.$B84]+[.P$3]" office:value-type="time" office:time-value="PT19H32M00S">
            <text:p>19:32</text:p>
          </table:table-cell>
          <table:table-cell table:style-name="ce4" table:formula="of:=[.$B84]+[.Q$3]" office:value-type="time" office:time-value="PT19H34M00S">
            <text:p>19:34</text:p>
          </table:table-cell>
          <table:table-cell table:style-name="ce4" table:formula="of:=[.$B84]+[.R$3]" office:value-type="time" office:time-value="PT19H37M00S">
            <text:p>19:37</text:p>
          </table:table-cell>
        </table:table-row>
        <table:table-row table:style-name="ro1">
          <table:table-cell table:style-name="ce3" table:formula="of:=[.A84]+2" office:value-type="float" office:value="3155">
            <text:p>3155</text:p>
          </table:table-cell>
          <table:table-cell table:style-name="ce6" office:value-type="time" office:time-value="PT18H57M00S">
            <text:p>18:57</text:p>
          </table:table-cell>
          <table:table-cell table:style-name="ce4" table:formula="of:=[.$B85]+[.C$3]" office:value-type="time" office:time-value="PT19H10M00S">
            <text:p>19:10</text:p>
          </table:table-cell>
          <table:table-cell table:style-name="ce4" table:formula="of:=[.$B85]+[.D$3]" office:value-type="time" office:time-value="PT19H12M00S">
            <text:p>19:12</text:p>
          </table:table-cell>
          <table:table-cell table:style-name="ce4" table:formula="of:=[.$B85]+[.E$3]" office:value-type="time" office:time-value="PT19H14M00S">
            <text:p>19:14</text:p>
          </table:table-cell>
          <table:table-cell table:style-name="ce4" table:formula="of:=[.$B85]+[.F$3]" office:value-type="time" office:time-value="PT19H17M00S">
            <text:p>19:17</text:p>
          </table:table-cell>
          <table:table-cell table:style-name="ce4" table:formula="of:=[.$B85]+[.G$3]" office:value-type="time" office:time-value="PT19H19M00S">
            <text:p>19:19</text:p>
          </table:table-cell>
          <table:table-cell table:style-name="ce4" table:formula="of:=[.$B85]+[.H$3]" office:value-type="time" office:time-value="PT19H22M00S">
            <text:p>19:22</text:p>
          </table:table-cell>
          <table:table-cell table:style-name="ce4" table:formula="of:=[.$B85]+[.I$3]" office:value-type="time" office:time-value="PT19H24M00S">
            <text:p>19:24</text:p>
          </table:table-cell>
          <table:table-cell table:style-name="ce4" table:formula="of:=[.$B85]+[.J$3]" office:value-type="time" office:time-value="PT19H26M00S">
            <text:p>19:26</text:p>
          </table:table-cell>
          <table:table-cell table:style-name="ce4" table:formula="of:=[.$B85]+[.K$3]" office:value-type="time" office:time-value="PT19H28M00S">
            <text:p>19:28</text:p>
          </table:table-cell>
          <table:table-cell table:style-name="ce4" table:formula="of:=[.$B85]+[.L$3]" office:value-type="time" office:time-value="PT19H31M00S">
            <text:p>19:31</text:p>
          </table:table-cell>
          <table:table-cell table:style-name="ce4" table:formula="of:=[.$B85]+[.M$3]" office:value-type="time" office:time-value="PT19H34M00S">
            <text:p>19:34</text:p>
          </table:table-cell>
          <table:table-cell table:style-name="ce4" table:formula="of:=[.$B85]+[.N$3]" office:value-type="time" office:time-value="PT19H38M00S">
            <text:p>19:38</text:p>
          </table:table-cell>
          <table:table-cell table:style-name="ce4" table:formula="of:=[.$B85]+[.O$3]" office:value-type="time" office:time-value="PT19H40M00S">
            <text:p>19:40</text:p>
          </table:table-cell>
          <table:table-cell table:style-name="ce4" table:formula="of:=[.$B85]+[.P$3]" office:value-type="time" office:time-value="PT19H42M00S">
            <text:p>19:42</text:p>
          </table:table-cell>
          <table:table-cell table:style-name="ce4" table:formula="of:=[.$B85]+[.Q$3]" office:value-type="time" office:time-value="PT19H44M00S">
            <text:p>19:44</text:p>
          </table:table-cell>
          <table:table-cell table:style-name="ce4" table:formula="of:=[.$B85]+[.R$3]" office:value-type="time" office:time-value="PT19H47M00S">
            <text:p>19:47</text:p>
          </table:table-cell>
        </table:table-row>
        <table:table-row table:style-name="ro1">
          <table:table-cell table:style-name="ce3" table:formula="of:=[.A85]+2" office:value-type="float" office:value="3157">
            <text:p>3157</text:p>
          </table:table-cell>
          <table:table-cell table:style-name="ce6" office:value-type="time" office:time-value="PT19H07M00S">
            <text:p>19:07</text:p>
          </table:table-cell>
          <table:table-cell table:style-name="ce4" table:formula="of:=[.$B86]+[.C$3]" office:value-type="time" office:time-value="PT19H20M00S">
            <text:p>19:20</text:p>
          </table:table-cell>
          <table:table-cell table:style-name="ce4" table:formula="of:=[.$B86]+[.D$3]" office:value-type="time" office:time-value="PT19H22M00S">
            <text:p>19:22</text:p>
          </table:table-cell>
          <table:table-cell table:style-name="ce4" table:formula="of:=[.$B86]+[.E$3]" office:value-type="time" office:time-value="PT19H24M00S">
            <text:p>19:24</text:p>
          </table:table-cell>
          <table:table-cell table:style-name="ce4" table:formula="of:=[.$B86]+[.F$3]" office:value-type="time" office:time-value="PT19H27M00S">
            <text:p>19:27</text:p>
          </table:table-cell>
          <table:table-cell table:style-name="ce4" table:formula="of:=[.$B86]+[.G$3]" office:value-type="time" office:time-value="PT19H29M00S">
            <text:p>19:29</text:p>
          </table:table-cell>
          <table:table-cell table:style-name="ce4" table:formula="of:=[.$B86]+[.H$3]" office:value-type="time" office:time-value="PT19H32M00S">
            <text:p>19:32</text:p>
          </table:table-cell>
          <table:table-cell table:style-name="ce4" table:formula="of:=[.$B86]+[.I$3]" office:value-type="time" office:time-value="PT19H34M00S">
            <text:p>19:34</text:p>
          </table:table-cell>
          <table:table-cell table:style-name="ce4" table:formula="of:=[.$B86]+[.J$3]" office:value-type="time" office:time-value="PT19H36M00S">
            <text:p>19:36</text:p>
          </table:table-cell>
          <table:table-cell table:style-name="ce4" table:formula="of:=[.$B86]+[.K$3]" office:value-type="time" office:time-value="PT19H38M00S">
            <text:p>19:38</text:p>
          </table:table-cell>
          <table:table-cell table:style-name="ce4" table:formula="of:=[.$B86]+[.L$3]" office:value-type="time" office:time-value="PT19H41M00S">
            <text:p>19:41</text:p>
          </table:table-cell>
          <table:table-cell table:style-name="ce4" table:formula="of:=[.$B86]+[.M$3]" office:value-type="time" office:time-value="PT19H44M00S">
            <text:p>19:44</text:p>
          </table:table-cell>
          <table:table-cell table:style-name="ce4" table:formula="of:=[.$B86]+[.N$3]" office:value-type="time" office:time-value="PT19H48M00S">
            <text:p>19:48</text:p>
          </table:table-cell>
          <table:table-cell table:style-name="ce4" table:formula="of:=[.$B86]+[.O$3]" office:value-type="time" office:time-value="PT19H50M00S">
            <text:p>19:50</text:p>
          </table:table-cell>
          <table:table-cell table:style-name="ce4" table:formula="of:=[.$B86]+[.P$3]" office:value-type="time" office:time-value="PT19H52M00S">
            <text:p>19:52</text:p>
          </table:table-cell>
          <table:table-cell table:style-name="ce4" table:formula="of:=[.$B86]+[.Q$3]" office:value-type="time" office:time-value="PT19H54M00S">
            <text:p>19:54</text:p>
          </table:table-cell>
          <table:table-cell table:style-name="ce4" table:formula="of:=[.$B86]+[.R$3]" office:value-type="time" office:time-value="PT19H57M00S">
            <text:p>19:57</text:p>
          </table:table-cell>
        </table:table-row>
        <table:table-row table:style-name="ro1">
          <table:table-cell table:style-name="ce3" table:formula="of:=[.A86]+2" office:value-type="float" office:value="3159">
            <text:p>3159</text:p>
          </table:table-cell>
          <table:table-cell table:style-name="ce6" office:value-type="time" office:time-value="PT19H16M00S">
            <text:p>19:16</text:p>
          </table:table-cell>
          <table:table-cell table:style-name="ce4" table:formula="of:=[.$B87]+[.C$3]" office:value-type="time" office:time-value="PT19H29M00S">
            <text:p>19:29</text:p>
          </table:table-cell>
          <table:table-cell table:style-name="ce4" table:formula="of:=[.$B87]+[.D$3]" office:value-type="time" office:time-value="PT19H31M00S">
            <text:p>19:31</text:p>
          </table:table-cell>
          <table:table-cell table:style-name="ce4" table:formula="of:=[.$B87]+[.E$3]" office:value-type="time" office:time-value="PT19H33M00S">
            <text:p>19:33</text:p>
          </table:table-cell>
          <table:table-cell table:style-name="ce4" table:formula="of:=[.$B87]+[.F$3]" office:value-type="time" office:time-value="PT19H36M00S">
            <text:p>19:36</text:p>
          </table:table-cell>
          <table:table-cell table:style-name="ce4" table:formula="of:=[.$B87]+[.G$3]" office:value-type="time" office:time-value="PT19H38M00S">
            <text:p>19:38</text:p>
          </table:table-cell>
          <table:table-cell table:style-name="ce4" table:formula="of:=[.$B87]+[.H$3]" office:value-type="time" office:time-value="PT19H41M00S">
            <text:p>19:41</text:p>
          </table:table-cell>
          <table:table-cell table:style-name="ce4" table:formula="of:=[.$B87]+[.I$3]" office:value-type="time" office:time-value="PT19H43M00S">
            <text:p>19:43</text:p>
          </table:table-cell>
          <table:table-cell table:style-name="ce4" table:formula="of:=[.$B87]+[.J$3]" office:value-type="time" office:time-value="PT19H45M00S">
            <text:p>19:45</text:p>
          </table:table-cell>
          <table:table-cell table:style-name="ce4" table:formula="of:=[.$B87]+[.K$3]" office:value-type="time" office:time-value="PT19H47M00S">
            <text:p>19:47</text:p>
          </table:table-cell>
          <table:table-cell table:style-name="ce4" table:formula="of:=[.$B87]+[.L$3]" office:value-type="time" office:time-value="PT19H50M00S">
            <text:p>19:50</text:p>
          </table:table-cell>
          <table:table-cell table:style-name="ce4" table:formula="of:=[.$B87]+[.M$3]" office:value-type="time" office:time-value="PT19H53M00S">
            <text:p>19:53</text:p>
          </table:table-cell>
          <table:table-cell table:style-name="ce4" table:formula="of:=[.$B87]+[.N$3]" office:value-type="time" office:time-value="PT19H57M00S">
            <text:p>19:57</text:p>
          </table:table-cell>
          <table:table-cell table:style-name="ce4" table:formula="of:=[.$B87]+[.O$3]" office:value-type="time" office:time-value="PT19H59M00S">
            <text:p>19:59</text:p>
          </table:table-cell>
          <table:table-cell table:style-name="ce4" table:formula="of:=[.$B87]+[.P$3]" office:value-type="time" office:time-value="PT20H01M00S">
            <text:p>20:01</text:p>
          </table:table-cell>
          <table:table-cell table:style-name="ce4" table:formula="of:=[.$B87]+[.Q$3]" office:value-type="time" office:time-value="PT20H03M00S">
            <text:p>20:03</text:p>
          </table:table-cell>
          <table:table-cell table:style-name="ce4" table:formula="of:=[.$B87]+[.R$3]" office:value-type="time" office:time-value="PT20H06M00S">
            <text:p>20:06</text:p>
          </table:table-cell>
        </table:table-row>
        <table:table-row table:style-name="ro1">
          <table:table-cell table:style-name="ce3" table:formula="of:=[.A87]+2" office:value-type="float" office:value="3161">
            <text:p>3161</text:p>
          </table:table-cell>
          <table:table-cell table:style-name="ce6" office:value-type="time" office:time-value="PT19H26M00S">
            <text:p>19:26</text:p>
          </table:table-cell>
          <table:table-cell table:style-name="ce4" table:formula="of:=[.$B88]+[.C$3]" office:value-type="time" office:time-value="PT19H39M00S">
            <text:p>19:39</text:p>
          </table:table-cell>
          <table:table-cell table:style-name="ce4" table:formula="of:=[.$B88]+[.D$3]" office:value-type="time" office:time-value="PT19H41M00S">
            <text:p>19:41</text:p>
          </table:table-cell>
          <table:table-cell table:style-name="ce4" table:formula="of:=[.$B88]+[.E$3]" office:value-type="time" office:time-value="PT19H43M00S">
            <text:p>19:43</text:p>
          </table:table-cell>
          <table:table-cell table:style-name="ce4" table:formula="of:=[.$B88]+[.F$3]" office:value-type="time" office:time-value="PT19H46M00S">
            <text:p>19:46</text:p>
          </table:table-cell>
          <table:table-cell table:style-name="ce4" table:formula="of:=[.$B88]+[.G$3]" office:value-type="time" office:time-value="PT19H48M00S">
            <text:p>19:48</text:p>
          </table:table-cell>
          <table:table-cell table:style-name="ce4" table:formula="of:=[.$B88]+[.H$3]" office:value-type="time" office:time-value="PT19H51M00S">
            <text:p>19:51</text:p>
          </table:table-cell>
          <table:table-cell table:style-name="ce4" table:formula="of:=[.$B88]+[.I$3]" office:value-type="time" office:time-value="PT19H53M00S">
            <text:p>19:53</text:p>
          </table:table-cell>
          <table:table-cell table:style-name="ce4" table:formula="of:=[.$B88]+[.J$3]" office:value-type="time" office:time-value="PT19H55M00S">
            <text:p>19:55</text:p>
          </table:table-cell>
          <table:table-cell table:style-name="ce4" table:formula="of:=[.$B88]+[.K$3]" office:value-type="time" office:time-value="PT19H57M00S">
            <text:p>19:57</text:p>
          </table:table-cell>
          <table:table-cell table:style-name="ce4" table:formula="of:=[.$B88]+[.L$3]" office:value-type="time" office:time-value="PT20H00M00S">
            <text:p>20:00</text:p>
          </table:table-cell>
          <table:table-cell table:style-name="ce4" table:formula="of:=[.$B88]+[.M$3]" office:value-type="time" office:time-value="PT20H03M00S">
            <text:p>20:03</text:p>
          </table:table-cell>
          <table:table-cell table:style-name="ce4" table:formula="of:=[.$B88]+[.N$3]" office:value-type="time" office:time-value="PT20H07M00S">
            <text:p>20:07</text:p>
          </table:table-cell>
          <table:table-cell table:style-name="ce4" table:formula="of:=[.$B88]+[.O$3]" office:value-type="time" office:time-value="PT20H09M00S">
            <text:p>20:09</text:p>
          </table:table-cell>
          <table:table-cell table:style-name="ce4" table:formula="of:=[.$B88]+[.P$3]" office:value-type="time" office:time-value="PT20H11M00S">
            <text:p>20:11</text:p>
          </table:table-cell>
          <table:table-cell table:style-name="ce4" table:formula="of:=[.$B88]+[.Q$3]" office:value-type="time" office:time-value="PT20H13M00S">
            <text:p>20:13</text:p>
          </table:table-cell>
          <table:table-cell table:style-name="ce4" table:formula="of:=[.$B88]+[.R$3]" office:value-type="time" office:time-value="PT20H16M00S">
            <text:p>20:16</text:p>
          </table:table-cell>
        </table:table-row>
        <table:table-row table:style-name="ro1">
          <table:table-cell table:style-name="ce3" table:formula="of:=[.A88]+2" office:value-type="float" office:value="3163">
            <text:p>3163</text:p>
          </table:table-cell>
          <table:table-cell table:style-name="ce6" office:value-type="time" office:time-value="PT19H36M00S">
            <text:p>19:36</text:p>
          </table:table-cell>
          <table:table-cell table:style-name="ce4" table:formula="of:=[.$B89]+[.C$3]" office:value-type="time" office:time-value="PT19H49M00S">
            <text:p>19:49</text:p>
          </table:table-cell>
          <table:table-cell table:style-name="ce4" table:formula="of:=[.$B89]+[.D$3]" office:value-type="time" office:time-value="PT19H51M00S">
            <text:p>19:51</text:p>
          </table:table-cell>
          <table:table-cell table:style-name="ce4" table:formula="of:=[.$B89]+[.E$3]" office:value-type="time" office:time-value="PT19H53M00S">
            <text:p>19:53</text:p>
          </table:table-cell>
          <table:table-cell table:style-name="ce4" table:formula="of:=[.$B89]+[.F$3]" office:value-type="time" office:time-value="PT19H56M00S">
            <text:p>19:56</text:p>
          </table:table-cell>
          <table:table-cell table:style-name="ce4" table:formula="of:=[.$B89]+[.G$3]" office:value-type="time" office:time-value="PT19H58M00S">
            <text:p>19:58</text:p>
          </table:table-cell>
          <table:table-cell table:style-name="ce4" table:formula="of:=[.$B89]+[.H$3]" office:value-type="time" office:time-value="PT20H01M00S">
            <text:p>20:01</text:p>
          </table:table-cell>
          <table:table-cell table:style-name="ce4" table:formula="of:=[.$B89]+[.I$3]" office:value-type="time" office:time-value="PT20H03M00S">
            <text:p>20:03</text:p>
          </table:table-cell>
          <table:table-cell table:style-name="ce4" table:formula="of:=[.$B89]+[.J$3]" office:value-type="time" office:time-value="PT20H05M00S">
            <text:p>20:05</text:p>
          </table:table-cell>
          <table:table-cell table:style-name="ce4" table:formula="of:=[.$B89]+[.K$3]" office:value-type="time" office:time-value="PT20H07M00S">
            <text:p>20:07</text:p>
          </table:table-cell>
          <table:table-cell table:style-name="ce4" table:formula="of:=[.$B89]+[.L$3]" office:value-type="time" office:time-value="PT20H10M00S">
            <text:p>20:10</text:p>
          </table:table-cell>
          <table:table-cell table:style-name="ce4" table:formula="of:=[.$B89]+[.M$3]" office:value-type="time" office:time-value="PT20H13M00S">
            <text:p>20:13</text:p>
          </table:table-cell>
          <table:table-cell table:style-name="ce4" table:formula="of:=[.$B89]+[.N$3]" office:value-type="time" office:time-value="PT20H17M00S">
            <text:p>20:17</text:p>
          </table:table-cell>
          <table:table-cell table:style-name="ce4" table:formula="of:=[.$B89]+[.O$3]" office:value-type="time" office:time-value="PT20H19M00S">
            <text:p>20:19</text:p>
          </table:table-cell>
          <table:table-cell table:style-name="ce4" table:formula="of:=[.$B89]+[.P$3]" office:value-type="time" office:time-value="PT20H21M00S">
            <text:p>20:21</text:p>
          </table:table-cell>
          <table:table-cell table:style-name="ce4" table:formula="of:=[.$B89]+[.Q$3]" office:value-type="time" office:time-value="PT20H23M00S">
            <text:p>20:23</text:p>
          </table:table-cell>
          <table:table-cell table:style-name="ce4" table:formula="of:=[.$B89]+[.R$3]" office:value-type="time" office:time-value="PT20H26M00S">
            <text:p>20:26</text:p>
          </table:table-cell>
        </table:table-row>
        <table:table-row table:style-name="ro1">
          <table:table-cell table:style-name="ce3" table:formula="of:=[.A89]+2" office:value-type="float" office:value="3165">
            <text:p>3165</text:p>
          </table:table-cell>
          <table:table-cell table:style-name="ce6" office:value-type="time" office:time-value="PT19H45M00S">
            <text:p>19:45</text:p>
          </table:table-cell>
          <table:table-cell table:style-name="ce4" table:formula="of:=[.$B90]+[.C$3]" office:value-type="time" office:time-value="PT19H58M00S">
            <text:p>19:58</text:p>
          </table:table-cell>
          <table:table-cell table:style-name="ce4" table:formula="of:=[.$B90]+[.D$3]" office:value-type="time" office:time-value="PT20H00M00S">
            <text:p>20:00</text:p>
          </table:table-cell>
          <table:table-cell table:style-name="ce4" table:formula="of:=[.$B90]+[.E$3]" office:value-type="time" office:time-value="PT20H02M00S">
            <text:p>20:02</text:p>
          </table:table-cell>
          <table:table-cell table:style-name="ce4" table:formula="of:=[.$B90]+[.F$3]" office:value-type="time" office:time-value="PT20H05M00S">
            <text:p>20:05</text:p>
          </table:table-cell>
          <table:table-cell table:style-name="ce4" table:formula="of:=[.$B90]+[.G$3]" office:value-type="time" office:time-value="PT20H07M00S">
            <text:p>20:07</text:p>
          </table:table-cell>
          <table:table-cell table:style-name="ce4" table:formula="of:=[.$B90]+[.H$3]" office:value-type="time" office:time-value="PT20H10M00S">
            <text:p>20:10</text:p>
          </table:table-cell>
          <table:table-cell table:style-name="ce4" table:formula="of:=[.$B90]+[.I$3]" office:value-type="time" office:time-value="PT20H12M00S">
            <text:p>20:12</text:p>
          </table:table-cell>
          <table:table-cell table:style-name="ce4" table:formula="of:=[.$B90]+[.J$3]" office:value-type="time" office:time-value="PT20H14M00S">
            <text:p>20:14</text:p>
          </table:table-cell>
          <table:table-cell table:style-name="ce4" table:formula="of:=[.$B90]+[.K$3]" office:value-type="time" office:time-value="PT20H16M00S">
            <text:p>20:16</text:p>
          </table:table-cell>
          <table:table-cell table:style-name="ce4" table:formula="of:=[.$B90]+[.L$3]" office:value-type="time" office:time-value="PT20H19M00S">
            <text:p>20:19</text:p>
          </table:table-cell>
          <table:table-cell table:style-name="ce4" table:formula="of:=[.$B90]+[.M$3]" office:value-type="time" office:time-value="PT20H22M00S">
            <text:p>20:22</text:p>
          </table:table-cell>
          <table:table-cell table:style-name="ce4" table:formula="of:=[.$B90]+[.N$3]" office:value-type="time" office:time-value="PT20H26M00S">
            <text:p>20:26</text:p>
          </table:table-cell>
          <table:table-cell table:style-name="ce4" table:formula="of:=[.$B90]+[.O$3]" office:value-type="time" office:time-value="PT20H28M00S">
            <text:p>20:28</text:p>
          </table:table-cell>
          <table:table-cell table:style-name="ce4" table:formula="of:=[.$B90]+[.P$3]" office:value-type="time" office:time-value="PT20H30M00S">
            <text:p>20:30</text:p>
          </table:table-cell>
          <table:table-cell table:style-name="ce4" table:formula="of:=[.$B90]+[.Q$3]" office:value-type="time" office:time-value="PT20H32M00S">
            <text:p>20:32</text:p>
          </table:table-cell>
          <table:table-cell table:style-name="ce4" table:formula="of:=[.$B90]+[.R$3]" office:value-type="time" office:time-value="PT20H35M00S">
            <text:p>20:35</text:p>
          </table:table-cell>
        </table:table-row>
        <table:table-row table:style-name="ro1">
          <table:table-cell table:style-name="ce3" table:formula="of:=[.A90]+2" office:value-type="float" office:value="3167">
            <text:p>3167</text:p>
          </table:table-cell>
          <table:table-cell table:style-name="ce6" office:value-type="time" office:time-value="PT19H55M00S">
            <text:p>19:55</text:p>
          </table:table-cell>
          <table:table-cell table:style-name="ce4" table:formula="of:=[.$B91]+[.C$3]" office:value-type="time" office:time-value="PT20H08M00S">
            <text:p>20:08</text:p>
          </table:table-cell>
          <table:table-cell table:style-name="ce4" table:formula="of:=[.$B91]+[.D$3]" office:value-type="time" office:time-value="PT20H10M00S">
            <text:p>20:10</text:p>
          </table:table-cell>
          <table:table-cell table:style-name="ce4" table:formula="of:=[.$B91]+[.E$3]" office:value-type="time" office:time-value="PT20H12M00S">
            <text:p>20:12</text:p>
          </table:table-cell>
          <table:table-cell table:style-name="ce4" table:formula="of:=[.$B91]+[.F$3]" office:value-type="time" office:time-value="PT20H15M00S">
            <text:p>20:15</text:p>
          </table:table-cell>
          <table:table-cell table:style-name="ce4" table:formula="of:=[.$B91]+[.G$3]" office:value-type="time" office:time-value="PT20H17M00S">
            <text:p>20:17</text:p>
          </table:table-cell>
          <table:table-cell table:style-name="ce4" table:formula="of:=[.$B91]+[.H$3]" office:value-type="time" office:time-value="PT20H20M00S">
            <text:p>20:20</text:p>
          </table:table-cell>
          <table:table-cell table:style-name="ce4" table:formula="of:=[.$B91]+[.I$3]" office:value-type="time" office:time-value="PT20H22M00S">
            <text:p>20:22</text:p>
          </table:table-cell>
          <table:table-cell table:style-name="ce4" table:formula="of:=[.$B91]+[.J$3]" office:value-type="time" office:time-value="PT20H24M00S">
            <text:p>20:24</text:p>
          </table:table-cell>
          <table:table-cell table:style-name="ce4" table:formula="of:=[.$B91]+[.K$3]" office:value-type="time" office:time-value="PT20H26M00S">
            <text:p>20:26</text:p>
          </table:table-cell>
          <table:table-cell table:style-name="ce4" table:formula="of:=[.$B91]+[.L$3]" office:value-type="time" office:time-value="PT20H29M00S">
            <text:p>20:29</text:p>
          </table:table-cell>
          <table:table-cell table:style-name="ce4" table:formula="of:=[.$B91]+[.M$3]" office:value-type="time" office:time-value="PT20H32M00S">
            <text:p>20:32</text:p>
          </table:table-cell>
          <table:table-cell table:style-name="ce4" table:formula="of:=[.$B91]+[.N$3]" office:value-type="time" office:time-value="PT20H36M00S">
            <text:p>20:36</text:p>
          </table:table-cell>
          <table:table-cell table:style-name="ce4" table:formula="of:=[.$B91]+[.O$3]" office:value-type="time" office:time-value="PT20H38M00S">
            <text:p>20:38</text:p>
          </table:table-cell>
          <table:table-cell table:style-name="ce4" table:formula="of:=[.$B91]+[.P$3]" office:value-type="time" office:time-value="PT20H40M00S">
            <text:p>20:40</text:p>
          </table:table-cell>
          <table:table-cell table:style-name="ce4" table:formula="of:=[.$B91]+[.Q$3]" office:value-type="time" office:time-value="PT20H42M00S">
            <text:p>20:42</text:p>
          </table:table-cell>
          <table:table-cell table:style-name="ce4" table:formula="of:=[.$B91]+[.R$3]" office:value-type="time" office:time-value="PT20H45M00S">
            <text:p>20:45</text:p>
          </table:table-cell>
        </table:table-row>
        <table:table-row table:style-name="ro1">
          <table:table-cell table:style-name="ce3" table:formula="of:=[.A91]+2" office:value-type="float" office:value="3169">
            <text:p>3169</text:p>
          </table:table-cell>
          <table:table-cell table:style-name="ce6" office:value-type="time" office:time-value="PT20H05M00S">
            <text:p>20:05</text:p>
          </table:table-cell>
          <table:table-cell table:style-name="ce4" table:formula="of:=[.$B92]+[.C$3]" office:value-type="time" office:time-value="PT20H18M00S">
            <text:p>20:18</text:p>
          </table:table-cell>
          <table:table-cell table:style-name="ce4" table:formula="of:=[.$B92]+[.D$3]" office:value-type="time" office:time-value="PT20H20M00S">
            <text:p>20:20</text:p>
          </table:table-cell>
          <table:table-cell table:style-name="ce4" table:formula="of:=[.$B92]+[.E$3]" office:value-type="time" office:time-value="PT20H22M00S">
            <text:p>20:22</text:p>
          </table:table-cell>
          <table:table-cell table:style-name="ce4" table:formula="of:=[.$B92]+[.F$3]" office:value-type="time" office:time-value="PT20H25M00S">
            <text:p>20:25</text:p>
          </table:table-cell>
          <table:table-cell table:style-name="ce4" table:formula="of:=[.$B92]+[.G$3]" office:value-type="time" office:time-value="PT20H27M00S">
            <text:p>20:27</text:p>
          </table:table-cell>
          <table:table-cell table:style-name="ce4" table:formula="of:=[.$B92]+[.H$3]" office:value-type="time" office:time-value="PT20H30M00S">
            <text:p>20:30</text:p>
          </table:table-cell>
          <table:table-cell table:style-name="ce4" table:formula="of:=[.$B92]+[.I$3]" office:value-type="time" office:time-value="PT20H32M00S">
            <text:p>20:32</text:p>
          </table:table-cell>
          <table:table-cell table:style-name="ce4" table:formula="of:=[.$B92]+[.J$3]" office:value-type="time" office:time-value="PT20H34M00S">
            <text:p>20:34</text:p>
          </table:table-cell>
          <table:table-cell table:style-name="ce4" table:formula="of:=[.$B92]+[.K$3]" office:value-type="time" office:time-value="PT20H36M00S">
            <text:p>20:36</text:p>
          </table:table-cell>
          <table:table-cell table:style-name="ce4" table:formula="of:=[.$B92]+[.L$3]" office:value-type="time" office:time-value="PT20H39M00S">
            <text:p>20:39</text:p>
          </table:table-cell>
          <table:table-cell table:style-name="ce4" table:formula="of:=[.$B92]+[.M$3]" office:value-type="time" office:time-value="PT20H42M00S">
            <text:p>20:42</text:p>
          </table:table-cell>
          <table:table-cell table:style-name="ce4" table:formula="of:=[.$B92]+[.N$3]" office:value-type="time" office:time-value="PT20H46M00S">
            <text:p>20:46</text:p>
          </table:table-cell>
          <table:table-cell table:style-name="ce4" table:formula="of:=[.$B92]+[.O$3]" office:value-type="time" office:time-value="PT20H48M00S">
            <text:p>20:48</text:p>
          </table:table-cell>
          <table:table-cell table:style-name="ce4" table:formula="of:=[.$B92]+[.P$3]" office:value-type="time" office:time-value="PT20H50M00S">
            <text:p>20:50</text:p>
          </table:table-cell>
          <table:table-cell table:style-name="ce4" table:formula="of:=[.$B92]+[.Q$3]" office:value-type="time" office:time-value="PT20H52M00S">
            <text:p>20:52</text:p>
          </table:table-cell>
          <table:table-cell table:style-name="ce4" table:formula="of:=[.$B92]+[.R$3]" office:value-type="time" office:time-value="PT20H55M00S">
            <text:p>20:55</text:p>
          </table:table-cell>
        </table:table-row>
        <table:table-row table:style-name="ro1">
          <table:table-cell table:style-name="ce3" table:formula="of:=[.A92]+2" office:value-type="float" office:value="3171">
            <text:p>3171</text:p>
          </table:table-cell>
          <table:table-cell table:style-name="ce6" office:value-type="time" office:time-value="PT20H14M00S">
            <text:p>20:14</text:p>
          </table:table-cell>
          <table:table-cell table:style-name="ce4" table:formula="of:=[.$B93]+[.C$3]" office:value-type="time" office:time-value="PT20H27M00S">
            <text:p>20:27</text:p>
          </table:table-cell>
          <table:table-cell table:style-name="ce4" table:formula="of:=[.$B93]+[.D$3]" office:value-type="time" office:time-value="PT20H29M00S">
            <text:p>20:29</text:p>
          </table:table-cell>
          <table:table-cell table:style-name="ce4" table:formula="of:=[.$B93]+[.E$3]" office:value-type="time" office:time-value="PT20H31M00S">
            <text:p>20:31</text:p>
          </table:table-cell>
          <table:table-cell table:style-name="ce4" table:formula="of:=[.$B93]+[.F$3]" office:value-type="time" office:time-value="PT20H34M00S">
            <text:p>20:34</text:p>
          </table:table-cell>
          <table:table-cell table:style-name="ce4" table:formula="of:=[.$B93]+[.G$3]" office:value-type="time" office:time-value="PT20H36M00S">
            <text:p>20:36</text:p>
          </table:table-cell>
          <table:table-cell table:style-name="ce4" table:formula="of:=[.$B93]+[.H$3]" office:value-type="time" office:time-value="PT20H39M00S">
            <text:p>20:39</text:p>
          </table:table-cell>
          <table:table-cell table:style-name="ce4" table:formula="of:=[.$B93]+[.I$3]" office:value-type="time" office:time-value="PT20H41M00S">
            <text:p>20:41</text:p>
          </table:table-cell>
          <table:table-cell table:style-name="ce4" table:formula="of:=[.$B93]+[.J$3]" office:value-type="time" office:time-value="PT20H43M00S">
            <text:p>20:43</text:p>
          </table:table-cell>
          <table:table-cell table:style-name="ce4" table:formula="of:=[.$B93]+[.K$3]" office:value-type="time" office:time-value="PT20H45M00S">
            <text:p>20:45</text:p>
          </table:table-cell>
          <table:table-cell table:style-name="ce4" table:formula="of:=[.$B93]+[.L$3]" office:value-type="time" office:time-value="PT20H48M00S">
            <text:p>20:48</text:p>
          </table:table-cell>
          <table:table-cell table:style-name="ce4" table:formula="of:=[.$B93]+[.M$3]" office:value-type="time" office:time-value="PT20H51M00S">
            <text:p>20:51</text:p>
          </table:table-cell>
          <table:table-cell table:style-name="ce4" table:formula="of:=[.$B93]+[.N$3]" office:value-type="time" office:time-value="PT20H55M00S">
            <text:p>20:55</text:p>
          </table:table-cell>
          <table:table-cell table:style-name="ce4" table:formula="of:=[.$B93]+[.O$3]" office:value-type="time" office:time-value="PT20H57M00S">
            <text:p>20:57</text:p>
          </table:table-cell>
          <table:table-cell table:style-name="ce4" table:formula="of:=[.$B93]+[.P$3]" office:value-type="time" office:time-value="PT20H59M00S">
            <text:p>20:59</text:p>
          </table:table-cell>
          <table:table-cell table:style-name="ce4" table:formula="of:=[.$B93]+[.Q$3]" office:value-type="time" office:time-value="PT21H01M00S">
            <text:p>21:01</text:p>
          </table:table-cell>
          <table:table-cell table:style-name="ce4" table:formula="of:=[.$B93]+[.R$3]" office:value-type="time" office:time-value="PT21H04M00S">
            <text:p>21:04</text:p>
          </table:table-cell>
        </table:table-row>
        <table:table-row table:style-name="ro1">
          <table:table-cell table:style-name="ce3" table:formula="of:=[.A93]+2" office:value-type="float" office:value="3173">
            <text:p>3173</text:p>
          </table:table-cell>
          <table:table-cell table:style-name="ce6" office:value-type="time" office:time-value="PT20H24M00S">
            <text:p>20:24</text:p>
          </table:table-cell>
          <table:table-cell table:style-name="ce4" table:formula="of:=[.$B94]+[.C$3]" office:value-type="time" office:time-value="PT20H37M00S">
            <text:p>20:37</text:p>
          </table:table-cell>
          <table:table-cell table:style-name="ce4" table:formula="of:=[.$B94]+[.D$3]" office:value-type="time" office:time-value="PT20H39M00S">
            <text:p>20:39</text:p>
          </table:table-cell>
          <table:table-cell table:style-name="ce4" table:formula="of:=[.$B94]+[.E$3]" office:value-type="time" office:time-value="PT20H41M00S">
            <text:p>20:41</text:p>
          </table:table-cell>
          <table:table-cell table:style-name="ce4" table:formula="of:=[.$B94]+[.F$3]" office:value-type="time" office:time-value="PT20H44M00S">
            <text:p>20:44</text:p>
          </table:table-cell>
          <table:table-cell table:style-name="ce4" table:formula="of:=[.$B94]+[.G$3]" office:value-type="time" office:time-value="PT20H46M00S">
            <text:p>20:46</text:p>
          </table:table-cell>
          <table:table-cell table:style-name="ce4" table:formula="of:=[.$B94]+[.H$3]" office:value-type="time" office:time-value="PT20H49M00S">
            <text:p>20:49</text:p>
          </table:table-cell>
          <table:table-cell table:style-name="ce4" table:formula="of:=[.$B94]+[.I$3]" office:value-type="time" office:time-value="PT20H51M00S">
            <text:p>20:51</text:p>
          </table:table-cell>
          <table:table-cell table:style-name="ce4" table:formula="of:=[.$B94]+[.J$3]" office:value-type="time" office:time-value="PT20H53M00S">
            <text:p>20:53</text:p>
          </table:table-cell>
          <table:table-cell table:style-name="ce4" table:formula="of:=[.$B94]+[.K$3]" office:value-type="time" office:time-value="PT20H55M00S">
            <text:p>20:55</text:p>
          </table:table-cell>
          <table:table-cell table:style-name="ce4" table:formula="of:=[.$B94]+[.L$3]" office:value-type="time" office:time-value="PT20H58M00S">
            <text:p>20:58</text:p>
          </table:table-cell>
          <table:table-cell table:style-name="ce4" table:formula="of:=[.$B94]+[.M$3]" office:value-type="time" office:time-value="PT21H01M00S">
            <text:p>21:01</text:p>
          </table:table-cell>
          <table:table-cell table:style-name="ce4" table:formula="of:=[.$B94]+[.N$3]" office:value-type="time" office:time-value="PT21H05M00S">
            <text:p>21:05</text:p>
          </table:table-cell>
          <table:table-cell table:style-name="ce4" table:formula="of:=[.$B94]+[.O$3]" office:value-type="time" office:time-value="PT21H07M00S">
            <text:p>21:07</text:p>
          </table:table-cell>
          <table:table-cell table:style-name="ce4" table:formula="of:=[.$B94]+[.P$3]" office:value-type="time" office:time-value="PT21H09M00S">
            <text:p>21:09</text:p>
          </table:table-cell>
          <table:table-cell table:style-name="ce4" table:formula="of:=[.$B94]+[.Q$3]" office:value-type="time" office:time-value="PT21H11M00S">
            <text:p>21:11</text:p>
          </table:table-cell>
          <table:table-cell table:style-name="ce4" table:formula="of:=[.$B94]+[.R$3]" office:value-type="time" office:time-value="PT21H14M00S">
            <text:p>21:14</text:p>
          </table:table-cell>
        </table:table-row>
        <table:table-row table:style-name="ro1">
          <table:table-cell table:style-name="ce3" table:formula="of:=[.A94]+2" office:value-type="float" office:value="3175">
            <text:p>3175</text:p>
          </table:table-cell>
          <table:table-cell table:style-name="ce6" office:value-type="time" office:time-value="PT20H34M00S">
            <text:p>20:34</text:p>
          </table:table-cell>
          <table:table-cell table:style-name="ce4" table:formula="of:=[.$B95]+[.C$3]" office:value-type="time" office:time-value="PT20H47M00S">
            <text:p>20:47</text:p>
          </table:table-cell>
          <table:table-cell table:style-name="ce4" table:formula="of:=[.$B95]+[.D$3]" office:value-type="time" office:time-value="PT20H49M00S">
            <text:p>20:49</text:p>
          </table:table-cell>
          <table:table-cell table:style-name="ce4" table:formula="of:=[.$B95]+[.E$3]" office:value-type="time" office:time-value="PT20H51M00S">
            <text:p>20:51</text:p>
          </table:table-cell>
          <table:table-cell table:style-name="ce4" table:formula="of:=[.$B95]+[.F$3]" office:value-type="time" office:time-value="PT20H54M00S">
            <text:p>20:54</text:p>
          </table:table-cell>
          <table:table-cell table:style-name="ce4" table:formula="of:=[.$B95]+[.G$3]" office:value-type="time" office:time-value="PT20H56M00S">
            <text:p>20:56</text:p>
          </table:table-cell>
          <table:table-cell table:style-name="ce4" table:formula="of:=[.$B95]+[.H$3]" office:value-type="time" office:time-value="PT20H59M00S">
            <text:p>20:59</text:p>
          </table:table-cell>
          <table:table-cell table:style-name="ce4" table:formula="of:=[.$B95]+[.I$3]" office:value-type="time" office:time-value="PT21H01M00S">
            <text:p>21:01</text:p>
          </table:table-cell>
          <table:table-cell table:style-name="ce4" table:formula="of:=[.$B95]+[.J$3]" office:value-type="time" office:time-value="PT21H03M00S">
            <text:p>21:03</text:p>
          </table:table-cell>
          <table:table-cell table:style-name="ce4" table:formula="of:=[.$B95]+[.K$3]" office:value-type="time" office:time-value="PT21H05M00S">
            <text:p>21:05</text:p>
          </table:table-cell>
          <table:table-cell table:style-name="ce4" table:formula="of:=[.$B95]+[.L$3]" office:value-type="time" office:time-value="PT21H08M00S">
            <text:p>21:08</text:p>
          </table:table-cell>
          <table:table-cell table:style-name="ce4" table:formula="of:=[.$B95]+[.M$3]" office:value-type="time" office:time-value="PT21H11M00S">
            <text:p>21:11</text:p>
          </table:table-cell>
          <table:table-cell table:style-name="ce4" table:formula="of:=[.$B95]+[.N$3]" office:value-type="time" office:time-value="PT21H15M00S">
            <text:p>21:15</text:p>
          </table:table-cell>
          <table:table-cell table:style-name="ce4" table:formula="of:=[.$B95]+[.O$3]" office:value-type="time" office:time-value="PT21H17M00S">
            <text:p>21:17</text:p>
          </table:table-cell>
          <table:table-cell table:style-name="ce4" table:formula="of:=[.$B95]+[.P$3]" office:value-type="time" office:time-value="PT21H19M00S">
            <text:p>21:19</text:p>
          </table:table-cell>
          <table:table-cell table:style-name="ce4" table:formula="of:=[.$B95]+[.Q$3]" office:value-type="time" office:time-value="PT21H21M00S">
            <text:p>21:21</text:p>
          </table:table-cell>
          <table:table-cell table:style-name="ce4" table:formula="of:=[.$B95]+[.R$3]" office:value-type="time" office:time-value="PT21H24M00S">
            <text:p>21:24</text:p>
          </table:table-cell>
        </table:table-row>
        <table:table-row table:style-name="ro1">
          <table:table-cell table:style-name="ce3" table:formula="of:=[.A95]+2" office:value-type="float" office:value="3177">
            <text:p>3177</text:p>
          </table:table-cell>
          <table:table-cell table:style-name="ce6" office:value-type="time" office:time-value="PT20H43M00S">
            <text:p>20:43</text:p>
          </table:table-cell>
          <table:table-cell table:style-name="ce4" table:formula="of:=[.$B96]+[.C$3]" office:value-type="time" office:time-value="PT20H56M00S">
            <text:p>20:56</text:p>
          </table:table-cell>
          <table:table-cell table:style-name="ce4" table:formula="of:=[.$B96]+[.D$3]" office:value-type="time" office:time-value="PT20H58M00S">
            <text:p>20:58</text:p>
          </table:table-cell>
          <table:table-cell table:style-name="ce4" table:formula="of:=[.$B96]+[.E$3]" office:value-type="time" office:time-value="PT21H00M00S">
            <text:p>21:00</text:p>
          </table:table-cell>
          <table:table-cell table:style-name="ce4" table:formula="of:=[.$B96]+[.F$3]" office:value-type="time" office:time-value="PT21H03M00S">
            <text:p>21:03</text:p>
          </table:table-cell>
          <table:table-cell table:style-name="ce4" table:formula="of:=[.$B96]+[.G$3]" office:value-type="time" office:time-value="PT21H05M00S">
            <text:p>21:05</text:p>
          </table:table-cell>
          <table:table-cell table:style-name="ce4" table:formula="of:=[.$B96]+[.H$3]" office:value-type="time" office:time-value="PT21H08M00S">
            <text:p>21:08</text:p>
          </table:table-cell>
          <table:table-cell table:style-name="ce4" table:formula="of:=[.$B96]+[.I$3]" office:value-type="time" office:time-value="PT21H10M00S">
            <text:p>21:10</text:p>
          </table:table-cell>
          <table:table-cell table:style-name="ce4" table:formula="of:=[.$B96]+[.J$3]" office:value-type="time" office:time-value="PT21H12M00S">
            <text:p>21:12</text:p>
          </table:table-cell>
          <table:table-cell table:style-name="ce4" table:formula="of:=[.$B96]+[.K$3]" office:value-type="time" office:time-value="PT21H14M00S">
            <text:p>21:14</text:p>
          </table:table-cell>
          <table:table-cell table:style-name="ce4" table:formula="of:=[.$B96]+[.L$3]" office:value-type="time" office:time-value="PT21H17M00S">
            <text:p>21:17</text:p>
          </table:table-cell>
          <table:table-cell table:style-name="ce4" table:formula="of:=[.$B96]+[.M$3]" office:value-type="time" office:time-value="PT21H20M00S">
            <text:p>21:20</text:p>
          </table:table-cell>
          <table:table-cell table:style-name="ce4" table:formula="of:=[.$B96]+[.N$3]" office:value-type="time" office:time-value="PT21H24M00S">
            <text:p>21:24</text:p>
          </table:table-cell>
          <table:table-cell table:style-name="ce4" table:formula="of:=[.$B96]+[.O$3]" office:value-type="time" office:time-value="PT21H26M00S">
            <text:p>21:26</text:p>
          </table:table-cell>
          <table:table-cell table:style-name="ce4" table:formula="of:=[.$B96]+[.P$3]" office:value-type="time" office:time-value="PT21H28M00S">
            <text:p>21:28</text:p>
          </table:table-cell>
          <table:table-cell table:style-name="ce4" table:formula="of:=[.$B96]+[.Q$3]" office:value-type="time" office:time-value="PT21H30M00S">
            <text:p>21:30</text:p>
          </table:table-cell>
          <table:table-cell table:style-name="ce4" table:formula="of:=[.$B96]+[.R$3]" office:value-type="time" office:time-value="PT21H33M00S">
            <text:p>21:33</text:p>
          </table:table-cell>
        </table:table-row>
        <table:table-row table:style-name="ro1">
          <table:table-cell table:style-name="ce3" table:formula="of:=[.A96]+2" office:value-type="float" office:value="3179">
            <text:p>3179</text:p>
          </table:table-cell>
          <table:table-cell table:style-name="ce6" office:value-type="time" office:time-value="PT20H56M00S">
            <text:p>20:56</text:p>
          </table:table-cell>
          <table:table-cell table:style-name="ce4" table:formula="of:=[.$B97]+[.C$3]" office:value-type="time" office:time-value="PT21H09M00S">
            <text:p>21:09</text:p>
          </table:table-cell>
          <table:table-cell table:style-name="ce4" table:formula="of:=[.$B97]+[.D$3]" office:value-type="time" office:time-value="PT21H11M00S">
            <text:p>21:11</text:p>
          </table:table-cell>
          <table:table-cell table:style-name="ce4" table:formula="of:=[.$B97]+[.E$3]" office:value-type="time" office:time-value="PT21H13M00S">
            <text:p>21:13</text:p>
          </table:table-cell>
          <table:table-cell table:style-name="ce4" table:formula="of:=[.$B97]+[.F$3]" office:value-type="time" office:time-value="PT21H16M00S">
            <text:p>21:16</text:p>
          </table:table-cell>
          <table:table-cell table:style-name="ce4" table:formula="of:=[.$B97]+[.G$3]" office:value-type="time" office:time-value="PT21H18M00S">
            <text:p>21:18</text:p>
          </table:table-cell>
          <table:table-cell table:style-name="ce4" table:formula="of:=[.$B97]+[.H$3]" office:value-type="time" office:time-value="PT21H21M00S">
            <text:p>21:21</text:p>
          </table:table-cell>
          <table:table-cell table:style-name="ce4" table:formula="of:=[.$B97]+[.I$3]" office:value-type="time" office:time-value="PT21H23M00S">
            <text:p>21:23</text:p>
          </table:table-cell>
          <table:table-cell table:style-name="ce4" table:formula="of:=[.$B97]+[.J$3]" office:value-type="time" office:time-value="PT21H25M00S">
            <text:p>21:25</text:p>
          </table:table-cell>
          <table:table-cell table:style-name="ce4" table:formula="of:=[.$B97]+[.K$3]" office:value-type="time" office:time-value="PT21H27M00S">
            <text:p>21:27</text:p>
          </table:table-cell>
          <table:table-cell table:style-name="ce4" table:formula="of:=[.$B97]+[.L$3]" office:value-type="time" office:time-value="PT21H30M00S">
            <text:p>21:30</text:p>
          </table:table-cell>
          <table:table-cell table:style-name="ce4" table:formula="of:=[.$B97]+[.M$3]" office:value-type="time" office:time-value="PT21H33M00S">
            <text:p>21:33</text:p>
          </table:table-cell>
          <table:table-cell table:style-name="ce4" table:formula="of:=[.$B97]+[.N$3]" office:value-type="time" office:time-value="PT21H37M00S">
            <text:p>21:37</text:p>
          </table:table-cell>
          <table:table-cell table:style-name="ce4" table:formula="of:=[.$B97]+[.O$3]" office:value-type="time" office:time-value="PT21H39M00S">
            <text:p>21:39</text:p>
          </table:table-cell>
          <table:table-cell table:style-name="ce4" table:formula="of:=[.$B97]+[.P$3]" office:value-type="time" office:time-value="PT21H41M00S">
            <text:p>21:41</text:p>
          </table:table-cell>
          <table:table-cell table:style-name="ce4" table:formula="of:=[.$B97]+[.Q$3]" office:value-type="time" office:time-value="PT21H43M00S">
            <text:p>21:43</text:p>
          </table:table-cell>
          <table:table-cell table:style-name="ce4" table:formula="of:=[.$B97]+[.R$3]" office:value-type="time" office:time-value="PT21H46M00S">
            <text:p>21:46</text:p>
          </table:table-cell>
        </table:table-row>
        <table:table-row table:style-name="ro1">
          <table:table-cell table:style-name="ce3" table:formula="of:=[.A97]+2" office:value-type="float" office:value="3181">
            <text:p>3181</text:p>
          </table:table-cell>
          <table:table-cell table:style-name="ce6" office:value-type="time" office:time-value="PT21H09M00S">
            <text:p>21:09</text:p>
          </table:table-cell>
          <table:table-cell table:style-name="ce4" table:formula="of:=[.$B98]+[.C$3]" office:value-type="time" office:time-value="PT21H22M00S">
            <text:p>21:22</text:p>
          </table:table-cell>
          <table:table-cell table:style-name="ce4" table:formula="of:=[.$B98]+[.D$3]" office:value-type="time" office:time-value="PT21H24M00S">
            <text:p>21:24</text:p>
          </table:table-cell>
          <table:table-cell table:style-name="ce4" table:formula="of:=[.$B98]+[.E$3]" office:value-type="time" office:time-value="PT21H26M00S">
            <text:p>21:26</text:p>
          </table:table-cell>
          <table:table-cell table:style-name="ce4" table:formula="of:=[.$B98]+[.F$3]" office:value-type="time" office:time-value="PT21H29M00S">
            <text:p>21:29</text:p>
          </table:table-cell>
          <table:table-cell table:style-name="ce4" table:formula="of:=[.$B98]+[.G$3]" office:value-type="time" office:time-value="PT21H31M00S">
            <text:p>21:31</text:p>
          </table:table-cell>
          <table:table-cell table:style-name="ce4" table:formula="of:=[.$B98]+[.H$3]" office:value-type="time" office:time-value="PT21H34M00S">
            <text:p>21:34</text:p>
          </table:table-cell>
          <table:table-cell table:style-name="ce4" table:formula="of:=[.$B98]+[.I$3]" office:value-type="time" office:time-value="PT21H36M00S">
            <text:p>21:36</text:p>
          </table:table-cell>
          <table:table-cell table:style-name="ce4" table:formula="of:=[.$B98]+[.J$3]" office:value-type="time" office:time-value="PT21H38M00S">
            <text:p>21:38</text:p>
          </table:table-cell>
          <table:table-cell table:style-name="ce4" table:formula="of:=[.$B98]+[.K$3]" office:value-type="time" office:time-value="PT21H40M00S">
            <text:p>21:40</text:p>
          </table:table-cell>
          <table:table-cell table:style-name="ce4" table:formula="of:=[.$B98]+[.L$3]" office:value-type="time" office:time-value="PT21H43M00S">
            <text:p>21:43</text:p>
          </table:table-cell>
          <table:table-cell table:style-name="ce4" table:formula="of:=[.$B98]+[.M$3]" office:value-type="time" office:time-value="PT21H46M00S">
            <text:p>21:46</text:p>
          </table:table-cell>
          <table:table-cell table:style-name="ce4" table:formula="of:=[.$B98]+[.N$3]" office:value-type="time" office:time-value="PT21H50M00S">
            <text:p>21:50</text:p>
          </table:table-cell>
          <table:table-cell table:style-name="ce4" table:formula="of:=[.$B98]+[.O$3]" office:value-type="time" office:time-value="PT21H52M00S">
            <text:p>21:52</text:p>
          </table:table-cell>
          <table:table-cell table:style-name="ce4" table:formula="of:=[.$B98]+[.P$3]" office:value-type="time" office:time-value="PT21H54M00S">
            <text:p>21:54</text:p>
          </table:table-cell>
          <table:table-cell table:style-name="ce4" table:formula="of:=[.$B98]+[.Q$3]" office:value-type="time" office:time-value="PT21H56M00S">
            <text:p>21:56</text:p>
          </table:table-cell>
          <table:table-cell table:style-name="ce4" table:formula="of:=[.$B98]+[.R$3]" office:value-type="time" office:time-value="PT21H59M00S">
            <text:p>21:59</text:p>
          </table:table-cell>
        </table:table-row>
        <table:table-row table:style-name="ro1">
          <table:table-cell table:style-name="ce3" table:formula="of:=[.A98]+2" office:value-type="float" office:value="3183">
            <text:p>3183</text:p>
          </table:table-cell>
          <table:table-cell table:style-name="ce6" office:value-type="time" office:time-value="PT21H22M00S">
            <text:p>21:22</text:p>
          </table:table-cell>
          <table:table-cell table:style-name="ce4" table:formula="of:=[.$B99]+[.C$3]" office:value-type="time" office:time-value="PT21H35M00S">
            <text:p>21:35</text:p>
          </table:table-cell>
          <table:table-cell table:style-name="ce4" table:formula="of:=[.$B99]+[.D$3]" office:value-type="time" office:time-value="PT21H37M00S">
            <text:p>21:37</text:p>
          </table:table-cell>
          <table:table-cell table:style-name="ce4" table:formula="of:=[.$B99]+[.E$3]" office:value-type="time" office:time-value="PT21H39M00S">
            <text:p>21:39</text:p>
          </table:table-cell>
          <table:table-cell table:style-name="ce4" table:formula="of:=[.$B99]+[.F$3]" office:value-type="time" office:time-value="PT21H42M00S">
            <text:p>21:42</text:p>
          </table:table-cell>
          <table:table-cell table:style-name="ce4" table:formula="of:=[.$B99]+[.G$3]" office:value-type="time" office:time-value="PT21H44M00S">
            <text:p>21:44</text:p>
          </table:table-cell>
          <table:table-cell table:style-name="ce4" table:formula="of:=[.$B99]+[.H$3]" office:value-type="time" office:time-value="PT21H47M00S">
            <text:p>21:47</text:p>
          </table:table-cell>
          <table:table-cell table:style-name="ce4" table:formula="of:=[.$B99]+[.I$3]" office:value-type="time" office:time-value="PT21H49M00S">
            <text:p>21:49</text:p>
          </table:table-cell>
          <table:table-cell table:style-name="ce4" table:formula="of:=[.$B99]+[.J$3]" office:value-type="time" office:time-value="PT21H51M00S">
            <text:p>21:51</text:p>
          </table:table-cell>
          <table:table-cell table:style-name="ce4" table:formula="of:=[.$B99]+[.K$3]" office:value-type="time" office:time-value="PT21H53M00S">
            <text:p>21:53</text:p>
          </table:table-cell>
          <table:table-cell table:style-name="ce4" table:formula="of:=[.$B99]+[.L$3]" office:value-type="time" office:time-value="PT21H56M00S">
            <text:p>21:56</text:p>
          </table:table-cell>
          <table:table-cell table:style-name="ce4" table:formula="of:=[.$B99]+[.M$3]" office:value-type="time" office:time-value="PT21H59M00S">
            <text:p>21:59</text:p>
          </table:table-cell>
          <table:table-cell table:style-name="ce4" table:formula="of:=[.$B99]+[.N$3]" office:value-type="time" office:time-value="PT22H03M00S">
            <text:p>22:03</text:p>
          </table:table-cell>
          <table:table-cell table:style-name="ce4" table:formula="of:=[.$B99]+[.O$3]" office:value-type="time" office:time-value="PT22H05M00S">
            <text:p>22:05</text:p>
          </table:table-cell>
          <table:table-cell table:style-name="ce4" table:formula="of:=[.$B99]+[.P$3]" office:value-type="time" office:time-value="PT22H07M00S">
            <text:p>22:07</text:p>
          </table:table-cell>
          <table:table-cell table:style-name="ce4" table:formula="of:=[.$B99]+[.Q$3]" office:value-type="time" office:time-value="PT22H09M00S">
            <text:p>22:09</text:p>
          </table:table-cell>
          <table:table-cell table:style-name="ce4" table:formula="of:=[.$B99]+[.R$3]" office:value-type="time" office:time-value="PT22H12M00S">
            <text:p>22:12</text:p>
          </table:table-cell>
        </table:table-row>
        <table:table-row table:style-name="ro1">
          <table:table-cell table:style-name="ce3" table:formula="of:=[.A99]+2" office:value-type="float" office:value="3185">
            <text:p>3185</text:p>
          </table:table-cell>
          <table:table-cell table:style-name="ce6" office:value-type="time" office:time-value="PT21H35M00S">
            <text:p>21:35</text:p>
          </table:table-cell>
          <table:table-cell table:style-name="ce4" table:formula="of:=[.$B100]+[.C$3]" office:value-type="time" office:time-value="PT21H48M00S">
            <text:p>21:48</text:p>
          </table:table-cell>
          <table:table-cell table:style-name="ce4" table:formula="of:=[.$B100]+[.D$3]" office:value-type="time" office:time-value="PT21H50M00S">
            <text:p>21:50</text:p>
          </table:table-cell>
          <table:table-cell table:style-name="ce4" table:formula="of:=[.$B100]+[.E$3]" office:value-type="time" office:time-value="PT21H52M00S">
            <text:p>21:52</text:p>
          </table:table-cell>
          <table:table-cell table:style-name="ce4" table:formula="of:=[.$B100]+[.F$3]" office:value-type="time" office:time-value="PT21H55M00S">
            <text:p>21:55</text:p>
          </table:table-cell>
          <table:table-cell table:style-name="ce4" table:formula="of:=[.$B100]+[.G$3]" office:value-type="time" office:time-value="PT21H57M00S">
            <text:p>21:57</text:p>
          </table:table-cell>
          <table:table-cell table:style-name="ce4" table:formula="of:=[.$B100]+[.H$3]" office:value-type="time" office:time-value="PT22H00M00S">
            <text:p>22:00</text:p>
          </table:table-cell>
          <table:table-cell table:style-name="ce4" table:formula="of:=[.$B100]+[.I$3]" office:value-type="time" office:time-value="PT22H02M00S">
            <text:p>22:02</text:p>
          </table:table-cell>
          <table:table-cell table:style-name="ce4" table:formula="of:=[.$B100]+[.J$3]" office:value-type="time" office:time-value="PT22H04M00S">
            <text:p>22:04</text:p>
          </table:table-cell>
          <table:table-cell table:style-name="ce4" table:formula="of:=[.$B100]+[.K$3]" office:value-type="time" office:time-value="PT22H06M00S">
            <text:p>22:06</text:p>
          </table:table-cell>
          <table:table-cell table:style-name="ce4" table:formula="of:=[.$B100]+[.L$3]" office:value-type="time" office:time-value="PT22H09M00S">
            <text:p>22:09</text:p>
          </table:table-cell>
          <table:table-cell table:style-name="ce4" table:formula="of:=[.$B100]+[.M$3]" office:value-type="time" office:time-value="PT22H12M00S">
            <text:p>22:12</text:p>
          </table:table-cell>
          <table:table-cell table:style-name="ce4" table:formula="of:=[.$B100]+[.N$3]" office:value-type="time" office:time-value="PT22H16M00S">
            <text:p>22:16</text:p>
          </table:table-cell>
          <table:table-cell table:style-name="ce4" table:formula="of:=[.$B100]+[.O$3]" office:value-type="time" office:time-value="PT22H18M00S">
            <text:p>22:18</text:p>
          </table:table-cell>
          <table:table-cell table:style-name="ce4" table:formula="of:=[.$B100]+[.P$3]" office:value-type="time" office:time-value="PT22H20M00S">
            <text:p>22:20</text:p>
          </table:table-cell>
          <table:table-cell table:style-name="ce4" table:formula="of:=[.$B100]+[.Q$3]" office:value-type="time" office:time-value="PT22H22M00S">
            <text:p>22:22</text:p>
          </table:table-cell>
          <table:table-cell table:style-name="ce4" table:formula="of:=[.$B100]+[.R$3]" office:value-type="time" office:time-value="PT22H25M00S">
            <text:p>22:25</text:p>
          </table:table-cell>
        </table:table-row>
        <table:table-row table:style-name="ro1">
          <table:table-cell table:style-name="ce3" table:formula="of:=[.A100]+2" office:value-type="float" office:value="3187">
            <text:p>3187</text:p>
          </table:table-cell>
          <table:table-cell table:style-name="ce6" office:value-type="time" office:time-value="PT21H48M00S">
            <text:p>21:48</text:p>
          </table:table-cell>
          <table:table-cell table:style-name="ce4" table:formula="of:=[.$B101]+[.C$3]" office:value-type="time" office:time-value="PT22H01M00S">
            <text:p>22:01</text:p>
          </table:table-cell>
          <table:table-cell table:style-name="ce4" table:formula="of:=[.$B101]+[.D$3]" office:value-type="time" office:time-value="PT22H03M00S">
            <text:p>22:03</text:p>
          </table:table-cell>
          <table:table-cell table:style-name="ce4" table:formula="of:=[.$B101]+[.E$3]" office:value-type="time" office:time-value="PT22H05M00S">
            <text:p>22:05</text:p>
          </table:table-cell>
          <table:table-cell table:style-name="ce4" table:formula="of:=[.$B101]+[.F$3]" office:value-type="time" office:time-value="PT22H08M00S">
            <text:p>22:08</text:p>
          </table:table-cell>
          <table:table-cell table:style-name="ce4" table:formula="of:=[.$B101]+[.G$3]" office:value-type="time" office:time-value="PT22H10M00S">
            <text:p>22:10</text:p>
          </table:table-cell>
          <table:table-cell table:style-name="ce4" table:formula="of:=[.$B101]+[.H$3]" office:value-type="time" office:time-value="PT22H13M00S">
            <text:p>22:13</text:p>
          </table:table-cell>
          <table:table-cell table:style-name="ce4" table:formula="of:=[.$B101]+[.I$3]" office:value-type="time" office:time-value="PT22H15M00S">
            <text:p>22:15</text:p>
          </table:table-cell>
          <table:table-cell table:style-name="ce4" table:formula="of:=[.$B101]+[.J$3]" office:value-type="time" office:time-value="PT22H17M00S">
            <text:p>22:17</text:p>
          </table:table-cell>
          <table:table-cell table:style-name="ce4" table:formula="of:=[.$B101]+[.K$3]" office:value-type="time" office:time-value="PT22H19M00S">
            <text:p>22:19</text:p>
          </table:table-cell>
          <table:table-cell table:style-name="ce4" table:formula="of:=[.$B101]+[.L$3]" office:value-type="time" office:time-value="PT22H22M00S">
            <text:p>22:22</text:p>
          </table:table-cell>
          <table:table-cell table:style-name="ce4" table:formula="of:=[.$B101]+[.M$3]" office:value-type="time" office:time-value="PT22H25M00S">
            <text:p>22:25</text:p>
          </table:table-cell>
          <table:table-cell table:style-name="ce4" table:formula="of:=[.$B101]+[.N$3]" office:value-type="time" office:time-value="PT22H29M00S">
            <text:p>22:29</text:p>
          </table:table-cell>
          <table:table-cell table:style-name="ce4" table:formula="of:=[.$B101]+[.O$3]" office:value-type="time" office:time-value="PT22H31M00S">
            <text:p>22:31</text:p>
          </table:table-cell>
          <table:table-cell table:style-name="ce4" table:formula="of:=[.$B101]+[.P$3]" office:value-type="time" office:time-value="PT22H33M00S">
            <text:p>22:33</text:p>
          </table:table-cell>
          <table:table-cell table:style-name="ce4" table:formula="of:=[.$B101]+[.Q$3]" office:value-type="time" office:time-value="PT22H35M00S">
            <text:p>22:35</text:p>
          </table:table-cell>
          <table:table-cell table:style-name="ce4" table:formula="of:=[.$B101]+[.R$3]" office:value-type="time" office:time-value="PT22H38M00S">
            <text:p>22:38</text:p>
          </table:table-cell>
        </table:table-row>
        <table:table-row table:style-name="ro1">
          <table:table-cell table:style-name="ce3" table:formula="of:=[.A101]+2" office:value-type="float" office:value="3189">
            <text:p>3189</text:p>
          </table:table-cell>
          <table:table-cell table:style-name="ce6" office:value-type="time" office:time-value="PT22H01M00S">
            <text:p>22:01</text:p>
          </table:table-cell>
          <table:table-cell table:style-name="ce4" table:formula="of:=[.$B102]+[.C$3]" office:value-type="time" office:time-value="PT22H14M00S">
            <text:p>22:14</text:p>
          </table:table-cell>
          <table:table-cell table:style-name="ce4" table:formula="of:=[.$B102]+[.D$3]" office:value-type="time" office:time-value="PT22H16M00S">
            <text:p>22:16</text:p>
          </table:table-cell>
          <table:table-cell table:style-name="ce4" table:formula="of:=[.$B102]+[.E$3]" office:value-type="time" office:time-value="PT22H18M00S">
            <text:p>22:18</text:p>
          </table:table-cell>
          <table:table-cell table:style-name="ce4" table:formula="of:=[.$B102]+[.F$3]" office:value-type="time" office:time-value="PT22H21M00S">
            <text:p>22:21</text:p>
          </table:table-cell>
          <table:table-cell table:style-name="ce4" table:formula="of:=[.$B102]+[.G$3]" office:value-type="time" office:time-value="PT22H23M00S">
            <text:p>22:23</text:p>
          </table:table-cell>
          <table:table-cell table:style-name="ce4" table:formula="of:=[.$B102]+[.H$3]" office:value-type="time" office:time-value="PT22H26M00S">
            <text:p>22:26</text:p>
          </table:table-cell>
          <table:table-cell table:style-name="ce4" table:formula="of:=[.$B102]+[.I$3]" office:value-type="time" office:time-value="PT22H28M00S">
            <text:p>22:28</text:p>
          </table:table-cell>
          <table:table-cell table:style-name="ce4" table:formula="of:=[.$B102]+[.J$3]" office:value-type="time" office:time-value="PT22H30M00S">
            <text:p>22:30</text:p>
          </table:table-cell>
          <table:table-cell table:style-name="ce4" table:formula="of:=[.$B102]+[.K$3]" office:value-type="time" office:time-value="PT22H32M00S">
            <text:p>22:32</text:p>
          </table:table-cell>
          <table:table-cell table:style-name="ce4" table:formula="of:=[.$B102]+[.L$3]" office:value-type="time" office:time-value="PT22H35M00S">
            <text:p>22:35</text:p>
          </table:table-cell>
          <table:table-cell table:style-name="ce4" table:formula="of:=[.$B102]+[.M$3]" office:value-type="time" office:time-value="PT22H38M00S">
            <text:p>22:38</text:p>
          </table:table-cell>
          <table:table-cell table:style-name="ce4" table:formula="of:=[.$B102]+[.N$3]" office:value-type="time" office:time-value="PT22H42M00S">
            <text:p>22:42</text:p>
          </table:table-cell>
          <table:table-cell table:style-name="ce4" table:formula="of:=[.$B102]+[.O$3]" office:value-type="time" office:time-value="PT22H44M00S">
            <text:p>22:44</text:p>
          </table:table-cell>
          <table:table-cell table:style-name="ce4" table:formula="of:=[.$B102]+[.P$3]" office:value-type="time" office:time-value="PT22H46M00S">
            <text:p>22:46</text:p>
          </table:table-cell>
          <table:table-cell table:style-name="ce4" table:formula="of:=[.$B102]+[.Q$3]" office:value-type="time" office:time-value="PT22H48M00S">
            <text:p>22:48</text:p>
          </table:table-cell>
          <table:table-cell table:style-name="ce4" table:formula="of:=[.$B102]+[.R$3]" office:value-type="time" office:time-value="PT22H51M00S">
            <text:p>22:51</text:p>
          </table:table-cell>
        </table:table-row>
        <table:table-row table:style-name="ro1">
          <table:table-cell table:style-name="ce3" table:formula="of:=[.A102]+2" office:value-type="float" office:value="3191">
            <text:p>3191</text:p>
          </table:table-cell>
          <table:table-cell table:style-name="ce6" office:value-type="time" office:time-value="PT22H18M00S">
            <text:p>22:18</text:p>
          </table:table-cell>
          <table:table-cell table:style-name="ce4" table:formula="of:=[.$B103]+[.C$3]" office:value-type="time" office:time-value="PT22H31M00S">
            <text:p>22:31</text:p>
          </table:table-cell>
          <table:table-cell table:style-name="ce4" table:formula="of:=[.$B103]+[.D$3]" office:value-type="time" office:time-value="PT22H33M00S">
            <text:p>22:33</text:p>
          </table:table-cell>
          <table:table-cell table:style-name="ce4" table:formula="of:=[.$B103]+[.E$3]" office:value-type="time" office:time-value="PT22H35M00S">
            <text:p>22:35</text:p>
          </table:table-cell>
          <table:table-cell table:style-name="ce4" table:formula="of:=[.$B103]+[.F$3]" office:value-type="time" office:time-value="PT22H38M00S">
            <text:p>22:38</text:p>
          </table:table-cell>
          <table:table-cell table:style-name="ce4" table:formula="of:=[.$B103]+[.G$3]" office:value-type="time" office:time-value="PT22H40M00S">
            <text:p>22:40</text:p>
          </table:table-cell>
          <table:table-cell table:style-name="ce4" table:formula="of:=[.$B103]+[.H$3]" office:value-type="time" office:time-value="PT22H43M00S">
            <text:p>22:43</text:p>
          </table:table-cell>
          <table:table-cell table:style-name="ce4" table:formula="of:=[.$B103]+[.I$3]" office:value-type="time" office:time-value="PT22H45M00S">
            <text:p>22:45</text:p>
          </table:table-cell>
          <table:table-cell table:style-name="ce4" table:formula="of:=[.$B103]+[.J$3]" office:value-type="time" office:time-value="PT22H47M00S">
            <text:p>22:47</text:p>
          </table:table-cell>
          <table:table-cell table:style-name="ce4" table:formula="of:=[.$B103]+[.K$3]" office:value-type="time" office:time-value="PT22H49M00S">
            <text:p>22:49</text:p>
          </table:table-cell>
          <table:table-cell table:style-name="ce4" table:formula="of:=[.$B103]+[.L$3]" office:value-type="time" office:time-value="PT22H52M00S">
            <text:p>22:52</text:p>
          </table:table-cell>
          <table:table-cell table:style-name="ce4" table:formula="of:=[.$B103]+[.M$3]" office:value-type="time" office:time-value="PT22H55M00S">
            <text:p>22:55</text:p>
          </table:table-cell>
          <table:table-cell table:style-name="ce4" table:formula="of:=[.$B103]+[.N$3]" office:value-type="time" office:time-value="PT22H59M00S">
            <text:p>22:59</text:p>
          </table:table-cell>
          <table:table-cell table:style-name="ce4" table:formula="of:=[.$B103]+[.O$3]" office:value-type="time" office:time-value="PT23H01M00S">
            <text:p>23:01</text:p>
          </table:table-cell>
          <table:table-cell table:style-name="ce4" table:formula="of:=[.$B103]+[.P$3]" office:value-type="time" office:time-value="PT23H03M00S">
            <text:p>23:03</text:p>
          </table:table-cell>
          <table:table-cell table:style-name="ce4" table:formula="of:=[.$B103]+[.Q$3]" office:value-type="time" office:time-value="PT23H05M00S">
            <text:p>23:05</text:p>
          </table:table-cell>
          <table:table-cell table:style-name="ce4" table:formula="of:=[.$B103]+[.R$3]" office:value-type="time" office:time-value="PT23H08M00S">
            <text:p>23:08</text:p>
          </table:table-cell>
        </table:table-row>
        <table:table-row table:style-name="ro1">
          <table:table-cell table:style-name="ce3" table:formula="of:=[.A103]+2" office:value-type="float" office:value="3193">
            <text:p>3193</text:p>
          </table:table-cell>
          <table:table-cell table:style-name="ce6" office:value-type="time" office:time-value="PT22H38M00S">
            <text:p>22:38</text:p>
          </table:table-cell>
          <table:table-cell table:style-name="ce4" table:formula="of:=[.$B104]+[.C$3]" office:value-type="time" office:time-value="PT22H51M00S">
            <text:p>22:51</text:p>
          </table:table-cell>
          <table:table-cell table:style-name="ce4" table:formula="of:=[.$B104]+[.D$3]" office:value-type="time" office:time-value="PT22H53M00S">
            <text:p>22:53</text:p>
          </table:table-cell>
          <table:table-cell table:style-name="ce4" table:formula="of:=[.$B104]+[.E$3]" office:value-type="time" office:time-value="PT22H55M00S">
            <text:p>22:55</text:p>
          </table:table-cell>
          <table:table-cell table:style-name="ce4" table:formula="of:=[.$B104]+[.F$3]" office:value-type="time" office:time-value="PT22H58M00S">
            <text:p>22:58</text:p>
          </table:table-cell>
          <table:table-cell table:style-name="ce4" table:formula="of:=[.$B104]+[.G$3]" office:value-type="time" office:time-value="PT23H00M00S">
            <text:p>23:00</text:p>
          </table:table-cell>
          <table:table-cell table:style-name="ce4" table:formula="of:=[.$B104]+[.H$3]" office:value-type="time" office:time-value="PT23H03M00S">
            <text:p>23:03</text:p>
          </table:table-cell>
          <table:table-cell table:style-name="ce4" table:formula="of:=[.$B104]+[.I$3]" office:value-type="time" office:time-value="PT23H05M00S">
            <text:p>23:05</text:p>
          </table:table-cell>
          <table:table-cell table:style-name="ce4" table:formula="of:=[.$B104]+[.J$3]" office:value-type="time" office:time-value="PT23H07M00S">
            <text:p>23:07</text:p>
          </table:table-cell>
          <table:table-cell table:style-name="ce4" table:formula="of:=[.$B104]+[.K$3]" office:value-type="time" office:time-value="PT23H09M00S">
            <text:p>23:09</text:p>
          </table:table-cell>
          <table:table-cell table:style-name="ce4" table:formula="of:=[.$B104]+[.L$3]" office:value-type="time" office:time-value="PT23H12M00S">
            <text:p>23:12</text:p>
          </table:table-cell>
          <table:table-cell table:style-name="ce4" table:formula="of:=[.$B104]+[.M$3]" office:value-type="time" office:time-value="PT23H15M00S">
            <text:p>23:15</text:p>
          </table:table-cell>
          <table:table-cell table:style-name="ce4" table:formula="of:=[.$B104]+[.N$3]" office:value-type="time" office:time-value="PT23H19M00S">
            <text:p>23:19</text:p>
          </table:table-cell>
          <table:table-cell table:style-name="ce4" table:formula="of:=[.$B104]+[.O$3]" office:value-type="time" office:time-value="PT23H21M00S">
            <text:p>23:21</text:p>
          </table:table-cell>
          <table:table-cell table:style-name="ce4" table:formula="of:=[.$B104]+[.P$3]" office:value-type="time" office:time-value="PT23H23M00S">
            <text:p>23:23</text:p>
          </table:table-cell>
          <table:table-cell table:style-name="ce4" table:formula="of:=[.$B104]+[.Q$3]" office:value-type="time" office:time-value="PT23H25M00S">
            <text:p>23:25</text:p>
          </table:table-cell>
          <table:table-cell table:style-name="ce4" table:formula="of:=[.$B104]+[.R$3]" office:value-type="time" office:time-value="PT23H28M00S">
            <text:p>23:28</text:p>
          </table:table-cell>
        </table:table-row>
        <table:table-row table:style-name="ro1">
          <table:table-cell table:style-name="ce3" table:formula="of:=[.A104]+2" office:value-type="float" office:value="3195">
            <text:p>3195</text:p>
          </table:table-cell>
          <table:table-cell table:style-name="ce6" office:value-type="time" office:time-value="PT22H57M00S">
            <text:p>22:57</text:p>
          </table:table-cell>
          <table:table-cell table:style-name="ce4" table:formula="of:=[.$B105]+[.C$3]" office:value-type="time" office:time-value="PT23H10M00S">
            <text:p>23:10</text:p>
          </table:table-cell>
          <table:table-cell table:style-name="ce4" table:formula="of:=[.$B105]+[.D$3]" office:value-type="time" office:time-value="PT23H12M00S">
            <text:p>23:12</text:p>
          </table:table-cell>
          <table:table-cell table:style-name="ce4" table:formula="of:=[.$B105]+[.E$3]" office:value-type="time" office:time-value="PT23H14M00S">
            <text:p>23:14</text:p>
          </table:table-cell>
          <table:table-cell table:style-name="ce4" table:formula="of:=[.$B105]+[.F$3]" office:value-type="time" office:time-value="PT23H17M00S">
            <text:p>23:17</text:p>
          </table:table-cell>
          <table:table-cell table:style-name="ce4" table:formula="of:=[.$B105]+[.G$3]" office:value-type="time" office:time-value="PT23H19M00S">
            <text:p>23:19</text:p>
          </table:table-cell>
          <table:table-cell table:style-name="ce4" table:formula="of:=[.$B105]+[.H$3]" office:value-type="time" office:time-value="PT23H22M00S">
            <text:p>23:22</text:p>
          </table:table-cell>
          <table:table-cell table:style-name="ce4" table:formula="of:=[.$B105]+[.I$3]" office:value-type="time" office:time-value="PT23H24M00S">
            <text:p>23:24</text:p>
          </table:table-cell>
          <table:table-cell table:style-name="ce4" table:formula="of:=[.$B105]+[.J$3]" office:value-type="time" office:time-value="PT23H26M00S">
            <text:p>23:26</text:p>
          </table:table-cell>
          <table:table-cell table:style-name="ce4" table:formula="of:=[.$B105]+[.K$3]" office:value-type="time" office:time-value="PT23H28M00S">
            <text:p>23:28</text:p>
          </table:table-cell>
          <table:table-cell table:style-name="ce4" table:formula="of:=[.$B105]+[.L$3]" office:value-type="time" office:time-value="PT23H31M00S">
            <text:p>23:31</text:p>
          </table:table-cell>
          <table:table-cell table:style-name="ce4" table:formula="of:=[.$B105]+[.M$3]" office:value-type="time" office:time-value="PT23H34M00S">
            <text:p>23:34</text:p>
          </table:table-cell>
          <table:table-cell table:style-name="ce4" table:formula="of:=[.$B105]+[.N$3]" office:value-type="time" office:time-value="PT23H38M00S">
            <text:p>23:38</text:p>
          </table:table-cell>
          <table:table-cell table:style-name="ce4" table:formula="of:=[.$B105]+[.O$3]" office:value-type="time" office:time-value="PT23H40M00S">
            <text:p>23:40</text:p>
          </table:table-cell>
          <table:table-cell table:style-name="ce4" table:formula="of:=[.$B105]+[.P$3]" office:value-type="time" office:time-value="PT23H42M00S">
            <text:p>23:42</text:p>
          </table:table-cell>
          <table:table-cell table:style-name="ce4" table:formula="of:=[.$B105]+[.Q$3]" office:value-type="time" office:time-value="PT23H44M00S">
            <text:p>23:44</text:p>
          </table:table-cell>
          <table:table-cell table:style-name="ce4" table:formula="of:=[.$B105]+[.R$3]" office:value-type="time" office:time-value="PT23H47M00S">
            <text:p>23:47</text:p>
          </table:table-cell>
        </table:table-row>
        <table:table-row table:style-name="ro1">
          <table:table-cell table:style-name="ce3" table:formula="of:=[.A105]+2" office:value-type="float" office:value="3197">
            <text:p>3197</text:p>
          </table:table-cell>
          <table:table-cell table:style-name="ce6" office:value-type="time" office:time-value="PT23H19M00S">
            <text:p>23:19</text:p>
          </table:table-cell>
          <table:table-cell table:style-name="ce4" table:formula="of:=[.$B106]+[.C$3]" office:value-type="time" office:time-value="PT23H32M00S">
            <text:p>23:32</text:p>
          </table:table-cell>
          <table:table-cell table:style-name="ce4" table:formula="of:=[.$B106]+[.D$3]" office:value-type="time" office:time-value="PT23H34M00S">
            <text:p>23:34</text:p>
          </table:table-cell>
          <table:table-cell table:style-name="ce4" table:formula="of:=[.$B106]+[.E$3]" office:value-type="time" office:time-value="PT23H36M00S">
            <text:p>23:36</text:p>
          </table:table-cell>
          <table:table-cell table:style-name="ce4" table:formula="of:=[.$B106]+[.F$3]" office:value-type="time" office:time-value="PT23H39M00S">
            <text:p>23:39</text:p>
          </table:table-cell>
          <table:table-cell table:style-name="ce4" table:formula="of:=[.$B106]+[.G$3]" office:value-type="time" office:time-value="PT23H41M00S">
            <text:p>23:41</text:p>
          </table:table-cell>
          <table:table-cell table:style-name="ce4" table:formula="of:=[.$B106]+[.H$3]" office:value-type="time" office:time-value="PT23H44M00S">
            <text:p>23:44</text:p>
          </table:table-cell>
          <table:table-cell table:style-name="ce4" table:formula="of:=[.$B106]+[.I$3]" office:value-type="time" office:time-value="PT23H46M00S">
            <text:p>23:46</text:p>
          </table:table-cell>
          <table:table-cell table:style-name="ce4" table:formula="of:=[.$B106]+[.J$3]" office:value-type="time" office:time-value="PT23H48M00S">
            <text:p>23:48</text:p>
          </table:table-cell>
          <table:table-cell table:style-name="ce4" table:formula="of:=[.$B106]+[.K$3]" office:value-type="time" office:time-value="PT23H50M00S">
            <text:p>23:50</text:p>
          </table:table-cell>
          <table:table-cell table:style-name="ce4" table:formula="of:=[.$B106]+[.L$3]" office:value-type="time" office:time-value="PT23H53M00S">
            <text:p>23:53</text:p>
          </table:table-cell>
          <table:table-cell table:style-name="ce4" table:formula="of:=[.$B106]+[.M$3]" office:value-type="time" office:time-value="PT23H56M00S">
            <text:p>23:56</text:p>
          </table:table-cell>
          <table:table-cell table:style-name="ce4" table:formula="of:=[.$B106]+[.N$3]" office:value-type="time" office:time-value="PT24H00M00S">
            <text:p>00:00</text:p>
          </table:table-cell>
          <table:table-cell table:style-name="ce4" table:formula="of:=[.$B106]+[.O$3]" office:value-type="time" office:time-value="PT24H02M00S">
            <text:p>00:02</text:p>
          </table:table-cell>
          <table:table-cell table:style-name="ce4" table:formula="of:=[.$B106]+[.P$3]" office:value-type="time" office:time-value="PT24H04M00S">
            <text:p>00:04</text:p>
          </table:table-cell>
          <table:table-cell table:style-name="ce4" table:formula="of:=[.$B106]+[.Q$3]" office:value-type="time" office:time-value="PT24H06M00S">
            <text:p>00:06</text:p>
          </table:table-cell>
          <table:table-cell table:style-name="ce4" table:formula="of:=[.$B106]+[.R$3]" office:value-type="time" office:time-value="PT24H09M00S">
            <text:p>00:09</text:p>
          </table:table-cell>
        </table:table-row>
        <table:table-row table:style-name="ro1">
          <table:table-cell table:style-name="ce3" table:formula="of:=[.A106]+2" office:value-type="float" office:value="3199">
            <text:p>3199</text:p>
          </table:table-cell>
          <table:table-cell table:style-name="ce6" office:value-type="time" office:time-value="PT23H39M00S">
            <text:p>23:39</text:p>
          </table:table-cell>
          <table:table-cell table:style-name="ce4" table:formula="of:=[.$B107]+[.C$3]" office:value-type="time" office:time-value="PT23H52M00S">
            <text:p>23:52</text:p>
          </table:table-cell>
          <table:table-cell table:style-name="ce4" table:formula="of:=[.$B107]+[.D$3]" office:value-type="time" office:time-value="PT23H54M00S">
            <text:p>23:54</text:p>
          </table:table-cell>
          <table:table-cell table:style-name="ce4" table:formula="of:=[.$B107]+[.E$3]" office:value-type="time" office:time-value="PT23H56M00S">
            <text:p>23:56</text:p>
          </table:table-cell>
          <table:table-cell table:style-name="ce4" table:formula="of:=[.$B107]+[.F$3]" office:value-type="time" office:time-value="PT23H59M00S">
            <text:p>23:59</text:p>
          </table:table-cell>
          <table:table-cell table:style-name="ce4" table:formula="of:=[.$B107]+[.G$3]" office:value-type="time" office:time-value="PT24H01M00S">
            <text:p>00:01</text:p>
          </table:table-cell>
          <table:table-cell table:style-name="ce4" table:formula="of:=[.$B107]+[.H$3]" office:value-type="time" office:time-value="PT24H04M00S">
            <text:p>00:04</text:p>
          </table:table-cell>
          <table:table-cell table:style-name="ce4" table:formula="of:=[.$B107]+[.I$3]" office:value-type="time" office:time-value="PT24H06M00S">
            <text:p>00:06</text:p>
          </table:table-cell>
          <table:table-cell table:style-name="ce4" table:formula="of:=[.$B107]+[.J$3]" office:value-type="time" office:time-value="PT24H08M00S">
            <text:p>00:08</text:p>
          </table:table-cell>
          <table:table-cell table:style-name="ce4" table:formula="of:=[.$B107]+[.K$3]" office:value-type="time" office:time-value="PT24H10M00S">
            <text:p>00:10</text:p>
          </table:table-cell>
          <table:table-cell table:style-name="ce4" table:formula="of:=[.$B107]+[.L$3]" office:value-type="time" office:time-value="PT24H13M00S">
            <text:p>00:13</text:p>
          </table:table-cell>
          <table:table-cell table:style-name="ce4" table:formula="of:=[.$B107]+[.M$3]" office:value-type="time" office:time-value="PT24H16M00S">
            <text:p>00:16</text:p>
          </table:table-cell>
          <table:table-cell table:style-name="ce4" table:formula="of:=[.$B107]+[.N$3]" office:value-type="time" office:time-value="PT24H20M00S">
            <text:p>00:20</text:p>
          </table:table-cell>
          <table:table-cell table:style-name="ce4" table:formula="of:=[.$B107]+[.O$3]" office:value-type="time" office:time-value="PT24H22M00S">
            <text:p>00:22</text:p>
          </table:table-cell>
          <table:table-cell table:style-name="ce4" table:formula="of:=[.$B107]+[.P$3]" office:value-type="time" office:time-value="PT24H24M00S">
            <text:p>00:24</text:p>
          </table:table-cell>
          <table:table-cell table:style-name="ce4" table:formula="of:=[.$B107]+[.Q$3]" office:value-type="time" office:time-value="PT24H26M00S">
            <text:p>00:26</text:p>
          </table:table-cell>
          <table:table-cell table:style-name="ce4" table:formula="of:=[.$B107]+[.R$3]" office:value-type="time" office:time-value="PT24H29M00S">
            <text:p>00:29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style-name="ce2" office:value-type="string">
            <text:p>Sábados hábiles</text:p>
          </table:table-cell>
          <table:table-cell/>
          <table:table-cell table:style-name="ce4" table:number-columns-repeated="16"/>
        </table:table-row>
        <table:table-row table:style-name="ro3">
          <table:table-cell office:value-type="string">
            <text:p>Tren No.</text:p>
          </table:table-cell>
          <table:table-cell office:value-type="string">
            <text:p>Retiro</text:p>
          </table:table-cell>
          <table:table-cell office:value-type="string">
            <text:p>L. de la Torre</text:p>
          </table:table-cell>
          <table:table-cell office:value-type="string">
            <text:p>Belgrano C</text:p>
          </table:table-cell>
          <table:table-cell office:value-type="string">
            <text:p>Nuñez</text:p>
          </table:table-cell>
          <table:table-cell office:value-type="string">
            <text:p>Rivadavia</text:p>
          </table:table-cell>
          <table:table-cell office:value-type="string">
            <text:p>Vte. López</text:p>
          </table:table-cell>
          <table:table-cell office:value-type="string">
            <text:p>Olivos</text:p>
          </table:table-cell>
          <table:table-cell office:value-type="string">
            <text:p>La Lucila</text:p>
          </table:table-cell>
          <table:table-cell office:value-type="string">
            <text:p>Martinez</text:p>
          </table:table-cell>
          <table:table-cell office:value-type="string">
            <text:p>Acassuso</text:p>
          </table:table-cell>
          <table:table-cell office:value-type="string">
            <text:p>San Isidro</text:p>
          </table:table-cell>
          <table:table-cell office:value-type="string">
            <text:p>Beccar</text:p>
          </table:table-cell>
          <table:table-cell office:value-type="string">
            <text:p>Victoria</text:p>
          </table:table-cell>
          <table:table-cell office:value-type="string">
            <text:p>Virreyes</text:p>
          </table:table-cell>
          <table:table-cell office:value-type="string">
            <text:p>S. Fernando</text:p>
          </table:table-cell>
          <table:table-cell office:value-type="string">
            <text:p>Carupa</text:p>
          </table:table-cell>
          <table:table-cell office:value-type="string">
            <text:p>Tigre</text:p>
          </table:table-cell>
        </table:table-row>
        <table:table-row table:style-name="ro1">
          <table:table-cell table:style-name="ce3" office:value-type="float" office:value="3001">
            <text:p>3001</text:p>
          </table:table-cell>
          <table:table-cell table:style-name="ce6" office:value-type="time" office:time-value="PT00H05M00S">
            <text:p>00:05</text:p>
          </table:table-cell>
          <table:table-cell table:style-name="ce4" table:formula="of:=[.$B111]+[.C$3]" office:value-type="time" office:time-value="PT00H18M00S">
            <text:p>00:18</text:p>
          </table:table-cell>
          <table:table-cell table:style-name="ce4" table:formula="of:=[.$B111]+[.D$3]" office:value-type="time" office:time-value="PT00H20M00S">
            <text:p>00:20</text:p>
          </table:table-cell>
          <table:table-cell table:style-name="ce4" table:formula="of:=[.$B111]+[.E$3]" office:value-type="time" office:time-value="PT00H22M00S">
            <text:p>00:22</text:p>
          </table:table-cell>
          <table:table-cell table:style-name="ce4" table:formula="of:=[.$B111]+[.F$3]" office:value-type="time" office:time-value="PT00H25M00S">
            <text:p>00:25</text:p>
          </table:table-cell>
          <table:table-cell table:style-name="ce4" table:formula="of:=[.$B111]+[.G$3]" office:value-type="time" office:time-value="PT00H27M00S">
            <text:p>00:27</text:p>
          </table:table-cell>
          <table:table-cell table:style-name="ce4" table:formula="of:=[.$B111]+[.H$3]" office:value-type="time" office:time-value="PT00H30M00S">
            <text:p>00:30</text:p>
          </table:table-cell>
          <table:table-cell table:style-name="ce4" table:formula="of:=[.$B111]+[.I$3]" office:value-type="time" office:time-value="PT00H32M00S">
            <text:p>00:32</text:p>
          </table:table-cell>
          <table:table-cell table:style-name="ce4" table:formula="of:=[.$B111]+[.J$3]" office:value-type="time" office:time-value="PT00H34M00S">
            <text:p>00:34</text:p>
          </table:table-cell>
          <table:table-cell table:style-name="ce4" table:formula="of:=[.$B111]+[.K$3]" office:value-type="time" office:time-value="PT00H36M00S">
            <text:p>00:36</text:p>
          </table:table-cell>
          <table:table-cell table:style-name="ce4" table:formula="of:=[.$B111]+[.L$3]" office:value-type="time" office:time-value="PT00H39M00S">
            <text:p>00:39</text:p>
          </table:table-cell>
          <table:table-cell table:style-name="ce4" table:formula="of:=[.$B111]+[.M$3]" office:value-type="time" office:time-value="PT00H42M00S">
            <text:p>00:42</text:p>
          </table:table-cell>
          <table:table-cell table:style-name="ce4" table:formula="of:=[.$B111]+[.N$3]" office:value-type="time" office:time-value="PT00H46M00S">
            <text:p>00:46</text:p>
          </table:table-cell>
          <table:table-cell table:style-name="ce4" table:formula="of:=[.$B111]+[.O$3]" office:value-type="time" office:time-value="PT00H48M00S">
            <text:p>00:48</text:p>
          </table:table-cell>
          <table:table-cell table:style-name="ce4" table:formula="of:=[.$B111]+[.P$3]" office:value-type="time" office:time-value="PT00H50M00S">
            <text:p>00:50</text:p>
          </table:table-cell>
          <table:table-cell table:style-name="ce4" table:formula="of:=[.$B111]+[.Q$3]" office:value-type="time" office:time-value="PT00H52M00S">
            <text:p>00:52</text:p>
          </table:table-cell>
          <table:table-cell table:style-name="ce4" table:formula="of:=[.$B111]+[.R$3]" office:value-type="time" office:time-value="PT00H55M00S">
            <text:p>00:55</text:p>
          </table:table-cell>
        </table:table-row>
        <table:table-row table:style-name="ro1">
          <table:table-cell table:style-name="ce3" table:formula="of:=[.A111]+2" office:value-type="float" office:value="3003">
            <text:p>3003</text:p>
          </table:table-cell>
          <table:table-cell table:style-name="ce6" office:value-type="time" office:time-value="PT00H42M00S">
            <text:p>00:42</text:p>
          </table:table-cell>
          <table:table-cell table:style-name="ce4" table:formula="of:=[.$B112]+[.C$3]" office:value-type="time" office:time-value="PT00H55M00S">
            <text:p>00:55</text:p>
          </table:table-cell>
          <table:table-cell table:style-name="ce4" table:formula="of:=[.$B112]+[.D$3]" office:value-type="time" office:time-value="PT00H57M00S">
            <text:p>00:57</text:p>
          </table:table-cell>
          <table:table-cell table:style-name="ce4" table:formula="of:=[.$B112]+[.E$3]" office:value-type="time" office:time-value="PT00H59M00S">
            <text:p>00:59</text:p>
          </table:table-cell>
          <table:table-cell table:style-name="ce4" table:formula="of:=[.$B112]+[.F$3]" office:value-type="time" office:time-value="PT01H02M00S">
            <text:p>01:02</text:p>
          </table:table-cell>
          <table:table-cell table:style-name="ce4" table:formula="of:=[.$B112]+[.G$3]" office:value-type="time" office:time-value="PT01H04M00S">
            <text:p>01:04</text:p>
          </table:table-cell>
          <table:table-cell table:style-name="ce4" table:formula="of:=[.$B112]+[.H$3]" office:value-type="time" office:time-value="PT01H07M00S">
            <text:p>01:07</text:p>
          </table:table-cell>
          <table:table-cell table:style-name="ce4" table:formula="of:=[.$B112]+[.I$3]" office:value-type="time" office:time-value="PT01H09M00S">
            <text:p>01:09</text:p>
          </table:table-cell>
          <table:table-cell table:style-name="ce4" table:formula="of:=[.$B112]+[.J$3]" office:value-type="time" office:time-value="PT01H11M00S">
            <text:p>01:11</text:p>
          </table:table-cell>
          <table:table-cell table:style-name="ce4" table:formula="of:=[.$B112]+[.K$3]" office:value-type="time" office:time-value="PT01H13M00S">
            <text:p>01:13</text:p>
          </table:table-cell>
          <table:table-cell table:style-name="ce4" table:formula="of:=[.$B112]+[.L$3]" office:value-type="time" office:time-value="PT01H16M00S">
            <text:p>01:16</text:p>
          </table:table-cell>
          <table:table-cell table:style-name="ce4" table:formula="of:=[.$B112]+[.M$3]" office:value-type="time" office:time-value="PT01H19M00S">
            <text:p>01:19</text:p>
          </table:table-cell>
          <table:table-cell table:style-name="ce4" table:formula="of:=[.$B112]+[.N$3]" office:value-type="time" office:time-value="PT01H23M00S">
            <text:p>01:23</text:p>
          </table:table-cell>
          <table:table-cell table:style-name="ce4" table:number-columns-repeated="4"/>
        </table:table-row>
        <table:table-row table:style-name="ro1">
          <table:table-cell table:style-name="ce3" table:formula="of:=[.A112]+2" office:value-type="float" office:value="3005">
            <text:p>3005</text:p>
          </table:table-cell>
          <table:table-cell table:style-name="ce6" office:value-type="time" office:time-value="PT05H14M00S">
            <text:p>05:14</text:p>
          </table:table-cell>
          <table:table-cell table:style-name="ce4" table:formula="of:=[.$B113]+[.C$3]" office:value-type="time" office:time-value="PT05H27M00S">
            <text:p>05:27</text:p>
          </table:table-cell>
          <table:table-cell table:style-name="ce4" table:formula="of:=[.$B113]+[.D$3]" office:value-type="time" office:time-value="PT05H29M00S">
            <text:p>05:29</text:p>
          </table:table-cell>
          <table:table-cell table:style-name="ce4" table:formula="of:=[.$B113]+[.E$3]" office:value-type="time" office:time-value="PT05H31M00S">
            <text:p>05:31</text:p>
          </table:table-cell>
          <table:table-cell table:style-name="ce4" table:formula="of:=[.$B113]+[.F$3]" office:value-type="time" office:time-value="PT05H34M00S">
            <text:p>05:34</text:p>
          </table:table-cell>
          <table:table-cell table:style-name="ce4" table:formula="of:=[.$B113]+[.G$3]" office:value-type="time" office:time-value="PT05H36M00S">
            <text:p>05:36</text:p>
          </table:table-cell>
          <table:table-cell table:style-name="ce4" table:formula="of:=[.$B113]+[.H$3]" office:value-type="time" office:time-value="PT05H39M00S">
            <text:p>05:39</text:p>
          </table:table-cell>
          <table:table-cell table:style-name="ce4" table:formula="of:=[.$B113]+[.I$3]" office:value-type="time" office:time-value="PT05H41M00S">
            <text:p>05:41</text:p>
          </table:table-cell>
          <table:table-cell table:style-name="ce4" table:formula="of:=[.$B113]+[.J$3]" office:value-type="time" office:time-value="PT05H43M00S">
            <text:p>05:43</text:p>
          </table:table-cell>
          <table:table-cell table:style-name="ce4" table:formula="of:=[.$B113]+[.K$3]" office:value-type="time" office:time-value="PT05H45M00S">
            <text:p>05:45</text:p>
          </table:table-cell>
          <table:table-cell table:style-name="ce4" table:formula="of:=[.$B113]+[.L$3]" office:value-type="time" office:time-value="PT05H48M00S">
            <text:p>05:48</text:p>
          </table:table-cell>
          <table:table-cell table:style-name="ce4" table:formula="of:=[.$B113]+[.M$3]" office:value-type="time" office:time-value="PT05H51M00S">
            <text:p>05:51</text:p>
          </table:table-cell>
          <table:table-cell table:style-name="ce4" table:formula="of:=[.$B113]+[.N$3]" office:value-type="time" office:time-value="PT05H55M00S">
            <text:p>05:55</text:p>
          </table:table-cell>
          <table:table-cell table:style-name="ce4" table:formula="of:=[.$B113]+[.O$3]" office:value-type="time" office:time-value="PT05H57M00S">
            <text:p>05:57</text:p>
          </table:table-cell>
          <table:table-cell table:style-name="ce4" table:formula="of:=[.$B113]+[.P$3]" office:value-type="time" office:time-value="PT05H59M00S">
            <text:p>05:59</text:p>
          </table:table-cell>
          <table:table-cell table:style-name="ce4" table:formula="of:=[.$B113]+[.Q$3]" office:value-type="time" office:time-value="PT06H01M00S">
            <text:p>06:01</text:p>
          </table:table-cell>
          <table:table-cell table:style-name="ce4" table:formula="of:=[.$B113]+[.R$3]" office:value-type="time" office:time-value="PT06H04M00S">
            <text:p>06:04</text:p>
          </table:table-cell>
        </table:table-row>
        <table:table-row table:style-name="ro1">
          <table:table-cell table:style-name="ce3" table:formula="of:=[.A113]+2" office:value-type="float" office:value="3007">
            <text:p>3007</text:p>
          </table:table-cell>
          <table:table-cell table:style-name="ce6" office:value-type="time" office:time-value="PT05H37M00S">
            <text:p>05:37</text:p>
          </table:table-cell>
          <table:table-cell table:style-name="ce4" table:formula="of:=[.$B114]+[.C$3]" office:value-type="time" office:time-value="PT05H50M00S">
            <text:p>05:50</text:p>
          </table:table-cell>
          <table:table-cell table:style-name="ce4" table:formula="of:=[.$B114]+[.D$3]" office:value-type="time" office:time-value="PT05H52M00S">
            <text:p>05:52</text:p>
          </table:table-cell>
          <table:table-cell table:style-name="ce4" table:formula="of:=[.$B114]+[.E$3]" office:value-type="time" office:time-value="PT05H54M00S">
            <text:p>05:54</text:p>
          </table:table-cell>
          <table:table-cell table:style-name="ce4" table:formula="of:=[.$B114]+[.F$3]" office:value-type="time" office:time-value="PT05H57M00S">
            <text:p>05:57</text:p>
          </table:table-cell>
          <table:table-cell table:style-name="ce4" table:formula="of:=[.$B114]+[.G$3]" office:value-type="time" office:time-value="PT05H59M00S">
            <text:p>05:59</text:p>
          </table:table-cell>
          <table:table-cell table:style-name="ce4" table:formula="of:=[.$B114]+[.H$3]" office:value-type="time" office:time-value="PT06H02M00S">
            <text:p>06:02</text:p>
          </table:table-cell>
          <table:table-cell table:style-name="ce4" table:formula="of:=[.$B114]+[.I$3]" office:value-type="time" office:time-value="PT06H04M00S">
            <text:p>06:04</text:p>
          </table:table-cell>
          <table:table-cell table:style-name="ce4" table:formula="of:=[.$B114]+[.J$3]" office:value-type="time" office:time-value="PT06H06M00S">
            <text:p>06:06</text:p>
          </table:table-cell>
          <table:table-cell table:style-name="ce4" table:formula="of:=[.$B114]+[.K$3]" office:value-type="time" office:time-value="PT06H08M00S">
            <text:p>06:08</text:p>
          </table:table-cell>
          <table:table-cell table:style-name="ce4" table:formula="of:=[.$B114]+[.L$3]" office:value-type="time" office:time-value="PT06H11M00S">
            <text:p>06:11</text:p>
          </table:table-cell>
          <table:table-cell table:style-name="ce4" table:formula="of:=[.$B114]+[.M$3]" office:value-type="time" office:time-value="PT06H14M00S">
            <text:p>06:14</text:p>
          </table:table-cell>
          <table:table-cell table:style-name="ce4" table:formula="of:=[.$B114]+[.N$3]" office:value-type="time" office:time-value="PT06H18M00S">
            <text:p>06:18</text:p>
          </table:table-cell>
          <table:table-cell table:style-name="ce4" table:formula="of:=[.$B114]+[.O$3]" office:value-type="time" office:time-value="PT06H20M00S">
            <text:p>06:20</text:p>
          </table:table-cell>
          <table:table-cell table:style-name="ce4" table:formula="of:=[.$B114]+[.P$3]" office:value-type="time" office:time-value="PT06H22M00S">
            <text:p>06:22</text:p>
          </table:table-cell>
          <table:table-cell table:style-name="ce4" table:formula="of:=[.$B114]+[.Q$3]" office:value-type="time" office:time-value="PT06H24M00S">
            <text:p>06:24</text:p>
          </table:table-cell>
          <table:table-cell table:style-name="ce4" table:formula="of:=[.$B114]+[.R$3]" office:value-type="time" office:time-value="PT06H27M00S">
            <text:p>06:27</text:p>
          </table:table-cell>
        </table:table-row>
        <table:table-row table:style-name="ro1">
          <table:table-cell table:style-name="ce3" table:formula="of:=[.A114]+2" office:value-type="float" office:value="3009">
            <text:p>3009</text:p>
          </table:table-cell>
          <table:table-cell table:style-name="ce6" office:value-type="time" office:time-value="PT06H00M00S">
            <text:p>06:00</text:p>
          </table:table-cell>
          <table:table-cell table:style-name="ce4" table:formula="of:=[.$B115]+[.C$3]" office:value-type="time" office:time-value="PT06H13M00S">
            <text:p>06:13</text:p>
          </table:table-cell>
          <table:table-cell table:style-name="ce4" table:formula="of:=[.$B115]+[.D$3]" office:value-type="time" office:time-value="PT06H15M00S">
            <text:p>06:15</text:p>
          </table:table-cell>
          <table:table-cell table:style-name="ce4" table:formula="of:=[.$B115]+[.E$3]" office:value-type="time" office:time-value="PT06H17M00S">
            <text:p>06:17</text:p>
          </table:table-cell>
          <table:table-cell table:style-name="ce4" table:formula="of:=[.$B115]+[.F$3]" office:value-type="time" office:time-value="PT06H20M00S">
            <text:p>06:20</text:p>
          </table:table-cell>
          <table:table-cell table:style-name="ce4" table:formula="of:=[.$B115]+[.G$3]" office:value-type="time" office:time-value="PT06H22M00S">
            <text:p>06:22</text:p>
          </table:table-cell>
          <table:table-cell table:style-name="ce4" table:formula="of:=[.$B115]+[.H$3]" office:value-type="time" office:time-value="PT06H25M00S">
            <text:p>06:25</text:p>
          </table:table-cell>
          <table:table-cell table:style-name="ce4" table:formula="of:=[.$B115]+[.I$3]" office:value-type="time" office:time-value="PT06H27M00S">
            <text:p>06:27</text:p>
          </table:table-cell>
          <table:table-cell table:style-name="ce4" table:formula="of:=[.$B115]+[.J$3]" office:value-type="time" office:time-value="PT06H29M00S">
            <text:p>06:29</text:p>
          </table:table-cell>
          <table:table-cell table:style-name="ce4" table:formula="of:=[.$B115]+[.K$3]" office:value-type="time" office:time-value="PT06H31M00S">
            <text:p>06:31</text:p>
          </table:table-cell>
          <table:table-cell table:style-name="ce4" table:formula="of:=[.$B115]+[.L$3]" office:value-type="time" office:time-value="PT06H34M00S">
            <text:p>06:34</text:p>
          </table:table-cell>
          <table:table-cell table:style-name="ce4" table:formula="of:=[.$B115]+[.M$3]" office:value-type="time" office:time-value="PT06H37M00S">
            <text:p>06:37</text:p>
          </table:table-cell>
          <table:table-cell table:style-name="ce4" table:formula="of:=[.$B115]+[.N$3]" office:value-type="time" office:time-value="PT06H41M00S">
            <text:p>06:41</text:p>
          </table:table-cell>
          <table:table-cell table:style-name="ce4" table:formula="of:=[.$B115]+[.O$3]" office:value-type="time" office:time-value="PT06H43M00S">
            <text:p>06:43</text:p>
          </table:table-cell>
          <table:table-cell table:style-name="ce4" table:formula="of:=[.$B115]+[.P$3]" office:value-type="time" office:time-value="PT06H45M00S">
            <text:p>06:45</text:p>
          </table:table-cell>
          <table:table-cell table:style-name="ce4" table:formula="of:=[.$B115]+[.Q$3]" office:value-type="time" office:time-value="PT06H47M00S">
            <text:p>06:47</text:p>
          </table:table-cell>
          <table:table-cell table:style-name="ce4" table:formula="of:=[.$B115]+[.R$3]" office:value-type="time" office:time-value="PT06H50M00S">
            <text:p>06:50</text:p>
          </table:table-cell>
        </table:table-row>
        <table:table-row table:style-name="ro1">
          <table:table-cell table:style-name="ce3" table:formula="of:=[.A115]+2" office:value-type="float" office:value="3011">
            <text:p>3011</text:p>
          </table:table-cell>
          <table:table-cell table:style-name="ce6" office:value-type="time" office:time-value="PT06H15M00S">
            <text:p>06:15</text:p>
          </table:table-cell>
          <table:table-cell table:style-name="ce4" table:formula="of:=[.$B116]+[.C$3]" office:value-type="time" office:time-value="PT06H28M00S">
            <text:p>06:28</text:p>
          </table:table-cell>
          <table:table-cell table:style-name="ce4" table:formula="of:=[.$B116]+[.D$3]" office:value-type="time" office:time-value="PT06H30M00S">
            <text:p>06:30</text:p>
          </table:table-cell>
          <table:table-cell table:style-name="ce4" table:formula="of:=[.$B116]+[.E$3]" office:value-type="time" office:time-value="PT06H32M00S">
            <text:p>06:32</text:p>
          </table:table-cell>
          <table:table-cell table:style-name="ce4" table:formula="of:=[.$B116]+[.F$3]" office:value-type="time" office:time-value="PT06H35M00S">
            <text:p>06:35</text:p>
          </table:table-cell>
          <table:table-cell table:style-name="ce4" table:formula="of:=[.$B116]+[.G$3]" office:value-type="time" office:time-value="PT06H37M00S">
            <text:p>06:37</text:p>
          </table:table-cell>
          <table:table-cell table:style-name="ce4" table:formula="of:=[.$B116]+[.H$3]" office:value-type="time" office:time-value="PT06H40M00S">
            <text:p>06:40</text:p>
          </table:table-cell>
          <table:table-cell table:style-name="ce4" table:formula="of:=[.$B116]+[.I$3]" office:value-type="time" office:time-value="PT06H42M00S">
            <text:p>06:42</text:p>
          </table:table-cell>
          <table:table-cell table:style-name="ce4" table:formula="of:=[.$B116]+[.J$3]" office:value-type="time" office:time-value="PT06H44M00S">
            <text:p>06:44</text:p>
          </table:table-cell>
          <table:table-cell table:style-name="ce4" table:formula="of:=[.$B116]+[.K$3]" office:value-type="time" office:time-value="PT06H46M00S">
            <text:p>06:46</text:p>
          </table:table-cell>
          <table:table-cell table:style-name="ce4" table:formula="of:=[.$B116]+[.L$3]" office:value-type="time" office:time-value="PT06H49M00S">
            <text:p>06:49</text:p>
          </table:table-cell>
          <table:table-cell table:style-name="ce4" table:formula="of:=[.$B116]+[.M$3]" office:value-type="time" office:time-value="PT06H52M00S">
            <text:p>06:52</text:p>
          </table:table-cell>
          <table:table-cell table:style-name="ce4" table:formula="of:=[.$B116]+[.N$3]" office:value-type="time" office:time-value="PT06H56M00S">
            <text:p>06:56</text:p>
          </table:table-cell>
          <table:table-cell table:style-name="ce4" table:formula="of:=[.$B116]+[.O$3]" office:value-type="time" office:time-value="PT06H58M00S">
            <text:p>06:58</text:p>
          </table:table-cell>
          <table:table-cell table:style-name="ce4" table:formula="of:=[.$B116]+[.P$3]" office:value-type="time" office:time-value="PT07H00M00S">
            <text:p>07:00</text:p>
          </table:table-cell>
          <table:table-cell table:style-name="ce4" table:formula="of:=[.$B116]+[.Q$3]" office:value-type="time" office:time-value="PT07H02M00S">
            <text:p>07:02</text:p>
          </table:table-cell>
          <table:table-cell table:style-name="ce4" table:formula="of:=[.$B116]+[.R$3]" office:value-type="time" office:time-value="PT07H05M00S">
            <text:p>07:05</text:p>
          </table:table-cell>
        </table:table-row>
        <table:table-row table:style-name="ro1">
          <table:table-cell table:style-name="ce3" table:formula="of:=[.A116]+2" office:value-type="float" office:value="3013">
            <text:p>3013</text:p>
          </table:table-cell>
          <table:table-cell table:style-name="ce6" office:value-type="time" office:time-value="PT06H30M00S">
            <text:p>06:30</text:p>
          </table:table-cell>
          <table:table-cell table:style-name="ce4" table:formula="of:=[.$B117]+[.C$3]" office:value-type="time" office:time-value="PT06H43M00S">
            <text:p>06:43</text:p>
          </table:table-cell>
          <table:table-cell table:style-name="ce4" table:formula="of:=[.$B117]+[.D$3]" office:value-type="time" office:time-value="PT06H45M00S">
            <text:p>06:45</text:p>
          </table:table-cell>
          <table:table-cell table:style-name="ce4" table:formula="of:=[.$B117]+[.E$3]" office:value-type="time" office:time-value="PT06H47M00S">
            <text:p>06:47</text:p>
          </table:table-cell>
          <table:table-cell table:style-name="ce4" table:formula="of:=[.$B117]+[.F$3]" office:value-type="time" office:time-value="PT06H50M00S">
            <text:p>06:50</text:p>
          </table:table-cell>
          <table:table-cell table:style-name="ce4" table:formula="of:=[.$B117]+[.G$3]" office:value-type="time" office:time-value="PT06H52M00S">
            <text:p>06:52</text:p>
          </table:table-cell>
          <table:table-cell table:style-name="ce4" table:formula="of:=[.$B117]+[.H$3]" office:value-type="time" office:time-value="PT06H55M00S">
            <text:p>06:55</text:p>
          </table:table-cell>
          <table:table-cell table:style-name="ce4" table:formula="of:=[.$B117]+[.I$3]" office:value-type="time" office:time-value="PT06H57M00S">
            <text:p>06:57</text:p>
          </table:table-cell>
          <table:table-cell table:style-name="ce4" table:formula="of:=[.$B117]+[.J$3]" office:value-type="time" office:time-value="PT06H59M00S">
            <text:p>06:59</text:p>
          </table:table-cell>
          <table:table-cell table:style-name="ce4" table:formula="of:=[.$B117]+[.K$3]" office:value-type="time" office:time-value="PT07H01M00S">
            <text:p>07:01</text:p>
          </table:table-cell>
          <table:table-cell table:style-name="ce4" table:formula="of:=[.$B117]+[.L$3]" office:value-type="time" office:time-value="PT07H04M00S">
            <text:p>07:04</text:p>
          </table:table-cell>
          <table:table-cell table:style-name="ce4" table:formula="of:=[.$B117]+[.M$3]" office:value-type="time" office:time-value="PT07H07M00S">
            <text:p>07:07</text:p>
          </table:table-cell>
          <table:table-cell table:style-name="ce4" table:formula="of:=[.$B117]+[.N$3]" office:value-type="time" office:time-value="PT07H11M00S">
            <text:p>07:11</text:p>
          </table:table-cell>
          <table:table-cell table:style-name="ce4" table:formula="of:=[.$B117]+[.O$3]" office:value-type="time" office:time-value="PT07H13M00S">
            <text:p>07:13</text:p>
          </table:table-cell>
          <table:table-cell table:style-name="ce4" table:formula="of:=[.$B117]+[.P$3]" office:value-type="time" office:time-value="PT07H15M00S">
            <text:p>07:15</text:p>
          </table:table-cell>
          <table:table-cell table:style-name="ce4" table:formula="of:=[.$B117]+[.Q$3]" office:value-type="time" office:time-value="PT07H17M00S">
            <text:p>07:17</text:p>
          </table:table-cell>
          <table:table-cell table:style-name="ce4" table:formula="of:=[.$B117]+[.R$3]" office:value-type="time" office:time-value="PT07H20M00S">
            <text:p>07:20</text:p>
          </table:table-cell>
        </table:table-row>
        <table:table-row table:style-name="ro1">
          <table:table-cell table:style-name="ce3" table:formula="of:=[.A117]+2" office:value-type="float" office:value="3015">
            <text:p>3015</text:p>
          </table:table-cell>
          <table:table-cell table:style-name="ce6" office:value-type="time" office:time-value="PT06H45M00S">
            <text:p>06:45</text:p>
          </table:table-cell>
          <table:table-cell table:style-name="ce4" table:formula="of:=[.$B118]+[.C$3]" office:value-type="time" office:time-value="PT06H58M00S">
            <text:p>06:58</text:p>
          </table:table-cell>
          <table:table-cell table:style-name="ce4" table:formula="of:=[.$B118]+[.D$3]" office:value-type="time" office:time-value="PT07H00M00S">
            <text:p>07:00</text:p>
          </table:table-cell>
          <table:table-cell table:style-name="ce4" table:formula="of:=[.$B118]+[.E$3]" office:value-type="time" office:time-value="PT07H02M00S">
            <text:p>07:02</text:p>
          </table:table-cell>
          <table:table-cell table:style-name="ce4" table:formula="of:=[.$B118]+[.F$3]" office:value-type="time" office:time-value="PT07H05M00S">
            <text:p>07:05</text:p>
          </table:table-cell>
          <table:table-cell table:style-name="ce4" table:formula="of:=[.$B118]+[.G$3]" office:value-type="time" office:time-value="PT07H07M00S">
            <text:p>07:07</text:p>
          </table:table-cell>
          <table:table-cell table:style-name="ce4" table:formula="of:=[.$B118]+[.H$3]" office:value-type="time" office:time-value="PT07H10M00S">
            <text:p>07:10</text:p>
          </table:table-cell>
          <table:table-cell table:style-name="ce4" table:formula="of:=[.$B118]+[.I$3]" office:value-type="time" office:time-value="PT07H12M00S">
            <text:p>07:12</text:p>
          </table:table-cell>
          <table:table-cell table:style-name="ce4" table:formula="of:=[.$B118]+[.J$3]" office:value-type="time" office:time-value="PT07H14M00S">
            <text:p>07:14</text:p>
          </table:table-cell>
          <table:table-cell table:style-name="ce4" table:formula="of:=[.$B118]+[.K$3]" office:value-type="time" office:time-value="PT07H16M00S">
            <text:p>07:16</text:p>
          </table:table-cell>
          <table:table-cell table:style-name="ce4" table:formula="of:=[.$B118]+[.L$3]" office:value-type="time" office:time-value="PT07H19M00S">
            <text:p>07:19</text:p>
          </table:table-cell>
          <table:table-cell table:style-name="ce4" table:formula="of:=[.$B118]+[.M$3]" office:value-type="time" office:time-value="PT07H22M00S">
            <text:p>07:22</text:p>
          </table:table-cell>
          <table:table-cell table:style-name="ce4" table:formula="of:=[.$B118]+[.N$3]" office:value-type="time" office:time-value="PT07H26M00S">
            <text:p>07:26</text:p>
          </table:table-cell>
          <table:table-cell table:style-name="ce4" table:formula="of:=[.$B118]+[.O$3]" office:value-type="time" office:time-value="PT07H28M00S">
            <text:p>07:28</text:p>
          </table:table-cell>
          <table:table-cell table:style-name="ce4" table:formula="of:=[.$B118]+[.P$3]" office:value-type="time" office:time-value="PT07H30M00S">
            <text:p>07:30</text:p>
          </table:table-cell>
          <table:table-cell table:style-name="ce4" table:formula="of:=[.$B118]+[.Q$3]" office:value-type="time" office:time-value="PT07H32M00S">
            <text:p>07:32</text:p>
          </table:table-cell>
          <table:table-cell table:style-name="ce4" table:formula="of:=[.$B118]+[.R$3]" office:value-type="time" office:time-value="PT07H35M00S">
            <text:p>07:35</text:p>
          </table:table-cell>
        </table:table-row>
        <table:table-row table:style-name="ro1">
          <table:table-cell table:style-name="ce3" table:formula="of:=[.A118]+2" office:value-type="float" office:value="3017">
            <text:p>3017</text:p>
          </table:table-cell>
          <table:table-cell table:style-name="ce6" office:value-type="time" office:time-value="PT07H00M00S">
            <text:p>07:00</text:p>
          </table:table-cell>
          <table:table-cell table:style-name="ce4" table:formula="of:=[.$B119]+[.C$3]" office:value-type="time" office:time-value="PT07H13M00S">
            <text:p>07:13</text:p>
          </table:table-cell>
          <table:table-cell table:style-name="ce4" table:formula="of:=[.$B119]+[.D$3]" office:value-type="time" office:time-value="PT07H15M00S">
            <text:p>07:15</text:p>
          </table:table-cell>
          <table:table-cell table:style-name="ce4" table:formula="of:=[.$B119]+[.E$3]" office:value-type="time" office:time-value="PT07H17M00S">
            <text:p>07:17</text:p>
          </table:table-cell>
          <table:table-cell table:style-name="ce4" table:formula="of:=[.$B119]+[.F$3]" office:value-type="time" office:time-value="PT07H20M00S">
            <text:p>07:20</text:p>
          </table:table-cell>
          <table:table-cell table:style-name="ce4" table:formula="of:=[.$B119]+[.G$3]" office:value-type="time" office:time-value="PT07H22M00S">
            <text:p>07:22</text:p>
          </table:table-cell>
          <table:table-cell table:style-name="ce4" table:formula="of:=[.$B119]+[.H$3]" office:value-type="time" office:time-value="PT07H25M00S">
            <text:p>07:25</text:p>
          </table:table-cell>
          <table:table-cell table:style-name="ce4" table:formula="of:=[.$B119]+[.I$3]" office:value-type="time" office:time-value="PT07H27M00S">
            <text:p>07:27</text:p>
          </table:table-cell>
          <table:table-cell table:style-name="ce4" table:formula="of:=[.$B119]+[.J$3]" office:value-type="time" office:time-value="PT07H29M00S">
            <text:p>07:29</text:p>
          </table:table-cell>
          <table:table-cell table:style-name="ce4" table:formula="of:=[.$B119]+[.K$3]" office:value-type="time" office:time-value="PT07H31M00S">
            <text:p>07:31</text:p>
          </table:table-cell>
          <table:table-cell table:style-name="ce4" table:formula="of:=[.$B119]+[.L$3]" office:value-type="time" office:time-value="PT07H34M00S">
            <text:p>07:34</text:p>
          </table:table-cell>
          <table:table-cell table:style-name="ce4" table:formula="of:=[.$B119]+[.M$3]" office:value-type="time" office:time-value="PT07H37M00S">
            <text:p>07:37</text:p>
          </table:table-cell>
          <table:table-cell table:style-name="ce4" table:formula="of:=[.$B119]+[.N$3]" office:value-type="time" office:time-value="PT07H41M00S">
            <text:p>07:41</text:p>
          </table:table-cell>
          <table:table-cell table:style-name="ce4" table:formula="of:=[.$B119]+[.O$3]" office:value-type="time" office:time-value="PT07H43M00S">
            <text:p>07:43</text:p>
          </table:table-cell>
          <table:table-cell table:style-name="ce4" table:formula="of:=[.$B119]+[.P$3]" office:value-type="time" office:time-value="PT07H45M00S">
            <text:p>07:45</text:p>
          </table:table-cell>
          <table:table-cell table:style-name="ce4" table:formula="of:=[.$B119]+[.Q$3]" office:value-type="time" office:time-value="PT07H47M00S">
            <text:p>07:47</text:p>
          </table:table-cell>
          <table:table-cell table:style-name="ce4" table:formula="of:=[.$B119]+[.R$3]" office:value-type="time" office:time-value="PT07H50M00S">
            <text:p>07:50</text:p>
          </table:table-cell>
        </table:table-row>
        <table:table-row table:style-name="ro1">
          <table:table-cell table:style-name="ce3" table:formula="of:=[.A119]+2" office:value-type="float" office:value="3019">
            <text:p>3019</text:p>
          </table:table-cell>
          <table:table-cell table:style-name="ce6" table:formula="of:=[.B119]+TIME(0;12;0)" office:value-type="time" office:time-value="PT07H12M00S">
            <text:p>07:12</text:p>
          </table:table-cell>
          <table:table-cell table:style-name="ce4" table:formula="of:=[.$B120]+[.C$3]" office:value-type="time" office:time-value="PT07H25M00S">
            <text:p>07:25</text:p>
          </table:table-cell>
          <table:table-cell table:style-name="ce4" table:formula="of:=[.$B120]+[.D$3]" office:value-type="time" office:time-value="PT07H27M00S">
            <text:p>07:27</text:p>
          </table:table-cell>
          <table:table-cell table:style-name="ce4" table:formula="of:=[.$B120]+[.E$3]" office:value-type="time" office:time-value="PT07H29M00S">
            <text:p>07:29</text:p>
          </table:table-cell>
          <table:table-cell table:style-name="ce4" table:formula="of:=[.$B120]+[.F$3]" office:value-type="time" office:time-value="PT07H32M00S">
            <text:p>07:32</text:p>
          </table:table-cell>
          <table:table-cell table:style-name="ce4" table:formula="of:=[.$B120]+[.G$3]" office:value-type="time" office:time-value="PT07H34M00S">
            <text:p>07:34</text:p>
          </table:table-cell>
          <table:table-cell table:style-name="ce4" table:formula="of:=[.$B120]+[.H$3]" office:value-type="time" office:time-value="PT07H37M00S">
            <text:p>07:37</text:p>
          </table:table-cell>
          <table:table-cell table:style-name="ce4" table:formula="of:=[.$B120]+[.I$3]" office:value-type="time" office:time-value="PT07H39M00S">
            <text:p>07:39</text:p>
          </table:table-cell>
          <table:table-cell table:style-name="ce4" table:formula="of:=[.$B120]+[.J$3]" office:value-type="time" office:time-value="PT07H41M00S">
            <text:p>07:41</text:p>
          </table:table-cell>
          <table:table-cell table:style-name="ce4" table:formula="of:=[.$B120]+[.K$3]" office:value-type="time" office:time-value="PT07H43M00S">
            <text:p>07:43</text:p>
          </table:table-cell>
          <table:table-cell table:style-name="ce4" table:formula="of:=[.$B120]+[.L$3]" office:value-type="time" office:time-value="PT07H46M00S">
            <text:p>07:46</text:p>
          </table:table-cell>
          <table:table-cell table:style-name="ce4" table:formula="of:=[.$B120]+[.M$3]" office:value-type="time" office:time-value="PT07H49M00S">
            <text:p>07:49</text:p>
          </table:table-cell>
          <table:table-cell table:style-name="ce4" table:formula="of:=[.$B120]+[.N$3]" office:value-type="time" office:time-value="PT07H53M00S">
            <text:p>07:53</text:p>
          </table:table-cell>
          <table:table-cell table:style-name="ce4" table:formula="of:=[.$B120]+[.O$3]" office:value-type="time" office:time-value="PT07H55M00S">
            <text:p>07:55</text:p>
          </table:table-cell>
          <table:table-cell table:style-name="ce4" table:formula="of:=[.$B120]+[.P$3]" office:value-type="time" office:time-value="PT07H57M00S">
            <text:p>07:57</text:p>
          </table:table-cell>
          <table:table-cell table:style-name="ce4" table:formula="of:=[.$B120]+[.Q$3]" office:value-type="time" office:time-value="PT07H59M00S">
            <text:p>07:59</text:p>
          </table:table-cell>
          <table:table-cell table:style-name="ce4" table:formula="of:=[.$B120]+[.R$3]" office:value-type="time" office:time-value="PT08H02M00S">
            <text:p>08:02</text:p>
          </table:table-cell>
        </table:table-row>
        <table:table-row table:style-name="ro1">
          <table:table-cell table:style-name="ce3" table:formula="of:=[.A120]+2" office:value-type="float" office:value="3021">
            <text:p>3021</text:p>
          </table:table-cell>
          <table:table-cell table:style-name="ce6" table:formula="of:=[.B120]+TIME(0;12;0)" office:value-type="time" office:time-value="PT07H24M00S">
            <text:p>07:24</text:p>
          </table:table-cell>
          <table:table-cell table:style-name="ce4" table:formula="of:=[.$B121]+[.C$3]" office:value-type="time" office:time-value="PT07H37M00S">
            <text:p>07:37</text:p>
          </table:table-cell>
          <table:table-cell table:style-name="ce4" table:formula="of:=[.$B121]+[.D$3]" office:value-type="time" office:time-value="PT07H39M00S">
            <text:p>07:39</text:p>
          </table:table-cell>
          <table:table-cell table:style-name="ce4" table:formula="of:=[.$B121]+[.E$3]" office:value-type="time" office:time-value="PT07H41M00S">
            <text:p>07:41</text:p>
          </table:table-cell>
          <table:table-cell table:style-name="ce4" table:formula="of:=[.$B121]+[.F$3]" office:value-type="time" office:time-value="PT07H44M00S">
            <text:p>07:44</text:p>
          </table:table-cell>
          <table:table-cell table:style-name="ce4" table:formula="of:=[.$B121]+[.G$3]" office:value-type="time" office:time-value="PT07H46M00S">
            <text:p>07:46</text:p>
          </table:table-cell>
          <table:table-cell table:style-name="ce4" table:formula="of:=[.$B121]+[.H$3]" office:value-type="time" office:time-value="PT07H49M00S">
            <text:p>07:49</text:p>
          </table:table-cell>
          <table:table-cell table:style-name="ce4" table:formula="of:=[.$B121]+[.I$3]" office:value-type="time" office:time-value="PT07H51M00S">
            <text:p>07:51</text:p>
          </table:table-cell>
          <table:table-cell table:style-name="ce4" table:formula="of:=[.$B121]+[.J$3]" office:value-type="time" office:time-value="PT07H53M00S">
            <text:p>07:53</text:p>
          </table:table-cell>
          <table:table-cell table:style-name="ce4" table:formula="of:=[.$B121]+[.K$3]" office:value-type="time" office:time-value="PT07H55M00S">
            <text:p>07:55</text:p>
          </table:table-cell>
          <table:table-cell table:style-name="ce4" table:formula="of:=[.$B121]+[.L$3]" office:value-type="time" office:time-value="PT07H58M00S">
            <text:p>07:58</text:p>
          </table:table-cell>
          <table:table-cell table:style-name="ce4" table:formula="of:=[.$B121]+[.M$3]" office:value-type="time" office:time-value="PT08H01M00S">
            <text:p>08:01</text:p>
          </table:table-cell>
          <table:table-cell table:style-name="ce4" table:formula="of:=[.$B121]+[.N$3]" office:value-type="time" office:time-value="PT08H05M00S">
            <text:p>08:05</text:p>
          </table:table-cell>
          <table:table-cell table:style-name="ce4" table:formula="of:=[.$B121]+[.O$3]" office:value-type="time" office:time-value="PT08H07M00S">
            <text:p>08:07</text:p>
          </table:table-cell>
          <table:table-cell table:style-name="ce4" table:formula="of:=[.$B121]+[.P$3]" office:value-type="time" office:time-value="PT08H09M00S">
            <text:p>08:09</text:p>
          </table:table-cell>
          <table:table-cell table:style-name="ce4" table:formula="of:=[.$B121]+[.Q$3]" office:value-type="time" office:time-value="PT08H11M00S">
            <text:p>08:11</text:p>
          </table:table-cell>
          <table:table-cell table:style-name="ce4" table:formula="of:=[.$B121]+[.R$3]" office:value-type="time" office:time-value="PT08H14M00S">
            <text:p>08:14</text:p>
          </table:table-cell>
        </table:table-row>
        <table:table-row table:style-name="ro1">
          <table:table-cell table:style-name="ce3" table:formula="of:=[.A121]+2" office:value-type="float" office:value="3023">
            <text:p>3023</text:p>
          </table:table-cell>
          <table:table-cell table:style-name="ce6" table:formula="of:=[.B121]+TIME(0;12;0)" office:value-type="time" office:time-value="PT07H36M00S">
            <text:p>07:36</text:p>
          </table:table-cell>
          <table:table-cell table:style-name="ce4" table:formula="of:=[.$B122]+[.C$3]" office:value-type="time" office:time-value="PT07H49M00S">
            <text:p>07:49</text:p>
          </table:table-cell>
          <table:table-cell table:style-name="ce4" table:formula="of:=[.$B122]+[.D$3]" office:value-type="time" office:time-value="PT07H51M00S">
            <text:p>07:51</text:p>
          </table:table-cell>
          <table:table-cell table:style-name="ce4" table:formula="of:=[.$B122]+[.E$3]" office:value-type="time" office:time-value="PT07H53M00S">
            <text:p>07:53</text:p>
          </table:table-cell>
          <table:table-cell table:style-name="ce4" table:formula="of:=[.$B122]+[.F$3]" office:value-type="time" office:time-value="PT07H56M00S">
            <text:p>07:56</text:p>
          </table:table-cell>
          <table:table-cell table:style-name="ce4" table:formula="of:=[.$B122]+[.G$3]" office:value-type="time" office:time-value="PT07H58M00S">
            <text:p>07:58</text:p>
          </table:table-cell>
          <table:table-cell table:style-name="ce4" table:formula="of:=[.$B122]+[.H$3]" office:value-type="time" office:time-value="PT08H01M00S">
            <text:p>08:01</text:p>
          </table:table-cell>
          <table:table-cell table:style-name="ce4" table:formula="of:=[.$B122]+[.I$3]" office:value-type="time" office:time-value="PT08H03M00S">
            <text:p>08:03</text:p>
          </table:table-cell>
          <table:table-cell table:style-name="ce4" table:formula="of:=[.$B122]+[.J$3]" office:value-type="time" office:time-value="PT08H05M00S">
            <text:p>08:05</text:p>
          </table:table-cell>
          <table:table-cell table:style-name="ce4" table:formula="of:=[.$B122]+[.K$3]" office:value-type="time" office:time-value="PT08H07M00S">
            <text:p>08:07</text:p>
          </table:table-cell>
          <table:table-cell table:style-name="ce4" table:formula="of:=[.$B122]+[.L$3]" office:value-type="time" office:time-value="PT08H10M00S">
            <text:p>08:10</text:p>
          </table:table-cell>
          <table:table-cell table:style-name="ce4" table:formula="of:=[.$B122]+[.M$3]" office:value-type="time" office:time-value="PT08H13M00S">
            <text:p>08:13</text:p>
          </table:table-cell>
          <table:table-cell table:style-name="ce4" table:formula="of:=[.$B122]+[.N$3]" office:value-type="time" office:time-value="PT08H17M00S">
            <text:p>08:17</text:p>
          </table:table-cell>
          <table:table-cell table:style-name="ce4" table:formula="of:=[.$B122]+[.O$3]" office:value-type="time" office:time-value="PT08H19M00S">
            <text:p>08:19</text:p>
          </table:table-cell>
          <table:table-cell table:style-name="ce4" table:formula="of:=[.$B122]+[.P$3]" office:value-type="time" office:time-value="PT08H21M00S">
            <text:p>08:21</text:p>
          </table:table-cell>
          <table:table-cell table:style-name="ce4" table:formula="of:=[.$B122]+[.Q$3]" office:value-type="time" office:time-value="PT08H23M00S">
            <text:p>08:23</text:p>
          </table:table-cell>
          <table:table-cell table:style-name="ce4" table:formula="of:=[.$B122]+[.R$3]" office:value-type="time" office:time-value="PT08H26M00S">
            <text:p>08:26</text:p>
          </table:table-cell>
        </table:table-row>
        <table:table-row table:style-name="ro1">
          <table:table-cell table:style-name="ce3" table:formula="of:=[.A122]+2" office:value-type="float" office:value="3025">
            <text:p>3025</text:p>
          </table:table-cell>
          <table:table-cell table:style-name="ce6" table:formula="of:=[.B122]+TIME(0;12;0)" office:value-type="time" office:time-value="PT07H48M00S">
            <text:p>07:48</text:p>
          </table:table-cell>
          <table:table-cell table:style-name="ce4" table:formula="of:=[.$B123]+[.C$3]" office:value-type="time" office:time-value="PT08H01M00S">
            <text:p>08:01</text:p>
          </table:table-cell>
          <table:table-cell table:style-name="ce4" table:formula="of:=[.$B123]+[.D$3]" office:value-type="time" office:time-value="PT08H03M00S">
            <text:p>08:03</text:p>
          </table:table-cell>
          <table:table-cell table:style-name="ce4" table:formula="of:=[.$B123]+[.E$3]" office:value-type="time" office:time-value="PT08H05M00S">
            <text:p>08:05</text:p>
          </table:table-cell>
          <table:table-cell table:style-name="ce4" table:formula="of:=[.$B123]+[.F$3]" office:value-type="time" office:time-value="PT08H08M00S">
            <text:p>08:08</text:p>
          </table:table-cell>
          <table:table-cell table:style-name="ce4" table:formula="of:=[.$B123]+[.G$3]" office:value-type="time" office:time-value="PT08H10M00S">
            <text:p>08:10</text:p>
          </table:table-cell>
          <table:table-cell table:style-name="ce4" table:formula="of:=[.$B123]+[.H$3]" office:value-type="time" office:time-value="PT08H13M00S">
            <text:p>08:13</text:p>
          </table:table-cell>
          <table:table-cell table:style-name="ce4" table:formula="of:=[.$B123]+[.I$3]" office:value-type="time" office:time-value="PT08H15M00S">
            <text:p>08:15</text:p>
          </table:table-cell>
          <table:table-cell table:style-name="ce4" table:formula="of:=[.$B123]+[.J$3]" office:value-type="time" office:time-value="PT08H17M00S">
            <text:p>08:17</text:p>
          </table:table-cell>
          <table:table-cell table:style-name="ce4" table:formula="of:=[.$B123]+[.K$3]" office:value-type="time" office:time-value="PT08H19M00S">
            <text:p>08:19</text:p>
          </table:table-cell>
          <table:table-cell table:style-name="ce4" table:formula="of:=[.$B123]+[.L$3]" office:value-type="time" office:time-value="PT08H22M00S">
            <text:p>08:22</text:p>
          </table:table-cell>
          <table:table-cell table:style-name="ce4" table:formula="of:=[.$B123]+[.M$3]" office:value-type="time" office:time-value="PT08H25M00S">
            <text:p>08:25</text:p>
          </table:table-cell>
          <table:table-cell table:style-name="ce4" table:formula="of:=[.$B123]+[.N$3]" office:value-type="time" office:time-value="PT08H29M00S">
            <text:p>08:29</text:p>
          </table:table-cell>
          <table:table-cell table:style-name="ce4" table:formula="of:=[.$B123]+[.O$3]" office:value-type="time" office:time-value="PT08H31M00S">
            <text:p>08:31</text:p>
          </table:table-cell>
          <table:table-cell table:style-name="ce4" table:formula="of:=[.$B123]+[.P$3]" office:value-type="time" office:time-value="PT08H33M00S">
            <text:p>08:33</text:p>
          </table:table-cell>
          <table:table-cell table:style-name="ce4" table:formula="of:=[.$B123]+[.Q$3]" office:value-type="time" office:time-value="PT08H35M00S">
            <text:p>08:35</text:p>
          </table:table-cell>
          <table:table-cell table:style-name="ce4" table:formula="of:=[.$B123]+[.R$3]" office:value-type="time" office:time-value="PT08H38M00S">
            <text:p>08:38</text:p>
          </table:table-cell>
        </table:table-row>
        <table:table-row table:style-name="ro1">
          <table:table-cell table:style-name="ce3" table:formula="of:=[.A123]+2" office:value-type="float" office:value="3027">
            <text:p>3027</text:p>
          </table:table-cell>
          <table:table-cell table:style-name="ce6" table:formula="of:=[.B123]+TIME(0;12;0)" office:value-type="time" office:time-value="PT08H00M00S">
            <text:p>08:00</text:p>
          </table:table-cell>
          <table:table-cell table:style-name="ce4" table:formula="of:=[.$B124]+[.C$3]" office:value-type="time" office:time-value="PT08H13M00S">
            <text:p>08:13</text:p>
          </table:table-cell>
          <table:table-cell table:style-name="ce4" table:formula="of:=[.$B124]+[.D$3]" office:value-type="time" office:time-value="PT08H15M00S">
            <text:p>08:15</text:p>
          </table:table-cell>
          <table:table-cell table:style-name="ce4" table:formula="of:=[.$B124]+[.E$3]" office:value-type="time" office:time-value="PT08H17M00S">
            <text:p>08:17</text:p>
          </table:table-cell>
          <table:table-cell table:style-name="ce4" table:formula="of:=[.$B124]+[.F$3]" office:value-type="time" office:time-value="PT08H20M00S">
            <text:p>08:20</text:p>
          </table:table-cell>
          <table:table-cell table:style-name="ce4" table:formula="of:=[.$B124]+[.G$3]" office:value-type="time" office:time-value="PT08H22M00S">
            <text:p>08:22</text:p>
          </table:table-cell>
          <table:table-cell table:style-name="ce4" table:formula="of:=[.$B124]+[.H$3]" office:value-type="time" office:time-value="PT08H25M00S">
            <text:p>08:25</text:p>
          </table:table-cell>
          <table:table-cell table:style-name="ce4" table:formula="of:=[.$B124]+[.I$3]" office:value-type="time" office:time-value="PT08H27M00S">
            <text:p>08:27</text:p>
          </table:table-cell>
          <table:table-cell table:style-name="ce4" table:formula="of:=[.$B124]+[.J$3]" office:value-type="time" office:time-value="PT08H29M00S">
            <text:p>08:29</text:p>
          </table:table-cell>
          <table:table-cell table:style-name="ce4" table:formula="of:=[.$B124]+[.K$3]" office:value-type="time" office:time-value="PT08H31M00S">
            <text:p>08:31</text:p>
          </table:table-cell>
          <table:table-cell table:style-name="ce4" table:formula="of:=[.$B124]+[.L$3]" office:value-type="time" office:time-value="PT08H34M00S">
            <text:p>08:34</text:p>
          </table:table-cell>
          <table:table-cell table:style-name="ce4" table:formula="of:=[.$B124]+[.M$3]" office:value-type="time" office:time-value="PT08H37M00S">
            <text:p>08:37</text:p>
          </table:table-cell>
          <table:table-cell table:style-name="ce4" table:formula="of:=[.$B124]+[.N$3]" office:value-type="time" office:time-value="PT08H41M00S">
            <text:p>08:41</text:p>
          </table:table-cell>
          <table:table-cell table:style-name="ce4" table:formula="of:=[.$B124]+[.O$3]" office:value-type="time" office:time-value="PT08H43M00S">
            <text:p>08:43</text:p>
          </table:table-cell>
          <table:table-cell table:style-name="ce4" table:formula="of:=[.$B124]+[.P$3]" office:value-type="time" office:time-value="PT08H45M00S">
            <text:p>08:45</text:p>
          </table:table-cell>
          <table:table-cell table:style-name="ce4" table:formula="of:=[.$B124]+[.Q$3]" office:value-type="time" office:time-value="PT08H47M00S">
            <text:p>08:47</text:p>
          </table:table-cell>
          <table:table-cell table:style-name="ce4" table:formula="of:=[.$B124]+[.R$3]" office:value-type="time" office:time-value="PT08H50M00S">
            <text:p>08:50</text:p>
          </table:table-cell>
        </table:table-row>
        <table:table-row table:style-name="ro1">
          <table:table-cell table:style-name="ce3" table:formula="of:=[.A124]+2" office:value-type="float" office:value="3029">
            <text:p>3029</text:p>
          </table:table-cell>
          <table:table-cell table:style-name="ce6" table:formula="of:=[.B124]+TIME(0;12;0)" office:value-type="time" office:time-value="PT08H12M00S">
            <text:p>08:12</text:p>
          </table:table-cell>
          <table:table-cell table:style-name="ce4" table:formula="of:=[.$B125]+[.C$3]" office:value-type="time" office:time-value="PT08H25M00S">
            <text:p>08:25</text:p>
          </table:table-cell>
          <table:table-cell table:style-name="ce4" table:formula="of:=[.$B125]+[.D$3]" office:value-type="time" office:time-value="PT08H27M00S">
            <text:p>08:27</text:p>
          </table:table-cell>
          <table:table-cell table:style-name="ce4" table:formula="of:=[.$B125]+[.E$3]" office:value-type="time" office:time-value="PT08H29M00S">
            <text:p>08:29</text:p>
          </table:table-cell>
          <table:table-cell table:style-name="ce4" table:formula="of:=[.$B125]+[.F$3]" office:value-type="time" office:time-value="PT08H32M00S">
            <text:p>08:32</text:p>
          </table:table-cell>
          <table:table-cell table:style-name="ce4" table:formula="of:=[.$B125]+[.G$3]" office:value-type="time" office:time-value="PT08H34M00S">
            <text:p>08:34</text:p>
          </table:table-cell>
          <table:table-cell table:style-name="ce4" table:formula="of:=[.$B125]+[.H$3]" office:value-type="time" office:time-value="PT08H37M00S">
            <text:p>08:37</text:p>
          </table:table-cell>
          <table:table-cell table:style-name="ce4" table:formula="of:=[.$B125]+[.I$3]" office:value-type="time" office:time-value="PT08H39M00S">
            <text:p>08:39</text:p>
          </table:table-cell>
          <table:table-cell table:style-name="ce4" table:formula="of:=[.$B125]+[.J$3]" office:value-type="time" office:time-value="PT08H41M00S">
            <text:p>08:41</text:p>
          </table:table-cell>
          <table:table-cell table:style-name="ce4" table:formula="of:=[.$B125]+[.K$3]" office:value-type="time" office:time-value="PT08H43M00S">
            <text:p>08:43</text:p>
          </table:table-cell>
          <table:table-cell table:style-name="ce4" table:formula="of:=[.$B125]+[.L$3]" office:value-type="time" office:time-value="PT08H46M00S">
            <text:p>08:46</text:p>
          </table:table-cell>
          <table:table-cell table:style-name="ce4" table:formula="of:=[.$B125]+[.M$3]" office:value-type="time" office:time-value="PT08H49M00S">
            <text:p>08:49</text:p>
          </table:table-cell>
          <table:table-cell table:style-name="ce4" table:formula="of:=[.$B125]+[.N$3]" office:value-type="time" office:time-value="PT08H53M00S">
            <text:p>08:53</text:p>
          </table:table-cell>
          <table:table-cell table:style-name="ce4" table:formula="of:=[.$B125]+[.O$3]" office:value-type="time" office:time-value="PT08H55M00S">
            <text:p>08:55</text:p>
          </table:table-cell>
          <table:table-cell table:style-name="ce4" table:formula="of:=[.$B125]+[.P$3]" office:value-type="time" office:time-value="PT08H57M00S">
            <text:p>08:57</text:p>
          </table:table-cell>
          <table:table-cell table:style-name="ce4" table:formula="of:=[.$B125]+[.Q$3]" office:value-type="time" office:time-value="PT08H59M00S">
            <text:p>08:59</text:p>
          </table:table-cell>
          <table:table-cell table:style-name="ce4" table:formula="of:=[.$B125]+[.R$3]" office:value-type="time" office:time-value="PT09H02M00S">
            <text:p>09:02</text:p>
          </table:table-cell>
        </table:table-row>
        <table:table-row table:style-name="ro1">
          <table:table-cell table:style-name="ce3" table:formula="of:=[.A125]+2" office:value-type="float" office:value="3031">
            <text:p>3031</text:p>
          </table:table-cell>
          <table:table-cell table:style-name="ce6" table:formula="of:=[.B125]+TIME(0;12;0)" office:value-type="time" office:time-value="PT08H24M00S">
            <text:p>08:24</text:p>
          </table:table-cell>
          <table:table-cell table:style-name="ce4" table:formula="of:=[.$B126]+[.C$3]" office:value-type="time" office:time-value="PT08H37M00S">
            <text:p>08:37</text:p>
          </table:table-cell>
          <table:table-cell table:style-name="ce4" table:formula="of:=[.$B126]+[.D$3]" office:value-type="time" office:time-value="PT08H39M00S">
            <text:p>08:39</text:p>
          </table:table-cell>
          <table:table-cell table:style-name="ce4" table:formula="of:=[.$B126]+[.E$3]" office:value-type="time" office:time-value="PT08H41M00S">
            <text:p>08:41</text:p>
          </table:table-cell>
          <table:table-cell table:style-name="ce4" table:formula="of:=[.$B126]+[.F$3]" office:value-type="time" office:time-value="PT08H44M00S">
            <text:p>08:44</text:p>
          </table:table-cell>
          <table:table-cell table:style-name="ce4" table:formula="of:=[.$B126]+[.G$3]" office:value-type="time" office:time-value="PT08H46M00S">
            <text:p>08:46</text:p>
          </table:table-cell>
          <table:table-cell table:style-name="ce4" table:formula="of:=[.$B126]+[.H$3]" office:value-type="time" office:time-value="PT08H49M00S">
            <text:p>08:49</text:p>
          </table:table-cell>
          <table:table-cell table:style-name="ce4" table:formula="of:=[.$B126]+[.I$3]" office:value-type="time" office:time-value="PT08H51M00S">
            <text:p>08:51</text:p>
          </table:table-cell>
          <table:table-cell table:style-name="ce4" table:formula="of:=[.$B126]+[.J$3]" office:value-type="time" office:time-value="PT08H53M00S">
            <text:p>08:53</text:p>
          </table:table-cell>
          <table:table-cell table:style-name="ce4" table:formula="of:=[.$B126]+[.K$3]" office:value-type="time" office:time-value="PT08H55M00S">
            <text:p>08:55</text:p>
          </table:table-cell>
          <table:table-cell table:style-name="ce4" table:formula="of:=[.$B126]+[.L$3]" office:value-type="time" office:time-value="PT08H58M00S">
            <text:p>08:58</text:p>
          </table:table-cell>
          <table:table-cell table:style-name="ce4" table:formula="of:=[.$B126]+[.M$3]" office:value-type="time" office:time-value="PT09H01M00S">
            <text:p>09:01</text:p>
          </table:table-cell>
          <table:table-cell table:style-name="ce4" table:formula="of:=[.$B126]+[.N$3]" office:value-type="time" office:time-value="PT09H05M00S">
            <text:p>09:05</text:p>
          </table:table-cell>
          <table:table-cell table:style-name="ce4" table:formula="of:=[.$B126]+[.O$3]" office:value-type="time" office:time-value="PT09H07M00S">
            <text:p>09:07</text:p>
          </table:table-cell>
          <table:table-cell table:style-name="ce4" table:formula="of:=[.$B126]+[.P$3]" office:value-type="time" office:time-value="PT09H09M00S">
            <text:p>09:09</text:p>
          </table:table-cell>
          <table:table-cell table:style-name="ce4" table:formula="of:=[.$B126]+[.Q$3]" office:value-type="time" office:time-value="PT09H11M00S">
            <text:p>09:11</text:p>
          </table:table-cell>
          <table:table-cell table:style-name="ce4" table:formula="of:=[.$B126]+[.R$3]" office:value-type="time" office:time-value="PT09H14M00S">
            <text:p>09:14</text:p>
          </table:table-cell>
        </table:table-row>
        <table:table-row table:style-name="ro1">
          <table:table-cell table:style-name="ce3" table:formula="of:=[.A126]+2" office:value-type="float" office:value="3033">
            <text:p>3033</text:p>
          </table:table-cell>
          <table:table-cell table:style-name="ce6" table:formula="of:=[.B126]+TIME(0;12;0)" office:value-type="time" office:time-value="PT08H36M00S">
            <text:p>08:36</text:p>
          </table:table-cell>
          <table:table-cell table:style-name="ce4" table:formula="of:=[.$B127]+[.C$3]" office:value-type="time" office:time-value="PT08H49M00S">
            <text:p>08:49</text:p>
          </table:table-cell>
          <table:table-cell table:style-name="ce4" table:formula="of:=[.$B127]+[.D$3]" office:value-type="time" office:time-value="PT08H51M00S">
            <text:p>08:51</text:p>
          </table:table-cell>
          <table:table-cell table:style-name="ce4" table:formula="of:=[.$B127]+[.E$3]" office:value-type="time" office:time-value="PT08H53M00S">
            <text:p>08:53</text:p>
          </table:table-cell>
          <table:table-cell table:style-name="ce4" table:formula="of:=[.$B127]+[.F$3]" office:value-type="time" office:time-value="PT08H56M00S">
            <text:p>08:56</text:p>
          </table:table-cell>
          <table:table-cell table:style-name="ce4" table:formula="of:=[.$B127]+[.G$3]" office:value-type="time" office:time-value="PT08H58M00S">
            <text:p>08:58</text:p>
          </table:table-cell>
          <table:table-cell table:style-name="ce4" table:formula="of:=[.$B127]+[.H$3]" office:value-type="time" office:time-value="PT09H01M00S">
            <text:p>09:01</text:p>
          </table:table-cell>
          <table:table-cell table:style-name="ce4" table:formula="of:=[.$B127]+[.I$3]" office:value-type="time" office:time-value="PT09H03M00S">
            <text:p>09:03</text:p>
          </table:table-cell>
          <table:table-cell table:style-name="ce4" table:formula="of:=[.$B127]+[.J$3]" office:value-type="time" office:time-value="PT09H05M00S">
            <text:p>09:05</text:p>
          </table:table-cell>
          <table:table-cell table:style-name="ce4" table:formula="of:=[.$B127]+[.K$3]" office:value-type="time" office:time-value="PT09H07M00S">
            <text:p>09:07</text:p>
          </table:table-cell>
          <table:table-cell table:style-name="ce4" table:formula="of:=[.$B127]+[.L$3]" office:value-type="time" office:time-value="PT09H10M00S">
            <text:p>09:10</text:p>
          </table:table-cell>
          <table:table-cell table:style-name="ce4" table:formula="of:=[.$B127]+[.M$3]" office:value-type="time" office:time-value="PT09H13M00S">
            <text:p>09:13</text:p>
          </table:table-cell>
          <table:table-cell table:style-name="ce4" table:formula="of:=[.$B127]+[.N$3]" office:value-type="time" office:time-value="PT09H17M00S">
            <text:p>09:17</text:p>
          </table:table-cell>
          <table:table-cell table:style-name="ce4" table:formula="of:=[.$B127]+[.O$3]" office:value-type="time" office:time-value="PT09H19M00S">
            <text:p>09:19</text:p>
          </table:table-cell>
          <table:table-cell table:style-name="ce4" table:formula="of:=[.$B127]+[.P$3]" office:value-type="time" office:time-value="PT09H21M00S">
            <text:p>09:21</text:p>
          </table:table-cell>
          <table:table-cell table:style-name="ce4" table:formula="of:=[.$B127]+[.Q$3]" office:value-type="time" office:time-value="PT09H23M00S">
            <text:p>09:23</text:p>
          </table:table-cell>
          <table:table-cell table:style-name="ce4" table:formula="of:=[.$B127]+[.R$3]" office:value-type="time" office:time-value="PT09H26M00S">
            <text:p>09:26</text:p>
          </table:table-cell>
        </table:table-row>
        <table:table-row table:style-name="ro1">
          <table:table-cell table:style-name="ce3" table:formula="of:=[.A127]+2" office:value-type="float" office:value="3035">
            <text:p>3035</text:p>
          </table:table-cell>
          <table:table-cell table:style-name="ce6" table:formula="of:=[.B127]+TIME(0;12;0)" office:value-type="time" office:time-value="PT08H48M00S">
            <text:p>08:48</text:p>
          </table:table-cell>
          <table:table-cell table:style-name="ce4" table:formula="of:=[.$B128]+[.C$3]" office:value-type="time" office:time-value="PT09H01M00S">
            <text:p>09:01</text:p>
          </table:table-cell>
          <table:table-cell table:style-name="ce4" table:formula="of:=[.$B128]+[.D$3]" office:value-type="time" office:time-value="PT09H03M00S">
            <text:p>09:03</text:p>
          </table:table-cell>
          <table:table-cell table:style-name="ce4" table:formula="of:=[.$B128]+[.E$3]" office:value-type="time" office:time-value="PT09H05M00S">
            <text:p>09:05</text:p>
          </table:table-cell>
          <table:table-cell table:style-name="ce4" table:formula="of:=[.$B128]+[.F$3]" office:value-type="time" office:time-value="PT09H08M00S">
            <text:p>09:08</text:p>
          </table:table-cell>
          <table:table-cell table:style-name="ce4" table:formula="of:=[.$B128]+[.G$3]" office:value-type="time" office:time-value="PT09H10M00S">
            <text:p>09:10</text:p>
          </table:table-cell>
          <table:table-cell table:style-name="ce4" table:formula="of:=[.$B128]+[.H$3]" office:value-type="time" office:time-value="PT09H13M00S">
            <text:p>09:13</text:p>
          </table:table-cell>
          <table:table-cell table:style-name="ce4" table:formula="of:=[.$B128]+[.I$3]" office:value-type="time" office:time-value="PT09H15M00S">
            <text:p>09:15</text:p>
          </table:table-cell>
          <table:table-cell table:style-name="ce4" table:formula="of:=[.$B128]+[.J$3]" office:value-type="time" office:time-value="PT09H17M00S">
            <text:p>09:17</text:p>
          </table:table-cell>
          <table:table-cell table:style-name="ce4" table:formula="of:=[.$B128]+[.K$3]" office:value-type="time" office:time-value="PT09H19M00S">
            <text:p>09:19</text:p>
          </table:table-cell>
          <table:table-cell table:style-name="ce4" table:formula="of:=[.$B128]+[.L$3]" office:value-type="time" office:time-value="PT09H22M00S">
            <text:p>09:22</text:p>
          </table:table-cell>
          <table:table-cell table:style-name="ce4" table:formula="of:=[.$B128]+[.M$3]" office:value-type="time" office:time-value="PT09H25M00S">
            <text:p>09:25</text:p>
          </table:table-cell>
          <table:table-cell table:style-name="ce4" table:formula="of:=[.$B128]+[.N$3]" office:value-type="time" office:time-value="PT09H29M00S">
            <text:p>09:29</text:p>
          </table:table-cell>
          <table:table-cell table:style-name="ce4" table:formula="of:=[.$B128]+[.O$3]" office:value-type="time" office:time-value="PT09H31M00S">
            <text:p>09:31</text:p>
          </table:table-cell>
          <table:table-cell table:style-name="ce4" table:formula="of:=[.$B128]+[.P$3]" office:value-type="time" office:time-value="PT09H33M00S">
            <text:p>09:33</text:p>
          </table:table-cell>
          <table:table-cell table:style-name="ce4" table:formula="of:=[.$B128]+[.Q$3]" office:value-type="time" office:time-value="PT09H35M00S">
            <text:p>09:35</text:p>
          </table:table-cell>
          <table:table-cell table:style-name="ce4" table:formula="of:=[.$B128]+[.R$3]" office:value-type="time" office:time-value="PT09H38M00S">
            <text:p>09:38</text:p>
          </table:table-cell>
        </table:table-row>
        <table:table-row table:style-name="ro1">
          <table:table-cell table:style-name="ce3" table:formula="of:=[.A128]+2" office:value-type="float" office:value="3037">
            <text:p>3037</text:p>
          </table:table-cell>
          <table:table-cell table:style-name="ce6" table:formula="of:=[.B128]+TIME(0;12;0)" office:value-type="time" office:time-value="PT09H00M00S">
            <text:p>09:00</text:p>
          </table:table-cell>
          <table:table-cell table:style-name="ce4" table:formula="of:=[.$B129]+[.C$3]" office:value-type="time" office:time-value="PT09H13M00S">
            <text:p>09:13</text:p>
          </table:table-cell>
          <table:table-cell table:style-name="ce4" table:formula="of:=[.$B129]+[.D$3]" office:value-type="time" office:time-value="PT09H15M00S">
            <text:p>09:15</text:p>
          </table:table-cell>
          <table:table-cell table:style-name="ce4" table:formula="of:=[.$B129]+[.E$3]" office:value-type="time" office:time-value="PT09H17M00S">
            <text:p>09:17</text:p>
          </table:table-cell>
          <table:table-cell table:style-name="ce4" table:formula="of:=[.$B129]+[.F$3]" office:value-type="time" office:time-value="PT09H20M00S">
            <text:p>09:20</text:p>
          </table:table-cell>
          <table:table-cell table:style-name="ce4" table:formula="of:=[.$B129]+[.G$3]" office:value-type="time" office:time-value="PT09H22M00S">
            <text:p>09:22</text:p>
          </table:table-cell>
          <table:table-cell table:style-name="ce4" table:formula="of:=[.$B129]+[.H$3]" office:value-type="time" office:time-value="PT09H25M00S">
            <text:p>09:25</text:p>
          </table:table-cell>
          <table:table-cell table:style-name="ce4" table:formula="of:=[.$B129]+[.I$3]" office:value-type="time" office:time-value="PT09H27M00S">
            <text:p>09:27</text:p>
          </table:table-cell>
          <table:table-cell table:style-name="ce4" table:formula="of:=[.$B129]+[.J$3]" office:value-type="time" office:time-value="PT09H29M00S">
            <text:p>09:29</text:p>
          </table:table-cell>
          <table:table-cell table:style-name="ce4" table:formula="of:=[.$B129]+[.K$3]" office:value-type="time" office:time-value="PT09H31M00S">
            <text:p>09:31</text:p>
          </table:table-cell>
          <table:table-cell table:style-name="ce4" table:formula="of:=[.$B129]+[.L$3]" office:value-type="time" office:time-value="PT09H34M00S">
            <text:p>09:34</text:p>
          </table:table-cell>
          <table:table-cell table:style-name="ce4" table:formula="of:=[.$B129]+[.M$3]" office:value-type="time" office:time-value="PT09H37M00S">
            <text:p>09:37</text:p>
          </table:table-cell>
          <table:table-cell table:style-name="ce4" table:formula="of:=[.$B129]+[.N$3]" office:value-type="time" office:time-value="PT09H41M00S">
            <text:p>09:41</text:p>
          </table:table-cell>
          <table:table-cell table:style-name="ce4" table:formula="of:=[.$B129]+[.O$3]" office:value-type="time" office:time-value="PT09H43M00S">
            <text:p>09:43</text:p>
          </table:table-cell>
          <table:table-cell table:style-name="ce4" table:formula="of:=[.$B129]+[.P$3]" office:value-type="time" office:time-value="PT09H45M00S">
            <text:p>09:45</text:p>
          </table:table-cell>
          <table:table-cell table:style-name="ce4" table:formula="of:=[.$B129]+[.Q$3]" office:value-type="time" office:time-value="PT09H47M00S">
            <text:p>09:47</text:p>
          </table:table-cell>
          <table:table-cell table:style-name="ce4" table:formula="of:=[.$B129]+[.R$3]" office:value-type="time" office:time-value="PT09H50M00S">
            <text:p>09:50</text:p>
          </table:table-cell>
        </table:table-row>
        <table:table-row table:style-name="ro1">
          <table:table-cell table:style-name="ce3" table:formula="of:=[.A129]+2" office:value-type="float" office:value="3039">
            <text:p>3039</text:p>
          </table:table-cell>
          <table:table-cell table:style-name="ce6" table:formula="of:=[.B129]+TIME(0;12;0)" office:value-type="time" office:time-value="PT09H12M00S">
            <text:p>09:12</text:p>
          </table:table-cell>
          <table:table-cell table:style-name="ce4" table:formula="of:=[.$B130]+[.C$3]" office:value-type="time" office:time-value="PT09H25M00S">
            <text:p>09:25</text:p>
          </table:table-cell>
          <table:table-cell table:style-name="ce4" table:formula="of:=[.$B130]+[.D$3]" office:value-type="time" office:time-value="PT09H27M00S">
            <text:p>09:27</text:p>
          </table:table-cell>
          <table:table-cell table:style-name="ce4" table:formula="of:=[.$B130]+[.E$3]" office:value-type="time" office:time-value="PT09H29M00S">
            <text:p>09:29</text:p>
          </table:table-cell>
          <table:table-cell table:style-name="ce4" table:formula="of:=[.$B130]+[.F$3]" office:value-type="time" office:time-value="PT09H32M00S">
            <text:p>09:32</text:p>
          </table:table-cell>
          <table:table-cell table:style-name="ce4" table:formula="of:=[.$B130]+[.G$3]" office:value-type="time" office:time-value="PT09H34M00S">
            <text:p>09:34</text:p>
          </table:table-cell>
          <table:table-cell table:style-name="ce4" table:formula="of:=[.$B130]+[.H$3]" office:value-type="time" office:time-value="PT09H37M00S">
            <text:p>09:37</text:p>
          </table:table-cell>
          <table:table-cell table:style-name="ce4" table:formula="of:=[.$B130]+[.I$3]" office:value-type="time" office:time-value="PT09H39M00S">
            <text:p>09:39</text:p>
          </table:table-cell>
          <table:table-cell table:style-name="ce4" table:formula="of:=[.$B130]+[.J$3]" office:value-type="time" office:time-value="PT09H41M00S">
            <text:p>09:41</text:p>
          </table:table-cell>
          <table:table-cell table:style-name="ce4" table:formula="of:=[.$B130]+[.K$3]" office:value-type="time" office:time-value="PT09H43M00S">
            <text:p>09:43</text:p>
          </table:table-cell>
          <table:table-cell table:style-name="ce4" table:formula="of:=[.$B130]+[.L$3]" office:value-type="time" office:time-value="PT09H46M00S">
            <text:p>09:46</text:p>
          </table:table-cell>
          <table:table-cell table:style-name="ce4" table:formula="of:=[.$B130]+[.M$3]" office:value-type="time" office:time-value="PT09H49M00S">
            <text:p>09:49</text:p>
          </table:table-cell>
          <table:table-cell table:style-name="ce4" table:formula="of:=[.$B130]+[.N$3]" office:value-type="time" office:time-value="PT09H53M00S">
            <text:p>09:53</text:p>
          </table:table-cell>
          <table:table-cell table:style-name="ce4" table:formula="of:=[.$B130]+[.O$3]" office:value-type="time" office:time-value="PT09H55M00S">
            <text:p>09:55</text:p>
          </table:table-cell>
          <table:table-cell table:style-name="ce4" table:formula="of:=[.$B130]+[.P$3]" office:value-type="time" office:time-value="PT09H57M00S">
            <text:p>09:57</text:p>
          </table:table-cell>
          <table:table-cell table:style-name="ce4" table:formula="of:=[.$B130]+[.Q$3]" office:value-type="time" office:time-value="PT09H59M00S">
            <text:p>09:59</text:p>
          </table:table-cell>
          <table:table-cell table:style-name="ce4" table:formula="of:=[.$B130]+[.R$3]" office:value-type="time" office:time-value="PT10H02M00S">
            <text:p>10:02</text:p>
          </table:table-cell>
        </table:table-row>
        <table:table-row table:style-name="ro1">
          <table:table-cell table:style-name="ce3" table:formula="of:=[.A130]+2" office:value-type="float" office:value="3041">
            <text:p>3041</text:p>
          </table:table-cell>
          <table:table-cell table:style-name="ce6" table:formula="of:=[.B130]+TIME(0;12;0)" office:value-type="time" office:time-value="PT09H24M00S">
            <text:p>09:24</text:p>
          </table:table-cell>
          <table:table-cell table:style-name="ce4" table:formula="of:=[.$B131]+[.C$3]" office:value-type="time" office:time-value="PT09H37M00S">
            <text:p>09:37</text:p>
          </table:table-cell>
          <table:table-cell table:style-name="ce4" table:formula="of:=[.$B131]+[.D$3]" office:value-type="time" office:time-value="PT09H39M00S">
            <text:p>09:39</text:p>
          </table:table-cell>
          <table:table-cell table:style-name="ce4" table:formula="of:=[.$B131]+[.E$3]" office:value-type="time" office:time-value="PT09H41M00S">
            <text:p>09:41</text:p>
          </table:table-cell>
          <table:table-cell table:style-name="ce4" table:formula="of:=[.$B131]+[.F$3]" office:value-type="time" office:time-value="PT09H44M00S">
            <text:p>09:44</text:p>
          </table:table-cell>
          <table:table-cell table:style-name="ce4" table:formula="of:=[.$B131]+[.G$3]" office:value-type="time" office:time-value="PT09H46M00S">
            <text:p>09:46</text:p>
          </table:table-cell>
          <table:table-cell table:style-name="ce4" table:formula="of:=[.$B131]+[.H$3]" office:value-type="time" office:time-value="PT09H49M00S">
            <text:p>09:49</text:p>
          </table:table-cell>
          <table:table-cell table:style-name="ce4" table:formula="of:=[.$B131]+[.I$3]" office:value-type="time" office:time-value="PT09H51M00S">
            <text:p>09:51</text:p>
          </table:table-cell>
          <table:table-cell table:style-name="ce4" table:formula="of:=[.$B131]+[.J$3]" office:value-type="time" office:time-value="PT09H53M00S">
            <text:p>09:53</text:p>
          </table:table-cell>
          <table:table-cell table:style-name="ce4" table:formula="of:=[.$B131]+[.K$3]" office:value-type="time" office:time-value="PT09H55M00S">
            <text:p>09:55</text:p>
          </table:table-cell>
          <table:table-cell table:style-name="ce4" table:formula="of:=[.$B131]+[.L$3]" office:value-type="time" office:time-value="PT09H58M00S">
            <text:p>09:58</text:p>
          </table:table-cell>
          <table:table-cell table:style-name="ce4" table:formula="of:=[.$B131]+[.M$3]" office:value-type="time" office:time-value="PT10H01M00S">
            <text:p>10:01</text:p>
          </table:table-cell>
          <table:table-cell table:style-name="ce4" table:formula="of:=[.$B131]+[.N$3]" office:value-type="time" office:time-value="PT10H05M00S">
            <text:p>10:05</text:p>
          </table:table-cell>
          <table:table-cell table:style-name="ce4" table:formula="of:=[.$B131]+[.O$3]" office:value-type="time" office:time-value="PT10H07M00S">
            <text:p>10:07</text:p>
          </table:table-cell>
          <table:table-cell table:style-name="ce4" table:formula="of:=[.$B131]+[.P$3]" office:value-type="time" office:time-value="PT10H09M00S">
            <text:p>10:09</text:p>
          </table:table-cell>
          <table:table-cell table:style-name="ce4" table:formula="of:=[.$B131]+[.Q$3]" office:value-type="time" office:time-value="PT10H11M00S">
            <text:p>10:11</text:p>
          </table:table-cell>
          <table:table-cell table:style-name="ce4" table:formula="of:=[.$B131]+[.R$3]" office:value-type="time" office:time-value="PT10H14M00S">
            <text:p>10:14</text:p>
          </table:table-cell>
        </table:table-row>
        <table:table-row table:style-name="ro1">
          <table:table-cell table:style-name="ce3" table:formula="of:=[.A131]+2" office:value-type="float" office:value="3043">
            <text:p>3043</text:p>
          </table:table-cell>
          <table:table-cell table:style-name="ce6" table:formula="of:=[.B131]+TIME(0;12;0)" office:value-type="time" office:time-value="PT09H36M00S">
            <text:p>09:36</text:p>
          </table:table-cell>
          <table:table-cell table:style-name="ce4" table:formula="of:=[.$B132]+[.C$3]" office:value-type="time" office:time-value="PT09H49M00S">
            <text:p>09:49</text:p>
          </table:table-cell>
          <table:table-cell table:style-name="ce4" table:formula="of:=[.$B132]+[.D$3]" office:value-type="time" office:time-value="PT09H51M00S">
            <text:p>09:51</text:p>
          </table:table-cell>
          <table:table-cell table:style-name="ce4" table:formula="of:=[.$B132]+[.E$3]" office:value-type="time" office:time-value="PT09H53M00S">
            <text:p>09:53</text:p>
          </table:table-cell>
          <table:table-cell table:style-name="ce4" table:formula="of:=[.$B132]+[.F$3]" office:value-type="time" office:time-value="PT09H56M00S">
            <text:p>09:56</text:p>
          </table:table-cell>
          <table:table-cell table:style-name="ce4" table:formula="of:=[.$B132]+[.G$3]" office:value-type="time" office:time-value="PT09H58M00S">
            <text:p>09:58</text:p>
          </table:table-cell>
          <table:table-cell table:style-name="ce4" table:formula="of:=[.$B132]+[.H$3]" office:value-type="time" office:time-value="PT10H01M00S">
            <text:p>10:01</text:p>
          </table:table-cell>
          <table:table-cell table:style-name="ce4" table:formula="of:=[.$B132]+[.I$3]" office:value-type="time" office:time-value="PT10H03M00S">
            <text:p>10:03</text:p>
          </table:table-cell>
          <table:table-cell table:style-name="ce4" table:formula="of:=[.$B132]+[.J$3]" office:value-type="time" office:time-value="PT10H05M00S">
            <text:p>10:05</text:p>
          </table:table-cell>
          <table:table-cell table:style-name="ce4" table:formula="of:=[.$B132]+[.K$3]" office:value-type="time" office:time-value="PT10H07M00S">
            <text:p>10:07</text:p>
          </table:table-cell>
          <table:table-cell table:style-name="ce4" table:formula="of:=[.$B132]+[.L$3]" office:value-type="time" office:time-value="PT10H10M00S">
            <text:p>10:10</text:p>
          </table:table-cell>
          <table:table-cell table:style-name="ce4" table:formula="of:=[.$B132]+[.M$3]" office:value-type="time" office:time-value="PT10H13M00S">
            <text:p>10:13</text:p>
          </table:table-cell>
          <table:table-cell table:style-name="ce4" table:formula="of:=[.$B132]+[.N$3]" office:value-type="time" office:time-value="PT10H17M00S">
            <text:p>10:17</text:p>
          </table:table-cell>
          <table:table-cell table:style-name="ce4" table:formula="of:=[.$B132]+[.O$3]" office:value-type="time" office:time-value="PT10H19M00S">
            <text:p>10:19</text:p>
          </table:table-cell>
          <table:table-cell table:style-name="ce4" table:formula="of:=[.$B132]+[.P$3]" office:value-type="time" office:time-value="PT10H21M00S">
            <text:p>10:21</text:p>
          </table:table-cell>
          <table:table-cell table:style-name="ce4" table:formula="of:=[.$B132]+[.Q$3]" office:value-type="time" office:time-value="PT10H23M00S">
            <text:p>10:23</text:p>
          </table:table-cell>
          <table:table-cell table:style-name="ce4" table:formula="of:=[.$B132]+[.R$3]" office:value-type="time" office:time-value="PT10H26M00S">
            <text:p>10:26</text:p>
          </table:table-cell>
        </table:table-row>
        <table:table-row table:style-name="ro1">
          <table:table-cell table:style-name="ce3" table:formula="of:=[.A132]+2" office:value-type="float" office:value="3045">
            <text:p>3045</text:p>
          </table:table-cell>
          <table:table-cell table:style-name="ce6" table:formula="of:=[.B132]+TIME(0;12;0)" office:value-type="time" office:time-value="PT09H48M00S">
            <text:p>09:48</text:p>
          </table:table-cell>
          <table:table-cell table:style-name="ce4" table:formula="of:=[.$B133]+[.C$3]" office:value-type="time" office:time-value="PT10H01M00S">
            <text:p>10:01</text:p>
          </table:table-cell>
          <table:table-cell table:style-name="ce4" table:formula="of:=[.$B133]+[.D$3]" office:value-type="time" office:time-value="PT10H03M00S">
            <text:p>10:03</text:p>
          </table:table-cell>
          <table:table-cell table:style-name="ce4" table:formula="of:=[.$B133]+[.E$3]" office:value-type="time" office:time-value="PT10H05M00S">
            <text:p>10:05</text:p>
          </table:table-cell>
          <table:table-cell table:style-name="ce4" table:formula="of:=[.$B133]+[.F$3]" office:value-type="time" office:time-value="PT10H08M00S">
            <text:p>10:08</text:p>
          </table:table-cell>
          <table:table-cell table:style-name="ce4" table:formula="of:=[.$B133]+[.G$3]" office:value-type="time" office:time-value="PT10H10M00S">
            <text:p>10:10</text:p>
          </table:table-cell>
          <table:table-cell table:style-name="ce4" table:formula="of:=[.$B133]+[.H$3]" office:value-type="time" office:time-value="PT10H13M00S">
            <text:p>10:13</text:p>
          </table:table-cell>
          <table:table-cell table:style-name="ce4" table:formula="of:=[.$B133]+[.I$3]" office:value-type="time" office:time-value="PT10H15M00S">
            <text:p>10:15</text:p>
          </table:table-cell>
          <table:table-cell table:style-name="ce4" table:formula="of:=[.$B133]+[.J$3]" office:value-type="time" office:time-value="PT10H17M00S">
            <text:p>10:17</text:p>
          </table:table-cell>
          <table:table-cell table:style-name="ce4" table:formula="of:=[.$B133]+[.K$3]" office:value-type="time" office:time-value="PT10H19M00S">
            <text:p>10:19</text:p>
          </table:table-cell>
          <table:table-cell table:style-name="ce4" table:formula="of:=[.$B133]+[.L$3]" office:value-type="time" office:time-value="PT10H22M00S">
            <text:p>10:22</text:p>
          </table:table-cell>
          <table:table-cell table:style-name="ce4" table:formula="of:=[.$B133]+[.M$3]" office:value-type="time" office:time-value="PT10H25M00S">
            <text:p>10:25</text:p>
          </table:table-cell>
          <table:table-cell table:style-name="ce4" table:formula="of:=[.$B133]+[.N$3]" office:value-type="time" office:time-value="PT10H29M00S">
            <text:p>10:29</text:p>
          </table:table-cell>
          <table:table-cell table:style-name="ce4" table:formula="of:=[.$B133]+[.O$3]" office:value-type="time" office:time-value="PT10H31M00S">
            <text:p>10:31</text:p>
          </table:table-cell>
          <table:table-cell table:style-name="ce4" table:formula="of:=[.$B133]+[.P$3]" office:value-type="time" office:time-value="PT10H33M00S">
            <text:p>10:33</text:p>
          </table:table-cell>
          <table:table-cell table:style-name="ce4" table:formula="of:=[.$B133]+[.Q$3]" office:value-type="time" office:time-value="PT10H35M00S">
            <text:p>10:35</text:p>
          </table:table-cell>
          <table:table-cell table:style-name="ce4" table:formula="of:=[.$B133]+[.R$3]" office:value-type="time" office:time-value="PT10H38M00S">
            <text:p>10:38</text:p>
          </table:table-cell>
        </table:table-row>
        <table:table-row table:style-name="ro1">
          <table:table-cell table:style-name="ce3" table:formula="of:=[.A133]+2" office:value-type="float" office:value="3047">
            <text:p>3047</text:p>
          </table:table-cell>
          <table:table-cell table:style-name="ce6" table:formula="of:=[.B133]+TIME(0;12;0)" office:value-type="time" office:time-value="PT10H00M00S">
            <text:p>10:00</text:p>
          </table:table-cell>
          <table:table-cell table:style-name="ce4" table:formula="of:=[.$B134]+[.C$3]" office:value-type="time" office:time-value="PT10H13M00S">
            <text:p>10:13</text:p>
          </table:table-cell>
          <table:table-cell table:style-name="ce4" table:formula="of:=[.$B134]+[.D$3]" office:value-type="time" office:time-value="PT10H15M00S">
            <text:p>10:15</text:p>
          </table:table-cell>
          <table:table-cell table:style-name="ce4" table:formula="of:=[.$B134]+[.E$3]" office:value-type="time" office:time-value="PT10H17M00S">
            <text:p>10:17</text:p>
          </table:table-cell>
          <table:table-cell table:style-name="ce4" table:formula="of:=[.$B134]+[.F$3]" office:value-type="time" office:time-value="PT10H20M00S">
            <text:p>10:20</text:p>
          </table:table-cell>
          <table:table-cell table:style-name="ce4" table:formula="of:=[.$B134]+[.G$3]" office:value-type="time" office:time-value="PT10H22M00S">
            <text:p>10:22</text:p>
          </table:table-cell>
          <table:table-cell table:style-name="ce4" table:formula="of:=[.$B134]+[.H$3]" office:value-type="time" office:time-value="PT10H25M00S">
            <text:p>10:25</text:p>
          </table:table-cell>
          <table:table-cell table:style-name="ce4" table:formula="of:=[.$B134]+[.I$3]" office:value-type="time" office:time-value="PT10H27M00S">
            <text:p>10:27</text:p>
          </table:table-cell>
          <table:table-cell table:style-name="ce4" table:formula="of:=[.$B134]+[.J$3]" office:value-type="time" office:time-value="PT10H29M00S">
            <text:p>10:29</text:p>
          </table:table-cell>
          <table:table-cell table:style-name="ce4" table:formula="of:=[.$B134]+[.K$3]" office:value-type="time" office:time-value="PT10H31M00S">
            <text:p>10:31</text:p>
          </table:table-cell>
          <table:table-cell table:style-name="ce4" table:formula="of:=[.$B134]+[.L$3]" office:value-type="time" office:time-value="PT10H34M00S">
            <text:p>10:34</text:p>
          </table:table-cell>
          <table:table-cell table:style-name="ce4" table:formula="of:=[.$B134]+[.M$3]" office:value-type="time" office:time-value="PT10H37M00S">
            <text:p>10:37</text:p>
          </table:table-cell>
          <table:table-cell table:style-name="ce4" table:formula="of:=[.$B134]+[.N$3]" office:value-type="time" office:time-value="PT10H41M00S">
            <text:p>10:41</text:p>
          </table:table-cell>
          <table:table-cell table:style-name="ce4" table:formula="of:=[.$B134]+[.O$3]" office:value-type="time" office:time-value="PT10H43M00S">
            <text:p>10:43</text:p>
          </table:table-cell>
          <table:table-cell table:style-name="ce4" table:formula="of:=[.$B134]+[.P$3]" office:value-type="time" office:time-value="PT10H45M00S">
            <text:p>10:45</text:p>
          </table:table-cell>
          <table:table-cell table:style-name="ce4" table:formula="of:=[.$B134]+[.Q$3]" office:value-type="time" office:time-value="PT10H47M00S">
            <text:p>10:47</text:p>
          </table:table-cell>
          <table:table-cell table:style-name="ce4" table:formula="of:=[.$B134]+[.R$3]" office:value-type="time" office:time-value="PT10H50M00S">
            <text:p>10:50</text:p>
          </table:table-cell>
        </table:table-row>
        <table:table-row table:style-name="ro1">
          <table:table-cell table:style-name="ce3" table:formula="of:=[.A134]+2" office:value-type="float" office:value="3049">
            <text:p>3049</text:p>
          </table:table-cell>
          <table:table-cell table:style-name="ce6" table:formula="of:=[.B134]+TIME(0;12;0)" office:value-type="time" office:time-value="PT10H12M00S">
            <text:p>10:12</text:p>
          </table:table-cell>
          <table:table-cell table:style-name="ce4" table:formula="of:=[.$B135]+[.C$3]" office:value-type="time" office:time-value="PT10H25M00S">
            <text:p>10:25</text:p>
          </table:table-cell>
          <table:table-cell table:style-name="ce4" table:formula="of:=[.$B135]+[.D$3]" office:value-type="time" office:time-value="PT10H27M00S">
            <text:p>10:27</text:p>
          </table:table-cell>
          <table:table-cell table:style-name="ce4" table:formula="of:=[.$B135]+[.E$3]" office:value-type="time" office:time-value="PT10H29M00S">
            <text:p>10:29</text:p>
          </table:table-cell>
          <table:table-cell table:style-name="ce4" table:formula="of:=[.$B135]+[.F$3]" office:value-type="time" office:time-value="PT10H32M00S">
            <text:p>10:32</text:p>
          </table:table-cell>
          <table:table-cell table:style-name="ce4" table:formula="of:=[.$B135]+[.G$3]" office:value-type="time" office:time-value="PT10H34M00S">
            <text:p>10:34</text:p>
          </table:table-cell>
          <table:table-cell table:style-name="ce4" table:formula="of:=[.$B135]+[.H$3]" office:value-type="time" office:time-value="PT10H37M00S">
            <text:p>10:37</text:p>
          </table:table-cell>
          <table:table-cell table:style-name="ce4" table:formula="of:=[.$B135]+[.I$3]" office:value-type="time" office:time-value="PT10H39M00S">
            <text:p>10:39</text:p>
          </table:table-cell>
          <table:table-cell table:style-name="ce4" table:formula="of:=[.$B135]+[.J$3]" office:value-type="time" office:time-value="PT10H41M00S">
            <text:p>10:41</text:p>
          </table:table-cell>
          <table:table-cell table:style-name="ce4" table:formula="of:=[.$B135]+[.K$3]" office:value-type="time" office:time-value="PT10H43M00S">
            <text:p>10:43</text:p>
          </table:table-cell>
          <table:table-cell table:style-name="ce4" table:formula="of:=[.$B135]+[.L$3]" office:value-type="time" office:time-value="PT10H46M00S">
            <text:p>10:46</text:p>
          </table:table-cell>
          <table:table-cell table:style-name="ce4" table:formula="of:=[.$B135]+[.M$3]" office:value-type="time" office:time-value="PT10H49M00S">
            <text:p>10:49</text:p>
          </table:table-cell>
          <table:table-cell table:style-name="ce4" table:formula="of:=[.$B135]+[.N$3]" office:value-type="time" office:time-value="PT10H53M00S">
            <text:p>10:53</text:p>
          </table:table-cell>
          <table:table-cell table:style-name="ce4" table:formula="of:=[.$B135]+[.O$3]" office:value-type="time" office:time-value="PT10H55M00S">
            <text:p>10:55</text:p>
          </table:table-cell>
          <table:table-cell table:style-name="ce4" table:formula="of:=[.$B135]+[.P$3]" office:value-type="time" office:time-value="PT10H57M00S">
            <text:p>10:57</text:p>
          </table:table-cell>
          <table:table-cell table:style-name="ce4" table:formula="of:=[.$B135]+[.Q$3]" office:value-type="time" office:time-value="PT10H59M00S">
            <text:p>10:59</text:p>
          </table:table-cell>
          <table:table-cell table:style-name="ce4" table:formula="of:=[.$B135]+[.R$3]" office:value-type="time" office:time-value="PT11H02M00S">
            <text:p>11:02</text:p>
          </table:table-cell>
        </table:table-row>
        <table:table-row table:style-name="ro1">
          <table:table-cell table:style-name="ce3" table:formula="of:=[.A135]+2" office:value-type="float" office:value="3051">
            <text:p>3051</text:p>
          </table:table-cell>
          <table:table-cell table:style-name="ce6" table:formula="of:=[.B135]+TIME(0;12;0)" office:value-type="time" office:time-value="PT10H24M00S">
            <text:p>10:24</text:p>
          </table:table-cell>
          <table:table-cell table:style-name="ce4" table:formula="of:=[.$B136]+[.C$3]" office:value-type="time" office:time-value="PT10H37M00S">
            <text:p>10:37</text:p>
          </table:table-cell>
          <table:table-cell table:style-name="ce4" table:formula="of:=[.$B136]+[.D$3]" office:value-type="time" office:time-value="PT10H39M00S">
            <text:p>10:39</text:p>
          </table:table-cell>
          <table:table-cell table:style-name="ce4" table:formula="of:=[.$B136]+[.E$3]" office:value-type="time" office:time-value="PT10H41M00S">
            <text:p>10:41</text:p>
          </table:table-cell>
          <table:table-cell table:style-name="ce4" table:formula="of:=[.$B136]+[.F$3]" office:value-type="time" office:time-value="PT10H44M00S">
            <text:p>10:44</text:p>
          </table:table-cell>
          <table:table-cell table:style-name="ce4" table:formula="of:=[.$B136]+[.G$3]" office:value-type="time" office:time-value="PT10H46M00S">
            <text:p>10:46</text:p>
          </table:table-cell>
          <table:table-cell table:style-name="ce4" table:formula="of:=[.$B136]+[.H$3]" office:value-type="time" office:time-value="PT10H49M00S">
            <text:p>10:49</text:p>
          </table:table-cell>
          <table:table-cell table:style-name="ce4" table:formula="of:=[.$B136]+[.I$3]" office:value-type="time" office:time-value="PT10H51M00S">
            <text:p>10:51</text:p>
          </table:table-cell>
          <table:table-cell table:style-name="ce4" table:formula="of:=[.$B136]+[.J$3]" office:value-type="time" office:time-value="PT10H53M00S">
            <text:p>10:53</text:p>
          </table:table-cell>
          <table:table-cell table:style-name="ce4" table:formula="of:=[.$B136]+[.K$3]" office:value-type="time" office:time-value="PT10H55M00S">
            <text:p>10:55</text:p>
          </table:table-cell>
          <table:table-cell table:style-name="ce4" table:formula="of:=[.$B136]+[.L$3]" office:value-type="time" office:time-value="PT10H58M00S">
            <text:p>10:58</text:p>
          </table:table-cell>
          <table:table-cell table:style-name="ce4" table:formula="of:=[.$B136]+[.M$3]" office:value-type="time" office:time-value="PT11H01M00S">
            <text:p>11:01</text:p>
          </table:table-cell>
          <table:table-cell table:style-name="ce4" table:formula="of:=[.$B136]+[.N$3]" office:value-type="time" office:time-value="PT11H05M00S">
            <text:p>11:05</text:p>
          </table:table-cell>
          <table:table-cell table:style-name="ce4" table:formula="of:=[.$B136]+[.O$3]" office:value-type="time" office:time-value="PT11H07M00S">
            <text:p>11:07</text:p>
          </table:table-cell>
          <table:table-cell table:style-name="ce4" table:formula="of:=[.$B136]+[.P$3]" office:value-type="time" office:time-value="PT11H09M00S">
            <text:p>11:09</text:p>
          </table:table-cell>
          <table:table-cell table:style-name="ce4" table:formula="of:=[.$B136]+[.Q$3]" office:value-type="time" office:time-value="PT11H11M00S">
            <text:p>11:11</text:p>
          </table:table-cell>
          <table:table-cell table:style-name="ce4" table:formula="of:=[.$B136]+[.R$3]" office:value-type="time" office:time-value="PT11H14M00S">
            <text:p>11:14</text:p>
          </table:table-cell>
        </table:table-row>
        <table:table-row table:style-name="ro1">
          <table:table-cell table:style-name="ce3" table:formula="of:=[.A136]+2" office:value-type="float" office:value="3053">
            <text:p>3053</text:p>
          </table:table-cell>
          <table:table-cell table:style-name="ce6" table:formula="of:=[.B136]+TIME(0;12;0)" office:value-type="time" office:time-value="PT10H36M00S">
            <text:p>10:36</text:p>
          </table:table-cell>
          <table:table-cell table:style-name="ce4" table:formula="of:=[.$B137]+[.C$3]" office:value-type="time" office:time-value="PT10H49M00S">
            <text:p>10:49</text:p>
          </table:table-cell>
          <table:table-cell table:style-name="ce4" table:formula="of:=[.$B137]+[.D$3]" office:value-type="time" office:time-value="PT10H51M00S">
            <text:p>10:51</text:p>
          </table:table-cell>
          <table:table-cell table:style-name="ce4" table:formula="of:=[.$B137]+[.E$3]" office:value-type="time" office:time-value="PT10H53M00S">
            <text:p>10:53</text:p>
          </table:table-cell>
          <table:table-cell table:style-name="ce4" table:formula="of:=[.$B137]+[.F$3]" office:value-type="time" office:time-value="PT10H56M00S">
            <text:p>10:56</text:p>
          </table:table-cell>
          <table:table-cell table:style-name="ce4" table:formula="of:=[.$B137]+[.G$3]" office:value-type="time" office:time-value="PT10H58M00S">
            <text:p>10:58</text:p>
          </table:table-cell>
          <table:table-cell table:style-name="ce4" table:formula="of:=[.$B137]+[.H$3]" office:value-type="time" office:time-value="PT11H01M00S">
            <text:p>11:01</text:p>
          </table:table-cell>
          <table:table-cell table:style-name="ce4" table:formula="of:=[.$B137]+[.I$3]" office:value-type="time" office:time-value="PT11H03M00S">
            <text:p>11:03</text:p>
          </table:table-cell>
          <table:table-cell table:style-name="ce4" table:formula="of:=[.$B137]+[.J$3]" office:value-type="time" office:time-value="PT11H05M00S">
            <text:p>11:05</text:p>
          </table:table-cell>
          <table:table-cell table:style-name="ce4" table:formula="of:=[.$B137]+[.K$3]" office:value-type="time" office:time-value="PT11H07M00S">
            <text:p>11:07</text:p>
          </table:table-cell>
          <table:table-cell table:style-name="ce4" table:formula="of:=[.$B137]+[.L$3]" office:value-type="time" office:time-value="PT11H10M00S">
            <text:p>11:10</text:p>
          </table:table-cell>
          <table:table-cell table:style-name="ce4" table:formula="of:=[.$B137]+[.M$3]" office:value-type="time" office:time-value="PT11H13M00S">
            <text:p>11:13</text:p>
          </table:table-cell>
          <table:table-cell table:style-name="ce4" table:formula="of:=[.$B137]+[.N$3]" office:value-type="time" office:time-value="PT11H17M00S">
            <text:p>11:17</text:p>
          </table:table-cell>
          <table:table-cell table:style-name="ce4" table:formula="of:=[.$B137]+[.O$3]" office:value-type="time" office:time-value="PT11H19M00S">
            <text:p>11:19</text:p>
          </table:table-cell>
          <table:table-cell table:style-name="ce4" table:formula="of:=[.$B137]+[.P$3]" office:value-type="time" office:time-value="PT11H21M00S">
            <text:p>11:21</text:p>
          </table:table-cell>
          <table:table-cell table:style-name="ce4" table:formula="of:=[.$B137]+[.Q$3]" office:value-type="time" office:time-value="PT11H23M00S">
            <text:p>11:23</text:p>
          </table:table-cell>
          <table:table-cell table:style-name="ce4" table:formula="of:=[.$B137]+[.R$3]" office:value-type="time" office:time-value="PT11H26M00S">
            <text:p>11:26</text:p>
          </table:table-cell>
        </table:table-row>
        <table:table-row table:style-name="ro1">
          <table:table-cell table:style-name="ce3" table:formula="of:=[.A137]+2" office:value-type="float" office:value="3055">
            <text:p>3055</text:p>
          </table:table-cell>
          <table:table-cell table:style-name="ce6" table:formula="of:=[.B137]+TIME(0;12;0)" office:value-type="time" office:time-value="PT10H48M00S">
            <text:p>10:48</text:p>
          </table:table-cell>
          <table:table-cell table:style-name="ce4" table:formula="of:=[.$B138]+[.C$3]" office:value-type="time" office:time-value="PT11H01M00S">
            <text:p>11:01</text:p>
          </table:table-cell>
          <table:table-cell table:style-name="ce4" table:formula="of:=[.$B138]+[.D$3]" office:value-type="time" office:time-value="PT11H03M00S">
            <text:p>11:03</text:p>
          </table:table-cell>
          <table:table-cell table:style-name="ce4" table:formula="of:=[.$B138]+[.E$3]" office:value-type="time" office:time-value="PT11H05M00S">
            <text:p>11:05</text:p>
          </table:table-cell>
          <table:table-cell table:style-name="ce4" table:formula="of:=[.$B138]+[.F$3]" office:value-type="time" office:time-value="PT11H08M00S">
            <text:p>11:08</text:p>
          </table:table-cell>
          <table:table-cell table:style-name="ce4" table:formula="of:=[.$B138]+[.G$3]" office:value-type="time" office:time-value="PT11H10M00S">
            <text:p>11:10</text:p>
          </table:table-cell>
          <table:table-cell table:style-name="ce4" table:formula="of:=[.$B138]+[.H$3]" office:value-type="time" office:time-value="PT11H13M00S">
            <text:p>11:13</text:p>
          </table:table-cell>
          <table:table-cell table:style-name="ce4" table:formula="of:=[.$B138]+[.I$3]" office:value-type="time" office:time-value="PT11H15M00S">
            <text:p>11:15</text:p>
          </table:table-cell>
          <table:table-cell table:style-name="ce4" table:formula="of:=[.$B138]+[.J$3]" office:value-type="time" office:time-value="PT11H17M00S">
            <text:p>11:17</text:p>
          </table:table-cell>
          <table:table-cell table:style-name="ce4" table:formula="of:=[.$B138]+[.K$3]" office:value-type="time" office:time-value="PT11H19M00S">
            <text:p>11:19</text:p>
          </table:table-cell>
          <table:table-cell table:style-name="ce4" table:formula="of:=[.$B138]+[.L$3]" office:value-type="time" office:time-value="PT11H22M00S">
            <text:p>11:22</text:p>
          </table:table-cell>
          <table:table-cell table:style-name="ce4" table:formula="of:=[.$B138]+[.M$3]" office:value-type="time" office:time-value="PT11H25M00S">
            <text:p>11:25</text:p>
          </table:table-cell>
          <table:table-cell table:style-name="ce4" table:formula="of:=[.$B138]+[.N$3]" office:value-type="time" office:time-value="PT11H29M00S">
            <text:p>11:29</text:p>
          </table:table-cell>
          <table:table-cell table:style-name="ce4" table:formula="of:=[.$B138]+[.O$3]" office:value-type="time" office:time-value="PT11H31M00S">
            <text:p>11:31</text:p>
          </table:table-cell>
          <table:table-cell table:style-name="ce4" table:formula="of:=[.$B138]+[.P$3]" office:value-type="time" office:time-value="PT11H33M00S">
            <text:p>11:33</text:p>
          </table:table-cell>
          <table:table-cell table:style-name="ce4" table:formula="of:=[.$B138]+[.Q$3]" office:value-type="time" office:time-value="PT11H35M00S">
            <text:p>11:35</text:p>
          </table:table-cell>
          <table:table-cell table:style-name="ce4" table:formula="of:=[.$B138]+[.R$3]" office:value-type="time" office:time-value="PT11H38M00S">
            <text:p>11:38</text:p>
          </table:table-cell>
        </table:table-row>
        <table:table-row table:style-name="ro1">
          <table:table-cell table:style-name="ce3" table:formula="of:=[.A138]+2" office:value-type="float" office:value="3057">
            <text:p>3057</text:p>
          </table:table-cell>
          <table:table-cell table:style-name="ce6" table:formula="of:=[.B138]+TIME(0;12;0)" office:value-type="time" office:time-value="PT11H00M00S">
            <text:p>11:00</text:p>
          </table:table-cell>
          <table:table-cell table:style-name="ce4" table:formula="of:=[.$B139]+[.C$3]" office:value-type="time" office:time-value="PT11H13M00S">
            <text:p>11:13</text:p>
          </table:table-cell>
          <table:table-cell table:style-name="ce4" table:formula="of:=[.$B139]+[.D$3]" office:value-type="time" office:time-value="PT11H15M00S">
            <text:p>11:15</text:p>
          </table:table-cell>
          <table:table-cell table:style-name="ce4" table:formula="of:=[.$B139]+[.E$3]" office:value-type="time" office:time-value="PT11H17M00S">
            <text:p>11:17</text:p>
          </table:table-cell>
          <table:table-cell table:style-name="ce4" table:formula="of:=[.$B139]+[.F$3]" office:value-type="time" office:time-value="PT11H20M00S">
            <text:p>11:20</text:p>
          </table:table-cell>
          <table:table-cell table:style-name="ce4" table:formula="of:=[.$B139]+[.G$3]" office:value-type="time" office:time-value="PT11H22M00S">
            <text:p>11:22</text:p>
          </table:table-cell>
          <table:table-cell table:style-name="ce4" table:formula="of:=[.$B139]+[.H$3]" office:value-type="time" office:time-value="PT11H25M00S">
            <text:p>11:25</text:p>
          </table:table-cell>
          <table:table-cell table:style-name="ce4" table:formula="of:=[.$B139]+[.I$3]" office:value-type="time" office:time-value="PT11H27M00S">
            <text:p>11:27</text:p>
          </table:table-cell>
          <table:table-cell table:style-name="ce4" table:formula="of:=[.$B139]+[.J$3]" office:value-type="time" office:time-value="PT11H29M00S">
            <text:p>11:29</text:p>
          </table:table-cell>
          <table:table-cell table:style-name="ce4" table:formula="of:=[.$B139]+[.K$3]" office:value-type="time" office:time-value="PT11H31M00S">
            <text:p>11:31</text:p>
          </table:table-cell>
          <table:table-cell table:style-name="ce4" table:formula="of:=[.$B139]+[.L$3]" office:value-type="time" office:time-value="PT11H34M00S">
            <text:p>11:34</text:p>
          </table:table-cell>
          <table:table-cell table:style-name="ce4" table:formula="of:=[.$B139]+[.M$3]" office:value-type="time" office:time-value="PT11H37M00S">
            <text:p>11:37</text:p>
          </table:table-cell>
          <table:table-cell table:style-name="ce4" table:formula="of:=[.$B139]+[.N$3]" office:value-type="time" office:time-value="PT11H41M00S">
            <text:p>11:41</text:p>
          </table:table-cell>
          <table:table-cell table:style-name="ce4" table:formula="of:=[.$B139]+[.O$3]" office:value-type="time" office:time-value="PT11H43M00S">
            <text:p>11:43</text:p>
          </table:table-cell>
          <table:table-cell table:style-name="ce4" table:formula="of:=[.$B139]+[.P$3]" office:value-type="time" office:time-value="PT11H45M00S">
            <text:p>11:45</text:p>
          </table:table-cell>
          <table:table-cell table:style-name="ce4" table:formula="of:=[.$B139]+[.Q$3]" office:value-type="time" office:time-value="PT11H47M00S">
            <text:p>11:47</text:p>
          </table:table-cell>
          <table:table-cell table:style-name="ce4" table:formula="of:=[.$B139]+[.R$3]" office:value-type="time" office:time-value="PT11H50M00S">
            <text:p>11:50</text:p>
          </table:table-cell>
        </table:table-row>
        <table:table-row table:style-name="ro1">
          <table:table-cell table:style-name="ce3" table:formula="of:=[.A139]+2" office:value-type="float" office:value="3059">
            <text:p>3059</text:p>
          </table:table-cell>
          <table:table-cell table:style-name="ce6" table:formula="of:=[.B139]+TIME(0;12;0)" office:value-type="time" office:time-value="PT11H12M00S">
            <text:p>11:12</text:p>
          </table:table-cell>
          <table:table-cell table:style-name="ce4" table:formula="of:=[.$B140]+[.C$3]" office:value-type="time" office:time-value="PT11H25M00S">
            <text:p>11:25</text:p>
          </table:table-cell>
          <table:table-cell table:style-name="ce4" table:formula="of:=[.$B140]+[.D$3]" office:value-type="time" office:time-value="PT11H27M00S">
            <text:p>11:27</text:p>
          </table:table-cell>
          <table:table-cell table:style-name="ce4" table:formula="of:=[.$B140]+[.E$3]" office:value-type="time" office:time-value="PT11H29M00S">
            <text:p>11:29</text:p>
          </table:table-cell>
          <table:table-cell table:style-name="ce4" table:formula="of:=[.$B140]+[.F$3]" office:value-type="time" office:time-value="PT11H32M00S">
            <text:p>11:32</text:p>
          </table:table-cell>
          <table:table-cell table:style-name="ce4" table:formula="of:=[.$B140]+[.G$3]" office:value-type="time" office:time-value="PT11H34M00S">
            <text:p>11:34</text:p>
          </table:table-cell>
          <table:table-cell table:style-name="ce4" table:formula="of:=[.$B140]+[.H$3]" office:value-type="time" office:time-value="PT11H37M00S">
            <text:p>11:37</text:p>
          </table:table-cell>
          <table:table-cell table:style-name="ce4" table:formula="of:=[.$B140]+[.I$3]" office:value-type="time" office:time-value="PT11H39M00S">
            <text:p>11:39</text:p>
          </table:table-cell>
          <table:table-cell table:style-name="ce4" table:formula="of:=[.$B140]+[.J$3]" office:value-type="time" office:time-value="PT11H41M00S">
            <text:p>11:41</text:p>
          </table:table-cell>
          <table:table-cell table:style-name="ce4" table:formula="of:=[.$B140]+[.K$3]" office:value-type="time" office:time-value="PT11H43M00S">
            <text:p>11:43</text:p>
          </table:table-cell>
          <table:table-cell table:style-name="ce4" table:formula="of:=[.$B140]+[.L$3]" office:value-type="time" office:time-value="PT11H46M00S">
            <text:p>11:46</text:p>
          </table:table-cell>
          <table:table-cell table:style-name="ce4" table:formula="of:=[.$B140]+[.M$3]" office:value-type="time" office:time-value="PT11H49M00S">
            <text:p>11:49</text:p>
          </table:table-cell>
          <table:table-cell table:style-name="ce4" table:formula="of:=[.$B140]+[.N$3]" office:value-type="time" office:time-value="PT11H53M00S">
            <text:p>11:53</text:p>
          </table:table-cell>
          <table:table-cell table:style-name="ce4" table:formula="of:=[.$B140]+[.O$3]" office:value-type="time" office:time-value="PT11H55M00S">
            <text:p>11:55</text:p>
          </table:table-cell>
          <table:table-cell table:style-name="ce4" table:formula="of:=[.$B140]+[.P$3]" office:value-type="time" office:time-value="PT11H57M00S">
            <text:p>11:57</text:p>
          </table:table-cell>
          <table:table-cell table:style-name="ce4" table:formula="of:=[.$B140]+[.Q$3]" office:value-type="time" office:time-value="PT11H59M00S">
            <text:p>11:59</text:p>
          </table:table-cell>
          <table:table-cell table:style-name="ce4" table:formula="of:=[.$B140]+[.R$3]" office:value-type="time" office:time-value="PT12H02M00S">
            <text:p>12:02</text:p>
          </table:table-cell>
        </table:table-row>
        <table:table-row table:style-name="ro1">
          <table:table-cell table:style-name="ce3" table:formula="of:=[.A140]+2" office:value-type="float" office:value="3061">
            <text:p>3061</text:p>
          </table:table-cell>
          <table:table-cell table:style-name="ce6" table:formula="of:=[.B140]+TIME(0;12;0)" office:value-type="time" office:time-value="PT11H24M00S">
            <text:p>11:24</text:p>
          </table:table-cell>
          <table:table-cell table:style-name="ce4" table:formula="of:=[.$B141]+[.C$3]" office:value-type="time" office:time-value="PT11H37M00S">
            <text:p>11:37</text:p>
          </table:table-cell>
          <table:table-cell table:style-name="ce4" table:formula="of:=[.$B141]+[.D$3]" office:value-type="time" office:time-value="PT11H39M00S">
            <text:p>11:39</text:p>
          </table:table-cell>
          <table:table-cell table:style-name="ce4" table:formula="of:=[.$B141]+[.E$3]" office:value-type="time" office:time-value="PT11H41M00S">
            <text:p>11:41</text:p>
          </table:table-cell>
          <table:table-cell table:style-name="ce4" table:formula="of:=[.$B141]+[.F$3]" office:value-type="time" office:time-value="PT11H44M00S">
            <text:p>11:44</text:p>
          </table:table-cell>
          <table:table-cell table:style-name="ce4" table:formula="of:=[.$B141]+[.G$3]" office:value-type="time" office:time-value="PT11H46M00S">
            <text:p>11:46</text:p>
          </table:table-cell>
          <table:table-cell table:style-name="ce4" table:formula="of:=[.$B141]+[.H$3]" office:value-type="time" office:time-value="PT11H49M00S">
            <text:p>11:49</text:p>
          </table:table-cell>
          <table:table-cell table:style-name="ce4" table:formula="of:=[.$B141]+[.I$3]" office:value-type="time" office:time-value="PT11H51M00S">
            <text:p>11:51</text:p>
          </table:table-cell>
          <table:table-cell table:style-name="ce4" table:formula="of:=[.$B141]+[.J$3]" office:value-type="time" office:time-value="PT11H53M00S">
            <text:p>11:53</text:p>
          </table:table-cell>
          <table:table-cell table:style-name="ce4" table:formula="of:=[.$B141]+[.K$3]" office:value-type="time" office:time-value="PT11H55M00S">
            <text:p>11:55</text:p>
          </table:table-cell>
          <table:table-cell table:style-name="ce4" table:formula="of:=[.$B141]+[.L$3]" office:value-type="time" office:time-value="PT11H58M00S">
            <text:p>11:58</text:p>
          </table:table-cell>
          <table:table-cell table:style-name="ce4" table:formula="of:=[.$B141]+[.M$3]" office:value-type="time" office:time-value="PT12H01M00S">
            <text:p>12:01</text:p>
          </table:table-cell>
          <table:table-cell table:style-name="ce4" table:formula="of:=[.$B141]+[.N$3]" office:value-type="time" office:time-value="PT12H05M00S">
            <text:p>12:05</text:p>
          </table:table-cell>
          <table:table-cell table:style-name="ce4" table:formula="of:=[.$B141]+[.O$3]" office:value-type="time" office:time-value="PT12H07M00S">
            <text:p>12:07</text:p>
          </table:table-cell>
          <table:table-cell table:style-name="ce4" table:formula="of:=[.$B141]+[.P$3]" office:value-type="time" office:time-value="PT12H09M00S">
            <text:p>12:09</text:p>
          </table:table-cell>
          <table:table-cell table:style-name="ce4" table:formula="of:=[.$B141]+[.Q$3]" office:value-type="time" office:time-value="PT12H11M00S">
            <text:p>12:11</text:p>
          </table:table-cell>
          <table:table-cell table:style-name="ce4" table:formula="of:=[.$B141]+[.R$3]" office:value-type="time" office:time-value="PT12H14M00S">
            <text:p>12:14</text:p>
          </table:table-cell>
        </table:table-row>
        <table:table-row table:style-name="ro1">
          <table:table-cell table:style-name="ce3" table:formula="of:=[.A141]+2" office:value-type="float" office:value="3063">
            <text:p>3063</text:p>
          </table:table-cell>
          <table:table-cell table:style-name="ce6" table:formula="of:=[.B141]+TIME(0;12;0)" office:value-type="time" office:time-value="PT11H36M00S">
            <text:p>11:36</text:p>
          </table:table-cell>
          <table:table-cell table:style-name="ce4" table:formula="of:=[.$B142]+[.C$3]" office:value-type="time" office:time-value="PT11H49M00S">
            <text:p>11:49</text:p>
          </table:table-cell>
          <table:table-cell table:style-name="ce4" table:formula="of:=[.$B142]+[.D$3]" office:value-type="time" office:time-value="PT11H51M00S">
            <text:p>11:51</text:p>
          </table:table-cell>
          <table:table-cell table:style-name="ce4" table:formula="of:=[.$B142]+[.E$3]" office:value-type="time" office:time-value="PT11H53M00S">
            <text:p>11:53</text:p>
          </table:table-cell>
          <table:table-cell table:style-name="ce4" table:formula="of:=[.$B142]+[.F$3]" office:value-type="time" office:time-value="PT11H56M00S">
            <text:p>11:56</text:p>
          </table:table-cell>
          <table:table-cell table:style-name="ce4" table:formula="of:=[.$B142]+[.G$3]" office:value-type="time" office:time-value="PT11H58M00S">
            <text:p>11:58</text:p>
          </table:table-cell>
          <table:table-cell table:style-name="ce4" table:formula="of:=[.$B142]+[.H$3]" office:value-type="time" office:time-value="PT12H01M00S">
            <text:p>12:01</text:p>
          </table:table-cell>
          <table:table-cell table:style-name="ce4" table:formula="of:=[.$B142]+[.I$3]" office:value-type="time" office:time-value="PT12H03M00S">
            <text:p>12:03</text:p>
          </table:table-cell>
          <table:table-cell table:style-name="ce4" table:formula="of:=[.$B142]+[.J$3]" office:value-type="time" office:time-value="PT12H05M00S">
            <text:p>12:05</text:p>
          </table:table-cell>
          <table:table-cell table:style-name="ce4" table:formula="of:=[.$B142]+[.K$3]" office:value-type="time" office:time-value="PT12H07M00S">
            <text:p>12:07</text:p>
          </table:table-cell>
          <table:table-cell table:style-name="ce4" table:formula="of:=[.$B142]+[.L$3]" office:value-type="time" office:time-value="PT12H10M00S">
            <text:p>12:10</text:p>
          </table:table-cell>
          <table:table-cell table:style-name="ce4" table:formula="of:=[.$B142]+[.M$3]" office:value-type="time" office:time-value="PT12H13M00S">
            <text:p>12:13</text:p>
          </table:table-cell>
          <table:table-cell table:style-name="ce4" table:formula="of:=[.$B142]+[.N$3]" office:value-type="time" office:time-value="PT12H17M00S">
            <text:p>12:17</text:p>
          </table:table-cell>
          <table:table-cell table:style-name="ce4" table:formula="of:=[.$B142]+[.O$3]" office:value-type="time" office:time-value="PT12H19M00S">
            <text:p>12:19</text:p>
          </table:table-cell>
          <table:table-cell table:style-name="ce4" table:formula="of:=[.$B142]+[.P$3]" office:value-type="time" office:time-value="PT12H21M00S">
            <text:p>12:21</text:p>
          </table:table-cell>
          <table:table-cell table:style-name="ce4" table:formula="of:=[.$B142]+[.Q$3]" office:value-type="time" office:time-value="PT12H23M00S">
            <text:p>12:23</text:p>
          </table:table-cell>
          <table:table-cell table:style-name="ce4" table:formula="of:=[.$B142]+[.R$3]" office:value-type="time" office:time-value="PT12H26M00S">
            <text:p>12:26</text:p>
          </table:table-cell>
        </table:table-row>
        <table:table-row table:style-name="ro1">
          <table:table-cell table:style-name="ce3" table:formula="of:=[.A142]+2" office:value-type="float" office:value="3065">
            <text:p>3065</text:p>
          </table:table-cell>
          <table:table-cell table:style-name="ce6" table:formula="of:=[.B142]+TIME(0;12;0)" office:value-type="time" office:time-value="PT11H48M00S">
            <text:p>11:48</text:p>
          </table:table-cell>
          <table:table-cell table:style-name="ce4" table:formula="of:=[.$B143]+[.C$3]" office:value-type="time" office:time-value="PT12H01M00S">
            <text:p>12:01</text:p>
          </table:table-cell>
          <table:table-cell table:style-name="ce4" table:formula="of:=[.$B143]+[.D$3]" office:value-type="time" office:time-value="PT12H03M00S">
            <text:p>12:03</text:p>
          </table:table-cell>
          <table:table-cell table:style-name="ce4" table:formula="of:=[.$B143]+[.E$3]" office:value-type="time" office:time-value="PT12H05M00S">
            <text:p>12:05</text:p>
          </table:table-cell>
          <table:table-cell table:style-name="ce4" table:formula="of:=[.$B143]+[.F$3]" office:value-type="time" office:time-value="PT12H08M00S">
            <text:p>12:08</text:p>
          </table:table-cell>
          <table:table-cell table:style-name="ce4" table:formula="of:=[.$B143]+[.G$3]" office:value-type="time" office:time-value="PT12H10M00S">
            <text:p>12:10</text:p>
          </table:table-cell>
          <table:table-cell table:style-name="ce4" table:formula="of:=[.$B143]+[.H$3]" office:value-type="time" office:time-value="PT12H13M00S">
            <text:p>12:13</text:p>
          </table:table-cell>
          <table:table-cell table:style-name="ce4" table:formula="of:=[.$B143]+[.I$3]" office:value-type="time" office:time-value="PT12H15M00S">
            <text:p>12:15</text:p>
          </table:table-cell>
          <table:table-cell table:style-name="ce4" table:formula="of:=[.$B143]+[.J$3]" office:value-type="time" office:time-value="PT12H17M00S">
            <text:p>12:17</text:p>
          </table:table-cell>
          <table:table-cell table:style-name="ce4" table:formula="of:=[.$B143]+[.K$3]" office:value-type="time" office:time-value="PT12H19M00S">
            <text:p>12:19</text:p>
          </table:table-cell>
          <table:table-cell table:style-name="ce4" table:formula="of:=[.$B143]+[.L$3]" office:value-type="time" office:time-value="PT12H22M00S">
            <text:p>12:22</text:p>
          </table:table-cell>
          <table:table-cell table:style-name="ce4" table:formula="of:=[.$B143]+[.M$3]" office:value-type="time" office:time-value="PT12H25M00S">
            <text:p>12:25</text:p>
          </table:table-cell>
          <table:table-cell table:style-name="ce4" table:formula="of:=[.$B143]+[.N$3]" office:value-type="time" office:time-value="PT12H29M00S">
            <text:p>12:29</text:p>
          </table:table-cell>
          <table:table-cell table:style-name="ce4" table:formula="of:=[.$B143]+[.O$3]" office:value-type="time" office:time-value="PT12H31M00S">
            <text:p>12:31</text:p>
          </table:table-cell>
          <table:table-cell table:style-name="ce4" table:formula="of:=[.$B143]+[.P$3]" office:value-type="time" office:time-value="PT12H33M00S">
            <text:p>12:33</text:p>
          </table:table-cell>
          <table:table-cell table:style-name="ce4" table:formula="of:=[.$B143]+[.Q$3]" office:value-type="time" office:time-value="PT12H35M00S">
            <text:p>12:35</text:p>
          </table:table-cell>
          <table:table-cell table:style-name="ce4" table:formula="of:=[.$B143]+[.R$3]" office:value-type="time" office:time-value="PT12H38M00S">
            <text:p>12:38</text:p>
          </table:table-cell>
        </table:table-row>
        <table:table-row table:style-name="ro1">
          <table:table-cell table:style-name="ce3" table:formula="of:=[.A143]+2" office:value-type="float" office:value="3067">
            <text:p>3067</text:p>
          </table:table-cell>
          <table:table-cell table:style-name="ce6" table:formula="of:=[.B143]+TIME(0;12;0)" office:value-type="time" office:time-value="PT12H00M00S">
            <text:p>12:00</text:p>
          </table:table-cell>
          <table:table-cell table:style-name="ce4" table:formula="of:=[.$B144]+[.C$3]" office:value-type="time" office:time-value="PT12H13M00S">
            <text:p>12:13</text:p>
          </table:table-cell>
          <table:table-cell table:style-name="ce4" table:formula="of:=[.$B144]+[.D$3]" office:value-type="time" office:time-value="PT12H15M00S">
            <text:p>12:15</text:p>
          </table:table-cell>
          <table:table-cell table:style-name="ce4" table:formula="of:=[.$B144]+[.E$3]" office:value-type="time" office:time-value="PT12H17M00S">
            <text:p>12:17</text:p>
          </table:table-cell>
          <table:table-cell table:style-name="ce4" table:formula="of:=[.$B144]+[.F$3]" office:value-type="time" office:time-value="PT12H20M00S">
            <text:p>12:20</text:p>
          </table:table-cell>
          <table:table-cell table:style-name="ce4" table:formula="of:=[.$B144]+[.G$3]" office:value-type="time" office:time-value="PT12H22M00S">
            <text:p>12:22</text:p>
          </table:table-cell>
          <table:table-cell table:style-name="ce4" table:formula="of:=[.$B144]+[.H$3]" office:value-type="time" office:time-value="PT12H25M00S">
            <text:p>12:25</text:p>
          </table:table-cell>
          <table:table-cell table:style-name="ce4" table:formula="of:=[.$B144]+[.I$3]" office:value-type="time" office:time-value="PT12H27M00S">
            <text:p>12:27</text:p>
          </table:table-cell>
          <table:table-cell table:style-name="ce4" table:formula="of:=[.$B144]+[.J$3]" office:value-type="time" office:time-value="PT12H29M00S">
            <text:p>12:29</text:p>
          </table:table-cell>
          <table:table-cell table:style-name="ce4" table:formula="of:=[.$B144]+[.K$3]" office:value-type="time" office:time-value="PT12H31M00S">
            <text:p>12:31</text:p>
          </table:table-cell>
          <table:table-cell table:style-name="ce4" table:formula="of:=[.$B144]+[.L$3]" office:value-type="time" office:time-value="PT12H34M00S">
            <text:p>12:34</text:p>
          </table:table-cell>
          <table:table-cell table:style-name="ce4" table:formula="of:=[.$B144]+[.M$3]" office:value-type="time" office:time-value="PT12H37M00S">
            <text:p>12:37</text:p>
          </table:table-cell>
          <table:table-cell table:style-name="ce4" table:formula="of:=[.$B144]+[.N$3]" office:value-type="time" office:time-value="PT12H41M00S">
            <text:p>12:41</text:p>
          </table:table-cell>
          <table:table-cell table:style-name="ce4" table:formula="of:=[.$B144]+[.O$3]" office:value-type="time" office:time-value="PT12H43M00S">
            <text:p>12:43</text:p>
          </table:table-cell>
          <table:table-cell table:style-name="ce4" table:formula="of:=[.$B144]+[.P$3]" office:value-type="time" office:time-value="PT12H45M00S">
            <text:p>12:45</text:p>
          </table:table-cell>
          <table:table-cell table:style-name="ce4" table:formula="of:=[.$B144]+[.Q$3]" office:value-type="time" office:time-value="PT12H47M00S">
            <text:p>12:47</text:p>
          </table:table-cell>
          <table:table-cell table:style-name="ce4" table:formula="of:=[.$B144]+[.R$3]" office:value-type="time" office:time-value="PT12H50M00S">
            <text:p>12:50</text:p>
          </table:table-cell>
        </table:table-row>
        <table:table-row table:style-name="ro1">
          <table:table-cell table:style-name="ce3" table:formula="of:=[.A144]+2" office:value-type="float" office:value="3069">
            <text:p>3069</text:p>
          </table:table-cell>
          <table:table-cell table:style-name="ce6" table:formula="of:=[.B144]+TIME(0;12;0)" office:value-type="time" office:time-value="PT12H12M00S">
            <text:p>12:12</text:p>
          </table:table-cell>
          <table:table-cell table:style-name="ce4" table:formula="of:=[.$B145]+[.C$3]" office:value-type="time" office:time-value="PT12H25M00S">
            <text:p>12:25</text:p>
          </table:table-cell>
          <table:table-cell table:style-name="ce4" table:formula="of:=[.$B145]+[.D$3]" office:value-type="time" office:time-value="PT12H27M00S">
            <text:p>12:27</text:p>
          </table:table-cell>
          <table:table-cell table:style-name="ce4" table:formula="of:=[.$B145]+[.E$3]" office:value-type="time" office:time-value="PT12H29M00S">
            <text:p>12:29</text:p>
          </table:table-cell>
          <table:table-cell table:style-name="ce4" table:formula="of:=[.$B145]+[.F$3]" office:value-type="time" office:time-value="PT12H32M00S">
            <text:p>12:32</text:p>
          </table:table-cell>
          <table:table-cell table:style-name="ce4" table:formula="of:=[.$B145]+[.G$3]" office:value-type="time" office:time-value="PT12H34M00S">
            <text:p>12:34</text:p>
          </table:table-cell>
          <table:table-cell table:style-name="ce4" table:formula="of:=[.$B145]+[.H$3]" office:value-type="time" office:time-value="PT12H37M00S">
            <text:p>12:37</text:p>
          </table:table-cell>
          <table:table-cell table:style-name="ce4" table:formula="of:=[.$B145]+[.I$3]" office:value-type="time" office:time-value="PT12H39M00S">
            <text:p>12:39</text:p>
          </table:table-cell>
          <table:table-cell table:style-name="ce4" table:formula="of:=[.$B145]+[.J$3]" office:value-type="time" office:time-value="PT12H41M00S">
            <text:p>12:41</text:p>
          </table:table-cell>
          <table:table-cell table:style-name="ce4" table:formula="of:=[.$B145]+[.K$3]" office:value-type="time" office:time-value="PT12H43M00S">
            <text:p>12:43</text:p>
          </table:table-cell>
          <table:table-cell table:style-name="ce4" table:formula="of:=[.$B145]+[.L$3]" office:value-type="time" office:time-value="PT12H46M00S">
            <text:p>12:46</text:p>
          </table:table-cell>
          <table:table-cell table:style-name="ce4" table:formula="of:=[.$B145]+[.M$3]" office:value-type="time" office:time-value="PT12H49M00S">
            <text:p>12:49</text:p>
          </table:table-cell>
          <table:table-cell table:style-name="ce4" table:formula="of:=[.$B145]+[.N$3]" office:value-type="time" office:time-value="PT12H53M00S">
            <text:p>12:53</text:p>
          </table:table-cell>
          <table:table-cell table:style-name="ce4" table:formula="of:=[.$B145]+[.O$3]" office:value-type="time" office:time-value="PT12H55M00S">
            <text:p>12:55</text:p>
          </table:table-cell>
          <table:table-cell table:style-name="ce4" table:formula="of:=[.$B145]+[.P$3]" office:value-type="time" office:time-value="PT12H57M00S">
            <text:p>12:57</text:p>
          </table:table-cell>
          <table:table-cell table:style-name="ce4" table:formula="of:=[.$B145]+[.Q$3]" office:value-type="time" office:time-value="PT12H59M00S">
            <text:p>12:59</text:p>
          </table:table-cell>
          <table:table-cell table:style-name="ce4" table:formula="of:=[.$B145]+[.R$3]" office:value-type="time" office:time-value="PT13H02M00S">
            <text:p>13:02</text:p>
          </table:table-cell>
        </table:table-row>
        <table:table-row table:style-name="ro1">
          <table:table-cell table:style-name="ce3" table:formula="of:=[.A145]+2" office:value-type="float" office:value="3071">
            <text:p>3071</text:p>
          </table:table-cell>
          <table:table-cell table:style-name="ce6" table:formula="of:=[.B145]+TIME(0;12;0)" office:value-type="time" office:time-value="PT12H24M00S">
            <text:p>12:24</text:p>
          </table:table-cell>
          <table:table-cell table:style-name="ce4" table:formula="of:=[.$B146]+[.C$3]" office:value-type="time" office:time-value="PT12H37M00S">
            <text:p>12:37</text:p>
          </table:table-cell>
          <table:table-cell table:style-name="ce4" table:formula="of:=[.$B146]+[.D$3]" office:value-type="time" office:time-value="PT12H39M00S">
            <text:p>12:39</text:p>
          </table:table-cell>
          <table:table-cell table:style-name="ce4" table:formula="of:=[.$B146]+[.E$3]" office:value-type="time" office:time-value="PT12H41M00S">
            <text:p>12:41</text:p>
          </table:table-cell>
          <table:table-cell table:style-name="ce4" table:formula="of:=[.$B146]+[.F$3]" office:value-type="time" office:time-value="PT12H44M00S">
            <text:p>12:44</text:p>
          </table:table-cell>
          <table:table-cell table:style-name="ce4" table:formula="of:=[.$B146]+[.G$3]" office:value-type="time" office:time-value="PT12H46M00S">
            <text:p>12:46</text:p>
          </table:table-cell>
          <table:table-cell table:style-name="ce4" table:formula="of:=[.$B146]+[.H$3]" office:value-type="time" office:time-value="PT12H49M00S">
            <text:p>12:49</text:p>
          </table:table-cell>
          <table:table-cell table:style-name="ce4" table:formula="of:=[.$B146]+[.I$3]" office:value-type="time" office:time-value="PT12H51M00S">
            <text:p>12:51</text:p>
          </table:table-cell>
          <table:table-cell table:style-name="ce4" table:formula="of:=[.$B146]+[.J$3]" office:value-type="time" office:time-value="PT12H53M00S">
            <text:p>12:53</text:p>
          </table:table-cell>
          <table:table-cell table:style-name="ce4" table:formula="of:=[.$B146]+[.K$3]" office:value-type="time" office:time-value="PT12H55M00S">
            <text:p>12:55</text:p>
          </table:table-cell>
          <table:table-cell table:style-name="ce4" table:formula="of:=[.$B146]+[.L$3]" office:value-type="time" office:time-value="PT12H58M00S">
            <text:p>12:58</text:p>
          </table:table-cell>
          <table:table-cell table:style-name="ce4" table:formula="of:=[.$B146]+[.M$3]" office:value-type="time" office:time-value="PT13H01M00S">
            <text:p>13:01</text:p>
          </table:table-cell>
          <table:table-cell table:style-name="ce4" table:formula="of:=[.$B146]+[.N$3]" office:value-type="time" office:time-value="PT13H05M00S">
            <text:p>13:05</text:p>
          </table:table-cell>
          <table:table-cell table:style-name="ce4" table:formula="of:=[.$B146]+[.O$3]" office:value-type="time" office:time-value="PT13H07M00S">
            <text:p>13:07</text:p>
          </table:table-cell>
          <table:table-cell table:style-name="ce4" table:formula="of:=[.$B146]+[.P$3]" office:value-type="time" office:time-value="PT13H09M00S">
            <text:p>13:09</text:p>
          </table:table-cell>
          <table:table-cell table:style-name="ce4" table:formula="of:=[.$B146]+[.Q$3]" office:value-type="time" office:time-value="PT13H11M00S">
            <text:p>13:11</text:p>
          </table:table-cell>
          <table:table-cell table:style-name="ce4" table:formula="of:=[.$B146]+[.R$3]" office:value-type="time" office:time-value="PT13H14M00S">
            <text:p>13:14</text:p>
          </table:table-cell>
        </table:table-row>
        <table:table-row table:style-name="ro1">
          <table:table-cell table:style-name="ce3" table:formula="of:=[.A146]+2" office:value-type="float" office:value="3073">
            <text:p>3073</text:p>
          </table:table-cell>
          <table:table-cell table:style-name="ce6" table:formula="of:=[.B146]+TIME(0;12;0)" office:value-type="time" office:time-value="PT12H36M00S">
            <text:p>12:36</text:p>
          </table:table-cell>
          <table:table-cell table:style-name="ce4" table:formula="of:=[.$B147]+[.C$3]" office:value-type="time" office:time-value="PT12H49M00S">
            <text:p>12:49</text:p>
          </table:table-cell>
          <table:table-cell table:style-name="ce4" table:formula="of:=[.$B147]+[.D$3]" office:value-type="time" office:time-value="PT12H51M00S">
            <text:p>12:51</text:p>
          </table:table-cell>
          <table:table-cell table:style-name="ce4" table:formula="of:=[.$B147]+[.E$3]" office:value-type="time" office:time-value="PT12H53M00S">
            <text:p>12:53</text:p>
          </table:table-cell>
          <table:table-cell table:style-name="ce4" table:formula="of:=[.$B147]+[.F$3]" office:value-type="time" office:time-value="PT12H56M00S">
            <text:p>12:56</text:p>
          </table:table-cell>
          <table:table-cell table:style-name="ce4" table:formula="of:=[.$B147]+[.G$3]" office:value-type="time" office:time-value="PT12H58M00S">
            <text:p>12:58</text:p>
          </table:table-cell>
          <table:table-cell table:style-name="ce4" table:formula="of:=[.$B147]+[.H$3]" office:value-type="time" office:time-value="PT13H01M00S">
            <text:p>13:01</text:p>
          </table:table-cell>
          <table:table-cell table:style-name="ce4" table:formula="of:=[.$B147]+[.I$3]" office:value-type="time" office:time-value="PT13H03M00S">
            <text:p>13:03</text:p>
          </table:table-cell>
          <table:table-cell table:style-name="ce4" table:formula="of:=[.$B147]+[.J$3]" office:value-type="time" office:time-value="PT13H05M00S">
            <text:p>13:05</text:p>
          </table:table-cell>
          <table:table-cell table:style-name="ce4" table:formula="of:=[.$B147]+[.K$3]" office:value-type="time" office:time-value="PT13H07M00S">
            <text:p>13:07</text:p>
          </table:table-cell>
          <table:table-cell table:style-name="ce4" table:formula="of:=[.$B147]+[.L$3]" office:value-type="time" office:time-value="PT13H10M00S">
            <text:p>13:10</text:p>
          </table:table-cell>
          <table:table-cell table:style-name="ce4" table:formula="of:=[.$B147]+[.M$3]" office:value-type="time" office:time-value="PT13H13M00S">
            <text:p>13:13</text:p>
          </table:table-cell>
          <table:table-cell table:style-name="ce4" table:formula="of:=[.$B147]+[.N$3]" office:value-type="time" office:time-value="PT13H17M00S">
            <text:p>13:17</text:p>
          </table:table-cell>
          <table:table-cell table:style-name="ce4" table:formula="of:=[.$B147]+[.O$3]" office:value-type="time" office:time-value="PT13H19M00S">
            <text:p>13:19</text:p>
          </table:table-cell>
          <table:table-cell table:style-name="ce4" table:formula="of:=[.$B147]+[.P$3]" office:value-type="time" office:time-value="PT13H21M00S">
            <text:p>13:21</text:p>
          </table:table-cell>
          <table:table-cell table:style-name="ce4" table:formula="of:=[.$B147]+[.Q$3]" office:value-type="time" office:time-value="PT13H23M00S">
            <text:p>13:23</text:p>
          </table:table-cell>
          <table:table-cell table:style-name="ce4" table:formula="of:=[.$B147]+[.R$3]" office:value-type="time" office:time-value="PT13H26M00S">
            <text:p>13:26</text:p>
          </table:table-cell>
        </table:table-row>
        <table:table-row table:style-name="ro1">
          <table:table-cell table:style-name="ce3" table:formula="of:=[.A147]+2" office:value-type="float" office:value="3075">
            <text:p>3075</text:p>
          </table:table-cell>
          <table:table-cell table:style-name="ce6" table:formula="of:=[.B147]+TIME(0;12;0)" office:value-type="time" office:time-value="PT12H48M00S">
            <text:p>12:48</text:p>
          </table:table-cell>
          <table:table-cell table:style-name="ce4" table:formula="of:=[.$B148]+[.C$3]" office:value-type="time" office:time-value="PT13H01M00S">
            <text:p>13:01</text:p>
          </table:table-cell>
          <table:table-cell table:style-name="ce4" table:formula="of:=[.$B148]+[.D$3]" office:value-type="time" office:time-value="PT13H03M00S">
            <text:p>13:03</text:p>
          </table:table-cell>
          <table:table-cell table:style-name="ce4" table:formula="of:=[.$B148]+[.E$3]" office:value-type="time" office:time-value="PT13H05M00S">
            <text:p>13:05</text:p>
          </table:table-cell>
          <table:table-cell table:style-name="ce4" table:formula="of:=[.$B148]+[.F$3]" office:value-type="time" office:time-value="PT13H08M00S">
            <text:p>13:08</text:p>
          </table:table-cell>
          <table:table-cell table:style-name="ce4" table:formula="of:=[.$B148]+[.G$3]" office:value-type="time" office:time-value="PT13H10M00S">
            <text:p>13:10</text:p>
          </table:table-cell>
          <table:table-cell table:style-name="ce4" table:formula="of:=[.$B148]+[.H$3]" office:value-type="time" office:time-value="PT13H13M00S">
            <text:p>13:13</text:p>
          </table:table-cell>
          <table:table-cell table:style-name="ce4" table:formula="of:=[.$B148]+[.I$3]" office:value-type="time" office:time-value="PT13H15M00S">
            <text:p>13:15</text:p>
          </table:table-cell>
          <table:table-cell table:style-name="ce4" table:formula="of:=[.$B148]+[.J$3]" office:value-type="time" office:time-value="PT13H17M00S">
            <text:p>13:17</text:p>
          </table:table-cell>
          <table:table-cell table:style-name="ce4" table:formula="of:=[.$B148]+[.K$3]" office:value-type="time" office:time-value="PT13H19M00S">
            <text:p>13:19</text:p>
          </table:table-cell>
          <table:table-cell table:style-name="ce4" table:formula="of:=[.$B148]+[.L$3]" office:value-type="time" office:time-value="PT13H22M00S">
            <text:p>13:22</text:p>
          </table:table-cell>
          <table:table-cell table:style-name="ce4" table:formula="of:=[.$B148]+[.M$3]" office:value-type="time" office:time-value="PT13H25M00S">
            <text:p>13:25</text:p>
          </table:table-cell>
          <table:table-cell table:style-name="ce4" table:formula="of:=[.$B148]+[.N$3]" office:value-type="time" office:time-value="PT13H29M00S">
            <text:p>13:29</text:p>
          </table:table-cell>
          <table:table-cell table:style-name="ce4" table:formula="of:=[.$B148]+[.O$3]" office:value-type="time" office:time-value="PT13H31M00S">
            <text:p>13:31</text:p>
          </table:table-cell>
          <table:table-cell table:style-name="ce4" table:formula="of:=[.$B148]+[.P$3]" office:value-type="time" office:time-value="PT13H33M00S">
            <text:p>13:33</text:p>
          </table:table-cell>
          <table:table-cell table:style-name="ce4" table:formula="of:=[.$B148]+[.Q$3]" office:value-type="time" office:time-value="PT13H35M00S">
            <text:p>13:35</text:p>
          </table:table-cell>
          <table:table-cell table:style-name="ce4" table:formula="of:=[.$B148]+[.R$3]" office:value-type="time" office:time-value="PT13H38M00S">
            <text:p>13:38</text:p>
          </table:table-cell>
        </table:table-row>
        <table:table-row table:style-name="ro1">
          <table:table-cell table:style-name="ce3" table:formula="of:=[.A148]+2" office:value-type="float" office:value="3077">
            <text:p>3077</text:p>
          </table:table-cell>
          <table:table-cell table:style-name="ce6" table:formula="of:=[.B148]+TIME(0;12;0)" office:value-type="time" office:time-value="PT13H00M00S">
            <text:p>13:00</text:p>
          </table:table-cell>
          <table:table-cell table:style-name="ce4" table:formula="of:=[.$B149]+[.C$3]" office:value-type="time" office:time-value="PT13H13M00S">
            <text:p>13:13</text:p>
          </table:table-cell>
          <table:table-cell table:style-name="ce4" table:formula="of:=[.$B149]+[.D$3]" office:value-type="time" office:time-value="PT13H15M00S">
            <text:p>13:15</text:p>
          </table:table-cell>
          <table:table-cell table:style-name="ce4" table:formula="of:=[.$B149]+[.E$3]" office:value-type="time" office:time-value="PT13H17M00S">
            <text:p>13:17</text:p>
          </table:table-cell>
          <table:table-cell table:style-name="ce4" table:formula="of:=[.$B149]+[.F$3]" office:value-type="time" office:time-value="PT13H20M00S">
            <text:p>13:20</text:p>
          </table:table-cell>
          <table:table-cell table:style-name="ce4" table:formula="of:=[.$B149]+[.G$3]" office:value-type="time" office:time-value="PT13H22M00S">
            <text:p>13:22</text:p>
          </table:table-cell>
          <table:table-cell table:style-name="ce4" table:formula="of:=[.$B149]+[.H$3]" office:value-type="time" office:time-value="PT13H25M00S">
            <text:p>13:25</text:p>
          </table:table-cell>
          <table:table-cell table:style-name="ce4" table:formula="of:=[.$B149]+[.I$3]" office:value-type="time" office:time-value="PT13H27M00S">
            <text:p>13:27</text:p>
          </table:table-cell>
          <table:table-cell table:style-name="ce4" table:formula="of:=[.$B149]+[.J$3]" office:value-type="time" office:time-value="PT13H29M00S">
            <text:p>13:29</text:p>
          </table:table-cell>
          <table:table-cell table:style-name="ce4" table:formula="of:=[.$B149]+[.K$3]" office:value-type="time" office:time-value="PT13H31M00S">
            <text:p>13:31</text:p>
          </table:table-cell>
          <table:table-cell table:style-name="ce4" table:formula="of:=[.$B149]+[.L$3]" office:value-type="time" office:time-value="PT13H34M00S">
            <text:p>13:34</text:p>
          </table:table-cell>
          <table:table-cell table:style-name="ce4" table:formula="of:=[.$B149]+[.M$3]" office:value-type="time" office:time-value="PT13H37M00S">
            <text:p>13:37</text:p>
          </table:table-cell>
          <table:table-cell table:style-name="ce4" table:formula="of:=[.$B149]+[.N$3]" office:value-type="time" office:time-value="PT13H41M00S">
            <text:p>13:41</text:p>
          </table:table-cell>
          <table:table-cell table:style-name="ce4" table:formula="of:=[.$B149]+[.O$3]" office:value-type="time" office:time-value="PT13H43M00S">
            <text:p>13:43</text:p>
          </table:table-cell>
          <table:table-cell table:style-name="ce4" table:formula="of:=[.$B149]+[.P$3]" office:value-type="time" office:time-value="PT13H45M00S">
            <text:p>13:45</text:p>
          </table:table-cell>
          <table:table-cell table:style-name="ce4" table:formula="of:=[.$B149]+[.Q$3]" office:value-type="time" office:time-value="PT13H47M00S">
            <text:p>13:47</text:p>
          </table:table-cell>
          <table:table-cell table:style-name="ce4" table:formula="of:=[.$B149]+[.R$3]" office:value-type="time" office:time-value="PT13H50M00S">
            <text:p>13:50</text:p>
          </table:table-cell>
        </table:table-row>
        <table:table-row table:style-name="ro1">
          <table:table-cell table:style-name="ce3" table:formula="of:=[.A149]+2" office:value-type="float" office:value="3079">
            <text:p>3079</text:p>
          </table:table-cell>
          <table:table-cell table:style-name="ce6" table:formula="of:=[.B149]+TIME(0;12;0)" office:value-type="time" office:time-value="PT13H12M00S">
            <text:p>13:12</text:p>
          </table:table-cell>
          <table:table-cell table:style-name="ce4" table:formula="of:=[.$B150]+[.C$3]" office:value-type="time" office:time-value="PT13H25M00S">
            <text:p>13:25</text:p>
          </table:table-cell>
          <table:table-cell table:style-name="ce4" table:formula="of:=[.$B150]+[.D$3]" office:value-type="time" office:time-value="PT13H27M00S">
            <text:p>13:27</text:p>
          </table:table-cell>
          <table:table-cell table:style-name="ce4" table:formula="of:=[.$B150]+[.E$3]" office:value-type="time" office:time-value="PT13H29M00S">
            <text:p>13:29</text:p>
          </table:table-cell>
          <table:table-cell table:style-name="ce4" table:formula="of:=[.$B150]+[.F$3]" office:value-type="time" office:time-value="PT13H32M00S">
            <text:p>13:32</text:p>
          </table:table-cell>
          <table:table-cell table:style-name="ce4" table:formula="of:=[.$B150]+[.G$3]" office:value-type="time" office:time-value="PT13H34M00S">
            <text:p>13:34</text:p>
          </table:table-cell>
          <table:table-cell table:style-name="ce4" table:formula="of:=[.$B150]+[.H$3]" office:value-type="time" office:time-value="PT13H37M00S">
            <text:p>13:37</text:p>
          </table:table-cell>
          <table:table-cell table:style-name="ce4" table:formula="of:=[.$B150]+[.I$3]" office:value-type="time" office:time-value="PT13H39M00S">
            <text:p>13:39</text:p>
          </table:table-cell>
          <table:table-cell table:style-name="ce4" table:formula="of:=[.$B150]+[.J$3]" office:value-type="time" office:time-value="PT13H41M00S">
            <text:p>13:41</text:p>
          </table:table-cell>
          <table:table-cell table:style-name="ce4" table:formula="of:=[.$B150]+[.K$3]" office:value-type="time" office:time-value="PT13H43M00S">
            <text:p>13:43</text:p>
          </table:table-cell>
          <table:table-cell table:style-name="ce4" table:formula="of:=[.$B150]+[.L$3]" office:value-type="time" office:time-value="PT13H46M00S">
            <text:p>13:46</text:p>
          </table:table-cell>
          <table:table-cell table:style-name="ce4" table:formula="of:=[.$B150]+[.M$3]" office:value-type="time" office:time-value="PT13H49M00S">
            <text:p>13:49</text:p>
          </table:table-cell>
          <table:table-cell table:style-name="ce4" table:formula="of:=[.$B150]+[.N$3]" office:value-type="time" office:time-value="PT13H53M00S">
            <text:p>13:53</text:p>
          </table:table-cell>
          <table:table-cell table:style-name="ce4" table:formula="of:=[.$B150]+[.O$3]" office:value-type="time" office:time-value="PT13H55M00S">
            <text:p>13:55</text:p>
          </table:table-cell>
          <table:table-cell table:style-name="ce4" table:formula="of:=[.$B150]+[.P$3]" office:value-type="time" office:time-value="PT13H57M00S">
            <text:p>13:57</text:p>
          </table:table-cell>
          <table:table-cell table:style-name="ce4" table:formula="of:=[.$B150]+[.Q$3]" office:value-type="time" office:time-value="PT13H59M00S">
            <text:p>13:59</text:p>
          </table:table-cell>
          <table:table-cell table:style-name="ce4" table:formula="of:=[.$B150]+[.R$3]" office:value-type="time" office:time-value="PT14H02M00S">
            <text:p>14:02</text:p>
          </table:table-cell>
        </table:table-row>
        <table:table-row table:style-name="ro1">
          <table:table-cell table:style-name="ce3" table:formula="of:=[.A150]+2" office:value-type="float" office:value="3081">
            <text:p>3081</text:p>
          </table:table-cell>
          <table:table-cell table:style-name="ce6" table:formula="of:=[.B150]+TIME(0;12;0)" office:value-type="time" office:time-value="PT13H24M00S">
            <text:p>13:24</text:p>
          </table:table-cell>
          <table:table-cell table:style-name="ce4" table:formula="of:=[.$B151]+[.C$3]" office:value-type="time" office:time-value="PT13H37M00S">
            <text:p>13:37</text:p>
          </table:table-cell>
          <table:table-cell table:style-name="ce4" table:formula="of:=[.$B151]+[.D$3]" office:value-type="time" office:time-value="PT13H39M00S">
            <text:p>13:39</text:p>
          </table:table-cell>
          <table:table-cell table:style-name="ce4" table:formula="of:=[.$B151]+[.E$3]" office:value-type="time" office:time-value="PT13H41M00S">
            <text:p>13:41</text:p>
          </table:table-cell>
          <table:table-cell table:style-name="ce4" table:formula="of:=[.$B151]+[.F$3]" office:value-type="time" office:time-value="PT13H44M00S">
            <text:p>13:44</text:p>
          </table:table-cell>
          <table:table-cell table:style-name="ce4" table:formula="of:=[.$B151]+[.G$3]" office:value-type="time" office:time-value="PT13H46M00S">
            <text:p>13:46</text:p>
          </table:table-cell>
          <table:table-cell table:style-name="ce4" table:formula="of:=[.$B151]+[.H$3]" office:value-type="time" office:time-value="PT13H49M00S">
            <text:p>13:49</text:p>
          </table:table-cell>
          <table:table-cell table:style-name="ce4" table:formula="of:=[.$B151]+[.I$3]" office:value-type="time" office:time-value="PT13H51M00S">
            <text:p>13:51</text:p>
          </table:table-cell>
          <table:table-cell table:style-name="ce4" table:formula="of:=[.$B151]+[.J$3]" office:value-type="time" office:time-value="PT13H53M00S">
            <text:p>13:53</text:p>
          </table:table-cell>
          <table:table-cell table:style-name="ce4" table:formula="of:=[.$B151]+[.K$3]" office:value-type="time" office:time-value="PT13H55M00S">
            <text:p>13:55</text:p>
          </table:table-cell>
          <table:table-cell table:style-name="ce4" table:formula="of:=[.$B151]+[.L$3]" office:value-type="time" office:time-value="PT13H58M00S">
            <text:p>13:58</text:p>
          </table:table-cell>
          <table:table-cell table:style-name="ce4" table:formula="of:=[.$B151]+[.M$3]" office:value-type="time" office:time-value="PT14H01M00S">
            <text:p>14:01</text:p>
          </table:table-cell>
          <table:table-cell table:style-name="ce4" table:formula="of:=[.$B151]+[.N$3]" office:value-type="time" office:time-value="PT14H05M00S">
            <text:p>14:05</text:p>
          </table:table-cell>
          <table:table-cell table:style-name="ce4" table:formula="of:=[.$B151]+[.O$3]" office:value-type="time" office:time-value="PT14H07M00S">
            <text:p>14:07</text:p>
          </table:table-cell>
          <table:table-cell table:style-name="ce4" table:formula="of:=[.$B151]+[.P$3]" office:value-type="time" office:time-value="PT14H09M00S">
            <text:p>14:09</text:p>
          </table:table-cell>
          <table:table-cell table:style-name="ce4" table:formula="of:=[.$B151]+[.Q$3]" office:value-type="time" office:time-value="PT14H11M00S">
            <text:p>14:11</text:p>
          </table:table-cell>
          <table:table-cell table:style-name="ce4" table:formula="of:=[.$B151]+[.R$3]" office:value-type="time" office:time-value="PT14H14M00S">
            <text:p>14:14</text:p>
          </table:table-cell>
        </table:table-row>
        <table:table-row table:style-name="ro1">
          <table:table-cell table:style-name="ce3" table:formula="of:=[.A151]+2" office:value-type="float" office:value="3083">
            <text:p>3083</text:p>
          </table:table-cell>
          <table:table-cell table:style-name="ce6" table:formula="of:=[.B151]+TIME(0;12;0)" office:value-type="time" office:time-value="PT13H36M00S">
            <text:p>13:36</text:p>
          </table:table-cell>
          <table:table-cell table:style-name="ce4" table:formula="of:=[.$B152]+[.C$3]" office:value-type="time" office:time-value="PT13H49M00S">
            <text:p>13:49</text:p>
          </table:table-cell>
          <table:table-cell table:style-name="ce4" table:formula="of:=[.$B152]+[.D$3]" office:value-type="time" office:time-value="PT13H51M00S">
            <text:p>13:51</text:p>
          </table:table-cell>
          <table:table-cell table:style-name="ce4" table:formula="of:=[.$B152]+[.E$3]" office:value-type="time" office:time-value="PT13H53M00S">
            <text:p>13:53</text:p>
          </table:table-cell>
          <table:table-cell table:style-name="ce4" table:formula="of:=[.$B152]+[.F$3]" office:value-type="time" office:time-value="PT13H56M00S">
            <text:p>13:56</text:p>
          </table:table-cell>
          <table:table-cell table:style-name="ce4" table:formula="of:=[.$B152]+[.G$3]" office:value-type="time" office:time-value="PT13H58M00S">
            <text:p>13:58</text:p>
          </table:table-cell>
          <table:table-cell table:style-name="ce4" table:formula="of:=[.$B152]+[.H$3]" office:value-type="time" office:time-value="PT14H01M00S">
            <text:p>14:01</text:p>
          </table:table-cell>
          <table:table-cell table:style-name="ce4" table:formula="of:=[.$B152]+[.I$3]" office:value-type="time" office:time-value="PT14H03M00S">
            <text:p>14:03</text:p>
          </table:table-cell>
          <table:table-cell table:style-name="ce4" table:formula="of:=[.$B152]+[.J$3]" office:value-type="time" office:time-value="PT14H05M00S">
            <text:p>14:05</text:p>
          </table:table-cell>
          <table:table-cell table:style-name="ce4" table:formula="of:=[.$B152]+[.K$3]" office:value-type="time" office:time-value="PT14H07M00S">
            <text:p>14:07</text:p>
          </table:table-cell>
          <table:table-cell table:style-name="ce4" table:formula="of:=[.$B152]+[.L$3]" office:value-type="time" office:time-value="PT14H10M00S">
            <text:p>14:10</text:p>
          </table:table-cell>
          <table:table-cell table:style-name="ce4" table:formula="of:=[.$B152]+[.M$3]" office:value-type="time" office:time-value="PT14H13M00S">
            <text:p>14:13</text:p>
          </table:table-cell>
          <table:table-cell table:style-name="ce4" table:formula="of:=[.$B152]+[.N$3]" office:value-type="time" office:time-value="PT14H17M00S">
            <text:p>14:17</text:p>
          </table:table-cell>
          <table:table-cell table:style-name="ce4" table:formula="of:=[.$B152]+[.O$3]" office:value-type="time" office:time-value="PT14H19M00S">
            <text:p>14:19</text:p>
          </table:table-cell>
          <table:table-cell table:style-name="ce4" table:formula="of:=[.$B152]+[.P$3]" office:value-type="time" office:time-value="PT14H21M00S">
            <text:p>14:21</text:p>
          </table:table-cell>
          <table:table-cell table:style-name="ce4" table:formula="of:=[.$B152]+[.Q$3]" office:value-type="time" office:time-value="PT14H23M00S">
            <text:p>14:23</text:p>
          </table:table-cell>
          <table:table-cell table:style-name="ce4" table:formula="of:=[.$B152]+[.R$3]" office:value-type="time" office:time-value="PT14H26M00S">
            <text:p>14:26</text:p>
          </table:table-cell>
        </table:table-row>
        <table:table-row table:style-name="ro1">
          <table:table-cell table:style-name="ce3" table:formula="of:=[.A152]+2" office:value-type="float" office:value="3085">
            <text:p>3085</text:p>
          </table:table-cell>
          <table:table-cell table:style-name="ce6" office:value-type="time" office:time-value="PT13H47M00S">
            <text:p>13:47</text:p>
          </table:table-cell>
          <table:table-cell table:style-name="ce4" table:formula="of:=[.$B153]+[.C$3]" office:value-type="time" office:time-value="PT14H00M00S">
            <text:p>14:00</text:p>
          </table:table-cell>
          <table:table-cell table:style-name="ce4" table:formula="of:=[.$B153]+[.D$3]" office:value-type="time" office:time-value="PT14H02M00S">
            <text:p>14:02</text:p>
          </table:table-cell>
          <table:table-cell table:style-name="ce4" table:formula="of:=[.$B153]+[.E$3]" office:value-type="time" office:time-value="PT14H04M00S">
            <text:p>14:04</text:p>
          </table:table-cell>
          <table:table-cell table:style-name="ce4" table:formula="of:=[.$B153]+[.F$3]" office:value-type="time" office:time-value="PT14H07M00S">
            <text:p>14:07</text:p>
          </table:table-cell>
          <table:table-cell table:style-name="ce4" table:formula="of:=[.$B153]+[.G$3]" office:value-type="time" office:time-value="PT14H09M00S">
            <text:p>14:09</text:p>
          </table:table-cell>
          <table:table-cell table:style-name="ce4" table:formula="of:=[.$B153]+[.H$3]" office:value-type="time" office:time-value="PT14H12M00S">
            <text:p>14:12</text:p>
          </table:table-cell>
          <table:table-cell table:style-name="ce4" table:formula="of:=[.$B153]+[.I$3]" office:value-type="time" office:time-value="PT14H14M00S">
            <text:p>14:14</text:p>
          </table:table-cell>
          <table:table-cell table:style-name="ce4" table:formula="of:=[.$B153]+[.J$3]" office:value-type="time" office:time-value="PT14H16M00S">
            <text:p>14:16</text:p>
          </table:table-cell>
          <table:table-cell table:style-name="ce4" table:formula="of:=[.$B153]+[.K$3]" office:value-type="time" office:time-value="PT14H18M00S">
            <text:p>14:18</text:p>
          </table:table-cell>
          <table:table-cell table:style-name="ce4" table:formula="of:=[.$B153]+[.L$3]" office:value-type="time" office:time-value="PT14H21M00S">
            <text:p>14:21</text:p>
          </table:table-cell>
          <table:table-cell table:style-name="ce4" table:formula="of:=[.$B153]+[.M$3]" office:value-type="time" office:time-value="PT14H24M00S">
            <text:p>14:24</text:p>
          </table:table-cell>
          <table:table-cell table:style-name="ce4" table:formula="of:=[.$B153]+[.N$3]" office:value-type="time" office:time-value="PT14H28M00S">
            <text:p>14:28</text:p>
          </table:table-cell>
          <table:table-cell table:style-name="ce4" table:formula="of:=[.$B153]+[.O$3]" office:value-type="time" office:time-value="PT14H30M00S">
            <text:p>14:30</text:p>
          </table:table-cell>
          <table:table-cell table:style-name="ce4" table:formula="of:=[.$B153]+[.P$3]" office:value-type="time" office:time-value="PT14H32M00S">
            <text:p>14:32</text:p>
          </table:table-cell>
          <table:table-cell table:style-name="ce4" table:formula="of:=[.$B153]+[.Q$3]" office:value-type="time" office:time-value="PT14H34M00S">
            <text:p>14:34</text:p>
          </table:table-cell>
          <table:table-cell table:style-name="ce4" table:formula="of:=[.$B153]+[.R$3]" office:value-type="time" office:time-value="PT14H37M00S">
            <text:p>14:37</text:p>
          </table:table-cell>
        </table:table-row>
        <table:table-row table:style-name="ro1">
          <table:table-cell table:style-name="ce3" table:formula="of:=[.A153]+2" office:value-type="float" office:value="3087">
            <text:p>3087</text:p>
          </table:table-cell>
          <table:table-cell table:style-name="ce6" office:value-type="time" office:time-value="PT14H00M00S">
            <text:p>14:00</text:p>
          </table:table-cell>
          <table:table-cell table:style-name="ce4" table:formula="of:=[.$B154]+[.C$3]" office:value-type="time" office:time-value="PT14H13M00S">
            <text:p>14:13</text:p>
          </table:table-cell>
          <table:table-cell table:style-name="ce4" table:formula="of:=[.$B154]+[.D$3]" office:value-type="time" office:time-value="PT14H15M00S">
            <text:p>14:15</text:p>
          </table:table-cell>
          <table:table-cell table:style-name="ce4" table:formula="of:=[.$B154]+[.E$3]" office:value-type="time" office:time-value="PT14H17M00S">
            <text:p>14:17</text:p>
          </table:table-cell>
          <table:table-cell table:style-name="ce4" table:formula="of:=[.$B154]+[.F$3]" office:value-type="time" office:time-value="PT14H20M00S">
            <text:p>14:20</text:p>
          </table:table-cell>
          <table:table-cell table:style-name="ce4" table:formula="of:=[.$B154]+[.G$3]" office:value-type="time" office:time-value="PT14H22M00S">
            <text:p>14:22</text:p>
          </table:table-cell>
          <table:table-cell table:style-name="ce4" table:formula="of:=[.$B154]+[.H$3]" office:value-type="time" office:time-value="PT14H25M00S">
            <text:p>14:25</text:p>
          </table:table-cell>
          <table:table-cell table:style-name="ce4" table:formula="of:=[.$B154]+[.I$3]" office:value-type="time" office:time-value="PT14H27M00S">
            <text:p>14:27</text:p>
          </table:table-cell>
          <table:table-cell table:style-name="ce4" table:formula="of:=[.$B154]+[.J$3]" office:value-type="time" office:time-value="PT14H29M00S">
            <text:p>14:29</text:p>
          </table:table-cell>
          <table:table-cell table:style-name="ce4" table:formula="of:=[.$B154]+[.K$3]" office:value-type="time" office:time-value="PT14H31M00S">
            <text:p>14:31</text:p>
          </table:table-cell>
          <table:table-cell table:style-name="ce4" table:formula="of:=[.$B154]+[.L$3]" office:value-type="time" office:time-value="PT14H34M00S">
            <text:p>14:34</text:p>
          </table:table-cell>
          <table:table-cell table:style-name="ce4" table:formula="of:=[.$B154]+[.M$3]" office:value-type="time" office:time-value="PT14H37M00S">
            <text:p>14:37</text:p>
          </table:table-cell>
          <table:table-cell table:style-name="ce4" table:formula="of:=[.$B154]+[.N$3]" office:value-type="time" office:time-value="PT14H41M00S">
            <text:p>14:41</text:p>
          </table:table-cell>
          <table:table-cell table:style-name="ce4" table:formula="of:=[.$B154]+[.O$3]" office:value-type="time" office:time-value="PT14H43M00S">
            <text:p>14:43</text:p>
          </table:table-cell>
          <table:table-cell table:style-name="ce4" table:formula="of:=[.$B154]+[.P$3]" office:value-type="time" office:time-value="PT14H45M00S">
            <text:p>14:45</text:p>
          </table:table-cell>
          <table:table-cell table:style-name="ce4" table:formula="of:=[.$B154]+[.Q$3]" office:value-type="time" office:time-value="PT14H47M00S">
            <text:p>14:47</text:p>
          </table:table-cell>
          <table:table-cell table:style-name="ce4" table:formula="of:=[.$B154]+[.R$3]" office:value-type="time" office:time-value="PT14H50M00S">
            <text:p>14:50</text:p>
          </table:table-cell>
        </table:table-row>
        <table:table-row table:style-name="ro1">
          <table:table-cell table:style-name="ce3" table:formula="of:=[.A154]+2" office:value-type="float" office:value="3089">
            <text:p>3089</text:p>
          </table:table-cell>
          <table:table-cell table:style-name="ce6" table:formula="of:=[.B154]+TIME(0;15;0)" office:value-type="time" office:time-value="PT14H15M00S">
            <text:p>14:15</text:p>
          </table:table-cell>
          <table:table-cell table:style-name="ce4" table:formula="of:=[.$B155]+[.C$3]" office:value-type="time" office:time-value="PT14H28M00S">
            <text:p>14:28</text:p>
          </table:table-cell>
          <table:table-cell table:style-name="ce4" table:formula="of:=[.$B155]+[.D$3]" office:value-type="time" office:time-value="PT14H30M00S">
            <text:p>14:30</text:p>
          </table:table-cell>
          <table:table-cell table:style-name="ce4" table:formula="of:=[.$B155]+[.E$3]" office:value-type="time" office:time-value="PT14H32M00S">
            <text:p>14:32</text:p>
          </table:table-cell>
          <table:table-cell table:style-name="ce4" table:formula="of:=[.$B155]+[.F$3]" office:value-type="time" office:time-value="PT14H35M00S">
            <text:p>14:35</text:p>
          </table:table-cell>
          <table:table-cell table:style-name="ce4" table:formula="of:=[.$B155]+[.G$3]" office:value-type="time" office:time-value="PT14H37M00S">
            <text:p>14:37</text:p>
          </table:table-cell>
          <table:table-cell table:style-name="ce4" table:formula="of:=[.$B155]+[.H$3]" office:value-type="time" office:time-value="PT14H40M00S">
            <text:p>14:40</text:p>
          </table:table-cell>
          <table:table-cell table:style-name="ce4" table:formula="of:=[.$B155]+[.I$3]" office:value-type="time" office:time-value="PT14H42M00S">
            <text:p>14:42</text:p>
          </table:table-cell>
          <table:table-cell table:style-name="ce4" table:formula="of:=[.$B155]+[.J$3]" office:value-type="time" office:time-value="PT14H44M00S">
            <text:p>14:44</text:p>
          </table:table-cell>
          <table:table-cell table:style-name="ce4" table:formula="of:=[.$B155]+[.K$3]" office:value-type="time" office:time-value="PT14H46M00S">
            <text:p>14:46</text:p>
          </table:table-cell>
          <table:table-cell table:style-name="ce4" table:formula="of:=[.$B155]+[.L$3]" office:value-type="time" office:time-value="PT14H49M00S">
            <text:p>14:49</text:p>
          </table:table-cell>
          <table:table-cell table:style-name="ce4" table:formula="of:=[.$B155]+[.M$3]" office:value-type="time" office:time-value="PT14H52M00S">
            <text:p>14:52</text:p>
          </table:table-cell>
          <table:table-cell table:style-name="ce4" table:formula="of:=[.$B155]+[.N$3]" office:value-type="time" office:time-value="PT14H56M00S">
            <text:p>14:56</text:p>
          </table:table-cell>
          <table:table-cell table:style-name="ce4" table:formula="of:=[.$B155]+[.O$3]" office:value-type="time" office:time-value="PT14H58M00S">
            <text:p>14:58</text:p>
          </table:table-cell>
          <table:table-cell table:style-name="ce4" table:formula="of:=[.$B155]+[.P$3]" office:value-type="time" office:time-value="PT15H00M00S">
            <text:p>15:00</text:p>
          </table:table-cell>
          <table:table-cell table:style-name="ce4" table:formula="of:=[.$B155]+[.Q$3]" office:value-type="time" office:time-value="PT15H02M00S">
            <text:p>15:02</text:p>
          </table:table-cell>
          <table:table-cell table:style-name="ce4" table:formula="of:=[.$B155]+[.R$3]" office:value-type="time" office:time-value="PT15H05M00S">
            <text:p>15:05</text:p>
          </table:table-cell>
        </table:table-row>
        <table:table-row table:style-name="ro1">
          <table:table-cell table:style-name="ce3" table:formula="of:=[.A155]+2" office:value-type="float" office:value="3091">
            <text:p>3091</text:p>
          </table:table-cell>
          <table:table-cell table:style-name="ce6" table:formula="of:=[.B155]+TIME(0;15;0)" office:value-type="time" office:time-value="PT14H30M00S">
            <text:p>14:30</text:p>
          </table:table-cell>
          <table:table-cell table:style-name="ce4" table:formula="of:=[.$B156]+[.C$3]" office:value-type="time" office:time-value="PT14H43M00S">
            <text:p>14:43</text:p>
          </table:table-cell>
          <table:table-cell table:style-name="ce4" table:formula="of:=[.$B156]+[.D$3]" office:value-type="time" office:time-value="PT14H45M00S">
            <text:p>14:45</text:p>
          </table:table-cell>
          <table:table-cell table:style-name="ce4" table:formula="of:=[.$B156]+[.E$3]" office:value-type="time" office:time-value="PT14H47M00S">
            <text:p>14:47</text:p>
          </table:table-cell>
          <table:table-cell table:style-name="ce4" table:formula="of:=[.$B156]+[.F$3]" office:value-type="time" office:time-value="PT14H50M00S">
            <text:p>14:50</text:p>
          </table:table-cell>
          <table:table-cell table:style-name="ce4" table:formula="of:=[.$B156]+[.G$3]" office:value-type="time" office:time-value="PT14H52M00S">
            <text:p>14:52</text:p>
          </table:table-cell>
          <table:table-cell table:style-name="ce4" table:formula="of:=[.$B156]+[.H$3]" office:value-type="time" office:time-value="PT14H55M00S">
            <text:p>14:55</text:p>
          </table:table-cell>
          <table:table-cell table:style-name="ce4" table:formula="of:=[.$B156]+[.I$3]" office:value-type="time" office:time-value="PT14H57M00S">
            <text:p>14:57</text:p>
          </table:table-cell>
          <table:table-cell table:style-name="ce4" table:formula="of:=[.$B156]+[.J$3]" office:value-type="time" office:time-value="PT14H59M00S">
            <text:p>14:59</text:p>
          </table:table-cell>
          <table:table-cell table:style-name="ce4" table:formula="of:=[.$B156]+[.K$3]" office:value-type="time" office:time-value="PT15H01M00S">
            <text:p>15:01</text:p>
          </table:table-cell>
          <table:table-cell table:style-name="ce4" table:formula="of:=[.$B156]+[.L$3]" office:value-type="time" office:time-value="PT15H04M00S">
            <text:p>15:04</text:p>
          </table:table-cell>
          <table:table-cell table:style-name="ce4" table:formula="of:=[.$B156]+[.M$3]" office:value-type="time" office:time-value="PT15H07M00S">
            <text:p>15:07</text:p>
          </table:table-cell>
          <table:table-cell table:style-name="ce4" table:formula="of:=[.$B156]+[.N$3]" office:value-type="time" office:time-value="PT15H11M00S">
            <text:p>15:11</text:p>
          </table:table-cell>
          <table:table-cell table:style-name="ce4" table:formula="of:=[.$B156]+[.O$3]" office:value-type="time" office:time-value="PT15H13M00S">
            <text:p>15:13</text:p>
          </table:table-cell>
          <table:table-cell table:style-name="ce4" table:formula="of:=[.$B156]+[.P$3]" office:value-type="time" office:time-value="PT15H15M00S">
            <text:p>15:15</text:p>
          </table:table-cell>
          <table:table-cell table:style-name="ce4" table:formula="of:=[.$B156]+[.Q$3]" office:value-type="time" office:time-value="PT15H17M00S">
            <text:p>15:17</text:p>
          </table:table-cell>
          <table:table-cell table:style-name="ce4" table:formula="of:=[.$B156]+[.R$3]" office:value-type="time" office:time-value="PT15H20M00S">
            <text:p>15:20</text:p>
          </table:table-cell>
        </table:table-row>
        <table:table-row table:style-name="ro1">
          <table:table-cell table:style-name="ce3" table:formula="of:=[.A156]+2" office:value-type="float" office:value="3093">
            <text:p>3093</text:p>
          </table:table-cell>
          <table:table-cell table:style-name="ce6" office:value-type="time" office:time-value="PT14H46M00S">
            <text:p>14:46</text:p>
          </table:table-cell>
          <table:table-cell table:style-name="ce4" table:formula="of:=[.$B157]+[.C$3]" office:value-type="time" office:time-value="PT14H59M00S">
            <text:p>14:59</text:p>
          </table:table-cell>
          <table:table-cell table:style-name="ce4" table:formula="of:=[.$B157]+[.D$3]" office:value-type="time" office:time-value="PT15H01M00S">
            <text:p>15:01</text:p>
          </table:table-cell>
          <table:table-cell table:style-name="ce4" table:formula="of:=[.$B157]+[.E$3]" office:value-type="time" office:time-value="PT15H03M00S">
            <text:p>15:03</text:p>
          </table:table-cell>
          <table:table-cell table:style-name="ce4" table:formula="of:=[.$B157]+[.F$3]" office:value-type="time" office:time-value="PT15H06M00S">
            <text:p>15:06</text:p>
          </table:table-cell>
          <table:table-cell table:style-name="ce4" table:formula="of:=[.$B157]+[.G$3]" office:value-type="time" office:time-value="PT15H08M00S">
            <text:p>15:08</text:p>
          </table:table-cell>
          <table:table-cell table:style-name="ce4" table:formula="of:=[.$B157]+[.H$3]" office:value-type="time" office:time-value="PT15H11M00S">
            <text:p>15:11</text:p>
          </table:table-cell>
          <table:table-cell table:style-name="ce4" table:formula="of:=[.$B157]+[.I$3]" office:value-type="time" office:time-value="PT15H13M00S">
            <text:p>15:13</text:p>
          </table:table-cell>
          <table:table-cell table:style-name="ce4" table:formula="of:=[.$B157]+[.J$3]" office:value-type="time" office:time-value="PT15H15M00S">
            <text:p>15:15</text:p>
          </table:table-cell>
          <table:table-cell table:style-name="ce4" table:formula="of:=[.$B157]+[.K$3]" office:value-type="time" office:time-value="PT15H17M00S">
            <text:p>15:17</text:p>
          </table:table-cell>
          <table:table-cell table:style-name="ce4" table:formula="of:=[.$B157]+[.L$3]" office:value-type="time" office:time-value="PT15H20M00S">
            <text:p>15:20</text:p>
          </table:table-cell>
          <table:table-cell table:style-name="ce4" table:formula="of:=[.$B157]+[.M$3]" office:value-type="time" office:time-value="PT15H23M00S">
            <text:p>15:23</text:p>
          </table:table-cell>
          <table:table-cell table:style-name="ce4" table:formula="of:=[.$B157]+[.N$3]" office:value-type="time" office:time-value="PT15H27M00S">
            <text:p>15:27</text:p>
          </table:table-cell>
          <table:table-cell table:style-name="ce4" table:formula="of:=[.$B157]+[.O$3]" office:value-type="time" office:time-value="PT15H29M00S">
            <text:p>15:29</text:p>
          </table:table-cell>
          <table:table-cell table:style-name="ce4" table:formula="of:=[.$B157]+[.P$3]" office:value-type="time" office:time-value="PT15H31M00S">
            <text:p>15:31</text:p>
          </table:table-cell>
          <table:table-cell table:style-name="ce4" table:formula="of:=[.$B157]+[.Q$3]" office:value-type="time" office:time-value="PT15H33M00S">
            <text:p>15:33</text:p>
          </table:table-cell>
          <table:table-cell table:style-name="ce4" table:formula="of:=[.$B157]+[.R$3]" office:value-type="time" office:time-value="PT15H36M00S">
            <text:p>15:36</text:p>
          </table:table-cell>
        </table:table-row>
        <table:table-row table:style-name="ro1">
          <table:table-cell table:style-name="ce3" table:formula="of:=[.A157]+2" office:value-type="float" office:value="3095">
            <text:p>3095</text:p>
          </table:table-cell>
          <table:table-cell table:style-name="ce6" office:value-type="time" office:time-value="PT15H00M00S">
            <text:p>15:00</text:p>
          </table:table-cell>
          <table:table-cell table:style-name="ce4" table:formula="of:=[.$B158]+[.C$3]" office:value-type="time" office:time-value="PT15H13M00S">
            <text:p>15:13</text:p>
          </table:table-cell>
          <table:table-cell table:style-name="ce4" table:formula="of:=[.$B158]+[.D$3]" office:value-type="time" office:time-value="PT15H15M00S">
            <text:p>15:15</text:p>
          </table:table-cell>
          <table:table-cell table:style-name="ce4" table:formula="of:=[.$B158]+[.E$3]" office:value-type="time" office:time-value="PT15H17M00S">
            <text:p>15:17</text:p>
          </table:table-cell>
          <table:table-cell table:style-name="ce4" table:formula="of:=[.$B158]+[.F$3]" office:value-type="time" office:time-value="PT15H20M00S">
            <text:p>15:20</text:p>
          </table:table-cell>
          <table:table-cell table:style-name="ce4" table:formula="of:=[.$B158]+[.G$3]" office:value-type="time" office:time-value="PT15H22M00S">
            <text:p>15:22</text:p>
          </table:table-cell>
          <table:table-cell table:style-name="ce4" table:formula="of:=[.$B158]+[.H$3]" office:value-type="time" office:time-value="PT15H25M00S">
            <text:p>15:25</text:p>
          </table:table-cell>
          <table:table-cell table:style-name="ce4" table:formula="of:=[.$B158]+[.I$3]" office:value-type="time" office:time-value="PT15H27M00S">
            <text:p>15:27</text:p>
          </table:table-cell>
          <table:table-cell table:style-name="ce4" table:formula="of:=[.$B158]+[.J$3]" office:value-type="time" office:time-value="PT15H29M00S">
            <text:p>15:29</text:p>
          </table:table-cell>
          <table:table-cell table:style-name="ce4" table:formula="of:=[.$B158]+[.K$3]" office:value-type="time" office:time-value="PT15H31M00S">
            <text:p>15:31</text:p>
          </table:table-cell>
          <table:table-cell table:style-name="ce4" table:formula="of:=[.$B158]+[.L$3]" office:value-type="time" office:time-value="PT15H34M00S">
            <text:p>15:34</text:p>
          </table:table-cell>
          <table:table-cell table:style-name="ce4" table:formula="of:=[.$B158]+[.M$3]" office:value-type="time" office:time-value="PT15H37M00S">
            <text:p>15:37</text:p>
          </table:table-cell>
          <table:table-cell table:style-name="ce4" table:formula="of:=[.$B158]+[.N$3]" office:value-type="time" office:time-value="PT15H41M00S">
            <text:p>15:41</text:p>
          </table:table-cell>
          <table:table-cell table:style-name="ce4" table:formula="of:=[.$B158]+[.O$3]" office:value-type="time" office:time-value="PT15H43M00S">
            <text:p>15:43</text:p>
          </table:table-cell>
          <table:table-cell table:style-name="ce4" table:formula="of:=[.$B158]+[.P$3]" office:value-type="time" office:time-value="PT15H45M00S">
            <text:p>15:45</text:p>
          </table:table-cell>
          <table:table-cell table:style-name="ce4" table:formula="of:=[.$B158]+[.Q$3]" office:value-type="time" office:time-value="PT15H47M00S">
            <text:p>15:47</text:p>
          </table:table-cell>
          <table:table-cell table:style-name="ce4" table:formula="of:=[.$B158]+[.R$3]" office:value-type="time" office:time-value="PT15H50M00S">
            <text:p>15:50</text:p>
          </table:table-cell>
        </table:table-row>
        <table:table-row table:style-name="ro1">
          <table:table-cell table:style-name="ce3" table:formula="of:=[.A158]+2" office:value-type="float" office:value="3097">
            <text:p>3097</text:p>
          </table:table-cell>
          <table:table-cell table:style-name="ce6" office:value-type="time" office:time-value="PT15H11M00S">
            <text:p>15:11</text:p>
          </table:table-cell>
          <table:table-cell table:style-name="ce4" table:formula="of:=[.$B159]+[.C$3]" office:value-type="time" office:time-value="PT15H24M00S">
            <text:p>15:24</text:p>
          </table:table-cell>
          <table:table-cell table:style-name="ce4" table:formula="of:=[.$B159]+[.D$3]" office:value-type="time" office:time-value="PT15H26M00S">
            <text:p>15:26</text:p>
          </table:table-cell>
          <table:table-cell table:style-name="ce4" table:formula="of:=[.$B159]+[.E$3]" office:value-type="time" office:time-value="PT15H28M00S">
            <text:p>15:28</text:p>
          </table:table-cell>
          <table:table-cell table:style-name="ce4" table:formula="of:=[.$B159]+[.F$3]" office:value-type="time" office:time-value="PT15H31M00S">
            <text:p>15:31</text:p>
          </table:table-cell>
          <table:table-cell table:style-name="ce4" table:formula="of:=[.$B159]+[.G$3]" office:value-type="time" office:time-value="PT15H33M00S">
            <text:p>15:33</text:p>
          </table:table-cell>
          <table:table-cell table:style-name="ce4" table:formula="of:=[.$B159]+[.H$3]" office:value-type="time" office:time-value="PT15H36M00S">
            <text:p>15:36</text:p>
          </table:table-cell>
          <table:table-cell table:style-name="ce4" table:formula="of:=[.$B159]+[.I$3]" office:value-type="time" office:time-value="PT15H38M00S">
            <text:p>15:38</text:p>
          </table:table-cell>
          <table:table-cell table:style-name="ce4" table:formula="of:=[.$B159]+[.J$3]" office:value-type="time" office:time-value="PT15H40M00S">
            <text:p>15:40</text:p>
          </table:table-cell>
          <table:table-cell table:style-name="ce4" table:formula="of:=[.$B159]+[.K$3]" office:value-type="time" office:time-value="PT15H42M00S">
            <text:p>15:42</text:p>
          </table:table-cell>
          <table:table-cell table:style-name="ce4" table:formula="of:=[.$B159]+[.L$3]" office:value-type="time" office:time-value="PT15H45M00S">
            <text:p>15:45</text:p>
          </table:table-cell>
          <table:table-cell table:style-name="ce4" table:formula="of:=[.$B159]+[.M$3]" office:value-type="time" office:time-value="PT15H48M00S">
            <text:p>15:48</text:p>
          </table:table-cell>
          <table:table-cell table:style-name="ce4" table:formula="of:=[.$B159]+[.N$3]" office:value-type="time" office:time-value="PT15H52M00S">
            <text:p>15:52</text:p>
          </table:table-cell>
          <table:table-cell table:style-name="ce4" table:formula="of:=[.$B159]+[.O$3]" office:value-type="time" office:time-value="PT15H54M00S">
            <text:p>15:54</text:p>
          </table:table-cell>
          <table:table-cell table:style-name="ce4" table:formula="of:=[.$B159]+[.P$3]" office:value-type="time" office:time-value="PT15H56M00S">
            <text:p>15:56</text:p>
          </table:table-cell>
          <table:table-cell table:style-name="ce4" table:formula="of:=[.$B159]+[.Q$3]" office:value-type="time" office:time-value="PT15H58M00S">
            <text:p>15:58</text:p>
          </table:table-cell>
          <table:table-cell table:style-name="ce4" table:formula="of:=[.$B159]+[.R$3]" office:value-type="time" office:time-value="PT16H01M00S">
            <text:p>16:01</text:p>
          </table:table-cell>
        </table:table-row>
        <table:table-row table:style-name="ro1">
          <table:table-cell table:style-name="ce3" table:formula="of:=[.A159]+2" office:value-type="float" office:value="3099">
            <text:p>3099</text:p>
          </table:table-cell>
          <table:table-cell table:style-name="ce6" office:value-type="time" office:time-value="PT15H29M00S">
            <text:p>15:29</text:p>
          </table:table-cell>
          <table:table-cell table:style-name="ce4" table:formula="of:=[.$B160]+[.C$3]" office:value-type="time" office:time-value="PT15H42M00S">
            <text:p>15:42</text:p>
          </table:table-cell>
          <table:table-cell table:style-name="ce4" table:formula="of:=[.$B160]+[.D$3]" office:value-type="time" office:time-value="PT15H44M00S">
            <text:p>15:44</text:p>
          </table:table-cell>
          <table:table-cell table:style-name="ce4" table:formula="of:=[.$B160]+[.E$3]" office:value-type="time" office:time-value="PT15H46M00S">
            <text:p>15:46</text:p>
          </table:table-cell>
          <table:table-cell table:style-name="ce4" table:formula="of:=[.$B160]+[.F$3]" office:value-type="time" office:time-value="PT15H49M00S">
            <text:p>15:49</text:p>
          </table:table-cell>
          <table:table-cell table:style-name="ce4" table:formula="of:=[.$B160]+[.G$3]" office:value-type="time" office:time-value="PT15H51M00S">
            <text:p>15:51</text:p>
          </table:table-cell>
          <table:table-cell table:style-name="ce4" table:formula="of:=[.$B160]+[.H$3]" office:value-type="time" office:time-value="PT15H54M00S">
            <text:p>15:54</text:p>
          </table:table-cell>
          <table:table-cell table:style-name="ce4" table:formula="of:=[.$B160]+[.I$3]" office:value-type="time" office:time-value="PT15H56M00S">
            <text:p>15:56</text:p>
          </table:table-cell>
          <table:table-cell table:style-name="ce4" table:formula="of:=[.$B160]+[.J$3]" office:value-type="time" office:time-value="PT15H58M00S">
            <text:p>15:58</text:p>
          </table:table-cell>
          <table:table-cell table:style-name="ce4" table:formula="of:=[.$B160]+[.K$3]" office:value-type="time" office:time-value="PT16H00M00S">
            <text:p>16:00</text:p>
          </table:table-cell>
          <table:table-cell table:style-name="ce4" table:formula="of:=[.$B160]+[.L$3]" office:value-type="time" office:time-value="PT16H03M00S">
            <text:p>16:03</text:p>
          </table:table-cell>
          <table:table-cell table:style-name="ce4" table:formula="of:=[.$B160]+[.M$3]" office:value-type="time" office:time-value="PT16H06M00S">
            <text:p>16:06</text:p>
          </table:table-cell>
          <table:table-cell table:style-name="ce4" table:formula="of:=[.$B160]+[.N$3]" office:value-type="time" office:time-value="PT16H10M00S">
            <text:p>16:10</text:p>
          </table:table-cell>
          <table:table-cell table:style-name="ce4" table:formula="of:=[.$B160]+[.O$3]" office:value-type="time" office:time-value="PT16H12M00S">
            <text:p>16:12</text:p>
          </table:table-cell>
          <table:table-cell table:style-name="ce4" table:formula="of:=[.$B160]+[.P$3]" office:value-type="time" office:time-value="PT16H14M00S">
            <text:p>16:14</text:p>
          </table:table-cell>
          <table:table-cell table:style-name="ce4" table:formula="of:=[.$B160]+[.Q$3]" office:value-type="time" office:time-value="PT16H16M00S">
            <text:p>16:16</text:p>
          </table:table-cell>
          <table:table-cell table:style-name="ce4" table:formula="of:=[.$B160]+[.R$3]" office:value-type="time" office:time-value="PT16H19M00S">
            <text:p>16:19</text:p>
          </table:table-cell>
        </table:table-row>
        <table:table-row table:style-name="ro1">
          <table:table-cell table:style-name="ce3" table:formula="of:=[.A160]+2" office:value-type="float" office:value="3101">
            <text:p>3101</text:p>
          </table:table-cell>
          <table:table-cell table:style-name="ce6" office:value-type="time" office:time-value="PT15H47M00S">
            <text:p>15:47</text:p>
          </table:table-cell>
          <table:table-cell table:style-name="ce4" table:formula="of:=[.$B161]+[.C$3]" office:value-type="time" office:time-value="PT16H00M00S">
            <text:p>16:00</text:p>
          </table:table-cell>
          <table:table-cell table:style-name="ce4" table:formula="of:=[.$B161]+[.D$3]" office:value-type="time" office:time-value="PT16H02M00S">
            <text:p>16:02</text:p>
          </table:table-cell>
          <table:table-cell table:style-name="ce4" table:formula="of:=[.$B161]+[.E$3]" office:value-type="time" office:time-value="PT16H04M00S">
            <text:p>16:04</text:p>
          </table:table-cell>
          <table:table-cell table:style-name="ce4" table:formula="of:=[.$B161]+[.F$3]" office:value-type="time" office:time-value="PT16H07M00S">
            <text:p>16:07</text:p>
          </table:table-cell>
          <table:table-cell table:style-name="ce4" table:formula="of:=[.$B161]+[.G$3]" office:value-type="time" office:time-value="PT16H09M00S">
            <text:p>16:09</text:p>
          </table:table-cell>
          <table:table-cell table:style-name="ce4" table:formula="of:=[.$B161]+[.H$3]" office:value-type="time" office:time-value="PT16H12M00S">
            <text:p>16:12</text:p>
          </table:table-cell>
          <table:table-cell table:style-name="ce4" table:formula="of:=[.$B161]+[.I$3]" office:value-type="time" office:time-value="PT16H14M00S">
            <text:p>16:14</text:p>
          </table:table-cell>
          <table:table-cell table:style-name="ce4" table:formula="of:=[.$B161]+[.J$3]" office:value-type="time" office:time-value="PT16H16M00S">
            <text:p>16:16</text:p>
          </table:table-cell>
          <table:table-cell table:style-name="ce4" table:formula="of:=[.$B161]+[.K$3]" office:value-type="time" office:time-value="PT16H18M00S">
            <text:p>16:18</text:p>
          </table:table-cell>
          <table:table-cell table:style-name="ce4" table:formula="of:=[.$B161]+[.L$3]" office:value-type="time" office:time-value="PT16H21M00S">
            <text:p>16:21</text:p>
          </table:table-cell>
          <table:table-cell table:style-name="ce4" table:formula="of:=[.$B161]+[.M$3]" office:value-type="time" office:time-value="PT16H24M00S">
            <text:p>16:24</text:p>
          </table:table-cell>
          <table:table-cell table:style-name="ce4" table:formula="of:=[.$B161]+[.N$3]" office:value-type="time" office:time-value="PT16H28M00S">
            <text:p>16:28</text:p>
          </table:table-cell>
          <table:table-cell table:style-name="ce4" table:formula="of:=[.$B161]+[.O$3]" office:value-type="time" office:time-value="PT16H30M00S">
            <text:p>16:30</text:p>
          </table:table-cell>
          <table:table-cell table:style-name="ce4" table:formula="of:=[.$B161]+[.P$3]" office:value-type="time" office:time-value="PT16H32M00S">
            <text:p>16:32</text:p>
          </table:table-cell>
          <table:table-cell table:style-name="ce4" table:formula="of:=[.$B161]+[.Q$3]" office:value-type="time" office:time-value="PT16H34M00S">
            <text:p>16:34</text:p>
          </table:table-cell>
          <table:table-cell table:style-name="ce4" table:formula="of:=[.$B161]+[.R$3]" office:value-type="time" office:time-value="PT16H37M00S">
            <text:p>16:37</text:p>
          </table:table-cell>
        </table:table-row>
        <table:table-row table:style-name="ro1">
          <table:table-cell table:style-name="ce3" table:formula="of:=[.A161]+2" office:value-type="float" office:value="3103">
            <text:p>3103</text:p>
          </table:table-cell>
          <table:table-cell table:style-name="ce6" office:value-type="time" office:time-value="PT16H01M00S">
            <text:p>16:01</text:p>
          </table:table-cell>
          <table:table-cell table:style-name="ce4" table:formula="of:=[.$B162]+[.C$3]" office:value-type="time" office:time-value="PT16H14M00S">
            <text:p>16:14</text:p>
          </table:table-cell>
          <table:table-cell table:style-name="ce4" table:formula="of:=[.$B162]+[.D$3]" office:value-type="time" office:time-value="PT16H16M00S">
            <text:p>16:16</text:p>
          </table:table-cell>
          <table:table-cell table:style-name="ce4" table:formula="of:=[.$B162]+[.E$3]" office:value-type="time" office:time-value="PT16H18M00S">
            <text:p>16:18</text:p>
          </table:table-cell>
          <table:table-cell table:style-name="ce4" table:formula="of:=[.$B162]+[.F$3]" office:value-type="time" office:time-value="PT16H21M00S">
            <text:p>16:21</text:p>
          </table:table-cell>
          <table:table-cell table:style-name="ce4" table:formula="of:=[.$B162]+[.G$3]" office:value-type="time" office:time-value="PT16H23M00S">
            <text:p>16:23</text:p>
          </table:table-cell>
          <table:table-cell table:style-name="ce4" table:formula="of:=[.$B162]+[.H$3]" office:value-type="time" office:time-value="PT16H26M00S">
            <text:p>16:26</text:p>
          </table:table-cell>
          <table:table-cell table:style-name="ce4" table:formula="of:=[.$B162]+[.I$3]" office:value-type="time" office:time-value="PT16H28M00S">
            <text:p>16:28</text:p>
          </table:table-cell>
          <table:table-cell table:style-name="ce4" table:formula="of:=[.$B162]+[.J$3]" office:value-type="time" office:time-value="PT16H30M00S">
            <text:p>16:30</text:p>
          </table:table-cell>
          <table:table-cell table:style-name="ce4" table:formula="of:=[.$B162]+[.K$3]" office:value-type="time" office:time-value="PT16H32M00S">
            <text:p>16:32</text:p>
          </table:table-cell>
          <table:table-cell table:style-name="ce4" table:formula="of:=[.$B162]+[.L$3]" office:value-type="time" office:time-value="PT16H35M00S">
            <text:p>16:35</text:p>
          </table:table-cell>
          <table:table-cell table:style-name="ce4" table:formula="of:=[.$B162]+[.M$3]" office:value-type="time" office:time-value="PT16H38M00S">
            <text:p>16:38</text:p>
          </table:table-cell>
          <table:table-cell table:style-name="ce4" table:formula="of:=[.$B162]+[.N$3]" office:value-type="time" office:time-value="PT16H42M00S">
            <text:p>16:42</text:p>
          </table:table-cell>
          <table:table-cell table:style-name="ce4" table:formula="of:=[.$B162]+[.O$3]" office:value-type="time" office:time-value="PT16H44M00S">
            <text:p>16:44</text:p>
          </table:table-cell>
          <table:table-cell table:style-name="ce4" table:formula="of:=[.$B162]+[.P$3]" office:value-type="time" office:time-value="PT16H46M00S">
            <text:p>16:46</text:p>
          </table:table-cell>
          <table:table-cell table:style-name="ce4" table:formula="of:=[.$B162]+[.Q$3]" office:value-type="time" office:time-value="PT16H48M00S">
            <text:p>16:48</text:p>
          </table:table-cell>
          <table:table-cell table:style-name="ce4" table:formula="of:=[.$B162]+[.R$3]" office:value-type="time" office:time-value="PT16H51M00S">
            <text:p>16:51</text:p>
          </table:table-cell>
        </table:table-row>
        <table:table-row table:style-name="ro1">
          <table:table-cell table:style-name="ce3" table:formula="of:=[.A162]+2" office:value-type="float" office:value="3105">
            <text:p>3105</text:p>
          </table:table-cell>
          <table:table-cell table:style-name="ce6" office:value-type="time" office:time-value="PT16H13M00S">
            <text:p>16:13</text:p>
          </table:table-cell>
          <table:table-cell table:style-name="ce4" table:formula="of:=[.$B163]+[.C$3]" office:value-type="time" office:time-value="PT16H26M00S">
            <text:p>16:26</text:p>
          </table:table-cell>
          <table:table-cell table:style-name="ce4" table:formula="of:=[.$B163]+[.D$3]" office:value-type="time" office:time-value="PT16H28M00S">
            <text:p>16:28</text:p>
          </table:table-cell>
          <table:table-cell table:style-name="ce4" table:formula="of:=[.$B163]+[.E$3]" office:value-type="time" office:time-value="PT16H30M00S">
            <text:p>16:30</text:p>
          </table:table-cell>
          <table:table-cell table:style-name="ce4" table:formula="of:=[.$B163]+[.F$3]" office:value-type="time" office:time-value="PT16H33M00S">
            <text:p>16:33</text:p>
          </table:table-cell>
          <table:table-cell table:style-name="ce4" table:formula="of:=[.$B163]+[.G$3]" office:value-type="time" office:time-value="PT16H35M00S">
            <text:p>16:35</text:p>
          </table:table-cell>
          <table:table-cell table:style-name="ce4" table:formula="of:=[.$B163]+[.H$3]" office:value-type="time" office:time-value="PT16H38M00S">
            <text:p>16:38</text:p>
          </table:table-cell>
          <table:table-cell table:style-name="ce4" table:formula="of:=[.$B163]+[.I$3]" office:value-type="time" office:time-value="PT16H40M00S">
            <text:p>16:40</text:p>
          </table:table-cell>
          <table:table-cell table:style-name="ce4" table:formula="of:=[.$B163]+[.J$3]" office:value-type="time" office:time-value="PT16H42M00S">
            <text:p>16:42</text:p>
          </table:table-cell>
          <table:table-cell table:style-name="ce4" table:formula="of:=[.$B163]+[.K$3]" office:value-type="time" office:time-value="PT16H44M00S">
            <text:p>16:44</text:p>
          </table:table-cell>
          <table:table-cell table:style-name="ce4" table:formula="of:=[.$B163]+[.L$3]" office:value-type="time" office:time-value="PT16H47M00S">
            <text:p>16:47</text:p>
          </table:table-cell>
          <table:table-cell table:style-name="ce4" table:formula="of:=[.$B163]+[.M$3]" office:value-type="time" office:time-value="PT16H50M00S">
            <text:p>16:50</text:p>
          </table:table-cell>
          <table:table-cell table:style-name="ce4" table:formula="of:=[.$B163]+[.N$3]" office:value-type="time" office:time-value="PT16H54M00S">
            <text:p>16:54</text:p>
          </table:table-cell>
          <table:table-cell table:style-name="ce4" table:formula="of:=[.$B163]+[.O$3]" office:value-type="time" office:time-value="PT16H56M00S">
            <text:p>16:56</text:p>
          </table:table-cell>
          <table:table-cell table:style-name="ce4" table:formula="of:=[.$B163]+[.P$3]" office:value-type="time" office:time-value="PT16H58M00S">
            <text:p>16:58</text:p>
          </table:table-cell>
          <table:table-cell table:style-name="ce4" table:formula="of:=[.$B163]+[.Q$3]" office:value-type="time" office:time-value="PT17H00M00S">
            <text:p>17:00</text:p>
          </table:table-cell>
          <table:table-cell table:style-name="ce4" table:formula="of:=[.$B163]+[.R$3]" office:value-type="time" office:time-value="PT17H03M00S">
            <text:p>17:03</text:p>
          </table:table-cell>
        </table:table-row>
        <table:table-row table:style-name="ro1">
          <table:table-cell table:style-name="ce3" table:formula="of:=[.A163]+2" office:value-type="float" office:value="3107">
            <text:p>3107</text:p>
          </table:table-cell>
          <table:table-cell table:style-name="ce6" office:value-type="time" office:time-value="PT16H30M00S">
            <text:p>16:30</text:p>
          </table:table-cell>
          <table:table-cell table:style-name="ce4" table:formula="of:=[.$B164]+[.C$3]" office:value-type="time" office:time-value="PT16H43M00S">
            <text:p>16:43</text:p>
          </table:table-cell>
          <table:table-cell table:style-name="ce4" table:formula="of:=[.$B164]+[.D$3]" office:value-type="time" office:time-value="PT16H45M00S">
            <text:p>16:45</text:p>
          </table:table-cell>
          <table:table-cell table:style-name="ce4" table:formula="of:=[.$B164]+[.E$3]" office:value-type="time" office:time-value="PT16H47M00S">
            <text:p>16:47</text:p>
          </table:table-cell>
          <table:table-cell table:style-name="ce4" table:formula="of:=[.$B164]+[.F$3]" office:value-type="time" office:time-value="PT16H50M00S">
            <text:p>16:50</text:p>
          </table:table-cell>
          <table:table-cell table:style-name="ce4" table:formula="of:=[.$B164]+[.G$3]" office:value-type="time" office:time-value="PT16H52M00S">
            <text:p>16:52</text:p>
          </table:table-cell>
          <table:table-cell table:style-name="ce4" table:formula="of:=[.$B164]+[.H$3]" office:value-type="time" office:time-value="PT16H55M00S">
            <text:p>16:55</text:p>
          </table:table-cell>
          <table:table-cell table:style-name="ce4" table:formula="of:=[.$B164]+[.I$3]" office:value-type="time" office:time-value="PT16H57M00S">
            <text:p>16:57</text:p>
          </table:table-cell>
          <table:table-cell table:style-name="ce4" table:formula="of:=[.$B164]+[.J$3]" office:value-type="time" office:time-value="PT16H59M00S">
            <text:p>16:59</text:p>
          </table:table-cell>
          <table:table-cell table:style-name="ce4" table:formula="of:=[.$B164]+[.K$3]" office:value-type="time" office:time-value="PT17H01M00S">
            <text:p>17:01</text:p>
          </table:table-cell>
          <table:table-cell table:style-name="ce4" table:formula="of:=[.$B164]+[.L$3]" office:value-type="time" office:time-value="PT17H04M00S">
            <text:p>17:04</text:p>
          </table:table-cell>
          <table:table-cell table:style-name="ce4" table:formula="of:=[.$B164]+[.M$3]" office:value-type="time" office:time-value="PT17H07M00S">
            <text:p>17:07</text:p>
          </table:table-cell>
          <table:table-cell table:style-name="ce4" table:formula="of:=[.$B164]+[.N$3]" office:value-type="time" office:time-value="PT17H11M00S">
            <text:p>17:11</text:p>
          </table:table-cell>
          <table:table-cell table:style-name="ce4" table:formula="of:=[.$B164]+[.O$3]" office:value-type="time" office:time-value="PT17H13M00S">
            <text:p>17:13</text:p>
          </table:table-cell>
          <table:table-cell table:style-name="ce4" table:formula="of:=[.$B164]+[.P$3]" office:value-type="time" office:time-value="PT17H15M00S">
            <text:p>17:15</text:p>
          </table:table-cell>
          <table:table-cell table:style-name="ce4" table:formula="of:=[.$B164]+[.Q$3]" office:value-type="time" office:time-value="PT17H17M00S">
            <text:p>17:17</text:p>
          </table:table-cell>
          <table:table-cell table:style-name="ce4" table:formula="of:=[.$B164]+[.R$3]" office:value-type="time" office:time-value="PT17H20M00S">
            <text:p>17:20</text:p>
          </table:table-cell>
        </table:table-row>
        <table:table-row table:style-name="ro1">
          <table:table-cell table:style-name="ce3" table:formula="of:=[.A164]+2" office:value-type="float" office:value="3109">
            <text:p>3109</text:p>
          </table:table-cell>
          <table:table-cell table:style-name="ce6" office:value-type="time" office:time-value="PT16H48M00S">
            <text:p>16:48</text:p>
          </table:table-cell>
          <table:table-cell table:style-name="ce4" table:formula="of:=[.$B165]+[.C$3]" office:value-type="time" office:time-value="PT17H01M00S">
            <text:p>17:01</text:p>
          </table:table-cell>
          <table:table-cell table:style-name="ce4" table:formula="of:=[.$B165]+[.D$3]" office:value-type="time" office:time-value="PT17H03M00S">
            <text:p>17:03</text:p>
          </table:table-cell>
          <table:table-cell table:style-name="ce4" table:formula="of:=[.$B165]+[.E$3]" office:value-type="time" office:time-value="PT17H05M00S">
            <text:p>17:05</text:p>
          </table:table-cell>
          <table:table-cell table:style-name="ce4" table:formula="of:=[.$B165]+[.F$3]" office:value-type="time" office:time-value="PT17H08M00S">
            <text:p>17:08</text:p>
          </table:table-cell>
          <table:table-cell table:style-name="ce4" table:formula="of:=[.$B165]+[.G$3]" office:value-type="time" office:time-value="PT17H10M00S">
            <text:p>17:10</text:p>
          </table:table-cell>
          <table:table-cell table:style-name="ce4" table:formula="of:=[.$B165]+[.H$3]" office:value-type="time" office:time-value="PT17H13M00S">
            <text:p>17:13</text:p>
          </table:table-cell>
          <table:table-cell table:style-name="ce4" table:formula="of:=[.$B165]+[.I$3]" office:value-type="time" office:time-value="PT17H15M00S">
            <text:p>17:15</text:p>
          </table:table-cell>
          <table:table-cell table:style-name="ce4" table:formula="of:=[.$B165]+[.J$3]" office:value-type="time" office:time-value="PT17H17M00S">
            <text:p>17:17</text:p>
          </table:table-cell>
          <table:table-cell table:style-name="ce4" table:formula="of:=[.$B165]+[.K$3]" office:value-type="time" office:time-value="PT17H19M00S">
            <text:p>17:19</text:p>
          </table:table-cell>
          <table:table-cell table:style-name="ce4" table:formula="of:=[.$B165]+[.L$3]" office:value-type="time" office:time-value="PT17H22M00S">
            <text:p>17:22</text:p>
          </table:table-cell>
          <table:table-cell table:style-name="ce4" table:formula="of:=[.$B165]+[.M$3]" office:value-type="time" office:time-value="PT17H25M00S">
            <text:p>17:25</text:p>
          </table:table-cell>
          <table:table-cell table:style-name="ce4" table:formula="of:=[.$B165]+[.N$3]" office:value-type="time" office:time-value="PT17H29M00S">
            <text:p>17:29</text:p>
          </table:table-cell>
          <table:table-cell table:style-name="ce4" table:formula="of:=[.$B165]+[.O$3]" office:value-type="time" office:time-value="PT17H31M00S">
            <text:p>17:31</text:p>
          </table:table-cell>
          <table:table-cell table:style-name="ce4" table:formula="of:=[.$B165]+[.P$3]" office:value-type="time" office:time-value="PT17H33M00S">
            <text:p>17:33</text:p>
          </table:table-cell>
          <table:table-cell table:style-name="ce4" table:formula="of:=[.$B165]+[.Q$3]" office:value-type="time" office:time-value="PT17H35M00S">
            <text:p>17:35</text:p>
          </table:table-cell>
          <table:table-cell table:style-name="ce4" table:formula="of:=[.$B165]+[.R$3]" office:value-type="time" office:time-value="PT17H38M00S">
            <text:p>17:38</text:p>
          </table:table-cell>
        </table:table-row>
        <table:table-row table:style-name="ro1">
          <table:table-cell table:style-name="ce3" table:formula="of:=[.A165]+2" office:value-type="float" office:value="3111">
            <text:p>3111</text:p>
          </table:table-cell>
          <table:table-cell table:style-name="ce6" office:value-type="time" office:time-value="PT16H59M00S">
            <text:p>16:59</text:p>
          </table:table-cell>
          <table:table-cell table:style-name="ce4" table:formula="of:=[.$B166]+[.C$3]" office:value-type="time" office:time-value="PT17H12M00S">
            <text:p>17:12</text:p>
          </table:table-cell>
          <table:table-cell table:style-name="ce4" table:formula="of:=[.$B166]+[.D$3]" office:value-type="time" office:time-value="PT17H14M00S">
            <text:p>17:14</text:p>
          </table:table-cell>
          <table:table-cell table:style-name="ce4" table:formula="of:=[.$B166]+[.E$3]" office:value-type="time" office:time-value="PT17H16M00S">
            <text:p>17:16</text:p>
          </table:table-cell>
          <table:table-cell table:style-name="ce4" table:formula="of:=[.$B166]+[.F$3]" office:value-type="time" office:time-value="PT17H19M00S">
            <text:p>17:19</text:p>
          </table:table-cell>
          <table:table-cell table:style-name="ce4" table:formula="of:=[.$B166]+[.G$3]" office:value-type="time" office:time-value="PT17H21M00S">
            <text:p>17:21</text:p>
          </table:table-cell>
          <table:table-cell table:style-name="ce4" table:formula="of:=[.$B166]+[.H$3]" office:value-type="time" office:time-value="PT17H24M00S">
            <text:p>17:24</text:p>
          </table:table-cell>
          <table:table-cell table:style-name="ce4" table:formula="of:=[.$B166]+[.I$3]" office:value-type="time" office:time-value="PT17H26M00S">
            <text:p>17:26</text:p>
          </table:table-cell>
          <table:table-cell table:style-name="ce4" table:formula="of:=[.$B166]+[.J$3]" office:value-type="time" office:time-value="PT17H28M00S">
            <text:p>17:28</text:p>
          </table:table-cell>
          <table:table-cell table:style-name="ce4" table:formula="of:=[.$B166]+[.K$3]" office:value-type="time" office:time-value="PT17H30M00S">
            <text:p>17:30</text:p>
          </table:table-cell>
          <table:table-cell table:style-name="ce4" table:formula="of:=[.$B166]+[.L$3]" office:value-type="time" office:time-value="PT17H33M00S">
            <text:p>17:33</text:p>
          </table:table-cell>
          <table:table-cell table:style-name="ce4" table:formula="of:=[.$B166]+[.M$3]" office:value-type="time" office:time-value="PT17H36M00S">
            <text:p>17:36</text:p>
          </table:table-cell>
          <table:table-cell table:style-name="ce4" table:formula="of:=[.$B166]+[.N$3]" office:value-type="time" office:time-value="PT17H40M00S">
            <text:p>17:40</text:p>
          </table:table-cell>
          <table:table-cell table:style-name="ce4" table:formula="of:=[.$B166]+[.O$3]" office:value-type="time" office:time-value="PT17H42M00S">
            <text:p>17:42</text:p>
          </table:table-cell>
          <table:table-cell table:style-name="ce4" table:formula="of:=[.$B166]+[.P$3]" office:value-type="time" office:time-value="PT17H44M00S">
            <text:p>17:44</text:p>
          </table:table-cell>
          <table:table-cell table:style-name="ce4" table:formula="of:=[.$B166]+[.Q$3]" office:value-type="time" office:time-value="PT17H46M00S">
            <text:p>17:46</text:p>
          </table:table-cell>
          <table:table-cell table:style-name="ce4" table:formula="of:=[.$B166]+[.R$3]" office:value-type="time" office:time-value="PT17H49M00S">
            <text:p>17:49</text:p>
          </table:table-cell>
        </table:table-row>
        <table:table-row table:style-name="ro1">
          <table:table-cell table:style-name="ce3" table:formula="of:=[.A166]+2" office:value-type="float" office:value="3113">
            <text:p>3113</text:p>
          </table:table-cell>
          <table:table-cell table:style-name="ce6" office:value-type="time" office:time-value="PT17H12M00S">
            <text:p>17:12</text:p>
          </table:table-cell>
          <table:table-cell table:style-name="ce4" table:formula="of:=[.$B167]+[.C$3]" office:value-type="time" office:time-value="PT17H25M00S">
            <text:p>17:25</text:p>
          </table:table-cell>
          <table:table-cell table:style-name="ce4" table:formula="of:=[.$B167]+[.D$3]" office:value-type="time" office:time-value="PT17H27M00S">
            <text:p>17:27</text:p>
          </table:table-cell>
          <table:table-cell table:style-name="ce4" table:formula="of:=[.$B167]+[.E$3]" office:value-type="time" office:time-value="PT17H29M00S">
            <text:p>17:29</text:p>
          </table:table-cell>
          <table:table-cell table:style-name="ce4" table:formula="of:=[.$B167]+[.F$3]" office:value-type="time" office:time-value="PT17H32M00S">
            <text:p>17:32</text:p>
          </table:table-cell>
          <table:table-cell table:style-name="ce4" table:formula="of:=[.$B167]+[.G$3]" office:value-type="time" office:time-value="PT17H34M00S">
            <text:p>17:34</text:p>
          </table:table-cell>
          <table:table-cell table:style-name="ce4" table:formula="of:=[.$B167]+[.H$3]" office:value-type="time" office:time-value="PT17H37M00S">
            <text:p>17:37</text:p>
          </table:table-cell>
          <table:table-cell table:style-name="ce4" table:formula="of:=[.$B167]+[.I$3]" office:value-type="time" office:time-value="PT17H39M00S">
            <text:p>17:39</text:p>
          </table:table-cell>
          <table:table-cell table:style-name="ce4" table:formula="of:=[.$B167]+[.J$3]" office:value-type="time" office:time-value="PT17H41M00S">
            <text:p>17:41</text:p>
          </table:table-cell>
          <table:table-cell table:style-name="ce4" table:formula="of:=[.$B167]+[.K$3]" office:value-type="time" office:time-value="PT17H43M00S">
            <text:p>17:43</text:p>
          </table:table-cell>
          <table:table-cell table:style-name="ce4" table:formula="of:=[.$B167]+[.L$3]" office:value-type="time" office:time-value="PT17H46M00S">
            <text:p>17:46</text:p>
          </table:table-cell>
          <table:table-cell table:style-name="ce4" table:formula="of:=[.$B167]+[.M$3]" office:value-type="time" office:time-value="PT17H49M00S">
            <text:p>17:49</text:p>
          </table:table-cell>
          <table:table-cell table:style-name="ce4" table:formula="of:=[.$B167]+[.N$3]" office:value-type="time" office:time-value="PT17H53M00S">
            <text:p>17:53</text:p>
          </table:table-cell>
          <table:table-cell table:style-name="ce4" table:formula="of:=[.$B167]+[.O$3]" office:value-type="time" office:time-value="PT17H55M00S">
            <text:p>17:55</text:p>
          </table:table-cell>
          <table:table-cell table:style-name="ce4" table:formula="of:=[.$B167]+[.P$3]" office:value-type="time" office:time-value="PT17H57M00S">
            <text:p>17:57</text:p>
          </table:table-cell>
          <table:table-cell table:style-name="ce4" table:formula="of:=[.$B167]+[.Q$3]" office:value-type="time" office:time-value="PT17H59M00S">
            <text:p>17:59</text:p>
          </table:table-cell>
          <table:table-cell table:style-name="ce4" table:formula="of:=[.$B167]+[.R$3]" office:value-type="time" office:time-value="PT18H02M00S">
            <text:p>18:02</text:p>
          </table:table-cell>
        </table:table-row>
        <table:table-row table:style-name="ro1">
          <table:table-cell table:style-name="ce3" table:formula="of:=[.A167]+2" office:value-type="float" office:value="3115">
            <text:p>3115</text:p>
          </table:table-cell>
          <table:table-cell table:style-name="ce6" office:value-type="time" office:time-value="PT17H28M00S">
            <text:p>17:28</text:p>
          </table:table-cell>
          <table:table-cell table:style-name="ce4" table:formula="of:=[.$B168]+[.C$3]" office:value-type="time" office:time-value="PT17H41M00S">
            <text:p>17:41</text:p>
          </table:table-cell>
          <table:table-cell table:style-name="ce4" table:formula="of:=[.$B168]+[.D$3]" office:value-type="time" office:time-value="PT17H43M00S">
            <text:p>17:43</text:p>
          </table:table-cell>
          <table:table-cell table:style-name="ce4" table:formula="of:=[.$B168]+[.E$3]" office:value-type="time" office:time-value="PT17H45M00S">
            <text:p>17:45</text:p>
          </table:table-cell>
          <table:table-cell table:style-name="ce4" table:formula="of:=[.$B168]+[.F$3]" office:value-type="time" office:time-value="PT17H48M00S">
            <text:p>17:48</text:p>
          </table:table-cell>
          <table:table-cell table:style-name="ce4" table:formula="of:=[.$B168]+[.G$3]" office:value-type="time" office:time-value="PT17H50M00S">
            <text:p>17:50</text:p>
          </table:table-cell>
          <table:table-cell table:style-name="ce4" table:formula="of:=[.$B168]+[.H$3]" office:value-type="time" office:time-value="PT17H53M00S">
            <text:p>17:53</text:p>
          </table:table-cell>
          <table:table-cell table:style-name="ce4" table:formula="of:=[.$B168]+[.I$3]" office:value-type="time" office:time-value="PT17H55M00S">
            <text:p>17:55</text:p>
          </table:table-cell>
          <table:table-cell table:style-name="ce4" table:formula="of:=[.$B168]+[.J$3]" office:value-type="time" office:time-value="PT17H57M00S">
            <text:p>17:57</text:p>
          </table:table-cell>
          <table:table-cell table:style-name="ce4" table:formula="of:=[.$B168]+[.K$3]" office:value-type="time" office:time-value="PT17H59M00S">
            <text:p>17:59</text:p>
          </table:table-cell>
          <table:table-cell table:style-name="ce4" table:formula="of:=[.$B168]+[.L$3]" office:value-type="time" office:time-value="PT18H02M00S">
            <text:p>18:02</text:p>
          </table:table-cell>
          <table:table-cell table:style-name="ce4" table:formula="of:=[.$B168]+[.M$3]" office:value-type="time" office:time-value="PT18H05M00S">
            <text:p>18:05</text:p>
          </table:table-cell>
          <table:table-cell table:style-name="ce4" table:formula="of:=[.$B168]+[.N$3]" office:value-type="time" office:time-value="PT18H09M00S">
            <text:p>18:09</text:p>
          </table:table-cell>
          <table:table-cell table:style-name="ce4" table:formula="of:=[.$B168]+[.O$3]" office:value-type="time" office:time-value="PT18H11M00S">
            <text:p>18:11</text:p>
          </table:table-cell>
          <table:table-cell table:style-name="ce4" table:formula="of:=[.$B168]+[.P$3]" office:value-type="time" office:time-value="PT18H13M00S">
            <text:p>18:13</text:p>
          </table:table-cell>
          <table:table-cell table:style-name="ce4" table:formula="of:=[.$B168]+[.Q$3]" office:value-type="time" office:time-value="PT18H15M00S">
            <text:p>18:15</text:p>
          </table:table-cell>
          <table:table-cell table:style-name="ce4" table:formula="of:=[.$B168]+[.R$3]" office:value-type="time" office:time-value="PT18H18M00S">
            <text:p>18:18</text:p>
          </table:table-cell>
        </table:table-row>
        <table:table-row table:style-name="ro1">
          <table:table-cell table:style-name="ce3" table:formula="of:=[.A168]+2" office:value-type="float" office:value="3117">
            <text:p>3117</text:p>
          </table:table-cell>
          <table:table-cell table:style-name="ce6" office:value-type="time" office:time-value="PT17H46M00S">
            <text:p>17:46</text:p>
          </table:table-cell>
          <table:table-cell table:style-name="ce4" table:formula="of:=[.$B169]+[.C$3]" office:value-type="time" office:time-value="PT17H59M00S">
            <text:p>17:59</text:p>
          </table:table-cell>
          <table:table-cell table:style-name="ce4" table:formula="of:=[.$B169]+[.D$3]" office:value-type="time" office:time-value="PT18H01M00S">
            <text:p>18:01</text:p>
          </table:table-cell>
          <table:table-cell table:style-name="ce4" table:formula="of:=[.$B169]+[.E$3]" office:value-type="time" office:time-value="PT18H03M00S">
            <text:p>18:03</text:p>
          </table:table-cell>
          <table:table-cell table:style-name="ce4" table:formula="of:=[.$B169]+[.F$3]" office:value-type="time" office:time-value="PT18H06M00S">
            <text:p>18:06</text:p>
          </table:table-cell>
          <table:table-cell table:style-name="ce4" table:formula="of:=[.$B169]+[.G$3]" office:value-type="time" office:time-value="PT18H08M00S">
            <text:p>18:08</text:p>
          </table:table-cell>
          <table:table-cell table:style-name="ce4" table:formula="of:=[.$B169]+[.H$3]" office:value-type="time" office:time-value="PT18H11M00S">
            <text:p>18:11</text:p>
          </table:table-cell>
          <table:table-cell table:style-name="ce4" table:formula="of:=[.$B169]+[.I$3]" office:value-type="time" office:time-value="PT18H13M00S">
            <text:p>18:13</text:p>
          </table:table-cell>
          <table:table-cell table:style-name="ce4" table:formula="of:=[.$B169]+[.J$3]" office:value-type="time" office:time-value="PT18H15M00S">
            <text:p>18:15</text:p>
          </table:table-cell>
          <table:table-cell table:style-name="ce4" table:formula="of:=[.$B169]+[.K$3]" office:value-type="time" office:time-value="PT18H17M00S">
            <text:p>18:17</text:p>
          </table:table-cell>
          <table:table-cell table:style-name="ce4" table:formula="of:=[.$B169]+[.L$3]" office:value-type="time" office:time-value="PT18H20M00S">
            <text:p>18:20</text:p>
          </table:table-cell>
          <table:table-cell table:style-name="ce4" table:formula="of:=[.$B169]+[.M$3]" office:value-type="time" office:time-value="PT18H23M00S">
            <text:p>18:23</text:p>
          </table:table-cell>
          <table:table-cell table:style-name="ce4" table:formula="of:=[.$B169]+[.N$3]" office:value-type="time" office:time-value="PT18H27M00S">
            <text:p>18:27</text:p>
          </table:table-cell>
          <table:table-cell table:style-name="ce4" table:formula="of:=[.$B169]+[.O$3]" office:value-type="time" office:time-value="PT18H29M00S">
            <text:p>18:29</text:p>
          </table:table-cell>
          <table:table-cell table:style-name="ce4" table:formula="of:=[.$B169]+[.P$3]" office:value-type="time" office:time-value="PT18H31M00S">
            <text:p>18:31</text:p>
          </table:table-cell>
          <table:table-cell table:style-name="ce4" table:formula="of:=[.$B169]+[.Q$3]" office:value-type="time" office:time-value="PT18H33M00S">
            <text:p>18:33</text:p>
          </table:table-cell>
          <table:table-cell table:style-name="ce4" table:formula="of:=[.$B169]+[.R$3]" office:value-type="time" office:time-value="PT18H36M00S">
            <text:p>18:36</text:p>
          </table:table-cell>
        </table:table-row>
        <table:table-row table:style-name="ro1">
          <table:table-cell table:style-name="ce3" table:formula="of:=[.A169]+2" office:value-type="float" office:value="3119">
            <text:p>3119</text:p>
          </table:table-cell>
          <table:table-cell table:style-name="ce6" office:value-type="time" office:time-value="PT18H04M00S">
            <text:p>18:04</text:p>
          </table:table-cell>
          <table:table-cell table:style-name="ce4" table:formula="of:=[.$B170]+[.C$3]" office:value-type="time" office:time-value="PT18H17M00S">
            <text:p>18:17</text:p>
          </table:table-cell>
          <table:table-cell table:style-name="ce4" table:formula="of:=[.$B170]+[.D$3]" office:value-type="time" office:time-value="PT18H19M00S">
            <text:p>18:19</text:p>
          </table:table-cell>
          <table:table-cell table:style-name="ce4" table:formula="of:=[.$B170]+[.E$3]" office:value-type="time" office:time-value="PT18H21M00S">
            <text:p>18:21</text:p>
          </table:table-cell>
          <table:table-cell table:style-name="ce4" table:formula="of:=[.$B170]+[.F$3]" office:value-type="time" office:time-value="PT18H24M00S">
            <text:p>18:24</text:p>
          </table:table-cell>
          <table:table-cell table:style-name="ce4" table:formula="of:=[.$B170]+[.G$3]" office:value-type="time" office:time-value="PT18H26M00S">
            <text:p>18:26</text:p>
          </table:table-cell>
          <table:table-cell table:style-name="ce4" table:formula="of:=[.$B170]+[.H$3]" office:value-type="time" office:time-value="PT18H29M00S">
            <text:p>18:29</text:p>
          </table:table-cell>
          <table:table-cell table:style-name="ce4" table:formula="of:=[.$B170]+[.I$3]" office:value-type="time" office:time-value="PT18H31M00S">
            <text:p>18:31</text:p>
          </table:table-cell>
          <table:table-cell table:style-name="ce4" table:formula="of:=[.$B170]+[.J$3]" office:value-type="time" office:time-value="PT18H33M00S">
            <text:p>18:33</text:p>
          </table:table-cell>
          <table:table-cell table:style-name="ce4" table:formula="of:=[.$B170]+[.K$3]" office:value-type="time" office:time-value="PT18H35M00S">
            <text:p>18:35</text:p>
          </table:table-cell>
          <table:table-cell table:style-name="ce4" table:formula="of:=[.$B170]+[.L$3]" office:value-type="time" office:time-value="PT18H38M00S">
            <text:p>18:38</text:p>
          </table:table-cell>
          <table:table-cell table:style-name="ce4" table:formula="of:=[.$B170]+[.M$3]" office:value-type="time" office:time-value="PT18H41M00S">
            <text:p>18:41</text:p>
          </table:table-cell>
          <table:table-cell table:style-name="ce4" table:formula="of:=[.$B170]+[.N$3]" office:value-type="time" office:time-value="PT18H45M00S">
            <text:p>18:45</text:p>
          </table:table-cell>
          <table:table-cell table:style-name="ce4" table:formula="of:=[.$B170]+[.O$3]" office:value-type="time" office:time-value="PT18H47M00S">
            <text:p>18:47</text:p>
          </table:table-cell>
          <table:table-cell table:style-name="ce4" table:formula="of:=[.$B170]+[.P$3]" office:value-type="time" office:time-value="PT18H49M00S">
            <text:p>18:49</text:p>
          </table:table-cell>
          <table:table-cell table:style-name="ce4" table:formula="of:=[.$B170]+[.Q$3]" office:value-type="time" office:time-value="PT18H51M00S">
            <text:p>18:51</text:p>
          </table:table-cell>
          <table:table-cell table:style-name="ce4" table:formula="of:=[.$B170]+[.R$3]" office:value-type="time" office:time-value="PT18H54M00S">
            <text:p>18:54</text:p>
          </table:table-cell>
        </table:table-row>
        <table:table-row table:style-name="ro1">
          <table:table-cell table:style-name="ce3" table:formula="of:=[.A170]+2" office:value-type="float" office:value="3121">
            <text:p>3121</text:p>
          </table:table-cell>
          <table:table-cell table:style-name="ce6" office:value-type="time" office:time-value="PT18H22M00S">
            <text:p>18:22</text:p>
          </table:table-cell>
          <table:table-cell table:style-name="ce4" table:formula="of:=[.$B171]+[.C$3]" office:value-type="time" office:time-value="PT18H35M00S">
            <text:p>18:35</text:p>
          </table:table-cell>
          <table:table-cell table:style-name="ce4" table:formula="of:=[.$B171]+[.D$3]" office:value-type="time" office:time-value="PT18H37M00S">
            <text:p>18:37</text:p>
          </table:table-cell>
          <table:table-cell table:style-name="ce4" table:formula="of:=[.$B171]+[.E$3]" office:value-type="time" office:time-value="PT18H39M00S">
            <text:p>18:39</text:p>
          </table:table-cell>
          <table:table-cell table:style-name="ce4" table:formula="of:=[.$B171]+[.F$3]" office:value-type="time" office:time-value="PT18H42M00S">
            <text:p>18:42</text:p>
          </table:table-cell>
          <table:table-cell table:style-name="ce4" table:formula="of:=[.$B171]+[.G$3]" office:value-type="time" office:time-value="PT18H44M00S">
            <text:p>18:44</text:p>
          </table:table-cell>
          <table:table-cell table:style-name="ce4" table:formula="of:=[.$B171]+[.H$3]" office:value-type="time" office:time-value="PT18H47M00S">
            <text:p>18:47</text:p>
          </table:table-cell>
          <table:table-cell table:style-name="ce4" table:formula="of:=[.$B171]+[.I$3]" office:value-type="time" office:time-value="PT18H49M00S">
            <text:p>18:49</text:p>
          </table:table-cell>
          <table:table-cell table:style-name="ce4" table:formula="of:=[.$B171]+[.J$3]" office:value-type="time" office:time-value="PT18H51M00S">
            <text:p>18:51</text:p>
          </table:table-cell>
          <table:table-cell table:style-name="ce4" table:formula="of:=[.$B171]+[.K$3]" office:value-type="time" office:time-value="PT18H53M00S">
            <text:p>18:53</text:p>
          </table:table-cell>
          <table:table-cell table:style-name="ce4" table:formula="of:=[.$B171]+[.L$3]" office:value-type="time" office:time-value="PT18H56M00S">
            <text:p>18:56</text:p>
          </table:table-cell>
          <table:table-cell table:style-name="ce4" table:formula="of:=[.$B171]+[.M$3]" office:value-type="time" office:time-value="PT18H59M00S">
            <text:p>18:59</text:p>
          </table:table-cell>
          <table:table-cell table:style-name="ce4" table:formula="of:=[.$B171]+[.N$3]" office:value-type="time" office:time-value="PT19H03M00S">
            <text:p>19:03</text:p>
          </table:table-cell>
          <table:table-cell table:style-name="ce4" table:formula="of:=[.$B171]+[.O$3]" office:value-type="time" office:time-value="PT19H05M00S">
            <text:p>19:05</text:p>
          </table:table-cell>
          <table:table-cell table:style-name="ce4" table:formula="of:=[.$B171]+[.P$3]" office:value-type="time" office:time-value="PT19H07M00S">
            <text:p>19:07</text:p>
          </table:table-cell>
          <table:table-cell table:style-name="ce4" table:formula="of:=[.$B171]+[.Q$3]" office:value-type="time" office:time-value="PT19H09M00S">
            <text:p>19:09</text:p>
          </table:table-cell>
          <table:table-cell table:style-name="ce4" table:formula="of:=[.$B171]+[.R$3]" office:value-type="time" office:time-value="PT19H12M00S">
            <text:p>19:12</text:p>
          </table:table-cell>
        </table:table-row>
        <table:table-row table:style-name="ro1">
          <table:table-cell table:style-name="ce3" table:formula="of:=[.A171]+2" office:value-type="float" office:value="3123">
            <text:p>3123</text:p>
          </table:table-cell>
          <table:table-cell table:style-name="ce6" office:value-type="time" office:time-value="PT18H36M00S">
            <text:p>18:36</text:p>
          </table:table-cell>
          <table:table-cell table:style-name="ce4" table:formula="of:=[.$B172]+[.C$3]" office:value-type="time" office:time-value="PT18H49M00S">
            <text:p>18:49</text:p>
          </table:table-cell>
          <table:table-cell table:style-name="ce4" table:formula="of:=[.$B172]+[.D$3]" office:value-type="time" office:time-value="PT18H51M00S">
            <text:p>18:51</text:p>
          </table:table-cell>
          <table:table-cell table:style-name="ce4" table:formula="of:=[.$B172]+[.E$3]" office:value-type="time" office:time-value="PT18H53M00S">
            <text:p>18:53</text:p>
          </table:table-cell>
          <table:table-cell table:style-name="ce4" table:formula="of:=[.$B172]+[.F$3]" office:value-type="time" office:time-value="PT18H56M00S">
            <text:p>18:56</text:p>
          </table:table-cell>
          <table:table-cell table:style-name="ce4" table:formula="of:=[.$B172]+[.G$3]" office:value-type="time" office:time-value="PT18H58M00S">
            <text:p>18:58</text:p>
          </table:table-cell>
          <table:table-cell table:style-name="ce4" table:formula="of:=[.$B172]+[.H$3]" office:value-type="time" office:time-value="PT19H01M00S">
            <text:p>19:01</text:p>
          </table:table-cell>
          <table:table-cell table:style-name="ce4" table:formula="of:=[.$B172]+[.I$3]" office:value-type="time" office:time-value="PT19H03M00S">
            <text:p>19:03</text:p>
          </table:table-cell>
          <table:table-cell table:style-name="ce4" table:formula="of:=[.$B172]+[.J$3]" office:value-type="time" office:time-value="PT19H05M00S">
            <text:p>19:05</text:p>
          </table:table-cell>
          <table:table-cell table:style-name="ce4" table:formula="of:=[.$B172]+[.K$3]" office:value-type="time" office:time-value="PT19H07M00S">
            <text:p>19:07</text:p>
          </table:table-cell>
          <table:table-cell table:style-name="ce4" table:formula="of:=[.$B172]+[.L$3]" office:value-type="time" office:time-value="PT19H10M00S">
            <text:p>19:10</text:p>
          </table:table-cell>
          <table:table-cell table:style-name="ce4" table:formula="of:=[.$B172]+[.M$3]" office:value-type="time" office:time-value="PT19H13M00S">
            <text:p>19:13</text:p>
          </table:table-cell>
          <table:table-cell table:style-name="ce4" table:formula="of:=[.$B172]+[.N$3]" office:value-type="time" office:time-value="PT19H17M00S">
            <text:p>19:17</text:p>
          </table:table-cell>
          <table:table-cell table:style-name="ce4" table:formula="of:=[.$B172]+[.O$3]" office:value-type="time" office:time-value="PT19H19M00S">
            <text:p>19:19</text:p>
          </table:table-cell>
          <table:table-cell table:style-name="ce4" table:formula="of:=[.$B172]+[.P$3]" office:value-type="time" office:time-value="PT19H21M00S">
            <text:p>19:21</text:p>
          </table:table-cell>
          <table:table-cell table:style-name="ce4" table:formula="of:=[.$B172]+[.Q$3]" office:value-type="time" office:time-value="PT19H23M00S">
            <text:p>19:23</text:p>
          </table:table-cell>
          <table:table-cell table:style-name="ce4" table:formula="of:=[.$B172]+[.R$3]" office:value-type="time" office:time-value="PT19H26M00S">
            <text:p>19:26</text:p>
          </table:table-cell>
        </table:table-row>
        <table:table-row table:style-name="ro1">
          <table:table-cell table:style-name="ce3" table:formula="of:=[.A172]+2" office:value-type="float" office:value="3125">
            <text:p>3125</text:p>
          </table:table-cell>
          <table:table-cell table:style-name="ce6" office:value-type="time" office:time-value="PT18H47M00S">
            <text:p>18:47</text:p>
          </table:table-cell>
          <table:table-cell table:style-name="ce4" table:formula="of:=[.$B173]+[.C$3]" office:value-type="time" office:time-value="PT19H00M00S">
            <text:p>19:00</text:p>
          </table:table-cell>
          <table:table-cell table:style-name="ce4" table:formula="of:=[.$B173]+[.D$3]" office:value-type="time" office:time-value="PT19H02M00S">
            <text:p>19:02</text:p>
          </table:table-cell>
          <table:table-cell table:style-name="ce4" table:formula="of:=[.$B173]+[.E$3]" office:value-type="time" office:time-value="PT19H04M00S">
            <text:p>19:04</text:p>
          </table:table-cell>
          <table:table-cell table:style-name="ce4" table:formula="of:=[.$B173]+[.F$3]" office:value-type="time" office:time-value="PT19H07M00S">
            <text:p>19:07</text:p>
          </table:table-cell>
          <table:table-cell table:style-name="ce4" table:formula="of:=[.$B173]+[.G$3]" office:value-type="time" office:time-value="PT19H09M00S">
            <text:p>19:09</text:p>
          </table:table-cell>
          <table:table-cell table:style-name="ce4" table:formula="of:=[.$B173]+[.H$3]" office:value-type="time" office:time-value="PT19H12M00S">
            <text:p>19:12</text:p>
          </table:table-cell>
          <table:table-cell table:style-name="ce4" table:formula="of:=[.$B173]+[.I$3]" office:value-type="time" office:time-value="PT19H14M00S">
            <text:p>19:14</text:p>
          </table:table-cell>
          <table:table-cell table:style-name="ce4" table:formula="of:=[.$B173]+[.J$3]" office:value-type="time" office:time-value="PT19H16M00S">
            <text:p>19:16</text:p>
          </table:table-cell>
          <table:table-cell table:style-name="ce4" table:formula="of:=[.$B173]+[.K$3]" office:value-type="time" office:time-value="PT19H18M00S">
            <text:p>19:18</text:p>
          </table:table-cell>
          <table:table-cell table:style-name="ce4" table:formula="of:=[.$B173]+[.L$3]" office:value-type="time" office:time-value="PT19H21M00S">
            <text:p>19:21</text:p>
          </table:table-cell>
          <table:table-cell table:style-name="ce4" table:formula="of:=[.$B173]+[.M$3]" office:value-type="time" office:time-value="PT19H24M00S">
            <text:p>19:24</text:p>
          </table:table-cell>
          <table:table-cell table:style-name="ce4" table:formula="of:=[.$B173]+[.N$3]" office:value-type="time" office:time-value="PT19H28M00S">
            <text:p>19:28</text:p>
          </table:table-cell>
          <table:table-cell table:style-name="ce4" table:formula="of:=[.$B173]+[.O$3]" office:value-type="time" office:time-value="PT19H30M00S">
            <text:p>19:30</text:p>
          </table:table-cell>
          <table:table-cell table:style-name="ce4" table:formula="of:=[.$B173]+[.P$3]" office:value-type="time" office:time-value="PT19H32M00S">
            <text:p>19:32</text:p>
          </table:table-cell>
          <table:table-cell table:style-name="ce4" table:formula="of:=[.$B173]+[.Q$3]" office:value-type="time" office:time-value="PT19H34M00S">
            <text:p>19:34</text:p>
          </table:table-cell>
          <table:table-cell table:style-name="ce4" table:formula="of:=[.$B173]+[.R$3]" office:value-type="time" office:time-value="PT19H37M00S">
            <text:p>19:37</text:p>
          </table:table-cell>
        </table:table-row>
        <table:table-row table:style-name="ro1">
          <table:table-cell table:style-name="ce3" table:formula="of:=[.A173]+2" office:value-type="float" office:value="3127">
            <text:p>3127</text:p>
          </table:table-cell>
          <table:table-cell table:style-name="ce6" office:value-type="time" office:time-value="PT19H02M00S">
            <text:p>19:02</text:p>
          </table:table-cell>
          <table:table-cell table:style-name="ce4" table:formula="of:=[.$B174]+[.C$3]" office:value-type="time" office:time-value="PT19H15M00S">
            <text:p>19:15</text:p>
          </table:table-cell>
          <table:table-cell table:style-name="ce4" table:formula="of:=[.$B174]+[.D$3]" office:value-type="time" office:time-value="PT19H17M00S">
            <text:p>19:17</text:p>
          </table:table-cell>
          <table:table-cell table:style-name="ce4" table:formula="of:=[.$B174]+[.E$3]" office:value-type="time" office:time-value="PT19H19M00S">
            <text:p>19:19</text:p>
          </table:table-cell>
          <table:table-cell table:style-name="ce4" table:formula="of:=[.$B174]+[.F$3]" office:value-type="time" office:time-value="PT19H22M00S">
            <text:p>19:22</text:p>
          </table:table-cell>
          <table:table-cell table:style-name="ce4" table:formula="of:=[.$B174]+[.G$3]" office:value-type="time" office:time-value="PT19H24M00S">
            <text:p>19:24</text:p>
          </table:table-cell>
          <table:table-cell table:style-name="ce4" table:formula="of:=[.$B174]+[.H$3]" office:value-type="time" office:time-value="PT19H27M00S">
            <text:p>19:27</text:p>
          </table:table-cell>
          <table:table-cell table:style-name="ce4" table:formula="of:=[.$B174]+[.I$3]" office:value-type="time" office:time-value="PT19H29M00S">
            <text:p>19:29</text:p>
          </table:table-cell>
          <table:table-cell table:style-name="ce4" table:formula="of:=[.$B174]+[.J$3]" office:value-type="time" office:time-value="PT19H31M00S">
            <text:p>19:31</text:p>
          </table:table-cell>
          <table:table-cell table:style-name="ce4" table:formula="of:=[.$B174]+[.K$3]" office:value-type="time" office:time-value="PT19H33M00S">
            <text:p>19:33</text:p>
          </table:table-cell>
          <table:table-cell table:style-name="ce4" table:formula="of:=[.$B174]+[.L$3]" office:value-type="time" office:time-value="PT19H36M00S">
            <text:p>19:36</text:p>
          </table:table-cell>
          <table:table-cell table:style-name="ce4" table:formula="of:=[.$B174]+[.M$3]" office:value-type="time" office:time-value="PT19H39M00S">
            <text:p>19:39</text:p>
          </table:table-cell>
          <table:table-cell table:style-name="ce4" table:formula="of:=[.$B174]+[.N$3]" office:value-type="time" office:time-value="PT19H43M00S">
            <text:p>19:43</text:p>
          </table:table-cell>
          <table:table-cell table:style-name="ce4" table:formula="of:=[.$B174]+[.O$3]" office:value-type="time" office:time-value="PT19H45M00S">
            <text:p>19:45</text:p>
          </table:table-cell>
          <table:table-cell table:style-name="ce4" table:formula="of:=[.$B174]+[.P$3]" office:value-type="time" office:time-value="PT19H47M00S">
            <text:p>19:47</text:p>
          </table:table-cell>
          <table:table-cell table:style-name="ce4" table:formula="of:=[.$B174]+[.Q$3]" office:value-type="time" office:time-value="PT19H49M00S">
            <text:p>19:49</text:p>
          </table:table-cell>
          <table:table-cell table:style-name="ce4" table:formula="of:=[.$B174]+[.R$3]" office:value-type="time" office:time-value="PT19H52M00S">
            <text:p>19:52</text:p>
          </table:table-cell>
        </table:table-row>
        <table:table-row table:style-name="ro1">
          <table:table-cell table:style-name="ce3" table:formula="of:=[.A174]+2" office:value-type="float" office:value="3129">
            <text:p>3129</text:p>
          </table:table-cell>
          <table:table-cell table:style-name="ce6" office:value-type="time" office:time-value="PT19H16M00S">
            <text:p>19:16</text:p>
          </table:table-cell>
          <table:table-cell table:style-name="ce4" table:formula="of:=[.$B175]+[.C$3]" office:value-type="time" office:time-value="PT19H29M00S">
            <text:p>19:29</text:p>
          </table:table-cell>
          <table:table-cell table:style-name="ce4" table:formula="of:=[.$B175]+[.D$3]" office:value-type="time" office:time-value="PT19H31M00S">
            <text:p>19:31</text:p>
          </table:table-cell>
          <table:table-cell table:style-name="ce4" table:formula="of:=[.$B175]+[.E$3]" office:value-type="time" office:time-value="PT19H33M00S">
            <text:p>19:33</text:p>
          </table:table-cell>
          <table:table-cell table:style-name="ce4" table:formula="of:=[.$B175]+[.F$3]" office:value-type="time" office:time-value="PT19H36M00S">
            <text:p>19:36</text:p>
          </table:table-cell>
          <table:table-cell table:style-name="ce4" table:formula="of:=[.$B175]+[.G$3]" office:value-type="time" office:time-value="PT19H38M00S">
            <text:p>19:38</text:p>
          </table:table-cell>
          <table:table-cell table:style-name="ce4" table:formula="of:=[.$B175]+[.H$3]" office:value-type="time" office:time-value="PT19H41M00S">
            <text:p>19:41</text:p>
          </table:table-cell>
          <table:table-cell table:style-name="ce4" table:formula="of:=[.$B175]+[.I$3]" office:value-type="time" office:time-value="PT19H43M00S">
            <text:p>19:43</text:p>
          </table:table-cell>
          <table:table-cell table:style-name="ce4" table:formula="of:=[.$B175]+[.J$3]" office:value-type="time" office:time-value="PT19H45M00S">
            <text:p>19:45</text:p>
          </table:table-cell>
          <table:table-cell table:style-name="ce4" table:formula="of:=[.$B175]+[.K$3]" office:value-type="time" office:time-value="PT19H47M00S">
            <text:p>19:47</text:p>
          </table:table-cell>
          <table:table-cell table:style-name="ce4" table:formula="of:=[.$B175]+[.L$3]" office:value-type="time" office:time-value="PT19H50M00S">
            <text:p>19:50</text:p>
          </table:table-cell>
          <table:table-cell table:style-name="ce4" table:formula="of:=[.$B175]+[.M$3]" office:value-type="time" office:time-value="PT19H53M00S">
            <text:p>19:53</text:p>
          </table:table-cell>
          <table:table-cell table:style-name="ce4" table:formula="of:=[.$B175]+[.N$3]" office:value-type="time" office:time-value="PT19H57M00S">
            <text:p>19:57</text:p>
          </table:table-cell>
          <table:table-cell table:style-name="ce4" table:formula="of:=[.$B175]+[.O$3]" office:value-type="time" office:time-value="PT19H59M00S">
            <text:p>19:59</text:p>
          </table:table-cell>
          <table:table-cell table:style-name="ce4" table:formula="of:=[.$B175]+[.P$3]" office:value-type="time" office:time-value="PT20H01M00S">
            <text:p>20:01</text:p>
          </table:table-cell>
          <table:table-cell table:style-name="ce4" table:formula="of:=[.$B175]+[.Q$3]" office:value-type="time" office:time-value="PT20H03M00S">
            <text:p>20:03</text:p>
          </table:table-cell>
          <table:table-cell table:style-name="ce4" table:formula="of:=[.$B175]+[.R$3]" office:value-type="time" office:time-value="PT20H06M00S">
            <text:p>20:06</text:p>
          </table:table-cell>
        </table:table-row>
        <table:table-row table:style-name="ro1">
          <table:table-cell table:style-name="ce3" table:formula="of:=[.A175]+2" office:value-type="float" office:value="3131">
            <text:p>3131</text:p>
          </table:table-cell>
          <table:table-cell table:style-name="ce6" office:value-type="time" office:time-value="PT19H30M00S">
            <text:p>19:30</text:p>
          </table:table-cell>
          <table:table-cell table:style-name="ce4" table:formula="of:=[.$B176]+[.C$3]" office:value-type="time" office:time-value="PT19H43M00S">
            <text:p>19:43</text:p>
          </table:table-cell>
          <table:table-cell table:style-name="ce4" table:formula="of:=[.$B176]+[.D$3]" office:value-type="time" office:time-value="PT19H45M00S">
            <text:p>19:45</text:p>
          </table:table-cell>
          <table:table-cell table:style-name="ce4" table:formula="of:=[.$B176]+[.E$3]" office:value-type="time" office:time-value="PT19H47M00S">
            <text:p>19:47</text:p>
          </table:table-cell>
          <table:table-cell table:style-name="ce4" table:formula="of:=[.$B176]+[.F$3]" office:value-type="time" office:time-value="PT19H50M00S">
            <text:p>19:50</text:p>
          </table:table-cell>
          <table:table-cell table:style-name="ce4" table:formula="of:=[.$B176]+[.G$3]" office:value-type="time" office:time-value="PT19H52M00S">
            <text:p>19:52</text:p>
          </table:table-cell>
          <table:table-cell table:style-name="ce4" table:formula="of:=[.$B176]+[.H$3]" office:value-type="time" office:time-value="PT19H55M00S">
            <text:p>19:55</text:p>
          </table:table-cell>
          <table:table-cell table:style-name="ce4" table:formula="of:=[.$B176]+[.I$3]" office:value-type="time" office:time-value="PT19H57M00S">
            <text:p>19:57</text:p>
          </table:table-cell>
          <table:table-cell table:style-name="ce4" table:formula="of:=[.$B176]+[.J$3]" office:value-type="time" office:time-value="PT19H59M00S">
            <text:p>19:59</text:p>
          </table:table-cell>
          <table:table-cell table:style-name="ce4" table:formula="of:=[.$B176]+[.K$3]" office:value-type="time" office:time-value="PT20H01M00S">
            <text:p>20:01</text:p>
          </table:table-cell>
          <table:table-cell table:style-name="ce4" table:formula="of:=[.$B176]+[.L$3]" office:value-type="time" office:time-value="PT20H04M00S">
            <text:p>20:04</text:p>
          </table:table-cell>
          <table:table-cell table:style-name="ce4" table:formula="of:=[.$B176]+[.M$3]" office:value-type="time" office:time-value="PT20H07M00S">
            <text:p>20:07</text:p>
          </table:table-cell>
          <table:table-cell table:style-name="ce4" table:formula="of:=[.$B176]+[.N$3]" office:value-type="time" office:time-value="PT20H11M00S">
            <text:p>20:11</text:p>
          </table:table-cell>
          <table:table-cell table:style-name="ce4" table:formula="of:=[.$B176]+[.O$3]" office:value-type="time" office:time-value="PT20H13M00S">
            <text:p>20:13</text:p>
          </table:table-cell>
          <table:table-cell table:style-name="ce4" table:formula="of:=[.$B176]+[.P$3]" office:value-type="time" office:time-value="PT20H15M00S">
            <text:p>20:15</text:p>
          </table:table-cell>
          <table:table-cell table:style-name="ce4" table:formula="of:=[.$B176]+[.Q$3]" office:value-type="time" office:time-value="PT20H17M00S">
            <text:p>20:17</text:p>
          </table:table-cell>
          <table:table-cell table:style-name="ce4" table:formula="of:=[.$B176]+[.R$3]" office:value-type="time" office:time-value="PT20H20M00S">
            <text:p>20:20</text:p>
          </table:table-cell>
        </table:table-row>
        <table:table-row table:style-name="ro1">
          <table:table-cell table:style-name="ce3" table:formula="of:=[.A176]+2" office:value-type="float" office:value="3133">
            <text:p>3133</text:p>
          </table:table-cell>
          <table:table-cell table:style-name="ce6" office:value-type="time" office:time-value="PT19H48M00S">
            <text:p>19:48</text:p>
          </table:table-cell>
          <table:table-cell table:style-name="ce4" table:formula="of:=[.$B177]+[.C$3]" office:value-type="time" office:time-value="PT20H01M00S">
            <text:p>20:01</text:p>
          </table:table-cell>
          <table:table-cell table:style-name="ce4" table:formula="of:=[.$B177]+[.D$3]" office:value-type="time" office:time-value="PT20H03M00S">
            <text:p>20:03</text:p>
          </table:table-cell>
          <table:table-cell table:style-name="ce4" table:formula="of:=[.$B177]+[.E$3]" office:value-type="time" office:time-value="PT20H05M00S">
            <text:p>20:05</text:p>
          </table:table-cell>
          <table:table-cell table:style-name="ce4" table:formula="of:=[.$B177]+[.F$3]" office:value-type="time" office:time-value="PT20H08M00S">
            <text:p>20:08</text:p>
          </table:table-cell>
          <table:table-cell table:style-name="ce4" table:formula="of:=[.$B177]+[.G$3]" office:value-type="time" office:time-value="PT20H10M00S">
            <text:p>20:10</text:p>
          </table:table-cell>
          <table:table-cell table:style-name="ce4" table:formula="of:=[.$B177]+[.H$3]" office:value-type="time" office:time-value="PT20H13M00S">
            <text:p>20:13</text:p>
          </table:table-cell>
          <table:table-cell table:style-name="ce4" table:formula="of:=[.$B177]+[.I$3]" office:value-type="time" office:time-value="PT20H15M00S">
            <text:p>20:15</text:p>
          </table:table-cell>
          <table:table-cell table:style-name="ce4" table:formula="of:=[.$B177]+[.J$3]" office:value-type="time" office:time-value="PT20H17M00S">
            <text:p>20:17</text:p>
          </table:table-cell>
          <table:table-cell table:style-name="ce4" table:formula="of:=[.$B177]+[.K$3]" office:value-type="time" office:time-value="PT20H19M00S">
            <text:p>20:19</text:p>
          </table:table-cell>
          <table:table-cell table:style-name="ce4" table:formula="of:=[.$B177]+[.L$3]" office:value-type="time" office:time-value="PT20H22M00S">
            <text:p>20:22</text:p>
          </table:table-cell>
          <table:table-cell table:style-name="ce4" table:formula="of:=[.$B177]+[.M$3]" office:value-type="time" office:time-value="PT20H25M00S">
            <text:p>20:25</text:p>
          </table:table-cell>
          <table:table-cell table:style-name="ce4" table:formula="of:=[.$B177]+[.N$3]" office:value-type="time" office:time-value="PT20H29M00S">
            <text:p>20:29</text:p>
          </table:table-cell>
          <table:table-cell table:style-name="ce4" table:formula="of:=[.$B177]+[.O$3]" office:value-type="time" office:time-value="PT20H31M00S">
            <text:p>20:31</text:p>
          </table:table-cell>
          <table:table-cell table:style-name="ce4" table:formula="of:=[.$B177]+[.P$3]" office:value-type="time" office:time-value="PT20H33M00S">
            <text:p>20:33</text:p>
          </table:table-cell>
          <table:table-cell table:style-name="ce4" table:formula="of:=[.$B177]+[.Q$3]" office:value-type="time" office:time-value="PT20H35M00S">
            <text:p>20:35</text:p>
          </table:table-cell>
          <table:table-cell table:style-name="ce4" table:formula="of:=[.$B177]+[.R$3]" office:value-type="time" office:time-value="PT20H38M00S">
            <text:p>20:38</text:p>
          </table:table-cell>
        </table:table-row>
        <table:table-row table:style-name="ro1">
          <table:table-cell table:style-name="ce3" table:formula="of:=[.A177]+2" office:value-type="float" office:value="3135">
            <text:p>3135</text:p>
          </table:table-cell>
          <table:table-cell table:style-name="ce6" office:value-type="time" office:time-value="PT20H05M00S">
            <text:p>20:05</text:p>
          </table:table-cell>
          <table:table-cell table:style-name="ce4" table:formula="of:=[.$B178]+[.C$3]" office:value-type="time" office:time-value="PT20H18M00S">
            <text:p>20:18</text:p>
          </table:table-cell>
          <table:table-cell table:style-name="ce4" table:formula="of:=[.$B178]+[.D$3]" office:value-type="time" office:time-value="PT20H20M00S">
            <text:p>20:20</text:p>
          </table:table-cell>
          <table:table-cell table:style-name="ce4" table:formula="of:=[.$B178]+[.E$3]" office:value-type="time" office:time-value="PT20H22M00S">
            <text:p>20:22</text:p>
          </table:table-cell>
          <table:table-cell table:style-name="ce4" table:formula="of:=[.$B178]+[.F$3]" office:value-type="time" office:time-value="PT20H25M00S">
            <text:p>20:25</text:p>
          </table:table-cell>
          <table:table-cell table:style-name="ce4" table:formula="of:=[.$B178]+[.G$3]" office:value-type="time" office:time-value="PT20H27M00S">
            <text:p>20:27</text:p>
          </table:table-cell>
          <table:table-cell table:style-name="ce4" table:formula="of:=[.$B178]+[.H$3]" office:value-type="time" office:time-value="PT20H30M00S">
            <text:p>20:30</text:p>
          </table:table-cell>
          <table:table-cell table:style-name="ce4" table:formula="of:=[.$B178]+[.I$3]" office:value-type="time" office:time-value="PT20H32M00S">
            <text:p>20:32</text:p>
          </table:table-cell>
          <table:table-cell table:style-name="ce4" table:formula="of:=[.$B178]+[.J$3]" office:value-type="time" office:time-value="PT20H34M00S">
            <text:p>20:34</text:p>
          </table:table-cell>
          <table:table-cell table:style-name="ce4" table:formula="of:=[.$B178]+[.K$3]" office:value-type="time" office:time-value="PT20H36M00S">
            <text:p>20:36</text:p>
          </table:table-cell>
          <table:table-cell table:style-name="ce4" table:formula="of:=[.$B178]+[.L$3]" office:value-type="time" office:time-value="PT20H39M00S">
            <text:p>20:39</text:p>
          </table:table-cell>
          <table:table-cell table:style-name="ce4" table:formula="of:=[.$B178]+[.M$3]" office:value-type="time" office:time-value="PT20H42M00S">
            <text:p>20:42</text:p>
          </table:table-cell>
          <table:table-cell table:style-name="ce4" table:formula="of:=[.$B178]+[.N$3]" office:value-type="time" office:time-value="PT20H46M00S">
            <text:p>20:46</text:p>
          </table:table-cell>
          <table:table-cell table:style-name="ce4" table:formula="of:=[.$B178]+[.O$3]" office:value-type="time" office:time-value="PT20H48M00S">
            <text:p>20:48</text:p>
          </table:table-cell>
          <table:table-cell table:style-name="ce4" table:formula="of:=[.$B178]+[.P$3]" office:value-type="time" office:time-value="PT20H50M00S">
            <text:p>20:50</text:p>
          </table:table-cell>
          <table:table-cell table:style-name="ce4" table:formula="of:=[.$B178]+[.Q$3]" office:value-type="time" office:time-value="PT20H52M00S">
            <text:p>20:52</text:p>
          </table:table-cell>
          <table:table-cell table:style-name="ce4" table:formula="of:=[.$B178]+[.R$3]" office:value-type="time" office:time-value="PT20H55M00S">
            <text:p>20:55</text:p>
          </table:table-cell>
        </table:table-row>
        <table:table-row table:style-name="ro1">
          <table:table-cell table:style-name="ce3" table:formula="of:=[.A178]+2" office:value-type="float" office:value="3137">
            <text:p>3137</text:p>
          </table:table-cell>
          <table:table-cell table:style-name="ce6" office:value-type="time" office:time-value="PT20H18M00S">
            <text:p>20:18</text:p>
          </table:table-cell>
          <table:table-cell table:style-name="ce4" table:formula="of:=[.$B179]+[.C$3]" office:value-type="time" office:time-value="PT20H31M00S">
            <text:p>20:31</text:p>
          </table:table-cell>
          <table:table-cell table:style-name="ce4" table:formula="of:=[.$B179]+[.D$3]" office:value-type="time" office:time-value="PT20H33M00S">
            <text:p>20:33</text:p>
          </table:table-cell>
          <table:table-cell table:style-name="ce4" table:formula="of:=[.$B179]+[.E$3]" office:value-type="time" office:time-value="PT20H35M00S">
            <text:p>20:35</text:p>
          </table:table-cell>
          <table:table-cell table:style-name="ce4" table:formula="of:=[.$B179]+[.F$3]" office:value-type="time" office:time-value="PT20H38M00S">
            <text:p>20:38</text:p>
          </table:table-cell>
          <table:table-cell table:style-name="ce4" table:formula="of:=[.$B179]+[.G$3]" office:value-type="time" office:time-value="PT20H40M00S">
            <text:p>20:40</text:p>
          </table:table-cell>
          <table:table-cell table:style-name="ce4" table:formula="of:=[.$B179]+[.H$3]" office:value-type="time" office:time-value="PT20H43M00S">
            <text:p>20:43</text:p>
          </table:table-cell>
          <table:table-cell table:style-name="ce4" table:formula="of:=[.$B179]+[.I$3]" office:value-type="time" office:time-value="PT20H45M00S">
            <text:p>20:45</text:p>
          </table:table-cell>
          <table:table-cell table:style-name="ce4" table:formula="of:=[.$B179]+[.J$3]" office:value-type="time" office:time-value="PT20H47M00S">
            <text:p>20:47</text:p>
          </table:table-cell>
          <table:table-cell table:style-name="ce4" table:formula="of:=[.$B179]+[.K$3]" office:value-type="time" office:time-value="PT20H49M00S">
            <text:p>20:49</text:p>
          </table:table-cell>
          <table:table-cell table:style-name="ce4" table:formula="of:=[.$B179]+[.L$3]" office:value-type="time" office:time-value="PT20H52M00S">
            <text:p>20:52</text:p>
          </table:table-cell>
          <table:table-cell table:style-name="ce4" table:formula="of:=[.$B179]+[.M$3]" office:value-type="time" office:time-value="PT20H55M00S">
            <text:p>20:55</text:p>
          </table:table-cell>
          <table:table-cell table:style-name="ce4" table:formula="of:=[.$B179]+[.N$3]" office:value-type="time" office:time-value="PT20H59M00S">
            <text:p>20:59</text:p>
          </table:table-cell>
          <table:table-cell table:style-name="ce4" table:formula="of:=[.$B179]+[.O$3]" office:value-type="time" office:time-value="PT21H01M00S">
            <text:p>21:01</text:p>
          </table:table-cell>
          <table:table-cell table:style-name="ce4" table:formula="of:=[.$B179]+[.P$3]" office:value-type="time" office:time-value="PT21H03M00S">
            <text:p>21:03</text:p>
          </table:table-cell>
          <table:table-cell table:style-name="ce4" table:formula="of:=[.$B179]+[.Q$3]" office:value-type="time" office:time-value="PT21H05M00S">
            <text:p>21:05</text:p>
          </table:table-cell>
          <table:table-cell table:style-name="ce4" table:formula="of:=[.$B179]+[.R$3]" office:value-type="time" office:time-value="PT21H08M00S">
            <text:p>21:08</text:p>
          </table:table-cell>
        </table:table-row>
        <table:table-row table:style-name="ro1">
          <table:table-cell table:style-name="ce3" table:formula="of:=[.A179]+2" office:value-type="float" office:value="3139">
            <text:p>3139</text:p>
          </table:table-cell>
          <table:table-cell table:style-name="ce6" office:value-type="time" office:time-value="PT20H34M00S">
            <text:p>20:34</text:p>
          </table:table-cell>
          <table:table-cell table:style-name="ce4" table:formula="of:=[.$B180]+[.C$3]" office:value-type="time" office:time-value="PT20H47M00S">
            <text:p>20:47</text:p>
          </table:table-cell>
          <table:table-cell table:style-name="ce4" table:formula="of:=[.$B180]+[.D$3]" office:value-type="time" office:time-value="PT20H49M00S">
            <text:p>20:49</text:p>
          </table:table-cell>
          <table:table-cell table:style-name="ce4" table:formula="of:=[.$B180]+[.E$3]" office:value-type="time" office:time-value="PT20H51M00S">
            <text:p>20:51</text:p>
          </table:table-cell>
          <table:table-cell table:style-name="ce4" table:formula="of:=[.$B180]+[.F$3]" office:value-type="time" office:time-value="PT20H54M00S">
            <text:p>20:54</text:p>
          </table:table-cell>
          <table:table-cell table:style-name="ce4" table:formula="of:=[.$B180]+[.G$3]" office:value-type="time" office:time-value="PT20H56M00S">
            <text:p>20:56</text:p>
          </table:table-cell>
          <table:table-cell table:style-name="ce4" table:formula="of:=[.$B180]+[.H$3]" office:value-type="time" office:time-value="PT20H59M00S">
            <text:p>20:59</text:p>
          </table:table-cell>
          <table:table-cell table:style-name="ce4" table:formula="of:=[.$B180]+[.I$3]" office:value-type="time" office:time-value="PT21H01M00S">
            <text:p>21:01</text:p>
          </table:table-cell>
          <table:table-cell table:style-name="ce4" table:formula="of:=[.$B180]+[.J$3]" office:value-type="time" office:time-value="PT21H03M00S">
            <text:p>21:03</text:p>
          </table:table-cell>
          <table:table-cell table:style-name="ce4" table:formula="of:=[.$B180]+[.K$3]" office:value-type="time" office:time-value="PT21H05M00S">
            <text:p>21:05</text:p>
          </table:table-cell>
          <table:table-cell table:style-name="ce4" table:formula="of:=[.$B180]+[.L$3]" office:value-type="time" office:time-value="PT21H08M00S">
            <text:p>21:08</text:p>
          </table:table-cell>
          <table:table-cell table:style-name="ce4" table:formula="of:=[.$B180]+[.M$3]" office:value-type="time" office:time-value="PT21H11M00S">
            <text:p>21:11</text:p>
          </table:table-cell>
          <table:table-cell table:style-name="ce4" table:formula="of:=[.$B180]+[.N$3]" office:value-type="time" office:time-value="PT21H15M00S">
            <text:p>21:15</text:p>
          </table:table-cell>
          <table:table-cell table:style-name="ce4" table:formula="of:=[.$B180]+[.O$3]" office:value-type="time" office:time-value="PT21H17M00S">
            <text:p>21:17</text:p>
          </table:table-cell>
          <table:table-cell table:style-name="ce4" table:formula="of:=[.$B180]+[.P$3]" office:value-type="time" office:time-value="PT21H19M00S">
            <text:p>21:19</text:p>
          </table:table-cell>
          <table:table-cell table:style-name="ce4" table:formula="of:=[.$B180]+[.Q$3]" office:value-type="time" office:time-value="PT21H21M00S">
            <text:p>21:21</text:p>
          </table:table-cell>
          <table:table-cell table:style-name="ce4" table:formula="of:=[.$B180]+[.R$3]" office:value-type="time" office:time-value="PT21H24M00S">
            <text:p>21:24</text:p>
          </table:table-cell>
        </table:table-row>
        <table:table-row table:style-name="ro1">
          <table:table-cell table:style-name="ce3" table:formula="of:=[.A180]+2" office:value-type="float" office:value="3141">
            <text:p>3141</text:p>
          </table:table-cell>
          <table:table-cell table:style-name="ce6" office:value-type="time" office:time-value="PT20H49M00S">
            <text:p>20:49</text:p>
          </table:table-cell>
          <table:table-cell table:style-name="ce4" table:formula="of:=[.$B181]+[.C$3]" office:value-type="time" office:time-value="PT21H02M00S">
            <text:p>21:02</text:p>
          </table:table-cell>
          <table:table-cell table:style-name="ce4" table:formula="of:=[.$B181]+[.D$3]" office:value-type="time" office:time-value="PT21H04M00S">
            <text:p>21:04</text:p>
          </table:table-cell>
          <table:table-cell table:style-name="ce4" table:formula="of:=[.$B181]+[.E$3]" office:value-type="time" office:time-value="PT21H06M00S">
            <text:p>21:06</text:p>
          </table:table-cell>
          <table:table-cell table:style-name="ce4" table:formula="of:=[.$B181]+[.F$3]" office:value-type="time" office:time-value="PT21H09M00S">
            <text:p>21:09</text:p>
          </table:table-cell>
          <table:table-cell table:style-name="ce4" table:formula="of:=[.$B181]+[.G$3]" office:value-type="time" office:time-value="PT21H11M00S">
            <text:p>21:11</text:p>
          </table:table-cell>
          <table:table-cell table:style-name="ce4" table:formula="of:=[.$B181]+[.H$3]" office:value-type="time" office:time-value="PT21H14M00S">
            <text:p>21:14</text:p>
          </table:table-cell>
          <table:table-cell table:style-name="ce4" table:formula="of:=[.$B181]+[.I$3]" office:value-type="time" office:time-value="PT21H16M00S">
            <text:p>21:16</text:p>
          </table:table-cell>
          <table:table-cell table:style-name="ce4" table:formula="of:=[.$B181]+[.J$3]" office:value-type="time" office:time-value="PT21H18M00S">
            <text:p>21:18</text:p>
          </table:table-cell>
          <table:table-cell table:style-name="ce4" table:formula="of:=[.$B181]+[.K$3]" office:value-type="time" office:time-value="PT21H20M00S">
            <text:p>21:20</text:p>
          </table:table-cell>
          <table:table-cell table:style-name="ce4" table:formula="of:=[.$B181]+[.L$3]" office:value-type="time" office:time-value="PT21H23M00S">
            <text:p>21:23</text:p>
          </table:table-cell>
          <table:table-cell table:style-name="ce4" table:formula="of:=[.$B181]+[.M$3]" office:value-type="time" office:time-value="PT21H26M00S">
            <text:p>21:26</text:p>
          </table:table-cell>
          <table:table-cell table:style-name="ce4" table:formula="of:=[.$B181]+[.N$3]" office:value-type="time" office:time-value="PT21H30M00S">
            <text:p>21:30</text:p>
          </table:table-cell>
          <table:table-cell table:style-name="ce4" table:formula="of:=[.$B181]+[.O$3]" office:value-type="time" office:time-value="PT21H32M00S">
            <text:p>21:32</text:p>
          </table:table-cell>
          <table:table-cell table:style-name="ce4" table:formula="of:=[.$B181]+[.P$3]" office:value-type="time" office:time-value="PT21H34M00S">
            <text:p>21:34</text:p>
          </table:table-cell>
          <table:table-cell table:style-name="ce4" table:formula="of:=[.$B181]+[.Q$3]" office:value-type="time" office:time-value="PT21H36M00S">
            <text:p>21:36</text:p>
          </table:table-cell>
          <table:table-cell table:style-name="ce4" table:formula="of:=[.$B181]+[.R$3]" office:value-type="time" office:time-value="PT21H39M00S">
            <text:p>21:39</text:p>
          </table:table-cell>
        </table:table-row>
        <table:table-row table:style-name="ro1">
          <table:table-cell table:style-name="ce3" table:formula="of:=[.A181]+2" office:value-type="float" office:value="3143">
            <text:p>3143</text:p>
          </table:table-cell>
          <table:table-cell table:style-name="ce6" office:value-type="time" office:time-value="PT21H04M00S">
            <text:p>21:04</text:p>
          </table:table-cell>
          <table:table-cell table:style-name="ce4" table:formula="of:=[.$B182]+[.C$3]" office:value-type="time" office:time-value="PT21H17M00S">
            <text:p>21:17</text:p>
          </table:table-cell>
          <table:table-cell table:style-name="ce4" table:formula="of:=[.$B182]+[.D$3]" office:value-type="time" office:time-value="PT21H19M00S">
            <text:p>21:19</text:p>
          </table:table-cell>
          <table:table-cell table:style-name="ce4" table:formula="of:=[.$B182]+[.E$3]" office:value-type="time" office:time-value="PT21H21M00S">
            <text:p>21:21</text:p>
          </table:table-cell>
          <table:table-cell table:style-name="ce4" table:formula="of:=[.$B182]+[.F$3]" office:value-type="time" office:time-value="PT21H24M00S">
            <text:p>21:24</text:p>
          </table:table-cell>
          <table:table-cell table:style-name="ce4" table:formula="of:=[.$B182]+[.G$3]" office:value-type="time" office:time-value="PT21H26M00S">
            <text:p>21:26</text:p>
          </table:table-cell>
          <table:table-cell table:style-name="ce4" table:formula="of:=[.$B182]+[.H$3]" office:value-type="time" office:time-value="PT21H29M00S">
            <text:p>21:29</text:p>
          </table:table-cell>
          <table:table-cell table:style-name="ce4" table:formula="of:=[.$B182]+[.I$3]" office:value-type="time" office:time-value="PT21H31M00S">
            <text:p>21:31</text:p>
          </table:table-cell>
          <table:table-cell table:style-name="ce4" table:formula="of:=[.$B182]+[.J$3]" office:value-type="time" office:time-value="PT21H33M00S">
            <text:p>21:33</text:p>
          </table:table-cell>
          <table:table-cell table:style-name="ce4" table:formula="of:=[.$B182]+[.K$3]" office:value-type="time" office:time-value="PT21H35M00S">
            <text:p>21:35</text:p>
          </table:table-cell>
          <table:table-cell table:style-name="ce4" table:formula="of:=[.$B182]+[.L$3]" office:value-type="time" office:time-value="PT21H38M00S">
            <text:p>21:38</text:p>
          </table:table-cell>
          <table:table-cell table:style-name="ce4" table:formula="of:=[.$B182]+[.M$3]" office:value-type="time" office:time-value="PT21H41M00S">
            <text:p>21:41</text:p>
          </table:table-cell>
          <table:table-cell table:style-name="ce4" table:formula="of:=[.$B182]+[.N$3]" office:value-type="time" office:time-value="PT21H45M00S">
            <text:p>21:45</text:p>
          </table:table-cell>
          <table:table-cell table:style-name="ce4" table:formula="of:=[.$B182]+[.O$3]" office:value-type="time" office:time-value="PT21H47M00S">
            <text:p>21:47</text:p>
          </table:table-cell>
          <table:table-cell table:style-name="ce4" table:formula="of:=[.$B182]+[.P$3]" office:value-type="time" office:time-value="PT21H49M00S">
            <text:p>21:49</text:p>
          </table:table-cell>
          <table:table-cell table:style-name="ce4" table:formula="of:=[.$B182]+[.Q$3]" office:value-type="time" office:time-value="PT21H51M00S">
            <text:p>21:51</text:p>
          </table:table-cell>
          <table:table-cell table:style-name="ce4" table:formula="of:=[.$B182]+[.R$3]" office:value-type="time" office:time-value="PT21H54M00S">
            <text:p>21:54</text:p>
          </table:table-cell>
        </table:table-row>
        <table:table-row table:style-name="ro1">
          <table:table-cell table:style-name="ce3" table:formula="of:=[.A182]+2" office:value-type="float" office:value="3145">
            <text:p>3145</text:p>
          </table:table-cell>
          <table:table-cell table:style-name="ce6" office:value-type="time" office:time-value="PT21H24M00S">
            <text:p>21:24</text:p>
          </table:table-cell>
          <table:table-cell table:style-name="ce4" table:formula="of:=[.$B183]+[.C$3]" office:value-type="time" office:time-value="PT21H37M00S">
            <text:p>21:37</text:p>
          </table:table-cell>
          <table:table-cell table:style-name="ce4" table:formula="of:=[.$B183]+[.D$3]" office:value-type="time" office:time-value="PT21H39M00S">
            <text:p>21:39</text:p>
          </table:table-cell>
          <table:table-cell table:style-name="ce4" table:formula="of:=[.$B183]+[.E$3]" office:value-type="time" office:time-value="PT21H41M00S">
            <text:p>21:41</text:p>
          </table:table-cell>
          <table:table-cell table:style-name="ce4" table:formula="of:=[.$B183]+[.F$3]" office:value-type="time" office:time-value="PT21H44M00S">
            <text:p>21:44</text:p>
          </table:table-cell>
          <table:table-cell table:style-name="ce4" table:formula="of:=[.$B183]+[.G$3]" office:value-type="time" office:time-value="PT21H46M00S">
            <text:p>21:46</text:p>
          </table:table-cell>
          <table:table-cell table:style-name="ce4" table:formula="of:=[.$B183]+[.H$3]" office:value-type="time" office:time-value="PT21H49M00S">
            <text:p>21:49</text:p>
          </table:table-cell>
          <table:table-cell table:style-name="ce4" table:formula="of:=[.$B183]+[.I$3]" office:value-type="time" office:time-value="PT21H51M00S">
            <text:p>21:51</text:p>
          </table:table-cell>
          <table:table-cell table:style-name="ce4" table:formula="of:=[.$B183]+[.J$3]" office:value-type="time" office:time-value="PT21H53M00S">
            <text:p>21:53</text:p>
          </table:table-cell>
          <table:table-cell table:style-name="ce4" table:formula="of:=[.$B183]+[.K$3]" office:value-type="time" office:time-value="PT21H55M00S">
            <text:p>21:55</text:p>
          </table:table-cell>
          <table:table-cell table:style-name="ce4" table:formula="of:=[.$B183]+[.L$3]" office:value-type="time" office:time-value="PT21H58M00S">
            <text:p>21:58</text:p>
          </table:table-cell>
          <table:table-cell table:style-name="ce4" table:formula="of:=[.$B183]+[.M$3]" office:value-type="time" office:time-value="PT22H01M00S">
            <text:p>22:01</text:p>
          </table:table-cell>
          <table:table-cell table:style-name="ce4" table:formula="of:=[.$B183]+[.N$3]" office:value-type="time" office:time-value="PT22H05M00S">
            <text:p>22:05</text:p>
          </table:table-cell>
          <table:table-cell table:style-name="ce4" table:formula="of:=[.$B183]+[.O$3]" office:value-type="time" office:time-value="PT22H07M00S">
            <text:p>22:07</text:p>
          </table:table-cell>
          <table:table-cell table:style-name="ce4" table:formula="of:=[.$B183]+[.P$3]" office:value-type="time" office:time-value="PT22H09M00S">
            <text:p>22:09</text:p>
          </table:table-cell>
          <table:table-cell table:style-name="ce4" table:formula="of:=[.$B183]+[.Q$3]" office:value-type="time" office:time-value="PT22H11M00S">
            <text:p>22:11</text:p>
          </table:table-cell>
          <table:table-cell table:style-name="ce4" table:formula="of:=[.$B183]+[.R$3]" office:value-type="time" office:time-value="PT22H14M00S">
            <text:p>22:14</text:p>
          </table:table-cell>
        </table:table-row>
        <table:table-row table:style-name="ro1">
          <table:table-cell table:style-name="ce3" table:formula="of:=[.A183]+2" office:value-type="float" office:value="3147">
            <text:p>3147</text:p>
          </table:table-cell>
          <table:table-cell table:style-name="ce6" office:value-type="time" office:time-value="PT21H44M00S">
            <text:p>21:44</text:p>
          </table:table-cell>
          <table:table-cell table:style-name="ce4" table:formula="of:=[.$B184]+[.C$3]" office:value-type="time" office:time-value="PT21H57M00S">
            <text:p>21:57</text:p>
          </table:table-cell>
          <table:table-cell table:style-name="ce4" table:formula="of:=[.$B184]+[.D$3]" office:value-type="time" office:time-value="PT21H59M00S">
            <text:p>21:59</text:p>
          </table:table-cell>
          <table:table-cell table:style-name="ce4" table:formula="of:=[.$B184]+[.E$3]" office:value-type="time" office:time-value="PT22H01M00S">
            <text:p>22:01</text:p>
          </table:table-cell>
          <table:table-cell table:style-name="ce4" table:formula="of:=[.$B184]+[.F$3]" office:value-type="time" office:time-value="PT22H04M00S">
            <text:p>22:04</text:p>
          </table:table-cell>
          <table:table-cell table:style-name="ce4" table:formula="of:=[.$B184]+[.G$3]" office:value-type="time" office:time-value="PT22H06M00S">
            <text:p>22:06</text:p>
          </table:table-cell>
          <table:table-cell table:style-name="ce4" table:formula="of:=[.$B184]+[.H$3]" office:value-type="time" office:time-value="PT22H09M00S">
            <text:p>22:09</text:p>
          </table:table-cell>
          <table:table-cell table:style-name="ce4" table:formula="of:=[.$B184]+[.I$3]" office:value-type="time" office:time-value="PT22H11M00S">
            <text:p>22:11</text:p>
          </table:table-cell>
          <table:table-cell table:style-name="ce4" table:formula="of:=[.$B184]+[.J$3]" office:value-type="time" office:time-value="PT22H13M00S">
            <text:p>22:13</text:p>
          </table:table-cell>
          <table:table-cell table:style-name="ce4" table:formula="of:=[.$B184]+[.K$3]" office:value-type="time" office:time-value="PT22H15M00S">
            <text:p>22:15</text:p>
          </table:table-cell>
          <table:table-cell table:style-name="ce4" table:formula="of:=[.$B184]+[.L$3]" office:value-type="time" office:time-value="PT22H18M00S">
            <text:p>22:18</text:p>
          </table:table-cell>
          <table:table-cell table:style-name="ce4" table:formula="of:=[.$B184]+[.M$3]" office:value-type="time" office:time-value="PT22H21M00S">
            <text:p>22:21</text:p>
          </table:table-cell>
          <table:table-cell table:style-name="ce4" table:formula="of:=[.$B184]+[.N$3]" office:value-type="time" office:time-value="PT22H25M00S">
            <text:p>22:25</text:p>
          </table:table-cell>
          <table:table-cell table:style-name="ce4" table:formula="of:=[.$B184]+[.O$3]" office:value-type="time" office:time-value="PT22H27M00S">
            <text:p>22:27</text:p>
          </table:table-cell>
          <table:table-cell table:style-name="ce4" table:formula="of:=[.$B184]+[.P$3]" office:value-type="time" office:time-value="PT22H29M00S">
            <text:p>22:29</text:p>
          </table:table-cell>
          <table:table-cell table:style-name="ce4" table:formula="of:=[.$B184]+[.Q$3]" office:value-type="time" office:time-value="PT22H31M00S">
            <text:p>22:31</text:p>
          </table:table-cell>
          <table:table-cell table:style-name="ce4" table:formula="of:=[.$B184]+[.R$3]" office:value-type="time" office:time-value="PT22H34M00S">
            <text:p>22:34</text:p>
          </table:table-cell>
        </table:table-row>
        <table:table-row table:style-name="ro1">
          <table:table-cell table:style-name="ce3" table:formula="of:=[.A184]+2" office:value-type="float" office:value="3149">
            <text:p>3149</text:p>
          </table:table-cell>
          <table:table-cell table:style-name="ce6" office:value-type="time" office:time-value="PT22H03M00S">
            <text:p>22:03</text:p>
          </table:table-cell>
          <table:table-cell table:style-name="ce4" table:formula="of:=[.$B185]+[.C$3]" office:value-type="time" office:time-value="PT22H16M00S">
            <text:p>22:16</text:p>
          </table:table-cell>
          <table:table-cell table:style-name="ce4" table:formula="of:=[.$B185]+[.D$3]" office:value-type="time" office:time-value="PT22H18M00S">
            <text:p>22:18</text:p>
          </table:table-cell>
          <table:table-cell table:style-name="ce4" table:formula="of:=[.$B185]+[.E$3]" office:value-type="time" office:time-value="PT22H20M00S">
            <text:p>22:20</text:p>
          </table:table-cell>
          <table:table-cell table:style-name="ce4" table:formula="of:=[.$B185]+[.F$3]" office:value-type="time" office:time-value="PT22H23M00S">
            <text:p>22:23</text:p>
          </table:table-cell>
          <table:table-cell table:style-name="ce4" table:formula="of:=[.$B185]+[.G$3]" office:value-type="time" office:time-value="PT22H25M00S">
            <text:p>22:25</text:p>
          </table:table-cell>
          <table:table-cell table:style-name="ce4" table:formula="of:=[.$B185]+[.H$3]" office:value-type="time" office:time-value="PT22H28M00S">
            <text:p>22:28</text:p>
          </table:table-cell>
          <table:table-cell table:style-name="ce4" table:formula="of:=[.$B185]+[.I$3]" office:value-type="time" office:time-value="PT22H30M00S">
            <text:p>22:30</text:p>
          </table:table-cell>
          <table:table-cell table:style-name="ce4" table:formula="of:=[.$B185]+[.J$3]" office:value-type="time" office:time-value="PT22H32M00S">
            <text:p>22:32</text:p>
          </table:table-cell>
          <table:table-cell table:style-name="ce4" table:formula="of:=[.$B185]+[.K$3]" office:value-type="time" office:time-value="PT22H34M00S">
            <text:p>22:34</text:p>
          </table:table-cell>
          <table:table-cell table:style-name="ce4" table:formula="of:=[.$B185]+[.L$3]" office:value-type="time" office:time-value="PT22H37M00S">
            <text:p>22:37</text:p>
          </table:table-cell>
          <table:table-cell table:style-name="ce4" table:formula="of:=[.$B185]+[.M$3]" office:value-type="time" office:time-value="PT22H40M00S">
            <text:p>22:40</text:p>
          </table:table-cell>
          <table:table-cell table:style-name="ce4" table:formula="of:=[.$B185]+[.N$3]" office:value-type="time" office:time-value="PT22H44M00S">
            <text:p>22:44</text:p>
          </table:table-cell>
          <table:table-cell table:style-name="ce4" table:formula="of:=[.$B185]+[.O$3]" office:value-type="time" office:time-value="PT22H46M00S">
            <text:p>22:46</text:p>
          </table:table-cell>
          <table:table-cell table:style-name="ce4" table:formula="of:=[.$B185]+[.P$3]" office:value-type="time" office:time-value="PT22H48M00S">
            <text:p>22:48</text:p>
          </table:table-cell>
          <table:table-cell table:style-name="ce4" table:formula="of:=[.$B185]+[.Q$3]" office:value-type="time" office:time-value="PT22H50M00S">
            <text:p>22:50</text:p>
          </table:table-cell>
          <table:table-cell table:style-name="ce4" table:formula="of:=[.$B185]+[.R$3]" office:value-type="time" office:time-value="PT22H53M00S">
            <text:p>22:53</text:p>
          </table:table-cell>
        </table:table-row>
        <table:table-row table:style-name="ro1">
          <table:table-cell table:style-name="ce3" table:formula="of:=[.A185]+2" office:value-type="float" office:value="3151">
            <text:p>3151</text:p>
          </table:table-cell>
          <table:table-cell table:style-name="ce6" office:value-type="time" office:time-value="PT22H27M00S">
            <text:p>22:27</text:p>
          </table:table-cell>
          <table:table-cell table:style-name="ce4" table:formula="of:=[.$B186]+[.C$3]" office:value-type="time" office:time-value="PT22H40M00S">
            <text:p>22:40</text:p>
          </table:table-cell>
          <table:table-cell table:style-name="ce4" table:formula="of:=[.$B186]+[.D$3]" office:value-type="time" office:time-value="PT22H42M00S">
            <text:p>22:42</text:p>
          </table:table-cell>
          <table:table-cell table:style-name="ce4" table:formula="of:=[.$B186]+[.E$3]" office:value-type="time" office:time-value="PT22H44M00S">
            <text:p>22:44</text:p>
          </table:table-cell>
          <table:table-cell table:style-name="ce4" table:formula="of:=[.$B186]+[.F$3]" office:value-type="time" office:time-value="PT22H47M00S">
            <text:p>22:47</text:p>
          </table:table-cell>
          <table:table-cell table:style-name="ce4" table:formula="of:=[.$B186]+[.G$3]" office:value-type="time" office:time-value="PT22H49M00S">
            <text:p>22:49</text:p>
          </table:table-cell>
          <table:table-cell table:style-name="ce4" table:formula="of:=[.$B186]+[.H$3]" office:value-type="time" office:time-value="PT22H52M00S">
            <text:p>22:52</text:p>
          </table:table-cell>
          <table:table-cell table:style-name="ce4" table:formula="of:=[.$B186]+[.I$3]" office:value-type="time" office:time-value="PT22H54M00S">
            <text:p>22:54</text:p>
          </table:table-cell>
          <table:table-cell table:style-name="ce4" table:formula="of:=[.$B186]+[.J$3]" office:value-type="time" office:time-value="PT22H56M00S">
            <text:p>22:56</text:p>
          </table:table-cell>
          <table:table-cell table:style-name="ce4" table:formula="of:=[.$B186]+[.K$3]" office:value-type="time" office:time-value="PT22H58M00S">
            <text:p>22:58</text:p>
          </table:table-cell>
          <table:table-cell table:style-name="ce4" table:formula="of:=[.$B186]+[.L$3]" office:value-type="time" office:time-value="PT23H01M00S">
            <text:p>23:01</text:p>
          </table:table-cell>
          <table:table-cell table:style-name="ce4" table:formula="of:=[.$B186]+[.M$3]" office:value-type="time" office:time-value="PT23H04M00S">
            <text:p>23:04</text:p>
          </table:table-cell>
          <table:table-cell table:style-name="ce4" table:formula="of:=[.$B186]+[.N$3]" office:value-type="time" office:time-value="PT23H08M00S">
            <text:p>23:08</text:p>
          </table:table-cell>
          <table:table-cell table:style-name="ce4" table:formula="of:=[.$B186]+[.O$3]" office:value-type="time" office:time-value="PT23H10M00S">
            <text:p>23:10</text:p>
          </table:table-cell>
          <table:table-cell table:style-name="ce4" table:formula="of:=[.$B186]+[.P$3]" office:value-type="time" office:time-value="PT23H12M00S">
            <text:p>23:12</text:p>
          </table:table-cell>
          <table:table-cell table:style-name="ce4" table:formula="of:=[.$B186]+[.Q$3]" office:value-type="time" office:time-value="PT23H14M00S">
            <text:p>23:14</text:p>
          </table:table-cell>
          <table:table-cell table:style-name="ce4" table:formula="of:=[.$B186]+[.R$3]" office:value-type="time" office:time-value="PT23H17M00S">
            <text:p>23:17</text:p>
          </table:table-cell>
        </table:table-row>
        <table:table-row table:style-name="ro1">
          <table:table-cell table:style-name="ce3" table:formula="of:=[.A186]+2" office:value-type="float" office:value="3153">
            <text:p>3153</text:p>
          </table:table-cell>
          <table:table-cell table:style-name="ce6" office:value-type="time" office:time-value="PT22H47M00S">
            <text:p>22:47</text:p>
          </table:table-cell>
          <table:table-cell table:style-name="ce4" table:formula="of:=[.$B187]+[.C$3]" office:value-type="time" office:time-value="PT23H00M00S">
            <text:p>23:00</text:p>
          </table:table-cell>
          <table:table-cell table:style-name="ce4" table:formula="of:=[.$B187]+[.D$3]" office:value-type="time" office:time-value="PT23H02M00S">
            <text:p>23:02</text:p>
          </table:table-cell>
          <table:table-cell table:style-name="ce4" table:formula="of:=[.$B187]+[.E$3]" office:value-type="time" office:time-value="PT23H04M00S">
            <text:p>23:04</text:p>
          </table:table-cell>
          <table:table-cell table:style-name="ce4" table:formula="of:=[.$B187]+[.F$3]" office:value-type="time" office:time-value="PT23H07M00S">
            <text:p>23:07</text:p>
          </table:table-cell>
          <table:table-cell table:style-name="ce4" table:formula="of:=[.$B187]+[.G$3]" office:value-type="time" office:time-value="PT23H09M00S">
            <text:p>23:09</text:p>
          </table:table-cell>
          <table:table-cell table:style-name="ce4" table:formula="of:=[.$B187]+[.H$3]" office:value-type="time" office:time-value="PT23H12M00S">
            <text:p>23:12</text:p>
          </table:table-cell>
          <table:table-cell table:style-name="ce4" table:formula="of:=[.$B187]+[.I$3]" office:value-type="time" office:time-value="PT23H14M00S">
            <text:p>23:14</text:p>
          </table:table-cell>
          <table:table-cell table:style-name="ce4" table:formula="of:=[.$B187]+[.J$3]" office:value-type="time" office:time-value="PT23H16M00S">
            <text:p>23:16</text:p>
          </table:table-cell>
          <table:table-cell table:style-name="ce4" table:formula="of:=[.$B187]+[.K$3]" office:value-type="time" office:time-value="PT23H18M00S">
            <text:p>23:18</text:p>
          </table:table-cell>
          <table:table-cell table:style-name="ce4" table:formula="of:=[.$B187]+[.L$3]" office:value-type="time" office:time-value="PT23H21M00S">
            <text:p>23:21</text:p>
          </table:table-cell>
          <table:table-cell table:style-name="ce4" table:formula="of:=[.$B187]+[.M$3]" office:value-type="time" office:time-value="PT23H24M00S">
            <text:p>23:24</text:p>
          </table:table-cell>
          <table:table-cell table:style-name="ce4" table:formula="of:=[.$B187]+[.N$3]" office:value-type="time" office:time-value="PT23H28M00S">
            <text:p>23:28</text:p>
          </table:table-cell>
          <table:table-cell table:style-name="ce4" table:formula="of:=[.$B187]+[.O$3]" office:value-type="time" office:time-value="PT23H30M00S">
            <text:p>23:30</text:p>
          </table:table-cell>
          <table:table-cell table:style-name="ce4" table:formula="of:=[.$B187]+[.P$3]" office:value-type="time" office:time-value="PT23H32M00S">
            <text:p>23:32</text:p>
          </table:table-cell>
          <table:table-cell table:style-name="ce4" table:formula="of:=[.$B187]+[.Q$3]" office:value-type="time" office:time-value="PT23H34M00S">
            <text:p>23:34</text:p>
          </table:table-cell>
          <table:table-cell table:style-name="ce4" table:formula="of:=[.$B187]+[.R$3]" office:value-type="time" office:time-value="PT23H37M00S">
            <text:p>23:37</text:p>
          </table:table-cell>
        </table:table-row>
        <table:table-row table:style-name="ro1">
          <table:table-cell table:style-name="ce3" table:formula="of:=[.A187]+2" office:value-type="float" office:value="3155">
            <text:p>3155</text:p>
          </table:table-cell>
          <table:table-cell table:style-name="ce6" office:value-type="time" office:time-value="PT23H07M00S">
            <text:p>23:07</text:p>
          </table:table-cell>
          <table:table-cell table:style-name="ce4" table:formula="of:=[.$B188]+[.C$3]" office:value-type="time" office:time-value="PT23H20M00S">
            <text:p>23:20</text:p>
          </table:table-cell>
          <table:table-cell table:style-name="ce4" table:formula="of:=[.$B188]+[.D$3]" office:value-type="time" office:time-value="PT23H22M00S">
            <text:p>23:22</text:p>
          </table:table-cell>
          <table:table-cell table:style-name="ce4" table:formula="of:=[.$B188]+[.E$3]" office:value-type="time" office:time-value="PT23H24M00S">
            <text:p>23:24</text:p>
          </table:table-cell>
          <table:table-cell table:style-name="ce4" table:formula="of:=[.$B188]+[.F$3]" office:value-type="time" office:time-value="PT23H27M00S">
            <text:p>23:27</text:p>
          </table:table-cell>
          <table:table-cell table:style-name="ce4" table:formula="of:=[.$B188]+[.G$3]" office:value-type="time" office:time-value="PT23H29M00S">
            <text:p>23:29</text:p>
          </table:table-cell>
          <table:table-cell table:style-name="ce4" table:formula="of:=[.$B188]+[.H$3]" office:value-type="time" office:time-value="PT23H32M00S">
            <text:p>23:32</text:p>
          </table:table-cell>
          <table:table-cell table:style-name="ce4" table:formula="of:=[.$B188]+[.I$3]" office:value-type="time" office:time-value="PT23H34M00S">
            <text:p>23:34</text:p>
          </table:table-cell>
          <table:table-cell table:style-name="ce4" table:formula="of:=[.$B188]+[.J$3]" office:value-type="time" office:time-value="PT23H36M00S">
            <text:p>23:36</text:p>
          </table:table-cell>
          <table:table-cell table:style-name="ce4" table:formula="of:=[.$B188]+[.K$3]" office:value-type="time" office:time-value="PT23H38M00S">
            <text:p>23:38</text:p>
          </table:table-cell>
          <table:table-cell table:style-name="ce4" table:formula="of:=[.$B188]+[.L$3]" office:value-type="time" office:time-value="PT23H41M00S">
            <text:p>23:41</text:p>
          </table:table-cell>
          <table:table-cell table:style-name="ce4" table:formula="of:=[.$B188]+[.M$3]" office:value-type="time" office:time-value="PT23H44M00S">
            <text:p>23:44</text:p>
          </table:table-cell>
          <table:table-cell table:style-name="ce4" table:formula="of:=[.$B188]+[.N$3]" office:value-type="time" office:time-value="PT23H48M00S">
            <text:p>23:48</text:p>
          </table:table-cell>
          <table:table-cell table:style-name="ce4" table:formula="of:=[.$B188]+[.O$3]" office:value-type="time" office:time-value="PT23H50M00S">
            <text:p>23:50</text:p>
          </table:table-cell>
          <table:table-cell table:style-name="ce4" table:formula="of:=[.$B188]+[.P$3]" office:value-type="time" office:time-value="PT23H52M00S">
            <text:p>23:52</text:p>
          </table:table-cell>
          <table:table-cell table:style-name="ce4" table:formula="of:=[.$B188]+[.Q$3]" office:value-type="time" office:time-value="PT23H54M00S">
            <text:p>23:54</text:p>
          </table:table-cell>
          <table:table-cell table:style-name="ce4" table:formula="of:=[.$B188]+[.R$3]" office:value-type="time" office:time-value="PT23H57M00S">
            <text:p>23:57</text:p>
          </table:table-cell>
        </table:table-row>
        <table:table-row table:style-name="ro1">
          <table:table-cell table:style-name="ce3" table:formula="of:=[.A188]+2" office:value-type="float" office:value="3157">
            <text:p>3157</text:p>
          </table:table-cell>
          <table:table-cell table:style-name="ce6" office:value-type="time" office:time-value="PT23H26M00S">
            <text:p>23:26</text:p>
          </table:table-cell>
          <table:table-cell table:style-name="ce4" table:formula="of:=[.$B189]+[.C$3]" office:value-type="time" office:time-value="PT23H39M00S">
            <text:p>23:39</text:p>
          </table:table-cell>
          <table:table-cell table:style-name="ce4" table:formula="of:=[.$B189]+[.D$3]" office:value-type="time" office:time-value="PT23H41M00S">
            <text:p>23:41</text:p>
          </table:table-cell>
          <table:table-cell table:style-name="ce4" table:formula="of:=[.$B189]+[.E$3]" office:value-type="time" office:time-value="PT23H43M00S">
            <text:p>23:43</text:p>
          </table:table-cell>
          <table:table-cell table:style-name="ce4" table:formula="of:=[.$B189]+[.F$3]" office:value-type="time" office:time-value="PT23H46M00S">
            <text:p>23:46</text:p>
          </table:table-cell>
          <table:table-cell table:style-name="ce4" table:formula="of:=[.$B189]+[.G$3]" office:value-type="time" office:time-value="PT23H48M00S">
            <text:p>23:48</text:p>
          </table:table-cell>
          <table:table-cell table:style-name="ce4" table:formula="of:=[.$B189]+[.H$3]" office:value-type="time" office:time-value="PT23H51M00S">
            <text:p>23:51</text:p>
          </table:table-cell>
          <table:table-cell table:style-name="ce4" table:formula="of:=[.$B189]+[.I$3]" office:value-type="time" office:time-value="PT23H53M00S">
            <text:p>23:53</text:p>
          </table:table-cell>
          <table:table-cell table:style-name="ce4" table:formula="of:=[.$B189]+[.J$3]" office:value-type="time" office:time-value="PT23H55M00S">
            <text:p>23:55</text:p>
          </table:table-cell>
          <table:table-cell table:style-name="ce4" table:formula="of:=[.$B189]+[.K$3]" office:value-type="time" office:time-value="PT23H57M00S">
            <text:p>23:57</text:p>
          </table:table-cell>
          <table:table-cell table:style-name="ce4" table:formula="of:=[.$B189]+[.L$3]" office:value-type="time" office:time-value="PT24H00M00S">
            <text:p>00:00</text:p>
          </table:table-cell>
          <table:table-cell table:style-name="ce4" table:formula="of:=[.$B189]+[.M$3]" office:value-type="time" office:time-value="PT24H03M00S">
            <text:p>00:03</text:p>
          </table:table-cell>
          <table:table-cell table:style-name="ce4" table:formula="of:=[.$B189]+[.N$3]" office:value-type="time" office:time-value="PT24H07M00S">
            <text:p>00:07</text:p>
          </table:table-cell>
          <table:table-cell table:style-name="ce4" table:formula="of:=[.$B189]+[.O$3]" office:value-type="time" office:time-value="PT24H09M00S">
            <text:p>00:09</text:p>
          </table:table-cell>
          <table:table-cell table:style-name="ce4" table:formula="of:=[.$B189]+[.P$3]" office:value-type="time" office:time-value="PT24H11M00S">
            <text:p>00:11</text:p>
          </table:table-cell>
          <table:table-cell table:style-name="ce4" table:formula="of:=[.$B189]+[.Q$3]" office:value-type="time" office:time-value="PT24H13M00S">
            <text:p>00:13</text:p>
          </table:table-cell>
          <table:table-cell table:style-name="ce4" table:formula="of:=[.$B189]+[.R$3]" office:value-type="time" office:time-value="PT24H16M00S">
            <text:p>00:16</text:p>
          </table:table-cell>
        </table:table-row>
        <table:table-row table:style-name="ro1">
          <table:table-cell table:style-name="ce3" table:formula="of:=[.A189]+2" office:value-type="float" office:value="3159">
            <text:p>3159</text:p>
          </table:table-cell>
          <table:table-cell table:style-name="ce6" office:value-type="time" office:time-value="PT23H46M00S">
            <text:p>23:46</text:p>
          </table:table-cell>
          <table:table-cell table:style-name="ce4" table:formula="of:=[.$B190]+[.C$3]" office:value-type="time" office:time-value="PT23H59M00S">
            <text:p>23:59</text:p>
          </table:table-cell>
          <table:table-cell table:style-name="ce4" table:formula="of:=[.$B190]+[.D$3]" office:value-type="time" office:time-value="PT24H01M00S">
            <text:p>00:01</text:p>
          </table:table-cell>
          <table:table-cell table:style-name="ce4" table:formula="of:=[.$B190]+[.E$3]" office:value-type="time" office:time-value="PT24H03M00S">
            <text:p>00:03</text:p>
          </table:table-cell>
          <table:table-cell table:style-name="ce4" table:formula="of:=[.$B190]+[.F$3]" office:value-type="time" office:time-value="PT24H06M00S">
            <text:p>00:06</text:p>
          </table:table-cell>
          <table:table-cell table:style-name="ce4" table:formula="of:=[.$B190]+[.G$3]" office:value-type="time" office:time-value="PT24H08M00S">
            <text:p>00:08</text:p>
          </table:table-cell>
          <table:table-cell table:style-name="ce4" table:formula="of:=[.$B190]+[.H$3]" office:value-type="time" office:time-value="PT24H11M00S">
            <text:p>00:11</text:p>
          </table:table-cell>
          <table:table-cell table:style-name="ce4" table:formula="of:=[.$B190]+[.I$3]" office:value-type="time" office:time-value="PT24H13M00S">
            <text:p>00:13</text:p>
          </table:table-cell>
          <table:table-cell table:style-name="ce4" table:formula="of:=[.$B190]+[.J$3]" office:value-type="time" office:time-value="PT24H15M00S">
            <text:p>00:15</text:p>
          </table:table-cell>
          <table:table-cell table:style-name="ce4" table:formula="of:=[.$B190]+[.K$3]" office:value-type="time" office:time-value="PT24H17M00S">
            <text:p>00:17</text:p>
          </table:table-cell>
          <table:table-cell table:style-name="ce4" table:formula="of:=[.$B190]+[.L$3]" office:value-type="time" office:time-value="PT24H20M00S">
            <text:p>00:20</text:p>
          </table:table-cell>
          <table:table-cell table:style-name="ce4" table:formula="of:=[.$B190]+[.M$3]" office:value-type="time" office:time-value="PT24H23M00S">
            <text:p>00:23</text:p>
          </table:table-cell>
          <table:table-cell table:style-name="ce4" table:formula="of:=[.$B190]+[.N$3]" office:value-type="time" office:time-value="PT24H27M00S">
            <text:p>00:27</text:p>
          </table:table-cell>
          <table:table-cell table:style-name="ce4" table:formula="of:=[.$B190]+[.O$3]" office:value-type="time" office:time-value="PT24H29M00S">
            <text:p>00:29</text:p>
          </table:table-cell>
          <table:table-cell table:style-name="ce4" table:formula="of:=[.$B190]+[.P$3]" office:value-type="time" office:time-value="PT24H31M00S">
            <text:p>00:31</text:p>
          </table:table-cell>
          <table:table-cell table:style-name="ce4" table:formula="of:=[.$B190]+[.Q$3]" office:value-type="time" office:time-value="PT24H33M00S">
            <text:p>00:33</text:p>
          </table:table-cell>
          <table:table-cell table:style-name="ce4" table:formula="of:=[.$B190]+[.R$3]" office:value-type="time" office:time-value="PT24H36M00S">
            <text:p>00:36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style-name="ce2" office:value-type="string">
            <text:p>Domingos y feriados</text:p>
          </table:table-cell>
          <table:table-cell/>
          <table:table-cell table:style-name="ce4" table:number-columns-repeated="16"/>
        </table:table-row>
        <table:table-row table:style-name="ro3">
          <table:table-cell office:value-type="string">
            <text:p>Tren No.</text:p>
          </table:table-cell>
          <table:table-cell office:value-type="string">
            <text:p>Retiro</text:p>
          </table:table-cell>
          <table:table-cell office:value-type="string">
            <text:p>L. de la Torre</text:p>
          </table:table-cell>
          <table:table-cell office:value-type="string">
            <text:p>Belgrano C</text:p>
          </table:table-cell>
          <table:table-cell office:value-type="string">
            <text:p>Nuñez</text:p>
          </table:table-cell>
          <table:table-cell office:value-type="string">
            <text:p>Rivadavia</text:p>
          </table:table-cell>
          <table:table-cell office:value-type="string">
            <text:p>Vte. López</text:p>
          </table:table-cell>
          <table:table-cell office:value-type="string">
            <text:p>Olivos</text:p>
          </table:table-cell>
          <table:table-cell office:value-type="string">
            <text:p>La Lucila</text:p>
          </table:table-cell>
          <table:table-cell office:value-type="string">
            <text:p>Martinez</text:p>
          </table:table-cell>
          <table:table-cell office:value-type="string">
            <text:p>Acassuso</text:p>
          </table:table-cell>
          <table:table-cell office:value-type="string">
            <text:p>San Isidro</text:p>
          </table:table-cell>
          <table:table-cell office:value-type="string">
            <text:p>Beccar</text:p>
          </table:table-cell>
          <table:table-cell office:value-type="string">
            <text:p>Victoria</text:p>
          </table:table-cell>
          <table:table-cell office:value-type="string">
            <text:p>Virreyes</text:p>
          </table:table-cell>
          <table:table-cell office:value-type="string">
            <text:p>S. Fernando</text:p>
          </table:table-cell>
          <table:table-cell office:value-type="string">
            <text:p>Carupa</text:p>
          </table:table-cell>
          <table:table-cell office:value-type="string">
            <text:p>Tigre</text:p>
          </table:table-cell>
        </table:table-row>
        <table:table-row table:style-name="ro1">
          <table:table-cell table:style-name="ce1" office:value-type="float" office:value="3001">
            <text:p>3001</text:p>
          </table:table-cell>
          <table:table-cell table:style-name="ce5" office:value-type="time" office:time-value="PT00H05M00S">
            <text:p>00:05</text:p>
          </table:table-cell>
          <table:table-cell table:style-name="ce4" table:formula="of:=[.$B194]+[.C$3]" office:value-type="time" office:time-value="PT00H18M00S">
            <text:p>00:18</text:p>
          </table:table-cell>
          <table:table-cell table:style-name="ce4" table:formula="of:=[.$B194]+[.D$3]" office:value-type="time" office:time-value="PT00H20M00S">
            <text:p>00:20</text:p>
          </table:table-cell>
          <table:table-cell table:style-name="ce4" table:formula="of:=[.$B194]+[.E$3]" office:value-type="time" office:time-value="PT00H22M00S">
            <text:p>00:22</text:p>
          </table:table-cell>
          <table:table-cell table:style-name="ce4" table:formula="of:=[.$B194]+[.F$3]" office:value-type="time" office:time-value="PT00H25M00S">
            <text:p>00:25</text:p>
          </table:table-cell>
          <table:table-cell table:style-name="ce4" table:formula="of:=[.$B194]+[.G$3]" office:value-type="time" office:time-value="PT00H27M00S">
            <text:p>00:27</text:p>
          </table:table-cell>
          <table:table-cell table:style-name="ce4" table:formula="of:=[.$B194]+[.H$3]" office:value-type="time" office:time-value="PT00H30M00S">
            <text:p>00:30</text:p>
          </table:table-cell>
          <table:table-cell table:style-name="ce4" table:formula="of:=[.$B194]+[.I$3]" office:value-type="time" office:time-value="PT00H32M00S">
            <text:p>00:32</text:p>
          </table:table-cell>
          <table:table-cell table:style-name="ce4" table:formula="of:=[.$B194]+[.J$3]" office:value-type="time" office:time-value="PT00H34M00S">
            <text:p>00:34</text:p>
          </table:table-cell>
          <table:table-cell table:style-name="ce4" table:formula="of:=[.$B194]+[.K$3]" office:value-type="time" office:time-value="PT00H36M00S">
            <text:p>00:36</text:p>
          </table:table-cell>
          <table:table-cell table:style-name="ce4" table:formula="of:=[.$B194]+[.L$3]" office:value-type="time" office:time-value="PT00H39M00S">
            <text:p>00:39</text:p>
          </table:table-cell>
          <table:table-cell table:style-name="ce4" table:formula="of:=[.$B194]+[.M$3]" office:value-type="time" office:time-value="PT00H42M00S">
            <text:p>00:42</text:p>
          </table:table-cell>
          <table:table-cell table:style-name="ce4" table:formula="of:=[.$B194]+[.N$3]" office:value-type="time" office:time-value="PT00H46M00S">
            <text:p>00:46</text:p>
          </table:table-cell>
          <table:table-cell table:style-name="ce4" table:formula="of:=[.$B194]+[.O$3]" office:value-type="time" office:time-value="PT00H48M00S">
            <text:p>00:48</text:p>
          </table:table-cell>
          <table:table-cell table:style-name="ce4" table:formula="of:=[.$B194]+[.P$3]" office:value-type="time" office:time-value="PT00H50M00S">
            <text:p>00:50</text:p>
          </table:table-cell>
          <table:table-cell table:style-name="ce4" table:formula="of:=[.$B194]+[.Q$3]" office:value-type="time" office:time-value="PT00H52M00S">
            <text:p>00:52</text:p>
          </table:table-cell>
          <table:table-cell table:style-name="ce4" table:formula="of:=[.$B194]+[.R$3]" office:value-type="time" office:time-value="PT00H55M00S">
            <text:p>00:55</text:p>
          </table:table-cell>
        </table:table-row>
        <table:table-row table:style-name="ro1">
          <table:table-cell table:style-name="ce1" table:formula="of:=[.A194]+2" office:value-type="float" office:value="3003">
            <text:p>3003</text:p>
          </table:table-cell>
          <table:table-cell table:style-name="ce5" office:value-type="time" office:time-value="PT00H42M00S">
            <text:p>00:42</text:p>
          </table:table-cell>
          <table:table-cell table:style-name="ce4" table:formula="of:=[.$B195]+[.C$3]" office:value-type="time" office:time-value="PT00H55M00S">
            <text:p>00:55</text:p>
          </table:table-cell>
          <table:table-cell table:style-name="ce4" table:formula="of:=[.$B195]+[.D$3]" office:value-type="time" office:time-value="PT00H57M00S">
            <text:p>00:57</text:p>
          </table:table-cell>
          <table:table-cell table:style-name="ce4" table:formula="of:=[.$B195]+[.E$3]" office:value-type="time" office:time-value="PT00H59M00S">
            <text:p>00:59</text:p>
          </table:table-cell>
          <table:table-cell table:style-name="ce4" table:formula="of:=[.$B195]+[.F$3]" office:value-type="time" office:time-value="PT01H02M00S">
            <text:p>01:02</text:p>
          </table:table-cell>
          <table:table-cell table:style-name="ce4" table:formula="of:=[.$B195]+[.G$3]" office:value-type="time" office:time-value="PT01H04M00S">
            <text:p>01:04</text:p>
          </table:table-cell>
          <table:table-cell table:style-name="ce4" table:formula="of:=[.$B195]+[.H$3]" office:value-type="time" office:time-value="PT01H07M00S">
            <text:p>01:07</text:p>
          </table:table-cell>
          <table:table-cell table:style-name="ce4" table:formula="of:=[.$B195]+[.I$3]" office:value-type="time" office:time-value="PT01H09M00S">
            <text:p>01:09</text:p>
          </table:table-cell>
          <table:table-cell table:style-name="ce4" table:formula="of:=[.$B195]+[.J$3]" office:value-type="time" office:time-value="PT01H11M00S">
            <text:p>01:11</text:p>
          </table:table-cell>
          <table:table-cell table:style-name="ce4" table:formula="of:=[.$B195]+[.K$3]" office:value-type="time" office:time-value="PT01H13M00S">
            <text:p>01:13</text:p>
          </table:table-cell>
          <table:table-cell table:style-name="ce4" table:formula="of:=[.$B195]+[.L$3]" office:value-type="time" office:time-value="PT01H16M00S">
            <text:p>01:16</text:p>
          </table:table-cell>
          <table:table-cell table:style-name="ce4" table:formula="of:=[.$B195]+[.M$3]" office:value-type="time" office:time-value="PT01H19M00S">
            <text:p>01:19</text:p>
          </table:table-cell>
          <table:table-cell table:style-name="ce4" table:formula="of:=[.$B195]+[.N$3]" office:value-type="time" office:time-value="PT01H23M00S">
            <text:p>01:23</text:p>
          </table:table-cell>
          <table:table-cell table:style-name="ce4" table:formula="of:=[.$B195]+[.O$3]" office:value-type="time" office:time-value="PT01H25M00S">
            <text:p>01:25</text:p>
          </table:table-cell>
          <table:table-cell table:style-name="ce4" table:formula="of:=[.$B195]+[.P$3]" office:value-type="time" office:time-value="PT01H27M00S">
            <text:p>01:27</text:p>
          </table:table-cell>
          <table:table-cell table:style-name="ce4" table:formula="of:=[.$B195]+[.Q$3]" office:value-type="time" office:time-value="PT01H29M00S">
            <text:p>01:29</text:p>
          </table:table-cell>
          <table:table-cell table:style-name="ce4" table:formula="of:=[.$B195]+[.R$3]" office:value-type="time" office:time-value="PT01H32M00S">
            <text:p>01:32</text:p>
          </table:table-cell>
        </table:table-row>
        <table:table-row table:style-name="ro1">
          <table:table-cell table:style-name="ce1" table:formula="of:=[.A195]+2" office:value-type="float" office:value="3005">
            <text:p>3005</text:p>
          </table:table-cell>
          <table:table-cell table:style-name="ce5" office:value-type="time" office:time-value="PT06H05M00S">
            <text:p>06:05</text:p>
          </table:table-cell>
          <table:table-cell table:style-name="ce4" table:formula="of:=[.$B196]+[.C$3]" office:value-type="time" office:time-value="PT06H18M00S">
            <text:p>06:18</text:p>
          </table:table-cell>
          <table:table-cell table:style-name="ce4" table:formula="of:=[.$B196]+[.D$3]" office:value-type="time" office:time-value="PT06H20M00S">
            <text:p>06:20</text:p>
          </table:table-cell>
          <table:table-cell table:style-name="ce4" table:formula="of:=[.$B196]+[.E$3]" office:value-type="time" office:time-value="PT06H22M00S">
            <text:p>06:22</text:p>
          </table:table-cell>
          <table:table-cell table:style-name="ce4" table:formula="of:=[.$B196]+[.F$3]" office:value-type="time" office:time-value="PT06H25M00S">
            <text:p>06:25</text:p>
          </table:table-cell>
          <table:table-cell table:style-name="ce4" table:formula="of:=[.$B196]+[.G$3]" office:value-type="time" office:time-value="PT06H27M00S">
            <text:p>06:27</text:p>
          </table:table-cell>
          <table:table-cell table:style-name="ce4" table:formula="of:=[.$B196]+[.H$3]" office:value-type="time" office:time-value="PT06H30M00S">
            <text:p>06:30</text:p>
          </table:table-cell>
          <table:table-cell table:style-name="ce4" table:formula="of:=[.$B196]+[.I$3]" office:value-type="time" office:time-value="PT06H32M00S">
            <text:p>06:32</text:p>
          </table:table-cell>
          <table:table-cell table:style-name="ce4" table:formula="of:=[.$B196]+[.J$3]" office:value-type="time" office:time-value="PT06H34M00S">
            <text:p>06:34</text:p>
          </table:table-cell>
          <table:table-cell table:style-name="ce4" table:formula="of:=[.$B196]+[.K$3]" office:value-type="time" office:time-value="PT06H36M00S">
            <text:p>06:36</text:p>
          </table:table-cell>
          <table:table-cell table:style-name="ce4" table:formula="of:=[.$B196]+[.L$3]" office:value-type="time" office:time-value="PT06H39M00S">
            <text:p>06:39</text:p>
          </table:table-cell>
          <table:table-cell table:style-name="ce4" table:formula="of:=[.$B196]+[.M$3]" office:value-type="time" office:time-value="PT06H42M00S">
            <text:p>06:42</text:p>
          </table:table-cell>
          <table:table-cell table:style-name="ce4" table:formula="of:=[.$B196]+[.N$3]" office:value-type="time" office:time-value="PT06H46M00S">
            <text:p>06:46</text:p>
          </table:table-cell>
          <table:table-cell table:style-name="ce4" table:formula="of:=[.$B196]+[.O$3]" office:value-type="time" office:time-value="PT06H48M00S">
            <text:p>06:48</text:p>
          </table:table-cell>
          <table:table-cell table:style-name="ce4" table:formula="of:=[.$B196]+[.P$3]" office:value-type="time" office:time-value="PT06H50M00S">
            <text:p>06:50</text:p>
          </table:table-cell>
          <table:table-cell table:style-name="ce4" table:formula="of:=[.$B196]+[.Q$3]" office:value-type="time" office:time-value="PT06H52M00S">
            <text:p>06:52</text:p>
          </table:table-cell>
          <table:table-cell table:style-name="ce4" table:formula="of:=[.$B196]+[.R$3]" office:value-type="time" office:time-value="PT06H55M00S">
            <text:p>06:55</text:p>
          </table:table-cell>
        </table:table-row>
        <table:table-row table:style-name="ro1">
          <table:table-cell table:style-name="ce1" table:formula="of:=[.A196]+2" office:value-type="float" office:value="3007">
            <text:p>3007</text:p>
          </table:table-cell>
          <table:table-cell table:style-name="ce5" office:value-type="time" office:time-value="PT06H30M00S">
            <text:p>06:30</text:p>
          </table:table-cell>
          <table:table-cell table:style-name="ce4" table:formula="of:=[.$B197]+[.C$3]" office:value-type="time" office:time-value="PT06H43M00S">
            <text:p>06:43</text:p>
          </table:table-cell>
          <table:table-cell table:style-name="ce4" table:formula="of:=[.$B197]+[.D$3]" office:value-type="time" office:time-value="PT06H45M00S">
            <text:p>06:45</text:p>
          </table:table-cell>
          <table:table-cell table:style-name="ce4" table:formula="of:=[.$B197]+[.E$3]" office:value-type="time" office:time-value="PT06H47M00S">
            <text:p>06:47</text:p>
          </table:table-cell>
          <table:table-cell table:style-name="ce4" table:formula="of:=[.$B197]+[.F$3]" office:value-type="time" office:time-value="PT06H50M00S">
            <text:p>06:50</text:p>
          </table:table-cell>
          <table:table-cell table:style-name="ce4" table:formula="of:=[.$B197]+[.G$3]" office:value-type="time" office:time-value="PT06H52M00S">
            <text:p>06:52</text:p>
          </table:table-cell>
          <table:table-cell table:style-name="ce4" table:formula="of:=[.$B197]+[.H$3]" office:value-type="time" office:time-value="PT06H55M00S">
            <text:p>06:55</text:p>
          </table:table-cell>
          <table:table-cell table:style-name="ce4" table:formula="of:=[.$B197]+[.I$3]" office:value-type="time" office:time-value="PT06H57M00S">
            <text:p>06:57</text:p>
          </table:table-cell>
          <table:table-cell table:style-name="ce4" table:formula="of:=[.$B197]+[.J$3]" office:value-type="time" office:time-value="PT06H59M00S">
            <text:p>06:59</text:p>
          </table:table-cell>
          <table:table-cell table:style-name="ce4" table:formula="of:=[.$B197]+[.K$3]" office:value-type="time" office:time-value="PT07H01M00S">
            <text:p>07:01</text:p>
          </table:table-cell>
          <table:table-cell table:style-name="ce4" table:formula="of:=[.$B197]+[.L$3]" office:value-type="time" office:time-value="PT07H04M00S">
            <text:p>07:04</text:p>
          </table:table-cell>
          <table:table-cell table:style-name="ce4" table:formula="of:=[.$B197]+[.M$3]" office:value-type="time" office:time-value="PT07H07M00S">
            <text:p>07:07</text:p>
          </table:table-cell>
          <table:table-cell table:style-name="ce4" table:formula="of:=[.$B197]+[.N$3]" office:value-type="time" office:time-value="PT07H11M00S">
            <text:p>07:11</text:p>
          </table:table-cell>
          <table:table-cell table:style-name="ce4" table:formula="of:=[.$B197]+[.O$3]" office:value-type="time" office:time-value="PT07H13M00S">
            <text:p>07:13</text:p>
          </table:table-cell>
          <table:table-cell table:style-name="ce4" table:formula="of:=[.$B197]+[.P$3]" office:value-type="time" office:time-value="PT07H15M00S">
            <text:p>07:15</text:p>
          </table:table-cell>
          <table:table-cell table:style-name="ce4" table:formula="of:=[.$B197]+[.Q$3]" office:value-type="time" office:time-value="PT07H17M00S">
            <text:p>07:17</text:p>
          </table:table-cell>
          <table:table-cell table:style-name="ce4" table:formula="of:=[.$B197]+[.R$3]" office:value-type="time" office:time-value="PT07H20M00S">
            <text:p>07:20</text:p>
          </table:table-cell>
        </table:table-row>
        <table:table-row table:style-name="ro1">
          <table:table-cell table:style-name="ce1" table:formula="of:=[.A197]+2" office:value-type="float" office:value="3009">
            <text:p>3009</text:p>
          </table:table-cell>
          <table:table-cell table:style-name="ce5" office:value-type="time" office:time-value="PT07H00M00S">
            <text:p>07:00</text:p>
          </table:table-cell>
          <table:table-cell table:style-name="ce4" table:formula="of:=[.$B198]+[.C$3]" office:value-type="time" office:time-value="PT07H13M00S">
            <text:p>07:13</text:p>
          </table:table-cell>
          <table:table-cell table:style-name="ce4" table:formula="of:=[.$B198]+[.D$3]" office:value-type="time" office:time-value="PT07H15M00S">
            <text:p>07:15</text:p>
          </table:table-cell>
          <table:table-cell table:style-name="ce4" table:formula="of:=[.$B198]+[.E$3]" office:value-type="time" office:time-value="PT07H17M00S">
            <text:p>07:17</text:p>
          </table:table-cell>
          <table:table-cell table:style-name="ce4" table:formula="of:=[.$B198]+[.F$3]" office:value-type="time" office:time-value="PT07H20M00S">
            <text:p>07:20</text:p>
          </table:table-cell>
          <table:table-cell table:style-name="ce4" table:formula="of:=[.$B198]+[.G$3]" office:value-type="time" office:time-value="PT07H22M00S">
            <text:p>07:22</text:p>
          </table:table-cell>
          <table:table-cell table:style-name="ce4" table:formula="of:=[.$B198]+[.H$3]" office:value-type="time" office:time-value="PT07H25M00S">
            <text:p>07:25</text:p>
          </table:table-cell>
          <table:table-cell table:style-name="ce4" table:formula="of:=[.$B198]+[.I$3]" office:value-type="time" office:time-value="PT07H27M00S">
            <text:p>07:27</text:p>
          </table:table-cell>
          <table:table-cell table:style-name="ce4" table:formula="of:=[.$B198]+[.J$3]" office:value-type="time" office:time-value="PT07H29M00S">
            <text:p>07:29</text:p>
          </table:table-cell>
          <table:table-cell table:style-name="ce4" table:formula="of:=[.$B198]+[.K$3]" office:value-type="time" office:time-value="PT07H31M00S">
            <text:p>07:31</text:p>
          </table:table-cell>
          <table:table-cell table:style-name="ce4" table:formula="of:=[.$B198]+[.L$3]" office:value-type="time" office:time-value="PT07H34M00S">
            <text:p>07:34</text:p>
          </table:table-cell>
          <table:table-cell table:style-name="ce4" table:formula="of:=[.$B198]+[.M$3]" office:value-type="time" office:time-value="PT07H37M00S">
            <text:p>07:37</text:p>
          </table:table-cell>
          <table:table-cell table:style-name="ce4" table:formula="of:=[.$B198]+[.N$3]" office:value-type="time" office:time-value="PT07H41M00S">
            <text:p>07:41</text:p>
          </table:table-cell>
          <table:table-cell table:style-name="ce4" table:formula="of:=[.$B198]+[.O$3]" office:value-type="time" office:time-value="PT07H43M00S">
            <text:p>07:43</text:p>
          </table:table-cell>
          <table:table-cell table:style-name="ce4" table:formula="of:=[.$B198]+[.P$3]" office:value-type="time" office:time-value="PT07H45M00S">
            <text:p>07:45</text:p>
          </table:table-cell>
          <table:table-cell table:style-name="ce4" table:formula="of:=[.$B198]+[.Q$3]" office:value-type="time" office:time-value="PT07H47M00S">
            <text:p>07:47</text:p>
          </table:table-cell>
          <table:table-cell table:style-name="ce4" table:formula="of:=[.$B198]+[.R$3]" office:value-type="time" office:time-value="PT07H50M00S">
            <text:p>07:50</text:p>
          </table:table-cell>
        </table:table-row>
        <table:table-row table:style-name="ro1">
          <table:table-cell table:style-name="ce1" table:formula="of:=[.A198]+2" office:value-type="float" office:value="3011">
            <text:p>3011</text:p>
          </table:table-cell>
          <table:table-cell table:style-name="ce5" office:value-type="time" office:time-value="PT07H30M00S">
            <text:p>07:30</text:p>
          </table:table-cell>
          <table:table-cell table:style-name="ce4" table:formula="of:=[.$B199]+[.C$3]" office:value-type="time" office:time-value="PT07H43M00S">
            <text:p>07:43</text:p>
          </table:table-cell>
          <table:table-cell table:style-name="ce4" table:formula="of:=[.$B199]+[.D$3]" office:value-type="time" office:time-value="PT07H45M00S">
            <text:p>07:45</text:p>
          </table:table-cell>
          <table:table-cell table:style-name="ce4" table:formula="of:=[.$B199]+[.E$3]" office:value-type="time" office:time-value="PT07H47M00S">
            <text:p>07:47</text:p>
          </table:table-cell>
          <table:table-cell table:style-name="ce4" table:formula="of:=[.$B199]+[.F$3]" office:value-type="time" office:time-value="PT07H50M00S">
            <text:p>07:50</text:p>
          </table:table-cell>
          <table:table-cell table:style-name="ce4" table:formula="of:=[.$B199]+[.G$3]" office:value-type="time" office:time-value="PT07H52M00S">
            <text:p>07:52</text:p>
          </table:table-cell>
          <table:table-cell table:style-name="ce4" table:formula="of:=[.$B199]+[.H$3]" office:value-type="time" office:time-value="PT07H55M00S">
            <text:p>07:55</text:p>
          </table:table-cell>
          <table:table-cell table:style-name="ce4" table:formula="of:=[.$B199]+[.I$3]" office:value-type="time" office:time-value="PT07H57M00S">
            <text:p>07:57</text:p>
          </table:table-cell>
          <table:table-cell table:style-name="ce4" table:formula="of:=[.$B199]+[.J$3]" office:value-type="time" office:time-value="PT07H59M00S">
            <text:p>07:59</text:p>
          </table:table-cell>
          <table:table-cell table:style-name="ce4" table:formula="of:=[.$B199]+[.K$3]" office:value-type="time" office:time-value="PT08H01M00S">
            <text:p>08:01</text:p>
          </table:table-cell>
          <table:table-cell table:style-name="ce4" table:formula="of:=[.$B199]+[.L$3]" office:value-type="time" office:time-value="PT08H04M00S">
            <text:p>08:04</text:p>
          </table:table-cell>
          <table:table-cell table:style-name="ce4" table:formula="of:=[.$B199]+[.M$3]" office:value-type="time" office:time-value="PT08H07M00S">
            <text:p>08:07</text:p>
          </table:table-cell>
          <table:table-cell table:style-name="ce4" table:formula="of:=[.$B199]+[.N$3]" office:value-type="time" office:time-value="PT08H11M00S">
            <text:p>08:11</text:p>
          </table:table-cell>
          <table:table-cell table:style-name="ce4" table:formula="of:=[.$B199]+[.O$3]" office:value-type="time" office:time-value="PT08H13M00S">
            <text:p>08:13</text:p>
          </table:table-cell>
          <table:table-cell table:style-name="ce4" table:formula="of:=[.$B199]+[.P$3]" office:value-type="time" office:time-value="PT08H15M00S">
            <text:p>08:15</text:p>
          </table:table-cell>
          <table:table-cell table:style-name="ce4" table:formula="of:=[.$B199]+[.Q$3]" office:value-type="time" office:time-value="PT08H17M00S">
            <text:p>08:17</text:p>
          </table:table-cell>
          <table:table-cell table:style-name="ce4" table:formula="of:=[.$B199]+[.R$3]" office:value-type="time" office:time-value="PT08H20M00S">
            <text:p>08:20</text:p>
          </table:table-cell>
        </table:table-row>
        <table:table-row table:style-name="ro1">
          <table:table-cell table:style-name="ce1" table:formula="of:=[.A199]+2" office:value-type="float" office:value="3013">
            <text:p>3013</text:p>
          </table:table-cell>
          <table:table-cell table:style-name="ce5" office:value-type="time" office:time-value="PT08H06M00S">
            <text:p>08:06</text:p>
          </table:table-cell>
          <table:table-cell table:style-name="ce4" table:formula="of:=[.$B200]+[.C$3]" office:value-type="time" office:time-value="PT08H19M00S">
            <text:p>08:19</text:p>
          </table:table-cell>
          <table:table-cell table:style-name="ce4" table:formula="of:=[.$B200]+[.D$3]" office:value-type="time" office:time-value="PT08H21M00S">
            <text:p>08:21</text:p>
          </table:table-cell>
          <table:table-cell table:style-name="ce4" table:formula="of:=[.$B200]+[.E$3]" office:value-type="time" office:time-value="PT08H23M00S">
            <text:p>08:23</text:p>
          </table:table-cell>
          <table:table-cell table:style-name="ce4" table:formula="of:=[.$B200]+[.F$3]" office:value-type="time" office:time-value="PT08H26M00S">
            <text:p>08:26</text:p>
          </table:table-cell>
          <table:table-cell table:style-name="ce4" table:formula="of:=[.$B200]+[.G$3]" office:value-type="time" office:time-value="PT08H28M00S">
            <text:p>08:28</text:p>
          </table:table-cell>
          <table:table-cell table:style-name="ce4" table:formula="of:=[.$B200]+[.H$3]" office:value-type="time" office:time-value="PT08H31M00S">
            <text:p>08:31</text:p>
          </table:table-cell>
          <table:table-cell table:style-name="ce4" table:formula="of:=[.$B200]+[.I$3]" office:value-type="time" office:time-value="PT08H33M00S">
            <text:p>08:33</text:p>
          </table:table-cell>
          <table:table-cell table:style-name="ce4" table:formula="of:=[.$B200]+[.J$3]" office:value-type="time" office:time-value="PT08H35M00S">
            <text:p>08:35</text:p>
          </table:table-cell>
          <table:table-cell table:style-name="ce4" table:formula="of:=[.$B200]+[.K$3]" office:value-type="time" office:time-value="PT08H37M00S">
            <text:p>08:37</text:p>
          </table:table-cell>
          <table:table-cell table:style-name="ce4" table:formula="of:=[.$B200]+[.L$3]" office:value-type="time" office:time-value="PT08H40M00S">
            <text:p>08:40</text:p>
          </table:table-cell>
          <table:table-cell table:style-name="ce4" table:formula="of:=[.$B200]+[.M$3]" office:value-type="time" office:time-value="PT08H43M00S">
            <text:p>08:43</text:p>
          </table:table-cell>
          <table:table-cell table:style-name="ce4" table:formula="of:=[.$B200]+[.N$3]" office:value-type="time" office:time-value="PT08H47M00S">
            <text:p>08:47</text:p>
          </table:table-cell>
          <table:table-cell table:style-name="ce4" table:formula="of:=[.$B200]+[.O$3]" office:value-type="time" office:time-value="PT08H49M00S">
            <text:p>08:49</text:p>
          </table:table-cell>
          <table:table-cell table:style-name="ce4" table:formula="of:=[.$B200]+[.P$3]" office:value-type="time" office:time-value="PT08H51M00S">
            <text:p>08:51</text:p>
          </table:table-cell>
          <table:table-cell table:style-name="ce4" table:formula="of:=[.$B200]+[.Q$3]" office:value-type="time" office:time-value="PT08H53M00S">
            <text:p>08:53</text:p>
          </table:table-cell>
          <table:table-cell table:style-name="ce4" table:formula="of:=[.$B200]+[.R$3]" office:value-type="time" office:time-value="PT08H56M00S">
            <text:p>08:56</text:p>
          </table:table-cell>
        </table:table-row>
        <table:table-row table:style-name="ro1">
          <table:table-cell table:style-name="ce1" table:formula="of:=[.A200]+2" office:value-type="float" office:value="3015">
            <text:p>3015</text:p>
          </table:table-cell>
          <table:table-cell table:style-name="ce5" office:value-type="time" office:time-value="PT08H28M00S">
            <text:p>08:28</text:p>
          </table:table-cell>
          <table:table-cell table:style-name="ce4" table:formula="of:=[.$B201]+[.C$3]" office:value-type="time" office:time-value="PT08H41M00S">
            <text:p>08:41</text:p>
          </table:table-cell>
          <table:table-cell table:style-name="ce4" table:formula="of:=[.$B201]+[.D$3]" office:value-type="time" office:time-value="PT08H43M00S">
            <text:p>08:43</text:p>
          </table:table-cell>
          <table:table-cell table:style-name="ce4" table:formula="of:=[.$B201]+[.E$3]" office:value-type="time" office:time-value="PT08H45M00S">
            <text:p>08:45</text:p>
          </table:table-cell>
          <table:table-cell table:style-name="ce4" table:formula="of:=[.$B201]+[.F$3]" office:value-type="time" office:time-value="PT08H48M00S">
            <text:p>08:48</text:p>
          </table:table-cell>
          <table:table-cell table:style-name="ce4" table:formula="of:=[.$B201]+[.G$3]" office:value-type="time" office:time-value="PT08H50M00S">
            <text:p>08:50</text:p>
          </table:table-cell>
          <table:table-cell table:style-name="ce4" table:formula="of:=[.$B201]+[.H$3]" office:value-type="time" office:time-value="PT08H53M00S">
            <text:p>08:53</text:p>
          </table:table-cell>
          <table:table-cell table:style-name="ce4" table:formula="of:=[.$B201]+[.I$3]" office:value-type="time" office:time-value="PT08H55M00S">
            <text:p>08:55</text:p>
          </table:table-cell>
          <table:table-cell table:style-name="ce4" table:formula="of:=[.$B201]+[.J$3]" office:value-type="time" office:time-value="PT08H57M00S">
            <text:p>08:57</text:p>
          </table:table-cell>
          <table:table-cell table:style-name="ce4" table:formula="of:=[.$B201]+[.K$3]" office:value-type="time" office:time-value="PT08H59M00S">
            <text:p>08:59</text:p>
          </table:table-cell>
          <table:table-cell table:style-name="ce4" table:formula="of:=[.$B201]+[.L$3]" office:value-type="time" office:time-value="PT09H02M00S">
            <text:p>09:02</text:p>
          </table:table-cell>
          <table:table-cell table:style-name="ce4" table:formula="of:=[.$B201]+[.M$3]" office:value-type="time" office:time-value="PT09H05M00S">
            <text:p>09:05</text:p>
          </table:table-cell>
          <table:table-cell table:style-name="ce4" table:formula="of:=[.$B201]+[.N$3]" office:value-type="time" office:time-value="PT09H09M00S">
            <text:p>09:09</text:p>
          </table:table-cell>
          <table:table-cell table:style-name="ce4" table:formula="of:=[.$B201]+[.O$3]" office:value-type="time" office:time-value="PT09H11M00S">
            <text:p>09:11</text:p>
          </table:table-cell>
          <table:table-cell table:style-name="ce4" table:formula="of:=[.$B201]+[.P$3]" office:value-type="time" office:time-value="PT09H13M00S">
            <text:p>09:13</text:p>
          </table:table-cell>
          <table:table-cell table:style-name="ce4" table:formula="of:=[.$B201]+[.Q$3]" office:value-type="time" office:time-value="PT09H15M00S">
            <text:p>09:15</text:p>
          </table:table-cell>
          <table:table-cell table:style-name="ce4" table:formula="of:=[.$B201]+[.R$3]" office:value-type="time" office:time-value="PT09H18M00S">
            <text:p>09:18</text:p>
          </table:table-cell>
        </table:table-row>
        <table:table-row table:style-name="ro1">
          <table:table-cell table:style-name="ce1" table:formula="of:=[.A201]+2" office:value-type="float" office:value="3017">
            <text:p>3017</text:p>
          </table:table-cell>
          <table:table-cell table:style-name="ce5" office:value-type="time" office:time-value="PT08H50M00S">
            <text:p>08:50</text:p>
          </table:table-cell>
          <table:table-cell table:style-name="ce4" table:formula="of:=[.$B202]+[.C$3]" office:value-type="time" office:time-value="PT09H03M00S">
            <text:p>09:03</text:p>
          </table:table-cell>
          <table:table-cell table:style-name="ce4" table:formula="of:=[.$B202]+[.D$3]" office:value-type="time" office:time-value="PT09H05M00S">
            <text:p>09:05</text:p>
          </table:table-cell>
          <table:table-cell table:style-name="ce4" table:formula="of:=[.$B202]+[.E$3]" office:value-type="time" office:time-value="PT09H07M00S">
            <text:p>09:07</text:p>
          </table:table-cell>
          <table:table-cell table:style-name="ce4" table:formula="of:=[.$B202]+[.F$3]" office:value-type="time" office:time-value="PT09H10M00S">
            <text:p>09:10</text:p>
          </table:table-cell>
          <table:table-cell table:style-name="ce4" table:formula="of:=[.$B202]+[.G$3]" office:value-type="time" office:time-value="PT09H12M00S">
            <text:p>09:12</text:p>
          </table:table-cell>
          <table:table-cell table:style-name="ce4" table:formula="of:=[.$B202]+[.H$3]" office:value-type="time" office:time-value="PT09H15M00S">
            <text:p>09:15</text:p>
          </table:table-cell>
          <table:table-cell table:style-name="ce4" table:formula="of:=[.$B202]+[.I$3]" office:value-type="time" office:time-value="PT09H17M00S">
            <text:p>09:17</text:p>
          </table:table-cell>
          <table:table-cell table:style-name="ce4" table:formula="of:=[.$B202]+[.J$3]" office:value-type="time" office:time-value="PT09H19M00S">
            <text:p>09:19</text:p>
          </table:table-cell>
          <table:table-cell table:style-name="ce4" table:formula="of:=[.$B202]+[.K$3]" office:value-type="time" office:time-value="PT09H21M00S">
            <text:p>09:21</text:p>
          </table:table-cell>
          <table:table-cell table:style-name="ce4" table:formula="of:=[.$B202]+[.L$3]" office:value-type="time" office:time-value="PT09H24M00S">
            <text:p>09:24</text:p>
          </table:table-cell>
          <table:table-cell table:style-name="ce4" table:formula="of:=[.$B202]+[.M$3]" office:value-type="time" office:time-value="PT09H27M00S">
            <text:p>09:27</text:p>
          </table:table-cell>
          <table:table-cell table:style-name="ce4" table:formula="of:=[.$B202]+[.N$3]" office:value-type="time" office:time-value="PT09H31M00S">
            <text:p>09:31</text:p>
          </table:table-cell>
          <table:table-cell table:style-name="ce4" table:formula="of:=[.$B202]+[.O$3]" office:value-type="time" office:time-value="PT09H33M00S">
            <text:p>09:33</text:p>
          </table:table-cell>
          <table:table-cell table:style-name="ce4" table:formula="of:=[.$B202]+[.P$3]" office:value-type="time" office:time-value="PT09H35M00S">
            <text:p>09:35</text:p>
          </table:table-cell>
          <table:table-cell table:style-name="ce4" table:formula="of:=[.$B202]+[.Q$3]" office:value-type="time" office:time-value="PT09H37M00S">
            <text:p>09:37</text:p>
          </table:table-cell>
          <table:table-cell table:style-name="ce4" table:formula="of:=[.$B202]+[.R$3]" office:value-type="time" office:time-value="PT09H40M00S">
            <text:p>09:40</text:p>
          </table:table-cell>
        </table:table-row>
        <table:table-row table:style-name="ro1">
          <table:table-cell table:style-name="ce1" table:formula="of:=[.A202]+2" office:value-type="float" office:value="3019">
            <text:p>3019</text:p>
          </table:table-cell>
          <table:table-cell table:style-name="ce5" office:value-type="time" office:time-value="PT09H10M00S">
            <text:p>09:10</text:p>
          </table:table-cell>
          <table:table-cell table:style-name="ce4" table:formula="of:=[.$B203]+[.C$3]" office:value-type="time" office:time-value="PT09H23M00S">
            <text:p>09:23</text:p>
          </table:table-cell>
          <table:table-cell table:style-name="ce4" table:formula="of:=[.$B203]+[.D$3]" office:value-type="time" office:time-value="PT09H25M00S">
            <text:p>09:25</text:p>
          </table:table-cell>
          <table:table-cell table:style-name="ce4" table:formula="of:=[.$B203]+[.E$3]" office:value-type="time" office:time-value="PT09H27M00S">
            <text:p>09:27</text:p>
          </table:table-cell>
          <table:table-cell table:style-name="ce4" table:formula="of:=[.$B203]+[.F$3]" office:value-type="time" office:time-value="PT09H30M00S">
            <text:p>09:30</text:p>
          </table:table-cell>
          <table:table-cell table:style-name="ce4" table:formula="of:=[.$B203]+[.G$3]" office:value-type="time" office:time-value="PT09H32M00S">
            <text:p>09:32</text:p>
          </table:table-cell>
          <table:table-cell table:style-name="ce4" table:formula="of:=[.$B203]+[.H$3]" office:value-type="time" office:time-value="PT09H35M00S">
            <text:p>09:35</text:p>
          </table:table-cell>
          <table:table-cell table:style-name="ce4" table:formula="of:=[.$B203]+[.I$3]" office:value-type="time" office:time-value="PT09H37M00S">
            <text:p>09:37</text:p>
          </table:table-cell>
          <table:table-cell table:style-name="ce4" table:formula="of:=[.$B203]+[.J$3]" office:value-type="time" office:time-value="PT09H39M00S">
            <text:p>09:39</text:p>
          </table:table-cell>
          <table:table-cell table:style-name="ce4" table:formula="of:=[.$B203]+[.K$3]" office:value-type="time" office:time-value="PT09H41M00S">
            <text:p>09:41</text:p>
          </table:table-cell>
          <table:table-cell table:style-name="ce4" table:formula="of:=[.$B203]+[.L$3]" office:value-type="time" office:time-value="PT09H44M00S">
            <text:p>09:44</text:p>
          </table:table-cell>
          <table:table-cell table:style-name="ce4" table:formula="of:=[.$B203]+[.M$3]" office:value-type="time" office:time-value="PT09H47M00S">
            <text:p>09:47</text:p>
          </table:table-cell>
          <table:table-cell table:style-name="ce4" table:formula="of:=[.$B203]+[.N$3]" office:value-type="time" office:time-value="PT09H51M00S">
            <text:p>09:51</text:p>
          </table:table-cell>
          <table:table-cell table:style-name="ce4" table:formula="of:=[.$B203]+[.O$3]" office:value-type="time" office:time-value="PT09H53M00S">
            <text:p>09:53</text:p>
          </table:table-cell>
          <table:table-cell table:style-name="ce4" table:formula="of:=[.$B203]+[.P$3]" office:value-type="time" office:time-value="PT09H55M00S">
            <text:p>09:55</text:p>
          </table:table-cell>
          <table:table-cell table:style-name="ce4" table:formula="of:=[.$B203]+[.Q$3]" office:value-type="time" office:time-value="PT09H57M00S">
            <text:p>09:57</text:p>
          </table:table-cell>
          <table:table-cell table:style-name="ce4" table:formula="of:=[.$B203]+[.R$3]" office:value-type="time" office:time-value="PT10H00M00S">
            <text:p>10:00</text:p>
          </table:table-cell>
        </table:table-row>
        <table:table-row table:style-name="ro1">
          <table:table-cell table:style-name="ce1" table:formula="of:=[.A203]+2" office:value-type="float" office:value="3021">
            <text:p>3021</text:p>
          </table:table-cell>
          <table:table-cell table:style-name="ce5" office:value-type="time" office:time-value="PT09H30M00S">
            <text:p>09:30</text:p>
          </table:table-cell>
          <table:table-cell table:style-name="ce4" table:formula="of:=[.$B204]+[.C$3]" office:value-type="time" office:time-value="PT09H43M00S">
            <text:p>09:43</text:p>
          </table:table-cell>
          <table:table-cell table:style-name="ce4" table:formula="of:=[.$B204]+[.D$3]" office:value-type="time" office:time-value="PT09H45M00S">
            <text:p>09:45</text:p>
          </table:table-cell>
          <table:table-cell table:style-name="ce4" table:formula="of:=[.$B204]+[.E$3]" office:value-type="time" office:time-value="PT09H47M00S">
            <text:p>09:47</text:p>
          </table:table-cell>
          <table:table-cell table:style-name="ce4" table:formula="of:=[.$B204]+[.F$3]" office:value-type="time" office:time-value="PT09H50M00S">
            <text:p>09:50</text:p>
          </table:table-cell>
          <table:table-cell table:style-name="ce4" table:formula="of:=[.$B204]+[.G$3]" office:value-type="time" office:time-value="PT09H52M00S">
            <text:p>09:52</text:p>
          </table:table-cell>
          <table:table-cell table:style-name="ce4" table:formula="of:=[.$B204]+[.H$3]" office:value-type="time" office:time-value="PT09H55M00S">
            <text:p>09:55</text:p>
          </table:table-cell>
          <table:table-cell table:style-name="ce4" table:formula="of:=[.$B204]+[.I$3]" office:value-type="time" office:time-value="PT09H57M00S">
            <text:p>09:57</text:p>
          </table:table-cell>
          <table:table-cell table:style-name="ce4" table:formula="of:=[.$B204]+[.J$3]" office:value-type="time" office:time-value="PT09H59M00S">
            <text:p>09:59</text:p>
          </table:table-cell>
          <table:table-cell table:style-name="ce4" table:formula="of:=[.$B204]+[.K$3]" office:value-type="time" office:time-value="PT10H01M00S">
            <text:p>10:01</text:p>
          </table:table-cell>
          <table:table-cell table:style-name="ce4" table:formula="of:=[.$B204]+[.L$3]" office:value-type="time" office:time-value="PT10H04M00S">
            <text:p>10:04</text:p>
          </table:table-cell>
          <table:table-cell table:style-name="ce4" table:formula="of:=[.$B204]+[.M$3]" office:value-type="time" office:time-value="PT10H07M00S">
            <text:p>10:07</text:p>
          </table:table-cell>
          <table:table-cell table:style-name="ce4" table:formula="of:=[.$B204]+[.N$3]" office:value-type="time" office:time-value="PT10H11M00S">
            <text:p>10:11</text:p>
          </table:table-cell>
          <table:table-cell table:style-name="ce4" table:formula="of:=[.$B204]+[.O$3]" office:value-type="time" office:time-value="PT10H13M00S">
            <text:p>10:13</text:p>
          </table:table-cell>
          <table:table-cell table:style-name="ce4" table:formula="of:=[.$B204]+[.P$3]" office:value-type="time" office:time-value="PT10H15M00S">
            <text:p>10:15</text:p>
          </table:table-cell>
          <table:table-cell table:style-name="ce4" table:formula="of:=[.$B204]+[.Q$3]" office:value-type="time" office:time-value="PT10H17M00S">
            <text:p>10:17</text:p>
          </table:table-cell>
          <table:table-cell table:style-name="ce4" table:formula="of:=[.$B204]+[.R$3]" office:value-type="time" office:time-value="PT10H20M00S">
            <text:p>10:20</text:p>
          </table:table-cell>
        </table:table-row>
        <table:table-row table:style-name="ro1">
          <table:table-cell table:style-name="ce1" table:formula="of:=[.A204]+2" office:value-type="float" office:value="3023">
            <text:p>3023</text:p>
          </table:table-cell>
          <table:table-cell table:style-name="ce5" office:value-type="time" office:time-value="PT09H50M00S">
            <text:p>09:50</text:p>
          </table:table-cell>
          <table:table-cell table:style-name="ce4" table:formula="of:=[.$B205]+[.C$3]" office:value-type="time" office:time-value="PT10H03M00S">
            <text:p>10:03</text:p>
          </table:table-cell>
          <table:table-cell table:style-name="ce4" table:formula="of:=[.$B205]+[.D$3]" office:value-type="time" office:time-value="PT10H05M00S">
            <text:p>10:05</text:p>
          </table:table-cell>
          <table:table-cell table:style-name="ce4" table:formula="of:=[.$B205]+[.E$3]" office:value-type="time" office:time-value="PT10H07M00S">
            <text:p>10:07</text:p>
          </table:table-cell>
          <table:table-cell table:style-name="ce4" table:formula="of:=[.$B205]+[.F$3]" office:value-type="time" office:time-value="PT10H10M00S">
            <text:p>10:10</text:p>
          </table:table-cell>
          <table:table-cell table:style-name="ce4" table:formula="of:=[.$B205]+[.G$3]" office:value-type="time" office:time-value="PT10H12M00S">
            <text:p>10:12</text:p>
          </table:table-cell>
          <table:table-cell table:style-name="ce4" table:formula="of:=[.$B205]+[.H$3]" office:value-type="time" office:time-value="PT10H15M00S">
            <text:p>10:15</text:p>
          </table:table-cell>
          <table:table-cell table:style-name="ce4" table:formula="of:=[.$B205]+[.I$3]" office:value-type="time" office:time-value="PT10H17M00S">
            <text:p>10:17</text:p>
          </table:table-cell>
          <table:table-cell table:style-name="ce4" table:formula="of:=[.$B205]+[.J$3]" office:value-type="time" office:time-value="PT10H19M00S">
            <text:p>10:19</text:p>
          </table:table-cell>
          <table:table-cell table:style-name="ce4" table:formula="of:=[.$B205]+[.K$3]" office:value-type="time" office:time-value="PT10H21M00S">
            <text:p>10:21</text:p>
          </table:table-cell>
          <table:table-cell table:style-name="ce4" table:formula="of:=[.$B205]+[.L$3]" office:value-type="time" office:time-value="PT10H24M00S">
            <text:p>10:24</text:p>
          </table:table-cell>
          <table:table-cell table:style-name="ce4" table:formula="of:=[.$B205]+[.M$3]" office:value-type="time" office:time-value="PT10H27M00S">
            <text:p>10:27</text:p>
          </table:table-cell>
          <table:table-cell table:style-name="ce4" table:formula="of:=[.$B205]+[.N$3]" office:value-type="time" office:time-value="PT10H31M00S">
            <text:p>10:31</text:p>
          </table:table-cell>
          <table:table-cell table:style-name="ce4" table:formula="of:=[.$B205]+[.O$3]" office:value-type="time" office:time-value="PT10H33M00S">
            <text:p>10:33</text:p>
          </table:table-cell>
          <table:table-cell table:style-name="ce4" table:formula="of:=[.$B205]+[.P$3]" office:value-type="time" office:time-value="PT10H35M00S">
            <text:p>10:35</text:p>
          </table:table-cell>
          <table:table-cell table:style-name="ce4" table:formula="of:=[.$B205]+[.Q$3]" office:value-type="time" office:time-value="PT10H37M00S">
            <text:p>10:37</text:p>
          </table:table-cell>
          <table:table-cell table:style-name="ce4" table:formula="of:=[.$B205]+[.R$3]" office:value-type="time" office:time-value="PT10H40M00S">
            <text:p>10:40</text:p>
          </table:table-cell>
        </table:table-row>
        <table:table-row table:style-name="ro1">
          <table:table-cell table:style-name="ce1" table:formula="of:=[.A205]+2" office:value-type="float" office:value="3025">
            <text:p>3025</text:p>
          </table:table-cell>
          <table:table-cell table:style-name="ce5" office:value-type="time" office:time-value="PT10H10M00S">
            <text:p>10:10</text:p>
          </table:table-cell>
          <table:table-cell table:style-name="ce4" table:formula="of:=[.$B206]+[.C$3]" office:value-type="time" office:time-value="PT10H23M00S">
            <text:p>10:23</text:p>
          </table:table-cell>
          <table:table-cell table:style-name="ce4" table:formula="of:=[.$B206]+[.D$3]" office:value-type="time" office:time-value="PT10H25M00S">
            <text:p>10:25</text:p>
          </table:table-cell>
          <table:table-cell table:style-name="ce4" table:formula="of:=[.$B206]+[.E$3]" office:value-type="time" office:time-value="PT10H27M00S">
            <text:p>10:27</text:p>
          </table:table-cell>
          <table:table-cell table:style-name="ce4" table:formula="of:=[.$B206]+[.F$3]" office:value-type="time" office:time-value="PT10H30M00S">
            <text:p>10:30</text:p>
          </table:table-cell>
          <table:table-cell table:style-name="ce4" table:formula="of:=[.$B206]+[.G$3]" office:value-type="time" office:time-value="PT10H32M00S">
            <text:p>10:32</text:p>
          </table:table-cell>
          <table:table-cell table:style-name="ce4" table:formula="of:=[.$B206]+[.H$3]" office:value-type="time" office:time-value="PT10H35M00S">
            <text:p>10:35</text:p>
          </table:table-cell>
          <table:table-cell table:style-name="ce4" table:formula="of:=[.$B206]+[.I$3]" office:value-type="time" office:time-value="PT10H37M00S">
            <text:p>10:37</text:p>
          </table:table-cell>
          <table:table-cell table:style-name="ce4" table:formula="of:=[.$B206]+[.J$3]" office:value-type="time" office:time-value="PT10H39M00S">
            <text:p>10:39</text:p>
          </table:table-cell>
          <table:table-cell table:style-name="ce4" table:formula="of:=[.$B206]+[.K$3]" office:value-type="time" office:time-value="PT10H41M00S">
            <text:p>10:41</text:p>
          </table:table-cell>
          <table:table-cell table:style-name="ce4" table:formula="of:=[.$B206]+[.L$3]" office:value-type="time" office:time-value="PT10H44M00S">
            <text:p>10:44</text:p>
          </table:table-cell>
          <table:table-cell table:style-name="ce4" table:formula="of:=[.$B206]+[.M$3]" office:value-type="time" office:time-value="PT10H47M00S">
            <text:p>10:47</text:p>
          </table:table-cell>
          <table:table-cell table:style-name="ce4" table:formula="of:=[.$B206]+[.N$3]" office:value-type="time" office:time-value="PT10H51M00S">
            <text:p>10:51</text:p>
          </table:table-cell>
          <table:table-cell table:style-name="ce4" table:formula="of:=[.$B206]+[.O$3]" office:value-type="time" office:time-value="PT10H53M00S">
            <text:p>10:53</text:p>
          </table:table-cell>
          <table:table-cell table:style-name="ce4" table:formula="of:=[.$B206]+[.P$3]" office:value-type="time" office:time-value="PT10H55M00S">
            <text:p>10:55</text:p>
          </table:table-cell>
          <table:table-cell table:style-name="ce4" table:formula="of:=[.$B206]+[.Q$3]" office:value-type="time" office:time-value="PT10H57M00S">
            <text:p>10:57</text:p>
          </table:table-cell>
          <table:table-cell table:style-name="ce4" table:formula="of:=[.$B206]+[.R$3]" office:value-type="time" office:time-value="PT11H00M00S">
            <text:p>11:00</text:p>
          </table:table-cell>
        </table:table-row>
        <table:table-row table:style-name="ro1">
          <table:table-cell table:style-name="ce1" table:formula="of:=[.A206]+2" office:value-type="float" office:value="3027">
            <text:p>3027</text:p>
          </table:table-cell>
          <table:table-cell table:style-name="ce5" office:value-type="time" office:time-value="PT10H28M00S">
            <text:p>10:28</text:p>
          </table:table-cell>
          <table:table-cell table:style-name="ce4" table:formula="of:=[.$B207]+[.C$3]" office:value-type="time" office:time-value="PT10H41M00S">
            <text:p>10:41</text:p>
          </table:table-cell>
          <table:table-cell table:style-name="ce4" table:formula="of:=[.$B207]+[.D$3]" office:value-type="time" office:time-value="PT10H43M00S">
            <text:p>10:43</text:p>
          </table:table-cell>
          <table:table-cell table:style-name="ce4" table:formula="of:=[.$B207]+[.E$3]" office:value-type="time" office:time-value="PT10H45M00S">
            <text:p>10:45</text:p>
          </table:table-cell>
          <table:table-cell table:style-name="ce4" table:formula="of:=[.$B207]+[.F$3]" office:value-type="time" office:time-value="PT10H48M00S">
            <text:p>10:48</text:p>
          </table:table-cell>
          <table:table-cell table:style-name="ce4" table:formula="of:=[.$B207]+[.G$3]" office:value-type="time" office:time-value="PT10H50M00S">
            <text:p>10:50</text:p>
          </table:table-cell>
          <table:table-cell table:style-name="ce4" table:formula="of:=[.$B207]+[.H$3]" office:value-type="time" office:time-value="PT10H53M00S">
            <text:p>10:53</text:p>
          </table:table-cell>
          <table:table-cell table:style-name="ce4" table:formula="of:=[.$B207]+[.I$3]" office:value-type="time" office:time-value="PT10H55M00S">
            <text:p>10:55</text:p>
          </table:table-cell>
          <table:table-cell table:style-name="ce4" table:formula="of:=[.$B207]+[.J$3]" office:value-type="time" office:time-value="PT10H57M00S">
            <text:p>10:57</text:p>
          </table:table-cell>
          <table:table-cell table:style-name="ce4" table:formula="of:=[.$B207]+[.K$3]" office:value-type="time" office:time-value="PT10H59M00S">
            <text:p>10:59</text:p>
          </table:table-cell>
          <table:table-cell table:style-name="ce4" table:formula="of:=[.$B207]+[.L$3]" office:value-type="time" office:time-value="PT11H02M00S">
            <text:p>11:02</text:p>
          </table:table-cell>
          <table:table-cell table:style-name="ce4" table:formula="of:=[.$B207]+[.M$3]" office:value-type="time" office:time-value="PT11H05M00S">
            <text:p>11:05</text:p>
          </table:table-cell>
          <table:table-cell table:style-name="ce4" table:formula="of:=[.$B207]+[.N$3]" office:value-type="time" office:time-value="PT11H09M00S">
            <text:p>11:09</text:p>
          </table:table-cell>
          <table:table-cell table:style-name="ce4" table:formula="of:=[.$B207]+[.O$3]" office:value-type="time" office:time-value="PT11H11M00S">
            <text:p>11:11</text:p>
          </table:table-cell>
          <table:table-cell table:style-name="ce4" table:formula="of:=[.$B207]+[.P$3]" office:value-type="time" office:time-value="PT11H13M00S">
            <text:p>11:13</text:p>
          </table:table-cell>
          <table:table-cell table:style-name="ce4" table:formula="of:=[.$B207]+[.Q$3]" office:value-type="time" office:time-value="PT11H15M00S">
            <text:p>11:15</text:p>
          </table:table-cell>
          <table:table-cell table:style-name="ce4" table:formula="of:=[.$B207]+[.R$3]" office:value-type="time" office:time-value="PT11H18M00S">
            <text:p>11:18</text:p>
          </table:table-cell>
        </table:table-row>
        <table:table-row table:style-name="ro1">
          <table:table-cell table:style-name="ce1" table:formula="of:=[.A207]+2" office:value-type="float" office:value="3029">
            <text:p>3029</text:p>
          </table:table-cell>
          <table:table-cell table:style-name="ce5" office:value-type="time" office:time-value="PT10H49M00S">
            <text:p>10:49</text:p>
          </table:table-cell>
          <table:table-cell table:style-name="ce4" table:formula="of:=[.$B208]+[.C$3]" office:value-type="time" office:time-value="PT11H02M00S">
            <text:p>11:02</text:p>
          </table:table-cell>
          <table:table-cell table:style-name="ce4" table:formula="of:=[.$B208]+[.D$3]" office:value-type="time" office:time-value="PT11H04M00S">
            <text:p>11:04</text:p>
          </table:table-cell>
          <table:table-cell table:style-name="ce4" table:formula="of:=[.$B208]+[.E$3]" office:value-type="time" office:time-value="PT11H06M00S">
            <text:p>11:06</text:p>
          </table:table-cell>
          <table:table-cell table:style-name="ce4" table:formula="of:=[.$B208]+[.F$3]" office:value-type="time" office:time-value="PT11H09M00S">
            <text:p>11:09</text:p>
          </table:table-cell>
          <table:table-cell table:style-name="ce4" table:formula="of:=[.$B208]+[.G$3]" office:value-type="time" office:time-value="PT11H11M00S">
            <text:p>11:11</text:p>
          </table:table-cell>
          <table:table-cell table:style-name="ce4" table:formula="of:=[.$B208]+[.H$3]" office:value-type="time" office:time-value="PT11H14M00S">
            <text:p>11:14</text:p>
          </table:table-cell>
          <table:table-cell table:style-name="ce4" table:formula="of:=[.$B208]+[.I$3]" office:value-type="time" office:time-value="PT11H16M00S">
            <text:p>11:16</text:p>
          </table:table-cell>
          <table:table-cell table:style-name="ce4" table:formula="of:=[.$B208]+[.J$3]" office:value-type="time" office:time-value="PT11H18M00S">
            <text:p>11:18</text:p>
          </table:table-cell>
          <table:table-cell table:style-name="ce4" table:formula="of:=[.$B208]+[.K$3]" office:value-type="time" office:time-value="PT11H20M00S">
            <text:p>11:20</text:p>
          </table:table-cell>
          <table:table-cell table:style-name="ce4" table:formula="of:=[.$B208]+[.L$3]" office:value-type="time" office:time-value="PT11H23M00S">
            <text:p>11:23</text:p>
          </table:table-cell>
          <table:table-cell table:style-name="ce4" table:formula="of:=[.$B208]+[.M$3]" office:value-type="time" office:time-value="PT11H26M00S">
            <text:p>11:26</text:p>
          </table:table-cell>
          <table:table-cell table:style-name="ce4" table:formula="of:=[.$B208]+[.N$3]" office:value-type="time" office:time-value="PT11H30M00S">
            <text:p>11:30</text:p>
          </table:table-cell>
          <table:table-cell table:style-name="ce4" table:formula="of:=[.$B208]+[.O$3]" office:value-type="time" office:time-value="PT11H32M00S">
            <text:p>11:32</text:p>
          </table:table-cell>
          <table:table-cell table:style-name="ce4" table:formula="of:=[.$B208]+[.P$3]" office:value-type="time" office:time-value="PT11H34M00S">
            <text:p>11:34</text:p>
          </table:table-cell>
          <table:table-cell table:style-name="ce4" table:formula="of:=[.$B208]+[.Q$3]" office:value-type="time" office:time-value="PT11H36M00S">
            <text:p>11:36</text:p>
          </table:table-cell>
          <table:table-cell table:style-name="ce4" table:formula="of:=[.$B208]+[.R$3]" office:value-type="time" office:time-value="PT11H39M00S">
            <text:p>11:39</text:p>
          </table:table-cell>
        </table:table-row>
        <table:table-row table:style-name="ro1">
          <table:table-cell table:style-name="ce1" table:formula="of:=[.A208]+2" office:value-type="float" office:value="3031">
            <text:p>3031</text:p>
          </table:table-cell>
          <table:table-cell table:style-name="ce5" office:value-type="time" office:time-value="PT11H10M00S">
            <text:p>11:10</text:p>
          </table:table-cell>
          <table:table-cell table:style-name="ce4" table:formula="of:=[.$B209]+[.C$3]" office:value-type="time" office:time-value="PT11H23M00S">
            <text:p>11:23</text:p>
          </table:table-cell>
          <table:table-cell table:style-name="ce4" table:formula="of:=[.$B209]+[.D$3]" office:value-type="time" office:time-value="PT11H25M00S">
            <text:p>11:25</text:p>
          </table:table-cell>
          <table:table-cell table:style-name="ce4" table:formula="of:=[.$B209]+[.E$3]" office:value-type="time" office:time-value="PT11H27M00S">
            <text:p>11:27</text:p>
          </table:table-cell>
          <table:table-cell table:style-name="ce4" table:formula="of:=[.$B209]+[.F$3]" office:value-type="time" office:time-value="PT11H30M00S">
            <text:p>11:30</text:p>
          </table:table-cell>
          <table:table-cell table:style-name="ce4" table:formula="of:=[.$B209]+[.G$3]" office:value-type="time" office:time-value="PT11H32M00S">
            <text:p>11:32</text:p>
          </table:table-cell>
          <table:table-cell table:style-name="ce4" table:formula="of:=[.$B209]+[.H$3]" office:value-type="time" office:time-value="PT11H35M00S">
            <text:p>11:35</text:p>
          </table:table-cell>
          <table:table-cell table:style-name="ce4" table:formula="of:=[.$B209]+[.I$3]" office:value-type="time" office:time-value="PT11H37M00S">
            <text:p>11:37</text:p>
          </table:table-cell>
          <table:table-cell table:style-name="ce4" table:formula="of:=[.$B209]+[.J$3]" office:value-type="time" office:time-value="PT11H39M00S">
            <text:p>11:39</text:p>
          </table:table-cell>
          <table:table-cell table:style-name="ce4" table:formula="of:=[.$B209]+[.K$3]" office:value-type="time" office:time-value="PT11H41M00S">
            <text:p>11:41</text:p>
          </table:table-cell>
          <table:table-cell table:style-name="ce4" table:formula="of:=[.$B209]+[.L$3]" office:value-type="time" office:time-value="PT11H44M00S">
            <text:p>11:44</text:p>
          </table:table-cell>
          <table:table-cell table:style-name="ce4" table:formula="of:=[.$B209]+[.M$3]" office:value-type="time" office:time-value="PT11H47M00S">
            <text:p>11:47</text:p>
          </table:table-cell>
          <table:table-cell table:style-name="ce4" table:formula="of:=[.$B209]+[.N$3]" office:value-type="time" office:time-value="PT11H51M00S">
            <text:p>11:51</text:p>
          </table:table-cell>
          <table:table-cell table:style-name="ce4" table:formula="of:=[.$B209]+[.O$3]" office:value-type="time" office:time-value="PT11H53M00S">
            <text:p>11:53</text:p>
          </table:table-cell>
          <table:table-cell table:style-name="ce4" table:formula="of:=[.$B209]+[.P$3]" office:value-type="time" office:time-value="PT11H55M00S">
            <text:p>11:55</text:p>
          </table:table-cell>
          <table:table-cell table:style-name="ce4" table:formula="of:=[.$B209]+[.Q$3]" office:value-type="time" office:time-value="PT11H57M00S">
            <text:p>11:57</text:p>
          </table:table-cell>
          <table:table-cell table:style-name="ce4" table:formula="of:=[.$B209]+[.R$3]" office:value-type="time" office:time-value="PT12H00M00S">
            <text:p>12:00</text:p>
          </table:table-cell>
        </table:table-row>
        <table:table-row table:style-name="ro1">
          <table:table-cell table:style-name="ce1" table:formula="of:=[.A209]+2" office:value-type="float" office:value="3033">
            <text:p>3033</text:p>
          </table:table-cell>
          <table:table-cell table:style-name="ce5" office:value-type="time" office:time-value="PT11H30M00S">
            <text:p>11:30</text:p>
          </table:table-cell>
          <table:table-cell table:style-name="ce4" table:formula="of:=[.$B210]+[.C$3]" office:value-type="time" office:time-value="PT11H43M00S">
            <text:p>11:43</text:p>
          </table:table-cell>
          <table:table-cell table:style-name="ce4" table:formula="of:=[.$B210]+[.D$3]" office:value-type="time" office:time-value="PT11H45M00S">
            <text:p>11:45</text:p>
          </table:table-cell>
          <table:table-cell table:style-name="ce4" table:formula="of:=[.$B210]+[.E$3]" office:value-type="time" office:time-value="PT11H47M00S">
            <text:p>11:47</text:p>
          </table:table-cell>
          <table:table-cell table:style-name="ce4" table:formula="of:=[.$B210]+[.F$3]" office:value-type="time" office:time-value="PT11H50M00S">
            <text:p>11:50</text:p>
          </table:table-cell>
          <table:table-cell table:style-name="ce4" table:formula="of:=[.$B210]+[.G$3]" office:value-type="time" office:time-value="PT11H52M00S">
            <text:p>11:52</text:p>
          </table:table-cell>
          <table:table-cell table:style-name="ce4" table:formula="of:=[.$B210]+[.H$3]" office:value-type="time" office:time-value="PT11H55M00S">
            <text:p>11:55</text:p>
          </table:table-cell>
          <table:table-cell table:style-name="ce4" table:formula="of:=[.$B210]+[.I$3]" office:value-type="time" office:time-value="PT11H57M00S">
            <text:p>11:57</text:p>
          </table:table-cell>
          <table:table-cell table:style-name="ce4" table:formula="of:=[.$B210]+[.J$3]" office:value-type="time" office:time-value="PT11H59M00S">
            <text:p>11:59</text:p>
          </table:table-cell>
          <table:table-cell table:style-name="ce4" table:formula="of:=[.$B210]+[.K$3]" office:value-type="time" office:time-value="PT12H01M00S">
            <text:p>12:01</text:p>
          </table:table-cell>
          <table:table-cell table:style-name="ce4" table:formula="of:=[.$B210]+[.L$3]" office:value-type="time" office:time-value="PT12H04M00S">
            <text:p>12:04</text:p>
          </table:table-cell>
          <table:table-cell table:style-name="ce4" table:formula="of:=[.$B210]+[.M$3]" office:value-type="time" office:time-value="PT12H07M00S">
            <text:p>12:07</text:p>
          </table:table-cell>
          <table:table-cell table:style-name="ce4" table:formula="of:=[.$B210]+[.N$3]" office:value-type="time" office:time-value="PT12H11M00S">
            <text:p>12:11</text:p>
          </table:table-cell>
          <table:table-cell table:style-name="ce4" table:formula="of:=[.$B210]+[.O$3]" office:value-type="time" office:time-value="PT12H13M00S">
            <text:p>12:13</text:p>
          </table:table-cell>
          <table:table-cell table:style-name="ce4" table:formula="of:=[.$B210]+[.P$3]" office:value-type="time" office:time-value="PT12H15M00S">
            <text:p>12:15</text:p>
          </table:table-cell>
          <table:table-cell table:style-name="ce4" table:formula="of:=[.$B210]+[.Q$3]" office:value-type="time" office:time-value="PT12H17M00S">
            <text:p>12:17</text:p>
          </table:table-cell>
          <table:table-cell table:style-name="ce4" table:formula="of:=[.$B210]+[.R$3]" office:value-type="time" office:time-value="PT12H20M00S">
            <text:p>12:20</text:p>
          </table:table-cell>
        </table:table-row>
        <table:table-row table:style-name="ro1">
          <table:table-cell table:style-name="ce1" table:formula="of:=[.A210]+2" office:value-type="float" office:value="3035">
            <text:p>3035</text:p>
          </table:table-cell>
          <table:table-cell table:style-name="ce5" office:value-type="time" office:time-value="PT11H52M00S">
            <text:p>11:52</text:p>
          </table:table-cell>
          <table:table-cell table:style-name="ce4" table:formula="of:=[.$B211]+[.C$3]" office:value-type="time" office:time-value="PT12H05M00S">
            <text:p>12:05</text:p>
          </table:table-cell>
          <table:table-cell table:style-name="ce4" table:formula="of:=[.$B211]+[.D$3]" office:value-type="time" office:time-value="PT12H07M00S">
            <text:p>12:07</text:p>
          </table:table-cell>
          <table:table-cell table:style-name="ce4" table:formula="of:=[.$B211]+[.E$3]" office:value-type="time" office:time-value="PT12H09M00S">
            <text:p>12:09</text:p>
          </table:table-cell>
          <table:table-cell table:style-name="ce4" table:formula="of:=[.$B211]+[.F$3]" office:value-type="time" office:time-value="PT12H12M00S">
            <text:p>12:12</text:p>
          </table:table-cell>
          <table:table-cell table:style-name="ce4" table:formula="of:=[.$B211]+[.G$3]" office:value-type="time" office:time-value="PT12H14M00S">
            <text:p>12:14</text:p>
          </table:table-cell>
          <table:table-cell table:style-name="ce4" table:formula="of:=[.$B211]+[.H$3]" office:value-type="time" office:time-value="PT12H17M00S">
            <text:p>12:17</text:p>
          </table:table-cell>
          <table:table-cell table:style-name="ce4" table:formula="of:=[.$B211]+[.I$3]" office:value-type="time" office:time-value="PT12H19M00S">
            <text:p>12:19</text:p>
          </table:table-cell>
          <table:table-cell table:style-name="ce4" table:formula="of:=[.$B211]+[.J$3]" office:value-type="time" office:time-value="PT12H21M00S">
            <text:p>12:21</text:p>
          </table:table-cell>
          <table:table-cell table:style-name="ce4" table:formula="of:=[.$B211]+[.K$3]" office:value-type="time" office:time-value="PT12H23M00S">
            <text:p>12:23</text:p>
          </table:table-cell>
          <table:table-cell table:style-name="ce4" table:formula="of:=[.$B211]+[.L$3]" office:value-type="time" office:time-value="PT12H26M00S">
            <text:p>12:26</text:p>
          </table:table-cell>
          <table:table-cell table:style-name="ce4" table:formula="of:=[.$B211]+[.M$3]" office:value-type="time" office:time-value="PT12H29M00S">
            <text:p>12:29</text:p>
          </table:table-cell>
          <table:table-cell table:style-name="ce4" table:formula="of:=[.$B211]+[.N$3]" office:value-type="time" office:time-value="PT12H33M00S">
            <text:p>12:33</text:p>
          </table:table-cell>
          <table:table-cell table:style-name="ce4" table:formula="of:=[.$B211]+[.O$3]" office:value-type="time" office:time-value="PT12H35M00S">
            <text:p>12:35</text:p>
          </table:table-cell>
          <table:table-cell table:style-name="ce4" table:formula="of:=[.$B211]+[.P$3]" office:value-type="time" office:time-value="PT12H37M00S">
            <text:p>12:37</text:p>
          </table:table-cell>
          <table:table-cell table:style-name="ce4" table:formula="of:=[.$B211]+[.Q$3]" office:value-type="time" office:time-value="PT12H39M00S">
            <text:p>12:39</text:p>
          </table:table-cell>
          <table:table-cell table:style-name="ce4" table:formula="of:=[.$B211]+[.R$3]" office:value-type="time" office:time-value="PT12H42M00S">
            <text:p>12:42</text:p>
          </table:table-cell>
        </table:table-row>
        <table:table-row table:style-name="ro1">
          <table:table-cell table:style-name="ce1" table:formula="of:=[.A211]+2" office:value-type="float" office:value="3037">
            <text:p>3037</text:p>
          </table:table-cell>
          <table:table-cell table:style-name="ce5" office:value-type="time" office:time-value="PT12H10M00S">
            <text:p>12:10</text:p>
          </table:table-cell>
          <table:table-cell table:style-name="ce4" table:formula="of:=[.$B212]+[.C$3]" office:value-type="time" office:time-value="PT12H23M00S">
            <text:p>12:23</text:p>
          </table:table-cell>
          <table:table-cell table:style-name="ce4" table:formula="of:=[.$B212]+[.D$3]" office:value-type="time" office:time-value="PT12H25M00S">
            <text:p>12:25</text:p>
          </table:table-cell>
          <table:table-cell table:style-name="ce4" table:formula="of:=[.$B212]+[.E$3]" office:value-type="time" office:time-value="PT12H27M00S">
            <text:p>12:27</text:p>
          </table:table-cell>
          <table:table-cell table:style-name="ce4" table:formula="of:=[.$B212]+[.F$3]" office:value-type="time" office:time-value="PT12H30M00S">
            <text:p>12:30</text:p>
          </table:table-cell>
          <table:table-cell table:style-name="ce4" table:formula="of:=[.$B212]+[.G$3]" office:value-type="time" office:time-value="PT12H32M00S">
            <text:p>12:32</text:p>
          </table:table-cell>
          <table:table-cell table:style-name="ce4" table:formula="of:=[.$B212]+[.H$3]" office:value-type="time" office:time-value="PT12H35M00S">
            <text:p>12:35</text:p>
          </table:table-cell>
          <table:table-cell table:style-name="ce4" table:formula="of:=[.$B212]+[.I$3]" office:value-type="time" office:time-value="PT12H37M00S">
            <text:p>12:37</text:p>
          </table:table-cell>
          <table:table-cell table:style-name="ce4" table:formula="of:=[.$B212]+[.J$3]" office:value-type="time" office:time-value="PT12H39M00S">
            <text:p>12:39</text:p>
          </table:table-cell>
          <table:table-cell table:style-name="ce4" table:formula="of:=[.$B212]+[.K$3]" office:value-type="time" office:time-value="PT12H41M00S">
            <text:p>12:41</text:p>
          </table:table-cell>
          <table:table-cell table:style-name="ce4" table:formula="of:=[.$B212]+[.L$3]" office:value-type="time" office:time-value="PT12H44M00S">
            <text:p>12:44</text:p>
          </table:table-cell>
          <table:table-cell table:style-name="ce4" table:formula="of:=[.$B212]+[.M$3]" office:value-type="time" office:time-value="PT12H47M00S">
            <text:p>12:47</text:p>
          </table:table-cell>
          <table:table-cell table:style-name="ce4" table:formula="of:=[.$B212]+[.N$3]" office:value-type="time" office:time-value="PT12H51M00S">
            <text:p>12:51</text:p>
          </table:table-cell>
          <table:table-cell table:style-name="ce4" table:formula="of:=[.$B212]+[.O$3]" office:value-type="time" office:time-value="PT12H53M00S">
            <text:p>12:53</text:p>
          </table:table-cell>
          <table:table-cell table:style-name="ce4" table:formula="of:=[.$B212]+[.P$3]" office:value-type="time" office:time-value="PT12H55M00S">
            <text:p>12:55</text:p>
          </table:table-cell>
          <table:table-cell table:style-name="ce4" table:formula="of:=[.$B212]+[.Q$3]" office:value-type="time" office:time-value="PT12H57M00S">
            <text:p>12:57</text:p>
          </table:table-cell>
          <table:table-cell table:style-name="ce4" table:formula="of:=[.$B212]+[.R$3]" office:value-type="time" office:time-value="PT13H00M00S">
            <text:p>13:00</text:p>
          </table:table-cell>
        </table:table-row>
        <table:table-row table:style-name="ro1">
          <table:table-cell table:style-name="ce1" table:formula="of:=[.A212]+2" office:value-type="float" office:value="3039">
            <text:p>3039</text:p>
          </table:table-cell>
          <table:table-cell table:style-name="ce5" office:value-type="time" office:time-value="PT12H31M00S">
            <text:p>12:31</text:p>
          </table:table-cell>
          <table:table-cell table:style-name="ce4" table:formula="of:=[.$B213]+[.C$3]" office:value-type="time" office:time-value="PT12H44M00S">
            <text:p>12:44</text:p>
          </table:table-cell>
          <table:table-cell table:style-name="ce4" table:formula="of:=[.$B213]+[.D$3]" office:value-type="time" office:time-value="PT12H46M00S">
            <text:p>12:46</text:p>
          </table:table-cell>
          <table:table-cell table:style-name="ce4" table:formula="of:=[.$B213]+[.E$3]" office:value-type="time" office:time-value="PT12H48M00S">
            <text:p>12:48</text:p>
          </table:table-cell>
          <table:table-cell table:style-name="ce4" table:formula="of:=[.$B213]+[.F$3]" office:value-type="time" office:time-value="PT12H51M00S">
            <text:p>12:51</text:p>
          </table:table-cell>
          <table:table-cell table:style-name="ce4" table:formula="of:=[.$B213]+[.G$3]" office:value-type="time" office:time-value="PT12H53M00S">
            <text:p>12:53</text:p>
          </table:table-cell>
          <table:table-cell table:style-name="ce4" table:formula="of:=[.$B213]+[.H$3]" office:value-type="time" office:time-value="PT12H56M00S">
            <text:p>12:56</text:p>
          </table:table-cell>
          <table:table-cell table:style-name="ce4" table:formula="of:=[.$B213]+[.I$3]" office:value-type="time" office:time-value="PT12H58M00S">
            <text:p>12:58</text:p>
          </table:table-cell>
          <table:table-cell table:style-name="ce4" table:formula="of:=[.$B213]+[.J$3]" office:value-type="time" office:time-value="PT13H00M00S">
            <text:p>13:00</text:p>
          </table:table-cell>
          <table:table-cell table:style-name="ce4" table:formula="of:=[.$B213]+[.K$3]" office:value-type="time" office:time-value="PT13H02M00S">
            <text:p>13:02</text:p>
          </table:table-cell>
          <table:table-cell table:style-name="ce4" table:formula="of:=[.$B213]+[.L$3]" office:value-type="time" office:time-value="PT13H05M00S">
            <text:p>13:05</text:p>
          </table:table-cell>
          <table:table-cell table:style-name="ce4" table:formula="of:=[.$B213]+[.M$3]" office:value-type="time" office:time-value="PT13H08M00S">
            <text:p>13:08</text:p>
          </table:table-cell>
          <table:table-cell table:style-name="ce4" table:formula="of:=[.$B213]+[.N$3]" office:value-type="time" office:time-value="PT13H12M00S">
            <text:p>13:12</text:p>
          </table:table-cell>
          <table:table-cell table:style-name="ce4" table:formula="of:=[.$B213]+[.O$3]" office:value-type="time" office:time-value="PT13H14M00S">
            <text:p>13:14</text:p>
          </table:table-cell>
          <table:table-cell table:style-name="ce4" table:formula="of:=[.$B213]+[.P$3]" office:value-type="time" office:time-value="PT13H16M00S">
            <text:p>13:16</text:p>
          </table:table-cell>
          <table:table-cell table:style-name="ce4" table:formula="of:=[.$B213]+[.Q$3]" office:value-type="time" office:time-value="PT13H18M00S">
            <text:p>13:18</text:p>
          </table:table-cell>
          <table:table-cell table:style-name="ce4" table:formula="of:=[.$B213]+[.R$3]" office:value-type="time" office:time-value="PT13H21M00S">
            <text:p>13:21</text:p>
          </table:table-cell>
        </table:table-row>
        <table:table-row table:style-name="ro1">
          <table:table-cell table:style-name="ce1" table:formula="of:=[.A213]+2" office:value-type="float" office:value="3041">
            <text:p>3041</text:p>
          </table:table-cell>
          <table:table-cell table:style-name="ce5" office:value-type="time" office:time-value="PT12H59M00S">
            <text:p>12:59</text:p>
          </table:table-cell>
          <table:table-cell table:style-name="ce4" table:formula="of:=[.$B214]+[.C$3]" office:value-type="time" office:time-value="PT13H12M00S">
            <text:p>13:12</text:p>
          </table:table-cell>
          <table:table-cell table:style-name="ce4" table:formula="of:=[.$B214]+[.D$3]" office:value-type="time" office:time-value="PT13H14M00S">
            <text:p>13:14</text:p>
          </table:table-cell>
          <table:table-cell table:style-name="ce4" table:formula="of:=[.$B214]+[.E$3]" office:value-type="time" office:time-value="PT13H16M00S">
            <text:p>13:16</text:p>
          </table:table-cell>
          <table:table-cell table:style-name="ce4" table:formula="of:=[.$B214]+[.F$3]" office:value-type="time" office:time-value="PT13H19M00S">
            <text:p>13:19</text:p>
          </table:table-cell>
          <table:table-cell table:style-name="ce4" table:formula="of:=[.$B214]+[.G$3]" office:value-type="time" office:time-value="PT13H21M00S">
            <text:p>13:21</text:p>
          </table:table-cell>
          <table:table-cell table:style-name="ce4" table:formula="of:=[.$B214]+[.H$3]" office:value-type="time" office:time-value="PT13H24M00S">
            <text:p>13:24</text:p>
          </table:table-cell>
          <table:table-cell table:style-name="ce4" table:formula="of:=[.$B214]+[.I$3]" office:value-type="time" office:time-value="PT13H26M00S">
            <text:p>13:26</text:p>
          </table:table-cell>
          <table:table-cell table:style-name="ce4" table:formula="of:=[.$B214]+[.J$3]" office:value-type="time" office:time-value="PT13H28M00S">
            <text:p>13:28</text:p>
          </table:table-cell>
          <table:table-cell table:style-name="ce4" table:formula="of:=[.$B214]+[.K$3]" office:value-type="time" office:time-value="PT13H30M00S">
            <text:p>13:30</text:p>
          </table:table-cell>
          <table:table-cell table:style-name="ce4" table:formula="of:=[.$B214]+[.L$3]" office:value-type="time" office:time-value="PT13H33M00S">
            <text:p>13:33</text:p>
          </table:table-cell>
          <table:table-cell table:style-name="ce4" table:formula="of:=[.$B214]+[.M$3]" office:value-type="time" office:time-value="PT13H36M00S">
            <text:p>13:36</text:p>
          </table:table-cell>
          <table:table-cell table:style-name="ce4" table:formula="of:=[.$B214]+[.N$3]" office:value-type="time" office:time-value="PT13H40M00S">
            <text:p>13:40</text:p>
          </table:table-cell>
          <table:table-cell table:style-name="ce4" table:formula="of:=[.$B214]+[.O$3]" office:value-type="time" office:time-value="PT13H42M00S">
            <text:p>13:42</text:p>
          </table:table-cell>
          <table:table-cell table:style-name="ce4" table:formula="of:=[.$B214]+[.P$3]" office:value-type="time" office:time-value="PT13H44M00S">
            <text:p>13:44</text:p>
          </table:table-cell>
          <table:table-cell table:style-name="ce4" table:formula="of:=[.$B214]+[.Q$3]" office:value-type="time" office:time-value="PT13H46M00S">
            <text:p>13:46</text:p>
          </table:table-cell>
          <table:table-cell table:style-name="ce4" table:formula="of:=[.$B214]+[.R$3]" office:value-type="time" office:time-value="PT13H49M00S">
            <text:p>13:49</text:p>
          </table:table-cell>
        </table:table-row>
        <table:table-row table:style-name="ro1">
          <table:table-cell table:style-name="ce1" table:formula="of:=[.A214]+2" office:value-type="float" office:value="3043">
            <text:p>3043</text:p>
          </table:table-cell>
          <table:table-cell table:style-name="ce5" office:value-type="time" office:time-value="PT13H29M00S">
            <text:p>13:29</text:p>
          </table:table-cell>
          <table:table-cell table:style-name="ce4" table:formula="of:=[.$B215]+[.C$3]" office:value-type="time" office:time-value="PT13H42M00S">
            <text:p>13:42</text:p>
          </table:table-cell>
          <table:table-cell table:style-name="ce4" table:formula="of:=[.$B215]+[.D$3]" office:value-type="time" office:time-value="PT13H44M00S">
            <text:p>13:44</text:p>
          </table:table-cell>
          <table:table-cell table:style-name="ce4" table:formula="of:=[.$B215]+[.E$3]" office:value-type="time" office:time-value="PT13H46M00S">
            <text:p>13:46</text:p>
          </table:table-cell>
          <table:table-cell table:style-name="ce4" table:formula="of:=[.$B215]+[.F$3]" office:value-type="time" office:time-value="PT13H49M00S">
            <text:p>13:49</text:p>
          </table:table-cell>
          <table:table-cell table:style-name="ce4" table:formula="of:=[.$B215]+[.G$3]" office:value-type="time" office:time-value="PT13H51M00S">
            <text:p>13:51</text:p>
          </table:table-cell>
          <table:table-cell table:style-name="ce4" table:formula="of:=[.$B215]+[.H$3]" office:value-type="time" office:time-value="PT13H54M00S">
            <text:p>13:54</text:p>
          </table:table-cell>
          <table:table-cell table:style-name="ce4" table:formula="of:=[.$B215]+[.I$3]" office:value-type="time" office:time-value="PT13H56M00S">
            <text:p>13:56</text:p>
          </table:table-cell>
          <table:table-cell table:style-name="ce4" table:formula="of:=[.$B215]+[.J$3]" office:value-type="time" office:time-value="PT13H58M00S">
            <text:p>13:58</text:p>
          </table:table-cell>
          <table:table-cell table:style-name="ce4" table:formula="of:=[.$B215]+[.K$3]" office:value-type="time" office:time-value="PT14H00M00S">
            <text:p>14:00</text:p>
          </table:table-cell>
          <table:table-cell table:style-name="ce4" table:formula="of:=[.$B215]+[.L$3]" office:value-type="time" office:time-value="PT14H03M00S">
            <text:p>14:03</text:p>
          </table:table-cell>
          <table:table-cell table:style-name="ce4" table:formula="of:=[.$B215]+[.M$3]" office:value-type="time" office:time-value="PT14H06M00S">
            <text:p>14:06</text:p>
          </table:table-cell>
          <table:table-cell table:style-name="ce4" table:formula="of:=[.$B215]+[.N$3]" office:value-type="time" office:time-value="PT14H10M00S">
            <text:p>14:10</text:p>
          </table:table-cell>
          <table:table-cell table:style-name="ce4" table:formula="of:=[.$B215]+[.O$3]" office:value-type="time" office:time-value="PT14H12M00S">
            <text:p>14:12</text:p>
          </table:table-cell>
          <table:table-cell table:style-name="ce4" table:formula="of:=[.$B215]+[.P$3]" office:value-type="time" office:time-value="PT14H14M00S">
            <text:p>14:14</text:p>
          </table:table-cell>
          <table:table-cell table:style-name="ce4" table:formula="of:=[.$B215]+[.Q$3]" office:value-type="time" office:time-value="PT14H16M00S">
            <text:p>14:16</text:p>
          </table:table-cell>
          <table:table-cell table:style-name="ce4" table:formula="of:=[.$B215]+[.R$3]" office:value-type="time" office:time-value="PT14H19M00S">
            <text:p>14:19</text:p>
          </table:table-cell>
        </table:table-row>
        <table:table-row table:style-name="ro1">
          <table:table-cell table:style-name="ce1" table:formula="of:=[.A215]+2" office:value-type="float" office:value="3045">
            <text:p>3045</text:p>
          </table:table-cell>
          <table:table-cell table:style-name="ce5" office:value-type="time" office:time-value="PT13H57M00S">
            <text:p>13:57</text:p>
          </table:table-cell>
          <table:table-cell table:style-name="ce4" table:formula="of:=[.$B216]+[.C$3]" office:value-type="time" office:time-value="PT14H10M00S">
            <text:p>14:10</text:p>
          </table:table-cell>
          <table:table-cell table:style-name="ce4" table:formula="of:=[.$B216]+[.D$3]" office:value-type="time" office:time-value="PT14H12M00S">
            <text:p>14:12</text:p>
          </table:table-cell>
          <table:table-cell table:style-name="ce4" table:formula="of:=[.$B216]+[.E$3]" office:value-type="time" office:time-value="PT14H14M00S">
            <text:p>14:14</text:p>
          </table:table-cell>
          <table:table-cell table:style-name="ce4" table:formula="of:=[.$B216]+[.F$3]" office:value-type="time" office:time-value="PT14H17M00S">
            <text:p>14:17</text:p>
          </table:table-cell>
          <table:table-cell table:style-name="ce4" table:formula="of:=[.$B216]+[.G$3]" office:value-type="time" office:time-value="PT14H19M00S">
            <text:p>14:19</text:p>
          </table:table-cell>
          <table:table-cell table:style-name="ce4" table:formula="of:=[.$B216]+[.H$3]" office:value-type="time" office:time-value="PT14H22M00S">
            <text:p>14:22</text:p>
          </table:table-cell>
          <table:table-cell table:style-name="ce4" table:formula="of:=[.$B216]+[.I$3]" office:value-type="time" office:time-value="PT14H24M00S">
            <text:p>14:24</text:p>
          </table:table-cell>
          <table:table-cell table:style-name="ce4" table:formula="of:=[.$B216]+[.J$3]" office:value-type="time" office:time-value="PT14H26M00S">
            <text:p>14:26</text:p>
          </table:table-cell>
          <table:table-cell table:style-name="ce4" table:formula="of:=[.$B216]+[.K$3]" office:value-type="time" office:time-value="PT14H28M00S">
            <text:p>14:28</text:p>
          </table:table-cell>
          <table:table-cell table:style-name="ce4" table:formula="of:=[.$B216]+[.L$3]" office:value-type="time" office:time-value="PT14H31M00S">
            <text:p>14:31</text:p>
          </table:table-cell>
          <table:table-cell table:style-name="ce4" table:formula="of:=[.$B216]+[.M$3]" office:value-type="time" office:time-value="PT14H34M00S">
            <text:p>14:34</text:p>
          </table:table-cell>
          <table:table-cell table:style-name="ce4" table:formula="of:=[.$B216]+[.N$3]" office:value-type="time" office:time-value="PT14H38M00S">
            <text:p>14:38</text:p>
          </table:table-cell>
          <table:table-cell table:style-name="ce4" table:formula="of:=[.$B216]+[.O$3]" office:value-type="time" office:time-value="PT14H40M00S">
            <text:p>14:40</text:p>
          </table:table-cell>
          <table:table-cell table:style-name="ce4" table:formula="of:=[.$B216]+[.P$3]" office:value-type="time" office:time-value="PT14H42M00S">
            <text:p>14:42</text:p>
          </table:table-cell>
          <table:table-cell table:style-name="ce4" table:formula="of:=[.$B216]+[.Q$3]" office:value-type="time" office:time-value="PT14H44M00S">
            <text:p>14:44</text:p>
          </table:table-cell>
          <table:table-cell table:style-name="ce4" table:formula="of:=[.$B216]+[.R$3]" office:value-type="time" office:time-value="PT14H47M00S">
            <text:p>14:47</text:p>
          </table:table-cell>
        </table:table-row>
        <table:table-row table:style-name="ro1">
          <table:table-cell table:style-name="ce1" table:formula="of:=[.A216]+2" office:value-type="float" office:value="3047">
            <text:p>3047</text:p>
          </table:table-cell>
          <table:table-cell table:style-name="ce5" office:value-type="time" office:time-value="PT14H20M00S">
            <text:p>14:20</text:p>
          </table:table-cell>
          <table:table-cell table:style-name="ce4" table:formula="of:=[.$B217]+[.C$3]" office:value-type="time" office:time-value="PT14H33M00S">
            <text:p>14:33</text:p>
          </table:table-cell>
          <table:table-cell table:style-name="ce4" table:formula="of:=[.$B217]+[.D$3]" office:value-type="time" office:time-value="PT14H35M00S">
            <text:p>14:35</text:p>
          </table:table-cell>
          <table:table-cell table:style-name="ce4" table:formula="of:=[.$B217]+[.E$3]" office:value-type="time" office:time-value="PT14H37M00S">
            <text:p>14:37</text:p>
          </table:table-cell>
          <table:table-cell table:style-name="ce4" table:formula="of:=[.$B217]+[.F$3]" office:value-type="time" office:time-value="PT14H40M00S">
            <text:p>14:40</text:p>
          </table:table-cell>
          <table:table-cell table:style-name="ce4" table:formula="of:=[.$B217]+[.G$3]" office:value-type="time" office:time-value="PT14H42M00S">
            <text:p>14:42</text:p>
          </table:table-cell>
          <table:table-cell table:style-name="ce4" table:formula="of:=[.$B217]+[.H$3]" office:value-type="time" office:time-value="PT14H45M00S">
            <text:p>14:45</text:p>
          </table:table-cell>
          <table:table-cell table:style-name="ce4" table:formula="of:=[.$B217]+[.I$3]" office:value-type="time" office:time-value="PT14H47M00S">
            <text:p>14:47</text:p>
          </table:table-cell>
          <table:table-cell table:style-name="ce4" table:formula="of:=[.$B217]+[.J$3]" office:value-type="time" office:time-value="PT14H49M00S">
            <text:p>14:49</text:p>
          </table:table-cell>
          <table:table-cell table:style-name="ce4" table:formula="of:=[.$B217]+[.K$3]" office:value-type="time" office:time-value="PT14H51M00S">
            <text:p>14:51</text:p>
          </table:table-cell>
          <table:table-cell table:style-name="ce4" table:formula="of:=[.$B217]+[.L$3]" office:value-type="time" office:time-value="PT14H54M00S">
            <text:p>14:54</text:p>
          </table:table-cell>
          <table:table-cell table:style-name="ce4" table:formula="of:=[.$B217]+[.M$3]" office:value-type="time" office:time-value="PT14H57M00S">
            <text:p>14:57</text:p>
          </table:table-cell>
          <table:table-cell table:style-name="ce4" table:formula="of:=[.$B217]+[.N$3]" office:value-type="time" office:time-value="PT15H01M00S">
            <text:p>15:01</text:p>
          </table:table-cell>
          <table:table-cell table:style-name="ce4" table:formula="of:=[.$B217]+[.O$3]" office:value-type="time" office:time-value="PT15H03M00S">
            <text:p>15:03</text:p>
          </table:table-cell>
          <table:table-cell table:style-name="ce4" table:formula="of:=[.$B217]+[.P$3]" office:value-type="time" office:time-value="PT15H05M00S">
            <text:p>15:05</text:p>
          </table:table-cell>
          <table:table-cell table:style-name="ce4" table:formula="of:=[.$B217]+[.Q$3]" office:value-type="time" office:time-value="PT15H07M00S">
            <text:p>15:07</text:p>
          </table:table-cell>
          <table:table-cell table:style-name="ce4" table:formula="of:=[.$B217]+[.R$3]" office:value-type="time" office:time-value="PT15H10M00S">
            <text:p>15:10</text:p>
          </table:table-cell>
        </table:table-row>
        <table:table-row table:style-name="ro1">
          <table:table-cell table:style-name="ce1" table:formula="of:=[.A217]+2" office:value-type="float" office:value="3049">
            <text:p>3049</text:p>
          </table:table-cell>
          <table:table-cell table:style-name="ce5" office:value-type="time" office:time-value="PT14H40M00S">
            <text:p>14:40</text:p>
          </table:table-cell>
          <table:table-cell table:style-name="ce4" table:formula="of:=[.$B218]+[.C$3]" office:value-type="time" office:time-value="PT14H53M00S">
            <text:p>14:53</text:p>
          </table:table-cell>
          <table:table-cell table:style-name="ce4" table:formula="of:=[.$B218]+[.D$3]" office:value-type="time" office:time-value="PT14H55M00S">
            <text:p>14:55</text:p>
          </table:table-cell>
          <table:table-cell table:style-name="ce4" table:formula="of:=[.$B218]+[.E$3]" office:value-type="time" office:time-value="PT14H57M00S">
            <text:p>14:57</text:p>
          </table:table-cell>
          <table:table-cell table:style-name="ce4" table:formula="of:=[.$B218]+[.F$3]" office:value-type="time" office:time-value="PT15H00M00S">
            <text:p>15:00</text:p>
          </table:table-cell>
          <table:table-cell table:style-name="ce4" table:formula="of:=[.$B218]+[.G$3]" office:value-type="time" office:time-value="PT15H02M00S">
            <text:p>15:02</text:p>
          </table:table-cell>
          <table:table-cell table:style-name="ce4" table:formula="of:=[.$B218]+[.H$3]" office:value-type="time" office:time-value="PT15H05M00S">
            <text:p>15:05</text:p>
          </table:table-cell>
          <table:table-cell table:style-name="ce4" table:formula="of:=[.$B218]+[.I$3]" office:value-type="time" office:time-value="PT15H07M00S">
            <text:p>15:07</text:p>
          </table:table-cell>
          <table:table-cell table:style-name="ce4" table:formula="of:=[.$B218]+[.J$3]" office:value-type="time" office:time-value="PT15H09M00S">
            <text:p>15:09</text:p>
          </table:table-cell>
          <table:table-cell table:style-name="ce4" table:formula="of:=[.$B218]+[.K$3]" office:value-type="time" office:time-value="PT15H11M00S">
            <text:p>15:11</text:p>
          </table:table-cell>
          <table:table-cell table:style-name="ce4" table:formula="of:=[.$B218]+[.L$3]" office:value-type="time" office:time-value="PT15H14M00S">
            <text:p>15:14</text:p>
          </table:table-cell>
          <table:table-cell table:style-name="ce4" table:formula="of:=[.$B218]+[.M$3]" office:value-type="time" office:time-value="PT15H17M00S">
            <text:p>15:17</text:p>
          </table:table-cell>
          <table:table-cell table:style-name="ce4" table:formula="of:=[.$B218]+[.N$3]" office:value-type="time" office:time-value="PT15H21M00S">
            <text:p>15:21</text:p>
          </table:table-cell>
          <table:table-cell table:style-name="ce4" table:formula="of:=[.$B218]+[.O$3]" office:value-type="time" office:time-value="PT15H23M00S">
            <text:p>15:23</text:p>
          </table:table-cell>
          <table:table-cell table:style-name="ce4" table:formula="of:=[.$B218]+[.P$3]" office:value-type="time" office:time-value="PT15H25M00S">
            <text:p>15:25</text:p>
          </table:table-cell>
          <table:table-cell table:style-name="ce4" table:formula="of:=[.$B218]+[.Q$3]" office:value-type="time" office:time-value="PT15H27M00S">
            <text:p>15:27</text:p>
          </table:table-cell>
          <table:table-cell table:style-name="ce4" table:formula="of:=[.$B218]+[.R$3]" office:value-type="time" office:time-value="PT15H30M00S">
            <text:p>15:30</text:p>
          </table:table-cell>
        </table:table-row>
        <table:table-row table:style-name="ro1">
          <table:table-cell table:style-name="ce1" table:formula="of:=[.A218]+2" office:value-type="float" office:value="3051">
            <text:p>3051</text:p>
          </table:table-cell>
          <table:table-cell table:style-name="ce5" office:value-type="time" office:time-value="PT15H03M00S">
            <text:p>15:03</text:p>
          </table:table-cell>
          <table:table-cell table:style-name="ce4" table:formula="of:=[.$B219]+[.C$3]" office:value-type="time" office:time-value="PT15H16M00S">
            <text:p>15:16</text:p>
          </table:table-cell>
          <table:table-cell table:style-name="ce4" table:formula="of:=[.$B219]+[.D$3]" office:value-type="time" office:time-value="PT15H18M00S">
            <text:p>15:18</text:p>
          </table:table-cell>
          <table:table-cell table:style-name="ce4" table:formula="of:=[.$B219]+[.E$3]" office:value-type="time" office:time-value="PT15H20M00S">
            <text:p>15:20</text:p>
          </table:table-cell>
          <table:table-cell table:style-name="ce4" table:formula="of:=[.$B219]+[.F$3]" office:value-type="time" office:time-value="PT15H23M00S">
            <text:p>15:23</text:p>
          </table:table-cell>
          <table:table-cell table:style-name="ce4" table:formula="of:=[.$B219]+[.G$3]" office:value-type="time" office:time-value="PT15H25M00S">
            <text:p>15:25</text:p>
          </table:table-cell>
          <table:table-cell table:style-name="ce4" table:formula="of:=[.$B219]+[.H$3]" office:value-type="time" office:time-value="PT15H28M00S">
            <text:p>15:28</text:p>
          </table:table-cell>
          <table:table-cell table:style-name="ce4" table:formula="of:=[.$B219]+[.I$3]" office:value-type="time" office:time-value="PT15H30M00S">
            <text:p>15:30</text:p>
          </table:table-cell>
          <table:table-cell table:style-name="ce4" table:formula="of:=[.$B219]+[.J$3]" office:value-type="time" office:time-value="PT15H32M00S">
            <text:p>15:32</text:p>
          </table:table-cell>
          <table:table-cell table:style-name="ce4" table:formula="of:=[.$B219]+[.K$3]" office:value-type="time" office:time-value="PT15H34M00S">
            <text:p>15:34</text:p>
          </table:table-cell>
          <table:table-cell table:style-name="ce4" table:formula="of:=[.$B219]+[.L$3]" office:value-type="time" office:time-value="PT15H37M00S">
            <text:p>15:37</text:p>
          </table:table-cell>
          <table:table-cell table:style-name="ce4" table:formula="of:=[.$B219]+[.M$3]" office:value-type="time" office:time-value="PT15H40M00S">
            <text:p>15:40</text:p>
          </table:table-cell>
          <table:table-cell table:style-name="ce4" table:formula="of:=[.$B219]+[.N$3]" office:value-type="time" office:time-value="PT15H44M00S">
            <text:p>15:44</text:p>
          </table:table-cell>
          <table:table-cell table:style-name="ce4" table:formula="of:=[.$B219]+[.O$3]" office:value-type="time" office:time-value="PT15H46M00S">
            <text:p>15:46</text:p>
          </table:table-cell>
          <table:table-cell table:style-name="ce4" table:formula="of:=[.$B219]+[.P$3]" office:value-type="time" office:time-value="PT15H48M00S">
            <text:p>15:48</text:p>
          </table:table-cell>
          <table:table-cell table:style-name="ce4" table:formula="of:=[.$B219]+[.Q$3]" office:value-type="time" office:time-value="PT15H50M00S">
            <text:p>15:50</text:p>
          </table:table-cell>
          <table:table-cell table:style-name="ce4" table:formula="of:=[.$B219]+[.R$3]" office:value-type="time" office:time-value="PT15H53M00S">
            <text:p>15:53</text:p>
          </table:table-cell>
        </table:table-row>
        <table:table-row table:style-name="ro1">
          <table:table-cell table:style-name="ce1" table:formula="of:=[.A219]+2" office:value-type="float" office:value="3053">
            <text:p>3053</text:p>
          </table:table-cell>
          <table:table-cell table:style-name="ce5" office:value-type="time" office:time-value="PT15H23M00S">
            <text:p>15:23</text:p>
          </table:table-cell>
          <table:table-cell table:style-name="ce4" table:formula="of:=[.$B220]+[.C$3]" office:value-type="time" office:time-value="PT15H36M00S">
            <text:p>15:36</text:p>
          </table:table-cell>
          <table:table-cell table:style-name="ce4" table:formula="of:=[.$B220]+[.D$3]" office:value-type="time" office:time-value="PT15H38M00S">
            <text:p>15:38</text:p>
          </table:table-cell>
          <table:table-cell table:style-name="ce4" table:formula="of:=[.$B220]+[.E$3]" office:value-type="time" office:time-value="PT15H40M00S">
            <text:p>15:40</text:p>
          </table:table-cell>
          <table:table-cell table:style-name="ce4" table:formula="of:=[.$B220]+[.F$3]" office:value-type="time" office:time-value="PT15H43M00S">
            <text:p>15:43</text:p>
          </table:table-cell>
          <table:table-cell table:style-name="ce4" table:formula="of:=[.$B220]+[.G$3]" office:value-type="time" office:time-value="PT15H45M00S">
            <text:p>15:45</text:p>
          </table:table-cell>
          <table:table-cell table:style-name="ce4" table:formula="of:=[.$B220]+[.H$3]" office:value-type="time" office:time-value="PT15H48M00S">
            <text:p>15:48</text:p>
          </table:table-cell>
          <table:table-cell table:style-name="ce4" table:formula="of:=[.$B220]+[.I$3]" office:value-type="time" office:time-value="PT15H50M00S">
            <text:p>15:50</text:p>
          </table:table-cell>
          <table:table-cell table:style-name="ce4" table:formula="of:=[.$B220]+[.J$3]" office:value-type="time" office:time-value="PT15H52M00S">
            <text:p>15:52</text:p>
          </table:table-cell>
          <table:table-cell table:style-name="ce4" table:formula="of:=[.$B220]+[.K$3]" office:value-type="time" office:time-value="PT15H54M00S">
            <text:p>15:54</text:p>
          </table:table-cell>
          <table:table-cell table:style-name="ce4" table:formula="of:=[.$B220]+[.L$3]" office:value-type="time" office:time-value="PT15H57M00S">
            <text:p>15:57</text:p>
          </table:table-cell>
          <table:table-cell table:style-name="ce4" table:formula="of:=[.$B220]+[.M$3]" office:value-type="time" office:time-value="PT16H00M00S">
            <text:p>16:00</text:p>
          </table:table-cell>
          <table:table-cell table:style-name="ce4" table:formula="of:=[.$B220]+[.N$3]" office:value-type="time" office:time-value="PT16H04M00S">
            <text:p>16:04</text:p>
          </table:table-cell>
          <table:table-cell table:style-name="ce4" table:formula="of:=[.$B220]+[.O$3]" office:value-type="time" office:time-value="PT16H06M00S">
            <text:p>16:06</text:p>
          </table:table-cell>
          <table:table-cell table:style-name="ce4" table:formula="of:=[.$B220]+[.P$3]" office:value-type="time" office:time-value="PT16H08M00S">
            <text:p>16:08</text:p>
          </table:table-cell>
          <table:table-cell table:style-name="ce4" table:formula="of:=[.$B220]+[.Q$3]" office:value-type="time" office:time-value="PT16H10M00S">
            <text:p>16:10</text:p>
          </table:table-cell>
          <table:table-cell table:style-name="ce4" table:formula="of:=[.$B220]+[.R$3]" office:value-type="time" office:time-value="PT16H13M00S">
            <text:p>16:13</text:p>
          </table:table-cell>
        </table:table-row>
        <table:table-row table:style-name="ro1">
          <table:table-cell table:style-name="ce1" table:formula="of:=[.A220]+2" office:value-type="float" office:value="3055">
            <text:p>3055</text:p>
          </table:table-cell>
          <table:table-cell table:style-name="ce5" office:value-type="time" office:time-value="PT15H40M00S">
            <text:p>15:40</text:p>
          </table:table-cell>
          <table:table-cell table:style-name="ce4" table:formula="of:=[.$B221]+[.C$3]" office:value-type="time" office:time-value="PT15H53M00S">
            <text:p>15:53</text:p>
          </table:table-cell>
          <table:table-cell table:style-name="ce4" table:formula="of:=[.$B221]+[.D$3]" office:value-type="time" office:time-value="PT15H55M00S">
            <text:p>15:55</text:p>
          </table:table-cell>
          <table:table-cell table:style-name="ce4" table:formula="of:=[.$B221]+[.E$3]" office:value-type="time" office:time-value="PT15H57M00S">
            <text:p>15:57</text:p>
          </table:table-cell>
          <table:table-cell table:style-name="ce4" table:formula="of:=[.$B221]+[.F$3]" office:value-type="time" office:time-value="PT16H00M00S">
            <text:p>16:00</text:p>
          </table:table-cell>
          <table:table-cell table:style-name="ce4" table:formula="of:=[.$B221]+[.G$3]" office:value-type="time" office:time-value="PT16H02M00S">
            <text:p>16:02</text:p>
          </table:table-cell>
          <table:table-cell table:style-name="ce4" table:formula="of:=[.$B221]+[.H$3]" office:value-type="time" office:time-value="PT16H05M00S">
            <text:p>16:05</text:p>
          </table:table-cell>
          <table:table-cell table:style-name="ce4" table:formula="of:=[.$B221]+[.I$3]" office:value-type="time" office:time-value="PT16H07M00S">
            <text:p>16:07</text:p>
          </table:table-cell>
          <table:table-cell table:style-name="ce4" table:formula="of:=[.$B221]+[.J$3]" office:value-type="time" office:time-value="PT16H09M00S">
            <text:p>16:09</text:p>
          </table:table-cell>
          <table:table-cell table:style-name="ce4" table:formula="of:=[.$B221]+[.K$3]" office:value-type="time" office:time-value="PT16H11M00S">
            <text:p>16:11</text:p>
          </table:table-cell>
          <table:table-cell table:style-name="ce4" table:formula="of:=[.$B221]+[.L$3]" office:value-type="time" office:time-value="PT16H14M00S">
            <text:p>16:14</text:p>
          </table:table-cell>
          <table:table-cell table:style-name="ce4" table:formula="of:=[.$B221]+[.M$3]" office:value-type="time" office:time-value="PT16H17M00S">
            <text:p>16:17</text:p>
          </table:table-cell>
          <table:table-cell table:style-name="ce4" table:formula="of:=[.$B221]+[.N$3]" office:value-type="time" office:time-value="PT16H21M00S">
            <text:p>16:21</text:p>
          </table:table-cell>
          <table:table-cell table:style-name="ce4" table:formula="of:=[.$B221]+[.O$3]" office:value-type="time" office:time-value="PT16H23M00S">
            <text:p>16:23</text:p>
          </table:table-cell>
          <table:table-cell table:style-name="ce4" table:formula="of:=[.$B221]+[.P$3]" office:value-type="time" office:time-value="PT16H25M00S">
            <text:p>16:25</text:p>
          </table:table-cell>
          <table:table-cell table:style-name="ce4" table:formula="of:=[.$B221]+[.Q$3]" office:value-type="time" office:time-value="PT16H27M00S">
            <text:p>16:27</text:p>
          </table:table-cell>
          <table:table-cell table:style-name="ce4" table:formula="of:=[.$B221]+[.R$3]" office:value-type="time" office:time-value="PT16H30M00S">
            <text:p>16:30</text:p>
          </table:table-cell>
        </table:table-row>
        <table:table-row table:style-name="ro1">
          <table:table-cell table:style-name="ce1" table:formula="of:=[.A221]+2" office:value-type="float" office:value="3057">
            <text:p>3057</text:p>
          </table:table-cell>
          <table:table-cell table:style-name="ce5" office:value-type="time" office:time-value="PT16H01M00S">
            <text:p>16:01</text:p>
          </table:table-cell>
          <table:table-cell table:style-name="ce4" table:formula="of:=[.$B222]+[.C$3]" office:value-type="time" office:time-value="PT16H14M00S">
            <text:p>16:14</text:p>
          </table:table-cell>
          <table:table-cell table:style-name="ce4" table:formula="of:=[.$B222]+[.D$3]" office:value-type="time" office:time-value="PT16H16M00S">
            <text:p>16:16</text:p>
          </table:table-cell>
          <table:table-cell table:style-name="ce4" table:formula="of:=[.$B222]+[.E$3]" office:value-type="time" office:time-value="PT16H18M00S">
            <text:p>16:18</text:p>
          </table:table-cell>
          <table:table-cell table:style-name="ce4" table:formula="of:=[.$B222]+[.F$3]" office:value-type="time" office:time-value="PT16H21M00S">
            <text:p>16:21</text:p>
          </table:table-cell>
          <table:table-cell table:style-name="ce4" table:formula="of:=[.$B222]+[.G$3]" office:value-type="time" office:time-value="PT16H23M00S">
            <text:p>16:23</text:p>
          </table:table-cell>
          <table:table-cell table:style-name="ce4" table:formula="of:=[.$B222]+[.H$3]" office:value-type="time" office:time-value="PT16H26M00S">
            <text:p>16:26</text:p>
          </table:table-cell>
          <table:table-cell table:style-name="ce4" table:formula="of:=[.$B222]+[.I$3]" office:value-type="time" office:time-value="PT16H28M00S">
            <text:p>16:28</text:p>
          </table:table-cell>
          <table:table-cell table:style-name="ce4" table:formula="of:=[.$B222]+[.J$3]" office:value-type="time" office:time-value="PT16H30M00S">
            <text:p>16:30</text:p>
          </table:table-cell>
          <table:table-cell table:style-name="ce4" table:formula="of:=[.$B222]+[.K$3]" office:value-type="time" office:time-value="PT16H32M00S">
            <text:p>16:32</text:p>
          </table:table-cell>
          <table:table-cell table:style-name="ce4" table:formula="of:=[.$B222]+[.L$3]" office:value-type="time" office:time-value="PT16H35M00S">
            <text:p>16:35</text:p>
          </table:table-cell>
          <table:table-cell table:style-name="ce4" table:formula="of:=[.$B222]+[.M$3]" office:value-type="time" office:time-value="PT16H38M00S">
            <text:p>16:38</text:p>
          </table:table-cell>
          <table:table-cell table:style-name="ce4" table:formula="of:=[.$B222]+[.N$3]" office:value-type="time" office:time-value="PT16H42M00S">
            <text:p>16:42</text:p>
          </table:table-cell>
          <table:table-cell table:style-name="ce4" table:formula="of:=[.$B222]+[.O$3]" office:value-type="time" office:time-value="PT16H44M00S">
            <text:p>16:44</text:p>
          </table:table-cell>
          <table:table-cell table:style-name="ce4" table:formula="of:=[.$B222]+[.P$3]" office:value-type="time" office:time-value="PT16H46M00S">
            <text:p>16:46</text:p>
          </table:table-cell>
          <table:table-cell table:style-name="ce4" table:formula="of:=[.$B222]+[.Q$3]" office:value-type="time" office:time-value="PT16H48M00S">
            <text:p>16:48</text:p>
          </table:table-cell>
          <table:table-cell table:style-name="ce4" table:formula="of:=[.$B222]+[.R$3]" office:value-type="time" office:time-value="PT16H51M00S">
            <text:p>16:51</text:p>
          </table:table-cell>
        </table:table-row>
        <table:table-row table:style-name="ro1">
          <table:table-cell table:style-name="ce1" table:formula="of:=[.A222]+2" office:value-type="float" office:value="3059">
            <text:p>3059</text:p>
          </table:table-cell>
          <table:table-cell table:style-name="ce5" office:value-type="time" office:time-value="PT16H22M00S">
            <text:p>16:22</text:p>
          </table:table-cell>
          <table:table-cell table:style-name="ce4" table:formula="of:=[.$B223]+[.C$3]" office:value-type="time" office:time-value="PT16H35M00S">
            <text:p>16:35</text:p>
          </table:table-cell>
          <table:table-cell table:style-name="ce4" table:formula="of:=[.$B223]+[.D$3]" office:value-type="time" office:time-value="PT16H37M00S">
            <text:p>16:37</text:p>
          </table:table-cell>
          <table:table-cell table:style-name="ce4" table:formula="of:=[.$B223]+[.E$3]" office:value-type="time" office:time-value="PT16H39M00S">
            <text:p>16:39</text:p>
          </table:table-cell>
          <table:table-cell table:style-name="ce4" table:formula="of:=[.$B223]+[.F$3]" office:value-type="time" office:time-value="PT16H42M00S">
            <text:p>16:42</text:p>
          </table:table-cell>
          <table:table-cell table:style-name="ce4" table:formula="of:=[.$B223]+[.G$3]" office:value-type="time" office:time-value="PT16H44M00S">
            <text:p>16:44</text:p>
          </table:table-cell>
          <table:table-cell table:style-name="ce4" table:formula="of:=[.$B223]+[.H$3]" office:value-type="time" office:time-value="PT16H47M00S">
            <text:p>16:47</text:p>
          </table:table-cell>
          <table:table-cell table:style-name="ce4" table:formula="of:=[.$B223]+[.I$3]" office:value-type="time" office:time-value="PT16H49M00S">
            <text:p>16:49</text:p>
          </table:table-cell>
          <table:table-cell table:style-name="ce4" table:formula="of:=[.$B223]+[.J$3]" office:value-type="time" office:time-value="PT16H51M00S">
            <text:p>16:51</text:p>
          </table:table-cell>
          <table:table-cell table:style-name="ce4" table:formula="of:=[.$B223]+[.K$3]" office:value-type="time" office:time-value="PT16H53M00S">
            <text:p>16:53</text:p>
          </table:table-cell>
          <table:table-cell table:style-name="ce4" table:formula="of:=[.$B223]+[.L$3]" office:value-type="time" office:time-value="PT16H56M00S">
            <text:p>16:56</text:p>
          </table:table-cell>
          <table:table-cell table:style-name="ce4" table:formula="of:=[.$B223]+[.M$3]" office:value-type="time" office:time-value="PT16H59M00S">
            <text:p>16:59</text:p>
          </table:table-cell>
          <table:table-cell table:style-name="ce4" table:formula="of:=[.$B223]+[.N$3]" office:value-type="time" office:time-value="PT17H03M00S">
            <text:p>17:03</text:p>
          </table:table-cell>
          <table:table-cell table:style-name="ce4" table:formula="of:=[.$B223]+[.O$3]" office:value-type="time" office:time-value="PT17H05M00S">
            <text:p>17:05</text:p>
          </table:table-cell>
          <table:table-cell table:style-name="ce4" table:formula="of:=[.$B223]+[.P$3]" office:value-type="time" office:time-value="PT17H07M00S">
            <text:p>17:07</text:p>
          </table:table-cell>
          <table:table-cell table:style-name="ce4" table:formula="of:=[.$B223]+[.Q$3]" office:value-type="time" office:time-value="PT17H09M00S">
            <text:p>17:09</text:p>
          </table:table-cell>
          <table:table-cell table:style-name="ce4" table:formula="of:=[.$B223]+[.R$3]" office:value-type="time" office:time-value="PT17H12M00S">
            <text:p>17:12</text:p>
          </table:table-cell>
        </table:table-row>
        <table:table-row table:style-name="ro1">
          <table:table-cell table:style-name="ce1" table:formula="of:=[.A223]+2" office:value-type="float" office:value="3061">
            <text:p>3061</text:p>
          </table:table-cell>
          <table:table-cell table:style-name="ce5" office:value-type="time" office:time-value="PT16H41M00S">
            <text:p>16:41</text:p>
          </table:table-cell>
          <table:table-cell table:style-name="ce4" table:formula="of:=[.$B224]+[.C$3]" office:value-type="time" office:time-value="PT16H54M00S">
            <text:p>16:54</text:p>
          </table:table-cell>
          <table:table-cell table:style-name="ce4" table:formula="of:=[.$B224]+[.D$3]" office:value-type="time" office:time-value="PT16H56M00S">
            <text:p>16:56</text:p>
          </table:table-cell>
          <table:table-cell table:style-name="ce4" table:formula="of:=[.$B224]+[.E$3]" office:value-type="time" office:time-value="PT16H58M00S">
            <text:p>16:58</text:p>
          </table:table-cell>
          <table:table-cell table:style-name="ce4" table:formula="of:=[.$B224]+[.F$3]" office:value-type="time" office:time-value="PT17H01M00S">
            <text:p>17:01</text:p>
          </table:table-cell>
          <table:table-cell table:style-name="ce4" table:formula="of:=[.$B224]+[.G$3]" office:value-type="time" office:time-value="PT17H03M00S">
            <text:p>17:03</text:p>
          </table:table-cell>
          <table:table-cell table:style-name="ce4" table:formula="of:=[.$B224]+[.H$3]" office:value-type="time" office:time-value="PT17H06M00S">
            <text:p>17:06</text:p>
          </table:table-cell>
          <table:table-cell table:style-name="ce4" table:formula="of:=[.$B224]+[.I$3]" office:value-type="time" office:time-value="PT17H08M00S">
            <text:p>17:08</text:p>
          </table:table-cell>
          <table:table-cell table:style-name="ce4" table:formula="of:=[.$B224]+[.J$3]" office:value-type="time" office:time-value="PT17H10M00S">
            <text:p>17:10</text:p>
          </table:table-cell>
          <table:table-cell table:style-name="ce4" table:formula="of:=[.$B224]+[.K$3]" office:value-type="time" office:time-value="PT17H12M00S">
            <text:p>17:12</text:p>
          </table:table-cell>
          <table:table-cell table:style-name="ce4" table:formula="of:=[.$B224]+[.L$3]" office:value-type="time" office:time-value="PT17H15M00S">
            <text:p>17:15</text:p>
          </table:table-cell>
          <table:table-cell table:style-name="ce4" table:formula="of:=[.$B224]+[.M$3]" office:value-type="time" office:time-value="PT17H18M00S">
            <text:p>17:18</text:p>
          </table:table-cell>
          <table:table-cell table:style-name="ce4" table:formula="of:=[.$B224]+[.N$3]" office:value-type="time" office:time-value="PT17H22M00S">
            <text:p>17:22</text:p>
          </table:table-cell>
          <table:table-cell table:style-name="ce4" table:formula="of:=[.$B224]+[.O$3]" office:value-type="time" office:time-value="PT17H24M00S">
            <text:p>17:24</text:p>
          </table:table-cell>
          <table:table-cell table:style-name="ce4" table:formula="of:=[.$B224]+[.P$3]" office:value-type="time" office:time-value="PT17H26M00S">
            <text:p>17:26</text:p>
          </table:table-cell>
          <table:table-cell table:style-name="ce4" table:formula="of:=[.$B224]+[.Q$3]" office:value-type="time" office:time-value="PT17H28M00S">
            <text:p>17:28</text:p>
          </table:table-cell>
          <table:table-cell table:style-name="ce4" table:formula="of:=[.$B224]+[.R$3]" office:value-type="time" office:time-value="PT17H31M00S">
            <text:p>17:31</text:p>
          </table:table-cell>
        </table:table-row>
        <table:table-row table:style-name="ro1">
          <table:table-cell table:style-name="ce1" table:formula="of:=[.A224]+2" office:value-type="float" office:value="3063">
            <text:p>3063</text:p>
          </table:table-cell>
          <table:table-cell table:style-name="ce5" office:value-type="time" office:time-value="PT17H03M00S">
            <text:p>17:03</text:p>
          </table:table-cell>
          <table:table-cell table:style-name="ce4" table:formula="of:=[.$B225]+[.C$3]" office:value-type="time" office:time-value="PT17H16M00S">
            <text:p>17:16</text:p>
          </table:table-cell>
          <table:table-cell table:style-name="ce4" table:formula="of:=[.$B225]+[.D$3]" office:value-type="time" office:time-value="PT17H18M00S">
            <text:p>17:18</text:p>
          </table:table-cell>
          <table:table-cell table:style-name="ce4" table:formula="of:=[.$B225]+[.E$3]" office:value-type="time" office:time-value="PT17H20M00S">
            <text:p>17:20</text:p>
          </table:table-cell>
          <table:table-cell table:style-name="ce4" table:formula="of:=[.$B225]+[.F$3]" office:value-type="time" office:time-value="PT17H23M00S">
            <text:p>17:23</text:p>
          </table:table-cell>
          <table:table-cell table:style-name="ce4" table:formula="of:=[.$B225]+[.G$3]" office:value-type="time" office:time-value="PT17H25M00S">
            <text:p>17:25</text:p>
          </table:table-cell>
          <table:table-cell table:style-name="ce4" table:formula="of:=[.$B225]+[.H$3]" office:value-type="time" office:time-value="PT17H28M00S">
            <text:p>17:28</text:p>
          </table:table-cell>
          <table:table-cell table:style-name="ce4" table:formula="of:=[.$B225]+[.I$3]" office:value-type="time" office:time-value="PT17H30M00S">
            <text:p>17:30</text:p>
          </table:table-cell>
          <table:table-cell table:style-name="ce4" table:formula="of:=[.$B225]+[.J$3]" office:value-type="time" office:time-value="PT17H32M00S">
            <text:p>17:32</text:p>
          </table:table-cell>
          <table:table-cell table:style-name="ce4" table:formula="of:=[.$B225]+[.K$3]" office:value-type="time" office:time-value="PT17H34M00S">
            <text:p>17:34</text:p>
          </table:table-cell>
          <table:table-cell table:style-name="ce4" table:formula="of:=[.$B225]+[.L$3]" office:value-type="time" office:time-value="PT17H37M00S">
            <text:p>17:37</text:p>
          </table:table-cell>
          <table:table-cell table:style-name="ce4" table:formula="of:=[.$B225]+[.M$3]" office:value-type="time" office:time-value="PT17H40M00S">
            <text:p>17:40</text:p>
          </table:table-cell>
          <table:table-cell table:style-name="ce4" table:formula="of:=[.$B225]+[.N$3]" office:value-type="time" office:time-value="PT17H44M00S">
            <text:p>17:44</text:p>
          </table:table-cell>
          <table:table-cell table:style-name="ce4" table:formula="of:=[.$B225]+[.O$3]" office:value-type="time" office:time-value="PT17H46M00S">
            <text:p>17:46</text:p>
          </table:table-cell>
          <table:table-cell table:style-name="ce4" table:formula="of:=[.$B225]+[.P$3]" office:value-type="time" office:time-value="PT17H48M00S">
            <text:p>17:48</text:p>
          </table:table-cell>
          <table:table-cell table:style-name="ce4" table:formula="of:=[.$B225]+[.Q$3]" office:value-type="time" office:time-value="PT17H50M00S">
            <text:p>17:50</text:p>
          </table:table-cell>
          <table:table-cell table:style-name="ce4" table:formula="of:=[.$B225]+[.R$3]" office:value-type="time" office:time-value="PT17H53M00S">
            <text:p>17:53</text:p>
          </table:table-cell>
        </table:table-row>
        <table:table-row table:style-name="ro1">
          <table:table-cell table:style-name="ce1" table:formula="of:=[.A225]+2" office:value-type="float" office:value="3065">
            <text:p>3065</text:p>
          </table:table-cell>
          <table:table-cell table:style-name="ce5" office:value-type="time" office:time-value="PT17H20M00S">
            <text:p>17:20</text:p>
          </table:table-cell>
          <table:table-cell table:style-name="ce4" table:formula="of:=[.$B226]+[.C$3]" office:value-type="time" office:time-value="PT17H33M00S">
            <text:p>17:33</text:p>
          </table:table-cell>
          <table:table-cell table:style-name="ce4" table:formula="of:=[.$B226]+[.D$3]" office:value-type="time" office:time-value="PT17H35M00S">
            <text:p>17:35</text:p>
          </table:table-cell>
          <table:table-cell table:style-name="ce4" table:formula="of:=[.$B226]+[.E$3]" office:value-type="time" office:time-value="PT17H37M00S">
            <text:p>17:37</text:p>
          </table:table-cell>
          <table:table-cell table:style-name="ce4" table:formula="of:=[.$B226]+[.F$3]" office:value-type="time" office:time-value="PT17H40M00S">
            <text:p>17:40</text:p>
          </table:table-cell>
          <table:table-cell table:style-name="ce4" table:formula="of:=[.$B226]+[.G$3]" office:value-type="time" office:time-value="PT17H42M00S">
            <text:p>17:42</text:p>
          </table:table-cell>
          <table:table-cell table:style-name="ce4" table:formula="of:=[.$B226]+[.H$3]" office:value-type="time" office:time-value="PT17H45M00S">
            <text:p>17:45</text:p>
          </table:table-cell>
          <table:table-cell table:style-name="ce4" table:formula="of:=[.$B226]+[.I$3]" office:value-type="time" office:time-value="PT17H47M00S">
            <text:p>17:47</text:p>
          </table:table-cell>
          <table:table-cell table:style-name="ce4" table:formula="of:=[.$B226]+[.J$3]" office:value-type="time" office:time-value="PT17H49M00S">
            <text:p>17:49</text:p>
          </table:table-cell>
          <table:table-cell table:style-name="ce4" table:formula="of:=[.$B226]+[.K$3]" office:value-type="time" office:time-value="PT17H51M00S">
            <text:p>17:51</text:p>
          </table:table-cell>
          <table:table-cell table:style-name="ce4" table:formula="of:=[.$B226]+[.L$3]" office:value-type="time" office:time-value="PT17H54M00S">
            <text:p>17:54</text:p>
          </table:table-cell>
          <table:table-cell table:style-name="ce4" table:formula="of:=[.$B226]+[.M$3]" office:value-type="time" office:time-value="PT17H57M00S">
            <text:p>17:57</text:p>
          </table:table-cell>
          <table:table-cell table:style-name="ce4" table:formula="of:=[.$B226]+[.N$3]" office:value-type="time" office:time-value="PT18H01M00S">
            <text:p>18:01</text:p>
          </table:table-cell>
          <table:table-cell table:style-name="ce4" table:formula="of:=[.$B226]+[.O$3]" office:value-type="time" office:time-value="PT18H03M00S">
            <text:p>18:03</text:p>
          </table:table-cell>
          <table:table-cell table:style-name="ce4" table:formula="of:=[.$B226]+[.P$3]" office:value-type="time" office:time-value="PT18H05M00S">
            <text:p>18:05</text:p>
          </table:table-cell>
          <table:table-cell table:style-name="ce4" table:formula="of:=[.$B226]+[.Q$3]" office:value-type="time" office:time-value="PT18H07M00S">
            <text:p>18:07</text:p>
          </table:table-cell>
          <table:table-cell table:style-name="ce4" table:formula="of:=[.$B226]+[.R$3]" office:value-type="time" office:time-value="PT18H10M00S">
            <text:p>18:10</text:p>
          </table:table-cell>
        </table:table-row>
        <table:table-row table:style-name="ro1">
          <table:table-cell table:style-name="ce1" table:formula="of:=[.A226]+2" office:value-type="float" office:value="3067">
            <text:p>3067</text:p>
          </table:table-cell>
          <table:table-cell table:style-name="ce5" office:value-type="time" office:time-value="PT17H36M00S">
            <text:p>17:36</text:p>
          </table:table-cell>
          <table:table-cell table:style-name="ce4" table:formula="of:=[.$B227]+[.C$3]" office:value-type="time" office:time-value="PT17H49M00S">
            <text:p>17:49</text:p>
          </table:table-cell>
          <table:table-cell table:style-name="ce4" table:formula="of:=[.$B227]+[.D$3]" office:value-type="time" office:time-value="PT17H51M00S">
            <text:p>17:51</text:p>
          </table:table-cell>
          <table:table-cell table:style-name="ce4" table:formula="of:=[.$B227]+[.E$3]" office:value-type="time" office:time-value="PT17H53M00S">
            <text:p>17:53</text:p>
          </table:table-cell>
          <table:table-cell table:style-name="ce4" table:formula="of:=[.$B227]+[.F$3]" office:value-type="time" office:time-value="PT17H56M00S">
            <text:p>17:56</text:p>
          </table:table-cell>
          <table:table-cell table:style-name="ce4" table:formula="of:=[.$B227]+[.G$3]" office:value-type="time" office:time-value="PT17H58M00S">
            <text:p>17:58</text:p>
          </table:table-cell>
          <table:table-cell table:style-name="ce4" table:formula="of:=[.$B227]+[.H$3]" office:value-type="time" office:time-value="PT18H01M00S">
            <text:p>18:01</text:p>
          </table:table-cell>
          <table:table-cell table:style-name="ce4" table:formula="of:=[.$B227]+[.I$3]" office:value-type="time" office:time-value="PT18H03M00S">
            <text:p>18:03</text:p>
          </table:table-cell>
          <table:table-cell table:style-name="ce4" table:formula="of:=[.$B227]+[.J$3]" office:value-type="time" office:time-value="PT18H05M00S">
            <text:p>18:05</text:p>
          </table:table-cell>
          <table:table-cell table:style-name="ce4" table:formula="of:=[.$B227]+[.K$3]" office:value-type="time" office:time-value="PT18H07M00S">
            <text:p>18:07</text:p>
          </table:table-cell>
          <table:table-cell table:style-name="ce4" table:formula="of:=[.$B227]+[.L$3]" office:value-type="time" office:time-value="PT18H10M00S">
            <text:p>18:10</text:p>
          </table:table-cell>
          <table:table-cell table:style-name="ce4" table:formula="of:=[.$B227]+[.M$3]" office:value-type="time" office:time-value="PT18H13M00S">
            <text:p>18:13</text:p>
          </table:table-cell>
          <table:table-cell table:style-name="ce4" table:formula="of:=[.$B227]+[.N$3]" office:value-type="time" office:time-value="PT18H17M00S">
            <text:p>18:17</text:p>
          </table:table-cell>
          <table:table-cell table:style-name="ce4" table:formula="of:=[.$B227]+[.O$3]" office:value-type="time" office:time-value="PT18H19M00S">
            <text:p>18:19</text:p>
          </table:table-cell>
          <table:table-cell table:style-name="ce4" table:formula="of:=[.$B227]+[.P$3]" office:value-type="time" office:time-value="PT18H21M00S">
            <text:p>18:21</text:p>
          </table:table-cell>
          <table:table-cell table:style-name="ce4" table:formula="of:=[.$B227]+[.Q$3]" office:value-type="time" office:time-value="PT18H23M00S">
            <text:p>18:23</text:p>
          </table:table-cell>
          <table:table-cell table:style-name="ce4" table:formula="of:=[.$B227]+[.R$3]" office:value-type="time" office:time-value="PT18H26M00S">
            <text:p>18:26</text:p>
          </table:table-cell>
        </table:table-row>
        <table:table-row table:style-name="ro1">
          <table:table-cell table:style-name="ce1" table:formula="of:=[.A227]+2" office:value-type="float" office:value="3069">
            <text:p>3069</text:p>
          </table:table-cell>
          <table:table-cell table:style-name="ce5" office:value-type="time" office:time-value="PT17H56M00S">
            <text:p>17:56</text:p>
          </table:table-cell>
          <table:table-cell table:style-name="ce4" table:formula="of:=[.$B228]+[.C$3]" office:value-type="time" office:time-value="PT18H09M00S">
            <text:p>18:09</text:p>
          </table:table-cell>
          <table:table-cell table:style-name="ce4" table:formula="of:=[.$B228]+[.D$3]" office:value-type="time" office:time-value="PT18H11M00S">
            <text:p>18:11</text:p>
          </table:table-cell>
          <table:table-cell table:style-name="ce4" table:formula="of:=[.$B228]+[.E$3]" office:value-type="time" office:time-value="PT18H13M00S">
            <text:p>18:13</text:p>
          </table:table-cell>
          <table:table-cell table:style-name="ce4" table:formula="of:=[.$B228]+[.F$3]" office:value-type="time" office:time-value="PT18H16M00S">
            <text:p>18:16</text:p>
          </table:table-cell>
          <table:table-cell table:style-name="ce4" table:formula="of:=[.$B228]+[.G$3]" office:value-type="time" office:time-value="PT18H18M00S">
            <text:p>18:18</text:p>
          </table:table-cell>
          <table:table-cell table:style-name="ce4" table:formula="of:=[.$B228]+[.H$3]" office:value-type="time" office:time-value="PT18H21M00S">
            <text:p>18:21</text:p>
          </table:table-cell>
          <table:table-cell table:style-name="ce4" table:formula="of:=[.$B228]+[.I$3]" office:value-type="time" office:time-value="PT18H23M00S">
            <text:p>18:23</text:p>
          </table:table-cell>
          <table:table-cell table:style-name="ce4" table:formula="of:=[.$B228]+[.J$3]" office:value-type="time" office:time-value="PT18H25M00S">
            <text:p>18:25</text:p>
          </table:table-cell>
          <table:table-cell table:style-name="ce4" table:formula="of:=[.$B228]+[.K$3]" office:value-type="time" office:time-value="PT18H27M00S">
            <text:p>18:27</text:p>
          </table:table-cell>
          <table:table-cell table:style-name="ce4" table:formula="of:=[.$B228]+[.L$3]" office:value-type="time" office:time-value="PT18H30M00S">
            <text:p>18:30</text:p>
          </table:table-cell>
          <table:table-cell table:style-name="ce4" table:formula="of:=[.$B228]+[.M$3]" office:value-type="time" office:time-value="PT18H33M00S">
            <text:p>18:33</text:p>
          </table:table-cell>
          <table:table-cell table:style-name="ce4" table:formula="of:=[.$B228]+[.N$3]" office:value-type="time" office:time-value="PT18H37M00S">
            <text:p>18:37</text:p>
          </table:table-cell>
          <table:table-cell table:style-name="ce4" table:formula="of:=[.$B228]+[.O$3]" office:value-type="time" office:time-value="PT18H39M00S">
            <text:p>18:39</text:p>
          </table:table-cell>
          <table:table-cell table:style-name="ce4" table:formula="of:=[.$B228]+[.P$3]" office:value-type="time" office:time-value="PT18H41M00S">
            <text:p>18:41</text:p>
          </table:table-cell>
          <table:table-cell table:style-name="ce4" table:formula="of:=[.$B228]+[.Q$3]" office:value-type="time" office:time-value="PT18H43M00S">
            <text:p>18:43</text:p>
          </table:table-cell>
          <table:table-cell table:style-name="ce4" table:formula="of:=[.$B228]+[.R$3]" office:value-type="time" office:time-value="PT18H46M00S">
            <text:p>18:46</text:p>
          </table:table-cell>
        </table:table-row>
        <table:table-row table:style-name="ro1">
          <table:table-cell table:style-name="ce1" table:formula="of:=[.A228]+2" office:value-type="float" office:value="3071">
            <text:p>3071</text:p>
          </table:table-cell>
          <table:table-cell table:style-name="ce5" office:value-type="time" office:time-value="PT18H13M00S">
            <text:p>18:13</text:p>
          </table:table-cell>
          <table:table-cell table:style-name="ce4" table:formula="of:=[.$B229]+[.C$3]" office:value-type="time" office:time-value="PT18H26M00S">
            <text:p>18:26</text:p>
          </table:table-cell>
          <table:table-cell table:style-name="ce4" table:formula="of:=[.$B229]+[.D$3]" office:value-type="time" office:time-value="PT18H28M00S">
            <text:p>18:28</text:p>
          </table:table-cell>
          <table:table-cell table:style-name="ce4" table:formula="of:=[.$B229]+[.E$3]" office:value-type="time" office:time-value="PT18H30M00S">
            <text:p>18:30</text:p>
          </table:table-cell>
          <table:table-cell table:style-name="ce4" table:formula="of:=[.$B229]+[.F$3]" office:value-type="time" office:time-value="PT18H33M00S">
            <text:p>18:33</text:p>
          </table:table-cell>
          <table:table-cell table:style-name="ce4" table:formula="of:=[.$B229]+[.G$3]" office:value-type="time" office:time-value="PT18H35M00S">
            <text:p>18:35</text:p>
          </table:table-cell>
          <table:table-cell table:style-name="ce4" table:formula="of:=[.$B229]+[.H$3]" office:value-type="time" office:time-value="PT18H38M00S">
            <text:p>18:38</text:p>
          </table:table-cell>
          <table:table-cell table:style-name="ce4" table:formula="of:=[.$B229]+[.I$3]" office:value-type="time" office:time-value="PT18H40M00S">
            <text:p>18:40</text:p>
          </table:table-cell>
          <table:table-cell table:style-name="ce4" table:formula="of:=[.$B229]+[.J$3]" office:value-type="time" office:time-value="PT18H42M00S">
            <text:p>18:42</text:p>
          </table:table-cell>
          <table:table-cell table:style-name="ce4" table:formula="of:=[.$B229]+[.K$3]" office:value-type="time" office:time-value="PT18H44M00S">
            <text:p>18:44</text:p>
          </table:table-cell>
          <table:table-cell table:style-name="ce4" table:formula="of:=[.$B229]+[.L$3]" office:value-type="time" office:time-value="PT18H47M00S">
            <text:p>18:47</text:p>
          </table:table-cell>
          <table:table-cell table:style-name="ce4" table:formula="of:=[.$B229]+[.M$3]" office:value-type="time" office:time-value="PT18H50M00S">
            <text:p>18:50</text:p>
          </table:table-cell>
          <table:table-cell table:style-name="ce4" table:formula="of:=[.$B229]+[.N$3]" office:value-type="time" office:time-value="PT18H54M00S">
            <text:p>18:54</text:p>
          </table:table-cell>
          <table:table-cell table:style-name="ce4" table:formula="of:=[.$B229]+[.O$3]" office:value-type="time" office:time-value="PT18H56M00S">
            <text:p>18:56</text:p>
          </table:table-cell>
          <table:table-cell table:style-name="ce4" table:formula="of:=[.$B229]+[.P$3]" office:value-type="time" office:time-value="PT18H58M00S">
            <text:p>18:58</text:p>
          </table:table-cell>
          <table:table-cell table:style-name="ce4" table:formula="of:=[.$B229]+[.Q$3]" office:value-type="time" office:time-value="PT19H00M00S">
            <text:p>19:00</text:p>
          </table:table-cell>
          <table:table-cell table:style-name="ce4" table:formula="of:=[.$B229]+[.R$3]" office:value-type="time" office:time-value="PT19H03M00S">
            <text:p>19:03</text:p>
          </table:table-cell>
        </table:table-row>
        <table:table-row table:style-name="ro1">
          <table:table-cell table:style-name="ce1" table:formula="of:=[.A229]+2" office:value-type="float" office:value="3073">
            <text:p>3073</text:p>
          </table:table-cell>
          <table:table-cell table:style-name="ce5" office:value-type="time" office:time-value="PT18H27M00S">
            <text:p>18:27</text:p>
          </table:table-cell>
          <table:table-cell table:style-name="ce4" table:formula="of:=[.$B230]+[.C$3]" office:value-type="time" office:time-value="PT18H40M00S">
            <text:p>18:40</text:p>
          </table:table-cell>
          <table:table-cell table:style-name="ce4" table:formula="of:=[.$B230]+[.D$3]" office:value-type="time" office:time-value="PT18H42M00S">
            <text:p>18:42</text:p>
          </table:table-cell>
          <table:table-cell table:style-name="ce4" table:formula="of:=[.$B230]+[.E$3]" office:value-type="time" office:time-value="PT18H44M00S">
            <text:p>18:44</text:p>
          </table:table-cell>
          <table:table-cell table:style-name="ce4" table:formula="of:=[.$B230]+[.F$3]" office:value-type="time" office:time-value="PT18H47M00S">
            <text:p>18:47</text:p>
          </table:table-cell>
          <table:table-cell table:style-name="ce4" table:formula="of:=[.$B230]+[.G$3]" office:value-type="time" office:time-value="PT18H49M00S">
            <text:p>18:49</text:p>
          </table:table-cell>
          <table:table-cell table:style-name="ce4" table:formula="of:=[.$B230]+[.H$3]" office:value-type="time" office:time-value="PT18H52M00S">
            <text:p>18:52</text:p>
          </table:table-cell>
          <table:table-cell table:style-name="ce4" table:formula="of:=[.$B230]+[.I$3]" office:value-type="time" office:time-value="PT18H54M00S">
            <text:p>18:54</text:p>
          </table:table-cell>
          <table:table-cell table:style-name="ce4" table:formula="of:=[.$B230]+[.J$3]" office:value-type="time" office:time-value="PT18H56M00S">
            <text:p>18:56</text:p>
          </table:table-cell>
          <table:table-cell table:style-name="ce4" table:formula="of:=[.$B230]+[.K$3]" office:value-type="time" office:time-value="PT18H58M00S">
            <text:p>18:58</text:p>
          </table:table-cell>
          <table:table-cell table:style-name="ce4" table:formula="of:=[.$B230]+[.L$3]" office:value-type="time" office:time-value="PT19H01M00S">
            <text:p>19:01</text:p>
          </table:table-cell>
          <table:table-cell table:style-name="ce4" table:formula="of:=[.$B230]+[.M$3]" office:value-type="time" office:time-value="PT19H04M00S">
            <text:p>19:04</text:p>
          </table:table-cell>
          <table:table-cell table:style-name="ce4" table:formula="of:=[.$B230]+[.N$3]" office:value-type="time" office:time-value="PT19H08M00S">
            <text:p>19:08</text:p>
          </table:table-cell>
          <table:table-cell table:style-name="ce4" table:formula="of:=[.$B230]+[.O$3]" office:value-type="time" office:time-value="PT19H10M00S">
            <text:p>19:10</text:p>
          </table:table-cell>
          <table:table-cell table:style-name="ce4" table:formula="of:=[.$B230]+[.P$3]" office:value-type="time" office:time-value="PT19H12M00S">
            <text:p>19:12</text:p>
          </table:table-cell>
          <table:table-cell table:style-name="ce4" table:formula="of:=[.$B230]+[.Q$3]" office:value-type="time" office:time-value="PT19H14M00S">
            <text:p>19:14</text:p>
          </table:table-cell>
          <table:table-cell table:style-name="ce4" table:formula="of:=[.$B230]+[.R$3]" office:value-type="time" office:time-value="PT19H17M00S">
            <text:p>19:17</text:p>
          </table:table-cell>
        </table:table-row>
        <table:table-row table:style-name="ro1">
          <table:table-cell table:style-name="ce1" table:formula="of:=[.A230]+2" office:value-type="float" office:value="3075">
            <text:p>3075</text:p>
          </table:table-cell>
          <table:table-cell table:style-name="ce5" office:value-type="time" office:time-value="PT18H42M00S">
            <text:p>18:42</text:p>
          </table:table-cell>
          <table:table-cell table:style-name="ce4" table:formula="of:=[.$B231]+[.C$3]" office:value-type="time" office:time-value="PT18H55M00S">
            <text:p>18:55</text:p>
          </table:table-cell>
          <table:table-cell table:style-name="ce4" table:formula="of:=[.$B231]+[.D$3]" office:value-type="time" office:time-value="PT18H57M00S">
            <text:p>18:57</text:p>
          </table:table-cell>
          <table:table-cell table:style-name="ce4" table:formula="of:=[.$B231]+[.E$3]" office:value-type="time" office:time-value="PT18H59M00S">
            <text:p>18:59</text:p>
          </table:table-cell>
          <table:table-cell table:style-name="ce4" table:formula="of:=[.$B231]+[.F$3]" office:value-type="time" office:time-value="PT19H02M00S">
            <text:p>19:02</text:p>
          </table:table-cell>
          <table:table-cell table:style-name="ce4" table:formula="of:=[.$B231]+[.G$3]" office:value-type="time" office:time-value="PT19H04M00S">
            <text:p>19:04</text:p>
          </table:table-cell>
          <table:table-cell table:style-name="ce4" table:formula="of:=[.$B231]+[.H$3]" office:value-type="time" office:time-value="PT19H07M00S">
            <text:p>19:07</text:p>
          </table:table-cell>
          <table:table-cell table:style-name="ce4" table:formula="of:=[.$B231]+[.I$3]" office:value-type="time" office:time-value="PT19H09M00S">
            <text:p>19:09</text:p>
          </table:table-cell>
          <table:table-cell table:style-name="ce4" table:formula="of:=[.$B231]+[.J$3]" office:value-type="time" office:time-value="PT19H11M00S">
            <text:p>19:11</text:p>
          </table:table-cell>
          <table:table-cell table:style-name="ce4" table:formula="of:=[.$B231]+[.K$3]" office:value-type="time" office:time-value="PT19H13M00S">
            <text:p>19:13</text:p>
          </table:table-cell>
          <table:table-cell table:style-name="ce4" table:formula="of:=[.$B231]+[.L$3]" office:value-type="time" office:time-value="PT19H16M00S">
            <text:p>19:16</text:p>
          </table:table-cell>
          <table:table-cell table:style-name="ce4" table:formula="of:=[.$B231]+[.M$3]" office:value-type="time" office:time-value="PT19H19M00S">
            <text:p>19:19</text:p>
          </table:table-cell>
          <table:table-cell table:style-name="ce4" table:formula="of:=[.$B231]+[.N$3]" office:value-type="time" office:time-value="PT19H23M00S">
            <text:p>19:23</text:p>
          </table:table-cell>
          <table:table-cell table:style-name="ce4" table:formula="of:=[.$B231]+[.O$3]" office:value-type="time" office:time-value="PT19H25M00S">
            <text:p>19:25</text:p>
          </table:table-cell>
          <table:table-cell table:style-name="ce4" table:formula="of:=[.$B231]+[.P$3]" office:value-type="time" office:time-value="PT19H27M00S">
            <text:p>19:27</text:p>
          </table:table-cell>
          <table:table-cell table:style-name="ce4" table:formula="of:=[.$B231]+[.Q$3]" office:value-type="time" office:time-value="PT19H29M00S">
            <text:p>19:29</text:p>
          </table:table-cell>
          <table:table-cell table:style-name="ce4" table:formula="of:=[.$B231]+[.R$3]" office:value-type="time" office:time-value="PT19H32M00S">
            <text:p>19:32</text:p>
          </table:table-cell>
        </table:table-row>
        <table:table-row table:style-name="ro1">
          <table:table-cell table:style-name="ce1" table:formula="of:=[.A231]+2" office:value-type="float" office:value="3077">
            <text:p>3077</text:p>
          </table:table-cell>
          <table:table-cell table:style-name="ce5" office:value-type="time" office:time-value="PT18H58M00S">
            <text:p>18:58</text:p>
          </table:table-cell>
          <table:table-cell table:style-name="ce4" table:formula="of:=[.$B232]+[.C$3]" office:value-type="time" office:time-value="PT19H11M00S">
            <text:p>19:11</text:p>
          </table:table-cell>
          <table:table-cell table:style-name="ce4" table:formula="of:=[.$B232]+[.D$3]" office:value-type="time" office:time-value="PT19H13M00S">
            <text:p>19:13</text:p>
          </table:table-cell>
          <table:table-cell table:style-name="ce4" table:formula="of:=[.$B232]+[.E$3]" office:value-type="time" office:time-value="PT19H15M00S">
            <text:p>19:15</text:p>
          </table:table-cell>
          <table:table-cell table:style-name="ce4" table:formula="of:=[.$B232]+[.F$3]" office:value-type="time" office:time-value="PT19H18M00S">
            <text:p>19:18</text:p>
          </table:table-cell>
          <table:table-cell table:style-name="ce4" table:formula="of:=[.$B232]+[.G$3]" office:value-type="time" office:time-value="PT19H20M00S">
            <text:p>19:20</text:p>
          </table:table-cell>
          <table:table-cell table:style-name="ce4" table:formula="of:=[.$B232]+[.H$3]" office:value-type="time" office:time-value="PT19H23M00S">
            <text:p>19:23</text:p>
          </table:table-cell>
          <table:table-cell table:style-name="ce4" table:formula="of:=[.$B232]+[.I$3]" office:value-type="time" office:time-value="PT19H25M00S">
            <text:p>19:25</text:p>
          </table:table-cell>
          <table:table-cell table:style-name="ce4" table:formula="of:=[.$B232]+[.J$3]" office:value-type="time" office:time-value="PT19H27M00S">
            <text:p>19:27</text:p>
          </table:table-cell>
          <table:table-cell table:style-name="ce4" table:formula="of:=[.$B232]+[.K$3]" office:value-type="time" office:time-value="PT19H29M00S">
            <text:p>19:29</text:p>
          </table:table-cell>
          <table:table-cell table:style-name="ce4" table:formula="of:=[.$B232]+[.L$3]" office:value-type="time" office:time-value="PT19H32M00S">
            <text:p>19:32</text:p>
          </table:table-cell>
          <table:table-cell table:style-name="ce4" table:formula="of:=[.$B232]+[.M$3]" office:value-type="time" office:time-value="PT19H35M00S">
            <text:p>19:35</text:p>
          </table:table-cell>
          <table:table-cell table:style-name="ce4" table:formula="of:=[.$B232]+[.N$3]" office:value-type="time" office:time-value="PT19H39M00S">
            <text:p>19:39</text:p>
          </table:table-cell>
          <table:table-cell table:style-name="ce4" table:formula="of:=[.$B232]+[.O$3]" office:value-type="time" office:time-value="PT19H41M00S">
            <text:p>19:41</text:p>
          </table:table-cell>
          <table:table-cell table:style-name="ce4" table:formula="of:=[.$B232]+[.P$3]" office:value-type="time" office:time-value="PT19H43M00S">
            <text:p>19:43</text:p>
          </table:table-cell>
          <table:table-cell table:style-name="ce4" table:formula="of:=[.$B232]+[.Q$3]" office:value-type="time" office:time-value="PT19H45M00S">
            <text:p>19:45</text:p>
          </table:table-cell>
          <table:table-cell table:style-name="ce4" table:formula="of:=[.$B232]+[.R$3]" office:value-type="time" office:time-value="PT19H48M00S">
            <text:p>19:48</text:p>
          </table:table-cell>
        </table:table-row>
        <table:table-row table:style-name="ro1">
          <table:table-cell table:style-name="ce1" table:formula="of:=[.A232]+2" office:value-type="float" office:value="3079">
            <text:p>3079</text:p>
          </table:table-cell>
          <table:table-cell table:style-name="ce5" office:value-type="time" office:time-value="PT19H12M00S">
            <text:p>19:12</text:p>
          </table:table-cell>
          <table:table-cell table:style-name="ce4" table:formula="of:=[.$B233]+[.C$3]" office:value-type="time" office:time-value="PT19H25M00S">
            <text:p>19:25</text:p>
          </table:table-cell>
          <table:table-cell table:style-name="ce4" table:formula="of:=[.$B233]+[.D$3]" office:value-type="time" office:time-value="PT19H27M00S">
            <text:p>19:27</text:p>
          </table:table-cell>
          <table:table-cell table:style-name="ce4" table:formula="of:=[.$B233]+[.E$3]" office:value-type="time" office:time-value="PT19H29M00S">
            <text:p>19:29</text:p>
          </table:table-cell>
          <table:table-cell table:style-name="ce4" table:formula="of:=[.$B233]+[.F$3]" office:value-type="time" office:time-value="PT19H32M00S">
            <text:p>19:32</text:p>
          </table:table-cell>
          <table:table-cell table:style-name="ce4" table:formula="of:=[.$B233]+[.G$3]" office:value-type="time" office:time-value="PT19H34M00S">
            <text:p>19:34</text:p>
          </table:table-cell>
          <table:table-cell table:style-name="ce4" table:formula="of:=[.$B233]+[.H$3]" office:value-type="time" office:time-value="PT19H37M00S">
            <text:p>19:37</text:p>
          </table:table-cell>
          <table:table-cell table:style-name="ce4" table:formula="of:=[.$B233]+[.I$3]" office:value-type="time" office:time-value="PT19H39M00S">
            <text:p>19:39</text:p>
          </table:table-cell>
          <table:table-cell table:style-name="ce4" table:formula="of:=[.$B233]+[.J$3]" office:value-type="time" office:time-value="PT19H41M00S">
            <text:p>19:41</text:p>
          </table:table-cell>
          <table:table-cell table:style-name="ce4" table:formula="of:=[.$B233]+[.K$3]" office:value-type="time" office:time-value="PT19H43M00S">
            <text:p>19:43</text:p>
          </table:table-cell>
          <table:table-cell table:style-name="ce4" table:formula="of:=[.$B233]+[.L$3]" office:value-type="time" office:time-value="PT19H46M00S">
            <text:p>19:46</text:p>
          </table:table-cell>
          <table:table-cell table:style-name="ce4" table:formula="of:=[.$B233]+[.M$3]" office:value-type="time" office:time-value="PT19H49M00S">
            <text:p>19:49</text:p>
          </table:table-cell>
          <table:table-cell table:style-name="ce4" table:formula="of:=[.$B233]+[.N$3]" office:value-type="time" office:time-value="PT19H53M00S">
            <text:p>19:53</text:p>
          </table:table-cell>
          <table:table-cell table:style-name="ce4" table:formula="of:=[.$B233]+[.O$3]" office:value-type="time" office:time-value="PT19H55M00S">
            <text:p>19:55</text:p>
          </table:table-cell>
          <table:table-cell table:style-name="ce4" table:formula="of:=[.$B233]+[.P$3]" office:value-type="time" office:time-value="PT19H57M00S">
            <text:p>19:57</text:p>
          </table:table-cell>
          <table:table-cell table:style-name="ce4" table:formula="of:=[.$B233]+[.Q$3]" office:value-type="time" office:time-value="PT19H59M00S">
            <text:p>19:59</text:p>
          </table:table-cell>
          <table:table-cell table:style-name="ce4" table:formula="of:=[.$B233]+[.R$3]" office:value-type="time" office:time-value="PT20H02M00S">
            <text:p>20:02</text:p>
          </table:table-cell>
        </table:table-row>
        <table:table-row table:style-name="ro1">
          <table:table-cell table:style-name="ce1" table:formula="of:=[.A233]+2" office:value-type="float" office:value="3081">
            <text:p>3081</text:p>
          </table:table-cell>
          <table:table-cell table:style-name="ce5" office:value-type="time" office:time-value="PT19H28M00S">
            <text:p>19:28</text:p>
          </table:table-cell>
          <table:table-cell table:style-name="ce4" table:formula="of:=[.$B234]+[.C$3]" office:value-type="time" office:time-value="PT19H41M00S">
            <text:p>19:41</text:p>
          </table:table-cell>
          <table:table-cell table:style-name="ce4" table:formula="of:=[.$B234]+[.D$3]" office:value-type="time" office:time-value="PT19H43M00S">
            <text:p>19:43</text:p>
          </table:table-cell>
          <table:table-cell table:style-name="ce4" table:formula="of:=[.$B234]+[.E$3]" office:value-type="time" office:time-value="PT19H45M00S">
            <text:p>19:45</text:p>
          </table:table-cell>
          <table:table-cell table:style-name="ce4" table:formula="of:=[.$B234]+[.F$3]" office:value-type="time" office:time-value="PT19H48M00S">
            <text:p>19:48</text:p>
          </table:table-cell>
          <table:table-cell table:style-name="ce4" table:formula="of:=[.$B234]+[.G$3]" office:value-type="time" office:time-value="PT19H50M00S">
            <text:p>19:50</text:p>
          </table:table-cell>
          <table:table-cell table:style-name="ce4" table:formula="of:=[.$B234]+[.H$3]" office:value-type="time" office:time-value="PT19H53M00S">
            <text:p>19:53</text:p>
          </table:table-cell>
          <table:table-cell table:style-name="ce4" table:formula="of:=[.$B234]+[.I$3]" office:value-type="time" office:time-value="PT19H55M00S">
            <text:p>19:55</text:p>
          </table:table-cell>
          <table:table-cell table:style-name="ce4" table:formula="of:=[.$B234]+[.J$3]" office:value-type="time" office:time-value="PT19H57M00S">
            <text:p>19:57</text:p>
          </table:table-cell>
          <table:table-cell table:style-name="ce4" table:formula="of:=[.$B234]+[.K$3]" office:value-type="time" office:time-value="PT19H59M00S">
            <text:p>19:59</text:p>
          </table:table-cell>
          <table:table-cell table:style-name="ce4" table:formula="of:=[.$B234]+[.L$3]" office:value-type="time" office:time-value="PT20H02M00S">
            <text:p>20:02</text:p>
          </table:table-cell>
          <table:table-cell table:style-name="ce4" table:formula="of:=[.$B234]+[.M$3]" office:value-type="time" office:time-value="PT20H05M00S">
            <text:p>20:05</text:p>
          </table:table-cell>
          <table:table-cell table:style-name="ce4" table:formula="of:=[.$B234]+[.N$3]" office:value-type="time" office:time-value="PT20H09M00S">
            <text:p>20:09</text:p>
          </table:table-cell>
          <table:table-cell table:style-name="ce4" table:formula="of:=[.$B234]+[.O$3]" office:value-type="time" office:time-value="PT20H11M00S">
            <text:p>20:11</text:p>
          </table:table-cell>
          <table:table-cell table:style-name="ce4" table:formula="of:=[.$B234]+[.P$3]" office:value-type="time" office:time-value="PT20H13M00S">
            <text:p>20:13</text:p>
          </table:table-cell>
          <table:table-cell table:style-name="ce4" table:formula="of:=[.$B234]+[.Q$3]" office:value-type="time" office:time-value="PT20H15M00S">
            <text:p>20:15</text:p>
          </table:table-cell>
          <table:table-cell table:style-name="ce4" table:formula="of:=[.$B234]+[.R$3]" office:value-type="time" office:time-value="PT20H18M00S">
            <text:p>20:18</text:p>
          </table:table-cell>
        </table:table-row>
        <table:table-row table:style-name="ro1">
          <table:table-cell table:style-name="ce1" table:formula="of:=[.A234]+2" office:value-type="float" office:value="3083">
            <text:p>3083</text:p>
          </table:table-cell>
          <table:table-cell table:style-name="ce5" office:value-type="time" office:time-value="PT19H41M00S">
            <text:p>19:41</text:p>
          </table:table-cell>
          <table:table-cell table:style-name="ce4" table:formula="of:=[.$B235]+[.C$3]" office:value-type="time" office:time-value="PT19H54M00S">
            <text:p>19:54</text:p>
          </table:table-cell>
          <table:table-cell table:style-name="ce4" table:formula="of:=[.$B235]+[.D$3]" office:value-type="time" office:time-value="PT19H56M00S">
            <text:p>19:56</text:p>
          </table:table-cell>
          <table:table-cell table:style-name="ce4" table:formula="of:=[.$B235]+[.E$3]" office:value-type="time" office:time-value="PT19H58M00S">
            <text:p>19:58</text:p>
          </table:table-cell>
          <table:table-cell table:style-name="ce4" table:formula="of:=[.$B235]+[.F$3]" office:value-type="time" office:time-value="PT20H01M00S">
            <text:p>20:01</text:p>
          </table:table-cell>
          <table:table-cell table:style-name="ce4" table:formula="of:=[.$B235]+[.G$3]" office:value-type="time" office:time-value="PT20H03M00S">
            <text:p>20:03</text:p>
          </table:table-cell>
          <table:table-cell table:style-name="ce4" table:formula="of:=[.$B235]+[.H$3]" office:value-type="time" office:time-value="PT20H06M00S">
            <text:p>20:06</text:p>
          </table:table-cell>
          <table:table-cell table:style-name="ce4" table:formula="of:=[.$B235]+[.I$3]" office:value-type="time" office:time-value="PT20H08M00S">
            <text:p>20:08</text:p>
          </table:table-cell>
          <table:table-cell table:style-name="ce4" table:formula="of:=[.$B235]+[.J$3]" office:value-type="time" office:time-value="PT20H10M00S">
            <text:p>20:10</text:p>
          </table:table-cell>
          <table:table-cell table:style-name="ce4" table:formula="of:=[.$B235]+[.K$3]" office:value-type="time" office:time-value="PT20H12M00S">
            <text:p>20:12</text:p>
          </table:table-cell>
          <table:table-cell table:style-name="ce4" table:formula="of:=[.$B235]+[.L$3]" office:value-type="time" office:time-value="PT20H15M00S">
            <text:p>20:15</text:p>
          </table:table-cell>
          <table:table-cell table:style-name="ce4" table:formula="of:=[.$B235]+[.M$3]" office:value-type="time" office:time-value="PT20H18M00S">
            <text:p>20:18</text:p>
          </table:table-cell>
          <table:table-cell table:style-name="ce4" table:formula="of:=[.$B235]+[.N$3]" office:value-type="time" office:time-value="PT20H22M00S">
            <text:p>20:22</text:p>
          </table:table-cell>
          <table:table-cell table:style-name="ce4" table:formula="of:=[.$B235]+[.O$3]" office:value-type="time" office:time-value="PT20H24M00S">
            <text:p>20:24</text:p>
          </table:table-cell>
          <table:table-cell table:style-name="ce4" table:formula="of:=[.$B235]+[.P$3]" office:value-type="time" office:time-value="PT20H26M00S">
            <text:p>20:26</text:p>
          </table:table-cell>
          <table:table-cell table:style-name="ce4" table:formula="of:=[.$B235]+[.Q$3]" office:value-type="time" office:time-value="PT20H28M00S">
            <text:p>20:28</text:p>
          </table:table-cell>
          <table:table-cell table:style-name="ce4" table:formula="of:=[.$B235]+[.R$3]" office:value-type="time" office:time-value="PT20H31M00S">
            <text:p>20:31</text:p>
          </table:table-cell>
        </table:table-row>
        <table:table-row table:style-name="ro1">
          <table:table-cell table:style-name="ce1" table:formula="of:=[.A235]+2" office:value-type="float" office:value="3085">
            <text:p>3085</text:p>
          </table:table-cell>
          <table:table-cell table:style-name="ce5" office:value-type="time" office:time-value="PT19H58M00S">
            <text:p>19:58</text:p>
          </table:table-cell>
          <table:table-cell table:style-name="ce4" table:formula="of:=[.$B236]+[.C$3]" office:value-type="time" office:time-value="PT20H11M00S">
            <text:p>20:11</text:p>
          </table:table-cell>
          <table:table-cell table:style-name="ce4" table:formula="of:=[.$B236]+[.D$3]" office:value-type="time" office:time-value="PT20H13M00S">
            <text:p>20:13</text:p>
          </table:table-cell>
          <table:table-cell table:style-name="ce4" table:formula="of:=[.$B236]+[.E$3]" office:value-type="time" office:time-value="PT20H15M00S">
            <text:p>20:15</text:p>
          </table:table-cell>
          <table:table-cell table:style-name="ce4" table:formula="of:=[.$B236]+[.F$3]" office:value-type="time" office:time-value="PT20H18M00S">
            <text:p>20:18</text:p>
          </table:table-cell>
          <table:table-cell table:style-name="ce4" table:formula="of:=[.$B236]+[.G$3]" office:value-type="time" office:time-value="PT20H20M00S">
            <text:p>20:20</text:p>
          </table:table-cell>
          <table:table-cell table:style-name="ce4" table:formula="of:=[.$B236]+[.H$3]" office:value-type="time" office:time-value="PT20H23M00S">
            <text:p>20:23</text:p>
          </table:table-cell>
          <table:table-cell table:style-name="ce4" table:formula="of:=[.$B236]+[.I$3]" office:value-type="time" office:time-value="PT20H25M00S">
            <text:p>20:25</text:p>
          </table:table-cell>
          <table:table-cell table:style-name="ce4" table:formula="of:=[.$B236]+[.J$3]" office:value-type="time" office:time-value="PT20H27M00S">
            <text:p>20:27</text:p>
          </table:table-cell>
          <table:table-cell table:style-name="ce4" table:formula="of:=[.$B236]+[.K$3]" office:value-type="time" office:time-value="PT20H29M00S">
            <text:p>20:29</text:p>
          </table:table-cell>
          <table:table-cell table:style-name="ce4" table:formula="of:=[.$B236]+[.L$3]" office:value-type="time" office:time-value="PT20H32M00S">
            <text:p>20:32</text:p>
          </table:table-cell>
          <table:table-cell table:style-name="ce4" table:formula="of:=[.$B236]+[.M$3]" office:value-type="time" office:time-value="PT20H35M00S">
            <text:p>20:35</text:p>
          </table:table-cell>
          <table:table-cell table:style-name="ce4" table:formula="of:=[.$B236]+[.N$3]" office:value-type="time" office:time-value="PT20H39M00S">
            <text:p>20:39</text:p>
          </table:table-cell>
          <table:table-cell table:style-name="ce4" table:formula="of:=[.$B236]+[.O$3]" office:value-type="time" office:time-value="PT20H41M00S">
            <text:p>20:41</text:p>
          </table:table-cell>
          <table:table-cell table:style-name="ce4" table:formula="of:=[.$B236]+[.P$3]" office:value-type="time" office:time-value="PT20H43M00S">
            <text:p>20:43</text:p>
          </table:table-cell>
          <table:table-cell table:style-name="ce4" table:formula="of:=[.$B236]+[.Q$3]" office:value-type="time" office:time-value="PT20H45M00S">
            <text:p>20:45</text:p>
          </table:table-cell>
          <table:table-cell table:style-name="ce4" table:formula="of:=[.$B236]+[.R$3]" office:value-type="time" office:time-value="PT20H48M00S">
            <text:p>20:48</text:p>
          </table:table-cell>
        </table:table-row>
        <table:table-row table:style-name="ro1">
          <table:table-cell table:style-name="ce1" table:formula="of:=[.A236]+2" office:value-type="float" office:value="3087">
            <text:p>3087</text:p>
          </table:table-cell>
          <table:table-cell table:style-name="ce5" office:value-type="time" office:time-value="PT20H11M00S">
            <text:p>20:11</text:p>
          </table:table-cell>
          <table:table-cell table:style-name="ce4" table:formula="of:=[.$B237]+[.C$3]" office:value-type="time" office:time-value="PT20H24M00S">
            <text:p>20:24</text:p>
          </table:table-cell>
          <table:table-cell table:style-name="ce4" table:formula="of:=[.$B237]+[.D$3]" office:value-type="time" office:time-value="PT20H26M00S">
            <text:p>20:26</text:p>
          </table:table-cell>
          <table:table-cell table:style-name="ce4" table:formula="of:=[.$B237]+[.E$3]" office:value-type="time" office:time-value="PT20H28M00S">
            <text:p>20:28</text:p>
          </table:table-cell>
          <table:table-cell table:style-name="ce4" table:formula="of:=[.$B237]+[.F$3]" office:value-type="time" office:time-value="PT20H31M00S">
            <text:p>20:31</text:p>
          </table:table-cell>
          <table:table-cell table:style-name="ce4" table:formula="of:=[.$B237]+[.G$3]" office:value-type="time" office:time-value="PT20H33M00S">
            <text:p>20:33</text:p>
          </table:table-cell>
          <table:table-cell table:style-name="ce4" table:formula="of:=[.$B237]+[.H$3]" office:value-type="time" office:time-value="PT20H36M00S">
            <text:p>20:36</text:p>
          </table:table-cell>
          <table:table-cell table:style-name="ce4" table:formula="of:=[.$B237]+[.I$3]" office:value-type="time" office:time-value="PT20H38M00S">
            <text:p>20:38</text:p>
          </table:table-cell>
          <table:table-cell table:style-name="ce4" table:formula="of:=[.$B237]+[.J$3]" office:value-type="time" office:time-value="PT20H40M00S">
            <text:p>20:40</text:p>
          </table:table-cell>
          <table:table-cell table:style-name="ce4" table:formula="of:=[.$B237]+[.K$3]" office:value-type="time" office:time-value="PT20H42M00S">
            <text:p>20:42</text:p>
          </table:table-cell>
          <table:table-cell table:style-name="ce4" table:formula="of:=[.$B237]+[.L$3]" office:value-type="time" office:time-value="PT20H45M00S">
            <text:p>20:45</text:p>
          </table:table-cell>
          <table:table-cell table:style-name="ce4" table:formula="of:=[.$B237]+[.M$3]" office:value-type="time" office:time-value="PT20H48M00S">
            <text:p>20:48</text:p>
          </table:table-cell>
          <table:table-cell table:style-name="ce4" table:formula="of:=[.$B237]+[.N$3]" office:value-type="time" office:time-value="PT20H52M00S">
            <text:p>20:52</text:p>
          </table:table-cell>
          <table:table-cell table:style-name="ce4" table:formula="of:=[.$B237]+[.O$3]" office:value-type="time" office:time-value="PT20H54M00S">
            <text:p>20:54</text:p>
          </table:table-cell>
          <table:table-cell table:style-name="ce4" table:formula="of:=[.$B237]+[.P$3]" office:value-type="time" office:time-value="PT20H56M00S">
            <text:p>20:56</text:p>
          </table:table-cell>
          <table:table-cell table:style-name="ce4" table:formula="of:=[.$B237]+[.Q$3]" office:value-type="time" office:time-value="PT20H58M00S">
            <text:p>20:58</text:p>
          </table:table-cell>
          <table:table-cell table:style-name="ce4" table:formula="of:=[.$B237]+[.R$3]" office:value-type="time" office:time-value="PT21H01M00S">
            <text:p>21:01</text:p>
          </table:table-cell>
        </table:table-row>
        <table:table-row table:style-name="ro1">
          <table:table-cell table:style-name="ce1" table:formula="of:=[.A237]+2" office:value-type="float" office:value="3089">
            <text:p>3089</text:p>
          </table:table-cell>
          <table:table-cell table:style-name="ce5" office:value-type="time" office:time-value="PT20H27M00S">
            <text:p>20:27</text:p>
          </table:table-cell>
          <table:table-cell table:style-name="ce4" table:formula="of:=[.$B238]+[.C$3]" office:value-type="time" office:time-value="PT20H40M00S">
            <text:p>20:40</text:p>
          </table:table-cell>
          <table:table-cell table:style-name="ce4" table:formula="of:=[.$B238]+[.D$3]" office:value-type="time" office:time-value="PT20H42M00S">
            <text:p>20:42</text:p>
          </table:table-cell>
          <table:table-cell table:style-name="ce4" table:formula="of:=[.$B238]+[.E$3]" office:value-type="time" office:time-value="PT20H44M00S">
            <text:p>20:44</text:p>
          </table:table-cell>
          <table:table-cell table:style-name="ce4" table:formula="of:=[.$B238]+[.F$3]" office:value-type="time" office:time-value="PT20H47M00S">
            <text:p>20:47</text:p>
          </table:table-cell>
          <table:table-cell table:style-name="ce4" table:formula="of:=[.$B238]+[.G$3]" office:value-type="time" office:time-value="PT20H49M00S">
            <text:p>20:49</text:p>
          </table:table-cell>
          <table:table-cell table:style-name="ce4" table:formula="of:=[.$B238]+[.H$3]" office:value-type="time" office:time-value="PT20H52M00S">
            <text:p>20:52</text:p>
          </table:table-cell>
          <table:table-cell table:style-name="ce4" table:formula="of:=[.$B238]+[.I$3]" office:value-type="time" office:time-value="PT20H54M00S">
            <text:p>20:54</text:p>
          </table:table-cell>
          <table:table-cell table:style-name="ce4" table:formula="of:=[.$B238]+[.J$3]" office:value-type="time" office:time-value="PT20H56M00S">
            <text:p>20:56</text:p>
          </table:table-cell>
          <table:table-cell table:style-name="ce4" table:formula="of:=[.$B238]+[.K$3]" office:value-type="time" office:time-value="PT20H58M00S">
            <text:p>20:58</text:p>
          </table:table-cell>
          <table:table-cell table:style-name="ce4" table:formula="of:=[.$B238]+[.L$3]" office:value-type="time" office:time-value="PT21H01M00S">
            <text:p>21:01</text:p>
          </table:table-cell>
          <table:table-cell table:style-name="ce4" table:formula="of:=[.$B238]+[.M$3]" office:value-type="time" office:time-value="PT21H04M00S">
            <text:p>21:04</text:p>
          </table:table-cell>
          <table:table-cell table:style-name="ce4" table:formula="of:=[.$B238]+[.N$3]" office:value-type="time" office:time-value="PT21H08M00S">
            <text:p>21:08</text:p>
          </table:table-cell>
          <table:table-cell table:style-name="ce4" table:formula="of:=[.$B238]+[.O$3]" office:value-type="time" office:time-value="PT21H10M00S">
            <text:p>21:10</text:p>
          </table:table-cell>
          <table:table-cell table:style-name="ce4" table:formula="of:=[.$B238]+[.P$3]" office:value-type="time" office:time-value="PT21H12M00S">
            <text:p>21:12</text:p>
          </table:table-cell>
          <table:table-cell table:style-name="ce4" table:formula="of:=[.$B238]+[.Q$3]" office:value-type="time" office:time-value="PT21H14M00S">
            <text:p>21:14</text:p>
          </table:table-cell>
          <table:table-cell table:style-name="ce4" table:formula="of:=[.$B238]+[.R$3]" office:value-type="time" office:time-value="PT21H17M00S">
            <text:p>21:17</text:p>
          </table:table-cell>
        </table:table-row>
        <table:table-row table:style-name="ro1">
          <table:table-cell table:style-name="ce1" table:formula="of:=[.A238]+2" office:value-type="float" office:value="3091">
            <text:p>3091</text:p>
          </table:table-cell>
          <table:table-cell table:style-name="ce5" office:value-type="time" office:time-value="PT20H43M00S">
            <text:p>20:43</text:p>
          </table:table-cell>
          <table:table-cell table:style-name="ce4" table:formula="of:=[.$B239]+[.C$3]" office:value-type="time" office:time-value="PT20H56M00S">
            <text:p>20:56</text:p>
          </table:table-cell>
          <table:table-cell table:style-name="ce4" table:formula="of:=[.$B239]+[.D$3]" office:value-type="time" office:time-value="PT20H58M00S">
            <text:p>20:58</text:p>
          </table:table-cell>
          <table:table-cell table:style-name="ce4" table:formula="of:=[.$B239]+[.E$3]" office:value-type="time" office:time-value="PT21H00M00S">
            <text:p>21:00</text:p>
          </table:table-cell>
          <table:table-cell table:style-name="ce4" table:formula="of:=[.$B239]+[.F$3]" office:value-type="time" office:time-value="PT21H03M00S">
            <text:p>21:03</text:p>
          </table:table-cell>
          <table:table-cell table:style-name="ce4" table:formula="of:=[.$B239]+[.G$3]" office:value-type="time" office:time-value="PT21H05M00S">
            <text:p>21:05</text:p>
          </table:table-cell>
          <table:table-cell table:style-name="ce4" table:formula="of:=[.$B239]+[.H$3]" office:value-type="time" office:time-value="PT21H08M00S">
            <text:p>21:08</text:p>
          </table:table-cell>
          <table:table-cell table:style-name="ce4" table:formula="of:=[.$B239]+[.I$3]" office:value-type="time" office:time-value="PT21H10M00S">
            <text:p>21:10</text:p>
          </table:table-cell>
          <table:table-cell table:style-name="ce4" table:formula="of:=[.$B239]+[.J$3]" office:value-type="time" office:time-value="PT21H12M00S">
            <text:p>21:12</text:p>
          </table:table-cell>
          <table:table-cell table:style-name="ce4" table:formula="of:=[.$B239]+[.K$3]" office:value-type="time" office:time-value="PT21H14M00S">
            <text:p>21:14</text:p>
          </table:table-cell>
          <table:table-cell table:style-name="ce4" table:formula="of:=[.$B239]+[.L$3]" office:value-type="time" office:time-value="PT21H17M00S">
            <text:p>21:17</text:p>
          </table:table-cell>
          <table:table-cell table:style-name="ce4" table:formula="of:=[.$B239]+[.M$3]" office:value-type="time" office:time-value="PT21H20M00S">
            <text:p>21:20</text:p>
          </table:table-cell>
          <table:table-cell table:style-name="ce4" table:formula="of:=[.$B239]+[.N$3]" office:value-type="time" office:time-value="PT21H24M00S">
            <text:p>21:24</text:p>
          </table:table-cell>
          <table:table-cell table:style-name="ce4" table:formula="of:=[.$B239]+[.O$3]" office:value-type="time" office:time-value="PT21H26M00S">
            <text:p>21:26</text:p>
          </table:table-cell>
          <table:table-cell table:style-name="ce4" table:formula="of:=[.$B239]+[.P$3]" office:value-type="time" office:time-value="PT21H28M00S">
            <text:p>21:28</text:p>
          </table:table-cell>
          <table:table-cell table:style-name="ce4" table:formula="of:=[.$B239]+[.Q$3]" office:value-type="time" office:time-value="PT21H30M00S">
            <text:p>21:30</text:p>
          </table:table-cell>
          <table:table-cell table:style-name="ce4" table:formula="of:=[.$B239]+[.R$3]" office:value-type="time" office:time-value="PT21H33M00S">
            <text:p>21:33</text:p>
          </table:table-cell>
        </table:table-row>
        <table:table-row table:style-name="ro1">
          <table:table-cell table:style-name="ce1" table:formula="of:=[.A239]+2" office:value-type="float" office:value="3093">
            <text:p>3093</text:p>
          </table:table-cell>
          <table:table-cell table:style-name="ce5" office:value-type="time" office:time-value="PT20H57M00S">
            <text:p>20:57</text:p>
          </table:table-cell>
          <table:table-cell table:style-name="ce4" table:formula="of:=[.$B240]+[.C$3]" office:value-type="time" office:time-value="PT21H10M00S">
            <text:p>21:10</text:p>
          </table:table-cell>
          <table:table-cell table:style-name="ce4" table:formula="of:=[.$B240]+[.D$3]" office:value-type="time" office:time-value="PT21H12M00S">
            <text:p>21:12</text:p>
          </table:table-cell>
          <table:table-cell table:style-name="ce4" table:formula="of:=[.$B240]+[.E$3]" office:value-type="time" office:time-value="PT21H14M00S">
            <text:p>21:14</text:p>
          </table:table-cell>
          <table:table-cell table:style-name="ce4" table:formula="of:=[.$B240]+[.F$3]" office:value-type="time" office:time-value="PT21H17M00S">
            <text:p>21:17</text:p>
          </table:table-cell>
          <table:table-cell table:style-name="ce4" table:formula="of:=[.$B240]+[.G$3]" office:value-type="time" office:time-value="PT21H19M00S">
            <text:p>21:19</text:p>
          </table:table-cell>
          <table:table-cell table:style-name="ce4" table:formula="of:=[.$B240]+[.H$3]" office:value-type="time" office:time-value="PT21H22M00S">
            <text:p>21:22</text:p>
          </table:table-cell>
          <table:table-cell table:style-name="ce4" table:formula="of:=[.$B240]+[.I$3]" office:value-type="time" office:time-value="PT21H24M00S">
            <text:p>21:24</text:p>
          </table:table-cell>
          <table:table-cell table:style-name="ce4" table:formula="of:=[.$B240]+[.J$3]" office:value-type="time" office:time-value="PT21H26M00S">
            <text:p>21:26</text:p>
          </table:table-cell>
          <table:table-cell table:style-name="ce4" table:formula="of:=[.$B240]+[.K$3]" office:value-type="time" office:time-value="PT21H28M00S">
            <text:p>21:28</text:p>
          </table:table-cell>
          <table:table-cell table:style-name="ce4" table:formula="of:=[.$B240]+[.L$3]" office:value-type="time" office:time-value="PT21H31M00S">
            <text:p>21:31</text:p>
          </table:table-cell>
          <table:table-cell table:style-name="ce4" table:formula="of:=[.$B240]+[.M$3]" office:value-type="time" office:time-value="PT21H34M00S">
            <text:p>21:34</text:p>
          </table:table-cell>
          <table:table-cell table:style-name="ce4" table:formula="of:=[.$B240]+[.N$3]" office:value-type="time" office:time-value="PT21H38M00S">
            <text:p>21:38</text:p>
          </table:table-cell>
          <table:table-cell table:style-name="ce4" table:formula="of:=[.$B240]+[.O$3]" office:value-type="time" office:time-value="PT21H40M00S">
            <text:p>21:40</text:p>
          </table:table-cell>
          <table:table-cell table:style-name="ce4" table:formula="of:=[.$B240]+[.P$3]" office:value-type="time" office:time-value="PT21H42M00S">
            <text:p>21:42</text:p>
          </table:table-cell>
          <table:table-cell table:style-name="ce4" table:formula="of:=[.$B240]+[.Q$3]" office:value-type="time" office:time-value="PT21H44M00S">
            <text:p>21:44</text:p>
          </table:table-cell>
          <table:table-cell table:style-name="ce4" table:formula="of:=[.$B240]+[.R$3]" office:value-type="time" office:time-value="PT21H47M00S">
            <text:p>21:47</text:p>
          </table:table-cell>
        </table:table-row>
        <table:table-row table:style-name="ro1">
          <table:table-cell table:style-name="ce1" table:formula="of:=[.A240]+2" office:value-type="float" office:value="3095">
            <text:p>3095</text:p>
          </table:table-cell>
          <table:table-cell table:style-name="ce5" office:value-type="time" office:time-value="PT21H15M00S">
            <text:p>21:15</text:p>
          </table:table-cell>
          <table:table-cell table:style-name="ce4" table:formula="of:=[.$B241]+[.C$3]" office:value-type="time" office:time-value="PT21H28M00S">
            <text:p>21:28</text:p>
          </table:table-cell>
          <table:table-cell table:style-name="ce4" table:formula="of:=[.$B241]+[.D$3]" office:value-type="time" office:time-value="PT21H30M00S">
            <text:p>21:30</text:p>
          </table:table-cell>
          <table:table-cell table:style-name="ce4" table:formula="of:=[.$B241]+[.E$3]" office:value-type="time" office:time-value="PT21H32M00S">
            <text:p>21:32</text:p>
          </table:table-cell>
          <table:table-cell table:style-name="ce4" table:formula="of:=[.$B241]+[.F$3]" office:value-type="time" office:time-value="PT21H35M00S">
            <text:p>21:35</text:p>
          </table:table-cell>
          <table:table-cell table:style-name="ce4" table:formula="of:=[.$B241]+[.G$3]" office:value-type="time" office:time-value="PT21H37M00S">
            <text:p>21:37</text:p>
          </table:table-cell>
          <table:table-cell table:style-name="ce4" table:formula="of:=[.$B241]+[.H$3]" office:value-type="time" office:time-value="PT21H40M00S">
            <text:p>21:40</text:p>
          </table:table-cell>
          <table:table-cell table:style-name="ce4" table:formula="of:=[.$B241]+[.I$3]" office:value-type="time" office:time-value="PT21H42M00S">
            <text:p>21:42</text:p>
          </table:table-cell>
          <table:table-cell table:style-name="ce4" table:formula="of:=[.$B241]+[.J$3]" office:value-type="time" office:time-value="PT21H44M00S">
            <text:p>21:44</text:p>
          </table:table-cell>
          <table:table-cell table:style-name="ce4" table:formula="of:=[.$B241]+[.K$3]" office:value-type="time" office:time-value="PT21H46M00S">
            <text:p>21:46</text:p>
          </table:table-cell>
          <table:table-cell table:style-name="ce4" table:formula="of:=[.$B241]+[.L$3]" office:value-type="time" office:time-value="PT21H49M00S">
            <text:p>21:49</text:p>
          </table:table-cell>
          <table:table-cell table:style-name="ce4" table:formula="of:=[.$B241]+[.M$3]" office:value-type="time" office:time-value="PT21H52M00S">
            <text:p>21:52</text:p>
          </table:table-cell>
          <table:table-cell table:style-name="ce4" table:formula="of:=[.$B241]+[.N$3]" office:value-type="time" office:time-value="PT21H56M00S">
            <text:p>21:56</text:p>
          </table:table-cell>
          <table:table-cell table:style-name="ce4" table:formula="of:=[.$B241]+[.O$3]" office:value-type="time" office:time-value="PT21H58M00S">
            <text:p>21:58</text:p>
          </table:table-cell>
          <table:table-cell table:style-name="ce4" table:formula="of:=[.$B241]+[.P$3]" office:value-type="time" office:time-value="PT22H00M00S">
            <text:p>22:00</text:p>
          </table:table-cell>
          <table:table-cell table:style-name="ce4" table:formula="of:=[.$B241]+[.Q$3]" office:value-type="time" office:time-value="PT22H02M00S">
            <text:p>22:02</text:p>
          </table:table-cell>
          <table:table-cell table:style-name="ce4" table:formula="of:=[.$B241]+[.R$3]" office:value-type="time" office:time-value="PT22H05M00S">
            <text:p>22:05</text:p>
          </table:table-cell>
        </table:table-row>
        <table:table-row table:style-name="ro1">
          <table:table-cell table:style-name="ce1" table:formula="of:=[.A241]+2" office:value-type="float" office:value="3097">
            <text:p>3097</text:p>
          </table:table-cell>
          <table:table-cell table:style-name="ce5" office:value-type="time" office:time-value="PT21H35M00S">
            <text:p>21:35</text:p>
          </table:table-cell>
          <table:table-cell table:style-name="ce4" table:formula="of:=[.$B242]+[.C$3]" office:value-type="time" office:time-value="PT21H48M00S">
            <text:p>21:48</text:p>
          </table:table-cell>
          <table:table-cell table:style-name="ce4" table:formula="of:=[.$B242]+[.D$3]" office:value-type="time" office:time-value="PT21H50M00S">
            <text:p>21:50</text:p>
          </table:table-cell>
          <table:table-cell table:style-name="ce4" table:formula="of:=[.$B242]+[.E$3]" office:value-type="time" office:time-value="PT21H52M00S">
            <text:p>21:52</text:p>
          </table:table-cell>
          <table:table-cell table:style-name="ce4" table:formula="of:=[.$B242]+[.F$3]" office:value-type="time" office:time-value="PT21H55M00S">
            <text:p>21:55</text:p>
          </table:table-cell>
          <table:table-cell table:style-name="ce4" table:formula="of:=[.$B242]+[.G$3]" office:value-type="time" office:time-value="PT21H57M00S">
            <text:p>21:57</text:p>
          </table:table-cell>
          <table:table-cell table:style-name="ce4" table:formula="of:=[.$B242]+[.H$3]" office:value-type="time" office:time-value="PT22H00M00S">
            <text:p>22:00</text:p>
          </table:table-cell>
          <table:table-cell table:style-name="ce4" table:formula="of:=[.$B242]+[.I$3]" office:value-type="time" office:time-value="PT22H02M00S">
            <text:p>22:02</text:p>
          </table:table-cell>
          <table:table-cell table:style-name="ce4" table:formula="of:=[.$B242]+[.J$3]" office:value-type="time" office:time-value="PT22H04M00S">
            <text:p>22:04</text:p>
          </table:table-cell>
          <table:table-cell table:style-name="ce4" table:formula="of:=[.$B242]+[.K$3]" office:value-type="time" office:time-value="PT22H06M00S">
            <text:p>22:06</text:p>
          </table:table-cell>
          <table:table-cell table:style-name="ce4" table:formula="of:=[.$B242]+[.L$3]" office:value-type="time" office:time-value="PT22H09M00S">
            <text:p>22:09</text:p>
          </table:table-cell>
          <table:table-cell table:style-name="ce4" table:formula="of:=[.$B242]+[.M$3]" office:value-type="time" office:time-value="PT22H12M00S">
            <text:p>22:12</text:p>
          </table:table-cell>
          <table:table-cell table:style-name="ce4" table:formula="of:=[.$B242]+[.N$3]" office:value-type="time" office:time-value="PT22H16M00S">
            <text:p>22:16</text:p>
          </table:table-cell>
          <table:table-cell table:style-name="ce4" table:formula="of:=[.$B242]+[.O$3]" office:value-type="time" office:time-value="PT22H18M00S">
            <text:p>22:18</text:p>
          </table:table-cell>
          <table:table-cell table:style-name="ce4" table:formula="of:=[.$B242]+[.P$3]" office:value-type="time" office:time-value="PT22H20M00S">
            <text:p>22:20</text:p>
          </table:table-cell>
          <table:table-cell table:style-name="ce4" table:formula="of:=[.$B242]+[.Q$3]" office:value-type="time" office:time-value="PT22H22M00S">
            <text:p>22:22</text:p>
          </table:table-cell>
          <table:table-cell table:style-name="ce4" table:formula="of:=[.$B242]+[.R$3]" office:value-type="time" office:time-value="PT22H25M00S">
            <text:p>22:25</text:p>
          </table:table-cell>
        </table:table-row>
        <table:table-row table:style-name="ro1">
          <table:table-cell table:style-name="ce1" table:formula="of:=[.A242]+2" office:value-type="float" office:value="3099">
            <text:p>3099</text:p>
          </table:table-cell>
          <table:table-cell table:style-name="ce5" office:value-type="time" office:time-value="PT21H55M00S">
            <text:p>21:55</text:p>
          </table:table-cell>
          <table:table-cell table:style-name="ce4" table:formula="of:=[.$B243]+[.C$3]" office:value-type="time" office:time-value="PT22H08M00S">
            <text:p>22:08</text:p>
          </table:table-cell>
          <table:table-cell table:style-name="ce4" table:formula="of:=[.$B243]+[.D$3]" office:value-type="time" office:time-value="PT22H10M00S">
            <text:p>22:10</text:p>
          </table:table-cell>
          <table:table-cell table:style-name="ce4" table:formula="of:=[.$B243]+[.E$3]" office:value-type="time" office:time-value="PT22H12M00S">
            <text:p>22:12</text:p>
          </table:table-cell>
          <table:table-cell table:style-name="ce4" table:formula="of:=[.$B243]+[.F$3]" office:value-type="time" office:time-value="PT22H15M00S">
            <text:p>22:15</text:p>
          </table:table-cell>
          <table:table-cell table:style-name="ce4" table:formula="of:=[.$B243]+[.G$3]" office:value-type="time" office:time-value="PT22H17M00S">
            <text:p>22:17</text:p>
          </table:table-cell>
          <table:table-cell table:style-name="ce4" table:formula="of:=[.$B243]+[.H$3]" office:value-type="time" office:time-value="PT22H20M00S">
            <text:p>22:20</text:p>
          </table:table-cell>
          <table:table-cell table:style-name="ce4" table:formula="of:=[.$B243]+[.I$3]" office:value-type="time" office:time-value="PT22H22M00S">
            <text:p>22:22</text:p>
          </table:table-cell>
          <table:table-cell table:style-name="ce4" table:formula="of:=[.$B243]+[.J$3]" office:value-type="time" office:time-value="PT22H24M00S">
            <text:p>22:24</text:p>
          </table:table-cell>
          <table:table-cell table:style-name="ce4" table:formula="of:=[.$B243]+[.K$3]" office:value-type="time" office:time-value="PT22H26M00S">
            <text:p>22:26</text:p>
          </table:table-cell>
          <table:table-cell table:style-name="ce4" table:formula="of:=[.$B243]+[.L$3]" office:value-type="time" office:time-value="PT22H29M00S">
            <text:p>22:29</text:p>
          </table:table-cell>
          <table:table-cell table:style-name="ce4" table:formula="of:=[.$B243]+[.M$3]" office:value-type="time" office:time-value="PT22H32M00S">
            <text:p>22:32</text:p>
          </table:table-cell>
          <table:table-cell table:style-name="ce4" table:formula="of:=[.$B243]+[.N$3]" office:value-type="time" office:time-value="PT22H36M00S">
            <text:p>22:36</text:p>
          </table:table-cell>
          <table:table-cell table:style-name="ce4" table:formula="of:=[.$B243]+[.O$3]" office:value-type="time" office:time-value="PT22H38M00S">
            <text:p>22:38</text:p>
          </table:table-cell>
          <table:table-cell table:style-name="ce4" table:formula="of:=[.$B243]+[.P$3]" office:value-type="time" office:time-value="PT22H40M00S">
            <text:p>22:40</text:p>
          </table:table-cell>
          <table:table-cell table:style-name="ce4" table:formula="of:=[.$B243]+[.Q$3]" office:value-type="time" office:time-value="PT22H42M00S">
            <text:p>22:42</text:p>
          </table:table-cell>
          <table:table-cell table:style-name="ce4" table:formula="of:=[.$B243]+[.R$3]" office:value-type="time" office:time-value="PT22H45M00S">
            <text:p>22:45</text:p>
          </table:table-cell>
        </table:table-row>
        <table:table-row table:style-name="ro1">
          <table:table-cell table:style-name="ce1" table:formula="of:=[.A243]+2" office:value-type="float" office:value="3101">
            <text:p>3101</text:p>
          </table:table-cell>
          <table:table-cell table:style-name="ce5" office:value-type="time" office:time-value="PT22H15M00S">
            <text:p>22:15</text:p>
          </table:table-cell>
          <table:table-cell table:style-name="ce4" table:formula="of:=[.$B244]+[.C$3]" office:value-type="time" office:time-value="PT22H28M00S">
            <text:p>22:28</text:p>
          </table:table-cell>
          <table:table-cell table:style-name="ce4" table:formula="of:=[.$B244]+[.D$3]" office:value-type="time" office:time-value="PT22H30M00S">
            <text:p>22:30</text:p>
          </table:table-cell>
          <table:table-cell table:style-name="ce4" table:formula="of:=[.$B244]+[.E$3]" office:value-type="time" office:time-value="PT22H32M00S">
            <text:p>22:32</text:p>
          </table:table-cell>
          <table:table-cell table:style-name="ce4" table:formula="of:=[.$B244]+[.F$3]" office:value-type="time" office:time-value="PT22H35M00S">
            <text:p>22:35</text:p>
          </table:table-cell>
          <table:table-cell table:style-name="ce4" table:formula="of:=[.$B244]+[.G$3]" office:value-type="time" office:time-value="PT22H37M00S">
            <text:p>22:37</text:p>
          </table:table-cell>
          <table:table-cell table:style-name="ce4" table:formula="of:=[.$B244]+[.H$3]" office:value-type="time" office:time-value="PT22H40M00S">
            <text:p>22:40</text:p>
          </table:table-cell>
          <table:table-cell table:style-name="ce4" table:formula="of:=[.$B244]+[.I$3]" office:value-type="time" office:time-value="PT22H42M00S">
            <text:p>22:42</text:p>
          </table:table-cell>
          <table:table-cell table:style-name="ce4" table:formula="of:=[.$B244]+[.J$3]" office:value-type="time" office:time-value="PT22H44M00S">
            <text:p>22:44</text:p>
          </table:table-cell>
          <table:table-cell table:style-name="ce4" table:formula="of:=[.$B244]+[.K$3]" office:value-type="time" office:time-value="PT22H46M00S">
            <text:p>22:46</text:p>
          </table:table-cell>
          <table:table-cell table:style-name="ce4" table:formula="of:=[.$B244]+[.L$3]" office:value-type="time" office:time-value="PT22H49M00S">
            <text:p>22:49</text:p>
          </table:table-cell>
          <table:table-cell table:style-name="ce4" table:formula="of:=[.$B244]+[.M$3]" office:value-type="time" office:time-value="PT22H52M00S">
            <text:p>22:52</text:p>
          </table:table-cell>
          <table:table-cell table:style-name="ce4" table:formula="of:=[.$B244]+[.N$3]" office:value-type="time" office:time-value="PT22H56M00S">
            <text:p>22:56</text:p>
          </table:table-cell>
          <table:table-cell table:style-name="ce4" table:formula="of:=[.$B244]+[.O$3]" office:value-type="time" office:time-value="PT22H58M00S">
            <text:p>22:58</text:p>
          </table:table-cell>
          <table:table-cell table:style-name="ce4" table:formula="of:=[.$B244]+[.P$3]" office:value-type="time" office:time-value="PT23H00M00S">
            <text:p>23:00</text:p>
          </table:table-cell>
          <table:table-cell table:style-name="ce4" table:formula="of:=[.$B244]+[.Q$3]" office:value-type="time" office:time-value="PT23H02M00S">
            <text:p>23:02</text:p>
          </table:table-cell>
          <table:table-cell table:style-name="ce4" table:formula="of:=[.$B244]+[.R$3]" office:value-type="time" office:time-value="PT23H05M00S">
            <text:p>23:05</text:p>
          </table:table-cell>
        </table:table-row>
        <table:table-row table:style-name="ro1">
          <table:table-cell table:style-name="ce1" table:formula="of:=[.A244]+2" office:value-type="float" office:value="3103">
            <text:p>3103</text:p>
          </table:table-cell>
          <table:table-cell table:style-name="ce5" office:value-type="time" office:time-value="PT22H41M00S">
            <text:p>22:41</text:p>
          </table:table-cell>
          <table:table-cell table:style-name="ce4" table:formula="of:=[.$B245]+[.C$3]" office:value-type="time" office:time-value="PT22H54M00S">
            <text:p>22:54</text:p>
          </table:table-cell>
          <table:table-cell table:style-name="ce4" table:formula="of:=[.$B245]+[.D$3]" office:value-type="time" office:time-value="PT22H56M00S">
            <text:p>22:56</text:p>
          </table:table-cell>
          <table:table-cell table:style-name="ce4" table:formula="of:=[.$B245]+[.E$3]" office:value-type="time" office:time-value="PT22H58M00S">
            <text:p>22:58</text:p>
          </table:table-cell>
          <table:table-cell table:style-name="ce4" table:formula="of:=[.$B245]+[.F$3]" office:value-type="time" office:time-value="PT23H01M00S">
            <text:p>23:01</text:p>
          </table:table-cell>
          <table:table-cell table:style-name="ce4" table:formula="of:=[.$B245]+[.G$3]" office:value-type="time" office:time-value="PT23H03M00S">
            <text:p>23:03</text:p>
          </table:table-cell>
          <table:table-cell table:style-name="ce4" table:formula="of:=[.$B245]+[.H$3]" office:value-type="time" office:time-value="PT23H06M00S">
            <text:p>23:06</text:p>
          </table:table-cell>
          <table:table-cell table:style-name="ce4" table:formula="of:=[.$B245]+[.I$3]" office:value-type="time" office:time-value="PT23H08M00S">
            <text:p>23:08</text:p>
          </table:table-cell>
          <table:table-cell table:style-name="ce4" table:formula="of:=[.$B245]+[.J$3]" office:value-type="time" office:time-value="PT23H10M00S">
            <text:p>23:10</text:p>
          </table:table-cell>
          <table:table-cell table:style-name="ce4" table:formula="of:=[.$B245]+[.K$3]" office:value-type="time" office:time-value="PT23H12M00S">
            <text:p>23:12</text:p>
          </table:table-cell>
          <table:table-cell table:style-name="ce4" table:formula="of:=[.$B245]+[.L$3]" office:value-type="time" office:time-value="PT23H15M00S">
            <text:p>23:15</text:p>
          </table:table-cell>
          <table:table-cell table:style-name="ce4" table:formula="of:=[.$B245]+[.M$3]" office:value-type="time" office:time-value="PT23H18M00S">
            <text:p>23:18</text:p>
          </table:table-cell>
          <table:table-cell table:style-name="ce4" table:formula="of:=[.$B245]+[.N$3]" office:value-type="time" office:time-value="PT23H22M00S">
            <text:p>23:22</text:p>
          </table:table-cell>
          <table:table-cell table:style-name="ce4" table:formula="of:=[.$B245]+[.O$3]" office:value-type="time" office:time-value="PT23H24M00S">
            <text:p>23:24</text:p>
          </table:table-cell>
          <table:table-cell table:style-name="ce4" table:formula="of:=[.$B245]+[.P$3]" office:value-type="time" office:time-value="PT23H26M00S">
            <text:p>23:26</text:p>
          </table:table-cell>
          <table:table-cell table:style-name="ce4" table:formula="of:=[.$B245]+[.Q$3]" office:value-type="time" office:time-value="PT23H28M00S">
            <text:p>23:28</text:p>
          </table:table-cell>
          <table:table-cell table:style-name="ce4" table:formula="of:=[.$B245]+[.R$3]" office:value-type="time" office:time-value="PT23H31M00S">
            <text:p>23:31</text:p>
          </table:table-cell>
        </table:table-row>
        <table:table-row table:style-name="ro1">
          <table:table-cell table:style-name="ce1" table:formula="of:=[.A245]+2" office:value-type="float" office:value="3105">
            <text:p>3105</text:p>
          </table:table-cell>
          <table:table-cell table:style-name="ce5" office:value-type="time" office:time-value="PT23H06M00S">
            <text:p>23:06</text:p>
          </table:table-cell>
          <table:table-cell table:style-name="ce4" table:formula="of:=[.$B246]+[.C$3]" office:value-type="time" office:time-value="PT23H19M00S">
            <text:p>23:19</text:p>
          </table:table-cell>
          <table:table-cell table:style-name="ce4" table:formula="of:=[.$B246]+[.D$3]" office:value-type="time" office:time-value="PT23H21M00S">
            <text:p>23:21</text:p>
          </table:table-cell>
          <table:table-cell table:style-name="ce4" table:formula="of:=[.$B246]+[.E$3]" office:value-type="time" office:time-value="PT23H23M00S">
            <text:p>23:23</text:p>
          </table:table-cell>
          <table:table-cell table:style-name="ce4" table:formula="of:=[.$B246]+[.F$3]" office:value-type="time" office:time-value="PT23H26M00S">
            <text:p>23:26</text:p>
          </table:table-cell>
          <table:table-cell table:style-name="ce4" table:formula="of:=[.$B246]+[.G$3]" office:value-type="time" office:time-value="PT23H28M00S">
            <text:p>23:28</text:p>
          </table:table-cell>
          <table:table-cell table:style-name="ce4" table:formula="of:=[.$B246]+[.H$3]" office:value-type="time" office:time-value="PT23H31M00S">
            <text:p>23:31</text:p>
          </table:table-cell>
          <table:table-cell table:style-name="ce4" table:formula="of:=[.$B246]+[.I$3]" office:value-type="time" office:time-value="PT23H33M00S">
            <text:p>23:33</text:p>
          </table:table-cell>
          <table:table-cell table:style-name="ce4" table:formula="of:=[.$B246]+[.J$3]" office:value-type="time" office:time-value="PT23H35M00S">
            <text:p>23:35</text:p>
          </table:table-cell>
          <table:table-cell table:style-name="ce4" table:formula="of:=[.$B246]+[.K$3]" office:value-type="time" office:time-value="PT23H37M00S">
            <text:p>23:37</text:p>
          </table:table-cell>
          <table:table-cell table:style-name="ce4" table:formula="of:=[.$B246]+[.L$3]" office:value-type="time" office:time-value="PT23H40M00S">
            <text:p>23:40</text:p>
          </table:table-cell>
          <table:table-cell table:style-name="ce4" table:formula="of:=[.$B246]+[.M$3]" office:value-type="time" office:time-value="PT23H43M00S">
            <text:p>23:43</text:p>
          </table:table-cell>
          <table:table-cell table:style-name="ce4" table:formula="of:=[.$B246]+[.N$3]" office:value-type="time" office:time-value="PT23H47M00S">
            <text:p>23:47</text:p>
          </table:table-cell>
          <table:table-cell table:style-name="ce4" table:formula="of:=[.$B246]+[.O$3]" office:value-type="time" office:time-value="PT23H49M00S">
            <text:p>23:49</text:p>
          </table:table-cell>
          <table:table-cell table:style-name="ce4" table:formula="of:=[.$B246]+[.P$3]" office:value-type="time" office:time-value="PT23H51M00S">
            <text:p>23:51</text:p>
          </table:table-cell>
          <table:table-cell table:style-name="ce4" table:formula="of:=[.$B246]+[.Q$3]" office:value-type="time" office:time-value="PT23H53M00S">
            <text:p>23:53</text:p>
          </table:table-cell>
          <table:table-cell table:style-name="ce4" table:formula="of:=[.$B246]+[.R$3]" office:value-type="time" office:time-value="PT23H56M00S">
            <text:p>23:56</text:p>
          </table:table-cell>
        </table:table-row>
        <table:table-row table:style-name="ro1">
          <table:table-cell table:style-name="ce1" table:formula="of:=[.A246]+2" office:value-type="float" office:value="3107">
            <text:p>3107</text:p>
          </table:table-cell>
          <table:table-cell table:style-name="ce5" office:value-type="time" office:time-value="PT23H34M00S">
            <text:p>23:34</text:p>
          </table:table-cell>
          <table:table-cell table:style-name="ce4" table:formula="of:=[.$B247]+[.C$3]" office:value-type="time" office:time-value="PT23H47M00S">
            <text:p>23:47</text:p>
          </table:table-cell>
          <table:table-cell table:style-name="ce4" table:formula="of:=[.$B247]+[.D$3]" office:value-type="time" office:time-value="PT23H49M00S">
            <text:p>23:49</text:p>
          </table:table-cell>
          <table:table-cell table:style-name="ce4" table:formula="of:=[.$B247]+[.E$3]" office:value-type="time" office:time-value="PT23H51M00S">
            <text:p>23:51</text:p>
          </table:table-cell>
          <table:table-cell table:style-name="ce4" table:formula="of:=[.$B247]+[.F$3]" office:value-type="time" office:time-value="PT23H54M00S">
            <text:p>23:54</text:p>
          </table:table-cell>
          <table:table-cell table:style-name="ce4" table:formula="of:=[.$B247]+[.G$3]" office:value-type="time" office:time-value="PT23H56M00S">
            <text:p>23:56</text:p>
          </table:table-cell>
          <table:table-cell table:style-name="ce4" table:formula="of:=[.$B247]+[.H$3]" office:value-type="time" office:time-value="PT23H59M00S">
            <text:p>23:59</text:p>
          </table:table-cell>
          <table:table-cell table:style-name="ce4" table:formula="of:=[.$B247]+[.I$3]" office:value-type="time" office:time-value="PT24H01M00S">
            <text:p>00:01</text:p>
          </table:table-cell>
          <table:table-cell table:style-name="ce4" table:formula="of:=[.$B247]+[.J$3]" office:value-type="time" office:time-value="PT24H03M00S">
            <text:p>00:03</text:p>
          </table:table-cell>
          <table:table-cell table:style-name="ce4" table:formula="of:=[.$B247]+[.K$3]" office:value-type="time" office:time-value="PT24H05M00S">
            <text:p>00:05</text:p>
          </table:table-cell>
          <table:table-cell table:style-name="ce4" table:formula="of:=[.$B247]+[.L$3]" office:value-type="time" office:time-value="PT24H08M00S">
            <text:p>00:08</text:p>
          </table:table-cell>
          <table:table-cell table:style-name="ce4" table:formula="of:=[.$B247]+[.M$3]" office:value-type="time" office:time-value="PT24H11M00S">
            <text:p>00:11</text:p>
          </table:table-cell>
          <table:table-cell table:style-name="ce4" table:formula="of:=[.$B247]+[.N$3]" office:value-type="time" office:time-value="PT24H15M00S">
            <text:p>00:15</text:p>
          </table:table-cell>
          <table:table-cell table:style-name="ce4" table:formula="of:=[.$B247]+[.O$3]" office:value-type="time" office:time-value="PT24H17M00S">
            <text:p>00:17</text:p>
          </table:table-cell>
          <table:table-cell table:style-name="ce4" table:formula="of:=[.$B247]+[.P$3]" office:value-type="time" office:time-value="PT24H19M00S">
            <text:p>00:19</text:p>
          </table:table-cell>
          <table:table-cell table:style-name="ce4" table:formula="of:=[.$B247]+[.Q$3]" office:value-type="time" office:time-value="PT24H21M00S">
            <text:p>00:21</text:p>
          </table:table-cell>
          <table:table-cell table:style-name="ce4" table:formula="of:=[.$B247]+[.R$3]" office:value-type="time" office:time-value="PT24H24M00S">
            <text:p>00:24</text:p>
          </table:table-cell>
        </table:table-row>
        <table:table-row table:style-name="ro1" table:number-rows-repeated="104832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igre-Retiro" table:style-name="ta1">
        <table:table-column table:style-name="co2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table:number-columns-repeated="18"/>
        </table:table-row>
        <table:table-row table:style-name="ro3">
          <table:table-cell/>
          <table:table-cell table:style-name="Default" office:value-type="string">
            <text:p>Tigre</text:p>
          </table:table-cell>
          <table:table-cell office:value-type="string">
            <text:p>Carupa</text:p>
          </table:table-cell>
          <table:table-cell office:value-type="string">
            <text:p>S. Fernando</text:p>
          </table:table-cell>
          <table:table-cell office:value-type="string">
            <text:p>Virreyes</text:p>
          </table:table-cell>
          <table:table-cell office:value-type="string">
            <text:p>Victoria</text:p>
          </table:table-cell>
          <table:table-cell office:value-type="string">
            <text:p>Beccar</text:p>
          </table:table-cell>
          <table:table-cell office:value-type="string">
            <text:p>San Isidro</text:p>
          </table:table-cell>
          <table:table-cell office:value-type="string">
            <text:p>Acassuso</text:p>
          </table:table-cell>
          <table:table-cell office:value-type="string">
            <text:p>Martinez</text:p>
          </table:table-cell>
          <table:table-cell office:value-type="string">
            <text:p>La Lucila</text:p>
          </table:table-cell>
          <table:table-cell office:value-type="string">
            <text:p>Olivos</text:p>
          </table:table-cell>
          <table:table-cell office:value-type="string">
            <text:p>Vte. López</text:p>
          </table:table-cell>
          <table:table-cell office:value-type="string">
            <text:p>Rivadavia</text:p>
          </table:table-cell>
          <table:table-cell office:value-type="string">
            <text:p>Nuñez</text:p>
          </table:table-cell>
          <table:table-cell office:value-type="string">
            <text:p>Belgrano C</text:p>
          </table:table-cell>
          <table:table-cell office:value-type="string">
            <text:p>L. de la Torre</text:p>
          </table:table-cell>
          <table:table-cell office:value-type="string">
            <text:p>Retiro</text:p>
          </table:table-cell>
        </table:table-row>
        <table:table-row table:style-name="ro3">
          <table:table-cell table:style-name="ce2" office:value-type="string">
            <text:p>Tiempo desde Tigre</text:p>
          </table:table-cell>
          <table:table-cell/>
          <table:table-cell table:style-name="ce4" table:formula="of:=[.C4]-[.$B4]" office:value-type="time" office:time-value="PT00H03M00S">
            <text:p>00:03</text:p>
          </table:table-cell>
          <table:table-cell table:style-name="ce4" table:formula="of:=[.D4]-[.$B4]" office:value-type="time" office:time-value="PT00H05M00S">
            <text:p>00:05</text:p>
          </table:table-cell>
          <table:table-cell table:style-name="ce4" table:formula="of:=[.E4]-[.$B4]" office:value-type="time" office:time-value="PT00H07M00S">
            <text:p>00:07</text:p>
          </table:table-cell>
          <table:table-cell table:style-name="ce4" table:formula="of:=[.F4]-[.$B4]" office:value-type="time" office:time-value="PT00H09M00S">
            <text:p>00:09</text:p>
          </table:table-cell>
          <table:table-cell table:style-name="ce4" table:formula="of:=[.G4]-[.$B4]" office:value-type="time" office:time-value="PT00H13M00S">
            <text:p>00:13</text:p>
          </table:table-cell>
          <table:table-cell table:style-name="ce4" table:formula="of:=[.H4]-[.$B4]" office:value-type="time" office:time-value="PT00H16M00S">
            <text:p>00:16</text:p>
          </table:table-cell>
          <table:table-cell table:style-name="ce4" table:formula="of:=[.I4]-[.$B4]" office:value-type="time" office:time-value="PT00H19M00S">
            <text:p>00:19</text:p>
          </table:table-cell>
          <table:table-cell table:style-name="ce4" table:formula="of:=[.J4]-[.$B4]" office:value-type="time" office:time-value="PT00H21M00S">
            <text:p>00:21</text:p>
          </table:table-cell>
          <table:table-cell table:style-name="ce4" table:formula="of:=[.K4]-[.$B4]" office:value-type="time" office:time-value="PT00H23M00S">
            <text:p>00:23</text:p>
          </table:table-cell>
          <table:table-cell table:style-name="ce4" table:formula="of:=[.L4]-[.$B4]" office:value-type="time" office:time-value="PT00H25M00S">
            <text:p>00:25</text:p>
          </table:table-cell>
          <table:table-cell table:style-name="ce4" table:formula="of:=[.M4]-[.$B4]" office:value-type="time" office:time-value="PT00H28M00S">
            <text:p>00:28</text:p>
          </table:table-cell>
          <table:table-cell table:style-name="ce4" table:formula="of:=[.N4]-[.$B4]" office:value-type="time" office:time-value="PT00H30M00S">
            <text:p>00:30</text:p>
          </table:table-cell>
          <table:table-cell table:style-name="ce4" table:formula="of:=[.O4]-[.$B4]" office:value-type="time" office:time-value="PT00H33M00S">
            <text:p>00:33</text:p>
          </table:table-cell>
          <table:table-cell table:style-name="ce4" table:formula="of:=[.P4]-[.$B4]" office:value-type="time" office:time-value="PT00H35M00S">
            <text:p>00:35</text:p>
          </table:table-cell>
          <table:table-cell table:style-name="ce4" table:formula="of:=[.Q4]-[.$B4]" office:value-type="time" office:time-value="PT00H37M00S">
            <text:p>00:37</text:p>
          </table:table-cell>
          <table:table-cell table:style-name="ce4" table:formula="of:=[.R4]-[.$B4]" office:value-type="time" office:time-value="PT00H50M00S">
            <text:p>00:50</text:p>
          </table:table-cell>
        </table:table-row>
        <table:table-row table:style-name="ro1">
          <table:table-cell table:style-name="ce1" office:value-type="float" office:value="3000">
            <text:p>3000</text:p>
          </table:table-cell>
          <table:table-cell table:style-name="ce5" office:value-type="time" office:time-value="PT03H40M00S">
            <text:p>03:40</text:p>
          </table:table-cell>
          <table:table-cell table:style-name="ce5" office:value-type="time" office:time-value="PT03H43M00S">
            <text:p>03:43</text:p>
          </table:table-cell>
          <table:table-cell table:style-name="ce5" office:value-type="time" office:time-value="PT03H45M00S">
            <text:p>03:45</text:p>
          </table:table-cell>
          <table:table-cell table:style-name="ce5" office:value-type="time" office:time-value="PT03H47M00S">
            <text:p>03:47</text:p>
          </table:table-cell>
          <table:table-cell table:style-name="ce5" office:value-type="time" office:time-value="PT03H49M00S">
            <text:p>03:49</text:p>
          </table:table-cell>
          <table:table-cell table:style-name="ce5" office:value-type="time" office:time-value="PT03H53M00S">
            <text:p>03:53</text:p>
          </table:table-cell>
          <table:table-cell table:style-name="ce5" office:value-type="time" office:time-value="PT03H56M00S">
            <text:p>03:56</text:p>
          </table:table-cell>
          <table:table-cell table:style-name="ce5" office:value-type="time" office:time-value="PT03H59M00S">
            <text:p>03:59</text:p>
          </table:table-cell>
          <table:table-cell table:style-name="ce5" office:value-type="time" office:time-value="PT04H01M00S">
            <text:p>04:01</text:p>
          </table:table-cell>
          <table:table-cell table:style-name="ce5" office:value-type="time" office:time-value="PT04H03M00S">
            <text:p>04:03</text:p>
          </table:table-cell>
          <table:table-cell table:style-name="ce5" office:value-type="time" office:time-value="PT04H05M00S">
            <text:p>04:05</text:p>
          </table:table-cell>
          <table:table-cell table:style-name="ce5" office:value-type="time" office:time-value="PT04H08M00S">
            <text:p>04:08</text:p>
          </table:table-cell>
          <table:table-cell table:style-name="ce5" office:value-type="time" office:time-value="PT04H10M00S">
            <text:p>04:10</text:p>
          </table:table-cell>
          <table:table-cell table:style-name="ce5" office:value-type="time" office:time-value="PT04H13M00S">
            <text:p>04:13</text:p>
          </table:table-cell>
          <table:table-cell table:style-name="ce5" office:value-type="time" office:time-value="PT04H15M00S">
            <text:p>04:15</text:p>
          </table:table-cell>
          <table:table-cell table:style-name="ce5" office:value-type="time" office:time-value="PT04H17M00S">
            <text:p>04:17</text:p>
          </table:table-cell>
          <table:table-cell table:style-name="ce5" office:value-type="time" office:time-value="PT04H30M00S">
            <text:p>04:30</text:p>
          </table:table-cell>
        </table:table-row>
        <table:table-row table:style-name="ro1">
          <table:table-cell table:number-columns-repeated="2"/>
          <table:table-cell table:style-name="ce4" table:number-columns-repeated="16"/>
        </table:table-row>
        <table:table-row table:style-name="ro3">
          <table:table-cell table:style-name="ce2" office:value-type="string">
            <text:p>Lunes a Viernes hábiles</text:p>
          </table:table-cell>
          <table:table-cell/>
          <table:table-cell table:style-name="ce4" table:number-columns-repeated="16"/>
        </table:table-row>
        <table:table-row table:style-name="ro3">
          <table:table-cell office:value-type="string">
            <text:p>Tren No.</text:p>
          </table:table-cell>
          <table:table-cell table:style-name="Default" office:value-type="string">
            <text:p>Tigre</text:p>
          </table:table-cell>
          <table:table-cell office:value-type="string">
            <text:p>Carupa</text:p>
          </table:table-cell>
          <table:table-cell office:value-type="string">
            <text:p>S. Fernando</text:p>
          </table:table-cell>
          <table:table-cell office:value-type="string">
            <text:p>Virreyes</text:p>
          </table:table-cell>
          <table:table-cell office:value-type="string">
            <text:p>Victoria</text:p>
          </table:table-cell>
          <table:table-cell office:value-type="string">
            <text:p>Beccar</text:p>
          </table:table-cell>
          <table:table-cell office:value-type="string">
            <text:p>San Isidro</text:p>
          </table:table-cell>
          <table:table-cell office:value-type="string">
            <text:p>Acassuso</text:p>
          </table:table-cell>
          <table:table-cell office:value-type="string">
            <text:p>Martinez</text:p>
          </table:table-cell>
          <table:table-cell office:value-type="string">
            <text:p>La Lucila</text:p>
          </table:table-cell>
          <table:table-cell office:value-type="string">
            <text:p>Olivos</text:p>
          </table:table-cell>
          <table:table-cell office:value-type="string">
            <text:p>Vte. López</text:p>
          </table:table-cell>
          <table:table-cell office:value-type="string">
            <text:p>Rivadavia</text:p>
          </table:table-cell>
          <table:table-cell office:value-type="string">
            <text:p>Nuñez</text:p>
          </table:table-cell>
          <table:table-cell office:value-type="string">
            <text:p>Belgrano C</text:p>
          </table:table-cell>
          <table:table-cell office:value-type="string">
            <text:p>L. de la Torre</text:p>
          </table:table-cell>
          <table:table-cell office:value-type="string">
            <text:p>Retiro</text:p>
          </table:table-cell>
        </table:table-row>
        <table:table-row table:style-name="ro1">
          <table:table-cell table:style-name="ce3" office:value-type="float" office:value="3000">
            <text:p>3000</text:p>
          </table:table-cell>
          <table:table-cell table:style-name="ce6" office:value-type="time" office:time-value="PT03H40M00S">
            <text:p>03:40</text:p>
          </table:table-cell>
          <table:table-cell table:style-name="ce4" table:formula="of:=[.$B8]+[.C$3]" office:value-type="time" office:time-value="PT03H43M00S">
            <text:p>03:43</text:p>
          </table:table-cell>
          <table:table-cell table:style-name="ce4" table:formula="of:=[.$B8]+[.D$3]" office:value-type="time" office:time-value="PT03H45M00S">
            <text:p>03:45</text:p>
          </table:table-cell>
          <table:table-cell table:style-name="ce4" table:formula="of:=[.$B8]+[.E$3]" office:value-type="time" office:time-value="PT03H47M00S">
            <text:p>03:47</text:p>
          </table:table-cell>
          <table:table-cell table:style-name="ce4" table:formula="of:=[.$B8]+[.F$3]" office:value-type="time" office:time-value="PT03H49M00S">
            <text:p>03:49</text:p>
          </table:table-cell>
          <table:table-cell table:style-name="ce4" table:formula="of:=[.$B8]+[.G$3]" office:value-type="time" office:time-value="PT03H53M00S">
            <text:p>03:53</text:p>
          </table:table-cell>
          <table:table-cell table:style-name="ce4" table:formula="of:=[.$B8]+[.H$3]" office:value-type="time" office:time-value="PT03H56M00S">
            <text:p>03:56</text:p>
          </table:table-cell>
          <table:table-cell table:style-name="ce4" table:formula="of:=[.$B8]+[.I$3]" office:value-type="time" office:time-value="PT03H59M00S">
            <text:p>03:59</text:p>
          </table:table-cell>
          <table:table-cell table:style-name="ce4" table:formula="of:=[.$B8]+[.J$3]" office:value-type="time" office:time-value="PT04H01M00S">
            <text:p>04:01</text:p>
          </table:table-cell>
          <table:table-cell table:style-name="ce4" table:formula="of:=[.$B8]+[.K$3]" office:value-type="time" office:time-value="PT04H03M00S">
            <text:p>04:03</text:p>
          </table:table-cell>
          <table:table-cell table:style-name="ce4" table:formula="of:=[.$B8]+[.L$3]" office:value-type="time" office:time-value="PT04H05M00S">
            <text:p>04:05</text:p>
          </table:table-cell>
          <table:table-cell table:style-name="ce4" table:formula="of:=[.$B8]+[.M$3]" office:value-type="time" office:time-value="PT04H08M00S">
            <text:p>04:08</text:p>
          </table:table-cell>
          <table:table-cell table:style-name="ce4" table:formula="of:=[.$B8]+[.N$3]" office:value-type="time" office:time-value="PT04H10M00S">
            <text:p>04:10</text:p>
          </table:table-cell>
          <table:table-cell table:style-name="ce4" table:formula="of:=[.$B8]+[.O$3]" office:value-type="time" office:time-value="PT04H13M00S">
            <text:p>04:13</text:p>
          </table:table-cell>
          <table:table-cell table:style-name="ce4" table:formula="of:=[.$B8]+[.P$3]" office:value-type="time" office:time-value="PT04H15M00S">
            <text:p>04:15</text:p>
          </table:table-cell>
          <table:table-cell table:style-name="ce4" table:formula="of:=[.$B8]+[.Q$3]" office:value-type="time" office:time-value="PT04H17M00S">
            <text:p>04:17</text:p>
          </table:table-cell>
          <table:table-cell table:style-name="ce4" table:formula="of:=[.$B8]+[.R$3]" office:value-type="time" office:time-value="PT04H30M00S">
            <text:p>04:30</text:p>
          </table:table-cell>
        </table:table-row>
        <table:table-row table:style-name="ro1">
          <table:table-cell table:style-name="ce3" office:value-type="float" office:value="3002">
            <text:p>3002</text:p>
          </table:table-cell>
          <table:table-cell table:style-name="ce7" table:formula="of:=[.F9]-[.F3]" office:value-type="time" office:time-value="PT04H01M00S">
            <text:p>04:01</text:p>
          </table:table-cell>
          <table:table-cell table:style-name="ce4" table:number-columns-repeated="3"/>
          <table:table-cell table:style-name="ce5" office:value-type="time" office:time-value="PT04H10M00S">
            <text:p>04:10</text:p>
          </table:table-cell>
          <table:table-cell table:style-name="ce4" table:formula="of:=[.$B9]+[.G$3]" office:value-type="time" office:time-value="PT04H14M00S">
            <text:p>04:14</text:p>
          </table:table-cell>
          <table:table-cell table:style-name="ce4" table:formula="of:=[.$B9]+[.H$3]" office:value-type="time" office:time-value="PT04H17M00S">
            <text:p>04:17</text:p>
          </table:table-cell>
          <table:table-cell table:style-name="ce4" table:formula="of:=[.$B9]+[.I$3]" office:value-type="time" office:time-value="PT04H20M00S">
            <text:p>04:20</text:p>
          </table:table-cell>
          <table:table-cell table:style-name="ce4" table:formula="of:=[.$B9]+[.J$3]" office:value-type="time" office:time-value="PT04H22M00S">
            <text:p>04:22</text:p>
          </table:table-cell>
          <table:table-cell table:style-name="ce4" table:formula="of:=[.$B9]+[.K$3]" office:value-type="time" office:time-value="PT04H24M00S">
            <text:p>04:24</text:p>
          </table:table-cell>
          <table:table-cell table:style-name="ce4" table:formula="of:=[.$B9]+[.L$3]" office:value-type="time" office:time-value="PT04H26M00S">
            <text:p>04:26</text:p>
          </table:table-cell>
          <table:table-cell table:style-name="ce4" table:formula="of:=[.$B9]+[.M$3]" office:value-type="time" office:time-value="PT04H29M00S">
            <text:p>04:29</text:p>
          </table:table-cell>
          <table:table-cell table:style-name="ce4" table:formula="of:=[.$B9]+[.N$3]" office:value-type="time" office:time-value="PT04H31M00S">
            <text:p>04:31</text:p>
          </table:table-cell>
          <table:table-cell table:style-name="ce4" table:number-columns-repeated="4"/>
        </table:table-row>
        <table:table-row table:style-name="ro1">
          <table:table-cell table:style-name="ce3" table:formula="of:=[.A9]+2" office:value-type="float" office:value="3004">
            <text:p>3004</text:p>
          </table:table-cell>
          <table:table-cell table:style-name="ce6" office:value-type="time" office:time-value="PT04H21M00S">
            <text:p>04:21</text:p>
          </table:table-cell>
          <table:table-cell table:style-name="ce4" table:formula="of:=[.$B10]+[.C$3]" office:value-type="time" office:time-value="PT04H24M00S">
            <text:p>04:24</text:p>
          </table:table-cell>
          <table:table-cell table:style-name="ce4" table:formula="of:=[.$B10]+[.D$3]" office:value-type="time" office:time-value="PT04H26M00S">
            <text:p>04:26</text:p>
          </table:table-cell>
          <table:table-cell table:style-name="ce4" table:formula="of:=[.$B10]+[.E$3]" office:value-type="time" office:time-value="PT04H28M00S">
            <text:p>04:28</text:p>
          </table:table-cell>
          <table:table-cell table:style-name="ce4" table:formula="of:=[.$B10]+[.F$3]" office:value-type="time" office:time-value="PT04H30M00S">
            <text:p>04:30</text:p>
          </table:table-cell>
          <table:table-cell table:style-name="ce4" table:formula="of:=[.$B10]+[.G$3]" office:value-type="time" office:time-value="PT04H34M00S">
            <text:p>04:34</text:p>
          </table:table-cell>
          <table:table-cell table:style-name="ce4" table:formula="of:=[.$B10]+[.H$3]" office:value-type="time" office:time-value="PT04H37M00S">
            <text:p>04:37</text:p>
          </table:table-cell>
          <table:table-cell table:style-name="ce4" table:formula="of:=[.$B10]+[.I$3]" office:value-type="time" office:time-value="PT04H40M00S">
            <text:p>04:40</text:p>
          </table:table-cell>
          <table:table-cell table:style-name="ce4" table:formula="of:=[.$B10]+[.J$3]" office:value-type="time" office:time-value="PT04H42M00S">
            <text:p>04:42</text:p>
          </table:table-cell>
          <table:table-cell table:style-name="ce4" table:formula="of:=[.$B10]+[.K$3]" office:value-type="time" office:time-value="PT04H44M00S">
            <text:p>04:44</text:p>
          </table:table-cell>
          <table:table-cell table:style-name="ce4" table:formula="of:=[.$B10]+[.L$3]" office:value-type="time" office:time-value="PT04H46M00S">
            <text:p>04:46</text:p>
          </table:table-cell>
          <table:table-cell table:style-name="ce4" table:formula="of:=[.$B10]+[.M$3]" office:value-type="time" office:time-value="PT04H49M00S">
            <text:p>04:49</text:p>
          </table:table-cell>
          <table:table-cell table:style-name="ce4" table:formula="of:=[.$B10]+[.N$3]" office:value-type="time" office:time-value="PT04H51M00S">
            <text:p>04:51</text:p>
          </table:table-cell>
          <table:table-cell table:style-name="ce4" table:formula="of:=[.$B10]+[.O$3]" office:value-type="time" office:time-value="PT04H54M00S">
            <text:p>04:54</text:p>
          </table:table-cell>
          <table:table-cell table:style-name="ce4" table:formula="of:=[.$B10]+[.P$3]" office:value-type="time" office:time-value="PT04H56M00S">
            <text:p>04:56</text:p>
          </table:table-cell>
          <table:table-cell table:style-name="ce4" table:formula="of:=[.$B10]+[.Q$3]" office:value-type="time" office:time-value="PT04H58M00S">
            <text:p>04:58</text:p>
          </table:table-cell>
          <table:table-cell table:style-name="ce4" table:formula="of:=[.$B10]+[.R$3]" office:value-type="time" office:time-value="PT05H11M00S">
            <text:p>05:11</text:p>
          </table:table-cell>
        </table:table-row>
        <table:table-row table:style-name="ro1">
          <table:table-cell table:style-name="ce3" table:formula="of:=[.A10]+2" office:value-type="float" office:value="3006">
            <text:p>3006</text:p>
          </table:table-cell>
          <table:table-cell table:style-name="ce6" office:value-type="time" office:time-value="PT04H42M00S">
            <text:p>04:42</text:p>
          </table:table-cell>
          <table:table-cell table:style-name="ce4" table:formula="of:=[.$B11]+[.C$3]" office:value-type="time" office:time-value="PT04H45M00S">
            <text:p>04:45</text:p>
          </table:table-cell>
          <table:table-cell table:style-name="ce4" table:formula="of:=[.$B11]+[.D$3]" office:value-type="time" office:time-value="PT04H47M00S">
            <text:p>04:47</text:p>
          </table:table-cell>
          <table:table-cell table:style-name="ce4" table:formula="of:=[.$B11]+[.E$3]" office:value-type="time" office:time-value="PT04H49M00S">
            <text:p>04:49</text:p>
          </table:table-cell>
          <table:table-cell table:style-name="ce4" table:formula="of:=[.$B11]+[.F$3]" office:value-type="time" office:time-value="PT04H51M00S">
            <text:p>04:51</text:p>
          </table:table-cell>
          <table:table-cell table:style-name="ce4" table:formula="of:=[.$B11]+[.G$3]" office:value-type="time" office:time-value="PT04H55M00S">
            <text:p>04:55</text:p>
          </table:table-cell>
          <table:table-cell table:style-name="ce4" table:formula="of:=[.$B11]+[.H$3]" office:value-type="time" office:time-value="PT04H58M00S">
            <text:p>04:58</text:p>
          </table:table-cell>
          <table:table-cell table:style-name="ce4" table:formula="of:=[.$B11]+[.I$3]" office:value-type="time" office:time-value="PT05H01M00S">
            <text:p>05:01</text:p>
          </table:table-cell>
          <table:table-cell table:style-name="ce4" table:formula="of:=[.$B11]+[.J$3]" office:value-type="time" office:time-value="PT05H03M00S">
            <text:p>05:03</text:p>
          </table:table-cell>
          <table:table-cell table:style-name="ce4" table:formula="of:=[.$B11]+[.K$3]" office:value-type="time" office:time-value="PT05H05M00S">
            <text:p>05:05</text:p>
          </table:table-cell>
          <table:table-cell table:style-name="ce4" table:formula="of:=[.$B11]+[.L$3]" office:value-type="time" office:time-value="PT05H07M00S">
            <text:p>05:07</text:p>
          </table:table-cell>
          <table:table-cell table:style-name="ce4" table:formula="of:=[.$B11]+[.M$3]" office:value-type="time" office:time-value="PT05H10M00S">
            <text:p>05:10</text:p>
          </table:table-cell>
          <table:table-cell table:style-name="ce4" table:formula="of:=[.$B11]+[.N$3]" office:value-type="time" office:time-value="PT05H12M00S">
            <text:p>05:12</text:p>
          </table:table-cell>
          <table:table-cell table:style-name="ce4" table:formula="of:=[.$B11]+[.O$3]" office:value-type="time" office:time-value="PT05H15M00S">
            <text:p>05:15</text:p>
          </table:table-cell>
          <table:table-cell table:style-name="ce4" table:formula="of:=[.$B11]+[.P$3]" office:value-type="time" office:time-value="PT05H17M00S">
            <text:p>05:17</text:p>
          </table:table-cell>
          <table:table-cell table:style-name="ce4" table:formula="of:=[.$B11]+[.Q$3]" office:value-type="time" office:time-value="PT05H19M00S">
            <text:p>05:19</text:p>
          </table:table-cell>
          <table:table-cell table:style-name="ce4" table:formula="of:=[.$B11]+[.R$3]" office:value-type="time" office:time-value="PT05H32M00S">
            <text:p>05:32</text:p>
          </table:table-cell>
        </table:table-row>
        <table:table-row table:style-name="ro1">
          <table:table-cell table:style-name="ce3" table:formula="of:=[.A11]+2" office:value-type="float" office:value="3008">
            <text:p>3008</text:p>
          </table:table-cell>
          <table:table-cell table:style-name="ce7" table:formula="of:=[.F12]-[.F3]" office:value-type="time" office:time-value="PT05H01M00S">
            <text:p>05:01</text:p>
          </table:table-cell>
          <table:table-cell table:style-name="ce4" table:number-columns-repeated="3"/>
          <table:table-cell table:style-name="ce6" office:value-type="time" office:time-value="PT05H10M00S">
            <text:p>05:10</text:p>
          </table:table-cell>
          <table:table-cell table:style-name="ce4" table:formula="of:=[.$B12]+[.G$3]" office:value-type="time" office:time-value="PT05H14M00S">
            <text:p>05:14</text:p>
          </table:table-cell>
          <table:table-cell table:style-name="ce4" table:formula="of:=[.$B12]+[.H$3]" office:value-type="time" office:time-value="PT05H17M00S">
            <text:p>05:17</text:p>
          </table:table-cell>
          <table:table-cell table:style-name="ce4" table:formula="of:=[.$B12]+[.I$3]" office:value-type="time" office:time-value="PT05H20M00S">
            <text:p>05:20</text:p>
          </table:table-cell>
          <table:table-cell table:style-name="ce4" table:formula="of:=[.$B12]+[.J$3]" office:value-type="time" office:time-value="PT05H22M00S">
            <text:p>05:22</text:p>
          </table:table-cell>
          <table:table-cell table:style-name="ce4" table:formula="of:=[.$B12]+[.K$3]" office:value-type="time" office:time-value="PT05H24M00S">
            <text:p>05:24</text:p>
          </table:table-cell>
          <table:table-cell table:style-name="ce4" table:formula="of:=[.$B12]+[.L$3]" office:value-type="time" office:time-value="PT05H26M00S">
            <text:p>05:26</text:p>
          </table:table-cell>
          <table:table-cell table:style-name="ce4" table:formula="of:=[.$B12]+[.M$3]" office:value-type="time" office:time-value="PT05H29M00S">
            <text:p>05:29</text:p>
          </table:table-cell>
          <table:table-cell table:style-name="ce4" table:formula="of:=[.$B12]+[.N$3]" office:value-type="time" office:time-value="PT05H31M00S">
            <text:p>05:31</text:p>
          </table:table-cell>
          <table:table-cell table:style-name="ce4" table:formula="of:=[.$B12]+[.O$3]" office:value-type="time" office:time-value="PT05H34M00S">
            <text:p>05:34</text:p>
          </table:table-cell>
          <table:table-cell table:style-name="ce4" table:formula="of:=[.$B12]+[.P$3]" office:value-type="time" office:time-value="PT05H36M00S">
            <text:p>05:36</text:p>
          </table:table-cell>
          <table:table-cell table:style-name="ce4" table:formula="of:=[.$B12]+[.Q$3]" office:value-type="time" office:time-value="PT05H38M00S">
            <text:p>05:38</text:p>
          </table:table-cell>
          <table:table-cell table:style-name="ce4" table:formula="of:=[.$B12]+[.R$3]" office:value-type="time" office:time-value="PT05H51M00S">
            <text:p>05:51</text:p>
          </table:table-cell>
        </table:table-row>
        <table:table-row table:style-name="ro1">
          <table:table-cell table:style-name="ce3" table:formula="of:=[.A12]+2" office:value-type="float" office:value="3010">
            <text:p>3010</text:p>
          </table:table-cell>
          <table:table-cell table:style-name="ce6" office:value-type="time" office:time-value="PT05H19M00S">
            <text:p>05:19</text:p>
          </table:table-cell>
          <table:table-cell table:style-name="ce4" table:formula="of:=[.$B13]+[.C$3]" office:value-type="time" office:time-value="PT05H22M00S">
            <text:p>05:22</text:p>
          </table:table-cell>
          <table:table-cell table:style-name="ce4" table:formula="of:=[.$B13]+[.D$3]" office:value-type="time" office:time-value="PT05H24M00S">
            <text:p>05:24</text:p>
          </table:table-cell>
          <table:table-cell table:style-name="ce4" table:formula="of:=[.$B13]+[.E$3]" office:value-type="time" office:time-value="PT05H26M00S">
            <text:p>05:26</text:p>
          </table:table-cell>
          <table:table-cell table:style-name="ce4" table:formula="of:=[.$B13]+[.F$3]" office:value-type="time" office:time-value="PT05H28M00S">
            <text:p>05:28</text:p>
          </table:table-cell>
          <table:table-cell table:style-name="ce4" table:formula="of:=[.$B13]+[.G$3]" office:value-type="time" office:time-value="PT05H32M00S">
            <text:p>05:32</text:p>
          </table:table-cell>
          <table:table-cell table:style-name="ce4" table:formula="of:=[.$B13]+[.H$3]" office:value-type="time" office:time-value="PT05H35M00S">
            <text:p>05:35</text:p>
          </table:table-cell>
          <table:table-cell table:style-name="ce4" table:formula="of:=[.$B13]+[.I$3]" office:value-type="time" office:time-value="PT05H38M00S">
            <text:p>05:38</text:p>
          </table:table-cell>
          <table:table-cell table:style-name="ce4" table:formula="of:=[.$B13]+[.J$3]" office:value-type="time" office:time-value="PT05H40M00S">
            <text:p>05:40</text:p>
          </table:table-cell>
          <table:table-cell table:style-name="ce4" table:formula="of:=[.$B13]+[.K$3]" office:value-type="time" office:time-value="PT05H42M00S">
            <text:p>05:42</text:p>
          </table:table-cell>
          <table:table-cell table:style-name="ce4" table:formula="of:=[.$B13]+[.L$3]" office:value-type="time" office:time-value="PT05H44M00S">
            <text:p>05:44</text:p>
          </table:table-cell>
          <table:table-cell table:style-name="ce4" table:formula="of:=[.$B13]+[.M$3]" office:value-type="time" office:time-value="PT05H47M00S">
            <text:p>05:47</text:p>
          </table:table-cell>
          <table:table-cell table:style-name="ce4" table:formula="of:=[.$B13]+[.N$3]" office:value-type="time" office:time-value="PT05H49M00S">
            <text:p>05:49</text:p>
          </table:table-cell>
          <table:table-cell table:style-name="ce4" table:formula="of:=[.$B13]+[.O$3]" office:value-type="time" office:time-value="PT05H52M00S">
            <text:p>05:52</text:p>
          </table:table-cell>
          <table:table-cell table:style-name="ce4" table:formula="of:=[.$B13]+[.P$3]" office:value-type="time" office:time-value="PT05H54M00S">
            <text:p>05:54</text:p>
          </table:table-cell>
          <table:table-cell table:style-name="ce4" table:formula="of:=[.$B13]+[.Q$3]" office:value-type="time" office:time-value="PT05H56M00S">
            <text:p>05:56</text:p>
          </table:table-cell>
          <table:table-cell table:style-name="ce4" table:formula="of:=[.$B13]+[.R$3]" office:value-type="time" office:time-value="PT06H09M00S">
            <text:p>06:09</text:p>
          </table:table-cell>
        </table:table-row>
        <table:table-row table:style-name="ro1">
          <table:table-cell table:style-name="ce3" table:formula="of:=[.A13]+2" office:value-type="float" office:value="3012">
            <text:p>3012</text:p>
          </table:table-cell>
          <table:table-cell table:style-name="ce6" office:value-type="time" office:time-value="PT05H39M00S">
            <text:p>05:39</text:p>
          </table:table-cell>
          <table:table-cell table:style-name="ce4" table:formula="of:=[.$B14]+[.C$3]" office:value-type="time" office:time-value="PT05H42M00S">
            <text:p>05:42</text:p>
          </table:table-cell>
          <table:table-cell table:style-name="ce4" table:formula="of:=[.$B14]+[.D$3]" office:value-type="time" office:time-value="PT05H44M00S">
            <text:p>05:44</text:p>
          </table:table-cell>
          <table:table-cell table:style-name="ce4" table:formula="of:=[.$B14]+[.E$3]" office:value-type="time" office:time-value="PT05H46M00S">
            <text:p>05:46</text:p>
          </table:table-cell>
          <table:table-cell table:style-name="ce4" table:formula="of:=[.$B14]+[.F$3]" office:value-type="time" office:time-value="PT05H48M00S">
            <text:p>05:48</text:p>
          </table:table-cell>
          <table:table-cell table:style-name="ce4" table:formula="of:=[.$B14]+[.G$3]" office:value-type="time" office:time-value="PT05H52M00S">
            <text:p>05:52</text:p>
          </table:table-cell>
          <table:table-cell table:style-name="ce4" table:formula="of:=[.$B14]+[.H$3]" office:value-type="time" office:time-value="PT05H55M00S">
            <text:p>05:55</text:p>
          </table:table-cell>
          <table:table-cell table:style-name="ce4" table:formula="of:=[.$B14]+[.I$3]" office:value-type="time" office:time-value="PT05H58M00S">
            <text:p>05:58</text:p>
          </table:table-cell>
          <table:table-cell table:style-name="ce4" table:formula="of:=[.$B14]+[.J$3]" office:value-type="time" office:time-value="PT06H00M00S">
            <text:p>06:00</text:p>
          </table:table-cell>
          <table:table-cell table:style-name="ce4" table:formula="of:=[.$B14]+[.K$3]" office:value-type="time" office:time-value="PT06H02M00S">
            <text:p>06:02</text:p>
          </table:table-cell>
          <table:table-cell table:style-name="ce4" table:formula="of:=[.$B14]+[.L$3]" office:value-type="time" office:time-value="PT06H04M00S">
            <text:p>06:04</text:p>
          </table:table-cell>
          <table:table-cell table:style-name="ce4" table:formula="of:=[.$B14]+[.M$3]" office:value-type="time" office:time-value="PT06H07M00S">
            <text:p>06:07</text:p>
          </table:table-cell>
          <table:table-cell table:style-name="ce4" table:formula="of:=[.$B14]+[.N$3]" office:value-type="time" office:time-value="PT06H09M00S">
            <text:p>06:09</text:p>
          </table:table-cell>
          <table:table-cell table:style-name="ce4" table:formula="of:=[.$B14]+[.O$3]" office:value-type="time" office:time-value="PT06H12M00S">
            <text:p>06:12</text:p>
          </table:table-cell>
          <table:table-cell table:style-name="ce4" table:formula="of:=[.$B14]+[.P$3]" office:value-type="time" office:time-value="PT06H14M00S">
            <text:p>06:14</text:p>
          </table:table-cell>
          <table:table-cell table:style-name="ce4" table:formula="of:=[.$B14]+[.Q$3]" office:value-type="time" office:time-value="PT06H16M00S">
            <text:p>06:16</text:p>
          </table:table-cell>
          <table:table-cell table:style-name="ce4" table:formula="of:=[.$B14]+[.R$3]" office:value-type="time" office:time-value="PT06H29M00S">
            <text:p>06:29</text:p>
          </table:table-cell>
        </table:table-row>
        <table:table-row table:style-name="ro1">
          <table:table-cell table:style-name="ce3" table:formula="of:=[.A14]+2" office:value-type="float" office:value="3014">
            <text:p>3014</text:p>
          </table:table-cell>
          <table:table-cell table:style-name="ce6" office:value-type="time" office:time-value="PT06H09M00S">
            <text:p>06:09</text:p>
          </table:table-cell>
          <table:table-cell table:style-name="ce4" table:formula="of:=[.$B15]+[.C$3]" office:value-type="time" office:time-value="PT06H12M00S">
            <text:p>06:12</text:p>
          </table:table-cell>
          <table:table-cell table:style-name="ce4" table:formula="of:=[.$B15]+[.D$3]" office:value-type="time" office:time-value="PT06H14M00S">
            <text:p>06:14</text:p>
          </table:table-cell>
          <table:table-cell table:style-name="ce4" table:formula="of:=[.$B15]+[.E$3]" office:value-type="time" office:time-value="PT06H16M00S">
            <text:p>06:16</text:p>
          </table:table-cell>
          <table:table-cell table:style-name="ce4" table:formula="of:=[.$B15]+[.F$3]" office:value-type="time" office:time-value="PT06H18M00S">
            <text:p>06:18</text:p>
          </table:table-cell>
          <table:table-cell table:style-name="ce4" table:formula="of:=[.$B15]+[.G$3]" office:value-type="time" office:time-value="PT06H22M00S">
            <text:p>06:22</text:p>
          </table:table-cell>
          <table:table-cell table:style-name="ce4" table:formula="of:=[.$B15]+[.H$3]" office:value-type="time" office:time-value="PT06H25M00S">
            <text:p>06:25</text:p>
          </table:table-cell>
          <table:table-cell table:style-name="ce4" table:formula="of:=[.$B15]+[.I$3]" office:value-type="time" office:time-value="PT06H28M00S">
            <text:p>06:28</text:p>
          </table:table-cell>
          <table:table-cell table:style-name="ce4" table:formula="of:=[.$B15]+[.J$3]" office:value-type="time" office:time-value="PT06H30M00S">
            <text:p>06:30</text:p>
          </table:table-cell>
          <table:table-cell table:style-name="ce4" table:formula="of:=[.$B15]+[.K$3]" office:value-type="time" office:time-value="PT06H32M00S">
            <text:p>06:32</text:p>
          </table:table-cell>
          <table:table-cell table:style-name="ce4" table:formula="of:=[.$B15]+[.L$3]" office:value-type="time" office:time-value="PT06H34M00S">
            <text:p>06:34</text:p>
          </table:table-cell>
          <table:table-cell table:style-name="ce4" table:formula="of:=[.$B15]+[.M$3]" office:value-type="time" office:time-value="PT06H37M00S">
            <text:p>06:37</text:p>
          </table:table-cell>
          <table:table-cell table:style-name="ce4" table:formula="of:=[.$B15]+[.N$3]" office:value-type="time" office:time-value="PT06H39M00S">
            <text:p>06:39</text:p>
          </table:table-cell>
          <table:table-cell table:style-name="ce4" table:formula="of:=[.$B15]+[.O$3]" office:value-type="time" office:time-value="PT06H42M00S">
            <text:p>06:42</text:p>
          </table:table-cell>
          <table:table-cell table:style-name="ce4" table:formula="of:=[.$B15]+[.P$3]" office:value-type="time" office:time-value="PT06H44M00S">
            <text:p>06:44</text:p>
          </table:table-cell>
          <table:table-cell table:style-name="ce4" table:formula="of:=[.$B15]+[.Q$3]" office:value-type="time" office:time-value="PT06H46M00S">
            <text:p>06:46</text:p>
          </table:table-cell>
          <table:table-cell table:style-name="ce4" table:formula="of:=[.$B15]+[.R$3]" office:value-type="time" office:time-value="PT06H59M00S">
            <text:p>06:59</text:p>
          </table:table-cell>
        </table:table-row>
        <table:table-row table:style-name="ro1">
          <table:table-cell table:style-name="ce3" table:formula="of:=[.A15]+2" office:value-type="float" office:value="3016">
            <text:p>3016</text:p>
          </table:table-cell>
          <table:table-cell table:style-name="ce6" office:value-type="time" office:time-value="PT06H19M00S">
            <text:p>06:19</text:p>
          </table:table-cell>
          <table:table-cell table:style-name="ce4" table:formula="of:=[.$B16]+[.C$3]" office:value-type="time" office:time-value="PT06H22M00S">
            <text:p>06:22</text:p>
          </table:table-cell>
          <table:table-cell table:style-name="ce4" table:formula="of:=[.$B16]+[.D$3]" office:value-type="time" office:time-value="PT06H24M00S">
            <text:p>06:24</text:p>
          </table:table-cell>
          <table:table-cell table:style-name="ce4" table:formula="of:=[.$B16]+[.E$3]" office:value-type="time" office:time-value="PT06H26M00S">
            <text:p>06:26</text:p>
          </table:table-cell>
          <table:table-cell table:style-name="ce4" table:formula="of:=[.$B16]+[.F$3]" office:value-type="time" office:time-value="PT06H28M00S">
            <text:p>06:28</text:p>
          </table:table-cell>
          <table:table-cell table:style-name="ce4" table:formula="of:=[.$B16]+[.G$3]" office:value-type="time" office:time-value="PT06H32M00S">
            <text:p>06:32</text:p>
          </table:table-cell>
          <table:table-cell table:style-name="ce4" table:formula="of:=[.$B16]+[.H$3]" office:value-type="time" office:time-value="PT06H35M00S">
            <text:p>06:35</text:p>
          </table:table-cell>
          <table:table-cell table:style-name="ce4" table:formula="of:=[.$B16]+[.I$3]" office:value-type="time" office:time-value="PT06H38M00S">
            <text:p>06:38</text:p>
          </table:table-cell>
          <table:table-cell table:style-name="ce4" table:formula="of:=[.$B16]+[.J$3]" office:value-type="time" office:time-value="PT06H40M00S">
            <text:p>06:40</text:p>
          </table:table-cell>
          <table:table-cell table:style-name="ce4" table:formula="of:=[.$B16]+[.K$3]" office:value-type="time" office:time-value="PT06H42M00S">
            <text:p>06:42</text:p>
          </table:table-cell>
          <table:table-cell table:style-name="ce4" table:formula="of:=[.$B16]+[.L$3]" office:value-type="time" office:time-value="PT06H44M00S">
            <text:p>06:44</text:p>
          </table:table-cell>
          <table:table-cell table:style-name="ce4" table:formula="of:=[.$B16]+[.M$3]" office:value-type="time" office:time-value="PT06H47M00S">
            <text:p>06:47</text:p>
          </table:table-cell>
          <table:table-cell table:style-name="ce4" table:formula="of:=[.$B16]+[.N$3]" office:value-type="time" office:time-value="PT06H49M00S">
            <text:p>06:49</text:p>
          </table:table-cell>
          <table:table-cell table:style-name="ce4" table:formula="of:=[.$B16]+[.O$3]" office:value-type="time" office:time-value="PT06H52M00S">
            <text:p>06:52</text:p>
          </table:table-cell>
          <table:table-cell table:style-name="ce4" table:formula="of:=[.$B16]+[.P$3]" office:value-type="time" office:time-value="PT06H54M00S">
            <text:p>06:54</text:p>
          </table:table-cell>
          <table:table-cell table:style-name="ce4" table:formula="of:=[.$B16]+[.Q$3]" office:value-type="time" office:time-value="PT06H56M00S">
            <text:p>06:56</text:p>
          </table:table-cell>
          <table:table-cell table:style-name="ce4" table:formula="of:=[.$B16]+[.R$3]" office:value-type="time" office:time-value="PT07H09M00S">
            <text:p>07:09</text:p>
          </table:table-cell>
        </table:table-row>
        <table:table-row table:style-name="ro1">
          <table:table-cell table:style-name="ce3" table:formula="of:=[.A16]+2" office:value-type="float" office:value="3018">
            <text:p>3018</text:p>
          </table:table-cell>
          <table:table-cell table:style-name="ce6" office:value-type="time" office:time-value="PT06H28M00S">
            <text:p>06:28</text:p>
          </table:table-cell>
          <table:table-cell table:style-name="ce4" table:formula="of:=[.$B17]+[.C$3]" office:value-type="time" office:time-value="PT06H31M00S">
            <text:p>06:31</text:p>
          </table:table-cell>
          <table:table-cell table:style-name="ce4" table:formula="of:=[.$B17]+[.D$3]" office:value-type="time" office:time-value="PT06H33M00S">
            <text:p>06:33</text:p>
          </table:table-cell>
          <table:table-cell table:style-name="ce4" table:formula="of:=[.$B17]+[.E$3]" office:value-type="time" office:time-value="PT06H35M00S">
            <text:p>06:35</text:p>
          </table:table-cell>
          <table:table-cell table:style-name="ce4" table:formula="of:=[.$B17]+[.F$3]" office:value-type="time" office:time-value="PT06H37M00S">
            <text:p>06:37</text:p>
          </table:table-cell>
          <table:table-cell table:style-name="ce4" table:formula="of:=[.$B17]+[.G$3]" office:value-type="time" office:time-value="PT06H41M00S">
            <text:p>06:41</text:p>
          </table:table-cell>
          <table:table-cell table:style-name="ce4" table:formula="of:=[.$B17]+[.H$3]" office:value-type="time" office:time-value="PT06H44M00S">
            <text:p>06:44</text:p>
          </table:table-cell>
          <table:table-cell table:style-name="ce4" table:formula="of:=[.$B17]+[.I$3]" office:value-type="time" office:time-value="PT06H47M00S">
            <text:p>06:47</text:p>
          </table:table-cell>
          <table:table-cell table:style-name="ce4" table:formula="of:=[.$B17]+[.J$3]" office:value-type="time" office:time-value="PT06H49M00S">
            <text:p>06:49</text:p>
          </table:table-cell>
          <table:table-cell table:style-name="ce4" table:formula="of:=[.$B17]+[.K$3]" office:value-type="time" office:time-value="PT06H51M00S">
            <text:p>06:51</text:p>
          </table:table-cell>
          <table:table-cell table:style-name="ce4" table:formula="of:=[.$B17]+[.L$3]" office:value-type="time" office:time-value="PT06H53M00S">
            <text:p>06:53</text:p>
          </table:table-cell>
          <table:table-cell table:style-name="ce4" table:formula="of:=[.$B17]+[.M$3]" office:value-type="time" office:time-value="PT06H56M00S">
            <text:p>06:56</text:p>
          </table:table-cell>
          <table:table-cell table:style-name="ce4" table:formula="of:=[.$B17]+[.N$3]" office:value-type="time" office:time-value="PT06H58M00S">
            <text:p>06:58</text:p>
          </table:table-cell>
          <table:table-cell table:style-name="ce4" table:formula="of:=[.$B17]+[.O$3]" office:value-type="time" office:time-value="PT07H01M00S">
            <text:p>07:01</text:p>
          </table:table-cell>
          <table:table-cell table:style-name="ce4" table:formula="of:=[.$B17]+[.P$3]" office:value-type="time" office:time-value="PT07H03M00S">
            <text:p>07:03</text:p>
          </table:table-cell>
          <table:table-cell table:style-name="ce4" table:formula="of:=[.$B17]+[.Q$3]" office:value-type="time" office:time-value="PT07H05M00S">
            <text:p>07:05</text:p>
          </table:table-cell>
          <table:table-cell table:style-name="ce4" table:formula="of:=[.$B17]+[.R$3]" office:value-type="time" office:time-value="PT07H18M00S">
            <text:p>07:18</text:p>
          </table:table-cell>
        </table:table-row>
        <table:table-row table:style-name="ro1">
          <table:table-cell table:style-name="ce3" table:formula="of:=[.A17]+2" office:value-type="float" office:value="3020">
            <text:p>3020</text:p>
          </table:table-cell>
          <table:table-cell table:style-name="ce6" office:value-type="time" office:time-value="PT06H38M00S">
            <text:p>06:38</text:p>
          </table:table-cell>
          <table:table-cell table:style-name="ce4" table:formula="of:=[.$B18]+[.C$3]" office:value-type="time" office:time-value="PT06H41M00S">
            <text:p>06:41</text:p>
          </table:table-cell>
          <table:table-cell table:style-name="ce4" table:formula="of:=[.$B18]+[.D$3]" office:value-type="time" office:time-value="PT06H43M00S">
            <text:p>06:43</text:p>
          </table:table-cell>
          <table:table-cell table:style-name="ce4" table:formula="of:=[.$B18]+[.E$3]" office:value-type="time" office:time-value="PT06H45M00S">
            <text:p>06:45</text:p>
          </table:table-cell>
          <table:table-cell table:style-name="ce4" table:formula="of:=[.$B18]+[.F$3]" office:value-type="time" office:time-value="PT06H47M00S">
            <text:p>06:47</text:p>
          </table:table-cell>
          <table:table-cell table:style-name="ce4" table:formula="of:=[.$B18]+[.G$3]" office:value-type="time" office:time-value="PT06H51M00S">
            <text:p>06:51</text:p>
          </table:table-cell>
          <table:table-cell table:style-name="ce4" table:formula="of:=[.$B18]+[.H$3]" office:value-type="time" office:time-value="PT06H54M00S">
            <text:p>06:54</text:p>
          </table:table-cell>
          <table:table-cell table:style-name="ce4" table:formula="of:=[.$B18]+[.I$3]" office:value-type="time" office:time-value="PT06H57M00S">
            <text:p>06:57</text:p>
          </table:table-cell>
          <table:table-cell table:style-name="ce4" table:formula="of:=[.$B18]+[.J$3]" office:value-type="time" office:time-value="PT06H59M00S">
            <text:p>06:59</text:p>
          </table:table-cell>
          <table:table-cell table:style-name="ce4" table:formula="of:=[.$B18]+[.K$3]" office:value-type="time" office:time-value="PT07H01M00S">
            <text:p>07:01</text:p>
          </table:table-cell>
          <table:table-cell table:style-name="ce4" table:formula="of:=[.$B18]+[.L$3]" office:value-type="time" office:time-value="PT07H03M00S">
            <text:p>07:03</text:p>
          </table:table-cell>
          <table:table-cell table:style-name="ce4" table:formula="of:=[.$B18]+[.M$3]" office:value-type="time" office:time-value="PT07H06M00S">
            <text:p>07:06</text:p>
          </table:table-cell>
          <table:table-cell table:style-name="ce4" table:formula="of:=[.$B18]+[.N$3]" office:value-type="time" office:time-value="PT07H08M00S">
            <text:p>07:08</text:p>
          </table:table-cell>
          <table:table-cell table:style-name="ce4" table:formula="of:=[.$B18]+[.O$3]" office:value-type="time" office:time-value="PT07H11M00S">
            <text:p>07:11</text:p>
          </table:table-cell>
          <table:table-cell table:style-name="ce4" table:formula="of:=[.$B18]+[.P$3]" office:value-type="time" office:time-value="PT07H13M00S">
            <text:p>07:13</text:p>
          </table:table-cell>
          <table:table-cell table:style-name="ce4" table:formula="of:=[.$B18]+[.Q$3]" office:value-type="time" office:time-value="PT07H15M00S">
            <text:p>07:15</text:p>
          </table:table-cell>
          <table:table-cell table:style-name="ce4" table:formula="of:=[.$B18]+[.R$3]" office:value-type="time" office:time-value="PT07H28M00S">
            <text:p>07:28</text:p>
          </table:table-cell>
        </table:table-row>
        <table:table-row table:style-name="ro1">
          <table:table-cell table:style-name="ce3" table:formula="of:=[.A18]+2" office:value-type="float" office:value="3022">
            <text:p>3022</text:p>
          </table:table-cell>
          <table:table-cell table:style-name="ce6" office:value-type="time" office:time-value="PT06H48M00S">
            <text:p>06:48</text:p>
          </table:table-cell>
          <table:table-cell table:style-name="ce4" table:formula="of:=[.$B19]+[.C$3]" office:value-type="time" office:time-value="PT06H51M00S">
            <text:p>06:51</text:p>
          </table:table-cell>
          <table:table-cell table:style-name="ce4" table:formula="of:=[.$B19]+[.D$3]" office:value-type="time" office:time-value="PT06H53M00S">
            <text:p>06:53</text:p>
          </table:table-cell>
          <table:table-cell table:style-name="ce4" table:formula="of:=[.$B19]+[.E$3]" office:value-type="time" office:time-value="PT06H55M00S">
            <text:p>06:55</text:p>
          </table:table-cell>
          <table:table-cell table:style-name="ce4" table:formula="of:=[.$B19]+[.F$3]" office:value-type="time" office:time-value="PT06H57M00S">
            <text:p>06:57</text:p>
          </table:table-cell>
          <table:table-cell table:style-name="ce4" table:formula="of:=[.$B19]+[.G$3]" office:value-type="time" office:time-value="PT07H01M00S">
            <text:p>07:01</text:p>
          </table:table-cell>
          <table:table-cell table:style-name="ce4" table:formula="of:=[.$B19]+[.H$3]" office:value-type="time" office:time-value="PT07H04M00S">
            <text:p>07:04</text:p>
          </table:table-cell>
          <table:table-cell table:style-name="ce4" table:formula="of:=[.$B19]+[.I$3]" office:value-type="time" office:time-value="PT07H07M00S">
            <text:p>07:07</text:p>
          </table:table-cell>
          <table:table-cell table:style-name="ce4" table:formula="of:=[.$B19]+[.J$3]" office:value-type="time" office:time-value="PT07H09M00S">
            <text:p>07:09</text:p>
          </table:table-cell>
          <table:table-cell table:style-name="ce4" table:formula="of:=[.$B19]+[.K$3]" office:value-type="time" office:time-value="PT07H11M00S">
            <text:p>07:11</text:p>
          </table:table-cell>
          <table:table-cell table:style-name="ce4" table:formula="of:=[.$B19]+[.L$3]" office:value-type="time" office:time-value="PT07H13M00S">
            <text:p>07:13</text:p>
          </table:table-cell>
          <table:table-cell table:style-name="ce4" table:formula="of:=[.$B19]+[.M$3]" office:value-type="time" office:time-value="PT07H16M00S">
            <text:p>07:16</text:p>
          </table:table-cell>
          <table:table-cell table:style-name="ce4" table:formula="of:=[.$B19]+[.N$3]" office:value-type="time" office:time-value="PT07H18M00S">
            <text:p>07:18</text:p>
          </table:table-cell>
          <table:table-cell table:style-name="ce4" table:formula="of:=[.$B19]+[.O$3]" office:value-type="time" office:time-value="PT07H21M00S">
            <text:p>07:21</text:p>
          </table:table-cell>
          <table:table-cell table:style-name="ce4" table:formula="of:=[.$B19]+[.P$3]" office:value-type="time" office:time-value="PT07H23M00S">
            <text:p>07:23</text:p>
          </table:table-cell>
          <table:table-cell table:style-name="ce4" table:formula="of:=[.$B19]+[.Q$3]" office:value-type="time" office:time-value="PT07H25M00S">
            <text:p>07:25</text:p>
          </table:table-cell>
          <table:table-cell table:style-name="ce4" table:formula="of:=[.$B19]+[.R$3]" office:value-type="time" office:time-value="PT07H38M00S">
            <text:p>07:38</text:p>
          </table:table-cell>
        </table:table-row>
        <table:table-row table:style-name="ro1">
          <table:table-cell table:style-name="ce3" table:formula="of:=[.A19]+2" office:value-type="float" office:value="3024">
            <text:p>3024</text:p>
          </table:table-cell>
          <table:table-cell table:style-name="ce6" office:value-type="time" office:time-value="PT06H57M00S">
            <text:p>06:57</text:p>
          </table:table-cell>
          <table:table-cell table:style-name="ce4" table:formula="of:=[.$B20]+[.C$3]" office:value-type="time" office:time-value="PT07H00M00S">
            <text:p>07:00</text:p>
          </table:table-cell>
          <table:table-cell table:style-name="ce4" table:formula="of:=[.$B20]+[.D$3]" office:value-type="time" office:time-value="PT07H02M00S">
            <text:p>07:02</text:p>
          </table:table-cell>
          <table:table-cell table:style-name="ce4" table:formula="of:=[.$B20]+[.E$3]" office:value-type="time" office:time-value="PT07H04M00S">
            <text:p>07:04</text:p>
          </table:table-cell>
          <table:table-cell table:style-name="ce4" table:formula="of:=[.$B20]+[.F$3]" office:value-type="time" office:time-value="PT07H06M00S">
            <text:p>07:06</text:p>
          </table:table-cell>
          <table:table-cell table:style-name="ce4" table:formula="of:=[.$B20]+[.G$3]" office:value-type="time" office:time-value="PT07H10M00S">
            <text:p>07:10</text:p>
          </table:table-cell>
          <table:table-cell table:style-name="ce4" table:formula="of:=[.$B20]+[.H$3]" office:value-type="time" office:time-value="PT07H13M00S">
            <text:p>07:13</text:p>
          </table:table-cell>
          <table:table-cell table:style-name="ce4" table:formula="of:=[.$B20]+[.I$3]" office:value-type="time" office:time-value="PT07H16M00S">
            <text:p>07:16</text:p>
          </table:table-cell>
          <table:table-cell table:style-name="ce4" table:formula="of:=[.$B20]+[.J$3]" office:value-type="time" office:time-value="PT07H18M00S">
            <text:p>07:18</text:p>
          </table:table-cell>
          <table:table-cell table:style-name="ce4" table:formula="of:=[.$B20]+[.K$3]" office:value-type="time" office:time-value="PT07H20M00S">
            <text:p>07:20</text:p>
          </table:table-cell>
          <table:table-cell table:style-name="ce4" table:formula="of:=[.$B20]+[.L$3]" office:value-type="time" office:time-value="PT07H22M00S">
            <text:p>07:22</text:p>
          </table:table-cell>
          <table:table-cell table:style-name="ce4" table:formula="of:=[.$B20]+[.M$3]" office:value-type="time" office:time-value="PT07H25M00S">
            <text:p>07:25</text:p>
          </table:table-cell>
          <table:table-cell table:style-name="ce4" table:formula="of:=[.$B20]+[.N$3]" office:value-type="time" office:time-value="PT07H27M00S">
            <text:p>07:27</text:p>
          </table:table-cell>
          <table:table-cell table:style-name="ce4" table:formula="of:=[.$B20]+[.O$3]" office:value-type="time" office:time-value="PT07H30M00S">
            <text:p>07:30</text:p>
          </table:table-cell>
          <table:table-cell table:style-name="ce4" table:formula="of:=[.$B20]+[.P$3]" office:value-type="time" office:time-value="PT07H32M00S">
            <text:p>07:32</text:p>
          </table:table-cell>
          <table:table-cell table:style-name="ce4" table:formula="of:=[.$B20]+[.Q$3]" office:value-type="time" office:time-value="PT07H34M00S">
            <text:p>07:34</text:p>
          </table:table-cell>
          <table:table-cell table:style-name="ce4" table:formula="of:=[.$B20]+[.R$3]" office:value-type="time" office:time-value="PT07H47M00S">
            <text:p>07:47</text:p>
          </table:table-cell>
        </table:table-row>
        <table:table-row table:style-name="ro1">
          <table:table-cell table:style-name="ce3" table:formula="of:=[.A20]+2" office:value-type="float" office:value="3026">
            <text:p>3026</text:p>
          </table:table-cell>
          <table:table-cell table:style-name="ce6" office:value-type="time" office:time-value="PT07H07M00S">
            <text:p>07:07</text:p>
          </table:table-cell>
          <table:table-cell table:style-name="ce4" table:formula="of:=[.$B21]+[.C$3]" office:value-type="time" office:time-value="PT07H10M00S">
            <text:p>07:10</text:p>
          </table:table-cell>
          <table:table-cell table:style-name="ce4" table:formula="of:=[.$B21]+[.D$3]" office:value-type="time" office:time-value="PT07H12M00S">
            <text:p>07:12</text:p>
          </table:table-cell>
          <table:table-cell table:style-name="ce4" table:formula="of:=[.$B21]+[.E$3]" office:value-type="time" office:time-value="PT07H14M00S">
            <text:p>07:14</text:p>
          </table:table-cell>
          <table:table-cell table:style-name="ce4" table:formula="of:=[.$B21]+[.F$3]" office:value-type="time" office:time-value="PT07H16M00S">
            <text:p>07:16</text:p>
          </table:table-cell>
          <table:table-cell table:style-name="ce4" table:formula="of:=[.$B21]+[.G$3]" office:value-type="time" office:time-value="PT07H20M00S">
            <text:p>07:20</text:p>
          </table:table-cell>
          <table:table-cell table:style-name="ce4" table:formula="of:=[.$B21]+[.H$3]" office:value-type="time" office:time-value="PT07H23M00S">
            <text:p>07:23</text:p>
          </table:table-cell>
          <table:table-cell table:style-name="ce4" table:formula="of:=[.$B21]+[.I$3]" office:value-type="time" office:time-value="PT07H26M00S">
            <text:p>07:26</text:p>
          </table:table-cell>
          <table:table-cell table:style-name="ce4" table:formula="of:=[.$B21]+[.J$3]" office:value-type="time" office:time-value="PT07H28M00S">
            <text:p>07:28</text:p>
          </table:table-cell>
          <table:table-cell table:style-name="ce4" table:formula="of:=[.$B21]+[.K$3]" office:value-type="time" office:time-value="PT07H30M00S">
            <text:p>07:30</text:p>
          </table:table-cell>
          <table:table-cell table:style-name="ce4" table:formula="of:=[.$B21]+[.L$3]" office:value-type="time" office:time-value="PT07H32M00S">
            <text:p>07:32</text:p>
          </table:table-cell>
          <table:table-cell table:style-name="ce4" table:formula="of:=[.$B21]+[.M$3]" office:value-type="time" office:time-value="PT07H35M00S">
            <text:p>07:35</text:p>
          </table:table-cell>
          <table:table-cell table:style-name="ce4" table:formula="of:=[.$B21]+[.N$3]" office:value-type="time" office:time-value="PT07H37M00S">
            <text:p>07:37</text:p>
          </table:table-cell>
          <table:table-cell table:style-name="ce4" table:formula="of:=[.$B21]+[.O$3]" office:value-type="time" office:time-value="PT07H40M00S">
            <text:p>07:40</text:p>
          </table:table-cell>
          <table:table-cell table:style-name="ce4" table:formula="of:=[.$B21]+[.P$3]" office:value-type="time" office:time-value="PT07H42M00S">
            <text:p>07:42</text:p>
          </table:table-cell>
          <table:table-cell table:style-name="ce4" table:formula="of:=[.$B21]+[.Q$3]" office:value-type="time" office:time-value="PT07H44M00S">
            <text:p>07:44</text:p>
          </table:table-cell>
          <table:table-cell table:style-name="ce4" table:formula="of:=[.$B21]+[.R$3]" office:value-type="time" office:time-value="PT07H57M00S">
            <text:p>07:57</text:p>
          </table:table-cell>
        </table:table-row>
        <table:table-row table:style-name="ro1">
          <table:table-cell table:style-name="ce3" table:formula="of:=[.A21]+2" office:value-type="float" office:value="3028">
            <text:p>3028</text:p>
          </table:table-cell>
          <table:table-cell table:style-name="ce6" office:value-type="time" office:time-value="PT07H17M00S">
            <text:p>07:17</text:p>
          </table:table-cell>
          <table:table-cell table:style-name="ce4" table:formula="of:=[.$B22]+[.C$3]" office:value-type="time" office:time-value="PT07H20M00S">
            <text:p>07:20</text:p>
          </table:table-cell>
          <table:table-cell table:style-name="ce4" table:formula="of:=[.$B22]+[.D$3]" office:value-type="time" office:time-value="PT07H22M00S">
            <text:p>07:22</text:p>
          </table:table-cell>
          <table:table-cell table:style-name="ce4" table:formula="of:=[.$B22]+[.E$3]" office:value-type="time" office:time-value="PT07H24M00S">
            <text:p>07:24</text:p>
          </table:table-cell>
          <table:table-cell table:style-name="ce4" table:formula="of:=[.$B22]+[.F$3]" office:value-type="time" office:time-value="PT07H26M00S">
            <text:p>07:26</text:p>
          </table:table-cell>
          <table:table-cell table:style-name="ce4" table:formula="of:=[.$B22]+[.G$3]" office:value-type="time" office:time-value="PT07H30M00S">
            <text:p>07:30</text:p>
          </table:table-cell>
          <table:table-cell table:style-name="ce4" table:formula="of:=[.$B22]+[.H$3]" office:value-type="time" office:time-value="PT07H33M00S">
            <text:p>07:33</text:p>
          </table:table-cell>
          <table:table-cell table:style-name="ce4" table:formula="of:=[.$B22]+[.I$3]" office:value-type="time" office:time-value="PT07H36M00S">
            <text:p>07:36</text:p>
          </table:table-cell>
          <table:table-cell table:style-name="ce4" table:formula="of:=[.$B22]+[.J$3]" office:value-type="time" office:time-value="PT07H38M00S">
            <text:p>07:38</text:p>
          </table:table-cell>
          <table:table-cell table:style-name="ce4" table:formula="of:=[.$B22]+[.K$3]" office:value-type="time" office:time-value="PT07H40M00S">
            <text:p>07:40</text:p>
          </table:table-cell>
          <table:table-cell table:style-name="ce4" table:formula="of:=[.$B22]+[.L$3]" office:value-type="time" office:time-value="PT07H42M00S">
            <text:p>07:42</text:p>
          </table:table-cell>
          <table:table-cell table:style-name="ce4" table:formula="of:=[.$B22]+[.M$3]" office:value-type="time" office:time-value="PT07H45M00S">
            <text:p>07:45</text:p>
          </table:table-cell>
          <table:table-cell table:style-name="ce4" table:formula="of:=[.$B22]+[.N$3]" office:value-type="time" office:time-value="PT07H47M00S">
            <text:p>07:47</text:p>
          </table:table-cell>
          <table:table-cell table:style-name="ce4" table:formula="of:=[.$B22]+[.O$3]" office:value-type="time" office:time-value="PT07H50M00S">
            <text:p>07:50</text:p>
          </table:table-cell>
          <table:table-cell table:style-name="ce4" table:formula="of:=[.$B22]+[.P$3]" office:value-type="time" office:time-value="PT07H52M00S">
            <text:p>07:52</text:p>
          </table:table-cell>
          <table:table-cell table:style-name="ce4" table:formula="of:=[.$B22]+[.Q$3]" office:value-type="time" office:time-value="PT07H54M00S">
            <text:p>07:54</text:p>
          </table:table-cell>
          <table:table-cell table:style-name="ce4" table:formula="of:=[.$B22]+[.R$3]" office:value-type="time" office:time-value="PT08H07M00S">
            <text:p>08:07</text:p>
          </table:table-cell>
        </table:table-row>
        <table:table-row table:style-name="ro1">
          <table:table-cell table:style-name="ce3" table:formula="of:=[.A22]+2" office:value-type="float" office:value="3030">
            <text:p>3030</text:p>
          </table:table-cell>
          <table:table-cell table:style-name="ce6" office:value-type="time" office:time-value="PT07H26M00S">
            <text:p>07:26</text:p>
          </table:table-cell>
          <table:table-cell table:style-name="ce4" table:formula="of:=[.$B23]+[.C$3]" office:value-type="time" office:time-value="PT07H29M00S">
            <text:p>07:29</text:p>
          </table:table-cell>
          <table:table-cell table:style-name="ce4" table:formula="of:=[.$B23]+[.D$3]" office:value-type="time" office:time-value="PT07H31M00S">
            <text:p>07:31</text:p>
          </table:table-cell>
          <table:table-cell table:style-name="ce4" table:formula="of:=[.$B23]+[.E$3]" office:value-type="time" office:time-value="PT07H33M00S">
            <text:p>07:33</text:p>
          </table:table-cell>
          <table:table-cell table:style-name="ce4" table:formula="of:=[.$B23]+[.F$3]" office:value-type="time" office:time-value="PT07H35M00S">
            <text:p>07:35</text:p>
          </table:table-cell>
          <table:table-cell table:style-name="ce4" table:formula="of:=[.$B23]+[.G$3]" office:value-type="time" office:time-value="PT07H39M00S">
            <text:p>07:39</text:p>
          </table:table-cell>
          <table:table-cell table:style-name="ce4" table:formula="of:=[.$B23]+[.H$3]" office:value-type="time" office:time-value="PT07H42M00S">
            <text:p>07:42</text:p>
          </table:table-cell>
          <table:table-cell table:style-name="ce4" table:formula="of:=[.$B23]+[.I$3]" office:value-type="time" office:time-value="PT07H45M00S">
            <text:p>07:45</text:p>
          </table:table-cell>
          <table:table-cell table:style-name="ce4" table:formula="of:=[.$B23]+[.J$3]" office:value-type="time" office:time-value="PT07H47M00S">
            <text:p>07:47</text:p>
          </table:table-cell>
          <table:table-cell table:style-name="ce4" table:formula="of:=[.$B23]+[.K$3]" office:value-type="time" office:time-value="PT07H49M00S">
            <text:p>07:49</text:p>
          </table:table-cell>
          <table:table-cell table:style-name="ce4" table:formula="of:=[.$B23]+[.L$3]" office:value-type="time" office:time-value="PT07H51M00S">
            <text:p>07:51</text:p>
          </table:table-cell>
          <table:table-cell table:style-name="ce4" table:formula="of:=[.$B23]+[.M$3]" office:value-type="time" office:time-value="PT07H54M00S">
            <text:p>07:54</text:p>
          </table:table-cell>
          <table:table-cell table:style-name="ce4" table:formula="of:=[.$B23]+[.N$3]" office:value-type="time" office:time-value="PT07H56M00S">
            <text:p>07:56</text:p>
          </table:table-cell>
          <table:table-cell table:style-name="ce4" table:formula="of:=[.$B23]+[.O$3]" office:value-type="time" office:time-value="PT07H59M00S">
            <text:p>07:59</text:p>
          </table:table-cell>
          <table:table-cell table:style-name="ce4" table:formula="of:=[.$B23]+[.P$3]" office:value-type="time" office:time-value="PT08H01M00S">
            <text:p>08:01</text:p>
          </table:table-cell>
          <table:table-cell table:style-name="ce4" table:formula="of:=[.$B23]+[.Q$3]" office:value-type="time" office:time-value="PT08H03M00S">
            <text:p>08:03</text:p>
          </table:table-cell>
          <table:table-cell table:style-name="ce4" table:formula="of:=[.$B23]+[.R$3]" office:value-type="time" office:time-value="PT08H16M00S">
            <text:p>08:16</text:p>
          </table:table-cell>
        </table:table-row>
        <table:table-row table:style-name="ro1">
          <table:table-cell table:style-name="ce3" table:formula="of:=[.A23]+2" office:value-type="float" office:value="3032">
            <text:p>3032</text:p>
          </table:table-cell>
          <table:table-cell table:style-name="ce6" office:value-type="time" office:time-value="PT07H26M00S">
            <text:p>07:26</text:p>
          </table:table-cell>
          <table:table-cell table:style-name="ce4" table:formula="of:=[.$B24]+[.C$3]" office:value-type="time" office:time-value="PT07H29M00S">
            <text:p>07:29</text:p>
          </table:table-cell>
          <table:table-cell table:style-name="ce4" table:formula="of:=[.$B24]+[.D$3]" office:value-type="time" office:time-value="PT07H31M00S">
            <text:p>07:31</text:p>
          </table:table-cell>
          <table:table-cell table:style-name="ce4" table:formula="of:=[.$B24]+[.E$3]" office:value-type="time" office:time-value="PT07H33M00S">
            <text:p>07:33</text:p>
          </table:table-cell>
          <table:table-cell table:style-name="ce4" table:formula="of:=[.$B24]+[.F$3]" office:value-type="time" office:time-value="PT07H35M00S">
            <text:p>07:35</text:p>
          </table:table-cell>
          <table:table-cell table:style-name="ce4" table:formula="of:=[.$B24]+[.G$3]" office:value-type="time" office:time-value="PT07H39M00S">
            <text:p>07:39</text:p>
          </table:table-cell>
          <table:table-cell table:style-name="ce4" table:formula="of:=[.$B24]+[.H$3]" office:value-type="time" office:time-value="PT07H42M00S">
            <text:p>07:42</text:p>
          </table:table-cell>
          <table:table-cell table:style-name="ce4" table:formula="of:=[.$B24]+[.I$3]" office:value-type="time" office:time-value="PT07H45M00S">
            <text:p>07:45</text:p>
          </table:table-cell>
          <table:table-cell table:style-name="ce4" table:formula="of:=[.$B24]+[.J$3]" office:value-type="time" office:time-value="PT07H47M00S">
            <text:p>07:47</text:p>
          </table:table-cell>
          <table:table-cell table:style-name="ce4" table:formula="of:=[.$B24]+[.K$3]" office:value-type="time" office:time-value="PT07H49M00S">
            <text:p>07:49</text:p>
          </table:table-cell>
          <table:table-cell table:style-name="ce4" table:formula="of:=[.$B24]+[.L$3]" office:value-type="time" office:time-value="PT07H51M00S">
            <text:p>07:51</text:p>
          </table:table-cell>
          <table:table-cell table:style-name="ce4" table:formula="of:=[.$B24]+[.M$3]" office:value-type="time" office:time-value="PT07H54M00S">
            <text:p>07:54</text:p>
          </table:table-cell>
          <table:table-cell table:style-name="ce4" table:formula="of:=[.$B24]+[.N$3]" office:value-type="time" office:time-value="PT07H56M00S">
            <text:p>07:56</text:p>
          </table:table-cell>
          <table:table-cell table:style-name="ce4" table:formula="of:=[.$B24]+[.O$3]" office:value-type="time" office:time-value="PT07H59M00S">
            <text:p>07:59</text:p>
          </table:table-cell>
          <table:table-cell table:style-name="ce4" table:formula="of:=[.$B24]+[.P$3]" office:value-type="time" office:time-value="PT08H01M00S">
            <text:p>08:01</text:p>
          </table:table-cell>
          <table:table-cell table:style-name="ce4" table:formula="of:=[.$B24]+[.Q$3]" office:value-type="time" office:time-value="PT08H03M00S">
            <text:p>08:03</text:p>
          </table:table-cell>
          <table:table-cell table:style-name="ce4" table:formula="of:=[.$B24]+[.R$3]" office:value-type="time" office:time-value="PT08H16M00S">
            <text:p>08:16</text:p>
          </table:table-cell>
        </table:table-row>
        <table:table-row table:style-name="ro1">
          <table:table-cell table:style-name="ce3" table:formula="of:=[.A24]+2" office:value-type="float" office:value="3034">
            <text:p>3034</text:p>
          </table:table-cell>
          <table:table-cell table:style-name="ce6" office:value-type="time" office:time-value="PT07H36M00S">
            <text:p>07:36</text:p>
          </table:table-cell>
          <table:table-cell table:style-name="ce4" table:formula="of:=[.$B25]+[.C$3]" office:value-type="time" office:time-value="PT07H39M00S">
            <text:p>07:39</text:p>
          </table:table-cell>
          <table:table-cell table:style-name="ce4" table:formula="of:=[.$B25]+[.D$3]" office:value-type="time" office:time-value="PT07H41M00S">
            <text:p>07:41</text:p>
          </table:table-cell>
          <table:table-cell table:style-name="ce4" table:formula="of:=[.$B25]+[.E$3]" office:value-type="time" office:time-value="PT07H43M00S">
            <text:p>07:43</text:p>
          </table:table-cell>
          <table:table-cell table:style-name="ce4" table:formula="of:=[.$B25]+[.F$3]" office:value-type="time" office:time-value="PT07H45M00S">
            <text:p>07:45</text:p>
          </table:table-cell>
          <table:table-cell table:style-name="ce4" table:formula="of:=[.$B25]+[.G$3]" office:value-type="time" office:time-value="PT07H49M00S">
            <text:p>07:49</text:p>
          </table:table-cell>
          <table:table-cell table:style-name="ce4" table:formula="of:=[.$B25]+[.H$3]" office:value-type="time" office:time-value="PT07H52M00S">
            <text:p>07:52</text:p>
          </table:table-cell>
          <table:table-cell table:style-name="ce4" table:formula="of:=[.$B25]+[.I$3]" office:value-type="time" office:time-value="PT07H55M00S">
            <text:p>07:55</text:p>
          </table:table-cell>
          <table:table-cell table:style-name="ce4" table:formula="of:=[.$B25]+[.J$3]" office:value-type="time" office:time-value="PT07H57M00S">
            <text:p>07:57</text:p>
          </table:table-cell>
          <table:table-cell table:style-name="ce4" table:formula="of:=[.$B25]+[.K$3]" office:value-type="time" office:time-value="PT07H59M00S">
            <text:p>07:59</text:p>
          </table:table-cell>
          <table:table-cell table:style-name="ce4" table:formula="of:=[.$B25]+[.L$3]" office:value-type="time" office:time-value="PT08H01M00S">
            <text:p>08:01</text:p>
          </table:table-cell>
          <table:table-cell table:style-name="ce4" table:formula="of:=[.$B25]+[.M$3]" office:value-type="time" office:time-value="PT08H04M00S">
            <text:p>08:04</text:p>
          </table:table-cell>
          <table:table-cell table:style-name="ce4" table:formula="of:=[.$B25]+[.N$3]" office:value-type="time" office:time-value="PT08H06M00S">
            <text:p>08:06</text:p>
          </table:table-cell>
          <table:table-cell table:style-name="ce4" table:formula="of:=[.$B25]+[.O$3]" office:value-type="time" office:time-value="PT08H09M00S">
            <text:p>08:09</text:p>
          </table:table-cell>
          <table:table-cell table:style-name="ce4" table:formula="of:=[.$B25]+[.P$3]" office:value-type="time" office:time-value="PT08H11M00S">
            <text:p>08:11</text:p>
          </table:table-cell>
          <table:table-cell table:style-name="ce4" table:formula="of:=[.$B25]+[.Q$3]" office:value-type="time" office:time-value="PT08H13M00S">
            <text:p>08:13</text:p>
          </table:table-cell>
          <table:table-cell table:style-name="ce4" table:formula="of:=[.$B25]+[.R$3]" office:value-type="time" office:time-value="PT08H26M00S">
            <text:p>08:26</text:p>
          </table:table-cell>
        </table:table-row>
        <table:table-row table:style-name="ro1">
          <table:table-cell table:style-name="ce3" table:formula="of:=[.A25]+2" office:value-type="float" office:value="3036">
            <text:p>3036</text:p>
          </table:table-cell>
          <table:table-cell table:style-name="ce6" office:value-type="time" office:time-value="PT07H46M00S">
            <text:p>07:46</text:p>
          </table:table-cell>
          <table:table-cell table:style-name="ce4" table:formula="of:=[.$B26]+[.C$3]" office:value-type="time" office:time-value="PT07H49M00S">
            <text:p>07:49</text:p>
          </table:table-cell>
          <table:table-cell table:style-name="ce4" table:formula="of:=[.$B26]+[.D$3]" office:value-type="time" office:time-value="PT07H51M00S">
            <text:p>07:51</text:p>
          </table:table-cell>
          <table:table-cell table:style-name="ce4" table:formula="of:=[.$B26]+[.E$3]" office:value-type="time" office:time-value="PT07H53M00S">
            <text:p>07:53</text:p>
          </table:table-cell>
          <table:table-cell table:style-name="ce4" table:formula="of:=[.$B26]+[.F$3]" office:value-type="time" office:time-value="PT07H55M00S">
            <text:p>07:55</text:p>
          </table:table-cell>
          <table:table-cell table:style-name="ce4" table:formula="of:=[.$B26]+[.G$3]" office:value-type="time" office:time-value="PT07H59M00S">
            <text:p>07:59</text:p>
          </table:table-cell>
          <table:table-cell table:style-name="ce4" table:formula="of:=[.$B26]+[.H$3]" office:value-type="time" office:time-value="PT08H02M00S">
            <text:p>08:02</text:p>
          </table:table-cell>
          <table:table-cell table:style-name="ce4" table:formula="of:=[.$B26]+[.I$3]" office:value-type="time" office:time-value="PT08H05M00S">
            <text:p>08:05</text:p>
          </table:table-cell>
          <table:table-cell table:style-name="ce4" table:formula="of:=[.$B26]+[.J$3]" office:value-type="time" office:time-value="PT08H07M00S">
            <text:p>08:07</text:p>
          </table:table-cell>
          <table:table-cell table:style-name="ce4" table:formula="of:=[.$B26]+[.K$3]" office:value-type="time" office:time-value="PT08H09M00S">
            <text:p>08:09</text:p>
          </table:table-cell>
          <table:table-cell table:style-name="ce4" table:formula="of:=[.$B26]+[.L$3]" office:value-type="time" office:time-value="PT08H11M00S">
            <text:p>08:11</text:p>
          </table:table-cell>
          <table:table-cell table:style-name="ce4" table:formula="of:=[.$B26]+[.M$3]" office:value-type="time" office:time-value="PT08H14M00S">
            <text:p>08:14</text:p>
          </table:table-cell>
          <table:table-cell table:style-name="ce4" table:formula="of:=[.$B26]+[.N$3]" office:value-type="time" office:time-value="PT08H16M00S">
            <text:p>08:16</text:p>
          </table:table-cell>
          <table:table-cell table:style-name="ce4" table:formula="of:=[.$B26]+[.O$3]" office:value-type="time" office:time-value="PT08H19M00S">
            <text:p>08:19</text:p>
          </table:table-cell>
          <table:table-cell table:style-name="ce4" table:formula="of:=[.$B26]+[.P$3]" office:value-type="time" office:time-value="PT08H21M00S">
            <text:p>08:21</text:p>
          </table:table-cell>
          <table:table-cell table:style-name="ce4" table:formula="of:=[.$B26]+[.Q$3]" office:value-type="time" office:time-value="PT08H23M00S">
            <text:p>08:23</text:p>
          </table:table-cell>
          <table:table-cell table:style-name="ce4" table:formula="of:=[.$B26]+[.R$3]" office:value-type="time" office:time-value="PT08H36M00S">
            <text:p>08:36</text:p>
          </table:table-cell>
        </table:table-row>
        <table:table-row table:style-name="ro1">
          <table:table-cell table:style-name="ce3" table:formula="of:=[.A26]+2" office:value-type="float" office:value="3038">
            <text:p>3038</text:p>
          </table:table-cell>
          <table:table-cell table:style-name="ce6" office:value-type="time" office:time-value="PT07H55M00S">
            <text:p>07:55</text:p>
          </table:table-cell>
          <table:table-cell table:style-name="ce4" table:formula="of:=[.$B27]+[.C$3]" office:value-type="time" office:time-value="PT07H58M00S">
            <text:p>07:58</text:p>
          </table:table-cell>
          <table:table-cell table:style-name="ce4" table:formula="of:=[.$B27]+[.D$3]" office:value-type="time" office:time-value="PT08H00M00S">
            <text:p>08:00</text:p>
          </table:table-cell>
          <table:table-cell table:style-name="ce4" table:formula="of:=[.$B27]+[.E$3]" office:value-type="time" office:time-value="PT08H02M00S">
            <text:p>08:02</text:p>
          </table:table-cell>
          <table:table-cell table:style-name="ce4" table:formula="of:=[.$B27]+[.F$3]" office:value-type="time" office:time-value="PT08H04M00S">
            <text:p>08:04</text:p>
          </table:table-cell>
          <table:table-cell table:style-name="ce4" table:formula="of:=[.$B27]+[.G$3]" office:value-type="time" office:time-value="PT08H08M00S">
            <text:p>08:08</text:p>
          </table:table-cell>
          <table:table-cell table:style-name="ce4" table:formula="of:=[.$B27]+[.H$3]" office:value-type="time" office:time-value="PT08H11M00S">
            <text:p>08:11</text:p>
          </table:table-cell>
          <table:table-cell table:style-name="ce4" table:formula="of:=[.$B27]+[.I$3]" office:value-type="time" office:time-value="PT08H14M00S">
            <text:p>08:14</text:p>
          </table:table-cell>
          <table:table-cell table:style-name="ce4" table:formula="of:=[.$B27]+[.J$3]" office:value-type="time" office:time-value="PT08H16M00S">
            <text:p>08:16</text:p>
          </table:table-cell>
          <table:table-cell table:style-name="ce4" table:formula="of:=[.$B27]+[.K$3]" office:value-type="time" office:time-value="PT08H18M00S">
            <text:p>08:18</text:p>
          </table:table-cell>
          <table:table-cell table:style-name="ce4" table:formula="of:=[.$B27]+[.L$3]" office:value-type="time" office:time-value="PT08H20M00S">
            <text:p>08:20</text:p>
          </table:table-cell>
          <table:table-cell table:style-name="ce4" table:formula="of:=[.$B27]+[.M$3]" office:value-type="time" office:time-value="PT08H23M00S">
            <text:p>08:23</text:p>
          </table:table-cell>
          <table:table-cell table:style-name="ce4" table:formula="of:=[.$B27]+[.N$3]" office:value-type="time" office:time-value="PT08H25M00S">
            <text:p>08:25</text:p>
          </table:table-cell>
          <table:table-cell table:style-name="ce4" table:formula="of:=[.$B27]+[.O$3]" office:value-type="time" office:time-value="PT08H28M00S">
            <text:p>08:28</text:p>
          </table:table-cell>
          <table:table-cell table:style-name="ce4" table:formula="of:=[.$B27]+[.P$3]" office:value-type="time" office:time-value="PT08H30M00S">
            <text:p>08:30</text:p>
          </table:table-cell>
          <table:table-cell table:style-name="ce4" table:formula="of:=[.$B27]+[.Q$3]" office:value-type="time" office:time-value="PT08H32M00S">
            <text:p>08:32</text:p>
          </table:table-cell>
          <table:table-cell table:style-name="ce4" table:formula="of:=[.$B27]+[.R$3]" office:value-type="time" office:time-value="PT08H45M00S">
            <text:p>08:45</text:p>
          </table:table-cell>
        </table:table-row>
        <table:table-row table:style-name="ro1">
          <table:table-cell table:style-name="ce3" table:formula="of:=[.A27]+2" office:value-type="float" office:value="3040">
            <text:p>3040</text:p>
          </table:table-cell>
          <table:table-cell table:style-name="ce6" office:value-type="time" office:time-value="PT08H05M00S">
            <text:p>08:05</text:p>
          </table:table-cell>
          <table:table-cell table:style-name="ce4" table:formula="of:=[.$B28]+[.C$3]" office:value-type="time" office:time-value="PT08H08M00S">
            <text:p>08:08</text:p>
          </table:table-cell>
          <table:table-cell table:style-name="ce4" table:formula="of:=[.$B28]+[.D$3]" office:value-type="time" office:time-value="PT08H10M00S">
            <text:p>08:10</text:p>
          </table:table-cell>
          <table:table-cell table:style-name="ce4" table:formula="of:=[.$B28]+[.E$3]" office:value-type="time" office:time-value="PT08H12M00S">
            <text:p>08:12</text:p>
          </table:table-cell>
          <table:table-cell table:style-name="ce4" table:formula="of:=[.$B28]+[.F$3]" office:value-type="time" office:time-value="PT08H14M00S">
            <text:p>08:14</text:p>
          </table:table-cell>
          <table:table-cell table:style-name="ce4" table:formula="of:=[.$B28]+[.G$3]" office:value-type="time" office:time-value="PT08H18M00S">
            <text:p>08:18</text:p>
          </table:table-cell>
          <table:table-cell table:style-name="ce4" table:formula="of:=[.$B28]+[.H$3]" office:value-type="time" office:time-value="PT08H21M00S">
            <text:p>08:21</text:p>
          </table:table-cell>
          <table:table-cell table:style-name="ce4" table:formula="of:=[.$B28]+[.I$3]" office:value-type="time" office:time-value="PT08H24M00S">
            <text:p>08:24</text:p>
          </table:table-cell>
          <table:table-cell table:style-name="ce4" table:formula="of:=[.$B28]+[.J$3]" office:value-type="time" office:time-value="PT08H26M00S">
            <text:p>08:26</text:p>
          </table:table-cell>
          <table:table-cell table:style-name="ce4" table:formula="of:=[.$B28]+[.K$3]" office:value-type="time" office:time-value="PT08H28M00S">
            <text:p>08:28</text:p>
          </table:table-cell>
          <table:table-cell table:style-name="ce4" table:formula="of:=[.$B28]+[.L$3]" office:value-type="time" office:time-value="PT08H30M00S">
            <text:p>08:30</text:p>
          </table:table-cell>
          <table:table-cell table:style-name="ce4" table:formula="of:=[.$B28]+[.M$3]" office:value-type="time" office:time-value="PT08H33M00S">
            <text:p>08:33</text:p>
          </table:table-cell>
          <table:table-cell table:style-name="ce4" table:formula="of:=[.$B28]+[.N$3]" office:value-type="time" office:time-value="PT08H35M00S">
            <text:p>08:35</text:p>
          </table:table-cell>
          <table:table-cell table:style-name="ce4" table:formula="of:=[.$B28]+[.O$3]" office:value-type="time" office:time-value="PT08H38M00S">
            <text:p>08:38</text:p>
          </table:table-cell>
          <table:table-cell table:style-name="ce4" table:formula="of:=[.$B28]+[.P$3]" office:value-type="time" office:time-value="PT08H40M00S">
            <text:p>08:40</text:p>
          </table:table-cell>
          <table:table-cell table:style-name="ce4" table:formula="of:=[.$B28]+[.Q$3]" office:value-type="time" office:time-value="PT08H42M00S">
            <text:p>08:42</text:p>
          </table:table-cell>
          <table:table-cell table:style-name="ce4" table:formula="of:=[.$B28]+[.R$3]" office:value-type="time" office:time-value="PT08H55M00S">
            <text:p>08:55</text:p>
          </table:table-cell>
        </table:table-row>
        <table:table-row table:style-name="ro1">
          <table:table-cell table:style-name="ce3" table:formula="of:=[.A28]+2" office:value-type="float" office:value="3042">
            <text:p>3042</text:p>
          </table:table-cell>
          <table:table-cell table:style-name="ce6" office:value-type="time" office:time-value="PT08H15M00S">
            <text:p>08:15</text:p>
          </table:table-cell>
          <table:table-cell table:style-name="ce4" table:formula="of:=[.$B29]+[.C$3]" office:value-type="time" office:time-value="PT08H18M00S">
            <text:p>08:18</text:p>
          </table:table-cell>
          <table:table-cell table:style-name="ce4" table:formula="of:=[.$B29]+[.D$3]" office:value-type="time" office:time-value="PT08H20M00S">
            <text:p>08:20</text:p>
          </table:table-cell>
          <table:table-cell table:style-name="ce4" table:formula="of:=[.$B29]+[.E$3]" office:value-type="time" office:time-value="PT08H22M00S">
            <text:p>08:22</text:p>
          </table:table-cell>
          <table:table-cell table:style-name="ce4" table:formula="of:=[.$B29]+[.F$3]" office:value-type="time" office:time-value="PT08H24M00S">
            <text:p>08:24</text:p>
          </table:table-cell>
          <table:table-cell table:style-name="ce4" table:formula="of:=[.$B29]+[.G$3]" office:value-type="time" office:time-value="PT08H28M00S">
            <text:p>08:28</text:p>
          </table:table-cell>
          <table:table-cell table:style-name="ce4" table:formula="of:=[.$B29]+[.H$3]" office:value-type="time" office:time-value="PT08H31M00S">
            <text:p>08:31</text:p>
          </table:table-cell>
          <table:table-cell table:style-name="ce4" table:formula="of:=[.$B29]+[.I$3]" office:value-type="time" office:time-value="PT08H34M00S">
            <text:p>08:34</text:p>
          </table:table-cell>
          <table:table-cell table:style-name="ce4" table:formula="of:=[.$B29]+[.J$3]" office:value-type="time" office:time-value="PT08H36M00S">
            <text:p>08:36</text:p>
          </table:table-cell>
          <table:table-cell table:style-name="ce4" table:formula="of:=[.$B29]+[.K$3]" office:value-type="time" office:time-value="PT08H38M00S">
            <text:p>08:38</text:p>
          </table:table-cell>
          <table:table-cell table:style-name="ce4" table:formula="of:=[.$B29]+[.L$3]" office:value-type="time" office:time-value="PT08H40M00S">
            <text:p>08:40</text:p>
          </table:table-cell>
          <table:table-cell table:style-name="ce4" table:formula="of:=[.$B29]+[.M$3]" office:value-type="time" office:time-value="PT08H43M00S">
            <text:p>08:43</text:p>
          </table:table-cell>
          <table:table-cell table:style-name="ce4" table:formula="of:=[.$B29]+[.N$3]" office:value-type="time" office:time-value="PT08H45M00S">
            <text:p>08:45</text:p>
          </table:table-cell>
          <table:table-cell table:style-name="ce4" table:formula="of:=[.$B29]+[.O$3]" office:value-type="time" office:time-value="PT08H48M00S">
            <text:p>08:48</text:p>
          </table:table-cell>
          <table:table-cell table:style-name="ce4" table:formula="of:=[.$B29]+[.P$3]" office:value-type="time" office:time-value="PT08H50M00S">
            <text:p>08:50</text:p>
          </table:table-cell>
          <table:table-cell table:style-name="ce4" table:formula="of:=[.$B29]+[.Q$3]" office:value-type="time" office:time-value="PT08H52M00S">
            <text:p>08:52</text:p>
          </table:table-cell>
          <table:table-cell table:style-name="ce4" table:formula="of:=[.$B29]+[.R$3]" office:value-type="time" office:time-value="PT09H05M00S">
            <text:p>09:05</text:p>
          </table:table-cell>
        </table:table-row>
        <table:table-row table:style-name="ro1">
          <table:table-cell table:style-name="ce3" table:formula="of:=[.A29]+2" office:value-type="float" office:value="3044">
            <text:p>3044</text:p>
          </table:table-cell>
          <table:table-cell table:style-name="ce6" office:value-type="time" office:time-value="PT08H24M00S">
            <text:p>08:24</text:p>
          </table:table-cell>
          <table:table-cell table:style-name="ce4" table:formula="of:=[.$B30]+[.C$3]" office:value-type="time" office:time-value="PT08H27M00S">
            <text:p>08:27</text:p>
          </table:table-cell>
          <table:table-cell table:style-name="ce4" table:formula="of:=[.$B30]+[.D$3]" office:value-type="time" office:time-value="PT08H29M00S">
            <text:p>08:29</text:p>
          </table:table-cell>
          <table:table-cell table:style-name="ce4" table:formula="of:=[.$B30]+[.E$3]" office:value-type="time" office:time-value="PT08H31M00S">
            <text:p>08:31</text:p>
          </table:table-cell>
          <table:table-cell table:style-name="ce4" table:formula="of:=[.$B30]+[.F$3]" office:value-type="time" office:time-value="PT08H33M00S">
            <text:p>08:33</text:p>
          </table:table-cell>
          <table:table-cell table:style-name="ce4" table:formula="of:=[.$B30]+[.G$3]" office:value-type="time" office:time-value="PT08H37M00S">
            <text:p>08:37</text:p>
          </table:table-cell>
          <table:table-cell table:style-name="ce4" table:formula="of:=[.$B30]+[.H$3]" office:value-type="time" office:time-value="PT08H40M00S">
            <text:p>08:40</text:p>
          </table:table-cell>
          <table:table-cell table:style-name="ce4" table:formula="of:=[.$B30]+[.I$3]" office:value-type="time" office:time-value="PT08H43M00S">
            <text:p>08:43</text:p>
          </table:table-cell>
          <table:table-cell table:style-name="ce4" table:formula="of:=[.$B30]+[.J$3]" office:value-type="time" office:time-value="PT08H45M00S">
            <text:p>08:45</text:p>
          </table:table-cell>
          <table:table-cell table:style-name="ce4" table:formula="of:=[.$B30]+[.K$3]" office:value-type="time" office:time-value="PT08H47M00S">
            <text:p>08:47</text:p>
          </table:table-cell>
          <table:table-cell table:style-name="ce4" table:formula="of:=[.$B30]+[.L$3]" office:value-type="time" office:time-value="PT08H49M00S">
            <text:p>08:49</text:p>
          </table:table-cell>
          <table:table-cell table:style-name="ce4" table:formula="of:=[.$B30]+[.M$3]" office:value-type="time" office:time-value="PT08H52M00S">
            <text:p>08:52</text:p>
          </table:table-cell>
          <table:table-cell table:style-name="ce4" table:formula="of:=[.$B30]+[.N$3]" office:value-type="time" office:time-value="PT08H54M00S">
            <text:p>08:54</text:p>
          </table:table-cell>
          <table:table-cell table:style-name="ce4" table:formula="of:=[.$B30]+[.O$3]" office:value-type="time" office:time-value="PT08H57M00S">
            <text:p>08:57</text:p>
          </table:table-cell>
          <table:table-cell table:style-name="ce4" table:formula="of:=[.$B30]+[.P$3]" office:value-type="time" office:time-value="PT08H59M00S">
            <text:p>08:59</text:p>
          </table:table-cell>
          <table:table-cell table:style-name="ce4" table:formula="of:=[.$B30]+[.Q$3]" office:value-type="time" office:time-value="PT09H01M00S">
            <text:p>09:01</text:p>
          </table:table-cell>
          <table:table-cell table:style-name="ce4" table:formula="of:=[.$B30]+[.R$3]" office:value-type="time" office:time-value="PT09H14M00S">
            <text:p>09:14</text:p>
          </table:table-cell>
        </table:table-row>
        <table:table-row table:style-name="ro1">
          <table:table-cell table:style-name="ce3" table:formula="of:=[.A30]+2" office:value-type="float" office:value="3046">
            <text:p>3046</text:p>
          </table:table-cell>
          <table:table-cell table:style-name="ce6" office:value-type="time" office:time-value="PT08H34M00S">
            <text:p>08:34</text:p>
          </table:table-cell>
          <table:table-cell table:style-name="ce4" table:formula="of:=[.$B31]+[.C$3]" office:value-type="time" office:time-value="PT08H37M00S">
            <text:p>08:37</text:p>
          </table:table-cell>
          <table:table-cell table:style-name="ce4" table:formula="of:=[.$B31]+[.D$3]" office:value-type="time" office:time-value="PT08H39M00S">
            <text:p>08:39</text:p>
          </table:table-cell>
          <table:table-cell table:style-name="ce4" table:formula="of:=[.$B31]+[.E$3]" office:value-type="time" office:time-value="PT08H41M00S">
            <text:p>08:41</text:p>
          </table:table-cell>
          <table:table-cell table:style-name="ce4" table:formula="of:=[.$B31]+[.F$3]" office:value-type="time" office:time-value="PT08H43M00S">
            <text:p>08:43</text:p>
          </table:table-cell>
          <table:table-cell table:style-name="ce4" table:formula="of:=[.$B31]+[.G$3]" office:value-type="time" office:time-value="PT08H47M00S">
            <text:p>08:47</text:p>
          </table:table-cell>
          <table:table-cell table:style-name="ce4" table:formula="of:=[.$B31]+[.H$3]" office:value-type="time" office:time-value="PT08H50M00S">
            <text:p>08:50</text:p>
          </table:table-cell>
          <table:table-cell table:style-name="ce4" table:formula="of:=[.$B31]+[.I$3]" office:value-type="time" office:time-value="PT08H53M00S">
            <text:p>08:53</text:p>
          </table:table-cell>
          <table:table-cell table:style-name="ce4" table:formula="of:=[.$B31]+[.J$3]" office:value-type="time" office:time-value="PT08H55M00S">
            <text:p>08:55</text:p>
          </table:table-cell>
          <table:table-cell table:style-name="ce4" table:formula="of:=[.$B31]+[.K$3]" office:value-type="time" office:time-value="PT08H57M00S">
            <text:p>08:57</text:p>
          </table:table-cell>
          <table:table-cell table:style-name="ce4" table:formula="of:=[.$B31]+[.L$3]" office:value-type="time" office:time-value="PT08H59M00S">
            <text:p>08:59</text:p>
          </table:table-cell>
          <table:table-cell table:style-name="ce4" table:formula="of:=[.$B31]+[.M$3]" office:value-type="time" office:time-value="PT09H02M00S">
            <text:p>09:02</text:p>
          </table:table-cell>
          <table:table-cell table:style-name="ce4" table:formula="of:=[.$B31]+[.N$3]" office:value-type="time" office:time-value="PT09H04M00S">
            <text:p>09:04</text:p>
          </table:table-cell>
          <table:table-cell table:style-name="ce4" table:formula="of:=[.$B31]+[.O$3]" office:value-type="time" office:time-value="PT09H07M00S">
            <text:p>09:07</text:p>
          </table:table-cell>
          <table:table-cell table:style-name="ce4" table:formula="of:=[.$B31]+[.P$3]" office:value-type="time" office:time-value="PT09H09M00S">
            <text:p>09:09</text:p>
          </table:table-cell>
          <table:table-cell table:style-name="ce4" table:formula="of:=[.$B31]+[.Q$3]" office:value-type="time" office:time-value="PT09H11M00S">
            <text:p>09:11</text:p>
          </table:table-cell>
          <table:table-cell table:style-name="ce4" table:formula="of:=[.$B31]+[.R$3]" office:value-type="time" office:time-value="PT09H24M00S">
            <text:p>09:24</text:p>
          </table:table-cell>
        </table:table-row>
        <table:table-row table:style-name="ro1">
          <table:table-cell table:style-name="ce3" table:formula="of:=[.A31]+2" office:value-type="float" office:value="3048">
            <text:p>3048</text:p>
          </table:table-cell>
          <table:table-cell table:style-name="ce6" office:value-type="time" office:time-value="PT08H44M00S">
            <text:p>08:44</text:p>
          </table:table-cell>
          <table:table-cell table:style-name="ce4" table:formula="of:=[.$B32]+[.C$3]" office:value-type="time" office:time-value="PT08H47M00S">
            <text:p>08:47</text:p>
          </table:table-cell>
          <table:table-cell table:style-name="ce4" table:formula="of:=[.$B32]+[.D$3]" office:value-type="time" office:time-value="PT08H49M00S">
            <text:p>08:49</text:p>
          </table:table-cell>
          <table:table-cell table:style-name="ce4" table:formula="of:=[.$B32]+[.E$3]" office:value-type="time" office:time-value="PT08H51M00S">
            <text:p>08:51</text:p>
          </table:table-cell>
          <table:table-cell table:style-name="ce4" table:formula="of:=[.$B32]+[.F$3]" office:value-type="time" office:time-value="PT08H53M00S">
            <text:p>08:53</text:p>
          </table:table-cell>
          <table:table-cell table:style-name="ce4" table:formula="of:=[.$B32]+[.G$3]" office:value-type="time" office:time-value="PT08H57M00S">
            <text:p>08:57</text:p>
          </table:table-cell>
          <table:table-cell table:style-name="ce4" table:formula="of:=[.$B32]+[.H$3]" office:value-type="time" office:time-value="PT09H00M00S">
            <text:p>09:00</text:p>
          </table:table-cell>
          <table:table-cell table:style-name="ce4" table:formula="of:=[.$B32]+[.I$3]" office:value-type="time" office:time-value="PT09H03M00S">
            <text:p>09:03</text:p>
          </table:table-cell>
          <table:table-cell table:style-name="ce4" table:formula="of:=[.$B32]+[.J$3]" office:value-type="time" office:time-value="PT09H05M00S">
            <text:p>09:05</text:p>
          </table:table-cell>
          <table:table-cell table:style-name="ce4" table:formula="of:=[.$B32]+[.K$3]" office:value-type="time" office:time-value="PT09H07M00S">
            <text:p>09:07</text:p>
          </table:table-cell>
          <table:table-cell table:style-name="ce4" table:formula="of:=[.$B32]+[.L$3]" office:value-type="time" office:time-value="PT09H09M00S">
            <text:p>09:09</text:p>
          </table:table-cell>
          <table:table-cell table:style-name="ce4" table:formula="of:=[.$B32]+[.M$3]" office:value-type="time" office:time-value="PT09H12M00S">
            <text:p>09:12</text:p>
          </table:table-cell>
          <table:table-cell table:style-name="ce4" table:formula="of:=[.$B32]+[.N$3]" office:value-type="time" office:time-value="PT09H14M00S">
            <text:p>09:14</text:p>
          </table:table-cell>
          <table:table-cell table:style-name="ce4" table:formula="of:=[.$B32]+[.O$3]" office:value-type="time" office:time-value="PT09H17M00S">
            <text:p>09:17</text:p>
          </table:table-cell>
          <table:table-cell table:style-name="ce4" table:formula="of:=[.$B32]+[.P$3]" office:value-type="time" office:time-value="PT09H19M00S">
            <text:p>09:19</text:p>
          </table:table-cell>
          <table:table-cell table:style-name="ce4" table:formula="of:=[.$B32]+[.Q$3]" office:value-type="time" office:time-value="PT09H21M00S">
            <text:p>09:21</text:p>
          </table:table-cell>
          <table:table-cell table:style-name="ce4" table:formula="of:=[.$B32]+[.R$3]" office:value-type="time" office:time-value="PT09H34M00S">
            <text:p>09:34</text:p>
          </table:table-cell>
        </table:table-row>
        <table:table-row table:style-name="ro1">
          <table:table-cell table:style-name="ce3" table:formula="of:=[.A32]+2" office:value-type="float" office:value="3050">
            <text:p>3050</text:p>
          </table:table-cell>
          <table:table-cell table:style-name="ce6" office:value-type="time" office:time-value="PT08H53M00S">
            <text:p>08:53</text:p>
          </table:table-cell>
          <table:table-cell table:style-name="ce4" table:formula="of:=[.$B33]+[.C$3]" office:value-type="time" office:time-value="PT08H56M00S">
            <text:p>08:56</text:p>
          </table:table-cell>
          <table:table-cell table:style-name="ce4" table:formula="of:=[.$B33]+[.D$3]" office:value-type="time" office:time-value="PT08H58M00S">
            <text:p>08:58</text:p>
          </table:table-cell>
          <table:table-cell table:style-name="ce4" table:formula="of:=[.$B33]+[.E$3]" office:value-type="time" office:time-value="PT09H00M00S">
            <text:p>09:00</text:p>
          </table:table-cell>
          <table:table-cell table:style-name="ce4" table:formula="of:=[.$B33]+[.F$3]" office:value-type="time" office:time-value="PT09H02M00S">
            <text:p>09:02</text:p>
          </table:table-cell>
          <table:table-cell table:style-name="ce4" table:formula="of:=[.$B33]+[.G$3]" office:value-type="time" office:time-value="PT09H06M00S">
            <text:p>09:06</text:p>
          </table:table-cell>
          <table:table-cell table:style-name="ce4" table:formula="of:=[.$B33]+[.H$3]" office:value-type="time" office:time-value="PT09H09M00S">
            <text:p>09:09</text:p>
          </table:table-cell>
          <table:table-cell table:style-name="ce4" table:formula="of:=[.$B33]+[.I$3]" office:value-type="time" office:time-value="PT09H12M00S">
            <text:p>09:12</text:p>
          </table:table-cell>
          <table:table-cell table:style-name="ce4" table:formula="of:=[.$B33]+[.J$3]" office:value-type="time" office:time-value="PT09H14M00S">
            <text:p>09:14</text:p>
          </table:table-cell>
          <table:table-cell table:style-name="ce4" table:formula="of:=[.$B33]+[.K$3]" office:value-type="time" office:time-value="PT09H16M00S">
            <text:p>09:16</text:p>
          </table:table-cell>
          <table:table-cell table:style-name="ce4" table:formula="of:=[.$B33]+[.L$3]" office:value-type="time" office:time-value="PT09H18M00S">
            <text:p>09:18</text:p>
          </table:table-cell>
          <table:table-cell table:style-name="ce4" table:formula="of:=[.$B33]+[.M$3]" office:value-type="time" office:time-value="PT09H21M00S">
            <text:p>09:21</text:p>
          </table:table-cell>
          <table:table-cell table:style-name="ce4" table:formula="of:=[.$B33]+[.N$3]" office:value-type="time" office:time-value="PT09H23M00S">
            <text:p>09:23</text:p>
          </table:table-cell>
          <table:table-cell table:style-name="ce4" table:formula="of:=[.$B33]+[.O$3]" office:value-type="time" office:time-value="PT09H26M00S">
            <text:p>09:26</text:p>
          </table:table-cell>
          <table:table-cell table:style-name="ce4" table:formula="of:=[.$B33]+[.P$3]" office:value-type="time" office:time-value="PT09H28M00S">
            <text:p>09:28</text:p>
          </table:table-cell>
          <table:table-cell table:style-name="ce4" table:formula="of:=[.$B33]+[.Q$3]" office:value-type="time" office:time-value="PT09H30M00S">
            <text:p>09:30</text:p>
          </table:table-cell>
          <table:table-cell table:style-name="ce4" table:formula="of:=[.$B33]+[.R$3]" office:value-type="time" office:time-value="PT09H43M00S">
            <text:p>09:43</text:p>
          </table:table-cell>
        </table:table-row>
        <table:table-row table:style-name="ro1">
          <table:table-cell table:style-name="ce3" table:formula="of:=[.A33]+2" office:value-type="float" office:value="3052">
            <text:p>3052</text:p>
          </table:table-cell>
          <table:table-cell table:style-name="ce6" office:value-type="time" office:time-value="PT09H03M00S">
            <text:p>09:03</text:p>
          </table:table-cell>
          <table:table-cell table:style-name="ce4" table:formula="of:=[.$B34]+[.C$3]" office:value-type="time" office:time-value="PT09H06M00S">
            <text:p>09:06</text:p>
          </table:table-cell>
          <table:table-cell table:style-name="ce4" table:formula="of:=[.$B34]+[.D$3]" office:value-type="time" office:time-value="PT09H08M00S">
            <text:p>09:08</text:p>
          </table:table-cell>
          <table:table-cell table:style-name="ce4" table:formula="of:=[.$B34]+[.E$3]" office:value-type="time" office:time-value="PT09H10M00S">
            <text:p>09:10</text:p>
          </table:table-cell>
          <table:table-cell table:style-name="ce4" table:formula="of:=[.$B34]+[.F$3]" office:value-type="time" office:time-value="PT09H12M00S">
            <text:p>09:12</text:p>
          </table:table-cell>
          <table:table-cell table:style-name="ce4" table:formula="of:=[.$B34]+[.G$3]" office:value-type="time" office:time-value="PT09H16M00S">
            <text:p>09:16</text:p>
          </table:table-cell>
          <table:table-cell table:style-name="ce4" table:formula="of:=[.$B34]+[.H$3]" office:value-type="time" office:time-value="PT09H19M00S">
            <text:p>09:19</text:p>
          </table:table-cell>
          <table:table-cell table:style-name="ce4" table:formula="of:=[.$B34]+[.I$3]" office:value-type="time" office:time-value="PT09H22M00S">
            <text:p>09:22</text:p>
          </table:table-cell>
          <table:table-cell table:style-name="ce4" table:formula="of:=[.$B34]+[.J$3]" office:value-type="time" office:time-value="PT09H24M00S">
            <text:p>09:24</text:p>
          </table:table-cell>
          <table:table-cell table:style-name="ce4" table:formula="of:=[.$B34]+[.K$3]" office:value-type="time" office:time-value="PT09H26M00S">
            <text:p>09:26</text:p>
          </table:table-cell>
          <table:table-cell table:style-name="ce4" table:formula="of:=[.$B34]+[.L$3]" office:value-type="time" office:time-value="PT09H28M00S">
            <text:p>09:28</text:p>
          </table:table-cell>
          <table:table-cell table:style-name="ce4" table:formula="of:=[.$B34]+[.M$3]" office:value-type="time" office:time-value="PT09H31M00S">
            <text:p>09:31</text:p>
          </table:table-cell>
          <table:table-cell table:style-name="ce4" table:formula="of:=[.$B34]+[.N$3]" office:value-type="time" office:time-value="PT09H33M00S">
            <text:p>09:33</text:p>
          </table:table-cell>
          <table:table-cell table:style-name="ce4" table:formula="of:=[.$B34]+[.O$3]" office:value-type="time" office:time-value="PT09H36M00S">
            <text:p>09:36</text:p>
          </table:table-cell>
          <table:table-cell table:style-name="ce4" table:formula="of:=[.$B34]+[.P$3]" office:value-type="time" office:time-value="PT09H38M00S">
            <text:p>09:38</text:p>
          </table:table-cell>
          <table:table-cell table:style-name="ce4" table:formula="of:=[.$B34]+[.Q$3]" office:value-type="time" office:time-value="PT09H40M00S">
            <text:p>09:40</text:p>
          </table:table-cell>
          <table:table-cell table:style-name="ce4" table:formula="of:=[.$B34]+[.R$3]" office:value-type="time" office:time-value="PT09H53M00S">
            <text:p>09:53</text:p>
          </table:table-cell>
        </table:table-row>
        <table:table-row table:style-name="ro1">
          <table:table-cell table:style-name="ce3" table:formula="of:=[.A34]+2" office:value-type="float" office:value="3054">
            <text:p>3054</text:p>
          </table:table-cell>
          <table:table-cell table:style-name="ce6" office:value-type="time" office:time-value="PT09H13M00S">
            <text:p>09:13</text:p>
          </table:table-cell>
          <table:table-cell table:style-name="ce4" table:formula="of:=[.$B35]+[.C$3]" office:value-type="time" office:time-value="PT09H16M00S">
            <text:p>09:16</text:p>
          </table:table-cell>
          <table:table-cell table:style-name="ce4" table:formula="of:=[.$B35]+[.D$3]" office:value-type="time" office:time-value="PT09H18M00S">
            <text:p>09:18</text:p>
          </table:table-cell>
          <table:table-cell table:style-name="ce4" table:formula="of:=[.$B35]+[.E$3]" office:value-type="time" office:time-value="PT09H20M00S">
            <text:p>09:20</text:p>
          </table:table-cell>
          <table:table-cell table:style-name="ce4" table:formula="of:=[.$B35]+[.F$3]" office:value-type="time" office:time-value="PT09H22M00S">
            <text:p>09:22</text:p>
          </table:table-cell>
          <table:table-cell table:style-name="ce4" table:formula="of:=[.$B35]+[.G$3]" office:value-type="time" office:time-value="PT09H26M00S">
            <text:p>09:26</text:p>
          </table:table-cell>
          <table:table-cell table:style-name="ce4" table:formula="of:=[.$B35]+[.H$3]" office:value-type="time" office:time-value="PT09H29M00S">
            <text:p>09:29</text:p>
          </table:table-cell>
          <table:table-cell table:style-name="ce4" table:formula="of:=[.$B35]+[.I$3]" office:value-type="time" office:time-value="PT09H32M00S">
            <text:p>09:32</text:p>
          </table:table-cell>
          <table:table-cell table:style-name="ce4" table:formula="of:=[.$B35]+[.J$3]" office:value-type="time" office:time-value="PT09H34M00S">
            <text:p>09:34</text:p>
          </table:table-cell>
          <table:table-cell table:style-name="ce4" table:formula="of:=[.$B35]+[.K$3]" office:value-type="time" office:time-value="PT09H36M00S">
            <text:p>09:36</text:p>
          </table:table-cell>
          <table:table-cell table:style-name="ce4" table:formula="of:=[.$B35]+[.L$3]" office:value-type="time" office:time-value="PT09H38M00S">
            <text:p>09:38</text:p>
          </table:table-cell>
          <table:table-cell table:style-name="ce4" table:formula="of:=[.$B35]+[.M$3]" office:value-type="time" office:time-value="PT09H41M00S">
            <text:p>09:41</text:p>
          </table:table-cell>
          <table:table-cell table:style-name="ce4" table:formula="of:=[.$B35]+[.N$3]" office:value-type="time" office:time-value="PT09H43M00S">
            <text:p>09:43</text:p>
          </table:table-cell>
          <table:table-cell table:style-name="ce4" table:formula="of:=[.$B35]+[.O$3]" office:value-type="time" office:time-value="PT09H46M00S">
            <text:p>09:46</text:p>
          </table:table-cell>
          <table:table-cell table:style-name="ce4" table:formula="of:=[.$B35]+[.P$3]" office:value-type="time" office:time-value="PT09H48M00S">
            <text:p>09:48</text:p>
          </table:table-cell>
          <table:table-cell table:style-name="ce4" table:formula="of:=[.$B35]+[.Q$3]" office:value-type="time" office:time-value="PT09H50M00S">
            <text:p>09:50</text:p>
          </table:table-cell>
          <table:table-cell table:style-name="ce4" table:formula="of:=[.$B35]+[.R$3]" office:value-type="time" office:time-value="PT10H03M00S">
            <text:p>10:03</text:p>
          </table:table-cell>
        </table:table-row>
        <table:table-row table:style-name="ro1">
          <table:table-cell table:style-name="ce3" table:formula="of:=[.A35]+2" office:value-type="float" office:value="3056">
            <text:p>3056</text:p>
          </table:table-cell>
          <table:table-cell table:style-name="ce6" office:value-type="time" office:time-value="PT09H22M00S">
            <text:p>09:22</text:p>
          </table:table-cell>
          <table:table-cell table:style-name="ce4" table:formula="of:=[.$B36]+[.C$3]" office:value-type="time" office:time-value="PT09H25M00S">
            <text:p>09:25</text:p>
          </table:table-cell>
          <table:table-cell table:style-name="ce4" table:formula="of:=[.$B36]+[.D$3]" office:value-type="time" office:time-value="PT09H27M00S">
            <text:p>09:27</text:p>
          </table:table-cell>
          <table:table-cell table:style-name="ce4" table:formula="of:=[.$B36]+[.E$3]" office:value-type="time" office:time-value="PT09H29M00S">
            <text:p>09:29</text:p>
          </table:table-cell>
          <table:table-cell table:style-name="ce4" table:formula="of:=[.$B36]+[.F$3]" office:value-type="time" office:time-value="PT09H31M00S">
            <text:p>09:31</text:p>
          </table:table-cell>
          <table:table-cell table:style-name="ce4" table:formula="of:=[.$B36]+[.G$3]" office:value-type="time" office:time-value="PT09H35M00S">
            <text:p>09:35</text:p>
          </table:table-cell>
          <table:table-cell table:style-name="ce4" table:formula="of:=[.$B36]+[.H$3]" office:value-type="time" office:time-value="PT09H38M00S">
            <text:p>09:38</text:p>
          </table:table-cell>
          <table:table-cell table:style-name="ce4" table:formula="of:=[.$B36]+[.I$3]" office:value-type="time" office:time-value="PT09H41M00S">
            <text:p>09:41</text:p>
          </table:table-cell>
          <table:table-cell table:style-name="ce4" table:formula="of:=[.$B36]+[.J$3]" office:value-type="time" office:time-value="PT09H43M00S">
            <text:p>09:43</text:p>
          </table:table-cell>
          <table:table-cell table:style-name="ce4" table:formula="of:=[.$B36]+[.K$3]" office:value-type="time" office:time-value="PT09H45M00S">
            <text:p>09:45</text:p>
          </table:table-cell>
          <table:table-cell table:style-name="ce4" table:formula="of:=[.$B36]+[.L$3]" office:value-type="time" office:time-value="PT09H47M00S">
            <text:p>09:47</text:p>
          </table:table-cell>
          <table:table-cell table:style-name="ce4" table:formula="of:=[.$B36]+[.M$3]" office:value-type="time" office:time-value="PT09H50M00S">
            <text:p>09:50</text:p>
          </table:table-cell>
          <table:table-cell table:style-name="ce4" table:formula="of:=[.$B36]+[.N$3]" office:value-type="time" office:time-value="PT09H52M00S">
            <text:p>09:52</text:p>
          </table:table-cell>
          <table:table-cell table:style-name="ce4" table:formula="of:=[.$B36]+[.O$3]" office:value-type="time" office:time-value="PT09H55M00S">
            <text:p>09:55</text:p>
          </table:table-cell>
          <table:table-cell table:style-name="ce4" table:formula="of:=[.$B36]+[.P$3]" office:value-type="time" office:time-value="PT09H57M00S">
            <text:p>09:57</text:p>
          </table:table-cell>
          <table:table-cell table:style-name="ce4" table:formula="of:=[.$B36]+[.Q$3]" office:value-type="time" office:time-value="PT09H59M00S">
            <text:p>09:59</text:p>
          </table:table-cell>
          <table:table-cell table:style-name="ce4" table:formula="of:=[.$B36]+[.R$3]" office:value-type="time" office:time-value="PT10H12M00S">
            <text:p>10:12</text:p>
          </table:table-cell>
        </table:table-row>
        <table:table-row table:style-name="ro1">
          <table:table-cell table:style-name="ce3" table:formula="of:=[.A36]+2" office:value-type="float" office:value="3058">
            <text:p>3058</text:p>
          </table:table-cell>
          <table:table-cell table:style-name="ce6" office:value-type="time" office:time-value="PT09H32M00S">
            <text:p>09:32</text:p>
          </table:table-cell>
          <table:table-cell table:style-name="ce4" table:formula="of:=[.$B37]+[.C$3]" office:value-type="time" office:time-value="PT09H35M00S">
            <text:p>09:35</text:p>
          </table:table-cell>
          <table:table-cell table:style-name="ce4" table:formula="of:=[.$B37]+[.D$3]" office:value-type="time" office:time-value="PT09H37M00S">
            <text:p>09:37</text:p>
          </table:table-cell>
          <table:table-cell table:style-name="ce4" table:formula="of:=[.$B37]+[.E$3]" office:value-type="time" office:time-value="PT09H39M00S">
            <text:p>09:39</text:p>
          </table:table-cell>
          <table:table-cell table:style-name="ce4" table:formula="of:=[.$B37]+[.F$3]" office:value-type="time" office:time-value="PT09H41M00S">
            <text:p>09:41</text:p>
          </table:table-cell>
          <table:table-cell table:style-name="ce4" table:formula="of:=[.$B37]+[.G$3]" office:value-type="time" office:time-value="PT09H45M00S">
            <text:p>09:45</text:p>
          </table:table-cell>
          <table:table-cell table:style-name="ce4" table:formula="of:=[.$B37]+[.H$3]" office:value-type="time" office:time-value="PT09H48M00S">
            <text:p>09:48</text:p>
          </table:table-cell>
          <table:table-cell table:style-name="ce4" table:formula="of:=[.$B37]+[.I$3]" office:value-type="time" office:time-value="PT09H51M00S">
            <text:p>09:51</text:p>
          </table:table-cell>
          <table:table-cell table:style-name="ce4" table:formula="of:=[.$B37]+[.J$3]" office:value-type="time" office:time-value="PT09H53M00S">
            <text:p>09:53</text:p>
          </table:table-cell>
          <table:table-cell table:style-name="ce4" table:formula="of:=[.$B37]+[.K$3]" office:value-type="time" office:time-value="PT09H55M00S">
            <text:p>09:55</text:p>
          </table:table-cell>
          <table:table-cell table:style-name="ce4" table:formula="of:=[.$B37]+[.L$3]" office:value-type="time" office:time-value="PT09H57M00S">
            <text:p>09:57</text:p>
          </table:table-cell>
          <table:table-cell table:style-name="ce4" table:formula="of:=[.$B37]+[.M$3]" office:value-type="time" office:time-value="PT10H00M00S">
            <text:p>10:00</text:p>
          </table:table-cell>
          <table:table-cell table:style-name="ce4" table:formula="of:=[.$B37]+[.N$3]" office:value-type="time" office:time-value="PT10H02M00S">
            <text:p>10:02</text:p>
          </table:table-cell>
          <table:table-cell table:style-name="ce4" table:formula="of:=[.$B37]+[.O$3]" office:value-type="time" office:time-value="PT10H05M00S">
            <text:p>10:05</text:p>
          </table:table-cell>
          <table:table-cell table:style-name="ce4" table:formula="of:=[.$B37]+[.P$3]" office:value-type="time" office:time-value="PT10H07M00S">
            <text:p>10:07</text:p>
          </table:table-cell>
          <table:table-cell table:style-name="ce4" table:formula="of:=[.$B37]+[.Q$3]" office:value-type="time" office:time-value="PT10H09M00S">
            <text:p>10:09</text:p>
          </table:table-cell>
          <table:table-cell table:style-name="ce4" table:formula="of:=[.$B37]+[.R$3]" office:value-type="time" office:time-value="PT10H22M00S">
            <text:p>10:22</text:p>
          </table:table-cell>
        </table:table-row>
        <table:table-row table:style-name="ro1">
          <table:table-cell table:style-name="ce3" table:formula="of:=[.A37]+2" office:value-type="float" office:value="3060">
            <text:p>3060</text:p>
          </table:table-cell>
          <table:table-cell table:style-name="ce6" office:value-type="time" office:time-value="PT09H42M00S">
            <text:p>09:42</text:p>
          </table:table-cell>
          <table:table-cell table:style-name="ce4" table:formula="of:=[.$B38]+[.C$3]" office:value-type="time" office:time-value="PT09H45M00S">
            <text:p>09:45</text:p>
          </table:table-cell>
          <table:table-cell table:style-name="ce4" table:formula="of:=[.$B38]+[.D$3]" office:value-type="time" office:time-value="PT09H47M00S">
            <text:p>09:47</text:p>
          </table:table-cell>
          <table:table-cell table:style-name="ce4" table:formula="of:=[.$B38]+[.E$3]" office:value-type="time" office:time-value="PT09H49M00S">
            <text:p>09:49</text:p>
          </table:table-cell>
          <table:table-cell table:style-name="ce4" table:formula="of:=[.$B38]+[.F$3]" office:value-type="time" office:time-value="PT09H51M00S">
            <text:p>09:51</text:p>
          </table:table-cell>
          <table:table-cell table:style-name="ce4" table:formula="of:=[.$B38]+[.G$3]" office:value-type="time" office:time-value="PT09H55M00S">
            <text:p>09:55</text:p>
          </table:table-cell>
          <table:table-cell table:style-name="ce4" table:formula="of:=[.$B38]+[.H$3]" office:value-type="time" office:time-value="PT09H58M00S">
            <text:p>09:58</text:p>
          </table:table-cell>
          <table:table-cell table:style-name="ce4" table:formula="of:=[.$B38]+[.I$3]" office:value-type="time" office:time-value="PT10H01M00S">
            <text:p>10:01</text:p>
          </table:table-cell>
          <table:table-cell table:style-name="ce4" table:formula="of:=[.$B38]+[.J$3]" office:value-type="time" office:time-value="PT10H03M00S">
            <text:p>10:03</text:p>
          </table:table-cell>
          <table:table-cell table:style-name="ce4" table:formula="of:=[.$B38]+[.K$3]" office:value-type="time" office:time-value="PT10H05M00S">
            <text:p>10:05</text:p>
          </table:table-cell>
          <table:table-cell table:style-name="ce4" table:formula="of:=[.$B38]+[.L$3]" office:value-type="time" office:time-value="PT10H07M00S">
            <text:p>10:07</text:p>
          </table:table-cell>
          <table:table-cell table:style-name="ce4" table:formula="of:=[.$B38]+[.M$3]" office:value-type="time" office:time-value="PT10H10M00S">
            <text:p>10:10</text:p>
          </table:table-cell>
          <table:table-cell table:style-name="ce4" table:formula="of:=[.$B38]+[.N$3]" office:value-type="time" office:time-value="PT10H12M00S">
            <text:p>10:12</text:p>
          </table:table-cell>
          <table:table-cell table:style-name="ce4" table:formula="of:=[.$B38]+[.O$3]" office:value-type="time" office:time-value="PT10H15M00S">
            <text:p>10:15</text:p>
          </table:table-cell>
          <table:table-cell table:style-name="ce4" table:formula="of:=[.$B38]+[.P$3]" office:value-type="time" office:time-value="PT10H17M00S">
            <text:p>10:17</text:p>
          </table:table-cell>
          <table:table-cell table:style-name="ce4" table:formula="of:=[.$B38]+[.Q$3]" office:value-type="time" office:time-value="PT10H19M00S">
            <text:p>10:19</text:p>
          </table:table-cell>
          <table:table-cell table:style-name="ce4" table:formula="of:=[.$B38]+[.R$3]" office:value-type="time" office:time-value="PT10H32M00S">
            <text:p>10:32</text:p>
          </table:table-cell>
        </table:table-row>
        <table:table-row table:style-name="ro1">
          <table:table-cell table:style-name="ce3" table:formula="of:=[.A38]+2" office:value-type="float" office:value="3062">
            <text:p>3062</text:p>
          </table:table-cell>
          <table:table-cell table:style-name="ce6" office:value-type="time" office:time-value="PT09H51M00S">
            <text:p>09:51</text:p>
          </table:table-cell>
          <table:table-cell table:style-name="ce4" table:formula="of:=[.$B39]+[.C$3]" office:value-type="time" office:time-value="PT09H54M00S">
            <text:p>09:54</text:p>
          </table:table-cell>
          <table:table-cell table:style-name="ce4" table:formula="of:=[.$B39]+[.D$3]" office:value-type="time" office:time-value="PT09H56M00S">
            <text:p>09:56</text:p>
          </table:table-cell>
          <table:table-cell table:style-name="ce4" table:formula="of:=[.$B39]+[.E$3]" office:value-type="time" office:time-value="PT09H58M00S">
            <text:p>09:58</text:p>
          </table:table-cell>
          <table:table-cell table:style-name="ce4" table:formula="of:=[.$B39]+[.F$3]" office:value-type="time" office:time-value="PT10H00M00S">
            <text:p>10:00</text:p>
          </table:table-cell>
          <table:table-cell table:style-name="ce4" table:formula="of:=[.$B39]+[.G$3]" office:value-type="time" office:time-value="PT10H04M00S">
            <text:p>10:04</text:p>
          </table:table-cell>
          <table:table-cell table:style-name="ce4" table:formula="of:=[.$B39]+[.H$3]" office:value-type="time" office:time-value="PT10H07M00S">
            <text:p>10:07</text:p>
          </table:table-cell>
          <table:table-cell table:style-name="ce4" table:formula="of:=[.$B39]+[.I$3]" office:value-type="time" office:time-value="PT10H10M00S">
            <text:p>10:10</text:p>
          </table:table-cell>
          <table:table-cell table:style-name="ce4" table:formula="of:=[.$B39]+[.J$3]" office:value-type="time" office:time-value="PT10H12M00S">
            <text:p>10:12</text:p>
          </table:table-cell>
          <table:table-cell table:style-name="ce4" table:formula="of:=[.$B39]+[.K$3]" office:value-type="time" office:time-value="PT10H14M00S">
            <text:p>10:14</text:p>
          </table:table-cell>
          <table:table-cell table:style-name="ce4" table:formula="of:=[.$B39]+[.L$3]" office:value-type="time" office:time-value="PT10H16M00S">
            <text:p>10:16</text:p>
          </table:table-cell>
          <table:table-cell table:style-name="ce4" table:formula="of:=[.$B39]+[.M$3]" office:value-type="time" office:time-value="PT10H19M00S">
            <text:p>10:19</text:p>
          </table:table-cell>
          <table:table-cell table:style-name="ce4" table:formula="of:=[.$B39]+[.N$3]" office:value-type="time" office:time-value="PT10H21M00S">
            <text:p>10:21</text:p>
          </table:table-cell>
          <table:table-cell table:style-name="ce4" table:formula="of:=[.$B39]+[.O$3]" office:value-type="time" office:time-value="PT10H24M00S">
            <text:p>10:24</text:p>
          </table:table-cell>
          <table:table-cell table:style-name="ce4" table:formula="of:=[.$B39]+[.P$3]" office:value-type="time" office:time-value="PT10H26M00S">
            <text:p>10:26</text:p>
          </table:table-cell>
          <table:table-cell table:style-name="ce4" table:formula="of:=[.$B39]+[.Q$3]" office:value-type="time" office:time-value="PT10H28M00S">
            <text:p>10:28</text:p>
          </table:table-cell>
          <table:table-cell table:style-name="ce4" table:formula="of:=[.$B39]+[.R$3]" office:value-type="time" office:time-value="PT10H41M00S">
            <text:p>10:41</text:p>
          </table:table-cell>
        </table:table-row>
        <table:table-row table:style-name="ro1">
          <table:table-cell table:style-name="ce3" table:formula="of:=[.A39]+2" office:value-type="float" office:value="3064">
            <text:p>3064</text:p>
          </table:table-cell>
          <table:table-cell table:style-name="ce6" office:value-type="time" office:time-value="PT10H01M00S">
            <text:p>10:01</text:p>
          </table:table-cell>
          <table:table-cell table:style-name="ce4" table:formula="of:=[.$B40]+[.C$3]" office:value-type="time" office:time-value="PT10H04M00S">
            <text:p>10:04</text:p>
          </table:table-cell>
          <table:table-cell table:style-name="ce4" table:formula="of:=[.$B40]+[.D$3]" office:value-type="time" office:time-value="PT10H06M00S">
            <text:p>10:06</text:p>
          </table:table-cell>
          <table:table-cell table:style-name="ce4" table:formula="of:=[.$B40]+[.E$3]" office:value-type="time" office:time-value="PT10H08M00S">
            <text:p>10:08</text:p>
          </table:table-cell>
          <table:table-cell table:style-name="ce4" table:formula="of:=[.$B40]+[.F$3]" office:value-type="time" office:time-value="PT10H10M00S">
            <text:p>10:10</text:p>
          </table:table-cell>
          <table:table-cell table:style-name="ce4" table:formula="of:=[.$B40]+[.G$3]" office:value-type="time" office:time-value="PT10H14M00S">
            <text:p>10:14</text:p>
          </table:table-cell>
          <table:table-cell table:style-name="ce4" table:formula="of:=[.$B40]+[.H$3]" office:value-type="time" office:time-value="PT10H17M00S">
            <text:p>10:17</text:p>
          </table:table-cell>
          <table:table-cell table:style-name="ce4" table:formula="of:=[.$B40]+[.I$3]" office:value-type="time" office:time-value="PT10H20M00S">
            <text:p>10:20</text:p>
          </table:table-cell>
          <table:table-cell table:style-name="ce4" table:formula="of:=[.$B40]+[.J$3]" office:value-type="time" office:time-value="PT10H22M00S">
            <text:p>10:22</text:p>
          </table:table-cell>
          <table:table-cell table:style-name="ce4" table:formula="of:=[.$B40]+[.K$3]" office:value-type="time" office:time-value="PT10H24M00S">
            <text:p>10:24</text:p>
          </table:table-cell>
          <table:table-cell table:style-name="ce4" table:formula="of:=[.$B40]+[.L$3]" office:value-type="time" office:time-value="PT10H26M00S">
            <text:p>10:26</text:p>
          </table:table-cell>
          <table:table-cell table:style-name="ce4" table:formula="of:=[.$B40]+[.M$3]" office:value-type="time" office:time-value="PT10H29M00S">
            <text:p>10:29</text:p>
          </table:table-cell>
          <table:table-cell table:style-name="ce4" table:formula="of:=[.$B40]+[.N$3]" office:value-type="time" office:time-value="PT10H31M00S">
            <text:p>10:31</text:p>
          </table:table-cell>
          <table:table-cell table:style-name="ce4" table:formula="of:=[.$B40]+[.O$3]" office:value-type="time" office:time-value="PT10H34M00S">
            <text:p>10:34</text:p>
          </table:table-cell>
          <table:table-cell table:style-name="ce4" table:formula="of:=[.$B40]+[.P$3]" office:value-type="time" office:time-value="PT10H36M00S">
            <text:p>10:36</text:p>
          </table:table-cell>
          <table:table-cell table:style-name="ce4" table:formula="of:=[.$B40]+[.Q$3]" office:value-type="time" office:time-value="PT10H38M00S">
            <text:p>10:38</text:p>
          </table:table-cell>
          <table:table-cell table:style-name="ce4" table:formula="of:=[.$B40]+[.R$3]" office:value-type="time" office:time-value="PT10H51M00S">
            <text:p>10:51</text:p>
          </table:table-cell>
        </table:table-row>
        <table:table-row table:style-name="ro1">
          <table:table-cell table:style-name="ce3" table:formula="of:=[.A40]+2" office:value-type="float" office:value="3066">
            <text:p>3066</text:p>
          </table:table-cell>
          <table:table-cell table:style-name="ce6" office:value-type="time" office:time-value="PT10H11M00S">
            <text:p>10:11</text:p>
          </table:table-cell>
          <table:table-cell table:style-name="ce4" table:formula="of:=[.$B41]+[.C$3]" office:value-type="time" office:time-value="PT10H14M00S">
            <text:p>10:14</text:p>
          </table:table-cell>
          <table:table-cell table:style-name="ce4" table:formula="of:=[.$B41]+[.D$3]" office:value-type="time" office:time-value="PT10H16M00S">
            <text:p>10:16</text:p>
          </table:table-cell>
          <table:table-cell table:style-name="ce4" table:formula="of:=[.$B41]+[.E$3]" office:value-type="time" office:time-value="PT10H18M00S">
            <text:p>10:18</text:p>
          </table:table-cell>
          <table:table-cell table:style-name="ce4" table:formula="of:=[.$B41]+[.F$3]" office:value-type="time" office:time-value="PT10H20M00S">
            <text:p>10:20</text:p>
          </table:table-cell>
          <table:table-cell table:style-name="ce4" table:formula="of:=[.$B41]+[.G$3]" office:value-type="time" office:time-value="PT10H24M00S">
            <text:p>10:24</text:p>
          </table:table-cell>
          <table:table-cell table:style-name="ce4" table:formula="of:=[.$B41]+[.H$3]" office:value-type="time" office:time-value="PT10H27M00S">
            <text:p>10:27</text:p>
          </table:table-cell>
          <table:table-cell table:style-name="ce4" table:formula="of:=[.$B41]+[.I$3]" office:value-type="time" office:time-value="PT10H30M00S">
            <text:p>10:30</text:p>
          </table:table-cell>
          <table:table-cell table:style-name="ce4" table:formula="of:=[.$B41]+[.J$3]" office:value-type="time" office:time-value="PT10H32M00S">
            <text:p>10:32</text:p>
          </table:table-cell>
          <table:table-cell table:style-name="ce4" table:formula="of:=[.$B41]+[.K$3]" office:value-type="time" office:time-value="PT10H34M00S">
            <text:p>10:34</text:p>
          </table:table-cell>
          <table:table-cell table:style-name="ce4" table:formula="of:=[.$B41]+[.L$3]" office:value-type="time" office:time-value="PT10H36M00S">
            <text:p>10:36</text:p>
          </table:table-cell>
          <table:table-cell table:style-name="ce4" table:formula="of:=[.$B41]+[.M$3]" office:value-type="time" office:time-value="PT10H39M00S">
            <text:p>10:39</text:p>
          </table:table-cell>
          <table:table-cell table:style-name="ce4" table:formula="of:=[.$B41]+[.N$3]" office:value-type="time" office:time-value="PT10H41M00S">
            <text:p>10:41</text:p>
          </table:table-cell>
          <table:table-cell table:style-name="ce4" table:formula="of:=[.$B41]+[.O$3]" office:value-type="time" office:time-value="PT10H44M00S">
            <text:p>10:44</text:p>
          </table:table-cell>
          <table:table-cell table:style-name="ce4" table:formula="of:=[.$B41]+[.P$3]" office:value-type="time" office:time-value="PT10H46M00S">
            <text:p>10:46</text:p>
          </table:table-cell>
          <table:table-cell table:style-name="ce4" table:formula="of:=[.$B41]+[.Q$3]" office:value-type="time" office:time-value="PT10H48M00S">
            <text:p>10:48</text:p>
          </table:table-cell>
          <table:table-cell table:style-name="ce4" table:formula="of:=[.$B41]+[.R$3]" office:value-type="time" office:time-value="PT11H01M00S">
            <text:p>11:01</text:p>
          </table:table-cell>
        </table:table-row>
        <table:table-row table:style-name="ro1">
          <table:table-cell table:style-name="ce3" table:formula="of:=[.A41]+2" office:value-type="float" office:value="3068">
            <text:p>3068</text:p>
          </table:table-cell>
          <table:table-cell table:style-name="ce6" office:value-type="time" office:time-value="PT10H20M00S">
            <text:p>10:20</text:p>
          </table:table-cell>
          <table:table-cell table:style-name="ce4" table:formula="of:=[.$B42]+[.C$3]" office:value-type="time" office:time-value="PT10H23M00S">
            <text:p>10:23</text:p>
          </table:table-cell>
          <table:table-cell table:style-name="ce4" table:formula="of:=[.$B42]+[.D$3]" office:value-type="time" office:time-value="PT10H25M00S">
            <text:p>10:25</text:p>
          </table:table-cell>
          <table:table-cell table:style-name="ce4" table:formula="of:=[.$B42]+[.E$3]" office:value-type="time" office:time-value="PT10H27M00S">
            <text:p>10:27</text:p>
          </table:table-cell>
          <table:table-cell table:style-name="ce4" table:formula="of:=[.$B42]+[.F$3]" office:value-type="time" office:time-value="PT10H29M00S">
            <text:p>10:29</text:p>
          </table:table-cell>
          <table:table-cell table:style-name="ce4" table:formula="of:=[.$B42]+[.G$3]" office:value-type="time" office:time-value="PT10H33M00S">
            <text:p>10:33</text:p>
          </table:table-cell>
          <table:table-cell table:style-name="ce4" table:formula="of:=[.$B42]+[.H$3]" office:value-type="time" office:time-value="PT10H36M00S">
            <text:p>10:36</text:p>
          </table:table-cell>
          <table:table-cell table:style-name="ce4" table:formula="of:=[.$B42]+[.I$3]" office:value-type="time" office:time-value="PT10H39M00S">
            <text:p>10:39</text:p>
          </table:table-cell>
          <table:table-cell table:style-name="ce4" table:formula="of:=[.$B42]+[.J$3]" office:value-type="time" office:time-value="PT10H41M00S">
            <text:p>10:41</text:p>
          </table:table-cell>
          <table:table-cell table:style-name="ce4" table:formula="of:=[.$B42]+[.K$3]" office:value-type="time" office:time-value="PT10H43M00S">
            <text:p>10:43</text:p>
          </table:table-cell>
          <table:table-cell table:style-name="ce4" table:formula="of:=[.$B42]+[.L$3]" office:value-type="time" office:time-value="PT10H45M00S">
            <text:p>10:45</text:p>
          </table:table-cell>
          <table:table-cell table:style-name="ce4" table:formula="of:=[.$B42]+[.M$3]" office:value-type="time" office:time-value="PT10H48M00S">
            <text:p>10:48</text:p>
          </table:table-cell>
          <table:table-cell table:style-name="ce4" table:formula="of:=[.$B42]+[.N$3]" office:value-type="time" office:time-value="PT10H50M00S">
            <text:p>10:50</text:p>
          </table:table-cell>
          <table:table-cell table:style-name="ce4" table:formula="of:=[.$B42]+[.O$3]" office:value-type="time" office:time-value="PT10H53M00S">
            <text:p>10:53</text:p>
          </table:table-cell>
          <table:table-cell table:style-name="ce4" table:formula="of:=[.$B42]+[.P$3]" office:value-type="time" office:time-value="PT10H55M00S">
            <text:p>10:55</text:p>
          </table:table-cell>
          <table:table-cell table:style-name="ce4" table:formula="of:=[.$B42]+[.Q$3]" office:value-type="time" office:time-value="PT10H57M00S">
            <text:p>10:57</text:p>
          </table:table-cell>
          <table:table-cell table:style-name="ce4" table:formula="of:=[.$B42]+[.R$3]" office:value-type="time" office:time-value="PT11H10M00S">
            <text:p>11:10</text:p>
          </table:table-cell>
        </table:table-row>
        <table:table-row table:style-name="ro1">
          <table:table-cell table:style-name="ce3" table:formula="of:=[.A42]+2" office:value-type="float" office:value="3070">
            <text:p>3070</text:p>
          </table:table-cell>
          <table:table-cell table:style-name="ce6" office:value-type="time" office:time-value="PT10H30M00S">
            <text:p>10:30</text:p>
          </table:table-cell>
          <table:table-cell table:style-name="ce4" table:formula="of:=[.$B43]+[.C$3]" office:value-type="time" office:time-value="PT10H33M00S">
            <text:p>10:33</text:p>
          </table:table-cell>
          <table:table-cell table:style-name="ce4" table:formula="of:=[.$B43]+[.D$3]" office:value-type="time" office:time-value="PT10H35M00S">
            <text:p>10:35</text:p>
          </table:table-cell>
          <table:table-cell table:style-name="ce4" table:formula="of:=[.$B43]+[.E$3]" office:value-type="time" office:time-value="PT10H37M00S">
            <text:p>10:37</text:p>
          </table:table-cell>
          <table:table-cell table:style-name="ce4" table:formula="of:=[.$B43]+[.F$3]" office:value-type="time" office:time-value="PT10H39M00S">
            <text:p>10:39</text:p>
          </table:table-cell>
          <table:table-cell table:style-name="ce4" table:formula="of:=[.$B43]+[.G$3]" office:value-type="time" office:time-value="PT10H43M00S">
            <text:p>10:43</text:p>
          </table:table-cell>
          <table:table-cell table:style-name="ce4" table:formula="of:=[.$B43]+[.H$3]" office:value-type="time" office:time-value="PT10H46M00S">
            <text:p>10:46</text:p>
          </table:table-cell>
          <table:table-cell table:style-name="ce4" table:formula="of:=[.$B43]+[.I$3]" office:value-type="time" office:time-value="PT10H49M00S">
            <text:p>10:49</text:p>
          </table:table-cell>
          <table:table-cell table:style-name="ce4" table:formula="of:=[.$B43]+[.J$3]" office:value-type="time" office:time-value="PT10H51M00S">
            <text:p>10:51</text:p>
          </table:table-cell>
          <table:table-cell table:style-name="ce4" table:formula="of:=[.$B43]+[.K$3]" office:value-type="time" office:time-value="PT10H53M00S">
            <text:p>10:53</text:p>
          </table:table-cell>
          <table:table-cell table:style-name="ce4" table:formula="of:=[.$B43]+[.L$3]" office:value-type="time" office:time-value="PT10H55M00S">
            <text:p>10:55</text:p>
          </table:table-cell>
          <table:table-cell table:style-name="ce4" table:formula="of:=[.$B43]+[.M$3]" office:value-type="time" office:time-value="PT10H58M00S">
            <text:p>10:58</text:p>
          </table:table-cell>
          <table:table-cell table:style-name="ce4" table:formula="of:=[.$B43]+[.N$3]" office:value-type="time" office:time-value="PT11H00M00S">
            <text:p>11:00</text:p>
          </table:table-cell>
          <table:table-cell table:style-name="ce4" table:formula="of:=[.$B43]+[.O$3]" office:value-type="time" office:time-value="PT11H03M00S">
            <text:p>11:03</text:p>
          </table:table-cell>
          <table:table-cell table:style-name="ce4" table:formula="of:=[.$B43]+[.P$3]" office:value-type="time" office:time-value="PT11H05M00S">
            <text:p>11:05</text:p>
          </table:table-cell>
          <table:table-cell table:style-name="ce4" table:formula="of:=[.$B43]+[.Q$3]" office:value-type="time" office:time-value="PT11H07M00S">
            <text:p>11:07</text:p>
          </table:table-cell>
          <table:table-cell table:style-name="ce4" table:formula="of:=[.$B43]+[.R$3]" office:value-type="time" office:time-value="PT11H20M00S">
            <text:p>11:20</text:p>
          </table:table-cell>
        </table:table-row>
        <table:table-row table:style-name="ro1">
          <table:table-cell table:style-name="ce3" table:formula="of:=[.A43]+2" office:value-type="float" office:value="3072">
            <text:p>3072</text:p>
          </table:table-cell>
          <table:table-cell table:style-name="ce6" office:value-type="time" office:time-value="PT10H40M00S">
            <text:p>10:40</text:p>
          </table:table-cell>
          <table:table-cell table:style-name="ce4" table:formula="of:=[.$B44]+[.C$3]" office:value-type="time" office:time-value="PT10H43M00S">
            <text:p>10:43</text:p>
          </table:table-cell>
          <table:table-cell table:style-name="ce4" table:formula="of:=[.$B44]+[.D$3]" office:value-type="time" office:time-value="PT10H45M00S">
            <text:p>10:45</text:p>
          </table:table-cell>
          <table:table-cell table:style-name="ce4" table:formula="of:=[.$B44]+[.E$3]" office:value-type="time" office:time-value="PT10H47M00S">
            <text:p>10:47</text:p>
          </table:table-cell>
          <table:table-cell table:style-name="ce4" table:formula="of:=[.$B44]+[.F$3]" office:value-type="time" office:time-value="PT10H49M00S">
            <text:p>10:49</text:p>
          </table:table-cell>
          <table:table-cell table:style-name="ce4" table:formula="of:=[.$B44]+[.G$3]" office:value-type="time" office:time-value="PT10H53M00S">
            <text:p>10:53</text:p>
          </table:table-cell>
          <table:table-cell table:style-name="ce4" table:formula="of:=[.$B44]+[.H$3]" office:value-type="time" office:time-value="PT10H56M00S">
            <text:p>10:56</text:p>
          </table:table-cell>
          <table:table-cell table:style-name="ce4" table:formula="of:=[.$B44]+[.I$3]" office:value-type="time" office:time-value="PT10H59M00S">
            <text:p>10:59</text:p>
          </table:table-cell>
          <table:table-cell table:style-name="ce4" table:formula="of:=[.$B44]+[.J$3]" office:value-type="time" office:time-value="PT11H01M00S">
            <text:p>11:01</text:p>
          </table:table-cell>
          <table:table-cell table:style-name="ce4" table:formula="of:=[.$B44]+[.K$3]" office:value-type="time" office:time-value="PT11H03M00S">
            <text:p>11:03</text:p>
          </table:table-cell>
          <table:table-cell table:style-name="ce4" table:formula="of:=[.$B44]+[.L$3]" office:value-type="time" office:time-value="PT11H05M00S">
            <text:p>11:05</text:p>
          </table:table-cell>
          <table:table-cell table:style-name="ce4" table:formula="of:=[.$B44]+[.M$3]" office:value-type="time" office:time-value="PT11H08M00S">
            <text:p>11:08</text:p>
          </table:table-cell>
          <table:table-cell table:style-name="ce4" table:formula="of:=[.$B44]+[.N$3]" office:value-type="time" office:time-value="PT11H10M00S">
            <text:p>11:10</text:p>
          </table:table-cell>
          <table:table-cell table:style-name="ce4" table:formula="of:=[.$B44]+[.O$3]" office:value-type="time" office:time-value="PT11H13M00S">
            <text:p>11:13</text:p>
          </table:table-cell>
          <table:table-cell table:style-name="ce4" table:formula="of:=[.$B44]+[.P$3]" office:value-type="time" office:time-value="PT11H15M00S">
            <text:p>11:15</text:p>
          </table:table-cell>
          <table:table-cell table:style-name="ce4" table:formula="of:=[.$B44]+[.Q$3]" office:value-type="time" office:time-value="PT11H17M00S">
            <text:p>11:17</text:p>
          </table:table-cell>
          <table:table-cell table:style-name="ce4" table:formula="of:=[.$B44]+[.R$3]" office:value-type="time" office:time-value="PT11H30M00S">
            <text:p>11:30</text:p>
          </table:table-cell>
        </table:table-row>
        <table:table-row table:style-name="ro1">
          <table:table-cell table:style-name="ce3" table:formula="of:=[.A44]+2" office:value-type="float" office:value="3074">
            <text:p>3074</text:p>
          </table:table-cell>
          <table:table-cell table:style-name="ce6" office:value-type="time" office:time-value="PT10H49M00S">
            <text:p>10:49</text:p>
          </table:table-cell>
          <table:table-cell table:style-name="ce4" table:formula="of:=[.$B45]+[.C$3]" office:value-type="time" office:time-value="PT10H52M00S">
            <text:p>10:52</text:p>
          </table:table-cell>
          <table:table-cell table:style-name="ce4" table:formula="of:=[.$B45]+[.D$3]" office:value-type="time" office:time-value="PT10H54M00S">
            <text:p>10:54</text:p>
          </table:table-cell>
          <table:table-cell table:style-name="ce4" table:formula="of:=[.$B45]+[.E$3]" office:value-type="time" office:time-value="PT10H56M00S">
            <text:p>10:56</text:p>
          </table:table-cell>
          <table:table-cell table:style-name="ce4" table:formula="of:=[.$B45]+[.F$3]" office:value-type="time" office:time-value="PT10H58M00S">
            <text:p>10:58</text:p>
          </table:table-cell>
          <table:table-cell table:style-name="ce4" table:formula="of:=[.$B45]+[.G$3]" office:value-type="time" office:time-value="PT11H02M00S">
            <text:p>11:02</text:p>
          </table:table-cell>
          <table:table-cell table:style-name="ce4" table:formula="of:=[.$B45]+[.H$3]" office:value-type="time" office:time-value="PT11H05M00S">
            <text:p>11:05</text:p>
          </table:table-cell>
          <table:table-cell table:style-name="ce4" table:formula="of:=[.$B45]+[.I$3]" office:value-type="time" office:time-value="PT11H08M00S">
            <text:p>11:08</text:p>
          </table:table-cell>
          <table:table-cell table:style-name="ce4" table:formula="of:=[.$B45]+[.J$3]" office:value-type="time" office:time-value="PT11H10M00S">
            <text:p>11:10</text:p>
          </table:table-cell>
          <table:table-cell table:style-name="ce4" table:formula="of:=[.$B45]+[.K$3]" office:value-type="time" office:time-value="PT11H12M00S">
            <text:p>11:12</text:p>
          </table:table-cell>
          <table:table-cell table:style-name="ce4" table:formula="of:=[.$B45]+[.L$3]" office:value-type="time" office:time-value="PT11H14M00S">
            <text:p>11:14</text:p>
          </table:table-cell>
          <table:table-cell table:style-name="ce4" table:formula="of:=[.$B45]+[.M$3]" office:value-type="time" office:time-value="PT11H17M00S">
            <text:p>11:17</text:p>
          </table:table-cell>
          <table:table-cell table:style-name="ce4" table:formula="of:=[.$B45]+[.N$3]" office:value-type="time" office:time-value="PT11H19M00S">
            <text:p>11:19</text:p>
          </table:table-cell>
          <table:table-cell table:style-name="ce4" table:formula="of:=[.$B45]+[.O$3]" office:value-type="time" office:time-value="PT11H22M00S">
            <text:p>11:22</text:p>
          </table:table-cell>
          <table:table-cell table:style-name="ce4" table:formula="of:=[.$B45]+[.P$3]" office:value-type="time" office:time-value="PT11H24M00S">
            <text:p>11:24</text:p>
          </table:table-cell>
          <table:table-cell table:style-name="ce4" table:formula="of:=[.$B45]+[.Q$3]" office:value-type="time" office:time-value="PT11H26M00S">
            <text:p>11:26</text:p>
          </table:table-cell>
          <table:table-cell table:style-name="ce4" table:formula="of:=[.$B45]+[.R$3]" office:value-type="time" office:time-value="PT11H39M00S">
            <text:p>11:39</text:p>
          </table:table-cell>
        </table:table-row>
        <table:table-row table:style-name="ro1">
          <table:table-cell table:style-name="ce3" table:formula="of:=[.A45]+2" office:value-type="float" office:value="3076">
            <text:p>3076</text:p>
          </table:table-cell>
          <table:table-cell table:style-name="ce6" office:value-type="time" office:time-value="PT10H59M00S">
            <text:p>10:59</text:p>
          </table:table-cell>
          <table:table-cell table:style-name="ce4" table:formula="of:=[.$B46]+[.C$3]" office:value-type="time" office:time-value="PT11H02M00S">
            <text:p>11:02</text:p>
          </table:table-cell>
          <table:table-cell table:style-name="ce4" table:formula="of:=[.$B46]+[.D$3]" office:value-type="time" office:time-value="PT11H04M00S">
            <text:p>11:04</text:p>
          </table:table-cell>
          <table:table-cell table:style-name="ce4" table:formula="of:=[.$B46]+[.E$3]" office:value-type="time" office:time-value="PT11H06M00S">
            <text:p>11:06</text:p>
          </table:table-cell>
          <table:table-cell table:style-name="ce4" table:formula="of:=[.$B46]+[.F$3]" office:value-type="time" office:time-value="PT11H08M00S">
            <text:p>11:08</text:p>
          </table:table-cell>
          <table:table-cell table:style-name="ce4" table:formula="of:=[.$B46]+[.G$3]" office:value-type="time" office:time-value="PT11H12M00S">
            <text:p>11:12</text:p>
          </table:table-cell>
          <table:table-cell table:style-name="ce4" table:formula="of:=[.$B46]+[.H$3]" office:value-type="time" office:time-value="PT11H15M00S">
            <text:p>11:15</text:p>
          </table:table-cell>
          <table:table-cell table:style-name="ce4" table:formula="of:=[.$B46]+[.I$3]" office:value-type="time" office:time-value="PT11H18M00S">
            <text:p>11:18</text:p>
          </table:table-cell>
          <table:table-cell table:style-name="ce4" table:formula="of:=[.$B46]+[.J$3]" office:value-type="time" office:time-value="PT11H20M00S">
            <text:p>11:20</text:p>
          </table:table-cell>
          <table:table-cell table:style-name="ce4" table:formula="of:=[.$B46]+[.K$3]" office:value-type="time" office:time-value="PT11H22M00S">
            <text:p>11:22</text:p>
          </table:table-cell>
          <table:table-cell table:style-name="ce4" table:formula="of:=[.$B46]+[.L$3]" office:value-type="time" office:time-value="PT11H24M00S">
            <text:p>11:24</text:p>
          </table:table-cell>
          <table:table-cell table:style-name="ce4" table:formula="of:=[.$B46]+[.M$3]" office:value-type="time" office:time-value="PT11H27M00S">
            <text:p>11:27</text:p>
          </table:table-cell>
          <table:table-cell table:style-name="ce4" table:formula="of:=[.$B46]+[.N$3]" office:value-type="time" office:time-value="PT11H29M00S">
            <text:p>11:29</text:p>
          </table:table-cell>
          <table:table-cell table:style-name="ce4" table:formula="of:=[.$B46]+[.O$3]" office:value-type="time" office:time-value="PT11H32M00S">
            <text:p>11:32</text:p>
          </table:table-cell>
          <table:table-cell table:style-name="ce4" table:formula="of:=[.$B46]+[.P$3]" office:value-type="time" office:time-value="PT11H34M00S">
            <text:p>11:34</text:p>
          </table:table-cell>
          <table:table-cell table:style-name="ce4" table:formula="of:=[.$B46]+[.Q$3]" office:value-type="time" office:time-value="PT11H36M00S">
            <text:p>11:36</text:p>
          </table:table-cell>
          <table:table-cell table:style-name="ce4" table:formula="of:=[.$B46]+[.R$3]" office:value-type="time" office:time-value="PT11H49M00S">
            <text:p>11:49</text:p>
          </table:table-cell>
        </table:table-row>
        <table:table-row table:style-name="ro1">
          <table:table-cell table:style-name="ce3" table:formula="of:=[.A46]+2" office:value-type="float" office:value="3078">
            <text:p>3078</text:p>
          </table:table-cell>
          <table:table-cell table:style-name="ce6" office:value-type="time" office:time-value="PT11H12M00S">
            <text:p>11:12</text:p>
          </table:table-cell>
          <table:table-cell table:style-name="ce4" table:formula="of:=[.$B47]+[.C$3]" office:value-type="time" office:time-value="PT11H15M00S">
            <text:p>11:15</text:p>
          </table:table-cell>
          <table:table-cell table:style-name="ce4" table:formula="of:=[.$B47]+[.D$3]" office:value-type="time" office:time-value="PT11H17M00S">
            <text:p>11:17</text:p>
          </table:table-cell>
          <table:table-cell table:style-name="ce4" table:formula="of:=[.$B47]+[.E$3]" office:value-type="time" office:time-value="PT11H19M00S">
            <text:p>11:19</text:p>
          </table:table-cell>
          <table:table-cell table:style-name="ce4" table:formula="of:=[.$B47]+[.F$3]" office:value-type="time" office:time-value="PT11H21M00S">
            <text:p>11:21</text:p>
          </table:table-cell>
          <table:table-cell table:style-name="ce4" table:formula="of:=[.$B47]+[.G$3]" office:value-type="time" office:time-value="PT11H25M00S">
            <text:p>11:25</text:p>
          </table:table-cell>
          <table:table-cell table:style-name="ce4" table:formula="of:=[.$B47]+[.H$3]" office:value-type="time" office:time-value="PT11H28M00S">
            <text:p>11:28</text:p>
          </table:table-cell>
          <table:table-cell table:style-name="ce4" table:formula="of:=[.$B47]+[.I$3]" office:value-type="time" office:time-value="PT11H31M00S">
            <text:p>11:31</text:p>
          </table:table-cell>
          <table:table-cell table:style-name="ce4" table:formula="of:=[.$B47]+[.J$3]" office:value-type="time" office:time-value="PT11H33M00S">
            <text:p>11:33</text:p>
          </table:table-cell>
          <table:table-cell table:style-name="ce4" table:formula="of:=[.$B47]+[.K$3]" office:value-type="time" office:time-value="PT11H35M00S">
            <text:p>11:35</text:p>
          </table:table-cell>
          <table:table-cell table:style-name="ce4" table:formula="of:=[.$B47]+[.L$3]" office:value-type="time" office:time-value="PT11H37M00S">
            <text:p>11:37</text:p>
          </table:table-cell>
          <table:table-cell table:style-name="ce4" table:formula="of:=[.$B47]+[.M$3]" office:value-type="time" office:time-value="PT11H40M00S">
            <text:p>11:40</text:p>
          </table:table-cell>
          <table:table-cell table:style-name="ce4" table:formula="of:=[.$B47]+[.N$3]" office:value-type="time" office:time-value="PT11H42M00S">
            <text:p>11:42</text:p>
          </table:table-cell>
          <table:table-cell table:style-name="ce4" table:formula="of:=[.$B47]+[.O$3]" office:value-type="time" office:time-value="PT11H45M00S">
            <text:p>11:45</text:p>
          </table:table-cell>
          <table:table-cell table:style-name="ce4" table:formula="of:=[.$B47]+[.P$3]" office:value-type="time" office:time-value="PT11H47M00S">
            <text:p>11:47</text:p>
          </table:table-cell>
          <table:table-cell table:style-name="ce4" table:formula="of:=[.$B47]+[.Q$3]" office:value-type="time" office:time-value="PT11H49M00S">
            <text:p>11:49</text:p>
          </table:table-cell>
          <table:table-cell table:style-name="ce4" table:formula="of:=[.$B47]+[.R$3]" office:value-type="time" office:time-value="PT12H02M00S">
            <text:p>12:02</text:p>
          </table:table-cell>
        </table:table-row>
        <table:table-row table:style-name="ro1">
          <table:table-cell table:style-name="ce3" table:formula="of:=[.A47]+2" office:value-type="float" office:value="3080">
            <text:p>3080</text:p>
          </table:table-cell>
          <table:table-cell table:style-name="ce6" office:value-type="time" office:time-value="PT11H25M00S">
            <text:p>11:25</text:p>
          </table:table-cell>
          <table:table-cell table:style-name="ce4" table:formula="of:=[.$B48]+[.C$3]" office:value-type="time" office:time-value="PT11H28M00S">
            <text:p>11:28</text:p>
          </table:table-cell>
          <table:table-cell table:style-name="ce4" table:formula="of:=[.$B48]+[.D$3]" office:value-type="time" office:time-value="PT11H30M00S">
            <text:p>11:30</text:p>
          </table:table-cell>
          <table:table-cell table:style-name="ce4" table:formula="of:=[.$B48]+[.E$3]" office:value-type="time" office:time-value="PT11H32M00S">
            <text:p>11:32</text:p>
          </table:table-cell>
          <table:table-cell table:style-name="ce4" table:formula="of:=[.$B48]+[.F$3]" office:value-type="time" office:time-value="PT11H34M00S">
            <text:p>11:34</text:p>
          </table:table-cell>
          <table:table-cell table:style-name="ce4" table:formula="of:=[.$B48]+[.G$3]" office:value-type="time" office:time-value="PT11H38M00S">
            <text:p>11:38</text:p>
          </table:table-cell>
          <table:table-cell table:style-name="ce4" table:formula="of:=[.$B48]+[.H$3]" office:value-type="time" office:time-value="PT11H41M00S">
            <text:p>11:41</text:p>
          </table:table-cell>
          <table:table-cell table:style-name="ce4" table:formula="of:=[.$B48]+[.I$3]" office:value-type="time" office:time-value="PT11H44M00S">
            <text:p>11:44</text:p>
          </table:table-cell>
          <table:table-cell table:style-name="ce4" table:formula="of:=[.$B48]+[.J$3]" office:value-type="time" office:time-value="PT11H46M00S">
            <text:p>11:46</text:p>
          </table:table-cell>
          <table:table-cell table:style-name="ce4" table:formula="of:=[.$B48]+[.K$3]" office:value-type="time" office:time-value="PT11H48M00S">
            <text:p>11:48</text:p>
          </table:table-cell>
          <table:table-cell table:style-name="ce4" table:formula="of:=[.$B48]+[.L$3]" office:value-type="time" office:time-value="PT11H50M00S">
            <text:p>11:50</text:p>
          </table:table-cell>
          <table:table-cell table:style-name="ce4" table:formula="of:=[.$B48]+[.M$3]" office:value-type="time" office:time-value="PT11H53M00S">
            <text:p>11:53</text:p>
          </table:table-cell>
          <table:table-cell table:style-name="ce4" table:formula="of:=[.$B48]+[.N$3]" office:value-type="time" office:time-value="PT11H55M00S">
            <text:p>11:55</text:p>
          </table:table-cell>
          <table:table-cell table:style-name="ce4" table:formula="of:=[.$B48]+[.O$3]" office:value-type="time" office:time-value="PT11H58M00S">
            <text:p>11:58</text:p>
          </table:table-cell>
          <table:table-cell table:style-name="ce4" table:formula="of:=[.$B48]+[.P$3]" office:value-type="time" office:time-value="PT12H00M00S">
            <text:p>12:00</text:p>
          </table:table-cell>
          <table:table-cell table:style-name="ce4" table:formula="of:=[.$B48]+[.Q$3]" office:value-type="time" office:time-value="PT12H02M00S">
            <text:p>12:02</text:p>
          </table:table-cell>
          <table:table-cell table:style-name="ce4" table:formula="of:=[.$B48]+[.R$3]" office:value-type="time" office:time-value="PT12H15M00S">
            <text:p>12:15</text:p>
          </table:table-cell>
        </table:table-row>
        <table:table-row table:style-name="ro1">
          <table:table-cell table:style-name="ce3" table:formula="of:=[.A48]+2" office:value-type="float" office:value="3082">
            <text:p>3082</text:p>
          </table:table-cell>
          <table:table-cell table:style-name="ce6" office:value-type="time" office:time-value="PT11H38M00S">
            <text:p>11:38</text:p>
          </table:table-cell>
          <table:table-cell table:style-name="ce4" table:formula="of:=[.$B49]+[.C$3]" office:value-type="time" office:time-value="PT11H41M00S">
            <text:p>11:41</text:p>
          </table:table-cell>
          <table:table-cell table:style-name="ce4" table:formula="of:=[.$B49]+[.D$3]" office:value-type="time" office:time-value="PT11H43M00S">
            <text:p>11:43</text:p>
          </table:table-cell>
          <table:table-cell table:style-name="ce4" table:formula="of:=[.$B49]+[.E$3]" office:value-type="time" office:time-value="PT11H45M00S">
            <text:p>11:45</text:p>
          </table:table-cell>
          <table:table-cell table:style-name="ce4" table:formula="of:=[.$B49]+[.F$3]" office:value-type="time" office:time-value="PT11H47M00S">
            <text:p>11:47</text:p>
          </table:table-cell>
          <table:table-cell table:style-name="ce4" table:formula="of:=[.$B49]+[.G$3]" office:value-type="time" office:time-value="PT11H51M00S">
            <text:p>11:51</text:p>
          </table:table-cell>
          <table:table-cell table:style-name="ce4" table:formula="of:=[.$B49]+[.H$3]" office:value-type="time" office:time-value="PT11H54M00S">
            <text:p>11:54</text:p>
          </table:table-cell>
          <table:table-cell table:style-name="ce4" table:formula="of:=[.$B49]+[.I$3]" office:value-type="time" office:time-value="PT11H57M00S">
            <text:p>11:57</text:p>
          </table:table-cell>
          <table:table-cell table:style-name="ce4" table:formula="of:=[.$B49]+[.J$3]" office:value-type="time" office:time-value="PT11H59M00S">
            <text:p>11:59</text:p>
          </table:table-cell>
          <table:table-cell table:style-name="ce4" table:formula="of:=[.$B49]+[.K$3]" office:value-type="time" office:time-value="PT12H01M00S">
            <text:p>12:01</text:p>
          </table:table-cell>
          <table:table-cell table:style-name="ce4" table:formula="of:=[.$B49]+[.L$3]" office:value-type="time" office:time-value="PT12H03M00S">
            <text:p>12:03</text:p>
          </table:table-cell>
          <table:table-cell table:style-name="ce4" table:formula="of:=[.$B49]+[.M$3]" office:value-type="time" office:time-value="PT12H06M00S">
            <text:p>12:06</text:p>
          </table:table-cell>
          <table:table-cell table:style-name="ce4" table:formula="of:=[.$B49]+[.N$3]" office:value-type="time" office:time-value="PT12H08M00S">
            <text:p>12:08</text:p>
          </table:table-cell>
          <table:table-cell table:style-name="ce4" table:formula="of:=[.$B49]+[.O$3]" office:value-type="time" office:time-value="PT12H11M00S">
            <text:p>12:11</text:p>
          </table:table-cell>
          <table:table-cell table:style-name="ce4" table:formula="of:=[.$B49]+[.P$3]" office:value-type="time" office:time-value="PT12H13M00S">
            <text:p>12:13</text:p>
          </table:table-cell>
          <table:table-cell table:style-name="ce4" table:formula="of:=[.$B49]+[.Q$3]" office:value-type="time" office:time-value="PT12H15M00S">
            <text:p>12:15</text:p>
          </table:table-cell>
          <table:table-cell table:style-name="ce4" table:formula="of:=[.$B49]+[.R$3]" office:value-type="time" office:time-value="PT12H28M00S">
            <text:p>12:28</text:p>
          </table:table-cell>
        </table:table-row>
        <table:table-row table:style-name="ro1">
          <table:table-cell table:style-name="ce3" table:formula="of:=[.A49]+2" office:value-type="float" office:value="3084">
            <text:p>3084</text:p>
          </table:table-cell>
          <table:table-cell table:style-name="ce6" office:value-type="time" office:time-value="PT11H51M00S">
            <text:p>11:51</text:p>
          </table:table-cell>
          <table:table-cell table:style-name="ce4" table:formula="of:=[.$B50]+[.C$3]" office:value-type="time" office:time-value="PT11H54M00S">
            <text:p>11:54</text:p>
          </table:table-cell>
          <table:table-cell table:style-name="ce4" table:formula="of:=[.$B50]+[.D$3]" office:value-type="time" office:time-value="PT11H56M00S">
            <text:p>11:56</text:p>
          </table:table-cell>
          <table:table-cell table:style-name="ce4" table:formula="of:=[.$B50]+[.E$3]" office:value-type="time" office:time-value="PT11H58M00S">
            <text:p>11:58</text:p>
          </table:table-cell>
          <table:table-cell table:style-name="ce4" table:formula="of:=[.$B50]+[.F$3]" office:value-type="time" office:time-value="PT12H00M00S">
            <text:p>12:00</text:p>
          </table:table-cell>
          <table:table-cell table:style-name="ce4" table:formula="of:=[.$B50]+[.G$3]" office:value-type="time" office:time-value="PT12H04M00S">
            <text:p>12:04</text:p>
          </table:table-cell>
          <table:table-cell table:style-name="ce4" table:formula="of:=[.$B50]+[.H$3]" office:value-type="time" office:time-value="PT12H07M00S">
            <text:p>12:07</text:p>
          </table:table-cell>
          <table:table-cell table:style-name="ce4" table:formula="of:=[.$B50]+[.I$3]" office:value-type="time" office:time-value="PT12H10M00S">
            <text:p>12:10</text:p>
          </table:table-cell>
          <table:table-cell table:style-name="ce4" table:formula="of:=[.$B50]+[.J$3]" office:value-type="time" office:time-value="PT12H12M00S">
            <text:p>12:12</text:p>
          </table:table-cell>
          <table:table-cell table:style-name="ce4" table:formula="of:=[.$B50]+[.K$3]" office:value-type="time" office:time-value="PT12H14M00S">
            <text:p>12:14</text:p>
          </table:table-cell>
          <table:table-cell table:style-name="ce4" table:formula="of:=[.$B50]+[.L$3]" office:value-type="time" office:time-value="PT12H16M00S">
            <text:p>12:16</text:p>
          </table:table-cell>
          <table:table-cell table:style-name="ce4" table:formula="of:=[.$B50]+[.M$3]" office:value-type="time" office:time-value="PT12H19M00S">
            <text:p>12:19</text:p>
          </table:table-cell>
          <table:table-cell table:style-name="ce4" table:formula="of:=[.$B50]+[.N$3]" office:value-type="time" office:time-value="PT12H21M00S">
            <text:p>12:21</text:p>
          </table:table-cell>
          <table:table-cell table:style-name="ce4" table:formula="of:=[.$B50]+[.O$3]" office:value-type="time" office:time-value="PT12H24M00S">
            <text:p>12:24</text:p>
          </table:table-cell>
          <table:table-cell table:style-name="ce4" table:formula="of:=[.$B50]+[.P$3]" office:value-type="time" office:time-value="PT12H26M00S">
            <text:p>12:26</text:p>
          </table:table-cell>
          <table:table-cell table:style-name="ce4" table:formula="of:=[.$B50]+[.Q$3]" office:value-type="time" office:time-value="PT12H28M00S">
            <text:p>12:28</text:p>
          </table:table-cell>
          <table:table-cell table:style-name="ce4" table:formula="of:=[.$B50]+[.R$3]" office:value-type="time" office:time-value="PT12H41M00S">
            <text:p>12:41</text:p>
          </table:table-cell>
        </table:table-row>
        <table:table-row table:style-name="ro1">
          <table:table-cell table:style-name="ce3" table:formula="of:=[.A50]+2" office:value-type="float" office:value="3086">
            <text:p>3086</text:p>
          </table:table-cell>
          <table:table-cell table:style-name="ce6" office:value-type="time" office:time-value="PT12H04M00S">
            <text:p>12:04</text:p>
          </table:table-cell>
          <table:table-cell table:style-name="ce4" table:formula="of:=[.$B51]+[.C$3]" office:value-type="time" office:time-value="PT12H07M00S">
            <text:p>12:07</text:p>
          </table:table-cell>
          <table:table-cell table:style-name="ce4" table:formula="of:=[.$B51]+[.D$3]" office:value-type="time" office:time-value="PT12H09M00S">
            <text:p>12:09</text:p>
          </table:table-cell>
          <table:table-cell table:style-name="ce4" table:formula="of:=[.$B51]+[.E$3]" office:value-type="time" office:time-value="PT12H11M00S">
            <text:p>12:11</text:p>
          </table:table-cell>
          <table:table-cell table:style-name="ce4" table:formula="of:=[.$B51]+[.F$3]" office:value-type="time" office:time-value="PT12H13M00S">
            <text:p>12:13</text:p>
          </table:table-cell>
          <table:table-cell table:style-name="ce4" table:formula="of:=[.$B51]+[.G$3]" office:value-type="time" office:time-value="PT12H17M00S">
            <text:p>12:17</text:p>
          </table:table-cell>
          <table:table-cell table:style-name="ce4" table:formula="of:=[.$B51]+[.H$3]" office:value-type="time" office:time-value="PT12H20M00S">
            <text:p>12:20</text:p>
          </table:table-cell>
          <table:table-cell table:style-name="ce4" table:formula="of:=[.$B51]+[.I$3]" office:value-type="time" office:time-value="PT12H23M00S">
            <text:p>12:23</text:p>
          </table:table-cell>
          <table:table-cell table:style-name="ce4" table:formula="of:=[.$B51]+[.J$3]" office:value-type="time" office:time-value="PT12H25M00S">
            <text:p>12:25</text:p>
          </table:table-cell>
          <table:table-cell table:style-name="ce4" table:formula="of:=[.$B51]+[.K$3]" office:value-type="time" office:time-value="PT12H27M00S">
            <text:p>12:27</text:p>
          </table:table-cell>
          <table:table-cell table:style-name="ce4" table:formula="of:=[.$B51]+[.L$3]" office:value-type="time" office:time-value="PT12H29M00S">
            <text:p>12:29</text:p>
          </table:table-cell>
          <table:table-cell table:style-name="ce4" table:formula="of:=[.$B51]+[.M$3]" office:value-type="time" office:time-value="PT12H32M00S">
            <text:p>12:32</text:p>
          </table:table-cell>
          <table:table-cell table:style-name="ce4" table:formula="of:=[.$B51]+[.N$3]" office:value-type="time" office:time-value="PT12H34M00S">
            <text:p>12:34</text:p>
          </table:table-cell>
          <table:table-cell table:style-name="ce4" table:formula="of:=[.$B51]+[.O$3]" office:value-type="time" office:time-value="PT12H37M00S">
            <text:p>12:37</text:p>
          </table:table-cell>
          <table:table-cell table:style-name="ce4" table:formula="of:=[.$B51]+[.P$3]" office:value-type="time" office:time-value="PT12H39M00S">
            <text:p>12:39</text:p>
          </table:table-cell>
          <table:table-cell table:style-name="ce4" table:formula="of:=[.$B51]+[.Q$3]" office:value-type="time" office:time-value="PT12H41M00S">
            <text:p>12:41</text:p>
          </table:table-cell>
          <table:table-cell table:style-name="ce4" table:formula="of:=[.$B51]+[.R$3]" office:value-type="time" office:time-value="PT12H54M00S">
            <text:p>12:54</text:p>
          </table:table-cell>
        </table:table-row>
        <table:table-row table:style-name="ro1">
          <table:table-cell table:style-name="ce3" table:formula="of:=[.A51]+2" office:value-type="float" office:value="3088">
            <text:p>3088</text:p>
          </table:table-cell>
          <table:table-cell table:style-name="ce6" office:value-type="time" office:time-value="PT12H17M00S">
            <text:p>12:17</text:p>
          </table:table-cell>
          <table:table-cell table:style-name="ce4" table:formula="of:=[.$B52]+[.C$3]" office:value-type="time" office:time-value="PT12H20M00S">
            <text:p>12:20</text:p>
          </table:table-cell>
          <table:table-cell table:style-name="ce4" table:formula="of:=[.$B52]+[.D$3]" office:value-type="time" office:time-value="PT12H22M00S">
            <text:p>12:22</text:p>
          </table:table-cell>
          <table:table-cell table:style-name="ce4" table:formula="of:=[.$B52]+[.E$3]" office:value-type="time" office:time-value="PT12H24M00S">
            <text:p>12:24</text:p>
          </table:table-cell>
          <table:table-cell table:style-name="ce4" table:formula="of:=[.$B52]+[.F$3]" office:value-type="time" office:time-value="PT12H26M00S">
            <text:p>12:26</text:p>
          </table:table-cell>
          <table:table-cell table:style-name="ce4" table:formula="of:=[.$B52]+[.G$3]" office:value-type="time" office:time-value="PT12H30M00S">
            <text:p>12:30</text:p>
          </table:table-cell>
          <table:table-cell table:style-name="ce4" table:formula="of:=[.$B52]+[.H$3]" office:value-type="time" office:time-value="PT12H33M00S">
            <text:p>12:33</text:p>
          </table:table-cell>
          <table:table-cell table:style-name="ce4" table:formula="of:=[.$B52]+[.I$3]" office:value-type="time" office:time-value="PT12H36M00S">
            <text:p>12:36</text:p>
          </table:table-cell>
          <table:table-cell table:style-name="ce4" table:formula="of:=[.$B52]+[.J$3]" office:value-type="time" office:time-value="PT12H38M00S">
            <text:p>12:38</text:p>
          </table:table-cell>
          <table:table-cell table:style-name="ce4" table:formula="of:=[.$B52]+[.K$3]" office:value-type="time" office:time-value="PT12H40M00S">
            <text:p>12:40</text:p>
          </table:table-cell>
          <table:table-cell table:style-name="ce4" table:formula="of:=[.$B52]+[.L$3]" office:value-type="time" office:time-value="PT12H42M00S">
            <text:p>12:42</text:p>
          </table:table-cell>
          <table:table-cell table:style-name="ce4" table:formula="of:=[.$B52]+[.M$3]" office:value-type="time" office:time-value="PT12H45M00S">
            <text:p>12:45</text:p>
          </table:table-cell>
          <table:table-cell table:style-name="ce4" table:formula="of:=[.$B52]+[.N$3]" office:value-type="time" office:time-value="PT12H47M00S">
            <text:p>12:47</text:p>
          </table:table-cell>
          <table:table-cell table:style-name="ce4" table:formula="of:=[.$B52]+[.O$3]" office:value-type="time" office:time-value="PT12H50M00S">
            <text:p>12:50</text:p>
          </table:table-cell>
          <table:table-cell table:style-name="ce4" table:formula="of:=[.$B52]+[.P$3]" office:value-type="time" office:time-value="PT12H52M00S">
            <text:p>12:52</text:p>
          </table:table-cell>
          <table:table-cell table:style-name="ce4" table:formula="of:=[.$B52]+[.Q$3]" office:value-type="time" office:time-value="PT12H54M00S">
            <text:p>12:54</text:p>
          </table:table-cell>
          <table:table-cell table:style-name="ce4" table:formula="of:=[.$B52]+[.R$3]" office:value-type="time" office:time-value="PT13H07M00S">
            <text:p>13:07</text:p>
          </table:table-cell>
        </table:table-row>
        <table:table-row table:style-name="ro1">
          <table:table-cell table:style-name="ce3" table:formula="of:=[.A52]+2" office:value-type="float" office:value="3090">
            <text:p>3090</text:p>
          </table:table-cell>
          <table:table-cell table:style-name="ce6" office:value-type="time" office:time-value="PT12H30M00S">
            <text:p>12:30</text:p>
          </table:table-cell>
          <table:table-cell table:style-name="ce4" table:formula="of:=[.$B53]+[.C$3]" office:value-type="time" office:time-value="PT12H33M00S">
            <text:p>12:33</text:p>
          </table:table-cell>
          <table:table-cell table:style-name="ce4" table:formula="of:=[.$B53]+[.D$3]" office:value-type="time" office:time-value="PT12H35M00S">
            <text:p>12:35</text:p>
          </table:table-cell>
          <table:table-cell table:style-name="ce4" table:formula="of:=[.$B53]+[.E$3]" office:value-type="time" office:time-value="PT12H37M00S">
            <text:p>12:37</text:p>
          </table:table-cell>
          <table:table-cell table:style-name="ce4" table:formula="of:=[.$B53]+[.F$3]" office:value-type="time" office:time-value="PT12H39M00S">
            <text:p>12:39</text:p>
          </table:table-cell>
          <table:table-cell table:style-name="ce4" table:formula="of:=[.$B53]+[.G$3]" office:value-type="time" office:time-value="PT12H43M00S">
            <text:p>12:43</text:p>
          </table:table-cell>
          <table:table-cell table:style-name="ce4" table:formula="of:=[.$B53]+[.H$3]" office:value-type="time" office:time-value="PT12H46M00S">
            <text:p>12:46</text:p>
          </table:table-cell>
          <table:table-cell table:style-name="ce4" table:formula="of:=[.$B53]+[.I$3]" office:value-type="time" office:time-value="PT12H49M00S">
            <text:p>12:49</text:p>
          </table:table-cell>
          <table:table-cell table:style-name="ce4" table:formula="of:=[.$B53]+[.J$3]" office:value-type="time" office:time-value="PT12H51M00S">
            <text:p>12:51</text:p>
          </table:table-cell>
          <table:table-cell table:style-name="ce4" table:formula="of:=[.$B53]+[.K$3]" office:value-type="time" office:time-value="PT12H53M00S">
            <text:p>12:53</text:p>
          </table:table-cell>
          <table:table-cell table:style-name="ce4" table:formula="of:=[.$B53]+[.L$3]" office:value-type="time" office:time-value="PT12H55M00S">
            <text:p>12:55</text:p>
          </table:table-cell>
          <table:table-cell table:style-name="ce4" table:formula="of:=[.$B53]+[.M$3]" office:value-type="time" office:time-value="PT12H58M00S">
            <text:p>12:58</text:p>
          </table:table-cell>
          <table:table-cell table:style-name="ce4" table:formula="of:=[.$B53]+[.N$3]" office:value-type="time" office:time-value="PT13H00M00S">
            <text:p>13:00</text:p>
          </table:table-cell>
          <table:table-cell table:style-name="ce4" table:formula="of:=[.$B53]+[.O$3]" office:value-type="time" office:time-value="PT13H03M00S">
            <text:p>13:03</text:p>
          </table:table-cell>
          <table:table-cell table:style-name="ce4" table:formula="of:=[.$B53]+[.P$3]" office:value-type="time" office:time-value="PT13H05M00S">
            <text:p>13:05</text:p>
          </table:table-cell>
          <table:table-cell table:style-name="ce4" table:formula="of:=[.$B53]+[.Q$3]" office:value-type="time" office:time-value="PT13H07M00S">
            <text:p>13:07</text:p>
          </table:table-cell>
          <table:table-cell table:style-name="ce4" table:formula="of:=[.$B53]+[.R$3]" office:value-type="time" office:time-value="PT13H20M00S">
            <text:p>13:20</text:p>
          </table:table-cell>
        </table:table-row>
        <table:table-row table:style-name="ro1">
          <table:table-cell table:style-name="ce3" table:formula="of:=[.A53]+2" office:value-type="float" office:value="3092">
            <text:p>3092</text:p>
          </table:table-cell>
          <table:table-cell table:style-name="ce6" office:value-type="time" office:time-value="PT12H43M00S">
            <text:p>12:43</text:p>
          </table:table-cell>
          <table:table-cell table:style-name="ce4" table:formula="of:=[.$B54]+[.C$3]" office:value-type="time" office:time-value="PT12H46M00S">
            <text:p>12:46</text:p>
          </table:table-cell>
          <table:table-cell table:style-name="ce4" table:formula="of:=[.$B54]+[.D$3]" office:value-type="time" office:time-value="PT12H48M00S">
            <text:p>12:48</text:p>
          </table:table-cell>
          <table:table-cell table:style-name="ce4" table:formula="of:=[.$B54]+[.E$3]" office:value-type="time" office:time-value="PT12H50M00S">
            <text:p>12:50</text:p>
          </table:table-cell>
          <table:table-cell table:style-name="ce4" table:formula="of:=[.$B54]+[.F$3]" office:value-type="time" office:time-value="PT12H52M00S">
            <text:p>12:52</text:p>
          </table:table-cell>
          <table:table-cell table:style-name="ce4" table:formula="of:=[.$B54]+[.G$3]" office:value-type="time" office:time-value="PT12H56M00S">
            <text:p>12:56</text:p>
          </table:table-cell>
          <table:table-cell table:style-name="ce4" table:formula="of:=[.$B54]+[.H$3]" office:value-type="time" office:time-value="PT12H59M00S">
            <text:p>12:59</text:p>
          </table:table-cell>
          <table:table-cell table:style-name="ce4" table:formula="of:=[.$B54]+[.I$3]" office:value-type="time" office:time-value="PT13H02M00S">
            <text:p>13:02</text:p>
          </table:table-cell>
          <table:table-cell table:style-name="ce4" table:formula="of:=[.$B54]+[.J$3]" office:value-type="time" office:time-value="PT13H04M00S">
            <text:p>13:04</text:p>
          </table:table-cell>
          <table:table-cell table:style-name="ce4" table:formula="of:=[.$B54]+[.K$3]" office:value-type="time" office:time-value="PT13H06M00S">
            <text:p>13:06</text:p>
          </table:table-cell>
          <table:table-cell table:style-name="ce4" table:formula="of:=[.$B54]+[.L$3]" office:value-type="time" office:time-value="PT13H08M00S">
            <text:p>13:08</text:p>
          </table:table-cell>
          <table:table-cell table:style-name="ce4" table:formula="of:=[.$B54]+[.M$3]" office:value-type="time" office:time-value="PT13H11M00S">
            <text:p>13:11</text:p>
          </table:table-cell>
          <table:table-cell table:style-name="ce4" table:formula="of:=[.$B54]+[.N$3]" office:value-type="time" office:time-value="PT13H13M00S">
            <text:p>13:13</text:p>
          </table:table-cell>
          <table:table-cell table:style-name="ce4" table:formula="of:=[.$B54]+[.O$3]" office:value-type="time" office:time-value="PT13H16M00S">
            <text:p>13:16</text:p>
          </table:table-cell>
          <table:table-cell table:style-name="ce4" table:formula="of:=[.$B54]+[.P$3]" office:value-type="time" office:time-value="PT13H18M00S">
            <text:p>13:18</text:p>
          </table:table-cell>
          <table:table-cell table:style-name="ce4" table:formula="of:=[.$B54]+[.Q$3]" office:value-type="time" office:time-value="PT13H20M00S">
            <text:p>13:20</text:p>
          </table:table-cell>
          <table:table-cell table:style-name="ce4" table:formula="of:=[.$B54]+[.R$3]" office:value-type="time" office:time-value="PT13H33M00S">
            <text:p>13:33</text:p>
          </table:table-cell>
        </table:table-row>
        <table:table-row table:style-name="ro1">
          <table:table-cell table:style-name="ce3" table:formula="of:=[.A54]+2" office:value-type="float" office:value="3094">
            <text:p>3094</text:p>
          </table:table-cell>
          <table:table-cell table:style-name="ce6" office:value-type="time" office:time-value="PT12H56M00S">
            <text:p>12:56</text:p>
          </table:table-cell>
          <table:table-cell table:style-name="ce4" table:formula="of:=[.$B55]+[.C$3]" office:value-type="time" office:time-value="PT12H59M00S">
            <text:p>12:59</text:p>
          </table:table-cell>
          <table:table-cell table:style-name="ce4" table:formula="of:=[.$B55]+[.D$3]" office:value-type="time" office:time-value="PT13H01M00S">
            <text:p>13:01</text:p>
          </table:table-cell>
          <table:table-cell table:style-name="ce4" table:formula="of:=[.$B55]+[.E$3]" office:value-type="time" office:time-value="PT13H03M00S">
            <text:p>13:03</text:p>
          </table:table-cell>
          <table:table-cell table:style-name="ce4" table:formula="of:=[.$B55]+[.F$3]" office:value-type="time" office:time-value="PT13H05M00S">
            <text:p>13:05</text:p>
          </table:table-cell>
          <table:table-cell table:style-name="ce4" table:formula="of:=[.$B55]+[.G$3]" office:value-type="time" office:time-value="PT13H09M00S">
            <text:p>13:09</text:p>
          </table:table-cell>
          <table:table-cell table:style-name="ce4" table:formula="of:=[.$B55]+[.H$3]" office:value-type="time" office:time-value="PT13H12M00S">
            <text:p>13:12</text:p>
          </table:table-cell>
          <table:table-cell table:style-name="ce4" table:formula="of:=[.$B55]+[.I$3]" office:value-type="time" office:time-value="PT13H15M00S">
            <text:p>13:15</text:p>
          </table:table-cell>
          <table:table-cell table:style-name="ce4" table:formula="of:=[.$B55]+[.J$3]" office:value-type="time" office:time-value="PT13H17M00S">
            <text:p>13:17</text:p>
          </table:table-cell>
          <table:table-cell table:style-name="ce4" table:formula="of:=[.$B55]+[.K$3]" office:value-type="time" office:time-value="PT13H19M00S">
            <text:p>13:19</text:p>
          </table:table-cell>
          <table:table-cell table:style-name="ce4" table:formula="of:=[.$B55]+[.L$3]" office:value-type="time" office:time-value="PT13H21M00S">
            <text:p>13:21</text:p>
          </table:table-cell>
          <table:table-cell table:style-name="ce4" table:formula="of:=[.$B55]+[.M$3]" office:value-type="time" office:time-value="PT13H24M00S">
            <text:p>13:24</text:p>
          </table:table-cell>
          <table:table-cell table:style-name="ce4" table:formula="of:=[.$B55]+[.N$3]" office:value-type="time" office:time-value="PT13H26M00S">
            <text:p>13:26</text:p>
          </table:table-cell>
          <table:table-cell table:style-name="ce4" table:formula="of:=[.$B55]+[.O$3]" office:value-type="time" office:time-value="PT13H29M00S">
            <text:p>13:29</text:p>
          </table:table-cell>
          <table:table-cell table:style-name="ce4" table:formula="of:=[.$B55]+[.P$3]" office:value-type="time" office:time-value="PT13H31M00S">
            <text:p>13:31</text:p>
          </table:table-cell>
          <table:table-cell table:style-name="ce4" table:formula="of:=[.$B55]+[.Q$3]" office:value-type="time" office:time-value="PT13H33M00S">
            <text:p>13:33</text:p>
          </table:table-cell>
          <table:table-cell table:style-name="ce4" table:formula="of:=[.$B55]+[.R$3]" office:value-type="time" office:time-value="PT13H46M00S">
            <text:p>13:46</text:p>
          </table:table-cell>
        </table:table-row>
        <table:table-row table:style-name="ro1">
          <table:table-cell table:style-name="ce3" table:formula="of:=[.A55]+2" office:value-type="float" office:value="3096">
            <text:p>3096</text:p>
          </table:table-cell>
          <table:table-cell table:style-name="ce6" office:value-type="time" office:time-value="PT13H09M00S">
            <text:p>13:09</text:p>
          </table:table-cell>
          <table:table-cell table:style-name="ce4" table:formula="of:=[.$B56]+[.C$3]" office:value-type="time" office:time-value="PT13H12M00S">
            <text:p>13:12</text:p>
          </table:table-cell>
          <table:table-cell table:style-name="ce4" table:formula="of:=[.$B56]+[.D$3]" office:value-type="time" office:time-value="PT13H14M00S">
            <text:p>13:14</text:p>
          </table:table-cell>
          <table:table-cell table:style-name="ce4" table:formula="of:=[.$B56]+[.E$3]" office:value-type="time" office:time-value="PT13H16M00S">
            <text:p>13:16</text:p>
          </table:table-cell>
          <table:table-cell table:style-name="ce4" table:formula="of:=[.$B56]+[.F$3]" office:value-type="time" office:time-value="PT13H18M00S">
            <text:p>13:18</text:p>
          </table:table-cell>
          <table:table-cell table:style-name="ce4" table:formula="of:=[.$B56]+[.G$3]" office:value-type="time" office:time-value="PT13H22M00S">
            <text:p>13:22</text:p>
          </table:table-cell>
          <table:table-cell table:style-name="ce4" table:formula="of:=[.$B56]+[.H$3]" office:value-type="time" office:time-value="PT13H25M00S">
            <text:p>13:25</text:p>
          </table:table-cell>
          <table:table-cell table:style-name="ce4" table:formula="of:=[.$B56]+[.I$3]" office:value-type="time" office:time-value="PT13H28M00S">
            <text:p>13:28</text:p>
          </table:table-cell>
          <table:table-cell table:style-name="ce4" table:formula="of:=[.$B56]+[.J$3]" office:value-type="time" office:time-value="PT13H30M00S">
            <text:p>13:30</text:p>
          </table:table-cell>
          <table:table-cell table:style-name="ce4" table:formula="of:=[.$B56]+[.K$3]" office:value-type="time" office:time-value="PT13H32M00S">
            <text:p>13:32</text:p>
          </table:table-cell>
          <table:table-cell table:style-name="ce4" table:formula="of:=[.$B56]+[.L$3]" office:value-type="time" office:time-value="PT13H34M00S">
            <text:p>13:34</text:p>
          </table:table-cell>
          <table:table-cell table:style-name="ce4" table:formula="of:=[.$B56]+[.M$3]" office:value-type="time" office:time-value="PT13H37M00S">
            <text:p>13:37</text:p>
          </table:table-cell>
          <table:table-cell table:style-name="ce4" table:formula="of:=[.$B56]+[.N$3]" office:value-type="time" office:time-value="PT13H39M00S">
            <text:p>13:39</text:p>
          </table:table-cell>
          <table:table-cell table:style-name="ce4" table:formula="of:=[.$B56]+[.O$3]" office:value-type="time" office:time-value="PT13H42M00S">
            <text:p>13:42</text:p>
          </table:table-cell>
          <table:table-cell table:style-name="ce4" table:formula="of:=[.$B56]+[.P$3]" office:value-type="time" office:time-value="PT13H44M00S">
            <text:p>13:44</text:p>
          </table:table-cell>
          <table:table-cell table:style-name="ce4" table:formula="of:=[.$B56]+[.Q$3]" office:value-type="time" office:time-value="PT13H46M00S">
            <text:p>13:46</text:p>
          </table:table-cell>
          <table:table-cell table:style-name="ce4" table:formula="of:=[.$B56]+[.R$3]" office:value-type="time" office:time-value="PT13H59M00S">
            <text:p>13:59</text:p>
          </table:table-cell>
        </table:table-row>
        <table:table-row table:style-name="ro1">
          <table:table-cell table:style-name="ce3" table:formula="of:=[.A56]+2" office:value-type="float" office:value="3098">
            <text:p>3098</text:p>
          </table:table-cell>
          <table:table-cell table:style-name="ce6" office:value-type="time" office:time-value="PT13H22M00S">
            <text:p>13:22</text:p>
          </table:table-cell>
          <table:table-cell table:style-name="ce4" table:formula="of:=[.$B57]+[.C$3]" office:value-type="time" office:time-value="PT13H25M00S">
            <text:p>13:25</text:p>
          </table:table-cell>
          <table:table-cell table:style-name="ce4" table:formula="of:=[.$B57]+[.D$3]" office:value-type="time" office:time-value="PT13H27M00S">
            <text:p>13:27</text:p>
          </table:table-cell>
          <table:table-cell table:style-name="ce4" table:formula="of:=[.$B57]+[.E$3]" office:value-type="time" office:time-value="PT13H29M00S">
            <text:p>13:29</text:p>
          </table:table-cell>
          <table:table-cell table:style-name="ce4" table:formula="of:=[.$B57]+[.F$3]" office:value-type="time" office:time-value="PT13H31M00S">
            <text:p>13:31</text:p>
          </table:table-cell>
          <table:table-cell table:style-name="ce4" table:formula="of:=[.$B57]+[.G$3]" office:value-type="time" office:time-value="PT13H35M00S">
            <text:p>13:35</text:p>
          </table:table-cell>
          <table:table-cell table:style-name="ce4" table:formula="of:=[.$B57]+[.H$3]" office:value-type="time" office:time-value="PT13H38M00S">
            <text:p>13:38</text:p>
          </table:table-cell>
          <table:table-cell table:style-name="ce4" table:formula="of:=[.$B57]+[.I$3]" office:value-type="time" office:time-value="PT13H41M00S">
            <text:p>13:41</text:p>
          </table:table-cell>
          <table:table-cell table:style-name="ce4" table:formula="of:=[.$B57]+[.J$3]" office:value-type="time" office:time-value="PT13H43M00S">
            <text:p>13:43</text:p>
          </table:table-cell>
          <table:table-cell table:style-name="ce4" table:formula="of:=[.$B57]+[.K$3]" office:value-type="time" office:time-value="PT13H45M00S">
            <text:p>13:45</text:p>
          </table:table-cell>
          <table:table-cell table:style-name="ce4" table:formula="of:=[.$B57]+[.L$3]" office:value-type="time" office:time-value="PT13H47M00S">
            <text:p>13:47</text:p>
          </table:table-cell>
          <table:table-cell table:style-name="ce4" table:formula="of:=[.$B57]+[.M$3]" office:value-type="time" office:time-value="PT13H50M00S">
            <text:p>13:50</text:p>
          </table:table-cell>
          <table:table-cell table:style-name="ce4" table:formula="of:=[.$B57]+[.N$3]" office:value-type="time" office:time-value="PT13H52M00S">
            <text:p>13:52</text:p>
          </table:table-cell>
          <table:table-cell table:style-name="ce4" table:formula="of:=[.$B57]+[.O$3]" office:value-type="time" office:time-value="PT13H55M00S">
            <text:p>13:55</text:p>
          </table:table-cell>
          <table:table-cell table:style-name="ce4" table:formula="of:=[.$B57]+[.P$3]" office:value-type="time" office:time-value="PT13H57M00S">
            <text:p>13:57</text:p>
          </table:table-cell>
          <table:table-cell table:style-name="ce4" table:formula="of:=[.$B57]+[.Q$3]" office:value-type="time" office:time-value="PT13H59M00S">
            <text:p>13:59</text:p>
          </table:table-cell>
          <table:table-cell table:style-name="ce4" table:formula="of:=[.$B57]+[.R$3]" office:value-type="time" office:time-value="PT14H12M00S">
            <text:p>14:12</text:p>
          </table:table-cell>
        </table:table-row>
        <table:table-row table:style-name="ro1">
          <table:table-cell table:style-name="ce3" table:formula="of:=[.A57]+2" office:value-type="float" office:value="3100">
            <text:p>3100</text:p>
          </table:table-cell>
          <table:table-cell table:style-name="ce6" office:value-type="time" office:time-value="PT13H35M00S">
            <text:p>13:35</text:p>
          </table:table-cell>
          <table:table-cell table:style-name="ce4" table:formula="of:=[.$B58]+[.C$3]" office:value-type="time" office:time-value="PT13H38M00S">
            <text:p>13:38</text:p>
          </table:table-cell>
          <table:table-cell table:style-name="ce4" table:formula="of:=[.$B58]+[.D$3]" office:value-type="time" office:time-value="PT13H40M00S">
            <text:p>13:40</text:p>
          </table:table-cell>
          <table:table-cell table:style-name="ce4" table:formula="of:=[.$B58]+[.E$3]" office:value-type="time" office:time-value="PT13H42M00S">
            <text:p>13:42</text:p>
          </table:table-cell>
          <table:table-cell table:style-name="ce4" table:formula="of:=[.$B58]+[.F$3]" office:value-type="time" office:time-value="PT13H44M00S">
            <text:p>13:44</text:p>
          </table:table-cell>
          <table:table-cell table:style-name="ce4" table:formula="of:=[.$B58]+[.G$3]" office:value-type="time" office:time-value="PT13H48M00S">
            <text:p>13:48</text:p>
          </table:table-cell>
          <table:table-cell table:style-name="ce4" table:formula="of:=[.$B58]+[.H$3]" office:value-type="time" office:time-value="PT13H51M00S">
            <text:p>13:51</text:p>
          </table:table-cell>
          <table:table-cell table:style-name="ce4" table:formula="of:=[.$B58]+[.I$3]" office:value-type="time" office:time-value="PT13H54M00S">
            <text:p>13:54</text:p>
          </table:table-cell>
          <table:table-cell table:style-name="ce4" table:formula="of:=[.$B58]+[.J$3]" office:value-type="time" office:time-value="PT13H56M00S">
            <text:p>13:56</text:p>
          </table:table-cell>
          <table:table-cell table:style-name="ce4" table:formula="of:=[.$B58]+[.K$3]" office:value-type="time" office:time-value="PT13H58M00S">
            <text:p>13:58</text:p>
          </table:table-cell>
          <table:table-cell table:style-name="ce4" table:formula="of:=[.$B58]+[.L$3]" office:value-type="time" office:time-value="PT14H00M00S">
            <text:p>14:00</text:p>
          </table:table-cell>
          <table:table-cell table:style-name="ce4" table:formula="of:=[.$B58]+[.M$3]" office:value-type="time" office:time-value="PT14H03M00S">
            <text:p>14:03</text:p>
          </table:table-cell>
          <table:table-cell table:style-name="ce4" table:formula="of:=[.$B58]+[.N$3]" office:value-type="time" office:time-value="PT14H05M00S">
            <text:p>14:05</text:p>
          </table:table-cell>
          <table:table-cell table:style-name="ce4" table:formula="of:=[.$B58]+[.O$3]" office:value-type="time" office:time-value="PT14H08M00S">
            <text:p>14:08</text:p>
          </table:table-cell>
          <table:table-cell table:style-name="ce4" table:formula="of:=[.$B58]+[.P$3]" office:value-type="time" office:time-value="PT14H10M00S">
            <text:p>14:10</text:p>
          </table:table-cell>
          <table:table-cell table:style-name="ce4" table:formula="of:=[.$B58]+[.Q$3]" office:value-type="time" office:time-value="PT14H12M00S">
            <text:p>14:12</text:p>
          </table:table-cell>
          <table:table-cell table:style-name="ce4" table:formula="of:=[.$B58]+[.R$3]" office:value-type="time" office:time-value="PT14H25M00S">
            <text:p>14:25</text:p>
          </table:table-cell>
        </table:table-row>
        <table:table-row table:style-name="ro1">
          <table:table-cell table:style-name="ce3" table:formula="of:=[.A58]+2" office:value-type="float" office:value="3102">
            <text:p>3102</text:p>
          </table:table-cell>
          <table:table-cell table:style-name="ce6" office:value-type="time" office:time-value="PT13H48M00S">
            <text:p>13:48</text:p>
          </table:table-cell>
          <table:table-cell table:style-name="ce4" table:formula="of:=[.$B59]+[.C$3]" office:value-type="time" office:time-value="PT13H51M00S">
            <text:p>13:51</text:p>
          </table:table-cell>
          <table:table-cell table:style-name="ce4" table:formula="of:=[.$B59]+[.D$3]" office:value-type="time" office:time-value="PT13H53M00S">
            <text:p>13:53</text:p>
          </table:table-cell>
          <table:table-cell table:style-name="ce4" table:formula="of:=[.$B59]+[.E$3]" office:value-type="time" office:time-value="PT13H55M00S">
            <text:p>13:55</text:p>
          </table:table-cell>
          <table:table-cell table:style-name="ce4" table:formula="of:=[.$B59]+[.F$3]" office:value-type="time" office:time-value="PT13H57M00S">
            <text:p>13:57</text:p>
          </table:table-cell>
          <table:table-cell table:style-name="ce4" table:formula="of:=[.$B59]+[.G$3]" office:value-type="time" office:time-value="PT14H01M00S">
            <text:p>14:01</text:p>
          </table:table-cell>
          <table:table-cell table:style-name="ce4" table:formula="of:=[.$B59]+[.H$3]" office:value-type="time" office:time-value="PT14H04M00S">
            <text:p>14:04</text:p>
          </table:table-cell>
          <table:table-cell table:style-name="ce4" table:formula="of:=[.$B59]+[.I$3]" office:value-type="time" office:time-value="PT14H07M00S">
            <text:p>14:07</text:p>
          </table:table-cell>
          <table:table-cell table:style-name="ce4" table:formula="of:=[.$B59]+[.J$3]" office:value-type="time" office:time-value="PT14H09M00S">
            <text:p>14:09</text:p>
          </table:table-cell>
          <table:table-cell table:style-name="ce4" table:formula="of:=[.$B59]+[.K$3]" office:value-type="time" office:time-value="PT14H11M00S">
            <text:p>14:11</text:p>
          </table:table-cell>
          <table:table-cell table:style-name="ce4" table:formula="of:=[.$B59]+[.L$3]" office:value-type="time" office:time-value="PT14H13M00S">
            <text:p>14:13</text:p>
          </table:table-cell>
          <table:table-cell table:style-name="ce4" table:formula="of:=[.$B59]+[.M$3]" office:value-type="time" office:time-value="PT14H16M00S">
            <text:p>14:16</text:p>
          </table:table-cell>
          <table:table-cell table:style-name="ce4" table:formula="of:=[.$B59]+[.N$3]" office:value-type="time" office:time-value="PT14H18M00S">
            <text:p>14:18</text:p>
          </table:table-cell>
          <table:table-cell table:style-name="ce4" table:formula="of:=[.$B59]+[.O$3]" office:value-type="time" office:time-value="PT14H21M00S">
            <text:p>14:21</text:p>
          </table:table-cell>
          <table:table-cell table:style-name="ce4" table:formula="of:=[.$B59]+[.P$3]" office:value-type="time" office:time-value="PT14H23M00S">
            <text:p>14:23</text:p>
          </table:table-cell>
          <table:table-cell table:style-name="ce4" table:formula="of:=[.$B59]+[.Q$3]" office:value-type="time" office:time-value="PT14H25M00S">
            <text:p>14:25</text:p>
          </table:table-cell>
          <table:table-cell table:style-name="ce4" table:formula="of:=[.$B59]+[.R$3]" office:value-type="time" office:time-value="PT14H38M00S">
            <text:p>14:38</text:p>
          </table:table-cell>
        </table:table-row>
        <table:table-row table:style-name="ro1">
          <table:table-cell table:style-name="ce3" table:formula="of:=[.A59]+2" office:value-type="float" office:value="3104">
            <text:p>3104</text:p>
          </table:table-cell>
          <table:table-cell table:style-name="ce6" office:value-type="time" office:time-value="PT14H01M00S">
            <text:p>14:01</text:p>
          </table:table-cell>
          <table:table-cell table:style-name="ce4" table:formula="of:=[.$B60]+[.C$3]" office:value-type="time" office:time-value="PT14H04M00S">
            <text:p>14:04</text:p>
          </table:table-cell>
          <table:table-cell table:style-name="ce4" table:formula="of:=[.$B60]+[.D$3]" office:value-type="time" office:time-value="PT14H06M00S">
            <text:p>14:06</text:p>
          </table:table-cell>
          <table:table-cell table:style-name="ce4" table:formula="of:=[.$B60]+[.E$3]" office:value-type="time" office:time-value="PT14H08M00S">
            <text:p>14:08</text:p>
          </table:table-cell>
          <table:table-cell table:style-name="ce4" table:formula="of:=[.$B60]+[.F$3]" office:value-type="time" office:time-value="PT14H10M00S">
            <text:p>14:10</text:p>
          </table:table-cell>
          <table:table-cell table:style-name="ce4" table:formula="of:=[.$B60]+[.G$3]" office:value-type="time" office:time-value="PT14H14M00S">
            <text:p>14:14</text:p>
          </table:table-cell>
          <table:table-cell table:style-name="ce4" table:formula="of:=[.$B60]+[.H$3]" office:value-type="time" office:time-value="PT14H17M00S">
            <text:p>14:17</text:p>
          </table:table-cell>
          <table:table-cell table:style-name="ce4" table:formula="of:=[.$B60]+[.I$3]" office:value-type="time" office:time-value="PT14H20M00S">
            <text:p>14:20</text:p>
          </table:table-cell>
          <table:table-cell table:style-name="ce4" table:formula="of:=[.$B60]+[.J$3]" office:value-type="time" office:time-value="PT14H22M00S">
            <text:p>14:22</text:p>
          </table:table-cell>
          <table:table-cell table:style-name="ce4" table:formula="of:=[.$B60]+[.K$3]" office:value-type="time" office:time-value="PT14H24M00S">
            <text:p>14:24</text:p>
          </table:table-cell>
          <table:table-cell table:style-name="ce4" table:formula="of:=[.$B60]+[.L$3]" office:value-type="time" office:time-value="PT14H26M00S">
            <text:p>14:26</text:p>
          </table:table-cell>
          <table:table-cell table:style-name="ce4" table:formula="of:=[.$B60]+[.M$3]" office:value-type="time" office:time-value="PT14H29M00S">
            <text:p>14:29</text:p>
          </table:table-cell>
          <table:table-cell table:style-name="ce4" table:formula="of:=[.$B60]+[.N$3]" office:value-type="time" office:time-value="PT14H31M00S">
            <text:p>14:31</text:p>
          </table:table-cell>
          <table:table-cell table:style-name="ce4" table:formula="of:=[.$B60]+[.O$3]" office:value-type="time" office:time-value="PT14H34M00S">
            <text:p>14:34</text:p>
          </table:table-cell>
          <table:table-cell table:style-name="ce4" table:formula="of:=[.$B60]+[.P$3]" office:value-type="time" office:time-value="PT14H36M00S">
            <text:p>14:36</text:p>
          </table:table-cell>
          <table:table-cell table:style-name="ce4" table:formula="of:=[.$B60]+[.Q$3]" office:value-type="time" office:time-value="PT14H38M00S">
            <text:p>14:38</text:p>
          </table:table-cell>
          <table:table-cell table:style-name="ce4" table:formula="of:=[.$B60]+[.R$3]" office:value-type="time" office:time-value="PT14H51M00S">
            <text:p>14:51</text:p>
          </table:table-cell>
        </table:table-row>
        <table:table-row table:style-name="ro1">
          <table:table-cell table:style-name="ce3" table:formula="of:=[.A60]+2" office:value-type="float" office:value="3106">
            <text:p>3106</text:p>
          </table:table-cell>
          <table:table-cell table:style-name="ce6" office:value-type="time" office:time-value="PT14H14M00S">
            <text:p>14:14</text:p>
          </table:table-cell>
          <table:table-cell table:style-name="ce4" table:formula="of:=[.$B61]+[.C$3]" office:value-type="time" office:time-value="PT14H17M00S">
            <text:p>14:17</text:p>
          </table:table-cell>
          <table:table-cell table:style-name="ce4" table:formula="of:=[.$B61]+[.D$3]" office:value-type="time" office:time-value="PT14H19M00S">
            <text:p>14:19</text:p>
          </table:table-cell>
          <table:table-cell table:style-name="ce4" table:formula="of:=[.$B61]+[.E$3]" office:value-type="time" office:time-value="PT14H21M00S">
            <text:p>14:21</text:p>
          </table:table-cell>
          <table:table-cell table:style-name="ce4" table:formula="of:=[.$B61]+[.F$3]" office:value-type="time" office:time-value="PT14H23M00S">
            <text:p>14:23</text:p>
          </table:table-cell>
          <table:table-cell table:style-name="ce4" table:formula="of:=[.$B61]+[.G$3]" office:value-type="time" office:time-value="PT14H27M00S">
            <text:p>14:27</text:p>
          </table:table-cell>
          <table:table-cell table:style-name="ce4" table:formula="of:=[.$B61]+[.H$3]" office:value-type="time" office:time-value="PT14H30M00S">
            <text:p>14:30</text:p>
          </table:table-cell>
          <table:table-cell table:style-name="ce4" table:formula="of:=[.$B61]+[.I$3]" office:value-type="time" office:time-value="PT14H33M00S">
            <text:p>14:33</text:p>
          </table:table-cell>
          <table:table-cell table:style-name="ce4" table:formula="of:=[.$B61]+[.J$3]" office:value-type="time" office:time-value="PT14H35M00S">
            <text:p>14:35</text:p>
          </table:table-cell>
          <table:table-cell table:style-name="ce4" table:formula="of:=[.$B61]+[.K$3]" office:value-type="time" office:time-value="PT14H37M00S">
            <text:p>14:37</text:p>
          </table:table-cell>
          <table:table-cell table:style-name="ce4" table:formula="of:=[.$B61]+[.L$3]" office:value-type="time" office:time-value="PT14H39M00S">
            <text:p>14:39</text:p>
          </table:table-cell>
          <table:table-cell table:style-name="ce4" table:formula="of:=[.$B61]+[.M$3]" office:value-type="time" office:time-value="PT14H42M00S">
            <text:p>14:42</text:p>
          </table:table-cell>
          <table:table-cell table:style-name="ce4" table:formula="of:=[.$B61]+[.N$3]" office:value-type="time" office:time-value="PT14H44M00S">
            <text:p>14:44</text:p>
          </table:table-cell>
          <table:table-cell table:style-name="ce4" table:formula="of:=[.$B61]+[.O$3]" office:value-type="time" office:time-value="PT14H47M00S">
            <text:p>14:47</text:p>
          </table:table-cell>
          <table:table-cell table:style-name="ce4" table:formula="of:=[.$B61]+[.P$3]" office:value-type="time" office:time-value="PT14H49M00S">
            <text:p>14:49</text:p>
          </table:table-cell>
          <table:table-cell table:style-name="ce4" table:formula="of:=[.$B61]+[.Q$3]" office:value-type="time" office:time-value="PT14H51M00S">
            <text:p>14:51</text:p>
          </table:table-cell>
          <table:table-cell table:style-name="ce4" table:formula="of:=[.$B61]+[.R$3]" office:value-type="time" office:time-value="PT15H04M00S">
            <text:p>15:04</text:p>
          </table:table-cell>
        </table:table-row>
        <table:table-row table:style-name="ro1">
          <table:table-cell table:style-name="ce3" table:formula="of:=[.A61]+2" office:value-type="float" office:value="3108">
            <text:p>3108</text:p>
          </table:table-cell>
          <table:table-cell table:style-name="ce6" office:value-type="time" office:time-value="PT14H27M00S">
            <text:p>14:27</text:p>
          </table:table-cell>
          <table:table-cell table:style-name="ce4" table:formula="of:=[.$B62]+[.C$3]" office:value-type="time" office:time-value="PT14H30M00S">
            <text:p>14:30</text:p>
          </table:table-cell>
          <table:table-cell table:style-name="ce4" table:formula="of:=[.$B62]+[.D$3]" office:value-type="time" office:time-value="PT14H32M00S">
            <text:p>14:32</text:p>
          </table:table-cell>
          <table:table-cell table:style-name="ce4" table:formula="of:=[.$B62]+[.E$3]" office:value-type="time" office:time-value="PT14H34M00S">
            <text:p>14:34</text:p>
          </table:table-cell>
          <table:table-cell table:style-name="ce4" table:formula="of:=[.$B62]+[.F$3]" office:value-type="time" office:time-value="PT14H36M00S">
            <text:p>14:36</text:p>
          </table:table-cell>
          <table:table-cell table:style-name="ce4" table:formula="of:=[.$B62]+[.G$3]" office:value-type="time" office:time-value="PT14H40M00S">
            <text:p>14:40</text:p>
          </table:table-cell>
          <table:table-cell table:style-name="ce4" table:formula="of:=[.$B62]+[.H$3]" office:value-type="time" office:time-value="PT14H43M00S">
            <text:p>14:43</text:p>
          </table:table-cell>
          <table:table-cell table:style-name="ce4" table:formula="of:=[.$B62]+[.I$3]" office:value-type="time" office:time-value="PT14H46M00S">
            <text:p>14:46</text:p>
          </table:table-cell>
          <table:table-cell table:style-name="ce4" table:formula="of:=[.$B62]+[.J$3]" office:value-type="time" office:time-value="PT14H48M00S">
            <text:p>14:48</text:p>
          </table:table-cell>
          <table:table-cell table:style-name="ce4" table:formula="of:=[.$B62]+[.K$3]" office:value-type="time" office:time-value="PT14H50M00S">
            <text:p>14:50</text:p>
          </table:table-cell>
          <table:table-cell table:style-name="ce4" table:formula="of:=[.$B62]+[.L$3]" office:value-type="time" office:time-value="PT14H52M00S">
            <text:p>14:52</text:p>
          </table:table-cell>
          <table:table-cell table:style-name="ce4" table:formula="of:=[.$B62]+[.M$3]" office:value-type="time" office:time-value="PT14H55M00S">
            <text:p>14:55</text:p>
          </table:table-cell>
          <table:table-cell table:style-name="ce4" table:formula="of:=[.$B62]+[.N$3]" office:value-type="time" office:time-value="PT14H57M00S">
            <text:p>14:57</text:p>
          </table:table-cell>
          <table:table-cell table:style-name="ce4" table:formula="of:=[.$B62]+[.O$3]" office:value-type="time" office:time-value="PT15H00M00S">
            <text:p>15:00</text:p>
          </table:table-cell>
          <table:table-cell table:style-name="ce4" table:formula="of:=[.$B62]+[.P$3]" office:value-type="time" office:time-value="PT15H02M00S">
            <text:p>15:02</text:p>
          </table:table-cell>
          <table:table-cell table:style-name="ce4" table:formula="of:=[.$B62]+[.Q$3]" office:value-type="time" office:time-value="PT15H04M00S">
            <text:p>15:04</text:p>
          </table:table-cell>
          <table:table-cell table:style-name="ce4" table:formula="of:=[.$B62]+[.R$3]" office:value-type="time" office:time-value="PT15H17M00S">
            <text:p>15:17</text:p>
          </table:table-cell>
        </table:table-row>
        <table:table-row table:style-name="ro1">
          <table:table-cell table:style-name="ce3" table:formula="of:=[.A62]+2" office:value-type="float" office:value="3110">
            <text:p>3110</text:p>
          </table:table-cell>
          <table:table-cell table:style-name="ce6" office:value-type="time" office:time-value="PT14H40M00S">
            <text:p>14:40</text:p>
          </table:table-cell>
          <table:table-cell table:style-name="ce4" table:formula="of:=[.$B63]+[.C$3]" office:value-type="time" office:time-value="PT14H43M00S">
            <text:p>14:43</text:p>
          </table:table-cell>
          <table:table-cell table:style-name="ce4" table:formula="of:=[.$B63]+[.D$3]" office:value-type="time" office:time-value="PT14H45M00S">
            <text:p>14:45</text:p>
          </table:table-cell>
          <table:table-cell table:style-name="ce4" table:formula="of:=[.$B63]+[.E$3]" office:value-type="time" office:time-value="PT14H47M00S">
            <text:p>14:47</text:p>
          </table:table-cell>
          <table:table-cell table:style-name="ce4" table:formula="of:=[.$B63]+[.F$3]" office:value-type="time" office:time-value="PT14H49M00S">
            <text:p>14:49</text:p>
          </table:table-cell>
          <table:table-cell table:style-name="ce4" table:formula="of:=[.$B63]+[.G$3]" office:value-type="time" office:time-value="PT14H53M00S">
            <text:p>14:53</text:p>
          </table:table-cell>
          <table:table-cell table:style-name="ce4" table:formula="of:=[.$B63]+[.H$3]" office:value-type="time" office:time-value="PT14H56M00S">
            <text:p>14:56</text:p>
          </table:table-cell>
          <table:table-cell table:style-name="ce4" table:formula="of:=[.$B63]+[.I$3]" office:value-type="time" office:time-value="PT14H59M00S">
            <text:p>14:59</text:p>
          </table:table-cell>
          <table:table-cell table:style-name="ce4" table:formula="of:=[.$B63]+[.J$3]" office:value-type="time" office:time-value="PT15H01M00S">
            <text:p>15:01</text:p>
          </table:table-cell>
          <table:table-cell table:style-name="ce4" table:formula="of:=[.$B63]+[.K$3]" office:value-type="time" office:time-value="PT15H03M00S">
            <text:p>15:03</text:p>
          </table:table-cell>
          <table:table-cell table:style-name="ce4" table:formula="of:=[.$B63]+[.L$3]" office:value-type="time" office:time-value="PT15H05M00S">
            <text:p>15:05</text:p>
          </table:table-cell>
          <table:table-cell table:style-name="ce4" table:formula="of:=[.$B63]+[.M$3]" office:value-type="time" office:time-value="PT15H08M00S">
            <text:p>15:08</text:p>
          </table:table-cell>
          <table:table-cell table:style-name="ce4" table:formula="of:=[.$B63]+[.N$3]" office:value-type="time" office:time-value="PT15H10M00S">
            <text:p>15:10</text:p>
          </table:table-cell>
          <table:table-cell table:style-name="ce4" table:formula="of:=[.$B63]+[.O$3]" office:value-type="time" office:time-value="PT15H13M00S">
            <text:p>15:13</text:p>
          </table:table-cell>
          <table:table-cell table:style-name="ce4" table:formula="of:=[.$B63]+[.P$3]" office:value-type="time" office:time-value="PT15H15M00S">
            <text:p>15:15</text:p>
          </table:table-cell>
          <table:table-cell table:style-name="ce4" table:formula="of:=[.$B63]+[.Q$3]" office:value-type="time" office:time-value="PT15H17M00S">
            <text:p>15:17</text:p>
          </table:table-cell>
          <table:table-cell table:style-name="ce4" table:formula="of:=[.$B63]+[.R$3]" office:value-type="time" office:time-value="PT15H30M00S">
            <text:p>15:30</text:p>
          </table:table-cell>
        </table:table-row>
        <table:table-row table:style-name="ro1">
          <table:table-cell table:style-name="ce3" table:formula="of:=[.A63]+2" office:value-type="float" office:value="3112">
            <text:p>3112</text:p>
          </table:table-cell>
          <table:table-cell table:style-name="ce6" office:value-type="time" office:time-value="PT14H53M00S">
            <text:p>14:53</text:p>
          </table:table-cell>
          <table:table-cell table:style-name="ce4" table:formula="of:=[.$B64]+[.C$3]" office:value-type="time" office:time-value="PT14H56M00S">
            <text:p>14:56</text:p>
          </table:table-cell>
          <table:table-cell table:style-name="ce4" table:formula="of:=[.$B64]+[.D$3]" office:value-type="time" office:time-value="PT14H58M00S">
            <text:p>14:58</text:p>
          </table:table-cell>
          <table:table-cell table:style-name="ce4" table:formula="of:=[.$B64]+[.E$3]" office:value-type="time" office:time-value="PT15H00M00S">
            <text:p>15:00</text:p>
          </table:table-cell>
          <table:table-cell table:style-name="ce4" table:formula="of:=[.$B64]+[.F$3]" office:value-type="time" office:time-value="PT15H02M00S">
            <text:p>15:02</text:p>
          </table:table-cell>
          <table:table-cell table:style-name="ce4" table:formula="of:=[.$B64]+[.G$3]" office:value-type="time" office:time-value="PT15H06M00S">
            <text:p>15:06</text:p>
          </table:table-cell>
          <table:table-cell table:style-name="ce4" table:formula="of:=[.$B64]+[.H$3]" office:value-type="time" office:time-value="PT15H09M00S">
            <text:p>15:09</text:p>
          </table:table-cell>
          <table:table-cell table:style-name="ce4" table:formula="of:=[.$B64]+[.I$3]" office:value-type="time" office:time-value="PT15H12M00S">
            <text:p>15:12</text:p>
          </table:table-cell>
          <table:table-cell table:style-name="ce4" table:formula="of:=[.$B64]+[.J$3]" office:value-type="time" office:time-value="PT15H14M00S">
            <text:p>15:14</text:p>
          </table:table-cell>
          <table:table-cell table:style-name="ce4" table:formula="of:=[.$B64]+[.K$3]" office:value-type="time" office:time-value="PT15H16M00S">
            <text:p>15:16</text:p>
          </table:table-cell>
          <table:table-cell table:style-name="ce4" table:formula="of:=[.$B64]+[.L$3]" office:value-type="time" office:time-value="PT15H18M00S">
            <text:p>15:18</text:p>
          </table:table-cell>
          <table:table-cell table:style-name="ce4" table:formula="of:=[.$B64]+[.M$3]" office:value-type="time" office:time-value="PT15H21M00S">
            <text:p>15:21</text:p>
          </table:table-cell>
          <table:table-cell table:style-name="ce4" table:formula="of:=[.$B64]+[.N$3]" office:value-type="time" office:time-value="PT15H23M00S">
            <text:p>15:23</text:p>
          </table:table-cell>
          <table:table-cell table:style-name="ce4" table:formula="of:=[.$B64]+[.O$3]" office:value-type="time" office:time-value="PT15H26M00S">
            <text:p>15:26</text:p>
          </table:table-cell>
          <table:table-cell table:style-name="ce4" table:formula="of:=[.$B64]+[.P$3]" office:value-type="time" office:time-value="PT15H28M00S">
            <text:p>15:28</text:p>
          </table:table-cell>
          <table:table-cell table:style-name="ce4" table:formula="of:=[.$B64]+[.Q$3]" office:value-type="time" office:time-value="PT15H30M00S">
            <text:p>15:30</text:p>
          </table:table-cell>
          <table:table-cell table:style-name="ce4" table:formula="of:=[.$B64]+[.R$3]" office:value-type="time" office:time-value="PT15H43M00S">
            <text:p>15:43</text:p>
          </table:table-cell>
        </table:table-row>
        <table:table-row table:style-name="ro1">
          <table:table-cell table:style-name="ce3" table:formula="of:=[.A64]+2" office:value-type="float" office:value="3114">
            <text:p>3114</text:p>
          </table:table-cell>
          <table:table-cell table:style-name="ce6" office:value-type="time" office:time-value="PT15H03M00S">
            <text:p>15:03</text:p>
          </table:table-cell>
          <table:table-cell table:style-name="ce4" table:formula="of:=[.$B65]+[.C$3]" office:value-type="time" office:time-value="PT15H06M00S">
            <text:p>15:06</text:p>
          </table:table-cell>
          <table:table-cell table:style-name="ce4" table:formula="of:=[.$B65]+[.D$3]" office:value-type="time" office:time-value="PT15H08M00S">
            <text:p>15:08</text:p>
          </table:table-cell>
          <table:table-cell table:style-name="ce4" table:formula="of:=[.$B65]+[.E$3]" office:value-type="time" office:time-value="PT15H10M00S">
            <text:p>15:10</text:p>
          </table:table-cell>
          <table:table-cell table:style-name="ce4" table:formula="of:=[.$B65]+[.F$3]" office:value-type="time" office:time-value="PT15H12M00S">
            <text:p>15:12</text:p>
          </table:table-cell>
          <table:table-cell table:style-name="ce4" table:formula="of:=[.$B65]+[.G$3]" office:value-type="time" office:time-value="PT15H16M00S">
            <text:p>15:16</text:p>
          </table:table-cell>
          <table:table-cell table:style-name="ce4" table:formula="of:=[.$B65]+[.H$3]" office:value-type="time" office:time-value="PT15H19M00S">
            <text:p>15:19</text:p>
          </table:table-cell>
          <table:table-cell table:style-name="ce4" table:formula="of:=[.$B65]+[.I$3]" office:value-type="time" office:time-value="PT15H22M00S">
            <text:p>15:22</text:p>
          </table:table-cell>
          <table:table-cell table:style-name="ce4" table:formula="of:=[.$B65]+[.J$3]" office:value-type="time" office:time-value="PT15H24M00S">
            <text:p>15:24</text:p>
          </table:table-cell>
          <table:table-cell table:style-name="ce4" table:formula="of:=[.$B65]+[.K$3]" office:value-type="time" office:time-value="PT15H26M00S">
            <text:p>15:26</text:p>
          </table:table-cell>
          <table:table-cell table:style-name="ce4" table:formula="of:=[.$B65]+[.L$3]" office:value-type="time" office:time-value="PT15H28M00S">
            <text:p>15:28</text:p>
          </table:table-cell>
          <table:table-cell table:style-name="ce4" table:formula="of:=[.$B65]+[.M$3]" office:value-type="time" office:time-value="PT15H31M00S">
            <text:p>15:31</text:p>
          </table:table-cell>
          <table:table-cell table:style-name="ce4" table:formula="of:=[.$B65]+[.N$3]" office:value-type="time" office:time-value="PT15H33M00S">
            <text:p>15:33</text:p>
          </table:table-cell>
          <table:table-cell table:style-name="ce4" table:formula="of:=[.$B65]+[.O$3]" office:value-type="time" office:time-value="PT15H36M00S">
            <text:p>15:36</text:p>
          </table:table-cell>
          <table:table-cell table:style-name="ce4" table:formula="of:=[.$B65]+[.P$3]" office:value-type="time" office:time-value="PT15H38M00S">
            <text:p>15:38</text:p>
          </table:table-cell>
          <table:table-cell table:style-name="ce4" table:formula="of:=[.$B65]+[.Q$3]" office:value-type="time" office:time-value="PT15H40M00S">
            <text:p>15:40</text:p>
          </table:table-cell>
          <table:table-cell table:style-name="ce4" table:formula="of:=[.$B65]+[.R$3]" office:value-type="time" office:time-value="PT15H53M00S">
            <text:p>15:53</text:p>
          </table:table-cell>
        </table:table-row>
        <table:table-row table:style-name="ro1">
          <table:table-cell table:style-name="ce3" table:formula="of:=[.A65]+2" office:value-type="float" office:value="3116">
            <text:p>3116</text:p>
          </table:table-cell>
          <table:table-cell table:style-name="ce6" office:value-type="time" office:time-value="PT15H13M00S">
            <text:p>15:13</text:p>
          </table:table-cell>
          <table:table-cell table:style-name="ce4" table:formula="of:=[.$B66]+[.C$3]" office:value-type="time" office:time-value="PT15H16M00S">
            <text:p>15:16</text:p>
          </table:table-cell>
          <table:table-cell table:style-name="ce4" table:formula="of:=[.$B66]+[.D$3]" office:value-type="time" office:time-value="PT15H18M00S">
            <text:p>15:18</text:p>
          </table:table-cell>
          <table:table-cell table:style-name="ce4" table:formula="of:=[.$B66]+[.E$3]" office:value-type="time" office:time-value="PT15H20M00S">
            <text:p>15:20</text:p>
          </table:table-cell>
          <table:table-cell table:style-name="ce4" table:formula="of:=[.$B66]+[.F$3]" office:value-type="time" office:time-value="PT15H22M00S">
            <text:p>15:22</text:p>
          </table:table-cell>
          <table:table-cell table:style-name="ce4" table:formula="of:=[.$B66]+[.G$3]" office:value-type="time" office:time-value="PT15H26M00S">
            <text:p>15:26</text:p>
          </table:table-cell>
          <table:table-cell table:style-name="ce4" table:formula="of:=[.$B66]+[.H$3]" office:value-type="time" office:time-value="PT15H29M00S">
            <text:p>15:29</text:p>
          </table:table-cell>
          <table:table-cell table:style-name="ce4" table:formula="of:=[.$B66]+[.I$3]" office:value-type="time" office:time-value="PT15H32M00S">
            <text:p>15:32</text:p>
          </table:table-cell>
          <table:table-cell table:style-name="ce4" table:formula="of:=[.$B66]+[.J$3]" office:value-type="time" office:time-value="PT15H34M00S">
            <text:p>15:34</text:p>
          </table:table-cell>
          <table:table-cell table:style-name="ce4" table:formula="of:=[.$B66]+[.K$3]" office:value-type="time" office:time-value="PT15H36M00S">
            <text:p>15:36</text:p>
          </table:table-cell>
          <table:table-cell table:style-name="ce4" table:formula="of:=[.$B66]+[.L$3]" office:value-type="time" office:time-value="PT15H38M00S">
            <text:p>15:38</text:p>
          </table:table-cell>
          <table:table-cell table:style-name="ce4" table:formula="of:=[.$B66]+[.M$3]" office:value-type="time" office:time-value="PT15H41M00S">
            <text:p>15:41</text:p>
          </table:table-cell>
          <table:table-cell table:style-name="ce4" table:formula="of:=[.$B66]+[.N$3]" office:value-type="time" office:time-value="PT15H43M00S">
            <text:p>15:43</text:p>
          </table:table-cell>
          <table:table-cell table:style-name="ce4" table:formula="of:=[.$B66]+[.O$3]" office:value-type="time" office:time-value="PT15H46M00S">
            <text:p>15:46</text:p>
          </table:table-cell>
          <table:table-cell table:style-name="ce4" table:formula="of:=[.$B66]+[.P$3]" office:value-type="time" office:time-value="PT15H48M00S">
            <text:p>15:48</text:p>
          </table:table-cell>
          <table:table-cell table:style-name="ce4" table:formula="of:=[.$B66]+[.Q$3]" office:value-type="time" office:time-value="PT15H50M00S">
            <text:p>15:50</text:p>
          </table:table-cell>
          <table:table-cell table:style-name="ce4" table:formula="of:=[.$B66]+[.R$3]" office:value-type="time" office:time-value="PT16H03M00S">
            <text:p>16:03</text:p>
          </table:table-cell>
        </table:table-row>
        <table:table-row table:style-name="ro1">
          <table:table-cell table:style-name="ce3" table:formula="of:=[.A66]+2" office:value-type="float" office:value="3118">
            <text:p>3118</text:p>
          </table:table-cell>
          <table:table-cell table:style-name="ce6" office:value-type="time" office:time-value="PT15H22M00S">
            <text:p>15:22</text:p>
          </table:table-cell>
          <table:table-cell table:style-name="ce4" table:formula="of:=[.$B67]+[.C$3]" office:value-type="time" office:time-value="PT15H25M00S">
            <text:p>15:25</text:p>
          </table:table-cell>
          <table:table-cell table:style-name="ce4" table:formula="of:=[.$B67]+[.D$3]" office:value-type="time" office:time-value="PT15H27M00S">
            <text:p>15:27</text:p>
          </table:table-cell>
          <table:table-cell table:style-name="ce4" table:formula="of:=[.$B67]+[.E$3]" office:value-type="time" office:time-value="PT15H29M00S">
            <text:p>15:29</text:p>
          </table:table-cell>
          <table:table-cell table:style-name="ce4" table:formula="of:=[.$B67]+[.F$3]" office:value-type="time" office:time-value="PT15H31M00S">
            <text:p>15:31</text:p>
          </table:table-cell>
          <table:table-cell table:style-name="ce4" table:formula="of:=[.$B67]+[.G$3]" office:value-type="time" office:time-value="PT15H35M00S">
            <text:p>15:35</text:p>
          </table:table-cell>
          <table:table-cell table:style-name="ce4" table:formula="of:=[.$B67]+[.H$3]" office:value-type="time" office:time-value="PT15H38M00S">
            <text:p>15:38</text:p>
          </table:table-cell>
          <table:table-cell table:style-name="ce4" table:formula="of:=[.$B67]+[.I$3]" office:value-type="time" office:time-value="PT15H41M00S">
            <text:p>15:41</text:p>
          </table:table-cell>
          <table:table-cell table:style-name="ce4" table:formula="of:=[.$B67]+[.J$3]" office:value-type="time" office:time-value="PT15H43M00S">
            <text:p>15:43</text:p>
          </table:table-cell>
          <table:table-cell table:style-name="ce4" table:formula="of:=[.$B67]+[.K$3]" office:value-type="time" office:time-value="PT15H45M00S">
            <text:p>15:45</text:p>
          </table:table-cell>
          <table:table-cell table:style-name="ce4" table:formula="of:=[.$B67]+[.L$3]" office:value-type="time" office:time-value="PT15H47M00S">
            <text:p>15:47</text:p>
          </table:table-cell>
          <table:table-cell table:style-name="ce4" table:formula="of:=[.$B67]+[.M$3]" office:value-type="time" office:time-value="PT15H50M00S">
            <text:p>15:50</text:p>
          </table:table-cell>
          <table:table-cell table:style-name="ce4" table:formula="of:=[.$B67]+[.N$3]" office:value-type="time" office:time-value="PT15H52M00S">
            <text:p>15:52</text:p>
          </table:table-cell>
          <table:table-cell table:style-name="ce4" table:formula="of:=[.$B67]+[.O$3]" office:value-type="time" office:time-value="PT15H55M00S">
            <text:p>15:55</text:p>
          </table:table-cell>
          <table:table-cell table:style-name="ce4" table:formula="of:=[.$B67]+[.P$3]" office:value-type="time" office:time-value="PT15H57M00S">
            <text:p>15:57</text:p>
          </table:table-cell>
          <table:table-cell table:style-name="ce4" table:formula="of:=[.$B67]+[.Q$3]" office:value-type="time" office:time-value="PT15H59M00S">
            <text:p>15:59</text:p>
          </table:table-cell>
          <table:table-cell table:style-name="ce4" table:formula="of:=[.$B67]+[.R$3]" office:value-type="time" office:time-value="PT16H12M00S">
            <text:p>16:12</text:p>
          </table:table-cell>
        </table:table-row>
        <table:table-row table:style-name="ro1">
          <table:table-cell table:style-name="ce3" table:formula="of:=[.A67]+2" office:value-type="float" office:value="3120">
            <text:p>3120</text:p>
          </table:table-cell>
          <table:table-cell table:style-name="ce6" office:value-type="time" office:time-value="PT15H32M00S">
            <text:p>15:32</text:p>
          </table:table-cell>
          <table:table-cell table:style-name="ce4" table:formula="of:=[.$B68]+[.C$3]" office:value-type="time" office:time-value="PT15H35M00S">
            <text:p>15:35</text:p>
          </table:table-cell>
          <table:table-cell table:style-name="ce4" table:formula="of:=[.$B68]+[.D$3]" office:value-type="time" office:time-value="PT15H37M00S">
            <text:p>15:37</text:p>
          </table:table-cell>
          <table:table-cell table:style-name="ce4" table:formula="of:=[.$B68]+[.E$3]" office:value-type="time" office:time-value="PT15H39M00S">
            <text:p>15:39</text:p>
          </table:table-cell>
          <table:table-cell table:style-name="ce4" table:formula="of:=[.$B68]+[.F$3]" office:value-type="time" office:time-value="PT15H41M00S">
            <text:p>15:41</text:p>
          </table:table-cell>
          <table:table-cell table:style-name="ce4" table:formula="of:=[.$B68]+[.G$3]" office:value-type="time" office:time-value="PT15H45M00S">
            <text:p>15:45</text:p>
          </table:table-cell>
          <table:table-cell table:style-name="ce4" table:formula="of:=[.$B68]+[.H$3]" office:value-type="time" office:time-value="PT15H48M00S">
            <text:p>15:48</text:p>
          </table:table-cell>
          <table:table-cell table:style-name="ce4" table:formula="of:=[.$B68]+[.I$3]" office:value-type="time" office:time-value="PT15H51M00S">
            <text:p>15:51</text:p>
          </table:table-cell>
          <table:table-cell table:style-name="ce4" table:formula="of:=[.$B68]+[.J$3]" office:value-type="time" office:time-value="PT15H53M00S">
            <text:p>15:53</text:p>
          </table:table-cell>
          <table:table-cell table:style-name="ce4" table:formula="of:=[.$B68]+[.K$3]" office:value-type="time" office:time-value="PT15H55M00S">
            <text:p>15:55</text:p>
          </table:table-cell>
          <table:table-cell table:style-name="ce4" table:formula="of:=[.$B68]+[.L$3]" office:value-type="time" office:time-value="PT15H57M00S">
            <text:p>15:57</text:p>
          </table:table-cell>
          <table:table-cell table:style-name="ce4" table:formula="of:=[.$B68]+[.M$3]" office:value-type="time" office:time-value="PT16H00M00S">
            <text:p>16:00</text:p>
          </table:table-cell>
          <table:table-cell table:style-name="ce4" table:formula="of:=[.$B68]+[.N$3]" office:value-type="time" office:time-value="PT16H02M00S">
            <text:p>16:02</text:p>
          </table:table-cell>
          <table:table-cell table:style-name="ce4" table:formula="of:=[.$B68]+[.O$3]" office:value-type="time" office:time-value="PT16H05M00S">
            <text:p>16:05</text:p>
          </table:table-cell>
          <table:table-cell table:style-name="ce4" table:formula="of:=[.$B68]+[.P$3]" office:value-type="time" office:time-value="PT16H07M00S">
            <text:p>16:07</text:p>
          </table:table-cell>
          <table:table-cell table:style-name="ce4" table:formula="of:=[.$B68]+[.Q$3]" office:value-type="time" office:time-value="PT16H09M00S">
            <text:p>16:09</text:p>
          </table:table-cell>
          <table:table-cell table:style-name="ce4" table:formula="of:=[.$B68]+[.R$3]" office:value-type="time" office:time-value="PT16H22M00S">
            <text:p>16:22</text:p>
          </table:table-cell>
        </table:table-row>
        <table:table-row table:style-name="ro1">
          <table:table-cell table:style-name="ce3" table:formula="of:=[.A68]+2" office:value-type="float" office:value="3122">
            <text:p>3122</text:p>
          </table:table-cell>
          <table:table-cell table:style-name="ce6" office:value-type="time" office:time-value="PT15H42M00S">
            <text:p>15:42</text:p>
          </table:table-cell>
          <table:table-cell table:style-name="ce4" table:formula="of:=[.$B69]+[.C$3]" office:value-type="time" office:time-value="PT15H45M00S">
            <text:p>15:45</text:p>
          </table:table-cell>
          <table:table-cell table:style-name="ce4" table:formula="of:=[.$B69]+[.D$3]" office:value-type="time" office:time-value="PT15H47M00S">
            <text:p>15:47</text:p>
          </table:table-cell>
          <table:table-cell table:style-name="ce4" table:formula="of:=[.$B69]+[.E$3]" office:value-type="time" office:time-value="PT15H49M00S">
            <text:p>15:49</text:p>
          </table:table-cell>
          <table:table-cell table:style-name="ce4" table:formula="of:=[.$B69]+[.F$3]" office:value-type="time" office:time-value="PT15H51M00S">
            <text:p>15:51</text:p>
          </table:table-cell>
          <table:table-cell table:style-name="ce4" table:formula="of:=[.$B69]+[.G$3]" office:value-type="time" office:time-value="PT15H55M00S">
            <text:p>15:55</text:p>
          </table:table-cell>
          <table:table-cell table:style-name="ce4" table:formula="of:=[.$B69]+[.H$3]" office:value-type="time" office:time-value="PT15H58M00S">
            <text:p>15:58</text:p>
          </table:table-cell>
          <table:table-cell table:style-name="ce4" table:formula="of:=[.$B69]+[.I$3]" office:value-type="time" office:time-value="PT16H01M00S">
            <text:p>16:01</text:p>
          </table:table-cell>
          <table:table-cell table:style-name="ce4" table:formula="of:=[.$B69]+[.J$3]" office:value-type="time" office:time-value="PT16H03M00S">
            <text:p>16:03</text:p>
          </table:table-cell>
          <table:table-cell table:style-name="ce4" table:formula="of:=[.$B69]+[.K$3]" office:value-type="time" office:time-value="PT16H05M00S">
            <text:p>16:05</text:p>
          </table:table-cell>
          <table:table-cell table:style-name="ce4" table:formula="of:=[.$B69]+[.L$3]" office:value-type="time" office:time-value="PT16H07M00S">
            <text:p>16:07</text:p>
          </table:table-cell>
          <table:table-cell table:style-name="ce4" table:formula="of:=[.$B69]+[.M$3]" office:value-type="time" office:time-value="PT16H10M00S">
            <text:p>16:10</text:p>
          </table:table-cell>
          <table:table-cell table:style-name="ce4" table:formula="of:=[.$B69]+[.N$3]" office:value-type="time" office:time-value="PT16H12M00S">
            <text:p>16:12</text:p>
          </table:table-cell>
          <table:table-cell table:style-name="ce4" table:formula="of:=[.$B69]+[.O$3]" office:value-type="time" office:time-value="PT16H15M00S">
            <text:p>16:15</text:p>
          </table:table-cell>
          <table:table-cell table:style-name="ce4" table:formula="of:=[.$B69]+[.P$3]" office:value-type="time" office:time-value="PT16H17M00S">
            <text:p>16:17</text:p>
          </table:table-cell>
          <table:table-cell table:style-name="ce4" table:formula="of:=[.$B69]+[.Q$3]" office:value-type="time" office:time-value="PT16H19M00S">
            <text:p>16:19</text:p>
          </table:table-cell>
          <table:table-cell table:style-name="ce4" table:formula="of:=[.$B69]+[.R$3]" office:value-type="time" office:time-value="PT16H32M00S">
            <text:p>16:32</text:p>
          </table:table-cell>
        </table:table-row>
        <table:table-row table:style-name="ro1">
          <table:table-cell table:style-name="ce3" table:formula="of:=[.A69]+2" office:value-type="float" office:value="3124">
            <text:p>3124</text:p>
          </table:table-cell>
          <table:table-cell table:style-name="ce6" office:value-type="time" office:time-value="PT15H51M00S">
            <text:p>15:51</text:p>
          </table:table-cell>
          <table:table-cell table:style-name="ce4" table:formula="of:=[.$B70]+[.C$3]" office:value-type="time" office:time-value="PT15H54M00S">
            <text:p>15:54</text:p>
          </table:table-cell>
          <table:table-cell table:style-name="ce4" table:formula="of:=[.$B70]+[.D$3]" office:value-type="time" office:time-value="PT15H56M00S">
            <text:p>15:56</text:p>
          </table:table-cell>
          <table:table-cell table:style-name="ce4" table:formula="of:=[.$B70]+[.E$3]" office:value-type="time" office:time-value="PT15H58M00S">
            <text:p>15:58</text:p>
          </table:table-cell>
          <table:table-cell table:style-name="ce4" table:formula="of:=[.$B70]+[.F$3]" office:value-type="time" office:time-value="PT16H00M00S">
            <text:p>16:00</text:p>
          </table:table-cell>
          <table:table-cell table:style-name="ce4" table:formula="of:=[.$B70]+[.G$3]" office:value-type="time" office:time-value="PT16H04M00S">
            <text:p>16:04</text:p>
          </table:table-cell>
          <table:table-cell table:style-name="ce4" table:formula="of:=[.$B70]+[.H$3]" office:value-type="time" office:time-value="PT16H07M00S">
            <text:p>16:07</text:p>
          </table:table-cell>
          <table:table-cell table:style-name="ce4" table:formula="of:=[.$B70]+[.I$3]" office:value-type="time" office:time-value="PT16H10M00S">
            <text:p>16:10</text:p>
          </table:table-cell>
          <table:table-cell table:style-name="ce4" table:formula="of:=[.$B70]+[.J$3]" office:value-type="time" office:time-value="PT16H12M00S">
            <text:p>16:12</text:p>
          </table:table-cell>
          <table:table-cell table:style-name="ce4" table:formula="of:=[.$B70]+[.K$3]" office:value-type="time" office:time-value="PT16H14M00S">
            <text:p>16:14</text:p>
          </table:table-cell>
          <table:table-cell table:style-name="ce4" table:formula="of:=[.$B70]+[.L$3]" office:value-type="time" office:time-value="PT16H16M00S">
            <text:p>16:16</text:p>
          </table:table-cell>
          <table:table-cell table:style-name="ce4" table:formula="of:=[.$B70]+[.M$3]" office:value-type="time" office:time-value="PT16H19M00S">
            <text:p>16:19</text:p>
          </table:table-cell>
          <table:table-cell table:style-name="ce4" table:formula="of:=[.$B70]+[.N$3]" office:value-type="time" office:time-value="PT16H21M00S">
            <text:p>16:21</text:p>
          </table:table-cell>
          <table:table-cell table:style-name="ce4" table:formula="of:=[.$B70]+[.O$3]" office:value-type="time" office:time-value="PT16H24M00S">
            <text:p>16:24</text:p>
          </table:table-cell>
          <table:table-cell table:style-name="ce4" table:formula="of:=[.$B70]+[.P$3]" office:value-type="time" office:time-value="PT16H26M00S">
            <text:p>16:26</text:p>
          </table:table-cell>
          <table:table-cell table:style-name="ce4" table:formula="of:=[.$B70]+[.Q$3]" office:value-type="time" office:time-value="PT16H28M00S">
            <text:p>16:28</text:p>
          </table:table-cell>
          <table:table-cell table:style-name="ce4" table:formula="of:=[.$B70]+[.R$3]" office:value-type="time" office:time-value="PT16H41M00S">
            <text:p>16:41</text:p>
          </table:table-cell>
        </table:table-row>
        <table:table-row table:style-name="ro1">
          <table:table-cell table:style-name="ce3" table:formula="of:=[.A70]+2" office:value-type="float" office:value="3126">
            <text:p>3126</text:p>
          </table:table-cell>
          <table:table-cell table:style-name="ce6" office:value-type="time" office:time-value="PT16H01M00S">
            <text:p>16:01</text:p>
          </table:table-cell>
          <table:table-cell table:style-name="ce4" table:formula="of:=[.$B71]+[.C$3]" office:value-type="time" office:time-value="PT16H04M00S">
            <text:p>16:04</text:p>
          </table:table-cell>
          <table:table-cell table:style-name="ce4" table:formula="of:=[.$B71]+[.D$3]" office:value-type="time" office:time-value="PT16H06M00S">
            <text:p>16:06</text:p>
          </table:table-cell>
          <table:table-cell table:style-name="ce4" table:formula="of:=[.$B71]+[.E$3]" office:value-type="time" office:time-value="PT16H08M00S">
            <text:p>16:08</text:p>
          </table:table-cell>
          <table:table-cell table:style-name="ce4" table:formula="of:=[.$B71]+[.F$3]" office:value-type="time" office:time-value="PT16H10M00S">
            <text:p>16:10</text:p>
          </table:table-cell>
          <table:table-cell table:style-name="ce4" table:formula="of:=[.$B71]+[.G$3]" office:value-type="time" office:time-value="PT16H14M00S">
            <text:p>16:14</text:p>
          </table:table-cell>
          <table:table-cell table:style-name="ce4" table:formula="of:=[.$B71]+[.H$3]" office:value-type="time" office:time-value="PT16H17M00S">
            <text:p>16:17</text:p>
          </table:table-cell>
          <table:table-cell table:style-name="ce4" table:formula="of:=[.$B71]+[.I$3]" office:value-type="time" office:time-value="PT16H20M00S">
            <text:p>16:20</text:p>
          </table:table-cell>
          <table:table-cell table:style-name="ce4" table:formula="of:=[.$B71]+[.J$3]" office:value-type="time" office:time-value="PT16H22M00S">
            <text:p>16:22</text:p>
          </table:table-cell>
          <table:table-cell table:style-name="ce4" table:formula="of:=[.$B71]+[.K$3]" office:value-type="time" office:time-value="PT16H24M00S">
            <text:p>16:24</text:p>
          </table:table-cell>
          <table:table-cell table:style-name="ce4" table:formula="of:=[.$B71]+[.L$3]" office:value-type="time" office:time-value="PT16H26M00S">
            <text:p>16:26</text:p>
          </table:table-cell>
          <table:table-cell table:style-name="ce4" table:formula="of:=[.$B71]+[.M$3]" office:value-type="time" office:time-value="PT16H29M00S">
            <text:p>16:29</text:p>
          </table:table-cell>
          <table:table-cell table:style-name="ce4" table:formula="of:=[.$B71]+[.N$3]" office:value-type="time" office:time-value="PT16H31M00S">
            <text:p>16:31</text:p>
          </table:table-cell>
          <table:table-cell table:style-name="ce4" table:formula="of:=[.$B71]+[.O$3]" office:value-type="time" office:time-value="PT16H34M00S">
            <text:p>16:34</text:p>
          </table:table-cell>
          <table:table-cell table:style-name="ce4" table:formula="of:=[.$B71]+[.P$3]" office:value-type="time" office:time-value="PT16H36M00S">
            <text:p>16:36</text:p>
          </table:table-cell>
          <table:table-cell table:style-name="ce4" table:formula="of:=[.$B71]+[.Q$3]" office:value-type="time" office:time-value="PT16H38M00S">
            <text:p>16:38</text:p>
          </table:table-cell>
          <table:table-cell table:style-name="ce4" table:formula="of:=[.$B71]+[.R$3]" office:value-type="time" office:time-value="PT16H51M00S">
            <text:p>16:51</text:p>
          </table:table-cell>
        </table:table-row>
        <table:table-row table:style-name="ro1">
          <table:table-cell table:style-name="ce3" table:formula="of:=[.A71]+2" office:value-type="float" office:value="3128">
            <text:p>3128</text:p>
          </table:table-cell>
          <table:table-cell table:style-name="ce6" office:value-type="time" office:time-value="PT16H11M00S">
            <text:p>16:11</text:p>
          </table:table-cell>
          <table:table-cell table:style-name="ce4" table:formula="of:=[.$B72]+[.C$3]" office:value-type="time" office:time-value="PT16H14M00S">
            <text:p>16:14</text:p>
          </table:table-cell>
          <table:table-cell table:style-name="ce4" table:formula="of:=[.$B72]+[.D$3]" office:value-type="time" office:time-value="PT16H16M00S">
            <text:p>16:16</text:p>
          </table:table-cell>
          <table:table-cell table:style-name="ce4" table:formula="of:=[.$B72]+[.E$3]" office:value-type="time" office:time-value="PT16H18M00S">
            <text:p>16:18</text:p>
          </table:table-cell>
          <table:table-cell table:style-name="ce4" table:formula="of:=[.$B72]+[.F$3]" office:value-type="time" office:time-value="PT16H20M00S">
            <text:p>16:20</text:p>
          </table:table-cell>
          <table:table-cell table:style-name="ce4" table:formula="of:=[.$B72]+[.G$3]" office:value-type="time" office:time-value="PT16H24M00S">
            <text:p>16:24</text:p>
          </table:table-cell>
          <table:table-cell table:style-name="ce4" table:formula="of:=[.$B72]+[.H$3]" office:value-type="time" office:time-value="PT16H27M00S">
            <text:p>16:27</text:p>
          </table:table-cell>
          <table:table-cell table:style-name="ce4" table:formula="of:=[.$B72]+[.I$3]" office:value-type="time" office:time-value="PT16H30M00S">
            <text:p>16:30</text:p>
          </table:table-cell>
          <table:table-cell table:style-name="ce4" table:formula="of:=[.$B72]+[.J$3]" office:value-type="time" office:time-value="PT16H32M00S">
            <text:p>16:32</text:p>
          </table:table-cell>
          <table:table-cell table:style-name="ce4" table:formula="of:=[.$B72]+[.K$3]" office:value-type="time" office:time-value="PT16H34M00S">
            <text:p>16:34</text:p>
          </table:table-cell>
          <table:table-cell table:style-name="ce4" table:formula="of:=[.$B72]+[.L$3]" office:value-type="time" office:time-value="PT16H36M00S">
            <text:p>16:36</text:p>
          </table:table-cell>
          <table:table-cell table:style-name="ce4" table:formula="of:=[.$B72]+[.M$3]" office:value-type="time" office:time-value="PT16H39M00S">
            <text:p>16:39</text:p>
          </table:table-cell>
          <table:table-cell table:style-name="ce4" table:formula="of:=[.$B72]+[.N$3]" office:value-type="time" office:time-value="PT16H41M00S">
            <text:p>16:41</text:p>
          </table:table-cell>
          <table:table-cell table:style-name="ce4" table:formula="of:=[.$B72]+[.O$3]" office:value-type="time" office:time-value="PT16H44M00S">
            <text:p>16:44</text:p>
          </table:table-cell>
          <table:table-cell table:style-name="ce4" table:formula="of:=[.$B72]+[.P$3]" office:value-type="time" office:time-value="PT16H46M00S">
            <text:p>16:46</text:p>
          </table:table-cell>
          <table:table-cell table:style-name="ce4" table:formula="of:=[.$B72]+[.Q$3]" office:value-type="time" office:time-value="PT16H48M00S">
            <text:p>16:48</text:p>
          </table:table-cell>
          <table:table-cell table:style-name="ce4" table:formula="of:=[.$B72]+[.R$3]" office:value-type="time" office:time-value="PT17H01M00S">
            <text:p>17:01</text:p>
          </table:table-cell>
        </table:table-row>
        <table:table-row table:style-name="ro1">
          <table:table-cell table:style-name="ce3" table:formula="of:=[.A72]+2" office:value-type="float" office:value="3130">
            <text:p>3130</text:p>
          </table:table-cell>
          <table:table-cell table:style-name="ce6" office:value-type="time" office:time-value="PT16H20M00S">
            <text:p>16:20</text:p>
          </table:table-cell>
          <table:table-cell table:style-name="ce4" table:formula="of:=[.$B73]+[.C$3]" office:value-type="time" office:time-value="PT16H23M00S">
            <text:p>16:23</text:p>
          </table:table-cell>
          <table:table-cell table:style-name="ce4" table:formula="of:=[.$B73]+[.D$3]" office:value-type="time" office:time-value="PT16H25M00S">
            <text:p>16:25</text:p>
          </table:table-cell>
          <table:table-cell table:style-name="ce4" table:formula="of:=[.$B73]+[.E$3]" office:value-type="time" office:time-value="PT16H27M00S">
            <text:p>16:27</text:p>
          </table:table-cell>
          <table:table-cell table:style-name="ce4" table:formula="of:=[.$B73]+[.F$3]" office:value-type="time" office:time-value="PT16H29M00S">
            <text:p>16:29</text:p>
          </table:table-cell>
          <table:table-cell table:style-name="ce4" table:formula="of:=[.$B73]+[.G$3]" office:value-type="time" office:time-value="PT16H33M00S">
            <text:p>16:33</text:p>
          </table:table-cell>
          <table:table-cell table:style-name="ce4" table:formula="of:=[.$B73]+[.H$3]" office:value-type="time" office:time-value="PT16H36M00S">
            <text:p>16:36</text:p>
          </table:table-cell>
          <table:table-cell table:style-name="ce4" table:formula="of:=[.$B73]+[.I$3]" office:value-type="time" office:time-value="PT16H39M00S">
            <text:p>16:39</text:p>
          </table:table-cell>
          <table:table-cell table:style-name="ce4" table:formula="of:=[.$B73]+[.J$3]" office:value-type="time" office:time-value="PT16H41M00S">
            <text:p>16:41</text:p>
          </table:table-cell>
          <table:table-cell table:style-name="ce4" table:formula="of:=[.$B73]+[.K$3]" office:value-type="time" office:time-value="PT16H43M00S">
            <text:p>16:43</text:p>
          </table:table-cell>
          <table:table-cell table:style-name="ce4" table:formula="of:=[.$B73]+[.L$3]" office:value-type="time" office:time-value="PT16H45M00S">
            <text:p>16:45</text:p>
          </table:table-cell>
          <table:table-cell table:style-name="ce4" table:formula="of:=[.$B73]+[.M$3]" office:value-type="time" office:time-value="PT16H48M00S">
            <text:p>16:48</text:p>
          </table:table-cell>
          <table:table-cell table:style-name="ce4" table:formula="of:=[.$B73]+[.N$3]" office:value-type="time" office:time-value="PT16H50M00S">
            <text:p>16:50</text:p>
          </table:table-cell>
          <table:table-cell table:style-name="ce4" table:formula="of:=[.$B73]+[.O$3]" office:value-type="time" office:time-value="PT16H53M00S">
            <text:p>16:53</text:p>
          </table:table-cell>
          <table:table-cell table:style-name="ce4" table:formula="of:=[.$B73]+[.P$3]" office:value-type="time" office:time-value="PT16H55M00S">
            <text:p>16:55</text:p>
          </table:table-cell>
          <table:table-cell table:style-name="ce4" table:formula="of:=[.$B73]+[.Q$3]" office:value-type="time" office:time-value="PT16H57M00S">
            <text:p>16:57</text:p>
          </table:table-cell>
          <table:table-cell table:style-name="ce4" table:formula="of:=[.$B73]+[.R$3]" office:value-type="time" office:time-value="PT17H10M00S">
            <text:p>17:10</text:p>
          </table:table-cell>
        </table:table-row>
        <table:table-row table:style-name="ro1">
          <table:table-cell table:style-name="ce3" table:formula="of:=[.A73]+2" office:value-type="float" office:value="3132">
            <text:p>3132</text:p>
          </table:table-cell>
          <table:table-cell table:style-name="ce6" office:value-type="time" office:time-value="PT16H30M00S">
            <text:p>16:30</text:p>
          </table:table-cell>
          <table:table-cell table:style-name="ce4" table:formula="of:=[.$B74]+[.C$3]" office:value-type="time" office:time-value="PT16H33M00S">
            <text:p>16:33</text:p>
          </table:table-cell>
          <table:table-cell table:style-name="ce4" table:formula="of:=[.$B74]+[.D$3]" office:value-type="time" office:time-value="PT16H35M00S">
            <text:p>16:35</text:p>
          </table:table-cell>
          <table:table-cell table:style-name="ce4" table:formula="of:=[.$B74]+[.E$3]" office:value-type="time" office:time-value="PT16H37M00S">
            <text:p>16:37</text:p>
          </table:table-cell>
          <table:table-cell table:style-name="ce4" table:formula="of:=[.$B74]+[.F$3]" office:value-type="time" office:time-value="PT16H39M00S">
            <text:p>16:39</text:p>
          </table:table-cell>
          <table:table-cell table:style-name="ce4" table:formula="of:=[.$B74]+[.G$3]" office:value-type="time" office:time-value="PT16H43M00S">
            <text:p>16:43</text:p>
          </table:table-cell>
          <table:table-cell table:style-name="ce4" table:formula="of:=[.$B74]+[.H$3]" office:value-type="time" office:time-value="PT16H46M00S">
            <text:p>16:46</text:p>
          </table:table-cell>
          <table:table-cell table:style-name="ce4" table:formula="of:=[.$B74]+[.I$3]" office:value-type="time" office:time-value="PT16H49M00S">
            <text:p>16:49</text:p>
          </table:table-cell>
          <table:table-cell table:style-name="ce4" table:formula="of:=[.$B74]+[.J$3]" office:value-type="time" office:time-value="PT16H51M00S">
            <text:p>16:51</text:p>
          </table:table-cell>
          <table:table-cell table:style-name="ce4" table:formula="of:=[.$B74]+[.K$3]" office:value-type="time" office:time-value="PT16H53M00S">
            <text:p>16:53</text:p>
          </table:table-cell>
          <table:table-cell table:style-name="ce4" table:formula="of:=[.$B74]+[.L$3]" office:value-type="time" office:time-value="PT16H55M00S">
            <text:p>16:55</text:p>
          </table:table-cell>
          <table:table-cell table:style-name="ce4" table:formula="of:=[.$B74]+[.M$3]" office:value-type="time" office:time-value="PT16H58M00S">
            <text:p>16:58</text:p>
          </table:table-cell>
          <table:table-cell table:style-name="ce4" table:formula="of:=[.$B74]+[.N$3]" office:value-type="time" office:time-value="PT17H00M00S">
            <text:p>17:00</text:p>
          </table:table-cell>
          <table:table-cell table:style-name="ce4" table:formula="of:=[.$B74]+[.O$3]" office:value-type="time" office:time-value="PT17H03M00S">
            <text:p>17:03</text:p>
          </table:table-cell>
          <table:table-cell table:style-name="ce4" table:formula="of:=[.$B74]+[.P$3]" office:value-type="time" office:time-value="PT17H05M00S">
            <text:p>17:05</text:p>
          </table:table-cell>
          <table:table-cell table:style-name="ce4" table:formula="of:=[.$B74]+[.Q$3]" office:value-type="time" office:time-value="PT17H07M00S">
            <text:p>17:07</text:p>
          </table:table-cell>
          <table:table-cell table:style-name="ce4" table:formula="of:=[.$B74]+[.R$3]" office:value-type="time" office:time-value="PT17H20M00S">
            <text:p>17:20</text:p>
          </table:table-cell>
        </table:table-row>
        <table:table-row table:style-name="ro1">
          <table:table-cell table:style-name="ce3" table:formula="of:=[.A74]+2" office:value-type="float" office:value="3134">
            <text:p>3134</text:p>
          </table:table-cell>
          <table:table-cell table:style-name="ce6" office:value-type="time" office:time-value="PT16H40M00S">
            <text:p>16:40</text:p>
          </table:table-cell>
          <table:table-cell table:style-name="ce4" table:formula="of:=[.$B75]+[.C$3]" office:value-type="time" office:time-value="PT16H43M00S">
            <text:p>16:43</text:p>
          </table:table-cell>
          <table:table-cell table:style-name="ce4" table:formula="of:=[.$B75]+[.D$3]" office:value-type="time" office:time-value="PT16H45M00S">
            <text:p>16:45</text:p>
          </table:table-cell>
          <table:table-cell table:style-name="ce4" table:formula="of:=[.$B75]+[.E$3]" office:value-type="time" office:time-value="PT16H47M00S">
            <text:p>16:47</text:p>
          </table:table-cell>
          <table:table-cell table:style-name="ce4" table:formula="of:=[.$B75]+[.F$3]" office:value-type="time" office:time-value="PT16H49M00S">
            <text:p>16:49</text:p>
          </table:table-cell>
          <table:table-cell table:style-name="ce4" table:formula="of:=[.$B75]+[.G$3]" office:value-type="time" office:time-value="PT16H53M00S">
            <text:p>16:53</text:p>
          </table:table-cell>
          <table:table-cell table:style-name="ce4" table:formula="of:=[.$B75]+[.H$3]" office:value-type="time" office:time-value="PT16H56M00S">
            <text:p>16:56</text:p>
          </table:table-cell>
          <table:table-cell table:style-name="ce4" table:formula="of:=[.$B75]+[.I$3]" office:value-type="time" office:time-value="PT16H59M00S">
            <text:p>16:59</text:p>
          </table:table-cell>
          <table:table-cell table:style-name="ce4" table:formula="of:=[.$B75]+[.J$3]" office:value-type="time" office:time-value="PT17H01M00S">
            <text:p>17:01</text:p>
          </table:table-cell>
          <table:table-cell table:style-name="ce4" table:formula="of:=[.$B75]+[.K$3]" office:value-type="time" office:time-value="PT17H03M00S">
            <text:p>17:03</text:p>
          </table:table-cell>
          <table:table-cell table:style-name="ce4" table:formula="of:=[.$B75]+[.L$3]" office:value-type="time" office:time-value="PT17H05M00S">
            <text:p>17:05</text:p>
          </table:table-cell>
          <table:table-cell table:style-name="ce4" table:formula="of:=[.$B75]+[.M$3]" office:value-type="time" office:time-value="PT17H08M00S">
            <text:p>17:08</text:p>
          </table:table-cell>
          <table:table-cell table:style-name="ce4" table:formula="of:=[.$B75]+[.N$3]" office:value-type="time" office:time-value="PT17H10M00S">
            <text:p>17:10</text:p>
          </table:table-cell>
          <table:table-cell table:style-name="ce4" table:formula="of:=[.$B75]+[.O$3]" office:value-type="time" office:time-value="PT17H13M00S">
            <text:p>17:13</text:p>
          </table:table-cell>
          <table:table-cell table:style-name="ce4" table:formula="of:=[.$B75]+[.P$3]" office:value-type="time" office:time-value="PT17H15M00S">
            <text:p>17:15</text:p>
          </table:table-cell>
          <table:table-cell table:style-name="ce4" table:formula="of:=[.$B75]+[.Q$3]" office:value-type="time" office:time-value="PT17H17M00S">
            <text:p>17:17</text:p>
          </table:table-cell>
          <table:table-cell table:style-name="ce4" table:formula="of:=[.$B75]+[.R$3]" office:value-type="time" office:time-value="PT17H30M00S">
            <text:p>17:30</text:p>
          </table:table-cell>
        </table:table-row>
        <table:table-row table:style-name="ro1">
          <table:table-cell table:style-name="ce3" table:formula="of:=[.A75]+2" office:value-type="float" office:value="3136">
            <text:p>3136</text:p>
          </table:table-cell>
          <table:table-cell table:style-name="ce6" office:value-type="time" office:time-value="PT16H49M00S">
            <text:p>16:49</text:p>
          </table:table-cell>
          <table:table-cell table:style-name="ce4" table:formula="of:=[.$B76]+[.C$3]" office:value-type="time" office:time-value="PT16H52M00S">
            <text:p>16:52</text:p>
          </table:table-cell>
          <table:table-cell table:style-name="ce4" table:formula="of:=[.$B76]+[.D$3]" office:value-type="time" office:time-value="PT16H54M00S">
            <text:p>16:54</text:p>
          </table:table-cell>
          <table:table-cell table:style-name="ce4" table:formula="of:=[.$B76]+[.E$3]" office:value-type="time" office:time-value="PT16H56M00S">
            <text:p>16:56</text:p>
          </table:table-cell>
          <table:table-cell table:style-name="ce4" table:formula="of:=[.$B76]+[.F$3]" office:value-type="time" office:time-value="PT16H58M00S">
            <text:p>16:58</text:p>
          </table:table-cell>
          <table:table-cell table:style-name="ce4" table:formula="of:=[.$B76]+[.G$3]" office:value-type="time" office:time-value="PT17H02M00S">
            <text:p>17:02</text:p>
          </table:table-cell>
          <table:table-cell table:style-name="ce4" table:formula="of:=[.$B76]+[.H$3]" office:value-type="time" office:time-value="PT17H05M00S">
            <text:p>17:05</text:p>
          </table:table-cell>
          <table:table-cell table:style-name="ce4" table:formula="of:=[.$B76]+[.I$3]" office:value-type="time" office:time-value="PT17H08M00S">
            <text:p>17:08</text:p>
          </table:table-cell>
          <table:table-cell table:style-name="ce4" table:formula="of:=[.$B76]+[.J$3]" office:value-type="time" office:time-value="PT17H10M00S">
            <text:p>17:10</text:p>
          </table:table-cell>
          <table:table-cell table:style-name="ce4" table:formula="of:=[.$B76]+[.K$3]" office:value-type="time" office:time-value="PT17H12M00S">
            <text:p>17:12</text:p>
          </table:table-cell>
          <table:table-cell table:style-name="ce4" table:formula="of:=[.$B76]+[.L$3]" office:value-type="time" office:time-value="PT17H14M00S">
            <text:p>17:14</text:p>
          </table:table-cell>
          <table:table-cell table:style-name="ce4" table:formula="of:=[.$B76]+[.M$3]" office:value-type="time" office:time-value="PT17H17M00S">
            <text:p>17:17</text:p>
          </table:table-cell>
          <table:table-cell table:style-name="ce4" table:formula="of:=[.$B76]+[.N$3]" office:value-type="time" office:time-value="PT17H19M00S">
            <text:p>17:19</text:p>
          </table:table-cell>
          <table:table-cell table:style-name="ce4" table:formula="of:=[.$B76]+[.O$3]" office:value-type="time" office:time-value="PT17H22M00S">
            <text:p>17:22</text:p>
          </table:table-cell>
          <table:table-cell table:style-name="ce4" table:formula="of:=[.$B76]+[.P$3]" office:value-type="time" office:time-value="PT17H24M00S">
            <text:p>17:24</text:p>
          </table:table-cell>
          <table:table-cell table:style-name="ce4" table:formula="of:=[.$B76]+[.Q$3]" office:value-type="time" office:time-value="PT17H26M00S">
            <text:p>17:26</text:p>
          </table:table-cell>
          <table:table-cell table:style-name="ce4" table:formula="of:=[.$B76]+[.R$3]" office:value-type="time" office:time-value="PT17H39M00S">
            <text:p>17:39</text:p>
          </table:table-cell>
        </table:table-row>
        <table:table-row table:style-name="ro1">
          <table:table-cell table:style-name="ce3" table:formula="of:=[.A76]+2" office:value-type="float" office:value="3138">
            <text:p>3138</text:p>
          </table:table-cell>
          <table:table-cell table:style-name="ce6" office:value-type="time" office:time-value="PT16H59M00S">
            <text:p>16:59</text:p>
          </table:table-cell>
          <table:table-cell table:style-name="ce4" table:formula="of:=[.$B77]+[.C$3]" office:value-type="time" office:time-value="PT17H02M00S">
            <text:p>17:02</text:p>
          </table:table-cell>
          <table:table-cell table:style-name="ce4" table:formula="of:=[.$B77]+[.D$3]" office:value-type="time" office:time-value="PT17H04M00S">
            <text:p>17:04</text:p>
          </table:table-cell>
          <table:table-cell table:style-name="ce4" table:formula="of:=[.$B77]+[.E$3]" office:value-type="time" office:time-value="PT17H06M00S">
            <text:p>17:06</text:p>
          </table:table-cell>
          <table:table-cell table:style-name="ce4" table:formula="of:=[.$B77]+[.F$3]" office:value-type="time" office:time-value="PT17H08M00S">
            <text:p>17:08</text:p>
          </table:table-cell>
          <table:table-cell table:style-name="ce4" table:formula="of:=[.$B77]+[.G$3]" office:value-type="time" office:time-value="PT17H12M00S">
            <text:p>17:12</text:p>
          </table:table-cell>
          <table:table-cell table:style-name="ce4" table:formula="of:=[.$B77]+[.H$3]" office:value-type="time" office:time-value="PT17H15M00S">
            <text:p>17:15</text:p>
          </table:table-cell>
          <table:table-cell table:style-name="ce4" table:formula="of:=[.$B77]+[.I$3]" office:value-type="time" office:time-value="PT17H18M00S">
            <text:p>17:18</text:p>
          </table:table-cell>
          <table:table-cell table:style-name="ce4" table:formula="of:=[.$B77]+[.J$3]" office:value-type="time" office:time-value="PT17H20M00S">
            <text:p>17:20</text:p>
          </table:table-cell>
          <table:table-cell table:style-name="ce4" table:formula="of:=[.$B77]+[.K$3]" office:value-type="time" office:time-value="PT17H22M00S">
            <text:p>17:22</text:p>
          </table:table-cell>
          <table:table-cell table:style-name="ce4" table:formula="of:=[.$B77]+[.L$3]" office:value-type="time" office:time-value="PT17H24M00S">
            <text:p>17:24</text:p>
          </table:table-cell>
          <table:table-cell table:style-name="ce4" table:formula="of:=[.$B77]+[.M$3]" office:value-type="time" office:time-value="PT17H27M00S">
            <text:p>17:27</text:p>
          </table:table-cell>
          <table:table-cell table:style-name="ce4" table:formula="of:=[.$B77]+[.N$3]" office:value-type="time" office:time-value="PT17H29M00S">
            <text:p>17:29</text:p>
          </table:table-cell>
          <table:table-cell table:style-name="ce4" table:formula="of:=[.$B77]+[.O$3]" office:value-type="time" office:time-value="PT17H32M00S">
            <text:p>17:32</text:p>
          </table:table-cell>
          <table:table-cell table:style-name="ce4" table:formula="of:=[.$B77]+[.P$3]" office:value-type="time" office:time-value="PT17H34M00S">
            <text:p>17:34</text:p>
          </table:table-cell>
          <table:table-cell table:style-name="ce4" table:formula="of:=[.$B77]+[.Q$3]" office:value-type="time" office:time-value="PT17H36M00S">
            <text:p>17:36</text:p>
          </table:table-cell>
          <table:table-cell table:style-name="ce4" table:formula="of:=[.$B77]+[.R$3]" office:value-type="time" office:time-value="PT17H49M00S">
            <text:p>17:49</text:p>
          </table:table-cell>
        </table:table-row>
        <table:table-row table:style-name="ro1">
          <table:table-cell table:style-name="ce3" table:formula="of:=[.A77]+2" office:value-type="float" office:value="3140">
            <text:p>3140</text:p>
          </table:table-cell>
          <table:table-cell table:style-name="ce6" office:value-type="time" office:time-value="PT17H09M00S">
            <text:p>17:09</text:p>
          </table:table-cell>
          <table:table-cell table:style-name="ce4" table:formula="of:=[.$B78]+[.C$3]" office:value-type="time" office:time-value="PT17H12M00S">
            <text:p>17:12</text:p>
          </table:table-cell>
          <table:table-cell table:style-name="ce4" table:formula="of:=[.$B78]+[.D$3]" office:value-type="time" office:time-value="PT17H14M00S">
            <text:p>17:14</text:p>
          </table:table-cell>
          <table:table-cell table:style-name="ce4" table:formula="of:=[.$B78]+[.E$3]" office:value-type="time" office:time-value="PT17H16M00S">
            <text:p>17:16</text:p>
          </table:table-cell>
          <table:table-cell table:style-name="ce4" table:formula="of:=[.$B78]+[.F$3]" office:value-type="time" office:time-value="PT17H18M00S">
            <text:p>17:18</text:p>
          </table:table-cell>
          <table:table-cell table:style-name="ce4" table:formula="of:=[.$B78]+[.G$3]" office:value-type="time" office:time-value="PT17H22M00S">
            <text:p>17:22</text:p>
          </table:table-cell>
          <table:table-cell table:style-name="ce4" table:formula="of:=[.$B78]+[.H$3]" office:value-type="time" office:time-value="PT17H25M00S">
            <text:p>17:25</text:p>
          </table:table-cell>
          <table:table-cell table:style-name="ce4" table:formula="of:=[.$B78]+[.I$3]" office:value-type="time" office:time-value="PT17H28M00S">
            <text:p>17:28</text:p>
          </table:table-cell>
          <table:table-cell table:style-name="ce4" table:formula="of:=[.$B78]+[.J$3]" office:value-type="time" office:time-value="PT17H30M00S">
            <text:p>17:30</text:p>
          </table:table-cell>
          <table:table-cell table:style-name="ce4" table:formula="of:=[.$B78]+[.K$3]" office:value-type="time" office:time-value="PT17H32M00S">
            <text:p>17:32</text:p>
          </table:table-cell>
          <table:table-cell table:style-name="ce4" table:formula="of:=[.$B78]+[.L$3]" office:value-type="time" office:time-value="PT17H34M00S">
            <text:p>17:34</text:p>
          </table:table-cell>
          <table:table-cell table:style-name="ce4" table:formula="of:=[.$B78]+[.M$3]" office:value-type="time" office:time-value="PT17H37M00S">
            <text:p>17:37</text:p>
          </table:table-cell>
          <table:table-cell table:style-name="ce4" table:formula="of:=[.$B78]+[.N$3]" office:value-type="time" office:time-value="PT17H39M00S">
            <text:p>17:39</text:p>
          </table:table-cell>
          <table:table-cell table:style-name="ce4" table:formula="of:=[.$B78]+[.O$3]" office:value-type="time" office:time-value="PT17H42M00S">
            <text:p>17:42</text:p>
          </table:table-cell>
          <table:table-cell table:style-name="ce4" table:formula="of:=[.$B78]+[.P$3]" office:value-type="time" office:time-value="PT17H44M00S">
            <text:p>17:44</text:p>
          </table:table-cell>
          <table:table-cell table:style-name="ce4" table:formula="of:=[.$B78]+[.Q$3]" office:value-type="time" office:time-value="PT17H46M00S">
            <text:p>17:46</text:p>
          </table:table-cell>
          <table:table-cell table:style-name="ce4" table:formula="of:=[.$B78]+[.R$3]" office:value-type="time" office:time-value="PT17H59M00S">
            <text:p>17:59</text:p>
          </table:table-cell>
        </table:table-row>
        <table:table-row table:style-name="ro1">
          <table:table-cell table:style-name="ce3" table:formula="of:=[.A78]+2" office:value-type="float" office:value="3142">
            <text:p>3142</text:p>
          </table:table-cell>
          <table:table-cell table:style-name="ce6" office:value-type="time" office:time-value="PT17H18M00S">
            <text:p>17:18</text:p>
          </table:table-cell>
          <table:table-cell table:style-name="ce4" table:formula="of:=[.$B79]+[.C$3]" office:value-type="time" office:time-value="PT17H21M00S">
            <text:p>17:21</text:p>
          </table:table-cell>
          <table:table-cell table:style-name="ce4" table:formula="of:=[.$B79]+[.D$3]" office:value-type="time" office:time-value="PT17H23M00S">
            <text:p>17:23</text:p>
          </table:table-cell>
          <table:table-cell table:style-name="ce4" table:formula="of:=[.$B79]+[.E$3]" office:value-type="time" office:time-value="PT17H25M00S">
            <text:p>17:25</text:p>
          </table:table-cell>
          <table:table-cell table:style-name="ce4" table:formula="of:=[.$B79]+[.F$3]" office:value-type="time" office:time-value="PT17H27M00S">
            <text:p>17:27</text:p>
          </table:table-cell>
          <table:table-cell table:style-name="ce4" table:formula="of:=[.$B79]+[.G$3]" office:value-type="time" office:time-value="PT17H31M00S">
            <text:p>17:31</text:p>
          </table:table-cell>
          <table:table-cell table:style-name="ce4" table:formula="of:=[.$B79]+[.H$3]" office:value-type="time" office:time-value="PT17H34M00S">
            <text:p>17:34</text:p>
          </table:table-cell>
          <table:table-cell table:style-name="ce4" table:formula="of:=[.$B79]+[.I$3]" office:value-type="time" office:time-value="PT17H37M00S">
            <text:p>17:37</text:p>
          </table:table-cell>
          <table:table-cell table:style-name="ce4" table:formula="of:=[.$B79]+[.J$3]" office:value-type="time" office:time-value="PT17H39M00S">
            <text:p>17:39</text:p>
          </table:table-cell>
          <table:table-cell table:style-name="ce4" table:formula="of:=[.$B79]+[.K$3]" office:value-type="time" office:time-value="PT17H41M00S">
            <text:p>17:41</text:p>
          </table:table-cell>
          <table:table-cell table:style-name="ce4" table:formula="of:=[.$B79]+[.L$3]" office:value-type="time" office:time-value="PT17H43M00S">
            <text:p>17:43</text:p>
          </table:table-cell>
          <table:table-cell table:style-name="ce4" table:formula="of:=[.$B79]+[.M$3]" office:value-type="time" office:time-value="PT17H46M00S">
            <text:p>17:46</text:p>
          </table:table-cell>
          <table:table-cell table:style-name="ce4" table:formula="of:=[.$B79]+[.N$3]" office:value-type="time" office:time-value="PT17H48M00S">
            <text:p>17:48</text:p>
          </table:table-cell>
          <table:table-cell table:style-name="ce4" table:formula="of:=[.$B79]+[.O$3]" office:value-type="time" office:time-value="PT17H51M00S">
            <text:p>17:51</text:p>
          </table:table-cell>
          <table:table-cell table:style-name="ce4" table:formula="of:=[.$B79]+[.P$3]" office:value-type="time" office:time-value="PT17H53M00S">
            <text:p>17:53</text:p>
          </table:table-cell>
          <table:table-cell table:style-name="ce4" table:formula="of:=[.$B79]+[.Q$3]" office:value-type="time" office:time-value="PT17H55M00S">
            <text:p>17:55</text:p>
          </table:table-cell>
          <table:table-cell table:style-name="ce4" table:formula="of:=[.$B79]+[.R$3]" office:value-type="time" office:time-value="PT18H08M00S">
            <text:p>18:08</text:p>
          </table:table-cell>
        </table:table-row>
        <table:table-row table:style-name="ro1">
          <table:table-cell table:style-name="ce3" table:formula="of:=[.A79]+2" office:value-type="float" office:value="3144">
            <text:p>3144</text:p>
          </table:table-cell>
          <table:table-cell table:style-name="ce6" office:value-type="time" office:time-value="PT17H28M00S">
            <text:p>17:28</text:p>
          </table:table-cell>
          <table:table-cell table:style-name="ce4" table:formula="of:=[.$B80]+[.C$3]" office:value-type="time" office:time-value="PT17H31M00S">
            <text:p>17:31</text:p>
          </table:table-cell>
          <table:table-cell table:style-name="ce4" table:formula="of:=[.$B80]+[.D$3]" office:value-type="time" office:time-value="PT17H33M00S">
            <text:p>17:33</text:p>
          </table:table-cell>
          <table:table-cell table:style-name="ce4" table:formula="of:=[.$B80]+[.E$3]" office:value-type="time" office:time-value="PT17H35M00S">
            <text:p>17:35</text:p>
          </table:table-cell>
          <table:table-cell table:style-name="ce4" table:formula="of:=[.$B80]+[.F$3]" office:value-type="time" office:time-value="PT17H37M00S">
            <text:p>17:37</text:p>
          </table:table-cell>
          <table:table-cell table:style-name="ce4" table:formula="of:=[.$B80]+[.G$3]" office:value-type="time" office:time-value="PT17H41M00S">
            <text:p>17:41</text:p>
          </table:table-cell>
          <table:table-cell table:style-name="ce4" table:formula="of:=[.$B80]+[.H$3]" office:value-type="time" office:time-value="PT17H44M00S">
            <text:p>17:44</text:p>
          </table:table-cell>
          <table:table-cell table:style-name="ce4" table:formula="of:=[.$B80]+[.I$3]" office:value-type="time" office:time-value="PT17H47M00S">
            <text:p>17:47</text:p>
          </table:table-cell>
          <table:table-cell table:style-name="ce4" table:formula="of:=[.$B80]+[.J$3]" office:value-type="time" office:time-value="PT17H49M00S">
            <text:p>17:49</text:p>
          </table:table-cell>
          <table:table-cell table:style-name="ce4" table:formula="of:=[.$B80]+[.K$3]" office:value-type="time" office:time-value="PT17H51M00S">
            <text:p>17:51</text:p>
          </table:table-cell>
          <table:table-cell table:style-name="ce4" table:formula="of:=[.$B80]+[.L$3]" office:value-type="time" office:time-value="PT17H53M00S">
            <text:p>17:53</text:p>
          </table:table-cell>
          <table:table-cell table:style-name="ce4" table:formula="of:=[.$B80]+[.M$3]" office:value-type="time" office:time-value="PT17H56M00S">
            <text:p>17:56</text:p>
          </table:table-cell>
          <table:table-cell table:style-name="ce4" table:formula="of:=[.$B80]+[.N$3]" office:value-type="time" office:time-value="PT17H58M00S">
            <text:p>17:58</text:p>
          </table:table-cell>
          <table:table-cell table:style-name="ce4" table:formula="of:=[.$B80]+[.O$3]" office:value-type="time" office:time-value="PT18H01M00S">
            <text:p>18:01</text:p>
          </table:table-cell>
          <table:table-cell table:style-name="ce4" table:formula="of:=[.$B80]+[.P$3]" office:value-type="time" office:time-value="PT18H03M00S">
            <text:p>18:03</text:p>
          </table:table-cell>
          <table:table-cell table:style-name="ce4" table:formula="of:=[.$B80]+[.Q$3]" office:value-type="time" office:time-value="PT18H05M00S">
            <text:p>18:05</text:p>
          </table:table-cell>
          <table:table-cell table:style-name="ce4" table:formula="of:=[.$B80]+[.R$3]" office:value-type="time" office:time-value="PT18H18M00S">
            <text:p>18:18</text:p>
          </table:table-cell>
        </table:table-row>
        <table:table-row table:style-name="ro1">
          <table:table-cell table:style-name="ce3" table:formula="of:=[.A80]+2" office:value-type="float" office:value="3146">
            <text:p>3146</text:p>
          </table:table-cell>
          <table:table-cell table:style-name="ce6" office:value-type="time" office:time-value="PT17H38M00S">
            <text:p>17:38</text:p>
          </table:table-cell>
          <table:table-cell table:style-name="ce4" table:formula="of:=[.$B81]+[.C$3]" office:value-type="time" office:time-value="PT17H41M00S">
            <text:p>17:41</text:p>
          </table:table-cell>
          <table:table-cell table:style-name="ce4" table:formula="of:=[.$B81]+[.D$3]" office:value-type="time" office:time-value="PT17H43M00S">
            <text:p>17:43</text:p>
          </table:table-cell>
          <table:table-cell table:style-name="ce4" table:formula="of:=[.$B81]+[.E$3]" office:value-type="time" office:time-value="PT17H45M00S">
            <text:p>17:45</text:p>
          </table:table-cell>
          <table:table-cell table:style-name="ce4" table:formula="of:=[.$B81]+[.F$3]" office:value-type="time" office:time-value="PT17H47M00S">
            <text:p>17:47</text:p>
          </table:table-cell>
          <table:table-cell table:style-name="ce4" table:formula="of:=[.$B81]+[.G$3]" office:value-type="time" office:time-value="PT17H51M00S">
            <text:p>17:51</text:p>
          </table:table-cell>
          <table:table-cell table:style-name="ce4" table:formula="of:=[.$B81]+[.H$3]" office:value-type="time" office:time-value="PT17H54M00S">
            <text:p>17:54</text:p>
          </table:table-cell>
          <table:table-cell table:style-name="ce4" table:formula="of:=[.$B81]+[.I$3]" office:value-type="time" office:time-value="PT17H57M00S">
            <text:p>17:57</text:p>
          </table:table-cell>
          <table:table-cell table:style-name="ce4" table:formula="of:=[.$B81]+[.J$3]" office:value-type="time" office:time-value="PT17H59M00S">
            <text:p>17:59</text:p>
          </table:table-cell>
          <table:table-cell table:style-name="ce4" table:formula="of:=[.$B81]+[.K$3]" office:value-type="time" office:time-value="PT18H01M00S">
            <text:p>18:01</text:p>
          </table:table-cell>
          <table:table-cell table:style-name="ce4" table:formula="of:=[.$B81]+[.L$3]" office:value-type="time" office:time-value="PT18H03M00S">
            <text:p>18:03</text:p>
          </table:table-cell>
          <table:table-cell table:style-name="ce4" table:formula="of:=[.$B81]+[.M$3]" office:value-type="time" office:time-value="PT18H06M00S">
            <text:p>18:06</text:p>
          </table:table-cell>
          <table:table-cell table:style-name="ce4" table:formula="of:=[.$B81]+[.N$3]" office:value-type="time" office:time-value="PT18H08M00S">
            <text:p>18:08</text:p>
          </table:table-cell>
          <table:table-cell table:style-name="ce4" table:formula="of:=[.$B81]+[.O$3]" office:value-type="time" office:time-value="PT18H11M00S">
            <text:p>18:11</text:p>
          </table:table-cell>
          <table:table-cell table:style-name="ce4" table:formula="of:=[.$B81]+[.P$3]" office:value-type="time" office:time-value="PT18H13M00S">
            <text:p>18:13</text:p>
          </table:table-cell>
          <table:table-cell table:style-name="ce4" table:formula="of:=[.$B81]+[.Q$3]" office:value-type="time" office:time-value="PT18H15M00S">
            <text:p>18:15</text:p>
          </table:table-cell>
          <table:table-cell table:style-name="ce4" table:formula="of:=[.$B81]+[.R$3]" office:value-type="time" office:time-value="PT18H28M00S">
            <text:p>18:28</text:p>
          </table:table-cell>
        </table:table-row>
        <table:table-row table:style-name="ro1">
          <table:table-cell table:style-name="ce3" table:formula="of:=[.A81]+2" office:value-type="float" office:value="3148">
            <text:p>3148</text:p>
          </table:table-cell>
          <table:table-cell table:style-name="ce6" office:value-type="time" office:time-value="PT17H47M00S">
            <text:p>17:47</text:p>
          </table:table-cell>
          <table:table-cell table:style-name="ce4" table:formula="of:=[.$B82]+[.C$3]" office:value-type="time" office:time-value="PT17H50M00S">
            <text:p>17:50</text:p>
          </table:table-cell>
          <table:table-cell table:style-name="ce4" table:formula="of:=[.$B82]+[.D$3]" office:value-type="time" office:time-value="PT17H52M00S">
            <text:p>17:52</text:p>
          </table:table-cell>
          <table:table-cell table:style-name="ce4" table:formula="of:=[.$B82]+[.E$3]" office:value-type="time" office:time-value="PT17H54M00S">
            <text:p>17:54</text:p>
          </table:table-cell>
          <table:table-cell table:style-name="ce4" table:formula="of:=[.$B82]+[.F$3]" office:value-type="time" office:time-value="PT17H56M00S">
            <text:p>17:56</text:p>
          </table:table-cell>
          <table:table-cell table:style-name="ce4" table:formula="of:=[.$B82]+[.G$3]" office:value-type="time" office:time-value="PT18H00M00S">
            <text:p>18:00</text:p>
          </table:table-cell>
          <table:table-cell table:style-name="ce4" table:formula="of:=[.$B82]+[.H$3]" office:value-type="time" office:time-value="PT18H03M00S">
            <text:p>18:03</text:p>
          </table:table-cell>
          <table:table-cell table:style-name="ce4" table:formula="of:=[.$B82]+[.I$3]" office:value-type="time" office:time-value="PT18H06M00S">
            <text:p>18:06</text:p>
          </table:table-cell>
          <table:table-cell table:style-name="ce4" table:formula="of:=[.$B82]+[.J$3]" office:value-type="time" office:time-value="PT18H08M00S">
            <text:p>18:08</text:p>
          </table:table-cell>
          <table:table-cell table:style-name="ce4" table:formula="of:=[.$B82]+[.K$3]" office:value-type="time" office:time-value="PT18H10M00S">
            <text:p>18:10</text:p>
          </table:table-cell>
          <table:table-cell table:style-name="ce4" table:formula="of:=[.$B82]+[.L$3]" office:value-type="time" office:time-value="PT18H12M00S">
            <text:p>18:12</text:p>
          </table:table-cell>
          <table:table-cell table:style-name="ce4" table:formula="of:=[.$B82]+[.M$3]" office:value-type="time" office:time-value="PT18H15M00S">
            <text:p>18:15</text:p>
          </table:table-cell>
          <table:table-cell table:style-name="ce4" table:formula="of:=[.$B82]+[.N$3]" office:value-type="time" office:time-value="PT18H17M00S">
            <text:p>18:17</text:p>
          </table:table-cell>
          <table:table-cell table:style-name="ce4" table:formula="of:=[.$B82]+[.O$3]" office:value-type="time" office:time-value="PT18H20M00S">
            <text:p>18:20</text:p>
          </table:table-cell>
          <table:table-cell table:style-name="ce4" table:formula="of:=[.$B82]+[.P$3]" office:value-type="time" office:time-value="PT18H22M00S">
            <text:p>18:22</text:p>
          </table:table-cell>
          <table:table-cell table:style-name="ce4" table:formula="of:=[.$B82]+[.Q$3]" office:value-type="time" office:time-value="PT18H24M00S">
            <text:p>18:24</text:p>
          </table:table-cell>
          <table:table-cell table:style-name="ce4" table:formula="of:=[.$B82]+[.R$3]" office:value-type="time" office:time-value="PT18H37M00S">
            <text:p>18:37</text:p>
          </table:table-cell>
        </table:table-row>
        <table:table-row table:style-name="ro1">
          <table:table-cell table:style-name="ce3" table:formula="of:=[.A82]+2" office:value-type="float" office:value="3150">
            <text:p>3150</text:p>
          </table:table-cell>
          <table:table-cell table:style-name="ce6" office:value-type="time" office:time-value="PT17H57M00S">
            <text:p>17:57</text:p>
          </table:table-cell>
          <table:table-cell table:style-name="ce4" table:formula="of:=[.$B83]+[.C$3]" office:value-type="time" office:time-value="PT18H00M00S">
            <text:p>18:00</text:p>
          </table:table-cell>
          <table:table-cell table:style-name="ce4" table:formula="of:=[.$B83]+[.D$3]" office:value-type="time" office:time-value="PT18H02M00S">
            <text:p>18:02</text:p>
          </table:table-cell>
          <table:table-cell table:style-name="ce4" table:formula="of:=[.$B83]+[.E$3]" office:value-type="time" office:time-value="PT18H04M00S">
            <text:p>18:04</text:p>
          </table:table-cell>
          <table:table-cell table:style-name="ce4" table:formula="of:=[.$B83]+[.F$3]" office:value-type="time" office:time-value="PT18H06M00S">
            <text:p>18:06</text:p>
          </table:table-cell>
          <table:table-cell table:style-name="ce4" table:formula="of:=[.$B83]+[.G$3]" office:value-type="time" office:time-value="PT18H10M00S">
            <text:p>18:10</text:p>
          </table:table-cell>
          <table:table-cell table:style-name="ce4" table:formula="of:=[.$B83]+[.H$3]" office:value-type="time" office:time-value="PT18H13M00S">
            <text:p>18:13</text:p>
          </table:table-cell>
          <table:table-cell table:style-name="ce4" table:formula="of:=[.$B83]+[.I$3]" office:value-type="time" office:time-value="PT18H16M00S">
            <text:p>18:16</text:p>
          </table:table-cell>
          <table:table-cell table:style-name="ce4" table:formula="of:=[.$B83]+[.J$3]" office:value-type="time" office:time-value="PT18H18M00S">
            <text:p>18:18</text:p>
          </table:table-cell>
          <table:table-cell table:style-name="ce4" table:formula="of:=[.$B83]+[.K$3]" office:value-type="time" office:time-value="PT18H20M00S">
            <text:p>18:20</text:p>
          </table:table-cell>
          <table:table-cell table:style-name="ce4" table:formula="of:=[.$B83]+[.L$3]" office:value-type="time" office:time-value="PT18H22M00S">
            <text:p>18:22</text:p>
          </table:table-cell>
          <table:table-cell table:style-name="ce4" table:formula="of:=[.$B83]+[.M$3]" office:value-type="time" office:time-value="PT18H25M00S">
            <text:p>18:25</text:p>
          </table:table-cell>
          <table:table-cell table:style-name="ce4" table:formula="of:=[.$B83]+[.N$3]" office:value-type="time" office:time-value="PT18H27M00S">
            <text:p>18:27</text:p>
          </table:table-cell>
          <table:table-cell table:style-name="ce4" table:formula="of:=[.$B83]+[.O$3]" office:value-type="time" office:time-value="PT18H30M00S">
            <text:p>18:30</text:p>
          </table:table-cell>
          <table:table-cell table:style-name="ce4" table:formula="of:=[.$B83]+[.P$3]" office:value-type="time" office:time-value="PT18H32M00S">
            <text:p>18:32</text:p>
          </table:table-cell>
          <table:table-cell table:style-name="ce4" table:formula="of:=[.$B83]+[.Q$3]" office:value-type="time" office:time-value="PT18H34M00S">
            <text:p>18:34</text:p>
          </table:table-cell>
          <table:table-cell table:style-name="ce4" table:formula="of:=[.$B83]+[.R$3]" office:value-type="time" office:time-value="PT18H47M00S">
            <text:p>18:47</text:p>
          </table:table-cell>
        </table:table-row>
        <table:table-row table:style-name="ro1">
          <table:table-cell table:style-name="ce3" table:formula="of:=[.A83]+2" office:value-type="float" office:value="3152">
            <text:p>3152</text:p>
          </table:table-cell>
          <table:table-cell table:style-name="ce6" office:value-type="time" office:time-value="PT18H07M00S">
            <text:p>18:07</text:p>
          </table:table-cell>
          <table:table-cell table:style-name="ce4" table:formula="of:=[.$B84]+[.C$3]" office:value-type="time" office:time-value="PT18H10M00S">
            <text:p>18:10</text:p>
          </table:table-cell>
          <table:table-cell table:style-name="ce4" table:formula="of:=[.$B84]+[.D$3]" office:value-type="time" office:time-value="PT18H12M00S">
            <text:p>18:12</text:p>
          </table:table-cell>
          <table:table-cell table:style-name="ce4" table:formula="of:=[.$B84]+[.E$3]" office:value-type="time" office:time-value="PT18H14M00S">
            <text:p>18:14</text:p>
          </table:table-cell>
          <table:table-cell table:style-name="ce4" table:formula="of:=[.$B84]+[.F$3]" office:value-type="time" office:time-value="PT18H16M00S">
            <text:p>18:16</text:p>
          </table:table-cell>
          <table:table-cell table:style-name="ce4" table:formula="of:=[.$B84]+[.G$3]" office:value-type="time" office:time-value="PT18H20M00S">
            <text:p>18:20</text:p>
          </table:table-cell>
          <table:table-cell table:style-name="ce4" table:formula="of:=[.$B84]+[.H$3]" office:value-type="time" office:time-value="PT18H23M00S">
            <text:p>18:23</text:p>
          </table:table-cell>
          <table:table-cell table:style-name="ce4" table:formula="of:=[.$B84]+[.I$3]" office:value-type="time" office:time-value="PT18H26M00S">
            <text:p>18:26</text:p>
          </table:table-cell>
          <table:table-cell table:style-name="ce4" table:formula="of:=[.$B84]+[.J$3]" office:value-type="time" office:time-value="PT18H28M00S">
            <text:p>18:28</text:p>
          </table:table-cell>
          <table:table-cell table:style-name="ce4" table:formula="of:=[.$B84]+[.K$3]" office:value-type="time" office:time-value="PT18H30M00S">
            <text:p>18:30</text:p>
          </table:table-cell>
          <table:table-cell table:style-name="ce4" table:formula="of:=[.$B84]+[.L$3]" office:value-type="time" office:time-value="PT18H32M00S">
            <text:p>18:32</text:p>
          </table:table-cell>
          <table:table-cell table:style-name="ce4" table:formula="of:=[.$B84]+[.M$3]" office:value-type="time" office:time-value="PT18H35M00S">
            <text:p>18:35</text:p>
          </table:table-cell>
          <table:table-cell table:style-name="ce4" table:formula="of:=[.$B84]+[.N$3]" office:value-type="time" office:time-value="PT18H37M00S">
            <text:p>18:37</text:p>
          </table:table-cell>
          <table:table-cell table:style-name="ce4" table:formula="of:=[.$B84]+[.O$3]" office:value-type="time" office:time-value="PT18H40M00S">
            <text:p>18:40</text:p>
          </table:table-cell>
          <table:table-cell table:style-name="ce4" table:formula="of:=[.$B84]+[.P$3]" office:value-type="time" office:time-value="PT18H42M00S">
            <text:p>18:42</text:p>
          </table:table-cell>
          <table:table-cell table:style-name="ce4" table:formula="of:=[.$B84]+[.Q$3]" office:value-type="time" office:time-value="PT18H44M00S">
            <text:p>18:44</text:p>
          </table:table-cell>
          <table:table-cell table:style-name="ce4" table:formula="of:=[.$B84]+[.R$3]" office:value-type="time" office:time-value="PT18H57M00S">
            <text:p>18:57</text:p>
          </table:table-cell>
        </table:table-row>
        <table:table-row table:style-name="ro1">
          <table:table-cell table:style-name="ce3" table:formula="of:=[.A84]+2" office:value-type="float" office:value="3154">
            <text:p>3154</text:p>
          </table:table-cell>
          <table:table-cell table:style-name="ce6" office:value-type="time" office:time-value="PT18H16M00S">
            <text:p>18:16</text:p>
          </table:table-cell>
          <table:table-cell table:style-name="ce4" table:formula="of:=[.$B85]+[.C$3]" office:value-type="time" office:time-value="PT18H19M00S">
            <text:p>18:19</text:p>
          </table:table-cell>
          <table:table-cell table:style-name="ce4" table:formula="of:=[.$B85]+[.D$3]" office:value-type="time" office:time-value="PT18H21M00S">
            <text:p>18:21</text:p>
          </table:table-cell>
          <table:table-cell table:style-name="ce4" table:formula="of:=[.$B85]+[.E$3]" office:value-type="time" office:time-value="PT18H23M00S">
            <text:p>18:23</text:p>
          </table:table-cell>
          <table:table-cell table:style-name="ce4" table:formula="of:=[.$B85]+[.F$3]" office:value-type="time" office:time-value="PT18H25M00S">
            <text:p>18:25</text:p>
          </table:table-cell>
          <table:table-cell table:style-name="ce4" table:formula="of:=[.$B85]+[.G$3]" office:value-type="time" office:time-value="PT18H29M00S">
            <text:p>18:29</text:p>
          </table:table-cell>
          <table:table-cell table:style-name="ce4" table:formula="of:=[.$B85]+[.H$3]" office:value-type="time" office:time-value="PT18H32M00S">
            <text:p>18:32</text:p>
          </table:table-cell>
          <table:table-cell table:style-name="ce4" table:formula="of:=[.$B85]+[.I$3]" office:value-type="time" office:time-value="PT18H35M00S">
            <text:p>18:35</text:p>
          </table:table-cell>
          <table:table-cell table:style-name="ce4" table:formula="of:=[.$B85]+[.J$3]" office:value-type="time" office:time-value="PT18H37M00S">
            <text:p>18:37</text:p>
          </table:table-cell>
          <table:table-cell table:style-name="ce4" table:formula="of:=[.$B85]+[.K$3]" office:value-type="time" office:time-value="PT18H39M00S">
            <text:p>18:39</text:p>
          </table:table-cell>
          <table:table-cell table:style-name="ce4" table:formula="of:=[.$B85]+[.L$3]" office:value-type="time" office:time-value="PT18H41M00S">
            <text:p>18:41</text:p>
          </table:table-cell>
          <table:table-cell table:style-name="ce4" table:formula="of:=[.$B85]+[.M$3]" office:value-type="time" office:time-value="PT18H44M00S">
            <text:p>18:44</text:p>
          </table:table-cell>
          <table:table-cell table:style-name="ce4" table:formula="of:=[.$B85]+[.N$3]" office:value-type="time" office:time-value="PT18H46M00S">
            <text:p>18:46</text:p>
          </table:table-cell>
          <table:table-cell table:style-name="ce4" table:formula="of:=[.$B85]+[.O$3]" office:value-type="time" office:time-value="PT18H49M00S">
            <text:p>18:49</text:p>
          </table:table-cell>
          <table:table-cell table:style-name="ce4" table:formula="of:=[.$B85]+[.P$3]" office:value-type="time" office:time-value="PT18H51M00S">
            <text:p>18:51</text:p>
          </table:table-cell>
          <table:table-cell table:style-name="ce4" table:formula="of:=[.$B85]+[.Q$3]" office:value-type="time" office:time-value="PT18H53M00S">
            <text:p>18:53</text:p>
          </table:table-cell>
          <table:table-cell table:style-name="ce4" table:formula="of:=[.$B85]+[.R$3]" office:value-type="time" office:time-value="PT19H06M00S">
            <text:p>19:06</text:p>
          </table:table-cell>
        </table:table-row>
        <table:table-row table:style-name="ro1">
          <table:table-cell table:style-name="ce3" table:formula="of:=[.A85]+2" office:value-type="float" office:value="3156">
            <text:p>3156</text:p>
          </table:table-cell>
          <table:table-cell table:style-name="ce6" office:value-type="time" office:time-value="PT18H26M00S">
            <text:p>18:26</text:p>
          </table:table-cell>
          <table:table-cell table:style-name="ce4" table:formula="of:=[.$B86]+[.C$3]" office:value-type="time" office:time-value="PT18H29M00S">
            <text:p>18:29</text:p>
          </table:table-cell>
          <table:table-cell table:style-name="ce4" table:formula="of:=[.$B86]+[.D$3]" office:value-type="time" office:time-value="PT18H31M00S">
            <text:p>18:31</text:p>
          </table:table-cell>
          <table:table-cell table:style-name="ce4" table:formula="of:=[.$B86]+[.E$3]" office:value-type="time" office:time-value="PT18H33M00S">
            <text:p>18:33</text:p>
          </table:table-cell>
          <table:table-cell table:style-name="ce4" table:formula="of:=[.$B86]+[.F$3]" office:value-type="time" office:time-value="PT18H35M00S">
            <text:p>18:35</text:p>
          </table:table-cell>
          <table:table-cell table:style-name="ce4" table:formula="of:=[.$B86]+[.G$3]" office:value-type="time" office:time-value="PT18H39M00S">
            <text:p>18:39</text:p>
          </table:table-cell>
          <table:table-cell table:style-name="ce4" table:formula="of:=[.$B86]+[.H$3]" office:value-type="time" office:time-value="PT18H42M00S">
            <text:p>18:42</text:p>
          </table:table-cell>
          <table:table-cell table:style-name="ce4" table:formula="of:=[.$B86]+[.I$3]" office:value-type="time" office:time-value="PT18H45M00S">
            <text:p>18:45</text:p>
          </table:table-cell>
          <table:table-cell table:style-name="ce4" table:formula="of:=[.$B86]+[.J$3]" office:value-type="time" office:time-value="PT18H47M00S">
            <text:p>18:47</text:p>
          </table:table-cell>
          <table:table-cell table:style-name="ce4" table:formula="of:=[.$B86]+[.K$3]" office:value-type="time" office:time-value="PT18H49M00S">
            <text:p>18:49</text:p>
          </table:table-cell>
          <table:table-cell table:style-name="ce4" table:formula="of:=[.$B86]+[.L$3]" office:value-type="time" office:time-value="PT18H51M00S">
            <text:p>18:51</text:p>
          </table:table-cell>
          <table:table-cell table:style-name="ce4" table:formula="of:=[.$B86]+[.M$3]" office:value-type="time" office:time-value="PT18H54M00S">
            <text:p>18:54</text:p>
          </table:table-cell>
          <table:table-cell table:style-name="ce4" table:formula="of:=[.$B86]+[.N$3]" office:value-type="time" office:time-value="PT18H56M00S">
            <text:p>18:56</text:p>
          </table:table-cell>
          <table:table-cell table:style-name="ce4" table:formula="of:=[.$B86]+[.O$3]" office:value-type="time" office:time-value="PT18H59M00S">
            <text:p>18:59</text:p>
          </table:table-cell>
          <table:table-cell table:style-name="ce4" table:formula="of:=[.$B86]+[.P$3]" office:value-type="time" office:time-value="PT19H01M00S">
            <text:p>19:01</text:p>
          </table:table-cell>
          <table:table-cell table:style-name="ce4" table:formula="of:=[.$B86]+[.Q$3]" office:value-type="time" office:time-value="PT19H03M00S">
            <text:p>19:03</text:p>
          </table:table-cell>
          <table:table-cell table:style-name="ce4" table:formula="of:=[.$B86]+[.R$3]" office:value-type="time" office:time-value="PT19H16M00S">
            <text:p>19:16</text:p>
          </table:table-cell>
        </table:table-row>
        <table:table-row table:style-name="ro1">
          <table:table-cell table:style-name="ce3" table:formula="of:=[.A86]+2" office:value-type="float" office:value="3158">
            <text:p>3158</text:p>
          </table:table-cell>
          <table:table-cell table:style-name="ce6" office:value-type="time" office:time-value="PT18H36M00S">
            <text:p>18:36</text:p>
          </table:table-cell>
          <table:table-cell table:style-name="ce4" table:formula="of:=[.$B87]+[.C$3]" office:value-type="time" office:time-value="PT18H39M00S">
            <text:p>18:39</text:p>
          </table:table-cell>
          <table:table-cell table:style-name="ce4" table:formula="of:=[.$B87]+[.D$3]" office:value-type="time" office:time-value="PT18H41M00S">
            <text:p>18:41</text:p>
          </table:table-cell>
          <table:table-cell table:style-name="ce4" table:formula="of:=[.$B87]+[.E$3]" office:value-type="time" office:time-value="PT18H43M00S">
            <text:p>18:43</text:p>
          </table:table-cell>
          <table:table-cell table:style-name="ce4" table:formula="of:=[.$B87]+[.F$3]" office:value-type="time" office:time-value="PT18H45M00S">
            <text:p>18:45</text:p>
          </table:table-cell>
          <table:table-cell table:style-name="ce4" table:formula="of:=[.$B87]+[.G$3]" office:value-type="time" office:time-value="PT18H49M00S">
            <text:p>18:49</text:p>
          </table:table-cell>
          <table:table-cell table:style-name="ce4" table:formula="of:=[.$B87]+[.H$3]" office:value-type="time" office:time-value="PT18H52M00S">
            <text:p>18:52</text:p>
          </table:table-cell>
          <table:table-cell table:style-name="ce4" table:formula="of:=[.$B87]+[.I$3]" office:value-type="time" office:time-value="PT18H55M00S">
            <text:p>18:55</text:p>
          </table:table-cell>
          <table:table-cell table:style-name="ce4" table:formula="of:=[.$B87]+[.J$3]" office:value-type="time" office:time-value="PT18H57M00S">
            <text:p>18:57</text:p>
          </table:table-cell>
          <table:table-cell table:style-name="ce4" table:formula="of:=[.$B87]+[.K$3]" office:value-type="time" office:time-value="PT18H59M00S">
            <text:p>18:59</text:p>
          </table:table-cell>
          <table:table-cell table:style-name="ce4" table:formula="of:=[.$B87]+[.L$3]" office:value-type="time" office:time-value="PT19H01M00S">
            <text:p>19:01</text:p>
          </table:table-cell>
          <table:table-cell table:style-name="ce4" table:formula="of:=[.$B87]+[.M$3]" office:value-type="time" office:time-value="PT19H04M00S">
            <text:p>19:04</text:p>
          </table:table-cell>
          <table:table-cell table:style-name="ce4" table:formula="of:=[.$B87]+[.N$3]" office:value-type="time" office:time-value="PT19H06M00S">
            <text:p>19:06</text:p>
          </table:table-cell>
          <table:table-cell table:style-name="ce4" table:formula="of:=[.$B87]+[.O$3]" office:value-type="time" office:time-value="PT19H09M00S">
            <text:p>19:09</text:p>
          </table:table-cell>
          <table:table-cell table:style-name="ce4" table:formula="of:=[.$B87]+[.P$3]" office:value-type="time" office:time-value="PT19H11M00S">
            <text:p>19:11</text:p>
          </table:table-cell>
          <table:table-cell table:style-name="ce4" table:formula="of:=[.$B87]+[.Q$3]" office:value-type="time" office:time-value="PT19H13M00S">
            <text:p>19:13</text:p>
          </table:table-cell>
          <table:table-cell table:style-name="ce4" table:formula="of:=[.$B87]+[.R$3]" office:value-type="time" office:time-value="PT19H26M00S">
            <text:p>19:26</text:p>
          </table:table-cell>
        </table:table-row>
        <table:table-row table:style-name="ro1">
          <table:table-cell table:style-name="ce3" table:formula="of:=[.A87]+2" office:value-type="float" office:value="3160">
            <text:p>3160</text:p>
          </table:table-cell>
          <table:table-cell table:style-name="ce6" office:value-type="time" office:time-value="PT18H45M00S">
            <text:p>18:45</text:p>
          </table:table-cell>
          <table:table-cell table:style-name="ce4" table:formula="of:=[.$B88]+[.C$3]" office:value-type="time" office:time-value="PT18H48M00S">
            <text:p>18:48</text:p>
          </table:table-cell>
          <table:table-cell table:style-name="ce4" table:formula="of:=[.$B88]+[.D$3]" office:value-type="time" office:time-value="PT18H50M00S">
            <text:p>18:50</text:p>
          </table:table-cell>
          <table:table-cell table:style-name="ce4" table:formula="of:=[.$B88]+[.E$3]" office:value-type="time" office:time-value="PT18H52M00S">
            <text:p>18:52</text:p>
          </table:table-cell>
          <table:table-cell table:style-name="ce4" table:formula="of:=[.$B88]+[.F$3]" office:value-type="time" office:time-value="PT18H54M00S">
            <text:p>18:54</text:p>
          </table:table-cell>
          <table:table-cell table:style-name="ce4" table:formula="of:=[.$B88]+[.G$3]" office:value-type="time" office:time-value="PT18H58M00S">
            <text:p>18:58</text:p>
          </table:table-cell>
          <table:table-cell table:style-name="ce4" table:formula="of:=[.$B88]+[.H$3]" office:value-type="time" office:time-value="PT19H01M00S">
            <text:p>19:01</text:p>
          </table:table-cell>
          <table:table-cell table:style-name="ce4" table:formula="of:=[.$B88]+[.I$3]" office:value-type="time" office:time-value="PT19H04M00S">
            <text:p>19:04</text:p>
          </table:table-cell>
          <table:table-cell table:style-name="ce4" table:formula="of:=[.$B88]+[.J$3]" office:value-type="time" office:time-value="PT19H06M00S">
            <text:p>19:06</text:p>
          </table:table-cell>
          <table:table-cell table:style-name="ce4" table:formula="of:=[.$B88]+[.K$3]" office:value-type="time" office:time-value="PT19H08M00S">
            <text:p>19:08</text:p>
          </table:table-cell>
          <table:table-cell table:style-name="ce4" table:formula="of:=[.$B88]+[.L$3]" office:value-type="time" office:time-value="PT19H10M00S">
            <text:p>19:10</text:p>
          </table:table-cell>
          <table:table-cell table:style-name="ce4" table:formula="of:=[.$B88]+[.M$3]" office:value-type="time" office:time-value="PT19H13M00S">
            <text:p>19:13</text:p>
          </table:table-cell>
          <table:table-cell table:style-name="ce4" table:formula="of:=[.$B88]+[.N$3]" office:value-type="time" office:time-value="PT19H15M00S">
            <text:p>19:15</text:p>
          </table:table-cell>
          <table:table-cell table:style-name="ce4" table:formula="of:=[.$B88]+[.O$3]" office:value-type="time" office:time-value="PT19H18M00S">
            <text:p>19:18</text:p>
          </table:table-cell>
          <table:table-cell table:style-name="ce4" table:formula="of:=[.$B88]+[.P$3]" office:value-type="time" office:time-value="PT19H20M00S">
            <text:p>19:20</text:p>
          </table:table-cell>
          <table:table-cell table:style-name="ce4" table:formula="of:=[.$B88]+[.Q$3]" office:value-type="time" office:time-value="PT19H22M00S">
            <text:p>19:22</text:p>
          </table:table-cell>
          <table:table-cell table:style-name="ce4" table:formula="of:=[.$B88]+[.R$3]" office:value-type="time" office:time-value="PT19H35M00S">
            <text:p>19:35</text:p>
          </table:table-cell>
        </table:table-row>
        <table:table-row table:style-name="ro1">
          <table:table-cell table:style-name="ce3" table:formula="of:=[.A88]+2" office:value-type="float" office:value="3162">
            <text:p>3162</text:p>
          </table:table-cell>
          <table:table-cell table:style-name="ce6" office:value-type="time" office:time-value="PT18H55M00S">
            <text:p>18:55</text:p>
          </table:table-cell>
          <table:table-cell table:style-name="ce4" table:formula="of:=[.$B89]+[.C$3]" office:value-type="time" office:time-value="PT18H58M00S">
            <text:p>18:58</text:p>
          </table:table-cell>
          <table:table-cell table:style-name="ce4" table:formula="of:=[.$B89]+[.D$3]" office:value-type="time" office:time-value="PT19H00M00S">
            <text:p>19:00</text:p>
          </table:table-cell>
          <table:table-cell table:style-name="ce4" table:formula="of:=[.$B89]+[.E$3]" office:value-type="time" office:time-value="PT19H02M00S">
            <text:p>19:02</text:p>
          </table:table-cell>
          <table:table-cell table:style-name="ce4" table:formula="of:=[.$B89]+[.F$3]" office:value-type="time" office:time-value="PT19H04M00S">
            <text:p>19:04</text:p>
          </table:table-cell>
          <table:table-cell table:style-name="ce4" table:formula="of:=[.$B89]+[.G$3]" office:value-type="time" office:time-value="PT19H08M00S">
            <text:p>19:08</text:p>
          </table:table-cell>
          <table:table-cell table:style-name="ce4" table:formula="of:=[.$B89]+[.H$3]" office:value-type="time" office:time-value="PT19H11M00S">
            <text:p>19:11</text:p>
          </table:table-cell>
          <table:table-cell table:style-name="ce4" table:formula="of:=[.$B89]+[.I$3]" office:value-type="time" office:time-value="PT19H14M00S">
            <text:p>19:14</text:p>
          </table:table-cell>
          <table:table-cell table:style-name="ce4" table:formula="of:=[.$B89]+[.J$3]" office:value-type="time" office:time-value="PT19H16M00S">
            <text:p>19:16</text:p>
          </table:table-cell>
          <table:table-cell table:style-name="ce4" table:formula="of:=[.$B89]+[.K$3]" office:value-type="time" office:time-value="PT19H18M00S">
            <text:p>19:18</text:p>
          </table:table-cell>
          <table:table-cell table:style-name="ce4" table:formula="of:=[.$B89]+[.L$3]" office:value-type="time" office:time-value="PT19H20M00S">
            <text:p>19:20</text:p>
          </table:table-cell>
          <table:table-cell table:style-name="ce4" table:formula="of:=[.$B89]+[.M$3]" office:value-type="time" office:time-value="PT19H23M00S">
            <text:p>19:23</text:p>
          </table:table-cell>
          <table:table-cell table:style-name="ce4" table:formula="of:=[.$B89]+[.N$3]" office:value-type="time" office:time-value="PT19H25M00S">
            <text:p>19:25</text:p>
          </table:table-cell>
          <table:table-cell table:style-name="ce4" table:formula="of:=[.$B89]+[.O$3]" office:value-type="time" office:time-value="PT19H28M00S">
            <text:p>19:28</text:p>
          </table:table-cell>
          <table:table-cell table:style-name="ce4" table:formula="of:=[.$B89]+[.P$3]" office:value-type="time" office:time-value="PT19H30M00S">
            <text:p>19:30</text:p>
          </table:table-cell>
          <table:table-cell table:style-name="ce4" table:formula="of:=[.$B89]+[.Q$3]" office:value-type="time" office:time-value="PT19H32M00S">
            <text:p>19:32</text:p>
          </table:table-cell>
          <table:table-cell table:style-name="ce4" table:formula="of:=[.$B89]+[.R$3]" office:value-type="time" office:time-value="PT19H45M00S">
            <text:p>19:45</text:p>
          </table:table-cell>
        </table:table-row>
        <table:table-row table:style-name="ro1">
          <table:table-cell table:style-name="ce3" table:formula="of:=[.A89]+2" office:value-type="float" office:value="3164">
            <text:p>3164</text:p>
          </table:table-cell>
          <table:table-cell table:style-name="ce6" office:value-type="time" office:time-value="PT19H05M00S">
            <text:p>19:05</text:p>
          </table:table-cell>
          <table:table-cell table:style-name="ce4" table:formula="of:=[.$B90]+[.C$3]" office:value-type="time" office:time-value="PT19H08M00S">
            <text:p>19:08</text:p>
          </table:table-cell>
          <table:table-cell table:style-name="ce4" table:formula="of:=[.$B90]+[.D$3]" office:value-type="time" office:time-value="PT19H10M00S">
            <text:p>19:10</text:p>
          </table:table-cell>
          <table:table-cell table:style-name="ce4" table:formula="of:=[.$B90]+[.E$3]" office:value-type="time" office:time-value="PT19H12M00S">
            <text:p>19:12</text:p>
          </table:table-cell>
          <table:table-cell table:style-name="ce4" table:formula="of:=[.$B90]+[.F$3]" office:value-type="time" office:time-value="PT19H14M00S">
            <text:p>19:14</text:p>
          </table:table-cell>
          <table:table-cell table:style-name="ce4" table:formula="of:=[.$B90]+[.G$3]" office:value-type="time" office:time-value="PT19H18M00S">
            <text:p>19:18</text:p>
          </table:table-cell>
          <table:table-cell table:style-name="ce4" table:formula="of:=[.$B90]+[.H$3]" office:value-type="time" office:time-value="PT19H21M00S">
            <text:p>19:21</text:p>
          </table:table-cell>
          <table:table-cell table:style-name="ce4" table:formula="of:=[.$B90]+[.I$3]" office:value-type="time" office:time-value="PT19H24M00S">
            <text:p>19:24</text:p>
          </table:table-cell>
          <table:table-cell table:style-name="ce4" table:formula="of:=[.$B90]+[.J$3]" office:value-type="time" office:time-value="PT19H26M00S">
            <text:p>19:26</text:p>
          </table:table-cell>
          <table:table-cell table:style-name="ce4" table:formula="of:=[.$B90]+[.K$3]" office:value-type="time" office:time-value="PT19H28M00S">
            <text:p>19:28</text:p>
          </table:table-cell>
          <table:table-cell table:style-name="ce4" table:formula="of:=[.$B90]+[.L$3]" office:value-type="time" office:time-value="PT19H30M00S">
            <text:p>19:30</text:p>
          </table:table-cell>
          <table:table-cell table:style-name="ce4" table:formula="of:=[.$B90]+[.M$3]" office:value-type="time" office:time-value="PT19H33M00S">
            <text:p>19:33</text:p>
          </table:table-cell>
          <table:table-cell table:style-name="ce4" table:formula="of:=[.$B90]+[.N$3]" office:value-type="time" office:time-value="PT19H35M00S">
            <text:p>19:35</text:p>
          </table:table-cell>
          <table:table-cell table:style-name="ce4" table:formula="of:=[.$B90]+[.O$3]" office:value-type="time" office:time-value="PT19H38M00S">
            <text:p>19:38</text:p>
          </table:table-cell>
          <table:table-cell table:style-name="ce4" table:formula="of:=[.$B90]+[.P$3]" office:value-type="time" office:time-value="PT19H40M00S">
            <text:p>19:40</text:p>
          </table:table-cell>
          <table:table-cell table:style-name="ce4" table:formula="of:=[.$B90]+[.Q$3]" office:value-type="time" office:time-value="PT19H42M00S">
            <text:p>19:42</text:p>
          </table:table-cell>
          <table:table-cell table:style-name="ce4" table:formula="of:=[.$B90]+[.R$3]" office:value-type="time" office:time-value="PT19H55M00S">
            <text:p>19:55</text:p>
          </table:table-cell>
        </table:table-row>
        <table:table-row table:style-name="ro1">
          <table:table-cell table:style-name="ce3" table:formula="of:=[.A90]+2" office:value-type="float" office:value="3166">
            <text:p>3166</text:p>
          </table:table-cell>
          <table:table-cell table:style-name="ce6" office:value-type="time" office:time-value="PT19H14M00S">
            <text:p>19:14</text:p>
          </table:table-cell>
          <table:table-cell table:style-name="ce4" table:formula="of:=[.$B91]+[.C$3]" office:value-type="time" office:time-value="PT19H17M00S">
            <text:p>19:17</text:p>
          </table:table-cell>
          <table:table-cell table:style-name="ce4" table:formula="of:=[.$B91]+[.D$3]" office:value-type="time" office:time-value="PT19H19M00S">
            <text:p>19:19</text:p>
          </table:table-cell>
          <table:table-cell table:style-name="ce4" table:formula="of:=[.$B91]+[.E$3]" office:value-type="time" office:time-value="PT19H21M00S">
            <text:p>19:21</text:p>
          </table:table-cell>
          <table:table-cell table:style-name="ce4" table:formula="of:=[.$B91]+[.F$3]" office:value-type="time" office:time-value="PT19H23M00S">
            <text:p>19:23</text:p>
          </table:table-cell>
          <table:table-cell table:style-name="ce4" table:formula="of:=[.$B91]+[.G$3]" office:value-type="time" office:time-value="PT19H27M00S">
            <text:p>19:27</text:p>
          </table:table-cell>
          <table:table-cell table:style-name="ce4" table:formula="of:=[.$B91]+[.H$3]" office:value-type="time" office:time-value="PT19H30M00S">
            <text:p>19:30</text:p>
          </table:table-cell>
          <table:table-cell table:style-name="ce4" table:formula="of:=[.$B91]+[.I$3]" office:value-type="time" office:time-value="PT19H33M00S">
            <text:p>19:33</text:p>
          </table:table-cell>
          <table:table-cell table:style-name="ce4" table:formula="of:=[.$B91]+[.J$3]" office:value-type="time" office:time-value="PT19H35M00S">
            <text:p>19:35</text:p>
          </table:table-cell>
          <table:table-cell table:style-name="ce4" table:formula="of:=[.$B91]+[.K$3]" office:value-type="time" office:time-value="PT19H37M00S">
            <text:p>19:37</text:p>
          </table:table-cell>
          <table:table-cell table:style-name="ce4" table:formula="of:=[.$B91]+[.L$3]" office:value-type="time" office:time-value="PT19H39M00S">
            <text:p>19:39</text:p>
          </table:table-cell>
          <table:table-cell table:style-name="ce4" table:formula="of:=[.$B91]+[.M$3]" office:value-type="time" office:time-value="PT19H42M00S">
            <text:p>19:42</text:p>
          </table:table-cell>
          <table:table-cell table:style-name="ce4" table:formula="of:=[.$B91]+[.N$3]" office:value-type="time" office:time-value="PT19H44M00S">
            <text:p>19:44</text:p>
          </table:table-cell>
          <table:table-cell table:style-name="ce4" table:formula="of:=[.$B91]+[.O$3]" office:value-type="time" office:time-value="PT19H47M00S">
            <text:p>19:47</text:p>
          </table:table-cell>
          <table:table-cell table:style-name="ce4" table:formula="of:=[.$B91]+[.P$3]" office:value-type="time" office:time-value="PT19H49M00S">
            <text:p>19:49</text:p>
          </table:table-cell>
          <table:table-cell table:style-name="ce4" table:formula="of:=[.$B91]+[.Q$3]" office:value-type="time" office:time-value="PT19H51M00S">
            <text:p>19:51</text:p>
          </table:table-cell>
          <table:table-cell table:style-name="ce4" table:formula="of:=[.$B91]+[.R$3]" office:value-type="time" office:time-value="PT20H04M00S">
            <text:p>20:04</text:p>
          </table:table-cell>
        </table:table-row>
        <table:table-row table:style-name="ro1">
          <table:table-cell table:style-name="ce3" table:formula="of:=[.A91]+2" office:value-type="float" office:value="3168">
            <text:p>3168</text:p>
          </table:table-cell>
          <table:table-cell table:style-name="ce6" office:value-type="time" office:time-value="PT19H24M00S">
            <text:p>19:24</text:p>
          </table:table-cell>
          <table:table-cell table:style-name="ce4" table:formula="of:=[.$B92]+[.C$3]" office:value-type="time" office:time-value="PT19H27M00S">
            <text:p>19:27</text:p>
          </table:table-cell>
          <table:table-cell table:style-name="ce4" table:formula="of:=[.$B92]+[.D$3]" office:value-type="time" office:time-value="PT19H29M00S">
            <text:p>19:29</text:p>
          </table:table-cell>
          <table:table-cell table:style-name="ce4" table:formula="of:=[.$B92]+[.E$3]" office:value-type="time" office:time-value="PT19H31M00S">
            <text:p>19:31</text:p>
          </table:table-cell>
          <table:table-cell table:style-name="ce4" table:formula="of:=[.$B92]+[.F$3]" office:value-type="time" office:time-value="PT19H33M00S">
            <text:p>19:33</text:p>
          </table:table-cell>
          <table:table-cell table:style-name="ce4" table:formula="of:=[.$B92]+[.G$3]" office:value-type="time" office:time-value="PT19H37M00S">
            <text:p>19:37</text:p>
          </table:table-cell>
          <table:table-cell table:style-name="ce4" table:formula="of:=[.$B92]+[.H$3]" office:value-type="time" office:time-value="PT19H40M00S">
            <text:p>19:40</text:p>
          </table:table-cell>
          <table:table-cell table:style-name="ce4" table:formula="of:=[.$B92]+[.I$3]" office:value-type="time" office:time-value="PT19H43M00S">
            <text:p>19:43</text:p>
          </table:table-cell>
          <table:table-cell table:style-name="ce4" table:formula="of:=[.$B92]+[.J$3]" office:value-type="time" office:time-value="PT19H45M00S">
            <text:p>19:45</text:p>
          </table:table-cell>
          <table:table-cell table:style-name="ce4" table:formula="of:=[.$B92]+[.K$3]" office:value-type="time" office:time-value="PT19H47M00S">
            <text:p>19:47</text:p>
          </table:table-cell>
          <table:table-cell table:style-name="ce4" table:formula="of:=[.$B92]+[.L$3]" office:value-type="time" office:time-value="PT19H49M00S">
            <text:p>19:49</text:p>
          </table:table-cell>
          <table:table-cell table:style-name="ce4" table:formula="of:=[.$B92]+[.M$3]" office:value-type="time" office:time-value="PT19H52M00S">
            <text:p>19:52</text:p>
          </table:table-cell>
          <table:table-cell table:style-name="ce4" table:formula="of:=[.$B92]+[.N$3]" office:value-type="time" office:time-value="PT19H54M00S">
            <text:p>19:54</text:p>
          </table:table-cell>
          <table:table-cell table:style-name="ce4" table:formula="of:=[.$B92]+[.O$3]" office:value-type="time" office:time-value="PT19H57M00S">
            <text:p>19:57</text:p>
          </table:table-cell>
          <table:table-cell table:style-name="ce4" table:formula="of:=[.$B92]+[.P$3]" office:value-type="time" office:time-value="PT19H59M00S">
            <text:p>19:59</text:p>
          </table:table-cell>
          <table:table-cell table:style-name="ce4" table:formula="of:=[.$B92]+[.Q$3]" office:value-type="time" office:time-value="PT20H01M00S">
            <text:p>20:01</text:p>
          </table:table-cell>
          <table:table-cell table:style-name="ce4" table:formula="of:=[.$B92]+[.R$3]" office:value-type="time" office:time-value="PT20H14M00S">
            <text:p>20:14</text:p>
          </table:table-cell>
        </table:table-row>
        <table:table-row table:style-name="ro1">
          <table:table-cell table:style-name="ce3" table:formula="of:=[.A92]+2" office:value-type="float" office:value="3170">
            <text:p>3170</text:p>
          </table:table-cell>
          <table:table-cell table:style-name="ce6" office:value-type="time" office:time-value="PT19H34M00S">
            <text:p>19:34</text:p>
          </table:table-cell>
          <table:table-cell table:style-name="ce4" table:formula="of:=[.$B93]+[.C$3]" office:value-type="time" office:time-value="PT19H37M00S">
            <text:p>19:37</text:p>
          </table:table-cell>
          <table:table-cell table:style-name="ce4" table:formula="of:=[.$B93]+[.D$3]" office:value-type="time" office:time-value="PT19H39M00S">
            <text:p>19:39</text:p>
          </table:table-cell>
          <table:table-cell table:style-name="ce4" table:formula="of:=[.$B93]+[.E$3]" office:value-type="time" office:time-value="PT19H41M00S">
            <text:p>19:41</text:p>
          </table:table-cell>
          <table:table-cell table:style-name="ce4" table:formula="of:=[.$B93]+[.F$3]" office:value-type="time" office:time-value="PT19H43M00S">
            <text:p>19:43</text:p>
          </table:table-cell>
          <table:table-cell table:style-name="ce4" table:formula="of:=[.$B93]+[.G$3]" office:value-type="time" office:time-value="PT19H47M00S">
            <text:p>19:47</text:p>
          </table:table-cell>
          <table:table-cell table:style-name="ce4" table:formula="of:=[.$B93]+[.H$3]" office:value-type="time" office:time-value="PT19H50M00S">
            <text:p>19:50</text:p>
          </table:table-cell>
          <table:table-cell table:style-name="ce4" table:formula="of:=[.$B93]+[.I$3]" office:value-type="time" office:time-value="PT19H53M00S">
            <text:p>19:53</text:p>
          </table:table-cell>
          <table:table-cell table:style-name="ce4" table:formula="of:=[.$B93]+[.J$3]" office:value-type="time" office:time-value="PT19H55M00S">
            <text:p>19:55</text:p>
          </table:table-cell>
          <table:table-cell table:style-name="ce4" table:formula="of:=[.$B93]+[.K$3]" office:value-type="time" office:time-value="PT19H57M00S">
            <text:p>19:57</text:p>
          </table:table-cell>
          <table:table-cell table:style-name="ce4" table:formula="of:=[.$B93]+[.L$3]" office:value-type="time" office:time-value="PT19H59M00S">
            <text:p>19:59</text:p>
          </table:table-cell>
          <table:table-cell table:style-name="ce4" table:formula="of:=[.$B93]+[.M$3]" office:value-type="time" office:time-value="PT20H02M00S">
            <text:p>20:02</text:p>
          </table:table-cell>
          <table:table-cell table:style-name="ce4" table:formula="of:=[.$B93]+[.N$3]" office:value-type="time" office:time-value="PT20H04M00S">
            <text:p>20:04</text:p>
          </table:table-cell>
          <table:table-cell table:style-name="ce4" table:formula="of:=[.$B93]+[.O$3]" office:value-type="time" office:time-value="PT20H07M00S">
            <text:p>20:07</text:p>
          </table:table-cell>
          <table:table-cell table:style-name="ce4" table:formula="of:=[.$B93]+[.P$3]" office:value-type="time" office:time-value="PT20H09M00S">
            <text:p>20:09</text:p>
          </table:table-cell>
          <table:table-cell table:style-name="ce4" table:formula="of:=[.$B93]+[.Q$3]" office:value-type="time" office:time-value="PT20H11M00S">
            <text:p>20:11</text:p>
          </table:table-cell>
          <table:table-cell table:style-name="ce4" table:formula="of:=[.$B93]+[.R$3]" office:value-type="time" office:time-value="PT20H24M00S">
            <text:p>20:24</text:p>
          </table:table-cell>
        </table:table-row>
        <table:table-row table:style-name="ro1">
          <table:table-cell table:style-name="ce3" table:formula="of:=[.A93]+2" office:value-type="float" office:value="3172">
            <text:p>3172</text:p>
          </table:table-cell>
          <table:table-cell table:style-name="ce6" office:value-type="time" office:time-value="PT19H43M00S">
            <text:p>19:43</text:p>
          </table:table-cell>
          <table:table-cell table:style-name="ce4" table:formula="of:=[.$B94]+[.C$3]" office:value-type="time" office:time-value="PT19H46M00S">
            <text:p>19:46</text:p>
          </table:table-cell>
          <table:table-cell table:style-name="ce4" table:formula="of:=[.$B94]+[.D$3]" office:value-type="time" office:time-value="PT19H48M00S">
            <text:p>19:48</text:p>
          </table:table-cell>
          <table:table-cell table:style-name="ce4" table:formula="of:=[.$B94]+[.E$3]" office:value-type="time" office:time-value="PT19H50M00S">
            <text:p>19:50</text:p>
          </table:table-cell>
          <table:table-cell table:style-name="ce4" table:formula="of:=[.$B94]+[.F$3]" office:value-type="time" office:time-value="PT19H52M00S">
            <text:p>19:52</text:p>
          </table:table-cell>
          <table:table-cell table:style-name="ce4" table:formula="of:=[.$B94]+[.G$3]" office:value-type="time" office:time-value="PT19H56M00S">
            <text:p>19:56</text:p>
          </table:table-cell>
          <table:table-cell table:style-name="ce4" table:formula="of:=[.$B94]+[.H$3]" office:value-type="time" office:time-value="PT19H59M00S">
            <text:p>19:59</text:p>
          </table:table-cell>
          <table:table-cell table:style-name="ce4" table:formula="of:=[.$B94]+[.I$3]" office:value-type="time" office:time-value="PT20H02M00S">
            <text:p>20:02</text:p>
          </table:table-cell>
          <table:table-cell table:style-name="ce4" table:formula="of:=[.$B94]+[.J$3]" office:value-type="time" office:time-value="PT20H04M00S">
            <text:p>20:04</text:p>
          </table:table-cell>
          <table:table-cell table:style-name="ce4" table:formula="of:=[.$B94]+[.K$3]" office:value-type="time" office:time-value="PT20H06M00S">
            <text:p>20:06</text:p>
          </table:table-cell>
          <table:table-cell table:style-name="ce4" table:formula="of:=[.$B94]+[.L$3]" office:value-type="time" office:time-value="PT20H08M00S">
            <text:p>20:08</text:p>
          </table:table-cell>
          <table:table-cell table:style-name="ce4" table:formula="of:=[.$B94]+[.M$3]" office:value-type="time" office:time-value="PT20H11M00S">
            <text:p>20:11</text:p>
          </table:table-cell>
          <table:table-cell table:style-name="ce4" table:formula="of:=[.$B94]+[.N$3]" office:value-type="time" office:time-value="PT20H13M00S">
            <text:p>20:13</text:p>
          </table:table-cell>
          <table:table-cell table:style-name="ce4" table:formula="of:=[.$B94]+[.O$3]" office:value-type="time" office:time-value="PT20H16M00S">
            <text:p>20:16</text:p>
          </table:table-cell>
          <table:table-cell table:style-name="ce4" table:formula="of:=[.$B94]+[.P$3]" office:value-type="time" office:time-value="PT20H18M00S">
            <text:p>20:18</text:p>
          </table:table-cell>
          <table:table-cell table:style-name="ce4" table:formula="of:=[.$B94]+[.Q$3]" office:value-type="time" office:time-value="PT20H20M00S">
            <text:p>20:20</text:p>
          </table:table-cell>
          <table:table-cell table:style-name="ce4" table:formula="of:=[.$B94]+[.R$3]" office:value-type="time" office:time-value="PT20H33M00S">
            <text:p>20:33</text:p>
          </table:table-cell>
        </table:table-row>
        <table:table-row table:style-name="ro1">
          <table:table-cell table:style-name="ce3" table:formula="of:=[.A94]+2" office:value-type="float" office:value="3174">
            <text:p>3174</text:p>
          </table:table-cell>
          <table:table-cell table:style-name="ce6" office:value-type="time" office:time-value="PT19H53M00S">
            <text:p>19:53</text:p>
          </table:table-cell>
          <table:table-cell table:style-name="ce4" table:formula="of:=[.$B95]+[.C$3]" office:value-type="time" office:time-value="PT19H56M00S">
            <text:p>19:56</text:p>
          </table:table-cell>
          <table:table-cell table:style-name="ce4" table:formula="of:=[.$B95]+[.D$3]" office:value-type="time" office:time-value="PT19H58M00S">
            <text:p>19:58</text:p>
          </table:table-cell>
          <table:table-cell table:style-name="ce4" table:formula="of:=[.$B95]+[.E$3]" office:value-type="time" office:time-value="PT20H00M00S">
            <text:p>20:00</text:p>
          </table:table-cell>
          <table:table-cell table:style-name="ce4" table:formula="of:=[.$B95]+[.F$3]" office:value-type="time" office:time-value="PT20H02M00S">
            <text:p>20:02</text:p>
          </table:table-cell>
          <table:table-cell table:style-name="ce4" table:formula="of:=[.$B95]+[.G$3]" office:value-type="time" office:time-value="PT20H06M00S">
            <text:p>20:06</text:p>
          </table:table-cell>
          <table:table-cell table:style-name="ce4" table:formula="of:=[.$B95]+[.H$3]" office:value-type="time" office:time-value="PT20H09M00S">
            <text:p>20:09</text:p>
          </table:table-cell>
          <table:table-cell table:style-name="ce4" table:formula="of:=[.$B95]+[.I$3]" office:value-type="time" office:time-value="PT20H12M00S">
            <text:p>20:12</text:p>
          </table:table-cell>
          <table:table-cell table:style-name="ce4" table:formula="of:=[.$B95]+[.J$3]" office:value-type="time" office:time-value="PT20H14M00S">
            <text:p>20:14</text:p>
          </table:table-cell>
          <table:table-cell table:style-name="ce4" table:formula="of:=[.$B95]+[.K$3]" office:value-type="time" office:time-value="PT20H16M00S">
            <text:p>20:16</text:p>
          </table:table-cell>
          <table:table-cell table:style-name="ce4" table:formula="of:=[.$B95]+[.L$3]" office:value-type="time" office:time-value="PT20H18M00S">
            <text:p>20:18</text:p>
          </table:table-cell>
          <table:table-cell table:style-name="ce4" table:formula="of:=[.$B95]+[.M$3]" office:value-type="time" office:time-value="PT20H21M00S">
            <text:p>20:21</text:p>
          </table:table-cell>
          <table:table-cell table:style-name="ce4" table:formula="of:=[.$B95]+[.N$3]" office:value-type="time" office:time-value="PT20H23M00S">
            <text:p>20:23</text:p>
          </table:table-cell>
          <table:table-cell table:style-name="ce4" table:formula="of:=[.$B95]+[.O$3]" office:value-type="time" office:time-value="PT20H26M00S">
            <text:p>20:26</text:p>
          </table:table-cell>
          <table:table-cell table:style-name="ce4" table:formula="of:=[.$B95]+[.P$3]" office:value-type="time" office:time-value="PT20H28M00S">
            <text:p>20:28</text:p>
          </table:table-cell>
          <table:table-cell table:style-name="ce4" table:formula="of:=[.$B95]+[.Q$3]" office:value-type="time" office:time-value="PT20H30M00S">
            <text:p>20:30</text:p>
          </table:table-cell>
          <table:table-cell table:style-name="ce4" table:formula="of:=[.$B95]+[.R$3]" office:value-type="time" office:time-value="PT20H43M00S">
            <text:p>20:43</text:p>
          </table:table-cell>
        </table:table-row>
        <table:table-row table:style-name="ro1">
          <table:table-cell table:style-name="ce3" table:formula="of:=[.A95]+2" office:value-type="float" office:value="3176">
            <text:p>3176</text:p>
          </table:table-cell>
          <table:table-cell table:style-name="ce6" office:value-type="time" office:time-value="PT20H06M00S">
            <text:p>20:06</text:p>
          </table:table-cell>
          <table:table-cell table:style-name="ce4" table:formula="of:=[.$B96]+[.C$3]" office:value-type="time" office:time-value="PT20H09M00S">
            <text:p>20:09</text:p>
          </table:table-cell>
          <table:table-cell table:style-name="ce4" table:formula="of:=[.$B96]+[.D$3]" office:value-type="time" office:time-value="PT20H11M00S">
            <text:p>20:11</text:p>
          </table:table-cell>
          <table:table-cell table:style-name="ce4" table:formula="of:=[.$B96]+[.E$3]" office:value-type="time" office:time-value="PT20H13M00S">
            <text:p>20:13</text:p>
          </table:table-cell>
          <table:table-cell table:style-name="ce4" table:formula="of:=[.$B96]+[.F$3]" office:value-type="time" office:time-value="PT20H15M00S">
            <text:p>20:15</text:p>
          </table:table-cell>
          <table:table-cell table:style-name="ce4" table:formula="of:=[.$B96]+[.G$3]" office:value-type="time" office:time-value="PT20H19M00S">
            <text:p>20:19</text:p>
          </table:table-cell>
          <table:table-cell table:style-name="ce4" table:formula="of:=[.$B96]+[.H$3]" office:value-type="time" office:time-value="PT20H22M00S">
            <text:p>20:22</text:p>
          </table:table-cell>
          <table:table-cell table:style-name="ce4" table:formula="of:=[.$B96]+[.I$3]" office:value-type="time" office:time-value="PT20H25M00S">
            <text:p>20:25</text:p>
          </table:table-cell>
          <table:table-cell table:style-name="ce4" table:formula="of:=[.$B96]+[.J$3]" office:value-type="time" office:time-value="PT20H27M00S">
            <text:p>20:27</text:p>
          </table:table-cell>
          <table:table-cell table:style-name="ce4" table:formula="of:=[.$B96]+[.K$3]" office:value-type="time" office:time-value="PT20H29M00S">
            <text:p>20:29</text:p>
          </table:table-cell>
          <table:table-cell table:style-name="ce4" table:formula="of:=[.$B96]+[.L$3]" office:value-type="time" office:time-value="PT20H31M00S">
            <text:p>20:31</text:p>
          </table:table-cell>
          <table:table-cell table:style-name="ce4" table:formula="of:=[.$B96]+[.M$3]" office:value-type="time" office:time-value="PT20H34M00S">
            <text:p>20:34</text:p>
          </table:table-cell>
          <table:table-cell table:style-name="ce4" table:formula="of:=[.$B96]+[.N$3]" office:value-type="time" office:time-value="PT20H36M00S">
            <text:p>20:36</text:p>
          </table:table-cell>
          <table:table-cell table:style-name="ce4" table:formula="of:=[.$B96]+[.O$3]" office:value-type="time" office:time-value="PT20H39M00S">
            <text:p>20:39</text:p>
          </table:table-cell>
          <table:table-cell table:style-name="ce4" table:formula="of:=[.$B96]+[.P$3]" office:value-type="time" office:time-value="PT20H41M00S">
            <text:p>20:41</text:p>
          </table:table-cell>
          <table:table-cell table:style-name="ce4" table:formula="of:=[.$B96]+[.Q$3]" office:value-type="time" office:time-value="PT20H43M00S">
            <text:p>20:43</text:p>
          </table:table-cell>
          <table:table-cell table:style-name="ce4" table:formula="of:=[.$B96]+[.R$3]" office:value-type="time" office:time-value="PT20H56M00S">
            <text:p>20:56</text:p>
          </table:table-cell>
        </table:table-row>
        <table:table-row table:style-name="ro1">
          <table:table-cell table:style-name="ce3" table:formula="of:=[.A96]+2" office:value-type="float" office:value="3178">
            <text:p>3178</text:p>
          </table:table-cell>
          <table:table-cell table:style-name="ce6" office:value-type="time" office:time-value="PT20H19M00S">
            <text:p>20:19</text:p>
          </table:table-cell>
          <table:table-cell table:style-name="ce4" table:formula="of:=[.$B97]+[.C$3]" office:value-type="time" office:time-value="PT20H22M00S">
            <text:p>20:22</text:p>
          </table:table-cell>
          <table:table-cell table:style-name="ce4" table:formula="of:=[.$B97]+[.D$3]" office:value-type="time" office:time-value="PT20H24M00S">
            <text:p>20:24</text:p>
          </table:table-cell>
          <table:table-cell table:style-name="ce4" table:formula="of:=[.$B97]+[.E$3]" office:value-type="time" office:time-value="PT20H26M00S">
            <text:p>20:26</text:p>
          </table:table-cell>
          <table:table-cell table:style-name="ce4" table:formula="of:=[.$B97]+[.F$3]" office:value-type="time" office:time-value="PT20H28M00S">
            <text:p>20:28</text:p>
          </table:table-cell>
          <table:table-cell table:style-name="ce4" table:formula="of:=[.$B97]+[.G$3]" office:value-type="time" office:time-value="PT20H32M00S">
            <text:p>20:32</text:p>
          </table:table-cell>
          <table:table-cell table:style-name="ce4" table:formula="of:=[.$B97]+[.H$3]" office:value-type="time" office:time-value="PT20H35M00S">
            <text:p>20:35</text:p>
          </table:table-cell>
          <table:table-cell table:style-name="ce4" table:formula="of:=[.$B97]+[.I$3]" office:value-type="time" office:time-value="PT20H38M00S">
            <text:p>20:38</text:p>
          </table:table-cell>
          <table:table-cell table:style-name="ce4" table:formula="of:=[.$B97]+[.J$3]" office:value-type="time" office:time-value="PT20H40M00S">
            <text:p>20:40</text:p>
          </table:table-cell>
          <table:table-cell table:style-name="ce4" table:formula="of:=[.$B97]+[.K$3]" office:value-type="time" office:time-value="PT20H42M00S">
            <text:p>20:42</text:p>
          </table:table-cell>
          <table:table-cell table:style-name="ce4" table:formula="of:=[.$B97]+[.L$3]" office:value-type="time" office:time-value="PT20H44M00S">
            <text:p>20:44</text:p>
          </table:table-cell>
          <table:table-cell table:style-name="ce4" table:formula="of:=[.$B97]+[.M$3]" office:value-type="time" office:time-value="PT20H47M00S">
            <text:p>20:47</text:p>
          </table:table-cell>
          <table:table-cell table:style-name="ce4" table:formula="of:=[.$B97]+[.N$3]" office:value-type="time" office:time-value="PT20H49M00S">
            <text:p>20:49</text:p>
          </table:table-cell>
          <table:table-cell table:style-name="ce4" table:formula="of:=[.$B97]+[.O$3]" office:value-type="time" office:time-value="PT20H52M00S">
            <text:p>20:52</text:p>
          </table:table-cell>
          <table:table-cell table:style-name="ce4" table:formula="of:=[.$B97]+[.P$3]" office:value-type="time" office:time-value="PT20H54M00S">
            <text:p>20:54</text:p>
          </table:table-cell>
          <table:table-cell table:style-name="ce4" table:formula="of:=[.$B97]+[.Q$3]" office:value-type="time" office:time-value="PT20H56M00S">
            <text:p>20:56</text:p>
          </table:table-cell>
          <table:table-cell table:style-name="ce4" table:formula="of:=[.$B97]+[.R$3]" office:value-type="time" office:time-value="PT21H09M00S">
            <text:p>21:09</text:p>
          </table:table-cell>
        </table:table-row>
        <table:table-row table:style-name="ro1">
          <table:table-cell table:style-name="ce3" table:formula="of:=[.A97]+2" office:value-type="float" office:value="3180">
            <text:p>3180</text:p>
          </table:table-cell>
          <table:table-cell table:style-name="ce6" office:value-type="time" office:time-value="PT20H32M00S">
            <text:p>20:32</text:p>
          </table:table-cell>
          <table:table-cell table:style-name="ce4" table:formula="of:=[.$B98]+[.C$3]" office:value-type="time" office:time-value="PT20H35M00S">
            <text:p>20:35</text:p>
          </table:table-cell>
          <table:table-cell table:style-name="ce4" table:formula="of:=[.$B98]+[.D$3]" office:value-type="time" office:time-value="PT20H37M00S">
            <text:p>20:37</text:p>
          </table:table-cell>
          <table:table-cell table:style-name="ce4" table:formula="of:=[.$B98]+[.E$3]" office:value-type="time" office:time-value="PT20H39M00S">
            <text:p>20:39</text:p>
          </table:table-cell>
          <table:table-cell table:style-name="ce4" table:formula="of:=[.$B98]+[.F$3]" office:value-type="time" office:time-value="PT20H41M00S">
            <text:p>20:41</text:p>
          </table:table-cell>
          <table:table-cell table:style-name="ce4" table:formula="of:=[.$B98]+[.G$3]" office:value-type="time" office:time-value="PT20H45M00S">
            <text:p>20:45</text:p>
          </table:table-cell>
          <table:table-cell table:style-name="ce4" table:formula="of:=[.$B98]+[.H$3]" office:value-type="time" office:time-value="PT20H48M00S">
            <text:p>20:48</text:p>
          </table:table-cell>
          <table:table-cell table:style-name="ce4" table:formula="of:=[.$B98]+[.I$3]" office:value-type="time" office:time-value="PT20H51M00S">
            <text:p>20:51</text:p>
          </table:table-cell>
          <table:table-cell table:style-name="ce4" table:formula="of:=[.$B98]+[.J$3]" office:value-type="time" office:time-value="PT20H53M00S">
            <text:p>20:53</text:p>
          </table:table-cell>
          <table:table-cell table:style-name="ce4" table:formula="of:=[.$B98]+[.K$3]" office:value-type="time" office:time-value="PT20H55M00S">
            <text:p>20:55</text:p>
          </table:table-cell>
          <table:table-cell table:style-name="ce4" table:formula="of:=[.$B98]+[.L$3]" office:value-type="time" office:time-value="PT20H57M00S">
            <text:p>20:57</text:p>
          </table:table-cell>
          <table:table-cell table:style-name="ce4" table:formula="of:=[.$B98]+[.M$3]" office:value-type="time" office:time-value="PT21H00M00S">
            <text:p>21:00</text:p>
          </table:table-cell>
          <table:table-cell table:style-name="ce4" table:formula="of:=[.$B98]+[.N$3]" office:value-type="time" office:time-value="PT21H02M00S">
            <text:p>21:02</text:p>
          </table:table-cell>
          <table:table-cell table:style-name="ce4" table:formula="of:=[.$B98]+[.O$3]" office:value-type="time" office:time-value="PT21H05M00S">
            <text:p>21:05</text:p>
          </table:table-cell>
          <table:table-cell table:style-name="ce4" table:formula="of:=[.$B98]+[.P$3]" office:value-type="time" office:time-value="PT21H07M00S">
            <text:p>21:07</text:p>
          </table:table-cell>
          <table:table-cell table:style-name="ce4" table:formula="of:=[.$B98]+[.Q$3]" office:value-type="time" office:time-value="PT21H09M00S">
            <text:p>21:09</text:p>
          </table:table-cell>
          <table:table-cell table:style-name="ce4" table:formula="of:=[.$B98]+[.R$3]" office:value-type="time" office:time-value="PT21H22M00S">
            <text:p>21:22</text:p>
          </table:table-cell>
        </table:table-row>
        <table:table-row table:style-name="ro1">
          <table:table-cell table:style-name="ce3" table:formula="of:=[.A98]+2" office:value-type="float" office:value="3182">
            <text:p>3182</text:p>
          </table:table-cell>
          <table:table-cell table:style-name="ce6" office:value-type="time" office:time-value="PT20H45M00S">
            <text:p>20:45</text:p>
          </table:table-cell>
          <table:table-cell table:style-name="ce4" table:formula="of:=[.$B99]+[.C$3]" office:value-type="time" office:time-value="PT20H48M00S">
            <text:p>20:48</text:p>
          </table:table-cell>
          <table:table-cell table:style-name="ce4" table:formula="of:=[.$B99]+[.D$3]" office:value-type="time" office:time-value="PT20H50M00S">
            <text:p>20:50</text:p>
          </table:table-cell>
          <table:table-cell table:style-name="ce4" table:formula="of:=[.$B99]+[.E$3]" office:value-type="time" office:time-value="PT20H52M00S">
            <text:p>20:52</text:p>
          </table:table-cell>
          <table:table-cell table:style-name="ce4" table:formula="of:=[.$B99]+[.F$3]" office:value-type="time" office:time-value="PT20H54M00S">
            <text:p>20:54</text:p>
          </table:table-cell>
          <table:table-cell table:style-name="ce4" table:formula="of:=[.$B99]+[.G$3]" office:value-type="time" office:time-value="PT20H58M00S">
            <text:p>20:58</text:p>
          </table:table-cell>
          <table:table-cell table:style-name="ce4" table:formula="of:=[.$B99]+[.H$3]" office:value-type="time" office:time-value="PT21H01M00S">
            <text:p>21:01</text:p>
          </table:table-cell>
          <table:table-cell table:style-name="ce4" table:formula="of:=[.$B99]+[.I$3]" office:value-type="time" office:time-value="PT21H04M00S">
            <text:p>21:04</text:p>
          </table:table-cell>
          <table:table-cell table:style-name="ce4" table:formula="of:=[.$B99]+[.J$3]" office:value-type="time" office:time-value="PT21H06M00S">
            <text:p>21:06</text:p>
          </table:table-cell>
          <table:table-cell table:style-name="ce4" table:formula="of:=[.$B99]+[.K$3]" office:value-type="time" office:time-value="PT21H08M00S">
            <text:p>21:08</text:p>
          </table:table-cell>
          <table:table-cell table:style-name="ce4" table:formula="of:=[.$B99]+[.L$3]" office:value-type="time" office:time-value="PT21H10M00S">
            <text:p>21:10</text:p>
          </table:table-cell>
          <table:table-cell table:style-name="ce4" table:formula="of:=[.$B99]+[.M$3]" office:value-type="time" office:time-value="PT21H13M00S">
            <text:p>21:13</text:p>
          </table:table-cell>
          <table:table-cell table:style-name="ce4" table:formula="of:=[.$B99]+[.N$3]" office:value-type="time" office:time-value="PT21H15M00S">
            <text:p>21:15</text:p>
          </table:table-cell>
          <table:table-cell table:style-name="ce4" table:formula="of:=[.$B99]+[.O$3]" office:value-type="time" office:time-value="PT21H18M00S">
            <text:p>21:18</text:p>
          </table:table-cell>
          <table:table-cell table:style-name="ce4" table:formula="of:=[.$B99]+[.P$3]" office:value-type="time" office:time-value="PT21H20M00S">
            <text:p>21:20</text:p>
          </table:table-cell>
          <table:table-cell table:style-name="ce4" table:formula="of:=[.$B99]+[.Q$3]" office:value-type="time" office:time-value="PT21H22M00S">
            <text:p>21:22</text:p>
          </table:table-cell>
          <table:table-cell table:style-name="ce4" table:formula="of:=[.$B99]+[.R$3]" office:value-type="time" office:time-value="PT21H35M00S">
            <text:p>21:35</text:p>
          </table:table-cell>
        </table:table-row>
        <table:table-row table:style-name="ro1">
          <table:table-cell table:style-name="ce3" table:formula="of:=[.A99]+2" office:value-type="float" office:value="3184">
            <text:p>3184</text:p>
          </table:table-cell>
          <table:table-cell table:style-name="ce6" office:value-type="time" office:time-value="PT20H58M00S">
            <text:p>20:58</text:p>
          </table:table-cell>
          <table:table-cell table:style-name="ce4" table:formula="of:=[.$B100]+[.C$3]" office:value-type="time" office:time-value="PT21H01M00S">
            <text:p>21:01</text:p>
          </table:table-cell>
          <table:table-cell table:style-name="ce4" table:formula="of:=[.$B100]+[.D$3]" office:value-type="time" office:time-value="PT21H03M00S">
            <text:p>21:03</text:p>
          </table:table-cell>
          <table:table-cell table:style-name="ce4" table:formula="of:=[.$B100]+[.E$3]" office:value-type="time" office:time-value="PT21H05M00S">
            <text:p>21:05</text:p>
          </table:table-cell>
          <table:table-cell table:style-name="ce4" table:formula="of:=[.$B100]+[.F$3]" office:value-type="time" office:time-value="PT21H07M00S">
            <text:p>21:07</text:p>
          </table:table-cell>
          <table:table-cell table:style-name="ce4" table:formula="of:=[.$B100]+[.G$3]" office:value-type="time" office:time-value="PT21H11M00S">
            <text:p>21:11</text:p>
          </table:table-cell>
          <table:table-cell table:style-name="ce4" table:formula="of:=[.$B100]+[.H$3]" office:value-type="time" office:time-value="PT21H14M00S">
            <text:p>21:14</text:p>
          </table:table-cell>
          <table:table-cell table:style-name="ce4" table:formula="of:=[.$B100]+[.I$3]" office:value-type="time" office:time-value="PT21H17M00S">
            <text:p>21:17</text:p>
          </table:table-cell>
          <table:table-cell table:style-name="ce4" table:formula="of:=[.$B100]+[.J$3]" office:value-type="time" office:time-value="PT21H19M00S">
            <text:p>21:19</text:p>
          </table:table-cell>
          <table:table-cell table:style-name="ce4" table:formula="of:=[.$B100]+[.K$3]" office:value-type="time" office:time-value="PT21H21M00S">
            <text:p>21:21</text:p>
          </table:table-cell>
          <table:table-cell table:style-name="ce4" table:formula="of:=[.$B100]+[.L$3]" office:value-type="time" office:time-value="PT21H23M00S">
            <text:p>21:23</text:p>
          </table:table-cell>
          <table:table-cell table:style-name="ce4" table:formula="of:=[.$B100]+[.M$3]" office:value-type="time" office:time-value="PT21H26M00S">
            <text:p>21:26</text:p>
          </table:table-cell>
          <table:table-cell table:style-name="ce4" table:formula="of:=[.$B100]+[.N$3]" office:value-type="time" office:time-value="PT21H28M00S">
            <text:p>21:28</text:p>
          </table:table-cell>
          <table:table-cell table:style-name="ce4" table:formula="of:=[.$B100]+[.O$3]" office:value-type="time" office:time-value="PT21H31M00S">
            <text:p>21:31</text:p>
          </table:table-cell>
          <table:table-cell table:style-name="ce4" table:formula="of:=[.$B100]+[.P$3]" office:value-type="time" office:time-value="PT21H33M00S">
            <text:p>21:33</text:p>
          </table:table-cell>
          <table:table-cell table:style-name="ce4" table:formula="of:=[.$B100]+[.Q$3]" office:value-type="time" office:time-value="PT21H35M00S">
            <text:p>21:35</text:p>
          </table:table-cell>
          <table:table-cell table:style-name="ce4" table:formula="of:=[.$B100]+[.R$3]" office:value-type="time" office:time-value="PT21H48M00S">
            <text:p>21:48</text:p>
          </table:table-cell>
        </table:table-row>
        <table:table-row table:style-name="ro1">
          <table:table-cell table:style-name="ce3" table:formula="of:=[.A100]+2" office:value-type="float" office:value="3186">
            <text:p>3186</text:p>
          </table:table-cell>
          <table:table-cell table:style-name="ce6" office:value-type="time" office:time-value="PT21H18M00S">
            <text:p>21:18</text:p>
          </table:table-cell>
          <table:table-cell table:style-name="ce4" table:formula="of:=[.$B101]+[.C$3]" office:value-type="time" office:time-value="PT21H21M00S">
            <text:p>21:21</text:p>
          </table:table-cell>
          <table:table-cell table:style-name="ce4" table:formula="of:=[.$B101]+[.D$3]" office:value-type="time" office:time-value="PT21H23M00S">
            <text:p>21:23</text:p>
          </table:table-cell>
          <table:table-cell table:style-name="ce4" table:formula="of:=[.$B101]+[.E$3]" office:value-type="time" office:time-value="PT21H25M00S">
            <text:p>21:25</text:p>
          </table:table-cell>
          <table:table-cell table:style-name="ce4" table:formula="of:=[.$B101]+[.F$3]" office:value-type="time" office:time-value="PT21H27M00S">
            <text:p>21:27</text:p>
          </table:table-cell>
          <table:table-cell table:style-name="ce4" table:formula="of:=[.$B101]+[.G$3]" office:value-type="time" office:time-value="PT21H31M00S">
            <text:p>21:31</text:p>
          </table:table-cell>
          <table:table-cell table:style-name="ce4" table:formula="of:=[.$B101]+[.H$3]" office:value-type="time" office:time-value="PT21H34M00S">
            <text:p>21:34</text:p>
          </table:table-cell>
          <table:table-cell table:style-name="ce4" table:formula="of:=[.$B101]+[.I$3]" office:value-type="time" office:time-value="PT21H37M00S">
            <text:p>21:37</text:p>
          </table:table-cell>
          <table:table-cell table:style-name="ce4" table:formula="of:=[.$B101]+[.J$3]" office:value-type="time" office:time-value="PT21H39M00S">
            <text:p>21:39</text:p>
          </table:table-cell>
          <table:table-cell table:style-name="ce4" table:formula="of:=[.$B101]+[.K$3]" office:value-type="time" office:time-value="PT21H41M00S">
            <text:p>21:41</text:p>
          </table:table-cell>
          <table:table-cell table:style-name="ce4" table:formula="of:=[.$B101]+[.L$3]" office:value-type="time" office:time-value="PT21H43M00S">
            <text:p>21:43</text:p>
          </table:table-cell>
          <table:table-cell table:style-name="ce4" table:formula="of:=[.$B101]+[.M$3]" office:value-type="time" office:time-value="PT21H46M00S">
            <text:p>21:46</text:p>
          </table:table-cell>
          <table:table-cell table:style-name="ce4" table:formula="of:=[.$B101]+[.N$3]" office:value-type="time" office:time-value="PT21H48M00S">
            <text:p>21:48</text:p>
          </table:table-cell>
          <table:table-cell table:style-name="ce4" table:formula="of:=[.$B101]+[.O$3]" office:value-type="time" office:time-value="PT21H51M00S">
            <text:p>21:51</text:p>
          </table:table-cell>
          <table:table-cell table:style-name="ce4" table:formula="of:=[.$B101]+[.P$3]" office:value-type="time" office:time-value="PT21H53M00S">
            <text:p>21:53</text:p>
          </table:table-cell>
          <table:table-cell table:style-name="ce4" table:formula="of:=[.$B101]+[.Q$3]" office:value-type="time" office:time-value="PT21H55M00S">
            <text:p>21:55</text:p>
          </table:table-cell>
          <table:table-cell table:style-name="ce4" table:formula="of:=[.$B101]+[.R$3]" office:value-type="time" office:time-value="PT22H08M00S">
            <text:p>22:08</text:p>
          </table:table-cell>
        </table:table-row>
        <table:table-row table:style-name="ro1">
          <table:table-cell table:style-name="ce3" table:formula="of:=[.A101]+2" office:value-type="float" office:value="3188">
            <text:p>3188</text:p>
          </table:table-cell>
          <table:table-cell table:style-name="ce6" office:value-type="time" office:time-value="PT21H38M00S">
            <text:p>21:38</text:p>
          </table:table-cell>
          <table:table-cell table:style-name="ce4" table:formula="of:=[.$B102]+[.C$3]" office:value-type="time" office:time-value="PT21H41M00S">
            <text:p>21:41</text:p>
          </table:table-cell>
          <table:table-cell table:style-name="ce4" table:formula="of:=[.$B102]+[.D$3]" office:value-type="time" office:time-value="PT21H43M00S">
            <text:p>21:43</text:p>
          </table:table-cell>
          <table:table-cell table:style-name="ce4" table:formula="of:=[.$B102]+[.E$3]" office:value-type="time" office:time-value="PT21H45M00S">
            <text:p>21:45</text:p>
          </table:table-cell>
          <table:table-cell table:style-name="ce4" table:formula="of:=[.$B102]+[.F$3]" office:value-type="time" office:time-value="PT21H47M00S">
            <text:p>21:47</text:p>
          </table:table-cell>
          <table:table-cell table:style-name="ce4" table:formula="of:=[.$B102]+[.G$3]" office:value-type="time" office:time-value="PT21H51M00S">
            <text:p>21:51</text:p>
          </table:table-cell>
          <table:table-cell table:style-name="ce4" table:formula="of:=[.$B102]+[.H$3]" office:value-type="time" office:time-value="PT21H54M00S">
            <text:p>21:54</text:p>
          </table:table-cell>
          <table:table-cell table:style-name="ce4" table:formula="of:=[.$B102]+[.I$3]" office:value-type="time" office:time-value="PT21H57M00S">
            <text:p>21:57</text:p>
          </table:table-cell>
          <table:table-cell table:style-name="ce4" table:formula="of:=[.$B102]+[.J$3]" office:value-type="time" office:time-value="PT21H59M00S">
            <text:p>21:59</text:p>
          </table:table-cell>
          <table:table-cell table:style-name="ce4" table:formula="of:=[.$B102]+[.K$3]" office:value-type="time" office:time-value="PT22H01M00S">
            <text:p>22:01</text:p>
          </table:table-cell>
          <table:table-cell table:style-name="ce4" table:formula="of:=[.$B102]+[.L$3]" office:value-type="time" office:time-value="PT22H03M00S">
            <text:p>22:03</text:p>
          </table:table-cell>
          <table:table-cell table:style-name="ce4" table:formula="of:=[.$B102]+[.M$3]" office:value-type="time" office:time-value="PT22H06M00S">
            <text:p>22:06</text:p>
          </table:table-cell>
          <table:table-cell table:style-name="ce4" table:formula="of:=[.$B102]+[.N$3]" office:value-type="time" office:time-value="PT22H08M00S">
            <text:p>22:08</text:p>
          </table:table-cell>
          <table:table-cell table:style-name="ce4" table:formula="of:=[.$B102]+[.O$3]" office:value-type="time" office:time-value="PT22H11M00S">
            <text:p>22:11</text:p>
          </table:table-cell>
          <table:table-cell table:style-name="ce4" table:formula="of:=[.$B102]+[.P$3]" office:value-type="time" office:time-value="PT22H13M00S">
            <text:p>22:13</text:p>
          </table:table-cell>
          <table:table-cell table:style-name="ce4" table:formula="of:=[.$B102]+[.Q$3]" office:value-type="time" office:time-value="PT22H15M00S">
            <text:p>22:15</text:p>
          </table:table-cell>
          <table:table-cell table:style-name="ce4" table:formula="of:=[.$B102]+[.R$3]" office:value-type="time" office:time-value="PT22H28M00S">
            <text:p>22:28</text:p>
          </table:table-cell>
        </table:table-row>
        <table:table-row table:style-name="ro1">
          <table:table-cell table:style-name="ce3" table:formula="of:=[.A102]+2" office:value-type="float" office:value="3190">
            <text:p>3190</text:p>
          </table:table-cell>
          <table:table-cell table:style-name="ce6" office:value-type="time" office:time-value="PT21H58M00S">
            <text:p>21:58</text:p>
          </table:table-cell>
          <table:table-cell table:style-name="ce4" table:formula="of:=[.$B103]+[.C$3]" office:value-type="time" office:time-value="PT22H01M00S">
            <text:p>22:01</text:p>
          </table:table-cell>
          <table:table-cell table:style-name="ce4" table:formula="of:=[.$B103]+[.D$3]" office:value-type="time" office:time-value="PT22H03M00S">
            <text:p>22:03</text:p>
          </table:table-cell>
          <table:table-cell table:style-name="ce4" table:formula="of:=[.$B103]+[.E$3]" office:value-type="time" office:time-value="PT22H05M00S">
            <text:p>22:05</text:p>
          </table:table-cell>
          <table:table-cell table:style-name="ce4" table:formula="of:=[.$B103]+[.F$3]" office:value-type="time" office:time-value="PT22H07M00S">
            <text:p>22:07</text:p>
          </table:table-cell>
          <table:table-cell table:style-name="ce4" table:formula="of:=[.$B103]+[.G$3]" office:value-type="time" office:time-value="PT22H11M00S">
            <text:p>22:11</text:p>
          </table:table-cell>
          <table:table-cell table:style-name="ce4" table:formula="of:=[.$B103]+[.H$3]" office:value-type="time" office:time-value="PT22H14M00S">
            <text:p>22:14</text:p>
          </table:table-cell>
          <table:table-cell table:style-name="ce4" table:formula="of:=[.$B103]+[.I$3]" office:value-type="time" office:time-value="PT22H17M00S">
            <text:p>22:17</text:p>
          </table:table-cell>
          <table:table-cell table:style-name="ce4" table:formula="of:=[.$B103]+[.J$3]" office:value-type="time" office:time-value="PT22H19M00S">
            <text:p>22:19</text:p>
          </table:table-cell>
          <table:table-cell table:style-name="ce4" table:formula="of:=[.$B103]+[.K$3]" office:value-type="time" office:time-value="PT22H21M00S">
            <text:p>22:21</text:p>
          </table:table-cell>
          <table:table-cell table:style-name="ce4" table:formula="of:=[.$B103]+[.L$3]" office:value-type="time" office:time-value="PT22H23M00S">
            <text:p>22:23</text:p>
          </table:table-cell>
          <table:table-cell table:style-name="ce4" table:formula="of:=[.$B103]+[.M$3]" office:value-type="time" office:time-value="PT22H26M00S">
            <text:p>22:26</text:p>
          </table:table-cell>
          <table:table-cell table:style-name="ce4" table:formula="of:=[.$B103]+[.N$3]" office:value-type="time" office:time-value="PT22H28M00S">
            <text:p>22:28</text:p>
          </table:table-cell>
          <table:table-cell table:style-name="ce4" table:formula="of:=[.$B103]+[.O$3]" office:value-type="time" office:time-value="PT22H31M00S">
            <text:p>22:31</text:p>
          </table:table-cell>
          <table:table-cell table:style-name="ce4" table:formula="of:=[.$B103]+[.P$3]" office:value-type="time" office:time-value="PT22H33M00S">
            <text:p>22:33</text:p>
          </table:table-cell>
          <table:table-cell table:style-name="ce4" table:formula="of:=[.$B103]+[.Q$3]" office:value-type="time" office:time-value="PT22H35M00S">
            <text:p>22:35</text:p>
          </table:table-cell>
          <table:table-cell table:style-name="ce4" table:formula="of:=[.$B103]+[.R$3]" office:value-type="time" office:time-value="PT22H48M00S">
            <text:p>22:48</text:p>
          </table:table-cell>
        </table:table-row>
        <table:table-row table:style-name="ro1">
          <table:table-cell table:style-name="ce3" table:formula="of:=[.A103]+2" office:value-type="float" office:value="3192">
            <text:p>3192</text:p>
          </table:table-cell>
          <table:table-cell table:style-name="ce6" office:value-type="time" office:time-value="PT22H18M00S">
            <text:p>22:18</text:p>
          </table:table-cell>
          <table:table-cell table:style-name="ce4" table:formula="of:=[.$B104]+[.C$3]" office:value-type="time" office:time-value="PT22H21M00S">
            <text:p>22:21</text:p>
          </table:table-cell>
          <table:table-cell table:style-name="ce4" table:formula="of:=[.$B104]+[.D$3]" office:value-type="time" office:time-value="PT22H23M00S">
            <text:p>22:23</text:p>
          </table:table-cell>
          <table:table-cell table:style-name="ce4" table:formula="of:=[.$B104]+[.E$3]" office:value-type="time" office:time-value="PT22H25M00S">
            <text:p>22:25</text:p>
          </table:table-cell>
          <table:table-cell table:style-name="ce4" table:formula="of:=[.$B104]+[.F$3]" office:value-type="time" office:time-value="PT22H27M00S">
            <text:p>22:27</text:p>
          </table:table-cell>
          <table:table-cell table:style-name="ce4" table:formula="of:=[.$B104]+[.G$3]" office:value-type="time" office:time-value="PT22H31M00S">
            <text:p>22:31</text:p>
          </table:table-cell>
          <table:table-cell table:style-name="ce4" table:formula="of:=[.$B104]+[.H$3]" office:value-type="time" office:time-value="PT22H34M00S">
            <text:p>22:34</text:p>
          </table:table-cell>
          <table:table-cell table:style-name="ce4" table:formula="of:=[.$B104]+[.I$3]" office:value-type="time" office:time-value="PT22H37M00S">
            <text:p>22:37</text:p>
          </table:table-cell>
          <table:table-cell table:style-name="ce4" table:formula="of:=[.$B104]+[.J$3]" office:value-type="time" office:time-value="PT22H39M00S">
            <text:p>22:39</text:p>
          </table:table-cell>
          <table:table-cell table:style-name="ce4" table:formula="of:=[.$B104]+[.K$3]" office:value-type="time" office:time-value="PT22H41M00S">
            <text:p>22:41</text:p>
          </table:table-cell>
          <table:table-cell table:style-name="ce4" table:formula="of:=[.$B104]+[.L$3]" office:value-type="time" office:time-value="PT22H43M00S">
            <text:p>22:43</text:p>
          </table:table-cell>
          <table:table-cell table:style-name="ce4" table:formula="of:=[.$B104]+[.M$3]" office:value-type="time" office:time-value="PT22H46M00S">
            <text:p>22:46</text:p>
          </table:table-cell>
          <table:table-cell table:style-name="ce4" table:formula="of:=[.$B104]+[.N$3]" office:value-type="time" office:time-value="PT22H48M00S">
            <text:p>22:48</text:p>
          </table:table-cell>
          <table:table-cell table:style-name="ce4" table:formula="of:=[.$B104]+[.O$3]" office:value-type="time" office:time-value="PT22H51M00S">
            <text:p>22:51</text:p>
          </table:table-cell>
          <table:table-cell table:style-name="ce4" table:formula="of:=[.$B104]+[.P$3]" office:value-type="time" office:time-value="PT22H53M00S">
            <text:p>22:53</text:p>
          </table:table-cell>
          <table:table-cell table:style-name="ce4" table:formula="of:=[.$B104]+[.Q$3]" office:value-type="time" office:time-value="PT22H55M00S">
            <text:p>22:55</text:p>
          </table:table-cell>
          <table:table-cell table:style-name="ce4" table:formula="of:=[.$B104]+[.R$3]" office:value-type="time" office:time-value="PT23H08M00S">
            <text:p>23:08</text:p>
          </table:table-cell>
        </table:table-row>
        <table:table-row table:style-name="ro1">
          <table:table-cell table:style-name="ce3" table:formula="of:=[.A104]+2" office:value-type="float" office:value="3194">
            <text:p>3194</text:p>
          </table:table-cell>
          <table:table-cell table:style-name="ce6" office:value-type="time" office:time-value="PT22H38M00S">
            <text:p>22:38</text:p>
          </table:table-cell>
          <table:table-cell table:style-name="ce4" table:formula="of:=[.$B105]+[.C$3]" office:value-type="time" office:time-value="PT22H41M00S">
            <text:p>22:41</text:p>
          </table:table-cell>
          <table:table-cell table:style-name="ce4" table:formula="of:=[.$B105]+[.D$3]" office:value-type="time" office:time-value="PT22H43M00S">
            <text:p>22:43</text:p>
          </table:table-cell>
          <table:table-cell table:style-name="ce4" table:formula="of:=[.$B105]+[.E$3]" office:value-type="time" office:time-value="PT22H45M00S">
            <text:p>22:45</text:p>
          </table:table-cell>
          <table:table-cell table:style-name="ce4" table:formula="of:=[.$B105]+[.F$3]" office:value-type="time" office:time-value="PT22H47M00S">
            <text:p>22:47</text:p>
          </table:table-cell>
          <table:table-cell table:style-name="ce4" table:formula="of:=[.$B105]+[.G$3]" office:value-type="time" office:time-value="PT22H51M00S">
            <text:p>22:51</text:p>
          </table:table-cell>
          <table:table-cell table:style-name="ce4" table:formula="of:=[.$B105]+[.H$3]" office:value-type="time" office:time-value="PT22H54M00S">
            <text:p>22:54</text:p>
          </table:table-cell>
          <table:table-cell table:style-name="ce4" table:formula="of:=[.$B105]+[.I$3]" office:value-type="time" office:time-value="PT22H57M00S">
            <text:p>22:57</text:p>
          </table:table-cell>
          <table:table-cell table:style-name="ce4" table:formula="of:=[.$B105]+[.J$3]" office:value-type="time" office:time-value="PT22H59M00S">
            <text:p>22:59</text:p>
          </table:table-cell>
          <table:table-cell table:style-name="ce4" table:formula="of:=[.$B105]+[.K$3]" office:value-type="time" office:time-value="PT23H01M00S">
            <text:p>23:01</text:p>
          </table:table-cell>
          <table:table-cell table:style-name="ce4" table:formula="of:=[.$B105]+[.L$3]" office:value-type="time" office:time-value="PT23H03M00S">
            <text:p>23:03</text:p>
          </table:table-cell>
          <table:table-cell table:style-name="ce4" table:formula="of:=[.$B105]+[.M$3]" office:value-type="time" office:time-value="PT23H06M00S">
            <text:p>23:06</text:p>
          </table:table-cell>
          <table:table-cell table:style-name="ce4" table:formula="of:=[.$B105]+[.N$3]" office:value-type="time" office:time-value="PT23H08M00S">
            <text:p>23:08</text:p>
          </table:table-cell>
          <table:table-cell table:style-name="ce4" table:formula="of:=[.$B105]+[.O$3]" office:value-type="time" office:time-value="PT23H11M00S">
            <text:p>23:11</text:p>
          </table:table-cell>
          <table:table-cell table:style-name="ce4" table:formula="of:=[.$B105]+[.P$3]" office:value-type="time" office:time-value="PT23H13M00S">
            <text:p>23:13</text:p>
          </table:table-cell>
          <table:table-cell table:style-name="ce4" table:formula="of:=[.$B105]+[.Q$3]" office:value-type="time" office:time-value="PT23H15M00S">
            <text:p>23:15</text:p>
          </table:table-cell>
          <table:table-cell table:style-name="ce4" table:formula="of:=[.$B105]+[.R$3]" office:value-type="time" office:time-value="PT23H28M00S">
            <text:p>23:28</text:p>
          </table:table-cell>
        </table:table-row>
        <table:table-row table:style-name="ro1">
          <table:table-cell table:style-name="ce3" table:formula="of:=[.A105]+2" office:value-type="float" office:value="3196">
            <text:p>3196</text:p>
          </table:table-cell>
          <table:table-cell table:style-name="ce6" office:value-type="time" office:time-value="PT23H03M00S">
            <text:p>23:03</text:p>
          </table:table-cell>
          <table:table-cell table:style-name="ce4" table:formula="of:=[.$B106]+[.C$3]" office:value-type="time" office:time-value="PT23H06M00S">
            <text:p>23:06</text:p>
          </table:table-cell>
          <table:table-cell table:style-name="ce4" table:formula="of:=[.$B106]+[.D$3]" office:value-type="time" office:time-value="PT23H08M00S">
            <text:p>23:08</text:p>
          </table:table-cell>
          <table:table-cell table:style-name="ce4" table:formula="of:=[.$B106]+[.E$3]" office:value-type="time" office:time-value="PT23H10M00S">
            <text:p>23:10</text:p>
          </table:table-cell>
          <table:table-cell table:style-name="ce4" table:formula="of:=[.$B106]+[.F$3]" office:value-type="time" office:time-value="PT23H12M00S">
            <text:p>23:12</text:p>
          </table:table-cell>
          <table:table-cell table:style-name="ce4" table:formula="of:=[.$B106]+[.G$3]" office:value-type="time" office:time-value="PT23H16M00S">
            <text:p>23:16</text:p>
          </table:table-cell>
          <table:table-cell table:style-name="ce4" table:formula="of:=[.$B106]+[.H$3]" office:value-type="time" office:time-value="PT23H19M00S">
            <text:p>23:19</text:p>
          </table:table-cell>
          <table:table-cell table:style-name="ce4" table:formula="of:=[.$B106]+[.I$3]" office:value-type="time" office:time-value="PT23H22M00S">
            <text:p>23:22</text:p>
          </table:table-cell>
          <table:table-cell table:style-name="ce4" table:formula="of:=[.$B106]+[.J$3]" office:value-type="time" office:time-value="PT23H24M00S">
            <text:p>23:24</text:p>
          </table:table-cell>
          <table:table-cell table:style-name="ce4" table:formula="of:=[.$B106]+[.K$3]" office:value-type="time" office:time-value="PT23H26M00S">
            <text:p>23:26</text:p>
          </table:table-cell>
          <table:table-cell table:style-name="ce4" table:formula="of:=[.$B106]+[.L$3]" office:value-type="time" office:time-value="PT23H28M00S">
            <text:p>23:28</text:p>
          </table:table-cell>
          <table:table-cell table:style-name="ce4" table:formula="of:=[.$B106]+[.M$3]" office:value-type="time" office:time-value="PT23H31M00S">
            <text:p>23:31</text:p>
          </table:table-cell>
          <table:table-cell table:style-name="ce4" table:formula="of:=[.$B106]+[.N$3]" office:value-type="time" office:time-value="PT23H33M00S">
            <text:p>23:33</text:p>
          </table:table-cell>
          <table:table-cell table:style-name="ce4" table:formula="of:=[.$B106]+[.O$3]" office:value-type="time" office:time-value="PT23H36M00S">
            <text:p>23:36</text:p>
          </table:table-cell>
          <table:table-cell table:style-name="ce4" table:formula="of:=[.$B106]+[.P$3]" office:value-type="time" office:time-value="PT23H38M00S">
            <text:p>23:38</text:p>
          </table:table-cell>
          <table:table-cell table:style-name="ce4" table:formula="of:=[.$B106]+[.Q$3]" office:value-type="time" office:time-value="PT23H40M00S">
            <text:p>23:40</text:p>
          </table:table-cell>
          <table:table-cell table:style-name="ce4" table:formula="of:=[.$B106]+[.R$3]" office:value-type="time" office:time-value="PT23H53M00S">
            <text:p>23:53</text:p>
          </table:table-cell>
        </table:table-row>
        <table:table-row table:style-name="ro1">
          <table:table-cell table:style-name="ce3" table:formula="of:=[.A106]+2" office:value-type="float" office:value="3198">
            <text:p>3198</text:p>
          </table:table-cell>
          <table:table-cell table:style-name="ce6" office:value-type="time" office:time-value="PT23H37M00S">
            <text:p>23:37</text:p>
          </table:table-cell>
          <table:table-cell table:style-name="ce4" table:formula="of:=[.$B107]+[.C$3]" office:value-type="time" office:time-value="PT23H40M00S">
            <text:p>23:40</text:p>
          </table:table-cell>
          <table:table-cell table:style-name="ce4" table:formula="of:=[.$B107]+[.D$3]" office:value-type="time" office:time-value="PT23H42M00S">
            <text:p>23:42</text:p>
          </table:table-cell>
          <table:table-cell table:style-name="ce4" table:formula="of:=[.$B107]+[.E$3]" office:value-type="time" office:time-value="PT23H44M00S">
            <text:p>23:44</text:p>
          </table:table-cell>
          <table:table-cell table:style-name="ce4" table:formula="of:=[.$B107]+[.F$3]" office:value-type="time" office:time-value="PT23H46M00S">
            <text:p>23:46</text:p>
          </table:table-cell>
          <table:table-cell table:style-name="ce4" table:formula="of:=[.$B107]+[.G$3]" office:value-type="time" office:time-value="PT23H50M00S">
            <text:p>23:50</text:p>
          </table:table-cell>
          <table:table-cell table:style-name="ce4" table:formula="of:=[.$B107]+[.H$3]" office:value-type="time" office:time-value="PT23H53M00S">
            <text:p>23:53</text:p>
          </table:table-cell>
          <table:table-cell table:style-name="ce4" table:formula="of:=[.$B107]+[.I$3]" office:value-type="time" office:time-value="PT23H56M00S">
            <text:p>23:56</text:p>
          </table:table-cell>
          <table:table-cell table:style-name="ce4" table:formula="of:=[.$B107]+[.J$3]" office:value-type="time" office:time-value="PT23H58M00S">
            <text:p>23:58</text:p>
          </table:table-cell>
          <table:table-cell table:style-name="ce4" table:formula="of:=[.$B107]+[.K$3]" office:value-type="time" office:time-value="PT24H00M00S">
            <text:p>00:00</text:p>
          </table:table-cell>
          <table:table-cell table:style-name="ce4" table:formula="of:=[.$B107]+[.L$3]" office:value-type="time" office:time-value="PT24H02M00S">
            <text:p>00:02</text:p>
          </table:table-cell>
          <table:table-cell table:style-name="ce4" table:formula="of:=[.$B107]+[.M$3]" office:value-type="time" office:time-value="PT24H05M00S">
            <text:p>00:05</text:p>
          </table:table-cell>
          <table:table-cell table:style-name="ce4" table:formula="of:=[.$B107]+[.N$3]" office:value-type="time" office:time-value="PT24H07M00S">
            <text:p>00:07</text:p>
          </table:table-cell>
          <table:table-cell table:style-name="ce4" table:formula="of:=[.$B107]+[.O$3]" office:value-type="time" office:time-value="PT24H10M00S">
            <text:p>00:10</text:p>
          </table:table-cell>
          <table:table-cell table:style-name="ce4" table:formula="of:=[.$B107]+[.P$3]" office:value-type="time" office:time-value="PT24H12M00S">
            <text:p>00:12</text:p>
          </table:table-cell>
          <table:table-cell table:style-name="ce4" table:formula="of:=[.$B107]+[.Q$3]" office:value-type="time" office:time-value="PT24H14M00S">
            <text:p>00:14</text:p>
          </table:table-cell>
          <table:table-cell table:style-name="ce4" table:formula="of:=[.$B107]+[.R$3]" office:value-type="time" office:time-value="PT24H27M00S">
            <text:p>00:27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style-name="ce2" office:value-type="string">
            <text:p>Sábados hábiles</text:p>
          </table:table-cell>
          <table:table-cell/>
          <table:table-cell table:style-name="ce4" table:number-columns-repeated="16"/>
        </table:table-row>
        <table:table-row table:style-name="ro3">
          <table:table-cell office:value-type="string">
            <text:p>Tren No.</text:p>
          </table:table-cell>
          <table:table-cell table:style-name="Default" office:value-type="string">
            <text:p>Tigre</text:p>
          </table:table-cell>
          <table:table-cell office:value-type="string">
            <text:p>Carupa</text:p>
          </table:table-cell>
          <table:table-cell office:value-type="string">
            <text:p>S. Fernando</text:p>
          </table:table-cell>
          <table:table-cell office:value-type="string">
            <text:p>Virreyes</text:p>
          </table:table-cell>
          <table:table-cell office:value-type="string">
            <text:p>Victoria</text:p>
          </table:table-cell>
          <table:table-cell office:value-type="string">
            <text:p>Beccar</text:p>
          </table:table-cell>
          <table:table-cell office:value-type="string">
            <text:p>San Isidro</text:p>
          </table:table-cell>
          <table:table-cell office:value-type="string">
            <text:p>Acassuso</text:p>
          </table:table-cell>
          <table:table-cell office:value-type="string">
            <text:p>Martinez</text:p>
          </table:table-cell>
          <table:table-cell office:value-type="string">
            <text:p>La Lucila</text:p>
          </table:table-cell>
          <table:table-cell office:value-type="string">
            <text:p>Olivos</text:p>
          </table:table-cell>
          <table:table-cell office:value-type="string">
            <text:p>Vte. López</text:p>
          </table:table-cell>
          <table:table-cell office:value-type="string">
            <text:p>Rivadavia</text:p>
          </table:table-cell>
          <table:table-cell office:value-type="string">
            <text:p>Nuñez</text:p>
          </table:table-cell>
          <table:table-cell office:value-type="string">
            <text:p>Belgrano C</text:p>
          </table:table-cell>
          <table:table-cell office:value-type="string">
            <text:p>L. de la Torre</text:p>
          </table:table-cell>
          <table:table-cell office:value-type="string">
            <text:p>Retiro</text:p>
          </table:table-cell>
        </table:table-row>
        <table:table-row table:style-name="ro1">
          <table:table-cell table:style-name="ce3" office:value-type="float" office:value="3000">
            <text:p>3000</text:p>
          </table:table-cell>
          <table:table-cell table:style-name="ce6" office:value-type="time" office:time-value="PT04H16M00S">
            <text:p>04:16</text:p>
          </table:table-cell>
          <table:table-cell table:style-name="ce4" table:formula="of:=[.$B111]+[.C$3]" office:value-type="time" office:time-value="PT04H19M00S">
            <text:p>04:19</text:p>
          </table:table-cell>
          <table:table-cell table:style-name="ce4" table:formula="of:=[.$B111]+[.D$3]" office:value-type="time" office:time-value="PT04H21M00S">
            <text:p>04:21</text:p>
          </table:table-cell>
          <table:table-cell table:style-name="ce4" table:formula="of:=[.$B111]+[.E$3]" office:value-type="time" office:time-value="PT04H23M00S">
            <text:p>04:23</text:p>
          </table:table-cell>
          <table:table-cell table:style-name="ce4" table:formula="of:=[.$B111]+[.F$3]" office:value-type="time" office:time-value="PT04H25M00S">
            <text:p>04:25</text:p>
          </table:table-cell>
          <table:table-cell table:style-name="ce4" table:formula="of:=[.$B111]+[.G$3]" office:value-type="time" office:time-value="PT04H29M00S">
            <text:p>04:29</text:p>
          </table:table-cell>
          <table:table-cell table:style-name="ce4" table:formula="of:=[.$B111]+[.H$3]" office:value-type="time" office:time-value="PT04H32M00S">
            <text:p>04:32</text:p>
          </table:table-cell>
          <table:table-cell table:style-name="ce4" table:formula="of:=[.$B111]+[.I$3]" office:value-type="time" office:time-value="PT04H35M00S">
            <text:p>04:35</text:p>
          </table:table-cell>
          <table:table-cell table:style-name="ce4" table:formula="of:=[.$B111]+[.J$3]" office:value-type="time" office:time-value="PT04H37M00S">
            <text:p>04:37</text:p>
          </table:table-cell>
          <table:table-cell table:style-name="ce4" table:formula="of:=[.$B111]+[.K$3]" office:value-type="time" office:time-value="PT04H39M00S">
            <text:p>04:39</text:p>
          </table:table-cell>
          <table:table-cell table:style-name="ce4" table:formula="of:=[.$B111]+[.L$3]" office:value-type="time" office:time-value="PT04H41M00S">
            <text:p>04:41</text:p>
          </table:table-cell>
          <table:table-cell table:style-name="ce4" table:formula="of:=[.$B111]+[.M$3]" office:value-type="time" office:time-value="PT04H44M00S">
            <text:p>04:44</text:p>
          </table:table-cell>
          <table:table-cell table:style-name="ce4" table:formula="of:=[.$B111]+[.N$3]" office:value-type="time" office:time-value="PT04H46M00S">
            <text:p>04:46</text:p>
          </table:table-cell>
          <table:table-cell table:style-name="ce4" table:formula="of:=[.$B111]+[.O$3]" office:value-type="time" office:time-value="PT04H49M00S">
            <text:p>04:49</text:p>
          </table:table-cell>
          <table:table-cell table:style-name="ce4" table:formula="of:=[.$B111]+[.P$3]" office:value-type="time" office:time-value="PT04H51M00S">
            <text:p>04:51</text:p>
          </table:table-cell>
          <table:table-cell table:style-name="ce4" table:formula="of:=[.$B111]+[.Q$3]" office:value-type="time" office:time-value="PT04H53M00S">
            <text:p>04:53</text:p>
          </table:table-cell>
          <table:table-cell table:style-name="ce4" table:formula="of:=[.$B111]+[.R$3]" office:value-type="time" office:time-value="PT05H06M00S">
            <text:p>05:06</text:p>
          </table:table-cell>
        </table:table-row>
        <table:table-row table:style-name="ro1">
          <table:table-cell table:style-name="ce3" table:formula="of:=[.A111]+2" office:value-type="float" office:value="3002">
            <text:p>3002</text:p>
          </table:table-cell>
          <table:table-cell table:style-name="ce6" office:value-type="time" office:time-value="PT04H35M00S">
            <text:p>04:35</text:p>
          </table:table-cell>
          <table:table-cell table:style-name="ce4" table:formula="of:=[.$B112]+[.C$3]" office:value-type="time" office:time-value="PT04H38M00S">
            <text:p>04:38</text:p>
          </table:table-cell>
          <table:table-cell table:style-name="ce4" table:formula="of:=[.$B112]+[.D$3]" office:value-type="time" office:time-value="PT04H40M00S">
            <text:p>04:40</text:p>
          </table:table-cell>
          <table:table-cell table:style-name="ce4" table:formula="of:=[.$B112]+[.E$3]" office:value-type="time" office:time-value="PT04H42M00S">
            <text:p>04:42</text:p>
          </table:table-cell>
          <table:table-cell table:style-name="ce4" table:formula="of:=[.$B112]+[.F$3]" office:value-type="time" office:time-value="PT04H44M00S">
            <text:p>04:44</text:p>
          </table:table-cell>
          <table:table-cell table:style-name="ce4" table:formula="of:=[.$B112]+[.G$3]" office:value-type="time" office:time-value="PT04H48M00S">
            <text:p>04:48</text:p>
          </table:table-cell>
          <table:table-cell table:style-name="ce4" table:formula="of:=[.$B112]+[.H$3]" office:value-type="time" office:time-value="PT04H51M00S">
            <text:p>04:51</text:p>
          </table:table-cell>
          <table:table-cell table:style-name="ce4" table:formula="of:=[.$B112]+[.I$3]" office:value-type="time" office:time-value="PT04H54M00S">
            <text:p>04:54</text:p>
          </table:table-cell>
          <table:table-cell table:style-name="ce4" table:formula="of:=[.$B112]+[.J$3]" office:value-type="time" office:time-value="PT04H56M00S">
            <text:p>04:56</text:p>
          </table:table-cell>
          <table:table-cell table:style-name="ce4" table:formula="of:=[.$B112]+[.K$3]" office:value-type="time" office:time-value="PT04H58M00S">
            <text:p>04:58</text:p>
          </table:table-cell>
          <table:table-cell table:style-name="ce4" table:formula="of:=[.$B112]+[.L$3]" office:value-type="time" office:time-value="PT05H00M00S">
            <text:p>05:00</text:p>
          </table:table-cell>
          <table:table-cell table:style-name="ce4" table:formula="of:=[.$B112]+[.M$3]" office:value-type="time" office:time-value="PT05H03M00S">
            <text:p>05:03</text:p>
          </table:table-cell>
          <table:table-cell table:style-name="ce4" table:formula="of:=[.$B112]+[.N$3]" office:value-type="time" office:time-value="PT05H05M00S">
            <text:p>05:05</text:p>
          </table:table-cell>
          <table:table-cell table:style-name="ce4" table:number-columns-repeated="4"/>
        </table:table-row>
        <table:table-row table:style-name="ro1">
          <table:table-cell table:style-name="ce3" table:formula="of:=[.A112]+2" office:value-type="float" office:value="3004">
            <text:p>3004</text:p>
          </table:table-cell>
          <table:table-cell table:style-name="ce6" office:value-type="time" office:time-value="PT05H00M00S">
            <text:p>05:00</text:p>
          </table:table-cell>
          <table:table-cell table:style-name="ce4" table:formula="of:=[.$B113]+[.C$3]" office:value-type="time" office:time-value="PT05H03M00S">
            <text:p>05:03</text:p>
          </table:table-cell>
          <table:table-cell table:style-name="ce4" table:formula="of:=[.$B113]+[.D$3]" office:value-type="time" office:time-value="PT05H05M00S">
            <text:p>05:05</text:p>
          </table:table-cell>
          <table:table-cell table:style-name="ce4" table:formula="of:=[.$B113]+[.E$3]" office:value-type="time" office:time-value="PT05H07M00S">
            <text:p>05:07</text:p>
          </table:table-cell>
          <table:table-cell table:style-name="ce4" table:formula="of:=[.$B113]+[.F$3]" office:value-type="time" office:time-value="PT05H09M00S">
            <text:p>05:09</text:p>
          </table:table-cell>
          <table:table-cell table:style-name="ce4" table:formula="of:=[.$B113]+[.G$3]" office:value-type="time" office:time-value="PT05H13M00S">
            <text:p>05:13</text:p>
          </table:table-cell>
          <table:table-cell table:style-name="ce4" table:formula="of:=[.$B113]+[.H$3]" office:value-type="time" office:time-value="PT05H16M00S">
            <text:p>05:16</text:p>
          </table:table-cell>
          <table:table-cell table:style-name="ce4" table:formula="of:=[.$B113]+[.I$3]" office:value-type="time" office:time-value="PT05H19M00S">
            <text:p>05:19</text:p>
          </table:table-cell>
          <table:table-cell table:style-name="ce4" table:formula="of:=[.$B113]+[.J$3]" office:value-type="time" office:time-value="PT05H21M00S">
            <text:p>05:21</text:p>
          </table:table-cell>
          <table:table-cell table:style-name="ce4" table:formula="of:=[.$B113]+[.K$3]" office:value-type="time" office:time-value="PT05H23M00S">
            <text:p>05:23</text:p>
          </table:table-cell>
          <table:table-cell table:style-name="ce4" table:formula="of:=[.$B113]+[.L$3]" office:value-type="time" office:time-value="PT05H25M00S">
            <text:p>05:25</text:p>
          </table:table-cell>
          <table:table-cell table:style-name="ce4" table:formula="of:=[.$B113]+[.M$3]" office:value-type="time" office:time-value="PT05H28M00S">
            <text:p>05:28</text:p>
          </table:table-cell>
          <table:table-cell table:style-name="ce4" table:formula="of:=[.$B113]+[.N$3]" office:value-type="time" office:time-value="PT05H30M00S">
            <text:p>05:30</text:p>
          </table:table-cell>
          <table:table-cell table:style-name="ce4" table:formula="of:=[.$B113]+[.O$3]" office:value-type="time" office:time-value="PT05H33M00S">
            <text:p>05:33</text:p>
          </table:table-cell>
          <table:table-cell table:style-name="ce4" table:formula="of:=[.$B113]+[.P$3]" office:value-type="time" office:time-value="PT05H35M00S">
            <text:p>05:35</text:p>
          </table:table-cell>
          <table:table-cell table:style-name="ce4" table:formula="of:=[.$B113]+[.Q$3]" office:value-type="time" office:time-value="PT05H37M00S">
            <text:p>05:37</text:p>
          </table:table-cell>
          <table:table-cell table:style-name="ce4" table:formula="of:=[.$B113]+[.R$3]" office:value-type="time" office:time-value="PT05H50M00S">
            <text:p>05:50</text:p>
          </table:table-cell>
        </table:table-row>
        <table:table-row table:style-name="ro1">
          <table:table-cell table:style-name="ce3" table:formula="of:=[.A113]+2" office:value-type="float" office:value="3006">
            <text:p>3006</text:p>
          </table:table-cell>
          <table:table-cell table:style-name="ce6" office:value-type="time" office:time-value="PT05H15M00S">
            <text:p>05:15</text:p>
          </table:table-cell>
          <table:table-cell table:style-name="ce4" table:formula="of:=[.$B114]+[.C$3]" office:value-type="time" office:time-value="PT05H18M00S">
            <text:p>05:18</text:p>
          </table:table-cell>
          <table:table-cell table:style-name="ce4" table:formula="of:=[.$B114]+[.D$3]" office:value-type="time" office:time-value="PT05H20M00S">
            <text:p>05:20</text:p>
          </table:table-cell>
          <table:table-cell table:style-name="ce4" table:formula="of:=[.$B114]+[.E$3]" office:value-type="time" office:time-value="PT05H22M00S">
            <text:p>05:22</text:p>
          </table:table-cell>
          <table:table-cell table:style-name="ce4" table:formula="of:=[.$B114]+[.F$3]" office:value-type="time" office:time-value="PT05H24M00S">
            <text:p>05:24</text:p>
          </table:table-cell>
          <table:table-cell table:style-name="ce4" table:formula="of:=[.$B114]+[.G$3]" office:value-type="time" office:time-value="PT05H28M00S">
            <text:p>05:28</text:p>
          </table:table-cell>
          <table:table-cell table:style-name="ce4" table:formula="of:=[.$B114]+[.H$3]" office:value-type="time" office:time-value="PT05H31M00S">
            <text:p>05:31</text:p>
          </table:table-cell>
          <table:table-cell table:style-name="ce4" table:formula="of:=[.$B114]+[.I$3]" office:value-type="time" office:time-value="PT05H34M00S">
            <text:p>05:34</text:p>
          </table:table-cell>
          <table:table-cell table:style-name="ce4" table:formula="of:=[.$B114]+[.J$3]" office:value-type="time" office:time-value="PT05H36M00S">
            <text:p>05:36</text:p>
          </table:table-cell>
          <table:table-cell table:style-name="ce4" table:formula="of:=[.$B114]+[.K$3]" office:value-type="time" office:time-value="PT05H38M00S">
            <text:p>05:38</text:p>
          </table:table-cell>
          <table:table-cell table:style-name="ce4" table:formula="of:=[.$B114]+[.L$3]" office:value-type="time" office:time-value="PT05H40M00S">
            <text:p>05:40</text:p>
          </table:table-cell>
          <table:table-cell table:style-name="ce4" table:formula="of:=[.$B114]+[.M$3]" office:value-type="time" office:time-value="PT05H43M00S">
            <text:p>05:43</text:p>
          </table:table-cell>
          <table:table-cell table:style-name="ce4" table:formula="of:=[.$B114]+[.N$3]" office:value-type="time" office:time-value="PT05H45M00S">
            <text:p>05:45</text:p>
          </table:table-cell>
          <table:table-cell table:style-name="ce4" table:formula="of:=[.$B114]+[.O$3]" office:value-type="time" office:time-value="PT05H48M00S">
            <text:p>05:48</text:p>
          </table:table-cell>
          <table:table-cell table:style-name="ce4" table:formula="of:=[.$B114]+[.P$3]" office:value-type="time" office:time-value="PT05H50M00S">
            <text:p>05:50</text:p>
          </table:table-cell>
          <table:table-cell table:style-name="ce4" table:formula="of:=[.$B114]+[.Q$3]" office:value-type="time" office:time-value="PT05H52M00S">
            <text:p>05:52</text:p>
          </table:table-cell>
          <table:table-cell table:style-name="ce4" table:formula="of:=[.$B114]+[.R$3]" office:value-type="time" office:time-value="PT06H05M00S">
            <text:p>06:05</text:p>
          </table:table-cell>
        </table:table-row>
        <table:table-row table:style-name="ro1">
          <table:table-cell table:style-name="ce3" table:formula="of:=[.A114]+2" office:value-type="float" office:value="3008">
            <text:p>3008</text:p>
          </table:table-cell>
          <table:table-cell table:style-name="ce7" table:formula="of:=[.F115]-[.F$3]" office:value-type="time" office:time-value="PT05H31M00S">
            <text:p>05:31</text:p>
          </table:table-cell>
          <table:table-cell table:style-name="ce4" table:number-columns-repeated="3"/>
          <table:table-cell table:style-name="ce8" office:value-type="time" office:time-value="PT05H40M00S">
            <text:p>05:40</text:p>
          </table:table-cell>
          <table:table-cell table:style-name="ce4" table:formula="of:=[.$B115]+[.G$3]" office:value-type="time" office:time-value="PT05H44M00S">
            <text:p>05:44</text:p>
          </table:table-cell>
          <table:table-cell table:style-name="ce4" table:formula="of:=[.$B115]+[.H$3]" office:value-type="time" office:time-value="PT05H47M00S">
            <text:p>05:47</text:p>
          </table:table-cell>
          <table:table-cell table:style-name="ce4" table:formula="of:=[.$B115]+[.I$3]" office:value-type="time" office:time-value="PT05H50M00S">
            <text:p>05:50</text:p>
          </table:table-cell>
          <table:table-cell table:style-name="ce4" table:formula="of:=[.$B115]+[.J$3]" office:value-type="time" office:time-value="PT05H52M00S">
            <text:p>05:52</text:p>
          </table:table-cell>
          <table:table-cell table:style-name="ce4" table:formula="of:=[.$B115]+[.K$3]" office:value-type="time" office:time-value="PT05H54M00S">
            <text:p>05:54</text:p>
          </table:table-cell>
          <table:table-cell table:style-name="ce4" table:formula="of:=[.$B115]+[.L$3]" office:value-type="time" office:time-value="PT05H56M00S">
            <text:p>05:56</text:p>
          </table:table-cell>
          <table:table-cell table:style-name="ce4" table:formula="of:=[.$B115]+[.M$3]" office:value-type="time" office:time-value="PT05H59M00S">
            <text:p>05:59</text:p>
          </table:table-cell>
          <table:table-cell table:style-name="ce4" table:formula="of:=[.$B115]+[.N$3]" office:value-type="time" office:time-value="PT06H01M00S">
            <text:p>06:01</text:p>
          </table:table-cell>
          <table:table-cell table:style-name="ce4" table:formula="of:=[.$B115]+[.O$3]" office:value-type="time" office:time-value="PT06H04M00S">
            <text:p>06:04</text:p>
          </table:table-cell>
          <table:table-cell table:style-name="ce4" table:formula="of:=[.$B115]+[.P$3]" office:value-type="time" office:time-value="PT06H06M00S">
            <text:p>06:06</text:p>
          </table:table-cell>
          <table:table-cell table:style-name="ce4" table:formula="of:=[.$B115]+[.Q$3]" office:value-type="time" office:time-value="PT06H08M00S">
            <text:p>06:08</text:p>
          </table:table-cell>
          <table:table-cell table:style-name="ce4" table:formula="of:=[.$B115]+[.R$3]" office:value-type="time" office:time-value="PT06H21M00S">
            <text:p>06:21</text:p>
          </table:table-cell>
        </table:table-row>
        <table:table-row table:style-name="ro1">
          <table:table-cell table:style-name="ce3" table:formula="of:=[.A115]+2" office:value-type="float" office:value="3010">
            <text:p>3010</text:p>
          </table:table-cell>
          <table:table-cell table:style-name="ce6" office:value-type="time" office:time-value="PT05H45M00S">
            <text:p>05:45</text:p>
          </table:table-cell>
          <table:table-cell table:style-name="ce4" table:formula="of:=[.$B116]+[.C$3]" office:value-type="time" office:time-value="PT05H48M00S">
            <text:p>05:48</text:p>
          </table:table-cell>
          <table:table-cell table:style-name="ce4" table:formula="of:=[.$B116]+[.D$3]" office:value-type="time" office:time-value="PT05H50M00S">
            <text:p>05:50</text:p>
          </table:table-cell>
          <table:table-cell table:style-name="ce4" table:formula="of:=[.$B116]+[.E$3]" office:value-type="time" office:time-value="PT05H52M00S">
            <text:p>05:52</text:p>
          </table:table-cell>
          <table:table-cell table:style-name="ce4" table:formula="of:=[.$B116]+[.F$3]" office:value-type="time" office:time-value="PT05H54M00S">
            <text:p>05:54</text:p>
          </table:table-cell>
          <table:table-cell table:style-name="ce4" table:formula="of:=[.$B116]+[.G$3]" office:value-type="time" office:time-value="PT05H58M00S">
            <text:p>05:58</text:p>
          </table:table-cell>
          <table:table-cell table:style-name="ce4" table:formula="of:=[.$B116]+[.H$3]" office:value-type="time" office:time-value="PT06H01M00S">
            <text:p>06:01</text:p>
          </table:table-cell>
          <table:table-cell table:style-name="ce4" table:formula="of:=[.$B116]+[.I$3]" office:value-type="time" office:time-value="PT06H04M00S">
            <text:p>06:04</text:p>
          </table:table-cell>
          <table:table-cell table:style-name="ce4" table:formula="of:=[.$B116]+[.J$3]" office:value-type="time" office:time-value="PT06H06M00S">
            <text:p>06:06</text:p>
          </table:table-cell>
          <table:table-cell table:style-name="ce4" table:formula="of:=[.$B116]+[.K$3]" office:value-type="time" office:time-value="PT06H08M00S">
            <text:p>06:08</text:p>
          </table:table-cell>
          <table:table-cell table:style-name="ce4" table:formula="of:=[.$B116]+[.L$3]" office:value-type="time" office:time-value="PT06H10M00S">
            <text:p>06:10</text:p>
          </table:table-cell>
          <table:table-cell table:style-name="ce4" table:formula="of:=[.$B116]+[.M$3]" office:value-type="time" office:time-value="PT06H13M00S">
            <text:p>06:13</text:p>
          </table:table-cell>
          <table:table-cell table:style-name="ce4" table:formula="of:=[.$B116]+[.N$3]" office:value-type="time" office:time-value="PT06H15M00S">
            <text:p>06:15</text:p>
          </table:table-cell>
          <table:table-cell table:style-name="ce4" table:formula="of:=[.$B116]+[.O$3]" office:value-type="time" office:time-value="PT06H18M00S">
            <text:p>06:18</text:p>
          </table:table-cell>
          <table:table-cell table:style-name="ce4" table:formula="of:=[.$B116]+[.P$3]" office:value-type="time" office:time-value="PT06H20M00S">
            <text:p>06:20</text:p>
          </table:table-cell>
          <table:table-cell table:style-name="ce4" table:formula="of:=[.$B116]+[.Q$3]" office:value-type="time" office:time-value="PT06H22M00S">
            <text:p>06:22</text:p>
          </table:table-cell>
          <table:table-cell table:style-name="ce4" table:formula="of:=[.$B116]+[.R$3]" office:value-type="time" office:time-value="PT06H35M00S">
            <text:p>06:35</text:p>
          </table:table-cell>
        </table:table-row>
        <table:table-row table:style-name="ro1">
          <table:table-cell table:style-name="ce3" table:formula="of:=[.A116]+2" office:value-type="float" office:value="3012">
            <text:p>3012</text:p>
          </table:table-cell>
          <table:table-cell table:style-name="ce7" table:formula="of:=[.F117]-[.F$3]" office:value-type="time" office:time-value="PT06H00M00S">
            <text:p>06:00</text:p>
          </table:table-cell>
          <table:table-cell table:style-name="ce4" table:number-columns-repeated="3"/>
          <table:table-cell table:style-name="ce6" office:value-type="time" office:time-value="PT06H09M00S">
            <text:p>06:09</text:p>
          </table:table-cell>
          <table:table-cell table:style-name="ce4" table:formula="of:=[.$B117]+[.G$3]" office:value-type="time" office:time-value="PT06H13M00S">
            <text:p>06:13</text:p>
          </table:table-cell>
          <table:table-cell table:style-name="ce4" table:formula="of:=[.$B117]+[.H$3]" office:value-type="time" office:time-value="PT06H16M00S">
            <text:p>06:16</text:p>
          </table:table-cell>
          <table:table-cell table:style-name="ce4" table:formula="of:=[.$B117]+[.I$3]" office:value-type="time" office:time-value="PT06H19M00S">
            <text:p>06:19</text:p>
          </table:table-cell>
          <table:table-cell table:style-name="ce4" table:formula="of:=[.$B117]+[.J$3]" office:value-type="time" office:time-value="PT06H21M00S">
            <text:p>06:21</text:p>
          </table:table-cell>
          <table:table-cell table:style-name="ce4" table:formula="of:=[.$B117]+[.K$3]" office:value-type="time" office:time-value="PT06H23M00S">
            <text:p>06:23</text:p>
          </table:table-cell>
          <table:table-cell table:style-name="ce4" table:formula="of:=[.$B117]+[.L$3]" office:value-type="time" office:time-value="PT06H25M00S">
            <text:p>06:25</text:p>
          </table:table-cell>
          <table:table-cell table:style-name="ce4" table:formula="of:=[.$B117]+[.M$3]" office:value-type="time" office:time-value="PT06H28M00S">
            <text:p>06:28</text:p>
          </table:table-cell>
          <table:table-cell table:style-name="ce4" table:formula="of:=[.$B117]+[.N$3]" office:value-type="time" office:time-value="PT06H30M00S">
            <text:p>06:30</text:p>
          </table:table-cell>
          <table:table-cell table:style-name="ce4" table:formula="of:=[.$B117]+[.O$3]" office:value-type="time" office:time-value="PT06H33M00S">
            <text:p>06:33</text:p>
          </table:table-cell>
          <table:table-cell table:style-name="ce4" table:formula="of:=[.$B117]+[.P$3]" office:value-type="time" office:time-value="PT06H35M00S">
            <text:p>06:35</text:p>
          </table:table-cell>
          <table:table-cell table:style-name="ce4" table:formula="of:=[.$B117]+[.Q$3]" office:value-type="time" office:time-value="PT06H37M00S">
            <text:p>06:37</text:p>
          </table:table-cell>
          <table:table-cell table:style-name="ce4" table:formula="of:=[.$B117]+[.R$3]" office:value-type="time" office:time-value="PT06H50M00S">
            <text:p>06:50</text:p>
          </table:table-cell>
        </table:table-row>
        <table:table-row table:style-name="ro1">
          <table:table-cell table:style-name="ce3" table:formula="of:=[.A117]+2" office:value-type="float" office:value="3014">
            <text:p>3014</text:p>
          </table:table-cell>
          <table:table-cell table:style-name="ce6" office:value-type="time" office:time-value="PT06H12M00S">
            <text:p>06:12</text:p>
          </table:table-cell>
          <table:table-cell table:style-name="ce4" table:formula="of:=[.$B118]+[.C$3]" office:value-type="time" office:time-value="PT06H15M00S">
            <text:p>06:15</text:p>
          </table:table-cell>
          <table:table-cell table:style-name="ce4" table:formula="of:=[.$B118]+[.D$3]" office:value-type="time" office:time-value="PT06H17M00S">
            <text:p>06:17</text:p>
          </table:table-cell>
          <table:table-cell table:style-name="ce4" table:formula="of:=[.$B118]+[.E$3]" office:value-type="time" office:time-value="PT06H19M00S">
            <text:p>06:19</text:p>
          </table:table-cell>
          <table:table-cell table:style-name="ce4" table:formula="of:=[.$B118]+[.F$3]" office:value-type="time" office:time-value="PT06H21M00S">
            <text:p>06:21</text:p>
          </table:table-cell>
          <table:table-cell table:style-name="ce4" table:formula="of:=[.$B118]+[.G$3]" office:value-type="time" office:time-value="PT06H25M00S">
            <text:p>06:25</text:p>
          </table:table-cell>
          <table:table-cell table:style-name="ce4" table:formula="of:=[.$B118]+[.H$3]" office:value-type="time" office:time-value="PT06H28M00S">
            <text:p>06:28</text:p>
          </table:table-cell>
          <table:table-cell table:style-name="ce4" table:formula="of:=[.$B118]+[.I$3]" office:value-type="time" office:time-value="PT06H31M00S">
            <text:p>06:31</text:p>
          </table:table-cell>
          <table:table-cell table:style-name="ce4" table:formula="of:=[.$B118]+[.J$3]" office:value-type="time" office:time-value="PT06H33M00S">
            <text:p>06:33</text:p>
          </table:table-cell>
          <table:table-cell table:style-name="ce4" table:formula="of:=[.$B118]+[.K$3]" office:value-type="time" office:time-value="PT06H35M00S">
            <text:p>06:35</text:p>
          </table:table-cell>
          <table:table-cell table:style-name="ce4" table:formula="of:=[.$B118]+[.L$3]" office:value-type="time" office:time-value="PT06H37M00S">
            <text:p>06:37</text:p>
          </table:table-cell>
          <table:table-cell table:style-name="ce4" table:formula="of:=[.$B118]+[.M$3]" office:value-type="time" office:time-value="PT06H40M00S">
            <text:p>06:40</text:p>
          </table:table-cell>
          <table:table-cell table:style-name="ce4" table:formula="of:=[.$B118]+[.N$3]" office:value-type="time" office:time-value="PT06H42M00S">
            <text:p>06:42</text:p>
          </table:table-cell>
          <table:table-cell table:style-name="ce4" table:formula="of:=[.$B118]+[.O$3]" office:value-type="time" office:time-value="PT06H45M00S">
            <text:p>06:45</text:p>
          </table:table-cell>
          <table:table-cell table:style-name="ce4" table:formula="of:=[.$B118]+[.P$3]" office:value-type="time" office:time-value="PT06H47M00S">
            <text:p>06:47</text:p>
          </table:table-cell>
          <table:table-cell table:style-name="ce4" table:formula="of:=[.$B118]+[.Q$3]" office:value-type="time" office:time-value="PT06H49M00S">
            <text:p>06:49</text:p>
          </table:table-cell>
          <table:table-cell table:style-name="ce4" table:formula="of:=[.$B118]+[.R$3]" office:value-type="time" office:time-value="PT07H02M00S">
            <text:p>07:02</text:p>
          </table:table-cell>
        </table:table-row>
        <table:table-row table:style-name="ro1">
          <table:table-cell table:style-name="ce3" table:formula="of:=[.A118]+2" office:value-type="float" office:value="3016">
            <text:p>3016</text:p>
          </table:table-cell>
          <table:table-cell table:style-name="ce7" table:formula="of:=[.F119]-[.F$3]" office:value-type="time" office:time-value="PT06H24M00S">
            <text:p>06:24</text:p>
          </table:table-cell>
          <table:table-cell table:style-name="ce4" table:number-columns-repeated="3"/>
          <table:table-cell table:style-name="ce6" office:value-type="time" office:time-value="PT06H33M00S">
            <text:p>06:33</text:p>
          </table:table-cell>
          <table:table-cell table:style-name="ce4" table:formula="of:=[.$B119]+[.G$3]" office:value-type="time" office:time-value="PT06H37M00S">
            <text:p>06:37</text:p>
          </table:table-cell>
          <table:table-cell table:style-name="ce4" table:formula="of:=[.$B119]+[.H$3]" office:value-type="time" office:time-value="PT06H40M00S">
            <text:p>06:40</text:p>
          </table:table-cell>
          <table:table-cell table:style-name="ce4" table:formula="of:=[.$B119]+[.I$3]" office:value-type="time" office:time-value="PT06H43M00S">
            <text:p>06:43</text:p>
          </table:table-cell>
          <table:table-cell table:style-name="ce4" table:formula="of:=[.$B119]+[.J$3]" office:value-type="time" office:time-value="PT06H45M00S">
            <text:p>06:45</text:p>
          </table:table-cell>
          <table:table-cell table:style-name="ce4" table:formula="of:=[.$B119]+[.K$3]" office:value-type="time" office:time-value="PT06H47M00S">
            <text:p>06:47</text:p>
          </table:table-cell>
          <table:table-cell table:style-name="ce4" table:formula="of:=[.$B119]+[.L$3]" office:value-type="time" office:time-value="PT06H49M00S">
            <text:p>06:49</text:p>
          </table:table-cell>
          <table:table-cell table:style-name="ce4" table:formula="of:=[.$B119]+[.M$3]" office:value-type="time" office:time-value="PT06H52M00S">
            <text:p>06:52</text:p>
          </table:table-cell>
          <table:table-cell table:style-name="ce4" table:formula="of:=[.$B119]+[.N$3]" office:value-type="time" office:time-value="PT06H54M00S">
            <text:p>06:54</text:p>
          </table:table-cell>
          <table:table-cell table:style-name="ce4" table:formula="of:=[.$B119]+[.O$3]" office:value-type="time" office:time-value="PT06H57M00S">
            <text:p>06:57</text:p>
          </table:table-cell>
          <table:table-cell table:style-name="ce4" table:formula="of:=[.$B119]+[.P$3]" office:value-type="time" office:time-value="PT06H59M00S">
            <text:p>06:59</text:p>
          </table:table-cell>
          <table:table-cell table:style-name="ce4" table:formula="of:=[.$B119]+[.Q$3]" office:value-type="time" office:time-value="PT07H01M00S">
            <text:p>07:01</text:p>
          </table:table-cell>
          <table:table-cell table:style-name="ce4" table:formula="of:=[.$B119]+[.R$3]" office:value-type="time" office:time-value="PT07H14M00S">
            <text:p>07:14</text:p>
          </table:table-cell>
        </table:table-row>
        <table:table-row table:style-name="ro1">
          <table:table-cell table:style-name="ce3" table:formula="of:=[.A119]+2" office:value-type="float" office:value="3018">
            <text:p>3018</text:p>
          </table:table-cell>
          <table:table-cell table:style-name="ce6" office:value-type="time" office:time-value="PT06H36M00S">
            <text:p>06:36</text:p>
          </table:table-cell>
          <table:table-cell table:style-name="ce4" table:formula="of:=[.$B120]+[.C$3]" office:value-type="time" office:time-value="PT06H39M00S">
            <text:p>06:39</text:p>
          </table:table-cell>
          <table:table-cell table:style-name="ce4" table:formula="of:=[.$B120]+[.D$3]" office:value-type="time" office:time-value="PT06H41M00S">
            <text:p>06:41</text:p>
          </table:table-cell>
          <table:table-cell table:style-name="ce4" table:formula="of:=[.$B120]+[.E$3]" office:value-type="time" office:time-value="PT06H43M00S">
            <text:p>06:43</text:p>
          </table:table-cell>
          <table:table-cell table:style-name="ce4" table:formula="of:=[.$B120]+[.F$3]" office:value-type="time" office:time-value="PT06H45M00S">
            <text:p>06:45</text:p>
          </table:table-cell>
          <table:table-cell table:style-name="ce4" table:formula="of:=[.$B120]+[.G$3]" office:value-type="time" office:time-value="PT06H49M00S">
            <text:p>06:49</text:p>
          </table:table-cell>
          <table:table-cell table:style-name="ce4" table:formula="of:=[.$B120]+[.H$3]" office:value-type="time" office:time-value="PT06H52M00S">
            <text:p>06:52</text:p>
          </table:table-cell>
          <table:table-cell table:style-name="ce4" table:formula="of:=[.$B120]+[.I$3]" office:value-type="time" office:time-value="PT06H55M00S">
            <text:p>06:55</text:p>
          </table:table-cell>
          <table:table-cell table:style-name="ce4" table:formula="of:=[.$B120]+[.J$3]" office:value-type="time" office:time-value="PT06H57M00S">
            <text:p>06:57</text:p>
          </table:table-cell>
          <table:table-cell table:style-name="ce4" table:formula="of:=[.$B120]+[.K$3]" office:value-type="time" office:time-value="PT06H59M00S">
            <text:p>06:59</text:p>
          </table:table-cell>
          <table:table-cell table:style-name="ce4" table:formula="of:=[.$B120]+[.L$3]" office:value-type="time" office:time-value="PT07H01M00S">
            <text:p>07:01</text:p>
          </table:table-cell>
          <table:table-cell table:style-name="ce4" table:formula="of:=[.$B120]+[.M$3]" office:value-type="time" office:time-value="PT07H04M00S">
            <text:p>07:04</text:p>
          </table:table-cell>
          <table:table-cell table:style-name="ce4" table:formula="of:=[.$B120]+[.N$3]" office:value-type="time" office:time-value="PT07H06M00S">
            <text:p>07:06</text:p>
          </table:table-cell>
          <table:table-cell table:style-name="ce4" table:formula="of:=[.$B120]+[.O$3]" office:value-type="time" office:time-value="PT07H09M00S">
            <text:p>07:09</text:p>
          </table:table-cell>
          <table:table-cell table:style-name="ce4" table:formula="of:=[.$B120]+[.P$3]" office:value-type="time" office:time-value="PT07H11M00S">
            <text:p>07:11</text:p>
          </table:table-cell>
          <table:table-cell table:style-name="ce4" table:formula="of:=[.$B120]+[.Q$3]" office:value-type="time" office:time-value="PT07H13M00S">
            <text:p>07:13</text:p>
          </table:table-cell>
          <table:table-cell table:style-name="ce4" table:formula="of:=[.$B120]+[.R$3]" office:value-type="time" office:time-value="PT07H26M00S">
            <text:p>07:26</text:p>
          </table:table-cell>
        </table:table-row>
        <table:table-row table:style-name="ro1">
          <table:table-cell table:style-name="ce3" table:formula="of:=[.A120]+2" office:value-type="float" office:value="3020">
            <text:p>3020</text:p>
          </table:table-cell>
          <table:table-cell table:style-name="ce6" office:value-type="time" office:time-value="PT06H48M00S">
            <text:p>06:48</text:p>
          </table:table-cell>
          <table:table-cell table:style-name="ce4" table:formula="of:=[.$B121]+[.C$3]" office:value-type="time" office:time-value="PT06H51M00S">
            <text:p>06:51</text:p>
          </table:table-cell>
          <table:table-cell table:style-name="ce4" table:formula="of:=[.$B121]+[.D$3]" office:value-type="time" office:time-value="PT06H53M00S">
            <text:p>06:53</text:p>
          </table:table-cell>
          <table:table-cell table:style-name="ce4" table:formula="of:=[.$B121]+[.E$3]" office:value-type="time" office:time-value="PT06H55M00S">
            <text:p>06:55</text:p>
          </table:table-cell>
          <table:table-cell table:style-name="ce4" table:formula="of:=[.$B121]+[.F$3]" office:value-type="time" office:time-value="PT06H57M00S">
            <text:p>06:57</text:p>
          </table:table-cell>
          <table:table-cell table:style-name="ce4" table:formula="of:=[.$B121]+[.G$3]" office:value-type="time" office:time-value="PT07H01M00S">
            <text:p>07:01</text:p>
          </table:table-cell>
          <table:table-cell table:style-name="ce4" table:formula="of:=[.$B121]+[.H$3]" office:value-type="time" office:time-value="PT07H04M00S">
            <text:p>07:04</text:p>
          </table:table-cell>
          <table:table-cell table:style-name="ce4" table:formula="of:=[.$B121]+[.I$3]" office:value-type="time" office:time-value="PT07H07M00S">
            <text:p>07:07</text:p>
          </table:table-cell>
          <table:table-cell table:style-name="ce4" table:formula="of:=[.$B121]+[.J$3]" office:value-type="time" office:time-value="PT07H09M00S">
            <text:p>07:09</text:p>
          </table:table-cell>
          <table:table-cell table:style-name="ce4" table:formula="of:=[.$B121]+[.K$3]" office:value-type="time" office:time-value="PT07H11M00S">
            <text:p>07:11</text:p>
          </table:table-cell>
          <table:table-cell table:style-name="ce4" table:formula="of:=[.$B121]+[.L$3]" office:value-type="time" office:time-value="PT07H13M00S">
            <text:p>07:13</text:p>
          </table:table-cell>
          <table:table-cell table:style-name="ce4" table:formula="of:=[.$B121]+[.M$3]" office:value-type="time" office:time-value="PT07H16M00S">
            <text:p>07:16</text:p>
          </table:table-cell>
          <table:table-cell table:style-name="ce4" table:formula="of:=[.$B121]+[.N$3]" office:value-type="time" office:time-value="PT07H18M00S">
            <text:p>07:18</text:p>
          </table:table-cell>
          <table:table-cell table:style-name="ce4" table:formula="of:=[.$B121]+[.O$3]" office:value-type="time" office:time-value="PT07H21M00S">
            <text:p>07:21</text:p>
          </table:table-cell>
          <table:table-cell table:style-name="ce4" table:formula="of:=[.$B121]+[.P$3]" office:value-type="time" office:time-value="PT07H23M00S">
            <text:p>07:23</text:p>
          </table:table-cell>
          <table:table-cell table:style-name="ce4" table:formula="of:=[.$B121]+[.Q$3]" office:value-type="time" office:time-value="PT07H25M00S">
            <text:p>07:25</text:p>
          </table:table-cell>
          <table:table-cell table:style-name="ce4" table:formula="of:=[.$B121]+[.R$3]" office:value-type="time" office:time-value="PT07H38M00S">
            <text:p>07:38</text:p>
          </table:table-cell>
        </table:table-row>
        <table:table-row table:style-name="ro1">
          <table:table-cell table:style-name="ce3" table:formula="of:=[.A121]+2" office:value-type="float" office:value="3022">
            <text:p>3022</text:p>
          </table:table-cell>
          <table:table-cell table:style-name="ce6" office:value-type="time" office:time-value="PT07H00M00S">
            <text:p>07:00</text:p>
          </table:table-cell>
          <table:table-cell table:style-name="ce4" table:formula="of:=[.$B122]+[.C$3]" office:value-type="time" office:time-value="PT07H03M00S">
            <text:p>07:03</text:p>
          </table:table-cell>
          <table:table-cell table:style-name="ce4" table:formula="of:=[.$B122]+[.D$3]" office:value-type="time" office:time-value="PT07H05M00S">
            <text:p>07:05</text:p>
          </table:table-cell>
          <table:table-cell table:style-name="ce4" table:formula="of:=[.$B122]+[.E$3]" office:value-type="time" office:time-value="PT07H07M00S">
            <text:p>07:07</text:p>
          </table:table-cell>
          <table:table-cell table:style-name="ce4" table:formula="of:=[.$B122]+[.F$3]" office:value-type="time" office:time-value="PT07H09M00S">
            <text:p>07:09</text:p>
          </table:table-cell>
          <table:table-cell table:style-name="ce4" table:formula="of:=[.$B122]+[.G$3]" office:value-type="time" office:time-value="PT07H13M00S">
            <text:p>07:13</text:p>
          </table:table-cell>
          <table:table-cell table:style-name="ce4" table:formula="of:=[.$B122]+[.H$3]" office:value-type="time" office:time-value="PT07H16M00S">
            <text:p>07:16</text:p>
          </table:table-cell>
          <table:table-cell table:style-name="ce4" table:formula="of:=[.$B122]+[.I$3]" office:value-type="time" office:time-value="PT07H19M00S">
            <text:p>07:19</text:p>
          </table:table-cell>
          <table:table-cell table:style-name="ce4" table:formula="of:=[.$B122]+[.J$3]" office:value-type="time" office:time-value="PT07H21M00S">
            <text:p>07:21</text:p>
          </table:table-cell>
          <table:table-cell table:style-name="ce4" table:formula="of:=[.$B122]+[.K$3]" office:value-type="time" office:time-value="PT07H23M00S">
            <text:p>07:23</text:p>
          </table:table-cell>
          <table:table-cell table:style-name="ce4" table:formula="of:=[.$B122]+[.L$3]" office:value-type="time" office:time-value="PT07H25M00S">
            <text:p>07:25</text:p>
          </table:table-cell>
          <table:table-cell table:style-name="ce4" table:formula="of:=[.$B122]+[.M$3]" office:value-type="time" office:time-value="PT07H28M00S">
            <text:p>07:28</text:p>
          </table:table-cell>
          <table:table-cell table:style-name="ce4" table:formula="of:=[.$B122]+[.N$3]" office:value-type="time" office:time-value="PT07H30M00S">
            <text:p>07:30</text:p>
          </table:table-cell>
          <table:table-cell table:style-name="ce4" table:formula="of:=[.$B122]+[.O$3]" office:value-type="time" office:time-value="PT07H33M00S">
            <text:p>07:33</text:p>
          </table:table-cell>
          <table:table-cell table:style-name="ce4" table:formula="of:=[.$B122]+[.P$3]" office:value-type="time" office:time-value="PT07H35M00S">
            <text:p>07:35</text:p>
          </table:table-cell>
          <table:table-cell table:style-name="ce4" table:formula="of:=[.$B122]+[.Q$3]" office:value-type="time" office:time-value="PT07H37M00S">
            <text:p>07:37</text:p>
          </table:table-cell>
          <table:table-cell table:style-name="ce4" table:formula="of:=[.$B122]+[.R$3]" office:value-type="time" office:time-value="PT07H50M00S">
            <text:p>07:50</text:p>
          </table:table-cell>
        </table:table-row>
        <table:table-row table:style-name="ro1">
          <table:table-cell table:style-name="ce3" table:formula="of:=[.A122]+2" office:value-type="float" office:value="3024">
            <text:p>3024</text:p>
          </table:table-cell>
          <table:table-cell table:style-name="ce6" office:value-type="time" office:time-value="PT07H12M00S">
            <text:p>07:12</text:p>
          </table:table-cell>
          <table:table-cell table:style-name="ce4" table:formula="of:=[.$B123]+[.C$3]" office:value-type="time" office:time-value="PT07H15M00S">
            <text:p>07:15</text:p>
          </table:table-cell>
          <table:table-cell table:style-name="ce4" table:formula="of:=[.$B123]+[.D$3]" office:value-type="time" office:time-value="PT07H17M00S">
            <text:p>07:17</text:p>
          </table:table-cell>
          <table:table-cell table:style-name="ce4" table:formula="of:=[.$B123]+[.E$3]" office:value-type="time" office:time-value="PT07H19M00S">
            <text:p>07:19</text:p>
          </table:table-cell>
          <table:table-cell table:style-name="ce4" table:formula="of:=[.$B123]+[.F$3]" office:value-type="time" office:time-value="PT07H21M00S">
            <text:p>07:21</text:p>
          </table:table-cell>
          <table:table-cell table:style-name="ce4" table:formula="of:=[.$B123]+[.G$3]" office:value-type="time" office:time-value="PT07H25M00S">
            <text:p>07:25</text:p>
          </table:table-cell>
          <table:table-cell table:style-name="ce4" table:formula="of:=[.$B123]+[.H$3]" office:value-type="time" office:time-value="PT07H28M00S">
            <text:p>07:28</text:p>
          </table:table-cell>
          <table:table-cell table:style-name="ce4" table:formula="of:=[.$B123]+[.I$3]" office:value-type="time" office:time-value="PT07H31M00S">
            <text:p>07:31</text:p>
          </table:table-cell>
          <table:table-cell table:style-name="ce4" table:formula="of:=[.$B123]+[.J$3]" office:value-type="time" office:time-value="PT07H33M00S">
            <text:p>07:33</text:p>
          </table:table-cell>
          <table:table-cell table:style-name="ce4" table:formula="of:=[.$B123]+[.K$3]" office:value-type="time" office:time-value="PT07H35M00S">
            <text:p>07:35</text:p>
          </table:table-cell>
          <table:table-cell table:style-name="ce4" table:formula="of:=[.$B123]+[.L$3]" office:value-type="time" office:time-value="PT07H37M00S">
            <text:p>07:37</text:p>
          </table:table-cell>
          <table:table-cell table:style-name="ce4" table:formula="of:=[.$B123]+[.M$3]" office:value-type="time" office:time-value="PT07H40M00S">
            <text:p>07:40</text:p>
          </table:table-cell>
          <table:table-cell table:style-name="ce4" table:formula="of:=[.$B123]+[.N$3]" office:value-type="time" office:time-value="PT07H42M00S">
            <text:p>07:42</text:p>
          </table:table-cell>
          <table:table-cell table:style-name="ce4" table:formula="of:=[.$B123]+[.O$3]" office:value-type="time" office:time-value="PT07H45M00S">
            <text:p>07:45</text:p>
          </table:table-cell>
          <table:table-cell table:style-name="ce4" table:formula="of:=[.$B123]+[.P$3]" office:value-type="time" office:time-value="PT07H47M00S">
            <text:p>07:47</text:p>
          </table:table-cell>
          <table:table-cell table:style-name="ce4" table:formula="of:=[.$B123]+[.Q$3]" office:value-type="time" office:time-value="PT07H49M00S">
            <text:p>07:49</text:p>
          </table:table-cell>
          <table:table-cell table:style-name="ce4" table:formula="of:=[.$B123]+[.R$3]" office:value-type="time" office:time-value="PT08H02M00S">
            <text:p>08:02</text:p>
          </table:table-cell>
        </table:table-row>
        <table:table-row table:style-name="ro1">
          <table:table-cell table:style-name="ce3" table:formula="of:=[.A123]+2" office:value-type="float" office:value="3026">
            <text:p>3026</text:p>
          </table:table-cell>
          <table:table-cell table:style-name="ce6" office:value-type="time" office:time-value="PT07H24M00S">
            <text:p>07:24</text:p>
          </table:table-cell>
          <table:table-cell table:style-name="ce4" table:formula="of:=[.$B124]+[.C$3]" office:value-type="time" office:time-value="PT07H27M00S">
            <text:p>07:27</text:p>
          </table:table-cell>
          <table:table-cell table:style-name="ce4" table:formula="of:=[.$B124]+[.D$3]" office:value-type="time" office:time-value="PT07H29M00S">
            <text:p>07:29</text:p>
          </table:table-cell>
          <table:table-cell table:style-name="ce4" table:formula="of:=[.$B124]+[.E$3]" office:value-type="time" office:time-value="PT07H31M00S">
            <text:p>07:31</text:p>
          </table:table-cell>
          <table:table-cell table:style-name="ce4" table:formula="of:=[.$B124]+[.F$3]" office:value-type="time" office:time-value="PT07H33M00S">
            <text:p>07:33</text:p>
          </table:table-cell>
          <table:table-cell table:style-name="ce4" table:formula="of:=[.$B124]+[.G$3]" office:value-type="time" office:time-value="PT07H37M00S">
            <text:p>07:37</text:p>
          </table:table-cell>
          <table:table-cell table:style-name="ce4" table:formula="of:=[.$B124]+[.H$3]" office:value-type="time" office:time-value="PT07H40M00S">
            <text:p>07:40</text:p>
          </table:table-cell>
          <table:table-cell table:style-name="ce4" table:formula="of:=[.$B124]+[.I$3]" office:value-type="time" office:time-value="PT07H43M00S">
            <text:p>07:43</text:p>
          </table:table-cell>
          <table:table-cell table:style-name="ce4" table:formula="of:=[.$B124]+[.J$3]" office:value-type="time" office:time-value="PT07H45M00S">
            <text:p>07:45</text:p>
          </table:table-cell>
          <table:table-cell table:style-name="ce4" table:formula="of:=[.$B124]+[.K$3]" office:value-type="time" office:time-value="PT07H47M00S">
            <text:p>07:47</text:p>
          </table:table-cell>
          <table:table-cell table:style-name="ce4" table:formula="of:=[.$B124]+[.L$3]" office:value-type="time" office:time-value="PT07H49M00S">
            <text:p>07:49</text:p>
          </table:table-cell>
          <table:table-cell table:style-name="ce4" table:formula="of:=[.$B124]+[.M$3]" office:value-type="time" office:time-value="PT07H52M00S">
            <text:p>07:52</text:p>
          </table:table-cell>
          <table:table-cell table:style-name="ce4" table:formula="of:=[.$B124]+[.N$3]" office:value-type="time" office:time-value="PT07H54M00S">
            <text:p>07:54</text:p>
          </table:table-cell>
          <table:table-cell table:style-name="ce4" table:formula="of:=[.$B124]+[.O$3]" office:value-type="time" office:time-value="PT07H57M00S">
            <text:p>07:57</text:p>
          </table:table-cell>
          <table:table-cell table:style-name="ce4" table:formula="of:=[.$B124]+[.P$3]" office:value-type="time" office:time-value="PT07H59M00S">
            <text:p>07:59</text:p>
          </table:table-cell>
          <table:table-cell table:style-name="ce4" table:formula="of:=[.$B124]+[.Q$3]" office:value-type="time" office:time-value="PT08H01M00S">
            <text:p>08:01</text:p>
          </table:table-cell>
          <table:table-cell table:style-name="ce4" table:formula="of:=[.$B124]+[.R$3]" office:value-type="time" office:time-value="PT08H14M00S">
            <text:p>08:14</text:p>
          </table:table-cell>
        </table:table-row>
        <table:table-row table:style-name="ro1">
          <table:table-cell table:style-name="ce3" table:formula="of:=[.A124]+2" office:value-type="float" office:value="3028">
            <text:p>3028</text:p>
          </table:table-cell>
          <table:table-cell table:style-name="ce6" office:value-type="time" office:time-value="PT07H36M00S">
            <text:p>07:36</text:p>
          </table:table-cell>
          <table:table-cell table:style-name="ce4" table:formula="of:=[.$B125]+[.C$3]" office:value-type="time" office:time-value="PT07H39M00S">
            <text:p>07:39</text:p>
          </table:table-cell>
          <table:table-cell table:style-name="ce4" table:formula="of:=[.$B125]+[.D$3]" office:value-type="time" office:time-value="PT07H41M00S">
            <text:p>07:41</text:p>
          </table:table-cell>
          <table:table-cell table:style-name="ce4" table:formula="of:=[.$B125]+[.E$3]" office:value-type="time" office:time-value="PT07H43M00S">
            <text:p>07:43</text:p>
          </table:table-cell>
          <table:table-cell table:style-name="ce4" table:formula="of:=[.$B125]+[.F$3]" office:value-type="time" office:time-value="PT07H45M00S">
            <text:p>07:45</text:p>
          </table:table-cell>
          <table:table-cell table:style-name="ce4" table:formula="of:=[.$B125]+[.G$3]" office:value-type="time" office:time-value="PT07H49M00S">
            <text:p>07:49</text:p>
          </table:table-cell>
          <table:table-cell table:style-name="ce4" table:formula="of:=[.$B125]+[.H$3]" office:value-type="time" office:time-value="PT07H52M00S">
            <text:p>07:52</text:p>
          </table:table-cell>
          <table:table-cell table:style-name="ce4" table:formula="of:=[.$B125]+[.I$3]" office:value-type="time" office:time-value="PT07H55M00S">
            <text:p>07:55</text:p>
          </table:table-cell>
          <table:table-cell table:style-name="ce4" table:formula="of:=[.$B125]+[.J$3]" office:value-type="time" office:time-value="PT07H57M00S">
            <text:p>07:57</text:p>
          </table:table-cell>
          <table:table-cell table:style-name="ce4" table:formula="of:=[.$B125]+[.K$3]" office:value-type="time" office:time-value="PT07H59M00S">
            <text:p>07:59</text:p>
          </table:table-cell>
          <table:table-cell table:style-name="ce4" table:formula="of:=[.$B125]+[.L$3]" office:value-type="time" office:time-value="PT08H01M00S">
            <text:p>08:01</text:p>
          </table:table-cell>
          <table:table-cell table:style-name="ce4" table:formula="of:=[.$B125]+[.M$3]" office:value-type="time" office:time-value="PT08H04M00S">
            <text:p>08:04</text:p>
          </table:table-cell>
          <table:table-cell table:style-name="ce4" table:formula="of:=[.$B125]+[.N$3]" office:value-type="time" office:time-value="PT08H06M00S">
            <text:p>08:06</text:p>
          </table:table-cell>
          <table:table-cell table:style-name="ce4" table:formula="of:=[.$B125]+[.O$3]" office:value-type="time" office:time-value="PT08H09M00S">
            <text:p>08:09</text:p>
          </table:table-cell>
          <table:table-cell table:style-name="ce4" table:formula="of:=[.$B125]+[.P$3]" office:value-type="time" office:time-value="PT08H11M00S">
            <text:p>08:11</text:p>
          </table:table-cell>
          <table:table-cell table:style-name="ce4" table:formula="of:=[.$B125]+[.Q$3]" office:value-type="time" office:time-value="PT08H13M00S">
            <text:p>08:13</text:p>
          </table:table-cell>
          <table:table-cell table:style-name="ce4" table:formula="of:=[.$B125]+[.R$3]" office:value-type="time" office:time-value="PT08H26M00S">
            <text:p>08:26</text:p>
          </table:table-cell>
        </table:table-row>
        <table:table-row table:style-name="ro1">
          <table:table-cell table:style-name="ce3" table:formula="of:=[.A125]+2" office:value-type="float" office:value="3030">
            <text:p>3030</text:p>
          </table:table-cell>
          <table:table-cell table:style-name="ce6" office:value-type="time" office:time-value="PT07H48M00S">
            <text:p>07:48</text:p>
          </table:table-cell>
          <table:table-cell table:style-name="ce4" table:formula="of:=[.$B126]+[.C$3]" office:value-type="time" office:time-value="PT07H51M00S">
            <text:p>07:51</text:p>
          </table:table-cell>
          <table:table-cell table:style-name="ce4" table:formula="of:=[.$B126]+[.D$3]" office:value-type="time" office:time-value="PT07H53M00S">
            <text:p>07:53</text:p>
          </table:table-cell>
          <table:table-cell table:style-name="ce4" table:formula="of:=[.$B126]+[.E$3]" office:value-type="time" office:time-value="PT07H55M00S">
            <text:p>07:55</text:p>
          </table:table-cell>
          <table:table-cell table:style-name="ce4" table:formula="of:=[.$B126]+[.F$3]" office:value-type="time" office:time-value="PT07H57M00S">
            <text:p>07:57</text:p>
          </table:table-cell>
          <table:table-cell table:style-name="ce4" table:formula="of:=[.$B126]+[.G$3]" office:value-type="time" office:time-value="PT08H01M00S">
            <text:p>08:01</text:p>
          </table:table-cell>
          <table:table-cell table:style-name="ce4" table:formula="of:=[.$B126]+[.H$3]" office:value-type="time" office:time-value="PT08H04M00S">
            <text:p>08:04</text:p>
          </table:table-cell>
          <table:table-cell table:style-name="ce4" table:formula="of:=[.$B126]+[.I$3]" office:value-type="time" office:time-value="PT08H07M00S">
            <text:p>08:07</text:p>
          </table:table-cell>
          <table:table-cell table:style-name="ce4" table:formula="of:=[.$B126]+[.J$3]" office:value-type="time" office:time-value="PT08H09M00S">
            <text:p>08:09</text:p>
          </table:table-cell>
          <table:table-cell table:style-name="ce4" table:formula="of:=[.$B126]+[.K$3]" office:value-type="time" office:time-value="PT08H11M00S">
            <text:p>08:11</text:p>
          </table:table-cell>
          <table:table-cell table:style-name="ce4" table:formula="of:=[.$B126]+[.L$3]" office:value-type="time" office:time-value="PT08H13M00S">
            <text:p>08:13</text:p>
          </table:table-cell>
          <table:table-cell table:style-name="ce4" table:formula="of:=[.$B126]+[.M$3]" office:value-type="time" office:time-value="PT08H16M00S">
            <text:p>08:16</text:p>
          </table:table-cell>
          <table:table-cell table:style-name="ce4" table:formula="of:=[.$B126]+[.N$3]" office:value-type="time" office:time-value="PT08H18M00S">
            <text:p>08:18</text:p>
          </table:table-cell>
          <table:table-cell table:style-name="ce4" table:formula="of:=[.$B126]+[.O$3]" office:value-type="time" office:time-value="PT08H21M00S">
            <text:p>08:21</text:p>
          </table:table-cell>
          <table:table-cell table:style-name="ce4" table:formula="of:=[.$B126]+[.P$3]" office:value-type="time" office:time-value="PT08H23M00S">
            <text:p>08:23</text:p>
          </table:table-cell>
          <table:table-cell table:style-name="ce4" table:formula="of:=[.$B126]+[.Q$3]" office:value-type="time" office:time-value="PT08H25M00S">
            <text:p>08:25</text:p>
          </table:table-cell>
          <table:table-cell table:style-name="ce4" table:formula="of:=[.$B126]+[.R$3]" office:value-type="time" office:time-value="PT08H38M00S">
            <text:p>08:38</text:p>
          </table:table-cell>
        </table:table-row>
        <table:table-row table:style-name="ro1">
          <table:table-cell table:style-name="ce3" table:formula="of:=[.A126]+2" office:value-type="float" office:value="3032">
            <text:p>3032</text:p>
          </table:table-cell>
          <table:table-cell table:style-name="ce6" office:value-type="time" office:time-value="PT08H00M00S">
            <text:p>08:00</text:p>
          </table:table-cell>
          <table:table-cell table:style-name="ce4" table:formula="of:=[.$B127]+[.C$3]" office:value-type="time" office:time-value="PT08H03M00S">
            <text:p>08:03</text:p>
          </table:table-cell>
          <table:table-cell table:style-name="ce4" table:formula="of:=[.$B127]+[.D$3]" office:value-type="time" office:time-value="PT08H05M00S">
            <text:p>08:05</text:p>
          </table:table-cell>
          <table:table-cell table:style-name="ce4" table:formula="of:=[.$B127]+[.E$3]" office:value-type="time" office:time-value="PT08H07M00S">
            <text:p>08:07</text:p>
          </table:table-cell>
          <table:table-cell table:style-name="ce4" table:formula="of:=[.$B127]+[.F$3]" office:value-type="time" office:time-value="PT08H09M00S">
            <text:p>08:09</text:p>
          </table:table-cell>
          <table:table-cell table:style-name="ce4" table:formula="of:=[.$B127]+[.G$3]" office:value-type="time" office:time-value="PT08H13M00S">
            <text:p>08:13</text:p>
          </table:table-cell>
          <table:table-cell table:style-name="ce4" table:formula="of:=[.$B127]+[.H$3]" office:value-type="time" office:time-value="PT08H16M00S">
            <text:p>08:16</text:p>
          </table:table-cell>
          <table:table-cell table:style-name="ce4" table:formula="of:=[.$B127]+[.I$3]" office:value-type="time" office:time-value="PT08H19M00S">
            <text:p>08:19</text:p>
          </table:table-cell>
          <table:table-cell table:style-name="ce4" table:formula="of:=[.$B127]+[.J$3]" office:value-type="time" office:time-value="PT08H21M00S">
            <text:p>08:21</text:p>
          </table:table-cell>
          <table:table-cell table:style-name="ce4" table:formula="of:=[.$B127]+[.K$3]" office:value-type="time" office:time-value="PT08H23M00S">
            <text:p>08:23</text:p>
          </table:table-cell>
          <table:table-cell table:style-name="ce4" table:formula="of:=[.$B127]+[.L$3]" office:value-type="time" office:time-value="PT08H25M00S">
            <text:p>08:25</text:p>
          </table:table-cell>
          <table:table-cell table:style-name="ce4" table:formula="of:=[.$B127]+[.M$3]" office:value-type="time" office:time-value="PT08H28M00S">
            <text:p>08:28</text:p>
          </table:table-cell>
          <table:table-cell table:style-name="ce4" table:formula="of:=[.$B127]+[.N$3]" office:value-type="time" office:time-value="PT08H30M00S">
            <text:p>08:30</text:p>
          </table:table-cell>
          <table:table-cell table:style-name="ce4" table:formula="of:=[.$B127]+[.O$3]" office:value-type="time" office:time-value="PT08H33M00S">
            <text:p>08:33</text:p>
          </table:table-cell>
          <table:table-cell table:style-name="ce4" table:formula="of:=[.$B127]+[.P$3]" office:value-type="time" office:time-value="PT08H35M00S">
            <text:p>08:35</text:p>
          </table:table-cell>
          <table:table-cell table:style-name="ce4" table:formula="of:=[.$B127]+[.Q$3]" office:value-type="time" office:time-value="PT08H37M00S">
            <text:p>08:37</text:p>
          </table:table-cell>
          <table:table-cell table:style-name="ce4" table:formula="of:=[.$B127]+[.R$3]" office:value-type="time" office:time-value="PT08H50M00S">
            <text:p>08:50</text:p>
          </table:table-cell>
        </table:table-row>
        <table:table-row table:style-name="ro1">
          <table:table-cell table:style-name="ce3" table:formula="of:=[.A127]+2" office:value-type="float" office:value="3034">
            <text:p>3034</text:p>
          </table:table-cell>
          <table:table-cell table:style-name="ce6" office:value-type="time" office:time-value="PT08H12M00S">
            <text:p>08:12</text:p>
          </table:table-cell>
          <table:table-cell table:style-name="ce4" table:formula="of:=[.$B128]+[.C$3]" office:value-type="time" office:time-value="PT08H15M00S">
            <text:p>08:15</text:p>
          </table:table-cell>
          <table:table-cell table:style-name="ce4" table:formula="of:=[.$B128]+[.D$3]" office:value-type="time" office:time-value="PT08H17M00S">
            <text:p>08:17</text:p>
          </table:table-cell>
          <table:table-cell table:style-name="ce4" table:formula="of:=[.$B128]+[.E$3]" office:value-type="time" office:time-value="PT08H19M00S">
            <text:p>08:19</text:p>
          </table:table-cell>
          <table:table-cell table:style-name="ce4" table:formula="of:=[.$B128]+[.F$3]" office:value-type="time" office:time-value="PT08H21M00S">
            <text:p>08:21</text:p>
          </table:table-cell>
          <table:table-cell table:style-name="ce4" table:formula="of:=[.$B128]+[.G$3]" office:value-type="time" office:time-value="PT08H25M00S">
            <text:p>08:25</text:p>
          </table:table-cell>
          <table:table-cell table:style-name="ce4" table:formula="of:=[.$B128]+[.H$3]" office:value-type="time" office:time-value="PT08H28M00S">
            <text:p>08:28</text:p>
          </table:table-cell>
          <table:table-cell table:style-name="ce4" table:formula="of:=[.$B128]+[.I$3]" office:value-type="time" office:time-value="PT08H31M00S">
            <text:p>08:31</text:p>
          </table:table-cell>
          <table:table-cell table:style-name="ce4" table:formula="of:=[.$B128]+[.J$3]" office:value-type="time" office:time-value="PT08H33M00S">
            <text:p>08:33</text:p>
          </table:table-cell>
          <table:table-cell table:style-name="ce4" table:formula="of:=[.$B128]+[.K$3]" office:value-type="time" office:time-value="PT08H35M00S">
            <text:p>08:35</text:p>
          </table:table-cell>
          <table:table-cell table:style-name="ce4" table:formula="of:=[.$B128]+[.L$3]" office:value-type="time" office:time-value="PT08H37M00S">
            <text:p>08:37</text:p>
          </table:table-cell>
          <table:table-cell table:style-name="ce4" table:formula="of:=[.$B128]+[.M$3]" office:value-type="time" office:time-value="PT08H40M00S">
            <text:p>08:40</text:p>
          </table:table-cell>
          <table:table-cell table:style-name="ce4" table:formula="of:=[.$B128]+[.N$3]" office:value-type="time" office:time-value="PT08H42M00S">
            <text:p>08:42</text:p>
          </table:table-cell>
          <table:table-cell table:style-name="ce4" table:formula="of:=[.$B128]+[.O$3]" office:value-type="time" office:time-value="PT08H45M00S">
            <text:p>08:45</text:p>
          </table:table-cell>
          <table:table-cell table:style-name="ce4" table:formula="of:=[.$B128]+[.P$3]" office:value-type="time" office:time-value="PT08H47M00S">
            <text:p>08:47</text:p>
          </table:table-cell>
          <table:table-cell table:style-name="ce4" table:formula="of:=[.$B128]+[.Q$3]" office:value-type="time" office:time-value="PT08H49M00S">
            <text:p>08:49</text:p>
          </table:table-cell>
          <table:table-cell table:style-name="ce4" table:formula="of:=[.$B128]+[.R$3]" office:value-type="time" office:time-value="PT09H02M00S">
            <text:p>09:02</text:p>
          </table:table-cell>
        </table:table-row>
        <table:table-row table:style-name="ro1">
          <table:table-cell table:style-name="ce3" table:formula="of:=[.A128]+2" office:value-type="float" office:value="3036">
            <text:p>3036</text:p>
          </table:table-cell>
          <table:table-cell table:style-name="ce6" office:value-type="time" office:time-value="PT08H24M00S">
            <text:p>08:24</text:p>
          </table:table-cell>
          <table:table-cell table:style-name="ce4" table:formula="of:=[.$B129]+[.C$3]" office:value-type="time" office:time-value="PT08H27M00S">
            <text:p>08:27</text:p>
          </table:table-cell>
          <table:table-cell table:style-name="ce4" table:formula="of:=[.$B129]+[.D$3]" office:value-type="time" office:time-value="PT08H29M00S">
            <text:p>08:29</text:p>
          </table:table-cell>
          <table:table-cell table:style-name="ce4" table:formula="of:=[.$B129]+[.E$3]" office:value-type="time" office:time-value="PT08H31M00S">
            <text:p>08:31</text:p>
          </table:table-cell>
          <table:table-cell table:style-name="ce4" table:formula="of:=[.$B129]+[.F$3]" office:value-type="time" office:time-value="PT08H33M00S">
            <text:p>08:33</text:p>
          </table:table-cell>
          <table:table-cell table:style-name="ce4" table:formula="of:=[.$B129]+[.G$3]" office:value-type="time" office:time-value="PT08H37M00S">
            <text:p>08:37</text:p>
          </table:table-cell>
          <table:table-cell table:style-name="ce4" table:formula="of:=[.$B129]+[.H$3]" office:value-type="time" office:time-value="PT08H40M00S">
            <text:p>08:40</text:p>
          </table:table-cell>
          <table:table-cell table:style-name="ce4" table:formula="of:=[.$B129]+[.I$3]" office:value-type="time" office:time-value="PT08H43M00S">
            <text:p>08:43</text:p>
          </table:table-cell>
          <table:table-cell table:style-name="ce4" table:formula="of:=[.$B129]+[.J$3]" office:value-type="time" office:time-value="PT08H45M00S">
            <text:p>08:45</text:p>
          </table:table-cell>
          <table:table-cell table:style-name="ce4" table:formula="of:=[.$B129]+[.K$3]" office:value-type="time" office:time-value="PT08H47M00S">
            <text:p>08:47</text:p>
          </table:table-cell>
          <table:table-cell table:style-name="ce4" table:formula="of:=[.$B129]+[.L$3]" office:value-type="time" office:time-value="PT08H49M00S">
            <text:p>08:49</text:p>
          </table:table-cell>
          <table:table-cell table:style-name="ce4" table:formula="of:=[.$B129]+[.M$3]" office:value-type="time" office:time-value="PT08H52M00S">
            <text:p>08:52</text:p>
          </table:table-cell>
          <table:table-cell table:style-name="ce4" table:formula="of:=[.$B129]+[.N$3]" office:value-type="time" office:time-value="PT08H54M00S">
            <text:p>08:54</text:p>
          </table:table-cell>
          <table:table-cell table:style-name="ce4" table:formula="of:=[.$B129]+[.O$3]" office:value-type="time" office:time-value="PT08H57M00S">
            <text:p>08:57</text:p>
          </table:table-cell>
          <table:table-cell table:style-name="ce4" table:formula="of:=[.$B129]+[.P$3]" office:value-type="time" office:time-value="PT08H59M00S">
            <text:p>08:59</text:p>
          </table:table-cell>
          <table:table-cell table:style-name="ce4" table:formula="of:=[.$B129]+[.Q$3]" office:value-type="time" office:time-value="PT09H01M00S">
            <text:p>09:01</text:p>
          </table:table-cell>
          <table:table-cell table:style-name="ce4" table:formula="of:=[.$B129]+[.R$3]" office:value-type="time" office:time-value="PT09H14M00S">
            <text:p>09:14</text:p>
          </table:table-cell>
        </table:table-row>
        <table:table-row table:style-name="ro1">
          <table:table-cell table:style-name="ce3" table:formula="of:=[.A129]+2" office:value-type="float" office:value="3038">
            <text:p>3038</text:p>
          </table:table-cell>
          <table:table-cell table:style-name="ce6" office:value-type="time" office:time-value="PT08H36M00S">
            <text:p>08:36</text:p>
          </table:table-cell>
          <table:table-cell table:style-name="ce4" table:formula="of:=[.$B130]+[.C$3]" office:value-type="time" office:time-value="PT08H39M00S">
            <text:p>08:39</text:p>
          </table:table-cell>
          <table:table-cell table:style-name="ce4" table:formula="of:=[.$B130]+[.D$3]" office:value-type="time" office:time-value="PT08H41M00S">
            <text:p>08:41</text:p>
          </table:table-cell>
          <table:table-cell table:style-name="ce4" table:formula="of:=[.$B130]+[.E$3]" office:value-type="time" office:time-value="PT08H43M00S">
            <text:p>08:43</text:p>
          </table:table-cell>
          <table:table-cell table:style-name="ce4" table:formula="of:=[.$B130]+[.F$3]" office:value-type="time" office:time-value="PT08H45M00S">
            <text:p>08:45</text:p>
          </table:table-cell>
          <table:table-cell table:style-name="ce4" table:formula="of:=[.$B130]+[.G$3]" office:value-type="time" office:time-value="PT08H49M00S">
            <text:p>08:49</text:p>
          </table:table-cell>
          <table:table-cell table:style-name="ce4" table:formula="of:=[.$B130]+[.H$3]" office:value-type="time" office:time-value="PT08H52M00S">
            <text:p>08:52</text:p>
          </table:table-cell>
          <table:table-cell table:style-name="ce4" table:formula="of:=[.$B130]+[.I$3]" office:value-type="time" office:time-value="PT08H55M00S">
            <text:p>08:55</text:p>
          </table:table-cell>
          <table:table-cell table:style-name="ce4" table:formula="of:=[.$B130]+[.J$3]" office:value-type="time" office:time-value="PT08H57M00S">
            <text:p>08:57</text:p>
          </table:table-cell>
          <table:table-cell table:style-name="ce4" table:formula="of:=[.$B130]+[.K$3]" office:value-type="time" office:time-value="PT08H59M00S">
            <text:p>08:59</text:p>
          </table:table-cell>
          <table:table-cell table:style-name="ce4" table:formula="of:=[.$B130]+[.L$3]" office:value-type="time" office:time-value="PT09H01M00S">
            <text:p>09:01</text:p>
          </table:table-cell>
          <table:table-cell table:style-name="ce4" table:formula="of:=[.$B130]+[.M$3]" office:value-type="time" office:time-value="PT09H04M00S">
            <text:p>09:04</text:p>
          </table:table-cell>
          <table:table-cell table:style-name="ce4" table:formula="of:=[.$B130]+[.N$3]" office:value-type="time" office:time-value="PT09H06M00S">
            <text:p>09:06</text:p>
          </table:table-cell>
          <table:table-cell table:style-name="ce4" table:formula="of:=[.$B130]+[.O$3]" office:value-type="time" office:time-value="PT09H09M00S">
            <text:p>09:09</text:p>
          </table:table-cell>
          <table:table-cell table:style-name="ce4" table:formula="of:=[.$B130]+[.P$3]" office:value-type="time" office:time-value="PT09H11M00S">
            <text:p>09:11</text:p>
          </table:table-cell>
          <table:table-cell table:style-name="ce4" table:formula="of:=[.$B130]+[.Q$3]" office:value-type="time" office:time-value="PT09H13M00S">
            <text:p>09:13</text:p>
          </table:table-cell>
          <table:table-cell table:style-name="ce4" table:formula="of:=[.$B130]+[.R$3]" office:value-type="time" office:time-value="PT09H26M00S">
            <text:p>09:26</text:p>
          </table:table-cell>
        </table:table-row>
        <table:table-row table:style-name="ro1">
          <table:table-cell table:style-name="ce3" table:formula="of:=[.A130]+2" office:value-type="float" office:value="3040">
            <text:p>3040</text:p>
          </table:table-cell>
          <table:table-cell table:style-name="ce6" office:value-type="time" office:time-value="PT08H48M00S">
            <text:p>08:48</text:p>
          </table:table-cell>
          <table:table-cell table:style-name="ce4" table:formula="of:=[.$B131]+[.C$3]" office:value-type="time" office:time-value="PT08H51M00S">
            <text:p>08:51</text:p>
          </table:table-cell>
          <table:table-cell table:style-name="ce4" table:formula="of:=[.$B131]+[.D$3]" office:value-type="time" office:time-value="PT08H53M00S">
            <text:p>08:53</text:p>
          </table:table-cell>
          <table:table-cell table:style-name="ce4" table:formula="of:=[.$B131]+[.E$3]" office:value-type="time" office:time-value="PT08H55M00S">
            <text:p>08:55</text:p>
          </table:table-cell>
          <table:table-cell table:style-name="ce4" table:formula="of:=[.$B131]+[.F$3]" office:value-type="time" office:time-value="PT08H57M00S">
            <text:p>08:57</text:p>
          </table:table-cell>
          <table:table-cell table:style-name="ce4" table:formula="of:=[.$B131]+[.G$3]" office:value-type="time" office:time-value="PT09H01M00S">
            <text:p>09:01</text:p>
          </table:table-cell>
          <table:table-cell table:style-name="ce4" table:formula="of:=[.$B131]+[.H$3]" office:value-type="time" office:time-value="PT09H04M00S">
            <text:p>09:04</text:p>
          </table:table-cell>
          <table:table-cell table:style-name="ce4" table:formula="of:=[.$B131]+[.I$3]" office:value-type="time" office:time-value="PT09H07M00S">
            <text:p>09:07</text:p>
          </table:table-cell>
          <table:table-cell table:style-name="ce4" table:formula="of:=[.$B131]+[.J$3]" office:value-type="time" office:time-value="PT09H09M00S">
            <text:p>09:09</text:p>
          </table:table-cell>
          <table:table-cell table:style-name="ce4" table:formula="of:=[.$B131]+[.K$3]" office:value-type="time" office:time-value="PT09H11M00S">
            <text:p>09:11</text:p>
          </table:table-cell>
          <table:table-cell table:style-name="ce4" table:formula="of:=[.$B131]+[.L$3]" office:value-type="time" office:time-value="PT09H13M00S">
            <text:p>09:13</text:p>
          </table:table-cell>
          <table:table-cell table:style-name="ce4" table:formula="of:=[.$B131]+[.M$3]" office:value-type="time" office:time-value="PT09H16M00S">
            <text:p>09:16</text:p>
          </table:table-cell>
          <table:table-cell table:style-name="ce4" table:formula="of:=[.$B131]+[.N$3]" office:value-type="time" office:time-value="PT09H18M00S">
            <text:p>09:18</text:p>
          </table:table-cell>
          <table:table-cell table:style-name="ce4" table:formula="of:=[.$B131]+[.O$3]" office:value-type="time" office:time-value="PT09H21M00S">
            <text:p>09:21</text:p>
          </table:table-cell>
          <table:table-cell table:style-name="ce4" table:formula="of:=[.$B131]+[.P$3]" office:value-type="time" office:time-value="PT09H23M00S">
            <text:p>09:23</text:p>
          </table:table-cell>
          <table:table-cell table:style-name="ce4" table:formula="of:=[.$B131]+[.Q$3]" office:value-type="time" office:time-value="PT09H25M00S">
            <text:p>09:25</text:p>
          </table:table-cell>
          <table:table-cell table:style-name="ce4" table:formula="of:=[.$B131]+[.R$3]" office:value-type="time" office:time-value="PT09H38M00S">
            <text:p>09:38</text:p>
          </table:table-cell>
        </table:table-row>
        <table:table-row table:style-name="ro1">
          <table:table-cell table:style-name="ce3" table:formula="of:=[.A131]+2" office:value-type="float" office:value="3042">
            <text:p>3042</text:p>
          </table:table-cell>
          <table:table-cell table:style-name="ce6" office:value-type="time" office:time-value="PT09H00M00S">
            <text:p>09:00</text:p>
          </table:table-cell>
          <table:table-cell table:style-name="ce4" table:formula="of:=[.$B132]+[.C$3]" office:value-type="time" office:time-value="PT09H03M00S">
            <text:p>09:03</text:p>
          </table:table-cell>
          <table:table-cell table:style-name="ce4" table:formula="of:=[.$B132]+[.D$3]" office:value-type="time" office:time-value="PT09H05M00S">
            <text:p>09:05</text:p>
          </table:table-cell>
          <table:table-cell table:style-name="ce4" table:formula="of:=[.$B132]+[.E$3]" office:value-type="time" office:time-value="PT09H07M00S">
            <text:p>09:07</text:p>
          </table:table-cell>
          <table:table-cell table:style-name="ce4" table:formula="of:=[.$B132]+[.F$3]" office:value-type="time" office:time-value="PT09H09M00S">
            <text:p>09:09</text:p>
          </table:table-cell>
          <table:table-cell table:style-name="ce4" table:formula="of:=[.$B132]+[.G$3]" office:value-type="time" office:time-value="PT09H13M00S">
            <text:p>09:13</text:p>
          </table:table-cell>
          <table:table-cell table:style-name="ce4" table:formula="of:=[.$B132]+[.H$3]" office:value-type="time" office:time-value="PT09H16M00S">
            <text:p>09:16</text:p>
          </table:table-cell>
          <table:table-cell table:style-name="ce4" table:formula="of:=[.$B132]+[.I$3]" office:value-type="time" office:time-value="PT09H19M00S">
            <text:p>09:19</text:p>
          </table:table-cell>
          <table:table-cell table:style-name="ce4" table:formula="of:=[.$B132]+[.J$3]" office:value-type="time" office:time-value="PT09H21M00S">
            <text:p>09:21</text:p>
          </table:table-cell>
          <table:table-cell table:style-name="ce4" table:formula="of:=[.$B132]+[.K$3]" office:value-type="time" office:time-value="PT09H23M00S">
            <text:p>09:23</text:p>
          </table:table-cell>
          <table:table-cell table:style-name="ce4" table:formula="of:=[.$B132]+[.L$3]" office:value-type="time" office:time-value="PT09H25M00S">
            <text:p>09:25</text:p>
          </table:table-cell>
          <table:table-cell table:style-name="ce4" table:formula="of:=[.$B132]+[.M$3]" office:value-type="time" office:time-value="PT09H28M00S">
            <text:p>09:28</text:p>
          </table:table-cell>
          <table:table-cell table:style-name="ce4" table:formula="of:=[.$B132]+[.N$3]" office:value-type="time" office:time-value="PT09H30M00S">
            <text:p>09:30</text:p>
          </table:table-cell>
          <table:table-cell table:style-name="ce4" table:formula="of:=[.$B132]+[.O$3]" office:value-type="time" office:time-value="PT09H33M00S">
            <text:p>09:33</text:p>
          </table:table-cell>
          <table:table-cell table:style-name="ce4" table:formula="of:=[.$B132]+[.P$3]" office:value-type="time" office:time-value="PT09H35M00S">
            <text:p>09:35</text:p>
          </table:table-cell>
          <table:table-cell table:style-name="ce4" table:formula="of:=[.$B132]+[.Q$3]" office:value-type="time" office:time-value="PT09H37M00S">
            <text:p>09:37</text:p>
          </table:table-cell>
          <table:table-cell table:style-name="ce4" table:formula="of:=[.$B132]+[.R$3]" office:value-type="time" office:time-value="PT09H50M00S">
            <text:p>09:50</text:p>
          </table:table-cell>
        </table:table-row>
        <table:table-row table:style-name="ro1">
          <table:table-cell table:style-name="ce3" table:formula="of:=[.A132]+2" office:value-type="float" office:value="3044">
            <text:p>3044</text:p>
          </table:table-cell>
          <table:table-cell table:style-name="ce6" table:formula="of:=[.B132]+TIME(0;12;0)" office:value-type="time" office:time-value="PT09H12M00S">
            <text:p>09:12</text:p>
          </table:table-cell>
          <table:table-cell table:style-name="ce4" table:formula="of:=[.$B133]+[.C$3]" office:value-type="time" office:time-value="PT09H15M00S">
            <text:p>09:15</text:p>
          </table:table-cell>
          <table:table-cell table:style-name="ce4" table:formula="of:=[.$B133]+[.D$3]" office:value-type="time" office:time-value="PT09H17M00S">
            <text:p>09:17</text:p>
          </table:table-cell>
          <table:table-cell table:style-name="ce4" table:formula="of:=[.$B133]+[.E$3]" office:value-type="time" office:time-value="PT09H19M00S">
            <text:p>09:19</text:p>
          </table:table-cell>
          <table:table-cell table:style-name="ce4" table:formula="of:=[.$B133]+[.F$3]" office:value-type="time" office:time-value="PT09H21M00S">
            <text:p>09:21</text:p>
          </table:table-cell>
          <table:table-cell table:style-name="ce4" table:formula="of:=[.$B133]+[.G$3]" office:value-type="time" office:time-value="PT09H25M00S">
            <text:p>09:25</text:p>
          </table:table-cell>
          <table:table-cell table:style-name="ce4" table:formula="of:=[.$B133]+[.H$3]" office:value-type="time" office:time-value="PT09H28M00S">
            <text:p>09:28</text:p>
          </table:table-cell>
          <table:table-cell table:style-name="ce4" table:formula="of:=[.$B133]+[.I$3]" office:value-type="time" office:time-value="PT09H31M00S">
            <text:p>09:31</text:p>
          </table:table-cell>
          <table:table-cell table:style-name="ce4" table:formula="of:=[.$B133]+[.J$3]" office:value-type="time" office:time-value="PT09H33M00S">
            <text:p>09:33</text:p>
          </table:table-cell>
          <table:table-cell table:style-name="ce4" table:formula="of:=[.$B133]+[.K$3]" office:value-type="time" office:time-value="PT09H35M00S">
            <text:p>09:35</text:p>
          </table:table-cell>
          <table:table-cell table:style-name="ce4" table:formula="of:=[.$B133]+[.L$3]" office:value-type="time" office:time-value="PT09H37M00S">
            <text:p>09:37</text:p>
          </table:table-cell>
          <table:table-cell table:style-name="ce4" table:formula="of:=[.$B133]+[.M$3]" office:value-type="time" office:time-value="PT09H40M00S">
            <text:p>09:40</text:p>
          </table:table-cell>
          <table:table-cell table:style-name="ce4" table:formula="of:=[.$B133]+[.N$3]" office:value-type="time" office:time-value="PT09H42M00S">
            <text:p>09:42</text:p>
          </table:table-cell>
          <table:table-cell table:style-name="ce4" table:formula="of:=[.$B133]+[.O$3]" office:value-type="time" office:time-value="PT09H45M00S">
            <text:p>09:45</text:p>
          </table:table-cell>
          <table:table-cell table:style-name="ce4" table:formula="of:=[.$B133]+[.P$3]" office:value-type="time" office:time-value="PT09H47M00S">
            <text:p>09:47</text:p>
          </table:table-cell>
          <table:table-cell table:style-name="ce4" table:formula="of:=[.$B133]+[.Q$3]" office:value-type="time" office:time-value="PT09H49M00S">
            <text:p>09:49</text:p>
          </table:table-cell>
          <table:table-cell table:style-name="ce4" table:formula="of:=[.$B133]+[.R$3]" office:value-type="time" office:time-value="PT10H02M00S">
            <text:p>10:02</text:p>
          </table:table-cell>
        </table:table-row>
        <table:table-row table:style-name="ro1">
          <table:table-cell table:style-name="ce3" table:formula="of:=[.A133]+2" office:value-type="float" office:value="3046">
            <text:p>3046</text:p>
          </table:table-cell>
          <table:table-cell table:style-name="ce6" table:formula="of:=[.B133]+TIME(0;12;0)" office:value-type="time" office:time-value="PT09H24M00S">
            <text:p>09:24</text:p>
          </table:table-cell>
          <table:table-cell table:style-name="ce4" table:formula="of:=[.$B134]+[.C$3]" office:value-type="time" office:time-value="PT09H27M00S">
            <text:p>09:27</text:p>
          </table:table-cell>
          <table:table-cell table:style-name="ce4" table:formula="of:=[.$B134]+[.D$3]" office:value-type="time" office:time-value="PT09H29M00S">
            <text:p>09:29</text:p>
          </table:table-cell>
          <table:table-cell table:style-name="ce4" table:formula="of:=[.$B134]+[.E$3]" office:value-type="time" office:time-value="PT09H31M00S">
            <text:p>09:31</text:p>
          </table:table-cell>
          <table:table-cell table:style-name="ce4" table:formula="of:=[.$B134]+[.F$3]" office:value-type="time" office:time-value="PT09H33M00S">
            <text:p>09:33</text:p>
          </table:table-cell>
          <table:table-cell table:style-name="ce4" table:formula="of:=[.$B134]+[.G$3]" office:value-type="time" office:time-value="PT09H37M00S">
            <text:p>09:37</text:p>
          </table:table-cell>
          <table:table-cell table:style-name="ce4" table:formula="of:=[.$B134]+[.H$3]" office:value-type="time" office:time-value="PT09H40M00S">
            <text:p>09:40</text:p>
          </table:table-cell>
          <table:table-cell table:style-name="ce4" table:formula="of:=[.$B134]+[.I$3]" office:value-type="time" office:time-value="PT09H43M00S">
            <text:p>09:43</text:p>
          </table:table-cell>
          <table:table-cell table:style-name="ce4" table:formula="of:=[.$B134]+[.J$3]" office:value-type="time" office:time-value="PT09H45M00S">
            <text:p>09:45</text:p>
          </table:table-cell>
          <table:table-cell table:style-name="ce4" table:formula="of:=[.$B134]+[.K$3]" office:value-type="time" office:time-value="PT09H47M00S">
            <text:p>09:47</text:p>
          </table:table-cell>
          <table:table-cell table:style-name="ce4" table:formula="of:=[.$B134]+[.L$3]" office:value-type="time" office:time-value="PT09H49M00S">
            <text:p>09:49</text:p>
          </table:table-cell>
          <table:table-cell table:style-name="ce4" table:formula="of:=[.$B134]+[.M$3]" office:value-type="time" office:time-value="PT09H52M00S">
            <text:p>09:52</text:p>
          </table:table-cell>
          <table:table-cell table:style-name="ce4" table:formula="of:=[.$B134]+[.N$3]" office:value-type="time" office:time-value="PT09H54M00S">
            <text:p>09:54</text:p>
          </table:table-cell>
          <table:table-cell table:style-name="ce4" table:formula="of:=[.$B134]+[.O$3]" office:value-type="time" office:time-value="PT09H57M00S">
            <text:p>09:57</text:p>
          </table:table-cell>
          <table:table-cell table:style-name="ce4" table:formula="of:=[.$B134]+[.P$3]" office:value-type="time" office:time-value="PT09H59M00S">
            <text:p>09:59</text:p>
          </table:table-cell>
          <table:table-cell table:style-name="ce4" table:formula="of:=[.$B134]+[.Q$3]" office:value-type="time" office:time-value="PT10H01M00S">
            <text:p>10:01</text:p>
          </table:table-cell>
          <table:table-cell table:style-name="ce4" table:formula="of:=[.$B134]+[.R$3]" office:value-type="time" office:time-value="PT10H14M00S">
            <text:p>10:14</text:p>
          </table:table-cell>
        </table:table-row>
        <table:table-row table:style-name="ro1">
          <table:table-cell table:style-name="ce3" table:formula="of:=[.A134]+2" office:value-type="float" office:value="3048">
            <text:p>3048</text:p>
          </table:table-cell>
          <table:table-cell table:style-name="ce6" table:formula="of:=[.B134]+TIME(0;12;0)" office:value-type="time" office:time-value="PT09H36M00S">
            <text:p>09:36</text:p>
          </table:table-cell>
          <table:table-cell table:style-name="ce4" table:formula="of:=[.$B135]+[.C$3]" office:value-type="time" office:time-value="PT09H39M00S">
            <text:p>09:39</text:p>
          </table:table-cell>
          <table:table-cell table:style-name="ce4" table:formula="of:=[.$B135]+[.D$3]" office:value-type="time" office:time-value="PT09H41M00S">
            <text:p>09:41</text:p>
          </table:table-cell>
          <table:table-cell table:style-name="ce4" table:formula="of:=[.$B135]+[.E$3]" office:value-type="time" office:time-value="PT09H43M00S">
            <text:p>09:43</text:p>
          </table:table-cell>
          <table:table-cell table:style-name="ce4" table:formula="of:=[.$B135]+[.F$3]" office:value-type="time" office:time-value="PT09H45M00S">
            <text:p>09:45</text:p>
          </table:table-cell>
          <table:table-cell table:style-name="ce4" table:formula="of:=[.$B135]+[.G$3]" office:value-type="time" office:time-value="PT09H49M00S">
            <text:p>09:49</text:p>
          </table:table-cell>
          <table:table-cell table:style-name="ce4" table:formula="of:=[.$B135]+[.H$3]" office:value-type="time" office:time-value="PT09H52M00S">
            <text:p>09:52</text:p>
          </table:table-cell>
          <table:table-cell table:style-name="ce4" table:formula="of:=[.$B135]+[.I$3]" office:value-type="time" office:time-value="PT09H55M00S">
            <text:p>09:55</text:p>
          </table:table-cell>
          <table:table-cell table:style-name="ce4" table:formula="of:=[.$B135]+[.J$3]" office:value-type="time" office:time-value="PT09H57M00S">
            <text:p>09:57</text:p>
          </table:table-cell>
          <table:table-cell table:style-name="ce4" table:formula="of:=[.$B135]+[.K$3]" office:value-type="time" office:time-value="PT09H59M00S">
            <text:p>09:59</text:p>
          </table:table-cell>
          <table:table-cell table:style-name="ce4" table:formula="of:=[.$B135]+[.L$3]" office:value-type="time" office:time-value="PT10H01M00S">
            <text:p>10:01</text:p>
          </table:table-cell>
          <table:table-cell table:style-name="ce4" table:formula="of:=[.$B135]+[.M$3]" office:value-type="time" office:time-value="PT10H04M00S">
            <text:p>10:04</text:p>
          </table:table-cell>
          <table:table-cell table:style-name="ce4" table:formula="of:=[.$B135]+[.N$3]" office:value-type="time" office:time-value="PT10H06M00S">
            <text:p>10:06</text:p>
          </table:table-cell>
          <table:table-cell table:style-name="ce4" table:formula="of:=[.$B135]+[.O$3]" office:value-type="time" office:time-value="PT10H09M00S">
            <text:p>10:09</text:p>
          </table:table-cell>
          <table:table-cell table:style-name="ce4" table:formula="of:=[.$B135]+[.P$3]" office:value-type="time" office:time-value="PT10H11M00S">
            <text:p>10:11</text:p>
          </table:table-cell>
          <table:table-cell table:style-name="ce4" table:formula="of:=[.$B135]+[.Q$3]" office:value-type="time" office:time-value="PT10H13M00S">
            <text:p>10:13</text:p>
          </table:table-cell>
          <table:table-cell table:style-name="ce4" table:formula="of:=[.$B135]+[.R$3]" office:value-type="time" office:time-value="PT10H26M00S">
            <text:p>10:26</text:p>
          </table:table-cell>
        </table:table-row>
        <table:table-row table:style-name="ro1">
          <table:table-cell table:style-name="ce3" table:formula="of:=[.A135]+2" office:value-type="float" office:value="3050">
            <text:p>3050</text:p>
          </table:table-cell>
          <table:table-cell table:style-name="ce6" table:formula="of:=[.B135]+TIME(0;12;0)" office:value-type="time" office:time-value="PT09H48M00S">
            <text:p>09:48</text:p>
          </table:table-cell>
          <table:table-cell table:style-name="ce4" table:formula="of:=[.$B136]+[.C$3]" office:value-type="time" office:time-value="PT09H51M00S">
            <text:p>09:51</text:p>
          </table:table-cell>
          <table:table-cell table:style-name="ce4" table:formula="of:=[.$B136]+[.D$3]" office:value-type="time" office:time-value="PT09H53M00S">
            <text:p>09:53</text:p>
          </table:table-cell>
          <table:table-cell table:style-name="ce4" table:formula="of:=[.$B136]+[.E$3]" office:value-type="time" office:time-value="PT09H55M00S">
            <text:p>09:55</text:p>
          </table:table-cell>
          <table:table-cell table:style-name="ce4" table:formula="of:=[.$B136]+[.F$3]" office:value-type="time" office:time-value="PT09H57M00S">
            <text:p>09:57</text:p>
          </table:table-cell>
          <table:table-cell table:style-name="ce4" table:formula="of:=[.$B136]+[.G$3]" office:value-type="time" office:time-value="PT10H01M00S">
            <text:p>10:01</text:p>
          </table:table-cell>
          <table:table-cell table:style-name="ce4" table:formula="of:=[.$B136]+[.H$3]" office:value-type="time" office:time-value="PT10H04M00S">
            <text:p>10:04</text:p>
          </table:table-cell>
          <table:table-cell table:style-name="ce4" table:formula="of:=[.$B136]+[.I$3]" office:value-type="time" office:time-value="PT10H07M00S">
            <text:p>10:07</text:p>
          </table:table-cell>
          <table:table-cell table:style-name="ce4" table:formula="of:=[.$B136]+[.J$3]" office:value-type="time" office:time-value="PT10H09M00S">
            <text:p>10:09</text:p>
          </table:table-cell>
          <table:table-cell table:style-name="ce4" table:formula="of:=[.$B136]+[.K$3]" office:value-type="time" office:time-value="PT10H11M00S">
            <text:p>10:11</text:p>
          </table:table-cell>
          <table:table-cell table:style-name="ce4" table:formula="of:=[.$B136]+[.L$3]" office:value-type="time" office:time-value="PT10H13M00S">
            <text:p>10:13</text:p>
          </table:table-cell>
          <table:table-cell table:style-name="ce4" table:formula="of:=[.$B136]+[.M$3]" office:value-type="time" office:time-value="PT10H16M00S">
            <text:p>10:16</text:p>
          </table:table-cell>
          <table:table-cell table:style-name="ce4" table:formula="of:=[.$B136]+[.N$3]" office:value-type="time" office:time-value="PT10H18M00S">
            <text:p>10:18</text:p>
          </table:table-cell>
          <table:table-cell table:style-name="ce4" table:formula="of:=[.$B136]+[.O$3]" office:value-type="time" office:time-value="PT10H21M00S">
            <text:p>10:21</text:p>
          </table:table-cell>
          <table:table-cell table:style-name="ce4" table:formula="of:=[.$B136]+[.P$3]" office:value-type="time" office:time-value="PT10H23M00S">
            <text:p>10:23</text:p>
          </table:table-cell>
          <table:table-cell table:style-name="ce4" table:formula="of:=[.$B136]+[.Q$3]" office:value-type="time" office:time-value="PT10H25M00S">
            <text:p>10:25</text:p>
          </table:table-cell>
          <table:table-cell table:style-name="ce4" table:formula="of:=[.$B136]+[.R$3]" office:value-type="time" office:time-value="PT10H38M00S">
            <text:p>10:38</text:p>
          </table:table-cell>
        </table:table-row>
        <table:table-row table:style-name="ro1">
          <table:table-cell table:style-name="ce3" table:formula="of:=[.A136]+2" office:value-type="float" office:value="3052">
            <text:p>3052</text:p>
          </table:table-cell>
          <table:table-cell table:style-name="ce6" table:formula="of:=[.B136]+TIME(0;12;0)" office:value-type="time" office:time-value="PT10H00M00S">
            <text:p>10:00</text:p>
          </table:table-cell>
          <table:table-cell table:style-name="ce4" table:formula="of:=[.$B137]+[.C$3]" office:value-type="time" office:time-value="PT10H03M00S">
            <text:p>10:03</text:p>
          </table:table-cell>
          <table:table-cell table:style-name="ce4" table:formula="of:=[.$B137]+[.D$3]" office:value-type="time" office:time-value="PT10H05M00S">
            <text:p>10:05</text:p>
          </table:table-cell>
          <table:table-cell table:style-name="ce4" table:formula="of:=[.$B137]+[.E$3]" office:value-type="time" office:time-value="PT10H07M00S">
            <text:p>10:07</text:p>
          </table:table-cell>
          <table:table-cell table:style-name="ce4" table:formula="of:=[.$B137]+[.F$3]" office:value-type="time" office:time-value="PT10H09M00S">
            <text:p>10:09</text:p>
          </table:table-cell>
          <table:table-cell table:style-name="ce4" table:formula="of:=[.$B137]+[.G$3]" office:value-type="time" office:time-value="PT10H13M00S">
            <text:p>10:13</text:p>
          </table:table-cell>
          <table:table-cell table:style-name="ce4" table:formula="of:=[.$B137]+[.H$3]" office:value-type="time" office:time-value="PT10H16M00S">
            <text:p>10:16</text:p>
          </table:table-cell>
          <table:table-cell table:style-name="ce4" table:formula="of:=[.$B137]+[.I$3]" office:value-type="time" office:time-value="PT10H19M00S">
            <text:p>10:19</text:p>
          </table:table-cell>
          <table:table-cell table:style-name="ce4" table:formula="of:=[.$B137]+[.J$3]" office:value-type="time" office:time-value="PT10H21M00S">
            <text:p>10:21</text:p>
          </table:table-cell>
          <table:table-cell table:style-name="ce4" table:formula="of:=[.$B137]+[.K$3]" office:value-type="time" office:time-value="PT10H23M00S">
            <text:p>10:23</text:p>
          </table:table-cell>
          <table:table-cell table:style-name="ce4" table:formula="of:=[.$B137]+[.L$3]" office:value-type="time" office:time-value="PT10H25M00S">
            <text:p>10:25</text:p>
          </table:table-cell>
          <table:table-cell table:style-name="ce4" table:formula="of:=[.$B137]+[.M$3]" office:value-type="time" office:time-value="PT10H28M00S">
            <text:p>10:28</text:p>
          </table:table-cell>
          <table:table-cell table:style-name="ce4" table:formula="of:=[.$B137]+[.N$3]" office:value-type="time" office:time-value="PT10H30M00S">
            <text:p>10:30</text:p>
          </table:table-cell>
          <table:table-cell table:style-name="ce4" table:formula="of:=[.$B137]+[.O$3]" office:value-type="time" office:time-value="PT10H33M00S">
            <text:p>10:33</text:p>
          </table:table-cell>
          <table:table-cell table:style-name="ce4" table:formula="of:=[.$B137]+[.P$3]" office:value-type="time" office:time-value="PT10H35M00S">
            <text:p>10:35</text:p>
          </table:table-cell>
          <table:table-cell table:style-name="ce4" table:formula="of:=[.$B137]+[.Q$3]" office:value-type="time" office:time-value="PT10H37M00S">
            <text:p>10:37</text:p>
          </table:table-cell>
          <table:table-cell table:style-name="ce4" table:formula="of:=[.$B137]+[.R$3]" office:value-type="time" office:time-value="PT10H50M00S">
            <text:p>10:50</text:p>
          </table:table-cell>
        </table:table-row>
        <table:table-row table:style-name="ro1">
          <table:table-cell table:style-name="ce3" table:formula="of:=[.A137]+2" office:value-type="float" office:value="3054">
            <text:p>3054</text:p>
          </table:table-cell>
          <table:table-cell table:style-name="ce6" table:formula="of:=[.B137]+TIME(0;12;0)" office:value-type="time" office:time-value="PT10H12M00S">
            <text:p>10:12</text:p>
          </table:table-cell>
          <table:table-cell table:style-name="ce4" table:formula="of:=[.$B138]+[.C$3]" office:value-type="time" office:time-value="PT10H15M00S">
            <text:p>10:15</text:p>
          </table:table-cell>
          <table:table-cell table:style-name="ce4" table:formula="of:=[.$B138]+[.D$3]" office:value-type="time" office:time-value="PT10H17M00S">
            <text:p>10:17</text:p>
          </table:table-cell>
          <table:table-cell table:style-name="ce4" table:formula="of:=[.$B138]+[.E$3]" office:value-type="time" office:time-value="PT10H19M00S">
            <text:p>10:19</text:p>
          </table:table-cell>
          <table:table-cell table:style-name="ce4" table:formula="of:=[.$B138]+[.F$3]" office:value-type="time" office:time-value="PT10H21M00S">
            <text:p>10:21</text:p>
          </table:table-cell>
          <table:table-cell table:style-name="ce4" table:formula="of:=[.$B138]+[.G$3]" office:value-type="time" office:time-value="PT10H25M00S">
            <text:p>10:25</text:p>
          </table:table-cell>
          <table:table-cell table:style-name="ce4" table:formula="of:=[.$B138]+[.H$3]" office:value-type="time" office:time-value="PT10H28M00S">
            <text:p>10:28</text:p>
          </table:table-cell>
          <table:table-cell table:style-name="ce4" table:formula="of:=[.$B138]+[.I$3]" office:value-type="time" office:time-value="PT10H31M00S">
            <text:p>10:31</text:p>
          </table:table-cell>
          <table:table-cell table:style-name="ce4" table:formula="of:=[.$B138]+[.J$3]" office:value-type="time" office:time-value="PT10H33M00S">
            <text:p>10:33</text:p>
          </table:table-cell>
          <table:table-cell table:style-name="ce4" table:formula="of:=[.$B138]+[.K$3]" office:value-type="time" office:time-value="PT10H35M00S">
            <text:p>10:35</text:p>
          </table:table-cell>
          <table:table-cell table:style-name="ce4" table:formula="of:=[.$B138]+[.L$3]" office:value-type="time" office:time-value="PT10H37M00S">
            <text:p>10:37</text:p>
          </table:table-cell>
          <table:table-cell table:style-name="ce4" table:formula="of:=[.$B138]+[.M$3]" office:value-type="time" office:time-value="PT10H40M00S">
            <text:p>10:40</text:p>
          </table:table-cell>
          <table:table-cell table:style-name="ce4" table:formula="of:=[.$B138]+[.N$3]" office:value-type="time" office:time-value="PT10H42M00S">
            <text:p>10:42</text:p>
          </table:table-cell>
          <table:table-cell table:style-name="ce4" table:formula="of:=[.$B138]+[.O$3]" office:value-type="time" office:time-value="PT10H45M00S">
            <text:p>10:45</text:p>
          </table:table-cell>
          <table:table-cell table:style-name="ce4" table:formula="of:=[.$B138]+[.P$3]" office:value-type="time" office:time-value="PT10H47M00S">
            <text:p>10:47</text:p>
          </table:table-cell>
          <table:table-cell table:style-name="ce4" table:formula="of:=[.$B138]+[.Q$3]" office:value-type="time" office:time-value="PT10H49M00S">
            <text:p>10:49</text:p>
          </table:table-cell>
          <table:table-cell table:style-name="ce4" table:formula="of:=[.$B138]+[.R$3]" office:value-type="time" office:time-value="PT11H02M00S">
            <text:p>11:02</text:p>
          </table:table-cell>
        </table:table-row>
        <table:table-row table:style-name="ro1">
          <table:table-cell table:style-name="ce3" table:formula="of:=[.A138]+2" office:value-type="float" office:value="3056">
            <text:p>3056</text:p>
          </table:table-cell>
          <table:table-cell table:style-name="ce6" table:formula="of:=[.B138]+TIME(0;12;0)" office:value-type="time" office:time-value="PT10H24M00S">
            <text:p>10:24</text:p>
          </table:table-cell>
          <table:table-cell table:style-name="ce4" table:formula="of:=[.$B139]+[.C$3]" office:value-type="time" office:time-value="PT10H27M00S">
            <text:p>10:27</text:p>
          </table:table-cell>
          <table:table-cell table:style-name="ce4" table:formula="of:=[.$B139]+[.D$3]" office:value-type="time" office:time-value="PT10H29M00S">
            <text:p>10:29</text:p>
          </table:table-cell>
          <table:table-cell table:style-name="ce4" table:formula="of:=[.$B139]+[.E$3]" office:value-type="time" office:time-value="PT10H31M00S">
            <text:p>10:31</text:p>
          </table:table-cell>
          <table:table-cell table:style-name="ce4" table:formula="of:=[.$B139]+[.F$3]" office:value-type="time" office:time-value="PT10H33M00S">
            <text:p>10:33</text:p>
          </table:table-cell>
          <table:table-cell table:style-name="ce4" table:formula="of:=[.$B139]+[.G$3]" office:value-type="time" office:time-value="PT10H37M00S">
            <text:p>10:37</text:p>
          </table:table-cell>
          <table:table-cell table:style-name="ce4" table:formula="of:=[.$B139]+[.H$3]" office:value-type="time" office:time-value="PT10H40M00S">
            <text:p>10:40</text:p>
          </table:table-cell>
          <table:table-cell table:style-name="ce4" table:formula="of:=[.$B139]+[.I$3]" office:value-type="time" office:time-value="PT10H43M00S">
            <text:p>10:43</text:p>
          </table:table-cell>
          <table:table-cell table:style-name="ce4" table:formula="of:=[.$B139]+[.J$3]" office:value-type="time" office:time-value="PT10H45M00S">
            <text:p>10:45</text:p>
          </table:table-cell>
          <table:table-cell table:style-name="ce4" table:formula="of:=[.$B139]+[.K$3]" office:value-type="time" office:time-value="PT10H47M00S">
            <text:p>10:47</text:p>
          </table:table-cell>
          <table:table-cell table:style-name="ce4" table:formula="of:=[.$B139]+[.L$3]" office:value-type="time" office:time-value="PT10H49M00S">
            <text:p>10:49</text:p>
          </table:table-cell>
          <table:table-cell table:style-name="ce4" table:formula="of:=[.$B139]+[.M$3]" office:value-type="time" office:time-value="PT10H52M00S">
            <text:p>10:52</text:p>
          </table:table-cell>
          <table:table-cell table:style-name="ce4" table:formula="of:=[.$B139]+[.N$3]" office:value-type="time" office:time-value="PT10H54M00S">
            <text:p>10:54</text:p>
          </table:table-cell>
          <table:table-cell table:style-name="ce4" table:formula="of:=[.$B139]+[.O$3]" office:value-type="time" office:time-value="PT10H57M00S">
            <text:p>10:57</text:p>
          </table:table-cell>
          <table:table-cell table:style-name="ce4" table:formula="of:=[.$B139]+[.P$3]" office:value-type="time" office:time-value="PT10H59M00S">
            <text:p>10:59</text:p>
          </table:table-cell>
          <table:table-cell table:style-name="ce4" table:formula="of:=[.$B139]+[.Q$3]" office:value-type="time" office:time-value="PT11H01M00S">
            <text:p>11:01</text:p>
          </table:table-cell>
          <table:table-cell table:style-name="ce4" table:formula="of:=[.$B139]+[.R$3]" office:value-type="time" office:time-value="PT11H14M00S">
            <text:p>11:14</text:p>
          </table:table-cell>
        </table:table-row>
        <table:table-row table:style-name="ro1">
          <table:table-cell table:style-name="ce3" table:formula="of:=[.A139]+2" office:value-type="float" office:value="3058">
            <text:p>3058</text:p>
          </table:table-cell>
          <table:table-cell table:style-name="ce6" table:formula="of:=[.B139]+TIME(0;12;0)" office:value-type="time" office:time-value="PT10H36M00S">
            <text:p>10:36</text:p>
          </table:table-cell>
          <table:table-cell table:style-name="ce4" table:formula="of:=[.$B140]+[.C$3]" office:value-type="time" office:time-value="PT10H39M00S">
            <text:p>10:39</text:p>
          </table:table-cell>
          <table:table-cell table:style-name="ce4" table:formula="of:=[.$B140]+[.D$3]" office:value-type="time" office:time-value="PT10H41M00S">
            <text:p>10:41</text:p>
          </table:table-cell>
          <table:table-cell table:style-name="ce4" table:formula="of:=[.$B140]+[.E$3]" office:value-type="time" office:time-value="PT10H43M00S">
            <text:p>10:43</text:p>
          </table:table-cell>
          <table:table-cell table:style-name="ce4" table:formula="of:=[.$B140]+[.F$3]" office:value-type="time" office:time-value="PT10H45M00S">
            <text:p>10:45</text:p>
          </table:table-cell>
          <table:table-cell table:style-name="ce4" table:formula="of:=[.$B140]+[.G$3]" office:value-type="time" office:time-value="PT10H49M00S">
            <text:p>10:49</text:p>
          </table:table-cell>
          <table:table-cell table:style-name="ce4" table:formula="of:=[.$B140]+[.H$3]" office:value-type="time" office:time-value="PT10H52M00S">
            <text:p>10:52</text:p>
          </table:table-cell>
          <table:table-cell table:style-name="ce4" table:formula="of:=[.$B140]+[.I$3]" office:value-type="time" office:time-value="PT10H55M00S">
            <text:p>10:55</text:p>
          </table:table-cell>
          <table:table-cell table:style-name="ce4" table:formula="of:=[.$B140]+[.J$3]" office:value-type="time" office:time-value="PT10H57M00S">
            <text:p>10:57</text:p>
          </table:table-cell>
          <table:table-cell table:style-name="ce4" table:formula="of:=[.$B140]+[.K$3]" office:value-type="time" office:time-value="PT10H59M00S">
            <text:p>10:59</text:p>
          </table:table-cell>
          <table:table-cell table:style-name="ce4" table:formula="of:=[.$B140]+[.L$3]" office:value-type="time" office:time-value="PT11H01M00S">
            <text:p>11:01</text:p>
          </table:table-cell>
          <table:table-cell table:style-name="ce4" table:formula="of:=[.$B140]+[.M$3]" office:value-type="time" office:time-value="PT11H04M00S">
            <text:p>11:04</text:p>
          </table:table-cell>
          <table:table-cell table:style-name="ce4" table:formula="of:=[.$B140]+[.N$3]" office:value-type="time" office:time-value="PT11H06M00S">
            <text:p>11:06</text:p>
          </table:table-cell>
          <table:table-cell table:style-name="ce4" table:formula="of:=[.$B140]+[.O$3]" office:value-type="time" office:time-value="PT11H09M00S">
            <text:p>11:09</text:p>
          </table:table-cell>
          <table:table-cell table:style-name="ce4" table:formula="of:=[.$B140]+[.P$3]" office:value-type="time" office:time-value="PT11H11M00S">
            <text:p>11:11</text:p>
          </table:table-cell>
          <table:table-cell table:style-name="ce4" table:formula="of:=[.$B140]+[.Q$3]" office:value-type="time" office:time-value="PT11H13M00S">
            <text:p>11:13</text:p>
          </table:table-cell>
          <table:table-cell table:style-name="ce4" table:formula="of:=[.$B140]+[.R$3]" office:value-type="time" office:time-value="PT11H26M00S">
            <text:p>11:26</text:p>
          </table:table-cell>
        </table:table-row>
        <table:table-row table:style-name="ro1">
          <table:table-cell table:style-name="ce3" table:formula="of:=[.A140]+2" office:value-type="float" office:value="3060">
            <text:p>3060</text:p>
          </table:table-cell>
          <table:table-cell table:style-name="ce6" table:formula="of:=[.B140]+TIME(0;12;0)" office:value-type="time" office:time-value="PT10H48M00S">
            <text:p>10:48</text:p>
          </table:table-cell>
          <table:table-cell table:style-name="ce4" table:formula="of:=[.$B141]+[.C$3]" office:value-type="time" office:time-value="PT10H51M00S">
            <text:p>10:51</text:p>
          </table:table-cell>
          <table:table-cell table:style-name="ce4" table:formula="of:=[.$B141]+[.D$3]" office:value-type="time" office:time-value="PT10H53M00S">
            <text:p>10:53</text:p>
          </table:table-cell>
          <table:table-cell table:style-name="ce4" table:formula="of:=[.$B141]+[.E$3]" office:value-type="time" office:time-value="PT10H55M00S">
            <text:p>10:55</text:p>
          </table:table-cell>
          <table:table-cell table:style-name="ce4" table:formula="of:=[.$B141]+[.F$3]" office:value-type="time" office:time-value="PT10H57M00S">
            <text:p>10:57</text:p>
          </table:table-cell>
          <table:table-cell table:style-name="ce4" table:formula="of:=[.$B141]+[.G$3]" office:value-type="time" office:time-value="PT11H01M00S">
            <text:p>11:01</text:p>
          </table:table-cell>
          <table:table-cell table:style-name="ce4" table:formula="of:=[.$B141]+[.H$3]" office:value-type="time" office:time-value="PT11H04M00S">
            <text:p>11:04</text:p>
          </table:table-cell>
          <table:table-cell table:style-name="ce4" table:formula="of:=[.$B141]+[.I$3]" office:value-type="time" office:time-value="PT11H07M00S">
            <text:p>11:07</text:p>
          </table:table-cell>
          <table:table-cell table:style-name="ce4" table:formula="of:=[.$B141]+[.J$3]" office:value-type="time" office:time-value="PT11H09M00S">
            <text:p>11:09</text:p>
          </table:table-cell>
          <table:table-cell table:style-name="ce4" table:formula="of:=[.$B141]+[.K$3]" office:value-type="time" office:time-value="PT11H11M00S">
            <text:p>11:11</text:p>
          </table:table-cell>
          <table:table-cell table:style-name="ce4" table:formula="of:=[.$B141]+[.L$3]" office:value-type="time" office:time-value="PT11H13M00S">
            <text:p>11:13</text:p>
          </table:table-cell>
          <table:table-cell table:style-name="ce4" table:formula="of:=[.$B141]+[.M$3]" office:value-type="time" office:time-value="PT11H16M00S">
            <text:p>11:16</text:p>
          </table:table-cell>
          <table:table-cell table:style-name="ce4" table:formula="of:=[.$B141]+[.N$3]" office:value-type="time" office:time-value="PT11H18M00S">
            <text:p>11:18</text:p>
          </table:table-cell>
          <table:table-cell table:style-name="ce4" table:formula="of:=[.$B141]+[.O$3]" office:value-type="time" office:time-value="PT11H21M00S">
            <text:p>11:21</text:p>
          </table:table-cell>
          <table:table-cell table:style-name="ce4" table:formula="of:=[.$B141]+[.P$3]" office:value-type="time" office:time-value="PT11H23M00S">
            <text:p>11:23</text:p>
          </table:table-cell>
          <table:table-cell table:style-name="ce4" table:formula="of:=[.$B141]+[.Q$3]" office:value-type="time" office:time-value="PT11H25M00S">
            <text:p>11:25</text:p>
          </table:table-cell>
          <table:table-cell table:style-name="ce4" table:formula="of:=[.$B141]+[.R$3]" office:value-type="time" office:time-value="PT11H38M00S">
            <text:p>11:38</text:p>
          </table:table-cell>
        </table:table-row>
        <table:table-row table:style-name="ro1">
          <table:table-cell table:style-name="ce3" table:formula="of:=[.A141]+2" office:value-type="float" office:value="3062">
            <text:p>3062</text:p>
          </table:table-cell>
          <table:table-cell table:style-name="ce6" table:formula="of:=[.B141]+TIME(0;12;0)" office:value-type="time" office:time-value="PT11H00M00S">
            <text:p>11:00</text:p>
          </table:table-cell>
          <table:table-cell table:style-name="ce4" table:formula="of:=[.$B142]+[.C$3]" office:value-type="time" office:time-value="PT11H03M00S">
            <text:p>11:03</text:p>
          </table:table-cell>
          <table:table-cell table:style-name="ce4" table:formula="of:=[.$B142]+[.D$3]" office:value-type="time" office:time-value="PT11H05M00S">
            <text:p>11:05</text:p>
          </table:table-cell>
          <table:table-cell table:style-name="ce4" table:formula="of:=[.$B142]+[.E$3]" office:value-type="time" office:time-value="PT11H07M00S">
            <text:p>11:07</text:p>
          </table:table-cell>
          <table:table-cell table:style-name="ce4" table:formula="of:=[.$B142]+[.F$3]" office:value-type="time" office:time-value="PT11H09M00S">
            <text:p>11:09</text:p>
          </table:table-cell>
          <table:table-cell table:style-name="ce4" table:formula="of:=[.$B142]+[.G$3]" office:value-type="time" office:time-value="PT11H13M00S">
            <text:p>11:13</text:p>
          </table:table-cell>
          <table:table-cell table:style-name="ce4" table:formula="of:=[.$B142]+[.H$3]" office:value-type="time" office:time-value="PT11H16M00S">
            <text:p>11:16</text:p>
          </table:table-cell>
          <table:table-cell table:style-name="ce4" table:formula="of:=[.$B142]+[.I$3]" office:value-type="time" office:time-value="PT11H19M00S">
            <text:p>11:19</text:p>
          </table:table-cell>
          <table:table-cell table:style-name="ce4" table:formula="of:=[.$B142]+[.J$3]" office:value-type="time" office:time-value="PT11H21M00S">
            <text:p>11:21</text:p>
          </table:table-cell>
          <table:table-cell table:style-name="ce4" table:formula="of:=[.$B142]+[.K$3]" office:value-type="time" office:time-value="PT11H23M00S">
            <text:p>11:23</text:p>
          </table:table-cell>
          <table:table-cell table:style-name="ce4" table:formula="of:=[.$B142]+[.L$3]" office:value-type="time" office:time-value="PT11H25M00S">
            <text:p>11:25</text:p>
          </table:table-cell>
          <table:table-cell table:style-name="ce4" table:formula="of:=[.$B142]+[.M$3]" office:value-type="time" office:time-value="PT11H28M00S">
            <text:p>11:28</text:p>
          </table:table-cell>
          <table:table-cell table:style-name="ce4" table:formula="of:=[.$B142]+[.N$3]" office:value-type="time" office:time-value="PT11H30M00S">
            <text:p>11:30</text:p>
          </table:table-cell>
          <table:table-cell table:style-name="ce4" table:formula="of:=[.$B142]+[.O$3]" office:value-type="time" office:time-value="PT11H33M00S">
            <text:p>11:33</text:p>
          </table:table-cell>
          <table:table-cell table:style-name="ce4" table:formula="of:=[.$B142]+[.P$3]" office:value-type="time" office:time-value="PT11H35M00S">
            <text:p>11:35</text:p>
          </table:table-cell>
          <table:table-cell table:style-name="ce4" table:formula="of:=[.$B142]+[.Q$3]" office:value-type="time" office:time-value="PT11H37M00S">
            <text:p>11:37</text:p>
          </table:table-cell>
          <table:table-cell table:style-name="ce4" table:formula="of:=[.$B142]+[.R$3]" office:value-type="time" office:time-value="PT11H50M00S">
            <text:p>11:50</text:p>
          </table:table-cell>
        </table:table-row>
        <table:table-row table:style-name="ro1">
          <table:table-cell table:style-name="ce3" table:formula="of:=[.A142]+2" office:value-type="float" office:value="3064">
            <text:p>3064</text:p>
          </table:table-cell>
          <table:table-cell table:style-name="ce6" table:formula="of:=[.B142]+TIME(0;12;0)" office:value-type="time" office:time-value="PT11H12M00S">
            <text:p>11:12</text:p>
          </table:table-cell>
          <table:table-cell table:style-name="ce4" table:formula="of:=[.$B143]+[.C$3]" office:value-type="time" office:time-value="PT11H15M00S">
            <text:p>11:15</text:p>
          </table:table-cell>
          <table:table-cell table:style-name="ce4" table:formula="of:=[.$B143]+[.D$3]" office:value-type="time" office:time-value="PT11H17M00S">
            <text:p>11:17</text:p>
          </table:table-cell>
          <table:table-cell table:style-name="ce4" table:formula="of:=[.$B143]+[.E$3]" office:value-type="time" office:time-value="PT11H19M00S">
            <text:p>11:19</text:p>
          </table:table-cell>
          <table:table-cell table:style-name="ce4" table:formula="of:=[.$B143]+[.F$3]" office:value-type="time" office:time-value="PT11H21M00S">
            <text:p>11:21</text:p>
          </table:table-cell>
          <table:table-cell table:style-name="ce4" table:formula="of:=[.$B143]+[.G$3]" office:value-type="time" office:time-value="PT11H25M00S">
            <text:p>11:25</text:p>
          </table:table-cell>
          <table:table-cell table:style-name="ce4" table:formula="of:=[.$B143]+[.H$3]" office:value-type="time" office:time-value="PT11H28M00S">
            <text:p>11:28</text:p>
          </table:table-cell>
          <table:table-cell table:style-name="ce4" table:formula="of:=[.$B143]+[.I$3]" office:value-type="time" office:time-value="PT11H31M00S">
            <text:p>11:31</text:p>
          </table:table-cell>
          <table:table-cell table:style-name="ce4" table:formula="of:=[.$B143]+[.J$3]" office:value-type="time" office:time-value="PT11H33M00S">
            <text:p>11:33</text:p>
          </table:table-cell>
          <table:table-cell table:style-name="ce4" table:formula="of:=[.$B143]+[.K$3]" office:value-type="time" office:time-value="PT11H35M00S">
            <text:p>11:35</text:p>
          </table:table-cell>
          <table:table-cell table:style-name="ce4" table:formula="of:=[.$B143]+[.L$3]" office:value-type="time" office:time-value="PT11H37M00S">
            <text:p>11:37</text:p>
          </table:table-cell>
          <table:table-cell table:style-name="ce4" table:formula="of:=[.$B143]+[.M$3]" office:value-type="time" office:time-value="PT11H40M00S">
            <text:p>11:40</text:p>
          </table:table-cell>
          <table:table-cell table:style-name="ce4" table:formula="of:=[.$B143]+[.N$3]" office:value-type="time" office:time-value="PT11H42M00S">
            <text:p>11:42</text:p>
          </table:table-cell>
          <table:table-cell table:style-name="ce4" table:formula="of:=[.$B143]+[.O$3]" office:value-type="time" office:time-value="PT11H45M00S">
            <text:p>11:45</text:p>
          </table:table-cell>
          <table:table-cell table:style-name="ce4" table:formula="of:=[.$B143]+[.P$3]" office:value-type="time" office:time-value="PT11H47M00S">
            <text:p>11:47</text:p>
          </table:table-cell>
          <table:table-cell table:style-name="ce4" table:formula="of:=[.$B143]+[.Q$3]" office:value-type="time" office:time-value="PT11H49M00S">
            <text:p>11:49</text:p>
          </table:table-cell>
          <table:table-cell table:style-name="ce4" table:formula="of:=[.$B143]+[.R$3]" office:value-type="time" office:time-value="PT12H02M00S">
            <text:p>12:02</text:p>
          </table:table-cell>
        </table:table-row>
        <table:table-row table:style-name="ro1">
          <table:table-cell table:style-name="ce3" table:formula="of:=[.A143]+2" office:value-type="float" office:value="3066">
            <text:p>3066</text:p>
          </table:table-cell>
          <table:table-cell table:style-name="ce6" table:formula="of:=[.B143]+TIME(0;12;0)" office:value-type="time" office:time-value="PT11H24M00S">
            <text:p>11:24</text:p>
          </table:table-cell>
          <table:table-cell table:style-name="ce4" table:formula="of:=[.$B144]+[.C$3]" office:value-type="time" office:time-value="PT11H27M00S">
            <text:p>11:27</text:p>
          </table:table-cell>
          <table:table-cell table:style-name="ce4" table:formula="of:=[.$B144]+[.D$3]" office:value-type="time" office:time-value="PT11H29M00S">
            <text:p>11:29</text:p>
          </table:table-cell>
          <table:table-cell table:style-name="ce4" table:formula="of:=[.$B144]+[.E$3]" office:value-type="time" office:time-value="PT11H31M00S">
            <text:p>11:31</text:p>
          </table:table-cell>
          <table:table-cell table:style-name="ce4" table:formula="of:=[.$B144]+[.F$3]" office:value-type="time" office:time-value="PT11H33M00S">
            <text:p>11:33</text:p>
          </table:table-cell>
          <table:table-cell table:style-name="ce4" table:formula="of:=[.$B144]+[.G$3]" office:value-type="time" office:time-value="PT11H37M00S">
            <text:p>11:37</text:p>
          </table:table-cell>
          <table:table-cell table:style-name="ce4" table:formula="of:=[.$B144]+[.H$3]" office:value-type="time" office:time-value="PT11H40M00S">
            <text:p>11:40</text:p>
          </table:table-cell>
          <table:table-cell table:style-name="ce4" table:formula="of:=[.$B144]+[.I$3]" office:value-type="time" office:time-value="PT11H43M00S">
            <text:p>11:43</text:p>
          </table:table-cell>
          <table:table-cell table:style-name="ce4" table:formula="of:=[.$B144]+[.J$3]" office:value-type="time" office:time-value="PT11H45M00S">
            <text:p>11:45</text:p>
          </table:table-cell>
          <table:table-cell table:style-name="ce4" table:formula="of:=[.$B144]+[.K$3]" office:value-type="time" office:time-value="PT11H47M00S">
            <text:p>11:47</text:p>
          </table:table-cell>
          <table:table-cell table:style-name="ce4" table:formula="of:=[.$B144]+[.L$3]" office:value-type="time" office:time-value="PT11H49M00S">
            <text:p>11:49</text:p>
          </table:table-cell>
          <table:table-cell table:style-name="ce4" table:formula="of:=[.$B144]+[.M$3]" office:value-type="time" office:time-value="PT11H52M00S">
            <text:p>11:52</text:p>
          </table:table-cell>
          <table:table-cell table:style-name="ce4" table:formula="of:=[.$B144]+[.N$3]" office:value-type="time" office:time-value="PT11H54M00S">
            <text:p>11:54</text:p>
          </table:table-cell>
          <table:table-cell table:style-name="ce4" table:formula="of:=[.$B144]+[.O$3]" office:value-type="time" office:time-value="PT11H57M00S">
            <text:p>11:57</text:p>
          </table:table-cell>
          <table:table-cell table:style-name="ce4" table:formula="of:=[.$B144]+[.P$3]" office:value-type="time" office:time-value="PT11H59M00S">
            <text:p>11:59</text:p>
          </table:table-cell>
          <table:table-cell table:style-name="ce4" table:formula="of:=[.$B144]+[.Q$3]" office:value-type="time" office:time-value="PT12H01M00S">
            <text:p>12:01</text:p>
          </table:table-cell>
          <table:table-cell table:style-name="ce4" table:formula="of:=[.$B144]+[.R$3]" office:value-type="time" office:time-value="PT12H14M00S">
            <text:p>12:14</text:p>
          </table:table-cell>
        </table:table-row>
        <table:table-row table:style-name="ro1">
          <table:table-cell table:style-name="ce3" table:formula="of:=[.A144]+2" office:value-type="float" office:value="3068">
            <text:p>3068</text:p>
          </table:table-cell>
          <table:table-cell table:style-name="ce6" table:formula="of:=[.B144]+TIME(0;12;0)" office:value-type="time" office:time-value="PT11H36M00S">
            <text:p>11:36</text:p>
          </table:table-cell>
          <table:table-cell table:style-name="ce4" table:formula="of:=[.$B145]+[.C$3]" office:value-type="time" office:time-value="PT11H39M00S">
            <text:p>11:39</text:p>
          </table:table-cell>
          <table:table-cell table:style-name="ce4" table:formula="of:=[.$B145]+[.D$3]" office:value-type="time" office:time-value="PT11H41M00S">
            <text:p>11:41</text:p>
          </table:table-cell>
          <table:table-cell table:style-name="ce4" table:formula="of:=[.$B145]+[.E$3]" office:value-type="time" office:time-value="PT11H43M00S">
            <text:p>11:43</text:p>
          </table:table-cell>
          <table:table-cell table:style-name="ce4" table:formula="of:=[.$B145]+[.F$3]" office:value-type="time" office:time-value="PT11H45M00S">
            <text:p>11:45</text:p>
          </table:table-cell>
          <table:table-cell table:style-name="ce4" table:formula="of:=[.$B145]+[.G$3]" office:value-type="time" office:time-value="PT11H49M00S">
            <text:p>11:49</text:p>
          </table:table-cell>
          <table:table-cell table:style-name="ce4" table:formula="of:=[.$B145]+[.H$3]" office:value-type="time" office:time-value="PT11H52M00S">
            <text:p>11:52</text:p>
          </table:table-cell>
          <table:table-cell table:style-name="ce4" table:formula="of:=[.$B145]+[.I$3]" office:value-type="time" office:time-value="PT11H55M00S">
            <text:p>11:55</text:p>
          </table:table-cell>
          <table:table-cell table:style-name="ce4" table:formula="of:=[.$B145]+[.J$3]" office:value-type="time" office:time-value="PT11H57M00S">
            <text:p>11:57</text:p>
          </table:table-cell>
          <table:table-cell table:style-name="ce4" table:formula="of:=[.$B145]+[.K$3]" office:value-type="time" office:time-value="PT11H59M00S">
            <text:p>11:59</text:p>
          </table:table-cell>
          <table:table-cell table:style-name="ce4" table:formula="of:=[.$B145]+[.L$3]" office:value-type="time" office:time-value="PT12H01M00S">
            <text:p>12:01</text:p>
          </table:table-cell>
          <table:table-cell table:style-name="ce4" table:formula="of:=[.$B145]+[.M$3]" office:value-type="time" office:time-value="PT12H04M00S">
            <text:p>12:04</text:p>
          </table:table-cell>
          <table:table-cell table:style-name="ce4" table:formula="of:=[.$B145]+[.N$3]" office:value-type="time" office:time-value="PT12H06M00S">
            <text:p>12:06</text:p>
          </table:table-cell>
          <table:table-cell table:style-name="ce4" table:formula="of:=[.$B145]+[.O$3]" office:value-type="time" office:time-value="PT12H09M00S">
            <text:p>12:09</text:p>
          </table:table-cell>
          <table:table-cell table:style-name="ce4" table:formula="of:=[.$B145]+[.P$3]" office:value-type="time" office:time-value="PT12H11M00S">
            <text:p>12:11</text:p>
          </table:table-cell>
          <table:table-cell table:style-name="ce4" table:formula="of:=[.$B145]+[.Q$3]" office:value-type="time" office:time-value="PT12H13M00S">
            <text:p>12:13</text:p>
          </table:table-cell>
          <table:table-cell table:style-name="ce4" table:formula="of:=[.$B145]+[.R$3]" office:value-type="time" office:time-value="PT12H26M00S">
            <text:p>12:26</text:p>
          </table:table-cell>
        </table:table-row>
        <table:table-row table:style-name="ro1">
          <table:table-cell table:style-name="ce3" table:formula="of:=[.A145]+2" office:value-type="float" office:value="3070">
            <text:p>3070</text:p>
          </table:table-cell>
          <table:table-cell table:style-name="ce6" table:formula="of:=[.B145]+TIME(0;12;0)" office:value-type="time" office:time-value="PT11H48M00S">
            <text:p>11:48</text:p>
          </table:table-cell>
          <table:table-cell table:style-name="ce4" table:formula="of:=[.$B146]+[.C$3]" office:value-type="time" office:time-value="PT11H51M00S">
            <text:p>11:51</text:p>
          </table:table-cell>
          <table:table-cell table:style-name="ce4" table:formula="of:=[.$B146]+[.D$3]" office:value-type="time" office:time-value="PT11H53M00S">
            <text:p>11:53</text:p>
          </table:table-cell>
          <table:table-cell table:style-name="ce4" table:formula="of:=[.$B146]+[.E$3]" office:value-type="time" office:time-value="PT11H55M00S">
            <text:p>11:55</text:p>
          </table:table-cell>
          <table:table-cell table:style-name="ce4" table:formula="of:=[.$B146]+[.F$3]" office:value-type="time" office:time-value="PT11H57M00S">
            <text:p>11:57</text:p>
          </table:table-cell>
          <table:table-cell table:style-name="ce4" table:formula="of:=[.$B146]+[.G$3]" office:value-type="time" office:time-value="PT12H01M00S">
            <text:p>12:01</text:p>
          </table:table-cell>
          <table:table-cell table:style-name="ce4" table:formula="of:=[.$B146]+[.H$3]" office:value-type="time" office:time-value="PT12H04M00S">
            <text:p>12:04</text:p>
          </table:table-cell>
          <table:table-cell table:style-name="ce4" table:formula="of:=[.$B146]+[.I$3]" office:value-type="time" office:time-value="PT12H07M00S">
            <text:p>12:07</text:p>
          </table:table-cell>
          <table:table-cell table:style-name="ce4" table:formula="of:=[.$B146]+[.J$3]" office:value-type="time" office:time-value="PT12H09M00S">
            <text:p>12:09</text:p>
          </table:table-cell>
          <table:table-cell table:style-name="ce4" table:formula="of:=[.$B146]+[.K$3]" office:value-type="time" office:time-value="PT12H11M00S">
            <text:p>12:11</text:p>
          </table:table-cell>
          <table:table-cell table:style-name="ce4" table:formula="of:=[.$B146]+[.L$3]" office:value-type="time" office:time-value="PT12H13M00S">
            <text:p>12:13</text:p>
          </table:table-cell>
          <table:table-cell table:style-name="ce4" table:formula="of:=[.$B146]+[.M$3]" office:value-type="time" office:time-value="PT12H16M00S">
            <text:p>12:16</text:p>
          </table:table-cell>
          <table:table-cell table:style-name="ce4" table:formula="of:=[.$B146]+[.N$3]" office:value-type="time" office:time-value="PT12H18M00S">
            <text:p>12:18</text:p>
          </table:table-cell>
          <table:table-cell table:style-name="ce4" table:formula="of:=[.$B146]+[.O$3]" office:value-type="time" office:time-value="PT12H21M00S">
            <text:p>12:21</text:p>
          </table:table-cell>
          <table:table-cell table:style-name="ce4" table:formula="of:=[.$B146]+[.P$3]" office:value-type="time" office:time-value="PT12H23M00S">
            <text:p>12:23</text:p>
          </table:table-cell>
          <table:table-cell table:style-name="ce4" table:formula="of:=[.$B146]+[.Q$3]" office:value-type="time" office:time-value="PT12H25M00S">
            <text:p>12:25</text:p>
          </table:table-cell>
          <table:table-cell table:style-name="ce4" table:formula="of:=[.$B146]+[.R$3]" office:value-type="time" office:time-value="PT12H38M00S">
            <text:p>12:38</text:p>
          </table:table-cell>
        </table:table-row>
        <table:table-row table:style-name="ro1">
          <table:table-cell table:style-name="ce3" table:formula="of:=[.A146]+2" office:value-type="float" office:value="3072">
            <text:p>3072</text:p>
          </table:table-cell>
          <table:table-cell table:style-name="ce6" table:formula="of:=[.B146]+TIME(0;12;0)" office:value-type="time" office:time-value="PT12H00M00S">
            <text:p>12:00</text:p>
          </table:table-cell>
          <table:table-cell table:style-name="ce4" table:formula="of:=[.$B147]+[.C$3]" office:value-type="time" office:time-value="PT12H03M00S">
            <text:p>12:03</text:p>
          </table:table-cell>
          <table:table-cell table:style-name="ce4" table:formula="of:=[.$B147]+[.D$3]" office:value-type="time" office:time-value="PT12H05M00S">
            <text:p>12:05</text:p>
          </table:table-cell>
          <table:table-cell table:style-name="ce4" table:formula="of:=[.$B147]+[.E$3]" office:value-type="time" office:time-value="PT12H07M00S">
            <text:p>12:07</text:p>
          </table:table-cell>
          <table:table-cell table:style-name="ce4" table:formula="of:=[.$B147]+[.F$3]" office:value-type="time" office:time-value="PT12H09M00S">
            <text:p>12:09</text:p>
          </table:table-cell>
          <table:table-cell table:style-name="ce4" table:formula="of:=[.$B147]+[.G$3]" office:value-type="time" office:time-value="PT12H13M00S">
            <text:p>12:13</text:p>
          </table:table-cell>
          <table:table-cell table:style-name="ce4" table:formula="of:=[.$B147]+[.H$3]" office:value-type="time" office:time-value="PT12H16M00S">
            <text:p>12:16</text:p>
          </table:table-cell>
          <table:table-cell table:style-name="ce4" table:formula="of:=[.$B147]+[.I$3]" office:value-type="time" office:time-value="PT12H19M00S">
            <text:p>12:19</text:p>
          </table:table-cell>
          <table:table-cell table:style-name="ce4" table:formula="of:=[.$B147]+[.J$3]" office:value-type="time" office:time-value="PT12H21M00S">
            <text:p>12:21</text:p>
          </table:table-cell>
          <table:table-cell table:style-name="ce4" table:formula="of:=[.$B147]+[.K$3]" office:value-type="time" office:time-value="PT12H23M00S">
            <text:p>12:23</text:p>
          </table:table-cell>
          <table:table-cell table:style-name="ce4" table:formula="of:=[.$B147]+[.L$3]" office:value-type="time" office:time-value="PT12H25M00S">
            <text:p>12:25</text:p>
          </table:table-cell>
          <table:table-cell table:style-name="ce4" table:formula="of:=[.$B147]+[.M$3]" office:value-type="time" office:time-value="PT12H28M00S">
            <text:p>12:28</text:p>
          </table:table-cell>
          <table:table-cell table:style-name="ce4" table:formula="of:=[.$B147]+[.N$3]" office:value-type="time" office:time-value="PT12H30M00S">
            <text:p>12:30</text:p>
          </table:table-cell>
          <table:table-cell table:style-name="ce4" table:formula="of:=[.$B147]+[.O$3]" office:value-type="time" office:time-value="PT12H33M00S">
            <text:p>12:33</text:p>
          </table:table-cell>
          <table:table-cell table:style-name="ce4" table:formula="of:=[.$B147]+[.P$3]" office:value-type="time" office:time-value="PT12H35M00S">
            <text:p>12:35</text:p>
          </table:table-cell>
          <table:table-cell table:style-name="ce4" table:formula="of:=[.$B147]+[.Q$3]" office:value-type="time" office:time-value="PT12H37M00S">
            <text:p>12:37</text:p>
          </table:table-cell>
          <table:table-cell table:style-name="ce4" table:formula="of:=[.$B147]+[.R$3]" office:value-type="time" office:time-value="PT12H50M00S">
            <text:p>12:50</text:p>
          </table:table-cell>
        </table:table-row>
        <table:table-row table:style-name="ro1">
          <table:table-cell table:style-name="ce3" table:formula="of:=[.A147]+2" office:value-type="float" office:value="3074">
            <text:p>3074</text:p>
          </table:table-cell>
          <table:table-cell table:style-name="ce6" table:formula="of:=[.B147]+TIME(0;12;0)" office:value-type="time" office:time-value="PT12H12M00S">
            <text:p>12:12</text:p>
          </table:table-cell>
          <table:table-cell table:style-name="ce4" table:formula="of:=[.$B148]+[.C$3]" office:value-type="time" office:time-value="PT12H15M00S">
            <text:p>12:15</text:p>
          </table:table-cell>
          <table:table-cell table:style-name="ce4" table:formula="of:=[.$B148]+[.D$3]" office:value-type="time" office:time-value="PT12H17M00S">
            <text:p>12:17</text:p>
          </table:table-cell>
          <table:table-cell table:style-name="ce4" table:formula="of:=[.$B148]+[.E$3]" office:value-type="time" office:time-value="PT12H19M00S">
            <text:p>12:19</text:p>
          </table:table-cell>
          <table:table-cell table:style-name="ce4" table:formula="of:=[.$B148]+[.F$3]" office:value-type="time" office:time-value="PT12H21M00S">
            <text:p>12:21</text:p>
          </table:table-cell>
          <table:table-cell table:style-name="ce4" table:formula="of:=[.$B148]+[.G$3]" office:value-type="time" office:time-value="PT12H25M00S">
            <text:p>12:25</text:p>
          </table:table-cell>
          <table:table-cell table:style-name="ce4" table:formula="of:=[.$B148]+[.H$3]" office:value-type="time" office:time-value="PT12H28M00S">
            <text:p>12:28</text:p>
          </table:table-cell>
          <table:table-cell table:style-name="ce4" table:formula="of:=[.$B148]+[.I$3]" office:value-type="time" office:time-value="PT12H31M00S">
            <text:p>12:31</text:p>
          </table:table-cell>
          <table:table-cell table:style-name="ce4" table:formula="of:=[.$B148]+[.J$3]" office:value-type="time" office:time-value="PT12H33M00S">
            <text:p>12:33</text:p>
          </table:table-cell>
          <table:table-cell table:style-name="ce4" table:formula="of:=[.$B148]+[.K$3]" office:value-type="time" office:time-value="PT12H35M00S">
            <text:p>12:35</text:p>
          </table:table-cell>
          <table:table-cell table:style-name="ce4" table:formula="of:=[.$B148]+[.L$3]" office:value-type="time" office:time-value="PT12H37M00S">
            <text:p>12:37</text:p>
          </table:table-cell>
          <table:table-cell table:style-name="ce4" table:formula="of:=[.$B148]+[.M$3]" office:value-type="time" office:time-value="PT12H40M00S">
            <text:p>12:40</text:p>
          </table:table-cell>
          <table:table-cell table:style-name="ce4" table:formula="of:=[.$B148]+[.N$3]" office:value-type="time" office:time-value="PT12H42M00S">
            <text:p>12:42</text:p>
          </table:table-cell>
          <table:table-cell table:style-name="ce4" table:formula="of:=[.$B148]+[.O$3]" office:value-type="time" office:time-value="PT12H45M00S">
            <text:p>12:45</text:p>
          </table:table-cell>
          <table:table-cell table:style-name="ce4" table:formula="of:=[.$B148]+[.P$3]" office:value-type="time" office:time-value="PT12H47M00S">
            <text:p>12:47</text:p>
          </table:table-cell>
          <table:table-cell table:style-name="ce4" table:formula="of:=[.$B148]+[.Q$3]" office:value-type="time" office:time-value="PT12H49M00S">
            <text:p>12:49</text:p>
          </table:table-cell>
          <table:table-cell table:style-name="ce4" table:formula="of:=[.$B148]+[.R$3]" office:value-type="time" office:time-value="PT13H02M00S">
            <text:p>13:02</text:p>
          </table:table-cell>
        </table:table-row>
        <table:table-row table:style-name="ro1">
          <table:table-cell table:style-name="ce3" table:formula="of:=[.A148]+2" office:value-type="float" office:value="3076">
            <text:p>3076</text:p>
          </table:table-cell>
          <table:table-cell table:style-name="ce6" table:formula="of:=[.B148]+TIME(0;12;0)" office:value-type="time" office:time-value="PT12H24M00S">
            <text:p>12:24</text:p>
          </table:table-cell>
          <table:table-cell table:style-name="ce4" table:formula="of:=[.$B149]+[.C$3]" office:value-type="time" office:time-value="PT12H27M00S">
            <text:p>12:27</text:p>
          </table:table-cell>
          <table:table-cell table:style-name="ce4" table:formula="of:=[.$B149]+[.D$3]" office:value-type="time" office:time-value="PT12H29M00S">
            <text:p>12:29</text:p>
          </table:table-cell>
          <table:table-cell table:style-name="ce4" table:formula="of:=[.$B149]+[.E$3]" office:value-type="time" office:time-value="PT12H31M00S">
            <text:p>12:31</text:p>
          </table:table-cell>
          <table:table-cell table:style-name="ce4" table:formula="of:=[.$B149]+[.F$3]" office:value-type="time" office:time-value="PT12H33M00S">
            <text:p>12:33</text:p>
          </table:table-cell>
          <table:table-cell table:style-name="ce4" table:formula="of:=[.$B149]+[.G$3]" office:value-type="time" office:time-value="PT12H37M00S">
            <text:p>12:37</text:p>
          </table:table-cell>
          <table:table-cell table:style-name="ce4" table:formula="of:=[.$B149]+[.H$3]" office:value-type="time" office:time-value="PT12H40M00S">
            <text:p>12:40</text:p>
          </table:table-cell>
          <table:table-cell table:style-name="ce4" table:formula="of:=[.$B149]+[.I$3]" office:value-type="time" office:time-value="PT12H43M00S">
            <text:p>12:43</text:p>
          </table:table-cell>
          <table:table-cell table:style-name="ce4" table:formula="of:=[.$B149]+[.J$3]" office:value-type="time" office:time-value="PT12H45M00S">
            <text:p>12:45</text:p>
          </table:table-cell>
          <table:table-cell table:style-name="ce4" table:formula="of:=[.$B149]+[.K$3]" office:value-type="time" office:time-value="PT12H47M00S">
            <text:p>12:47</text:p>
          </table:table-cell>
          <table:table-cell table:style-name="ce4" table:formula="of:=[.$B149]+[.L$3]" office:value-type="time" office:time-value="PT12H49M00S">
            <text:p>12:49</text:p>
          </table:table-cell>
          <table:table-cell table:style-name="ce4" table:formula="of:=[.$B149]+[.M$3]" office:value-type="time" office:time-value="PT12H52M00S">
            <text:p>12:52</text:p>
          </table:table-cell>
          <table:table-cell table:style-name="ce4" table:formula="of:=[.$B149]+[.N$3]" office:value-type="time" office:time-value="PT12H54M00S">
            <text:p>12:54</text:p>
          </table:table-cell>
          <table:table-cell table:style-name="ce4" table:formula="of:=[.$B149]+[.O$3]" office:value-type="time" office:time-value="PT12H57M00S">
            <text:p>12:57</text:p>
          </table:table-cell>
          <table:table-cell table:style-name="ce4" table:formula="of:=[.$B149]+[.P$3]" office:value-type="time" office:time-value="PT12H59M00S">
            <text:p>12:59</text:p>
          </table:table-cell>
          <table:table-cell table:style-name="ce4" table:formula="of:=[.$B149]+[.Q$3]" office:value-type="time" office:time-value="PT13H01M00S">
            <text:p>13:01</text:p>
          </table:table-cell>
          <table:table-cell table:style-name="ce4" table:formula="of:=[.$B149]+[.R$3]" office:value-type="time" office:time-value="PT13H14M00S">
            <text:p>13:14</text:p>
          </table:table-cell>
        </table:table-row>
        <table:table-row table:style-name="ro1">
          <table:table-cell table:style-name="ce3" table:formula="of:=[.A149]+2" office:value-type="float" office:value="3078">
            <text:p>3078</text:p>
          </table:table-cell>
          <table:table-cell table:style-name="ce6" table:formula="of:=[.B149]+TIME(0;12;0)" office:value-type="time" office:time-value="PT12H36M00S">
            <text:p>12:36</text:p>
          </table:table-cell>
          <table:table-cell table:style-name="ce4" table:formula="of:=[.$B150]+[.C$3]" office:value-type="time" office:time-value="PT12H39M00S">
            <text:p>12:39</text:p>
          </table:table-cell>
          <table:table-cell table:style-name="ce4" table:formula="of:=[.$B150]+[.D$3]" office:value-type="time" office:time-value="PT12H41M00S">
            <text:p>12:41</text:p>
          </table:table-cell>
          <table:table-cell table:style-name="ce4" table:formula="of:=[.$B150]+[.E$3]" office:value-type="time" office:time-value="PT12H43M00S">
            <text:p>12:43</text:p>
          </table:table-cell>
          <table:table-cell table:style-name="ce4" table:formula="of:=[.$B150]+[.F$3]" office:value-type="time" office:time-value="PT12H45M00S">
            <text:p>12:45</text:p>
          </table:table-cell>
          <table:table-cell table:style-name="ce4" table:formula="of:=[.$B150]+[.G$3]" office:value-type="time" office:time-value="PT12H49M00S">
            <text:p>12:49</text:p>
          </table:table-cell>
          <table:table-cell table:style-name="ce4" table:formula="of:=[.$B150]+[.H$3]" office:value-type="time" office:time-value="PT12H52M00S">
            <text:p>12:52</text:p>
          </table:table-cell>
          <table:table-cell table:style-name="ce4" table:formula="of:=[.$B150]+[.I$3]" office:value-type="time" office:time-value="PT12H55M00S">
            <text:p>12:55</text:p>
          </table:table-cell>
          <table:table-cell table:style-name="ce4" table:formula="of:=[.$B150]+[.J$3]" office:value-type="time" office:time-value="PT12H57M00S">
            <text:p>12:57</text:p>
          </table:table-cell>
          <table:table-cell table:style-name="ce4" table:formula="of:=[.$B150]+[.K$3]" office:value-type="time" office:time-value="PT12H59M00S">
            <text:p>12:59</text:p>
          </table:table-cell>
          <table:table-cell table:style-name="ce4" table:formula="of:=[.$B150]+[.L$3]" office:value-type="time" office:time-value="PT13H01M00S">
            <text:p>13:01</text:p>
          </table:table-cell>
          <table:table-cell table:style-name="ce4" table:formula="of:=[.$B150]+[.M$3]" office:value-type="time" office:time-value="PT13H04M00S">
            <text:p>13:04</text:p>
          </table:table-cell>
          <table:table-cell table:style-name="ce4" table:formula="of:=[.$B150]+[.N$3]" office:value-type="time" office:time-value="PT13H06M00S">
            <text:p>13:06</text:p>
          </table:table-cell>
          <table:table-cell table:style-name="ce4" table:formula="of:=[.$B150]+[.O$3]" office:value-type="time" office:time-value="PT13H09M00S">
            <text:p>13:09</text:p>
          </table:table-cell>
          <table:table-cell table:style-name="ce4" table:formula="of:=[.$B150]+[.P$3]" office:value-type="time" office:time-value="PT13H11M00S">
            <text:p>13:11</text:p>
          </table:table-cell>
          <table:table-cell table:style-name="ce4" table:formula="of:=[.$B150]+[.Q$3]" office:value-type="time" office:time-value="PT13H13M00S">
            <text:p>13:13</text:p>
          </table:table-cell>
          <table:table-cell table:style-name="ce4" table:formula="of:=[.$B150]+[.R$3]" office:value-type="time" office:time-value="PT13H26M00S">
            <text:p>13:26</text:p>
          </table:table-cell>
        </table:table-row>
        <table:table-row table:style-name="ro1">
          <table:table-cell table:style-name="ce3" table:formula="of:=[.A150]+2" office:value-type="float" office:value="3080">
            <text:p>3080</text:p>
          </table:table-cell>
          <table:table-cell table:style-name="ce6" table:formula="of:=[.B150]+TIME(0;12;0)" office:value-type="time" office:time-value="PT12H48M00S">
            <text:p>12:48</text:p>
          </table:table-cell>
          <table:table-cell table:style-name="ce4" table:formula="of:=[.$B151]+[.C$3]" office:value-type="time" office:time-value="PT12H51M00S">
            <text:p>12:51</text:p>
          </table:table-cell>
          <table:table-cell table:style-name="ce4" table:formula="of:=[.$B151]+[.D$3]" office:value-type="time" office:time-value="PT12H53M00S">
            <text:p>12:53</text:p>
          </table:table-cell>
          <table:table-cell table:style-name="ce4" table:formula="of:=[.$B151]+[.E$3]" office:value-type="time" office:time-value="PT12H55M00S">
            <text:p>12:55</text:p>
          </table:table-cell>
          <table:table-cell table:style-name="ce4" table:formula="of:=[.$B151]+[.F$3]" office:value-type="time" office:time-value="PT12H57M00S">
            <text:p>12:57</text:p>
          </table:table-cell>
          <table:table-cell table:style-name="ce4" table:formula="of:=[.$B151]+[.G$3]" office:value-type="time" office:time-value="PT13H01M00S">
            <text:p>13:01</text:p>
          </table:table-cell>
          <table:table-cell table:style-name="ce4" table:formula="of:=[.$B151]+[.H$3]" office:value-type="time" office:time-value="PT13H04M00S">
            <text:p>13:04</text:p>
          </table:table-cell>
          <table:table-cell table:style-name="ce4" table:formula="of:=[.$B151]+[.I$3]" office:value-type="time" office:time-value="PT13H07M00S">
            <text:p>13:07</text:p>
          </table:table-cell>
          <table:table-cell table:style-name="ce4" table:formula="of:=[.$B151]+[.J$3]" office:value-type="time" office:time-value="PT13H09M00S">
            <text:p>13:09</text:p>
          </table:table-cell>
          <table:table-cell table:style-name="ce4" table:formula="of:=[.$B151]+[.K$3]" office:value-type="time" office:time-value="PT13H11M00S">
            <text:p>13:11</text:p>
          </table:table-cell>
          <table:table-cell table:style-name="ce4" table:formula="of:=[.$B151]+[.L$3]" office:value-type="time" office:time-value="PT13H13M00S">
            <text:p>13:13</text:p>
          </table:table-cell>
          <table:table-cell table:style-name="ce4" table:formula="of:=[.$B151]+[.M$3]" office:value-type="time" office:time-value="PT13H16M00S">
            <text:p>13:16</text:p>
          </table:table-cell>
          <table:table-cell table:style-name="ce4" table:formula="of:=[.$B151]+[.N$3]" office:value-type="time" office:time-value="PT13H18M00S">
            <text:p>13:18</text:p>
          </table:table-cell>
          <table:table-cell table:style-name="ce4" table:formula="of:=[.$B151]+[.O$3]" office:value-type="time" office:time-value="PT13H21M00S">
            <text:p>13:21</text:p>
          </table:table-cell>
          <table:table-cell table:style-name="ce4" table:formula="of:=[.$B151]+[.P$3]" office:value-type="time" office:time-value="PT13H23M00S">
            <text:p>13:23</text:p>
          </table:table-cell>
          <table:table-cell table:style-name="ce4" table:formula="of:=[.$B151]+[.Q$3]" office:value-type="time" office:time-value="PT13H25M00S">
            <text:p>13:25</text:p>
          </table:table-cell>
          <table:table-cell table:style-name="ce4" table:formula="of:=[.$B151]+[.R$3]" office:value-type="time" office:time-value="PT13H38M00S">
            <text:p>13:38</text:p>
          </table:table-cell>
        </table:table-row>
        <table:table-row table:style-name="ro1">
          <table:table-cell table:style-name="ce3" table:formula="of:=[.A151]+2" office:value-type="float" office:value="3082">
            <text:p>3082</text:p>
          </table:table-cell>
          <table:table-cell table:style-name="ce6" table:formula="of:=[.B151]+TIME(0;12;0)" office:value-type="time" office:time-value="PT13H00M00S">
            <text:p>13:00</text:p>
          </table:table-cell>
          <table:table-cell table:style-name="ce4" table:formula="of:=[.$B152]+[.C$3]" office:value-type="time" office:time-value="PT13H03M00S">
            <text:p>13:03</text:p>
          </table:table-cell>
          <table:table-cell table:style-name="ce4" table:formula="of:=[.$B152]+[.D$3]" office:value-type="time" office:time-value="PT13H05M00S">
            <text:p>13:05</text:p>
          </table:table-cell>
          <table:table-cell table:style-name="ce4" table:formula="of:=[.$B152]+[.E$3]" office:value-type="time" office:time-value="PT13H07M00S">
            <text:p>13:07</text:p>
          </table:table-cell>
          <table:table-cell table:style-name="ce4" table:formula="of:=[.$B152]+[.F$3]" office:value-type="time" office:time-value="PT13H09M00S">
            <text:p>13:09</text:p>
          </table:table-cell>
          <table:table-cell table:style-name="ce4" table:formula="of:=[.$B152]+[.G$3]" office:value-type="time" office:time-value="PT13H13M00S">
            <text:p>13:13</text:p>
          </table:table-cell>
          <table:table-cell table:style-name="ce4" table:formula="of:=[.$B152]+[.H$3]" office:value-type="time" office:time-value="PT13H16M00S">
            <text:p>13:16</text:p>
          </table:table-cell>
          <table:table-cell table:style-name="ce4" table:formula="of:=[.$B152]+[.I$3]" office:value-type="time" office:time-value="PT13H19M00S">
            <text:p>13:19</text:p>
          </table:table-cell>
          <table:table-cell table:style-name="ce4" table:formula="of:=[.$B152]+[.J$3]" office:value-type="time" office:time-value="PT13H21M00S">
            <text:p>13:21</text:p>
          </table:table-cell>
          <table:table-cell table:style-name="ce4" table:formula="of:=[.$B152]+[.K$3]" office:value-type="time" office:time-value="PT13H23M00S">
            <text:p>13:23</text:p>
          </table:table-cell>
          <table:table-cell table:style-name="ce4" table:formula="of:=[.$B152]+[.L$3]" office:value-type="time" office:time-value="PT13H25M00S">
            <text:p>13:25</text:p>
          </table:table-cell>
          <table:table-cell table:style-name="ce4" table:formula="of:=[.$B152]+[.M$3]" office:value-type="time" office:time-value="PT13H28M00S">
            <text:p>13:28</text:p>
          </table:table-cell>
          <table:table-cell table:style-name="ce4" table:formula="of:=[.$B152]+[.N$3]" office:value-type="time" office:time-value="PT13H30M00S">
            <text:p>13:30</text:p>
          </table:table-cell>
          <table:table-cell table:style-name="ce4" table:formula="of:=[.$B152]+[.O$3]" office:value-type="time" office:time-value="PT13H33M00S">
            <text:p>13:33</text:p>
          </table:table-cell>
          <table:table-cell table:style-name="ce4" table:formula="of:=[.$B152]+[.P$3]" office:value-type="time" office:time-value="PT13H35M00S">
            <text:p>13:35</text:p>
          </table:table-cell>
          <table:table-cell table:style-name="ce4" table:formula="of:=[.$B152]+[.Q$3]" office:value-type="time" office:time-value="PT13H37M00S">
            <text:p>13:37</text:p>
          </table:table-cell>
          <table:table-cell table:style-name="ce4" table:formula="of:=[.$B152]+[.R$3]" office:value-type="time" office:time-value="PT13H50M00S">
            <text:p>13:50</text:p>
          </table:table-cell>
        </table:table-row>
        <table:table-row table:style-name="ro1">
          <table:table-cell table:style-name="ce3" table:formula="of:=[.A152]+2" office:value-type="float" office:value="3084">
            <text:p>3084</text:p>
          </table:table-cell>
          <table:table-cell table:style-name="ce6" table:formula="of:=[.B152]+TIME(0;15;0)" office:value-type="time" office:time-value="PT13H15M00S">
            <text:p>13:15</text:p>
          </table:table-cell>
          <table:table-cell table:style-name="ce4" table:formula="of:=[.$B153]+[.C$3]" office:value-type="time" office:time-value="PT13H18M00S">
            <text:p>13:18</text:p>
          </table:table-cell>
          <table:table-cell table:style-name="ce4" table:formula="of:=[.$B153]+[.D$3]" office:value-type="time" office:time-value="PT13H20M00S">
            <text:p>13:20</text:p>
          </table:table-cell>
          <table:table-cell table:style-name="ce4" table:formula="of:=[.$B153]+[.E$3]" office:value-type="time" office:time-value="PT13H22M00S">
            <text:p>13:22</text:p>
          </table:table-cell>
          <table:table-cell table:style-name="ce4" table:formula="of:=[.$B153]+[.F$3]" office:value-type="time" office:time-value="PT13H24M00S">
            <text:p>13:24</text:p>
          </table:table-cell>
          <table:table-cell table:style-name="ce4" table:formula="of:=[.$B153]+[.G$3]" office:value-type="time" office:time-value="PT13H28M00S">
            <text:p>13:28</text:p>
          </table:table-cell>
          <table:table-cell table:style-name="ce4" table:formula="of:=[.$B153]+[.H$3]" office:value-type="time" office:time-value="PT13H31M00S">
            <text:p>13:31</text:p>
          </table:table-cell>
          <table:table-cell table:style-name="ce4" table:formula="of:=[.$B153]+[.I$3]" office:value-type="time" office:time-value="PT13H34M00S">
            <text:p>13:34</text:p>
          </table:table-cell>
          <table:table-cell table:style-name="ce4" table:formula="of:=[.$B153]+[.J$3]" office:value-type="time" office:time-value="PT13H36M00S">
            <text:p>13:36</text:p>
          </table:table-cell>
          <table:table-cell table:style-name="ce4" table:formula="of:=[.$B153]+[.K$3]" office:value-type="time" office:time-value="PT13H38M00S">
            <text:p>13:38</text:p>
          </table:table-cell>
          <table:table-cell table:style-name="ce4" table:formula="of:=[.$B153]+[.L$3]" office:value-type="time" office:time-value="PT13H40M00S">
            <text:p>13:40</text:p>
          </table:table-cell>
          <table:table-cell table:style-name="ce4" table:formula="of:=[.$B153]+[.M$3]" office:value-type="time" office:time-value="PT13H43M00S">
            <text:p>13:43</text:p>
          </table:table-cell>
          <table:table-cell table:style-name="ce4" table:formula="of:=[.$B153]+[.N$3]" office:value-type="time" office:time-value="PT13H45M00S">
            <text:p>13:45</text:p>
          </table:table-cell>
          <table:table-cell table:style-name="ce4" table:formula="of:=[.$B153]+[.O$3]" office:value-type="time" office:time-value="PT13H48M00S">
            <text:p>13:48</text:p>
          </table:table-cell>
          <table:table-cell table:style-name="ce4" table:formula="of:=[.$B153]+[.P$3]" office:value-type="time" office:time-value="PT13H50M00S">
            <text:p>13:50</text:p>
          </table:table-cell>
          <table:table-cell table:style-name="ce4" table:formula="of:=[.$B153]+[.Q$3]" office:value-type="time" office:time-value="PT13H52M00S">
            <text:p>13:52</text:p>
          </table:table-cell>
          <table:table-cell table:style-name="ce4" table:formula="of:=[.$B153]+[.R$3]" office:value-type="time" office:time-value="PT14H05M00S">
            <text:p>14:05</text:p>
          </table:table-cell>
        </table:table-row>
        <table:table-row table:style-name="ro1">
          <table:table-cell table:style-name="ce3" table:formula="of:=[.A153]+2" office:value-type="float" office:value="3086">
            <text:p>3086</text:p>
          </table:table-cell>
          <table:table-cell table:style-name="ce6" table:formula="of:=[.B153]+TIME(0;15;0)" office:value-type="time" office:time-value="PT13H30M00S">
            <text:p>13:30</text:p>
          </table:table-cell>
          <table:table-cell table:style-name="ce4" table:formula="of:=[.$B154]+[.C$3]" office:value-type="time" office:time-value="PT13H33M00S">
            <text:p>13:33</text:p>
          </table:table-cell>
          <table:table-cell table:style-name="ce4" table:formula="of:=[.$B154]+[.D$3]" office:value-type="time" office:time-value="PT13H35M00S">
            <text:p>13:35</text:p>
          </table:table-cell>
          <table:table-cell table:style-name="ce4" table:formula="of:=[.$B154]+[.E$3]" office:value-type="time" office:time-value="PT13H37M00S">
            <text:p>13:37</text:p>
          </table:table-cell>
          <table:table-cell table:style-name="ce4" table:formula="of:=[.$B154]+[.F$3]" office:value-type="time" office:time-value="PT13H39M00S">
            <text:p>13:39</text:p>
          </table:table-cell>
          <table:table-cell table:style-name="ce4" table:formula="of:=[.$B154]+[.G$3]" office:value-type="time" office:time-value="PT13H43M00S">
            <text:p>13:43</text:p>
          </table:table-cell>
          <table:table-cell table:style-name="ce4" table:formula="of:=[.$B154]+[.H$3]" office:value-type="time" office:time-value="PT13H46M00S">
            <text:p>13:46</text:p>
          </table:table-cell>
          <table:table-cell table:style-name="ce4" table:formula="of:=[.$B154]+[.I$3]" office:value-type="time" office:time-value="PT13H49M00S">
            <text:p>13:49</text:p>
          </table:table-cell>
          <table:table-cell table:style-name="ce4" table:formula="of:=[.$B154]+[.J$3]" office:value-type="time" office:time-value="PT13H51M00S">
            <text:p>13:51</text:p>
          </table:table-cell>
          <table:table-cell table:style-name="ce4" table:formula="of:=[.$B154]+[.K$3]" office:value-type="time" office:time-value="PT13H53M00S">
            <text:p>13:53</text:p>
          </table:table-cell>
          <table:table-cell table:style-name="ce4" table:formula="of:=[.$B154]+[.L$3]" office:value-type="time" office:time-value="PT13H55M00S">
            <text:p>13:55</text:p>
          </table:table-cell>
          <table:table-cell table:style-name="ce4" table:formula="of:=[.$B154]+[.M$3]" office:value-type="time" office:time-value="PT13H58M00S">
            <text:p>13:58</text:p>
          </table:table-cell>
          <table:table-cell table:style-name="ce4" table:formula="of:=[.$B154]+[.N$3]" office:value-type="time" office:time-value="PT14H00M00S">
            <text:p>14:00</text:p>
          </table:table-cell>
          <table:table-cell table:style-name="ce4" table:formula="of:=[.$B154]+[.O$3]" office:value-type="time" office:time-value="PT14H03M00S">
            <text:p>14:03</text:p>
          </table:table-cell>
          <table:table-cell table:style-name="ce4" table:formula="of:=[.$B154]+[.P$3]" office:value-type="time" office:time-value="PT14H05M00S">
            <text:p>14:05</text:p>
          </table:table-cell>
          <table:table-cell table:style-name="ce4" table:formula="of:=[.$B154]+[.Q$3]" office:value-type="time" office:time-value="PT14H07M00S">
            <text:p>14:07</text:p>
          </table:table-cell>
          <table:table-cell table:style-name="ce4" table:formula="of:=[.$B154]+[.R$3]" office:value-type="time" office:time-value="PT14H20M00S">
            <text:p>14:20</text:p>
          </table:table-cell>
        </table:table-row>
        <table:table-row table:style-name="ro1">
          <table:table-cell table:style-name="ce3" table:formula="of:=[.A154]+2" office:value-type="float" office:value="3088">
            <text:p>3088</text:p>
          </table:table-cell>
          <table:table-cell table:style-name="ce6" table:formula="of:=[.B154]+TIME(0;15;0)" office:value-type="time" office:time-value="PT13H45M00S">
            <text:p>13:45</text:p>
          </table:table-cell>
          <table:table-cell table:style-name="ce4" table:formula="of:=[.$B155]+[.C$3]" office:value-type="time" office:time-value="PT13H48M00S">
            <text:p>13:48</text:p>
          </table:table-cell>
          <table:table-cell table:style-name="ce4" table:formula="of:=[.$B155]+[.D$3]" office:value-type="time" office:time-value="PT13H50M00S">
            <text:p>13:50</text:p>
          </table:table-cell>
          <table:table-cell table:style-name="ce4" table:formula="of:=[.$B155]+[.E$3]" office:value-type="time" office:time-value="PT13H52M00S">
            <text:p>13:52</text:p>
          </table:table-cell>
          <table:table-cell table:style-name="ce4" table:formula="of:=[.$B155]+[.F$3]" office:value-type="time" office:time-value="PT13H54M00S">
            <text:p>13:54</text:p>
          </table:table-cell>
          <table:table-cell table:style-name="ce4" table:formula="of:=[.$B155]+[.G$3]" office:value-type="time" office:time-value="PT13H58M00S">
            <text:p>13:58</text:p>
          </table:table-cell>
          <table:table-cell table:style-name="ce4" table:formula="of:=[.$B155]+[.H$3]" office:value-type="time" office:time-value="PT14H01M00S">
            <text:p>14:01</text:p>
          </table:table-cell>
          <table:table-cell table:style-name="ce4" table:formula="of:=[.$B155]+[.I$3]" office:value-type="time" office:time-value="PT14H04M00S">
            <text:p>14:04</text:p>
          </table:table-cell>
          <table:table-cell table:style-name="ce4" table:formula="of:=[.$B155]+[.J$3]" office:value-type="time" office:time-value="PT14H06M00S">
            <text:p>14:06</text:p>
          </table:table-cell>
          <table:table-cell table:style-name="ce4" table:formula="of:=[.$B155]+[.K$3]" office:value-type="time" office:time-value="PT14H08M00S">
            <text:p>14:08</text:p>
          </table:table-cell>
          <table:table-cell table:style-name="ce4" table:formula="of:=[.$B155]+[.L$3]" office:value-type="time" office:time-value="PT14H10M00S">
            <text:p>14:10</text:p>
          </table:table-cell>
          <table:table-cell table:style-name="ce4" table:formula="of:=[.$B155]+[.M$3]" office:value-type="time" office:time-value="PT14H13M00S">
            <text:p>14:13</text:p>
          </table:table-cell>
          <table:table-cell table:style-name="ce4" table:formula="of:=[.$B155]+[.N$3]" office:value-type="time" office:time-value="PT14H15M00S">
            <text:p>14:15</text:p>
          </table:table-cell>
          <table:table-cell table:style-name="ce4" table:formula="of:=[.$B155]+[.O$3]" office:value-type="time" office:time-value="PT14H18M00S">
            <text:p>14:18</text:p>
          </table:table-cell>
          <table:table-cell table:style-name="ce4" table:formula="of:=[.$B155]+[.P$3]" office:value-type="time" office:time-value="PT14H20M00S">
            <text:p>14:20</text:p>
          </table:table-cell>
          <table:table-cell table:style-name="ce4" table:formula="of:=[.$B155]+[.Q$3]" office:value-type="time" office:time-value="PT14H22M00S">
            <text:p>14:22</text:p>
          </table:table-cell>
          <table:table-cell table:style-name="ce4" table:formula="of:=[.$B155]+[.R$3]" office:value-type="time" office:time-value="PT14H35M00S">
            <text:p>14:35</text:p>
          </table:table-cell>
        </table:table-row>
        <table:table-row table:style-name="ro1">
          <table:table-cell table:style-name="ce3" table:formula="of:=[.A155]+2" office:value-type="float" office:value="3090">
            <text:p>3090</text:p>
          </table:table-cell>
          <table:table-cell table:style-name="ce6" table:formula="of:=[.B155]+TIME(0;15;0)" office:value-type="time" office:time-value="PT14H00M00S">
            <text:p>14:00</text:p>
          </table:table-cell>
          <table:table-cell table:style-name="ce4" table:formula="of:=[.$B156]+[.C$3]" office:value-type="time" office:time-value="PT14H03M00S">
            <text:p>14:03</text:p>
          </table:table-cell>
          <table:table-cell table:style-name="ce4" table:formula="of:=[.$B156]+[.D$3]" office:value-type="time" office:time-value="PT14H05M00S">
            <text:p>14:05</text:p>
          </table:table-cell>
          <table:table-cell table:style-name="ce4" table:formula="of:=[.$B156]+[.E$3]" office:value-type="time" office:time-value="PT14H07M00S">
            <text:p>14:07</text:p>
          </table:table-cell>
          <table:table-cell table:style-name="ce4" table:formula="of:=[.$B156]+[.F$3]" office:value-type="time" office:time-value="PT14H09M00S">
            <text:p>14:09</text:p>
          </table:table-cell>
          <table:table-cell table:style-name="ce4" table:formula="of:=[.$B156]+[.G$3]" office:value-type="time" office:time-value="PT14H13M00S">
            <text:p>14:13</text:p>
          </table:table-cell>
          <table:table-cell table:style-name="ce4" table:formula="of:=[.$B156]+[.H$3]" office:value-type="time" office:time-value="PT14H16M00S">
            <text:p>14:16</text:p>
          </table:table-cell>
          <table:table-cell table:style-name="ce4" table:formula="of:=[.$B156]+[.I$3]" office:value-type="time" office:time-value="PT14H19M00S">
            <text:p>14:19</text:p>
          </table:table-cell>
          <table:table-cell table:style-name="ce4" table:formula="of:=[.$B156]+[.J$3]" office:value-type="time" office:time-value="PT14H21M00S">
            <text:p>14:21</text:p>
          </table:table-cell>
          <table:table-cell table:style-name="ce4" table:formula="of:=[.$B156]+[.K$3]" office:value-type="time" office:time-value="PT14H23M00S">
            <text:p>14:23</text:p>
          </table:table-cell>
          <table:table-cell table:style-name="ce4" table:formula="of:=[.$B156]+[.L$3]" office:value-type="time" office:time-value="PT14H25M00S">
            <text:p>14:25</text:p>
          </table:table-cell>
          <table:table-cell table:style-name="ce4" table:formula="of:=[.$B156]+[.M$3]" office:value-type="time" office:time-value="PT14H28M00S">
            <text:p>14:28</text:p>
          </table:table-cell>
          <table:table-cell table:style-name="ce4" table:formula="of:=[.$B156]+[.N$3]" office:value-type="time" office:time-value="PT14H30M00S">
            <text:p>14:30</text:p>
          </table:table-cell>
          <table:table-cell table:style-name="ce4" table:formula="of:=[.$B156]+[.O$3]" office:value-type="time" office:time-value="PT14H33M00S">
            <text:p>14:33</text:p>
          </table:table-cell>
          <table:table-cell table:style-name="ce4" table:formula="of:=[.$B156]+[.P$3]" office:value-type="time" office:time-value="PT14H35M00S">
            <text:p>14:35</text:p>
          </table:table-cell>
          <table:table-cell table:style-name="ce4" table:formula="of:=[.$B156]+[.Q$3]" office:value-type="time" office:time-value="PT14H37M00S">
            <text:p>14:37</text:p>
          </table:table-cell>
          <table:table-cell table:style-name="ce4" table:formula="of:=[.$B156]+[.R$3]" office:value-type="time" office:time-value="PT14H50M00S">
            <text:p>14:50</text:p>
          </table:table-cell>
        </table:table-row>
        <table:table-row table:style-name="ro1">
          <table:table-cell table:style-name="ce3" table:formula="of:=[.A156]+2" office:value-type="float" office:value="3092">
            <text:p>3092</text:p>
          </table:table-cell>
          <table:table-cell table:style-name="ce6" office:value-type="time" office:time-value="PT14H11M00S">
            <text:p>14:11</text:p>
          </table:table-cell>
          <table:table-cell table:style-name="ce4" table:formula="of:=[.$B157]+[.C$3]" office:value-type="time" office:time-value="PT14H14M00S">
            <text:p>14:14</text:p>
          </table:table-cell>
          <table:table-cell table:style-name="ce4" table:formula="of:=[.$B157]+[.D$3]" office:value-type="time" office:time-value="PT14H16M00S">
            <text:p>14:16</text:p>
          </table:table-cell>
          <table:table-cell table:style-name="ce4" table:formula="of:=[.$B157]+[.E$3]" office:value-type="time" office:time-value="PT14H18M00S">
            <text:p>14:18</text:p>
          </table:table-cell>
          <table:table-cell table:style-name="ce4" table:formula="of:=[.$B157]+[.F$3]" office:value-type="time" office:time-value="PT14H20M00S">
            <text:p>14:20</text:p>
          </table:table-cell>
          <table:table-cell table:style-name="ce4" table:formula="of:=[.$B157]+[.G$3]" office:value-type="time" office:time-value="PT14H24M00S">
            <text:p>14:24</text:p>
          </table:table-cell>
          <table:table-cell table:style-name="ce4" table:formula="of:=[.$B157]+[.H$3]" office:value-type="time" office:time-value="PT14H27M00S">
            <text:p>14:27</text:p>
          </table:table-cell>
          <table:table-cell table:style-name="ce4" table:formula="of:=[.$B157]+[.I$3]" office:value-type="time" office:time-value="PT14H30M00S">
            <text:p>14:30</text:p>
          </table:table-cell>
          <table:table-cell table:style-name="ce4" table:formula="of:=[.$B157]+[.J$3]" office:value-type="time" office:time-value="PT14H32M00S">
            <text:p>14:32</text:p>
          </table:table-cell>
          <table:table-cell table:style-name="ce4" table:formula="of:=[.$B157]+[.K$3]" office:value-type="time" office:time-value="PT14H34M00S">
            <text:p>14:34</text:p>
          </table:table-cell>
          <table:table-cell table:style-name="ce4" table:formula="of:=[.$B157]+[.L$3]" office:value-type="time" office:time-value="PT14H36M00S">
            <text:p>14:36</text:p>
          </table:table-cell>
          <table:table-cell table:style-name="ce4" table:formula="of:=[.$B157]+[.M$3]" office:value-type="time" office:time-value="PT14H39M00S">
            <text:p>14:39</text:p>
          </table:table-cell>
          <table:table-cell table:style-name="ce4" table:formula="of:=[.$B157]+[.N$3]" office:value-type="time" office:time-value="PT14H41M00S">
            <text:p>14:41</text:p>
          </table:table-cell>
          <table:table-cell table:style-name="ce4" table:formula="of:=[.$B157]+[.O$3]" office:value-type="time" office:time-value="PT14H44M00S">
            <text:p>14:44</text:p>
          </table:table-cell>
          <table:table-cell table:style-name="ce4" table:formula="of:=[.$B157]+[.P$3]" office:value-type="time" office:time-value="PT14H46M00S">
            <text:p>14:46</text:p>
          </table:table-cell>
          <table:table-cell table:style-name="ce4" table:formula="of:=[.$B157]+[.Q$3]" office:value-type="time" office:time-value="PT14H48M00S">
            <text:p>14:48</text:p>
          </table:table-cell>
          <table:table-cell table:style-name="ce4" table:formula="of:=[.$B157]+[.R$3]" office:value-type="time" office:time-value="PT15H01M00S">
            <text:p>15:01</text:p>
          </table:table-cell>
        </table:table-row>
        <table:table-row table:style-name="ro1">
          <table:table-cell table:style-name="ce3" table:formula="of:=[.A157]+2" office:value-type="float" office:value="3094">
            <text:p>3094</text:p>
          </table:table-cell>
          <table:table-cell table:style-name="ce6" office:value-type="time" office:time-value="PT14H29M00S">
            <text:p>14:29</text:p>
          </table:table-cell>
          <table:table-cell table:style-name="ce4" table:formula="of:=[.$B158]+[.C$3]" office:value-type="time" office:time-value="PT14H32M00S">
            <text:p>14:32</text:p>
          </table:table-cell>
          <table:table-cell table:style-name="ce4" table:formula="of:=[.$B158]+[.D$3]" office:value-type="time" office:time-value="PT14H34M00S">
            <text:p>14:34</text:p>
          </table:table-cell>
          <table:table-cell table:style-name="ce4" table:formula="of:=[.$B158]+[.E$3]" office:value-type="time" office:time-value="PT14H36M00S">
            <text:p>14:36</text:p>
          </table:table-cell>
          <table:table-cell table:style-name="ce4" table:formula="of:=[.$B158]+[.F$3]" office:value-type="time" office:time-value="PT14H38M00S">
            <text:p>14:38</text:p>
          </table:table-cell>
          <table:table-cell table:style-name="ce4" table:formula="of:=[.$B158]+[.G$3]" office:value-type="time" office:time-value="PT14H42M00S">
            <text:p>14:42</text:p>
          </table:table-cell>
          <table:table-cell table:style-name="ce4" table:formula="of:=[.$B158]+[.H$3]" office:value-type="time" office:time-value="PT14H45M00S">
            <text:p>14:45</text:p>
          </table:table-cell>
          <table:table-cell table:style-name="ce4" table:formula="of:=[.$B158]+[.I$3]" office:value-type="time" office:time-value="PT14H48M00S">
            <text:p>14:48</text:p>
          </table:table-cell>
          <table:table-cell table:style-name="ce4" table:formula="of:=[.$B158]+[.J$3]" office:value-type="time" office:time-value="PT14H50M00S">
            <text:p>14:50</text:p>
          </table:table-cell>
          <table:table-cell table:style-name="ce4" table:formula="of:=[.$B158]+[.K$3]" office:value-type="time" office:time-value="PT14H52M00S">
            <text:p>14:52</text:p>
          </table:table-cell>
          <table:table-cell table:style-name="ce4" table:formula="of:=[.$B158]+[.L$3]" office:value-type="time" office:time-value="PT14H54M00S">
            <text:p>14:54</text:p>
          </table:table-cell>
          <table:table-cell table:style-name="ce4" table:formula="of:=[.$B158]+[.M$3]" office:value-type="time" office:time-value="PT14H57M00S">
            <text:p>14:57</text:p>
          </table:table-cell>
          <table:table-cell table:style-name="ce4" table:formula="of:=[.$B158]+[.N$3]" office:value-type="time" office:time-value="PT14H59M00S">
            <text:p>14:59</text:p>
          </table:table-cell>
          <table:table-cell table:style-name="ce4" table:formula="of:=[.$B158]+[.O$3]" office:value-type="time" office:time-value="PT15H02M00S">
            <text:p>15:02</text:p>
          </table:table-cell>
          <table:table-cell table:style-name="ce4" table:formula="of:=[.$B158]+[.P$3]" office:value-type="time" office:time-value="PT15H04M00S">
            <text:p>15:04</text:p>
          </table:table-cell>
          <table:table-cell table:style-name="ce4" table:formula="of:=[.$B158]+[.Q$3]" office:value-type="time" office:time-value="PT15H06M00S">
            <text:p>15:06</text:p>
          </table:table-cell>
          <table:table-cell table:style-name="ce4" table:formula="of:=[.$B158]+[.R$3]" office:value-type="time" office:time-value="PT15H19M00S">
            <text:p>15:19</text:p>
          </table:table-cell>
        </table:table-row>
        <table:table-row table:style-name="ro1">
          <table:table-cell table:style-name="ce3" table:formula="of:=[.A158]+2" office:value-type="float" office:value="3096">
            <text:p>3096</text:p>
          </table:table-cell>
          <table:table-cell table:style-name="ce6" office:value-type="time" office:time-value="PT14H44M00S">
            <text:p>14:44</text:p>
          </table:table-cell>
          <table:table-cell table:style-name="ce4" table:formula="of:=[.$B159]+[.C$3]" office:value-type="time" office:time-value="PT14H47M00S">
            <text:p>14:47</text:p>
          </table:table-cell>
          <table:table-cell table:style-name="ce4" table:formula="of:=[.$B159]+[.D$3]" office:value-type="time" office:time-value="PT14H49M00S">
            <text:p>14:49</text:p>
          </table:table-cell>
          <table:table-cell table:style-name="ce4" table:formula="of:=[.$B159]+[.E$3]" office:value-type="time" office:time-value="PT14H51M00S">
            <text:p>14:51</text:p>
          </table:table-cell>
          <table:table-cell table:style-name="ce4" table:formula="of:=[.$B159]+[.F$3]" office:value-type="time" office:time-value="PT14H53M00S">
            <text:p>14:53</text:p>
          </table:table-cell>
          <table:table-cell table:style-name="ce4" table:formula="of:=[.$B159]+[.G$3]" office:value-type="time" office:time-value="PT14H57M00S">
            <text:p>14:57</text:p>
          </table:table-cell>
          <table:table-cell table:style-name="ce4" table:formula="of:=[.$B159]+[.H$3]" office:value-type="time" office:time-value="PT15H00M00S">
            <text:p>15:00</text:p>
          </table:table-cell>
          <table:table-cell table:style-name="ce4" table:formula="of:=[.$B159]+[.I$3]" office:value-type="time" office:time-value="PT15H03M00S">
            <text:p>15:03</text:p>
          </table:table-cell>
          <table:table-cell table:style-name="ce4" table:formula="of:=[.$B159]+[.J$3]" office:value-type="time" office:time-value="PT15H05M00S">
            <text:p>15:05</text:p>
          </table:table-cell>
          <table:table-cell table:style-name="ce4" table:formula="of:=[.$B159]+[.K$3]" office:value-type="time" office:time-value="PT15H07M00S">
            <text:p>15:07</text:p>
          </table:table-cell>
          <table:table-cell table:style-name="ce4" table:formula="of:=[.$B159]+[.L$3]" office:value-type="time" office:time-value="PT15H09M00S">
            <text:p>15:09</text:p>
          </table:table-cell>
          <table:table-cell table:style-name="ce4" table:formula="of:=[.$B159]+[.M$3]" office:value-type="time" office:time-value="PT15H12M00S">
            <text:p>15:12</text:p>
          </table:table-cell>
          <table:table-cell table:style-name="ce4" table:formula="of:=[.$B159]+[.N$3]" office:value-type="time" office:time-value="PT15H14M00S">
            <text:p>15:14</text:p>
          </table:table-cell>
          <table:table-cell table:style-name="ce4" table:formula="of:=[.$B159]+[.O$3]" office:value-type="time" office:time-value="PT15H17M00S">
            <text:p>15:17</text:p>
          </table:table-cell>
          <table:table-cell table:style-name="ce4" table:formula="of:=[.$B159]+[.P$3]" office:value-type="time" office:time-value="PT15H19M00S">
            <text:p>15:19</text:p>
          </table:table-cell>
          <table:table-cell table:style-name="ce4" table:formula="of:=[.$B159]+[.Q$3]" office:value-type="time" office:time-value="PT15H21M00S">
            <text:p>15:21</text:p>
          </table:table-cell>
          <table:table-cell table:style-name="ce4" table:formula="of:=[.$B159]+[.R$3]" office:value-type="time" office:time-value="PT15H34M00S">
            <text:p>15:34</text:p>
          </table:table-cell>
        </table:table-row>
        <table:table-row table:style-name="ro1">
          <table:table-cell table:style-name="ce3" table:formula="of:=[.A159]+2" office:value-type="float" office:value="3098">
            <text:p>3098</text:p>
          </table:table-cell>
          <table:table-cell table:style-name="ce6" office:value-type="time" office:time-value="PT14H59M00S">
            <text:p>14:59</text:p>
          </table:table-cell>
          <table:table-cell table:style-name="ce4" table:formula="of:=[.$B160]+[.C$3]" office:value-type="time" office:time-value="PT15H02M00S">
            <text:p>15:02</text:p>
          </table:table-cell>
          <table:table-cell table:style-name="ce4" table:formula="of:=[.$B160]+[.D$3]" office:value-type="time" office:time-value="PT15H04M00S">
            <text:p>15:04</text:p>
          </table:table-cell>
          <table:table-cell table:style-name="ce4" table:formula="of:=[.$B160]+[.E$3]" office:value-type="time" office:time-value="PT15H06M00S">
            <text:p>15:06</text:p>
          </table:table-cell>
          <table:table-cell table:style-name="ce4" table:formula="of:=[.$B160]+[.F$3]" office:value-type="time" office:time-value="PT15H08M00S">
            <text:p>15:08</text:p>
          </table:table-cell>
          <table:table-cell table:style-name="ce4" table:formula="of:=[.$B160]+[.G$3]" office:value-type="time" office:time-value="PT15H12M00S">
            <text:p>15:12</text:p>
          </table:table-cell>
          <table:table-cell table:style-name="ce4" table:formula="of:=[.$B160]+[.H$3]" office:value-type="time" office:time-value="PT15H15M00S">
            <text:p>15:15</text:p>
          </table:table-cell>
          <table:table-cell table:style-name="ce4" table:formula="of:=[.$B160]+[.I$3]" office:value-type="time" office:time-value="PT15H18M00S">
            <text:p>15:18</text:p>
          </table:table-cell>
          <table:table-cell table:style-name="ce4" table:formula="of:=[.$B160]+[.J$3]" office:value-type="time" office:time-value="PT15H20M00S">
            <text:p>15:20</text:p>
          </table:table-cell>
          <table:table-cell table:style-name="ce4" table:formula="of:=[.$B160]+[.K$3]" office:value-type="time" office:time-value="PT15H22M00S">
            <text:p>15:22</text:p>
          </table:table-cell>
          <table:table-cell table:style-name="ce4" table:formula="of:=[.$B160]+[.L$3]" office:value-type="time" office:time-value="PT15H24M00S">
            <text:p>15:24</text:p>
          </table:table-cell>
          <table:table-cell table:style-name="ce4" table:formula="of:=[.$B160]+[.M$3]" office:value-type="time" office:time-value="PT15H27M00S">
            <text:p>15:27</text:p>
          </table:table-cell>
          <table:table-cell table:style-name="ce4" table:formula="of:=[.$B160]+[.N$3]" office:value-type="time" office:time-value="PT15H29M00S">
            <text:p>15:29</text:p>
          </table:table-cell>
          <table:table-cell table:style-name="ce4" table:formula="of:=[.$B160]+[.O$3]" office:value-type="time" office:time-value="PT15H32M00S">
            <text:p>15:32</text:p>
          </table:table-cell>
          <table:table-cell table:style-name="ce4" table:formula="of:=[.$B160]+[.P$3]" office:value-type="time" office:time-value="PT15H34M00S">
            <text:p>15:34</text:p>
          </table:table-cell>
          <table:table-cell table:style-name="ce4" table:formula="of:=[.$B160]+[.Q$3]" office:value-type="time" office:time-value="PT15H36M00S">
            <text:p>15:36</text:p>
          </table:table-cell>
          <table:table-cell table:style-name="ce4" table:formula="of:=[.$B160]+[.R$3]" office:value-type="time" office:time-value="PT15H49M00S">
            <text:p>15:49</text:p>
          </table:table-cell>
        </table:table-row>
        <table:table-row table:style-name="ro1">
          <table:table-cell table:style-name="ce3" table:formula="of:=[.A160]+2" office:value-type="float" office:value="3100">
            <text:p>3100</text:p>
          </table:table-cell>
          <table:table-cell table:style-name="ce6" office:value-type="time" office:time-value="PT15H12M00S">
            <text:p>15:12</text:p>
          </table:table-cell>
          <table:table-cell table:style-name="ce4" table:formula="of:=[.$B161]+[.C$3]" office:value-type="time" office:time-value="PT15H15M00S">
            <text:p>15:15</text:p>
          </table:table-cell>
          <table:table-cell table:style-name="ce4" table:formula="of:=[.$B161]+[.D$3]" office:value-type="time" office:time-value="PT15H17M00S">
            <text:p>15:17</text:p>
          </table:table-cell>
          <table:table-cell table:style-name="ce4" table:formula="of:=[.$B161]+[.E$3]" office:value-type="time" office:time-value="PT15H19M00S">
            <text:p>15:19</text:p>
          </table:table-cell>
          <table:table-cell table:style-name="ce4" table:formula="of:=[.$B161]+[.F$3]" office:value-type="time" office:time-value="PT15H21M00S">
            <text:p>15:21</text:p>
          </table:table-cell>
          <table:table-cell table:style-name="ce4" table:formula="of:=[.$B161]+[.G$3]" office:value-type="time" office:time-value="PT15H25M00S">
            <text:p>15:25</text:p>
          </table:table-cell>
          <table:table-cell table:style-name="ce4" table:formula="of:=[.$B161]+[.H$3]" office:value-type="time" office:time-value="PT15H28M00S">
            <text:p>15:28</text:p>
          </table:table-cell>
          <table:table-cell table:style-name="ce4" table:formula="of:=[.$B161]+[.I$3]" office:value-type="time" office:time-value="PT15H31M00S">
            <text:p>15:31</text:p>
          </table:table-cell>
          <table:table-cell table:style-name="ce4" table:formula="of:=[.$B161]+[.J$3]" office:value-type="time" office:time-value="PT15H33M00S">
            <text:p>15:33</text:p>
          </table:table-cell>
          <table:table-cell table:style-name="ce4" table:formula="of:=[.$B161]+[.K$3]" office:value-type="time" office:time-value="PT15H35M00S">
            <text:p>15:35</text:p>
          </table:table-cell>
          <table:table-cell table:style-name="ce4" table:formula="of:=[.$B161]+[.L$3]" office:value-type="time" office:time-value="PT15H37M00S">
            <text:p>15:37</text:p>
          </table:table-cell>
          <table:table-cell table:style-name="ce4" table:formula="of:=[.$B161]+[.M$3]" office:value-type="time" office:time-value="PT15H40M00S">
            <text:p>15:40</text:p>
          </table:table-cell>
          <table:table-cell table:style-name="ce4" table:formula="of:=[.$B161]+[.N$3]" office:value-type="time" office:time-value="PT15H42M00S">
            <text:p>15:42</text:p>
          </table:table-cell>
          <table:table-cell table:style-name="ce4" table:formula="of:=[.$B161]+[.O$3]" office:value-type="time" office:time-value="PT15H45M00S">
            <text:p>15:45</text:p>
          </table:table-cell>
          <table:table-cell table:style-name="ce4" table:formula="of:=[.$B161]+[.P$3]" office:value-type="time" office:time-value="PT15H47M00S">
            <text:p>15:47</text:p>
          </table:table-cell>
          <table:table-cell table:style-name="ce4" table:formula="of:=[.$B161]+[.Q$3]" office:value-type="time" office:time-value="PT15H49M00S">
            <text:p>15:49</text:p>
          </table:table-cell>
          <table:table-cell table:style-name="ce4" table:formula="of:=[.$B161]+[.R$3]" office:value-type="time" office:time-value="PT16H02M00S">
            <text:p>16:02</text:p>
          </table:table-cell>
        </table:table-row>
        <table:table-row table:style-name="ro1">
          <table:table-cell table:style-name="ce3" table:formula="of:=[.A161]+2" office:value-type="float" office:value="3102">
            <text:p>3102</text:p>
          </table:table-cell>
          <table:table-cell table:style-name="ce6" office:value-type="time" office:time-value="PT15H29M00S">
            <text:p>15:29</text:p>
          </table:table-cell>
          <table:table-cell table:style-name="ce4" table:formula="of:=[.$B162]+[.C$3]" office:value-type="time" office:time-value="PT15H32M00S">
            <text:p>15:32</text:p>
          </table:table-cell>
          <table:table-cell table:style-name="ce4" table:formula="of:=[.$B162]+[.D$3]" office:value-type="time" office:time-value="PT15H34M00S">
            <text:p>15:34</text:p>
          </table:table-cell>
          <table:table-cell table:style-name="ce4" table:formula="of:=[.$B162]+[.E$3]" office:value-type="time" office:time-value="PT15H36M00S">
            <text:p>15:36</text:p>
          </table:table-cell>
          <table:table-cell table:style-name="ce4" table:formula="of:=[.$B162]+[.F$3]" office:value-type="time" office:time-value="PT15H38M00S">
            <text:p>15:38</text:p>
          </table:table-cell>
          <table:table-cell table:style-name="ce4" table:formula="of:=[.$B162]+[.G$3]" office:value-type="time" office:time-value="PT15H42M00S">
            <text:p>15:42</text:p>
          </table:table-cell>
          <table:table-cell table:style-name="ce4" table:formula="of:=[.$B162]+[.H$3]" office:value-type="time" office:time-value="PT15H45M00S">
            <text:p>15:45</text:p>
          </table:table-cell>
          <table:table-cell table:style-name="ce4" table:formula="of:=[.$B162]+[.I$3]" office:value-type="time" office:time-value="PT15H48M00S">
            <text:p>15:48</text:p>
          </table:table-cell>
          <table:table-cell table:style-name="ce4" table:formula="of:=[.$B162]+[.J$3]" office:value-type="time" office:time-value="PT15H50M00S">
            <text:p>15:50</text:p>
          </table:table-cell>
          <table:table-cell table:style-name="ce4" table:formula="of:=[.$B162]+[.K$3]" office:value-type="time" office:time-value="PT15H52M00S">
            <text:p>15:52</text:p>
          </table:table-cell>
          <table:table-cell table:style-name="ce4" table:formula="of:=[.$B162]+[.L$3]" office:value-type="time" office:time-value="PT15H54M00S">
            <text:p>15:54</text:p>
          </table:table-cell>
          <table:table-cell table:style-name="ce4" table:formula="of:=[.$B162]+[.M$3]" office:value-type="time" office:time-value="PT15H57M00S">
            <text:p>15:57</text:p>
          </table:table-cell>
          <table:table-cell table:style-name="ce4" table:formula="of:=[.$B162]+[.N$3]" office:value-type="time" office:time-value="PT15H59M00S">
            <text:p>15:59</text:p>
          </table:table-cell>
          <table:table-cell table:style-name="ce4" table:formula="of:=[.$B162]+[.O$3]" office:value-type="time" office:time-value="PT16H02M00S">
            <text:p>16:02</text:p>
          </table:table-cell>
          <table:table-cell table:style-name="ce4" table:formula="of:=[.$B162]+[.P$3]" office:value-type="time" office:time-value="PT16H04M00S">
            <text:p>16:04</text:p>
          </table:table-cell>
          <table:table-cell table:style-name="ce4" table:formula="of:=[.$B162]+[.Q$3]" office:value-type="time" office:time-value="PT16H06M00S">
            <text:p>16:06</text:p>
          </table:table-cell>
          <table:table-cell table:style-name="ce4" table:formula="of:=[.$B162]+[.R$3]" office:value-type="time" office:time-value="PT16H19M00S">
            <text:p>16:19</text:p>
          </table:table-cell>
        </table:table-row>
        <table:table-row table:style-name="ro1">
          <table:table-cell table:style-name="ce3" table:formula="of:=[.A162]+2" office:value-type="float" office:value="3104">
            <text:p>3104</text:p>
          </table:table-cell>
          <table:table-cell table:style-name="ce6" office:value-type="time" office:time-value="PT15H44M00S">
            <text:p>15:44</text:p>
          </table:table-cell>
          <table:table-cell table:style-name="ce4" table:formula="of:=[.$B163]+[.C$3]" office:value-type="time" office:time-value="PT15H47M00S">
            <text:p>15:47</text:p>
          </table:table-cell>
          <table:table-cell table:style-name="ce4" table:formula="of:=[.$B163]+[.D$3]" office:value-type="time" office:time-value="PT15H49M00S">
            <text:p>15:49</text:p>
          </table:table-cell>
          <table:table-cell table:style-name="ce4" table:formula="of:=[.$B163]+[.E$3]" office:value-type="time" office:time-value="PT15H51M00S">
            <text:p>15:51</text:p>
          </table:table-cell>
          <table:table-cell table:style-name="ce4" table:formula="of:=[.$B163]+[.F$3]" office:value-type="time" office:time-value="PT15H53M00S">
            <text:p>15:53</text:p>
          </table:table-cell>
          <table:table-cell table:style-name="ce4" table:formula="of:=[.$B163]+[.G$3]" office:value-type="time" office:time-value="PT15H57M00S">
            <text:p>15:57</text:p>
          </table:table-cell>
          <table:table-cell table:style-name="ce4" table:formula="of:=[.$B163]+[.H$3]" office:value-type="time" office:time-value="PT16H00M00S">
            <text:p>16:00</text:p>
          </table:table-cell>
          <table:table-cell table:style-name="ce4" table:formula="of:=[.$B163]+[.I$3]" office:value-type="time" office:time-value="PT16H03M00S">
            <text:p>16:03</text:p>
          </table:table-cell>
          <table:table-cell table:style-name="ce4" table:formula="of:=[.$B163]+[.J$3]" office:value-type="time" office:time-value="PT16H05M00S">
            <text:p>16:05</text:p>
          </table:table-cell>
          <table:table-cell table:style-name="ce4" table:formula="of:=[.$B163]+[.K$3]" office:value-type="time" office:time-value="PT16H07M00S">
            <text:p>16:07</text:p>
          </table:table-cell>
          <table:table-cell table:style-name="ce4" table:formula="of:=[.$B163]+[.L$3]" office:value-type="time" office:time-value="PT16H09M00S">
            <text:p>16:09</text:p>
          </table:table-cell>
          <table:table-cell table:style-name="ce4" table:formula="of:=[.$B163]+[.M$3]" office:value-type="time" office:time-value="PT16H12M00S">
            <text:p>16:12</text:p>
          </table:table-cell>
          <table:table-cell table:style-name="ce4" table:formula="of:=[.$B163]+[.N$3]" office:value-type="time" office:time-value="PT16H14M00S">
            <text:p>16:14</text:p>
          </table:table-cell>
          <table:table-cell table:style-name="ce4" table:formula="of:=[.$B163]+[.O$3]" office:value-type="time" office:time-value="PT16H17M00S">
            <text:p>16:17</text:p>
          </table:table-cell>
          <table:table-cell table:style-name="ce4" table:formula="of:=[.$B163]+[.P$3]" office:value-type="time" office:time-value="PT16H19M00S">
            <text:p>16:19</text:p>
          </table:table-cell>
          <table:table-cell table:style-name="ce4" table:formula="of:=[.$B163]+[.Q$3]" office:value-type="time" office:time-value="PT16H21M00S">
            <text:p>16:21</text:p>
          </table:table-cell>
          <table:table-cell table:style-name="ce4" table:formula="of:=[.$B163]+[.R$3]" office:value-type="time" office:time-value="PT16H34M00S">
            <text:p>16:34</text:p>
          </table:table-cell>
        </table:table-row>
        <table:table-row table:style-name="ro1">
          <table:table-cell table:style-name="ce3" table:formula="of:=[.A163]+2" office:value-type="float" office:value="3106">
            <text:p>3106</text:p>
          </table:table-cell>
          <table:table-cell table:style-name="ce6" office:value-type="time" office:time-value="PT15H59M00S">
            <text:p>15:59</text:p>
          </table:table-cell>
          <table:table-cell table:style-name="ce4" table:formula="of:=[.$B164]+[.C$3]" office:value-type="time" office:time-value="PT16H02M00S">
            <text:p>16:02</text:p>
          </table:table-cell>
          <table:table-cell table:style-name="ce4" table:formula="of:=[.$B164]+[.D$3]" office:value-type="time" office:time-value="PT16H04M00S">
            <text:p>16:04</text:p>
          </table:table-cell>
          <table:table-cell table:style-name="ce4" table:formula="of:=[.$B164]+[.E$3]" office:value-type="time" office:time-value="PT16H06M00S">
            <text:p>16:06</text:p>
          </table:table-cell>
          <table:table-cell table:style-name="ce4" table:formula="of:=[.$B164]+[.F$3]" office:value-type="time" office:time-value="PT16H08M00S">
            <text:p>16:08</text:p>
          </table:table-cell>
          <table:table-cell table:style-name="ce4" table:formula="of:=[.$B164]+[.G$3]" office:value-type="time" office:time-value="PT16H12M00S">
            <text:p>16:12</text:p>
          </table:table-cell>
          <table:table-cell table:style-name="ce4" table:formula="of:=[.$B164]+[.H$3]" office:value-type="time" office:time-value="PT16H15M00S">
            <text:p>16:15</text:p>
          </table:table-cell>
          <table:table-cell table:style-name="ce4" table:formula="of:=[.$B164]+[.I$3]" office:value-type="time" office:time-value="PT16H18M00S">
            <text:p>16:18</text:p>
          </table:table-cell>
          <table:table-cell table:style-name="ce4" table:formula="of:=[.$B164]+[.J$3]" office:value-type="time" office:time-value="PT16H20M00S">
            <text:p>16:20</text:p>
          </table:table-cell>
          <table:table-cell table:style-name="ce4" table:formula="of:=[.$B164]+[.K$3]" office:value-type="time" office:time-value="PT16H22M00S">
            <text:p>16:22</text:p>
          </table:table-cell>
          <table:table-cell table:style-name="ce4" table:formula="of:=[.$B164]+[.L$3]" office:value-type="time" office:time-value="PT16H24M00S">
            <text:p>16:24</text:p>
          </table:table-cell>
          <table:table-cell table:style-name="ce4" table:formula="of:=[.$B164]+[.M$3]" office:value-type="time" office:time-value="PT16H27M00S">
            <text:p>16:27</text:p>
          </table:table-cell>
          <table:table-cell table:style-name="ce4" table:formula="of:=[.$B164]+[.N$3]" office:value-type="time" office:time-value="PT16H29M00S">
            <text:p>16:29</text:p>
          </table:table-cell>
          <table:table-cell table:style-name="ce4" table:formula="of:=[.$B164]+[.O$3]" office:value-type="time" office:time-value="PT16H32M00S">
            <text:p>16:32</text:p>
          </table:table-cell>
          <table:table-cell table:style-name="ce4" table:formula="of:=[.$B164]+[.P$3]" office:value-type="time" office:time-value="PT16H34M00S">
            <text:p>16:34</text:p>
          </table:table-cell>
          <table:table-cell table:style-name="ce4" table:formula="of:=[.$B164]+[.Q$3]" office:value-type="time" office:time-value="PT16H36M00S">
            <text:p>16:36</text:p>
          </table:table-cell>
          <table:table-cell table:style-name="ce4" table:formula="of:=[.$B164]+[.R$3]" office:value-type="time" office:time-value="PT16H49M00S">
            <text:p>16:49</text:p>
          </table:table-cell>
        </table:table-row>
        <table:table-row table:style-name="ro1">
          <table:table-cell table:style-name="ce3" table:formula="of:=[.A164]+2" office:value-type="float" office:value="3108">
            <text:p>3108</text:p>
          </table:table-cell>
          <table:table-cell table:style-name="ce6" office:value-type="time" office:time-value="PT16H12M00S">
            <text:p>16:12</text:p>
          </table:table-cell>
          <table:table-cell table:style-name="ce4" table:formula="of:=[.$B165]+[.C$3]" office:value-type="time" office:time-value="PT16H15M00S">
            <text:p>16:15</text:p>
          </table:table-cell>
          <table:table-cell table:style-name="ce4" table:formula="of:=[.$B165]+[.D$3]" office:value-type="time" office:time-value="PT16H17M00S">
            <text:p>16:17</text:p>
          </table:table-cell>
          <table:table-cell table:style-name="ce4" table:formula="of:=[.$B165]+[.E$3]" office:value-type="time" office:time-value="PT16H19M00S">
            <text:p>16:19</text:p>
          </table:table-cell>
          <table:table-cell table:style-name="ce4" table:formula="of:=[.$B165]+[.F$3]" office:value-type="time" office:time-value="PT16H21M00S">
            <text:p>16:21</text:p>
          </table:table-cell>
          <table:table-cell table:style-name="ce4" table:formula="of:=[.$B165]+[.G$3]" office:value-type="time" office:time-value="PT16H25M00S">
            <text:p>16:25</text:p>
          </table:table-cell>
          <table:table-cell table:style-name="ce4" table:formula="of:=[.$B165]+[.H$3]" office:value-type="time" office:time-value="PT16H28M00S">
            <text:p>16:28</text:p>
          </table:table-cell>
          <table:table-cell table:style-name="ce4" table:formula="of:=[.$B165]+[.I$3]" office:value-type="time" office:time-value="PT16H31M00S">
            <text:p>16:31</text:p>
          </table:table-cell>
          <table:table-cell table:style-name="ce4" table:formula="of:=[.$B165]+[.J$3]" office:value-type="time" office:time-value="PT16H33M00S">
            <text:p>16:33</text:p>
          </table:table-cell>
          <table:table-cell table:style-name="ce4" table:formula="of:=[.$B165]+[.K$3]" office:value-type="time" office:time-value="PT16H35M00S">
            <text:p>16:35</text:p>
          </table:table-cell>
          <table:table-cell table:style-name="ce4" table:formula="of:=[.$B165]+[.L$3]" office:value-type="time" office:time-value="PT16H37M00S">
            <text:p>16:37</text:p>
          </table:table-cell>
          <table:table-cell table:style-name="ce4" table:formula="of:=[.$B165]+[.M$3]" office:value-type="time" office:time-value="PT16H40M00S">
            <text:p>16:40</text:p>
          </table:table-cell>
          <table:table-cell table:style-name="ce4" table:formula="of:=[.$B165]+[.N$3]" office:value-type="time" office:time-value="PT16H42M00S">
            <text:p>16:42</text:p>
          </table:table-cell>
          <table:table-cell table:style-name="ce4" table:formula="of:=[.$B165]+[.O$3]" office:value-type="time" office:time-value="PT16H45M00S">
            <text:p>16:45</text:p>
          </table:table-cell>
          <table:table-cell table:style-name="ce4" table:formula="of:=[.$B165]+[.P$3]" office:value-type="time" office:time-value="PT16H47M00S">
            <text:p>16:47</text:p>
          </table:table-cell>
          <table:table-cell table:style-name="ce4" table:formula="of:=[.$B165]+[.Q$3]" office:value-type="time" office:time-value="PT16H49M00S">
            <text:p>16:49</text:p>
          </table:table-cell>
          <table:table-cell table:style-name="ce4" table:formula="of:=[.$B165]+[.R$3]" office:value-type="time" office:time-value="PT17H02M00S">
            <text:p>17:02</text:p>
          </table:table-cell>
        </table:table-row>
        <table:table-row table:style-name="ro1">
          <table:table-cell table:style-name="ce3" table:formula="of:=[.A165]+2" office:value-type="float" office:value="3110">
            <text:p>3110</text:p>
          </table:table-cell>
          <table:table-cell table:style-name="ce6" office:value-type="time" office:time-value="PT16H29M00S">
            <text:p>16:29</text:p>
          </table:table-cell>
          <table:table-cell table:style-name="ce4" table:formula="of:=[.$B166]+[.C$3]" office:value-type="time" office:time-value="PT16H32M00S">
            <text:p>16:32</text:p>
          </table:table-cell>
          <table:table-cell table:style-name="ce4" table:formula="of:=[.$B166]+[.D$3]" office:value-type="time" office:time-value="PT16H34M00S">
            <text:p>16:34</text:p>
          </table:table-cell>
          <table:table-cell table:style-name="ce4" table:formula="of:=[.$B166]+[.E$3]" office:value-type="time" office:time-value="PT16H36M00S">
            <text:p>16:36</text:p>
          </table:table-cell>
          <table:table-cell table:style-name="ce4" table:formula="of:=[.$B166]+[.F$3]" office:value-type="time" office:time-value="PT16H38M00S">
            <text:p>16:38</text:p>
          </table:table-cell>
          <table:table-cell table:style-name="ce4" table:formula="of:=[.$B166]+[.G$3]" office:value-type="time" office:time-value="PT16H42M00S">
            <text:p>16:42</text:p>
          </table:table-cell>
          <table:table-cell table:style-name="ce4" table:formula="of:=[.$B166]+[.H$3]" office:value-type="time" office:time-value="PT16H45M00S">
            <text:p>16:45</text:p>
          </table:table-cell>
          <table:table-cell table:style-name="ce4" table:formula="of:=[.$B166]+[.I$3]" office:value-type="time" office:time-value="PT16H48M00S">
            <text:p>16:48</text:p>
          </table:table-cell>
          <table:table-cell table:style-name="ce4" table:formula="of:=[.$B166]+[.J$3]" office:value-type="time" office:time-value="PT16H50M00S">
            <text:p>16:50</text:p>
          </table:table-cell>
          <table:table-cell table:style-name="ce4" table:formula="of:=[.$B166]+[.K$3]" office:value-type="time" office:time-value="PT16H52M00S">
            <text:p>16:52</text:p>
          </table:table-cell>
          <table:table-cell table:style-name="ce4" table:formula="of:=[.$B166]+[.L$3]" office:value-type="time" office:time-value="PT16H54M00S">
            <text:p>16:54</text:p>
          </table:table-cell>
          <table:table-cell table:style-name="ce4" table:formula="of:=[.$B166]+[.M$3]" office:value-type="time" office:time-value="PT16H57M00S">
            <text:p>16:57</text:p>
          </table:table-cell>
          <table:table-cell table:style-name="ce4" table:formula="of:=[.$B166]+[.N$3]" office:value-type="time" office:time-value="PT16H59M00S">
            <text:p>16:59</text:p>
          </table:table-cell>
          <table:table-cell table:style-name="ce4" table:formula="of:=[.$B166]+[.O$3]" office:value-type="time" office:time-value="PT17H02M00S">
            <text:p>17:02</text:p>
          </table:table-cell>
          <table:table-cell table:style-name="ce4" table:formula="of:=[.$B166]+[.P$3]" office:value-type="time" office:time-value="PT17H04M00S">
            <text:p>17:04</text:p>
          </table:table-cell>
          <table:table-cell table:style-name="ce4" table:formula="of:=[.$B166]+[.Q$3]" office:value-type="time" office:time-value="PT17H06M00S">
            <text:p>17:06</text:p>
          </table:table-cell>
          <table:table-cell table:style-name="ce4" table:formula="of:=[.$B166]+[.R$3]" office:value-type="time" office:time-value="PT17H19M00S">
            <text:p>17:19</text:p>
          </table:table-cell>
        </table:table-row>
        <table:table-row table:style-name="ro1">
          <table:table-cell table:style-name="ce3" table:formula="of:=[.A166]+2" office:value-type="float" office:value="3112">
            <text:p>3112</text:p>
          </table:table-cell>
          <table:table-cell table:style-name="ce6" office:value-type="time" office:time-value="PT16H45M00S">
            <text:p>16:45</text:p>
          </table:table-cell>
          <table:table-cell table:style-name="ce4" table:formula="of:=[.$B167]+[.C$3]" office:value-type="time" office:time-value="PT16H48M00S">
            <text:p>16:48</text:p>
          </table:table-cell>
          <table:table-cell table:style-name="ce4" table:formula="of:=[.$B167]+[.D$3]" office:value-type="time" office:time-value="PT16H50M00S">
            <text:p>16:50</text:p>
          </table:table-cell>
          <table:table-cell table:style-name="ce4" table:formula="of:=[.$B167]+[.E$3]" office:value-type="time" office:time-value="PT16H52M00S">
            <text:p>16:52</text:p>
          </table:table-cell>
          <table:table-cell table:style-name="ce4" table:formula="of:=[.$B167]+[.F$3]" office:value-type="time" office:time-value="PT16H54M00S">
            <text:p>16:54</text:p>
          </table:table-cell>
          <table:table-cell table:style-name="ce4" table:formula="of:=[.$B167]+[.G$3]" office:value-type="time" office:time-value="PT16H58M00S">
            <text:p>16:58</text:p>
          </table:table-cell>
          <table:table-cell table:style-name="ce4" table:formula="of:=[.$B167]+[.H$3]" office:value-type="time" office:time-value="PT17H01M00S">
            <text:p>17:01</text:p>
          </table:table-cell>
          <table:table-cell table:style-name="ce4" table:formula="of:=[.$B167]+[.I$3]" office:value-type="time" office:time-value="PT17H04M00S">
            <text:p>17:04</text:p>
          </table:table-cell>
          <table:table-cell table:style-name="ce4" table:formula="of:=[.$B167]+[.J$3]" office:value-type="time" office:time-value="PT17H06M00S">
            <text:p>17:06</text:p>
          </table:table-cell>
          <table:table-cell table:style-name="ce4" table:formula="of:=[.$B167]+[.K$3]" office:value-type="time" office:time-value="PT17H08M00S">
            <text:p>17:08</text:p>
          </table:table-cell>
          <table:table-cell table:style-name="ce4" table:formula="of:=[.$B167]+[.L$3]" office:value-type="time" office:time-value="PT17H10M00S">
            <text:p>17:10</text:p>
          </table:table-cell>
          <table:table-cell table:style-name="ce4" table:formula="of:=[.$B167]+[.M$3]" office:value-type="time" office:time-value="PT17H13M00S">
            <text:p>17:13</text:p>
          </table:table-cell>
          <table:table-cell table:style-name="ce4" table:formula="of:=[.$B167]+[.N$3]" office:value-type="time" office:time-value="PT17H15M00S">
            <text:p>17:15</text:p>
          </table:table-cell>
          <table:table-cell table:style-name="ce4" table:formula="of:=[.$B167]+[.O$3]" office:value-type="time" office:time-value="PT17H18M00S">
            <text:p>17:18</text:p>
          </table:table-cell>
          <table:table-cell table:style-name="ce4" table:formula="of:=[.$B167]+[.P$3]" office:value-type="time" office:time-value="PT17H20M00S">
            <text:p>17:20</text:p>
          </table:table-cell>
          <table:table-cell table:style-name="ce4" table:formula="of:=[.$B167]+[.Q$3]" office:value-type="time" office:time-value="PT17H22M00S">
            <text:p>17:22</text:p>
          </table:table-cell>
          <table:table-cell table:style-name="ce4" table:formula="of:=[.$B167]+[.R$3]" office:value-type="time" office:time-value="PT17H35M00S">
            <text:p>17:35</text:p>
          </table:table-cell>
        </table:table-row>
        <table:table-row table:style-name="ro1">
          <table:table-cell table:style-name="ce3" table:formula="of:=[.A167]+2" office:value-type="float" office:value="3114">
            <text:p>3114</text:p>
          </table:table-cell>
          <table:table-cell table:style-name="ce6" office:value-type="time" office:time-value="PT17H03M00S">
            <text:p>17:03</text:p>
          </table:table-cell>
          <table:table-cell table:style-name="ce4" table:formula="of:=[.$B168]+[.C$3]" office:value-type="time" office:time-value="PT17H06M00S">
            <text:p>17:06</text:p>
          </table:table-cell>
          <table:table-cell table:style-name="ce4" table:formula="of:=[.$B168]+[.D$3]" office:value-type="time" office:time-value="PT17H08M00S">
            <text:p>17:08</text:p>
          </table:table-cell>
          <table:table-cell table:style-name="ce4" table:formula="of:=[.$B168]+[.E$3]" office:value-type="time" office:time-value="PT17H10M00S">
            <text:p>17:10</text:p>
          </table:table-cell>
          <table:table-cell table:style-name="ce4" table:formula="of:=[.$B168]+[.F$3]" office:value-type="time" office:time-value="PT17H12M00S">
            <text:p>17:12</text:p>
          </table:table-cell>
          <table:table-cell table:style-name="ce4" table:formula="of:=[.$B168]+[.G$3]" office:value-type="time" office:time-value="PT17H16M00S">
            <text:p>17:16</text:p>
          </table:table-cell>
          <table:table-cell table:style-name="ce4" table:formula="of:=[.$B168]+[.H$3]" office:value-type="time" office:time-value="PT17H19M00S">
            <text:p>17:19</text:p>
          </table:table-cell>
          <table:table-cell table:style-name="ce4" table:formula="of:=[.$B168]+[.I$3]" office:value-type="time" office:time-value="PT17H22M00S">
            <text:p>17:22</text:p>
          </table:table-cell>
          <table:table-cell table:style-name="ce4" table:formula="of:=[.$B168]+[.J$3]" office:value-type="time" office:time-value="PT17H24M00S">
            <text:p>17:24</text:p>
          </table:table-cell>
          <table:table-cell table:style-name="ce4" table:formula="of:=[.$B168]+[.K$3]" office:value-type="time" office:time-value="PT17H26M00S">
            <text:p>17:26</text:p>
          </table:table-cell>
          <table:table-cell table:style-name="ce4" table:formula="of:=[.$B168]+[.L$3]" office:value-type="time" office:time-value="PT17H28M00S">
            <text:p>17:28</text:p>
          </table:table-cell>
          <table:table-cell table:style-name="ce4" table:formula="of:=[.$B168]+[.M$3]" office:value-type="time" office:time-value="PT17H31M00S">
            <text:p>17:31</text:p>
          </table:table-cell>
          <table:table-cell table:style-name="ce4" table:formula="of:=[.$B168]+[.N$3]" office:value-type="time" office:time-value="PT17H33M00S">
            <text:p>17:33</text:p>
          </table:table-cell>
          <table:table-cell table:style-name="ce4" table:formula="of:=[.$B168]+[.O$3]" office:value-type="time" office:time-value="PT17H36M00S">
            <text:p>17:36</text:p>
          </table:table-cell>
          <table:table-cell table:style-name="ce4" table:formula="of:=[.$B168]+[.P$3]" office:value-type="time" office:time-value="PT17H38M00S">
            <text:p>17:38</text:p>
          </table:table-cell>
          <table:table-cell table:style-name="ce4" table:formula="of:=[.$B168]+[.Q$3]" office:value-type="time" office:time-value="PT17H40M00S">
            <text:p>17:40</text:p>
          </table:table-cell>
          <table:table-cell table:style-name="ce4" table:formula="of:=[.$B168]+[.R$3]" office:value-type="time" office:time-value="PT17H53M00S">
            <text:p>17:53</text:p>
          </table:table-cell>
        </table:table-row>
        <table:table-row table:style-name="ro1">
          <table:table-cell table:style-name="ce3" table:formula="of:=[.A168]+2" office:value-type="float" office:value="3116">
            <text:p>3116</text:p>
          </table:table-cell>
          <table:table-cell table:style-name="ce6" office:value-type="time" office:time-value="PT17H17M00S">
            <text:p>17:17</text:p>
          </table:table-cell>
          <table:table-cell table:style-name="ce4" table:formula="of:=[.$B169]+[.C$3]" office:value-type="time" office:time-value="PT17H20M00S">
            <text:p>17:20</text:p>
          </table:table-cell>
          <table:table-cell table:style-name="ce4" table:formula="of:=[.$B169]+[.D$3]" office:value-type="time" office:time-value="PT17H22M00S">
            <text:p>17:22</text:p>
          </table:table-cell>
          <table:table-cell table:style-name="ce4" table:formula="of:=[.$B169]+[.E$3]" office:value-type="time" office:time-value="PT17H24M00S">
            <text:p>17:24</text:p>
          </table:table-cell>
          <table:table-cell table:style-name="ce4" table:formula="of:=[.$B169]+[.F$3]" office:value-type="time" office:time-value="PT17H26M00S">
            <text:p>17:26</text:p>
          </table:table-cell>
          <table:table-cell table:style-name="ce4" table:formula="of:=[.$B169]+[.G$3]" office:value-type="time" office:time-value="PT17H30M00S">
            <text:p>17:30</text:p>
          </table:table-cell>
          <table:table-cell table:style-name="ce4" table:formula="of:=[.$B169]+[.H$3]" office:value-type="time" office:time-value="PT17H33M00S">
            <text:p>17:33</text:p>
          </table:table-cell>
          <table:table-cell table:style-name="ce4" table:formula="of:=[.$B169]+[.I$3]" office:value-type="time" office:time-value="PT17H36M00S">
            <text:p>17:36</text:p>
          </table:table-cell>
          <table:table-cell table:style-name="ce4" table:formula="of:=[.$B169]+[.J$3]" office:value-type="time" office:time-value="PT17H38M00S">
            <text:p>17:38</text:p>
          </table:table-cell>
          <table:table-cell table:style-name="ce4" table:formula="of:=[.$B169]+[.K$3]" office:value-type="time" office:time-value="PT17H40M00S">
            <text:p>17:40</text:p>
          </table:table-cell>
          <table:table-cell table:style-name="ce4" table:formula="of:=[.$B169]+[.L$3]" office:value-type="time" office:time-value="PT17H42M00S">
            <text:p>17:42</text:p>
          </table:table-cell>
          <table:table-cell table:style-name="ce4" table:formula="of:=[.$B169]+[.M$3]" office:value-type="time" office:time-value="PT17H45M00S">
            <text:p>17:45</text:p>
          </table:table-cell>
          <table:table-cell table:style-name="ce4" table:formula="of:=[.$B169]+[.N$3]" office:value-type="time" office:time-value="PT17H47M00S">
            <text:p>17:47</text:p>
          </table:table-cell>
          <table:table-cell table:style-name="ce4" table:formula="of:=[.$B169]+[.O$3]" office:value-type="time" office:time-value="PT17H50M00S">
            <text:p>17:50</text:p>
          </table:table-cell>
          <table:table-cell table:style-name="ce4" table:formula="of:=[.$B169]+[.P$3]" office:value-type="time" office:time-value="PT17H52M00S">
            <text:p>17:52</text:p>
          </table:table-cell>
          <table:table-cell table:style-name="ce4" table:formula="of:=[.$B169]+[.Q$3]" office:value-type="time" office:time-value="PT17H54M00S">
            <text:p>17:54</text:p>
          </table:table-cell>
          <table:table-cell table:style-name="ce4" table:formula="of:=[.$B169]+[.R$3]" office:value-type="time" office:time-value="PT18H07M00S">
            <text:p>18:07</text:p>
          </table:table-cell>
        </table:table-row>
        <table:table-row table:style-name="ro1">
          <table:table-cell table:style-name="ce3" table:formula="of:=[.A169]+2" office:value-type="float" office:value="3118">
            <text:p>3118</text:p>
          </table:table-cell>
          <table:table-cell table:style-name="ce6" office:value-type="time" office:time-value="PT17H29M00S">
            <text:p>17:29</text:p>
          </table:table-cell>
          <table:table-cell table:style-name="ce4" table:formula="of:=[.$B170]+[.C$3]" office:value-type="time" office:time-value="PT17H32M00S">
            <text:p>17:32</text:p>
          </table:table-cell>
          <table:table-cell table:style-name="ce4" table:formula="of:=[.$B170]+[.D$3]" office:value-type="time" office:time-value="PT17H34M00S">
            <text:p>17:34</text:p>
          </table:table-cell>
          <table:table-cell table:style-name="ce4" table:formula="of:=[.$B170]+[.E$3]" office:value-type="time" office:time-value="PT17H36M00S">
            <text:p>17:36</text:p>
          </table:table-cell>
          <table:table-cell table:style-name="ce4" table:formula="of:=[.$B170]+[.F$3]" office:value-type="time" office:time-value="PT17H38M00S">
            <text:p>17:38</text:p>
          </table:table-cell>
          <table:table-cell table:style-name="ce4" table:formula="of:=[.$B170]+[.G$3]" office:value-type="time" office:time-value="PT17H42M00S">
            <text:p>17:42</text:p>
          </table:table-cell>
          <table:table-cell table:style-name="ce4" table:formula="of:=[.$B170]+[.H$3]" office:value-type="time" office:time-value="PT17H45M00S">
            <text:p>17:45</text:p>
          </table:table-cell>
          <table:table-cell table:style-name="ce4" table:formula="of:=[.$B170]+[.I$3]" office:value-type="time" office:time-value="PT17H48M00S">
            <text:p>17:48</text:p>
          </table:table-cell>
          <table:table-cell table:style-name="ce4" table:formula="of:=[.$B170]+[.J$3]" office:value-type="time" office:time-value="PT17H50M00S">
            <text:p>17:50</text:p>
          </table:table-cell>
          <table:table-cell table:style-name="ce4" table:formula="of:=[.$B170]+[.K$3]" office:value-type="time" office:time-value="PT17H52M00S">
            <text:p>17:52</text:p>
          </table:table-cell>
          <table:table-cell table:style-name="ce4" table:formula="of:=[.$B170]+[.L$3]" office:value-type="time" office:time-value="PT17H54M00S">
            <text:p>17:54</text:p>
          </table:table-cell>
          <table:table-cell table:style-name="ce4" table:formula="of:=[.$B170]+[.M$3]" office:value-type="time" office:time-value="PT17H57M00S">
            <text:p>17:57</text:p>
          </table:table-cell>
          <table:table-cell table:style-name="ce4" table:formula="of:=[.$B170]+[.N$3]" office:value-type="time" office:time-value="PT17H59M00S">
            <text:p>17:59</text:p>
          </table:table-cell>
          <table:table-cell table:style-name="ce4" table:formula="of:=[.$B170]+[.O$3]" office:value-type="time" office:time-value="PT18H02M00S">
            <text:p>18:02</text:p>
          </table:table-cell>
          <table:table-cell table:style-name="ce4" table:formula="of:=[.$B170]+[.P$3]" office:value-type="time" office:time-value="PT18H04M00S">
            <text:p>18:04</text:p>
          </table:table-cell>
          <table:table-cell table:style-name="ce4" table:formula="of:=[.$B170]+[.Q$3]" office:value-type="time" office:time-value="PT18H06M00S">
            <text:p>18:06</text:p>
          </table:table-cell>
          <table:table-cell table:style-name="ce4" table:formula="of:=[.$B170]+[.R$3]" office:value-type="time" office:time-value="PT18H19M00S">
            <text:p>18:19</text:p>
          </table:table-cell>
        </table:table-row>
        <table:table-row table:style-name="ro1">
          <table:table-cell table:style-name="ce3" table:formula="of:=[.A170]+2" office:value-type="float" office:value="3120">
            <text:p>3120</text:p>
          </table:table-cell>
          <table:table-cell table:style-name="ce6" office:value-type="time" office:time-value="PT17H46M00S">
            <text:p>17:46</text:p>
          </table:table-cell>
          <table:table-cell table:style-name="ce4" table:formula="of:=[.$B171]+[.C$3]" office:value-type="time" office:time-value="PT17H49M00S">
            <text:p>17:49</text:p>
          </table:table-cell>
          <table:table-cell table:style-name="ce4" table:formula="of:=[.$B171]+[.D$3]" office:value-type="time" office:time-value="PT17H51M00S">
            <text:p>17:51</text:p>
          </table:table-cell>
          <table:table-cell table:style-name="ce4" table:formula="of:=[.$B171]+[.E$3]" office:value-type="time" office:time-value="PT17H53M00S">
            <text:p>17:53</text:p>
          </table:table-cell>
          <table:table-cell table:style-name="ce4" table:formula="of:=[.$B171]+[.F$3]" office:value-type="time" office:time-value="PT17H55M00S">
            <text:p>17:55</text:p>
          </table:table-cell>
          <table:table-cell table:style-name="ce4" table:formula="of:=[.$B171]+[.G$3]" office:value-type="time" office:time-value="PT17H59M00S">
            <text:p>17:59</text:p>
          </table:table-cell>
          <table:table-cell table:style-name="ce4" table:formula="of:=[.$B171]+[.H$3]" office:value-type="time" office:time-value="PT18H02M00S">
            <text:p>18:02</text:p>
          </table:table-cell>
          <table:table-cell table:style-name="ce4" table:formula="of:=[.$B171]+[.I$3]" office:value-type="time" office:time-value="PT18H05M00S">
            <text:p>18:05</text:p>
          </table:table-cell>
          <table:table-cell table:style-name="ce4" table:formula="of:=[.$B171]+[.J$3]" office:value-type="time" office:time-value="PT18H07M00S">
            <text:p>18:07</text:p>
          </table:table-cell>
          <table:table-cell table:style-name="ce4" table:formula="of:=[.$B171]+[.K$3]" office:value-type="time" office:time-value="PT18H09M00S">
            <text:p>18:09</text:p>
          </table:table-cell>
          <table:table-cell table:style-name="ce4" table:formula="of:=[.$B171]+[.L$3]" office:value-type="time" office:time-value="PT18H11M00S">
            <text:p>18:11</text:p>
          </table:table-cell>
          <table:table-cell table:style-name="ce4" table:formula="of:=[.$B171]+[.M$3]" office:value-type="time" office:time-value="PT18H14M00S">
            <text:p>18:14</text:p>
          </table:table-cell>
          <table:table-cell table:style-name="ce4" table:formula="of:=[.$B171]+[.N$3]" office:value-type="time" office:time-value="PT18H16M00S">
            <text:p>18:16</text:p>
          </table:table-cell>
          <table:table-cell table:style-name="ce4" table:formula="of:=[.$B171]+[.O$3]" office:value-type="time" office:time-value="PT18H19M00S">
            <text:p>18:19</text:p>
          </table:table-cell>
          <table:table-cell table:style-name="ce4" table:formula="of:=[.$B171]+[.P$3]" office:value-type="time" office:time-value="PT18H21M00S">
            <text:p>18:21</text:p>
          </table:table-cell>
          <table:table-cell table:style-name="ce4" table:formula="of:=[.$B171]+[.Q$3]" office:value-type="time" office:time-value="PT18H23M00S">
            <text:p>18:23</text:p>
          </table:table-cell>
          <table:table-cell table:style-name="ce4" table:formula="of:=[.$B171]+[.R$3]" office:value-type="time" office:time-value="PT18H36M00S">
            <text:p>18:36</text:p>
          </table:table-cell>
        </table:table-row>
        <table:table-row table:style-name="ro1">
          <table:table-cell table:style-name="ce3" table:formula="of:=[.A171]+2" office:value-type="float" office:value="3122">
            <text:p>3122</text:p>
          </table:table-cell>
          <table:table-cell table:style-name="ce6" office:value-type="time" office:time-value="PT18H00M00S">
            <text:p>18:00</text:p>
          </table:table-cell>
          <table:table-cell table:style-name="ce4" table:formula="of:=[.$B172]+[.C$3]" office:value-type="time" office:time-value="PT18H03M00S">
            <text:p>18:03</text:p>
          </table:table-cell>
          <table:table-cell table:style-name="ce4" table:formula="of:=[.$B172]+[.D$3]" office:value-type="time" office:time-value="PT18H05M00S">
            <text:p>18:05</text:p>
          </table:table-cell>
          <table:table-cell table:style-name="ce4" table:formula="of:=[.$B172]+[.E$3]" office:value-type="time" office:time-value="PT18H07M00S">
            <text:p>18:07</text:p>
          </table:table-cell>
          <table:table-cell table:style-name="ce4" table:formula="of:=[.$B172]+[.F$3]" office:value-type="time" office:time-value="PT18H09M00S">
            <text:p>18:09</text:p>
          </table:table-cell>
          <table:table-cell table:style-name="ce4" table:formula="of:=[.$B172]+[.G$3]" office:value-type="time" office:time-value="PT18H13M00S">
            <text:p>18:13</text:p>
          </table:table-cell>
          <table:table-cell table:style-name="ce4" table:formula="of:=[.$B172]+[.H$3]" office:value-type="time" office:time-value="PT18H16M00S">
            <text:p>18:16</text:p>
          </table:table-cell>
          <table:table-cell table:style-name="ce4" table:formula="of:=[.$B172]+[.I$3]" office:value-type="time" office:time-value="PT18H19M00S">
            <text:p>18:19</text:p>
          </table:table-cell>
          <table:table-cell table:style-name="ce4" table:formula="of:=[.$B172]+[.J$3]" office:value-type="time" office:time-value="PT18H21M00S">
            <text:p>18:21</text:p>
          </table:table-cell>
          <table:table-cell table:style-name="ce4" table:formula="of:=[.$B172]+[.K$3]" office:value-type="time" office:time-value="PT18H23M00S">
            <text:p>18:23</text:p>
          </table:table-cell>
          <table:table-cell table:style-name="ce4" table:formula="of:=[.$B172]+[.L$3]" office:value-type="time" office:time-value="PT18H25M00S">
            <text:p>18:25</text:p>
          </table:table-cell>
          <table:table-cell table:style-name="ce4" table:formula="of:=[.$B172]+[.M$3]" office:value-type="time" office:time-value="PT18H28M00S">
            <text:p>18:28</text:p>
          </table:table-cell>
          <table:table-cell table:style-name="ce4" table:formula="of:=[.$B172]+[.N$3]" office:value-type="time" office:time-value="PT18H30M00S">
            <text:p>18:30</text:p>
          </table:table-cell>
          <table:table-cell table:style-name="ce4" table:formula="of:=[.$B172]+[.O$3]" office:value-type="time" office:time-value="PT18H33M00S">
            <text:p>18:33</text:p>
          </table:table-cell>
          <table:table-cell table:style-name="ce4" table:formula="of:=[.$B172]+[.P$3]" office:value-type="time" office:time-value="PT18H35M00S">
            <text:p>18:35</text:p>
          </table:table-cell>
          <table:table-cell table:style-name="ce4" table:formula="of:=[.$B172]+[.Q$3]" office:value-type="time" office:time-value="PT18H37M00S">
            <text:p>18:37</text:p>
          </table:table-cell>
          <table:table-cell table:style-name="ce4" table:formula="of:=[.$B172]+[.R$3]" office:value-type="time" office:time-value="PT18H50M00S">
            <text:p>18:50</text:p>
          </table:table-cell>
        </table:table-row>
        <table:table-row table:style-name="ro1">
          <table:table-cell table:style-name="ce3" table:formula="of:=[.A172]+2" office:value-type="float" office:value="3124">
            <text:p>3124</text:p>
          </table:table-cell>
          <table:table-cell table:style-name="ce6" office:value-type="time" office:time-value="PT18H14M00S">
            <text:p>18:14</text:p>
          </table:table-cell>
          <table:table-cell table:style-name="ce4" table:formula="of:=[.$B173]+[.C$3]" office:value-type="time" office:time-value="PT18H17M00S">
            <text:p>18:17</text:p>
          </table:table-cell>
          <table:table-cell table:style-name="ce4" table:formula="of:=[.$B173]+[.D$3]" office:value-type="time" office:time-value="PT18H19M00S">
            <text:p>18:19</text:p>
          </table:table-cell>
          <table:table-cell table:style-name="ce4" table:formula="of:=[.$B173]+[.E$3]" office:value-type="time" office:time-value="PT18H21M00S">
            <text:p>18:21</text:p>
          </table:table-cell>
          <table:table-cell table:style-name="ce4" table:formula="of:=[.$B173]+[.F$3]" office:value-type="time" office:time-value="PT18H23M00S">
            <text:p>18:23</text:p>
          </table:table-cell>
          <table:table-cell table:style-name="ce4" table:formula="of:=[.$B173]+[.G$3]" office:value-type="time" office:time-value="PT18H27M00S">
            <text:p>18:27</text:p>
          </table:table-cell>
          <table:table-cell table:style-name="ce4" table:formula="of:=[.$B173]+[.H$3]" office:value-type="time" office:time-value="PT18H30M00S">
            <text:p>18:30</text:p>
          </table:table-cell>
          <table:table-cell table:style-name="ce4" table:formula="of:=[.$B173]+[.I$3]" office:value-type="time" office:time-value="PT18H33M00S">
            <text:p>18:33</text:p>
          </table:table-cell>
          <table:table-cell table:style-name="ce4" table:formula="of:=[.$B173]+[.J$3]" office:value-type="time" office:time-value="PT18H35M00S">
            <text:p>18:35</text:p>
          </table:table-cell>
          <table:table-cell table:style-name="ce4" table:formula="of:=[.$B173]+[.K$3]" office:value-type="time" office:time-value="PT18H37M00S">
            <text:p>18:37</text:p>
          </table:table-cell>
          <table:table-cell table:style-name="ce4" table:formula="of:=[.$B173]+[.L$3]" office:value-type="time" office:time-value="PT18H39M00S">
            <text:p>18:39</text:p>
          </table:table-cell>
          <table:table-cell table:style-name="ce4" table:formula="of:=[.$B173]+[.M$3]" office:value-type="time" office:time-value="PT18H42M00S">
            <text:p>18:42</text:p>
          </table:table-cell>
          <table:table-cell table:style-name="ce4" table:formula="of:=[.$B173]+[.N$3]" office:value-type="time" office:time-value="PT18H44M00S">
            <text:p>18:44</text:p>
          </table:table-cell>
          <table:table-cell table:style-name="ce4" table:formula="of:=[.$B173]+[.O$3]" office:value-type="time" office:time-value="PT18H47M00S">
            <text:p>18:47</text:p>
          </table:table-cell>
          <table:table-cell table:style-name="ce4" table:formula="of:=[.$B173]+[.P$3]" office:value-type="time" office:time-value="PT18H49M00S">
            <text:p>18:49</text:p>
          </table:table-cell>
          <table:table-cell table:style-name="ce4" table:formula="of:=[.$B173]+[.Q$3]" office:value-type="time" office:time-value="PT18H51M00S">
            <text:p>18:51</text:p>
          </table:table-cell>
          <table:table-cell table:style-name="ce4" table:formula="of:=[.$B173]+[.R$3]" office:value-type="time" office:time-value="PT19H04M00S">
            <text:p>19:04</text:p>
          </table:table-cell>
        </table:table-row>
        <table:table-row table:style-name="ro1">
          <table:table-cell table:style-name="ce3" table:formula="of:=[.A173]+2" office:value-type="float" office:value="3126">
            <text:p>3126</text:p>
          </table:table-cell>
          <table:table-cell table:style-name="ce6" office:value-type="time" office:time-value="PT18H29M00S">
            <text:p>18:29</text:p>
          </table:table-cell>
          <table:table-cell table:style-name="ce4" table:formula="of:=[.$B174]+[.C$3]" office:value-type="time" office:time-value="PT18H32M00S">
            <text:p>18:32</text:p>
          </table:table-cell>
          <table:table-cell table:style-name="ce4" table:formula="of:=[.$B174]+[.D$3]" office:value-type="time" office:time-value="PT18H34M00S">
            <text:p>18:34</text:p>
          </table:table-cell>
          <table:table-cell table:style-name="ce4" table:formula="of:=[.$B174]+[.E$3]" office:value-type="time" office:time-value="PT18H36M00S">
            <text:p>18:36</text:p>
          </table:table-cell>
          <table:table-cell table:style-name="ce4" table:formula="of:=[.$B174]+[.F$3]" office:value-type="time" office:time-value="PT18H38M00S">
            <text:p>18:38</text:p>
          </table:table-cell>
          <table:table-cell table:style-name="ce4" table:formula="of:=[.$B174]+[.G$3]" office:value-type="time" office:time-value="PT18H42M00S">
            <text:p>18:42</text:p>
          </table:table-cell>
          <table:table-cell table:style-name="ce4" table:formula="of:=[.$B174]+[.H$3]" office:value-type="time" office:time-value="PT18H45M00S">
            <text:p>18:45</text:p>
          </table:table-cell>
          <table:table-cell table:style-name="ce4" table:formula="of:=[.$B174]+[.I$3]" office:value-type="time" office:time-value="PT18H48M00S">
            <text:p>18:48</text:p>
          </table:table-cell>
          <table:table-cell table:style-name="ce4" table:formula="of:=[.$B174]+[.J$3]" office:value-type="time" office:time-value="PT18H50M00S">
            <text:p>18:50</text:p>
          </table:table-cell>
          <table:table-cell table:style-name="ce4" table:formula="of:=[.$B174]+[.K$3]" office:value-type="time" office:time-value="PT18H52M00S">
            <text:p>18:52</text:p>
          </table:table-cell>
          <table:table-cell table:style-name="ce4" table:formula="of:=[.$B174]+[.L$3]" office:value-type="time" office:time-value="PT18H54M00S">
            <text:p>18:54</text:p>
          </table:table-cell>
          <table:table-cell table:style-name="ce4" table:formula="of:=[.$B174]+[.M$3]" office:value-type="time" office:time-value="PT18H57M00S">
            <text:p>18:57</text:p>
          </table:table-cell>
          <table:table-cell table:style-name="ce4" table:formula="of:=[.$B174]+[.N$3]" office:value-type="time" office:time-value="PT18H59M00S">
            <text:p>18:59</text:p>
          </table:table-cell>
          <table:table-cell table:style-name="ce4" table:formula="of:=[.$B174]+[.O$3]" office:value-type="time" office:time-value="PT19H02M00S">
            <text:p>19:02</text:p>
          </table:table-cell>
          <table:table-cell table:style-name="ce4" table:formula="of:=[.$B174]+[.P$3]" office:value-type="time" office:time-value="PT19H04M00S">
            <text:p>19:04</text:p>
          </table:table-cell>
          <table:table-cell table:style-name="ce4" table:formula="of:=[.$B174]+[.Q$3]" office:value-type="time" office:time-value="PT19H06M00S">
            <text:p>19:06</text:p>
          </table:table-cell>
          <table:table-cell table:style-name="ce4" table:formula="of:=[.$B174]+[.R$3]" office:value-type="time" office:time-value="PT19H19M00S">
            <text:p>19:19</text:p>
          </table:table-cell>
        </table:table-row>
        <table:table-row table:style-name="ro1">
          <table:table-cell table:style-name="ce3" table:formula="of:=[.A174]+2" office:value-type="float" office:value="3128">
            <text:p>3128</text:p>
          </table:table-cell>
          <table:table-cell table:style-name="ce6" office:value-type="time" office:time-value="PT18H47M00S">
            <text:p>18:47</text:p>
          </table:table-cell>
          <table:table-cell table:style-name="ce4" table:formula="of:=[.$B175]+[.C$3]" office:value-type="time" office:time-value="PT18H50M00S">
            <text:p>18:50</text:p>
          </table:table-cell>
          <table:table-cell table:style-name="ce4" table:formula="of:=[.$B175]+[.D$3]" office:value-type="time" office:time-value="PT18H52M00S">
            <text:p>18:52</text:p>
          </table:table-cell>
          <table:table-cell table:style-name="ce4" table:formula="of:=[.$B175]+[.E$3]" office:value-type="time" office:time-value="PT18H54M00S">
            <text:p>18:54</text:p>
          </table:table-cell>
          <table:table-cell table:style-name="ce4" table:formula="of:=[.$B175]+[.F$3]" office:value-type="time" office:time-value="PT18H56M00S">
            <text:p>18:56</text:p>
          </table:table-cell>
          <table:table-cell table:style-name="ce4" table:formula="of:=[.$B175]+[.G$3]" office:value-type="time" office:time-value="PT19H00M00S">
            <text:p>19:00</text:p>
          </table:table-cell>
          <table:table-cell table:style-name="ce4" table:formula="of:=[.$B175]+[.H$3]" office:value-type="time" office:time-value="PT19H03M00S">
            <text:p>19:03</text:p>
          </table:table-cell>
          <table:table-cell table:style-name="ce4" table:formula="of:=[.$B175]+[.I$3]" office:value-type="time" office:time-value="PT19H06M00S">
            <text:p>19:06</text:p>
          </table:table-cell>
          <table:table-cell table:style-name="ce4" table:formula="of:=[.$B175]+[.J$3]" office:value-type="time" office:time-value="PT19H08M00S">
            <text:p>19:08</text:p>
          </table:table-cell>
          <table:table-cell table:style-name="ce4" table:formula="of:=[.$B175]+[.K$3]" office:value-type="time" office:time-value="PT19H10M00S">
            <text:p>19:10</text:p>
          </table:table-cell>
          <table:table-cell table:style-name="ce4" table:formula="of:=[.$B175]+[.L$3]" office:value-type="time" office:time-value="PT19H12M00S">
            <text:p>19:12</text:p>
          </table:table-cell>
          <table:table-cell table:style-name="ce4" table:formula="of:=[.$B175]+[.M$3]" office:value-type="time" office:time-value="PT19H15M00S">
            <text:p>19:15</text:p>
          </table:table-cell>
          <table:table-cell table:style-name="ce4" table:formula="of:=[.$B175]+[.N$3]" office:value-type="time" office:time-value="PT19H17M00S">
            <text:p>19:17</text:p>
          </table:table-cell>
          <table:table-cell table:style-name="ce4" table:formula="of:=[.$B175]+[.O$3]" office:value-type="time" office:time-value="PT19H20M00S">
            <text:p>19:20</text:p>
          </table:table-cell>
          <table:table-cell table:style-name="ce4" table:formula="of:=[.$B175]+[.P$3]" office:value-type="time" office:time-value="PT19H22M00S">
            <text:p>19:22</text:p>
          </table:table-cell>
          <table:table-cell table:style-name="ce4" table:formula="of:=[.$B175]+[.Q$3]" office:value-type="time" office:time-value="PT19H24M00S">
            <text:p>19:24</text:p>
          </table:table-cell>
          <table:table-cell table:style-name="ce4" table:formula="of:=[.$B175]+[.R$3]" office:value-type="time" office:time-value="PT19H37M00S">
            <text:p>19:37</text:p>
          </table:table-cell>
        </table:table-row>
        <table:table-row table:style-name="ro1">
          <table:table-cell table:style-name="ce3" table:formula="of:=[.A175]+2" office:value-type="float" office:value="3130">
            <text:p>3130</text:p>
          </table:table-cell>
          <table:table-cell table:style-name="ce6" office:value-type="time" office:time-value="PT19H01M00S">
            <text:p>19:01</text:p>
          </table:table-cell>
          <table:table-cell table:style-name="ce4" table:formula="of:=[.$B176]+[.C$3]" office:value-type="time" office:time-value="PT19H04M00S">
            <text:p>19:04</text:p>
          </table:table-cell>
          <table:table-cell table:style-name="ce4" table:formula="of:=[.$B176]+[.D$3]" office:value-type="time" office:time-value="PT19H06M00S">
            <text:p>19:06</text:p>
          </table:table-cell>
          <table:table-cell table:style-name="ce4" table:formula="of:=[.$B176]+[.E$3]" office:value-type="time" office:time-value="PT19H08M00S">
            <text:p>19:08</text:p>
          </table:table-cell>
          <table:table-cell table:style-name="ce4" table:formula="of:=[.$B176]+[.F$3]" office:value-type="time" office:time-value="PT19H10M00S">
            <text:p>19:10</text:p>
          </table:table-cell>
          <table:table-cell table:style-name="ce4" table:formula="of:=[.$B176]+[.G$3]" office:value-type="time" office:time-value="PT19H14M00S">
            <text:p>19:14</text:p>
          </table:table-cell>
          <table:table-cell table:style-name="ce4" table:formula="of:=[.$B176]+[.H$3]" office:value-type="time" office:time-value="PT19H17M00S">
            <text:p>19:17</text:p>
          </table:table-cell>
          <table:table-cell table:style-name="ce4" table:formula="of:=[.$B176]+[.I$3]" office:value-type="time" office:time-value="PT19H20M00S">
            <text:p>19:20</text:p>
          </table:table-cell>
          <table:table-cell table:style-name="ce4" table:formula="of:=[.$B176]+[.J$3]" office:value-type="time" office:time-value="PT19H22M00S">
            <text:p>19:22</text:p>
          </table:table-cell>
          <table:table-cell table:style-name="ce4" table:formula="of:=[.$B176]+[.K$3]" office:value-type="time" office:time-value="PT19H24M00S">
            <text:p>19:24</text:p>
          </table:table-cell>
          <table:table-cell table:style-name="ce4" table:formula="of:=[.$B176]+[.L$3]" office:value-type="time" office:time-value="PT19H26M00S">
            <text:p>19:26</text:p>
          </table:table-cell>
          <table:table-cell table:style-name="ce4" table:formula="of:=[.$B176]+[.M$3]" office:value-type="time" office:time-value="PT19H29M00S">
            <text:p>19:29</text:p>
          </table:table-cell>
          <table:table-cell table:style-name="ce4" table:formula="of:=[.$B176]+[.N$3]" office:value-type="time" office:time-value="PT19H31M00S">
            <text:p>19:31</text:p>
          </table:table-cell>
          <table:table-cell table:style-name="ce4" table:formula="of:=[.$B176]+[.O$3]" office:value-type="time" office:time-value="PT19H34M00S">
            <text:p>19:34</text:p>
          </table:table-cell>
          <table:table-cell table:style-name="ce4" table:formula="of:=[.$B176]+[.P$3]" office:value-type="time" office:time-value="PT19H36M00S">
            <text:p>19:36</text:p>
          </table:table-cell>
          <table:table-cell table:style-name="ce4" table:formula="of:=[.$B176]+[.Q$3]" office:value-type="time" office:time-value="PT19H38M00S">
            <text:p>19:38</text:p>
          </table:table-cell>
          <table:table-cell table:style-name="ce4" table:formula="of:=[.$B176]+[.R$3]" office:value-type="time" office:time-value="PT19H51M00S">
            <text:p>19:51</text:p>
          </table:table-cell>
        </table:table-row>
        <table:table-row table:style-name="ro1">
          <table:table-cell table:style-name="ce3" table:formula="of:=[.A176]+2" office:value-type="float" office:value="3132">
            <text:p>3132</text:p>
          </table:table-cell>
          <table:table-cell table:style-name="ce6" office:value-type="time" office:time-value="PT19H20M00S">
            <text:p>19:20</text:p>
          </table:table-cell>
          <table:table-cell table:style-name="ce4" table:formula="of:=[.$B177]+[.C$3]" office:value-type="time" office:time-value="PT19H23M00S">
            <text:p>19:23</text:p>
          </table:table-cell>
          <table:table-cell table:style-name="ce4" table:formula="of:=[.$B177]+[.D$3]" office:value-type="time" office:time-value="PT19H25M00S">
            <text:p>19:25</text:p>
          </table:table-cell>
          <table:table-cell table:style-name="ce4" table:formula="of:=[.$B177]+[.E$3]" office:value-type="time" office:time-value="PT19H27M00S">
            <text:p>19:27</text:p>
          </table:table-cell>
          <table:table-cell table:style-name="ce4" table:formula="of:=[.$B177]+[.F$3]" office:value-type="time" office:time-value="PT19H29M00S">
            <text:p>19:29</text:p>
          </table:table-cell>
          <table:table-cell table:style-name="ce4" table:formula="of:=[.$B177]+[.G$3]" office:value-type="time" office:time-value="PT19H33M00S">
            <text:p>19:33</text:p>
          </table:table-cell>
          <table:table-cell table:style-name="ce4" table:formula="of:=[.$B177]+[.H$3]" office:value-type="time" office:time-value="PT19H36M00S">
            <text:p>19:36</text:p>
          </table:table-cell>
          <table:table-cell table:style-name="ce4" table:formula="of:=[.$B177]+[.I$3]" office:value-type="time" office:time-value="PT19H39M00S">
            <text:p>19:39</text:p>
          </table:table-cell>
          <table:table-cell table:style-name="ce4" table:formula="of:=[.$B177]+[.J$3]" office:value-type="time" office:time-value="PT19H41M00S">
            <text:p>19:41</text:p>
          </table:table-cell>
          <table:table-cell table:style-name="ce4" table:formula="of:=[.$B177]+[.K$3]" office:value-type="time" office:time-value="PT19H43M00S">
            <text:p>19:43</text:p>
          </table:table-cell>
          <table:table-cell table:style-name="ce4" table:formula="of:=[.$B177]+[.L$3]" office:value-type="time" office:time-value="PT19H45M00S">
            <text:p>19:45</text:p>
          </table:table-cell>
          <table:table-cell table:style-name="ce4" table:formula="of:=[.$B177]+[.M$3]" office:value-type="time" office:time-value="PT19H48M00S">
            <text:p>19:48</text:p>
          </table:table-cell>
          <table:table-cell table:style-name="ce4" table:formula="of:=[.$B177]+[.N$3]" office:value-type="time" office:time-value="PT19H50M00S">
            <text:p>19:50</text:p>
          </table:table-cell>
          <table:table-cell table:style-name="ce4" table:formula="of:=[.$B177]+[.O$3]" office:value-type="time" office:time-value="PT19H53M00S">
            <text:p>19:53</text:p>
          </table:table-cell>
          <table:table-cell table:style-name="ce4" table:formula="of:=[.$B177]+[.P$3]" office:value-type="time" office:time-value="PT19H55M00S">
            <text:p>19:55</text:p>
          </table:table-cell>
          <table:table-cell table:style-name="ce4" table:formula="of:=[.$B177]+[.Q$3]" office:value-type="time" office:time-value="PT19H57M00S">
            <text:p>19:57</text:p>
          </table:table-cell>
          <table:table-cell table:style-name="ce4" table:formula="of:=[.$B177]+[.R$3]" office:value-type="time" office:time-value="PT20H10M00S">
            <text:p>20:10</text:p>
          </table:table-cell>
        </table:table-row>
        <table:table-row table:style-name="ro1">
          <table:table-cell table:style-name="ce3" table:formula="of:=[.A177]+2" office:value-type="float" office:value="3134">
            <text:p>3134</text:p>
          </table:table-cell>
          <table:table-cell table:style-name="ce6" office:value-type="time" office:time-value="PT19H34M00S">
            <text:p>19:34</text:p>
          </table:table-cell>
          <table:table-cell table:style-name="ce4" table:formula="of:=[.$B178]+[.C$3]" office:value-type="time" office:time-value="PT19H37M00S">
            <text:p>19:37</text:p>
          </table:table-cell>
          <table:table-cell table:style-name="ce4" table:formula="of:=[.$B178]+[.D$3]" office:value-type="time" office:time-value="PT19H39M00S">
            <text:p>19:39</text:p>
          </table:table-cell>
          <table:table-cell table:style-name="ce4" table:formula="of:=[.$B178]+[.E$3]" office:value-type="time" office:time-value="PT19H41M00S">
            <text:p>19:41</text:p>
          </table:table-cell>
          <table:table-cell table:style-name="ce4" table:formula="of:=[.$B178]+[.F$3]" office:value-type="time" office:time-value="PT19H43M00S">
            <text:p>19:43</text:p>
          </table:table-cell>
          <table:table-cell table:style-name="ce4" table:formula="of:=[.$B178]+[.G$3]" office:value-type="time" office:time-value="PT19H47M00S">
            <text:p>19:47</text:p>
          </table:table-cell>
          <table:table-cell table:style-name="ce4" table:formula="of:=[.$B178]+[.H$3]" office:value-type="time" office:time-value="PT19H50M00S">
            <text:p>19:50</text:p>
          </table:table-cell>
          <table:table-cell table:style-name="ce4" table:formula="of:=[.$B178]+[.I$3]" office:value-type="time" office:time-value="PT19H53M00S">
            <text:p>19:53</text:p>
          </table:table-cell>
          <table:table-cell table:style-name="ce4" table:formula="of:=[.$B178]+[.J$3]" office:value-type="time" office:time-value="PT19H55M00S">
            <text:p>19:55</text:p>
          </table:table-cell>
          <table:table-cell table:style-name="ce4" table:formula="of:=[.$B178]+[.K$3]" office:value-type="time" office:time-value="PT19H57M00S">
            <text:p>19:57</text:p>
          </table:table-cell>
          <table:table-cell table:style-name="ce4" table:formula="of:=[.$B178]+[.L$3]" office:value-type="time" office:time-value="PT19H59M00S">
            <text:p>19:59</text:p>
          </table:table-cell>
          <table:table-cell table:style-name="ce4" table:formula="of:=[.$B178]+[.M$3]" office:value-type="time" office:time-value="PT20H02M00S">
            <text:p>20:02</text:p>
          </table:table-cell>
          <table:table-cell table:style-name="ce4" table:formula="of:=[.$B178]+[.N$3]" office:value-type="time" office:time-value="PT20H04M00S">
            <text:p>20:04</text:p>
          </table:table-cell>
          <table:table-cell table:style-name="ce4" table:formula="of:=[.$B178]+[.O$3]" office:value-type="time" office:time-value="PT20H07M00S">
            <text:p>20:07</text:p>
          </table:table-cell>
          <table:table-cell table:style-name="ce4" table:formula="of:=[.$B178]+[.P$3]" office:value-type="time" office:time-value="PT20H09M00S">
            <text:p>20:09</text:p>
          </table:table-cell>
          <table:table-cell table:style-name="ce4" table:formula="of:=[.$B178]+[.Q$3]" office:value-type="time" office:time-value="PT20H11M00S">
            <text:p>20:11</text:p>
          </table:table-cell>
          <table:table-cell table:style-name="ce4" table:formula="of:=[.$B178]+[.R$3]" office:value-type="time" office:time-value="PT20H24M00S">
            <text:p>20:24</text:p>
          </table:table-cell>
        </table:table-row>
        <table:table-row table:style-name="ro1">
          <table:table-cell table:style-name="ce3" table:formula="of:=[.A178]+2" office:value-type="float" office:value="3136">
            <text:p>3136</text:p>
          </table:table-cell>
          <table:table-cell table:style-name="ce6" office:value-type="time" office:time-value="PT19H49M00S">
            <text:p>19:49</text:p>
          </table:table-cell>
          <table:table-cell table:style-name="ce4" table:formula="of:=[.$B179]+[.C$3]" office:value-type="time" office:time-value="PT19H52M00S">
            <text:p>19:52</text:p>
          </table:table-cell>
          <table:table-cell table:style-name="ce4" table:formula="of:=[.$B179]+[.D$3]" office:value-type="time" office:time-value="PT19H54M00S">
            <text:p>19:54</text:p>
          </table:table-cell>
          <table:table-cell table:style-name="ce4" table:formula="of:=[.$B179]+[.E$3]" office:value-type="time" office:time-value="PT19H56M00S">
            <text:p>19:56</text:p>
          </table:table-cell>
          <table:table-cell table:style-name="ce4" table:formula="of:=[.$B179]+[.F$3]" office:value-type="time" office:time-value="PT19H58M00S">
            <text:p>19:58</text:p>
          </table:table-cell>
          <table:table-cell table:style-name="ce4" table:formula="of:=[.$B179]+[.G$3]" office:value-type="time" office:time-value="PT20H02M00S">
            <text:p>20:02</text:p>
          </table:table-cell>
          <table:table-cell table:style-name="ce4" table:formula="of:=[.$B179]+[.H$3]" office:value-type="time" office:time-value="PT20H05M00S">
            <text:p>20:05</text:p>
          </table:table-cell>
          <table:table-cell table:style-name="ce4" table:formula="of:=[.$B179]+[.I$3]" office:value-type="time" office:time-value="PT20H08M00S">
            <text:p>20:08</text:p>
          </table:table-cell>
          <table:table-cell table:style-name="ce4" table:formula="of:=[.$B179]+[.J$3]" office:value-type="time" office:time-value="PT20H10M00S">
            <text:p>20:10</text:p>
          </table:table-cell>
          <table:table-cell table:style-name="ce4" table:formula="of:=[.$B179]+[.K$3]" office:value-type="time" office:time-value="PT20H12M00S">
            <text:p>20:12</text:p>
          </table:table-cell>
          <table:table-cell table:style-name="ce4" table:formula="of:=[.$B179]+[.L$3]" office:value-type="time" office:time-value="PT20H14M00S">
            <text:p>20:14</text:p>
          </table:table-cell>
          <table:table-cell table:style-name="ce4" table:formula="of:=[.$B179]+[.M$3]" office:value-type="time" office:time-value="PT20H17M00S">
            <text:p>20:17</text:p>
          </table:table-cell>
          <table:table-cell table:style-name="ce4" table:formula="of:=[.$B179]+[.N$3]" office:value-type="time" office:time-value="PT20H19M00S">
            <text:p>20:19</text:p>
          </table:table-cell>
          <table:table-cell table:style-name="ce4" table:formula="of:=[.$B179]+[.O$3]" office:value-type="time" office:time-value="PT20H22M00S">
            <text:p>20:22</text:p>
          </table:table-cell>
          <table:table-cell table:style-name="ce4" table:formula="of:=[.$B179]+[.P$3]" office:value-type="time" office:time-value="PT20H24M00S">
            <text:p>20:24</text:p>
          </table:table-cell>
          <table:table-cell table:style-name="ce4" table:formula="of:=[.$B179]+[.Q$3]" office:value-type="time" office:time-value="PT20H26M00S">
            <text:p>20:26</text:p>
          </table:table-cell>
          <table:table-cell table:style-name="ce4" table:formula="of:=[.$B179]+[.R$3]" office:value-type="time" office:time-value="PT20H39M00S">
            <text:p>20:39</text:p>
          </table:table-cell>
        </table:table-row>
        <table:table-row table:style-name="ro1">
          <table:table-cell table:style-name="ce3" table:formula="of:=[.A179]+2" office:value-type="float" office:value="3138">
            <text:p>3138</text:p>
          </table:table-cell>
          <table:table-cell table:style-name="ce6" office:value-type="time" office:time-value="PT20H05M00S">
            <text:p>20:05</text:p>
          </table:table-cell>
          <table:table-cell table:style-name="ce4" table:formula="of:=[.$B180]+[.C$3]" office:value-type="time" office:time-value="PT20H08M00S">
            <text:p>20:08</text:p>
          </table:table-cell>
          <table:table-cell table:style-name="ce4" table:formula="of:=[.$B180]+[.D$3]" office:value-type="time" office:time-value="PT20H10M00S">
            <text:p>20:10</text:p>
          </table:table-cell>
          <table:table-cell table:style-name="ce4" table:formula="of:=[.$B180]+[.E$3]" office:value-type="time" office:time-value="PT20H12M00S">
            <text:p>20:12</text:p>
          </table:table-cell>
          <table:table-cell table:style-name="ce4" table:formula="of:=[.$B180]+[.F$3]" office:value-type="time" office:time-value="PT20H14M00S">
            <text:p>20:14</text:p>
          </table:table-cell>
          <table:table-cell table:style-name="ce4" table:formula="of:=[.$B180]+[.G$3]" office:value-type="time" office:time-value="PT20H18M00S">
            <text:p>20:18</text:p>
          </table:table-cell>
          <table:table-cell table:style-name="ce4" table:formula="of:=[.$B180]+[.H$3]" office:value-type="time" office:time-value="PT20H21M00S">
            <text:p>20:21</text:p>
          </table:table-cell>
          <table:table-cell table:style-name="ce4" table:formula="of:=[.$B180]+[.I$3]" office:value-type="time" office:time-value="PT20H24M00S">
            <text:p>20:24</text:p>
          </table:table-cell>
          <table:table-cell table:style-name="ce4" table:formula="of:=[.$B180]+[.J$3]" office:value-type="time" office:time-value="PT20H26M00S">
            <text:p>20:26</text:p>
          </table:table-cell>
          <table:table-cell table:style-name="ce4" table:formula="of:=[.$B180]+[.K$3]" office:value-type="time" office:time-value="PT20H28M00S">
            <text:p>20:28</text:p>
          </table:table-cell>
          <table:table-cell table:style-name="ce4" table:formula="of:=[.$B180]+[.L$3]" office:value-type="time" office:time-value="PT20H30M00S">
            <text:p>20:30</text:p>
          </table:table-cell>
          <table:table-cell table:style-name="ce4" table:formula="of:=[.$B180]+[.M$3]" office:value-type="time" office:time-value="PT20H33M00S">
            <text:p>20:33</text:p>
          </table:table-cell>
          <table:table-cell table:style-name="ce4" table:formula="of:=[.$B180]+[.N$3]" office:value-type="time" office:time-value="PT20H35M00S">
            <text:p>20:35</text:p>
          </table:table-cell>
          <table:table-cell table:style-name="ce4" table:formula="of:=[.$B180]+[.O$3]" office:value-type="time" office:time-value="PT20H38M00S">
            <text:p>20:38</text:p>
          </table:table-cell>
          <table:table-cell table:style-name="ce4" table:formula="of:=[.$B180]+[.P$3]" office:value-type="time" office:time-value="PT20H40M00S">
            <text:p>20:40</text:p>
          </table:table-cell>
          <table:table-cell table:style-name="ce4" table:formula="of:=[.$B180]+[.Q$3]" office:value-type="time" office:time-value="PT20H42M00S">
            <text:p>20:42</text:p>
          </table:table-cell>
          <table:table-cell table:style-name="ce4" table:formula="of:=[.$B180]+[.R$3]" office:value-type="time" office:time-value="PT20H55M00S">
            <text:p>20:55</text:p>
          </table:table-cell>
        </table:table-row>
        <table:table-row table:style-name="ro1">
          <table:table-cell table:style-name="ce3" table:formula="of:=[.A180]+2" office:value-type="float" office:value="3140">
            <text:p>3140</text:p>
          </table:table-cell>
          <table:table-cell table:style-name="ce6" office:value-type="time" office:time-value="PT20H24M00S">
            <text:p>20:24</text:p>
          </table:table-cell>
          <table:table-cell table:style-name="ce4" table:formula="of:=[.$B181]+[.C$3]" office:value-type="time" office:time-value="PT20H27M00S">
            <text:p>20:27</text:p>
          </table:table-cell>
          <table:table-cell table:style-name="ce4" table:formula="of:=[.$B181]+[.D$3]" office:value-type="time" office:time-value="PT20H29M00S">
            <text:p>20:29</text:p>
          </table:table-cell>
          <table:table-cell table:style-name="ce4" table:formula="of:=[.$B181]+[.E$3]" office:value-type="time" office:time-value="PT20H31M00S">
            <text:p>20:31</text:p>
          </table:table-cell>
          <table:table-cell table:style-name="ce4" table:formula="of:=[.$B181]+[.F$3]" office:value-type="time" office:time-value="PT20H33M00S">
            <text:p>20:33</text:p>
          </table:table-cell>
          <table:table-cell table:style-name="ce4" table:formula="of:=[.$B181]+[.G$3]" office:value-type="time" office:time-value="PT20H37M00S">
            <text:p>20:37</text:p>
          </table:table-cell>
          <table:table-cell table:style-name="ce4" table:formula="of:=[.$B181]+[.H$3]" office:value-type="time" office:time-value="PT20H40M00S">
            <text:p>20:40</text:p>
          </table:table-cell>
          <table:table-cell table:style-name="ce4" table:formula="of:=[.$B181]+[.I$3]" office:value-type="time" office:time-value="PT20H43M00S">
            <text:p>20:43</text:p>
          </table:table-cell>
          <table:table-cell table:style-name="ce4" table:formula="of:=[.$B181]+[.J$3]" office:value-type="time" office:time-value="PT20H45M00S">
            <text:p>20:45</text:p>
          </table:table-cell>
          <table:table-cell table:style-name="ce4" table:formula="of:=[.$B181]+[.K$3]" office:value-type="time" office:time-value="PT20H47M00S">
            <text:p>20:47</text:p>
          </table:table-cell>
          <table:table-cell table:style-name="ce4" table:formula="of:=[.$B181]+[.L$3]" office:value-type="time" office:time-value="PT20H49M00S">
            <text:p>20:49</text:p>
          </table:table-cell>
          <table:table-cell table:style-name="ce4" table:formula="of:=[.$B181]+[.M$3]" office:value-type="time" office:time-value="PT20H52M00S">
            <text:p>20:52</text:p>
          </table:table-cell>
          <table:table-cell table:style-name="ce4" table:formula="of:=[.$B181]+[.N$3]" office:value-type="time" office:time-value="PT20H54M00S">
            <text:p>20:54</text:p>
          </table:table-cell>
          <table:table-cell table:style-name="ce4" table:formula="of:=[.$B181]+[.O$3]" office:value-type="time" office:time-value="PT20H57M00S">
            <text:p>20:57</text:p>
          </table:table-cell>
          <table:table-cell table:style-name="ce4" table:formula="of:=[.$B181]+[.P$3]" office:value-type="time" office:time-value="PT20H59M00S">
            <text:p>20:59</text:p>
          </table:table-cell>
          <table:table-cell table:style-name="ce4" table:formula="of:=[.$B181]+[.Q$3]" office:value-type="time" office:time-value="PT21H01M00S">
            <text:p>21:01</text:p>
          </table:table-cell>
          <table:table-cell table:style-name="ce4" table:formula="of:=[.$B181]+[.R$3]" office:value-type="time" office:time-value="PT21H14M00S">
            <text:p>21:14</text:p>
          </table:table-cell>
        </table:table-row>
        <table:table-row table:style-name="ro1">
          <table:table-cell table:style-name="ce3" table:formula="of:=[.A181]+2" office:value-type="float" office:value="3142">
            <text:p>3142</text:p>
          </table:table-cell>
          <table:table-cell table:style-name="ce6" office:value-type="time" office:time-value="PT20H46M00S">
            <text:p>20:46</text:p>
          </table:table-cell>
          <table:table-cell table:style-name="ce4" table:formula="of:=[.$B182]+[.C$3]" office:value-type="time" office:time-value="PT20H49M00S">
            <text:p>20:49</text:p>
          </table:table-cell>
          <table:table-cell table:style-name="ce4" table:formula="of:=[.$B182]+[.D$3]" office:value-type="time" office:time-value="PT20H51M00S">
            <text:p>20:51</text:p>
          </table:table-cell>
          <table:table-cell table:style-name="ce4" table:formula="of:=[.$B182]+[.E$3]" office:value-type="time" office:time-value="PT20H53M00S">
            <text:p>20:53</text:p>
          </table:table-cell>
          <table:table-cell table:style-name="ce4" table:formula="of:=[.$B182]+[.F$3]" office:value-type="time" office:time-value="PT20H55M00S">
            <text:p>20:55</text:p>
          </table:table-cell>
          <table:table-cell table:style-name="ce4" table:formula="of:=[.$B182]+[.G$3]" office:value-type="time" office:time-value="PT20H59M00S">
            <text:p>20:59</text:p>
          </table:table-cell>
          <table:table-cell table:style-name="ce4" table:formula="of:=[.$B182]+[.H$3]" office:value-type="time" office:time-value="PT21H02M00S">
            <text:p>21:02</text:p>
          </table:table-cell>
          <table:table-cell table:style-name="ce4" table:formula="of:=[.$B182]+[.I$3]" office:value-type="time" office:time-value="PT21H05M00S">
            <text:p>21:05</text:p>
          </table:table-cell>
          <table:table-cell table:style-name="ce4" table:formula="of:=[.$B182]+[.J$3]" office:value-type="time" office:time-value="PT21H07M00S">
            <text:p>21:07</text:p>
          </table:table-cell>
          <table:table-cell table:style-name="ce4" table:formula="of:=[.$B182]+[.K$3]" office:value-type="time" office:time-value="PT21H09M00S">
            <text:p>21:09</text:p>
          </table:table-cell>
          <table:table-cell table:style-name="ce4" table:formula="of:=[.$B182]+[.L$3]" office:value-type="time" office:time-value="PT21H11M00S">
            <text:p>21:11</text:p>
          </table:table-cell>
          <table:table-cell table:style-name="ce4" table:formula="of:=[.$B182]+[.M$3]" office:value-type="time" office:time-value="PT21H14M00S">
            <text:p>21:14</text:p>
          </table:table-cell>
          <table:table-cell table:style-name="ce4" table:formula="of:=[.$B182]+[.N$3]" office:value-type="time" office:time-value="PT21H16M00S">
            <text:p>21:16</text:p>
          </table:table-cell>
          <table:table-cell table:style-name="ce4" table:formula="of:=[.$B182]+[.O$3]" office:value-type="time" office:time-value="PT21H19M00S">
            <text:p>21:19</text:p>
          </table:table-cell>
          <table:table-cell table:style-name="ce4" table:formula="of:=[.$B182]+[.P$3]" office:value-type="time" office:time-value="PT21H21M00S">
            <text:p>21:21</text:p>
          </table:table-cell>
          <table:table-cell table:style-name="ce4" table:formula="of:=[.$B182]+[.Q$3]" office:value-type="time" office:time-value="PT21H23M00S">
            <text:p>21:23</text:p>
          </table:table-cell>
          <table:table-cell table:style-name="ce4" table:formula="of:=[.$B182]+[.R$3]" office:value-type="time" office:time-value="PT21H36M00S">
            <text:p>21:36</text:p>
          </table:table-cell>
        </table:table-row>
        <table:table-row table:style-name="ro1">
          <table:table-cell table:style-name="ce3" table:formula="of:=[.A182]+2" office:value-type="float" office:value="3144">
            <text:p>3144</text:p>
          </table:table-cell>
          <table:table-cell table:style-name="ce6" office:value-type="time" office:time-value="PT21H05M00S">
            <text:p>21:05</text:p>
          </table:table-cell>
          <table:table-cell table:style-name="ce4" table:formula="of:=[.$B183]+[.C$3]" office:value-type="time" office:time-value="PT21H08M00S">
            <text:p>21:08</text:p>
          </table:table-cell>
          <table:table-cell table:style-name="ce4" table:formula="of:=[.$B183]+[.D$3]" office:value-type="time" office:time-value="PT21H10M00S">
            <text:p>21:10</text:p>
          </table:table-cell>
          <table:table-cell table:style-name="ce4" table:formula="of:=[.$B183]+[.E$3]" office:value-type="time" office:time-value="PT21H12M00S">
            <text:p>21:12</text:p>
          </table:table-cell>
          <table:table-cell table:style-name="ce4" table:formula="of:=[.$B183]+[.F$3]" office:value-type="time" office:time-value="PT21H14M00S">
            <text:p>21:14</text:p>
          </table:table-cell>
          <table:table-cell table:style-name="ce4" table:formula="of:=[.$B183]+[.G$3]" office:value-type="time" office:time-value="PT21H18M00S">
            <text:p>21:18</text:p>
          </table:table-cell>
          <table:table-cell table:style-name="ce4" table:formula="of:=[.$B183]+[.H$3]" office:value-type="time" office:time-value="PT21H21M00S">
            <text:p>21:21</text:p>
          </table:table-cell>
          <table:table-cell table:style-name="ce4" table:formula="of:=[.$B183]+[.I$3]" office:value-type="time" office:time-value="PT21H24M00S">
            <text:p>21:24</text:p>
          </table:table-cell>
          <table:table-cell table:style-name="ce4" table:formula="of:=[.$B183]+[.J$3]" office:value-type="time" office:time-value="PT21H26M00S">
            <text:p>21:26</text:p>
          </table:table-cell>
          <table:table-cell table:style-name="ce4" table:formula="of:=[.$B183]+[.K$3]" office:value-type="time" office:time-value="PT21H28M00S">
            <text:p>21:28</text:p>
          </table:table-cell>
          <table:table-cell table:style-name="ce4" table:formula="of:=[.$B183]+[.L$3]" office:value-type="time" office:time-value="PT21H30M00S">
            <text:p>21:30</text:p>
          </table:table-cell>
          <table:table-cell table:style-name="ce4" table:formula="of:=[.$B183]+[.M$3]" office:value-type="time" office:time-value="PT21H33M00S">
            <text:p>21:33</text:p>
          </table:table-cell>
          <table:table-cell table:style-name="ce4" table:formula="of:=[.$B183]+[.N$3]" office:value-type="time" office:time-value="PT21H35M00S">
            <text:p>21:35</text:p>
          </table:table-cell>
          <table:table-cell table:style-name="ce4" table:formula="of:=[.$B183]+[.O$3]" office:value-type="time" office:time-value="PT21H38M00S">
            <text:p>21:38</text:p>
          </table:table-cell>
          <table:table-cell table:style-name="ce4" table:formula="of:=[.$B183]+[.P$3]" office:value-type="time" office:time-value="PT21H40M00S">
            <text:p>21:40</text:p>
          </table:table-cell>
          <table:table-cell table:style-name="ce4" table:formula="of:=[.$B183]+[.Q$3]" office:value-type="time" office:time-value="PT21H42M00S">
            <text:p>21:42</text:p>
          </table:table-cell>
          <table:table-cell table:style-name="ce4" table:formula="of:=[.$B183]+[.R$3]" office:value-type="time" office:time-value="PT21H55M00S">
            <text:p>21:55</text:p>
          </table:table-cell>
        </table:table-row>
        <table:table-row table:style-name="ro1">
          <table:table-cell table:style-name="ce3" table:formula="of:=[.A183]+2" office:value-type="float" office:value="3146">
            <text:p>3146</text:p>
          </table:table-cell>
          <table:table-cell table:style-name="ce6" office:value-type="time" office:time-value="PT21H26M00S">
            <text:p>21:26</text:p>
          </table:table-cell>
          <table:table-cell table:style-name="ce4" table:formula="of:=[.$B184]+[.C$3]" office:value-type="time" office:time-value="PT21H29M00S">
            <text:p>21:29</text:p>
          </table:table-cell>
          <table:table-cell table:style-name="ce4" table:formula="of:=[.$B184]+[.D$3]" office:value-type="time" office:time-value="PT21H31M00S">
            <text:p>21:31</text:p>
          </table:table-cell>
          <table:table-cell table:style-name="ce4" table:formula="of:=[.$B184]+[.E$3]" office:value-type="time" office:time-value="PT21H33M00S">
            <text:p>21:33</text:p>
          </table:table-cell>
          <table:table-cell table:style-name="ce4" table:formula="of:=[.$B184]+[.F$3]" office:value-type="time" office:time-value="PT21H35M00S">
            <text:p>21:35</text:p>
          </table:table-cell>
          <table:table-cell table:style-name="ce4" table:formula="of:=[.$B184]+[.G$3]" office:value-type="time" office:time-value="PT21H39M00S">
            <text:p>21:39</text:p>
          </table:table-cell>
          <table:table-cell table:style-name="ce4" table:formula="of:=[.$B184]+[.H$3]" office:value-type="time" office:time-value="PT21H42M00S">
            <text:p>21:42</text:p>
          </table:table-cell>
          <table:table-cell table:style-name="ce4" table:formula="of:=[.$B184]+[.I$3]" office:value-type="time" office:time-value="PT21H45M00S">
            <text:p>21:45</text:p>
          </table:table-cell>
          <table:table-cell table:style-name="ce4" table:formula="of:=[.$B184]+[.J$3]" office:value-type="time" office:time-value="PT21H47M00S">
            <text:p>21:47</text:p>
          </table:table-cell>
          <table:table-cell table:style-name="ce4" table:formula="of:=[.$B184]+[.K$3]" office:value-type="time" office:time-value="PT21H49M00S">
            <text:p>21:49</text:p>
          </table:table-cell>
          <table:table-cell table:style-name="ce4" table:formula="of:=[.$B184]+[.L$3]" office:value-type="time" office:time-value="PT21H51M00S">
            <text:p>21:51</text:p>
          </table:table-cell>
          <table:table-cell table:style-name="ce4" table:formula="of:=[.$B184]+[.M$3]" office:value-type="time" office:time-value="PT21H54M00S">
            <text:p>21:54</text:p>
          </table:table-cell>
          <table:table-cell table:style-name="ce4" table:formula="of:=[.$B184]+[.N$3]" office:value-type="time" office:time-value="PT21H56M00S">
            <text:p>21:56</text:p>
          </table:table-cell>
          <table:table-cell table:style-name="ce4" table:formula="of:=[.$B184]+[.O$3]" office:value-type="time" office:time-value="PT21H59M00S">
            <text:p>21:59</text:p>
          </table:table-cell>
          <table:table-cell table:style-name="ce4" table:formula="of:=[.$B184]+[.P$3]" office:value-type="time" office:time-value="PT22H01M00S">
            <text:p>22:01</text:p>
          </table:table-cell>
          <table:table-cell table:style-name="ce4" table:formula="of:=[.$B184]+[.Q$3]" office:value-type="time" office:time-value="PT22H03M00S">
            <text:p>22:03</text:p>
          </table:table-cell>
          <table:table-cell table:style-name="ce4" table:formula="of:=[.$B184]+[.R$3]" office:value-type="time" office:time-value="PT22H16M00S">
            <text:p>22:16</text:p>
          </table:table-cell>
        </table:table-row>
        <table:table-row table:style-name="ro1">
          <table:table-cell table:style-name="ce3" table:formula="of:=[.A184]+2" office:value-type="float" office:value="3148">
            <text:p>3148</text:p>
          </table:table-cell>
          <table:table-cell table:style-name="ce6" office:value-type="time" office:time-value="PT21H47M00S">
            <text:p>21:47</text:p>
          </table:table-cell>
          <table:table-cell table:style-name="ce4" table:formula="of:=[.$B185]+[.C$3]" office:value-type="time" office:time-value="PT21H50M00S">
            <text:p>21:50</text:p>
          </table:table-cell>
          <table:table-cell table:style-name="ce4" table:formula="of:=[.$B185]+[.D$3]" office:value-type="time" office:time-value="PT21H52M00S">
            <text:p>21:52</text:p>
          </table:table-cell>
          <table:table-cell table:style-name="ce4" table:formula="of:=[.$B185]+[.E$3]" office:value-type="time" office:time-value="PT21H54M00S">
            <text:p>21:54</text:p>
          </table:table-cell>
          <table:table-cell table:style-name="ce4" table:formula="of:=[.$B185]+[.F$3]" office:value-type="time" office:time-value="PT21H56M00S">
            <text:p>21:56</text:p>
          </table:table-cell>
          <table:table-cell table:style-name="ce4" table:formula="of:=[.$B185]+[.G$3]" office:value-type="time" office:time-value="PT22H00M00S">
            <text:p>22:00</text:p>
          </table:table-cell>
          <table:table-cell table:style-name="ce4" table:formula="of:=[.$B185]+[.H$3]" office:value-type="time" office:time-value="PT22H03M00S">
            <text:p>22:03</text:p>
          </table:table-cell>
          <table:table-cell table:style-name="ce4" table:formula="of:=[.$B185]+[.I$3]" office:value-type="time" office:time-value="PT22H06M00S">
            <text:p>22:06</text:p>
          </table:table-cell>
          <table:table-cell table:style-name="ce4" table:formula="of:=[.$B185]+[.J$3]" office:value-type="time" office:time-value="PT22H08M00S">
            <text:p>22:08</text:p>
          </table:table-cell>
          <table:table-cell table:style-name="ce4" table:formula="of:=[.$B185]+[.K$3]" office:value-type="time" office:time-value="PT22H10M00S">
            <text:p>22:10</text:p>
          </table:table-cell>
          <table:table-cell table:style-name="ce4" table:formula="of:=[.$B185]+[.L$3]" office:value-type="time" office:time-value="PT22H12M00S">
            <text:p>22:12</text:p>
          </table:table-cell>
          <table:table-cell table:style-name="ce4" table:formula="of:=[.$B185]+[.M$3]" office:value-type="time" office:time-value="PT22H15M00S">
            <text:p>22:15</text:p>
          </table:table-cell>
          <table:table-cell table:style-name="ce4" table:formula="of:=[.$B185]+[.N$3]" office:value-type="time" office:time-value="PT22H17M00S">
            <text:p>22:17</text:p>
          </table:table-cell>
          <table:table-cell table:style-name="ce4" table:formula="of:=[.$B185]+[.O$3]" office:value-type="time" office:time-value="PT22H20M00S">
            <text:p>22:20</text:p>
          </table:table-cell>
          <table:table-cell table:style-name="ce4" table:formula="of:=[.$B185]+[.P$3]" office:value-type="time" office:time-value="PT22H22M00S">
            <text:p>22:22</text:p>
          </table:table-cell>
          <table:table-cell table:style-name="ce4" table:formula="of:=[.$B185]+[.Q$3]" office:value-type="time" office:time-value="PT22H24M00S">
            <text:p>22:24</text:p>
          </table:table-cell>
          <table:table-cell table:style-name="ce4" table:formula="of:=[.$B185]+[.R$3]" office:value-type="time" office:time-value="PT22H37M00S">
            <text:p>22:37</text:p>
          </table:table-cell>
        </table:table-row>
        <table:table-row table:style-name="ro1">
          <table:table-cell table:style-name="ce3" table:formula="of:=[.A185]+2" office:value-type="float" office:value="3150">
            <text:p>3150</text:p>
          </table:table-cell>
          <table:table-cell table:style-name="ce6" office:value-type="time" office:time-value="PT22H07M00S">
            <text:p>22:07</text:p>
          </table:table-cell>
          <table:table-cell table:style-name="ce4" table:formula="of:=[.$B186]+[.C$3]" office:value-type="time" office:time-value="PT22H10M00S">
            <text:p>22:10</text:p>
          </table:table-cell>
          <table:table-cell table:style-name="ce4" table:formula="of:=[.$B186]+[.D$3]" office:value-type="time" office:time-value="PT22H12M00S">
            <text:p>22:12</text:p>
          </table:table-cell>
          <table:table-cell table:style-name="ce4" table:formula="of:=[.$B186]+[.E$3]" office:value-type="time" office:time-value="PT22H14M00S">
            <text:p>22:14</text:p>
          </table:table-cell>
          <table:table-cell table:style-name="ce4" table:formula="of:=[.$B186]+[.F$3]" office:value-type="time" office:time-value="PT22H16M00S">
            <text:p>22:16</text:p>
          </table:table-cell>
          <table:table-cell table:style-name="ce4" table:formula="of:=[.$B186]+[.G$3]" office:value-type="time" office:time-value="PT22H20M00S">
            <text:p>22:20</text:p>
          </table:table-cell>
          <table:table-cell table:style-name="ce4" table:formula="of:=[.$B186]+[.H$3]" office:value-type="time" office:time-value="PT22H23M00S">
            <text:p>22:23</text:p>
          </table:table-cell>
          <table:table-cell table:style-name="ce4" table:formula="of:=[.$B186]+[.I$3]" office:value-type="time" office:time-value="PT22H26M00S">
            <text:p>22:26</text:p>
          </table:table-cell>
          <table:table-cell table:style-name="ce4" table:formula="of:=[.$B186]+[.J$3]" office:value-type="time" office:time-value="PT22H28M00S">
            <text:p>22:28</text:p>
          </table:table-cell>
          <table:table-cell table:style-name="ce4" table:formula="of:=[.$B186]+[.K$3]" office:value-type="time" office:time-value="PT22H30M00S">
            <text:p>22:30</text:p>
          </table:table-cell>
          <table:table-cell table:style-name="ce4" table:formula="of:=[.$B186]+[.L$3]" office:value-type="time" office:time-value="PT22H32M00S">
            <text:p>22:32</text:p>
          </table:table-cell>
          <table:table-cell table:style-name="ce4" table:formula="of:=[.$B186]+[.M$3]" office:value-type="time" office:time-value="PT22H35M00S">
            <text:p>22:35</text:p>
          </table:table-cell>
          <table:table-cell table:style-name="ce4" table:formula="of:=[.$B186]+[.N$3]" office:value-type="time" office:time-value="PT22H37M00S">
            <text:p>22:37</text:p>
          </table:table-cell>
          <table:table-cell table:style-name="ce4" table:formula="of:=[.$B186]+[.O$3]" office:value-type="time" office:time-value="PT22H40M00S">
            <text:p>22:40</text:p>
          </table:table-cell>
          <table:table-cell table:style-name="ce4" table:formula="of:=[.$B186]+[.P$3]" office:value-type="time" office:time-value="PT22H42M00S">
            <text:p>22:42</text:p>
          </table:table-cell>
          <table:table-cell table:style-name="ce4" table:formula="of:=[.$B186]+[.Q$3]" office:value-type="time" office:time-value="PT22H44M00S">
            <text:p>22:44</text:p>
          </table:table-cell>
          <table:table-cell table:style-name="ce4" table:formula="of:=[.$B186]+[.R$3]" office:value-type="time" office:time-value="PT22H57M00S">
            <text:p>22:57</text:p>
          </table:table-cell>
        </table:table-row>
        <table:table-row table:style-name="ro1">
          <table:table-cell table:style-name="ce3" table:formula="of:=[.A186]+2" office:value-type="float" office:value="3152">
            <text:p>3152</text:p>
          </table:table-cell>
          <table:table-cell table:style-name="ce6" office:value-type="time" office:time-value="PT22H28M00S">
            <text:p>22:28</text:p>
          </table:table-cell>
          <table:table-cell table:style-name="ce4" table:formula="of:=[.$B187]+[.C$3]" office:value-type="time" office:time-value="PT22H31M00S">
            <text:p>22:31</text:p>
          </table:table-cell>
          <table:table-cell table:style-name="ce4" table:formula="of:=[.$B187]+[.D$3]" office:value-type="time" office:time-value="PT22H33M00S">
            <text:p>22:33</text:p>
          </table:table-cell>
          <table:table-cell table:style-name="ce4" table:formula="of:=[.$B187]+[.E$3]" office:value-type="time" office:time-value="PT22H35M00S">
            <text:p>22:35</text:p>
          </table:table-cell>
          <table:table-cell table:style-name="ce4" table:formula="of:=[.$B187]+[.F$3]" office:value-type="time" office:time-value="PT22H37M00S">
            <text:p>22:37</text:p>
          </table:table-cell>
          <table:table-cell table:style-name="ce4" table:formula="of:=[.$B187]+[.G$3]" office:value-type="time" office:time-value="PT22H41M00S">
            <text:p>22:41</text:p>
          </table:table-cell>
          <table:table-cell table:style-name="ce4" table:formula="of:=[.$B187]+[.H$3]" office:value-type="time" office:time-value="PT22H44M00S">
            <text:p>22:44</text:p>
          </table:table-cell>
          <table:table-cell table:style-name="ce4" table:formula="of:=[.$B187]+[.I$3]" office:value-type="time" office:time-value="PT22H47M00S">
            <text:p>22:47</text:p>
          </table:table-cell>
          <table:table-cell table:style-name="ce4" table:formula="of:=[.$B187]+[.J$3]" office:value-type="time" office:time-value="PT22H49M00S">
            <text:p>22:49</text:p>
          </table:table-cell>
          <table:table-cell table:style-name="ce4" table:formula="of:=[.$B187]+[.K$3]" office:value-type="time" office:time-value="PT22H51M00S">
            <text:p>22:51</text:p>
          </table:table-cell>
          <table:table-cell table:style-name="ce4" table:formula="of:=[.$B187]+[.L$3]" office:value-type="time" office:time-value="PT22H53M00S">
            <text:p>22:53</text:p>
          </table:table-cell>
          <table:table-cell table:style-name="ce4" table:formula="of:=[.$B187]+[.M$3]" office:value-type="time" office:time-value="PT22H56M00S">
            <text:p>22:56</text:p>
          </table:table-cell>
          <table:table-cell table:style-name="ce4" table:formula="of:=[.$B187]+[.N$3]" office:value-type="time" office:time-value="PT22H58M00S">
            <text:p>22:58</text:p>
          </table:table-cell>
          <table:table-cell table:style-name="ce4" table:formula="of:=[.$B187]+[.O$3]" office:value-type="time" office:time-value="PT23H01M00S">
            <text:p>23:01</text:p>
          </table:table-cell>
          <table:table-cell table:style-name="ce4" table:formula="of:=[.$B187]+[.P$3]" office:value-type="time" office:time-value="PT23H03M00S">
            <text:p>23:03</text:p>
          </table:table-cell>
          <table:table-cell table:style-name="ce4" table:formula="of:=[.$B187]+[.Q$3]" office:value-type="time" office:time-value="PT23H05M00S">
            <text:p>23:05</text:p>
          </table:table-cell>
          <table:table-cell table:style-name="ce4" table:formula="of:=[.$B187]+[.R$3]" office:value-type="time" office:time-value="PT23H18M00S">
            <text:p>23:18</text:p>
          </table:table-cell>
        </table:table-row>
        <table:table-row table:style-name="ro1">
          <table:table-cell table:style-name="ce3" table:formula="of:=[.A187]+2" office:value-type="float" office:value="3154">
            <text:p>3154</text:p>
          </table:table-cell>
          <table:table-cell table:style-name="ce6" office:value-type="time" office:time-value="PT22H46M00S">
            <text:p>22:46</text:p>
          </table:table-cell>
          <table:table-cell table:style-name="ce4" table:formula="of:=[.$B189]+[.C$3]" office:value-type="time" office:time-value="PT23H09M00S">
            <text:p>23:09</text:p>
          </table:table-cell>
          <table:table-cell table:style-name="ce4" table:formula="of:=[.$B189]+[.D$3]" office:value-type="time" office:time-value="PT23H11M00S">
            <text:p>23:11</text:p>
          </table:table-cell>
          <table:table-cell table:style-name="ce4" table:formula="of:=[.$B189]+[.E$3]" office:value-type="time" office:time-value="PT23H13M00S">
            <text:p>23:13</text:p>
          </table:table-cell>
          <table:table-cell table:style-name="ce4" table:formula="of:=[.$B189]+[.F$3]" office:value-type="time" office:time-value="PT23H15M00S">
            <text:p>23:15</text:p>
          </table:table-cell>
          <table:table-cell table:style-name="ce4" table:formula="of:=[.$B189]+[.G$3]" office:value-type="time" office:time-value="PT23H19M00S">
            <text:p>23:19</text:p>
          </table:table-cell>
          <table:table-cell table:style-name="ce4" table:formula="of:=[.$B189]+[.H$3]" office:value-type="time" office:time-value="PT23H22M00S">
            <text:p>23:22</text:p>
          </table:table-cell>
          <table:table-cell table:style-name="ce4" table:formula="of:=[.$B189]+[.I$3]" office:value-type="time" office:time-value="PT23H25M00S">
            <text:p>23:25</text:p>
          </table:table-cell>
          <table:table-cell table:style-name="ce4" table:formula="of:=[.$B189]+[.J$3]" office:value-type="time" office:time-value="PT23H27M00S">
            <text:p>23:27</text:p>
          </table:table-cell>
          <table:table-cell table:style-name="ce4" table:formula="of:=[.$B189]+[.K$3]" office:value-type="time" office:time-value="PT23H29M00S">
            <text:p>23:29</text:p>
          </table:table-cell>
          <table:table-cell table:style-name="ce4" table:formula="of:=[.$B189]+[.L$3]" office:value-type="time" office:time-value="PT23H31M00S">
            <text:p>23:31</text:p>
          </table:table-cell>
          <table:table-cell table:style-name="ce4" table:formula="of:=[.$B189]+[.M$3]" office:value-type="time" office:time-value="PT23H34M00S">
            <text:p>23:34</text:p>
          </table:table-cell>
          <table:table-cell table:style-name="ce4" table:formula="of:=[.$B189]+[.N$3]" office:value-type="time" office:time-value="PT23H36M00S">
            <text:p>23:36</text:p>
          </table:table-cell>
          <table:table-cell table:style-name="ce4" table:formula="of:=[.$B189]+[.O$3]" office:value-type="time" office:time-value="PT23H39M00S">
            <text:p>23:39</text:p>
          </table:table-cell>
          <table:table-cell table:style-name="ce4" table:formula="of:=[.$B189]+[.P$3]" office:value-type="time" office:time-value="PT23H41M00S">
            <text:p>23:41</text:p>
          </table:table-cell>
          <table:table-cell table:style-name="ce4" table:formula="of:=[.$B189]+[.Q$3]" office:value-type="time" office:time-value="PT23H43M00S">
            <text:p>23:43</text:p>
          </table:table-cell>
          <table:table-cell table:style-name="ce4" table:formula="of:=[.$B189]+[.R$3]" office:value-type="time" office:time-value="PT23H56M00S">
            <text:p>23:56</text:p>
          </table:table-cell>
        </table:table-row>
        <table:table-row table:style-name="ro1">
          <table:table-cell table:style-name="ce3" table:formula="of:=[.A188]+2" office:value-type="float" office:value="3156">
            <text:p>3156</text:p>
          </table:table-cell>
          <table:table-cell table:style-name="ce6" office:value-type="time" office:time-value="PT23H06M00S">
            <text:p>23:06</text:p>
          </table:table-cell>
          <table:table-cell table:style-name="ce4" table:formula="of:=[.$B190]+[.C$3]" office:value-type="time" office:time-value="PT23H48M00S">
            <text:p>23:48</text:p>
          </table:table-cell>
          <table:table-cell table:style-name="ce4" table:formula="of:=[.$B190]+[.D$3]" office:value-type="time" office:time-value="PT23H50M00S">
            <text:p>23:50</text:p>
          </table:table-cell>
          <table:table-cell table:style-name="ce4" table:formula="of:=[.$B190]+[.E$3]" office:value-type="time" office:time-value="PT23H52M00S">
            <text:p>23:52</text:p>
          </table:table-cell>
          <table:table-cell table:style-name="ce4" table:formula="of:=[.$B190]+[.F$3]" office:value-type="time" office:time-value="PT23H54M00S">
            <text:p>23:54</text:p>
          </table:table-cell>
          <table:table-cell table:style-name="ce4" table:formula="of:=[.$B190]+[.G$3]" office:value-type="time" office:time-value="PT23H58M00S">
            <text:p>23:58</text:p>
          </table:table-cell>
          <table:table-cell table:style-name="ce4" table:formula="of:=[.$B190]+[.H$3]" office:value-type="time" office:time-value="PT24H01M00S">
            <text:p>00:01</text:p>
          </table:table-cell>
          <table:table-cell table:style-name="ce4" table:formula="of:=[.$B190]+[.I$3]" office:value-type="time" office:time-value="PT24H04M00S">
            <text:p>00:04</text:p>
          </table:table-cell>
          <table:table-cell table:style-name="ce4" table:formula="of:=[.$B190]+[.J$3]" office:value-type="time" office:time-value="PT24H06M00S">
            <text:p>00:06</text:p>
          </table:table-cell>
          <table:table-cell table:style-name="ce4" table:formula="of:=[.$B190]+[.K$3]" office:value-type="time" office:time-value="PT24H08M00S">
            <text:p>00:08</text:p>
          </table:table-cell>
          <table:table-cell table:style-name="ce4" table:formula="of:=[.$B190]+[.L$3]" office:value-type="time" office:time-value="PT24H10M00S">
            <text:p>00:10</text:p>
          </table:table-cell>
          <table:table-cell table:style-name="ce4" table:formula="of:=[.$B190]+[.M$3]" office:value-type="time" office:time-value="PT24H13M00S">
            <text:p>00:13</text:p>
          </table:table-cell>
          <table:table-cell table:style-name="ce4" table:formula="of:=[.$B190]+[.N$3]" office:value-type="time" office:time-value="PT24H15M00S">
            <text:p>00:15</text:p>
          </table:table-cell>
          <table:table-cell table:style-name="ce4" table:formula="of:=[.$B190]+[.O$3]" office:value-type="time" office:time-value="PT24H18M00S">
            <text:p>00:18</text:p>
          </table:table-cell>
          <table:table-cell table:style-name="ce4" table:formula="of:=[.$B190]+[.P$3]" office:value-type="time" office:time-value="PT24H20M00S">
            <text:p>00:20</text:p>
          </table:table-cell>
          <table:table-cell table:style-name="ce4" table:formula="of:=[.$B190]+[.Q$3]" office:value-type="time" office:time-value="PT24H22M00S">
            <text:p>00:22</text:p>
          </table:table-cell>
          <table:table-cell table:style-name="ce4" table:formula="of:=[.$B190]+[.R$3]" office:value-type="time" office:time-value="PT24H35M00S">
            <text:p>00:35</text:p>
          </table:table-cell>
        </table:table-row>
        <table:table-row table:style-name="ro1">
          <table:table-cell table:style-name="ce3" table:formula="of:=[.A189]+2" office:value-type="float" office:value="3158">
            <text:p>3158</text:p>
          </table:table-cell>
          <table:table-cell table:style-name="ce6" office:value-type="time" office:time-value="PT23H45M00S">
            <text:p>23:45</text:p>
          </table:table-cell>
          <table:table-cell table:style-name="ce4" table:formula="of:=[.$B191]+[.C$3]" office:value-type="time" office:time-value="PT00H03M00S">
            <text:p>00:03</text:p>
          </table:table-cell>
          <table:table-cell table:style-name="ce4" table:formula="of:=[.$B191]+[.D$3]" office:value-type="time" office:time-value="PT00H05M00S">
            <text:p>00:05</text:p>
          </table:table-cell>
          <table:table-cell table:style-name="ce4" table:formula="of:=[.$B191]+[.E$3]" office:value-type="time" office:time-value="PT00H07M00S">
            <text:p>00:07</text:p>
          </table:table-cell>
          <table:table-cell table:style-name="ce4" table:formula="of:=[.$B191]+[.F$3]" office:value-type="time" office:time-value="PT00H09M00S">
            <text:p>00:09</text:p>
          </table:table-cell>
          <table:table-cell table:style-name="ce4" table:formula="of:=[.$B191]+[.G$3]" office:value-type="time" office:time-value="PT00H13M00S">
            <text:p>00:13</text:p>
          </table:table-cell>
          <table:table-cell table:style-name="ce4" table:formula="of:=[.$B191]+[.H$3]" office:value-type="time" office:time-value="PT00H16M00S">
            <text:p>00:16</text:p>
          </table:table-cell>
          <table:table-cell table:style-name="ce4" table:formula="of:=[.$B191]+[.I$3]" office:value-type="time" office:time-value="PT00H19M00S">
            <text:p>00:19</text:p>
          </table:table-cell>
          <table:table-cell table:style-name="ce4" table:formula="of:=[.$B191]+[.J$3]" office:value-type="time" office:time-value="PT00H21M00S">
            <text:p>00:21</text:p>
          </table:table-cell>
          <table:table-cell table:style-name="ce4" table:formula="of:=[.$B191]+[.K$3]" office:value-type="time" office:time-value="PT00H23M00S">
            <text:p>00:23</text:p>
          </table:table-cell>
          <table:table-cell table:style-name="ce4" table:formula="of:=[.$B191]+[.L$3]" office:value-type="time" office:time-value="PT00H25M00S">
            <text:p>00:25</text:p>
          </table:table-cell>
          <table:table-cell table:style-name="ce4" table:formula="of:=[.$B191]+[.M$3]" office:value-type="time" office:time-value="PT00H28M00S">
            <text:p>00:28</text:p>
          </table:table-cell>
          <table:table-cell table:style-name="ce4" table:formula="of:=[.$B191]+[.N$3]" office:value-type="time" office:time-value="PT00H30M00S">
            <text:p>00:30</text:p>
          </table:table-cell>
          <table:table-cell table:style-name="ce4" table:formula="of:=[.$B191]+[.O$3]" office:value-type="time" office:time-value="PT00H33M00S">
            <text:p>00:33</text:p>
          </table:table-cell>
          <table:table-cell table:style-name="ce4" table:formula="of:=[.$B191]+[.P$3]" office:value-type="time" office:time-value="PT00H35M00S">
            <text:p>00:35</text:p>
          </table:table-cell>
          <table:table-cell table:style-name="ce4" table:formula="of:=[.$B191]+[.Q$3]" office:value-type="time" office:time-value="PT00H37M00S">
            <text:p>00:37</text:p>
          </table:table-cell>
          <table:table-cell table:style-name="ce4" table:formula="of:=[.$B191]+[.R$3]" office:value-type="time" office:time-value="PT00H50M00S">
            <text:p>00:50</text:p>
          </table:table-cell>
        </table:table-row>
        <table:table-row table:style-name="ro1">
          <table:table-cell/>
          <table:table-cell table:style-name="ce6"/>
          <table:table-cell table:number-columns-repeated="16"/>
        </table:table-row>
        <table:table-row table:style-name="ro3">
          <table:table-cell table:style-name="ce2" office:value-type="string">
            <text:p>Domingos y feriados</text:p>
          </table:table-cell>
          <table:table-cell/>
          <table:table-cell table:style-name="ce4" table:number-columns-repeated="16"/>
        </table:table-row>
        <table:table-row table:style-name="ro3">
          <table:table-cell office:value-type="string">
            <text:p>Tren No.</text:p>
          </table:table-cell>
          <table:table-cell table:style-name="Default" office:value-type="string">
            <text:p>Tigre</text:p>
          </table:table-cell>
          <table:table-cell office:value-type="string">
            <text:p>Carupa</text:p>
          </table:table-cell>
          <table:table-cell office:value-type="string">
            <text:p>S. Fernando</text:p>
          </table:table-cell>
          <table:table-cell office:value-type="string">
            <text:p>Virreyes</text:p>
          </table:table-cell>
          <table:table-cell office:value-type="string">
            <text:p>Victoria</text:p>
          </table:table-cell>
          <table:table-cell office:value-type="string">
            <text:p>Beccar</text:p>
          </table:table-cell>
          <table:table-cell office:value-type="string">
            <text:p>San Isidro</text:p>
          </table:table-cell>
          <table:table-cell office:value-type="string">
            <text:p>Acassuso</text:p>
          </table:table-cell>
          <table:table-cell office:value-type="string">
            <text:p>Martinez</text:p>
          </table:table-cell>
          <table:table-cell office:value-type="string">
            <text:p>La Lucila</text:p>
          </table:table-cell>
          <table:table-cell office:value-type="string">
            <text:p>Olivos</text:p>
          </table:table-cell>
          <table:table-cell office:value-type="string">
            <text:p>Vte. López</text:p>
          </table:table-cell>
          <table:table-cell office:value-type="string">
            <text:p>Rivadavia</text:p>
          </table:table-cell>
          <table:table-cell office:value-type="string">
            <text:p>Nuñez</text:p>
          </table:table-cell>
          <table:table-cell office:value-type="string">
            <text:p>Belgrano C</text:p>
          </table:table-cell>
          <table:table-cell office:value-type="string">
            <text:p>L. de la Torre</text:p>
          </table:table-cell>
          <table:table-cell office:value-type="string">
            <text:p>Retiro</text:p>
          </table:table-cell>
        </table:table-row>
        <table:table-row table:style-name="ro1">
          <table:table-cell table:style-name="ce1" office:value-type="float" office:value="3000">
            <text:p>3000</text:p>
          </table:table-cell>
          <table:table-cell table:style-name="ce5" office:value-type="time" office:time-value="PT05H04M00S">
            <text:p>05:04</text:p>
          </table:table-cell>
          <table:table-cell table:style-name="ce4" table:formula="of:=[.$B194]+[.C$3]" office:value-type="time" office:time-value="PT05H07M00S">
            <text:p>05:07</text:p>
          </table:table-cell>
          <table:table-cell table:style-name="ce4" table:formula="of:=[.$B194]+[.D$3]" office:value-type="time" office:time-value="PT05H09M00S">
            <text:p>05:09</text:p>
          </table:table-cell>
          <table:table-cell table:style-name="ce4" table:formula="of:=[.$B194]+[.E$3]" office:value-type="time" office:time-value="PT05H11M00S">
            <text:p>05:11</text:p>
          </table:table-cell>
          <table:table-cell table:style-name="ce4" table:formula="of:=[.$B194]+[.F$3]" office:value-type="time" office:time-value="PT05H13M00S">
            <text:p>05:13</text:p>
          </table:table-cell>
          <table:table-cell table:style-name="ce4" table:formula="of:=[.$B194]+[.G$3]" office:value-type="time" office:time-value="PT05H17M00S">
            <text:p>05:17</text:p>
          </table:table-cell>
          <table:table-cell table:style-name="ce4" table:formula="of:=[.$B194]+[.H$3]" office:value-type="time" office:time-value="PT05H20M00S">
            <text:p>05:20</text:p>
          </table:table-cell>
          <table:table-cell table:style-name="ce4" table:formula="of:=[.$B194]+[.I$3]" office:value-type="time" office:time-value="PT05H23M00S">
            <text:p>05:23</text:p>
          </table:table-cell>
          <table:table-cell table:style-name="ce4" table:formula="of:=[.$B194]+[.J$3]" office:value-type="time" office:time-value="PT05H25M00S">
            <text:p>05:25</text:p>
          </table:table-cell>
          <table:table-cell table:style-name="ce4" table:formula="of:=[.$B194]+[.K$3]" office:value-type="time" office:time-value="PT05H27M00S">
            <text:p>05:27</text:p>
          </table:table-cell>
          <table:table-cell table:style-name="ce4" table:formula="of:=[.$B194]+[.L$3]" office:value-type="time" office:time-value="PT05H29M00S">
            <text:p>05:29</text:p>
          </table:table-cell>
          <table:table-cell table:style-name="ce4" table:formula="of:=[.$B194]+[.M$3]" office:value-type="time" office:time-value="PT05H32M00S">
            <text:p>05:32</text:p>
          </table:table-cell>
          <table:table-cell table:style-name="ce4" table:formula="of:=[.$B194]+[.N$3]" office:value-type="time" office:time-value="PT05H34M00S">
            <text:p>05:34</text:p>
          </table:table-cell>
          <table:table-cell table:style-name="ce4" table:formula="of:=[.$B194]+[.O$3]" office:value-type="time" office:time-value="PT05H37M00S">
            <text:p>05:37</text:p>
          </table:table-cell>
          <table:table-cell table:style-name="ce4" table:formula="of:=[.$B194]+[.P$3]" office:value-type="time" office:time-value="PT05H39M00S">
            <text:p>05:39</text:p>
          </table:table-cell>
          <table:table-cell table:style-name="ce4" table:formula="of:=[.$B194]+[.Q$3]" office:value-type="time" office:time-value="PT05H41M00S">
            <text:p>05:41</text:p>
          </table:table-cell>
          <table:table-cell table:style-name="ce4" table:formula="of:=[.$B194]+[.R$3]" office:value-type="time" office:time-value="PT05H54M00S">
            <text:p>05:54</text:p>
          </table:table-cell>
        </table:table-row>
        <table:table-row table:style-name="ro1">
          <table:table-cell table:style-name="ce1" table:formula="of:=[.A194]+2" office:value-type="float" office:value="3002">
            <text:p>3002</text:p>
          </table:table-cell>
          <table:table-cell table:style-name="ce5" office:value-type="time" office:time-value="PT05H31M00S">
            <text:p>05:31</text:p>
          </table:table-cell>
          <table:table-cell table:style-name="ce4" table:formula="of:=[.$B195]+[.C$3]" office:value-type="time" office:time-value="PT05H34M00S">
            <text:p>05:34</text:p>
          </table:table-cell>
          <table:table-cell table:style-name="ce4" table:formula="of:=[.$B195]+[.D$3]" office:value-type="time" office:time-value="PT05H36M00S">
            <text:p>05:36</text:p>
          </table:table-cell>
          <table:table-cell table:style-name="ce4" table:formula="of:=[.$B195]+[.E$3]" office:value-type="time" office:time-value="PT05H38M00S">
            <text:p>05:38</text:p>
          </table:table-cell>
          <table:table-cell table:style-name="ce4" table:formula="of:=[.$B195]+[.F$3]" office:value-type="time" office:time-value="PT05H40M00S">
            <text:p>05:40</text:p>
          </table:table-cell>
          <table:table-cell table:style-name="ce4" table:formula="of:=[.$B195]+[.G$3]" office:value-type="time" office:time-value="PT05H44M00S">
            <text:p>05:44</text:p>
          </table:table-cell>
          <table:table-cell table:style-name="ce4" table:formula="of:=[.$B195]+[.H$3]" office:value-type="time" office:time-value="PT05H47M00S">
            <text:p>05:47</text:p>
          </table:table-cell>
          <table:table-cell table:style-name="ce4" table:formula="of:=[.$B195]+[.I$3]" office:value-type="time" office:time-value="PT05H50M00S">
            <text:p>05:50</text:p>
          </table:table-cell>
          <table:table-cell table:style-name="ce4" table:formula="of:=[.$B195]+[.J$3]" office:value-type="time" office:time-value="PT05H52M00S">
            <text:p>05:52</text:p>
          </table:table-cell>
          <table:table-cell table:style-name="ce4" table:formula="of:=[.$B195]+[.K$3]" office:value-type="time" office:time-value="PT05H54M00S">
            <text:p>05:54</text:p>
          </table:table-cell>
          <table:table-cell table:style-name="ce4" table:formula="of:=[.$B195]+[.L$3]" office:value-type="time" office:time-value="PT05H56M00S">
            <text:p>05:56</text:p>
          </table:table-cell>
          <table:table-cell table:style-name="ce4" table:formula="of:=[.$B195]+[.M$3]" office:value-type="time" office:time-value="PT05H59M00S">
            <text:p>05:59</text:p>
          </table:table-cell>
          <table:table-cell table:style-name="ce4" table:formula="of:=[.$B195]+[.N$3]" office:value-type="time" office:time-value="PT06H01M00S">
            <text:p>06:01</text:p>
          </table:table-cell>
          <table:table-cell table:style-name="ce4" table:formula="of:=[.$B195]+[.O$3]" office:value-type="time" office:time-value="PT06H04M00S">
            <text:p>06:04</text:p>
          </table:table-cell>
          <table:table-cell table:style-name="ce4" table:formula="of:=[.$B195]+[.P$3]" office:value-type="time" office:time-value="PT06H06M00S">
            <text:p>06:06</text:p>
          </table:table-cell>
          <table:table-cell table:style-name="ce4" table:formula="of:=[.$B195]+[.Q$3]" office:value-type="time" office:time-value="PT06H08M00S">
            <text:p>06:08</text:p>
          </table:table-cell>
          <table:table-cell table:style-name="ce4" table:formula="of:=[.$B195]+[.R$3]" office:value-type="time" office:time-value="PT06H21M00S">
            <text:p>06:21</text:p>
          </table:table-cell>
        </table:table-row>
        <table:table-row table:style-name="ro1">
          <table:table-cell table:style-name="ce1" table:formula="of:=[.A195]+2" office:value-type="float" office:value="3004">
            <text:p>3004</text:p>
          </table:table-cell>
          <table:table-cell table:style-name="ce5" office:value-type="time" office:time-value="PT06H01M00S">
            <text:p>06:01</text:p>
          </table:table-cell>
          <table:table-cell table:style-name="ce4" table:formula="of:=[.$B196]+[.C$3]" office:value-type="time" office:time-value="PT06H04M00S">
            <text:p>06:04</text:p>
          </table:table-cell>
          <table:table-cell table:style-name="ce4" table:formula="of:=[.$B196]+[.D$3]" office:value-type="time" office:time-value="PT06H06M00S">
            <text:p>06:06</text:p>
          </table:table-cell>
          <table:table-cell table:style-name="ce4" table:formula="of:=[.$B196]+[.E$3]" office:value-type="time" office:time-value="PT06H08M00S">
            <text:p>06:08</text:p>
          </table:table-cell>
          <table:table-cell table:style-name="ce4" table:formula="of:=[.$B196]+[.F$3]" office:value-type="time" office:time-value="PT06H10M00S">
            <text:p>06:10</text:p>
          </table:table-cell>
          <table:table-cell table:style-name="ce4" table:formula="of:=[.$B196]+[.G$3]" office:value-type="time" office:time-value="PT06H14M00S">
            <text:p>06:14</text:p>
          </table:table-cell>
          <table:table-cell table:style-name="ce4" table:formula="of:=[.$B196]+[.H$3]" office:value-type="time" office:time-value="PT06H17M00S">
            <text:p>06:17</text:p>
          </table:table-cell>
          <table:table-cell table:style-name="ce4" table:formula="of:=[.$B196]+[.I$3]" office:value-type="time" office:time-value="PT06H20M00S">
            <text:p>06:20</text:p>
          </table:table-cell>
          <table:table-cell table:style-name="ce4" table:formula="of:=[.$B196]+[.J$3]" office:value-type="time" office:time-value="PT06H22M00S">
            <text:p>06:22</text:p>
          </table:table-cell>
          <table:table-cell table:style-name="ce4" table:formula="of:=[.$B196]+[.K$3]" office:value-type="time" office:time-value="PT06H24M00S">
            <text:p>06:24</text:p>
          </table:table-cell>
          <table:table-cell table:style-name="ce4" table:formula="of:=[.$B196]+[.L$3]" office:value-type="time" office:time-value="PT06H26M00S">
            <text:p>06:26</text:p>
          </table:table-cell>
          <table:table-cell table:style-name="ce4" table:formula="of:=[.$B196]+[.M$3]" office:value-type="time" office:time-value="PT06H29M00S">
            <text:p>06:29</text:p>
          </table:table-cell>
          <table:table-cell table:style-name="ce4" table:formula="of:=[.$B196]+[.N$3]" office:value-type="time" office:time-value="PT06H31M00S">
            <text:p>06:31</text:p>
          </table:table-cell>
          <table:table-cell table:style-name="ce4" table:formula="of:=[.$B196]+[.O$3]" office:value-type="time" office:time-value="PT06H34M00S">
            <text:p>06:34</text:p>
          </table:table-cell>
          <table:table-cell table:style-name="ce4" table:formula="of:=[.$B196]+[.P$3]" office:value-type="time" office:time-value="PT06H36M00S">
            <text:p>06:36</text:p>
          </table:table-cell>
          <table:table-cell table:style-name="ce4" table:formula="of:=[.$B196]+[.Q$3]" office:value-type="time" office:time-value="PT06H38M00S">
            <text:p>06:38</text:p>
          </table:table-cell>
          <table:table-cell table:style-name="ce4" table:formula="of:=[.$B196]+[.R$3]" office:value-type="time" office:time-value="PT06H51M00S">
            <text:p>06:51</text:p>
          </table:table-cell>
        </table:table-row>
        <table:table-row table:style-name="ro1">
          <table:table-cell table:style-name="ce1" table:formula="of:=[.A196]+2" office:value-type="float" office:value="3006">
            <text:p>3006</text:p>
          </table:table-cell>
          <table:table-cell table:style-name="ce5" office:value-type="time" office:time-value="PT06H31M00S">
            <text:p>06:31</text:p>
          </table:table-cell>
          <table:table-cell table:style-name="ce4" table:formula="of:=[.$B197]+[.C$3]" office:value-type="time" office:time-value="PT06H34M00S">
            <text:p>06:34</text:p>
          </table:table-cell>
          <table:table-cell table:style-name="ce4" table:formula="of:=[.$B197]+[.D$3]" office:value-type="time" office:time-value="PT06H36M00S">
            <text:p>06:36</text:p>
          </table:table-cell>
          <table:table-cell table:style-name="ce4" table:formula="of:=[.$B197]+[.E$3]" office:value-type="time" office:time-value="PT06H38M00S">
            <text:p>06:38</text:p>
          </table:table-cell>
          <table:table-cell table:style-name="ce4" table:formula="of:=[.$B197]+[.F$3]" office:value-type="time" office:time-value="PT06H40M00S">
            <text:p>06:40</text:p>
          </table:table-cell>
          <table:table-cell table:style-name="ce4" table:formula="of:=[.$B197]+[.G$3]" office:value-type="time" office:time-value="PT06H44M00S">
            <text:p>06:44</text:p>
          </table:table-cell>
          <table:table-cell table:style-name="ce4" table:formula="of:=[.$B197]+[.H$3]" office:value-type="time" office:time-value="PT06H47M00S">
            <text:p>06:47</text:p>
          </table:table-cell>
          <table:table-cell table:style-name="ce4" table:formula="of:=[.$B197]+[.I$3]" office:value-type="time" office:time-value="PT06H50M00S">
            <text:p>06:50</text:p>
          </table:table-cell>
          <table:table-cell table:style-name="ce4" table:formula="of:=[.$B197]+[.J$3]" office:value-type="time" office:time-value="PT06H52M00S">
            <text:p>06:52</text:p>
          </table:table-cell>
          <table:table-cell table:style-name="ce4" table:formula="of:=[.$B197]+[.K$3]" office:value-type="time" office:time-value="PT06H54M00S">
            <text:p>06:54</text:p>
          </table:table-cell>
          <table:table-cell table:style-name="ce4" table:formula="of:=[.$B197]+[.L$3]" office:value-type="time" office:time-value="PT06H56M00S">
            <text:p>06:56</text:p>
          </table:table-cell>
          <table:table-cell table:style-name="ce4" table:formula="of:=[.$B197]+[.M$3]" office:value-type="time" office:time-value="PT06H59M00S">
            <text:p>06:59</text:p>
          </table:table-cell>
          <table:table-cell table:style-name="ce4" table:formula="of:=[.$B197]+[.N$3]" office:value-type="time" office:time-value="PT07H01M00S">
            <text:p>07:01</text:p>
          </table:table-cell>
          <table:table-cell table:style-name="ce4" table:formula="of:=[.$B197]+[.O$3]" office:value-type="time" office:time-value="PT07H04M00S">
            <text:p>07:04</text:p>
          </table:table-cell>
          <table:table-cell table:style-name="ce4" table:formula="of:=[.$B197]+[.P$3]" office:value-type="time" office:time-value="PT07H06M00S">
            <text:p>07:06</text:p>
          </table:table-cell>
          <table:table-cell table:style-name="ce4" table:formula="of:=[.$B197]+[.Q$3]" office:value-type="time" office:time-value="PT07H08M00S">
            <text:p>07:08</text:p>
          </table:table-cell>
          <table:table-cell table:style-name="ce4" table:formula="of:=[.$B197]+[.R$3]" office:value-type="time" office:time-value="PT07H21M00S">
            <text:p>07:21</text:p>
          </table:table-cell>
        </table:table-row>
        <table:table-row table:style-name="ro1">
          <table:table-cell table:style-name="ce1" table:formula="of:=[.A197]+2" office:value-type="float" office:value="3008">
            <text:p>3008</text:p>
          </table:table-cell>
          <table:table-cell table:style-name="ce5" office:value-type="time" office:time-value="PT07H03M00S">
            <text:p>07:03</text:p>
          </table:table-cell>
          <table:table-cell table:style-name="ce4" table:formula="of:=[.$B198]+[.C$3]" office:value-type="time" office:time-value="PT07H06M00S">
            <text:p>07:06</text:p>
          </table:table-cell>
          <table:table-cell table:style-name="ce4" table:formula="of:=[.$B198]+[.D$3]" office:value-type="time" office:time-value="PT07H08M00S">
            <text:p>07:08</text:p>
          </table:table-cell>
          <table:table-cell table:style-name="ce4" table:formula="of:=[.$B198]+[.E$3]" office:value-type="time" office:time-value="PT07H10M00S">
            <text:p>07:10</text:p>
          </table:table-cell>
          <table:table-cell table:style-name="ce4" table:formula="of:=[.$B198]+[.F$3]" office:value-type="time" office:time-value="PT07H12M00S">
            <text:p>07:12</text:p>
          </table:table-cell>
          <table:table-cell table:style-name="ce4" table:formula="of:=[.$B198]+[.G$3]" office:value-type="time" office:time-value="PT07H16M00S">
            <text:p>07:16</text:p>
          </table:table-cell>
          <table:table-cell table:style-name="ce4" table:formula="of:=[.$B198]+[.H$3]" office:value-type="time" office:time-value="PT07H19M00S">
            <text:p>07:19</text:p>
          </table:table-cell>
          <table:table-cell table:style-name="ce4" table:formula="of:=[.$B198]+[.I$3]" office:value-type="time" office:time-value="PT07H22M00S">
            <text:p>07:22</text:p>
          </table:table-cell>
          <table:table-cell table:style-name="ce4" table:formula="of:=[.$B198]+[.J$3]" office:value-type="time" office:time-value="PT07H24M00S">
            <text:p>07:24</text:p>
          </table:table-cell>
          <table:table-cell table:style-name="ce4" table:formula="of:=[.$B198]+[.K$3]" office:value-type="time" office:time-value="PT07H26M00S">
            <text:p>07:26</text:p>
          </table:table-cell>
          <table:table-cell table:style-name="ce4" table:formula="of:=[.$B198]+[.L$3]" office:value-type="time" office:time-value="PT07H28M00S">
            <text:p>07:28</text:p>
          </table:table-cell>
          <table:table-cell table:style-name="ce4" table:formula="of:=[.$B198]+[.M$3]" office:value-type="time" office:time-value="PT07H31M00S">
            <text:p>07:31</text:p>
          </table:table-cell>
          <table:table-cell table:style-name="ce4" table:formula="of:=[.$B198]+[.N$3]" office:value-type="time" office:time-value="PT07H33M00S">
            <text:p>07:33</text:p>
          </table:table-cell>
          <table:table-cell table:style-name="ce4" table:formula="of:=[.$B198]+[.O$3]" office:value-type="time" office:time-value="PT07H36M00S">
            <text:p>07:36</text:p>
          </table:table-cell>
          <table:table-cell table:style-name="ce4" table:formula="of:=[.$B198]+[.P$3]" office:value-type="time" office:time-value="PT07H38M00S">
            <text:p>07:38</text:p>
          </table:table-cell>
          <table:table-cell table:style-name="ce4" table:formula="of:=[.$B198]+[.Q$3]" office:value-type="time" office:time-value="PT07H40M00S">
            <text:p>07:40</text:p>
          </table:table-cell>
          <table:table-cell table:style-name="ce4" table:formula="of:=[.$B198]+[.R$3]" office:value-type="time" office:time-value="PT07H53M00S">
            <text:p>07:53</text:p>
          </table:table-cell>
        </table:table-row>
        <table:table-row table:style-name="ro1">
          <table:table-cell table:style-name="ce1" table:formula="of:=[.A198]+2" office:value-type="float" office:value="3010">
            <text:p>3010</text:p>
          </table:table-cell>
          <table:table-cell table:style-name="ce5" office:value-type="time" office:time-value="PT07H30M00S">
            <text:p>07:30</text:p>
          </table:table-cell>
          <table:table-cell table:style-name="ce4" table:formula="of:=[.$B199]+[.C$3]" office:value-type="time" office:time-value="PT07H33M00S">
            <text:p>07:33</text:p>
          </table:table-cell>
          <table:table-cell table:style-name="ce4" table:formula="of:=[.$B199]+[.D$3]" office:value-type="time" office:time-value="PT07H35M00S">
            <text:p>07:35</text:p>
          </table:table-cell>
          <table:table-cell table:style-name="ce4" table:formula="of:=[.$B199]+[.E$3]" office:value-type="time" office:time-value="PT07H37M00S">
            <text:p>07:37</text:p>
          </table:table-cell>
          <table:table-cell table:style-name="ce4" table:formula="of:=[.$B199]+[.F$3]" office:value-type="time" office:time-value="PT07H39M00S">
            <text:p>07:39</text:p>
          </table:table-cell>
          <table:table-cell table:style-name="ce4" table:formula="of:=[.$B199]+[.G$3]" office:value-type="time" office:time-value="PT07H43M00S">
            <text:p>07:43</text:p>
          </table:table-cell>
          <table:table-cell table:style-name="ce4" table:formula="of:=[.$B199]+[.H$3]" office:value-type="time" office:time-value="PT07H46M00S">
            <text:p>07:46</text:p>
          </table:table-cell>
          <table:table-cell table:style-name="ce4" table:formula="of:=[.$B199]+[.I$3]" office:value-type="time" office:time-value="PT07H49M00S">
            <text:p>07:49</text:p>
          </table:table-cell>
          <table:table-cell table:style-name="ce4" table:formula="of:=[.$B199]+[.J$3]" office:value-type="time" office:time-value="PT07H51M00S">
            <text:p>07:51</text:p>
          </table:table-cell>
          <table:table-cell table:style-name="ce4" table:formula="of:=[.$B199]+[.K$3]" office:value-type="time" office:time-value="PT07H53M00S">
            <text:p>07:53</text:p>
          </table:table-cell>
          <table:table-cell table:style-name="ce4" table:formula="of:=[.$B199]+[.L$3]" office:value-type="time" office:time-value="PT07H55M00S">
            <text:p>07:55</text:p>
          </table:table-cell>
          <table:table-cell table:style-name="ce4" table:formula="of:=[.$B199]+[.M$3]" office:value-type="time" office:time-value="PT07H58M00S">
            <text:p>07:58</text:p>
          </table:table-cell>
          <table:table-cell table:style-name="ce4" table:formula="of:=[.$B199]+[.N$3]" office:value-type="time" office:time-value="PT08H00M00S">
            <text:p>08:00</text:p>
          </table:table-cell>
          <table:table-cell table:style-name="ce4" table:formula="of:=[.$B199]+[.O$3]" office:value-type="time" office:time-value="PT08H03M00S">
            <text:p>08:03</text:p>
          </table:table-cell>
          <table:table-cell table:style-name="ce4" table:formula="of:=[.$B199]+[.P$3]" office:value-type="time" office:time-value="PT08H05M00S">
            <text:p>08:05</text:p>
          </table:table-cell>
          <table:table-cell table:style-name="ce4" table:formula="of:=[.$B199]+[.Q$3]" office:value-type="time" office:time-value="PT08H07M00S">
            <text:p>08:07</text:p>
          </table:table-cell>
          <table:table-cell table:style-name="ce4" table:formula="of:=[.$B199]+[.R$3]" office:value-type="time" office:time-value="PT08H20M00S">
            <text:p>08:20</text:p>
          </table:table-cell>
        </table:table-row>
        <table:table-row table:style-name="ro1">
          <table:table-cell table:style-name="ce1" table:formula="of:=[.A199]+2" office:value-type="float" office:value="3012">
            <text:p>3012</text:p>
          </table:table-cell>
          <table:table-cell table:style-name="ce7" table:formula="of:=[.F200]-[.F$3]" office:value-type="time" office:time-value="PT07H51M00S">
            <text:p>07:51</text:p>
          </table:table-cell>
          <table:table-cell table:style-name="ce4" table:number-columns-repeated="3"/>
          <table:table-cell table:style-name="ce5" office:value-type="time" office:time-value="PT08H00M00S">
            <text:p>08:00</text:p>
          </table:table-cell>
          <table:table-cell table:style-name="ce4" table:formula="of:=[.$B200]+[.G$3]" office:value-type="time" office:time-value="PT08H04M00S">
            <text:p>08:04</text:p>
          </table:table-cell>
          <table:table-cell table:style-name="ce4" table:formula="of:=[.$B200]+[.H$3]" office:value-type="time" office:time-value="PT08H07M00S">
            <text:p>08:07</text:p>
          </table:table-cell>
          <table:table-cell table:style-name="ce4" table:formula="of:=[.$B200]+[.I$3]" office:value-type="time" office:time-value="PT08H10M00S">
            <text:p>08:10</text:p>
          </table:table-cell>
          <table:table-cell table:style-name="ce4" table:formula="of:=[.$B200]+[.J$3]" office:value-type="time" office:time-value="PT08H12M00S">
            <text:p>08:12</text:p>
          </table:table-cell>
          <table:table-cell table:style-name="ce4" table:formula="of:=[.$B200]+[.K$3]" office:value-type="time" office:time-value="PT08H14M00S">
            <text:p>08:14</text:p>
          </table:table-cell>
          <table:table-cell table:style-name="ce4" table:formula="of:=[.$B200]+[.L$3]" office:value-type="time" office:time-value="PT08H16M00S">
            <text:p>08:16</text:p>
          </table:table-cell>
          <table:table-cell table:style-name="ce4" table:formula="of:=[.$B200]+[.M$3]" office:value-type="time" office:time-value="PT08H19M00S">
            <text:p>08:19</text:p>
          </table:table-cell>
          <table:table-cell table:style-name="ce4" table:formula="of:=[.$B200]+[.N$3]" office:value-type="time" office:time-value="PT08H21M00S">
            <text:p>08:21</text:p>
          </table:table-cell>
          <table:table-cell table:style-name="ce4" table:formula="of:=[.$B200]+[.O$3]" office:value-type="time" office:time-value="PT08H24M00S">
            <text:p>08:24</text:p>
          </table:table-cell>
          <table:table-cell table:style-name="ce4" table:formula="of:=[.$B200]+[.P$3]" office:value-type="time" office:time-value="PT08H26M00S">
            <text:p>08:26</text:p>
          </table:table-cell>
          <table:table-cell table:style-name="ce4" table:formula="of:=[.$B200]+[.Q$3]" office:value-type="time" office:time-value="PT08H28M00S">
            <text:p>08:28</text:p>
          </table:table-cell>
          <table:table-cell table:style-name="ce4" table:formula="of:=[.$B200]+[.R$3]" office:value-type="time" office:time-value="PT08H41M00S">
            <text:p>08:41</text:p>
          </table:table-cell>
        </table:table-row>
        <table:table-row table:style-name="ro1">
          <table:table-cell table:style-name="ce1" table:formula="of:=[.A200]+2" office:value-type="float" office:value="3014">
            <text:p>3014</text:p>
          </table:table-cell>
          <table:table-cell table:style-name="ce5" office:value-type="time" office:time-value="PT08H11M00S">
            <text:p>08:11</text:p>
          </table:table-cell>
          <table:table-cell table:style-name="ce4" table:formula="of:=[.$B201]+[.C$3]" office:value-type="time" office:time-value="PT08H14M00S">
            <text:p>08:14</text:p>
          </table:table-cell>
          <table:table-cell table:style-name="ce4" table:formula="of:=[.$B201]+[.D$3]" office:value-type="time" office:time-value="PT08H16M00S">
            <text:p>08:16</text:p>
          </table:table-cell>
          <table:table-cell table:style-name="ce4" table:formula="of:=[.$B201]+[.E$3]" office:value-type="time" office:time-value="PT08H18M00S">
            <text:p>08:18</text:p>
          </table:table-cell>
          <table:table-cell table:style-name="ce4" table:formula="of:=[.$B201]+[.F$3]" office:value-type="time" office:time-value="PT08H20M00S">
            <text:p>08:20</text:p>
          </table:table-cell>
          <table:table-cell table:style-name="ce4" table:formula="of:=[.$B201]+[.G$3]" office:value-type="time" office:time-value="PT08H24M00S">
            <text:p>08:24</text:p>
          </table:table-cell>
          <table:table-cell table:style-name="ce4" table:formula="of:=[.$B201]+[.H$3]" office:value-type="time" office:time-value="PT08H27M00S">
            <text:p>08:27</text:p>
          </table:table-cell>
          <table:table-cell table:style-name="ce4" table:formula="of:=[.$B201]+[.I$3]" office:value-type="time" office:time-value="PT08H30M00S">
            <text:p>08:30</text:p>
          </table:table-cell>
          <table:table-cell table:style-name="ce4" table:formula="of:=[.$B201]+[.J$3]" office:value-type="time" office:time-value="PT08H32M00S">
            <text:p>08:32</text:p>
          </table:table-cell>
          <table:table-cell table:style-name="ce4" table:formula="of:=[.$B201]+[.K$3]" office:value-type="time" office:time-value="PT08H34M00S">
            <text:p>08:34</text:p>
          </table:table-cell>
          <table:table-cell table:style-name="ce4" table:formula="of:=[.$B201]+[.L$3]" office:value-type="time" office:time-value="PT08H36M00S">
            <text:p>08:36</text:p>
          </table:table-cell>
          <table:table-cell table:style-name="ce4" table:formula="of:=[.$B201]+[.M$3]" office:value-type="time" office:time-value="PT08H39M00S">
            <text:p>08:39</text:p>
          </table:table-cell>
          <table:table-cell table:style-name="ce4" table:formula="of:=[.$B201]+[.N$3]" office:value-type="time" office:time-value="PT08H41M00S">
            <text:p>08:41</text:p>
          </table:table-cell>
          <table:table-cell table:style-name="ce4" table:formula="of:=[.$B201]+[.O$3]" office:value-type="time" office:time-value="PT08H44M00S">
            <text:p>08:44</text:p>
          </table:table-cell>
          <table:table-cell table:style-name="ce4" table:formula="of:=[.$B201]+[.P$3]" office:value-type="time" office:time-value="PT08H46M00S">
            <text:p>08:46</text:p>
          </table:table-cell>
          <table:table-cell table:style-name="ce4" table:formula="of:=[.$B201]+[.Q$3]" office:value-type="time" office:time-value="PT08H48M00S">
            <text:p>08:48</text:p>
          </table:table-cell>
          <table:table-cell table:style-name="ce4" table:formula="of:=[.$B201]+[.R$3]" office:value-type="time" office:time-value="PT09H01M00S">
            <text:p>09:01</text:p>
          </table:table-cell>
        </table:table-row>
        <table:table-row table:style-name="ro1">
          <table:table-cell table:style-name="ce1" table:formula="of:=[.A201]+2" office:value-type="float" office:value="3016">
            <text:p>3016</text:p>
          </table:table-cell>
          <table:table-cell table:style-name="ce5" office:value-type="time" office:time-value="PT08H30M00S">
            <text:p>08:30</text:p>
          </table:table-cell>
          <table:table-cell table:style-name="ce4" table:formula="of:=[.$B202]+[.C$3]" office:value-type="time" office:time-value="PT08H33M00S">
            <text:p>08:33</text:p>
          </table:table-cell>
          <table:table-cell table:style-name="ce4" table:formula="of:=[.$B202]+[.D$3]" office:value-type="time" office:time-value="PT08H35M00S">
            <text:p>08:35</text:p>
          </table:table-cell>
          <table:table-cell table:style-name="ce4" table:formula="of:=[.$B202]+[.E$3]" office:value-type="time" office:time-value="PT08H37M00S">
            <text:p>08:37</text:p>
          </table:table-cell>
          <table:table-cell table:style-name="ce4" table:formula="of:=[.$B202]+[.F$3]" office:value-type="time" office:time-value="PT08H39M00S">
            <text:p>08:39</text:p>
          </table:table-cell>
          <table:table-cell table:style-name="ce4" table:formula="of:=[.$B202]+[.G$3]" office:value-type="time" office:time-value="PT08H43M00S">
            <text:p>08:43</text:p>
          </table:table-cell>
          <table:table-cell table:style-name="ce4" table:formula="of:=[.$B202]+[.H$3]" office:value-type="time" office:time-value="PT08H46M00S">
            <text:p>08:46</text:p>
          </table:table-cell>
          <table:table-cell table:style-name="ce4" table:formula="of:=[.$B202]+[.I$3]" office:value-type="time" office:time-value="PT08H49M00S">
            <text:p>08:49</text:p>
          </table:table-cell>
          <table:table-cell table:style-name="ce4" table:formula="of:=[.$B202]+[.J$3]" office:value-type="time" office:time-value="PT08H51M00S">
            <text:p>08:51</text:p>
          </table:table-cell>
          <table:table-cell table:style-name="ce4" table:formula="of:=[.$B202]+[.K$3]" office:value-type="time" office:time-value="PT08H53M00S">
            <text:p>08:53</text:p>
          </table:table-cell>
          <table:table-cell table:style-name="ce4" table:formula="of:=[.$B202]+[.L$3]" office:value-type="time" office:time-value="PT08H55M00S">
            <text:p>08:55</text:p>
          </table:table-cell>
          <table:table-cell table:style-name="ce4" table:formula="of:=[.$B202]+[.M$3]" office:value-type="time" office:time-value="PT08H58M00S">
            <text:p>08:58</text:p>
          </table:table-cell>
          <table:table-cell table:style-name="ce4" table:formula="of:=[.$B202]+[.N$3]" office:value-type="time" office:time-value="PT09H00M00S">
            <text:p>09:00</text:p>
          </table:table-cell>
          <table:table-cell table:style-name="ce4" table:formula="of:=[.$B202]+[.O$3]" office:value-type="time" office:time-value="PT09H03M00S">
            <text:p>09:03</text:p>
          </table:table-cell>
          <table:table-cell table:style-name="ce4" table:formula="of:=[.$B202]+[.P$3]" office:value-type="time" office:time-value="PT09H05M00S">
            <text:p>09:05</text:p>
          </table:table-cell>
          <table:table-cell table:style-name="ce4" table:formula="of:=[.$B202]+[.Q$3]" office:value-type="time" office:time-value="PT09H07M00S">
            <text:p>09:07</text:p>
          </table:table-cell>
          <table:table-cell table:style-name="ce4" table:formula="of:=[.$B202]+[.R$3]" office:value-type="time" office:time-value="PT09H20M00S">
            <text:p>09:20</text:p>
          </table:table-cell>
        </table:table-row>
        <table:table-row table:style-name="ro1">
          <table:table-cell table:style-name="ce1" table:formula="of:=[.A202]+2" office:value-type="float" office:value="3018">
            <text:p>3018</text:p>
          </table:table-cell>
          <table:table-cell table:style-name="ce7" table:formula="of:=[.F203]-[.F$3]" office:value-type="time" office:time-value="PT08H51M00S">
            <text:p>08:51</text:p>
          </table:table-cell>
          <table:table-cell table:style-name="ce4" table:number-columns-repeated="3"/>
          <table:table-cell table:style-name="ce5" office:value-type="time" office:time-value="PT09H00M00S">
            <text:p>09:00</text:p>
          </table:table-cell>
          <table:table-cell table:style-name="ce4" table:formula="of:=[.$B203]+[.G$3]" office:value-type="time" office:time-value="PT09H04M00S">
            <text:p>09:04</text:p>
          </table:table-cell>
          <table:table-cell table:style-name="ce4" table:formula="of:=[.$B203]+[.H$3]" office:value-type="time" office:time-value="PT09H07M00S">
            <text:p>09:07</text:p>
          </table:table-cell>
          <table:table-cell table:style-name="ce4" table:formula="of:=[.$B203]+[.I$3]" office:value-type="time" office:time-value="PT09H10M00S">
            <text:p>09:10</text:p>
          </table:table-cell>
          <table:table-cell table:style-name="ce4" table:formula="of:=[.$B203]+[.J$3]" office:value-type="time" office:time-value="PT09H12M00S">
            <text:p>09:12</text:p>
          </table:table-cell>
          <table:table-cell table:style-name="ce4" table:formula="of:=[.$B203]+[.K$3]" office:value-type="time" office:time-value="PT09H14M00S">
            <text:p>09:14</text:p>
          </table:table-cell>
          <table:table-cell table:style-name="ce4" table:formula="of:=[.$B203]+[.L$3]" office:value-type="time" office:time-value="PT09H16M00S">
            <text:p>09:16</text:p>
          </table:table-cell>
          <table:table-cell table:style-name="ce4" table:formula="of:=[.$B203]+[.M$3]" office:value-type="time" office:time-value="PT09H19M00S">
            <text:p>09:19</text:p>
          </table:table-cell>
          <table:table-cell table:style-name="ce4" table:formula="of:=[.$B203]+[.N$3]" office:value-type="time" office:time-value="PT09H21M00S">
            <text:p>09:21</text:p>
          </table:table-cell>
          <table:table-cell table:style-name="ce4" table:formula="of:=[.$B203]+[.O$3]" office:value-type="time" office:time-value="PT09H24M00S">
            <text:p>09:24</text:p>
          </table:table-cell>
          <table:table-cell table:style-name="ce4" table:formula="of:=[.$B203]+[.P$3]" office:value-type="time" office:time-value="PT09H26M00S">
            <text:p>09:26</text:p>
          </table:table-cell>
          <table:table-cell table:style-name="ce4" table:formula="of:=[.$B203]+[.Q$3]" office:value-type="time" office:time-value="PT09H28M00S">
            <text:p>09:28</text:p>
          </table:table-cell>
          <table:table-cell table:style-name="ce4" table:formula="of:=[.$B203]+[.R$3]" office:value-type="time" office:time-value="PT09H41M00S">
            <text:p>09:41</text:p>
          </table:table-cell>
        </table:table-row>
        <table:table-row table:style-name="ro1">
          <table:table-cell table:style-name="ce1" table:formula="of:=[.A203]+2" office:value-type="float" office:value="3020">
            <text:p>3020</text:p>
          </table:table-cell>
          <table:table-cell table:style-name="ce5" office:value-type="time" office:time-value="PT09H10M00S">
            <text:p>09:10</text:p>
          </table:table-cell>
          <table:table-cell table:style-name="ce4" table:formula="of:=[.$B204]+[.C$3]" office:value-type="time" office:time-value="PT09H13M00S">
            <text:p>09:13</text:p>
          </table:table-cell>
          <table:table-cell table:style-name="ce4" table:formula="of:=[.$B204]+[.D$3]" office:value-type="time" office:time-value="PT09H15M00S">
            <text:p>09:15</text:p>
          </table:table-cell>
          <table:table-cell table:style-name="ce4" table:formula="of:=[.$B204]+[.E$3]" office:value-type="time" office:time-value="PT09H17M00S">
            <text:p>09:17</text:p>
          </table:table-cell>
          <table:table-cell table:style-name="ce4" table:formula="of:=[.$B204]+[.F$3]" office:value-type="time" office:time-value="PT09H19M00S">
            <text:p>09:19</text:p>
          </table:table-cell>
          <table:table-cell table:style-name="ce4" table:formula="of:=[.$B204]+[.G$3]" office:value-type="time" office:time-value="PT09H23M00S">
            <text:p>09:23</text:p>
          </table:table-cell>
          <table:table-cell table:style-name="ce4" table:formula="of:=[.$B204]+[.H$3]" office:value-type="time" office:time-value="PT09H26M00S">
            <text:p>09:26</text:p>
          </table:table-cell>
          <table:table-cell table:style-name="ce4" table:formula="of:=[.$B204]+[.I$3]" office:value-type="time" office:time-value="PT09H29M00S">
            <text:p>09:29</text:p>
          </table:table-cell>
          <table:table-cell table:style-name="ce4" table:formula="of:=[.$B204]+[.J$3]" office:value-type="time" office:time-value="PT09H31M00S">
            <text:p>09:31</text:p>
          </table:table-cell>
          <table:table-cell table:style-name="ce4" table:formula="of:=[.$B204]+[.K$3]" office:value-type="time" office:time-value="PT09H33M00S">
            <text:p>09:33</text:p>
          </table:table-cell>
          <table:table-cell table:style-name="ce4" table:formula="of:=[.$B204]+[.L$3]" office:value-type="time" office:time-value="PT09H35M00S">
            <text:p>09:35</text:p>
          </table:table-cell>
          <table:table-cell table:style-name="ce4" table:formula="of:=[.$B204]+[.M$3]" office:value-type="time" office:time-value="PT09H38M00S">
            <text:p>09:38</text:p>
          </table:table-cell>
          <table:table-cell table:style-name="ce4" table:formula="of:=[.$B204]+[.N$3]" office:value-type="time" office:time-value="PT09H40M00S">
            <text:p>09:40</text:p>
          </table:table-cell>
          <table:table-cell table:style-name="ce4" table:formula="of:=[.$B204]+[.O$3]" office:value-type="time" office:time-value="PT09H43M00S">
            <text:p>09:43</text:p>
          </table:table-cell>
          <table:table-cell table:style-name="ce4" table:formula="of:=[.$B204]+[.P$3]" office:value-type="time" office:time-value="PT09H45M00S">
            <text:p>09:45</text:p>
          </table:table-cell>
          <table:table-cell table:style-name="ce4" table:formula="of:=[.$B204]+[.Q$3]" office:value-type="time" office:time-value="PT09H47M00S">
            <text:p>09:47</text:p>
          </table:table-cell>
          <table:table-cell table:style-name="ce4" table:formula="of:=[.$B204]+[.R$3]" office:value-type="time" office:time-value="PT10H00M00S">
            <text:p>10:00</text:p>
          </table:table-cell>
        </table:table-row>
        <table:table-row table:style-name="ro1">
          <table:table-cell table:style-name="ce1" table:formula="of:=[.A204]+2" office:value-type="float" office:value="3022">
            <text:p>3022</text:p>
          </table:table-cell>
          <table:table-cell table:style-name="ce5" table:formula="of:=[.B204]+TIME(0;20;0)" office:value-type="time" office:time-value="PT09H30M00S">
            <text:p>09:30</text:p>
          </table:table-cell>
          <table:table-cell table:style-name="ce4" table:formula="of:=[.$B205]+[.C$3]" office:value-type="time" office:time-value="PT09H33M00S">
            <text:p>09:33</text:p>
          </table:table-cell>
          <table:table-cell table:style-name="ce4" table:formula="of:=[.$B205]+[.D$3]" office:value-type="time" office:time-value="PT09H35M00S">
            <text:p>09:35</text:p>
          </table:table-cell>
          <table:table-cell table:style-name="ce4" table:formula="of:=[.$B205]+[.E$3]" office:value-type="time" office:time-value="PT09H37M00S">
            <text:p>09:37</text:p>
          </table:table-cell>
          <table:table-cell table:style-name="ce4" table:formula="of:=[.$B205]+[.F$3]" office:value-type="time" office:time-value="PT09H39M00S">
            <text:p>09:39</text:p>
          </table:table-cell>
          <table:table-cell table:style-name="ce4" table:formula="of:=[.$B205]+[.G$3]" office:value-type="time" office:time-value="PT09H43M00S">
            <text:p>09:43</text:p>
          </table:table-cell>
          <table:table-cell table:style-name="ce4" table:formula="of:=[.$B205]+[.H$3]" office:value-type="time" office:time-value="PT09H46M00S">
            <text:p>09:46</text:p>
          </table:table-cell>
          <table:table-cell table:style-name="ce4" table:formula="of:=[.$B205]+[.I$3]" office:value-type="time" office:time-value="PT09H49M00S">
            <text:p>09:49</text:p>
          </table:table-cell>
          <table:table-cell table:style-name="ce4" table:formula="of:=[.$B205]+[.J$3]" office:value-type="time" office:time-value="PT09H51M00S">
            <text:p>09:51</text:p>
          </table:table-cell>
          <table:table-cell table:style-name="ce4" table:formula="of:=[.$B205]+[.K$3]" office:value-type="time" office:time-value="PT09H53M00S">
            <text:p>09:53</text:p>
          </table:table-cell>
          <table:table-cell table:style-name="ce4" table:formula="of:=[.$B205]+[.L$3]" office:value-type="time" office:time-value="PT09H55M00S">
            <text:p>09:55</text:p>
          </table:table-cell>
          <table:table-cell table:style-name="ce4" table:formula="of:=[.$B205]+[.M$3]" office:value-type="time" office:time-value="PT09H58M00S">
            <text:p>09:58</text:p>
          </table:table-cell>
          <table:table-cell table:style-name="ce4" table:formula="of:=[.$B205]+[.N$3]" office:value-type="time" office:time-value="PT10H00M00S">
            <text:p>10:00</text:p>
          </table:table-cell>
          <table:table-cell table:style-name="ce4" table:formula="of:=[.$B205]+[.O$3]" office:value-type="time" office:time-value="PT10H03M00S">
            <text:p>10:03</text:p>
          </table:table-cell>
          <table:table-cell table:style-name="ce4" table:formula="of:=[.$B205]+[.P$3]" office:value-type="time" office:time-value="PT10H05M00S">
            <text:p>10:05</text:p>
          </table:table-cell>
          <table:table-cell table:style-name="ce4" table:formula="of:=[.$B205]+[.Q$3]" office:value-type="time" office:time-value="PT10H07M00S">
            <text:p>10:07</text:p>
          </table:table-cell>
          <table:table-cell table:style-name="ce4" table:formula="of:=[.$B205]+[.R$3]" office:value-type="time" office:time-value="PT10H20M00S">
            <text:p>10:20</text:p>
          </table:table-cell>
        </table:table-row>
        <table:table-row table:style-name="ro1">
          <table:table-cell table:style-name="ce1" table:formula="of:=[.A205]+2" office:value-type="float" office:value="3024">
            <text:p>3024</text:p>
          </table:table-cell>
          <table:table-cell table:style-name="ce5" table:formula="of:=[.B205]+TIME(0;20;0)" office:value-type="time" office:time-value="PT09H50M00S">
            <text:p>09:50</text:p>
          </table:table-cell>
          <table:table-cell table:style-name="ce4" table:formula="of:=[.$B206]+[.C$3]" office:value-type="time" office:time-value="PT09H53M00S">
            <text:p>09:53</text:p>
          </table:table-cell>
          <table:table-cell table:style-name="ce4" table:formula="of:=[.$B206]+[.D$3]" office:value-type="time" office:time-value="PT09H55M00S">
            <text:p>09:55</text:p>
          </table:table-cell>
          <table:table-cell table:style-name="ce4" table:formula="of:=[.$B206]+[.E$3]" office:value-type="time" office:time-value="PT09H57M00S">
            <text:p>09:57</text:p>
          </table:table-cell>
          <table:table-cell table:style-name="ce4" table:formula="of:=[.$B206]+[.F$3]" office:value-type="time" office:time-value="PT09H59M00S">
            <text:p>09:59</text:p>
          </table:table-cell>
          <table:table-cell table:style-name="ce4" table:formula="of:=[.$B206]+[.G$3]" office:value-type="time" office:time-value="PT10H03M00S">
            <text:p>10:03</text:p>
          </table:table-cell>
          <table:table-cell table:style-name="ce4" table:formula="of:=[.$B206]+[.H$3]" office:value-type="time" office:time-value="PT10H06M00S">
            <text:p>10:06</text:p>
          </table:table-cell>
          <table:table-cell table:style-name="ce4" table:formula="of:=[.$B206]+[.I$3]" office:value-type="time" office:time-value="PT10H09M00S">
            <text:p>10:09</text:p>
          </table:table-cell>
          <table:table-cell table:style-name="ce4" table:formula="of:=[.$B206]+[.J$3]" office:value-type="time" office:time-value="PT10H11M00S">
            <text:p>10:11</text:p>
          </table:table-cell>
          <table:table-cell table:style-name="ce4" table:formula="of:=[.$B206]+[.K$3]" office:value-type="time" office:time-value="PT10H13M00S">
            <text:p>10:13</text:p>
          </table:table-cell>
          <table:table-cell table:style-name="ce4" table:formula="of:=[.$B206]+[.L$3]" office:value-type="time" office:time-value="PT10H15M00S">
            <text:p>10:15</text:p>
          </table:table-cell>
          <table:table-cell table:style-name="ce4" table:formula="of:=[.$B206]+[.M$3]" office:value-type="time" office:time-value="PT10H18M00S">
            <text:p>10:18</text:p>
          </table:table-cell>
          <table:table-cell table:style-name="ce4" table:formula="of:=[.$B206]+[.N$3]" office:value-type="time" office:time-value="PT10H20M00S">
            <text:p>10:20</text:p>
          </table:table-cell>
          <table:table-cell table:style-name="ce4" table:formula="of:=[.$B206]+[.O$3]" office:value-type="time" office:time-value="PT10H23M00S">
            <text:p>10:23</text:p>
          </table:table-cell>
          <table:table-cell table:style-name="ce4" table:formula="of:=[.$B206]+[.P$3]" office:value-type="time" office:time-value="PT10H25M00S">
            <text:p>10:25</text:p>
          </table:table-cell>
          <table:table-cell table:style-name="ce4" table:formula="of:=[.$B206]+[.Q$3]" office:value-type="time" office:time-value="PT10H27M00S">
            <text:p>10:27</text:p>
          </table:table-cell>
          <table:table-cell table:style-name="ce4" table:formula="of:=[.$B206]+[.R$3]" office:value-type="time" office:time-value="PT10H40M00S">
            <text:p>10:40</text:p>
          </table:table-cell>
        </table:table-row>
        <table:table-row table:style-name="ro1">
          <table:table-cell table:style-name="ce1" table:formula="of:=[.A206]+2" office:value-type="float" office:value="3026">
            <text:p>3026</text:p>
          </table:table-cell>
          <table:table-cell table:style-name="ce5" table:formula="of:=[.B206]+TIME(0;20;0)" office:value-type="time" office:time-value="PT10H10M00S">
            <text:p>10:10</text:p>
          </table:table-cell>
          <table:table-cell table:style-name="ce4" table:formula="of:=[.$B207]+[.C$3]" office:value-type="time" office:time-value="PT10H13M00S">
            <text:p>10:13</text:p>
          </table:table-cell>
          <table:table-cell table:style-name="ce4" table:formula="of:=[.$B207]+[.D$3]" office:value-type="time" office:time-value="PT10H15M00S">
            <text:p>10:15</text:p>
          </table:table-cell>
          <table:table-cell table:style-name="ce4" table:formula="of:=[.$B207]+[.E$3]" office:value-type="time" office:time-value="PT10H17M00S">
            <text:p>10:17</text:p>
          </table:table-cell>
          <table:table-cell table:style-name="ce4" table:formula="of:=[.$B207]+[.F$3]" office:value-type="time" office:time-value="PT10H19M00S">
            <text:p>10:19</text:p>
          </table:table-cell>
          <table:table-cell table:style-name="ce4" table:formula="of:=[.$B207]+[.G$3]" office:value-type="time" office:time-value="PT10H23M00S">
            <text:p>10:23</text:p>
          </table:table-cell>
          <table:table-cell table:style-name="ce4" table:formula="of:=[.$B207]+[.H$3]" office:value-type="time" office:time-value="PT10H26M00S">
            <text:p>10:26</text:p>
          </table:table-cell>
          <table:table-cell table:style-name="ce4" table:formula="of:=[.$B207]+[.I$3]" office:value-type="time" office:time-value="PT10H29M00S">
            <text:p>10:29</text:p>
          </table:table-cell>
          <table:table-cell table:style-name="ce4" table:formula="of:=[.$B207]+[.J$3]" office:value-type="time" office:time-value="PT10H31M00S">
            <text:p>10:31</text:p>
          </table:table-cell>
          <table:table-cell table:style-name="ce4" table:formula="of:=[.$B207]+[.K$3]" office:value-type="time" office:time-value="PT10H33M00S">
            <text:p>10:33</text:p>
          </table:table-cell>
          <table:table-cell table:style-name="ce4" table:formula="of:=[.$B207]+[.L$3]" office:value-type="time" office:time-value="PT10H35M00S">
            <text:p>10:35</text:p>
          </table:table-cell>
          <table:table-cell table:style-name="ce4" table:formula="of:=[.$B207]+[.M$3]" office:value-type="time" office:time-value="PT10H38M00S">
            <text:p>10:38</text:p>
          </table:table-cell>
          <table:table-cell table:style-name="ce4" table:formula="of:=[.$B207]+[.N$3]" office:value-type="time" office:time-value="PT10H40M00S">
            <text:p>10:40</text:p>
          </table:table-cell>
          <table:table-cell table:style-name="ce4" table:formula="of:=[.$B207]+[.O$3]" office:value-type="time" office:time-value="PT10H43M00S">
            <text:p>10:43</text:p>
          </table:table-cell>
          <table:table-cell table:style-name="ce4" table:formula="of:=[.$B207]+[.P$3]" office:value-type="time" office:time-value="PT10H45M00S">
            <text:p>10:45</text:p>
          </table:table-cell>
          <table:table-cell table:style-name="ce4" table:formula="of:=[.$B207]+[.Q$3]" office:value-type="time" office:time-value="PT10H47M00S">
            <text:p>10:47</text:p>
          </table:table-cell>
          <table:table-cell table:style-name="ce4" table:formula="of:=[.$B207]+[.R$3]" office:value-type="time" office:time-value="PT11H00M00S">
            <text:p>11:00</text:p>
          </table:table-cell>
        </table:table-row>
        <table:table-row table:style-name="ro1">
          <table:table-cell table:style-name="ce1" table:formula="of:=[.A207]+2" office:value-type="float" office:value="3028">
            <text:p>3028</text:p>
          </table:table-cell>
          <table:table-cell table:style-name="ce5" table:formula="of:=[.B207]+TIME(0;20;0)" office:value-type="time" office:time-value="PT10H30M00S">
            <text:p>10:30</text:p>
          </table:table-cell>
          <table:table-cell table:style-name="ce4" table:formula="of:=[.$B208]+[.C$3]" office:value-type="time" office:time-value="PT10H33M00S">
            <text:p>10:33</text:p>
          </table:table-cell>
          <table:table-cell table:style-name="ce4" table:formula="of:=[.$B208]+[.D$3]" office:value-type="time" office:time-value="PT10H35M00S">
            <text:p>10:35</text:p>
          </table:table-cell>
          <table:table-cell table:style-name="ce4" table:formula="of:=[.$B208]+[.E$3]" office:value-type="time" office:time-value="PT10H37M00S">
            <text:p>10:37</text:p>
          </table:table-cell>
          <table:table-cell table:style-name="ce4" table:formula="of:=[.$B208]+[.F$3]" office:value-type="time" office:time-value="PT10H39M00S">
            <text:p>10:39</text:p>
          </table:table-cell>
          <table:table-cell table:style-name="ce4" table:formula="of:=[.$B208]+[.G$3]" office:value-type="time" office:time-value="PT10H43M00S">
            <text:p>10:43</text:p>
          </table:table-cell>
          <table:table-cell table:style-name="ce4" table:formula="of:=[.$B208]+[.H$3]" office:value-type="time" office:time-value="PT10H46M00S">
            <text:p>10:46</text:p>
          </table:table-cell>
          <table:table-cell table:style-name="ce4" table:formula="of:=[.$B208]+[.I$3]" office:value-type="time" office:time-value="PT10H49M00S">
            <text:p>10:49</text:p>
          </table:table-cell>
          <table:table-cell table:style-name="ce4" table:formula="of:=[.$B208]+[.J$3]" office:value-type="time" office:time-value="PT10H51M00S">
            <text:p>10:51</text:p>
          </table:table-cell>
          <table:table-cell table:style-name="ce4" table:formula="of:=[.$B208]+[.K$3]" office:value-type="time" office:time-value="PT10H53M00S">
            <text:p>10:53</text:p>
          </table:table-cell>
          <table:table-cell table:style-name="ce4" table:formula="of:=[.$B208]+[.L$3]" office:value-type="time" office:time-value="PT10H55M00S">
            <text:p>10:55</text:p>
          </table:table-cell>
          <table:table-cell table:style-name="ce4" table:formula="of:=[.$B208]+[.M$3]" office:value-type="time" office:time-value="PT10H58M00S">
            <text:p>10:58</text:p>
          </table:table-cell>
          <table:table-cell table:style-name="ce4" table:formula="of:=[.$B208]+[.N$3]" office:value-type="time" office:time-value="PT11H00M00S">
            <text:p>11:00</text:p>
          </table:table-cell>
          <table:table-cell table:style-name="ce4" table:formula="of:=[.$B208]+[.O$3]" office:value-type="time" office:time-value="PT11H03M00S">
            <text:p>11:03</text:p>
          </table:table-cell>
          <table:table-cell table:style-name="ce4" table:formula="of:=[.$B208]+[.P$3]" office:value-type="time" office:time-value="PT11H05M00S">
            <text:p>11:05</text:p>
          </table:table-cell>
          <table:table-cell table:style-name="ce4" table:formula="of:=[.$B208]+[.Q$3]" office:value-type="time" office:time-value="PT11H07M00S">
            <text:p>11:07</text:p>
          </table:table-cell>
          <table:table-cell table:style-name="ce4" table:formula="of:=[.$B208]+[.R$3]" office:value-type="time" office:time-value="PT11H20M00S">
            <text:p>11:20</text:p>
          </table:table-cell>
        </table:table-row>
        <table:table-row table:style-name="ro1">
          <table:table-cell table:style-name="ce1" table:formula="of:=[.A208]+2" office:value-type="float" office:value="3030">
            <text:p>3030</text:p>
          </table:table-cell>
          <table:table-cell table:style-name="ce5" table:formula="of:=[.B208]+TIME(0;20;0)" office:value-type="time" office:time-value="PT10H50M00S">
            <text:p>10:50</text:p>
          </table:table-cell>
          <table:table-cell table:style-name="ce4" table:formula="of:=[.$B209]+[.C$3]" office:value-type="time" office:time-value="PT10H53M00S">
            <text:p>10:53</text:p>
          </table:table-cell>
          <table:table-cell table:style-name="ce4" table:formula="of:=[.$B209]+[.D$3]" office:value-type="time" office:time-value="PT10H55M00S">
            <text:p>10:55</text:p>
          </table:table-cell>
          <table:table-cell table:style-name="ce4" table:formula="of:=[.$B209]+[.E$3]" office:value-type="time" office:time-value="PT10H57M00S">
            <text:p>10:57</text:p>
          </table:table-cell>
          <table:table-cell table:style-name="ce4" table:formula="of:=[.$B209]+[.F$3]" office:value-type="time" office:time-value="PT10H59M00S">
            <text:p>10:59</text:p>
          </table:table-cell>
          <table:table-cell table:style-name="ce4" table:formula="of:=[.$B209]+[.G$3]" office:value-type="time" office:time-value="PT11H03M00S">
            <text:p>11:03</text:p>
          </table:table-cell>
          <table:table-cell table:style-name="ce4" table:formula="of:=[.$B209]+[.H$3]" office:value-type="time" office:time-value="PT11H06M00S">
            <text:p>11:06</text:p>
          </table:table-cell>
          <table:table-cell table:style-name="ce4" table:formula="of:=[.$B209]+[.I$3]" office:value-type="time" office:time-value="PT11H09M00S">
            <text:p>11:09</text:p>
          </table:table-cell>
          <table:table-cell table:style-name="ce4" table:formula="of:=[.$B209]+[.J$3]" office:value-type="time" office:time-value="PT11H11M00S">
            <text:p>11:11</text:p>
          </table:table-cell>
          <table:table-cell table:style-name="ce4" table:formula="of:=[.$B209]+[.K$3]" office:value-type="time" office:time-value="PT11H13M00S">
            <text:p>11:13</text:p>
          </table:table-cell>
          <table:table-cell table:style-name="ce4" table:formula="of:=[.$B209]+[.L$3]" office:value-type="time" office:time-value="PT11H15M00S">
            <text:p>11:15</text:p>
          </table:table-cell>
          <table:table-cell table:style-name="ce4" table:formula="of:=[.$B209]+[.M$3]" office:value-type="time" office:time-value="PT11H18M00S">
            <text:p>11:18</text:p>
          </table:table-cell>
          <table:table-cell table:style-name="ce4" table:formula="of:=[.$B209]+[.N$3]" office:value-type="time" office:time-value="PT11H20M00S">
            <text:p>11:20</text:p>
          </table:table-cell>
          <table:table-cell table:style-name="ce4" table:formula="of:=[.$B209]+[.O$3]" office:value-type="time" office:time-value="PT11H23M00S">
            <text:p>11:23</text:p>
          </table:table-cell>
          <table:table-cell table:style-name="ce4" table:formula="of:=[.$B209]+[.P$3]" office:value-type="time" office:time-value="PT11H25M00S">
            <text:p>11:25</text:p>
          </table:table-cell>
          <table:table-cell table:style-name="ce4" table:formula="of:=[.$B209]+[.Q$3]" office:value-type="time" office:time-value="PT11H27M00S">
            <text:p>11:27</text:p>
          </table:table-cell>
          <table:table-cell table:style-name="ce4" table:formula="of:=[.$B209]+[.R$3]" office:value-type="time" office:time-value="PT11H40M00S">
            <text:p>11:40</text:p>
          </table:table-cell>
        </table:table-row>
        <table:table-row table:style-name="ro1">
          <table:table-cell table:style-name="ce1" table:formula="of:=[.A209]+2" office:value-type="float" office:value="3032">
            <text:p>3032</text:p>
          </table:table-cell>
          <table:table-cell table:style-name="ce5" table:formula="of:=[.B209]+TIME(0;20;0)" office:value-type="time" office:time-value="PT11H10M00S">
            <text:p>11:10</text:p>
          </table:table-cell>
          <table:table-cell table:style-name="ce4" table:formula="of:=[.$B210]+[.C$3]" office:value-type="time" office:time-value="PT11H13M00S">
            <text:p>11:13</text:p>
          </table:table-cell>
          <table:table-cell table:style-name="ce4" table:formula="of:=[.$B210]+[.D$3]" office:value-type="time" office:time-value="PT11H15M00S">
            <text:p>11:15</text:p>
          </table:table-cell>
          <table:table-cell table:style-name="ce4" table:formula="of:=[.$B210]+[.E$3]" office:value-type="time" office:time-value="PT11H17M00S">
            <text:p>11:17</text:p>
          </table:table-cell>
          <table:table-cell table:style-name="ce4" table:formula="of:=[.$B210]+[.F$3]" office:value-type="time" office:time-value="PT11H19M00S">
            <text:p>11:19</text:p>
          </table:table-cell>
          <table:table-cell table:style-name="ce4" table:formula="of:=[.$B210]+[.G$3]" office:value-type="time" office:time-value="PT11H23M00S">
            <text:p>11:23</text:p>
          </table:table-cell>
          <table:table-cell table:style-name="ce4" table:formula="of:=[.$B210]+[.H$3]" office:value-type="time" office:time-value="PT11H26M00S">
            <text:p>11:26</text:p>
          </table:table-cell>
          <table:table-cell table:style-name="ce4" table:formula="of:=[.$B210]+[.I$3]" office:value-type="time" office:time-value="PT11H29M00S">
            <text:p>11:29</text:p>
          </table:table-cell>
          <table:table-cell table:style-name="ce4" table:formula="of:=[.$B210]+[.J$3]" office:value-type="time" office:time-value="PT11H31M00S">
            <text:p>11:31</text:p>
          </table:table-cell>
          <table:table-cell table:style-name="ce4" table:formula="of:=[.$B210]+[.K$3]" office:value-type="time" office:time-value="PT11H33M00S">
            <text:p>11:33</text:p>
          </table:table-cell>
          <table:table-cell table:style-name="ce4" table:formula="of:=[.$B210]+[.L$3]" office:value-type="time" office:time-value="PT11H35M00S">
            <text:p>11:35</text:p>
          </table:table-cell>
          <table:table-cell table:style-name="ce4" table:formula="of:=[.$B210]+[.M$3]" office:value-type="time" office:time-value="PT11H38M00S">
            <text:p>11:38</text:p>
          </table:table-cell>
          <table:table-cell table:style-name="ce4" table:formula="of:=[.$B210]+[.N$3]" office:value-type="time" office:time-value="PT11H40M00S">
            <text:p>11:40</text:p>
          </table:table-cell>
          <table:table-cell table:style-name="ce4" table:formula="of:=[.$B210]+[.O$3]" office:value-type="time" office:time-value="PT11H43M00S">
            <text:p>11:43</text:p>
          </table:table-cell>
          <table:table-cell table:style-name="ce4" table:formula="of:=[.$B210]+[.P$3]" office:value-type="time" office:time-value="PT11H45M00S">
            <text:p>11:45</text:p>
          </table:table-cell>
          <table:table-cell table:style-name="ce4" table:formula="of:=[.$B210]+[.Q$3]" office:value-type="time" office:time-value="PT11H47M00S">
            <text:p>11:47</text:p>
          </table:table-cell>
          <table:table-cell table:style-name="ce4" table:formula="of:=[.$B210]+[.R$3]" office:value-type="time" office:time-value="PT12H00M00S">
            <text:p>12:00</text:p>
          </table:table-cell>
        </table:table-row>
        <table:table-row table:style-name="ro1">
          <table:table-cell table:style-name="ce1" table:formula="of:=[.A210]+2" office:value-type="float" office:value="3034">
            <text:p>3034</text:p>
          </table:table-cell>
          <table:table-cell table:style-name="ce5" table:formula="of:=[.B210]+TIME(0;20;0)" office:value-type="time" office:time-value="PT11H30M00S">
            <text:p>11:30</text:p>
          </table:table-cell>
          <table:table-cell table:style-name="ce4" table:formula="of:=[.$B211]+[.C$3]" office:value-type="time" office:time-value="PT11H33M00S">
            <text:p>11:33</text:p>
          </table:table-cell>
          <table:table-cell table:style-name="ce4" table:formula="of:=[.$B211]+[.D$3]" office:value-type="time" office:time-value="PT11H35M00S">
            <text:p>11:35</text:p>
          </table:table-cell>
          <table:table-cell table:style-name="ce4" table:formula="of:=[.$B211]+[.E$3]" office:value-type="time" office:time-value="PT11H37M00S">
            <text:p>11:37</text:p>
          </table:table-cell>
          <table:table-cell table:style-name="ce4" table:formula="of:=[.$B211]+[.F$3]" office:value-type="time" office:time-value="PT11H39M00S">
            <text:p>11:39</text:p>
          </table:table-cell>
          <table:table-cell table:style-name="ce4" table:formula="of:=[.$B211]+[.G$3]" office:value-type="time" office:time-value="PT11H43M00S">
            <text:p>11:43</text:p>
          </table:table-cell>
          <table:table-cell table:style-name="ce4" table:formula="of:=[.$B211]+[.H$3]" office:value-type="time" office:time-value="PT11H46M00S">
            <text:p>11:46</text:p>
          </table:table-cell>
          <table:table-cell table:style-name="ce4" table:formula="of:=[.$B211]+[.I$3]" office:value-type="time" office:time-value="PT11H49M00S">
            <text:p>11:49</text:p>
          </table:table-cell>
          <table:table-cell table:style-name="ce4" table:formula="of:=[.$B211]+[.J$3]" office:value-type="time" office:time-value="PT11H51M00S">
            <text:p>11:51</text:p>
          </table:table-cell>
          <table:table-cell table:style-name="ce4" table:formula="of:=[.$B211]+[.K$3]" office:value-type="time" office:time-value="PT11H53M00S">
            <text:p>11:53</text:p>
          </table:table-cell>
          <table:table-cell table:style-name="ce4" table:formula="of:=[.$B211]+[.L$3]" office:value-type="time" office:time-value="PT11H55M00S">
            <text:p>11:55</text:p>
          </table:table-cell>
          <table:table-cell table:style-name="ce4" table:formula="of:=[.$B211]+[.M$3]" office:value-type="time" office:time-value="PT11H58M00S">
            <text:p>11:58</text:p>
          </table:table-cell>
          <table:table-cell table:style-name="ce4" table:formula="of:=[.$B211]+[.N$3]" office:value-type="time" office:time-value="PT12H00M00S">
            <text:p>12:00</text:p>
          </table:table-cell>
          <table:table-cell table:style-name="ce4" table:formula="of:=[.$B211]+[.O$3]" office:value-type="time" office:time-value="PT12H03M00S">
            <text:p>12:03</text:p>
          </table:table-cell>
          <table:table-cell table:style-name="ce4" table:formula="of:=[.$B211]+[.P$3]" office:value-type="time" office:time-value="PT12H05M00S">
            <text:p>12:05</text:p>
          </table:table-cell>
          <table:table-cell table:style-name="ce4" table:formula="of:=[.$B211]+[.Q$3]" office:value-type="time" office:time-value="PT12H07M00S">
            <text:p>12:07</text:p>
          </table:table-cell>
          <table:table-cell table:style-name="ce4" table:formula="of:=[.$B211]+[.R$3]" office:value-type="time" office:time-value="PT12H20M00S">
            <text:p>12:20</text:p>
          </table:table-cell>
        </table:table-row>
        <table:table-row table:style-name="ro1">
          <table:table-cell table:style-name="ce1" table:formula="of:=[.A211]+2" office:value-type="float" office:value="3036">
            <text:p>3036</text:p>
          </table:table-cell>
          <table:table-cell table:style-name="ce5" office:value-type="time" office:time-value="PT12H00M00S">
            <text:p>12:00</text:p>
          </table:table-cell>
          <table:table-cell table:style-name="ce4" table:formula="of:=[.$B212]+[.C$3]" office:value-type="time" office:time-value="PT12H03M00S">
            <text:p>12:03</text:p>
          </table:table-cell>
          <table:table-cell table:style-name="ce4" table:formula="of:=[.$B212]+[.D$3]" office:value-type="time" office:time-value="PT12H05M00S">
            <text:p>12:05</text:p>
          </table:table-cell>
          <table:table-cell table:style-name="ce4" table:formula="of:=[.$B212]+[.E$3]" office:value-type="time" office:time-value="PT12H07M00S">
            <text:p>12:07</text:p>
          </table:table-cell>
          <table:table-cell table:style-name="ce4" table:formula="of:=[.$B212]+[.F$3]" office:value-type="time" office:time-value="PT12H09M00S">
            <text:p>12:09</text:p>
          </table:table-cell>
          <table:table-cell table:style-name="ce4" table:formula="of:=[.$B212]+[.G$3]" office:value-type="time" office:time-value="PT12H13M00S">
            <text:p>12:13</text:p>
          </table:table-cell>
          <table:table-cell table:style-name="ce4" table:formula="of:=[.$B212]+[.H$3]" office:value-type="time" office:time-value="PT12H16M00S">
            <text:p>12:16</text:p>
          </table:table-cell>
          <table:table-cell table:style-name="ce4" table:formula="of:=[.$B212]+[.I$3]" office:value-type="time" office:time-value="PT12H19M00S">
            <text:p>12:19</text:p>
          </table:table-cell>
          <table:table-cell table:style-name="ce4" table:formula="of:=[.$B212]+[.J$3]" office:value-type="time" office:time-value="PT12H21M00S">
            <text:p>12:21</text:p>
          </table:table-cell>
          <table:table-cell table:style-name="ce4" table:formula="of:=[.$B212]+[.K$3]" office:value-type="time" office:time-value="PT12H23M00S">
            <text:p>12:23</text:p>
          </table:table-cell>
          <table:table-cell table:style-name="ce4" table:formula="of:=[.$B212]+[.L$3]" office:value-type="time" office:time-value="PT12H25M00S">
            <text:p>12:25</text:p>
          </table:table-cell>
          <table:table-cell table:style-name="ce4" table:formula="of:=[.$B212]+[.M$3]" office:value-type="time" office:time-value="PT12H28M00S">
            <text:p>12:28</text:p>
          </table:table-cell>
          <table:table-cell table:style-name="ce4" table:formula="of:=[.$B212]+[.N$3]" office:value-type="time" office:time-value="PT12H30M00S">
            <text:p>12:30</text:p>
          </table:table-cell>
          <table:table-cell table:style-name="ce4" table:formula="of:=[.$B212]+[.O$3]" office:value-type="time" office:time-value="PT12H33M00S">
            <text:p>12:33</text:p>
          </table:table-cell>
          <table:table-cell table:style-name="ce4" table:formula="of:=[.$B212]+[.P$3]" office:value-type="time" office:time-value="PT12H35M00S">
            <text:p>12:35</text:p>
          </table:table-cell>
          <table:table-cell table:style-name="ce4" table:formula="of:=[.$B212]+[.Q$3]" office:value-type="time" office:time-value="PT12H37M00S">
            <text:p>12:37</text:p>
          </table:table-cell>
          <table:table-cell table:style-name="ce4" table:formula="of:=[.$B212]+[.R$3]" office:value-type="time" office:time-value="PT12H50M00S">
            <text:p>12:50</text:p>
          </table:table-cell>
        </table:table-row>
        <table:table-row table:style-name="ro1">
          <table:table-cell table:style-name="ce1" table:formula="of:=[.A212]+2" office:value-type="float" office:value="3038">
            <text:p>3038</text:p>
          </table:table-cell>
          <table:table-cell table:style-name="ce5" office:value-type="time" office:time-value="PT12H29M00S">
            <text:p>12:29</text:p>
          </table:table-cell>
          <table:table-cell table:style-name="ce4" table:formula="of:=[.$B213]+[.C$3]" office:value-type="time" office:time-value="PT12H32M00S">
            <text:p>12:32</text:p>
          </table:table-cell>
          <table:table-cell table:style-name="ce4" table:formula="of:=[.$B213]+[.D$3]" office:value-type="time" office:time-value="PT12H34M00S">
            <text:p>12:34</text:p>
          </table:table-cell>
          <table:table-cell table:style-name="ce4" table:formula="of:=[.$B213]+[.E$3]" office:value-type="time" office:time-value="PT12H36M00S">
            <text:p>12:36</text:p>
          </table:table-cell>
          <table:table-cell table:style-name="ce4" table:formula="of:=[.$B213]+[.F$3]" office:value-type="time" office:time-value="PT12H38M00S">
            <text:p>12:38</text:p>
          </table:table-cell>
          <table:table-cell table:style-name="ce4" table:formula="of:=[.$B213]+[.G$3]" office:value-type="time" office:time-value="PT12H42M00S">
            <text:p>12:42</text:p>
          </table:table-cell>
          <table:table-cell table:style-name="ce4" table:formula="of:=[.$B213]+[.H$3]" office:value-type="time" office:time-value="PT12H45M00S">
            <text:p>12:45</text:p>
          </table:table-cell>
          <table:table-cell table:style-name="ce4" table:formula="of:=[.$B213]+[.I$3]" office:value-type="time" office:time-value="PT12H48M00S">
            <text:p>12:48</text:p>
          </table:table-cell>
          <table:table-cell table:style-name="ce4" table:formula="of:=[.$B213]+[.J$3]" office:value-type="time" office:time-value="PT12H50M00S">
            <text:p>12:50</text:p>
          </table:table-cell>
          <table:table-cell table:style-name="ce4" table:formula="of:=[.$B213]+[.K$3]" office:value-type="time" office:time-value="PT12H52M00S">
            <text:p>12:52</text:p>
          </table:table-cell>
          <table:table-cell table:style-name="ce4" table:formula="of:=[.$B213]+[.L$3]" office:value-type="time" office:time-value="PT12H54M00S">
            <text:p>12:54</text:p>
          </table:table-cell>
          <table:table-cell table:style-name="ce4" table:formula="of:=[.$B213]+[.M$3]" office:value-type="time" office:time-value="PT12H57M00S">
            <text:p>12:57</text:p>
          </table:table-cell>
          <table:table-cell table:style-name="ce4" table:formula="of:=[.$B213]+[.N$3]" office:value-type="time" office:time-value="PT12H59M00S">
            <text:p>12:59</text:p>
          </table:table-cell>
          <table:table-cell table:style-name="ce4" table:formula="of:=[.$B213]+[.O$3]" office:value-type="time" office:time-value="PT13H02M00S">
            <text:p>13:02</text:p>
          </table:table-cell>
          <table:table-cell table:style-name="ce4" table:formula="of:=[.$B213]+[.P$3]" office:value-type="time" office:time-value="PT13H04M00S">
            <text:p>13:04</text:p>
          </table:table-cell>
          <table:table-cell table:style-name="ce4" table:formula="of:=[.$B213]+[.Q$3]" office:value-type="time" office:time-value="PT13H06M00S">
            <text:p>13:06</text:p>
          </table:table-cell>
          <table:table-cell table:style-name="ce4" table:formula="of:=[.$B213]+[.R$3]" office:value-type="time" office:time-value="PT13H19M00S">
            <text:p>13:19</text:p>
          </table:table-cell>
        </table:table-row>
        <table:table-row table:style-name="ro1">
          <table:table-cell table:style-name="ce1" table:formula="of:=[.A213]+2" office:value-type="float" office:value="3040">
            <text:p>3040</text:p>
          </table:table-cell>
          <table:table-cell table:style-name="ce5" office:value-type="time" office:time-value="PT13H00M00S">
            <text:p>13:00</text:p>
          </table:table-cell>
          <table:table-cell table:style-name="ce4" table:formula="of:=[.$B214]+[.C$3]" office:value-type="time" office:time-value="PT13H03M00S">
            <text:p>13:03</text:p>
          </table:table-cell>
          <table:table-cell table:style-name="ce4" table:formula="of:=[.$B214]+[.D$3]" office:value-type="time" office:time-value="PT13H05M00S">
            <text:p>13:05</text:p>
          </table:table-cell>
          <table:table-cell table:style-name="ce4" table:formula="of:=[.$B214]+[.E$3]" office:value-type="time" office:time-value="PT13H07M00S">
            <text:p>13:07</text:p>
          </table:table-cell>
          <table:table-cell table:style-name="ce4" table:formula="of:=[.$B214]+[.F$3]" office:value-type="time" office:time-value="PT13H09M00S">
            <text:p>13:09</text:p>
          </table:table-cell>
          <table:table-cell table:style-name="ce4" table:formula="of:=[.$B214]+[.G$3]" office:value-type="time" office:time-value="PT13H13M00S">
            <text:p>13:13</text:p>
          </table:table-cell>
          <table:table-cell table:style-name="ce4" table:formula="of:=[.$B214]+[.H$3]" office:value-type="time" office:time-value="PT13H16M00S">
            <text:p>13:16</text:p>
          </table:table-cell>
          <table:table-cell table:style-name="ce4" table:formula="of:=[.$B214]+[.I$3]" office:value-type="time" office:time-value="PT13H19M00S">
            <text:p>13:19</text:p>
          </table:table-cell>
          <table:table-cell table:style-name="ce4" table:formula="of:=[.$B214]+[.J$3]" office:value-type="time" office:time-value="PT13H21M00S">
            <text:p>13:21</text:p>
          </table:table-cell>
          <table:table-cell table:style-name="ce4" table:formula="of:=[.$B214]+[.K$3]" office:value-type="time" office:time-value="PT13H23M00S">
            <text:p>13:23</text:p>
          </table:table-cell>
          <table:table-cell table:style-name="ce4" table:formula="of:=[.$B214]+[.L$3]" office:value-type="time" office:time-value="PT13H25M00S">
            <text:p>13:25</text:p>
          </table:table-cell>
          <table:table-cell table:style-name="ce4" table:formula="of:=[.$B214]+[.M$3]" office:value-type="time" office:time-value="PT13H28M00S">
            <text:p>13:28</text:p>
          </table:table-cell>
          <table:table-cell table:style-name="ce4" table:formula="of:=[.$B214]+[.N$3]" office:value-type="time" office:time-value="PT13H30M00S">
            <text:p>13:30</text:p>
          </table:table-cell>
          <table:table-cell table:style-name="ce4" table:formula="of:=[.$B214]+[.O$3]" office:value-type="time" office:time-value="PT13H33M00S">
            <text:p>13:33</text:p>
          </table:table-cell>
          <table:table-cell table:style-name="ce4" table:formula="of:=[.$B214]+[.P$3]" office:value-type="time" office:time-value="PT13H35M00S">
            <text:p>13:35</text:p>
          </table:table-cell>
          <table:table-cell table:style-name="ce4" table:formula="of:=[.$B214]+[.Q$3]" office:value-type="time" office:time-value="PT13H37M00S">
            <text:p>13:37</text:p>
          </table:table-cell>
          <table:table-cell table:style-name="ce4" table:formula="of:=[.$B214]+[.R$3]" office:value-type="time" office:time-value="PT13H50M00S">
            <text:p>13:50</text:p>
          </table:table-cell>
        </table:table-row>
        <table:table-row table:style-name="ro1">
          <table:table-cell table:style-name="ce1" table:formula="of:=[.A214]+2" office:value-type="float" office:value="3042">
            <text:p>3042</text:p>
          </table:table-cell>
          <table:table-cell table:style-name="ce5" office:value-type="time" office:time-value="PT13H20M00S">
            <text:p>13:20</text:p>
          </table:table-cell>
          <table:table-cell table:style-name="ce4" table:formula="of:=[.$B215]+[.C$3]" office:value-type="time" office:time-value="PT13H23M00S">
            <text:p>13:23</text:p>
          </table:table-cell>
          <table:table-cell table:style-name="ce4" table:formula="of:=[.$B215]+[.D$3]" office:value-type="time" office:time-value="PT13H25M00S">
            <text:p>13:25</text:p>
          </table:table-cell>
          <table:table-cell table:style-name="ce4" table:formula="of:=[.$B215]+[.E$3]" office:value-type="time" office:time-value="PT13H27M00S">
            <text:p>13:27</text:p>
          </table:table-cell>
          <table:table-cell table:style-name="ce4" table:formula="of:=[.$B215]+[.F$3]" office:value-type="time" office:time-value="PT13H29M00S">
            <text:p>13:29</text:p>
          </table:table-cell>
          <table:table-cell table:style-name="ce4" table:formula="of:=[.$B215]+[.G$3]" office:value-type="time" office:time-value="PT13H33M00S">
            <text:p>13:33</text:p>
          </table:table-cell>
          <table:table-cell table:style-name="ce4" table:formula="of:=[.$B215]+[.H$3]" office:value-type="time" office:time-value="PT13H36M00S">
            <text:p>13:36</text:p>
          </table:table-cell>
          <table:table-cell table:style-name="ce4" table:formula="of:=[.$B215]+[.I$3]" office:value-type="time" office:time-value="PT13H39M00S">
            <text:p>13:39</text:p>
          </table:table-cell>
          <table:table-cell table:style-name="ce4" table:formula="of:=[.$B215]+[.J$3]" office:value-type="time" office:time-value="PT13H41M00S">
            <text:p>13:41</text:p>
          </table:table-cell>
          <table:table-cell table:style-name="ce4" table:formula="of:=[.$B215]+[.K$3]" office:value-type="time" office:time-value="PT13H43M00S">
            <text:p>13:43</text:p>
          </table:table-cell>
          <table:table-cell table:style-name="ce4" table:formula="of:=[.$B215]+[.L$3]" office:value-type="time" office:time-value="PT13H45M00S">
            <text:p>13:45</text:p>
          </table:table-cell>
          <table:table-cell table:style-name="ce4" table:formula="of:=[.$B215]+[.M$3]" office:value-type="time" office:time-value="PT13H48M00S">
            <text:p>13:48</text:p>
          </table:table-cell>
          <table:table-cell table:style-name="ce4" table:formula="of:=[.$B215]+[.N$3]" office:value-type="time" office:time-value="PT13H50M00S">
            <text:p>13:50</text:p>
          </table:table-cell>
          <table:table-cell table:style-name="ce4" table:formula="of:=[.$B215]+[.O$3]" office:value-type="time" office:time-value="PT13H53M00S">
            <text:p>13:53</text:p>
          </table:table-cell>
          <table:table-cell table:style-name="ce4" table:formula="of:=[.$B215]+[.P$3]" office:value-type="time" office:time-value="PT13H55M00S">
            <text:p>13:55</text:p>
          </table:table-cell>
          <table:table-cell table:style-name="ce4" table:formula="of:=[.$B215]+[.Q$3]" office:value-type="time" office:time-value="PT13H57M00S">
            <text:p>13:57</text:p>
          </table:table-cell>
          <table:table-cell table:style-name="ce4" table:formula="of:=[.$B215]+[.R$3]" office:value-type="time" office:time-value="PT14H10M00S">
            <text:p>14:10</text:p>
          </table:table-cell>
        </table:table-row>
        <table:table-row table:style-name="ro1">
          <table:table-cell table:style-name="ce1" table:formula="of:=[.A215]+2" office:value-type="float" office:value="3044">
            <text:p>3044</text:p>
          </table:table-cell>
          <table:table-cell table:style-name="ce5" office:value-type="time" office:time-value="PT13H40M00S">
            <text:p>13:40</text:p>
          </table:table-cell>
          <table:table-cell table:style-name="ce4" table:formula="of:=[.$B216]+[.C$3]" office:value-type="time" office:time-value="PT13H43M00S">
            <text:p>13:43</text:p>
          </table:table-cell>
          <table:table-cell table:style-name="ce4" table:formula="of:=[.$B216]+[.D$3]" office:value-type="time" office:time-value="PT13H45M00S">
            <text:p>13:45</text:p>
          </table:table-cell>
          <table:table-cell table:style-name="ce4" table:formula="of:=[.$B216]+[.E$3]" office:value-type="time" office:time-value="PT13H47M00S">
            <text:p>13:47</text:p>
          </table:table-cell>
          <table:table-cell table:style-name="ce4" table:formula="of:=[.$B216]+[.F$3]" office:value-type="time" office:time-value="PT13H49M00S">
            <text:p>13:49</text:p>
          </table:table-cell>
          <table:table-cell table:style-name="ce4" table:formula="of:=[.$B216]+[.G$3]" office:value-type="time" office:time-value="PT13H53M00S">
            <text:p>13:53</text:p>
          </table:table-cell>
          <table:table-cell table:style-name="ce4" table:formula="of:=[.$B216]+[.H$3]" office:value-type="time" office:time-value="PT13H56M00S">
            <text:p>13:56</text:p>
          </table:table-cell>
          <table:table-cell table:style-name="ce4" table:formula="of:=[.$B216]+[.I$3]" office:value-type="time" office:time-value="PT13H59M00S">
            <text:p>13:59</text:p>
          </table:table-cell>
          <table:table-cell table:style-name="ce4" table:formula="of:=[.$B216]+[.J$3]" office:value-type="time" office:time-value="PT14H01M00S">
            <text:p>14:01</text:p>
          </table:table-cell>
          <table:table-cell table:style-name="ce4" table:formula="of:=[.$B216]+[.K$3]" office:value-type="time" office:time-value="PT14H03M00S">
            <text:p>14:03</text:p>
          </table:table-cell>
          <table:table-cell table:style-name="ce4" table:formula="of:=[.$B216]+[.L$3]" office:value-type="time" office:time-value="PT14H05M00S">
            <text:p>14:05</text:p>
          </table:table-cell>
          <table:table-cell table:style-name="ce4" table:formula="of:=[.$B216]+[.M$3]" office:value-type="time" office:time-value="PT14H08M00S">
            <text:p>14:08</text:p>
          </table:table-cell>
          <table:table-cell table:style-name="ce4" table:formula="of:=[.$B216]+[.N$3]" office:value-type="time" office:time-value="PT14H10M00S">
            <text:p>14:10</text:p>
          </table:table-cell>
          <table:table-cell table:style-name="ce4" table:formula="of:=[.$B216]+[.O$3]" office:value-type="time" office:time-value="PT14H13M00S">
            <text:p>14:13</text:p>
          </table:table-cell>
          <table:table-cell table:style-name="ce4" table:formula="of:=[.$B216]+[.P$3]" office:value-type="time" office:time-value="PT14H15M00S">
            <text:p>14:15</text:p>
          </table:table-cell>
          <table:table-cell table:style-name="ce4" table:formula="of:=[.$B216]+[.Q$3]" office:value-type="time" office:time-value="PT14H17M00S">
            <text:p>14:17</text:p>
          </table:table-cell>
          <table:table-cell table:style-name="ce4" table:formula="of:=[.$B216]+[.R$3]" office:value-type="time" office:time-value="PT14H30M00S">
            <text:p>14:30</text:p>
          </table:table-cell>
        </table:table-row>
        <table:table-row table:style-name="ro1">
          <table:table-cell table:style-name="ce1" table:formula="of:=[.A216]+2" office:value-type="float" office:value="3046">
            <text:p>3046</text:p>
          </table:table-cell>
          <table:table-cell table:style-name="ce5" office:value-type="time" office:time-value="PT14H02M00S">
            <text:p>14:02</text:p>
          </table:table-cell>
          <table:table-cell table:style-name="ce4" table:formula="of:=[.$B217]+[.C$3]" office:value-type="time" office:time-value="PT14H05M00S">
            <text:p>14:05</text:p>
          </table:table-cell>
          <table:table-cell table:style-name="ce4" table:formula="of:=[.$B217]+[.D$3]" office:value-type="time" office:time-value="PT14H07M00S">
            <text:p>14:07</text:p>
          </table:table-cell>
          <table:table-cell table:style-name="ce4" table:formula="of:=[.$B217]+[.E$3]" office:value-type="time" office:time-value="PT14H09M00S">
            <text:p>14:09</text:p>
          </table:table-cell>
          <table:table-cell table:style-name="ce4" table:formula="of:=[.$B217]+[.F$3]" office:value-type="time" office:time-value="PT14H11M00S">
            <text:p>14:11</text:p>
          </table:table-cell>
          <table:table-cell table:style-name="ce4" table:formula="of:=[.$B217]+[.G$3]" office:value-type="time" office:time-value="PT14H15M00S">
            <text:p>14:15</text:p>
          </table:table-cell>
          <table:table-cell table:style-name="ce4" table:formula="of:=[.$B217]+[.H$3]" office:value-type="time" office:time-value="PT14H18M00S">
            <text:p>14:18</text:p>
          </table:table-cell>
          <table:table-cell table:style-name="ce4" table:formula="of:=[.$B217]+[.I$3]" office:value-type="time" office:time-value="PT14H21M00S">
            <text:p>14:21</text:p>
          </table:table-cell>
          <table:table-cell table:style-name="ce4" table:formula="of:=[.$B217]+[.J$3]" office:value-type="time" office:time-value="PT14H23M00S">
            <text:p>14:23</text:p>
          </table:table-cell>
          <table:table-cell table:style-name="ce4" table:formula="of:=[.$B217]+[.K$3]" office:value-type="time" office:time-value="PT14H25M00S">
            <text:p>14:25</text:p>
          </table:table-cell>
          <table:table-cell table:style-name="ce4" table:formula="of:=[.$B217]+[.L$3]" office:value-type="time" office:time-value="PT14H27M00S">
            <text:p>14:27</text:p>
          </table:table-cell>
          <table:table-cell table:style-name="ce4" table:formula="of:=[.$B217]+[.M$3]" office:value-type="time" office:time-value="PT14H30M00S">
            <text:p>14:30</text:p>
          </table:table-cell>
          <table:table-cell table:style-name="ce4" table:formula="of:=[.$B217]+[.N$3]" office:value-type="time" office:time-value="PT14H32M00S">
            <text:p>14:32</text:p>
          </table:table-cell>
          <table:table-cell table:style-name="ce4" table:formula="of:=[.$B217]+[.O$3]" office:value-type="time" office:time-value="PT14H35M00S">
            <text:p>14:35</text:p>
          </table:table-cell>
          <table:table-cell table:style-name="ce4" table:formula="of:=[.$B217]+[.P$3]" office:value-type="time" office:time-value="PT14H37M00S">
            <text:p>14:37</text:p>
          </table:table-cell>
          <table:table-cell table:style-name="ce4" table:formula="of:=[.$B217]+[.Q$3]" office:value-type="time" office:time-value="PT14H39M00S">
            <text:p>14:39</text:p>
          </table:table-cell>
          <table:table-cell table:style-name="ce4" table:formula="of:=[.$B217]+[.R$3]" office:value-type="time" office:time-value="PT14H52M00S">
            <text:p>14:52</text:p>
          </table:table-cell>
        </table:table-row>
        <table:table-row table:style-name="ro1">
          <table:table-cell table:style-name="ce1" table:formula="of:=[.A217]+2" office:value-type="float" office:value="3048">
            <text:p>3048</text:p>
          </table:table-cell>
          <table:table-cell table:style-name="ce5" office:value-type="time" office:time-value="PT14H19M00S">
            <text:p>14:19</text:p>
          </table:table-cell>
          <table:table-cell table:style-name="ce4" table:formula="of:=[.$B218]+[.C$3]" office:value-type="time" office:time-value="PT14H22M00S">
            <text:p>14:22</text:p>
          </table:table-cell>
          <table:table-cell table:style-name="ce4" table:formula="of:=[.$B218]+[.D$3]" office:value-type="time" office:time-value="PT14H24M00S">
            <text:p>14:24</text:p>
          </table:table-cell>
          <table:table-cell table:style-name="ce4" table:formula="of:=[.$B218]+[.E$3]" office:value-type="time" office:time-value="PT14H26M00S">
            <text:p>14:26</text:p>
          </table:table-cell>
          <table:table-cell table:style-name="ce4" table:formula="of:=[.$B218]+[.F$3]" office:value-type="time" office:time-value="PT14H28M00S">
            <text:p>14:28</text:p>
          </table:table-cell>
          <table:table-cell table:style-name="ce4" table:formula="of:=[.$B218]+[.G$3]" office:value-type="time" office:time-value="PT14H32M00S">
            <text:p>14:32</text:p>
          </table:table-cell>
          <table:table-cell table:style-name="ce4" table:formula="of:=[.$B218]+[.H$3]" office:value-type="time" office:time-value="PT14H35M00S">
            <text:p>14:35</text:p>
          </table:table-cell>
          <table:table-cell table:style-name="ce4" table:formula="of:=[.$B218]+[.I$3]" office:value-type="time" office:time-value="PT14H38M00S">
            <text:p>14:38</text:p>
          </table:table-cell>
          <table:table-cell table:style-name="ce4" table:formula="of:=[.$B218]+[.J$3]" office:value-type="time" office:time-value="PT14H40M00S">
            <text:p>14:40</text:p>
          </table:table-cell>
          <table:table-cell table:style-name="ce4" table:formula="of:=[.$B218]+[.K$3]" office:value-type="time" office:time-value="PT14H42M00S">
            <text:p>14:42</text:p>
          </table:table-cell>
          <table:table-cell table:style-name="ce4" table:formula="of:=[.$B218]+[.L$3]" office:value-type="time" office:time-value="PT14H44M00S">
            <text:p>14:44</text:p>
          </table:table-cell>
          <table:table-cell table:style-name="ce4" table:formula="of:=[.$B218]+[.M$3]" office:value-type="time" office:time-value="PT14H47M00S">
            <text:p>14:47</text:p>
          </table:table-cell>
          <table:table-cell table:style-name="ce4" table:formula="of:=[.$B218]+[.N$3]" office:value-type="time" office:time-value="PT14H49M00S">
            <text:p>14:49</text:p>
          </table:table-cell>
          <table:table-cell table:style-name="ce4" table:formula="of:=[.$B218]+[.O$3]" office:value-type="time" office:time-value="PT14H52M00S">
            <text:p>14:52</text:p>
          </table:table-cell>
          <table:table-cell table:style-name="ce4" table:formula="of:=[.$B218]+[.P$3]" office:value-type="time" office:time-value="PT14H54M00S">
            <text:p>14:54</text:p>
          </table:table-cell>
          <table:table-cell table:style-name="ce4" table:formula="of:=[.$B218]+[.Q$3]" office:value-type="time" office:time-value="PT14H56M00S">
            <text:p>14:56</text:p>
          </table:table-cell>
          <table:table-cell table:style-name="ce4" table:formula="of:=[.$B218]+[.R$3]" office:value-type="time" office:time-value="PT15H09M00S">
            <text:p>15:09</text:p>
          </table:table-cell>
        </table:table-row>
        <table:table-row table:style-name="ro1">
          <table:table-cell table:style-name="ce1" table:formula="of:=[.A218]+2" office:value-type="float" office:value="3050">
            <text:p>3050</text:p>
          </table:table-cell>
          <table:table-cell table:style-name="ce5" office:value-type="time" office:time-value="PT14H40M00S">
            <text:p>14:40</text:p>
          </table:table-cell>
          <table:table-cell table:style-name="ce4" table:formula="of:=[.$B219]+[.C$3]" office:value-type="time" office:time-value="PT14H43M00S">
            <text:p>14:43</text:p>
          </table:table-cell>
          <table:table-cell table:style-name="ce4" table:formula="of:=[.$B219]+[.D$3]" office:value-type="time" office:time-value="PT14H45M00S">
            <text:p>14:45</text:p>
          </table:table-cell>
          <table:table-cell table:style-name="ce4" table:formula="of:=[.$B219]+[.E$3]" office:value-type="time" office:time-value="PT14H47M00S">
            <text:p>14:47</text:p>
          </table:table-cell>
          <table:table-cell table:style-name="ce4" table:formula="of:=[.$B219]+[.F$3]" office:value-type="time" office:time-value="PT14H49M00S">
            <text:p>14:49</text:p>
          </table:table-cell>
          <table:table-cell table:style-name="ce4" table:formula="of:=[.$B219]+[.G$3]" office:value-type="time" office:time-value="PT14H53M00S">
            <text:p>14:53</text:p>
          </table:table-cell>
          <table:table-cell table:style-name="ce4" table:formula="of:=[.$B219]+[.H$3]" office:value-type="time" office:time-value="PT14H56M00S">
            <text:p>14:56</text:p>
          </table:table-cell>
          <table:table-cell table:style-name="ce4" table:formula="of:=[.$B219]+[.I$3]" office:value-type="time" office:time-value="PT14H59M00S">
            <text:p>14:59</text:p>
          </table:table-cell>
          <table:table-cell table:style-name="ce4" table:formula="of:=[.$B219]+[.J$3]" office:value-type="time" office:time-value="PT15H01M00S">
            <text:p>15:01</text:p>
          </table:table-cell>
          <table:table-cell table:style-name="ce4" table:formula="of:=[.$B219]+[.K$3]" office:value-type="time" office:time-value="PT15H03M00S">
            <text:p>15:03</text:p>
          </table:table-cell>
          <table:table-cell table:style-name="ce4" table:formula="of:=[.$B219]+[.L$3]" office:value-type="time" office:time-value="PT15H05M00S">
            <text:p>15:05</text:p>
          </table:table-cell>
          <table:table-cell table:style-name="ce4" table:formula="of:=[.$B219]+[.M$3]" office:value-type="time" office:time-value="PT15H08M00S">
            <text:p>15:08</text:p>
          </table:table-cell>
          <table:table-cell table:style-name="ce4" table:formula="of:=[.$B219]+[.N$3]" office:value-type="time" office:time-value="PT15H10M00S">
            <text:p>15:10</text:p>
          </table:table-cell>
          <table:table-cell table:style-name="ce4" table:formula="of:=[.$B219]+[.O$3]" office:value-type="time" office:time-value="PT15H13M00S">
            <text:p>15:13</text:p>
          </table:table-cell>
          <table:table-cell table:style-name="ce4" table:formula="of:=[.$B219]+[.P$3]" office:value-type="time" office:time-value="PT15H15M00S">
            <text:p>15:15</text:p>
          </table:table-cell>
          <table:table-cell table:style-name="ce4" table:formula="of:=[.$B219]+[.Q$3]" office:value-type="time" office:time-value="PT15H17M00S">
            <text:p>15:17</text:p>
          </table:table-cell>
          <table:table-cell table:style-name="ce4" table:formula="of:=[.$B219]+[.R$3]" office:value-type="time" office:time-value="PT15H30M00S">
            <text:p>15:30</text:p>
          </table:table-cell>
        </table:table-row>
        <table:table-row table:style-name="ro1">
          <table:table-cell table:style-name="ce1" table:formula="of:=[.A219]+2" office:value-type="float" office:value="3052">
            <text:p>3052</text:p>
          </table:table-cell>
          <table:table-cell table:style-name="ce5" office:value-type="time" office:time-value="PT15H01M00S">
            <text:p>15:01</text:p>
          </table:table-cell>
          <table:table-cell table:style-name="ce4" table:formula="of:=[.$B220]+[.C$3]" office:value-type="time" office:time-value="PT15H04M00S">
            <text:p>15:04</text:p>
          </table:table-cell>
          <table:table-cell table:style-name="ce4" table:formula="of:=[.$B220]+[.D$3]" office:value-type="time" office:time-value="PT15H06M00S">
            <text:p>15:06</text:p>
          </table:table-cell>
          <table:table-cell table:style-name="ce4" table:formula="of:=[.$B220]+[.E$3]" office:value-type="time" office:time-value="PT15H08M00S">
            <text:p>15:08</text:p>
          </table:table-cell>
          <table:table-cell table:style-name="ce4" table:formula="of:=[.$B220]+[.F$3]" office:value-type="time" office:time-value="PT15H10M00S">
            <text:p>15:10</text:p>
          </table:table-cell>
          <table:table-cell table:style-name="ce4" table:formula="of:=[.$B220]+[.G$3]" office:value-type="time" office:time-value="PT15H14M00S">
            <text:p>15:14</text:p>
          </table:table-cell>
          <table:table-cell table:style-name="ce4" table:formula="of:=[.$B220]+[.H$3]" office:value-type="time" office:time-value="PT15H17M00S">
            <text:p>15:17</text:p>
          </table:table-cell>
          <table:table-cell table:style-name="ce4" table:formula="of:=[.$B220]+[.I$3]" office:value-type="time" office:time-value="PT15H20M00S">
            <text:p>15:20</text:p>
          </table:table-cell>
          <table:table-cell table:style-name="ce4" table:formula="of:=[.$B220]+[.J$3]" office:value-type="time" office:time-value="PT15H22M00S">
            <text:p>15:22</text:p>
          </table:table-cell>
          <table:table-cell table:style-name="ce4" table:formula="of:=[.$B220]+[.K$3]" office:value-type="time" office:time-value="PT15H24M00S">
            <text:p>15:24</text:p>
          </table:table-cell>
          <table:table-cell table:style-name="ce4" table:formula="of:=[.$B220]+[.L$3]" office:value-type="time" office:time-value="PT15H26M00S">
            <text:p>15:26</text:p>
          </table:table-cell>
          <table:table-cell table:style-name="ce4" table:formula="of:=[.$B220]+[.M$3]" office:value-type="time" office:time-value="PT15H29M00S">
            <text:p>15:29</text:p>
          </table:table-cell>
          <table:table-cell table:style-name="ce4" table:formula="of:=[.$B220]+[.N$3]" office:value-type="time" office:time-value="PT15H31M00S">
            <text:p>15:31</text:p>
          </table:table-cell>
          <table:table-cell table:style-name="ce4" table:formula="of:=[.$B220]+[.O$3]" office:value-type="time" office:time-value="PT15H34M00S">
            <text:p>15:34</text:p>
          </table:table-cell>
          <table:table-cell table:style-name="ce4" table:formula="of:=[.$B220]+[.P$3]" office:value-type="time" office:time-value="PT15H36M00S">
            <text:p>15:36</text:p>
          </table:table-cell>
          <table:table-cell table:style-name="ce4" table:formula="of:=[.$B220]+[.Q$3]" office:value-type="time" office:time-value="PT15H38M00S">
            <text:p>15:38</text:p>
          </table:table-cell>
          <table:table-cell table:style-name="ce4" table:formula="of:=[.$B220]+[.R$3]" office:value-type="time" office:time-value="PT15H51M00S">
            <text:p>15:51</text:p>
          </table:table-cell>
        </table:table-row>
        <table:table-row table:style-name="ro1">
          <table:table-cell table:style-name="ce1" table:formula="of:=[.A220]+2" office:value-type="float" office:value="3054">
            <text:p>3054</text:p>
          </table:table-cell>
          <table:table-cell table:style-name="ce5" office:value-type="time" office:time-value="PT15H22M00S">
            <text:p>15:22</text:p>
          </table:table-cell>
          <table:table-cell table:style-name="ce4" table:formula="of:=[.$B221]+[.C$3]" office:value-type="time" office:time-value="PT15H25M00S">
            <text:p>15:25</text:p>
          </table:table-cell>
          <table:table-cell table:style-name="ce4" table:formula="of:=[.$B221]+[.D$3]" office:value-type="time" office:time-value="PT15H27M00S">
            <text:p>15:27</text:p>
          </table:table-cell>
          <table:table-cell table:style-name="ce4" table:formula="of:=[.$B221]+[.E$3]" office:value-type="time" office:time-value="PT15H29M00S">
            <text:p>15:29</text:p>
          </table:table-cell>
          <table:table-cell table:style-name="ce4" table:formula="of:=[.$B221]+[.F$3]" office:value-type="time" office:time-value="PT15H31M00S">
            <text:p>15:31</text:p>
          </table:table-cell>
          <table:table-cell table:style-name="ce4" table:formula="of:=[.$B221]+[.G$3]" office:value-type="time" office:time-value="PT15H35M00S">
            <text:p>15:35</text:p>
          </table:table-cell>
          <table:table-cell table:style-name="ce4" table:formula="of:=[.$B221]+[.H$3]" office:value-type="time" office:time-value="PT15H38M00S">
            <text:p>15:38</text:p>
          </table:table-cell>
          <table:table-cell table:style-name="ce4" table:formula="of:=[.$B221]+[.I$3]" office:value-type="time" office:time-value="PT15H41M00S">
            <text:p>15:41</text:p>
          </table:table-cell>
          <table:table-cell table:style-name="ce4" table:formula="of:=[.$B221]+[.J$3]" office:value-type="time" office:time-value="PT15H43M00S">
            <text:p>15:43</text:p>
          </table:table-cell>
          <table:table-cell table:style-name="ce4" table:formula="of:=[.$B221]+[.K$3]" office:value-type="time" office:time-value="PT15H45M00S">
            <text:p>15:45</text:p>
          </table:table-cell>
          <table:table-cell table:style-name="ce4" table:formula="of:=[.$B221]+[.L$3]" office:value-type="time" office:time-value="PT15H47M00S">
            <text:p>15:47</text:p>
          </table:table-cell>
          <table:table-cell table:style-name="ce4" table:formula="of:=[.$B221]+[.M$3]" office:value-type="time" office:time-value="PT15H50M00S">
            <text:p>15:50</text:p>
          </table:table-cell>
          <table:table-cell table:style-name="ce4" table:formula="of:=[.$B221]+[.N$3]" office:value-type="time" office:time-value="PT15H52M00S">
            <text:p>15:52</text:p>
          </table:table-cell>
          <table:table-cell table:style-name="ce4" table:formula="of:=[.$B221]+[.O$3]" office:value-type="time" office:time-value="PT15H55M00S">
            <text:p>15:55</text:p>
          </table:table-cell>
          <table:table-cell table:style-name="ce4" table:formula="of:=[.$B221]+[.P$3]" office:value-type="time" office:time-value="PT15H57M00S">
            <text:p>15:57</text:p>
          </table:table-cell>
          <table:table-cell table:style-name="ce4" table:formula="of:=[.$B221]+[.Q$3]" office:value-type="time" office:time-value="PT15H59M00S">
            <text:p>15:59</text:p>
          </table:table-cell>
          <table:table-cell table:style-name="ce4" table:formula="of:=[.$B221]+[.R$3]" office:value-type="time" office:time-value="PT16H12M00S">
            <text:p>16:12</text:p>
          </table:table-cell>
        </table:table-row>
        <table:table-row table:style-name="ro1">
          <table:table-cell table:style-name="ce1" table:formula="of:=[.A221]+2" office:value-type="float" office:value="3056">
            <text:p>3056</text:p>
          </table:table-cell>
          <table:table-cell table:style-name="ce5" office:value-type="time" office:time-value="PT15H42M00S">
            <text:p>15:42</text:p>
          </table:table-cell>
          <table:table-cell table:style-name="ce4" table:formula="of:=[.$B222]+[.C$3]" office:value-type="time" office:time-value="PT15H45M00S">
            <text:p>15:45</text:p>
          </table:table-cell>
          <table:table-cell table:style-name="ce4" table:formula="of:=[.$B222]+[.D$3]" office:value-type="time" office:time-value="PT15H47M00S">
            <text:p>15:47</text:p>
          </table:table-cell>
          <table:table-cell table:style-name="ce4" table:formula="of:=[.$B222]+[.E$3]" office:value-type="time" office:time-value="PT15H49M00S">
            <text:p>15:49</text:p>
          </table:table-cell>
          <table:table-cell table:style-name="ce4" table:formula="of:=[.$B222]+[.F$3]" office:value-type="time" office:time-value="PT15H51M00S">
            <text:p>15:51</text:p>
          </table:table-cell>
          <table:table-cell table:style-name="ce4" table:formula="of:=[.$B222]+[.G$3]" office:value-type="time" office:time-value="PT15H55M00S">
            <text:p>15:55</text:p>
          </table:table-cell>
          <table:table-cell table:style-name="ce4" table:formula="of:=[.$B222]+[.H$3]" office:value-type="time" office:time-value="PT15H58M00S">
            <text:p>15:58</text:p>
          </table:table-cell>
          <table:table-cell table:style-name="ce4" table:formula="of:=[.$B222]+[.I$3]" office:value-type="time" office:time-value="PT16H01M00S">
            <text:p>16:01</text:p>
          </table:table-cell>
          <table:table-cell table:style-name="ce4" table:formula="of:=[.$B222]+[.J$3]" office:value-type="time" office:time-value="PT16H03M00S">
            <text:p>16:03</text:p>
          </table:table-cell>
          <table:table-cell table:style-name="ce4" table:formula="of:=[.$B222]+[.K$3]" office:value-type="time" office:time-value="PT16H05M00S">
            <text:p>16:05</text:p>
          </table:table-cell>
          <table:table-cell table:style-name="ce4" table:formula="of:=[.$B222]+[.L$3]" office:value-type="time" office:time-value="PT16H07M00S">
            <text:p>16:07</text:p>
          </table:table-cell>
          <table:table-cell table:style-name="ce4" table:formula="of:=[.$B222]+[.M$3]" office:value-type="time" office:time-value="PT16H10M00S">
            <text:p>16:10</text:p>
          </table:table-cell>
          <table:table-cell table:style-name="ce4" table:formula="of:=[.$B222]+[.N$3]" office:value-type="time" office:time-value="PT16H12M00S">
            <text:p>16:12</text:p>
          </table:table-cell>
          <table:table-cell table:style-name="ce4" table:formula="of:=[.$B222]+[.O$3]" office:value-type="time" office:time-value="PT16H15M00S">
            <text:p>16:15</text:p>
          </table:table-cell>
          <table:table-cell table:style-name="ce4" table:formula="of:=[.$B222]+[.P$3]" office:value-type="time" office:time-value="PT16H17M00S">
            <text:p>16:17</text:p>
          </table:table-cell>
          <table:table-cell table:style-name="ce4" table:formula="of:=[.$B222]+[.Q$3]" office:value-type="time" office:time-value="PT16H19M00S">
            <text:p>16:19</text:p>
          </table:table-cell>
          <table:table-cell table:style-name="ce4" table:formula="of:=[.$B222]+[.R$3]" office:value-type="time" office:time-value="PT16H32M00S">
            <text:p>16:32</text:p>
          </table:table-cell>
        </table:table-row>
        <table:table-row table:style-name="ro1">
          <table:table-cell table:style-name="ce1" table:formula="of:=[.A222]+2" office:value-type="float" office:value="3058">
            <text:p>3058</text:p>
          </table:table-cell>
          <table:table-cell table:style-name="ce5" office:value-type="time" office:time-value="PT16H03M00S">
            <text:p>16:03</text:p>
          </table:table-cell>
          <table:table-cell table:style-name="ce4" table:formula="of:=[.$B223]+[.C$3]" office:value-type="time" office:time-value="PT16H06M00S">
            <text:p>16:06</text:p>
          </table:table-cell>
          <table:table-cell table:style-name="ce4" table:formula="of:=[.$B223]+[.D$3]" office:value-type="time" office:time-value="PT16H08M00S">
            <text:p>16:08</text:p>
          </table:table-cell>
          <table:table-cell table:style-name="ce4" table:formula="of:=[.$B223]+[.E$3]" office:value-type="time" office:time-value="PT16H10M00S">
            <text:p>16:10</text:p>
          </table:table-cell>
          <table:table-cell table:style-name="ce4" table:formula="of:=[.$B223]+[.F$3]" office:value-type="time" office:time-value="PT16H12M00S">
            <text:p>16:12</text:p>
          </table:table-cell>
          <table:table-cell table:style-name="ce4" table:formula="of:=[.$B223]+[.G$3]" office:value-type="time" office:time-value="PT16H16M00S">
            <text:p>16:16</text:p>
          </table:table-cell>
          <table:table-cell table:style-name="ce4" table:formula="of:=[.$B223]+[.H$3]" office:value-type="time" office:time-value="PT16H19M00S">
            <text:p>16:19</text:p>
          </table:table-cell>
          <table:table-cell table:style-name="ce4" table:formula="of:=[.$B223]+[.I$3]" office:value-type="time" office:time-value="PT16H22M00S">
            <text:p>16:22</text:p>
          </table:table-cell>
          <table:table-cell table:style-name="ce4" table:formula="of:=[.$B223]+[.J$3]" office:value-type="time" office:time-value="PT16H24M00S">
            <text:p>16:24</text:p>
          </table:table-cell>
          <table:table-cell table:style-name="ce4" table:formula="of:=[.$B223]+[.K$3]" office:value-type="time" office:time-value="PT16H26M00S">
            <text:p>16:26</text:p>
          </table:table-cell>
          <table:table-cell table:style-name="ce4" table:formula="of:=[.$B223]+[.L$3]" office:value-type="time" office:time-value="PT16H28M00S">
            <text:p>16:28</text:p>
          </table:table-cell>
          <table:table-cell table:style-name="ce4" table:formula="of:=[.$B223]+[.M$3]" office:value-type="time" office:time-value="PT16H31M00S">
            <text:p>16:31</text:p>
          </table:table-cell>
          <table:table-cell table:style-name="ce4" table:formula="of:=[.$B223]+[.N$3]" office:value-type="time" office:time-value="PT16H33M00S">
            <text:p>16:33</text:p>
          </table:table-cell>
          <table:table-cell table:style-name="ce4" table:formula="of:=[.$B223]+[.O$3]" office:value-type="time" office:time-value="PT16H36M00S">
            <text:p>16:36</text:p>
          </table:table-cell>
          <table:table-cell table:style-name="ce4" table:formula="of:=[.$B223]+[.P$3]" office:value-type="time" office:time-value="PT16H38M00S">
            <text:p>16:38</text:p>
          </table:table-cell>
          <table:table-cell table:style-name="ce4" table:formula="of:=[.$B223]+[.Q$3]" office:value-type="time" office:time-value="PT16H40M00S">
            <text:p>16:40</text:p>
          </table:table-cell>
          <table:table-cell table:style-name="ce4" table:formula="of:=[.$B223]+[.R$3]" office:value-type="time" office:time-value="PT16H53M00S">
            <text:p>16:53</text:p>
          </table:table-cell>
        </table:table-row>
        <table:table-row table:style-name="ro1">
          <table:table-cell table:style-name="ce1" table:formula="of:=[.A223]+2" office:value-type="float" office:value="3060">
            <text:p>3060</text:p>
          </table:table-cell>
          <table:table-cell table:style-name="ce5" office:value-type="time" office:time-value="PT16H23M00S">
            <text:p>16:23</text:p>
          </table:table-cell>
          <table:table-cell table:style-name="ce4" table:formula="of:=[.$B224]+[.C$3]" office:value-type="time" office:time-value="PT16H26M00S">
            <text:p>16:26</text:p>
          </table:table-cell>
          <table:table-cell table:style-name="ce4" table:formula="of:=[.$B224]+[.D$3]" office:value-type="time" office:time-value="PT16H28M00S">
            <text:p>16:28</text:p>
          </table:table-cell>
          <table:table-cell table:style-name="ce4" table:formula="of:=[.$B224]+[.E$3]" office:value-type="time" office:time-value="PT16H30M00S">
            <text:p>16:30</text:p>
          </table:table-cell>
          <table:table-cell table:style-name="ce4" table:formula="of:=[.$B224]+[.F$3]" office:value-type="time" office:time-value="PT16H32M00S">
            <text:p>16:32</text:p>
          </table:table-cell>
          <table:table-cell table:style-name="ce4" table:formula="of:=[.$B224]+[.G$3]" office:value-type="time" office:time-value="PT16H36M00S">
            <text:p>16:36</text:p>
          </table:table-cell>
          <table:table-cell table:style-name="ce4" table:formula="of:=[.$B224]+[.H$3]" office:value-type="time" office:time-value="PT16H39M00S">
            <text:p>16:39</text:p>
          </table:table-cell>
          <table:table-cell table:style-name="ce4" table:formula="of:=[.$B224]+[.I$3]" office:value-type="time" office:time-value="PT16H42M00S">
            <text:p>16:42</text:p>
          </table:table-cell>
          <table:table-cell table:style-name="ce4" table:formula="of:=[.$B224]+[.J$3]" office:value-type="time" office:time-value="PT16H44M00S">
            <text:p>16:44</text:p>
          </table:table-cell>
          <table:table-cell table:style-name="ce4" table:formula="of:=[.$B224]+[.K$3]" office:value-type="time" office:time-value="PT16H46M00S">
            <text:p>16:46</text:p>
          </table:table-cell>
          <table:table-cell table:style-name="ce4" table:formula="of:=[.$B224]+[.L$3]" office:value-type="time" office:time-value="PT16H48M00S">
            <text:p>16:48</text:p>
          </table:table-cell>
          <table:table-cell table:style-name="ce4" table:formula="of:=[.$B224]+[.M$3]" office:value-type="time" office:time-value="PT16H51M00S">
            <text:p>16:51</text:p>
          </table:table-cell>
          <table:table-cell table:style-name="ce4" table:formula="of:=[.$B224]+[.N$3]" office:value-type="time" office:time-value="PT16H53M00S">
            <text:p>16:53</text:p>
          </table:table-cell>
          <table:table-cell table:style-name="ce4" table:formula="of:=[.$B224]+[.O$3]" office:value-type="time" office:time-value="PT16H56M00S">
            <text:p>16:56</text:p>
          </table:table-cell>
          <table:table-cell table:style-name="ce4" table:formula="of:=[.$B224]+[.P$3]" office:value-type="time" office:time-value="PT16H58M00S">
            <text:p>16:58</text:p>
          </table:table-cell>
          <table:table-cell table:style-name="ce4" table:formula="of:=[.$B224]+[.Q$3]" office:value-type="time" office:time-value="PT17H00M00S">
            <text:p>17:00</text:p>
          </table:table-cell>
          <table:table-cell table:style-name="ce4" table:formula="of:=[.$B224]+[.R$3]" office:value-type="time" office:time-value="PT17H13M00S">
            <text:p>17:13</text:p>
          </table:table-cell>
        </table:table-row>
        <table:table-row table:style-name="ro1">
          <table:table-cell table:style-name="ce1" table:formula="of:=[.A224]+2" office:value-type="float" office:value="3062">
            <text:p>3062</text:p>
          </table:table-cell>
          <table:table-cell table:style-name="ce5" office:value-type="time" office:time-value="PT16H38M00S">
            <text:p>16:38</text:p>
          </table:table-cell>
          <table:table-cell table:style-name="ce4" table:formula="of:=[.$B225]+[.C$3]" office:value-type="time" office:time-value="PT16H41M00S">
            <text:p>16:41</text:p>
          </table:table-cell>
          <table:table-cell table:style-name="ce4" table:formula="of:=[.$B225]+[.D$3]" office:value-type="time" office:time-value="PT16H43M00S">
            <text:p>16:43</text:p>
          </table:table-cell>
          <table:table-cell table:style-name="ce4" table:formula="of:=[.$B225]+[.E$3]" office:value-type="time" office:time-value="PT16H45M00S">
            <text:p>16:45</text:p>
          </table:table-cell>
          <table:table-cell table:style-name="ce4" table:formula="of:=[.$B225]+[.F$3]" office:value-type="time" office:time-value="PT16H47M00S">
            <text:p>16:47</text:p>
          </table:table-cell>
          <table:table-cell table:style-name="ce4" table:formula="of:=[.$B225]+[.G$3]" office:value-type="time" office:time-value="PT16H51M00S">
            <text:p>16:51</text:p>
          </table:table-cell>
          <table:table-cell table:style-name="ce4" table:formula="of:=[.$B225]+[.H$3]" office:value-type="time" office:time-value="PT16H54M00S">
            <text:p>16:54</text:p>
          </table:table-cell>
          <table:table-cell table:style-name="ce4" table:formula="of:=[.$B225]+[.I$3]" office:value-type="time" office:time-value="PT16H57M00S">
            <text:p>16:57</text:p>
          </table:table-cell>
          <table:table-cell table:style-name="ce4" table:formula="of:=[.$B225]+[.J$3]" office:value-type="time" office:time-value="PT16H59M00S">
            <text:p>16:59</text:p>
          </table:table-cell>
          <table:table-cell table:style-name="ce4" table:formula="of:=[.$B225]+[.K$3]" office:value-type="time" office:time-value="PT17H01M00S">
            <text:p>17:01</text:p>
          </table:table-cell>
          <table:table-cell table:style-name="ce4" table:formula="of:=[.$B225]+[.L$3]" office:value-type="time" office:time-value="PT17H03M00S">
            <text:p>17:03</text:p>
          </table:table-cell>
          <table:table-cell table:style-name="ce4" table:formula="of:=[.$B225]+[.M$3]" office:value-type="time" office:time-value="PT17H06M00S">
            <text:p>17:06</text:p>
          </table:table-cell>
          <table:table-cell table:style-name="ce4" table:formula="of:=[.$B225]+[.N$3]" office:value-type="time" office:time-value="PT17H08M00S">
            <text:p>17:08</text:p>
          </table:table-cell>
          <table:table-cell table:style-name="ce4" table:formula="of:=[.$B225]+[.O$3]" office:value-type="time" office:time-value="PT17H11M00S">
            <text:p>17:11</text:p>
          </table:table-cell>
          <table:table-cell table:style-name="ce4" table:formula="of:=[.$B225]+[.P$3]" office:value-type="time" office:time-value="PT17H13M00S">
            <text:p>17:13</text:p>
          </table:table-cell>
          <table:table-cell table:style-name="ce4" table:formula="of:=[.$B225]+[.Q$3]" office:value-type="time" office:time-value="PT17H15M00S">
            <text:p>17:15</text:p>
          </table:table-cell>
          <table:table-cell table:style-name="ce4" table:formula="of:=[.$B225]+[.R$3]" office:value-type="time" office:time-value="PT17H28M00S">
            <text:p>17:28</text:p>
          </table:table-cell>
        </table:table-row>
        <table:table-row table:style-name="ro1">
          <table:table-cell table:style-name="ce1" table:formula="of:=[.A225]+2" office:value-type="float" office:value="3064">
            <text:p>3064</text:p>
          </table:table-cell>
          <table:table-cell table:style-name="ce5" office:value-type="time" office:time-value="PT16H59M00S">
            <text:p>16:59</text:p>
          </table:table-cell>
          <table:table-cell table:style-name="ce4" table:formula="of:=[.$B226]+[.C$3]" office:value-type="time" office:time-value="PT17H02M00S">
            <text:p>17:02</text:p>
          </table:table-cell>
          <table:table-cell table:style-name="ce4" table:formula="of:=[.$B226]+[.D$3]" office:value-type="time" office:time-value="PT17H04M00S">
            <text:p>17:04</text:p>
          </table:table-cell>
          <table:table-cell table:style-name="ce4" table:formula="of:=[.$B226]+[.E$3]" office:value-type="time" office:time-value="PT17H06M00S">
            <text:p>17:06</text:p>
          </table:table-cell>
          <table:table-cell table:style-name="ce4" table:formula="of:=[.$B226]+[.F$3]" office:value-type="time" office:time-value="PT17H08M00S">
            <text:p>17:08</text:p>
          </table:table-cell>
          <table:table-cell table:style-name="ce4" table:formula="of:=[.$B226]+[.G$3]" office:value-type="time" office:time-value="PT17H12M00S">
            <text:p>17:12</text:p>
          </table:table-cell>
          <table:table-cell table:style-name="ce4" table:formula="of:=[.$B226]+[.H$3]" office:value-type="time" office:time-value="PT17H15M00S">
            <text:p>17:15</text:p>
          </table:table-cell>
          <table:table-cell table:style-name="ce4" table:formula="of:=[.$B226]+[.I$3]" office:value-type="time" office:time-value="PT17H18M00S">
            <text:p>17:18</text:p>
          </table:table-cell>
          <table:table-cell table:style-name="ce4" table:formula="of:=[.$B226]+[.J$3]" office:value-type="time" office:time-value="PT17H20M00S">
            <text:p>17:20</text:p>
          </table:table-cell>
          <table:table-cell table:style-name="ce4" table:formula="of:=[.$B226]+[.K$3]" office:value-type="time" office:time-value="PT17H22M00S">
            <text:p>17:22</text:p>
          </table:table-cell>
          <table:table-cell table:style-name="ce4" table:formula="of:=[.$B226]+[.L$3]" office:value-type="time" office:time-value="PT17H24M00S">
            <text:p>17:24</text:p>
          </table:table-cell>
          <table:table-cell table:style-name="ce4" table:formula="of:=[.$B226]+[.M$3]" office:value-type="time" office:time-value="PT17H27M00S">
            <text:p>17:27</text:p>
          </table:table-cell>
          <table:table-cell table:style-name="ce4" table:formula="of:=[.$B226]+[.N$3]" office:value-type="time" office:time-value="PT17H29M00S">
            <text:p>17:29</text:p>
          </table:table-cell>
          <table:table-cell table:style-name="ce4" table:formula="of:=[.$B226]+[.O$3]" office:value-type="time" office:time-value="PT17H32M00S">
            <text:p>17:32</text:p>
          </table:table-cell>
          <table:table-cell table:style-name="ce4" table:formula="of:=[.$B226]+[.P$3]" office:value-type="time" office:time-value="PT17H34M00S">
            <text:p>17:34</text:p>
          </table:table-cell>
          <table:table-cell table:style-name="ce4" table:formula="of:=[.$B226]+[.Q$3]" office:value-type="time" office:time-value="PT17H36M00S">
            <text:p>17:36</text:p>
          </table:table-cell>
          <table:table-cell table:style-name="ce4" table:formula="of:=[.$B226]+[.R$3]" office:value-type="time" office:time-value="PT17H49M00S">
            <text:p>17:49</text:p>
          </table:table-cell>
        </table:table-row>
        <table:table-row table:style-name="ro1">
          <table:table-cell table:style-name="ce1" table:formula="of:=[.A226]+2" office:value-type="float" office:value="3066">
            <text:p>3066</text:p>
          </table:table-cell>
          <table:table-cell table:style-name="ce5" office:value-type="time" office:time-value="PT17H12M00S">
            <text:p>17:12</text:p>
          </table:table-cell>
          <table:table-cell table:style-name="ce4" table:formula="of:=[.$B227]+[.C$3]" office:value-type="time" office:time-value="PT17H15M00S">
            <text:p>17:15</text:p>
          </table:table-cell>
          <table:table-cell table:style-name="ce4" table:formula="of:=[.$B227]+[.D$3]" office:value-type="time" office:time-value="PT17H17M00S">
            <text:p>17:17</text:p>
          </table:table-cell>
          <table:table-cell table:style-name="ce4" table:formula="of:=[.$B227]+[.E$3]" office:value-type="time" office:time-value="PT17H19M00S">
            <text:p>17:19</text:p>
          </table:table-cell>
          <table:table-cell table:style-name="ce4" table:formula="of:=[.$B227]+[.F$3]" office:value-type="time" office:time-value="PT17H21M00S">
            <text:p>17:21</text:p>
          </table:table-cell>
          <table:table-cell table:style-name="ce4" table:formula="of:=[.$B227]+[.G$3]" office:value-type="time" office:time-value="PT17H25M00S">
            <text:p>17:25</text:p>
          </table:table-cell>
          <table:table-cell table:style-name="ce4" table:formula="of:=[.$B227]+[.H$3]" office:value-type="time" office:time-value="PT17H28M00S">
            <text:p>17:28</text:p>
          </table:table-cell>
          <table:table-cell table:style-name="ce4" table:formula="of:=[.$B227]+[.I$3]" office:value-type="time" office:time-value="PT17H31M00S">
            <text:p>17:31</text:p>
          </table:table-cell>
          <table:table-cell table:style-name="ce4" table:formula="of:=[.$B227]+[.J$3]" office:value-type="time" office:time-value="PT17H33M00S">
            <text:p>17:33</text:p>
          </table:table-cell>
          <table:table-cell table:style-name="ce4" table:formula="of:=[.$B227]+[.K$3]" office:value-type="time" office:time-value="PT17H35M00S">
            <text:p>17:35</text:p>
          </table:table-cell>
          <table:table-cell table:style-name="ce4" table:formula="of:=[.$B227]+[.L$3]" office:value-type="time" office:time-value="PT17H37M00S">
            <text:p>17:37</text:p>
          </table:table-cell>
          <table:table-cell table:style-name="ce4" table:formula="of:=[.$B227]+[.M$3]" office:value-type="time" office:time-value="PT17H40M00S">
            <text:p>17:40</text:p>
          </table:table-cell>
          <table:table-cell table:style-name="ce4" table:formula="of:=[.$B227]+[.N$3]" office:value-type="time" office:time-value="PT17H42M00S">
            <text:p>17:42</text:p>
          </table:table-cell>
          <table:table-cell table:style-name="ce4" table:formula="of:=[.$B227]+[.O$3]" office:value-type="time" office:time-value="PT17H45M00S">
            <text:p>17:45</text:p>
          </table:table-cell>
          <table:table-cell table:style-name="ce4" table:formula="of:=[.$B227]+[.P$3]" office:value-type="time" office:time-value="PT17H47M00S">
            <text:p>17:47</text:p>
          </table:table-cell>
          <table:table-cell table:style-name="ce4" table:formula="of:=[.$B227]+[.Q$3]" office:value-type="time" office:time-value="PT17H49M00S">
            <text:p>17:49</text:p>
          </table:table-cell>
          <table:table-cell table:style-name="ce4" table:formula="of:=[.$B227]+[.R$3]" office:value-type="time" office:time-value="PT18H02M00S">
            <text:p>18:02</text:p>
          </table:table-cell>
        </table:table-row>
        <table:table-row table:style-name="ro1">
          <table:table-cell table:style-name="ce1" table:formula="of:=[.A227]+2" office:value-type="float" office:value="3068">
            <text:p>3068</text:p>
          </table:table-cell>
          <table:table-cell table:style-name="ce5" office:value-type="time" office:time-value="PT17H27M00S">
            <text:p>17:27</text:p>
          </table:table-cell>
          <table:table-cell table:style-name="ce4" table:formula="of:=[.$B228]+[.C$3]" office:value-type="time" office:time-value="PT17H30M00S">
            <text:p>17:30</text:p>
          </table:table-cell>
          <table:table-cell table:style-name="ce4" table:formula="of:=[.$B228]+[.D$3]" office:value-type="time" office:time-value="PT17H32M00S">
            <text:p>17:32</text:p>
          </table:table-cell>
          <table:table-cell table:style-name="ce4" table:formula="of:=[.$B228]+[.E$3]" office:value-type="time" office:time-value="PT17H34M00S">
            <text:p>17:34</text:p>
          </table:table-cell>
          <table:table-cell table:style-name="ce4" table:formula="of:=[.$B228]+[.F$3]" office:value-type="time" office:time-value="PT17H36M00S">
            <text:p>17:36</text:p>
          </table:table-cell>
          <table:table-cell table:style-name="ce4" table:formula="of:=[.$B228]+[.G$3]" office:value-type="time" office:time-value="PT17H40M00S">
            <text:p>17:40</text:p>
          </table:table-cell>
          <table:table-cell table:style-name="ce4" table:formula="of:=[.$B228]+[.H$3]" office:value-type="time" office:time-value="PT17H43M00S">
            <text:p>17:43</text:p>
          </table:table-cell>
          <table:table-cell table:style-name="ce4" table:formula="of:=[.$B228]+[.I$3]" office:value-type="time" office:time-value="PT17H46M00S">
            <text:p>17:46</text:p>
          </table:table-cell>
          <table:table-cell table:style-name="ce4" table:formula="of:=[.$B228]+[.J$3]" office:value-type="time" office:time-value="PT17H48M00S">
            <text:p>17:48</text:p>
          </table:table-cell>
          <table:table-cell table:style-name="ce4" table:formula="of:=[.$B228]+[.K$3]" office:value-type="time" office:time-value="PT17H50M00S">
            <text:p>17:50</text:p>
          </table:table-cell>
          <table:table-cell table:style-name="ce4" table:formula="of:=[.$B228]+[.L$3]" office:value-type="time" office:time-value="PT17H52M00S">
            <text:p>17:52</text:p>
          </table:table-cell>
          <table:table-cell table:style-name="ce4" table:formula="of:=[.$B228]+[.M$3]" office:value-type="time" office:time-value="PT17H55M00S">
            <text:p>17:55</text:p>
          </table:table-cell>
          <table:table-cell table:style-name="ce4" table:formula="of:=[.$B228]+[.N$3]" office:value-type="time" office:time-value="PT17H57M00S">
            <text:p>17:57</text:p>
          </table:table-cell>
          <table:table-cell table:style-name="ce4" table:formula="of:=[.$B228]+[.O$3]" office:value-type="time" office:time-value="PT18H00M00S">
            <text:p>18:00</text:p>
          </table:table-cell>
          <table:table-cell table:style-name="ce4" table:formula="of:=[.$B228]+[.P$3]" office:value-type="time" office:time-value="PT18H02M00S">
            <text:p>18:02</text:p>
          </table:table-cell>
          <table:table-cell table:style-name="ce4" table:formula="of:=[.$B228]+[.Q$3]" office:value-type="time" office:time-value="PT18H04M00S">
            <text:p>18:04</text:p>
          </table:table-cell>
          <table:table-cell table:style-name="ce4" table:formula="of:=[.$B228]+[.R$3]" office:value-type="time" office:time-value="PT18H17M00S">
            <text:p>18:17</text:p>
          </table:table-cell>
        </table:table-row>
        <table:table-row table:style-name="ro1">
          <table:table-cell table:style-name="ce1" table:formula="of:=[.A228]+2" office:value-type="float" office:value="3070">
            <text:p>3070</text:p>
          </table:table-cell>
          <table:table-cell table:style-name="ce5" office:value-type="time" office:time-value="PT17H42M00S">
            <text:p>17:42</text:p>
          </table:table-cell>
          <table:table-cell table:style-name="ce4" table:formula="of:=[.$B229]+[.C$3]" office:value-type="time" office:time-value="PT17H45M00S">
            <text:p>17:45</text:p>
          </table:table-cell>
          <table:table-cell table:style-name="ce4" table:formula="of:=[.$B229]+[.D$3]" office:value-type="time" office:time-value="PT17H47M00S">
            <text:p>17:47</text:p>
          </table:table-cell>
          <table:table-cell table:style-name="ce4" table:formula="of:=[.$B229]+[.E$3]" office:value-type="time" office:time-value="PT17H49M00S">
            <text:p>17:49</text:p>
          </table:table-cell>
          <table:table-cell table:style-name="ce4" table:formula="of:=[.$B229]+[.F$3]" office:value-type="time" office:time-value="PT17H51M00S">
            <text:p>17:51</text:p>
          </table:table-cell>
          <table:table-cell table:style-name="ce4" table:formula="of:=[.$B229]+[.G$3]" office:value-type="time" office:time-value="PT17H55M00S">
            <text:p>17:55</text:p>
          </table:table-cell>
          <table:table-cell table:style-name="ce4" table:formula="of:=[.$B229]+[.H$3]" office:value-type="time" office:time-value="PT17H58M00S">
            <text:p>17:58</text:p>
          </table:table-cell>
          <table:table-cell table:style-name="ce4" table:formula="of:=[.$B229]+[.I$3]" office:value-type="time" office:time-value="PT18H01M00S">
            <text:p>18:01</text:p>
          </table:table-cell>
          <table:table-cell table:style-name="ce4" table:formula="of:=[.$B229]+[.J$3]" office:value-type="time" office:time-value="PT18H03M00S">
            <text:p>18:03</text:p>
          </table:table-cell>
          <table:table-cell table:style-name="ce4" table:formula="of:=[.$B229]+[.K$3]" office:value-type="time" office:time-value="PT18H05M00S">
            <text:p>18:05</text:p>
          </table:table-cell>
          <table:table-cell table:style-name="ce4" table:formula="of:=[.$B229]+[.L$3]" office:value-type="time" office:time-value="PT18H07M00S">
            <text:p>18:07</text:p>
          </table:table-cell>
          <table:table-cell table:style-name="ce4" table:formula="of:=[.$B229]+[.M$3]" office:value-type="time" office:time-value="PT18H10M00S">
            <text:p>18:10</text:p>
          </table:table-cell>
          <table:table-cell table:style-name="ce4" table:formula="of:=[.$B229]+[.N$3]" office:value-type="time" office:time-value="PT18H12M00S">
            <text:p>18:12</text:p>
          </table:table-cell>
          <table:table-cell table:style-name="ce4" table:formula="of:=[.$B229]+[.O$3]" office:value-type="time" office:time-value="PT18H15M00S">
            <text:p>18:15</text:p>
          </table:table-cell>
          <table:table-cell table:style-name="ce4" table:formula="of:=[.$B229]+[.P$3]" office:value-type="time" office:time-value="PT18H17M00S">
            <text:p>18:17</text:p>
          </table:table-cell>
          <table:table-cell table:style-name="ce4" table:formula="of:=[.$B229]+[.Q$3]" office:value-type="time" office:time-value="PT18H19M00S">
            <text:p>18:19</text:p>
          </table:table-cell>
          <table:table-cell table:style-name="ce4" table:formula="of:=[.$B229]+[.R$3]" office:value-type="time" office:time-value="PT18H32M00S">
            <text:p>18:32</text:p>
          </table:table-cell>
        </table:table-row>
        <table:table-row table:style-name="ro1">
          <table:table-cell table:style-name="ce1" table:formula="of:=[.A229]+2" office:value-type="float" office:value="3072">
            <text:p>3072</text:p>
          </table:table-cell>
          <table:table-cell table:style-name="ce5" office:value-type="time" office:time-value="PT17H57M00S">
            <text:p>17:57</text:p>
          </table:table-cell>
          <table:table-cell table:style-name="ce4" table:formula="of:=[.$B230]+[.C$3]" office:value-type="time" office:time-value="PT18H00M00S">
            <text:p>18:00</text:p>
          </table:table-cell>
          <table:table-cell table:style-name="ce4" table:formula="of:=[.$B230]+[.D$3]" office:value-type="time" office:time-value="PT18H02M00S">
            <text:p>18:02</text:p>
          </table:table-cell>
          <table:table-cell table:style-name="ce4" table:formula="of:=[.$B230]+[.E$3]" office:value-type="time" office:time-value="PT18H04M00S">
            <text:p>18:04</text:p>
          </table:table-cell>
          <table:table-cell table:style-name="ce4" table:formula="of:=[.$B230]+[.F$3]" office:value-type="time" office:time-value="PT18H06M00S">
            <text:p>18:06</text:p>
          </table:table-cell>
          <table:table-cell table:style-name="ce4" table:formula="of:=[.$B230]+[.G$3]" office:value-type="time" office:time-value="PT18H10M00S">
            <text:p>18:10</text:p>
          </table:table-cell>
          <table:table-cell table:style-name="ce4" table:formula="of:=[.$B230]+[.H$3]" office:value-type="time" office:time-value="PT18H13M00S">
            <text:p>18:13</text:p>
          </table:table-cell>
          <table:table-cell table:style-name="ce4" table:formula="of:=[.$B230]+[.I$3]" office:value-type="time" office:time-value="PT18H16M00S">
            <text:p>18:16</text:p>
          </table:table-cell>
          <table:table-cell table:style-name="ce4" table:formula="of:=[.$B230]+[.J$3]" office:value-type="time" office:time-value="PT18H18M00S">
            <text:p>18:18</text:p>
          </table:table-cell>
          <table:table-cell table:style-name="ce4" table:formula="of:=[.$B230]+[.K$3]" office:value-type="time" office:time-value="PT18H20M00S">
            <text:p>18:20</text:p>
          </table:table-cell>
          <table:table-cell table:style-name="ce4" table:formula="of:=[.$B230]+[.L$3]" office:value-type="time" office:time-value="PT18H22M00S">
            <text:p>18:22</text:p>
          </table:table-cell>
          <table:table-cell table:style-name="ce4" table:formula="of:=[.$B230]+[.M$3]" office:value-type="time" office:time-value="PT18H25M00S">
            <text:p>18:25</text:p>
          </table:table-cell>
          <table:table-cell table:style-name="ce4" table:formula="of:=[.$B230]+[.N$3]" office:value-type="time" office:time-value="PT18H27M00S">
            <text:p>18:27</text:p>
          </table:table-cell>
          <table:table-cell table:style-name="ce4" table:formula="of:=[.$B230]+[.O$3]" office:value-type="time" office:time-value="PT18H30M00S">
            <text:p>18:30</text:p>
          </table:table-cell>
          <table:table-cell table:style-name="ce4" table:formula="of:=[.$B230]+[.P$3]" office:value-type="time" office:time-value="PT18H32M00S">
            <text:p>18:32</text:p>
          </table:table-cell>
          <table:table-cell table:style-name="ce4" table:formula="of:=[.$B230]+[.Q$3]" office:value-type="time" office:time-value="PT18H34M00S">
            <text:p>18:34</text:p>
          </table:table-cell>
          <table:table-cell table:style-name="ce4" table:formula="of:=[.$B230]+[.R$3]" office:value-type="time" office:time-value="PT18H47M00S">
            <text:p>18:47</text:p>
          </table:table-cell>
        </table:table-row>
        <table:table-row table:style-name="ro1">
          <table:table-cell table:style-name="ce1" table:formula="of:=[.A230]+2" office:value-type="float" office:value="3074">
            <text:p>3074</text:p>
          </table:table-cell>
          <table:table-cell table:style-name="ce5" office:value-type="time" office:time-value="PT18H12M00S">
            <text:p>18:12</text:p>
          </table:table-cell>
          <table:table-cell table:style-name="ce4" table:formula="of:=[.$B231]+[.C$3]" office:value-type="time" office:time-value="PT18H15M00S">
            <text:p>18:15</text:p>
          </table:table-cell>
          <table:table-cell table:style-name="ce4" table:formula="of:=[.$B231]+[.D$3]" office:value-type="time" office:time-value="PT18H17M00S">
            <text:p>18:17</text:p>
          </table:table-cell>
          <table:table-cell table:style-name="ce4" table:formula="of:=[.$B231]+[.E$3]" office:value-type="time" office:time-value="PT18H19M00S">
            <text:p>18:19</text:p>
          </table:table-cell>
          <table:table-cell table:style-name="ce4" table:formula="of:=[.$B231]+[.F$3]" office:value-type="time" office:time-value="PT18H21M00S">
            <text:p>18:21</text:p>
          </table:table-cell>
          <table:table-cell table:style-name="ce4" table:formula="of:=[.$B231]+[.G$3]" office:value-type="time" office:time-value="PT18H25M00S">
            <text:p>18:25</text:p>
          </table:table-cell>
          <table:table-cell table:style-name="ce4" table:formula="of:=[.$B231]+[.H$3]" office:value-type="time" office:time-value="PT18H28M00S">
            <text:p>18:28</text:p>
          </table:table-cell>
          <table:table-cell table:style-name="ce4" table:formula="of:=[.$B231]+[.I$3]" office:value-type="time" office:time-value="PT18H31M00S">
            <text:p>18:31</text:p>
          </table:table-cell>
          <table:table-cell table:style-name="ce4" table:formula="of:=[.$B231]+[.J$3]" office:value-type="time" office:time-value="PT18H33M00S">
            <text:p>18:33</text:p>
          </table:table-cell>
          <table:table-cell table:style-name="ce4" table:formula="of:=[.$B231]+[.K$3]" office:value-type="time" office:time-value="PT18H35M00S">
            <text:p>18:35</text:p>
          </table:table-cell>
          <table:table-cell table:style-name="ce4" table:formula="of:=[.$B231]+[.L$3]" office:value-type="time" office:time-value="PT18H37M00S">
            <text:p>18:37</text:p>
          </table:table-cell>
          <table:table-cell table:style-name="ce4" table:formula="of:=[.$B231]+[.M$3]" office:value-type="time" office:time-value="PT18H40M00S">
            <text:p>18:40</text:p>
          </table:table-cell>
          <table:table-cell table:style-name="ce4" table:formula="of:=[.$B231]+[.N$3]" office:value-type="time" office:time-value="PT18H42M00S">
            <text:p>18:42</text:p>
          </table:table-cell>
          <table:table-cell table:style-name="ce4" table:formula="of:=[.$B231]+[.O$3]" office:value-type="time" office:time-value="PT18H45M00S">
            <text:p>18:45</text:p>
          </table:table-cell>
          <table:table-cell table:style-name="ce4" table:formula="of:=[.$B231]+[.P$3]" office:value-type="time" office:time-value="PT18H47M00S">
            <text:p>18:47</text:p>
          </table:table-cell>
          <table:table-cell table:style-name="ce4" table:formula="of:=[.$B231]+[.Q$3]" office:value-type="time" office:time-value="PT18H49M00S">
            <text:p>18:49</text:p>
          </table:table-cell>
          <table:table-cell table:style-name="ce4" table:formula="of:=[.$B231]+[.R$3]" office:value-type="time" office:time-value="PT19H02M00S">
            <text:p>19:02</text:p>
          </table:table-cell>
        </table:table-row>
        <table:table-row table:style-name="ro1">
          <table:table-cell table:style-name="ce1" table:formula="of:=[.A231]+2" office:value-type="float" office:value="3076">
            <text:p>3076</text:p>
          </table:table-cell>
          <table:table-cell table:style-name="ce5" office:value-type="time" office:time-value="PT18H28M00S">
            <text:p>18:28</text:p>
          </table:table-cell>
          <table:table-cell table:style-name="ce4" table:formula="of:=[.$B232]+[.C$3]" office:value-type="time" office:time-value="PT18H31M00S">
            <text:p>18:31</text:p>
          </table:table-cell>
          <table:table-cell table:style-name="ce4" table:formula="of:=[.$B232]+[.D$3]" office:value-type="time" office:time-value="PT18H33M00S">
            <text:p>18:33</text:p>
          </table:table-cell>
          <table:table-cell table:style-name="ce4" table:formula="of:=[.$B232]+[.E$3]" office:value-type="time" office:time-value="PT18H35M00S">
            <text:p>18:35</text:p>
          </table:table-cell>
          <table:table-cell table:style-name="ce4" table:formula="of:=[.$B232]+[.F$3]" office:value-type="time" office:time-value="PT18H37M00S">
            <text:p>18:37</text:p>
          </table:table-cell>
          <table:table-cell table:style-name="ce4" table:formula="of:=[.$B232]+[.G$3]" office:value-type="time" office:time-value="PT18H41M00S">
            <text:p>18:41</text:p>
          </table:table-cell>
          <table:table-cell table:style-name="ce4" table:formula="of:=[.$B232]+[.H$3]" office:value-type="time" office:time-value="PT18H44M00S">
            <text:p>18:44</text:p>
          </table:table-cell>
          <table:table-cell table:style-name="ce4" table:formula="of:=[.$B232]+[.I$3]" office:value-type="time" office:time-value="PT18H47M00S">
            <text:p>18:47</text:p>
          </table:table-cell>
          <table:table-cell table:style-name="ce4" table:formula="of:=[.$B232]+[.J$3]" office:value-type="time" office:time-value="PT18H49M00S">
            <text:p>18:49</text:p>
          </table:table-cell>
          <table:table-cell table:style-name="ce4" table:formula="of:=[.$B232]+[.K$3]" office:value-type="time" office:time-value="PT18H51M00S">
            <text:p>18:51</text:p>
          </table:table-cell>
          <table:table-cell table:style-name="ce4" table:formula="of:=[.$B232]+[.L$3]" office:value-type="time" office:time-value="PT18H53M00S">
            <text:p>18:53</text:p>
          </table:table-cell>
          <table:table-cell table:style-name="ce4" table:formula="of:=[.$B232]+[.M$3]" office:value-type="time" office:time-value="PT18H56M00S">
            <text:p>18:56</text:p>
          </table:table-cell>
          <table:table-cell table:style-name="ce4" table:formula="of:=[.$B232]+[.N$3]" office:value-type="time" office:time-value="PT18H58M00S">
            <text:p>18:58</text:p>
          </table:table-cell>
          <table:table-cell table:style-name="ce4" table:formula="of:=[.$B232]+[.O$3]" office:value-type="time" office:time-value="PT19H01M00S">
            <text:p>19:01</text:p>
          </table:table-cell>
          <table:table-cell table:style-name="ce4" table:formula="of:=[.$B232]+[.P$3]" office:value-type="time" office:time-value="PT19H03M00S">
            <text:p>19:03</text:p>
          </table:table-cell>
          <table:table-cell table:style-name="ce4" table:formula="of:=[.$B232]+[.Q$3]" office:value-type="time" office:time-value="PT19H05M00S">
            <text:p>19:05</text:p>
          </table:table-cell>
          <table:table-cell table:style-name="ce4" table:formula="of:=[.$B232]+[.R$3]" office:value-type="time" office:time-value="PT19H18M00S">
            <text:p>19:18</text:p>
          </table:table-cell>
        </table:table-row>
        <table:table-row table:style-name="ro1">
          <table:table-cell table:style-name="ce1" table:formula="of:=[.A232]+2" office:value-type="float" office:value="3078">
            <text:p>3078</text:p>
          </table:table-cell>
          <table:table-cell table:style-name="ce5" office:value-type="time" office:time-value="PT18H42M00S">
            <text:p>18:42</text:p>
          </table:table-cell>
          <table:table-cell table:style-name="ce4" table:formula="of:=[.$B233]+[.C$3]" office:value-type="time" office:time-value="PT18H45M00S">
            <text:p>18:45</text:p>
          </table:table-cell>
          <table:table-cell table:style-name="ce4" table:formula="of:=[.$B233]+[.D$3]" office:value-type="time" office:time-value="PT18H47M00S">
            <text:p>18:47</text:p>
          </table:table-cell>
          <table:table-cell table:style-name="ce4" table:formula="of:=[.$B233]+[.E$3]" office:value-type="time" office:time-value="PT18H49M00S">
            <text:p>18:49</text:p>
          </table:table-cell>
          <table:table-cell table:style-name="ce4" table:formula="of:=[.$B233]+[.F$3]" office:value-type="time" office:time-value="PT18H51M00S">
            <text:p>18:51</text:p>
          </table:table-cell>
          <table:table-cell table:style-name="ce4" table:formula="of:=[.$B233]+[.G$3]" office:value-type="time" office:time-value="PT18H55M00S">
            <text:p>18:55</text:p>
          </table:table-cell>
          <table:table-cell table:style-name="ce4" table:formula="of:=[.$B233]+[.H$3]" office:value-type="time" office:time-value="PT18H58M00S">
            <text:p>18:58</text:p>
          </table:table-cell>
          <table:table-cell table:style-name="ce4" table:formula="of:=[.$B233]+[.I$3]" office:value-type="time" office:time-value="PT19H01M00S">
            <text:p>19:01</text:p>
          </table:table-cell>
          <table:table-cell table:style-name="ce4" table:formula="of:=[.$B233]+[.J$3]" office:value-type="time" office:time-value="PT19H03M00S">
            <text:p>19:03</text:p>
          </table:table-cell>
          <table:table-cell table:style-name="ce4" table:formula="of:=[.$B233]+[.K$3]" office:value-type="time" office:time-value="PT19H05M00S">
            <text:p>19:05</text:p>
          </table:table-cell>
          <table:table-cell table:style-name="ce4" table:formula="of:=[.$B233]+[.L$3]" office:value-type="time" office:time-value="PT19H07M00S">
            <text:p>19:07</text:p>
          </table:table-cell>
          <table:table-cell table:style-name="ce4" table:formula="of:=[.$B233]+[.M$3]" office:value-type="time" office:time-value="PT19H10M00S">
            <text:p>19:10</text:p>
          </table:table-cell>
          <table:table-cell table:style-name="ce4" table:formula="of:=[.$B233]+[.N$3]" office:value-type="time" office:time-value="PT19H12M00S">
            <text:p>19:12</text:p>
          </table:table-cell>
          <table:table-cell table:style-name="ce4" table:formula="of:=[.$B233]+[.O$3]" office:value-type="time" office:time-value="PT19H15M00S">
            <text:p>19:15</text:p>
          </table:table-cell>
          <table:table-cell table:style-name="ce4" table:formula="of:=[.$B233]+[.P$3]" office:value-type="time" office:time-value="PT19H17M00S">
            <text:p>19:17</text:p>
          </table:table-cell>
          <table:table-cell table:style-name="ce4" table:formula="of:=[.$B233]+[.Q$3]" office:value-type="time" office:time-value="PT19H19M00S">
            <text:p>19:19</text:p>
          </table:table-cell>
          <table:table-cell table:style-name="ce4" table:formula="of:=[.$B233]+[.R$3]" office:value-type="time" office:time-value="PT19H32M00S">
            <text:p>19:32</text:p>
          </table:table-cell>
        </table:table-row>
        <table:table-row table:style-name="ro1">
          <table:table-cell table:style-name="ce1" table:formula="of:=[.A233]+2" office:value-type="float" office:value="3080">
            <text:p>3080</text:p>
          </table:table-cell>
          <table:table-cell table:style-name="ce5" office:value-type="time" office:time-value="PT18H57M00S">
            <text:p>18:57</text:p>
          </table:table-cell>
          <table:table-cell table:style-name="ce4" table:formula="of:=[.$B234]+[.C$3]" office:value-type="time" office:time-value="PT19H00M00S">
            <text:p>19:00</text:p>
          </table:table-cell>
          <table:table-cell table:style-name="ce4" table:formula="of:=[.$B234]+[.D$3]" office:value-type="time" office:time-value="PT19H02M00S">
            <text:p>19:02</text:p>
          </table:table-cell>
          <table:table-cell table:style-name="ce4" table:formula="of:=[.$B234]+[.E$3]" office:value-type="time" office:time-value="PT19H04M00S">
            <text:p>19:04</text:p>
          </table:table-cell>
          <table:table-cell table:style-name="ce4" table:formula="of:=[.$B234]+[.F$3]" office:value-type="time" office:time-value="PT19H06M00S">
            <text:p>19:06</text:p>
          </table:table-cell>
          <table:table-cell table:style-name="ce4" table:formula="of:=[.$B234]+[.G$3]" office:value-type="time" office:time-value="PT19H10M00S">
            <text:p>19:10</text:p>
          </table:table-cell>
          <table:table-cell table:style-name="ce4" table:formula="of:=[.$B234]+[.H$3]" office:value-type="time" office:time-value="PT19H13M00S">
            <text:p>19:13</text:p>
          </table:table-cell>
          <table:table-cell table:style-name="ce4" table:formula="of:=[.$B234]+[.I$3]" office:value-type="time" office:time-value="PT19H16M00S">
            <text:p>19:16</text:p>
          </table:table-cell>
          <table:table-cell table:style-name="ce4" table:formula="of:=[.$B234]+[.J$3]" office:value-type="time" office:time-value="PT19H18M00S">
            <text:p>19:18</text:p>
          </table:table-cell>
          <table:table-cell table:style-name="ce4" table:formula="of:=[.$B234]+[.K$3]" office:value-type="time" office:time-value="PT19H20M00S">
            <text:p>19:20</text:p>
          </table:table-cell>
          <table:table-cell table:style-name="ce4" table:formula="of:=[.$B234]+[.L$3]" office:value-type="time" office:time-value="PT19H22M00S">
            <text:p>19:22</text:p>
          </table:table-cell>
          <table:table-cell table:style-name="ce4" table:formula="of:=[.$B234]+[.M$3]" office:value-type="time" office:time-value="PT19H25M00S">
            <text:p>19:25</text:p>
          </table:table-cell>
          <table:table-cell table:style-name="ce4" table:formula="of:=[.$B234]+[.N$3]" office:value-type="time" office:time-value="PT19H27M00S">
            <text:p>19:27</text:p>
          </table:table-cell>
          <table:table-cell table:style-name="ce4" table:formula="of:=[.$B234]+[.O$3]" office:value-type="time" office:time-value="PT19H30M00S">
            <text:p>19:30</text:p>
          </table:table-cell>
          <table:table-cell table:style-name="ce4" table:formula="of:=[.$B234]+[.P$3]" office:value-type="time" office:time-value="PT19H32M00S">
            <text:p>19:32</text:p>
          </table:table-cell>
          <table:table-cell table:style-name="ce4" table:formula="of:=[.$B234]+[.Q$3]" office:value-type="time" office:time-value="PT19H34M00S">
            <text:p>19:34</text:p>
          </table:table-cell>
          <table:table-cell table:style-name="ce4" table:formula="of:=[.$B234]+[.R$3]" office:value-type="time" office:time-value="PT19H47M00S">
            <text:p>19:47</text:p>
          </table:table-cell>
        </table:table-row>
        <table:table-row table:style-name="ro1">
          <table:table-cell table:style-name="ce1" table:formula="of:=[.A234]+2" office:value-type="float" office:value="3082">
            <text:p>3082</text:p>
          </table:table-cell>
          <table:table-cell table:style-name="ce5" office:value-type="time" office:time-value="PT19H12M00S">
            <text:p>19:12</text:p>
          </table:table-cell>
          <table:table-cell table:style-name="ce4" table:formula="of:=[.$B235]+[.C$3]" office:value-type="time" office:time-value="PT19H15M00S">
            <text:p>19:15</text:p>
          </table:table-cell>
          <table:table-cell table:style-name="ce4" table:formula="of:=[.$B235]+[.D$3]" office:value-type="time" office:time-value="PT19H17M00S">
            <text:p>19:17</text:p>
          </table:table-cell>
          <table:table-cell table:style-name="ce4" table:formula="of:=[.$B235]+[.E$3]" office:value-type="time" office:time-value="PT19H19M00S">
            <text:p>19:19</text:p>
          </table:table-cell>
          <table:table-cell table:style-name="ce4" table:formula="of:=[.$B235]+[.F$3]" office:value-type="time" office:time-value="PT19H21M00S">
            <text:p>19:21</text:p>
          </table:table-cell>
          <table:table-cell table:style-name="ce4" table:formula="of:=[.$B235]+[.G$3]" office:value-type="time" office:time-value="PT19H25M00S">
            <text:p>19:25</text:p>
          </table:table-cell>
          <table:table-cell table:style-name="ce4" table:formula="of:=[.$B235]+[.H$3]" office:value-type="time" office:time-value="PT19H28M00S">
            <text:p>19:28</text:p>
          </table:table-cell>
          <table:table-cell table:style-name="ce4" table:formula="of:=[.$B235]+[.I$3]" office:value-type="time" office:time-value="PT19H31M00S">
            <text:p>19:31</text:p>
          </table:table-cell>
          <table:table-cell table:style-name="ce4" table:formula="of:=[.$B235]+[.J$3]" office:value-type="time" office:time-value="PT19H33M00S">
            <text:p>19:33</text:p>
          </table:table-cell>
          <table:table-cell table:style-name="ce4" table:formula="of:=[.$B235]+[.K$3]" office:value-type="time" office:time-value="PT19H35M00S">
            <text:p>19:35</text:p>
          </table:table-cell>
          <table:table-cell table:style-name="ce4" table:formula="of:=[.$B235]+[.L$3]" office:value-type="time" office:time-value="PT19H37M00S">
            <text:p>19:37</text:p>
          </table:table-cell>
          <table:table-cell table:style-name="ce4" table:formula="of:=[.$B235]+[.M$3]" office:value-type="time" office:time-value="PT19H40M00S">
            <text:p>19:40</text:p>
          </table:table-cell>
          <table:table-cell table:style-name="ce4" table:formula="of:=[.$B235]+[.N$3]" office:value-type="time" office:time-value="PT19H42M00S">
            <text:p>19:42</text:p>
          </table:table-cell>
          <table:table-cell table:style-name="ce4" table:formula="of:=[.$B235]+[.O$3]" office:value-type="time" office:time-value="PT19H45M00S">
            <text:p>19:45</text:p>
          </table:table-cell>
          <table:table-cell table:style-name="ce4" table:formula="of:=[.$B235]+[.P$3]" office:value-type="time" office:time-value="PT19H47M00S">
            <text:p>19:47</text:p>
          </table:table-cell>
          <table:table-cell table:style-name="ce4" table:formula="of:=[.$B235]+[.Q$3]" office:value-type="time" office:time-value="PT19H49M00S">
            <text:p>19:49</text:p>
          </table:table-cell>
          <table:table-cell table:style-name="ce4" table:formula="of:=[.$B235]+[.R$3]" office:value-type="time" office:time-value="PT20H02M00S">
            <text:p>20:02</text:p>
          </table:table-cell>
        </table:table-row>
        <table:table-row table:style-name="ro1">
          <table:table-cell table:style-name="ce1" table:formula="of:=[.A235]+2" office:value-type="float" office:value="3084">
            <text:p>3084</text:p>
          </table:table-cell>
          <table:table-cell table:style-name="ce5" office:value-type="time" office:time-value="PT19H28M00S">
            <text:p>19:28</text:p>
          </table:table-cell>
          <table:table-cell table:style-name="ce4" table:formula="of:=[.$B236]+[.C$3]" office:value-type="time" office:time-value="PT19H31M00S">
            <text:p>19:31</text:p>
          </table:table-cell>
          <table:table-cell table:style-name="ce4" table:formula="of:=[.$B236]+[.D$3]" office:value-type="time" office:time-value="PT19H33M00S">
            <text:p>19:33</text:p>
          </table:table-cell>
          <table:table-cell table:style-name="ce4" table:formula="of:=[.$B236]+[.E$3]" office:value-type="time" office:time-value="PT19H35M00S">
            <text:p>19:35</text:p>
          </table:table-cell>
          <table:table-cell table:style-name="ce4" table:formula="of:=[.$B236]+[.F$3]" office:value-type="time" office:time-value="PT19H37M00S">
            <text:p>19:37</text:p>
          </table:table-cell>
          <table:table-cell table:style-name="ce4" table:formula="of:=[.$B236]+[.G$3]" office:value-type="time" office:time-value="PT19H41M00S">
            <text:p>19:41</text:p>
          </table:table-cell>
          <table:table-cell table:style-name="ce4" table:formula="of:=[.$B236]+[.H$3]" office:value-type="time" office:time-value="PT19H44M00S">
            <text:p>19:44</text:p>
          </table:table-cell>
          <table:table-cell table:style-name="ce4" table:formula="of:=[.$B236]+[.I$3]" office:value-type="time" office:time-value="PT19H47M00S">
            <text:p>19:47</text:p>
          </table:table-cell>
          <table:table-cell table:style-name="ce4" table:formula="of:=[.$B236]+[.J$3]" office:value-type="time" office:time-value="PT19H49M00S">
            <text:p>19:49</text:p>
          </table:table-cell>
          <table:table-cell table:style-name="ce4" table:formula="of:=[.$B236]+[.K$3]" office:value-type="time" office:time-value="PT19H51M00S">
            <text:p>19:51</text:p>
          </table:table-cell>
          <table:table-cell table:style-name="ce4" table:formula="of:=[.$B236]+[.L$3]" office:value-type="time" office:time-value="PT19H53M00S">
            <text:p>19:53</text:p>
          </table:table-cell>
          <table:table-cell table:style-name="ce4" table:formula="of:=[.$B236]+[.M$3]" office:value-type="time" office:time-value="PT19H56M00S">
            <text:p>19:56</text:p>
          </table:table-cell>
          <table:table-cell table:style-name="ce4" table:formula="of:=[.$B236]+[.N$3]" office:value-type="time" office:time-value="PT19H58M00S">
            <text:p>19:58</text:p>
          </table:table-cell>
          <table:table-cell table:style-name="ce4" table:formula="of:=[.$B236]+[.O$3]" office:value-type="time" office:time-value="PT20H01M00S">
            <text:p>20:01</text:p>
          </table:table-cell>
          <table:table-cell table:style-name="ce4" table:formula="of:=[.$B236]+[.P$3]" office:value-type="time" office:time-value="PT20H03M00S">
            <text:p>20:03</text:p>
          </table:table-cell>
          <table:table-cell table:style-name="ce4" table:formula="of:=[.$B236]+[.Q$3]" office:value-type="time" office:time-value="PT20H05M00S">
            <text:p>20:05</text:p>
          </table:table-cell>
          <table:table-cell table:style-name="ce4" table:formula="of:=[.$B236]+[.R$3]" office:value-type="time" office:time-value="PT20H18M00S">
            <text:p>20:18</text:p>
          </table:table-cell>
        </table:table-row>
        <table:table-row table:style-name="ro1">
          <table:table-cell table:style-name="ce1" table:formula="of:=[.A236]+2" office:value-type="float" office:value="3086">
            <text:p>3086</text:p>
          </table:table-cell>
          <table:table-cell table:style-name="ce5" office:value-type="time" office:time-value="PT19H42M00S">
            <text:p>19:42</text:p>
          </table:table-cell>
          <table:table-cell table:style-name="ce4" table:formula="of:=[.$B237]+[.C$3]" office:value-type="time" office:time-value="PT19H45M00S">
            <text:p>19:45</text:p>
          </table:table-cell>
          <table:table-cell table:style-name="ce4" table:formula="of:=[.$B237]+[.D$3]" office:value-type="time" office:time-value="PT19H47M00S">
            <text:p>19:47</text:p>
          </table:table-cell>
          <table:table-cell table:style-name="ce4" table:formula="of:=[.$B237]+[.E$3]" office:value-type="time" office:time-value="PT19H49M00S">
            <text:p>19:49</text:p>
          </table:table-cell>
          <table:table-cell table:style-name="ce4" table:formula="of:=[.$B237]+[.F$3]" office:value-type="time" office:time-value="PT19H51M00S">
            <text:p>19:51</text:p>
          </table:table-cell>
          <table:table-cell table:style-name="ce4" table:formula="of:=[.$B237]+[.G$3]" office:value-type="time" office:time-value="PT19H55M00S">
            <text:p>19:55</text:p>
          </table:table-cell>
          <table:table-cell table:style-name="ce4" table:formula="of:=[.$B237]+[.H$3]" office:value-type="time" office:time-value="PT19H58M00S">
            <text:p>19:58</text:p>
          </table:table-cell>
          <table:table-cell table:style-name="ce4" table:formula="of:=[.$B237]+[.I$3]" office:value-type="time" office:time-value="PT20H01M00S">
            <text:p>20:01</text:p>
          </table:table-cell>
          <table:table-cell table:style-name="ce4" table:formula="of:=[.$B237]+[.J$3]" office:value-type="time" office:time-value="PT20H03M00S">
            <text:p>20:03</text:p>
          </table:table-cell>
          <table:table-cell table:style-name="ce4" table:formula="of:=[.$B237]+[.K$3]" office:value-type="time" office:time-value="PT20H05M00S">
            <text:p>20:05</text:p>
          </table:table-cell>
          <table:table-cell table:style-name="ce4" table:formula="of:=[.$B237]+[.L$3]" office:value-type="time" office:time-value="PT20H07M00S">
            <text:p>20:07</text:p>
          </table:table-cell>
          <table:table-cell table:style-name="ce4" table:formula="of:=[.$B237]+[.M$3]" office:value-type="time" office:time-value="PT20H10M00S">
            <text:p>20:10</text:p>
          </table:table-cell>
          <table:table-cell table:style-name="ce4" table:formula="of:=[.$B237]+[.N$3]" office:value-type="time" office:time-value="PT20H12M00S">
            <text:p>20:12</text:p>
          </table:table-cell>
          <table:table-cell table:style-name="ce4" table:formula="of:=[.$B237]+[.O$3]" office:value-type="time" office:time-value="PT20H15M00S">
            <text:p>20:15</text:p>
          </table:table-cell>
          <table:table-cell table:style-name="ce4" table:formula="of:=[.$B237]+[.P$3]" office:value-type="time" office:time-value="PT20H17M00S">
            <text:p>20:17</text:p>
          </table:table-cell>
          <table:table-cell table:style-name="ce4" table:formula="of:=[.$B237]+[.Q$3]" office:value-type="time" office:time-value="PT20H19M00S">
            <text:p>20:19</text:p>
          </table:table-cell>
          <table:table-cell table:style-name="ce4" table:formula="of:=[.$B237]+[.R$3]" office:value-type="time" office:time-value="PT20H32M00S">
            <text:p>20:32</text:p>
          </table:table-cell>
        </table:table-row>
        <table:table-row table:style-name="ro1">
          <table:table-cell table:style-name="ce1" table:formula="of:=[.A237]+2" office:value-type="float" office:value="3088">
            <text:p>3088</text:p>
          </table:table-cell>
          <table:table-cell table:style-name="ce5" office:value-type="time" office:time-value="PT19H57M00S">
            <text:p>19:57</text:p>
          </table:table-cell>
          <table:table-cell table:style-name="ce4" table:formula="of:=[.$B238]+[.C$3]" office:value-type="time" office:time-value="PT20H00M00S">
            <text:p>20:00</text:p>
          </table:table-cell>
          <table:table-cell table:style-name="ce4" table:formula="of:=[.$B238]+[.D$3]" office:value-type="time" office:time-value="PT20H02M00S">
            <text:p>20:02</text:p>
          </table:table-cell>
          <table:table-cell table:style-name="ce4" table:formula="of:=[.$B238]+[.E$3]" office:value-type="time" office:time-value="PT20H04M00S">
            <text:p>20:04</text:p>
          </table:table-cell>
          <table:table-cell table:style-name="ce4" table:formula="of:=[.$B238]+[.F$3]" office:value-type="time" office:time-value="PT20H06M00S">
            <text:p>20:06</text:p>
          </table:table-cell>
          <table:table-cell table:style-name="ce4" table:formula="of:=[.$B238]+[.G$3]" office:value-type="time" office:time-value="PT20H10M00S">
            <text:p>20:10</text:p>
          </table:table-cell>
          <table:table-cell table:style-name="ce4" table:formula="of:=[.$B238]+[.H$3]" office:value-type="time" office:time-value="PT20H13M00S">
            <text:p>20:13</text:p>
          </table:table-cell>
          <table:table-cell table:style-name="ce4" table:formula="of:=[.$B238]+[.I$3]" office:value-type="time" office:time-value="PT20H16M00S">
            <text:p>20:16</text:p>
          </table:table-cell>
          <table:table-cell table:style-name="ce4" table:formula="of:=[.$B238]+[.J$3]" office:value-type="time" office:time-value="PT20H18M00S">
            <text:p>20:18</text:p>
          </table:table-cell>
          <table:table-cell table:style-name="ce4" table:formula="of:=[.$B238]+[.K$3]" office:value-type="time" office:time-value="PT20H20M00S">
            <text:p>20:20</text:p>
          </table:table-cell>
          <table:table-cell table:style-name="ce4" table:formula="of:=[.$B238]+[.L$3]" office:value-type="time" office:time-value="PT20H22M00S">
            <text:p>20:22</text:p>
          </table:table-cell>
          <table:table-cell table:style-name="ce4" table:formula="of:=[.$B238]+[.M$3]" office:value-type="time" office:time-value="PT20H25M00S">
            <text:p>20:25</text:p>
          </table:table-cell>
          <table:table-cell table:style-name="ce4" table:formula="of:=[.$B238]+[.N$3]" office:value-type="time" office:time-value="PT20H27M00S">
            <text:p>20:27</text:p>
          </table:table-cell>
          <table:table-cell table:style-name="ce4" table:formula="of:=[.$B238]+[.O$3]" office:value-type="time" office:time-value="PT20H30M00S">
            <text:p>20:30</text:p>
          </table:table-cell>
          <table:table-cell table:style-name="ce4" table:formula="of:=[.$B238]+[.P$3]" office:value-type="time" office:time-value="PT20H32M00S">
            <text:p>20:32</text:p>
          </table:table-cell>
          <table:table-cell table:style-name="ce4" table:formula="of:=[.$B238]+[.Q$3]" office:value-type="time" office:time-value="PT20H34M00S">
            <text:p>20:34</text:p>
          </table:table-cell>
          <table:table-cell table:style-name="ce4" table:formula="of:=[.$B238]+[.R$3]" office:value-type="time" office:time-value="PT20H47M00S">
            <text:p>20:47</text:p>
          </table:table-cell>
        </table:table-row>
        <table:table-row table:style-name="ro1">
          <table:table-cell table:style-name="ce1" table:formula="of:=[.A238]+2" office:value-type="float" office:value="3090">
            <text:p>3090</text:p>
          </table:table-cell>
          <table:table-cell table:style-name="ce5" office:value-type="time" office:time-value="PT20H12M00S">
            <text:p>20:12</text:p>
          </table:table-cell>
          <table:table-cell table:style-name="ce4" table:formula="of:=[.$B239]+[.C$3]" office:value-type="time" office:time-value="PT20H15M00S">
            <text:p>20:15</text:p>
          </table:table-cell>
          <table:table-cell table:style-name="ce4" table:formula="of:=[.$B239]+[.D$3]" office:value-type="time" office:time-value="PT20H17M00S">
            <text:p>20:17</text:p>
          </table:table-cell>
          <table:table-cell table:style-name="ce4" table:formula="of:=[.$B239]+[.E$3]" office:value-type="time" office:time-value="PT20H19M00S">
            <text:p>20:19</text:p>
          </table:table-cell>
          <table:table-cell table:style-name="ce4" table:formula="of:=[.$B239]+[.F$3]" office:value-type="time" office:time-value="PT20H21M00S">
            <text:p>20:21</text:p>
          </table:table-cell>
          <table:table-cell table:style-name="ce4" table:formula="of:=[.$B239]+[.G$3]" office:value-type="time" office:time-value="PT20H25M00S">
            <text:p>20:25</text:p>
          </table:table-cell>
          <table:table-cell table:style-name="ce4" table:formula="of:=[.$B239]+[.H$3]" office:value-type="time" office:time-value="PT20H28M00S">
            <text:p>20:28</text:p>
          </table:table-cell>
          <table:table-cell table:style-name="ce4" table:formula="of:=[.$B239]+[.I$3]" office:value-type="time" office:time-value="PT20H31M00S">
            <text:p>20:31</text:p>
          </table:table-cell>
          <table:table-cell table:style-name="ce4" table:formula="of:=[.$B239]+[.J$3]" office:value-type="time" office:time-value="PT20H33M00S">
            <text:p>20:33</text:p>
          </table:table-cell>
          <table:table-cell table:style-name="ce4" table:formula="of:=[.$B239]+[.K$3]" office:value-type="time" office:time-value="PT20H35M00S">
            <text:p>20:35</text:p>
          </table:table-cell>
          <table:table-cell table:style-name="ce4" table:formula="of:=[.$B239]+[.L$3]" office:value-type="time" office:time-value="PT20H37M00S">
            <text:p>20:37</text:p>
          </table:table-cell>
          <table:table-cell table:style-name="ce4" table:formula="of:=[.$B239]+[.M$3]" office:value-type="time" office:time-value="PT20H40M00S">
            <text:p>20:40</text:p>
          </table:table-cell>
          <table:table-cell table:style-name="ce4" table:formula="of:=[.$B239]+[.N$3]" office:value-type="time" office:time-value="PT20H42M00S">
            <text:p>20:42</text:p>
          </table:table-cell>
          <table:table-cell table:style-name="ce4" table:formula="of:=[.$B239]+[.O$3]" office:value-type="time" office:time-value="PT20H45M00S">
            <text:p>20:45</text:p>
          </table:table-cell>
          <table:table-cell table:style-name="ce4" table:formula="of:=[.$B239]+[.P$3]" office:value-type="time" office:time-value="PT20H47M00S">
            <text:p>20:47</text:p>
          </table:table-cell>
          <table:table-cell table:style-name="ce4" table:formula="of:=[.$B239]+[.Q$3]" office:value-type="time" office:time-value="PT20H49M00S">
            <text:p>20:49</text:p>
          </table:table-cell>
          <table:table-cell table:style-name="ce4" table:formula="of:=[.$B239]+[.R$3]" office:value-type="time" office:time-value="PT21H02M00S">
            <text:p>21:02</text:p>
          </table:table-cell>
        </table:table-row>
        <table:table-row table:style-name="ro1">
          <table:table-cell table:style-name="ce1" table:formula="of:=[.A239]+2" office:value-type="float" office:value="3092">
            <text:p>3092</text:p>
          </table:table-cell>
          <table:table-cell table:style-name="ce5" office:value-type="time" office:time-value="PT20H26M00S">
            <text:p>20:26</text:p>
          </table:table-cell>
          <table:table-cell table:style-name="ce4" table:formula="of:=[.$B240]+[.C$3]" office:value-type="time" office:time-value="PT20H29M00S">
            <text:p>20:29</text:p>
          </table:table-cell>
          <table:table-cell table:style-name="ce4" table:formula="of:=[.$B240]+[.D$3]" office:value-type="time" office:time-value="PT20H31M00S">
            <text:p>20:31</text:p>
          </table:table-cell>
          <table:table-cell table:style-name="ce4" table:formula="of:=[.$B240]+[.E$3]" office:value-type="time" office:time-value="PT20H33M00S">
            <text:p>20:33</text:p>
          </table:table-cell>
          <table:table-cell table:style-name="ce4" table:formula="of:=[.$B240]+[.F$3]" office:value-type="time" office:time-value="PT20H35M00S">
            <text:p>20:35</text:p>
          </table:table-cell>
          <table:table-cell table:style-name="ce4" table:formula="of:=[.$B240]+[.G$3]" office:value-type="time" office:time-value="PT20H39M00S">
            <text:p>20:39</text:p>
          </table:table-cell>
          <table:table-cell table:style-name="ce4" table:formula="of:=[.$B240]+[.H$3]" office:value-type="time" office:time-value="PT20H42M00S">
            <text:p>20:42</text:p>
          </table:table-cell>
          <table:table-cell table:style-name="ce4" table:formula="of:=[.$B240]+[.I$3]" office:value-type="time" office:time-value="PT20H45M00S">
            <text:p>20:45</text:p>
          </table:table-cell>
          <table:table-cell table:style-name="ce4" table:formula="of:=[.$B240]+[.J$3]" office:value-type="time" office:time-value="PT20H47M00S">
            <text:p>20:47</text:p>
          </table:table-cell>
          <table:table-cell table:style-name="ce4" table:formula="of:=[.$B240]+[.K$3]" office:value-type="time" office:time-value="PT20H49M00S">
            <text:p>20:49</text:p>
          </table:table-cell>
          <table:table-cell table:style-name="ce4" table:formula="of:=[.$B240]+[.L$3]" office:value-type="time" office:time-value="PT20H51M00S">
            <text:p>20:51</text:p>
          </table:table-cell>
          <table:table-cell table:style-name="ce4" table:formula="of:=[.$B240]+[.M$3]" office:value-type="time" office:time-value="PT20H54M00S">
            <text:p>20:54</text:p>
          </table:table-cell>
          <table:table-cell table:style-name="ce4" table:formula="of:=[.$B240]+[.N$3]" office:value-type="time" office:time-value="PT20H56M00S">
            <text:p>20:56</text:p>
          </table:table-cell>
          <table:table-cell table:style-name="ce4" table:formula="of:=[.$B240]+[.O$3]" office:value-type="time" office:time-value="PT20H59M00S">
            <text:p>20:59</text:p>
          </table:table-cell>
          <table:table-cell table:style-name="ce4" table:formula="of:=[.$B240]+[.P$3]" office:value-type="time" office:time-value="PT21H01M00S">
            <text:p>21:01</text:p>
          </table:table-cell>
          <table:table-cell table:style-name="ce4" table:formula="of:=[.$B240]+[.Q$3]" office:value-type="time" office:time-value="PT21H03M00S">
            <text:p>21:03</text:p>
          </table:table-cell>
          <table:table-cell table:style-name="ce4" table:formula="of:=[.$B240]+[.R$3]" office:value-type="time" office:time-value="PT21H16M00S">
            <text:p>21:16</text:p>
          </table:table-cell>
        </table:table-row>
        <table:table-row table:style-name="ro1">
          <table:table-cell table:style-name="ce1" table:formula="of:=[.A240]+2" office:value-type="float" office:value="3094">
            <text:p>3094</text:p>
          </table:table-cell>
          <table:table-cell table:style-name="ce5" office:value-type="time" office:time-value="PT20H39M00S">
            <text:p>20:39</text:p>
          </table:table-cell>
          <table:table-cell table:style-name="ce4" table:formula="of:=[.$B241]+[.C$3]" office:value-type="time" office:time-value="PT20H42M00S">
            <text:p>20:42</text:p>
          </table:table-cell>
          <table:table-cell table:style-name="ce4" table:formula="of:=[.$B241]+[.D$3]" office:value-type="time" office:time-value="PT20H44M00S">
            <text:p>20:44</text:p>
          </table:table-cell>
          <table:table-cell table:style-name="ce4" table:formula="of:=[.$B241]+[.E$3]" office:value-type="time" office:time-value="PT20H46M00S">
            <text:p>20:46</text:p>
          </table:table-cell>
          <table:table-cell table:style-name="ce4" table:formula="of:=[.$B241]+[.F$3]" office:value-type="time" office:time-value="PT20H48M00S">
            <text:p>20:48</text:p>
          </table:table-cell>
          <table:table-cell table:style-name="ce4" table:formula="of:=[.$B241]+[.G$3]" office:value-type="time" office:time-value="PT20H52M00S">
            <text:p>20:52</text:p>
          </table:table-cell>
          <table:table-cell table:style-name="ce4" table:formula="of:=[.$B241]+[.H$3]" office:value-type="time" office:time-value="PT20H55M00S">
            <text:p>20:55</text:p>
          </table:table-cell>
          <table:table-cell table:style-name="ce4" table:formula="of:=[.$B241]+[.I$3]" office:value-type="time" office:time-value="PT20H58M00S">
            <text:p>20:58</text:p>
          </table:table-cell>
          <table:table-cell table:style-name="ce4" table:formula="of:=[.$B241]+[.J$3]" office:value-type="time" office:time-value="PT21H00M00S">
            <text:p>21:00</text:p>
          </table:table-cell>
          <table:table-cell table:style-name="ce4" table:formula="of:=[.$B241]+[.K$3]" office:value-type="time" office:time-value="PT21H02M00S">
            <text:p>21:02</text:p>
          </table:table-cell>
          <table:table-cell table:style-name="ce4" table:formula="of:=[.$B241]+[.L$3]" office:value-type="time" office:time-value="PT21H04M00S">
            <text:p>21:04</text:p>
          </table:table-cell>
          <table:table-cell table:style-name="ce4" table:formula="of:=[.$B241]+[.M$3]" office:value-type="time" office:time-value="PT21H07M00S">
            <text:p>21:07</text:p>
          </table:table-cell>
          <table:table-cell table:style-name="ce4" table:formula="of:=[.$B241]+[.N$3]" office:value-type="time" office:time-value="PT21H09M00S">
            <text:p>21:09</text:p>
          </table:table-cell>
          <table:table-cell table:style-name="ce4" table:formula="of:=[.$B241]+[.O$3]" office:value-type="time" office:time-value="PT21H12M00S">
            <text:p>21:12</text:p>
          </table:table-cell>
          <table:table-cell table:style-name="ce4" table:formula="of:=[.$B241]+[.P$3]" office:value-type="time" office:time-value="PT21H14M00S">
            <text:p>21:14</text:p>
          </table:table-cell>
          <table:table-cell table:style-name="ce4" table:formula="of:=[.$B241]+[.Q$3]" office:value-type="time" office:time-value="PT21H16M00S">
            <text:p>21:16</text:p>
          </table:table-cell>
          <table:table-cell table:style-name="ce4" table:formula="of:=[.$B241]+[.R$3]" office:value-type="time" office:time-value="PT21H29M00S">
            <text:p>21:29</text:p>
          </table:table-cell>
        </table:table-row>
        <table:table-row table:style-name="ro1">
          <table:table-cell table:style-name="ce1" table:formula="of:=[.A241]+2" office:value-type="float" office:value="3096">
            <text:p>3096</text:p>
          </table:table-cell>
          <table:table-cell table:style-name="ce5" office:value-type="time" office:time-value="PT20H55M00S">
            <text:p>20:55</text:p>
          </table:table-cell>
          <table:table-cell table:style-name="ce4" table:formula="of:=[.$B242]+[.C$3]" office:value-type="time" office:time-value="PT20H58M00S">
            <text:p>20:58</text:p>
          </table:table-cell>
          <table:table-cell table:style-name="ce4" table:formula="of:=[.$B242]+[.D$3]" office:value-type="time" office:time-value="PT21H00M00S">
            <text:p>21:00</text:p>
          </table:table-cell>
          <table:table-cell table:style-name="ce4" table:formula="of:=[.$B242]+[.E$3]" office:value-type="time" office:time-value="PT21H02M00S">
            <text:p>21:02</text:p>
          </table:table-cell>
          <table:table-cell table:style-name="ce4" table:formula="of:=[.$B242]+[.F$3]" office:value-type="time" office:time-value="PT21H04M00S">
            <text:p>21:04</text:p>
          </table:table-cell>
          <table:table-cell table:style-name="ce4" table:formula="of:=[.$B242]+[.G$3]" office:value-type="time" office:time-value="PT21H08M00S">
            <text:p>21:08</text:p>
          </table:table-cell>
          <table:table-cell table:style-name="ce4" table:formula="of:=[.$B242]+[.H$3]" office:value-type="time" office:time-value="PT21H11M00S">
            <text:p>21:11</text:p>
          </table:table-cell>
          <table:table-cell table:style-name="ce4" table:formula="of:=[.$B242]+[.I$3]" office:value-type="time" office:time-value="PT21H14M00S">
            <text:p>21:14</text:p>
          </table:table-cell>
          <table:table-cell table:style-name="ce4" table:formula="of:=[.$B242]+[.J$3]" office:value-type="time" office:time-value="PT21H16M00S">
            <text:p>21:16</text:p>
          </table:table-cell>
          <table:table-cell table:style-name="ce4" table:formula="of:=[.$B242]+[.K$3]" office:value-type="time" office:time-value="PT21H18M00S">
            <text:p>21:18</text:p>
          </table:table-cell>
          <table:table-cell table:style-name="ce4" table:formula="of:=[.$B242]+[.L$3]" office:value-type="time" office:time-value="PT21H20M00S">
            <text:p>21:20</text:p>
          </table:table-cell>
          <table:table-cell table:style-name="ce4" table:formula="of:=[.$B242]+[.M$3]" office:value-type="time" office:time-value="PT21H23M00S">
            <text:p>21:23</text:p>
          </table:table-cell>
          <table:table-cell table:style-name="ce4" table:formula="of:=[.$B242]+[.N$3]" office:value-type="time" office:time-value="PT21H25M00S">
            <text:p>21:25</text:p>
          </table:table-cell>
          <table:table-cell table:style-name="ce4" table:formula="of:=[.$B242]+[.O$3]" office:value-type="time" office:time-value="PT21H28M00S">
            <text:p>21:28</text:p>
          </table:table-cell>
          <table:table-cell table:style-name="ce4" table:formula="of:=[.$B242]+[.P$3]" office:value-type="time" office:time-value="PT21H30M00S">
            <text:p>21:30</text:p>
          </table:table-cell>
          <table:table-cell table:style-name="ce4" table:formula="of:=[.$B242]+[.Q$3]" office:value-type="time" office:time-value="PT21H32M00S">
            <text:p>21:32</text:p>
          </table:table-cell>
          <table:table-cell table:style-name="ce4" table:formula="of:=[.$B242]+[.R$3]" office:value-type="time" office:time-value="PT21H45M00S">
            <text:p>21:45</text:p>
          </table:table-cell>
        </table:table-row>
        <table:table-row table:style-name="ro1">
          <table:table-cell table:style-name="ce1" table:formula="of:=[.A242]+2" office:value-type="float" office:value="3098">
            <text:p>3098</text:p>
          </table:table-cell>
          <table:table-cell table:style-name="ce5" office:value-type="time" office:time-value="PT21H12M00S">
            <text:p>21:12</text:p>
          </table:table-cell>
          <table:table-cell table:style-name="ce4" table:formula="of:=[.$B243]+[.C$3]" office:value-type="time" office:time-value="PT21H15M00S">
            <text:p>21:15</text:p>
          </table:table-cell>
          <table:table-cell table:style-name="ce4" table:formula="of:=[.$B243]+[.D$3]" office:value-type="time" office:time-value="PT21H17M00S">
            <text:p>21:17</text:p>
          </table:table-cell>
          <table:table-cell table:style-name="ce4" table:formula="of:=[.$B243]+[.E$3]" office:value-type="time" office:time-value="PT21H19M00S">
            <text:p>21:19</text:p>
          </table:table-cell>
          <table:table-cell table:style-name="ce4" table:formula="of:=[.$B243]+[.F$3]" office:value-type="time" office:time-value="PT21H21M00S">
            <text:p>21:21</text:p>
          </table:table-cell>
          <table:table-cell table:style-name="ce4" table:formula="of:=[.$B243]+[.G$3]" office:value-type="time" office:time-value="PT21H25M00S">
            <text:p>21:25</text:p>
          </table:table-cell>
          <table:table-cell table:style-name="ce4" table:formula="of:=[.$B243]+[.H$3]" office:value-type="time" office:time-value="PT21H28M00S">
            <text:p>21:28</text:p>
          </table:table-cell>
          <table:table-cell table:style-name="ce4" table:formula="of:=[.$B243]+[.I$3]" office:value-type="time" office:time-value="PT21H31M00S">
            <text:p>21:31</text:p>
          </table:table-cell>
          <table:table-cell table:style-name="ce4" table:formula="of:=[.$B243]+[.J$3]" office:value-type="time" office:time-value="PT21H33M00S">
            <text:p>21:33</text:p>
          </table:table-cell>
          <table:table-cell table:style-name="ce4" table:formula="of:=[.$B243]+[.K$3]" office:value-type="time" office:time-value="PT21H35M00S">
            <text:p>21:35</text:p>
          </table:table-cell>
          <table:table-cell table:style-name="ce4" table:formula="of:=[.$B243]+[.L$3]" office:value-type="time" office:time-value="PT21H37M00S">
            <text:p>21:37</text:p>
          </table:table-cell>
          <table:table-cell table:style-name="ce4" table:formula="of:=[.$B243]+[.M$3]" office:value-type="time" office:time-value="PT21H40M00S">
            <text:p>21:40</text:p>
          </table:table-cell>
          <table:table-cell table:style-name="ce4" table:formula="of:=[.$B243]+[.N$3]" office:value-type="time" office:time-value="PT21H42M00S">
            <text:p>21:42</text:p>
          </table:table-cell>
          <table:table-cell table:style-name="ce4" table:formula="of:=[.$B243]+[.O$3]" office:value-type="time" office:time-value="PT21H45M00S">
            <text:p>21:45</text:p>
          </table:table-cell>
          <table:table-cell table:style-name="ce4" table:formula="of:=[.$B243]+[.P$3]" office:value-type="time" office:time-value="PT21H47M00S">
            <text:p>21:47</text:p>
          </table:table-cell>
          <table:table-cell table:style-name="ce4" table:formula="of:=[.$B243]+[.Q$3]" office:value-type="time" office:time-value="PT21H49M00S">
            <text:p>21:49</text:p>
          </table:table-cell>
          <table:table-cell table:style-name="ce4" table:formula="of:=[.$B243]+[.R$3]" office:value-type="time" office:time-value="PT22H02M00S">
            <text:p>22:02</text:p>
          </table:table-cell>
        </table:table-row>
        <table:table-row table:style-name="ro1">
          <table:table-cell table:style-name="ce1" table:formula="of:=[.A243]+2" office:value-type="float" office:value="3100">
            <text:p>3100</text:p>
          </table:table-cell>
          <table:table-cell table:style-name="ce5" office:value-type="time" office:time-value="PT21H32M00S">
            <text:p>21:32</text:p>
          </table:table-cell>
          <table:table-cell table:style-name="ce4" table:formula="of:=[.$B244]+[.C$3]" office:value-type="time" office:time-value="PT21H35M00S">
            <text:p>21:35</text:p>
          </table:table-cell>
          <table:table-cell table:style-name="ce4" table:formula="of:=[.$B244]+[.D$3]" office:value-type="time" office:time-value="PT21H37M00S">
            <text:p>21:37</text:p>
          </table:table-cell>
          <table:table-cell table:style-name="ce4" table:formula="of:=[.$B244]+[.E$3]" office:value-type="time" office:time-value="PT21H39M00S">
            <text:p>21:39</text:p>
          </table:table-cell>
          <table:table-cell table:style-name="ce4" table:formula="of:=[.$B244]+[.F$3]" office:value-type="time" office:time-value="PT21H41M00S">
            <text:p>21:41</text:p>
          </table:table-cell>
          <table:table-cell table:style-name="ce4" table:formula="of:=[.$B244]+[.G$3]" office:value-type="time" office:time-value="PT21H45M00S">
            <text:p>21:45</text:p>
          </table:table-cell>
          <table:table-cell table:style-name="ce4" table:formula="of:=[.$B244]+[.H$3]" office:value-type="time" office:time-value="PT21H48M00S">
            <text:p>21:48</text:p>
          </table:table-cell>
          <table:table-cell table:style-name="ce4" table:formula="of:=[.$B244]+[.I$3]" office:value-type="time" office:time-value="PT21H51M00S">
            <text:p>21:51</text:p>
          </table:table-cell>
          <table:table-cell table:style-name="ce4" table:formula="of:=[.$B244]+[.J$3]" office:value-type="time" office:time-value="PT21H53M00S">
            <text:p>21:53</text:p>
          </table:table-cell>
          <table:table-cell table:style-name="ce4" table:formula="of:=[.$B244]+[.K$3]" office:value-type="time" office:time-value="PT21H55M00S">
            <text:p>21:55</text:p>
          </table:table-cell>
          <table:table-cell table:style-name="ce4" table:formula="of:=[.$B244]+[.L$3]" office:value-type="time" office:time-value="PT21H57M00S">
            <text:p>21:57</text:p>
          </table:table-cell>
          <table:table-cell table:style-name="ce4" table:formula="of:=[.$B244]+[.M$3]" office:value-type="time" office:time-value="PT22H00M00S">
            <text:p>22:00</text:p>
          </table:table-cell>
          <table:table-cell table:style-name="ce4" table:formula="of:=[.$B244]+[.N$3]" office:value-type="time" office:time-value="PT22H02M00S">
            <text:p>22:02</text:p>
          </table:table-cell>
          <table:table-cell table:style-name="ce4" table:formula="of:=[.$B244]+[.O$3]" office:value-type="time" office:time-value="PT22H05M00S">
            <text:p>22:05</text:p>
          </table:table-cell>
          <table:table-cell table:style-name="ce4" table:formula="of:=[.$B244]+[.P$3]" office:value-type="time" office:time-value="PT22H07M00S">
            <text:p>22:07</text:p>
          </table:table-cell>
          <table:table-cell table:style-name="ce4" table:formula="of:=[.$B244]+[.Q$3]" office:value-type="time" office:time-value="PT22H09M00S">
            <text:p>22:09</text:p>
          </table:table-cell>
          <table:table-cell table:style-name="ce4" table:formula="of:=[.$B244]+[.R$3]" office:value-type="time" office:time-value="PT22H22M00S">
            <text:p>22:22</text:p>
          </table:table-cell>
        </table:table-row>
        <table:table-row table:style-name="ro1">
          <table:table-cell table:style-name="ce1" table:formula="of:=[.A244]+2" office:value-type="float" office:value="3102">
            <text:p>3102</text:p>
          </table:table-cell>
          <table:table-cell table:style-name="ce5" office:value-type="time" office:time-value="PT21H57M00S">
            <text:p>21:57</text:p>
          </table:table-cell>
          <table:table-cell table:style-name="ce4" table:formula="of:=[.$B245]+[.C$3]" office:value-type="time" office:time-value="PT22H00M00S">
            <text:p>22:00</text:p>
          </table:table-cell>
          <table:table-cell table:style-name="ce4" table:formula="of:=[.$B245]+[.D$3]" office:value-type="time" office:time-value="PT22H02M00S">
            <text:p>22:02</text:p>
          </table:table-cell>
          <table:table-cell table:style-name="ce4" table:formula="of:=[.$B245]+[.E$3]" office:value-type="time" office:time-value="PT22H04M00S">
            <text:p>22:04</text:p>
          </table:table-cell>
          <table:table-cell table:style-name="ce4" table:formula="of:=[.$B245]+[.F$3]" office:value-type="time" office:time-value="PT22H06M00S">
            <text:p>22:06</text:p>
          </table:table-cell>
          <table:table-cell table:style-name="ce4" table:formula="of:=[.$B245]+[.G$3]" office:value-type="time" office:time-value="PT22H10M00S">
            <text:p>22:10</text:p>
          </table:table-cell>
          <table:table-cell table:style-name="ce4" table:formula="of:=[.$B245]+[.H$3]" office:value-type="time" office:time-value="PT22H13M00S">
            <text:p>22:13</text:p>
          </table:table-cell>
          <table:table-cell table:style-name="ce4" table:formula="of:=[.$B245]+[.I$3]" office:value-type="time" office:time-value="PT22H16M00S">
            <text:p>22:16</text:p>
          </table:table-cell>
          <table:table-cell table:style-name="ce4" table:formula="of:=[.$B245]+[.J$3]" office:value-type="time" office:time-value="PT22H18M00S">
            <text:p>22:18</text:p>
          </table:table-cell>
          <table:table-cell table:style-name="ce4" table:formula="of:=[.$B245]+[.K$3]" office:value-type="time" office:time-value="PT22H20M00S">
            <text:p>22:20</text:p>
          </table:table-cell>
          <table:table-cell table:style-name="ce4" table:formula="of:=[.$B245]+[.L$3]" office:value-type="time" office:time-value="PT22H22M00S">
            <text:p>22:22</text:p>
          </table:table-cell>
          <table:table-cell table:style-name="ce4" table:formula="of:=[.$B245]+[.M$3]" office:value-type="time" office:time-value="PT22H25M00S">
            <text:p>22:25</text:p>
          </table:table-cell>
          <table:table-cell table:style-name="ce4" table:formula="of:=[.$B245]+[.N$3]" office:value-type="time" office:time-value="PT22H27M00S">
            <text:p>22:27</text:p>
          </table:table-cell>
          <table:table-cell table:style-name="ce4" table:formula="of:=[.$B245]+[.O$3]" office:value-type="time" office:time-value="PT22H30M00S">
            <text:p>22:30</text:p>
          </table:table-cell>
          <table:table-cell table:style-name="ce4" table:formula="of:=[.$B245]+[.P$3]" office:value-type="time" office:time-value="PT22H32M00S">
            <text:p>22:32</text:p>
          </table:table-cell>
          <table:table-cell table:style-name="ce4" table:formula="of:=[.$B245]+[.Q$3]" office:value-type="time" office:time-value="PT22H34M00S">
            <text:p>22:34</text:p>
          </table:table-cell>
          <table:table-cell table:style-name="ce4" table:formula="of:=[.$B245]+[.R$3]" office:value-type="time" office:time-value="PT22H47M00S">
            <text:p>22:47</text:p>
          </table:table-cell>
        </table:table-row>
        <table:table-row table:style-name="ro1">
          <table:table-cell table:style-name="ce1" table:formula="of:=[.A245]+2" office:value-type="float" office:value="3104">
            <text:p>3104</text:p>
          </table:table-cell>
          <table:table-cell table:style-name="ce5" office:value-type="time" office:time-value="PT22H17M00S">
            <text:p>22:17</text:p>
          </table:table-cell>
          <table:table-cell table:style-name="ce4" table:formula="of:=[.$B246]+[.C$3]" office:value-type="time" office:time-value="PT22H20M00S">
            <text:p>22:20</text:p>
          </table:table-cell>
          <table:table-cell table:style-name="ce4" table:formula="of:=[.$B246]+[.D$3]" office:value-type="time" office:time-value="PT22H22M00S">
            <text:p>22:22</text:p>
          </table:table-cell>
          <table:table-cell table:style-name="ce4" table:formula="of:=[.$B246]+[.E$3]" office:value-type="time" office:time-value="PT22H24M00S">
            <text:p>22:24</text:p>
          </table:table-cell>
          <table:table-cell table:style-name="ce4" table:formula="of:=[.$B246]+[.F$3]" office:value-type="time" office:time-value="PT22H26M00S">
            <text:p>22:26</text:p>
          </table:table-cell>
          <table:table-cell table:style-name="ce4" table:formula="of:=[.$B246]+[.G$3]" office:value-type="time" office:time-value="PT22H30M00S">
            <text:p>22:30</text:p>
          </table:table-cell>
          <table:table-cell table:style-name="ce4" table:formula="of:=[.$B246]+[.H$3]" office:value-type="time" office:time-value="PT22H33M00S">
            <text:p>22:33</text:p>
          </table:table-cell>
          <table:table-cell table:style-name="ce4" table:formula="of:=[.$B246]+[.I$3]" office:value-type="time" office:time-value="PT22H36M00S">
            <text:p>22:36</text:p>
          </table:table-cell>
          <table:table-cell table:style-name="ce4" table:formula="of:=[.$B246]+[.J$3]" office:value-type="time" office:time-value="PT22H38M00S">
            <text:p>22:38</text:p>
          </table:table-cell>
          <table:table-cell table:style-name="ce4" table:formula="of:=[.$B246]+[.K$3]" office:value-type="time" office:time-value="PT22H40M00S">
            <text:p>22:40</text:p>
          </table:table-cell>
          <table:table-cell table:style-name="ce4" table:formula="of:=[.$B246]+[.L$3]" office:value-type="time" office:time-value="PT22H42M00S">
            <text:p>22:42</text:p>
          </table:table-cell>
          <table:table-cell table:style-name="ce4" table:formula="of:=[.$B246]+[.M$3]" office:value-type="time" office:time-value="PT22H45M00S">
            <text:p>22:45</text:p>
          </table:table-cell>
          <table:table-cell table:style-name="ce4" table:formula="of:=[.$B246]+[.N$3]" office:value-type="time" office:time-value="PT22H47M00S">
            <text:p>22:47</text:p>
          </table:table-cell>
          <table:table-cell table:style-name="ce4" table:formula="of:=[.$B246]+[.O$3]" office:value-type="time" office:time-value="PT22H50M00S">
            <text:p>22:50</text:p>
          </table:table-cell>
          <table:table-cell table:style-name="ce4" table:formula="of:=[.$B246]+[.P$3]" office:value-type="time" office:time-value="PT22H52M00S">
            <text:p>22:52</text:p>
          </table:table-cell>
          <table:table-cell table:style-name="ce4" table:formula="of:=[.$B246]+[.Q$3]" office:value-type="time" office:time-value="PT22H54M00S">
            <text:p>22:54</text:p>
          </table:table-cell>
          <table:table-cell table:style-name="ce4" table:formula="of:=[.$B246]+[.R$3]" office:value-type="time" office:time-value="PT23H07M00S">
            <text:p>23:07</text:p>
          </table:table-cell>
        </table:table-row>
        <table:table-row table:style-name="ro1">
          <table:table-cell table:style-name="ce1" table:formula="of:=[.A246]+2" office:value-type="float" office:value="3106">
            <text:p>3106</text:p>
          </table:table-cell>
          <table:table-cell table:style-name="ce5" office:value-type="time" office:time-value="PT22H36M00S">
            <text:p>22:36</text:p>
          </table:table-cell>
          <table:table-cell table:style-name="ce4" table:formula="of:=[.$B247]+[.C$3]" office:value-type="time" office:time-value="PT22H39M00S">
            <text:p>22:39</text:p>
          </table:table-cell>
          <table:table-cell table:style-name="ce4" table:formula="of:=[.$B247]+[.D$3]" office:value-type="time" office:time-value="PT22H41M00S">
            <text:p>22:41</text:p>
          </table:table-cell>
          <table:table-cell table:style-name="ce4" table:formula="of:=[.$B247]+[.E$3]" office:value-type="time" office:time-value="PT22H43M00S">
            <text:p>22:43</text:p>
          </table:table-cell>
          <table:table-cell table:style-name="ce4" table:formula="of:=[.$B247]+[.F$3]" office:value-type="time" office:time-value="PT22H45M00S">
            <text:p>22:45</text:p>
          </table:table-cell>
          <table:table-cell table:style-name="ce4" table:formula="of:=[.$B247]+[.G$3]" office:value-type="time" office:time-value="PT22H49M00S">
            <text:p>22:49</text:p>
          </table:table-cell>
          <table:table-cell table:style-name="ce4" table:formula="of:=[.$B247]+[.H$3]" office:value-type="time" office:time-value="PT22H52M00S">
            <text:p>22:52</text:p>
          </table:table-cell>
          <table:table-cell table:style-name="ce4" table:formula="of:=[.$B247]+[.I$3]" office:value-type="time" office:time-value="PT22H55M00S">
            <text:p>22:55</text:p>
          </table:table-cell>
          <table:table-cell table:style-name="ce4" table:formula="of:=[.$B247]+[.J$3]" office:value-type="time" office:time-value="PT22H57M00S">
            <text:p>22:57</text:p>
          </table:table-cell>
          <table:table-cell table:style-name="ce4" table:formula="of:=[.$B247]+[.K$3]" office:value-type="time" office:time-value="PT22H59M00S">
            <text:p>22:59</text:p>
          </table:table-cell>
          <table:table-cell table:style-name="ce4" table:formula="of:=[.$B247]+[.L$3]" office:value-type="time" office:time-value="PT23H01M00S">
            <text:p>23:01</text:p>
          </table:table-cell>
          <table:table-cell table:style-name="ce4" table:formula="of:=[.$B247]+[.M$3]" office:value-type="time" office:time-value="PT23H04M00S">
            <text:p>23:04</text:p>
          </table:table-cell>
          <table:table-cell table:style-name="ce4" table:formula="of:=[.$B247]+[.N$3]" office:value-type="time" office:time-value="PT23H06M00S">
            <text:p>23:06</text:p>
          </table:table-cell>
          <table:table-cell table:style-name="ce4" table:formula="of:=[.$B247]+[.O$3]" office:value-type="time" office:time-value="PT23H09M00S">
            <text:p>23:09</text:p>
          </table:table-cell>
          <table:table-cell table:style-name="ce4" table:formula="of:=[.$B247]+[.P$3]" office:value-type="time" office:time-value="PT23H11M00S">
            <text:p>23:11</text:p>
          </table:table-cell>
          <table:table-cell table:style-name="ce4" table:formula="of:=[.$B247]+[.Q$3]" office:value-type="time" office:time-value="PT23H13M00S">
            <text:p>23:13</text:p>
          </table:table-cell>
          <table:table-cell table:style-name="ce4" table:formula="of:=[.$B247]+[.R$3]" office:value-type="time" office:time-value="PT23H26M00S">
            <text:p>23:26</text:p>
          </table:table-cell>
        </table:table-row>
        <table:table-row table:style-name="ro1">
          <table:table-cell table:style-name="ce1" table:formula="of:=[.A247]+2" office:value-type="float" office:value="3108">
            <text:p>3108</text:p>
          </table:table-cell>
          <table:table-cell table:style-name="ce5" office:value-type="time" office:time-value="PT23H02M00S">
            <text:p>23:02</text:p>
          </table:table-cell>
          <table:table-cell table:style-name="ce4" table:formula="of:=[.$B248]+[.C$3]" office:value-type="time" office:time-value="PT23H05M00S">
            <text:p>23:05</text:p>
          </table:table-cell>
          <table:table-cell table:style-name="ce4" table:formula="of:=[.$B248]+[.D$3]" office:value-type="time" office:time-value="PT23H07M00S">
            <text:p>23:07</text:p>
          </table:table-cell>
          <table:table-cell table:style-name="ce4" table:formula="of:=[.$B248]+[.E$3]" office:value-type="time" office:time-value="PT23H09M00S">
            <text:p>23:09</text:p>
          </table:table-cell>
          <table:table-cell table:style-name="ce4" table:formula="of:=[.$B248]+[.F$3]" office:value-type="time" office:time-value="PT23H11M00S">
            <text:p>23:11</text:p>
          </table:table-cell>
          <table:table-cell table:style-name="ce4" table:formula="of:=[.$B248]+[.G$3]" office:value-type="time" office:time-value="PT23H15M00S">
            <text:p>23:15</text:p>
          </table:table-cell>
          <table:table-cell table:style-name="ce4" table:formula="of:=[.$B248]+[.H$3]" office:value-type="time" office:time-value="PT23H18M00S">
            <text:p>23:18</text:p>
          </table:table-cell>
          <table:table-cell table:style-name="ce4" table:formula="of:=[.$B248]+[.I$3]" office:value-type="time" office:time-value="PT23H21M00S">
            <text:p>23:21</text:p>
          </table:table-cell>
          <table:table-cell table:style-name="ce4" table:formula="of:=[.$B248]+[.J$3]" office:value-type="time" office:time-value="PT23H23M00S">
            <text:p>23:23</text:p>
          </table:table-cell>
          <table:table-cell table:style-name="ce4" table:formula="of:=[.$B248]+[.K$3]" office:value-type="time" office:time-value="PT23H25M00S">
            <text:p>23:25</text:p>
          </table:table-cell>
          <table:table-cell table:style-name="ce4" table:formula="of:=[.$B248]+[.L$3]" office:value-type="time" office:time-value="PT23H27M00S">
            <text:p>23:27</text:p>
          </table:table-cell>
          <table:table-cell table:style-name="ce4" table:formula="of:=[.$B248]+[.M$3]" office:value-type="time" office:time-value="PT23H30M00S">
            <text:p>23:30</text:p>
          </table:table-cell>
          <table:table-cell table:style-name="ce4" table:formula="of:=[.$B248]+[.N$3]" office:value-type="time" office:time-value="PT23H32M00S">
            <text:p>23:32</text:p>
          </table:table-cell>
          <table:table-cell table:style-name="ce4" table:formula="of:=[.$B248]+[.O$3]" office:value-type="time" office:time-value="PT23H35M00S">
            <text:p>23:35</text:p>
          </table:table-cell>
          <table:table-cell table:style-name="ce4" table:formula="of:=[.$B248]+[.P$3]" office:value-type="time" office:time-value="PT23H37M00S">
            <text:p>23:37</text:p>
          </table:table-cell>
          <table:table-cell table:style-name="ce4" table:formula="of:=[.$B248]+[.Q$3]" office:value-type="time" office:time-value="PT23H39M00S">
            <text:p>23:39</text:p>
          </table:table-cell>
          <table:table-cell table:style-name="ce4" table:formula="of:=[.$B248]+[.R$3]" office:value-type="time" office:time-value="PT23H52M00S">
            <text:p>23:52</text:p>
          </table:table-cell>
        </table:table-row>
        <table:table-row table:style-name="ro1">
          <table:table-cell table:style-name="ce1" table:formula="of:=[.A248]+2" office:value-type="float" office:value="3110">
            <text:p>3110</text:p>
          </table:table-cell>
          <table:table-cell table:style-name="ce5" office:value-type="time" office:time-value="PT23H39M00S">
            <text:p>23:39</text:p>
          </table:table-cell>
          <table:table-cell table:style-name="ce4" table:formula="of:=[.$B249]+[.C$3]" office:value-type="time" office:time-value="PT23H42M00S">
            <text:p>23:42</text:p>
          </table:table-cell>
          <table:table-cell table:style-name="ce4" table:formula="of:=[.$B249]+[.D$3]" office:value-type="time" office:time-value="PT23H44M00S">
            <text:p>23:44</text:p>
          </table:table-cell>
          <table:table-cell table:style-name="ce4" table:formula="of:=[.$B249]+[.E$3]" office:value-type="time" office:time-value="PT23H46M00S">
            <text:p>23:46</text:p>
          </table:table-cell>
          <table:table-cell table:style-name="ce4" table:formula="of:=[.$B249]+[.F$3]" office:value-type="time" office:time-value="PT23H48M00S">
            <text:p>23:48</text:p>
          </table:table-cell>
          <table:table-cell table:style-name="ce4" table:formula="of:=[.$B249]+[.G$3]" office:value-type="time" office:time-value="PT23H52M00S">
            <text:p>23:52</text:p>
          </table:table-cell>
          <table:table-cell table:style-name="ce4" table:formula="of:=[.$B249]+[.H$3]" office:value-type="time" office:time-value="PT23H55M00S">
            <text:p>23:55</text:p>
          </table:table-cell>
          <table:table-cell table:style-name="ce4" table:formula="of:=[.$B249]+[.I$3]" office:value-type="time" office:time-value="PT23H58M00S">
            <text:p>23:58</text:p>
          </table:table-cell>
          <table:table-cell table:style-name="ce4" table:formula="of:=[.$B249]+[.J$3]" office:value-type="time" office:time-value="PT24H00M00S">
            <text:p>00:00</text:p>
          </table:table-cell>
          <table:table-cell table:style-name="ce4" table:formula="of:=[.$B249]+[.K$3]" office:value-type="time" office:time-value="PT24H02M00S">
            <text:p>00:02</text:p>
          </table:table-cell>
          <table:table-cell table:style-name="ce4" table:formula="of:=[.$B249]+[.L$3]" office:value-type="time" office:time-value="PT24H04M00S">
            <text:p>00:04</text:p>
          </table:table-cell>
          <table:table-cell table:style-name="ce4" table:formula="of:=[.$B249]+[.M$3]" office:value-type="time" office:time-value="PT24H07M00S">
            <text:p>00:07</text:p>
          </table:table-cell>
          <table:table-cell table:style-name="ce4" table:formula="of:=[.$B249]+[.N$3]" office:value-type="time" office:time-value="PT24H09M00S">
            <text:p>00:09</text:p>
          </table:table-cell>
          <table:table-cell table:style-name="ce4" table:formula="of:=[.$B249]+[.O$3]" office:value-type="time" office:time-value="PT24H12M00S">
            <text:p>00:12</text:p>
          </table:table-cell>
          <table:table-cell table:style-name="ce4" table:formula="of:=[.$B249]+[.P$3]" office:value-type="time" office:time-value="PT24H14M00S">
            <text:p>00:14</text:p>
          </table:table-cell>
          <table:table-cell table:style-name="ce4" table:formula="of:=[.$B249]+[.Q$3]" office:value-type="time" office:time-value="PT24H16M00S">
            <text:p>00:16</text:p>
          </table:table-cell>
          <table:table-cell table:style-name="ce4" table:formula="of:=[.$B249]+[.R$3]" office:value-type="time" office:time-value="PT24H29M00S">
            <text:p>00:29</text:p>
          </table:table-cell>
        </table:table-row>
        <table:table-row table:style-name="ro1" table:number-rows-repeated="10483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4" table:style-name="ta1">
        <table:table-column table:style-name="co1" table:number-columns-repeated="22" table:default-cell-style-name="Default"/>
        <table:table-row table:style-name="ro3">
          <table:table-cell office:value-type="float" office:value="16">
            <text:p>16</text:p>
          </table:table-cell>
          <table:table-cell office:value-type="string">
            <text:p>Tigre</text:p>
          </table:table-cell>
          <table:table-cell table:number-columns-repeated="2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arupa</text:p>
          </table:table-cell>
          <table:table-cell table:number-columns-repeated="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. Fernando</text:p>
          </table:table-cell>
          <table:table-cell table:number-columns-repeated="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Virreyes</text:p>
          </table:table-cell>
          <table:table-cell table:number-columns-repeated="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toria</text:p>
          </table:table-cell>
          <table:table-cell table:number-columns-repeated="20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eccar</text:p>
          </table:table-cell>
          <table:table-cell table:number-columns-repeated="3"/>
          <table:table-cell office:value-type="string">
            <text:p>Tigre</text:p>
          </table:table-cell>
          <table:table-cell office:value-type="string">
            <text:p>Carupa</text:p>
          </table:table-cell>
          <table:table-cell office:value-type="string">
            <text:p>S. Fernando</text:p>
          </table:table-cell>
          <table:table-cell office:value-type="string">
            <text:p>Virreyes</text:p>
          </table:table-cell>
          <table:table-cell office:value-type="string">
            <text:p>Victoria</text:p>
          </table:table-cell>
          <table:table-cell office:value-type="string">
            <text:p>Beccar</text:p>
          </table:table-cell>
          <table:table-cell office:value-type="string">
            <text:p>San Isidro</text:p>
          </table:table-cell>
          <table:table-cell office:value-type="string">
            <text:p>Acassuso</text:p>
          </table:table-cell>
          <table:table-cell office:value-type="string">
            <text:p>Martinez</text:p>
          </table:table-cell>
          <table:table-cell office:value-type="string">
            <text:p>La Lucila</text:p>
          </table:table-cell>
          <table:table-cell office:value-type="string">
            <text:p>Olivos</text:p>
          </table:table-cell>
          <table:table-cell office:value-type="string">
            <text:p>Vte. López</text:p>
          </table:table-cell>
          <table:table-cell office:value-type="string">
            <text:p>Rivadavia</text:p>
          </table:table-cell>
          <table:table-cell office:value-type="string">
            <text:p>Nuñez</text:p>
          </table:table-cell>
          <table:table-cell office:value-type="string">
            <text:p>Belgrano C</text:p>
          </table:table-cell>
          <table:table-cell office:value-type="string">
            <text:p>L. de la Torre</text:p>
          </table:table-cell>
          <table:table-cell office:value-type="string">
            <text:p>Retir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Isidro</text:p>
          </table:table-cell>
          <table:table-cell table:number-columns-repeated="2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cassuso</text:p>
          </table:table-cell>
          <table:table-cell table:number-columns-repeated="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rtinez</text:p>
          </table:table-cell>
          <table:table-cell table:number-columns-repeated="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 Lucila</text:p>
          </table:table-cell>
          <table:table-cell table:number-columns-repeated="20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Olivos</text:p>
          </table:table-cell>
          <table:table-cell table:number-columns-repeated="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te. López</text:p>
          </table:table-cell>
          <table:table-cell table:number-columns-repeated="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ivadavia</text:p>
          </table:table-cell>
          <table:table-cell table:number-columns-repeated="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uñez</text:p>
          </table:table-cell>
          <table:table-cell table:number-columns-repeated="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elgrano C</text:p>
          </table:table-cell>
          <table:table-cell table:number-columns-repeated="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. de la Torre</text:p>
          </table:table-cell>
          <table:table-cell table:number-columns-repeated="2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Retiro</text:p>
          </table:table-cell>
          <table:table-cell table:number-columns-repeated="20"/>
        </table:table-row>
        <table:table-row table:style-name="ro1" table:number-rows-repeated="104855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2" table:target-range-address="'Tigre-Retiro'.C2:'Tigre-Retiro'.R2"/>
        <table:database-range table:name="__Anonymous_Sheet_DB__3" table:target-range-address="Sheet4.A1:Sheet4.B1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sa Lau</meta:initial-creator>
    <meta:creation-date>2012-08-20T19:54:17</meta:creation-date>
    <dc:date>2012-08-22T11:12:24</dc:date>
    <dc:creator>Julian Cerruti</dc:creator>
    <meta:editing-duration>PT1H4M49S</meta:editing-duration>
    <meta:editing-cycles>15</meta:editing-cycles>
    <meta:generator>LibreOffice/3.5$Linux_x86 LibreOffice_project/350m1$Build-2</meta:generator>
    <meta:document-statistic meta:table-count="4" meta:cell-count="8695" meta:object-count="0"/>
  </office:meta>
</office:document-meta>
</file>